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three-layers-perceptron-builder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84cm"/>
    </style:style>
    <style:style style:name="co2" style:family="table-column">
      <style:table-column-properties fo:break-before="auto" style:column-width="2.7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3.399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4.043cm"/>
    </style:style>
    <style:style style:name="co8" style:family="table-column">
      <style:table-column-properties fo:break-before="auto" style:column-width="3.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fo:background-color="#0000ff"/>
    </style:style>
    <style:style style:name="ce27" style:family="table-cell" style:parent-style-name="Default" style:data-style-name="N0"/>
    <style:style style:name="ce28" style:family="table-cell" style:parent-style-name="Default">
      <style:table-cell-properties fo:background-color="#00ff00"/>
    </style:style>
    <style:style style:name="ce29" style:family="table-cell" style:parent-style-name="Default">
      <style:table-cell-properties fo:background-color="#007f00"/>
    </style:style>
    <style:style style:name="ce30" style:family="table-cell" style:parent-style-name="Default">
      <style:table-cell-properties fo:background-color="#00ffff"/>
    </style:style>
    <style:style style:name="ce31" style:family="table-cell" style:parent-style-name="Default">
      <style:table-cell-properties fo:background-color="#000000"/>
    </style:style>
    <style:style style:name="ce32" style:family="table-cell" style:parent-style-name="Default">
      <style:table-cell-properties fo:background-color="#bf0000"/>
    </style:style>
    <style:style style:name="ce33" style:family="table-cell" style:parent-style-name="Default">
      <style:table-cell-properties fo:background-color="#ff00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7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office:value-type="float" office:value="124.30466" calcext:value-type="float">
            <text:p>124.30466</text:p>
          </table:table-cell>
          <table:table-cell office:value-type="string" calcext:value-type="string">
            <text:p>Original Min</text:p>
          </table:table-cell>
          <table:table-cell table:formula="of:=MIN([.A$1:.A$1048576])" office:value-type="float" office:value="108.58483" calcext:value-type="float">
            <text:p>108.58483</text:p>
          </table:table-cell>
          <table:table-cell/>
          <table:table-cell office:value-type="float" office:value="-0.484976381029093" calcext:value-type="float">
            <text:p>-0.484976381029093</text:p>
          </table:table-cell>
          <table:table-cell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2"/>
          <table:table-cell table:style-name="ce31" table:formula="of:= SQRT( SUM([.K$1:.K$1048576]) ) / COUNT([.K$1:.K$1048576])" office:value-type="float" office:value="0.00518387078403807" calcext:value-type="float">
            <text:p>0.00518387078403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.000027891385180931" calcext:value-type="float">
            <text:p>2.7891385180931E-05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float" office:value="-0.0000323040982736502" calcext:value-type="float">
            <text:p>-3.23040982736502E-05</text:p>
          </table:table-cell>
          <table:table-cell table:style-name="ce2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.65499" calcext:value-type="float">
            <text:p>123.65499</text:p>
          </table:table-cell>
          <table:table-cell office:value-type="string" calcext:value-type="string">
            <text:p>Original Max</text:p>
          </table:table-cell>
          <table:table-cell table:formula="of:=MAX([.A$1:.A$1048576])" office:value-type="float" office:value="1154.92593" calcext:value-type="float">
            <text:p>1154.92593</text:p>
          </table:table-cell>
          <table:table-cell/>
          <table:table-cell office:value-type="float" office:value="-0.485597277981339" calcext:value-type="float">
            <text:p>-0.485597277981339</text:p>
          </table:table-cell>
          <table:table-cell/>
          <table:table-cell table:style-name="ce24" office:value-type="float" office:value="-0.484976381029093" calcext:value-type="float">
            <text:p>-0.484976381029093</text:p>
          </table:table-cell>
          <table:table-cell table:style-name="ce25" table:formula="of:=TANH( [.G1]*[.Q1] + [.G2]*[.Q2] + [.G3]*[.Q3] + [.G4]*[.Q4] + [.G5]*[.Q5] + [.G6]*[.Q6] + [.G7]*[.Q7] + [.G8]*[.Q8] + [.G9]*[.Q9] + [.G10]*[.Q10] + [.G11]*[.Q11] + [.G12]*[.Q12] + [.G13]*[.Q13] + [.G14]*[.Q14] + [.G15]*[.Q15] + [.G16]*[.Q16] + [.G17]*[.Q17] + [.G18]*[.Q18] + [.G19]*[.Q19] + [.G20]*[.Q20] + [.G21]*[.Q21] )" office:value-type="float" office:value="0.00535599906473784" calcext:value-type="float">
            <text:p>0.005355999064738</text:p>
          </table:table-cell>
          <table:table-cell table:style-name="ce28" table:formula="of:=TANH( [.H1]*[.S1] + [.H2]*[.S2] + [.H3]*[.S3] + [.H4]*[.S4] + [.H5]*[.S5] + [.H6]*[.S6] + [.H7]*[.S7] + [.H8]*[.S8] + [.H9]*[.S9] + [.H10]*[.S10] + [.H11]*[.S11] + [.H12]*[.S12] + [.H13]*[.S13] + [.H14]*[.S14] + [.H15]*[.S15] + [.H16]*[.S16] + [.H17]*[.S17] + [.H18]*[.S18] + [.H19]*[.S19] + [.H20]*[.S20] + [.H21]*[.S21] + [.H22]*[.S22] + [.H23]*[.S23] + [.H24]*[.S24] )" office:value-type="float" office:value="-0.438180851463015" calcext:value-type="float">
            <text:p>-0.438180851463015</text:p>
          </table:table-cell>
          <table:table-cell table:style-name="ce29" office:value-type="float" office:value="-0.450538118019067" calcext:value-type="float">
            <text:p>-0.450538118019067</text:p>
          </table:table-cell>
          <table:table-cell table:style-name="ce30" table:formula="of:= ([.J2]-[.I2]) * ([.J2]-[.I2])" office:value-type="float" office:value="0.000152702036737316" calcext:value-type="float">
            <text:p>0.000152702036737</text:p>
          </table:table-cell>
          <table:table-cell table:number-columns-repeated="3"/>
          <table:table-cell table:style-name="ce32" office:value-type="float" office:value="133.20333" calcext:value-type="float">
            <text:p>133.20333</text:p>
          </table:table-cell>
          <table:table-cell table:style-name="ce24" table:formula="of:=[.$C$4] + ([.$C$5] - [.$C$4]) * (([.O2] - [.$C$1]) / ([.$C$2] - [.$C$1]))" office:value-type="float" office:value="-0.476471821665038" calcext:value-type="float">
            <text:p>-0.476471821665038</text:p>
          </table:table-cell>
          <table:table-cell table:style-name="ce33" office:value-type="float" office:value="0.000725685756153559" calcext:value-type="float">
            <text:p>0.000725685756154</text:p>
          </table:table-cell>
          <table:table-cell table:style-name="ce25" table:formula="of:=TANH( [.P1]*[.Q1] + [.P2]*[.Q2] + [.P3]*[.Q3] + [.P4]*[.Q4] + [.P5]*[.Q5] + [.P6]*[.Q6] + [.P7]*[.Q7] + [.P8]*[.Q8] + [.P9]*[.Q9] + [.P10]*[.Q10] + [.P11]*[.Q11] + [.P12]*[.Q12] + [.P13]*[.Q13] + [.P14]*[.Q14] + [.P15]*[.Q15] + [.P16]*[.Q16] + [.P17]*[.Q17] + [.P18]*[.Q18] + [.P19]*[.Q19] + [.P20]*[.Q20] + [.P21]*[.Q21] )" office:value-type="float" office:value="0.00673379620057901" calcext:value-type="float">
            <text:p>0.006733796200579</text:p>
          </table:table-cell>
          <table:table-cell table:style-name="ce33" office:value-type="float" office:value="0.000970052982526171" calcext:value-type="float">
            <text:p>0.000970052982526</text:p>
          </table:table-cell>
          <table:table-cell table:style-name="ce28" table:formula="of:=TANH( [.R1]*[.S1] + [.R2]*[.S2] + [.R3]*[.S3] + [.R4]*[.S4] + [.R5]*[.S5] + [.R6]*[.S6] + [.R7]*[.S7] + [.R8]*[.S8] + [.R9]*[.S9] + [.R10]*[.S10] + [.R11]*[.S11] + [.R12]*[.S12] + [.R13]*[.S13] + [.R14]*[.S14] + [.R15]*[.S15] + [.R16]*[.S16] + [.R17]*[.S17] + [.R18]*[.S18] + [.R19]*[.S19] + [.R20]*[.S20] + [.R21]*[.S21] + [.R22]*[.S22] + [.R23]*[.S23] + [.R24]*[.S24] )" office:value-type="float" office:value="-0.3929518338682" calcext:value-type="float">
            <text:p>-0.3929518338682</text:p>
          </table:table-cell>
          <table:table-cell table:style-name="ce29" table:formula="of:=[.$C$1] + ([.$C$2] - [.$C$1]) * (([.T2] - [.$C$4]) / ([.$C$5] - [.$C$4]))" office:value-type="float" office:value="220.593725903331" calcext:value-type="float">
            <text:p>220.593725903331</text:p>
          </table:table-cell>
        </table:table-row>
        <table:table-row table:style-name="ro1">
          <table:table-cell office:value-type="float" office:value="125.455" calcext:value-type="float">
            <text:p>125.455</text:p>
          </table:table-cell>
          <table:table-cell table:number-columns-repeated="3"/>
          <table:table-cell office:value-type="float" office:value="-0.48387698810646" calcext:value-type="float">
            <text:p>-0.48387698810646</text:p>
          </table:table-cell>
          <table:table-cell/>
          <table:table-cell table:style-name="ce24" office:value-type="float" office:value="-0.485597277981339" calcext:value-type="float">
            <text:p>-0.485597277981339</text:p>
          </table:table-cell>
          <table:table-cell table:style-name="ce25" table:formula="of:=TANH( [.G1]*[.Q22] + [.G2]*[.Q23] + [.G3]*[.Q24] + [.G4]*[.Q25] + [.G5]*[.Q26] + [.G6]*[.Q27] + [.G7]*[.Q28] + [.G8]*[.Q29] + [.G9]*[.Q30] + [.G10]*[.Q31] + [.G11]*[.Q32] + [.G12]*[.Q33] + [.G13]*[.Q34] + [.G14]*[.Q35] + [.G15]*[.Q36] + [.G16]*[.Q37] + [.G17]*[.Q38] + [.G18]*[.Q39] + [.G19]*[.Q40] + [.G20]*[.Q41] + [.G21]*[.Q42] )" office:value-type="float" office:value="0.0263135128983831" calcext:value-type="float">
            <text:p>0.026313512898383</text:p>
          </table:table-cell>
          <table:table-cell table:style-name="ce28" table:formula="of:=TANH( [.H1]*[.S25] + [.H2]*[.S26] + [.H3]*[.S27] + [.H4]*[.S28] + [.H5]*[.S29] + [.H6]*[.S30] + [.H7]*[.S31] + [.H8]*[.S32] + [.H9]*[.S33] + [.H10]*[.S34] + [.H11]*[.S35] + [.H12]*[.S36] + [.H13]*[.S37] + [.H14]*[.S38] + [.H15]*[.S39] + [.H16]*[.S40] + [.H17]*[.S41] + [.H18]*[.S42] + [.H19]*[.S43] + [.H20]*[.S44] + [.H21]*[.S45] + [.H22]*[.S46] + [.H23]*[.S47] + [.H24]*[.S48] )" office:value-type="float" office:value="-0.406961575555513" calcext:value-type="float">
            <text:p>-0.406961575555513</text:p>
          </table:table-cell>
          <table:table-cell table:style-name="ce29" office:value-type="float" office:value="-0.446738057025572" calcext:value-type="float">
            <text:p>-0.446738057025572</text:p>
          </table:table-cell>
          <table:table-cell table:style-name="ce30" table:formula="of:= ([.J3]-[.I3]) * ([.J3]-[.I3])" office:value-type="float" office:value="0.001582168478138" calcext:value-type="float">
            <text:p>0.001582168478138</text:p>
          </table:table-cell>
          <table:table-cell table:number-columns-repeated="3"/>
          <table:table-cell table:style-name="ce32" office:value-type="float" office:value="142.76333" calcext:value-type="float">
            <text:p>142.76333</text:p>
          </table:table-cell>
          <table:table-cell table:style-name="ce24" table:formula="of:=[.$C$4] + ([.$C$5] - [.$C$4]) * (([.O3] - [.$C$1]) / ([.$C$2] - [.$C$1]))" office:value-type="float" office:value="-0.467335221755124" calcext:value-type="float">
            <text:p>-0.467335221755124</text:p>
          </table:table-cell>
          <table:table-cell table:style-name="ce33" office:value-type="float" office:value="-0.0516639837830684" calcext:value-type="float">
            <text:p>-0.051663983783068</text:p>
          </table:table-cell>
          <table:table-cell table:style-name="ce25" table:formula="of:=TANH( [.P1]*[.Q22] + [.P2]*[.Q23] + [.P3]*[.Q24] + [.P4]*[.Q25] + [.P5]*[.Q26] + [.P6]*[.Q27] + [.P7]*[.Q28] + [.P8]*[.Q29] + [.P9]*[.Q30] + [.P10]*[.Q31] + [.P11]*[.Q32] + [.P12]*[.Q33] + [.P13]*[.Q34] + [.P14]*[.Q35] + [.P15]*[.Q36] + [.P16]*[.Q37] + [.P17]*[.Q38] + [.P18]*[.Q39] + [.P19]*[.Q40] + [.P20]*[.Q41] + [.P21]*[.Q42] )" office:value-type="float" office:value="0.0120455228633649" calcext:value-type="float">
            <text:p>0.012045522863365</text:p>
          </table:table-cell>
          <table:table-cell table:style-name="ce33" office:value-type="float" office:value="-0.0000234157298279869" calcext:value-type="float">
            <text:p>-2.34157298279869E-05</text:p>
          </table:table-cell>
          <table:table-cell table:style-name="ce28" table:formula="of:=TANH( [.R1]*[.S25] + [.R2]*[.S26] + [.R3]*[.S27] + [.R4]*[.S28] + [.R5]*[.S29] + [.R6]*[.S30] + [.R7]*[.S31] + [.R8]*[.S32] + [.R9]*[.S33] + [.R10]*[.S34] + [.R11]*[.S35] + [.R12]*[.S36] + [.R13]*[.S37] + [.R14]*[.S38] + [.R15]*[.S39] + [.R16]*[.S40] + [.R17]*[.S41] + [.R18]*[.S42] + [.R19]*[.S43] + [.R20]*[.S44] + [.R21]*[.S45] + [.R22]*[.S46] + [.R23]*[.S47] + [.R24]*[.S48] )" office:value-type="float" office:value="-0.389102454298445" calcext:value-type="float">
            <text:p>-0.389102454298445</text:p>
          </table:table-cell>
          <table:table-cell table:style-name="ce29" table:formula="of:=[.$C$1] + ([.$C$2] - [.$C$1]) * (([.T3] - [.$C$4]) / ([.$C$5] - [.$C$4]))" office:value-type="float" office:value="224.621489956665" calcext:value-type="float">
            <text:p>224.621489956665</text:p>
          </table:table-cell>
        </table:table-row>
        <table:table-row table:style-name="ro1">
          <table:table-cell office:value-type="float" office:value="108.58483" calcext:value-type="float">
            <text:p>108.58483</text:p>
          </table:table-cell>
          <table:table-cell office:value-type="string" calcext:value-type="string">
            <text:p>Normalized Min</text:p>
          </table:table-cell>
          <table:table-cell office:value-type="float" office:value="-0.5" calcext:value-type="float">
            <text:p>-0.5</text:p>
          </table:table-cell>
          <table:table-cell table:style-name="ce22"/>
          <table:table-cell office:value-type="float" office:value="-0.5" calcext:value-type="float">
            <text:p>-0.5</text:p>
          </table:table-cell>
          <table:table-cell/>
          <table:table-cell table:style-name="ce24" office:value-type="float" office:value="-0.48387698810646" calcext:value-type="float">
            <text:p>-0.48387698810646</text:p>
          </table:table-cell>
          <table:table-cell table:style-name="ce25" table:formula="of:=TANH( [.G1]*[.Q43] + [.G2]*[.Q44] + [.G3]*[.Q45] + [.G4]*[.Q46] + [.G5]*[.Q47] + [.G6]*[.Q48] + [.G7]*[.Q49] + [.G8]*[.Q50] + [.G9]*[.Q51] + [.G10]*[.Q52] + [.G11]*[.Q53] + [.G12]*[.Q54] + [.G13]*[.Q55] + [.G14]*[.Q56] + [.G15]*[.Q57] + [.G16]*[.Q58] + [.G17]*[.Q59] + [.G18]*[.Q60] + [.G19]*[.Q61] + [.G20]*[.Q62] + [.G21]*[.Q63] )" office:value-type="float" office:value="0.980897140141216" calcext:value-type="float">
            <text:p>0.980897140141216</text:p>
          </table:table-cell>
          <table:table-cell table:style-name="ce28" table:formula="of:=TANH( [.H1]*[.S49] + [.H2]*[.S50] + [.H3]*[.S51] + [.H4]*[.S52] + [.H5]*[.S53] + [.H6]*[.S54] + [.H7]*[.S55] + [.H8]*[.S56] + [.H9]*[.S57] + [.H10]*[.S58] + [.H11]*[.S59] + [.H12]*[.S60] + [.H13]*[.S61] + [.H14]*[.S62] + [.H15]*[.S63] + [.H16]*[.S64] + [.H17]*[.S65] + [.H18]*[.S66] + [.H19]*[.S67] + [.H20]*[.S68] + [.H21]*[.S69] + [.H22]*[.S70] + [.H23]*[.S71] + [.H24]*[.S72] )" office:value-type="float" office:value="-0.45388892111045" calcext:value-type="float">
            <text:p>-0.45388892111045</text:p>
          </table:table-cell>
          <table:table-cell table:style-name="ce29" office:value-type="float" office:value="-0.434009569154839" calcext:value-type="float">
            <text:p>-0.434009569154839</text:p>
          </table:table-cell>
          <table:table-cell table:style-name="ce30" table:formula="of:= ([.J4]-[.I4]) * ([.J4]-[.I4])" office:value-type="float" office:value="0.000395188634175073" calcext:value-type="float">
            <text:p>0.000395188634175</text:p>
          </table:table-cell>
          <table:table-cell table:number-columns-repeated="3"/>
          <table:table-cell table:style-name="ce32" office:value-type="float" office:value="137.92333" calcext:value-type="float">
            <text:p>137.92333</text:p>
          </table:table-cell>
          <table:table-cell table:style-name="ce24" table:formula="of:=[.$C$4] + ([.$C$5] - [.$C$4]) * (([.O4] - [.$C$1]) / ([.$C$2] - [.$C$1]))" office:value-type="float" office:value="-0.47196086438734" calcext:value-type="float">
            <text:p>-0.47196086438734</text:p>
          </table:table-cell>
          <table:table-cell table:style-name="ce33" office:value-type="float" office:value="0.00000626724440896549" calcext:value-type="float">
            <text:p>6.26724440896549E-06</text:p>
          </table:table-cell>
          <table:table-cell table:style-name="ce25" table:formula="of:=TANH( [.P1]*[.Q43] + [.P2]*[.Q44] + [.P3]*[.Q45] + [.P4]*[.Q46] + [.P5]*[.Q47] + [.P6]*[.Q48] + [.P7]*[.Q49] + [.P8]*[.Q50] + [.P9]*[.Q51] + [.P10]*[.Q52] + [.P11]*[.Q53] + [.P12]*[.Q54] + [.P13]*[.Q55] + [.P14]*[.Q56] + [.P15]*[.Q57] + [.P16]*[.Q58] + [.P17]*[.Q59] + [.P18]*[.Q60] + [.P19]*[.Q61] + [.P20]*[.Q62] + [.P21]*[.Q63] )" office:value-type="float" office:value="0.972078153041187" calcext:value-type="float">
            <text:p>0.972078153041187</text:p>
          </table:table-cell>
          <table:table-cell table:style-name="ce33" office:value-type="float" office:value="-0.0000171801753209937" calcext:value-type="float">
            <text:p>-1.71801753209937E-05</text:p>
          </table:table-cell>
          <table:table-cell table:style-name="ce28" table:formula="of:=TANH( [.R1]*[.S49] + [.R2]*[.S50] + [.R3]*[.S51] + [.R4]*[.S52] + [.R5]*[.S53] + [.R6]*[.S54] + [.R7]*[.S55] + [.R8]*[.S56] + [.R9]*[.S57] + [.R10]*[.S58] + [.R11]*[.S59] + [.R12]*[.S60] + [.R13]*[.S61] + [.R14]*[.S62] + [.R15]*[.S63] + [.R16]*[.S64] + [.R17]*[.S65] + [.R18]*[.S66] + [.R19]*[.S67] + [.R20]*[.S68] + [.R21]*[.S69] + [.R22]*[.S70] + [.R23]*[.S71] + [.R24]*[.S72] )" office:value-type="float" office:value="-0.407958945297678" calcext:value-type="float">
            <text:p>-0.407958945297678</text:p>
          </table:table-cell>
          <table:table-cell table:style-name="ce29" table:formula="of:=[.$C$1] + ([.$C$2] - [.$C$1]) * (([.T4] - [.$C$4]) / ([.$C$5] - [.$C$4]))" office:value-type="float" office:value="204.891168422388" calcext:value-type="float">
            <text:p>204.891168422388</text:p>
          </table:table-cell>
        </table:table-row>
        <table:table-row table:style-name="ro1">
          <table:table-cell office:value-type="float" office:value="118.67466" calcext:value-type="float">
            <text:p>118.67466</text:p>
          </table:table-cell>
          <table:table-cell office:value-type="string" calcext:value-type="string">
            <text:p>Normalized Max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-0.490357035578551" calcext:value-type="float">
            <text:p>-0.490357035578551</text:p>
          </table:table-cell>
          <table:table-cell/>
          <table:table-cell table:style-name="ce24" office:value-type="float" office:value="-0.5" calcext:value-type="float">
            <text:p>-0.5</text:p>
          </table:table-cell>
          <table:table-cell table:style-name="ce25" table:formula="of:=TANH( [.G1]*[.Q64] + [.G2]*[.Q65] + [.G3]*[.Q66] + [.G4]*[.Q67] + [.G5]*[.Q68] + [.G6]*[.Q69] + [.G7]*[.Q70] + [.G8]*[.Q71] + [.G9]*[.Q72] + [.G10]*[.Q73] + [.G11]*[.Q74] + [.G12]*[.Q75] + [.G13]*[.Q76] + [.G14]*[.Q77] + [.G15]*[.Q78] + [.G16]*[.Q79] + [.G17]*[.Q80] + [.G18]*[.Q81] + [.G19]*[.Q82] + [.G20]*[.Q83] + [.G21]*[.Q84] )" office:value-type="float" office:value="-0.127051796206495" calcext:value-type="float">
            <text:p>-0.127051796206495</text:p>
          </table:table-cell>
          <table:table-cell table:number-columns-repeated="6"/>
          <table:table-cell table:style-name="ce32" office:value-type="float" office:value="142.95166" calcext:value-type="float">
            <text:p>142.95166</text:p>
          </table:table-cell>
          <table:table-cell table:style-name="ce24" table:formula="of:=[.$C$4] + ([.$C$5] - [.$C$4]) * (([.O5] - [.$C$1]) / ([.$C$2] - [.$C$1]))" office:value-type="float" office:value="-0.467155232648321" calcext:value-type="float">
            <text:p>-0.467155232648321</text:p>
          </table:table-cell>
          <table:table-cell table:style-name="ce33" office:value-type="float" office:value="0.000285883620353849" calcext:value-type="float">
            <text:p>0.000285883620354</text:p>
          </table:table-cell>
          <table:table-cell table:style-name="ce25" table:formula="of:=TANH( [.P1]*[.Q64] + [.P2]*[.Q65] + [.P3]*[.Q66] + [.P4]*[.Q67] + [.P5]*[.Q68] + [.P6]*[.Q69] + [.P7]*[.Q70] + [.P8]*[.Q71] + [.P9]*[.Q72] + [.P10]*[.Q73] + [.P11]*[.Q74] + [.P12]*[.Q75] + [.P13]*[.Q76] + [.P14]*[.Q77] + [.P15]*[.Q78] + [.P16]*[.Q79] + [.P17]*[.Q80] + [.P18]*[.Q81] + [.P19]*[.Q82] + [.P20]*[.Q83] + [.P21]*[.Q84] )" office:value-type="float" office:value="-0.117130112081571" calcext:value-type="float">
            <text:p>-0.117130112081571</text:p>
          </table:table-cell>
          <table:table-cell table:style-name="ce33" office:value-type="float" office:value="-0.0107236734896911" calcext:value-type="float">
            <text:p>-0.010723673489691</text:p>
          </table:table-cell>
          <table:table-cell table:number-columns-repeated="2"/>
        </table:table-row>
        <table:table-row table:style-name="ro1">
          <table:table-cell office:value-type="float" office:value="121.33866" calcext:value-type="float">
            <text:p>121.33866</text:p>
          </table:table-cell>
          <table:table-cell table:number-columns-repeated="3"/>
          <table:table-cell office:value-type="float" office:value="-0.487811020708257" calcext:value-type="float">
            <text:p>-0.487811020708257</text:p>
          </table:table-cell>
          <table:table-cell/>
          <table:table-cell table:style-name="ce24" office:value-type="float" office:value="-0.490357035578551" calcext:value-type="float">
            <text:p>-0.490357035578551</text:p>
          </table:table-cell>
          <table:table-cell table:style-name="ce25" table:formula="of:=TANH( [.G1]*[.Q85] + [.G2]*[.Q86] + [.G3]*[.Q87] + [.G4]*[.Q88] + [.G5]*[.Q89] + [.G6]*[.Q90] + [.G7]*[.Q91] + [.G8]*[.Q92] + [.G9]*[.Q93] + [.G10]*[.Q94] + [.G11]*[.Q95] + [.G12]*[.Q96] + [.G13]*[.Q97] + [.G14]*[.Q98] + [.G15]*[.Q99] + [.G16]*[.Q100] + [.G17]*[.Q101] + [.G18]*[.Q102] + [.G19]*[.Q103] + [.G20]*[.Q104] + [.G21]*[.Q105] )" office:value-type="float" office:value="0.231979656021275" calcext:value-type="float">
            <text:p>0.231979656021275</text:p>
          </table:table-cell>
          <table:table-cell table:number-columns-repeated="6"/>
          <table:table-cell table:style-name="ce32" office:value-type="float" office:value="152.55183" calcext:value-type="float">
            <text:p>152.55183</text:p>
          </table:table-cell>
          <table:table-cell table:style-name="ce24" table:formula="of:=[.$C$4] + ([.$C$5] - [.$C$4]) * (([.O6] - [.$C$1]) / ([.$C$2] - [.$C$1]))" office:value-type="float" office:value="-0.457980241815981" calcext:value-type="float">
            <text:p>-0.457980241815981</text:p>
          </table:table-cell>
          <table:table-cell table:style-name="ce33" office:value-type="float" office:value="0.00163231839659533" calcext:value-type="float">
            <text:p>0.001632318396595</text:p>
          </table:table-cell>
          <table:table-cell table:style-name="ce25" table:formula="of:=TANH( [.P1]*[.Q85] + [.P2]*[.Q86] + [.P3]*[.Q87] + [.P4]*[.Q88] + [.P5]*[.Q89] + [.P6]*[.Q90] + [.P7]*[.Q91] + [.P8]*[.Q92] + [.P9]*[.Q93] + [.P10]*[.Q94] + [.P11]*[.Q95] + [.P12]*[.Q96] + [.P13]*[.Q97] + [.P14]*[.Q98] + [.P15]*[.Q99] + [.P16]*[.Q100] + [.P17]*[.Q101] + [.P18]*[.Q102] + [.P19]*[.Q103] + [.P20]*[.Q104] + [.P21]*[.Q105] )" office:value-type="float" office:value="0.213503437026995" calcext:value-type="float">
            <text:p>0.213503437026995</text:p>
          </table:table-cell>
          <table:table-cell table:style-name="ce33" office:value-type="float" office:value="-1.40187473426964" calcext:value-type="float">
            <text:p>-1.40187473426964</text:p>
          </table:table-cell>
          <table:table-cell table:number-columns-repeated="2"/>
        </table:table-row>
        <table:table-row table:style-name="ro1">
          <table:table-cell office:value-type="float" office:value="120.65533" calcext:value-type="float">
            <text:p>120.65533</text:p>
          </table:table-cell>
          <table:table-cell office:value-type="string" calcext:value-type="string">
            <text:p>Input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0.488464086902445" calcext:value-type="float">
            <text:p>-0.488464086902445</text:p>
          </table:table-cell>
          <table:table-cell/>
          <table:table-cell table:style-name="ce24" office:value-type="float" office:value="-0.487811020708257" calcext:value-type="float">
            <text:p>-0.487811020708257</text:p>
          </table:table-cell>
          <table:table-cell table:style-name="ce25" table:formula="of:=TANH( [.G1]*[.Q106] + [.G2]*[.Q107] + [.G3]*[.Q108] + [.G4]*[.Q109] + [.G5]*[.Q110] + [.G6]*[.Q111] + [.G7]*[.Q112] + [.G8]*[.Q113] + [.G9]*[.Q114] + [.G10]*[.Q115] + [.G11]*[.Q116] + [.G12]*[.Q117] + [.G13]*[.Q118] + [.G14]*[.Q119] + [.G15]*[.Q120] + [.G16]*[.Q121] + [.G17]*[.Q122] + [.G18]*[.Q123] + [.G19]*[.Q124] + [.G20]*[.Q125] + [.G21]*[.Q126] )" office:value-type="float" office:value="0.283626511037502" calcext:value-type="float">
            <text:p>0.283626511037502</text:p>
          </table:table-cell>
          <table:table-cell table:number-columns-repeated="6"/>
          <table:table-cell table:style-name="ce32" office:value-type="float" office:value="160.33883" calcext:value-type="float">
            <text:p>160.33883</text:p>
          </table:table-cell>
          <table:table-cell table:style-name="ce24" table:formula="of:=[.$C$4] + ([.$C$5] - [.$C$4]) * (([.O7] - [.$C$1]) / ([.$C$2] - [.$C$1]))" office:value-type="float" office:value="-0.450538118019067" calcext:value-type="float">
            <text:p>-0.450538118019067</text:p>
          </table:table-cell>
          <table:table-cell table:style-name="ce33" office:value-type="float" office:value="-0.00181082765558828" calcext:value-type="float">
            <text:p>-0.001810827655588</text:p>
          </table:table-cell>
          <table:table-cell table:style-name="ce25" table:formula="of:=TANH( [.P1]*[.Q106] + [.P2]*[.Q107] + [.P3]*[.Q108] + [.P4]*[.Q109] + [.P5]*[.Q110] + [.P6]*[.Q111] + [.P7]*[.Q112] + [.P8]*[.Q113] + [.P9]*[.Q114] + [.P10]*[.Q115] + [.P11]*[.Q116] + [.P12]*[.Q117] + [.P13]*[.Q118] + [.P14]*[.Q119] + [.P15]*[.Q120] + [.P16]*[.Q121] + [.P17]*[.Q122] + [.P18]*[.Q123] + [.P19]*[.Q124] + [.P20]*[.Q125] + [.P21]*[.Q126] )" office:value-type="float" office:value="0.27121432612454" calcext:value-type="float">
            <text:p>0.27121432612454</text:p>
          </table:table-cell>
          <table:table-cell table:style-name="ce33" office:value-type="float" office:value="0.00254434644692056" calcext:value-type="float">
            <text:p>0.002544346446921</text:p>
          </table:table-cell>
          <table:table-cell table:number-columns-repeated="2"/>
        </table:table-row>
        <table:table-row table:style-name="ro1">
          <table:table-cell office:value-type="float" office:value="121.795" calcext:value-type="float">
            <text:p>121.795</text:p>
          </table:table-cell>
          <table:table-cell office:value-type="string" calcext:value-type="string">
            <text:p>Hidden Siz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-0.487374891419251" calcext:value-type="float">
            <text:p>-0.487374891419251</text:p>
          </table:table-cell>
          <table:table-cell/>
          <table:table-cell table:style-name="ce24" office:value-type="float" office:value="-0.488464086902445" calcext:value-type="float">
            <text:p>-0.488464086902445</text:p>
          </table:table-cell>
          <table:table-cell table:style-name="ce25" table:formula="of:=TANH( [.G1]*[.Q127] + [.G2]*[.Q128] + [.G3]*[.Q129] + [.G4]*[.Q130] + [.G5]*[.Q131] + [.G6]*[.Q132] + [.G7]*[.Q133] + [.G8]*[.Q134] + [.G9]*[.Q135] + [.G10]*[.Q136] + [.G11]*[.Q137] + [.G12]*[.Q138] + [.G13]*[.Q139] + [.G14]*[.Q140] + [.G15]*[.Q141] + [.G16]*[.Q142] + [.G17]*[.Q143] + [.G18]*[.Q144] + [.G19]*[.Q145] + [.G20]*[.Q146] + [.G21]*[.Q147] )" office:value-type="float" office:value="0.213771848141406" calcext:value-type="float">
            <text:p>0.213771848141406</text:p>
          </table:table-cell>
          <table:table-cell table:number-columns-repeated="6"/>
          <table:table-cell table:style-name="ce32" office:value-type="float" office:value="164.31499" calcext:value-type="float">
            <text:p>164.31499</text:p>
          </table:table-cell>
          <table:table-cell table:style-name="ce24" table:formula="of:=[.$C$4] + ([.$C$5] - [.$C$4]) * (([.O8] - [.$C$1]) / ([.$C$2] - [.$C$1]))" office:value-type="float" office:value="-0.446738057025572" calcext:value-type="float">
            <text:p>-0.446738057025572</text:p>
          </table:table-cell>
          <table:table-cell table:style-name="ce33" office:value-type="float" office:value="-0.0000298761829043563" calcext:value-type="float">
            <text:p>-2.98761829043563E-05</text:p>
          </table:table-cell>
          <table:table-cell table:style-name="ce25" table:formula="of:=TANH( [.P1]*[.Q127] + [.P2]*[.Q128] + [.P3]*[.Q129] + [.P4]*[.Q130] + [.P5]*[.Q131] + [.P6]*[.Q132] + [.P7]*[.Q133] + [.P8]*[.Q134] + [.P9]*[.Q135] + [.P10]*[.Q136] + [.P11]*[.Q137] + [.P12]*[.Q138] + [.P13]*[.Q139] + [.P14]*[.Q140] + [.P15]*[.Q141] + [.P16]*[.Q142] + [.P17]*[.Q143] + [.P18]*[.Q144] + [.P19]*[.Q145] + [.P20]*[.Q146] + [.P21]*[.Q147] )" office:value-type="float" office:value="0.180221921333052" calcext:value-type="float">
            <text:p>0.180221921333052</text:p>
          </table:table-cell>
          <table:table-cell table:style-name="ce33" office:value-type="float" office:value="0.00297771760930839" calcext:value-type="float">
            <text:p>0.002977717609308</text:p>
          </table:table-cell>
          <table:table-cell table:number-columns-repeated="2"/>
        </table:table-row>
        <table:table-row table:style-name="ro1">
          <table:table-cell office:value-type="float" office:value="123.033" calcext:value-type="float">
            <text:p>123.033</text:p>
          </table:table-cell>
          <table:table-cell office:value-type="string" calcext:value-type="string">
            <text:p>Output Siz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486191720845143" calcext:value-type="float">
            <text:p>-0.486191720845143</text:p>
          </table:table-cell>
          <table:table-cell/>
          <table:table-cell table:style-name="ce24" office:value-type="float" office:value="-0.487374891419251" calcext:value-type="float">
            <text:p>-0.487374891419251</text:p>
          </table:table-cell>
          <table:table-cell table:style-name="ce25" table:formula="of:=TANH( [.G1]*[.Q148] + [.G2]*[.Q149] + [.G3]*[.Q150] + [.G4]*[.Q151] + [.G5]*[.Q152] + [.G6]*[.Q153] + [.G7]*[.Q154] + [.G8]*[.Q155] + [.G9]*[.Q156] + [.G10]*[.Q157] + [.G11]*[.Q158] + [.G12]*[.Q159] + [.G13]*[.Q160] + [.G14]*[.Q161] + [.G15]*[.Q162] + [.G16]*[.Q163] + [.G17]*[.Q164] + [.G18]*[.Q165] + [.G19]*[.Q166] + [.G20]*[.Q167] + [.G21]*[.Q168] )" office:value-type="float" office:value="-0.262826009360455" calcext:value-type="float">
            <text:p>-0.262826009360455</text:p>
          </table:table-cell>
          <table:table-cell table:number-columns-repeated="6"/>
          <table:table-cell table:style-name="ce32" office:value-type="float" office:value="177.63333" calcext:value-type="float">
            <text:p>177.63333</text:p>
          </table:table-cell>
          <table:table-cell table:style-name="ce24" table:formula="of:=[.$C$4] + ([.$C$5] - [.$C$4]) * (([.O9] - [.$C$1]) / ([.$C$2] - [.$C$1]))" office:value-type="float" office:value="-0.434009569154839" calcext:value-type="float">
            <text:p>-0.434009569154839</text:p>
          </table:table-cell>
          <table:table-cell table:style-name="ce33" office:value-type="float" office:value="-0.00047267387763608" calcext:value-type="float">
            <text:p>-0.000472673877636</text:p>
          </table:table-cell>
          <table:table-cell table:style-name="ce25" table:formula="of:=TANH( [.P1]*[.Q148] + [.P2]*[.Q149] + [.P3]*[.Q150] + [.P4]*[.Q151] + [.P5]*[.Q152] + [.P6]*[.Q153] + [.P7]*[.Q154] + [.P8]*[.Q155] + [.P9]*[.Q156] + [.P10]*[.Q157] + [.P11]*[.Q158] + [.P12]*[.Q159] + [.P13]*[.Q160] + [.P14]*[.Q161] + [.P15]*[.Q162] + [.P16]*[.Q163] + [.P17]*[.Q164] + [.P18]*[.Q165] + [.P19]*[.Q166] + [.P20]*[.Q167] + [.P21]*[.Q168] )" office:value-type="float" office:value="-0.238627239847744" calcext:value-type="float">
            <text:p>-0.238627239847744</text:p>
          </table:table-cell>
          <table:table-cell table:style-name="ce33" office:value-type="float" office:value="-0.000178342017445554" calcext:value-type="float">
            <text:p>-0.000178342017446</text:p>
          </table:table-cell>
          <table:table-cell table:number-columns-repeated="2"/>
        </table:table-row>
        <table:table-row table:style-name="ro1">
          <table:table-cell office:value-type="float" office:value="124.049" calcext:value-type="float">
            <text:p>124.049</text:p>
          </table:table-cell>
          <table:table-cell table:number-columns-repeated="3"/>
          <table:table-cell office:value-type="float" office:value="-0.485220718176893" calcext:value-type="float">
            <text:p>-0.485220718176893</text:p>
          </table:table-cell>
          <table:table-cell/>
          <table:table-cell table:style-name="ce24" office:value-type="float" office:value="-0.486191720845143" calcext:value-type="float">
            <text:p>-0.486191720845143</text:p>
          </table:table-cell>
          <table:table-cell table:style-name="ce25" table:formula="of:=TANH( [.G1]*[.Q169] + [.G2]*[.Q170] + [.G3]*[.Q171] + [.G4]*[.Q172] + [.G5]*[.Q173] + [.G6]*[.Q174] + [.G7]*[.Q175] + [.G8]*[.Q176] + [.G9]*[.Q177] + [.G10]*[.Q178] + [.G11]*[.Q179] + [.G12]*[.Q180] + [.G13]*[.Q181] + [.G14]*[.Q182] + [.G15]*[.Q183] + [.G16]*[.Q184] + [.G17]*[.Q185] + [.G18]*[.Q186] + [.G19]*[.Q187] + [.G20]*[.Q188] + [.G21]*[.Q189] )" office:value-type="float" office:value="0.033081390777467" calcext:value-type="float">
            <text:p>0.033081390777467</text:p>
          </table:table-cell>
          <table:table-cell table:number-columns-repeated="6"/>
          <table:table-cell table:style-name="ce32" office:value-type="float" office:value="188.29716" calcext:value-type="float">
            <text:p>188.29716</text:p>
          </table:table-cell>
          <table:table-cell table:style-name="ce24" table:formula="of:=[.$C$4] + ([.$C$5] - [.$C$4]) * (([.O10] - [.$C$1]) / ([.$C$2] - [.$C$1]))" office:value-type="float" office:value="-0.42381802645428" calcext:value-type="float">
            <text:p>-0.42381802645428</text:p>
          </table:table-cell>
          <table:table-cell table:style-name="ce33" office:value-type="float" office:value="0.0012070079082849" calcext:value-type="float">
            <text:p>0.001207007908285</text:p>
          </table:table-cell>
          <table:table-cell table:style-name="ce25" table:formula="of:=TANH( [.P1]*[.Q169] + [.P2]*[.Q170] + [.P3]*[.Q171] + [.P4]*[.Q172] + [.P5]*[.Q173] + [.P6]*[.Q174] + [.P7]*[.Q175] + [.P8]*[.Q176] + [.P9]*[.Q177] + [.P10]*[.Q178] + [.P11]*[.Q179] + [.P12]*[.Q180] + [.P13]*[.Q181] + [.P14]*[.Q182] + [.P15]*[.Q183] + [.P16]*[.Q184] + [.P17]*[.Q185] + [.P18]*[.Q186] + [.P19]*[.Q187] + [.P20]*[.Q188] + [.P21]*[.Q189] )" office:value-type="float" office:value="0.027779725192758" calcext:value-type="float">
            <text:p>0.027779725192758</text:p>
          </table:table-cell>
          <table:table-cell table:style-name="ce33" office:value-type="float" office:value="-0.0139229843063402" calcext:value-type="float">
            <text:p>-0.01392298430634</text:p>
          </table:table-cell>
          <table:table-cell table:number-columns-repeated="2"/>
        </table:table-row>
        <table:table-row table:style-name="ro1">
          <table:table-cell office:value-type="float" office:value="125.96116" calcext:value-type="float">
            <text:p>125.96116</text:p>
          </table:table-cell>
          <table:table-cell office:value-type="string" calcext:value-type="string">
            <text:p>Total Values</text:p>
          </table:table-cell>
          <table:table-cell table:formula="of:=COUNT([.A$1:.A$1048576])" office:value-type="float" office:value="77" calcext:value-type="float">
            <text:p>77</text:p>
          </table:table-cell>
          <table:table-cell/>
          <table:table-cell office:value-type="float" office:value="-0.483393245281104" calcext:value-type="float">
            <text:p>-0.483393245281104</text:p>
          </table:table-cell>
          <table:table-cell/>
          <table:table-cell table:style-name="ce24" office:value-type="float" office:value="-0.485220718176893" calcext:value-type="float">
            <text:p>-0.485220718176893</text:p>
          </table:table-cell>
          <table:table-cell table:style-name="ce25" table:formula="of:=TANH( [.G1]*[.Q190] + [.G2]*[.Q191] + [.G3]*[.Q192] + [.G4]*[.Q193] + [.G5]*[.Q194] + [.G6]*[.Q195] + [.G7]*[.Q196] + [.G8]*[.Q197] + [.G9]*[.Q198] + [.G10]*[.Q199] + [.G11]*[.Q200] + [.G12]*[.Q201] + [.G13]*[.Q202] + [.G14]*[.Q203] + [.G15]*[.Q204] + [.G16]*[.Q205] + [.G17]*[.Q206] + [.G18]*[.Q207] + [.G19]*[.Q208] + [.G20]*[.Q209] + [.G21]*[.Q210] )" office:value-type="float" office:value="-0.0176769004237947" calcext:value-type="float">
            <text:p>-0.017676900423795</text:p>
          </table:table-cell>
          <table:table-cell table:number-columns-repeated="6"/>
          <table:table-cell table:style-name="ce32" office:value-type="float" office:value="200.70166" calcext:value-type="float">
            <text:p>200.70166</text:p>
          </table:table-cell>
          <table:table-cell table:style-name="ce24" table:formula="of:=[.$C$4] + ([.$C$5] - [.$C$4]) * (([.O11] - [.$C$1]) / ([.$C$2] - [.$C$1]))" office:value-type="float" office:value="-0.41196290578665" calcext:value-type="float">
            <text:p>-0.41196290578665</text:p>
          </table:table-cell>
          <table:table-cell table:style-name="ce33" office:value-type="float" office:value="0.0000914827196103397" calcext:value-type="float">
            <text:p>9.14827196103397E-05</text:p>
          </table:table-cell>
          <table:table-cell table:style-name="ce25" table:formula="of:=TANH( [.P1]*[.Q190] + [.P2]*[.Q191] + [.P3]*[.Q192] + [.P4]*[.Q193] + [.P5]*[.Q194] + [.P6]*[.Q195] + [.P7]*[.Q196] + [.P8]*[.Q197] + [.P9]*[.Q198] + [.P10]*[.Q199] + [.P11]*[.Q200] + [.P12]*[.Q201] + [.P13]*[.Q202] + [.P14]*[.Q203] + [.P15]*[.Q204] + [.P16]*[.Q205] + [.P17]*[.Q206] + [.P18]*[.Q207] + [.P19]*[.Q208] + [.P20]*[.Q209] + [.P21]*[.Q210] )" office:value-type="float" office:value="-0.0159212127867148" calcext:value-type="float">
            <text:p>-0.015921212786715</text:p>
          </table:table-cell>
          <table:table-cell table:style-name="ce33" office:value-type="float" office:value="-0.0000109241842771111" calcext:value-type="float">
            <text:p>-1.09241842771111E-05</text:p>
          </table:table-cell>
          <table:table-cell table:number-columns-repeated="2"/>
        </table:table-row>
        <table:table-row table:style-name="ro1">
          <table:table-cell office:value-type="float" office:value="125.27966" calcext:value-type="float">
            <text:p>125.27966</text:p>
          </table:table-cell>
          <table:table-cell office:value-type="string" calcext:value-type="string">
            <text:p>Progress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-0.484044562523636" calcext:value-type="float">
            <text:p>-0.484044562523636</text:p>
          </table:table-cell>
          <table:table-cell/>
          <table:table-cell table:style-name="ce24" office:value-type="float" office:value="-0.483393245281104" calcext:value-type="float">
            <text:p>-0.483393245281104</text:p>
          </table:table-cell>
          <table:table-cell table:style-name="ce25" table:formula="of:=TANH( [.G1]*[.Q211] + [.G2]*[.Q212] + [.G3]*[.Q213] + [.G4]*[.Q214] + [.G5]*[.Q215] + [.G6]*[.Q216] + [.G7]*[.Q217] + [.G8]*[.Q218] + [.G9]*[.Q219] + [.G10]*[.Q220] + [.G11]*[.Q221] + [.G12]*[.Q222] + [.G13]*[.Q223] + [.G14]*[.Q224] + [.G15]*[.Q225] + [.G16]*[.Q226] + [.G17]*[.Q227] + [.G18]*[.Q228] + [.G19]*[.Q229] + [.G20]*[.Q230] + [.G21]*[.Q231] )" office:value-type="float" office:value="0.736294356018811" calcext:value-type="float">
            <text:p>0.736294356018811</text:p>
          </table:table-cell>
          <table:table-cell table:number-columns-repeated="6"/>
          <table:table-cell table:style-name="ce32" office:value-type="float" office:value="180.355" calcext:value-type="float">
            <text:p>180.355</text:p>
          </table:table-cell>
          <table:table-cell table:style-name="ce24" table:formula="of:=[.$C$4] + ([.$C$5] - [.$C$4]) * (([.O12] - [.$C$1]) / ([.$C$2] - [.$C$1]))" office:value-type="float" office:value="-0.431408438414586" calcext:value-type="float">
            <text:p>-0.431408438414586</text:p>
          </table:table-cell>
          <table:table-cell table:style-name="ce33" office:value-type="float" office:value="-0.00000001403720602465" calcext:value-type="float">
            <text:p>-1.40372060246514E-08</text:p>
          </table:table-cell>
          <table:table-cell table:style-name="ce25" table:formula="of:=TANH( [.P1]*[.Q211] + [.P2]*[.Q212] + [.P3]*[.Q213] + [.P4]*[.Q214] + [.P5]*[.Q215] + [.P6]*[.Q216] + [.P7]*[.Q217] + [.P8]*[.Q218] + [.P9]*[.Q219] + [.P10]*[.Q220] + [.P11]*[.Q221] + [.P12]*[.Q222] + [.P13]*[.Q223] + [.P14]*[.Q224] + [.P15]*[.Q225] + [.P16]*[.Q226] + [.P17]*[.Q227] + [.P18]*[.Q228] + [.P19]*[.Q229] + [.P20]*[.Q230] + [.P21]*[.Q231] )" office:value-type="float" office:value="0.679910147518486" calcext:value-type="float">
            <text:p>0.679910147518486</text:p>
          </table:table-cell>
          <table:table-cell table:style-name="ce33" office:value-type="float" office:value="-0.0388375233844526" calcext:value-type="float">
            <text:p>-0.038837523384453</text:p>
          </table:table-cell>
          <table:table-cell table:number-columns-repeated="2"/>
        </table:table-row>
        <table:table-row table:style-name="ro1">
          <table:table-cell office:value-type="float" office:value="125.9275" calcext:value-type="float">
            <text:p>125.9275</text:p>
          </table:table-cell>
          <table:table-cell table:number-columns-repeated="3"/>
          <table:table-cell office:value-type="float" office:value="-0.483425414523046" calcext:value-type="float">
            <text:p>-0.483425414523046</text:p>
          </table:table-cell>
          <table:table-cell/>
          <table:table-cell table:style-name="ce24" office:value-type="float" office:value="-0.484044562523636" calcext:value-type="float">
            <text:p>-0.484044562523636</text:p>
          </table:table-cell>
          <table:table-cell table:style-name="ce25" table:formula="of:=TANH( [.G1]*[.Q232] + [.G2]*[.Q233] + [.G3]*[.Q234] + [.G4]*[.Q235] + [.G5]*[.Q236] + [.G6]*[.Q237] + [.G7]*[.Q238] + [.G8]*[.Q239] + [.G9]*[.Q240] + [.G10]*[.Q241] + [.G11]*[.Q242] + [.G12]*[.Q243] + [.G13]*[.Q244] + [.G14]*[.Q245] + [.G15]*[.Q246] + [.G16]*[.Q247] + [.G17]*[.Q248] + [.G18]*[.Q249] + [.G19]*[.Q250] + [.G20]*[.Q251] + [.G21]*[.Q252] )" office:value-type="float" office:value="-0.988727555097618" calcext:value-type="float">
            <text:p>-0.988727555097618</text:p>
          </table:table-cell>
          <table:table-cell table:number-columns-repeated="6"/>
          <table:table-cell table:style-name="ce32" office:value-type="float" office:value="175.03166" calcext:value-type="float">
            <text:p>175.03166</text:p>
          </table:table-cell>
          <table:table-cell table:style-name="ce24" table:formula="of:=[.$C$4] + ([.$C$5] - [.$C$4]) * (([.O13] - [.$C$1]) / ([.$C$2] - [.$C$1]))" office:value-type="float" office:value="-0.436496014540574" calcext:value-type="float">
            <text:p>-0.436496014540574</text:p>
          </table:table-cell>
          <table:table-cell table:style-name="ce33" office:value-type="float" office:value="-0.000122805995518357" calcext:value-type="float">
            <text:p>-0.000122805995518</text:p>
          </table:table-cell>
          <table:table-cell table:style-name="ce25" table:formula="of:=TANH( [.P1]*[.Q232] + [.P2]*[.Q233] + [.P3]*[.Q234] + [.P4]*[.Q235] + [.P5]*[.Q236] + [.P6]*[.Q237] + [.P7]*[.Q238] + [.P8]*[.Q239] + [.P9]*[.Q240] + [.P10]*[.Q241] + [.P11]*[.Q242] + [.P12]*[.Q243] + [.P13]*[.Q244] + [.P14]*[.Q245] + [.P15]*[.Q246] + [.P16]*[.Q247] + [.P17]*[.Q248] + [.P18]*[.Q249] + [.P19]*[.Q250] + [.P20]*[.Q251] + [.P21]*[.Q252] )" office:value-type="float" office:value="-0.982436846235735" calcext:value-type="float">
            <text:p>-0.982436846235735</text:p>
          </table:table-cell>
          <table:table-cell table:style-name="ce33" office:value-type="float" office:value="-0.213197438340569" calcext:value-type="float">
            <text:p>-0.213197438340569</text:p>
          </table:table-cell>
          <table:table-cell table:number-columns-repeated="2"/>
        </table:table-row>
        <table:table-row table:style-name="ro1">
          <table:table-cell office:value-type="float" office:value="126.38333" calcext:value-type="float">
            <text:p>126.38333</text:p>
          </table:table-cell>
          <table:table-cell table:number-columns-repeated="3"/>
          <table:table-cell office:value-type="float" office:value="-0.482989772646797" calcext:value-type="float">
            <text:p>-0.482989772646797</text:p>
          </table:table-cell>
          <table:table-cell/>
          <table:table-cell table:style-name="ce24" office:value-type="float" office:value="-0.483425414523046" calcext:value-type="float">
            <text:p>-0.483425414523046</text:p>
          </table:table-cell>
          <table:table-cell table:style-name="ce25" table:formula="of:=TANH( [.G1]*[.Q253] + [.G2]*[.Q254] + [.G3]*[.Q255] + [.G4]*[.Q256] + [.G5]*[.Q257] + [.G6]*[.Q258] + [.G7]*[.Q259] + [.G8]*[.Q260] + [.G9]*[.Q261] + [.G10]*[.Q262] + [.G11]*[.Q263] + [.G12]*[.Q264] + [.G13]*[.Q265] + [.G14]*[.Q266] + [.G15]*[.Q267] + [.G16]*[.Q268] + [.G17]*[.Q269] + [.G18]*[.Q270] + [.G19]*[.Q271] + [.G20]*[.Q272] + [.G21]*[.Q273] )" office:value-type="float" office:value="-0.771498990584537" calcext:value-type="float">
            <text:p>-0.771498990584537</text:p>
          </table:table-cell>
          <table:table-cell table:number-columns-repeated="6"/>
          <table:table-cell table:style-name="ce32" office:value-type="float" office:value="177.6965" calcext:value-type="float">
            <text:p>177.6965</text:p>
          </table:table-cell>
          <table:table-cell table:style-name="ce24" table:formula="of:=[.$C$4] + ([.$C$5] - [.$C$4]) * (([.O14] - [.$C$1]) / ([.$C$2] - [.$C$1]))" office:value-type="float" office:value="-0.433949196872798" calcext:value-type="float">
            <text:p>-0.433949196872798</text:p>
          </table:table-cell>
          <table:table-cell table:style-name="ce33" office:value-type="float" office:value="0.0000300325234817358" calcext:value-type="float">
            <text:p>3.00325234817358E-05</text:p>
          </table:table-cell>
          <table:table-cell table:style-name="ce25" table:formula="of:=TANH( [.P1]*[.Q253] + [.P2]*[.Q254] + [.P3]*[.Q255] + [.P4]*[.Q256] + [.P5]*[.Q257] + [.P6]*[.Q258] + [.P7]*[.Q259] + [.P8]*[.Q260] + [.P9]*[.Q261] + [.P10]*[.Q262] + [.P11]*[.Q263] + [.P12]*[.Q264] + [.P13]*[.Q265] + [.P14]*[.Q266] + [.P15]*[.Q267] + [.P16]*[.Q268] + [.P17]*[.Q269] + [.P18]*[.Q270] + [.P19]*[.Q271] + [.P20]*[.Q272] + [.P21]*[.Q273] )" office:value-type="float" office:value="-0.72581160558828" calcext:value-type="float">
            <text:p>-0.72581160558828</text:p>
          </table:table-cell>
          <table:table-cell table:style-name="ce33" office:value-type="float" office:value="-0.0330947964188451" calcext:value-type="float">
            <text:p>-0.033094796418845</text:p>
          </table:table-cell>
          <table:table-cell table:number-columns-repeated="2"/>
        </table:table-row>
        <table:table-row table:style-name="ro1">
          <table:table-cell office:value-type="float" office:value="135.24199" calcext:value-type="float">
            <text:p>135.24199</text:p>
          </table:table-cell>
          <table:table-cell table:number-columns-repeated="3"/>
          <table:table-cell office:value-type="float" office:value="-0.474523451291362" calcext:value-type="float">
            <text:p>-0.474523451291362</text:p>
          </table:table-cell>
          <table:table-cell/>
          <table:table-cell table:style-name="ce24" office:value-type="float" office:value="-0.482989772646797" calcext:value-type="float">
            <text:p>-0.482989772646797</text:p>
          </table:table-cell>
          <table:table-cell table:style-name="ce25" table:formula="of:=TANH( [.G1]*[.Q274] + [.G2]*[.Q275] + [.G3]*[.Q276] + [.G4]*[.Q277] + [.G5]*[.Q278] + [.G6]*[.Q279] + [.G7]*[.Q280] + [.G8]*[.Q281] + [.G9]*[.Q282] + [.G10]*[.Q283] + [.G11]*[.Q284] + [.G12]*[.Q285] + [.G13]*[.Q286] + [.G14]*[.Q287] + [.G15]*[.Q288] + [.G16]*[.Q289] + [.G17]*[.Q290] + [.G18]*[.Q291] + [.G19]*[.Q292] + [.G20]*[.Q293] + [.G21]*[.Q294] )" office:value-type="float" office:value="0.42876043097075" calcext:value-type="float">
            <text:p>0.42876043097075</text:p>
          </table:table-cell>
          <table:table-cell table:number-columns-repeated="6"/>
          <table:table-cell table:style-name="ce32" office:value-type="float" office:value="187.15983" calcext:value-type="float">
            <text:p>187.15983</text:p>
          </table:table-cell>
          <table:table-cell table:style-name="ce24" table:formula="of:=[.$C$4] + ([.$C$5] - [.$C$4]) * (([.O15] - [.$C$1]) / ([.$C$2] - [.$C$1]))" office:value-type="float" office:value="-0.42490498557306" calcext:value-type="float">
            <text:p>-0.42490498557306</text:p>
          </table:table-cell>
          <table:table-cell table:style-name="ce33" office:value-type="float" office:value="-0.00299092457310918" calcext:value-type="float">
            <text:p>-0.002990924573109</text:p>
          </table:table-cell>
          <table:table-cell table:style-name="ce25" table:formula="of:=TANH( [.P1]*[.Q274] + [.P2]*[.Q275] + [.P3]*[.Q276] + [.P4]*[.Q277] + [.P5]*[.Q278] + [.P6]*[.Q279] + [.P7]*[.Q280] + [.P8]*[.Q281] + [.P9]*[.Q282] + [.P10]*[.Q283] + [.P11]*[.Q284] + [.P12]*[.Q285] + [.P13]*[.Q286] + [.P14]*[.Q287] + [.P15]*[.Q288] + [.P16]*[.Q289] + [.P17]*[.Q290] + [.P18]*[.Q291] + [.P19]*[.Q292] + [.P20]*[.Q293] + [.P21]*[.Q294] )" office:value-type="float" office:value="0.412880278450187" calcext:value-type="float">
            <text:p>0.412880278450187</text:p>
          </table:table-cell>
          <table:table-cell table:style-name="ce33" office:value-type="float" office:value="-0.242937844598125" calcext:value-type="float">
            <text:p>-0.242937844598125</text:p>
          </table:table-cell>
          <table:table-cell table:number-columns-repeated="2"/>
        </table:table-row>
        <table:table-row table:style-name="ro1">
          <table:table-cell office:value-type="float" office:value="133.20333" calcext:value-type="float">
            <text:p>133.20333</text:p>
          </table:table-cell>
          <table:table-cell table:number-columns-repeated="3"/>
          <table:table-cell office:value-type="float" office:value="-0.476471821665038" calcext:value-type="float">
            <text:p>-0.476471821665038</text:p>
          </table:table-cell>
          <table:table-cell/>
          <table:table-cell table:style-name="ce24" office:value-type="float" office:value="-0.474523451291362" calcext:value-type="float">
            <text:p>-0.474523451291362</text:p>
          </table:table-cell>
          <table:table-cell table:style-name="ce25" table:formula="of:=TANH( [.G1]*[.Q295] + [.G2]*[.Q296] + [.G3]*[.Q297] + [.G4]*[.Q298] + [.G5]*[.Q299] + [.G6]*[.Q300] + [.G7]*[.Q301] + [.G8]*[.Q302] + [.G9]*[.Q303] + [.G10]*[.Q304] + [.G11]*[.Q305] + [.G12]*[.Q306] + [.G13]*[.Q307] + [.G14]*[.Q308] + [.G15]*[.Q309] + [.G16]*[.Q310] + [.G17]*[.Q311] + [.G18]*[.Q312] + [.G19]*[.Q313] + [.G20]*[.Q314] + [.G21]*[.Q315] )" office:value-type="float" office:value="-0.965240592739362" calcext:value-type="float">
            <text:p>-0.965240592739362</text:p>
          </table:table-cell>
          <table:table-cell table:number-columns-repeated="6"/>
          <table:table-cell table:style-name="ce32" office:value-type="float" office:value="192.75666" calcext:value-type="float">
            <text:p>192.75666</text:p>
          </table:table-cell>
          <table:table-cell table:style-name="ce24" table:formula="of:=[.$C$4] + ([.$C$5] - [.$C$4]) * (([.O16] - [.$C$1]) / ([.$C$2] - [.$C$1]))" office:value-type="float" office:value="-0.419556031967013" calcext:value-type="float">
            <text:p>-0.419556031967013</text:p>
          </table:table-cell>
          <table:table-cell table:style-name="ce33" office:value-type="float" office:value="0.00000028102566915812" calcext:value-type="float">
            <text:p>2.81025669158115E-07</text:p>
          </table:table-cell>
          <table:table-cell table:style-name="ce25" table:formula="of:=TANH( [.P1]*[.Q295] + [.P2]*[.Q296] + [.P3]*[.Q297] + [.P4]*[.Q298] + [.P5]*[.Q299] + [.P6]*[.Q300] + [.P7]*[.Q301] + [.P8]*[.Q302] + [.P9]*[.Q303] + [.P10]*[.Q304] + [.P11]*[.Q305] + [.P12]*[.Q306] + [.P13]*[.Q307] + [.P14]*[.Q308] + [.P15]*[.Q309] + [.P16]*[.Q310] + [.P17]*[.Q311] + [.P18]*[.Q312] + [.P19]*[.Q313] + [.P20]*[.Q314] + [.P21]*[.Q315] )" office:value-type="float" office:value="-0.957666219902587" calcext:value-type="float">
            <text:p>-0.957666219902587</text:p>
          </table:table-cell>
          <table:table-cell table:style-name="ce33" office:value-type="float" office:value="0.000165817997219078" calcext:value-type="float">
            <text:p>0.000165817997219</text:p>
          </table:table-cell>
          <table:table-cell table:number-columns-repeated="2"/>
        </table:table-row>
        <table:table-row table:style-name="ro1">
          <table:table-cell office:value-type="float" office:value="142.76333" calcext:value-type="float">
            <text:p>142.76333</text:p>
          </table:table-cell>
          <table:table-cell table:number-columns-repeated="3"/>
          <table:table-cell office:value-type="float" office:value="-0.467335221755124" calcext:value-type="float">
            <text:p>-0.467335221755124</text:p>
          </table:table-cell>
          <table:table-cell/>
          <table:table-cell table:style-name="ce24" office:value-type="float" office:value="-0.476471821665038" calcext:value-type="float">
            <text:p>-0.476471821665038</text:p>
          </table:table-cell>
          <table:table-cell table:style-name="ce25" table:formula="of:=TANH( [.G1]*[.Q316] + [.G2]*[.Q317] + [.G3]*[.Q318] + [.G4]*[.Q319] + [.G5]*[.Q320] + [.G6]*[.Q321] + [.G7]*[.Q322] + [.G8]*[.Q323] + [.G9]*[.Q324] + [.G10]*[.Q325] + [.G11]*[.Q326] + [.G12]*[.Q327] + [.G13]*[.Q328] + [.G14]*[.Q329] + [.G15]*[.Q330] + [.G16]*[.Q331] + [.G17]*[.Q332] + [.G18]*[.Q333] + [.G19]*[.Q334] + [.G20]*[.Q335] + [.G21]*[.Q336] )" office:value-type="float" office:value="0.0142965683826887" calcext:value-type="float">
            <text:p>0.014296568382689</text:p>
          </table:table-cell>
          <table:table-cell table:number-columns-repeated="6"/>
          <table:table-cell table:style-name="ce32" office:value-type="float" office:value="197.4" calcext:value-type="float">
            <text:p>197.4</text:p>
          </table:table-cell>
          <table:table-cell table:style-name="ce24" table:formula="of:=[.$C$4] + ([.$C$5] - [.$C$4]) * (([.O17] - [.$C$1]) / ([.$C$2] - [.$C$1]))" office:value-type="float" office:value="-0.415118339516626" calcext:value-type="float">
            <text:p>-0.415118339516626</text:p>
          </table:table-cell>
          <table:table-cell table:style-name="ce33" office:value-type="float" office:value="0.00000071008188586241" calcext:value-type="float">
            <text:p>7.10081885862406E-07</text:p>
          </table:table-cell>
          <table:table-cell table:style-name="ce25" table:formula="of:=TANH( [.P1]*[.Q316] + [.P2]*[.Q317] + [.P3]*[.Q318] + [.P4]*[.Q319] + [.P5]*[.Q320] + [.P6]*[.Q321] + [.P7]*[.Q322] + [.P8]*[.Q323] + [.P9]*[.Q324] + [.P10]*[.Q325] + [.P11]*[.Q326] + [.P12]*[.Q327] + [.P13]*[.Q328] + [.P14]*[.Q329] + [.P15]*[.Q330] + [.P16]*[.Q331] + [.P17]*[.Q332] + [.P18]*[.Q333] + [.P19]*[.Q334] + [.P20]*[.Q335] + [.P21]*[.Q336] )" office:value-type="float" office:value="0.0154540529156236" calcext:value-type="float">
            <text:p>0.015454052915624</text:p>
          </table:table-cell>
          <table:table-cell table:style-name="ce33" office:value-type="float" office:value="-1.38371765853577" calcext:value-type="float">
            <text:p>-1.38371765853577</text:p>
          </table:table-cell>
          <table:table-cell table:number-columns-repeated="2"/>
        </table:table-row>
        <table:table-row table:style-name="ro1">
          <table:table-cell office:value-type="float" office:value="137.92333" calcext:value-type="float">
            <text:p>137.92333</text:p>
          </table:table-cell>
          <table:table-cell table:number-columns-repeated="3"/>
          <table:table-cell office:value-type="float" office:value="-0.47196086438734" calcext:value-type="float">
            <text:p>-0.47196086438734</text:p>
          </table:table-cell>
          <table:table-cell/>
          <table:table-cell table:style-name="ce24" office:value-type="float" office:value="-0.467335221755124" calcext:value-type="float">
            <text:p>-0.467335221755124</text:p>
          </table:table-cell>
          <table:table-cell table:style-name="ce25" table:formula="of:=TANH( [.G1]*[.Q337] + [.G2]*[.Q338] + [.G3]*[.Q339] + [.G4]*[.Q340] + [.G5]*[.Q341] + [.G6]*[.Q342] + [.G7]*[.Q343] + [.G8]*[.Q344] + [.G9]*[.Q345] + [.G10]*[.Q346] + [.G11]*[.Q347] + [.G12]*[.Q348] + [.G13]*[.Q349] + [.G14]*[.Q350] + [.G15]*[.Q351] + [.G16]*[.Q352] + [.G17]*[.Q353] + [.G18]*[.Q354] + [.G19]*[.Q355] + [.G20]*[.Q356] + [.G21]*[.Q357] )" office:value-type="float" office:value="0.413456334837414" calcext:value-type="float">
            <text:p>0.413456334837414</text:p>
          </table:table-cell>
          <table:table-cell table:number-columns-repeated="6"/>
          <table:table-cell table:style-name="ce32" office:value-type="float" office:value="196.02499" calcext:value-type="float">
            <text:p>196.02499</text:p>
          </table:table-cell>
          <table:table-cell table:style-name="ce24" table:formula="of:=[.$C$4] + ([.$C$5] - [.$C$4]) * (([.O18] - [.$C$1]) / ([.$C$2] - [.$C$1]))" office:value-type="float" office:value="-0.416432452094255" calcext:value-type="float">
            <text:p>-0.416432452094255</text:p>
          </table:table-cell>
          <table:table-cell table:style-name="ce33" office:value-type="float" office:value="0.000026810405611146" calcext:value-type="float">
            <text:p>2.6810405611146E-05</text:p>
          </table:table-cell>
          <table:table-cell table:style-name="ce25" table:formula="of:=TANH( [.P1]*[.Q337] + [.P2]*[.Q338] + [.P3]*[.Q339] + [.P4]*[.Q340] + [.P5]*[.Q341] + [.P6]*[.Q342] + [.P7]*[.Q343] + [.P8]*[.Q344] + [.P9]*[.Q345] + [.P10]*[.Q346] + [.P11]*[.Q347] + [.P12]*[.Q348] + [.P13]*[.Q349] + [.P14]*[.Q350] + [.P15]*[.Q351] + [.P16]*[.Q352] + [.P17]*[.Q353] + [.P18]*[.Q354] + [.P19]*[.Q355] + [.P20]*[.Q356] + [.P21]*[.Q357] )" office:value-type="float" office:value="0.388397492201377" calcext:value-type="float">
            <text:p>0.388397492201377</text:p>
          </table:table-cell>
          <table:table-cell table:style-name="ce33" office:value-type="float" office:value="-0.00000064447456437967" calcext:value-type="float">
            <text:p>-6.44474564379671E-07</text:p>
          </table:table-cell>
          <table:table-cell table:number-columns-repeated="2"/>
        </table:table-row>
        <table:table-row table:style-name="ro1">
          <table:table-cell office:value-type="float" office:value="142.95166" calcext:value-type="float">
            <text:p>142.95166</text:p>
          </table:table-cell>
          <table:table-cell table:number-columns-repeated="3"/>
          <table:table-cell office:value-type="float" office:value="-0.467155232648321" calcext:value-type="float">
            <text:p>-0.467155232648321</text:p>
          </table:table-cell>
          <table:table-cell/>
          <table:table-cell table:style-name="ce24" office:value-type="float" office:value="-0.47196086438734" calcext:value-type="float">
            <text:p>-0.47196086438734</text:p>
          </table:table-cell>
          <table:table-cell table:style-name="ce25" table:formula="of:=TANH( [.G1]*[.Q358] + [.G2]*[.Q359] + [.G3]*[.Q360] + [.G4]*[.Q361] + [.G5]*[.Q362] + [.G6]*[.Q363] + [.G7]*[.Q364] + [.G8]*[.Q365] + [.G9]*[.Q366] + [.G10]*[.Q367] + [.G11]*[.Q368] + [.G12]*[.Q369] + [.G13]*[.Q370] + [.G14]*[.Q371] + [.G15]*[.Q372] + [.G16]*[.Q373] + [.G17]*[.Q374] + [.G18]*[.Q375] + [.G19]*[.Q376] + [.G20]*[.Q377] + [.G21]*[.Q378] )" office:value-type="float" office:value="0.012901222804429" calcext:value-type="float">
            <text:p>0.012901222804429</text:p>
          </table:table-cell>
          <table:table-cell table:number-columns-repeated="6"/>
          <table:table-cell table:style-name="ce32" office:value-type="float" office:value="198.04883" calcext:value-type="float">
            <text:p>198.04883</text:p>
          </table:table-cell>
          <table:table-cell table:style-name="ce24" table:formula="of:=[.$C$4] + ([.$C$5] - [.$C$4]) * (([.O19] - [.$C$1]) / ([.$C$2] - [.$C$1]))" office:value-type="float" office:value="-0.414498245361861" calcext:value-type="float">
            <text:p>-0.414498245361861</text:p>
          </table:table-cell>
          <table:table-cell table:style-name="ce33" office:value-type="float" office:value="0.0296848647740434" calcext:value-type="float">
            <text:p>0.029684864774043</text:p>
          </table:table-cell>
          <table:table-cell table:style-name="ce25" table:formula="of:=TANH( [.P1]*[.Q358] + [.P2]*[.Q359] + [.P3]*[.Q360] + [.P4]*[.Q361] + [.P5]*[.Q362] + [.P6]*[.Q363] + [.P7]*[.Q364] + [.P8]*[.Q365] + [.P9]*[.Q366] + [.P10]*[.Q367] + [.P11]*[.Q368] + [.P12]*[.Q369] + [.P13]*[.Q370] + [.P14]*[.Q371] + [.P15]*[.Q372] + [.P16]*[.Q373] + [.P17]*[.Q374] + [.P18]*[.Q375] + [.P19]*[.Q376] + [.P20]*[.Q377] + [.P21]*[.Q378] )" office:value-type="float" office:value="0.0169788012379431" calcext:value-type="float">
            <text:p>0.016978801237943</text:p>
          </table:table-cell>
          <table:table-cell table:style-name="ce33" office:value-type="float" office:value="0.125832105584803" calcext:value-type="float">
            <text:p>0.125832105584803</text:p>
          </table:table-cell>
          <table:table-cell table:number-columns-repeated="2"/>
        </table:table-row>
        <table:table-row table:style-name="ro1">
          <table:table-cell office:value-type="float" office:value="152.55183" calcext:value-type="float">
            <text:p>152.55183</text:p>
          </table:table-cell>
          <table:table-cell table:number-columns-repeated="3"/>
          <table:table-cell office:value-type="float" office:value="-0.457980241815981" calcext:value-type="float">
            <text:p>-0.457980241815981</text:p>
          </table:table-cell>
          <table:table-cell/>
          <table:table-cell table:style-name="ce24" office:value-type="float" office:value="-0.467155232648321" calcext:value-type="float">
            <text:p>-0.467155232648321</text:p>
          </table:table-cell>
          <table:table-cell table:style-name="ce25" table:formula="of:=TANH( [.G1]*[.Q379] + [.G2]*[.Q380] + [.G3]*[.Q381] + [.G4]*[.Q382] + [.G5]*[.Q383] + [.G6]*[.Q384] + [.G7]*[.Q385] + [.G8]*[.Q386] + [.G9]*[.Q387] + [.G10]*[.Q388] + [.G11]*[.Q389] + [.G12]*[.Q390] + [.G13]*[.Q391] + [.G14]*[.Q392] + [.G15]*[.Q393] + [.G16]*[.Q394] + [.G17]*[.Q395] + [.G18]*[.Q396] + [.G19]*[.Q397] + [.G20]*[.Q398] + [.G21]*[.Q399] )" office:value-type="float" office:value="-0.482335526859575" calcext:value-type="float">
            <text:p>-0.482335526859575</text:p>
          </table:table-cell>
          <table:table-cell table:number-columns-repeated="6"/>
          <table:table-cell table:style-name="ce32" office:value-type="float" office:value="198.93233" calcext:value-type="float">
            <text:p>198.93233</text:p>
          </table:table-cell>
          <table:table-cell table:style-name="ce24" table:formula="of:=[.$C$4] + ([.$C$5] - [.$C$4]) * (([.O20] - [.$C$1]) / ([.$C$2] - [.$C$1]))" office:value-type="float" office:value="-0.413653874439224" calcext:value-type="float">
            <text:p>-0.413653874439224</text:p>
          </table:table-cell>
          <table:table-cell table:style-name="ce33" office:value-type="float" office:value="0.0137386345409287" calcext:value-type="float">
            <text:p>0.013738634540929</text:p>
          </table:table-cell>
          <table:table-cell table:style-name="ce25" table:formula="of:=TANH( [.P1]*[.Q379] + [.P2]*[.Q380] + [.P3]*[.Q381] + [.P4]*[.Q382] + [.P5]*[.Q383] + [.P6]*[.Q384] + [.P7]*[.Q385] + [.P8]*[.Q386] + [.P9]*[.Q387] + [.P10]*[.Q388] + [.P11]*[.Q389] + [.P12]*[.Q390] + [.P13]*[.Q391] + [.P14]*[.Q392] + [.P15]*[.Q393] + [.P16]*[.Q394] + [.P17]*[.Q395] + [.P18]*[.Q396] + [.P19]*[.Q397] + [.P20]*[.Q398] + [.P21]*[.Q399] )" office:value-type="float" office:value="-0.499904049200176" calcext:value-type="float">
            <text:p>-0.499904049200176</text:p>
          </table:table-cell>
          <table:table-cell table:style-name="ce33" office:value-type="float" office:value="0.00431346043029661" calcext:value-type="float">
            <text:p>0.004313460430297</text:p>
          </table:table-cell>
          <table:table-cell table:number-columns-repeated="2"/>
        </table:table-row>
        <table:table-row table:style-name="ro1">
          <table:table-cell office:value-type="float" office:value="160.33883" calcext:value-type="float">
            <text:p>160.33883</text:p>
          </table:table-cell>
          <table:table-cell table:number-columns-repeated="3"/>
          <table:table-cell office:value-type="float" office:value="-0.450538118019067" calcext:value-type="float">
            <text:p>-0.450538118019067</text:p>
          </table:table-cell>
          <table:table-cell/>
          <table:table-cell table:style-name="ce24" office:value-type="float" office:value="-0.457980241815981" calcext:value-type="float">
            <text:p>-0.457980241815981</text:p>
          </table:table-cell>
          <table:table-cell table:style-name="ce25" table:formula="of:=TANH( [.G1]*[.Q400] + [.G2]*[.Q401] + [.G3]*[.Q402] + [.G4]*[.Q403] + [.G5]*[.Q404] + [.G6]*[.Q405] + [.G7]*[.Q406] + [.G8]*[.Q407] + [.G9]*[.Q408] + [.G10]*[.Q409] + [.G11]*[.Q410] + [.G12]*[.Q411] + [.G13]*[.Q412] + [.G14]*[.Q413] + [.G15]*[.Q414] + [.G16]*[.Q415] + [.G17]*[.Q416] + [.G18]*[.Q417] + [.G19]*[.Q418] + [.G20]*[.Q419] + [.G21]*[.Q420] )" office:value-type="float" office:value="0.0322986879507364" calcext:value-type="float">
            <text:p>0.032298687950736</text:p>
          </table:table-cell>
          <table:table-cell table:number-columns-repeated="6"/>
          <table:table-cell table:style-name="ce32" office:value-type="float" office:value="200.543" calcext:value-type="float">
            <text:p>200.543</text:p>
          </table:table-cell>
          <table:table-cell table:style-name="ce24" table:formula="of:=[.$C$4] + ([.$C$5] - [.$C$4]) * (([.O21] - [.$C$1]) / ([.$C$2] - [.$C$1]))" office:value-type="float" office:value="-0.412114538939548" calcext:value-type="float">
            <text:p>-0.412114538939548</text:p>
          </table:table-cell>
          <table:table-cell table:style-name="ce33" office:value-type="float" office:value="0.0000148970723598982" calcext:value-type="float">
            <text:p>1.48970723598982E-05</text:p>
          </table:table-cell>
          <table:table-cell table:style-name="ce25" table:formula="of:=TANH( [.P1]*[.Q400] + [.P2]*[.Q401] + [.P3]*[.Q402] + [.P4]*[.Q403] + [.P5]*[.Q404] + [.P6]*[.Q405] + [.P7]*[.Q406] + [.P8]*[.Q407] + [.P9]*[.Q408] + [.P10]*[.Q409] + [.P11]*[.Q410] + [.P12]*[.Q411] + [.P13]*[.Q412] + [.P14]*[.Q413] + [.P15]*[.Q414] + [.P16]*[.Q415] + [.P17]*[.Q416] + [.P18]*[.Q417] + [.P19]*[.Q418] + [.P20]*[.Q419] + [.P21]*[.Q420] )" office:value-type="float" office:value="0.0354737472682524" calcext:value-type="float">
            <text:p>0.035473747268253</text:p>
          </table:table-cell>
          <table:table-cell table:style-name="ce33" office:value-type="float" office:value="0.0353444057068338" calcext:value-type="float">
            <text:p>0.035344405706834</text:p>
          </table:table-cell>
          <table:table-cell table:number-columns-repeated="2"/>
        </table:table-row>
        <table:table-row table:style-name="ro1">
          <table:table-cell office:value-type="float" office:value="164.31499" calcext:value-type="float">
            <text:p>164.31499</text:p>
          </table:table-cell>
          <table:table-cell table:number-columns-repeated="3"/>
          <table:table-cell office:value-type="float" office:value="-0.446738057025572" calcext:value-type="float">
            <text:p>-0.446738057025572</text:p>
          </table:table-cell>
          <table:table-cell table:number-columns-repeated="2"/>
          <table:table-cell table:style-name="ce25" table:formula="of:=TANH( [.G1]*[.Q421] + [.G2]*[.Q422] + [.G3]*[.Q423] + [.G4]*[.Q424] + [.G5]*[.Q425] + [.G6]*[.Q426] + [.G7]*[.Q427] + [.G8]*[.Q428] + [.G9]*[.Q429] + [.G10]*[.Q430] + [.G11]*[.Q431] + [.G12]*[.Q432] + [.G13]*[.Q433] + [.G14]*[.Q434] + [.G15]*[.Q435] + [.G16]*[.Q436] + [.G17]*[.Q437] + [.G18]*[.Q438] + [.G19]*[.Q439] + [.G20]*[.Q440] + [.G21]*[.Q441] )" office:value-type="float" office:value="0.715882546532058" calcext:value-type="float">
            <text:p>0.715882546532058</text:p>
          </table:table-cell>
          <table:table-cell table:number-columns-repeated="8"/>
          <table:table-cell table:style-name="ce33" office:value-type="float" office:value="-0.00000008821586620652" calcext:value-type="float">
            <text:p>-8.82158662065207E-08</text:p>
          </table:table-cell>
          <table:table-cell table:style-name="ce25" table:formula="of:=TANH( [.P1]*[.Q421] + [.P2]*[.Q422] + [.P3]*[.Q423] + [.P4]*[.Q424] + [.P5]*[.Q425] + [.P6]*[.Q426] + [.P7]*[.Q427] + [.P8]*[.Q428] + [.P9]*[.Q429] + [.P10]*[.Q430] + [.P11]*[.Q431] + [.P12]*[.Q432] + [.P13]*[.Q433] + [.P14]*[.Q434] + [.P15]*[.Q435] + [.P16]*[.Q436] + [.P17]*[.Q437] + [.P18]*[.Q438] + [.P19]*[.Q439] + [.P20]*[.Q440] + [.P21]*[.Q441] )" office:value-type="float" office:value="0.632791260179207" calcext:value-type="float">
            <text:p>0.632791260179207</text:p>
          </table:table-cell>
          <table:table-cell table:style-name="ce33" office:value-type="float" office:value="-0.322292411344558" calcext:value-type="float">
            <text:p>-0.322292411344558</text:p>
          </table:table-cell>
          <table:table-cell table:number-columns-repeated="2"/>
        </table:table-row>
        <table:table-row table:style-name="ro1">
          <table:table-cell office:value-type="float" office:value="177.63333" calcext:value-type="float">
            <text:p>177.63333</text:p>
          </table:table-cell>
          <table:table-cell table:number-columns-repeated="3"/>
          <table:table-cell office:value-type="float" office:value="-0.434009569154839" calcext:value-type="float">
            <text:p>-0.434009569154839</text:p>
          </table:table-cell>
          <table:table-cell table:number-columns-repeated="2"/>
          <table:table-cell table:style-name="ce25" table:formula="of:=TANH( [.G1]*[.Q442] + [.G2]*[.Q443] + [.G3]*[.Q444] + [.G4]*[.Q445] + [.G5]*[.Q446] + [.G6]*[.Q447] + [.G7]*[.Q448] + [.G8]*[.Q449] + [.G9]*[.Q450] + [.G10]*[.Q451] + [.G11]*[.Q452] + [.G12]*[.Q453] + [.G13]*[.Q454] + [.G14]*[.Q455] + [.G15]*[.Q456] + [.G16]*[.Q457] + [.G17]*[.Q458] + [.G18]*[.Q459] + [.G19]*[.Q460] + [.G20]*[.Q461] + [.G21]*[.Q462] )" office:value-type="float" office:value="-0.327799500284052" calcext:value-type="float">
            <text:p>-0.327799500284052</text:p>
          </table:table-cell>
          <table:table-cell table:number-columns-repeated="8"/>
          <table:table-cell table:style-name="ce33" office:value-type="float" office:value="0.00010275230578551" calcext:value-type="float">
            <text:p>0.000102752305786</text:p>
          </table:table-cell>
          <table:table-cell table:style-name="ce25" table:formula="of:=TANH( [.P1]*[.Q442] + [.P2]*[.Q443] + [.P3]*[.Q444] + [.P4]*[.Q445] + [.P5]*[.Q446] + [.P6]*[.Q447] + [.P7]*[.Q448] + [.P8]*[.Q449] + [.P9]*[.Q450] + [.P10]*[.Q451] + [.P11]*[.Q452] + [.P12]*[.Q453] + [.P13]*[.Q454] + [.P14]*[.Q455] + [.P15]*[.Q456] + [.P16]*[.Q457] + [.P17]*[.Q458] + [.P18]*[.Q459] + [.P19]*[.Q460] + [.P20]*[.Q461] + [.P21]*[.Q462] )" office:value-type="float" office:value="-0.20894352622785" calcext:value-type="float">
            <text:p>-0.20894352622785</text:p>
          </table:table-cell>
          <table:table-cell table:style-name="ce33" office:value-type="float" office:value="-0.00000040015246899364" calcext:value-type="float">
            <text:p>-4.00152468993643E-07</text:p>
          </table:table-cell>
          <table:table-cell table:number-columns-repeated="2"/>
        </table:table-row>
        <table:table-row table:style-name="ro1">
          <table:table-cell office:value-type="float" office:value="188.29716" calcext:value-type="float">
            <text:p>188.29716</text:p>
          </table:table-cell>
          <table:table-cell table:number-columns-repeated="3"/>
          <table:table-cell office:value-type="float" office:value="-0.42381802645428" calcext:value-type="float">
            <text:p>-0.42381802645428</text:p>
          </table:table-cell>
          <table:table-cell table:number-columns-repeated="2"/>
          <table:table-cell table:style-name="ce25" table:formula="of:=TANH( [.G1]*[.Q463] + [.G2]*[.Q464] + [.G3]*[.Q465] + [.G4]*[.Q466] + [.G5]*[.Q467] + [.G6]*[.Q468] + [.G7]*[.Q469] + [.G8]*[.Q470] + [.G9]*[.Q471] + [.G10]*[.Q472] + [.G11]*[.Q473] + [.G12]*[.Q474] + [.G13]*[.Q475] + [.G14]*[.Q476] + [.G15]*[.Q477] + [.G16]*[.Q478] + [.G17]*[.Q479] + [.G18]*[.Q480] + [.G19]*[.Q481] + [.G20]*[.Q482] + [.G21]*[.Q483] )" office:value-type="float" office:value="-0.549292682915867" calcext:value-type="float">
            <text:p>-0.549292682915867</text:p>
          </table:table-cell>
          <table:table-cell table:number-columns-repeated="8"/>
          <table:table-cell table:style-name="ce33" office:value-type="float" office:value="-0.000150253673134335" calcext:value-type="float">
            <text:p>-0.000150253673134</text:p>
          </table:table-cell>
          <table:table-cell table:style-name="ce25" table:formula="of:=TANH( [.P1]*[.Q463] + [.P2]*[.Q464] + [.P3]*[.Q465] + [.P4]*[.Q466] + [.P5]*[.Q467] + [.P6]*[.Q468] + [.P7]*[.Q469] + [.P8]*[.Q470] + [.P9]*[.Q471] + [.P10]*[.Q472] + [.P11]*[.Q473] + [.P12]*[.Q474] + [.P13]*[.Q475] + [.P14]*[.Q476] + [.P15]*[.Q477] + [.P16]*[.Q478] + [.P17]*[.Q479] + [.P18]*[.Q480] + [.P19]*[.Q481] + [.P20]*[.Q482] + [.P21]*[.Q483] )" office:value-type="float" office:value="-0.5201593348482" calcext:value-type="float">
            <text:p>-0.5201593348482</text:p>
          </table:table-cell>
          <table:table-cell table:style-name="ce33" office:value-type="float" office:value="0.00112945439024863" calcext:value-type="float">
            <text:p>0.001129454390249</text:p>
          </table:table-cell>
          <table:table-cell table:number-columns-repeated="2"/>
        </table:table-row>
        <table:table-row table:style-name="ro1">
          <table:table-cell office:value-type="float" office:value="200.70166" calcext:value-type="float">
            <text:p>200.70166</text:p>
          </table:table-cell>
          <table:table-cell table:number-columns-repeated="3"/>
          <table:table-cell office:value-type="float" office:value="-0.41196290578665" calcext:value-type="float">
            <text:p>-0.41196290578665</text:p>
          </table:table-cell>
          <table:table-cell table:number-columns-repeated="2"/>
          <table:table-cell table:style-name="Default"/>
          <table:table-cell table:number-columns-repeated="8"/>
          <table:table-cell table:style-name="ce33" office:value-type="float" office:value="0.36990572053112" calcext:value-type="float">
            <text:p>0.36990572053112</text:p>
          </table:table-cell>
          <table:table-cell/>
          <table:table-cell table:style-name="ce33" office:value-type="float" office:value="0.0016831397107253" calcext:value-type="float">
            <text:p>0.001683139710725</text:p>
          </table:table-cell>
          <table:table-cell table:number-columns-repeated="2"/>
        </table:table-row>
        <table:table-row table:style-name="ro1">
          <table:table-cell office:value-type="float" office:value="180.355" calcext:value-type="float">
            <text:p>180.355</text:p>
          </table:table-cell>
          <table:table-cell table:number-columns-repeated="3"/>
          <table:table-cell office:value-type="float" office:value="-0.431408438414586" calcext:value-type="float">
            <text:p>-0.431408438414586</text:p>
          </table:table-cell>
          <table:table-cell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6"/>
          <table:table-cell table:style-name="ce33" office:value-type="float" office:value="-0.00218514326293582" calcext:value-type="float">
            <text:p>-0.002185143262936</text:p>
          </table:table-cell>
          <table:table-cell/>
          <table:table-cell table:style-name="ce33" office:value-type="float" office:value="-0.000702645167696686" calcext:value-type="float">
            <text:p>-0.000702645167697</text:p>
          </table:table-cell>
          <table:table-cell table:number-columns-repeated="2"/>
        </table:table-row>
        <table:table-row table:style-name="ro1">
          <table:table-cell office:value-type="float" office:value="175.03166" calcext:value-type="float">
            <text:p>175.03166</text:p>
          </table:table-cell>
          <table:table-cell table:number-columns-repeated="3"/>
          <table:table-cell office:value-type="float" office:value="-0.436496014540574" calcext:value-type="float">
            <text:p>-0.436496014540574</text:p>
          </table:table-cell>
          <table:table-cell/>
          <table:table-cell table:style-name="ce24" office:value-type="float" office:value="-0.485597277981339" calcext:value-type="float">
            <text:p>-0.485597277981339</text:p>
          </table:table-cell>
          <table:table-cell table:style-name="ce25" table:formula="of:=TANH( [.G26]*[.Q1] + [.G27]*[.Q2] + [.G28]*[.Q3] + [.G29]*[.Q4] + [.G30]*[.Q5] + [.G31]*[.Q6] + [.G32]*[.Q7] + [.G33]*[.Q8] + [.G34]*[.Q9] + [.G35]*[.Q10] + [.G36]*[.Q11] + [.G37]*[.Q12] + [.G38]*[.Q13] + [.G39]*[.Q14] + [.G40]*[.Q15] + [.G41]*[.Q16] + [.G42]*[.Q17] + [.G43]*[.Q18] + [.G44]*[.Q19] + [.G45]*[.Q20] + [.G46]*[.Q21] )" office:value-type="float" office:value="0.00551872235416824" calcext:value-type="float">
            <text:p>0.005518722354168</text:p>
          </table:table-cell>
          <table:table-cell table:style-name="ce28" table:formula="of:=TANH( [.H26]*[.S1] + [.H27]*[.S2] + [.H28]*[.S3] + [.H29]*[.S4] + [.H30]*[.S5] + [.H31]*[.S6] + [.H32]*[.S7] + [.H33]*[.S8] + [.H34]*[.S9] + [.H35]*[.S10] + [.H36]*[.S11] + [.H37]*[.S12] + [.H38]*[.S13] + [.H39]*[.S14] + [.H40]*[.S15] + [.H41]*[.S16] + [.H42]*[.S17] + [.H43]*[.S18] + [.H44]*[.S19] + [.H45]*[.S20] + [.H46]*[.S21] + [.H47]*[.S22] + [.H48]*[.S23] + [.H49]*[.S24] )" office:value-type="float" office:value="-0.43114284721696" calcext:value-type="float">
            <text:p>-0.43114284721696</text:p>
          </table:table-cell>
          <table:table-cell table:style-name="ce29" office:value-type="float" office:value="-0.446738057025572" calcext:value-type="float">
            <text:p>-0.446738057025572</text:p>
          </table:table-cell>
          <table:table-cell table:style-name="ce30" table:formula="of:= ([.J27]-[.I27]) * ([.J27]-[.I27])" office:value-type="float" office:value="0.00024321056897464" calcext:value-type="float">
            <text:p>0.000243210568975</text:p>
          </table:table-cell>
          <table:table-cell table:number-columns-repeated="5"/>
          <table:table-cell table:style-name="ce33" office:value-type="float" office:value="0.00000087838251762575" calcext:value-type="float">
            <text:p>8.78382517625748E-07</text:p>
          </table:table-cell>
          <table:table-cell/>
          <table:table-cell table:style-name="ce33" office:value-type="float" office:value="0.000002475205499026" calcext:value-type="float">
            <text:p>2.475205499026E-06</text:p>
          </table:table-cell>
          <table:table-cell table:number-columns-repeated="2"/>
        </table:table-row>
        <table:table-row table:style-name="ro1">
          <table:table-cell office:value-type="float" office:value="177.6965" calcext:value-type="float">
            <text:p>177.6965</text:p>
          </table:table-cell>
          <table:table-cell table:number-columns-repeated="3"/>
          <table:table-cell office:value-type="float" office:value="-0.433949196872798" calcext:value-type="float">
            <text:p>-0.433949196872798</text:p>
          </table:table-cell>
          <table:table-cell/>
          <table:table-cell table:style-name="ce24" office:value-type="float" office:value="-0.48387698810646" calcext:value-type="float">
            <text:p>-0.48387698810646</text:p>
          </table:table-cell>
          <table:table-cell table:style-name="ce25" table:formula="of:=TANH( [.G26]*[.Q22] + [.G27]*[.Q23] + [.G28]*[.Q24] + [.G29]*[.Q25] + [.G30]*[.Q26] + [.G31]*[.Q27] + [.G32]*[.Q28] + [.G33]*[.Q29] + [.G34]*[.Q30] + [.G35]*[.Q31] + [.G36]*[.Q32] + [.G37]*[.Q33] + [.G38]*[.Q34] + [.G39]*[.Q35] + [.G40]*[.Q36] + [.G41]*[.Q37] + [.G42]*[.Q38] + [.G43]*[.Q39] + [.G44]*[.Q40] + [.G45]*[.Q41] + [.G46]*[.Q42] )" office:value-type="float" office:value="0.0202177438505674" calcext:value-type="float">
            <text:p>0.020217743850568</text:p>
          </table:table-cell>
          <table:table-cell table:style-name="ce28" table:formula="of:=TANH( [.H26]*[.S25] + [.H27]*[.S26] + [.H28]*[.S27] + [.H29]*[.S28] + [.H30]*[.S29] + [.H31]*[.S30] + [.H32]*[.S31] + [.H33]*[.S32] + [.H34]*[.S33] + [.H35]*[.S34] + [.H36]*[.S35] + [.H37]*[.S36] + [.H38]*[.S37] + [.H39]*[.S38] + [.H40]*[.S39] + [.H41]*[.S40] + [.H42]*[.S41] + [.H43]*[.S42] + [.H44]*[.S43] + [.H45]*[.S44] + [.H46]*[.S45] + [.H47]*[.S46] + [.H48]*[.S47] + [.H49]*[.S48] )" office:value-type="float" office:value="-0.40602840566447" calcext:value-type="float">
            <text:p>-0.40602840566447</text:p>
          </table:table-cell>
          <table:table-cell table:style-name="ce29" office:value-type="float" office:value="-0.434009569154839" calcext:value-type="float">
            <text:p>-0.434009569154839</text:p>
          </table:table-cell>
          <table:table-cell table:style-name="ce30" table:formula="of:= ([.J28]-[.I28]) * ([.J28]-[.I28])" office:value-type="float" office:value="0.000782945510274759" calcext:value-type="float">
            <text:p>0.000782945510275</text:p>
          </table:table-cell>
          <table:table-cell table:number-columns-repeated="5"/>
          <table:table-cell table:style-name="ce33" office:value-type="float" office:value="-0.257909183269006" calcext:value-type="float">
            <text:p>-0.257909183269006</text:p>
          </table:table-cell>
          <table:table-cell/>
          <table:table-cell table:style-name="ce33" office:value-type="float" office:value="-0.000272577257429773" calcext:value-type="float">
            <text:p>-0.00027257725743</text:p>
          </table:table-cell>
          <table:table-cell table:number-columns-repeated="2"/>
        </table:table-row>
        <table:table-row table:style-name="ro1">
          <table:table-cell office:value-type="float" office:value="187.15983" calcext:value-type="float">
            <text:p>187.15983</text:p>
          </table:table-cell>
          <table:table-cell table:number-columns-repeated="3"/>
          <table:table-cell office:value-type="float" office:value="-0.42490498557306" calcext:value-type="float">
            <text:p>-0.42490498557306</text:p>
          </table:table-cell>
          <table:table-cell/>
          <table:table-cell table:style-name="ce24" office:value-type="float" office:value="-0.5" calcext:value-type="float">
            <text:p>-0.5</text:p>
          </table:table-cell>
          <table:table-cell table:style-name="ce25" table:formula="of:=TANH( [.G26]*[.Q43] + [.G27]*[.Q44] + [.G28]*[.Q45] + [.G29]*[.Q46] + [.G30]*[.Q47] + [.G31]*[.Q48] + [.G32]*[.Q49] + [.G33]*[.Q50] + [.G34]*[.Q51] + [.G35]*[.Q52] + [.G36]*[.Q53] + [.G37]*[.Q54] + [.G38]*[.Q55] + [.G39]*[.Q56] + [.G40]*[.Q57] + [.G41]*[.Q58] + [.G42]*[.Q59] + [.G43]*[.Q60] + [.G44]*[.Q61] + [.G45]*[.Q62] + [.G46]*[.Q63] )" office:value-type="float" office:value="0.98066463890446" calcext:value-type="float">
            <text:p>0.98066463890446</text:p>
          </table:table-cell>
          <table:table-cell table:style-name="ce28" table:formula="of:=TANH( [.H26]*[.S49] + [.H27]*[.S50] + [.H28]*[.S51] + [.H29]*[.S52] + [.H30]*[.S53] + [.H31]*[.S54] + [.H32]*[.S55] + [.H33]*[.S56] + [.H34]*[.S57] + [.H35]*[.S58] + [.H36]*[.S59] + [.H37]*[.S60] + [.H38]*[.S61] + [.H39]*[.S62] + [.H40]*[.S63] + [.H41]*[.S64] + [.H42]*[.S65] + [.H43]*[.S66] + [.H44]*[.S67] + [.H45]*[.S68] + [.H46]*[.S69] + [.H47]*[.S70] + [.H48]*[.S71] + [.H49]*[.S72] )" office:value-type="float" office:value="-0.448040766345174" calcext:value-type="float">
            <text:p>-0.448040766345174</text:p>
          </table:table-cell>
          <table:table-cell table:style-name="ce29" office:value-type="float" office:value="-0.42381802645428" calcext:value-type="float">
            <text:p>-0.42381802645428</text:p>
          </table:table-cell>
          <table:table-cell table:style-name="ce30" table:formula="of:= ([.J29]-[.I29]) * ([.J29]-[.I29])" office:value-type="float" office:value="0.000586741127821943" calcext:value-type="float">
            <text:p>0.000586741127822</text:p>
          </table:table-cell>
          <table:table-cell table:number-columns-repeated="5"/>
          <table:table-cell table:style-name="ce33" office:value-type="float" office:value="-0.00000552952318730527" calcext:value-type="float">
            <text:p>-5.52952318730527E-06</text:p>
          </table:table-cell>
          <table:table-cell/>
          <table:table-cell table:style-name="ce33" office:value-type="float" office:value="-0.0000004935933794243" calcext:value-type="float">
            <text:p>-4.93593379424301E-07</text:p>
          </table:table-cell>
          <table:table-cell table:number-columns-repeated="2"/>
        </table:table-row>
        <table:table-row table:style-name="ro1">
          <table:table-cell office:value-type="float" office:value="192.75666" calcext:value-type="float">
            <text:p>192.75666</text:p>
          </table:table-cell>
          <table:table-cell table:number-columns-repeated="3"/>
          <table:table-cell office:value-type="float" office:value="-0.419556031967013" calcext:value-type="float">
            <text:p>-0.419556031967013</text:p>
          </table:table-cell>
          <table:table-cell/>
          <table:table-cell table:style-name="ce24" office:value-type="float" office:value="-0.490357035578551" calcext:value-type="float">
            <text:p>-0.490357035578551</text:p>
          </table:table-cell>
          <table:table-cell table:style-name="ce25" table:formula="of:=TANH( [.G26]*[.Q64] + [.G27]*[.Q65] + [.G28]*[.Q66] + [.G29]*[.Q67] + [.G30]*[.Q68] + [.G31]*[.Q69] + [.G32]*[.Q70] + [.G33]*[.Q71] + [.G34]*[.Q72] + [.G35]*[.Q73] + [.G36]*[.Q74] + [.G37]*[.Q75] + [.G38]*[.Q76] + [.G39]*[.Q77] + [.G40]*[.Q78] + [.G41]*[.Q79] + [.G42]*[.Q80] + [.G43]*[.Q81] + [.G44]*[.Q82] + [.G45]*[.Q83] + [.G46]*[.Q84] )" office:value-type="float" office:value="-0.12538135517675" calcext:value-type="float">
            <text:p>-0.12538135517675</text:p>
          </table:table-cell>
          <table:table-cell table:number-columns-repeated="8"/>
          <table:table-cell table:style-name="ce33" office:value-type="float" office:value="-0.0513676264702428" calcext:value-type="float">
            <text:p>-0.051367626470243</text:p>
          </table:table-cell>
          <table:table-cell/>
          <table:table-cell table:style-name="ce33" office:value-type="float" office:value="-2.00295130576886" calcext:value-type="float">
            <text:p>-2.00295130576886</text:p>
          </table:table-cell>
          <table:table-cell table:number-columns-repeated="2"/>
        </table:table-row>
        <table:table-row table:style-name="ro1">
          <table:table-cell office:value-type="float" office:value="197.4" calcext:value-type="float">
            <text:p>197.4</text:p>
          </table:table-cell>
          <table:table-cell table:number-columns-repeated="3"/>
          <table:table-cell office:value-type="float" office:value="-0.415118339516626" calcext:value-type="float">
            <text:p>-0.415118339516626</text:p>
          </table:table-cell>
          <table:table-cell/>
          <table:table-cell table:style-name="ce24" office:value-type="float" office:value="-0.487811020708257" calcext:value-type="float">
            <text:p>-0.487811020708257</text:p>
          </table:table-cell>
          <table:table-cell table:style-name="ce25" table:formula="of:=TANH( [.G26]*[.Q85] + [.G27]*[.Q86] + [.G28]*[.Q87] + [.G29]*[.Q88] + [.G30]*[.Q89] + [.G31]*[.Q90] + [.G32]*[.Q91] + [.G33]*[.Q92] + [.G34]*[.Q93] + [.G35]*[.Q94] + [.G36]*[.Q95] + [.G37]*[.Q96] + [.G38]*[.Q97] + [.G39]*[.Q98] + [.G40]*[.Q99] + [.G41]*[.Q100] + [.G42]*[.Q101] + [.G43]*[.Q102] + [.G44]*[.Q103] + [.G45]*[.Q104] + [.G46]*[.Q105] )" office:value-type="float" office:value="0.228119259528946" calcext:value-type="float">
            <text:p>0.228119259528946</text:p>
          </table:table-cell>
          <table:table-cell table:number-columns-repeated="8"/>
          <table:table-cell table:style-name="ce33" office:value-type="float" office:value="0.000157816174204721" calcext:value-type="float">
            <text:p>0.000157816174205</text:p>
          </table:table-cell>
          <table:table-cell/>
          <table:table-cell table:style-name="ce33" office:value-type="float" office:value="-0.00000146585336714981" calcext:value-type="float">
            <text:p>-1.46585336714981E-06</text:p>
          </table:table-cell>
          <table:table-cell table:number-columns-repeated="2"/>
        </table:table-row>
        <table:table-row table:style-name="ro1">
          <table:table-cell office:value-type="float" office:value="196.02499" calcext:value-type="float">
            <text:p>196.02499</text:p>
          </table:table-cell>
          <table:table-cell table:number-columns-repeated="3"/>
          <table:table-cell office:value-type="float" office:value="-0.416432452094255" calcext:value-type="float">
            <text:p>-0.416432452094255</text:p>
          </table:table-cell>
          <table:table-cell/>
          <table:table-cell table:style-name="ce24" office:value-type="float" office:value="-0.488464086902445" calcext:value-type="float">
            <text:p>-0.488464086902445</text:p>
          </table:table-cell>
          <table:table-cell table:style-name="ce25" table:formula="of:=TANH( [.G26]*[.Q106] + [.G27]*[.Q107] + [.G28]*[.Q108] + [.G29]*[.Q109] + [.G30]*[.Q110] + [.G31]*[.Q111] + [.G32]*[.Q112] + [.G33]*[.Q113] + [.G34]*[.Q114] + [.G35]*[.Q115] + [.G36]*[.Q116] + [.G37]*[.Q117] + [.G38]*[.Q118] + [.G39]*[.Q119] + [.G40]*[.Q120] + [.G41]*[.Q121] + [.G42]*[.Q122] + [.G43]*[.Q123] + [.G44]*[.Q124] + [.G45]*[.Q125] + [.G46]*[.Q126] )" office:value-type="float" office:value="0.290754295749721" calcext:value-type="float">
            <text:p>0.290754295749721</text:p>
          </table:table-cell>
          <table:table-cell table:number-columns-repeated="8"/>
          <table:table-cell table:style-name="ce33" office:value-type="float" office:value="-0.000402311093635992" calcext:value-type="float">
            <text:p>-0.000402311093636</text:p>
          </table:table-cell>
          <table:table-cell/>
          <table:table-cell table:style-name="ce33" office:value-type="float" office:value="0.0881559409671316" calcext:value-type="float">
            <text:p>0.088155940967132</text:p>
          </table:table-cell>
          <table:table-cell table:number-columns-repeated="2"/>
        </table:table-row>
        <table:table-row table:style-name="ro1">
          <table:table-cell office:value-type="float" office:value="198.04883" calcext:value-type="float">
            <text:p>198.04883</text:p>
          </table:table-cell>
          <table:table-cell table:number-columns-repeated="3"/>
          <table:table-cell office:value-type="float" office:value="-0.414498245361861" calcext:value-type="float">
            <text:p>-0.414498245361861</text:p>
          </table:table-cell>
          <table:table-cell/>
          <table:table-cell table:style-name="ce24" office:value-type="float" office:value="-0.487374891419251" calcext:value-type="float">
            <text:p>-0.487374891419251</text:p>
          </table:table-cell>
          <table:table-cell table:style-name="ce25" table:formula="of:=TANH( [.G26]*[.Q127] + [.G27]*[.Q128] + [.G28]*[.Q129] + [.G29]*[.Q130] + [.G30]*[.Q131] + [.G31]*[.Q132] + [.G32]*[.Q133] + [.G33]*[.Q134] + [.G34]*[.Q135] + [.G35]*[.Q136] + [.G36]*[.Q137] + [.G37]*[.Q138] + [.G38]*[.Q139] + [.G39]*[.Q140] + [.G40]*[.Q141] + [.G41]*[.Q142] + [.G42]*[.Q143] + [.G43]*[.Q144] + [.G44]*[.Q145] + [.G45]*[.Q146] + [.G46]*[.Q147] )" office:value-type="float" office:value="0.211281381533761" calcext:value-type="float">
            <text:p>0.211281381533761</text:p>
          </table:table-cell>
          <table:table-cell table:number-columns-repeated="8"/>
          <table:table-cell table:style-name="ce33" office:value-type="float" office:value="-0.000503738609571704" calcext:value-type="float">
            <text:p>-0.000503738609572</text:p>
          </table:table-cell>
          <table:table-cell/>
          <table:table-cell table:style-name="ce33" office:value-type="float" office:value="-0.000152197131625914" calcext:value-type="float">
            <text:p>-0.000152197131626</text:p>
          </table:table-cell>
          <table:table-cell table:number-columns-repeated="2"/>
        </table:table-row>
        <table:table-row table:style-name="ro1">
          <table:table-cell office:value-type="float" office:value="198.93233" calcext:value-type="float">
            <text:p>198.93233</text:p>
          </table:table-cell>
          <table:table-cell table:number-columns-repeated="3"/>
          <table:table-cell office:value-type="float" office:value="-0.413653874439224" calcext:value-type="float">
            <text:p>-0.413653874439224</text:p>
          </table:table-cell>
          <table:table-cell/>
          <table:table-cell table:style-name="ce24" office:value-type="float" office:value="-0.486191720845143" calcext:value-type="float">
            <text:p>-0.486191720845143</text:p>
          </table:table-cell>
          <table:table-cell table:style-name="ce25" table:formula="of:=TANH( [.G26]*[.Q148] + [.G27]*[.Q149] + [.G28]*[.Q150] + [.G29]*[.Q151] + [.G30]*[.Q152] + [.G31]*[.Q153] + [.G32]*[.Q154] + [.G33]*[.Q155] + [.G34]*[.Q156] + [.G35]*[.Q157] + [.G36]*[.Q158] + [.G37]*[.Q159] + [.G38]*[.Q160] + [.G39]*[.Q161] + [.G40]*[.Q162] + [.G41]*[.Q163] + [.G42]*[.Q164] + [.G43]*[.Q165] + [.G44]*[.Q166] + [.G45]*[.Q167] + [.G46]*[.Q168] )" office:value-type="float" office:value="-0.262746150092208" calcext:value-type="float">
            <text:p>-0.262746150092208</text:p>
          </table:table-cell>
          <table:table-cell table:number-columns-repeated="8"/>
          <table:table-cell table:style-name="ce33" office:value-type="float" office:value="-0.00000427245528616147" calcext:value-type="float">
            <text:p>-4.27245528616147E-06</text:p>
          </table:table-cell>
          <table:table-cell/>
          <table:table-cell table:style-name="ce33" office:value-type="float" office:value="-0.00147284839750438" calcext:value-type="float">
            <text:p>-0.001472848397504</text:p>
          </table:table-cell>
          <table:table-cell table:number-columns-repeated="2"/>
        </table:table-row>
        <table:table-row table:style-name="ro1">
          <table:table-cell office:value-type="float" office:value="200.543" calcext:value-type="float">
            <text:p>200.543</text:p>
          </table:table-cell>
          <table:table-cell table:number-columns-repeated="3"/>
          <table:table-cell office:value-type="float" office:value="-0.412114538939548" calcext:value-type="float">
            <text:p>-0.412114538939548</text:p>
          </table:table-cell>
          <table:table-cell/>
          <table:table-cell table:style-name="ce24" office:value-type="float" office:value="-0.485220718176893" calcext:value-type="float">
            <text:p>-0.485220718176893</text:p>
          </table:table-cell>
          <table:table-cell table:style-name="ce25" table:formula="of:=TANH( [.G26]*[.Q169] + [.G27]*[.Q170] + [.G28]*[.Q171] + [.G29]*[.Q172] + [.G30]*[.Q173] + [.G31]*[.Q174] + [.G32]*[.Q175] + [.G33]*[.Q176] + [.G34]*[.Q177] + [.G35]*[.Q178] + [.G36]*[.Q179] + [.G37]*[.Q180] + [.G38]*[.Q181] + [.G39]*[.Q182] + [.G40]*[.Q183] + [.G41]*[.Q184] + [.G42]*[.Q185] + [.G43]*[.Q186] + [.G44]*[.Q187] + [.G45]*[.Q188] + [.G46]*[.Q189] )" office:value-type="float" office:value="0.0331096320107003" calcext:value-type="float">
            <text:p>0.0331096320107</text:p>
          </table:table-cell>
          <table:table-cell table:number-columns-repeated="8"/>
          <table:table-cell table:style-name="ce33" office:value-type="float" office:value="0.0000557595908300913" calcext:value-type="float">
            <text:p>5.57595908300913E-05</text:p>
          </table:table-cell>
          <table:table-cell/>
          <table:table-cell table:style-name="ce33" office:value-type="float" office:value="0.00853938853080458" calcext:value-type="float">
            <text:p>0.008539388530805</text:p>
          </table:table-cell>
          <table:table-cell table:number-columns-repeated="2"/>
        </table:table-row>
        <table:table-row table:style-name="ro1">
          <table:table-cell office:value-type="float" office:value="210.3075" calcext:value-type="float">
            <text:p>210.3075</text:p>
          </table:table-cell>
          <table:table-cell table:number-columns-repeated="3"/>
          <table:table-cell office:value-type="float" office:value="-0.40278249607131" calcext:value-type="float">
            <text:p>-0.40278249607131</text:p>
          </table:table-cell>
          <table:table-cell/>
          <table:table-cell table:style-name="ce24" office:value-type="float" office:value="-0.483393245281104" calcext:value-type="float">
            <text:p>-0.483393245281104</text:p>
          </table:table-cell>
          <table:table-cell table:style-name="ce25" table:formula="of:=TANH( [.G26]*[.Q190] + [.G27]*[.Q191] + [.G28]*[.Q192] + [.G29]*[.Q193] + [.G30]*[.Q194] + [.G31]*[.Q195] + [.G32]*[.Q196] + [.G33]*[.Q197] + [.G34]*[.Q198] + [.G35]*[.Q199] + [.G36]*[.Q200] + [.G37]*[.Q201] + [.G38]*[.Q202] + [.G39]*[.Q203] + [.G40]*[.Q204] + [.G41]*[.Q205] + [.G42]*[.Q206] + [.G43]*[.Q207] + [.G44]*[.Q208] + [.G45]*[.Q209] + [.G46]*[.Q210] )" office:value-type="float" office:value="-0.0177164364986821" calcext:value-type="float">
            <text:p>-0.017716436498682</text:p>
          </table:table-cell>
          <table:table-cell table:number-columns-repeated="8"/>
          <table:table-cell table:style-name="ce33" office:value-type="float" office:value="-0.0398693075223647" calcext:value-type="float">
            <text:p>-0.039869307522365</text:p>
          </table:table-cell>
          <table:table-cell/>
          <table:table-cell table:style-name="ce33" office:value-type="float" office:value="-0.0919716889591488" calcext:value-type="float">
            <text:p>-0.091971688959149</text:p>
          </table:table-cell>
          <table:table-cell table:number-columns-repeated="2"/>
        </table:table-row>
        <table:table-row table:style-name="ro1">
          <table:table-cell office:value-type="float" office:value="225.02" calcext:value-type="float">
            <text:p>225.02</text:p>
          </table:table-cell>
          <table:table-cell table:number-columns-repeated="3"/>
          <table:table-cell office:value-type="float" office:value="-0.388721593751789" calcext:value-type="float">
            <text:p>-0.388721593751789</text:p>
          </table:table-cell>
          <table:table-cell/>
          <table:table-cell table:style-name="ce24" office:value-type="float" office:value="-0.484044562523636" calcext:value-type="float">
            <text:p>-0.484044562523636</text:p>
          </table:table-cell>
          <table:table-cell table:style-name="ce25" table:formula="of:=TANH( [.G26]*[.Q211] + [.G27]*[.Q212] + [.G28]*[.Q213] + [.G29]*[.Q214] + [.G30]*[.Q215] + [.G31]*[.Q216] + [.G32]*[.Q217] + [.G33]*[.Q218] + [.G34]*[.Q219] + [.G35]*[.Q220] + [.G36]*[.Q221] + [.G37]*[.Q222] + [.G38]*[.Q223] + [.G39]*[.Q224] + [.G40]*[.Q225] + [.G41]*[.Q226] + [.G42]*[.Q227] + [.G43]*[.Q228] + [.G44]*[.Q229] + [.G45]*[.Q230] + [.G46]*[.Q231] )" office:value-type="float" office:value="0.727011885587036" calcext:value-type="float">
            <text:p>0.727011885587036</text:p>
          </table:table-cell>
          <table:table-cell table:number-columns-repeated="8"/>
          <table:table-cell table:style-name="ce33" office:value-type="float" office:value="-0.0688640804398254" calcext:value-type="float">
            <text:p>-0.068864080439826</text:p>
          </table:table-cell>
          <table:table-cell/>
          <table:table-cell table:style-name="ce33" office:value-type="float" office:value="-0.00340977414384437" calcext:value-type="float">
            <text:p>-0.003409774143844</text:p>
          </table:table-cell>
          <table:table-cell table:number-columns-repeated="2"/>
        </table:table-row>
        <table:table-row table:style-name="ro1">
          <table:table-cell office:value-type="float" office:value="248.25333" calcext:value-type="float">
            <text:p>248.25333</text:p>
          </table:table-cell>
          <table:table-cell table:number-columns-repeated="3"/>
          <table:table-cell office:value-type="float" office:value="-0.366517238021139" calcext:value-type="float">
            <text:p>-0.366517238021139</text:p>
          </table:table-cell>
          <table:table-cell/>
          <table:table-cell table:style-name="ce24" office:value-type="float" office:value="-0.483425414523046" calcext:value-type="float">
            <text:p>-0.483425414523046</text:p>
          </table:table-cell>
          <table:table-cell table:style-name="ce25" table:formula="of:=TANH( [.G26]*[.Q232] + [.G27]*[.Q233] + [.G28]*[.Q234] + [.G29]*[.Q235] + [.G30]*[.Q236] + [.G31]*[.Q237] + [.G32]*[.Q238] + [.G33]*[.Q239] + [.G34]*[.Q240] + [.G35]*[.Q241] + [.G36]*[.Q242] + [.G37]*[.Q243] + [.G38]*[.Q244] + [.G39]*[.Q245] + [.G40]*[.Q246] + [.G41]*[.Q247] + [.G42]*[.Q248] + [.G43]*[.Q249] + [.G44]*[.Q250] + [.G45]*[.Q251] + [.G46]*[.Q252] )" office:value-type="float" office:value="-0.988666168490312" calcext:value-type="float">
            <text:p>-0.988666168490312</text:p>
          </table:table-cell>
          <table:table-cell table:number-columns-repeated="8"/>
          <table:table-cell table:style-name="ce33" office:value-type="float" office:value="-0.00000894133278180937" calcext:value-type="float">
            <text:p>-8.94133278180937E-06</text:p>
          </table:table-cell>
          <table:table-cell/>
          <table:table-cell table:style-name="ce33" office:value-type="float" office:value="0.0064981115557279" calcext:value-type="float">
            <text:p>0.006498111555728</text:p>
          </table:table-cell>
          <table:table-cell table:number-columns-repeated="2"/>
        </table:table-row>
        <table:table-row table:style-name="ro1">
          <table:table-cell office:value-type="float" office:value="262.32666" calcext:value-type="float">
            <text:p>262.32666</text:p>
          </table:table-cell>
          <table:table-cell table:number-columns-repeated="3"/>
          <table:table-cell office:value-type="float" office:value="-0.353067197685344" calcext:value-type="float">
            <text:p>-0.353067197685344</text:p>
          </table:table-cell>
          <table:table-cell/>
          <table:table-cell table:style-name="ce24" office:value-type="float" office:value="-0.482989772646797" calcext:value-type="float">
            <text:p>-0.482989772646797</text:p>
          </table:table-cell>
          <table:table-cell table:style-name="ce25" table:formula="of:=TANH( [.G26]*[.Q253] + [.G27]*[.Q254] + [.G28]*[.Q255] + [.G29]*[.Q256] + [.G30]*[.Q257] + [.G31]*[.Q258] + [.G32]*[.Q259] + [.G33]*[.Q260] + [.G34]*[.Q261] + [.G35]*[.Q262] + [.G36]*[.Q263] + [.G37]*[.Q264] + [.G38]*[.Q265] + [.G39]*[.Q266] + [.G40]*[.Q267] + [.G41]*[.Q268] + [.G42]*[.Q269] + [.G43]*[.Q270] + [.G44]*[.Q271] + [.G45]*[.Q272] + [.G46]*[.Q273] )" office:value-type="float" office:value="-0.77124114039166" calcext:value-type="float">
            <text:p>-0.77124114039166</text:p>
          </table:table-cell>
          <table:table-cell table:number-columns-repeated="8"/>
          <table:table-cell table:style-name="ce33" office:value-type="float" office:value="0.00000200305533709218" calcext:value-type="float">
            <text:p>2.00305533709218E-06</text:p>
          </table:table-cell>
          <table:table-cell/>
          <table:table-cell table:style-name="ce33" office:value-type="float" office:value="0.513924826844419" calcext:value-type="float">
            <text:p>0.513924826844419</text:p>
          </table:table-cell>
          <table:table-cell table:number-columns-repeated="2"/>
        </table:table-row>
        <table:table-row table:style-name="ro1">
          <table:table-cell office:value-type="float" office:value="294.48699" calcext:value-type="float">
            <text:p>294.48699</text:p>
          </table:table-cell>
          <table:table-cell table:number-columns-repeated="3"/>
          <table:table-cell office:value-type="float" office:value="-0.32233120728986" calcext:value-type="float">
            <text:p>-0.32233120728986</text:p>
          </table:table-cell>
          <table:table-cell/>
          <table:table-cell table:style-name="ce24" office:value-type="float" office:value="-0.474523451291362" calcext:value-type="float">
            <text:p>-0.474523451291362</text:p>
          </table:table-cell>
          <table:table-cell table:style-name="ce25" table:formula="of:=TANH( [.G26]*[.Q274] + [.G27]*[.Q275] + [.G28]*[.Q276] + [.G29]*[.Q277] + [.G30]*[.Q278] + [.G31]*[.Q279] + [.G32]*[.Q280] + [.G33]*[.Q281] + [.G34]*[.Q282] + [.G35]*[.Q283] + [.G36]*[.Q284] + [.G37]*[.Q285] + [.G38]*[.Q286] + [.G39]*[.Q287] + [.G40]*[.Q288] + [.G41]*[.Q289] + [.G42]*[.Q290] + [.G43]*[.Q291] + [.G44]*[.Q292] + [.G45]*[.Q293] + [.G46]*[.Q294] )" office:value-type="float" office:value="0.421520923977482" calcext:value-type="float">
            <text:p>0.421520923977482</text:p>
          </table:table-cell>
          <table:table-cell table:number-columns-repeated="8"/>
          <table:table-cell table:style-name="ce33" office:value-type="float" office:value="-0.00000578442611360222" calcext:value-type="float">
            <text:p>-5.78442611360222E-06</text:p>
          </table:table-cell>
          <table:table-cell/>
          <table:table-cell table:style-name="ce33" office:value-type="float" office:value="-0.143674307010232" calcext:value-type="float">
            <text:p>-0.143674307010232</text:p>
          </table:table-cell>
          <table:table-cell table:number-columns-repeated="2"/>
        </table:table-row>
        <table:table-row table:style-name="ro1">
          <table:table-cell office:value-type="float" office:value="331.10325" calcext:value-type="float">
            <text:p>331.10325</text:p>
          </table:table-cell>
          <table:table-cell table:number-columns-repeated="3"/>
          <table:table-cell office:value-type="float" office:value="-0.287336634296407" calcext:value-type="float">
            <text:p>-0.287336634296407</text:p>
          </table:table-cell>
          <table:table-cell/>
          <table:table-cell table:style-name="ce24" office:value-type="float" office:value="-0.476471821665038" calcext:value-type="float">
            <text:p>-0.476471821665038</text:p>
          </table:table-cell>
          <table:table-cell table:style-name="ce25" table:formula="of:=TANH( [.G26]*[.Q295] + [.G27]*[.Q296] + [.G28]*[.Q297] + [.G29]*[.Q298] + [.G30]*[.Q299] + [.G31]*[.Q300] + [.G32]*[.Q301] + [.G33]*[.Q302] + [.G34]*[.Q303] + [.G35]*[.Q304] + [.G36]*[.Q305] + [.G37]*[.Q306] + [.G38]*[.Q307] + [.G39]*[.Q308] + [.G40]*[.Q309] + [.G41]*[.Q310] + [.G42]*[.Q311] + [.G43]*[.Q312] + [.G44]*[.Q313] + [.G45]*[.Q314] + [.G46]*[.Q315] )" office:value-type="float" office:value="-0.964821896957687" calcext:value-type="float">
            <text:p>-0.964821896957687</text:p>
          </table:table-cell>
          <table:table-cell table:number-columns-repeated="8"/>
          <table:table-cell table:style-name="ce33" office:value-type="float" office:value="-0.00018182726364452" calcext:value-type="float">
            <text:p>-0.000181827263645</text:p>
          </table:table-cell>
          <table:table-cell/>
          <table:table-cell table:style-name="ce33" office:value-type="float" office:value="0.0199051596110331" calcext:value-type="float">
            <text:p>0.019905159611033</text:p>
          </table:table-cell>
          <table:table-cell table:number-columns-repeated="2"/>
        </table:table-row>
        <table:table-row table:style-name="ro1">
          <table:table-cell office:value-type="float" office:value="285.8875" calcext:value-type="float">
            <text:p>285.8875</text:p>
          </table:table-cell>
          <table:table-cell table:number-columns-repeated="3"/>
          <table:table-cell office:value-type="float" office:value="-0.330549836950876" calcext:value-type="float">
            <text:p>-0.330549836950876</text:p>
          </table:table-cell>
          <table:table-cell/>
          <table:table-cell table:style-name="ce24" office:value-type="float" office:value="-0.467335221755124" calcext:value-type="float">
            <text:p>-0.467335221755124</text:p>
          </table:table-cell>
          <table:table-cell table:style-name="ce25" table:formula="of:=TANH( [.G26]*[.Q316] + [.G27]*[.Q317] + [.G28]*[.Q318] + [.G29]*[.Q319] + [.G30]*[.Q320] + [.G31]*[.Q321] + [.G32]*[.Q322] + [.G33]*[.Q323] + [.G34]*[.Q324] + [.G35]*[.Q325] + [.G36]*[.Q326] + [.G37]*[.Q327] + [.G38]*[.Q328] + [.G39]*[.Q329] + [.G40]*[.Q330] + [.G41]*[.Q331] + [.G42]*[.Q332] + [.G43]*[.Q333] + [.G44]*[.Q334] + [.G45]*[.Q335] + [.G46]*[.Q336] )" office:value-type="float" office:value="0.0143583619185441" calcext:value-type="float">
            <text:p>0.014358361918544</text:p>
          </table:table-cell>
          <table:table-cell table:number-columns-repeated="8"/>
          <table:table-cell table:style-name="ce33" office:value-type="float" office:value="-0.00214453679535039" calcext:value-type="float">
            <text:p>-0.00214453679535</text:p>
          </table:table-cell>
          <table:table-cell/>
          <table:table-cell table:style-name="ce33" office:value-type="float" office:value="0.000150943911834096" calcext:value-type="float">
            <text:p>0.000150943911834</text:p>
          </table:table-cell>
          <table:table-cell table:number-columns-repeated="2"/>
        </table:table-row>
        <table:table-row table:style-name="ro1">
          <table:table-cell office:value-type="float" office:value="304.97974" calcext:value-type="float">
            <text:p>304.97974</text:p>
          </table:table-cell>
          <table:table-cell table:number-columns-repeated="3"/>
          <table:table-cell office:value-type="float" office:value="-0.312303167676392" calcext:value-type="float">
            <text:p>-0.312303167676392</text:p>
          </table:table-cell>
          <table:table-cell/>
          <table:table-cell table:style-name="ce24" office:value-type="float" office:value="-0.47196086438734" calcext:value-type="float">
            <text:p>-0.47196086438734</text:p>
          </table:table-cell>
          <table:table-cell table:style-name="ce25" table:formula="of:=TANH( [.G26]*[.Q337] + [.G27]*[.Q338] + [.G28]*[.Q339] + [.G29]*[.Q340] + [.G30]*[.Q341] + [.G31]*[.Q342] + [.G32]*[.Q343] + [.G33]*[.Q344] + [.G34]*[.Q345] + [.G35]*[.Q346] + [.G36]*[.Q347] + [.G37]*[.Q348] + [.G38]*[.Q349] + [.G39]*[.Q350] + [.G40]*[.Q351] + [.G41]*[.Q352] + [.G42]*[.Q353] + [.G43]*[.Q354] + [.G44]*[.Q355] + [.G45]*[.Q356] + [.G46]*[.Q357] )" office:value-type="float" office:value="0.412527635445631" calcext:value-type="float">
            <text:p>0.412527635445631</text:p>
          </table:table-cell>
          <table:table-cell table:number-columns-repeated="8"/>
          <table:table-cell table:style-name="ce33" office:value-type="float" office:value="0.0328852327685187" calcext:value-type="float">
            <text:p>0.032885232768519</text:p>
          </table:table-cell>
          <table:table-cell/>
          <table:table-cell table:style-name="ce33" office:value-type="float" office:value="0.155378394813004" calcext:value-type="float">
            <text:p>0.155378394813004</text:p>
          </table:table-cell>
          <table:table-cell table:number-columns-repeated="2"/>
        </table:table-row>
        <table:table-row table:style-name="ro1">
          <table:table-cell office:value-type="float" office:value="338.137" calcext:value-type="float">
            <text:p>338.137</text:p>
          </table:table-cell>
          <table:table-cell table:number-columns-repeated="3"/>
          <table:table-cell office:value-type="float" office:value="-0.280614400026913" calcext:value-type="float">
            <text:p>-0.280614400026913</text:p>
          </table:table-cell>
          <table:table-cell/>
          <table:table-cell table:style-name="ce24" office:value-type="float" office:value="-0.467155232648321" calcext:value-type="float">
            <text:p>-0.467155232648321</text:p>
          </table:table-cell>
          <table:table-cell table:style-name="ce25" table:formula="of:=TANH( [.G26]*[.Q358] + [.G27]*[.Q359] + [.G28]*[.Q360] + [.G29]*[.Q361] + [.G30]*[.Q362] + [.G31]*[.Q363] + [.G32]*[.Q364] + [.G33]*[.Q365] + [.G34]*[.Q366] + [.G35]*[.Q367] + [.G36]*[.Q368] + [.G37]*[.Q369] + [.G38]*[.Q370] + [.G39]*[.Q371] + [.G40]*[.Q372] + [.G41]*[.Q373] + [.G42]*[.Q374] + [.G43]*[.Q375] + [.G44]*[.Q376] + [.G45]*[.Q377] + [.G46]*[.Q378] )" office:value-type="float" office:value="0.0203932283875402" calcext:value-type="float">
            <text:p>0.02039322838754</text:p>
          </table:table-cell>
          <table:table-cell table:number-columns-repeated="8"/>
          <table:table-cell table:style-name="ce33" office:value-type="float" office:value="0.00000247463579265824" calcext:value-type="float">
            <text:p>2.47463579265824E-06</text:p>
          </table:table-cell>
          <table:table-cell/>
          <table:table-cell table:style-name="ce33" office:value-type="float" office:value="0.561601265408223" calcext:value-type="float">
            <text:p>0.561601265408223</text:p>
          </table:table-cell>
          <table:table-cell table:number-columns-repeated="2"/>
        </table:table-row>
        <table:table-row table:style-name="ro1">
          <table:table-cell office:value-type="float" office:value="357.48" calcext:value-type="float">
            <text:p>357.48</text:p>
          </table:table-cell>
          <table:table-cell table:number-columns-repeated="3"/>
          <table:table-cell office:value-type="float" office:value="-0.262128076589938" calcext:value-type="float">
            <text:p>-0.262128076589938</text:p>
          </table:table-cell>
          <table:table-cell/>
          <table:table-cell table:style-name="ce24" office:value-type="float" office:value="-0.457980241815981" calcext:value-type="float">
            <text:p>-0.457980241815981</text:p>
          </table:table-cell>
          <table:table-cell table:style-name="ce25" table:formula="of:=TANH( [.G26]*[.Q379] + [.G27]*[.Q380] + [.G28]*[.Q381] + [.G29]*[.Q382] + [.G30]*[.Q383] + [.G31]*[.Q384] + [.G32]*[.Q385] + [.G33]*[.Q386] + [.G34]*[.Q387] + [.G35]*[.Q388] + [.G36]*[.Q389] + [.G37]*[.Q390] + [.G38]*[.Q391] + [.G39]*[.Q392] + [.G40]*[.Q393] + [.G41]*[.Q394] + [.G42]*[.Q395] + [.G43]*[.Q396] + [.G44]*[.Q397] + [.G45]*[.Q398] + [.G46]*[.Q399] )" office:value-type="float" office:value="-0.490553984058724" calcext:value-type="float">
            <text:p>-0.490553984058724</text:p>
          </table:table-cell>
          <table:table-cell table:number-columns-repeated="8"/>
          <table:table-cell table:style-name="ce33" office:value-type="float" office:value="-0.0882285549418925" calcext:value-type="float">
            <text:p>-0.088228554941893</text:p>
          </table:table-cell>
          <table:table-cell/>
          <table:table-cell table:style-name="ce33" office:value-type="float" office:value="-0.0289799916402304" calcext:value-type="float">
            <text:p>-0.02897999164023</text:p>
          </table:table-cell>
          <table:table-cell table:number-columns-repeated="2"/>
        </table:table-row>
        <table:table-row table:style-name="ro1">
          <table:table-cell office:value-type="float" office:value="402.954" calcext:value-type="float">
            <text:p>402.954</text:p>
          </table:table-cell>
          <table:table-cell table:number-columns-repeated="3"/>
          <table:table-cell office:value-type="float" office:value="-0.218668061495434" calcext:value-type="float">
            <text:p>-0.218668061495434</text:p>
          </table:table-cell>
          <table:table-cell/>
          <table:table-cell table:style-name="ce24" office:value-type="float" office:value="-0.450538118019067" calcext:value-type="float">
            <text:p>-0.450538118019067</text:p>
          </table:table-cell>
          <table:table-cell table:style-name="ce25" table:formula="of:=TANH( [.G26]*[.Q400] + [.G27]*[.Q401] + [.G28]*[.Q402] + [.G29]*[.Q403] + [.G30]*[.Q404] + [.G31]*[.Q405] + [.G32]*[.Q406] + [.G33]*[.Q407] + [.G34]*[.Q408] + [.G35]*[.Q409] + [.G36]*[.Q410] + [.G37]*[.Q411] + [.G38]*[.Q412] + [.G39]*[.Q413] + [.G40]*[.Q414] + [.G41]*[.Q415] + [.G42]*[.Q416] + [.G43]*[.Q417] + [.G44]*[.Q418] + [.G45]*[.Q419] + [.G46]*[.Q420] )" office:value-type="float" office:value="0.0322243809234374" calcext:value-type="float">
            <text:p>0.032224380923437</text:p>
          </table:table-cell>
          <table:table-cell table:number-columns-repeated="8"/>
          <table:table-cell table:style-name="ce33" office:value-type="float" office:value="0.000121966982184168" calcext:value-type="float">
            <text:p>0.000121966982184</text:p>
          </table:table-cell>
          <table:table-cell/>
          <table:table-cell table:style-name="ce33" office:value-type="float" office:value="-0.00631019329228288" calcext:value-type="float">
            <text:p>-0.006310193292283</text:p>
          </table:table-cell>
          <table:table-cell table:number-columns-repeated="2"/>
        </table:table-row>
        <table:table-row table:style-name="ro1">
          <table:table-cell office:value-type="float" office:value="409.10375" calcext:value-type="float">
            <text:p>409.10375</text:p>
          </table:table-cell>
          <table:table-cell table:number-columns-repeated="3"/>
          <table:table-cell office:value-type="float" office:value="-0.212790676004221" calcext:value-type="float">
            <text:p>-0.212790676004221</text:p>
          </table:table-cell>
          <table:table-cell table:number-columns-repeated="2"/>
          <table:table-cell table:style-name="ce25" table:formula="of:=TANH( [.G26]*[.Q421] + [.G27]*[.Q422] + [.G28]*[.Q423] + [.G29]*[.Q424] + [.G30]*[.Q425] + [.G31]*[.Q426] + [.G32]*[.Q427] + [.G33]*[.Q428] + [.G34]*[.Q429] + [.G35]*[.Q430] + [.G36]*[.Q431] + [.G37]*[.Q432] + [.G38]*[.Q433] + [.G39]*[.Q434] + [.G40]*[.Q435] + [.G41]*[.Q436] + [.G42]*[.Q437] + [.G43]*[.Q438] + [.G44]*[.Q439] + [.G45]*[.Q440] + [.G46]*[.Q441] )" office:value-type="float" office:value="0.714797847445013" calcext:value-type="float">
            <text:p>0.714797847445013</text:p>
          </table:table-cell>
          <table:table-cell table:number-columns-repeated="8"/>
          <table:table-cell table:style-name="ce33" office:value-type="float" office:value="-0.115651111426124" calcext:value-type="float">
            <text:p>-0.115651111426124</text:p>
          </table:table-cell>
          <table:table-cell/>
          <table:table-cell table:style-name="ce33" office:value-type="float" office:value="-0.00436218774800369" calcext:value-type="float">
            <text:p>-0.004362187748004</text:p>
          </table:table-cell>
          <table:table-cell table:number-columns-repeated="2"/>
        </table:table-row>
        <table:table-row table:style-name="ro1">
          <table:table-cell office:value-type="float" office:value="420.21649" calcext:value-type="float">
            <text:p>420.21649</text:p>
          </table:table-cell>
          <table:table-cell table:number-columns-repeated="3"/>
          <table:table-cell office:value-type="float" office:value="-0.202170104949524" calcext:value-type="float">
            <text:p>-0.202170104949524</text:p>
          </table:table-cell>
          <table:table-cell table:number-columns-repeated="2"/>
          <table:table-cell table:style-name="ce25" table:formula="of:=TANH( [.G26]*[.Q442] + [.G27]*[.Q443] + [.G28]*[.Q444] + [.G29]*[.Q445] + [.G30]*[.Q446] + [.G31]*[.Q447] + [.G32]*[.Q448] + [.G33]*[.Q449] + [.G34]*[.Q450] + [.G35]*[.Q451] + [.G36]*[.Q452] + [.G37]*[.Q453] + [.G38]*[.Q454] + [.G39]*[.Q455] + [.G40]*[.Q456] + [.G41]*[.Q457] + [.G42]*[.Q458] + [.G43]*[.Q459] + [.G44]*[.Q460] + [.G45]*[.Q461] + [.G46]*[.Q462] )" office:value-type="float" office:value="-0.310470106917256" calcext:value-type="float">
            <text:p>-0.310470106917256</text:p>
          </table:table-cell>
          <table:table-cell table:number-columns-repeated="8"/>
          <table:table-cell table:style-name="ce33" office:value-type="float" office:value="-0.000319156715498361" calcext:value-type="float">
            <text:p>-0.000319156715498</text:p>
          </table:table-cell>
          <table:table-cell/>
          <table:table-cell table:style-name="ce33" office:value-type="float" office:value="0.00825827218015558" calcext:value-type="float">
            <text:p>0.008258272180156</text:p>
          </table:table-cell>
          <table:table-cell table:number-columns-repeated="2"/>
        </table:table-row>
        <table:table-row table:style-name="ro1">
          <table:table-cell office:value-type="float" office:value="437.29725" calcext:value-type="float">
            <text:p>437.29725</text:p>
          </table:table-cell>
          <table:table-cell table:number-columns-repeated="3"/>
          <table:table-cell office:value-type="float" office:value="-0.185845829815918" calcext:value-type="float">
            <text:p>-0.185845829815918</text:p>
          </table:table-cell>
          <table:table-cell table:number-columns-repeated="2"/>
          <table:table-cell table:style-name="ce25" table:formula="of:=TANH( [.G26]*[.Q463] + [.G27]*[.Q464] + [.G28]*[.Q465] + [.G29]*[.Q466] + [.G30]*[.Q467] + [.G31]*[.Q468] + [.G32]*[.Q469] + [.G33]*[.Q470] + [.G34]*[.Q471] + [.G35]*[.Q472] + [.G36]*[.Q473] + [.G37]*[.Q474] + [.G38]*[.Q475] + [.G39]*[.Q476] + [.G40]*[.Q477] + [.G41]*[.Q478] + [.G42]*[.Q479] + [.G43]*[.Q480] + [.G44]*[.Q481] + [.G45]*[.Q482] + [.G46]*[.Q483] )" office:value-type="float" office:value="-0.543461740231331" calcext:value-type="float">
            <text:p>-0.543461740231331</text:p>
          </table:table-cell>
          <table:table-cell table:number-columns-repeated="8"/>
          <table:table-cell table:style-name="ce33" office:value-type="float" office:value="0.170568746302049" calcext:value-type="float">
            <text:p>0.170568746302049</text:p>
          </table:table-cell>
          <table:table-cell/>
          <table:table-cell table:style-name="ce33" office:value-type="float" office:value="0.000217540114093439" calcext:value-type="float">
            <text:p>0.000217540114093</text:p>
          </table:table-cell>
          <table:table-cell table:number-columns-repeated="2"/>
        </table:table-row>
        <table:table-row table:style-name="ro1">
          <table:table-cell office:value-type="float" office:value="510.6025" calcext:value-type="float">
            <text:p>510.6025</text:p>
          </table:table-cell>
          <table:table-cell table:number-columns-repeated="3"/>
          <table:table-cell office:value-type="float" office:value="-0.115787174947061" calcext:value-type="float">
            <text:p>-0.115787174947061</text:p>
          </table:table-cell>
          <table:table-cell table:number-columns-repeated="2"/>
          <table:table-cell table:style-name="Default"/>
          <table:table-cell table:number-columns-repeated="8"/>
          <table:table-cell table:style-name="ce33" office:value-type="float" office:value="-4.71225507832559" calcext:value-type="float">
            <text:p>-4.71225507832559</text:p>
          </table:table-cell>
          <table:table-cell/>
          <table:table-cell table:style-name="ce33" office:value-type="float" office:value="0.0259376142340104" calcext:value-type="float">
            <text:p>0.02593761423401</text:p>
          </table:table-cell>
          <table:table-cell table:number-columns-repeated="2"/>
        </table:table-row>
        <table:table-row table:style-name="ro1">
          <table:table-cell office:value-type="float" office:value="693.65" calcext:value-type="float">
            <text:p>693.65</text:p>
          </table:table-cell>
          <table:table-cell table:number-columns-repeated="3"/>
          <table:table-cell office:value-type="float" office:value="0.0591533869786821" calcext:value-type="float">
            <text:p>0.059153386978682</text:p>
          </table:table-cell>
          <table:table-cell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6"/>
          <table:table-cell table:style-name="ce33" office:value-type="float" office:value="-0.00022549949160668" calcext:value-type="float">
            <text:p>-0.000225499491607</text:p>
          </table:table-cell>
          <table:table-cell/>
          <table:table-cell table:style-name="ce33" office:value-type="float" office:value="-0.0608682376573974" calcext:value-type="float">
            <text:p>-0.060868237657398</text:p>
          </table:table-cell>
          <table:table-cell table:number-columns-repeated="2"/>
        </table:table-row>
        <table:table-row table:style-name="ro1">
          <table:table-cell office:value-type="float" office:value="531.54249" calcext:value-type="float">
            <text:p>531.54249</text:p>
          </table:table-cell>
          <table:table-cell table:number-columns-repeated="3"/>
          <table:table-cell office:value-type="float" office:value="-0.095774590140825" calcext:value-type="float">
            <text:p>-0.095774590140825</text:p>
          </table:table-cell>
          <table:table-cell/>
          <table:table-cell table:style-name="ce24" office:value-type="float" office:value="-0.48387698810646" calcext:value-type="float">
            <text:p>-0.48387698810646</text:p>
          </table:table-cell>
          <table:table-cell table:style-name="ce25" table:formula="of:=TANH( [.G51]*[.Q1] + [.G52]*[.Q2] + [.G53]*[.Q3] + [.G54]*[.Q4] + [.G55]*[.Q5] + [.G56]*[.Q6] + [.G57]*[.Q7] + [.G58]*[.Q8] + [.G59]*[.Q9] + [.G60]*[.Q10] + [.G61]*[.Q11] + [.G62]*[.Q12] + [.G63]*[.Q13] + [.G64]*[.Q14] + [.G65]*[.Q15] + [.G66]*[.Q16] + [.G67]*[.Q17] + [.G68]*[.Q18] + [.G69]*[.Q19] + [.G70]*[.Q20] + [.G71]*[.Q21] )" office:value-type="float" office:value="0.00673312176127985" calcext:value-type="float">
            <text:p>0.00673312176128</text:p>
          </table:table-cell>
          <table:table-cell table:style-name="ce28" table:formula="of:=TANH( [.H51]*[.S1] + [.H52]*[.S2] + [.H53]*[.S3] + [.H54]*[.S4] + [.H55]*[.S5] + [.H56]*[.S6] + [.H57]*[.S7] + [.H58]*[.S8] + [.H59]*[.S9] + [.H60]*[.S10] + [.H61]*[.S11] + [.H62]*[.S12] + [.H63]*[.S13] + [.H64]*[.S14] + [.H65]*[.S15] + [.H66]*[.S16] + [.H67]*[.S17] + [.H68]*[.S18] + [.H69]*[.S19] + [.H70]*[.S20] + [.H71]*[.S21] + [.H72]*[.S22] + [.H73]*[.S23] + [.H74]*[.S24] )" office:value-type="float" office:value="-0.4267747813035" calcext:value-type="float">
            <text:p>-0.4267747813035</text:p>
          </table:table-cell>
          <table:table-cell table:style-name="ce29" office:value-type="float" office:value="-0.434009569154839" calcext:value-type="float">
            <text:p>-0.434009569154839</text:p>
          </table:table-cell>
          <table:table-cell table:style-name="ce30" table:formula="of:= ([.J52]-[.I52]) * ([.J52]-[.I52])" office:value-type="float" office:value="0.0000523421552538827" calcext:value-type="float">
            <text:p>5.23421552538827E-05</text:p>
          </table:table-cell>
          <table:table-cell table:number-columns-repeated="5"/>
          <table:table-cell table:style-name="ce33" office:value-type="float" office:value="0.0390374920607245" calcext:value-type="float">
            <text:p>0.039037492060725</text:p>
          </table:table-cell>
          <table:table-cell/>
          <table:table-cell table:style-name="ce33" office:value-type="float" office:value="0.0110170556973655" calcext:value-type="float">
            <text:p>0.011017055697366</text:p>
          </table:table-cell>
          <table:table-cell table:number-columns-repeated="2"/>
        </table:table-row>
        <table:table-row table:style-name="ro1">
          <table:table-cell office:value-type="float" office:value="574.71599" calcext:value-type="float">
            <text:p>574.71599</text:p>
          </table:table-cell>
          <table:table-cell table:number-columns-repeated="3"/>
          <table:table-cell office:value-type="float" office:value="-0.0545131888635551" calcext:value-type="float">
            <text:p>-0.054513188863555</text:p>
          </table:table-cell>
          <table:table-cell/>
          <table:table-cell table:style-name="ce24" office:value-type="float" office:value="-0.5" calcext:value-type="float">
            <text:p>-0.5</text:p>
          </table:table-cell>
          <table:table-cell table:style-name="ce25" table:formula="of:=TANH( [.G51]*[.Q22] + [.G52]*[.Q23] + [.G53]*[.Q24] + [.G54]*[.Q25] + [.G55]*[.Q26] + [.G56]*[.Q27] + [.G57]*[.Q28] + [.G58]*[.Q29] + [.G59]*[.Q30] + [.G60]*[.Q31] + [.G61]*[.Q32] + [.G62]*[.Q33] + [.G63]*[.Q34] + [.G64]*[.Q35] + [.G65]*[.Q36] + [.G66]*[.Q37] + [.G67]*[.Q38] + [.G68]*[.Q39] + [.G69]*[.Q40] + [.G70]*[.Q41] + [.G71]*[.Q42] )" office:value-type="float" office:value="0.022889426149745" calcext:value-type="float">
            <text:p>0.022889426149745</text:p>
          </table:table-cell>
          <table:table-cell table:style-name="ce28" table:formula="of:=TANH( [.H51]*[.S25] + [.H52]*[.S26] + [.H53]*[.S27] + [.H54]*[.S28] + [.H55]*[.S29] + [.H56]*[.S30] + [.H57]*[.S31] + [.H58]*[.S32] + [.H59]*[.S33] + [.H60]*[.S34] + [.H61]*[.S35] + [.H62]*[.S36] + [.H63]*[.S37] + [.H64]*[.S38] + [.H65]*[.S39] + [.H66]*[.S40] + [.H67]*[.S41] + [.H68]*[.S42] + [.H69]*[.S43] + [.H70]*[.S44] + [.H71]*[.S45] + [.H72]*[.S46] + [.H73]*[.S47] + [.H74]*[.S48] )" office:value-type="float" office:value="-0.401644565855219" calcext:value-type="float">
            <text:p>-0.401644565855219</text:p>
          </table:table-cell>
          <table:table-cell table:style-name="ce29" office:value-type="float" office:value="-0.42381802645428" calcext:value-type="float">
            <text:p>-0.42381802645428</text:p>
          </table:table-cell>
          <table:table-cell table:style-name="ce30" table:formula="of:= ([.J53]-[.I53]) * ([.J53]-[.I53])" office:value-type="float" office:value="0.000491662354938091" calcext:value-type="float">
            <text:p>0.000491662354938</text:p>
          </table:table-cell>
          <table:table-cell table:number-columns-repeated="5"/>
          <table:table-cell table:style-name="ce33" office:value-type="float" office:value="-0.000273906406233284" calcext:value-type="float">
            <text:p>-0.000273906406233</text:p>
          </table:table-cell>
          <table:table-cell/>
          <table:table-cell table:style-name="ce33" office:value-type="float" office:value="0.0000522848669863853" calcext:value-type="float">
            <text:p>5.22848669863853E-05</text:p>
          </table:table-cell>
          <table:table-cell table:number-columns-repeated="2"/>
        </table:table-row>
        <table:table-row table:style-name="ro1">
          <table:table-cell office:value-type="float" office:value="681.33" calcext:value-type="float">
            <text:p>681.33</text:p>
          </table:table-cell>
          <table:table-cell table:number-columns-repeated="3"/>
          <table:table-cell office:value-type="float" office:value="0.0473790239148592" calcext:value-type="float">
            <text:p>0.047379023914859</text:p>
          </table:table-cell>
          <table:table-cell/>
          <table:table-cell table:style-name="ce24" office:value-type="float" office:value="-0.490357035578551" calcext:value-type="float">
            <text:p>-0.490357035578551</text:p>
          </table:table-cell>
          <table:table-cell table:style-name="ce25" table:formula="of:=TANH( [.G51]*[.Q43] + [.G52]*[.Q44] + [.G53]*[.Q45] + [.G54]*[.Q46] + [.G55]*[.Q47] + [.G56]*[.Q48] + [.G57]*[.Q49] + [.G58]*[.Q50] + [.G59]*[.Q51] + [.G60]*[.Q52] + [.G61]*[.Q53] + [.G62]*[.Q54] + [.G63]*[.Q55] + [.G64]*[.Q56] + [.G65]*[.Q57] + [.G66]*[.Q58] + [.G67]*[.Q59] + [.G68]*[.Q60] + [.G69]*[.Q61] + [.G70]*[.Q62] + [.G71]*[.Q63] )" office:value-type="float" office:value="0.980512861172874" calcext:value-type="float">
            <text:p>0.980512861172874</text:p>
          </table:table-cell>
          <table:table-cell table:style-name="ce28" table:formula="of:=TANH( [.H51]*[.S49] + [.H52]*[.S50] + [.H53]*[.S51] + [.H54]*[.S52] + [.H55]*[.S53] + [.H56]*[.S54] + [.H57]*[.S55] + [.H58]*[.S56] + [.H59]*[.S57] + [.H60]*[.S58] + [.H61]*[.S59] + [.H62]*[.S60] + [.H63]*[.S61] + [.H64]*[.S62] + [.H65]*[.S63] + [.H66]*[.S64] + [.H67]*[.S65] + [.H68]*[.S66] + [.H69]*[.S67] + [.H70]*[.S68] + [.H71]*[.S69] + [.H72]*[.S70] + [.H73]*[.S71] + [.H74]*[.S72] )" office:value-type="float" office:value="-0.438542063245317" calcext:value-type="float">
            <text:p>-0.438542063245317</text:p>
          </table:table-cell>
          <table:table-cell table:style-name="ce29" office:value-type="float" office:value="-0.41196290578665" calcext:value-type="float">
            <text:p>-0.41196290578665</text:p>
          </table:table-cell>
          <table:table-cell table:style-name="ce30" table:formula="of:= ([.J54]-[.I54]) * ([.J54]-[.I54])" office:value-type="float" office:value="0.000706451611212597" calcext:value-type="float">
            <text:p>0.000706451611213</text:p>
          </table:table-cell>
          <table:table-cell table:number-columns-repeated="5"/>
          <table:table-cell table:style-name="ce33" office:value-type="float" office:value="-0.0131664357532997" calcext:value-type="float">
            <text:p>-0.0131664357533</text:p>
          </table:table-cell>
          <table:table-cell/>
          <table:table-cell table:style-name="ce33" office:value-type="float" office:value="-0.00458393154761732" calcext:value-type="float">
            <text:p>-0.004583931547617</text:p>
          </table:table-cell>
          <table:table-cell table:number-columns-repeated="2"/>
        </table:table-row>
        <table:table-row table:style-name="ro1">
          <table:table-cell office:value-type="float" office:value="774.18" calcext:value-type="float">
            <text:p>774.18</text:p>
          </table:table-cell>
          <table:table-cell table:number-columns-repeated="3"/>
          <table:table-cell office:value-type="float" office:value="0.136116816972974" calcext:value-type="float">
            <text:p>0.136116816972974</text:p>
          </table:table-cell>
          <table:table-cell/>
          <table:table-cell table:style-name="ce24" office:value-type="float" office:value="-0.487811020708257" calcext:value-type="float">
            <text:p>-0.487811020708257</text:p>
          </table:table-cell>
          <table:table-cell table:style-name="ce25" table:formula="of:=TANH( [.G51]*[.Q64] + [.G52]*[.Q65] + [.G53]*[.Q66] + [.G54]*[.Q67] + [.G55]*[.Q68] + [.G56]*[.Q69] + [.G57]*[.Q70] + [.G58]*[.Q71] + [.G59]*[.Q72] + [.G60]*[.Q73] + [.G61]*[.Q74] + [.G62]*[.Q75] + [.G63]*[.Q76] + [.G64]*[.Q77] + [.G65]*[.Q78] + [.G66]*[.Q79] + [.G67]*[.Q80] + [.G68]*[.Q81] + [.G69]*[.Q82] + [.G70]*[.Q83] + [.G71]*[.Q84] )" office:value-type="float" office:value="-0.124926920515052" calcext:value-type="float">
            <text:p>-0.124926920515052</text:p>
          </table:table-cell>
          <table:table-cell table:number-columns-repeated="8"/>
          <table:table-cell table:style-name="ce33" office:value-type="float" office:value="-0.00457000280035387" calcext:value-type="float">
            <text:p>-0.004570002800354</text:p>
          </table:table-cell>
          <table:table-cell/>
          <table:table-cell table:style-name="ce33" office:value-type="float" office:value="0.000416137688554676" calcext:value-type="float">
            <text:p>0.000416137688555</text:p>
          </table:table-cell>
          <table:table-cell table:number-columns-repeated="2"/>
        </table:table-row>
        <table:table-row table:style-name="ro1">
          <table:table-cell office:value-type="float" office:value="746.19374" calcext:value-type="float">
            <text:p>746.19374</text:p>
          </table:table-cell>
          <table:table-cell table:number-columns-repeated="3"/>
          <table:table-cell office:value-type="float" office:value="0.109370032391923" calcext:value-type="float">
            <text:p>0.109370032391923</text:p>
          </table:table-cell>
          <table:table-cell/>
          <table:table-cell table:style-name="ce24" office:value-type="float" office:value="-0.488464086902445" calcext:value-type="float">
            <text:p>-0.488464086902445</text:p>
          </table:table-cell>
          <table:table-cell table:style-name="ce25" table:formula="of:=TANH( [.G51]*[.Q85] + [.G52]*[.Q86] + [.G53]*[.Q87] + [.G54]*[.Q88] + [.G55]*[.Q89] + [.G56]*[.Q90] + [.G57]*[.Q91] + [.G58]*[.Q92] + [.G59]*[.Q93] + [.G60]*[.Q94] + [.G61]*[.Q95] + [.G62]*[.Q96] + [.G63]*[.Q97] + [.G64]*[.Q98] + [.G65]*[.Q99] + [.G66]*[.Q100] + [.G67]*[.Q101] + [.G68]*[.Q102] + [.G69]*[.Q103] + [.G70]*[.Q104] + [.G71]*[.Q105] )" office:value-type="float" office:value="0.225899110159308" calcext:value-type="float">
            <text:p>0.225899110159308</text:p>
          </table:table-cell>
          <table:table-cell table:number-columns-repeated="8"/>
          <table:table-cell table:style-name="ce33" office:value-type="float" office:value="0.00000162016171095569" calcext:value-type="float">
            <text:p>1.62016171095569E-06</text:p>
          </table:table-cell>
          <table:table-cell/>
          <table:table-cell table:style-name="ce33" office:value-type="float" office:value="-0.0369836910647753" calcext:value-type="float">
            <text:p>-0.036983691064775</text:p>
          </table:table-cell>
          <table:table-cell table:number-columns-repeated="2"/>
        </table:table-row>
        <table:table-row table:style-name="ro1">
          <table:table-cell office:value-type="float" office:value="768.8475" calcext:value-type="float">
            <text:p>768.8475</text:p>
          </table:table-cell>
          <table:table-cell table:number-columns-repeated="3"/>
          <table:table-cell office:value-type="float" office:value="0.131020486531591" calcext:value-type="float">
            <text:p>0.131020486531591</text:p>
          </table:table-cell>
          <table:table-cell/>
          <table:table-cell table:style-name="ce24" office:value-type="float" office:value="-0.487374891419251" calcext:value-type="float">
            <text:p>-0.487374891419251</text:p>
          </table:table-cell>
          <table:table-cell table:style-name="ce25" table:formula="of:=TANH( [.G51]*[.Q106] + [.G52]*[.Q107] + [.G53]*[.Q108] + [.G54]*[.Q109] + [.G55]*[.Q110] + [.G56]*[.Q111] + [.G57]*[.Q112] + [.G58]*[.Q113] + [.G59]*[.Q114] + [.G60]*[.Q115] + [.G61]*[.Q116] + [.G62]*[.Q117] + [.G63]*[.Q118] + [.G64]*[.Q119] + [.G65]*[.Q120] + [.G66]*[.Q121] + [.G67]*[.Q122] + [.G68]*[.Q123] + [.G69]*[.Q124] + [.G70]*[.Q125] + [.G71]*[.Q126] )" office:value-type="float" office:value="0.286643321503831" calcext:value-type="float">
            <text:p>0.286643321503831</text:p>
          </table:table-cell>
          <table:table-cell table:number-columns-repeated="8"/>
          <table:table-cell table:style-name="ce33" office:value-type="float" office:value="-0.0083343115749904" calcext:value-type="float">
            <text:p>-0.00833431157499</text:p>
          </table:table-cell>
          <table:table-cell/>
          <table:table-cell table:style-name="ce33" office:value-type="float" office:value="0.000101021920147024" calcext:value-type="float">
            <text:p>0.000101021920147</text:p>
          </table:table-cell>
          <table:table-cell table:number-columns-repeated="2"/>
        </table:table-row>
        <table:table-row table:style-name="ro1">
          <table:table-cell office:value-type="float" office:value="789.36475" calcext:value-type="float">
            <text:p>789.36475</text:p>
          </table:table-cell>
          <table:table-cell table:number-columns-repeated="3"/>
          <table:table-cell office:value-type="float" office:value="0.150629053948086" calcext:value-type="float">
            <text:p>0.150629053948086</text:p>
          </table:table-cell>
          <table:table-cell/>
          <table:table-cell table:style-name="ce24" office:value-type="float" office:value="-0.486191720845143" calcext:value-type="float">
            <text:p>-0.486191720845143</text:p>
          </table:table-cell>
          <table:table-cell table:style-name="ce25" table:formula="of:=TANH( [.G51]*[.Q127] + [.G52]*[.Q128] + [.G53]*[.Q129] + [.G54]*[.Q130] + [.G55]*[.Q131] + [.G56]*[.Q132] + [.G57]*[.Q133] + [.G58]*[.Q134] + [.G59]*[.Q135] + [.G60]*[.Q136] + [.G61]*[.Q137] + [.G62]*[.Q138] + [.G63]*[.Q139] + [.G64]*[.Q140] + [.G65]*[.Q141] + [.G66]*[.Q142] + [.G67]*[.Q143] + [.G68]*[.Q144] + [.G69]*[.Q145] + [.G70]*[.Q146] + [.G71]*[.Q147] )" office:value-type="float" office:value="0.206520687475514" calcext:value-type="float">
            <text:p>0.206520687475514</text:p>
          </table:table-cell>
          <table:table-cell table:number-columns-repeated="8"/>
          <table:table-cell table:style-name="ce33" office:value-type="float" office:value="0.00000000922566586758" calcext:value-type="float">
            <text:p>9.22566586757993E-09</text:p>
          </table:table-cell>
          <table:table-cell/>
          <table:table-cell table:style-name="ce33" office:value-type="float" office:value="-0.00565870947497877" calcext:value-type="float">
            <text:p>-0.005658709474979</text:p>
          </table:table-cell>
          <table:table-cell table:number-columns-repeated="2"/>
        </table:table-row>
        <table:table-row table:style-name="ro1">
          <table:table-cell office:value-type="float" office:value="893.1815" calcext:value-type="float">
            <text:p>893.1815</text:p>
          </table:table-cell>
          <table:table-cell table:number-columns-repeated="3"/>
          <table:table-cell office:value-type="float" office:value="0.249847893770014" calcext:value-type="float">
            <text:p>0.249847893770014</text:p>
          </table:table-cell>
          <table:table-cell/>
          <table:table-cell table:style-name="ce24" office:value-type="float" office:value="-0.485220718176893" calcext:value-type="float">
            <text:p>-0.485220718176893</text:p>
          </table:table-cell>
          <table:table-cell table:style-name="ce25" table:formula="of:=TANH( [.G51]*[.Q148] + [.G52]*[.Q149] + [.G53]*[.Q150] + [.G54]*[.Q151] + [.G55]*[.Q152] + [.G56]*[.Q153] + [.G57]*[.Q154] + [.G58]*[.Q155] + [.G59]*[.Q156] + [.G60]*[.Q157] + [.G61]*[.Q158] + [.G62]*[.Q159] + [.G63]*[.Q160] + [.G64]*[.Q161] + [.G65]*[.Q162] + [.G66]*[.Q163] + [.G67]*[.Q164] + [.G68]*[.Q165] + [.G69]*[.Q166] + [.G70]*[.Q167] + [.G71]*[.Q168] )" office:value-type="float" office:value="-0.261378173303031" calcext:value-type="float">
            <text:p>-0.261378173303031</text:p>
          </table:table-cell>
          <table:table-cell table:number-columns-repeated="8"/>
          <table:table-cell table:style-name="ce33" office:value-type="float" office:value="0.00223543503781661" calcext:value-type="float">
            <text:p>0.002235435037817</text:p>
          </table:table-cell>
          <table:table-cell/>
          <table:table-cell table:style-name="ce33" office:value-type="float" office:value="-0.0010152563436446" calcext:value-type="float">
            <text:p>-0.001015256343645</text:p>
          </table:table-cell>
          <table:table-cell table:number-columns-repeated="2"/>
        </table:table-row>
        <table:table-row table:style-name="ro1">
          <table:table-cell office:value-type="float" office:value="934.355" calcext:value-type="float">
            <text:p>934.355</text:p>
          </table:table-cell>
          <table:table-cell table:number-columns-repeated="3"/>
          <table:table-cell office:value-type="float" office:value="0.289197872471988" calcext:value-type="float">
            <text:p>0.289197872471988</text:p>
          </table:table-cell>
          <table:table-cell/>
          <table:table-cell table:style-name="ce24" office:value-type="float" office:value="-0.483393245281104" calcext:value-type="float">
            <text:p>-0.483393245281104</text:p>
          </table:table-cell>
          <table:table-cell table:style-name="ce25" table:formula="of:=TANH( [.G51]*[.Q169] + [.G52]*[.Q170] + [.G53]*[.Q171] + [.G54]*[.Q172] + [.G55]*[.Q173] + [.G56]*[.Q174] + [.G57]*[.Q175] + [.G58]*[.Q176] + [.G59]*[.Q177] + [.G60]*[.Q178] + [.G61]*[.Q179] + [.G62]*[.Q180] + [.G63]*[.Q181] + [.G64]*[.Q182] + [.G65]*[.Q183] + [.G66]*[.Q184] + [.G67]*[.Q185] + [.G68]*[.Q186] + [.G69]*[.Q187] + [.G70]*[.Q188] + [.G71]*[.Q189] )" office:value-type="float" office:value="0.0325009342251923" calcext:value-type="float">
            <text:p>0.032500934225192</text:p>
          </table:table-cell>
          <table:table-cell table:number-columns-repeated="8"/>
          <table:table-cell table:style-name="ce33" office:value-type="float" office:value="-0.0000344088798995822" calcext:value-type="float">
            <text:p>-3.44088798995822E-05</text:p>
          </table:table-cell>
          <table:table-cell/>
          <table:table-cell table:style-name="ce33" office:value-type="float" office:value="-0.273157259428978" calcext:value-type="float">
            <text:p>-0.273157259428978</text:p>
          </table:table-cell>
          <table:table-cell table:number-columns-repeated="2"/>
        </table:table-row>
        <table:table-row table:style-name="ro1">
          <table:table-cell office:value-type="float" office:value="1068.363" calcext:value-type="float">
            <text:p>1068.363</text:p>
          </table:table-cell>
          <table:table-cell table:number-columns-repeated="3"/>
          <table:table-cell office:value-type="float" office:value="0.417270830707118" calcext:value-type="float">
            <text:p>0.417270830707118</text:p>
          </table:table-cell>
          <table:table-cell/>
          <table:table-cell table:style-name="ce24" office:value-type="float" office:value="-0.484044562523636" calcext:value-type="float">
            <text:p>-0.484044562523636</text:p>
          </table:table-cell>
          <table:table-cell table:style-name="ce25" table:formula="of:=TANH( [.G51]*[.Q190] + [.G52]*[.Q191] + [.G53]*[.Q192] + [.G54]*[.Q193] + [.G55]*[.Q194] + [.G56]*[.Q195] + [.G57]*[.Q196] + [.G58]*[.Q197] + [.G59]*[.Q198] + [.G60]*[.Q199] + [.G61]*[.Q200] + [.G62]*[.Q201] + [.G63]*[.Q202] + [.G64]*[.Q203] + [.G65]*[.Q204] + [.G66]*[.Q205] + [.G67]*[.Q206] + [.G68]*[.Q207] + [.G69]*[.Q208] + [.G70]*[.Q209] + [.G71]*[.Q210] )" office:value-type="float" office:value="-0.017734006652524" calcext:value-type="float">
            <text:p>-0.017734006652524</text:p>
          </table:table-cell>
          <table:table-cell table:number-columns-repeated="8"/>
          <table:table-cell table:style-name="ce33" office:value-type="float" office:value="0.000168225945317358" calcext:value-type="float">
            <text:p>0.000168225945317</text:p>
          </table:table-cell>
          <table:table-cell/>
          <table:table-cell table:style-name="ce33" office:value-type="float" office:value="-0.000111740335652484" calcext:value-type="float">
            <text:p>-0.000111740335652</text:p>
          </table:table-cell>
          <table:table-cell table:number-columns-repeated="2"/>
        </table:table-row>
        <table:table-row table:style-name="ro1">
          <table:table-cell office:value-type="float" office:value="1154.92593" calcext:value-type="float">
            <text:p>1154.92593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/>
          <table:table-cell table:style-name="ce24" office:value-type="float" office:value="-0.483425414523046" calcext:value-type="float">
            <text:p>-0.483425414523046</text:p>
          </table:table-cell>
          <table:table-cell table:style-name="ce25" table:formula="of:=TANH( [.G51]*[.Q211] + [.G52]*[.Q212] + [.G53]*[.Q213] + [.G54]*[.Q214] + [.G55]*[.Q215] + [.G56]*[.Q216] + [.G57]*[.Q217] + [.G58]*[.Q218] + [.G59]*[.Q219] + [.G60]*[.Q220] + [.G61]*[.Q221] + [.G62]*[.Q222] + [.G63]*[.Q223] + [.G64]*[.Q224] + [.G65]*[.Q225] + [.G66]*[.Q226] + [.G67]*[.Q227] + [.G68]*[.Q228] + [.G69]*[.Q229] + [.G70]*[.Q230] + [.G71]*[.Q231] )" office:value-type="float" office:value="0.721657780618177" calcext:value-type="float">
            <text:p>0.721657780618177</text:p>
          </table:table-cell>
          <table:table-cell table:number-columns-repeated="8"/>
          <table:table-cell table:style-name="ce33" office:value-type="float" office:value="0.0120399822147759" calcext:value-type="float">
            <text:p>0.012039982214776</text:p>
          </table:table-cell>
          <table:table-cell/>
          <table:table-cell table:style-name="ce33" office:value-type="float" office:value="-0.0710470634708205" calcext:value-type="float">
            <text:p>-0.071047063470821</text:p>
          </table:table-cell>
          <table:table-cell table:number-columns-repeated="2"/>
        </table:table-row>
        <table:table-row table:style-name="ro1">
          <table:table-cell office:value-type="float" office:value="1099.51926" calcext:value-type="float">
            <text:p>1099.51926</text:p>
          </table:table-cell>
          <table:table-cell table:number-columns-repeated="3"/>
          <table:table-cell office:value-type="float" office:value="0.447047220070013" calcext:value-type="float">
            <text:p>0.447047220070013</text:p>
          </table:table-cell>
          <table:table-cell/>
          <table:table-cell table:style-name="ce24" office:value-type="float" office:value="-0.482989772646797" calcext:value-type="float">
            <text:p>-0.482989772646797</text:p>
          </table:table-cell>
          <table:table-cell table:style-name="ce25" table:formula="of:=TANH( [.G51]*[.Q232] + [.G52]*[.Q233] + [.G53]*[.Q234] + [.G54]*[.Q235] + [.G55]*[.Q236] + [.G56]*[.Q237] + [.G57]*[.Q238] + [.G58]*[.Q239] + [.G59]*[.Q240] + [.G60]*[.Q241] + [.G61]*[.Q242] + [.G62]*[.Q243] + [.G63]*[.Q244] + [.G64]*[.Q245] + [.G65]*[.Q246] + [.G66]*[.Q247] + [.G67]*[.Q248] + [.G68]*[.Q249] + [.G69]*[.Q250] + [.G70]*[.Q251] + [.G71]*[.Q252] )" office:value-type="float" office:value="-0.988324209394573" calcext:value-type="float">
            <text:p>-0.988324209394573</text:p>
          </table:table-cell>
          <table:table-cell table:number-columns-repeated="8"/>
          <table:table-cell table:style-name="ce33" office:value-type="float" office:value="0.040592404855504" calcext:value-type="float">
            <text:p>0.040592404855504</text:p>
          </table:table-cell>
          <table:table-cell/>
          <table:table-cell table:style-name="ce33" office:value-type="float" office:value="0.00000234214984241713" calcext:value-type="float">
            <text:p>2.34214984241713E-06</text:p>
          </table:table-cell>
          <table:table-cell table:number-columns-repeated="2"/>
        </table:table-row>
        <table:table-row table:style-name="ro1">
          <table:table-cell office:value-type="float" office:value="1019.78966" calcext:value-type="float">
            <text:p>1019.78966</text:p>
          </table:table-cell>
          <table:table-cell table:number-columns-repeated="3"/>
          <table:table-cell office:value-type="float" office:value="0.370848741390355" calcext:value-type="float">
            <text:p>0.370848741390355</text:p>
          </table:table-cell>
          <table:table-cell/>
          <table:table-cell table:style-name="ce24" office:value-type="float" office:value="-0.474523451291362" calcext:value-type="float">
            <text:p>-0.474523451291362</text:p>
          </table:table-cell>
          <table:table-cell table:style-name="ce25" table:formula="of:=TANH( [.G51]*[.Q253] + [.G52]*[.Q254] + [.G53]*[.Q255] + [.G54]*[.Q256] + [.G55]*[.Q257] + [.G56]*[.Q258] + [.G57]*[.Q259] + [.G58]*[.Q260] + [.G59]*[.Q261] + [.G60]*[.Q262] + [.G61]*[.Q263] + [.G62]*[.Q264] + [.G63]*[.Q265] + [.G64]*[.Q266] + [.G65]*[.Q267] + [.G66]*[.Q268] + [.G67]*[.Q269] + [.G68]*[.Q270] + [.G69]*[.Q271] + [.G70]*[.Q272] + [.G71]*[.Q273] )" office:value-type="float" office:value="-0.770160345334563" calcext:value-type="float">
            <text:p>-0.770160345334563</text:p>
          </table:table-cell>
          <table:table-cell table:number-columns-repeated="8"/>
          <table:table-cell table:style-name="ce33" office:value-type="float" office:value="0.0010815052716578" calcext:value-type="float">
            <text:p>0.001081505271658</text:p>
          </table:table-cell>
          <table:table-cell/>
          <table:table-cell table:style-name="ce33" office:value-type="float" office:value="-0.000357216047727515" calcext:value-type="float">
            <text:p>-0.000357216047728</text:p>
          </table:table-cell>
          <table:table-cell table:number-columns-repeated="2"/>
        </table:table-row>
        <table:table-row table:style-name="ro1">
          <table:table-cell office:value-type="float" office:value="1028.845" calcext:value-type="float">
            <text:p>1028.845</text:p>
          </table:table-cell>
          <table:table-cell table:number-columns-repeated="3"/>
          <table:table-cell office:value-type="float" office:value="0.379503032041846" calcext:value-type="float">
            <text:p>0.379503032041846</text:p>
          </table:table-cell>
          <table:table-cell/>
          <table:table-cell table:style-name="ce24" office:value-type="float" office:value="-0.476471821665038" calcext:value-type="float">
            <text:p>-0.476471821665038</text:p>
          </table:table-cell>
          <table:table-cell table:style-name="ce25" table:formula="of:=TANH( [.G51]*[.Q274] + [.G52]*[.Q275] + [.G53]*[.Q276] + [.G54]*[.Q277] + [.G55]*[.Q278] + [.G56]*[.Q279] + [.G57]*[.Q280] + [.G58]*[.Q281] + [.G59]*[.Q282] + [.G60]*[.Q283] + [.G61]*[.Q284] + [.G62]*[.Q285] + [.G63]*[.Q286] + [.G64]*[.Q287] + [.G65]*[.Q288] + [.G66]*[.Q289] + [.G67]*[.Q290] + [.G68]*[.Q291] + [.G69]*[.Q292] + [.G70]*[.Q293] + [.G71]*[.Q294] )" office:value-type="float" office:value="0.417840896963991" calcext:value-type="float">
            <text:p>0.417840896963991</text:p>
          </table:table-cell>
          <table:table-cell table:number-columns-repeated="8"/>
          <table:table-cell table:style-name="ce33" office:value-type="float" office:value="0.00000017793288151171" calcext:value-type="float">
            <text:p>1.77932881511708E-07</text:p>
          </table:table-cell>
          <table:table-cell/>
          <table:table-cell table:style-name="ce33" office:value-type="float" office:value="0.000158031728870843" calcext:value-type="float">
            <text:p>0.000158031728871</text:p>
          </table:table-cell>
          <table:table-cell table:number-columns-repeated="2"/>
        </table:table-row>
        <table:table-row table:style-name="ro1">
          <table:table-cell office:value-type="float" office:value="1071.2848" calcext:value-type="float">
            <text:p>1071.2848</text:p>
          </table:table-cell>
          <table:table-cell table:number-columns-repeated="3"/>
          <table:table-cell office:value-type="float" office:value="0.420063227947368" calcext:value-type="float">
            <text:p>0.420063227947368</text:p>
          </table:table-cell>
          <table:table-cell/>
          <table:table-cell table:style-name="ce24" office:value-type="float" office:value="-0.467335221755124" calcext:value-type="float">
            <text:p>-0.467335221755124</text:p>
          </table:table-cell>
          <table:table-cell table:style-name="ce25" table:formula="of:=TANH( [.G51]*[.Q295] + [.G52]*[.Q296] + [.G53]*[.Q297] + [.G54]*[.Q298] + [.G55]*[.Q299] + [.G56]*[.Q300] + [.G57]*[.Q301] + [.G58]*[.Q302] + [.G59]*[.Q303] + [.G60]*[.Q304] + [.G61]*[.Q305] + [.G62]*[.Q306] + [.G63]*[.Q307] + [.G64]*[.Q308] + [.G65]*[.Q309] + [.G66]*[.Q310] + [.G67]*[.Q311] + [.G68]*[.Q312] + [.G69]*[.Q313] + [.G70]*[.Q314] + [.G71]*[.Q315] )" office:value-type="float" office:value="-0.963923261262096" calcext:value-type="float">
            <text:p>-0.963923261262096</text:p>
          </table:table-cell>
          <table:table-cell table:number-columns-repeated="8"/>
          <table:table-cell table:style-name="ce33" office:value-type="float" office:value="0.000195386387029334" calcext:value-type="float">
            <text:p>0.000195386387029</text:p>
          </table:table-cell>
          <table:table-cell/>
          <table:table-cell table:style-name="ce33" office:value-type="float" office:value="0.00000648538334786635" calcext:value-type="float">
            <text:p>6.48538334786635E-06</text:p>
          </table:table-cell>
          <table:table-cell table:number-columns-repeated="2"/>
        </table:table-row>
        <table:table-row table:style-name="ro1">
          <table:table-cell office:value-type="float" office:value="1139.33083" calcext:value-type="float">
            <text:p>1139.33083</text:p>
          </table:table-cell>
          <table:table-cell table:number-columns-repeated="3"/>
          <table:table-cell office:value-type="float" office:value="0.485095586898001" calcext:value-type="float">
            <text:p>0.485095586898001</text:p>
          </table:table-cell>
          <table:table-cell/>
          <table:table-cell table:style-name="ce24" office:value-type="float" office:value="-0.47196086438734" calcext:value-type="float">
            <text:p>-0.47196086438734</text:p>
          </table:table-cell>
          <table:table-cell table:style-name="ce25" table:formula="of:=TANH( [.G51]*[.Q316] + [.G52]*[.Q317] + [.G53]*[.Q318] + [.G54]*[.Q319] + [.G55]*[.Q320] + [.G56]*[.Q321] + [.G57]*[.Q322] + [.G58]*[.Q323] + [.G59]*[.Q324] + [.G60]*[.Q325] + [.G61]*[.Q326] + [.G62]*[.Q327] + [.G63]*[.Q328] + [.G64]*[.Q329] + [.G65]*[.Q330] + [.G66]*[.Q331] + [.G67]*[.Q332] + [.G68]*[.Q333] + [.G69]*[.Q334] + [.G70]*[.Q335] + [.G71]*[.Q336] )" office:value-type="float" office:value="0.0144093667300274" calcext:value-type="float">
            <text:p>0.014409366730027</text:p>
          </table:table-cell>
          <table:table-cell table:number-columns-repeated="8"/>
          <table:table-cell table:style-name="ce33" office:value-type="float" office:value="-0.000992845878157091" calcext:value-type="float">
            <text:p>-0.000992845878157</text:p>
          </table:table-cell>
          <table:table-cell/>
          <table:table-cell table:style-name="ce33" office:value-type="float" office:value="-0.0302332573520257" calcext:value-type="float">
            <text:p>-0.030233257352026</text:p>
          </table:table-cell>
          <table:table-cell table:number-columns-repeated="2"/>
        </table:table-row>
        <table:table-row table:style-name="ro1">
          <table:table-cell office:value-type="float" office:value="1004.61633" calcext:value-type="float">
            <text:p>1004.61633</text:p>
          </table:table-cell>
          <table:table-cell table:number-columns-repeated="3"/>
          <table:table-cell office:value-type="float" office:value="0.356347418638148" calcext:value-type="float">
            <text:p>0.356347418638148</text:p>
          </table:table-cell>
          <table:table-cell/>
          <table:table-cell table:style-name="ce24" office:value-type="float" office:value="-0.467155232648321" calcext:value-type="float">
            <text:p>-0.467155232648321</text:p>
          </table:table-cell>
          <table:table-cell table:style-name="ce25" table:formula="of:=TANH( [.G51]*[.Q337] + [.G52]*[.Q338] + [.G53]*[.Q339] + [.G54]*[.Q340] + [.G55]*[.Q341] + [.G56]*[.Q342] + [.G57]*[.Q343] + [.G58]*[.Q344] + [.G59]*[.Q345] + [.G60]*[.Q346] + [.G61]*[.Q347] + [.G62]*[.Q348] + [.G63]*[.Q349] + [.G64]*[.Q350] + [.G65]*[.Q351] + [.G66]*[.Q352] + [.G67]*[.Q353] + [.G68]*[.Q354] + [.G69]*[.Q355] + [.G70]*[.Q356] + [.G71]*[.Q357] )" office:value-type="float" office:value="0.41121696268738" calcext:value-type="float">
            <text:p>0.41121696268738</text:p>
          </table:table-cell>
          <table:table-cell table:number-columns-repeated="8"/>
          <table:table-cell table:style-name="ce33" office:value-type="float" office:value="0.16687375131592" calcext:value-type="float">
            <text:p>0.16687375131592</text:p>
          </table:table-cell>
          <table:table-cell/>
          <table:table-cell table:style-name="ce33" office:value-type="float" office:value="0.534310476704793" calcext:value-type="float">
            <text:p>0.534310476704793</text:p>
          </table:table-cell>
          <table:table-cell table:number-columns-repeated="2"/>
        </table:table-row>
        <table:table-row table:style-name="ro1">
          <table:table-cell office:value-type="float" office:value="759.43041" calcext:value-type="float">
            <text:p>759.43041</text:p>
          </table:table-cell>
          <table:table-cell table:number-columns-repeated="3"/>
          <table:table-cell office:value-type="float" office:value="0.122020467321794" calcext:value-type="float">
            <text:p>0.122020467321794</text:p>
          </table:table-cell>
          <table:table-cell/>
          <table:table-cell table:style-name="ce24" office:value-type="float" office:value="-0.457980241815981" calcext:value-type="float">
            <text:p>-0.457980241815981</text:p>
          </table:table-cell>
          <table:table-cell table:style-name="ce25" table:formula="of:=TANH( [.G51]*[.Q358] + [.G52]*[.Q359] + [.G53]*[.Q360] + [.G54]*[.Q361] + [.G55]*[.Q362] + [.G56]*[.Q363] + [.G57]*[.Q364] + [.G58]*[.Q365] + [.G59]*[.Q366] + [.G60]*[.Q367] + [.G61]*[.Q368] + [.G62]*[.Q369] + [.G63]*[.Q370] + [.G64]*[.Q371] + [.G65]*[.Q372] + [.G66]*[.Q373] + [.G67]*[.Q374] + [.G68]*[.Q375] + [.G69]*[.Q376] + [.G70]*[.Q377] + [.G71]*[.Q378] )" office:value-type="float" office:value="0.0241448816995209" calcext:value-type="float">
            <text:p>0.024144881699521</text:p>
          </table:table-cell>
          <table:table-cell table:number-columns-repeated="8"/>
          <table:table-cell table:style-name="ce33" office:value-type="float" office:value="0.0000297510288318337" calcext:value-type="float">
            <text:p>2.97510288318337E-05</text:p>
          </table:table-cell>
          <table:table-cell/>
          <table:table-cell table:style-name="ce33" office:value-type="float" office:value="0.0324404076192485" calcext:value-type="float">
            <text:p>0.032440407619249</text:p>
          </table:table-cell>
          <table:table-cell table:number-columns-repeated="2"/>
        </table:table-row>
        <table:table-row table:style-name="ro1">
          <table:table-cell office:value-type="float" office:value="689.81" calcext:value-type="float">
            <text:p>689.81</text:p>
          </table:table-cell>
          <table:table-cell table:number-columns-repeated="3"/>
          <table:table-cell office:value-type="float" office:value="0.0554834556341138" calcext:value-type="float">
            <text:p>0.055483455634114</text:p>
          </table:table-cell>
          <table:table-cell/>
          <table:table-cell table:style-name="ce24" office:value-type="float" office:value="-0.450538118019067" calcext:value-type="float">
            <text:p>-0.450538118019067</text:p>
          </table:table-cell>
          <table:table-cell table:style-name="ce25" table:formula="of:=TANH( [.G51]*[.Q379] + [.G52]*[.Q380] + [.G53]*[.Q381] + [.G54]*[.Q382] + [.G55]*[.Q383] + [.G56]*[.Q384] + [.G57]*[.Q385] + [.G58]*[.Q386] + [.G59]*[.Q387] + [.G60]*[.Q388] + [.G61]*[.Q389] + [.G62]*[.Q390] + [.G63]*[.Q391] + [.G64]*[.Q392] + [.G65]*[.Q393] + [.G66]*[.Q394] + [.G67]*[.Q395] + [.G68]*[.Q396] + [.G69]*[.Q397] + [.G70]*[.Q398] + [.G71]*[.Q399] )" office:value-type="float" office:value="-0.486649169521964" calcext:value-type="float">
            <text:p>-0.486649169521964</text:p>
          </table:table-cell>
          <table:table-cell table:number-columns-repeated="8"/>
          <table:table-cell table:style-name="ce33" office:value-type="float" office:value="-0.00593440863583101" calcext:value-type="float">
            <text:p>-0.005934408635831</text:p>
          </table:table-cell>
          <table:table-cell/>
          <table:table-cell table:style-name="ce33" office:value-type="float" office:value="0.128768549424851" calcext:value-type="float">
            <text:p>0.128768549424851</text:p>
          </table:table-cell>
          <table:table-cell table:number-columns-repeated="2"/>
        </table:table-row>
        <table:table-row table:style-name="ro1">
          <table:table-cell office:value-type="float" office:value="841.83966" calcext:value-type="float">
            <text:p>841.83966</text:p>
          </table:table-cell>
          <table:table-cell table:number-columns-repeated="3"/>
          <table:table-cell office:value-type="float" office:value="0.200779917753398" calcext:value-type="float">
            <text:p>0.200779917753398</text:p>
          </table:table-cell>
          <table:table-cell/>
          <table:table-cell table:style-name="ce24" office:value-type="float" office:value="-0.446738057025572" calcext:value-type="float">
            <text:p>-0.446738057025572</text:p>
          </table:table-cell>
          <table:table-cell table:style-name="ce25" table:formula="of:=TANH( [.G51]*[.Q400] + [.G52]*[.Q401] + [.G53]*[.Q402] + [.G54]*[.Q403] + [.G55]*[.Q404] + [.G56]*[.Q405] + [.G57]*[.Q406] + [.G58]*[.Q407] + [.G59]*[.Q408] + [.G60]*[.Q409] + [.G61]*[.Q410] + [.G62]*[.Q411] + [.G63]*[.Q412] + [.G64]*[.Q413] + [.G65]*[.Q414] + [.G66]*[.Q415] + [.G67]*[.Q416] + [.G68]*[.Q417] + [.G69]*[.Q418] + [.G70]*[.Q419] + [.G71]*[.Q420] )" office:value-type="float" office:value="0.0323287799529564" calcext:value-type="float">
            <text:p>0.032328779952956</text:p>
          </table:table-cell>
          <table:table-cell table:number-columns-repeated="8"/>
          <table:table-cell table:style-name="ce33" office:value-type="float" office:value="-0.0000594626192062485" calcext:value-type="float">
            <text:p>-5.94626192062485E-05</text:p>
          </table:table-cell>
          <table:table-cell/>
          <table:table-cell table:style-name="ce33" office:value-type="float" office:value="0.519461286931057" calcext:value-type="float">
            <text:p>0.519461286931057</text:p>
          </table:table-cell>
          <table:table-cell table:number-columns-repeated="2"/>
        </table:table-row>
        <table:table-row table:style-name="ro1">
          <table:table-cell office:value-type="float" office:value="916.77599" calcext:value-type="float">
            <text:p>916.77599</text:p>
          </table:table-cell>
          <table:table-cell table:number-columns-repeated="3"/>
          <table:table-cell office:value-type="float" office:value="0.272397414189312" calcext:value-type="float">
            <text:p>0.272397414189312</text:p>
          </table:table-cell>
          <table:table-cell table:number-columns-repeated="2"/>
          <table:table-cell table:style-name="ce25" table:formula="of:=TANH( [.G51]*[.Q421] + [.G52]*[.Q422] + [.G53]*[.Q423] + [.G54]*[.Q424] + [.G55]*[.Q425] + [.G56]*[.Q426] + [.G57]*[.Q427] + [.G58]*[.Q428] + [.G59]*[.Q429] + [.G60]*[.Q430] + [.G61]*[.Q431] + [.G62]*[.Q432] + [.G63]*[.Q433] + [.G64]*[.Q434] + [.G65]*[.Q435] + [.G66]*[.Q436] + [.G67]*[.Q437] + [.G68]*[.Q438] + [.G69]*[.Q439] + [.G70]*[.Q440] + [.G71]*[.Q441] )" office:value-type="float" office:value="0.712181643595454" calcext:value-type="float">
            <text:p>0.712181643595454</text:p>
          </table:table-cell>
          <table:table-cell table:number-columns-repeated="8"/>
          <table:table-cell table:style-name="ce33" office:value-type="float" office:value="0.0043076738142296" calcext:value-type="float">
            <text:p>0.00430767381423</text:p>
          </table:table-cell>
          <table:table-cell/>
          <table:table-cell table:style-name="ce33" office:value-type="float" office:value="0.0165478245509799" calcext:value-type="float">
            <text:p>0.01654782455098</text:p>
          </table:table-cell>
          <table:table-cell table:number-columns-repeated="2"/>
        </table:table-row>
        <table:table-row table:style-name="ro1">
          <table:table-cell office:value-type="float" office:value="967.42866" calcext:value-type="float">
            <text:p>967.42866</text:p>
          </table:table-cell>
          <table:table-cell table:number-columns-repeated="3"/>
          <table:table-cell office:value-type="float" office:value="0.32080674265782" calcext:value-type="float">
            <text:p>0.32080674265782</text:p>
          </table:table-cell>
          <table:table-cell table:number-columns-repeated="2"/>
          <table:table-cell table:style-name="ce25" table:formula="of:=TANH( [.G51]*[.Q442] + [.G52]*[.Q443] + [.G53]*[.Q444] + [.G54]*[.Q445] + [.G55]*[.Q446] + [.G56]*[.Q447] + [.G57]*[.Q448] + [.G58]*[.Q449] + [.G59]*[.Q450] + [.G60]*[.Q451] + [.G61]*[.Q452] + [.G62]*[.Q453] + [.G63]*[.Q454] + [.G64]*[.Q455] + [.G65]*[.Q456] + [.G66]*[.Q457] + [.G67]*[.Q458] + [.G68]*[.Q459] + [.G69]*[.Q460] + [.G70]*[.Q461] + [.G71]*[.Q462] )" office:value-type="float" office:value="-0.293704176208065" calcext:value-type="float">
            <text:p>-0.293704176208065</text:p>
          </table:table-cell>
          <table:table-cell table:number-columns-repeated="8"/>
          <table:table-cell table:style-name="ce33" office:value-type="float" office:value="0.00016142638887797" calcext:value-type="float">
            <text:p>0.000161426388878</text:p>
          </table:table-cell>
          <table:table-cell table:number-columns-repeated="4"/>
        </table:table-row>
        <table:table-row table:style-name="ro1">
          <table:table-cell office:value-type="float" office:value="866.29003" calcext:value-type="float">
            <text:p>866.29003</text:p>
          </table:table-cell>
          <table:table-cell table:number-columns-repeated="3"/>
          <table:table-cell office:value-type="float" office:value="0.224147412349567" calcext:value-type="float">
            <text:p>0.224147412349567</text:p>
          </table:table-cell>
          <table:table-cell table:number-columns-repeated="2"/>
          <table:table-cell table:style-name="ce25" table:formula="of:=TANH( [.G51]*[.Q463] + [.G52]*[.Q464] + [.G53]*[.Q465] + [.G54]*[.Q466] + [.G55]*[.Q467] + [.G56]*[.Q468] + [.G57]*[.Q469] + [.G58]*[.Q470] + [.G59]*[.Q471] + [.G60]*[.Q472] + [.G61]*[.Q473] + [.G62]*[.Q474] + [.G63]*[.Q475] + [.G64]*[.Q476] + [.G65]*[.Q477] + [.G66]*[.Q478] + [.G67]*[.Q479] + [.G68]*[.Q480] + [.G69]*[.Q481] + [.G70]*[.Q482] + [.G71]*[.Q483] )" office:value-type="float" office:value="-0.541494652020814" calcext:value-type="float">
            <text:p>-0.541494652020814</text:p>
          </table:table-cell>
          <table:table-cell table:number-columns-repeated="8"/>
          <table:table-cell table:style-name="ce33" office:value-type="float" office:value="0.00165799737471025" calcext:value-type="float">
            <text:p>0.00165799737471</text:p>
          </table:table-cell>
          <table:table-cell table:number-columns-repeated="4"/>
        </table:table-row>
        <table:table-row table:style-name="ro1">
          <table:table-cell office:value-type="float" office:value="911.23204" calcext:value-type="float">
            <text:p>911.23204</text:p>
          </table:table-cell>
          <table:table-cell table:number-columns-repeated="3"/>
          <table:table-cell office:value-type="float" office:value="0.267098998596156" calcext:value-type="float">
            <text:p>0.267098998596156</text:p>
          </table:table-cell>
          <table:table-cell table:number-columns-repeated="2"/>
          <table:table-cell table:style-name="Default"/>
          <table:table-cell table:number-columns-repeated="8"/>
          <table:table-cell table:style-name="ce33" office:value-type="float" office:value="0.00000106159458644262" calcext:value-type="float">
            <text:p>1.06159458644262E-06</text:p>
          </table:table-cell>
          <table:table-cell table:number-columns-repeated="4"/>
        </table:table-row>
        <table:table-row table:style-name="ro1">
          <table:table-cell office:value-type="float" office:value="889.81946" calcext:value-type="float">
            <text:p>889.81946</text:p>
          </table:table-cell>
          <table:table-cell table:number-columns-repeated="3"/>
          <table:table-cell office:value-type="float" office:value="0.24663475419249" calcext:value-type="float">
            <text:p>0.24663475419249</text:p>
          </table:table-cell>
          <table:table-cell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6"/>
          <table:table-cell table:style-name="ce33" office:value-type="float" office:value="0.0942344982445869" calcext:value-type="float">
            <text:p>0.094234498244587</text:p>
          </table:table-cell>
          <table:table-cell table:number-columns-repeated="4"/>
        </table:table-row>
        <table:table-row table:style-name="ro1">
          <table:table-cell office:value-type="float" office:value="848.9975" calcext:value-type="float">
            <text:p>848.9975</text:p>
          </table:table-cell>
          <table:table-cell table:number-columns-repeated="3"/>
          <table:table-cell office:value-type="float" office:value="0.207620746236576" calcext:value-type="float">
            <text:p>0.207620746236576</text:p>
          </table:table-cell>
          <table:table-cell/>
          <table:table-cell table:style-name="ce24" office:value-type="float" office:value="-0.5" calcext:value-type="float">
            <text:p>-0.5</text:p>
          </table:table-cell>
          <table:table-cell table:style-name="ce25" table:formula="of:=TANH( [.G76]*[.Q1] + [.G77]*[.Q2] + [.G78]*[.Q3] + [.G79]*[.Q4] + [.G80]*[.Q5] + [.G81]*[.Q6] + [.G82]*[.Q7] + [.G83]*[.Q8] + [.G84]*[.Q9] + [.G85]*[.Q10] + [.G86]*[.Q11] + [.G87]*[.Q12] + [.G88]*[.Q13] + [.G89]*[.Q14] + [.G90]*[.Q15] + [.G91]*[.Q16] + [.G92]*[.Q17] + [.G93]*[.Q18] + [.G94]*[.Q19] + [.G95]*[.Q20] + [.G96]*[.Q21] )" office:value-type="float" office:value="0.00646622021586226" calcext:value-type="float">
            <text:p>0.006466220215862</text:p>
          </table:table-cell>
          <table:table-cell table:style-name="ce28" table:formula="of:=TANH( [.H76]*[.S1] + [.H77]*[.S2] + [.H78]*[.S3] + [.H79]*[.S4] + [.H80]*[.S5] + [.H81]*[.S6] + [.H82]*[.S7] + [.H83]*[.S8] + [.H84]*[.S9] + [.H85]*[.S10] + [.H86]*[.S11] + [.H87]*[.S12] + [.H88]*[.S13] + [.H89]*[.S14] + [.H90]*[.S15] + [.H91]*[.S16] + [.H92]*[.S17] + [.H93]*[.S18] + [.H94]*[.S19] + [.H95]*[.S20] + [.H96]*[.S21] + [.H97]*[.S22] + [.H98]*[.S23] + [.H99]*[.S24] )" office:value-type="float" office:value="-0.426904512565509" calcext:value-type="float">
            <text:p>-0.426904512565509</text:p>
          </table:table-cell>
          <table:table-cell table:style-name="ce29" office:value-type="float" office:value="-0.42381802645428" calcext:value-type="float">
            <text:p>-0.42381802645428</text:p>
          </table:table-cell>
          <table:table-cell table:style-name="ce30" table:formula="of:= ([.J77]-[.I77]) * ([.J77]-[.I77])" office:value-type="float" office:value="0.00000952639651480933" calcext:value-type="float">
            <text:p>9.52639651480933E-06</text:p>
          </table:table-cell>
          <table:table-cell table:number-columns-repeated="5"/>
          <table:table-cell table:style-name="ce33" office:value-type="float" office:value="0.000553587751704923" calcext:value-type="float">
            <text:p>0.0005535877517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90357035578551" calcext:value-type="float">
            <text:p>-0.490357035578551</text:p>
          </table:table-cell>
          <table:table-cell table:style-name="ce25" table:formula="of:=TANH( [.G76]*[.Q22] + [.G77]*[.Q23] + [.G78]*[.Q24] + [.G79]*[.Q25] + [.G80]*[.Q26] + [.G81]*[.Q27] + [.G82]*[.Q28] + [.G83]*[.Q29] + [.G84]*[.Q30] + [.G85]*[.Q31] + [.G86]*[.Q32] + [.G87]*[.Q33] + [.G88]*[.Q34] + [.G89]*[.Q35] + [.G90]*[.Q36] + [.G91]*[.Q37] + [.G92]*[.Q38] + [.G93]*[.Q39] + [.G94]*[.Q40] + [.G95]*[.Q41] + [.G96]*[.Q42] )" office:value-type="float" office:value="0.0233557549799545" calcext:value-type="float">
            <text:p>0.023355754979955</text:p>
          </table:table-cell>
          <table:table-cell table:style-name="ce28" table:formula="of:=TANH( [.H76]*[.S25] + [.H77]*[.S26] + [.H78]*[.S27] + [.H79]*[.S28] + [.H80]*[.S29] + [.H81]*[.S30] + [.H82]*[.S31] + [.H83]*[.S32] + [.H84]*[.S33] + [.H85]*[.S34] + [.H86]*[.S35] + [.H87]*[.S36] + [.H88]*[.S37] + [.H89]*[.S38] + [.H90]*[.S39] + [.H91]*[.S40] + [.H92]*[.S41] + [.H93]*[.S42] + [.H94]*[.S43] + [.H95]*[.S44] + [.H96]*[.S45] + [.H97]*[.S46] + [.H98]*[.S47] + [.H99]*[.S48] )" office:value-type="float" office:value="-0.411131947510604" calcext:value-type="float">
            <text:p>-0.411131947510604</text:p>
          </table:table-cell>
          <table:table-cell table:style-name="ce29" office:value-type="float" office:value="-0.41196290578665" calcext:value-type="float">
            <text:p>-0.41196290578665</text:p>
          </table:table-cell>
          <table:table-cell table:style-name="ce30" table:formula="of:= ([.J78]-[.I78]) * ([.J78]-[.I78])" office:value-type="float" office:value="0.00000069049165653019" calcext:value-type="float">
            <text:p>6.90491656530191E-07</text:p>
          </table:table-cell>
          <table:table-cell table:number-columns-repeated="5"/>
          <table:table-cell table:style-name="ce33" office:value-type="float" office:value="-0.00246250322513176" calcext:value-type="float">
            <text:p>-0.00246250322513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7811020708257" calcext:value-type="float">
            <text:p>-0.487811020708257</text:p>
          </table:table-cell>
          <table:table-cell table:style-name="ce25" table:formula="of:=TANH( [.G76]*[.Q43] + [.G77]*[.Q44] + [.G78]*[.Q45] + [.G79]*[.Q46] + [.G80]*[.Q47] + [.G81]*[.Q48] + [.G82]*[.Q49] + [.G83]*[.Q50] + [.G84]*[.Q51] + [.G85]*[.Q52] + [.G86]*[.Q53] + [.G87]*[.Q54] + [.G88]*[.Q55] + [.G89]*[.Q56] + [.G90]*[.Q57] + [.G91]*[.Q58] + [.G92]*[.Q59] + [.G93]*[.Q60] + [.G94]*[.Q61] + [.G95]*[.Q62] + [.G96]*[.Q63] )" office:value-type="float" office:value="0.980329786747475" calcext:value-type="float">
            <text:p>0.980329786747475</text:p>
          </table:table-cell>
          <table:table-cell table:style-name="ce28" table:formula="of:=TANH( [.H76]*[.S49] + [.H77]*[.S50] + [.H78]*[.S51] + [.H79]*[.S52] + [.H80]*[.S53] + [.H81]*[.S54] + [.H82]*[.S55] + [.H83]*[.S56] + [.H84]*[.S57] + [.H85]*[.S58] + [.H86]*[.S59] + [.H87]*[.S60] + [.H88]*[.S61] + [.H89]*[.S62] + [.H90]*[.S63] + [.H91]*[.S64] + [.H92]*[.S65] + [.H93]*[.S66] + [.H94]*[.S67] + [.H95]*[.S68] + [.H96]*[.S69] + [.H97]*[.S70] + [.H98]*[.S71] + [.H99]*[.S72] )" office:value-type="float" office:value="-0.439352773058185" calcext:value-type="float">
            <text:p>-0.439352773058185</text:p>
          </table:table-cell>
          <table:table-cell table:style-name="ce29" office:value-type="float" office:value="-0.431408438414586" calcext:value-type="float">
            <text:p>-0.431408438414586</text:p>
          </table:table-cell>
          <table:table-cell table:style-name="ce30" table:formula="of:= ([.J79]-[.I79]) * ([.J79]-[.I79])" office:value-type="float" office:value="0.0000631124529294917" calcext:value-type="float">
            <text:p>6.31124529294917E-05</text:p>
          </table:table-cell>
          <table:table-cell table:number-columns-repeated="5"/>
          <table:table-cell table:style-name="ce33" office:value-type="float" office:value="-0.000194435656758149" calcext:value-type="float">
            <text:p>-0.00019443565675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8464086902445" calcext:value-type="float">
            <text:p>-0.488464086902445</text:p>
          </table:table-cell>
          <table:table-cell table:style-name="ce25" table:formula="of:=TANH( [.G76]*[.Q64] + [.G77]*[.Q65] + [.G78]*[.Q66] + [.G79]*[.Q67] + [.G80]*[.Q68] + [.G81]*[.Q69] + [.G82]*[.Q70] + [.G83]*[.Q71] + [.G84]*[.Q72] + [.G85]*[.Q73] + [.G86]*[.Q74] + [.G87]*[.Q75] + [.G88]*[.Q76] + [.G89]*[.Q77] + [.G90]*[.Q78] + [.G91]*[.Q79] + [.G92]*[.Q80] + [.G93]*[.Q81] + [.G94]*[.Q82] + [.G95]*[.Q83] + [.G96]*[.Q84] )" office:value-type="float" office:value="-0.124233450190847" calcext:value-type="float">
            <text:p>-0.124233450190847</text:p>
          </table:table-cell>
          <table:table-cell table:number-columns-repeated="8"/>
          <table:table-cell table:style-name="ce33" office:value-type="float" office:value="0.000225776162223884" calcext:value-type="float">
            <text:p>0.00022577616222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7374891419251" calcext:value-type="float">
            <text:p>-0.487374891419251</text:p>
          </table:table-cell>
          <table:table-cell table:style-name="ce25" table:formula="of:=TANH( [.G76]*[.Q85] + [.G77]*[.Q86] + [.G78]*[.Q87] + [.G79]*[.Q88] + [.G80]*[.Q89] + [.G81]*[.Q90] + [.G82]*[.Q91] + [.G83]*[.Q92] + [.G84]*[.Q93] + [.G85]*[.Q94] + [.G86]*[.Q95] + [.G87]*[.Q96] + [.G88]*[.Q97] + [.G89]*[.Q98] + [.G90]*[.Q99] + [.G91]*[.Q100] + [.G92]*[.Q101] + [.G93]*[.Q102] + [.G94]*[.Q103] + [.G95]*[.Q104] + [.G96]*[.Q105] )" office:value-type="float" office:value="0.226727589784014" calcext:value-type="float">
            <text:p>0.226727589784014</text:p>
          </table:table-cell>
          <table:table-cell table:number-columns-repeated="8"/>
          <table:table-cell table:style-name="ce33" office:value-type="float" office:value="-0.000371611086742886" calcext:value-type="float">
            <text:p>-0.00037161108674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6191720845143" calcext:value-type="float">
            <text:p>-0.486191720845143</text:p>
          </table:table-cell>
          <table:table-cell table:style-name="ce25" table:formula="of:=TANH( [.G76]*[.Q106] + [.G77]*[.Q107] + [.G78]*[.Q108] + [.G79]*[.Q109] + [.G80]*[.Q110] + [.G81]*[.Q111] + [.G82]*[.Q112] + [.G83]*[.Q113] + [.G84]*[.Q114] + [.G85]*[.Q115] + [.G86]*[.Q116] + [.G87]*[.Q117] + [.G88]*[.Q118] + [.G89]*[.Q119] + [.G90]*[.Q120] + [.G91]*[.Q121] + [.G92]*[.Q122] + [.G93]*[.Q123] + [.G94]*[.Q124] + [.G95]*[.Q125] + [.G96]*[.Q126] )" office:value-type="float" office:value="0.287711493416904" calcext:value-type="float">
            <text:p>0.287711493416904</text:p>
          </table:table-cell>
          <table:table-cell table:number-columns-repeated="8"/>
          <table:table-cell table:style-name="ce33" office:value-type="float" office:value="-0.0000534870200841086" calcext:value-type="float">
            <text:p>-5.34870200841086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5220718176893" calcext:value-type="float">
            <text:p>-0.485220718176893</text:p>
          </table:table-cell>
          <table:table-cell table:style-name="ce25" table:formula="of:=TANH( [.G76]*[.Q127] + [.G77]*[.Q128] + [.G78]*[.Q129] + [.G79]*[.Q130] + [.G80]*[.Q131] + [.G81]*[.Q132] + [.G82]*[.Q133] + [.G83]*[.Q134] + [.G84]*[.Q135] + [.G85]*[.Q136] + [.G86]*[.Q137] + [.G87]*[.Q138] + [.G88]*[.Q139] + [.G89]*[.Q140] + [.G90]*[.Q141] + [.G91]*[.Q142] + [.G92]*[.Q143] + [.G93]*[.Q144] + [.G94]*[.Q145] + [.G95]*[.Q146] + [.G96]*[.Q147] )" office:value-type="float" office:value="0.206293054853502" calcext:value-type="float">
            <text:p>0.206293054853502</text:p>
          </table:table-cell>
          <table:table-cell table:number-columns-repeated="8"/>
          <table:table-cell table:style-name="ce33" office:value-type="float" office:value="-0.000738624656626431" calcext:value-type="float">
            <text:p>-0.00073862465662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3393245281104" calcext:value-type="float">
            <text:p>-0.483393245281104</text:p>
          </table:table-cell>
          <table:table-cell table:style-name="ce25" table:formula="of:=TANH( [.G76]*[.Q148] + [.G77]*[.Q149] + [.G78]*[.Q150] + [.G79]*[.Q151] + [.G80]*[.Q152] + [.G81]*[.Q153] + [.G82]*[.Q154] + [.G83]*[.Q155] + [.G84]*[.Q156] + [.G85]*[.Q157] + [.G86]*[.Q158] + [.G87]*[.Q159] + [.G88]*[.Q160] + [.G89]*[.Q161] + [.G90]*[.Q162] + [.G91]*[.Q163] + [.G92]*[.Q164] + [.G93]*[.Q165] + [.G94]*[.Q166] + [.G95]*[.Q167] + [.G96]*[.Q168] )" office:value-type="float" office:value="-0.259873119255816" calcext:value-type="float">
            <text:p>-0.259873119255816</text:p>
          </table:table-cell>
          <table:table-cell table:number-columns-repeated="8"/>
          <table:table-cell table:style-name="ce33" office:value-type="float" office:value="0.00335230022265606" calcext:value-type="float">
            <text:p>0.00335230022265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4044562523636" calcext:value-type="float">
            <text:p>-0.484044562523636</text:p>
          </table:table-cell>
          <table:table-cell table:style-name="ce25" table:formula="of:=TANH( [.G76]*[.Q169] + [.G77]*[.Q170] + [.G78]*[.Q171] + [.G79]*[.Q172] + [.G80]*[.Q173] + [.G81]*[.Q174] + [.G82]*[.Q175] + [.G83]*[.Q176] + [.G84]*[.Q177] + [.G85]*[.Q178] + [.G86]*[.Q179] + [.G87]*[.Q180] + [.G88]*[.Q181] + [.G89]*[.Q182] + [.G90]*[.Q183] + [.G91]*[.Q184] + [.G92]*[.Q185] + [.G93]*[.Q186] + [.G94]*[.Q187] + [.G95]*[.Q188] + [.G96]*[.Q189] )" office:value-type="float" office:value="0.0328694359769586" calcext:value-type="float">
            <text:p>0.032869435976959</text:p>
          </table:table-cell>
          <table:table-cell table:number-columns-repeated="8"/>
          <table:table-cell table:style-name="ce33" office:value-type="float" office:value="-0.103118467826824" calcext:value-type="float">
            <text:p>-0.10311846782682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3425414523046" calcext:value-type="float">
            <text:p>-0.483425414523046</text:p>
          </table:table-cell>
          <table:table-cell table:style-name="ce25" table:formula="of:=TANH( [.G76]*[.Q190] + [.G77]*[.Q191] + [.G78]*[.Q192] + [.G79]*[.Q193] + [.G80]*[.Q194] + [.G81]*[.Q195] + [.G82]*[.Q196] + [.G83]*[.Q197] + [.G84]*[.Q198] + [.G85]*[.Q199] + [.G86]*[.Q200] + [.G87]*[.Q201] + [.G88]*[.Q202] + [.G89]*[.Q203] + [.G90]*[.Q204] + [.G91]*[.Q205] + [.G92]*[.Q206] + [.G93]*[.Q207] + [.G94]*[.Q208] + [.G95]*[.Q209] + [.G96]*[.Q210] )" office:value-type="float" office:value="-0.0177002372174098" calcext:value-type="float">
            <text:p>-0.01770023721741</text:p>
          </table:table-cell>
          <table:table-cell table:number-columns-repeated="8"/>
          <table:table-cell table:style-name="ce33" office:value-type="float" office:value="-0.506790186859936" calcext:value-type="float">
            <text:p>-0.50679018685993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2989772646797" calcext:value-type="float">
            <text:p>-0.482989772646797</text:p>
          </table:table-cell>
          <table:table-cell table:style-name="ce25" table:formula="of:=TANH( [.G76]*[.Q211] + [.G77]*[.Q212] + [.G78]*[.Q213] + [.G79]*[.Q214] + [.G80]*[.Q215] + [.G81]*[.Q216] + [.G82]*[.Q217] + [.G83]*[.Q218] + [.G84]*[.Q219] + [.G85]*[.Q220] + [.G86]*[.Q221] + [.G87]*[.Q222] + [.G88]*[.Q223] + [.G89]*[.Q224] + [.G90]*[.Q225] + [.G91]*[.Q226] + [.G92]*[.Q227] + [.G93]*[.Q228] + [.G94]*[.Q229] + [.G95]*[.Q230] + [.G96]*[.Q231] )" office:value-type="float" office:value="0.707698910548286" calcext:value-type="float">
            <text:p>0.707698910548286</text:p>
          </table:table-cell>
          <table:table-cell table:number-columns-repeated="8"/>
          <table:table-cell table:style-name="ce33" office:value-type="float" office:value="0.00623298519754426" calcext:value-type="float">
            <text:p>0.00623298519754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4523451291362" calcext:value-type="float">
            <text:p>-0.474523451291362</text:p>
          </table:table-cell>
          <table:table-cell table:style-name="ce25" table:formula="of:=TANH( [.G76]*[.Q232] + [.G77]*[.Q233] + [.G78]*[.Q234] + [.G79]*[.Q235] + [.G80]*[.Q236] + [.G81]*[.Q237] + [.G82]*[.Q238] + [.G83]*[.Q239] + [.G84]*[.Q240] + [.G85]*[.Q241] + [.G86]*[.Q242] + [.G87]*[.Q243] + [.G88]*[.Q244] + [.G89]*[.Q245] + [.G90]*[.Q246] + [.G91]*[.Q247] + [.G92]*[.Q248] + [.G93]*[.Q249] + [.G94]*[.Q250] + [.G95]*[.Q251] + [.G96]*[.Q252] )" office:value-type="float" office:value="-0.988005144734069" calcext:value-type="float">
            <text:p>-0.988005144734069</text:p>
          </table:table-cell>
          <table:table-cell table:number-columns-repeated="8"/>
          <table:table-cell table:style-name="ce33" office:value-type="float" office:value="0.00917835792690314" calcext:value-type="float">
            <text:p>0.00917835792690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6471821665038" calcext:value-type="float">
            <text:p>-0.476471821665038</text:p>
          </table:table-cell>
          <table:table-cell table:style-name="ce25" table:formula="of:=TANH( [.G76]*[.Q253] + [.G77]*[.Q254] + [.G78]*[.Q255] + [.G79]*[.Q256] + [.G80]*[.Q257] + [.G81]*[.Q258] + [.G82]*[.Q259] + [.G83]*[.Q260] + [.G84]*[.Q261] + [.G85]*[.Q262] + [.G86]*[.Q263] + [.G87]*[.Q264] + [.G88]*[.Q265] + [.G89]*[.Q266] + [.G90]*[.Q267] + [.G91]*[.Q268] + [.G92]*[.Q269] + [.G93]*[.Q270] + [.G94]*[.Q271] + [.G95]*[.Q272] + [.G96]*[.Q273] )" office:value-type="float" office:value="-0.769638550068253" calcext:value-type="float">
            <text:p>-0.769638550068253</text:p>
          </table:table-cell>
          <table:table-cell table:number-columns-repeated="8"/>
          <table:table-cell table:style-name="ce33" office:value-type="float" office:value="-0.000306781529312507" calcext:value-type="float">
            <text:p>-0.00030678152931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335221755124" calcext:value-type="float">
            <text:p>-0.467335221755124</text:p>
          </table:table-cell>
          <table:table-cell table:style-name="ce25" table:formula="of:=TANH( [.G76]*[.Q274] + [.G77]*[.Q275] + [.G78]*[.Q276] + [.G79]*[.Q277] + [.G80]*[.Q278] + [.G81]*[.Q279] + [.G82]*[.Q280] + [.G83]*[.Q281] + [.G84]*[.Q282] + [.G85]*[.Q283] + [.G86]*[.Q284] + [.G87]*[.Q285] + [.G88]*[.Q286] + [.G89]*[.Q287] + [.G90]*[.Q288] + [.G91]*[.Q289] + [.G92]*[.Q290] + [.G93]*[.Q291] + [.G94]*[.Q292] + [.G95]*[.Q293] + [.G96]*[.Q294] )" office:value-type="float" office:value="0.419008431948818" calcext:value-type="float">
            <text:p>0.419008431948818</text:p>
          </table:table-cell>
          <table:table-cell table:number-columns-repeated="8"/>
          <table:table-cell table:style-name="ce33" office:value-type="float" office:value="-0.0134062846274931" calcext:value-type="float">
            <text:p>-0.01340628462749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196086438734" calcext:value-type="float">
            <text:p>-0.47196086438734</text:p>
          </table:table-cell>
          <table:table-cell table:style-name="ce25" table:formula="of:=TANH( [.G76]*[.Q295] + [.G77]*[.Q296] + [.G78]*[.Q297] + [.G79]*[.Q298] + [.G80]*[.Q299] + [.G81]*[.Q300] + [.G82]*[.Q301] + [.G83]*[.Q302] + [.G84]*[.Q303] + [.G85]*[.Q304] + [.G86]*[.Q305] + [.G87]*[.Q306] + [.G88]*[.Q307] + [.G89]*[.Q308] + [.G90]*[.Q309] + [.G91]*[.Q310] + [.G92]*[.Q311] + [.G93]*[.Q312] + [.G94]*[.Q313] + [.G95]*[.Q314] + [.G96]*[.Q315] )" office:value-type="float" office:value="-0.961937101973368" calcext:value-type="float">
            <text:p>-0.961937101973368</text:p>
          </table:table-cell>
          <table:table-cell table:number-columns-repeated="8"/>
          <table:table-cell table:style-name="ce33" office:value-type="float" office:value="0.000827099900504336" calcext:value-type="float">
            <text:p>0.00082709990050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155232648321" calcext:value-type="float">
            <text:p>-0.467155232648321</text:p>
          </table:table-cell>
          <table:table-cell table:style-name="ce25" table:formula="of:=TANH( [.G76]*[.Q316] + [.G77]*[.Q317] + [.G78]*[.Q318] + [.G79]*[.Q319] + [.G80]*[.Q320] + [.G81]*[.Q321] + [.G82]*[.Q322] + [.G83]*[.Q323] + [.G84]*[.Q324] + [.G85]*[.Q325] + [.G86]*[.Q326] + [.G87]*[.Q327] + [.G88]*[.Q328] + [.G89]*[.Q329] + [.G90]*[.Q330] + [.G91]*[.Q331] + [.G92]*[.Q332] + [.G93]*[.Q333] + [.G94]*[.Q334] + [.G95]*[.Q335] + [.G96]*[.Q336] )" office:value-type="float" office:value="0.0147916953867808" calcext:value-type="float">
            <text:p>0.014791695386781</text:p>
          </table:table-cell>
          <table:table-cell table:number-columns-repeated="8"/>
          <table:table-cell table:style-name="ce33" office:value-type="float" office:value="0.440988189234113" calcext:value-type="float">
            <text:p>0.44098818923411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7980241815981" calcext:value-type="float">
            <text:p>-0.457980241815981</text:p>
          </table:table-cell>
          <table:table-cell table:style-name="ce25" table:formula="of:=TANH( [.G76]*[.Q337] + [.G77]*[.Q338] + [.G78]*[.Q339] + [.G79]*[.Q340] + [.G80]*[.Q341] + [.G81]*[.Q342] + [.G82]*[.Q343] + [.G83]*[.Q344] + [.G84]*[.Q345] + [.G85]*[.Q346] + [.G86]*[.Q347] + [.G87]*[.Q348] + [.G88]*[.Q349] + [.G89]*[.Q350] + [.G90]*[.Q351] + [.G91]*[.Q352] + [.G92]*[.Q353] + [.G93]*[.Q354] + [.G94]*[.Q355] + [.G95]*[.Q356] + [.G96]*[.Q357] )" office:value-type="float" office:value="0.410378345815439" calcext:value-type="float">
            <text:p>0.410378345815439</text:p>
          </table:table-cell>
          <table:table-cell table:number-columns-repeated="8"/>
          <table:table-cell table:style-name="ce33" office:value-type="float" office:value="0.00000452932240504635" calcext:value-type="float">
            <text:p>4.52932240504635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0538118019067" calcext:value-type="float">
            <text:p>-0.450538118019067</text:p>
          </table:table-cell>
          <table:table-cell table:style-name="ce25" table:formula="of:=TANH( [.G76]*[.Q358] + [.G77]*[.Q359] + [.G78]*[.Q360] + [.G79]*[.Q361] + [.G80]*[.Q362] + [.G81]*[.Q363] + [.G82]*[.Q364] + [.G83]*[.Q365] + [.G84]*[.Q366] + [.G85]*[.Q367] + [.G86]*[.Q368] + [.G87]*[.Q369] + [.G88]*[.Q370] + [.G89]*[.Q371] + [.G90]*[.Q372] + [.G91]*[.Q373] + [.G92]*[.Q374] + [.G93]*[.Q375] + [.G94]*[.Q376] + [.G95]*[.Q377] + [.G96]*[.Q378] )" office:value-type="float" office:value="0.027547531279231" calcext:value-type="float">
            <text:p>0.027547531279231</text:p>
          </table:table-cell>
          <table:table-cell table:number-columns-repeated="8"/>
          <table:table-cell table:style-name="ce33" office:value-type="float" office:value="0.0000543813521493704" calcext:value-type="float">
            <text:p>5.43813521493704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46738057025572" calcext:value-type="float">
            <text:p>-0.446738057025572</text:p>
          </table:table-cell>
          <table:table-cell table:style-name="ce25" table:formula="of:=TANH( [.G76]*[.Q379] + [.G77]*[.Q380] + [.G78]*[.Q381] + [.G79]*[.Q382] + [.G80]*[.Q383] + [.G81]*[.Q384] + [.G82]*[.Q385] + [.G83]*[.Q386] + [.G84]*[.Q387] + [.G85]*[.Q388] + [.G86]*[.Q389] + [.G87]*[.Q390] + [.G88]*[.Q391] + [.G89]*[.Q392] + [.G90]*[.Q393] + [.G91]*[.Q394] + [.G92]*[.Q395] + [.G93]*[.Q396] + [.G94]*[.Q397] + [.G95]*[.Q398] + [.G96]*[.Q399] )" office:value-type="float" office:value="-0.507594026070672" calcext:value-type="float">
            <text:p>-0.507594026070672</text:p>
          </table:table-cell>
          <table:table-cell table:number-columns-repeated="8"/>
          <table:table-cell table:style-name="ce33" office:value-type="float" office:value="-0.0977912619708766" calcext:value-type="float">
            <text:p>-0.09779126197087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4009569154839" calcext:value-type="float">
            <text:p>-0.434009569154839</text:p>
          </table:table-cell>
          <table:table-cell table:style-name="ce25" table:formula="of:=TANH( [.G76]*[.Q400] + [.G77]*[.Q401] + [.G78]*[.Q402] + [.G79]*[.Q403] + [.G80]*[.Q404] + [.G81]*[.Q405] + [.G82]*[.Q406] + [.G83]*[.Q407] + [.G84]*[.Q408] + [.G85]*[.Q409] + [.G86]*[.Q410] + [.G87]*[.Q411] + [.G88]*[.Q412] + [.G89]*[.Q413] + [.G90]*[.Q414] + [.G91]*[.Q415] + [.G92]*[.Q416] + [.G93]*[.Q417] + [.G94]*[.Q418] + [.G95]*[.Q419] + [.G96]*[.Q420] )" office:value-type="float" office:value="0.0329850954391394" calcext:value-type="float">
            <text:p>0.03298509543914</text:p>
          </table:table-cell>
          <table:table-cell table:number-columns-repeated="8"/>
          <table:table-cell table:style-name="ce33" office:value-type="float" office:value="-0.00145791377901052" calcext:value-type="float">
            <text:p>-0.00145791377901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76]*[.Q421] + [.G77]*[.Q422] + [.G78]*[.Q423] + [.G79]*[.Q424] + [.G80]*[.Q425] + [.G81]*[.Q426] + [.G82]*[.Q427] + [.G83]*[.Q428] + [.G84]*[.Q429] + [.G85]*[.Q430] + [.G86]*[.Q431] + [.G87]*[.Q432] + [.G88]*[.Q433] + [.G89]*[.Q434] + [.G90]*[.Q435] + [.G91]*[.Q436] + [.G92]*[.Q437] + [.G93]*[.Q438] + [.G94]*[.Q439] + [.G95]*[.Q440] + [.G96]*[.Q441] )" office:value-type="float" office:value="0.709052327829543" calcext:value-type="float">
            <text:p>0.709052327829543</text:p>
          </table:table-cell>
          <table:table-cell table:number-columns-repeated="8"/>
          <table:table-cell table:style-name="ce33" office:value-type="float" office:value="-0.00000159600963990682" calcext:value-type="float">
            <text:p>-1.59600963990682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76]*[.Q442] + [.G77]*[.Q443] + [.G78]*[.Q444] + [.G79]*[.Q445] + [.G80]*[.Q446] + [.G81]*[.Q447] + [.G82]*[.Q448] + [.G83]*[.Q449] + [.G84]*[.Q450] + [.G85]*[.Q451] + [.G86]*[.Q452] + [.G87]*[.Q453] + [.G88]*[.Q454] + [.G89]*[.Q455] + [.G90]*[.Q456] + [.G91]*[.Q457] + [.G92]*[.Q458] + [.G93]*[.Q459] + [.G94]*[.Q460] + [.G95]*[.Q461] + [.G96]*[.Q462] )" office:value-type="float" office:value="-0.280356997389574" calcext:value-type="float">
            <text:p>-0.280356997389574</text:p>
          </table:table-cell>
          <table:table-cell table:number-columns-repeated="8"/>
          <table:table-cell table:style-name="ce33" office:value-type="float" office:value="-0.0000006339638886915" calcext:value-type="float">
            <text:p>-6.33963888691499E-0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76]*[.Q463] + [.G77]*[.Q464] + [.G78]*[.Q465] + [.G79]*[.Q466] + [.G80]*[.Q467] + [.G81]*[.Q468] + [.G82]*[.Q469] + [.G83]*[.Q470] + [.G84]*[.Q471] + [.G85]*[.Q472] + [.G86]*[.Q473] + [.G87]*[.Q474] + [.G88]*[.Q475] + [.G89]*[.Q476] + [.G90]*[.Q477] + [.G91]*[.Q478] + [.G92]*[.Q479] + [.G93]*[.Q480] + [.G94]*[.Q481] + [.G95]*[.Q482] + [.G96]*[.Q483] )" office:value-type="float" office:value="-0.541673324884704" calcext:value-type="float">
            <text:p>-0.541673324884704</text:p>
          </table:table-cell>
          <table:table-cell table:number-columns-repeated="8"/>
          <table:table-cell table:style-name="ce33" office:value-type="float" office:value="0.00000057807123226238" calcext:value-type="float">
            <text:p>5.78071232262375E-0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33" office:value-type="float" office:value="0.0329981938798388" calcext:value-type="float">
            <text:p>0.032998193879839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6"/>
          <table:table-cell table:style-name="ce33" office:value-type="float" office:value="-0.0001220686898657" calcext:value-type="float">
            <text:p>-0.00012206868986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90357035578551" calcext:value-type="float">
            <text:p>-0.490357035578551</text:p>
          </table:table-cell>
          <table:table-cell table:style-name="ce25" table:formula="of:=TANH( [.G101]*[.Q1] + [.G102]*[.Q2] + [.G103]*[.Q3] + [.G104]*[.Q4] + [.G105]*[.Q5] + [.G106]*[.Q6] + [.G107]*[.Q7] + [.G108]*[.Q8] + [.G109]*[.Q9] + [.G110]*[.Q10] + [.G111]*[.Q11] + [.G112]*[.Q12] + [.G113]*[.Q13] + [.G114]*[.Q14] + [.G115]*[.Q15] + [.G116]*[.Q16] + [.G117]*[.Q17] + [.G118]*[.Q18] + [.G119]*[.Q19] + [.G120]*[.Q20] + [.G121]*[.Q21] )" office:value-type="float" office:value="0.00664557776498756" calcext:value-type="float">
            <text:p>0.006645577764988</text:p>
          </table:table-cell>
          <table:table-cell table:style-name="ce28" table:formula="of:=TANH( [.H101]*[.S1] + [.H102]*[.S2] + [.H103]*[.S3] + [.H104]*[.S4] + [.H105]*[.S5] + [.H106]*[.S6] + [.H107]*[.S7] + [.H108]*[.S8] + [.H109]*[.S9] + [.H110]*[.S10] + [.H111]*[.S11] + [.H112]*[.S12] + [.H113]*[.S13] + [.H114]*[.S14] + [.H115]*[.S15] + [.H116]*[.S16] + [.H117]*[.S17] + [.H118]*[.S18] + [.H119]*[.S19] + [.H120]*[.S20] + [.H121]*[.S21] + [.H122]*[.S22] + [.H123]*[.S23] + [.H124]*[.S24] )" office:value-type="float" office:value="-0.413863287678498" calcext:value-type="float">
            <text:p>-0.413863287678498</text:p>
          </table:table-cell>
          <table:table-cell table:style-name="ce29" office:value-type="float" office:value="-0.41196290578665" calcext:value-type="float">
            <text:p>-0.41196290578665</text:p>
          </table:table-cell>
          <table:table-cell table:style-name="ce30" table:formula="of:= ([.J102]-[.I102]) * ([.J102]-[.I102])" office:value-type="float" office:value="0.00000361145133486122" calcext:value-type="float">
            <text:p>3.61145133486122E-06</text:p>
          </table:table-cell>
          <table:table-cell table:number-columns-repeated="5"/>
          <table:table-cell table:style-name="ce33" office:value-type="float" office:value="-0.00635195378808592" calcext:value-type="float">
            <text:p>-0.00635195378808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7811020708257" calcext:value-type="float">
            <text:p>-0.487811020708257</text:p>
          </table:table-cell>
          <table:table-cell table:style-name="ce25" table:formula="of:=TANH( [.G101]*[.Q22] + [.G102]*[.Q23] + [.G103]*[.Q24] + [.G104]*[.Q25] + [.G105]*[.Q26] + [.G106]*[.Q27] + [.G107]*[.Q28] + [.G108]*[.Q29] + [.G109]*[.Q30] + [.G110]*[.Q31] + [.G111]*[.Q32] + [.G112]*[.Q33] + [.G113]*[.Q34] + [.G114]*[.Q35] + [.G115]*[.Q36] + [.G116]*[.Q37] + [.G117]*[.Q38] + [.G118]*[.Q39] + [.G119]*[.Q40] + [.G120]*[.Q41] + [.G121]*[.Q42] )" office:value-type="float" office:value="0.0227211659059709" calcext:value-type="float">
            <text:p>0.022721165905971</text:p>
          </table:table-cell>
          <table:table-cell table:style-name="ce28" table:formula="of:=TANH( [.H101]*[.S25] + [.H102]*[.S26] + [.H103]*[.S27] + [.H104]*[.S28] + [.H105]*[.S29] + [.H106]*[.S30] + [.H107]*[.S31] + [.H108]*[.S32] + [.H109]*[.S33] + [.H110]*[.S34] + [.H111]*[.S35] + [.H112]*[.S36] + [.H113]*[.S37] + [.H114]*[.S38] + [.H115]*[.S39] + [.H116]*[.S40] + [.H117]*[.S41] + [.H118]*[.S42] + [.H119]*[.S43] + [.H120]*[.S44] + [.H121]*[.S45] + [.H122]*[.S46] + [.H123]*[.S47] + [.H124]*[.S48] )" office:value-type="float" office:value="-0.387638635621889" calcext:value-type="float">
            <text:p>-0.387638635621889</text:p>
          </table:table-cell>
          <table:table-cell table:style-name="ce29" office:value-type="float" office:value="-0.431408438414586" calcext:value-type="float">
            <text:p>-0.431408438414586</text:p>
          </table:table-cell>
          <table:table-cell table:style-name="ce30" table:formula="of:= ([.J103]-[.I103]) * ([.J103]-[.I103])" office:value-type="float" office:value="0.00191579563651156" calcext:value-type="float">
            <text:p>0.001915795636512</text:p>
          </table:table-cell>
          <table:table-cell table:number-columns-repeated="5"/>
          <table:table-cell table:style-name="ce33" office:value-type="float" office:value="0.00000230752509810486" calcext:value-type="float">
            <text:p>2.30752509810486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8464086902445" calcext:value-type="float">
            <text:p>-0.488464086902445</text:p>
          </table:table-cell>
          <table:table-cell table:style-name="ce25" table:formula="of:=TANH( [.G101]*[.Q43] + [.G102]*[.Q44] + [.G103]*[.Q45] + [.G104]*[.Q46] + [.G105]*[.Q47] + [.G106]*[.Q48] + [.G107]*[.Q49] + [.G108]*[.Q50] + [.G109]*[.Q51] + [.G110]*[.Q52] + [.G111]*[.Q53] + [.G112]*[.Q54] + [.G113]*[.Q55] + [.G114]*[.Q56] + [.G115]*[.Q57] + [.G116]*[.Q58] + [.G117]*[.Q59] + [.G118]*[.Q60] + [.G119]*[.Q61] + [.G120]*[.Q62] + [.G121]*[.Q63] )" office:value-type="float" office:value="0.980005851453389" calcext:value-type="float">
            <text:p>0.980005851453389</text:p>
          </table:table-cell>
          <table:table-cell table:style-name="ce28" table:formula="of:=TANH( [.H101]*[.S49] + [.H102]*[.S50] + [.H103]*[.S51] + [.H104]*[.S52] + [.H105]*[.S53] + [.H106]*[.S54] + [.H107]*[.S55] + [.H108]*[.S56] + [.H109]*[.S57] + [.H110]*[.S58] + [.H111]*[.S59] + [.H112]*[.S60] + [.H113]*[.S61] + [.H114]*[.S62] + [.H115]*[.S63] + [.H116]*[.S64] + [.H117]*[.S65] + [.H118]*[.S66] + [.H119]*[.S67] + [.H120]*[.S68] + [.H121]*[.S69] + [.H122]*[.S70] + [.H123]*[.S71] + [.H124]*[.S72] )" office:value-type="float" office:value="-0.423963935897381" calcext:value-type="float">
            <text:p>-0.423963935897381</text:p>
          </table:table-cell>
          <table:table-cell table:style-name="ce29" office:value-type="float" office:value="-0.436496014540574" calcext:value-type="float">
            <text:p>-0.436496014540574</text:p>
          </table:table-cell>
          <table:table-cell table:style-name="ce30" table:formula="of:= ([.J104]-[.I104]) * ([.J104]-[.I104])" office:value-type="float" office:value="0.000157052995119163" calcext:value-type="float">
            <text:p>0.000157052995119</text:p>
          </table:table-cell>
          <table:table-cell table:number-columns-repeated="5"/>
          <table:table-cell table:style-name="ce33" office:value-type="float" office:value="-0.0120441665398721" calcext:value-type="float">
            <text:p>-0.01204416653987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7374891419251" calcext:value-type="float">
            <text:p>-0.487374891419251</text:p>
          </table:table-cell>
          <table:table-cell table:style-name="ce25" table:formula="of:=TANH( [.G101]*[.Q64] + [.G102]*[.Q65] + [.G103]*[.Q66] + [.G104]*[.Q67] + [.G105]*[.Q68] + [.G106]*[.Q69] + [.G107]*[.Q70] + [.G108]*[.Q71] + [.G109]*[.Q72] + [.G110]*[.Q73] + [.G111]*[.Q74] + [.G112]*[.Q75] + [.G113]*[.Q76] + [.G114]*[.Q77] + [.G115]*[.Q78] + [.G116]*[.Q79] + [.G117]*[.Q80] + [.G118]*[.Q81] + [.G119]*[.Q82] + [.G120]*[.Q83] + [.G121]*[.Q84] )" office:value-type="float" office:value="-0.124203054398348" calcext:value-type="float">
            <text:p>-0.124203054398348</text:p>
          </table:table-cell>
          <table:table-cell table:number-columns-repeated="8"/>
          <table:table-cell table:style-name="ce33" office:value-type="float" office:value="-0.587466467735539" calcext:value-type="float">
            <text:p>-0.58746646773553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6191720845143" calcext:value-type="float">
            <text:p>-0.486191720845143</text:p>
          </table:table-cell>
          <table:table-cell table:style-name="ce25" table:formula="of:=TANH( [.G101]*[.Q85] + [.G102]*[.Q86] + [.G103]*[.Q87] + [.G104]*[.Q88] + [.G105]*[.Q89] + [.G106]*[.Q90] + [.G107]*[.Q91] + [.G108]*[.Q92] + [.G109]*[.Q93] + [.G110]*[.Q94] + [.G111]*[.Q95] + [.G112]*[.Q96] + [.G113]*[.Q97] + [.G114]*[.Q98] + [.G115]*[.Q99] + [.G116]*[.Q100] + [.G117]*[.Q101] + [.G118]*[.Q102] + [.G119]*[.Q103] + [.G120]*[.Q104] + [.G121]*[.Q105] )" office:value-type="float" office:value="0.217056702652996" calcext:value-type="float">
            <text:p>0.217056702652996</text:p>
          </table:table-cell>
          <table:table-cell table:number-columns-repeated="8"/>
          <table:table-cell table:style-name="ce33" office:value-type="float" office:value="0.0013283148181704" calcext:value-type="float">
            <text:p>0.0013283148181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5220718176893" calcext:value-type="float">
            <text:p>-0.485220718176893</text:p>
          </table:table-cell>
          <table:table-cell table:style-name="ce25" table:formula="of:=TANH( [.G101]*[.Q106] + [.G102]*[.Q107] + [.G103]*[.Q108] + [.G104]*[.Q109] + [.G105]*[.Q110] + [.G106]*[.Q111] + [.G107]*[.Q112] + [.G108]*[.Q113] + [.G109]*[.Q114] + [.G110]*[.Q115] + [.G111]*[.Q116] + [.G112]*[.Q117] + [.G113]*[.Q118] + [.G114]*[.Q119] + [.G115]*[.Q120] + [.G116]*[.Q121] + [.G117]*[.Q122] + [.G118]*[.Q123] + [.G119]*[.Q124] + [.G120]*[.Q125] + [.G121]*[.Q126] )" office:value-type="float" office:value="0.285897896664723" calcext:value-type="float">
            <text:p>0.285897896664723</text:p>
          </table:table-cell>
          <table:table-cell table:number-columns-repeated="8"/>
          <table:table-cell table:style-name="ce33" office:value-type="float" office:value="-0.0284916510920504" calcext:value-type="float">
            <text:p>-0.02849165109205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3393245281104" calcext:value-type="float">
            <text:p>-0.483393245281104</text:p>
          </table:table-cell>
          <table:table-cell table:style-name="ce25" table:formula="of:=TANH( [.G101]*[.Q127] + [.G102]*[.Q128] + [.G103]*[.Q129] + [.G104]*[.Q130] + [.G105]*[.Q131] + [.G106]*[.Q132] + [.G107]*[.Q133] + [.G108]*[.Q134] + [.G109]*[.Q135] + [.G110]*[.Q136] + [.G111]*[.Q137] + [.G112]*[.Q138] + [.G113]*[.Q139] + [.G114]*[.Q140] + [.G115]*[.Q141] + [.G116]*[.Q142] + [.G117]*[.Q143] + [.G118]*[.Q144] + [.G119]*[.Q145] + [.G120]*[.Q146] + [.G121]*[.Q147] )" office:value-type="float" office:value="0.202578473094717" calcext:value-type="float">
            <text:p>0.202578473094717</text:p>
          </table:table-cell>
          <table:table-cell table:number-columns-repeated="8"/>
          <table:table-cell table:style-name="ce33" office:value-type="float" office:value="-0.00000690466683214768" calcext:value-type="float">
            <text:p>-6.90466683214768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4044562523636" calcext:value-type="float">
            <text:p>-0.484044562523636</text:p>
          </table:table-cell>
          <table:table-cell table:style-name="ce25" table:formula="of:=TANH( [.G101]*[.Q148] + [.G102]*[.Q149] + [.G103]*[.Q150] + [.G104]*[.Q151] + [.G105]*[.Q152] + [.G106]*[.Q153] + [.G107]*[.Q154] + [.G108]*[.Q155] + [.G109]*[.Q156] + [.G110]*[.Q157] + [.G111]*[.Q158] + [.G112]*[.Q159] + [.G113]*[.Q160] + [.G114]*[.Q161] + [.G115]*[.Q162] + [.G116]*[.Q163] + [.G117]*[.Q164] + [.G118]*[.Q165] + [.G119]*[.Q166] + [.G120]*[.Q167] + [.G121]*[.Q168] )" office:value-type="float" office:value="-0.259562241281537" calcext:value-type="float">
            <text:p>-0.259562241281537</text:p>
          </table:table-cell>
          <table:table-cell table:number-columns-repeated="8"/>
          <table:table-cell table:style-name="ce33" office:value-type="float" office:value="-0.395005411894892" calcext:value-type="float">
            <text:p>-0.39500541189489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3425414523046" calcext:value-type="float">
            <text:p>-0.483425414523046</text:p>
          </table:table-cell>
          <table:table-cell table:style-name="ce25" table:formula="of:=TANH( [.G101]*[.Q169] + [.G102]*[.Q170] + [.G103]*[.Q171] + [.G104]*[.Q172] + [.G105]*[.Q173] + [.G106]*[.Q174] + [.G107]*[.Q175] + [.G108]*[.Q176] + [.G109]*[.Q177] + [.G110]*[.Q178] + [.G111]*[.Q179] + [.G112]*[.Q180] + [.G113]*[.Q181] + [.G114]*[.Q182] + [.G115]*[.Q183] + [.G116]*[.Q184] + [.G117]*[.Q185] + [.G118]*[.Q186] + [.G119]*[.Q187] + [.G120]*[.Q188] + [.G121]*[.Q189] )" office:value-type="float" office:value="0.0316830471064806" calcext:value-type="float">
            <text:p>0.031683047106481</text:p>
          </table:table-cell>
          <table:table-cell table:number-columns-repeated="8"/>
          <table:table-cell table:style-name="ce33" office:value-type="float" office:value="0.00000002107119307321" calcext:value-type="float">
            <text:p>2.10711930732062E-0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2989772646797" calcext:value-type="float">
            <text:p>-0.482989772646797</text:p>
          </table:table-cell>
          <table:table-cell table:style-name="ce25" table:formula="of:=TANH( [.G101]*[.Q190] + [.G102]*[.Q191] + [.G103]*[.Q192] + [.G104]*[.Q193] + [.G105]*[.Q194] + [.G106]*[.Q195] + [.G107]*[.Q196] + [.G108]*[.Q197] + [.G109]*[.Q198] + [.G110]*[.Q199] + [.G111]*[.Q200] + [.G112]*[.Q201] + [.G113]*[.Q202] + [.G114]*[.Q203] + [.G115]*[.Q204] + [.G116]*[.Q205] + [.G117]*[.Q206] + [.G118]*[.Q207] + [.G119]*[.Q208] + [.G120]*[.Q209] + [.G121]*[.Q210] )" office:value-type="float" office:value="-0.0175556250218088" calcext:value-type="float">
            <text:p>-0.017555625021809</text:p>
          </table:table-cell>
          <table:table-cell table:number-columns-repeated="8"/>
          <table:table-cell table:style-name="ce33" office:value-type="float" office:value="-0.00219634573949259" calcext:value-type="float">
            <text:p>-0.00219634573949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4523451291362" calcext:value-type="float">
            <text:p>-0.474523451291362</text:p>
          </table:table-cell>
          <table:table-cell table:style-name="ce25" table:formula="of:=TANH( [.G101]*[.Q211] + [.G102]*[.Q212] + [.G103]*[.Q213] + [.G104]*[.Q214] + [.G105]*[.Q215] + [.G106]*[.Q216] + [.G107]*[.Q217] + [.G108]*[.Q218] + [.G109]*[.Q219] + [.G110]*[.Q220] + [.G111]*[.Q221] + [.G112]*[.Q222] + [.G113]*[.Q223] + [.G114]*[.Q224] + [.G115]*[.Q225] + [.G116]*[.Q226] + [.G117]*[.Q227] + [.G118]*[.Q228] + [.G119]*[.Q229] + [.G120]*[.Q230] + [.G121]*[.Q231] )" office:value-type="float" office:value="0.694203451739889" calcext:value-type="float">
            <text:p>0.694203451739889</text:p>
          </table:table-cell>
          <table:table-cell table:number-columns-repeated="8"/>
          <table:table-cell table:style-name="ce33" office:value-type="float" office:value="0.00232047422945741" calcext:value-type="float">
            <text:p>0.00232047422945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6471821665038" calcext:value-type="float">
            <text:p>-0.476471821665038</text:p>
          </table:table-cell>
          <table:table-cell table:style-name="ce25" table:formula="of:=TANH( [.G101]*[.Q232] + [.G102]*[.Q233] + [.G103]*[.Q234] + [.G104]*[.Q235] + [.G105]*[.Q236] + [.G106]*[.Q237] + [.G107]*[.Q238] + [.G108]*[.Q239] + [.G109]*[.Q240] + [.G110]*[.Q241] + [.G111]*[.Q242] + [.G112]*[.Q243] + [.G113]*[.Q244] + [.G114]*[.Q245] + [.G115]*[.Q246] + [.G116]*[.Q247] + [.G117]*[.Q248] + [.G118]*[.Q249] + [.G119]*[.Q250] + [.G120]*[.Q251] + [.G121]*[.Q252] )" office:value-type="float" office:value="-0.987796674752366" calcext:value-type="float">
            <text:p>-0.987796674752366</text:p>
          </table:table-cell>
          <table:table-cell table:number-columns-repeated="8"/>
          <table:table-cell table:style-name="ce33" office:value-type="float" office:value="0.000250999281035877" calcext:value-type="float">
            <text:p>0.00025099928103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335221755124" calcext:value-type="float">
            <text:p>-0.467335221755124</text:p>
          </table:table-cell>
          <table:table-cell table:style-name="ce25" table:formula="of:=TANH( [.G101]*[.Q253] + [.G102]*[.Q254] + [.G103]*[.Q255] + [.G104]*[.Q256] + [.G105]*[.Q257] + [.G106]*[.Q258] + [.G107]*[.Q259] + [.G108]*[.Q260] + [.G109]*[.Q261] + [.G110]*[.Q262] + [.G111]*[.Q263] + [.G112]*[.Q264] + [.G113]*[.Q265] + [.G114]*[.Q266] + [.G115]*[.Q267] + [.G116]*[.Q268] + [.G117]*[.Q269] + [.G118]*[.Q270] + [.G119]*[.Q271] + [.G120]*[.Q272] + [.G121]*[.Q273] )" office:value-type="float" office:value="-0.769812108388591" calcext:value-type="float">
            <text:p>-0.769812108388591</text:p>
          </table:table-cell>
          <table:table-cell table:number-columns-repeated="8"/>
          <table:table-cell table:style-name="ce33" office:value-type="float" office:value="-0.407320328153504" calcext:value-type="float">
            <text:p>-0.40732032815350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196086438734" calcext:value-type="float">
            <text:p>-0.47196086438734</text:p>
          </table:table-cell>
          <table:table-cell table:style-name="ce25" table:formula="of:=TANH( [.G101]*[.Q274] + [.G102]*[.Q275] + [.G103]*[.Q276] + [.G104]*[.Q277] + [.G105]*[.Q278] + [.G106]*[.Q279] + [.G107]*[.Q280] + [.G108]*[.Q281] + [.G109]*[.Q282] + [.G110]*[.Q283] + [.G111]*[.Q284] + [.G112]*[.Q285] + [.G113]*[.Q286] + [.G114]*[.Q287] + [.G115]*[.Q288] + [.G116]*[.Q289] + [.G117]*[.Q290] + [.G118]*[.Q291] + [.G119]*[.Q292] + [.G120]*[.Q293] + [.G121]*[.Q294] )" office:value-type="float" office:value="0.419051479201601" calcext:value-type="float">
            <text:p>0.419051479201601</text:p>
          </table:table-cell>
          <table:table-cell table:number-columns-repeated="8"/>
          <table:table-cell table:style-name="ce33" office:value-type="float" office:value="0.000536211429064547" calcext:value-type="float">
            <text:p>0.00053621142906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155232648321" calcext:value-type="float">
            <text:p>-0.467155232648321</text:p>
          </table:table-cell>
          <table:table-cell table:style-name="ce25" table:formula="of:=TANH( [.G101]*[.Q295] + [.G102]*[.Q296] + [.G103]*[.Q297] + [.G104]*[.Q298] + [.G105]*[.Q299] + [.G106]*[.Q300] + [.G107]*[.Q301] + [.G108]*[.Q302] + [.G109]*[.Q303] + [.G110]*[.Q304] + [.G111]*[.Q305] + [.G112]*[.Q306] + [.G113]*[.Q307] + [.G114]*[.Q308] + [.G115]*[.Q309] + [.G116]*[.Q310] + [.G117]*[.Q311] + [.G118]*[.Q312] + [.G119]*[.Q313] + [.G120]*[.Q314] + [.G121]*[.Q315] )" office:value-type="float" office:value="-0.960395016139464" calcext:value-type="float">
            <text:p>-0.960395016139464</text:p>
          </table:table-cell>
          <table:table-cell table:number-columns-repeated="8"/>
          <table:table-cell table:style-name="ce33" office:value-type="float" office:value="0.00000110736243147646" calcext:value-type="float">
            <text:p>1.10736243147646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7980241815981" calcext:value-type="float">
            <text:p>-0.457980241815981</text:p>
          </table:table-cell>
          <table:table-cell table:style-name="ce25" table:formula="of:=TANH( [.G101]*[.Q316] + [.G102]*[.Q317] + [.G103]*[.Q318] + [.G104]*[.Q319] + [.G105]*[.Q320] + [.G106]*[.Q321] + [.G107]*[.Q322] + [.G108]*[.Q323] + [.G109]*[.Q324] + [.G110]*[.Q325] + [.G111]*[.Q326] + [.G112]*[.Q327] + [.G113]*[.Q328] + [.G114]*[.Q329] + [.G115]*[.Q330] + [.G116]*[.Q331] + [.G117]*[.Q332] + [.G118]*[.Q333] + [.G119]*[.Q334] + [.G120]*[.Q335] + [.G121]*[.Q336] )" office:value-type="float" office:value="0.0144229966097911" calcext:value-type="float">
            <text:p>0.014422996609791</text:p>
          </table:table-cell>
          <table:table-cell table:number-columns-repeated="8"/>
          <table:table-cell table:style-name="ce33" office:value-type="float" office:value="-0.00000011851032660804" calcext:value-type="float">
            <text:p>-1.18510326608039E-0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0538118019067" calcext:value-type="float">
            <text:p>-0.450538118019067</text:p>
          </table:table-cell>
          <table:table-cell table:style-name="ce25" table:formula="of:=TANH( [.G101]*[.Q337] + [.G102]*[.Q338] + [.G103]*[.Q339] + [.G104]*[.Q340] + [.G105]*[.Q341] + [.G106]*[.Q342] + [.G107]*[.Q343] + [.G108]*[.Q344] + [.G109]*[.Q345] + [.G110]*[.Q346] + [.G111]*[.Q347] + [.G112]*[.Q348] + [.G113]*[.Q349] + [.G114]*[.Q350] + [.G115]*[.Q351] + [.G116]*[.Q352] + [.G117]*[.Q353] + [.G118]*[.Q354] + [.G119]*[.Q355] + [.G120]*[.Q356] + [.G121]*[.Q357] )" office:value-type="float" office:value="0.408547989549869" calcext:value-type="float">
            <text:p>0.408547989549869</text:p>
          </table:table-cell>
          <table:table-cell table:number-columns-repeated="8"/>
          <table:table-cell table:style-name="ce33" office:value-type="float" office:value="0.00712552546388637" calcext:value-type="float">
            <text:p>0.00712552546388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46738057025572" calcext:value-type="float">
            <text:p>-0.446738057025572</text:p>
          </table:table-cell>
          <table:table-cell table:style-name="ce25" table:formula="of:=TANH( [.G101]*[.Q358] + [.G102]*[.Q359] + [.G103]*[.Q360] + [.G104]*[.Q361] + [.G105]*[.Q362] + [.G106]*[.Q363] + [.G107]*[.Q364] + [.G108]*[.Q365] + [.G109]*[.Q366] + [.G110]*[.Q367] + [.G111]*[.Q368] + [.G112]*[.Q369] + [.G113]*[.Q370] + [.G114]*[.Q371] + [.G115]*[.Q372] + [.G116]*[.Q373] + [.G117]*[.Q374] + [.G118]*[.Q375] + [.G119]*[.Q376] + [.G120]*[.Q377] + [.G121]*[.Q378] )" office:value-type="float" office:value="0.0308485881326318" calcext:value-type="float">
            <text:p>0.030848588132632</text:p>
          </table:table-cell>
          <table:table-cell table:number-columns-repeated="8"/>
          <table:table-cell table:style-name="ce33" office:value-type="float" office:value="0.000517313154526848" calcext:value-type="float">
            <text:p>0.00051731315452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4009569154839" calcext:value-type="float">
            <text:p>-0.434009569154839</text:p>
          </table:table-cell>
          <table:table-cell table:style-name="ce25" table:formula="of:=TANH( [.G101]*[.Q379] + [.G102]*[.Q380] + [.G103]*[.Q381] + [.G104]*[.Q382] + [.G105]*[.Q383] + [.G106]*[.Q384] + [.G107]*[.Q385] + [.G108]*[.Q386] + [.G109]*[.Q387] + [.G110]*[.Q388] + [.G111]*[.Q389] + [.G112]*[.Q390] + [.G113]*[.Q391] + [.G114]*[.Q392] + [.G115]*[.Q393] + [.G116]*[.Q394] + [.G117]*[.Q395] + [.G118]*[.Q396] + [.G119]*[.Q397] + [.G120]*[.Q398] + [.G121]*[.Q399] )" office:value-type="float" office:value="-0.494409703627429" calcext:value-type="float">
            <text:p>-0.494409703627429</text:p>
          </table:table-cell>
          <table:table-cell table:number-columns-repeated="8"/>
          <table:table-cell table:style-name="ce33" office:value-type="float" office:value="0.309820640833575" calcext:value-type="float">
            <text:p>0.30982064083357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381802645428" calcext:value-type="float">
            <text:p>-0.42381802645428</text:p>
          </table:table-cell>
          <table:table-cell table:style-name="ce25" table:formula="of:=TANH( [.G101]*[.Q400] + [.G102]*[.Q401] + [.G103]*[.Q402] + [.G104]*[.Q403] + [.G105]*[.Q404] + [.G106]*[.Q405] + [.G107]*[.Q406] + [.G108]*[.Q407] + [.G109]*[.Q408] + [.G110]*[.Q409] + [.G111]*[.Q410] + [.G112]*[.Q411] + [.G113]*[.Q412] + [.G114]*[.Q413] + [.G115]*[.Q414] + [.G116]*[.Q415] + [.G117]*[.Q416] + [.G118]*[.Q417] + [.G119]*[.Q418] + [.G120]*[.Q419] + [.G121]*[.Q420] )" office:value-type="float" office:value="0.0328002982729492" calcext:value-type="float">
            <text:p>0.032800298272949</text:p>
          </table:table-cell>
          <table:table-cell table:number-columns-repeated="8"/>
          <table:table-cell table:style-name="ce33" office:value-type="float" office:value="-0.000143791813676689" calcext:value-type="float">
            <text:p>-0.00014379181367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101]*[.Q421] + [.G102]*[.Q422] + [.G103]*[.Q423] + [.G104]*[.Q424] + [.G105]*[.Q425] + [.G106]*[.Q426] + [.G107]*[.Q427] + [.G108]*[.Q428] + [.G109]*[.Q429] + [.G110]*[.Q430] + [.G111]*[.Q431] + [.G112]*[.Q432] + [.G113]*[.Q433] + [.G114]*[.Q434] + [.G115]*[.Q435] + [.G116]*[.Q436] + [.G117]*[.Q437] + [.G118]*[.Q438] + [.G119]*[.Q439] + [.G120]*[.Q440] + [.G121]*[.Q441] )" office:value-type="float" office:value="0.706474207495799" calcext:value-type="float">
            <text:p>0.706474207495799</text:p>
          </table:table-cell>
          <table:table-cell table:number-columns-repeated="8"/>
          <table:table-cell table:style-name="ce33" office:value-type="float" office:value="-0.0813675074066609" calcext:value-type="float">
            <text:p>-0.08136750740666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101]*[.Q442] + [.G102]*[.Q443] + [.G103]*[.Q444] + [.G104]*[.Q445] + [.G105]*[.Q446] + [.G106]*[.Q447] + [.G107]*[.Q448] + [.G108]*[.Q449] + [.G109]*[.Q450] + [.G110]*[.Q451] + [.G111]*[.Q452] + [.G112]*[.Q453] + [.G113]*[.Q454] + [.G114]*[.Q455] + [.G115]*[.Q456] + [.G116]*[.Q457] + [.G117]*[.Q458] + [.G118]*[.Q459] + [.G119]*[.Q460] + [.G120]*[.Q461] + [.G121]*[.Q462] )" office:value-type="float" office:value="-0.264252155075497" calcext:value-type="float">
            <text:p>-0.264252155075497</text:p>
          </table:table-cell>
          <table:table-cell table:number-columns-repeated="8"/>
          <table:table-cell table:style-name="ce33" office:value-type="float" office:value="-0.00118250831847517" calcext:value-type="float">
            <text:p>-0.0011825083184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101]*[.Q463] + [.G102]*[.Q464] + [.G103]*[.Q465] + [.G104]*[.Q466] + [.G105]*[.Q467] + [.G106]*[.Q468] + [.G107]*[.Q469] + [.G108]*[.Q470] + [.G109]*[.Q471] + [.G110]*[.Q472] + [.G111]*[.Q473] + [.G112]*[.Q474] + [.G113]*[.Q475] + [.G114]*[.Q476] + [.G115]*[.Q477] + [.G116]*[.Q478] + [.G117]*[.Q479] + [.G118]*[.Q480] + [.G119]*[.Q481] + [.G120]*[.Q482] + [.G121]*[.Q483] )" office:value-type="float" office:value="-0.540718072840008" calcext:value-type="float">
            <text:p>-0.540718072840008</text:p>
          </table:table-cell>
          <table:table-cell table:number-columns-repeated="8"/>
          <table:table-cell table:style-name="ce33" office:value-type="float" office:value="0.00000400776704802113" calcext:value-type="float">
            <text:p>4.00776704802113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33" office:value-type="float" office:value="0.0000578285100653877" calcext:value-type="float">
            <text:p>5.78285100653877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6"/>
          <table:table-cell table:style-name="ce33" office:value-type="float" office:value="-0.00270122239244108" calcext:value-type="float">
            <text:p>-0.00270122239244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7811020708257" calcext:value-type="float">
            <text:p>-0.487811020708257</text:p>
          </table:table-cell>
          <table:table-cell table:style-name="ce25" table:formula="of:=TANH( [.G126]*[.Q1] + [.G127]*[.Q2] + [.G128]*[.Q3] + [.G129]*[.Q4] + [.G130]*[.Q5] + [.G131]*[.Q6] + [.G132]*[.Q7] + [.G133]*[.Q8] + [.G134]*[.Q9] + [.G135]*[.Q10] + [.G136]*[.Q11] + [.G137]*[.Q12] + [.G138]*[.Q13] + [.G139]*[.Q14] + [.G140]*[.Q15] + [.G141]*[.Q16] + [.G142]*[.Q17] + [.G143]*[.Q18] + [.G144]*[.Q19] + [.G145]*[.Q20] + [.G146]*[.Q21] )" office:value-type="float" office:value="0.00718330109080916" calcext:value-type="float">
            <text:p>0.007183301090809</text:p>
          </table:table-cell>
          <table:table-cell table:style-name="ce28" table:formula="of:=TANH( [.H126]*[.S1] + [.H127]*[.S2] + [.H128]*[.S3] + [.H129]*[.S4] + [.H130]*[.S5] + [.H131]*[.S6] + [.H132]*[.S7] + [.H133]*[.S8] + [.H134]*[.S9] + [.H135]*[.S10] + [.H136]*[.S11] + [.H137]*[.S12] + [.H138]*[.S13] + [.H139]*[.S14] + [.H140]*[.S15] + [.H141]*[.S16] + [.H142]*[.S17] + [.H143]*[.S18] + [.H144]*[.S19] + [.H145]*[.S20] + [.H146]*[.S21] + [.H147]*[.S22] + [.H148]*[.S23] + [.H149]*[.S24] )" office:value-type="float" office:value="-0.401448943060348" calcext:value-type="float">
            <text:p>-0.401448943060348</text:p>
          </table:table-cell>
          <table:table-cell table:style-name="ce29" office:value-type="float" office:value="-0.431408438414586" calcext:value-type="float">
            <text:p>-0.431408438414586</text:p>
          </table:table-cell>
          <table:table-cell table:style-name="ce30" table:formula="of:= ([.J127]-[.I127]) * ([.J127]-[.I127])" office:value-type="float" office:value="0.000897571361880587" calcext:value-type="float">
            <text:p>0.000897571361881</text:p>
          </table:table-cell>
          <table:table-cell table:number-columns-repeated="5"/>
          <table:table-cell table:style-name="ce33" office:value-type="float" office:value="0.00383215889254933" calcext:value-type="float">
            <text:p>0.00383215889254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8464086902445" calcext:value-type="float">
            <text:p>-0.488464086902445</text:p>
          </table:table-cell>
          <table:table-cell table:style-name="ce25" table:formula="of:=TANH( [.G126]*[.Q22] + [.G127]*[.Q23] + [.G128]*[.Q24] + [.G129]*[.Q25] + [.G130]*[.Q26] + [.G131]*[.Q27] + [.G132]*[.Q28] + [.G133]*[.Q29] + [.G134]*[.Q30] + [.G135]*[.Q31] + [.G136]*[.Q32] + [.G137]*[.Q33] + [.G138]*[.Q34] + [.G139]*[.Q35] + [.G140]*[.Q36] + [.G141]*[.Q37] + [.G142]*[.Q38] + [.G143]*[.Q39] + [.G144]*[.Q40] + [.G145]*[.Q41] + [.G146]*[.Q42] )" office:value-type="float" office:value="0.0217657044225353" calcext:value-type="float">
            <text:p>0.021765704422535</text:p>
          </table:table-cell>
          <table:table-cell table:style-name="ce28" table:formula="of:=TANH( [.H126]*[.S25] + [.H127]*[.S26] + [.H128]*[.S27] + [.H129]*[.S28] + [.H130]*[.S29] + [.H131]*[.S30] + [.H132]*[.S31] + [.H133]*[.S32] + [.H134]*[.S33] + [.H135]*[.S34] + [.H136]*[.S35] + [.H137]*[.S36] + [.H138]*[.S37] + [.H139]*[.S38] + [.H140]*[.S39] + [.H141]*[.S40] + [.H142]*[.S41] + [.H143]*[.S42] + [.H144]*[.S43] + [.H145]*[.S44] + [.H146]*[.S45] + [.H147]*[.S46] + [.H148]*[.S47] + [.H149]*[.S48] )" office:value-type="float" office:value="-0.37034595396357" calcext:value-type="float">
            <text:p>-0.37034595396357</text:p>
          </table:table-cell>
          <table:table-cell table:style-name="ce29" office:value-type="float" office:value="-0.436496014540574" calcext:value-type="float">
            <text:p>-0.436496014540574</text:p>
          </table:table-cell>
          <table:table-cell table:style-name="ce30" table:formula="of:= ([.J128]-[.I128]) * ([.J128]-[.I128])" office:value-type="float" office:value="0.00437583051434132" calcext:value-type="float">
            <text:p>0.004375830514341</text:p>
          </table:table-cell>
          <table:table-cell table:number-columns-repeated="5"/>
          <table:table-cell table:style-name="ce33" office:value-type="float" office:value="0.0000691905703580914" calcext:value-type="float">
            <text:p>6.91905703580914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7374891419251" calcext:value-type="float">
            <text:p>-0.487374891419251</text:p>
          </table:table-cell>
          <table:table-cell table:style-name="ce25" table:formula="of:=TANH( [.G126]*[.Q43] + [.G127]*[.Q44] + [.G128]*[.Q45] + [.G129]*[.Q46] + [.G130]*[.Q47] + [.G131]*[.Q48] + [.G132]*[.Q49] + [.G133]*[.Q50] + [.G134]*[.Q51] + [.G135]*[.Q52] + [.G136]*[.Q53] + [.G137]*[.Q54] + [.G138]*[.Q55] + [.G139]*[.Q56] + [.G140]*[.Q57] + [.G141]*[.Q58] + [.G142]*[.Q59] + [.G143]*[.Q60] + [.G144]*[.Q61] + [.G145]*[.Q62] + [.G146]*[.Q63] )" office:value-type="float" office:value="0.980158969157063" calcext:value-type="float">
            <text:p>0.980158969157063</text:p>
          </table:table-cell>
          <table:table-cell table:style-name="ce28" table:formula="of:=TANH( [.H126]*[.S49] + [.H127]*[.S50] + [.H128]*[.S51] + [.H129]*[.S52] + [.H130]*[.S53] + [.H131]*[.S54] + [.H132]*[.S55] + [.H133]*[.S56] + [.H134]*[.S57] + [.H135]*[.S58] + [.H136]*[.S59] + [.H137]*[.S60] + [.H138]*[.S61] + [.H139]*[.S62] + [.H140]*[.S63] + [.H141]*[.S64] + [.H142]*[.S65] + [.H143]*[.S66] + [.H144]*[.S67] + [.H145]*[.S68] + [.H146]*[.S69] + [.H147]*[.S70] + [.H148]*[.S71] + [.H149]*[.S72] )" office:value-type="float" office:value="-0.408520799405493" calcext:value-type="float">
            <text:p>-0.408520799405493</text:p>
          </table:table-cell>
          <table:table-cell table:style-name="ce29" office:value-type="float" office:value="-0.433949196872798" calcext:value-type="float">
            <text:p>-0.433949196872798</text:p>
          </table:table-cell>
          <table:table-cell table:style-name="ce30" table:formula="of:= ([.J129]-[.I129]) * ([.J129]-[.I129])" office:value-type="float" office:value="0.000646603397755219" calcext:value-type="float">
            <text:p>0.000646603397755</text:p>
          </table:table-cell>
          <table:table-cell table:number-columns-repeated="5"/>
          <table:table-cell table:style-name="ce33" office:value-type="float" office:value="0.163912939320094" calcext:value-type="float">
            <text:p>0.16391293932009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6191720845143" calcext:value-type="float">
            <text:p>-0.486191720845143</text:p>
          </table:table-cell>
          <table:table-cell table:style-name="ce25" table:formula="of:=TANH( [.G126]*[.Q64] + [.G127]*[.Q65] + [.G128]*[.Q66] + [.G129]*[.Q67] + [.G130]*[.Q68] + [.G131]*[.Q69] + [.G132]*[.Q70] + [.G133]*[.Q71] + [.G134]*[.Q72] + [.G135]*[.Q73] + [.G136]*[.Q74] + [.G137]*[.Q75] + [.G138]*[.Q76] + [.G139]*[.Q77] + [.G140]*[.Q78] + [.G141]*[.Q79] + [.G142]*[.Q80] + [.G143]*[.Q81] + [.G144]*[.Q82] + [.G145]*[.Q83] + [.G146]*[.Q84] )" office:value-type="float" office:value="-0.123140722395965" calcext:value-type="float">
            <text:p>-0.123140722395965</text:p>
          </table:table-cell>
          <table:table-cell table:number-columns-repeated="8"/>
          <table:table-cell table:style-name="ce33" office:value-type="float" office:value="-0.0212723775266735" calcext:value-type="float">
            <text:p>-0.02127237752667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5220718176893" calcext:value-type="float">
            <text:p>-0.485220718176893</text:p>
          </table:table-cell>
          <table:table-cell table:style-name="ce25" table:formula="of:=TANH( [.G126]*[.Q85] + [.G127]*[.Q86] + [.G128]*[.Q87] + [.G129]*[.Q88] + [.G130]*[.Q89] + [.G131]*[.Q90] + [.G132]*[.Q91] + [.G133]*[.Q92] + [.G134]*[.Q93] + [.G135]*[.Q94] + [.G136]*[.Q95] + [.G137]*[.Q96] + [.G138]*[.Q97] + [.G139]*[.Q98] + [.G140]*[.Q99] + [.G141]*[.Q100] + [.G142]*[.Q101] + [.G143]*[.Q102] + [.G144]*[.Q103] + [.G145]*[.Q104] + [.G146]*[.Q105] )" office:value-type="float" office:value="0.208255608579827" calcext:value-type="float">
            <text:p>0.208255608579827</text:p>
          </table:table-cell>
          <table:table-cell table:number-columns-repeated="8"/>
          <table:table-cell table:style-name="ce33" office:value-type="float" office:value="0.00756540346235617" calcext:value-type="float">
            <text:p>0.00756540346235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3393245281104" calcext:value-type="float">
            <text:p>-0.483393245281104</text:p>
          </table:table-cell>
          <table:table-cell table:style-name="ce25" table:formula="of:=TANH( [.G126]*[.Q106] + [.G127]*[.Q107] + [.G128]*[.Q108] + [.G129]*[.Q109] + [.G130]*[.Q110] + [.G131]*[.Q111] + [.G132]*[.Q112] + [.G133]*[.Q113] + [.G134]*[.Q114] + [.G135]*[.Q115] + [.G136]*[.Q116] + [.G137]*[.Q117] + [.G138]*[.Q118] + [.G139]*[.Q119] + [.G140]*[.Q120] + [.G141]*[.Q121] + [.G142]*[.Q122] + [.G143]*[.Q123] + [.G144]*[.Q124] + [.G145]*[.Q125] + [.G146]*[.Q126] )" office:value-type="float" office:value="0.286041206725741" calcext:value-type="float">
            <text:p>0.286041206725741</text:p>
          </table:table-cell>
          <table:table-cell table:number-columns-repeated="8"/>
          <table:table-cell table:style-name="ce33" office:value-type="float" office:value="0.00038939527142435" calcext:value-type="float">
            <text:p>0.00038939527142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4044562523636" calcext:value-type="float">
            <text:p>-0.484044562523636</text:p>
          </table:table-cell>
          <table:table-cell table:style-name="ce25" table:formula="of:=TANH( [.G126]*[.Q127] + [.G127]*[.Q128] + [.G128]*[.Q129] + [.G129]*[.Q130] + [.G130]*[.Q131] + [.G131]*[.Q132] + [.G132]*[.Q133] + [.G133]*[.Q134] + [.G134]*[.Q135] + [.G135]*[.Q136] + [.G136]*[.Q137] + [.G137]*[.Q138] + [.G138]*[.Q139] + [.G139]*[.Q140] + [.G140]*[.Q141] + [.G141]*[.Q142] + [.G142]*[.Q143] + [.G143]*[.Q144] + [.G144]*[.Q145] + [.G145]*[.Q146] + [.G146]*[.Q147] )" office:value-type="float" office:value="0.197123407107174" calcext:value-type="float">
            <text:p>0.197123407107174</text:p>
          </table:table-cell>
          <table:table-cell table:number-columns-repeated="8"/>
          <table:table-cell table:style-name="ce33" office:value-type="float" office:value="0.0000531803646903922" calcext:value-type="float">
            <text:p>5.31803646903922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3425414523046" calcext:value-type="float">
            <text:p>-0.483425414523046</text:p>
          </table:table-cell>
          <table:table-cell table:style-name="ce25" table:formula="of:=TANH( [.G126]*[.Q148] + [.G127]*[.Q149] + [.G128]*[.Q150] + [.G129]*[.Q151] + [.G130]*[.Q152] + [.G131]*[.Q153] + [.G132]*[.Q154] + [.G133]*[.Q155] + [.G134]*[.Q156] + [.G135]*[.Q157] + [.G136]*[.Q158] + [.G137]*[.Q159] + [.G138]*[.Q160] + [.G139]*[.Q161] + [.G140]*[.Q162] + [.G141]*[.Q163] + [.G142]*[.Q164] + [.G143]*[.Q165] + [.G144]*[.Q166] + [.G145]*[.Q167] + [.G146]*[.Q168] )" office:value-type="float" office:value="-0.258724354189562" calcext:value-type="float">
            <text:p>-0.258724354189562</text:p>
          </table:table-cell>
          <table:table-cell table:number-columns-repeated="8"/>
          <table:table-cell table:style-name="ce33" office:value-type="float" office:value="0.0543514879524854" calcext:value-type="float">
            <text:p>0.05435148795248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2989772646797" calcext:value-type="float">
            <text:p>-0.482989772646797</text:p>
          </table:table-cell>
          <table:table-cell table:style-name="ce25" table:formula="of:=TANH( [.G126]*[.Q169] + [.G127]*[.Q170] + [.G128]*[.Q171] + [.G129]*[.Q172] + [.G130]*[.Q173] + [.G131]*[.Q174] + [.G132]*[.Q175] + [.G133]*[.Q176] + [.G134]*[.Q177] + [.G135]*[.Q178] + [.G136]*[.Q179] + [.G137]*[.Q180] + [.G138]*[.Q181] + [.G139]*[.Q182] + [.G140]*[.Q183] + [.G141]*[.Q184] + [.G142]*[.Q185] + [.G143]*[.Q186] + [.G144]*[.Q187] + [.G145]*[.Q188] + [.G146]*[.Q189] )" office:value-type="float" office:value="0.0322816296293812" calcext:value-type="float">
            <text:p>0.032281629629381</text:p>
          </table:table-cell>
          <table:table-cell table:number-columns-repeated="8"/>
          <table:table-cell table:style-name="ce33" office:value-type="float" office:value="-0.0443453190425676" calcext:value-type="float">
            <text:p>-0.04434531904256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4523451291362" calcext:value-type="float">
            <text:p>-0.474523451291362</text:p>
          </table:table-cell>
          <table:table-cell table:style-name="ce25" table:formula="of:=TANH( [.G126]*[.Q190] + [.G127]*[.Q191] + [.G128]*[.Q192] + [.G129]*[.Q193] + [.G130]*[.Q194] + [.G131]*[.Q195] + [.G132]*[.Q196] + [.G133]*[.Q197] + [.G134]*[.Q198] + [.G135]*[.Q199] + [.G136]*[.Q200] + [.G137]*[.Q201] + [.G138]*[.Q202] + [.G139]*[.Q203] + [.G140]*[.Q204] + [.G141]*[.Q205] + [.G142]*[.Q206] + [.G143]*[.Q207] + [.G144]*[.Q208] + [.G145]*[.Q209] + [.G146]*[.Q210] )" office:value-type="float" office:value="-0.0176340522722597" calcext:value-type="float">
            <text:p>-0.01763405227226</text:p>
          </table:table-cell>
          <table:table-cell table:number-columns-repeated="8"/>
          <table:table-cell table:style-name="ce33" office:value-type="float" office:value="-0.000285099476737981" calcext:value-type="float">
            <text:p>-0.00028509947673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6471821665038" calcext:value-type="float">
            <text:p>-0.476471821665038</text:p>
          </table:table-cell>
          <table:table-cell table:style-name="ce25" table:formula="of:=TANH( [.G126]*[.Q211] + [.G127]*[.Q212] + [.G128]*[.Q213] + [.G129]*[.Q214] + [.G130]*[.Q215] + [.G131]*[.Q216] + [.G132]*[.Q217] + [.G133]*[.Q218] + [.G134]*[.Q219] + [.G135]*[.Q220] + [.G136]*[.Q221] + [.G137]*[.Q222] + [.G138]*[.Q223] + [.G139]*[.Q224] + [.G140]*[.Q225] + [.G141]*[.Q226] + [.G142]*[.Q227] + [.G143]*[.Q228] + [.G144]*[.Q229] + [.G145]*[.Q230] + [.G146]*[.Q231] )" office:value-type="float" office:value="0.677016809052577" calcext:value-type="float">
            <text:p>0.677016809052577</text:p>
          </table:table-cell>
          <table:table-cell table:number-columns-repeated="8"/>
          <table:table-cell table:style-name="ce33" office:value-type="float" office:value="-0.244939555619265" calcext:value-type="float">
            <text:p>-0.24493955561926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335221755124" calcext:value-type="float">
            <text:p>-0.467335221755124</text:p>
          </table:table-cell>
          <table:table-cell table:style-name="ce25" table:formula="of:=TANH( [.G126]*[.Q232] + [.G127]*[.Q233] + [.G128]*[.Q234] + [.G129]*[.Q235] + [.G130]*[.Q236] + [.G131]*[.Q237] + [.G132]*[.Q238] + [.G133]*[.Q239] + [.G134]*[.Q240] + [.G135]*[.Q241] + [.G136]*[.Q242] + [.G137]*[.Q243] + [.G138]*[.Q244] + [.G139]*[.Q245] + [.G140]*[.Q246] + [.G141]*[.Q247] + [.G142]*[.Q248] + [.G143]*[.Q249] + [.G144]*[.Q250] + [.G145]*[.Q251] + [.G146]*[.Q252] )" office:value-type="float" office:value="-0.987241962264358" calcext:value-type="float">
            <text:p>-0.987241962264358</text:p>
          </table:table-cell>
          <table:table-cell table:number-columns-repeated="8"/>
          <table:table-cell table:style-name="ce33" office:value-type="float" office:value="-0.00895459142339675" calcext:value-type="float">
            <text:p>-0.00895459142339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196086438734" calcext:value-type="float">
            <text:p>-0.47196086438734</text:p>
          </table:table-cell>
          <table:table-cell table:style-name="ce25" table:formula="of:=TANH( [.G126]*[.Q253] + [.G127]*[.Q254] + [.G128]*[.Q255] + [.G129]*[.Q256] + [.G130]*[.Q257] + [.G131]*[.Q258] + [.G132]*[.Q259] + [.G133]*[.Q260] + [.G134]*[.Q261] + [.G135]*[.Q262] + [.G136]*[.Q263] + [.G137]*[.Q264] + [.G138]*[.Q265] + [.G139]*[.Q266] + [.G140]*[.Q267] + [.G141]*[.Q268] + [.G142]*[.Q269] + [.G143]*[.Q270] + [.G144]*[.Q271] + [.G145]*[.Q272] + [.G146]*[.Q273] )" office:value-type="float" office:value="-0.769414621119067" calcext:value-type="float">
            <text:p>-0.769414621119067</text:p>
          </table:table-cell>
          <table:table-cell table:number-columns-repeated="8"/>
          <table:table-cell table:style-name="ce33" office:value-type="float" office:value="-0.00023001443076879" calcext:value-type="float">
            <text:p>-0.00023001443076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155232648321" calcext:value-type="float">
            <text:p>-0.467155232648321</text:p>
          </table:table-cell>
          <table:table-cell table:style-name="ce25" table:formula="of:=TANH( [.G126]*[.Q274] + [.G127]*[.Q275] + [.G128]*[.Q276] + [.G129]*[.Q277] + [.G130]*[.Q278] + [.G131]*[.Q279] + [.G132]*[.Q280] + [.G133]*[.Q281] + [.G134]*[.Q282] + [.G135]*[.Q283] + [.G136]*[.Q284] + [.G137]*[.Q285] + [.G138]*[.Q286] + [.G139]*[.Q287] + [.G140]*[.Q288] + [.G141]*[.Q289] + [.G142]*[.Q290] + [.G143]*[.Q291] + [.G144]*[.Q292] + [.G145]*[.Q293] + [.G146]*[.Q294] )" office:value-type="float" office:value="0.419304636297627" calcext:value-type="float">
            <text:p>0.419304636297627</text:p>
          </table:table-cell>
          <table:table-cell table:number-columns-repeated="8"/>
          <table:table-cell table:style-name="ce33" office:value-type="float" office:value="-0.000220519086328786" calcext:value-type="float">
            <text:p>-0.00022051908632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7980241815981" calcext:value-type="float">
            <text:p>-0.457980241815981</text:p>
          </table:table-cell>
          <table:table-cell table:style-name="ce25" table:formula="of:=TANH( [.G126]*[.Q295] + [.G127]*[.Q296] + [.G128]*[.Q297] + [.G129]*[.Q298] + [.G130]*[.Q299] + [.G131]*[.Q300] + [.G132]*[.Q301] + [.G133]*[.Q302] + [.G134]*[.Q303] + [.G135]*[.Q304] + [.G136]*[.Q305] + [.G137]*[.Q306] + [.G138]*[.Q307] + [.G139]*[.Q308] + [.G140]*[.Q309] + [.G141]*[.Q310] + [.G142]*[.Q311] + [.G143]*[.Q312] + [.G144]*[.Q313] + [.G145]*[.Q314] + [.G146]*[.Q315] )" office:value-type="float" office:value="-0.95843779802917" calcext:value-type="float">
            <text:p>-0.95843779802917</text:p>
          </table:table-cell>
          <table:table-cell table:number-columns-repeated="8"/>
          <table:table-cell table:style-name="ce33" office:value-type="float" office:value="0.000342973829852844" calcext:value-type="float">
            <text:p>0.00034297382985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0538118019067" calcext:value-type="float">
            <text:p>-0.450538118019067</text:p>
          </table:table-cell>
          <table:table-cell table:style-name="ce25" table:formula="of:=TANH( [.G126]*[.Q316] + [.G127]*[.Q317] + [.G128]*[.Q318] + [.G129]*[.Q319] + [.G130]*[.Q320] + [.G131]*[.Q321] + [.G132]*[.Q322] + [.G133]*[.Q323] + [.G134]*[.Q324] + [.G135]*[.Q325] + [.G136]*[.Q326] + [.G137]*[.Q327] + [.G138]*[.Q328] + [.G139]*[.Q329] + [.G140]*[.Q330] + [.G141]*[.Q331] + [.G142]*[.Q332] + [.G143]*[.Q333] + [.G144]*[.Q334] + [.G145]*[.Q335] + [.G146]*[.Q336] )" office:value-type="float" office:value="0.0148400657878069" calcext:value-type="float">
            <text:p>0.014840065787807</text:p>
          </table:table-cell>
          <table:table-cell table:number-columns-repeated="8"/>
          <table:table-cell table:style-name="ce33" office:value-type="float" office:value="0.000073487523144403" calcext:value-type="float">
            <text:p>7.3487523144403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46738057025572" calcext:value-type="float">
            <text:p>-0.446738057025572</text:p>
          </table:table-cell>
          <table:table-cell table:style-name="ce25" table:formula="of:=TANH( [.G126]*[.Q337] + [.G127]*[.Q338] + [.G128]*[.Q339] + [.G129]*[.Q340] + [.G130]*[.Q341] + [.G131]*[.Q342] + [.G132]*[.Q343] + [.G133]*[.Q344] + [.G134]*[.Q345] + [.G135]*[.Q346] + [.G136]*[.Q347] + [.G137]*[.Q348] + [.G138]*[.Q349] + [.G139]*[.Q350] + [.G140]*[.Q351] + [.G141]*[.Q352] + [.G142]*[.Q353] + [.G143]*[.Q354] + [.G144]*[.Q355] + [.G145]*[.Q356] + [.G146]*[.Q357] )" office:value-type="float" office:value="0.406824739463027" calcext:value-type="float">
            <text:p>0.406824739463027</text:p>
          </table:table-cell>
          <table:table-cell table:number-columns-repeated="8"/>
          <table:table-cell table:style-name="ce33" office:value-type="float" office:value="-0.0244561147715892" calcext:value-type="float">
            <text:p>-0.02445611477158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4009569154839" calcext:value-type="float">
            <text:p>-0.434009569154839</text:p>
          </table:table-cell>
          <table:table-cell table:style-name="ce25" table:formula="of:=TANH( [.G126]*[.Q358] + [.G127]*[.Q359] + [.G128]*[.Q360] + [.G129]*[.Q361] + [.G130]*[.Q362] + [.G131]*[.Q363] + [.G132]*[.Q364] + [.G133]*[.Q365] + [.G134]*[.Q366] + [.G135]*[.Q367] + [.G136]*[.Q368] + [.G137]*[.Q369] + [.G138]*[.Q370] + [.G139]*[.Q371] + [.G140]*[.Q372] + [.G141]*[.Q373] + [.G142]*[.Q374] + [.G143]*[.Q375] + [.G144]*[.Q376] + [.G145]*[.Q377] + [.G146]*[.Q378] )" office:value-type="float" office:value="0.0398313055191873" calcext:value-type="float">
            <text:p>0.039831305519187</text:p>
          </table:table-cell>
          <table:table-cell table:number-columns-repeated="8"/>
          <table:table-cell table:style-name="ce33" office:value-type="float" office:value="-0.0277336956085119" calcext:value-type="float">
            <text:p>-0.02773369560851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381802645428" calcext:value-type="float">
            <text:p>-0.42381802645428</text:p>
          </table:table-cell>
          <table:table-cell table:style-name="ce25" table:formula="of:=TANH( [.G126]*[.Q379] + [.G127]*[.Q380] + [.G128]*[.Q381] + [.G129]*[.Q382] + [.G130]*[.Q383] + [.G131]*[.Q384] + [.G132]*[.Q385] + [.G133]*[.Q386] + [.G134]*[.Q387] + [.G135]*[.Q388] + [.G136]*[.Q389] + [.G137]*[.Q390] + [.G138]*[.Q391] + [.G139]*[.Q392] + [.G140]*[.Q393] + [.G141]*[.Q394] + [.G142]*[.Q395] + [.G143]*[.Q396] + [.G144]*[.Q397] + [.G145]*[.Q398] + [.G146]*[.Q399] )" office:value-type="float" office:value="-0.493861046183797" calcext:value-type="float">
            <text:p>-0.493861046183797</text:p>
          </table:table-cell>
          <table:table-cell table:number-columns-repeated="8"/>
          <table:table-cell table:style-name="ce33" office:value-type="float" office:value="-0.00916300524518909" calcext:value-type="float">
            <text:p>-0.00916300524518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196290578665" calcext:value-type="float">
            <text:p>-0.41196290578665</text:p>
          </table:table-cell>
          <table:table-cell table:style-name="ce25" table:formula="of:=TANH( [.G126]*[.Q400] + [.G127]*[.Q401] + [.G128]*[.Q402] + [.G129]*[.Q403] + [.G130]*[.Q404] + [.G131]*[.Q405] + [.G132]*[.Q406] + [.G133]*[.Q407] + [.G134]*[.Q408] + [.G135]*[.Q409] + [.G136]*[.Q410] + [.G137]*[.Q411] + [.G138]*[.Q412] + [.G139]*[.Q413] + [.G140]*[.Q414] + [.G141]*[.Q415] + [.G142]*[.Q416] + [.G143]*[.Q417] + [.G144]*[.Q418] + [.G145]*[.Q419] + [.G146]*[.Q420] )" office:value-type="float" office:value="0.0334583282917679" calcext:value-type="float">
            <text:p>0.033458328291768</text:p>
          </table:table-cell>
          <table:table-cell table:number-columns-repeated="8"/>
          <table:table-cell table:style-name="ce33" office:value-type="float" office:value="-0.297825692434178" calcext:value-type="float">
            <text:p>-0.29782569243417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126]*[.Q421] + [.G127]*[.Q422] + [.G128]*[.Q423] + [.G129]*[.Q424] + [.G130]*[.Q425] + [.G131]*[.Q426] + [.G132]*[.Q427] + [.G133]*[.Q428] + [.G134]*[.Q429] + [.G135]*[.Q430] + [.G136]*[.Q431] + [.G137]*[.Q432] + [.G138]*[.Q433] + [.G139]*[.Q434] + [.G140]*[.Q435] + [.G141]*[.Q436] + [.G142]*[.Q437] + [.G143]*[.Q438] + [.G144]*[.Q439] + [.G145]*[.Q440] + [.G146]*[.Q441] )" office:value-type="float" office:value="0.701725892182921" calcext:value-type="float">
            <text:p>0.701725892182921</text:p>
          </table:table-cell>
          <table:table-cell table:number-columns-repeated="8"/>
          <table:table-cell table:style-name="ce33" office:value-type="float" office:value="-0.000341809782194433" calcext:value-type="float">
            <text:p>-0.00034180978219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126]*[.Q442] + [.G127]*[.Q443] + [.G128]*[.Q444] + [.G129]*[.Q445] + [.G130]*[.Q446] + [.G131]*[.Q447] + [.G132]*[.Q448] + [.G133]*[.Q449] + [.G134]*[.Q450] + [.G135]*[.Q451] + [.G136]*[.Q452] + [.G137]*[.Q453] + [.G138]*[.Q454] + [.G139]*[.Q455] + [.G140]*[.Q456] + [.G141]*[.Q457] + [.G142]*[.Q458] + [.G143]*[.Q459] + [.G144]*[.Q460] + [.G145]*[.Q461] + [.G146]*[.Q462] )" office:value-type="float" office:value="-0.236840331162606" calcext:value-type="float">
            <text:p>-0.236840331162606</text:p>
          </table:table-cell>
          <table:table-cell table:number-columns-repeated="8"/>
          <table:table-cell table:style-name="ce33" office:value-type="float" office:value="-0.00000173062995741263" calcext:value-type="float">
            <text:p>-1.73062995741263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126]*[.Q463] + [.G127]*[.Q464] + [.G128]*[.Q465] + [.G129]*[.Q466] + [.G130]*[.Q467] + [.G131]*[.Q468] + [.G132]*[.Q469] + [.G133]*[.Q470] + [.G134]*[.Q471] + [.G135]*[.Q472] + [.G136]*[.Q473] + [.G137]*[.Q474] + [.G138]*[.Q475] + [.G139]*[.Q476] + [.G140]*[.Q477] + [.G141]*[.Q478] + [.G142]*[.Q479] + [.G143]*[.Q480] + [.G144]*[.Q481] + [.G145]*[.Q482] + [.G146]*[.Q483] )" office:value-type="float" office:value="-0.538846327270983" calcext:value-type="float">
            <text:p>-0.538846327270983</text:p>
          </table:table-cell>
          <table:table-cell table:number-columns-repeated="8"/>
          <table:table-cell table:style-name="ce33" office:value-type="float" office:value="0.00040267987462606" calcext:value-type="float">
            <text:p>0.00040267987462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33" office:value-type="float" office:value="0.0000698155894654084" calcext:value-type="float">
            <text:p>6.98155894654084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6"/>
          <table:table-cell table:style-name="ce33" office:value-type="float" office:value="0.0594564342872568" calcext:value-type="float">
            <text:p>0.05945643428725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8464086902445" calcext:value-type="float">
            <text:p>-0.488464086902445</text:p>
          </table:table-cell>
          <table:table-cell table:style-name="ce25" table:formula="of:=TANH( [.G151]*[.Q1] + [.G152]*[.Q2] + [.G153]*[.Q3] + [.G154]*[.Q4] + [.G155]*[.Q5] + [.G156]*[.Q6] + [.G157]*[.Q7] + [.G158]*[.Q8] + [.G159]*[.Q9] + [.G160]*[.Q10] + [.G161]*[.Q11] + [.G162]*[.Q12] + [.G163]*[.Q13] + [.G164]*[.Q14] + [.G165]*[.Q15] + [.G166]*[.Q16] + [.G167]*[.Q17] + [.G168]*[.Q18] + [.G169]*[.Q19] + [.G170]*[.Q20] + [.G171]*[.Q21] )" office:value-type="float" office:value="0.00757953175675732" calcext:value-type="float">
            <text:p>0.007579531756757</text:p>
          </table:table-cell>
          <table:table-cell table:style-name="ce28" table:formula="of:=TANH( [.H151]*[.S1] + [.H152]*[.S2] + [.H153]*[.S3] + [.H154]*[.S4] + [.H155]*[.S5] + [.H156]*[.S6] + [.H157]*[.S7] + [.H158]*[.S8] + [.H159]*[.S9] + [.H160]*[.S10] + [.H161]*[.S11] + [.H162]*[.S12] + [.H163]*[.S13] + [.H164]*[.S14] + [.H165]*[.S15] + [.H166]*[.S16] + [.H167]*[.S17] + [.H168]*[.S18] + [.H169]*[.S19] + [.H170]*[.S20] + [.H171]*[.S21] + [.H172]*[.S22] + [.H173]*[.S23] + [.H174]*[.S24] )" office:value-type="float" office:value="-0.41442180530021" calcext:value-type="float">
            <text:p>-0.41442180530021</text:p>
          </table:table-cell>
          <table:table-cell table:style-name="ce29" office:value-type="float" office:value="-0.436496014540574" calcext:value-type="float">
            <text:p>-0.436496014540574</text:p>
          </table:table-cell>
          <table:table-cell table:style-name="ce30" table:formula="of:= ([.J152]-[.I152]) * ([.J152]-[.I152])" office:value-type="float" office:value="0.000487270713587353" calcext:value-type="float">
            <text:p>0.000487270713587</text:p>
          </table:table-cell>
          <table:table-cell table:number-columns-repeated="5"/>
          <table:table-cell table:style-name="ce33" office:value-type="float" office:value="0.070351038521298" calcext:value-type="float">
            <text:p>0.07035103852129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7374891419251" calcext:value-type="float">
            <text:p>-0.487374891419251</text:p>
          </table:table-cell>
          <table:table-cell table:style-name="ce25" table:formula="of:=TANH( [.G151]*[.Q22] + [.G152]*[.Q23] + [.G153]*[.Q24] + [.G154]*[.Q25] + [.G155]*[.Q26] + [.G156]*[.Q27] + [.G157]*[.Q28] + [.G158]*[.Q29] + [.G159]*[.Q30] + [.G160]*[.Q31] + [.G161]*[.Q32] + [.G162]*[.Q33] + [.G163]*[.Q34] + [.G164]*[.Q35] + [.G165]*[.Q36] + [.G166]*[.Q37] + [.G167]*[.Q38] + [.G168]*[.Q39] + [.G169]*[.Q40] + [.G170]*[.Q41] + [.G171]*[.Q42] )" office:value-type="float" office:value="0.0215057245308324" calcext:value-type="float">
            <text:p>0.021505724530833</text:p>
          </table:table-cell>
          <table:table-cell table:style-name="ce28" table:formula="of:=TANH( [.H151]*[.S25] + [.H152]*[.S26] + [.H153]*[.S27] + [.H154]*[.S28] + [.H155]*[.S29] + [.H156]*[.S30] + [.H157]*[.S31] + [.H158]*[.S32] + [.H159]*[.S33] + [.H160]*[.S34] + [.H161]*[.S35] + [.H162]*[.S36] + [.H163]*[.S37] + [.H164]*[.S38] + [.H165]*[.S39] + [.H166]*[.S40] + [.H167]*[.S41] + [.H168]*[.S42] + [.H169]*[.S43] + [.H170]*[.S44] + [.H171]*[.S45] + [.H172]*[.S46] + [.H173]*[.S47] + [.H174]*[.S48] )" office:value-type="float" office:value="-0.396271332302335" calcext:value-type="float">
            <text:p>-0.396271332302335</text:p>
          </table:table-cell>
          <table:table-cell table:style-name="ce29" office:value-type="float" office:value="-0.433949196872798" calcext:value-type="float">
            <text:p>-0.433949196872798</text:p>
          </table:table-cell>
          <table:table-cell table:style-name="ce30" table:formula="of:= ([.J153]-[.I153]) * ([.J153]-[.I153])" office:value-type="float" office:value="0.00141962147859018" calcext:value-type="float">
            <text:p>0.00141962147859</text:p>
          </table:table-cell>
          <table:table-cell table:number-columns-repeated="5"/>
          <table:table-cell table:style-name="ce33" office:value-type="float" office:value="0.00000875206478167814" calcext:value-type="float">
            <text:p>8.75206478167814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6191720845143" calcext:value-type="float">
            <text:p>-0.486191720845143</text:p>
          </table:table-cell>
          <table:table-cell table:style-name="ce25" table:formula="of:=TANH( [.G151]*[.Q43] + [.G152]*[.Q44] + [.G153]*[.Q45] + [.G154]*[.Q46] + [.G155]*[.Q47] + [.G156]*[.Q48] + [.G157]*[.Q49] + [.G158]*[.Q50] + [.G159]*[.Q51] + [.G160]*[.Q52] + [.G161]*[.Q53] + [.G162]*[.Q54] + [.G163]*[.Q55] + [.G164]*[.Q56] + [.G165]*[.Q57] + [.G166]*[.Q58] + [.G167]*[.Q59] + [.G168]*[.Q60] + [.G169]*[.Q61] + [.G170]*[.Q62] + [.G171]*[.Q63] )" office:value-type="float" office:value="0.980012320727189" calcext:value-type="float">
            <text:p>0.980012320727189</text:p>
          </table:table-cell>
          <table:table-cell table:style-name="ce28" table:formula="of:=TANH( [.H151]*[.S49] + [.H152]*[.S50] + [.H153]*[.S51] + [.H154]*[.S52] + [.H155]*[.S53] + [.H156]*[.S54] + [.H157]*[.S55] + [.H158]*[.S56] + [.H159]*[.S57] + [.H160]*[.S58] + [.H161]*[.S59] + [.H162]*[.S60] + [.H163]*[.S61] + [.H164]*[.S62] + [.H165]*[.S63] + [.H166]*[.S64] + [.H167]*[.S65] + [.H168]*[.S66] + [.H169]*[.S67] + [.H170]*[.S68] + [.H171]*[.S69] + [.H172]*[.S70] + [.H173]*[.S71] + [.H174]*[.S72] )" office:value-type="float" office:value="-0.406761484593132" calcext:value-type="float">
            <text:p>-0.406761484593132</text:p>
          </table:table-cell>
          <table:table-cell table:style-name="ce29" office:value-type="float" office:value="-0.42490498557306" calcext:value-type="float">
            <text:p>-0.42490498557306</text:p>
          </table:table-cell>
          <table:table-cell table:style-name="ce30" table:formula="of:= ([.J154]-[.I154]) * ([.J154]-[.I154])" office:value-type="float" office:value="0.000329186627808645" calcext:value-type="float">
            <text:p>0.000329186627809</text:p>
          </table:table-cell>
          <table:table-cell table:number-columns-repeated="5"/>
          <table:table-cell table:style-name="ce33" office:value-type="float" office:value="-0.0104126966323262" calcext:value-type="float">
            <text:p>-0.01041269663232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5220718176893" calcext:value-type="float">
            <text:p>-0.485220718176893</text:p>
          </table:table-cell>
          <table:table-cell table:style-name="ce25" table:formula="of:=TANH( [.G151]*[.Q64] + [.G152]*[.Q65] + [.G153]*[.Q66] + [.G154]*[.Q67] + [.G155]*[.Q68] + [.G156]*[.Q69] + [.G157]*[.Q70] + [.G158]*[.Q71] + [.G159]*[.Q72] + [.G160]*[.Q73] + [.G161]*[.Q74] + [.G162]*[.Q75] + [.G163]*[.Q76] + [.G164]*[.Q77] + [.G165]*[.Q78] + [.G166]*[.Q79] + [.G167]*[.Q80] + [.G168]*[.Q81] + [.G169]*[.Q82] + [.G170]*[.Q83] + [.G171]*[.Q84] )" office:value-type="float" office:value="-0.123505743192082" calcext:value-type="float">
            <text:p>-0.123505743192082</text:p>
          </table:table-cell>
          <table:table-cell table:number-columns-repeated="8"/>
          <table:table-cell table:style-name="ce33" office:value-type="float" office:value="-0.00000027810733165849" calcext:value-type="float">
            <text:p>-2.78107331658492E-0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3393245281104" calcext:value-type="float">
            <text:p>-0.483393245281104</text:p>
          </table:table-cell>
          <table:table-cell table:style-name="ce25" table:formula="of:=TANH( [.G151]*[.Q85] + [.G152]*[.Q86] + [.G153]*[.Q87] + [.G154]*[.Q88] + [.G155]*[.Q89] + [.G156]*[.Q90] + [.G157]*[.Q91] + [.G158]*[.Q92] + [.G159]*[.Q93] + [.G160]*[.Q94] + [.G161]*[.Q95] + [.G162]*[.Q96] + [.G163]*[.Q97] + [.G164]*[.Q98] + [.G165]*[.Q99] + [.G166]*[.Q100] + [.G167]*[.Q101] + [.G168]*[.Q102] + [.G169]*[.Q103] + [.G170]*[.Q104] + [.G171]*[.Q105] )" office:value-type="float" office:value="0.219914513564023" calcext:value-type="float">
            <text:p>0.219914513564023</text:p>
          </table:table-cell>
          <table:table-cell table:number-columns-repeated="8"/>
          <table:table-cell table:style-name="ce33" office:value-type="float" office:value="0.329886051025448" calcext:value-type="float">
            <text:p>0.32988605102544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4044562523636" calcext:value-type="float">
            <text:p>-0.484044562523636</text:p>
          </table:table-cell>
          <table:table-cell table:style-name="ce25" table:formula="of:=TANH( [.G151]*[.Q106] + [.G152]*[.Q107] + [.G153]*[.Q108] + [.G154]*[.Q109] + [.G155]*[.Q110] + [.G156]*[.Q111] + [.G157]*[.Q112] + [.G158]*[.Q113] + [.G159]*[.Q114] + [.G160]*[.Q115] + [.G161]*[.Q116] + [.G162]*[.Q117] + [.G163]*[.Q118] + [.G164]*[.Q119] + [.G165]*[.Q120] + [.G166]*[.Q121] + [.G167]*[.Q122] + [.G168]*[.Q123] + [.G169]*[.Q124] + [.G170]*[.Q125] + [.G171]*[.Q126] )" office:value-type="float" office:value="0.28779674058136" calcext:value-type="float">
            <text:p>0.28779674058136</text:p>
          </table:table-cell>
          <table:table-cell table:number-columns-repeated="8"/>
          <table:table-cell table:style-name="ce33" office:value-type="float" office:value="-0.00000568297194878688" calcext:value-type="float">
            <text:p>-5.68297194878688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3425414523046" calcext:value-type="float">
            <text:p>-0.483425414523046</text:p>
          </table:table-cell>
          <table:table-cell table:style-name="ce25" table:formula="of:=TANH( [.G151]*[.Q127] + [.G152]*[.Q128] + [.G153]*[.Q129] + [.G154]*[.Q130] + [.G155]*[.Q131] + [.G156]*[.Q132] + [.G157]*[.Q133] + [.G158]*[.Q134] + [.G159]*[.Q135] + [.G160]*[.Q136] + [.G161]*[.Q137] + [.G162]*[.Q138] + [.G163]*[.Q139] + [.G164]*[.Q140] + [.G165]*[.Q141] + [.G166]*[.Q142] + [.G167]*[.Q143] + [.G168]*[.Q144] + [.G169]*[.Q145] + [.G170]*[.Q146] + [.G171]*[.Q147] )" office:value-type="float" office:value="0.193765701550251" calcext:value-type="float">
            <text:p>0.193765701550251</text:p>
          </table:table-cell>
          <table:table-cell table:number-columns-repeated="8"/>
          <table:table-cell table:style-name="ce33" office:value-type="float" office:value="-0.000336683025711799" calcext:value-type="float">
            <text:p>-0.00033668302571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2989772646797" calcext:value-type="float">
            <text:p>-0.482989772646797</text:p>
          </table:table-cell>
          <table:table-cell table:style-name="ce25" table:formula="of:=TANH( [.G151]*[.Q148] + [.G152]*[.Q149] + [.G153]*[.Q150] + [.G154]*[.Q151] + [.G155]*[.Q152] + [.G156]*[.Q153] + [.G157]*[.Q154] + [.G158]*[.Q155] + [.G159]*[.Q156] + [.G160]*[.Q157] + [.G161]*[.Q158] + [.G162]*[.Q159] + [.G163]*[.Q160] + [.G164]*[.Q161] + [.G165]*[.Q162] + [.G166]*[.Q163] + [.G167]*[.Q164] + [.G168]*[.Q165] + [.G169]*[.Q166] + [.G170]*[.Q167] + [.G171]*[.Q168] )" office:value-type="float" office:value="-0.257330268149929" calcext:value-type="float">
            <text:p>-0.257330268149929</text:p>
          </table:table-cell>
          <table:table-cell table:number-columns-repeated="8"/>
          <table:table-cell table:style-name="ce33" office:value-type="float" office:value="-0.000187692836719082" calcext:value-type="float">
            <text:p>-0.00018769283671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4523451291362" calcext:value-type="float">
            <text:p>-0.474523451291362</text:p>
          </table:table-cell>
          <table:table-cell table:style-name="ce25" table:formula="of:=TANH( [.G151]*[.Q169] + [.G152]*[.Q170] + [.G153]*[.Q171] + [.G154]*[.Q172] + [.G155]*[.Q173] + [.G156]*[.Q174] + [.G157]*[.Q175] + [.G158]*[.Q176] + [.G159]*[.Q177] + [.G160]*[.Q178] + [.G161]*[.Q179] + [.G162]*[.Q180] + [.G163]*[.Q181] + [.G164]*[.Q182] + [.G165]*[.Q183] + [.G166]*[.Q184] + [.G167]*[.Q185] + [.G168]*[.Q186] + [.G169]*[.Q187] + [.G170]*[.Q188] + [.G171]*[.Q189] )" office:value-type="float" office:value="0.0317906642957634" calcext:value-type="float">
            <text:p>0.031790664295764</text:p>
          </table:table-cell>
          <table:table-cell table:number-columns-repeated="8"/>
          <table:table-cell table:style-name="ce33" office:value-type="float" office:value="-0.000702483965132505" calcext:value-type="float">
            <text:p>-0.00070248396513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6471821665038" calcext:value-type="float">
            <text:p>-0.476471821665038</text:p>
          </table:table-cell>
          <table:table-cell table:style-name="ce25" table:formula="of:=TANH( [.G151]*[.Q190] + [.G152]*[.Q191] + [.G153]*[.Q192] + [.G154]*[.Q193] + [.G155]*[.Q194] + [.G156]*[.Q195] + [.G157]*[.Q196] + [.G158]*[.Q197] + [.G159]*[.Q198] + [.G160]*[.Q199] + [.G161]*[.Q200] + [.G162]*[.Q201] + [.G163]*[.Q202] + [.G164]*[.Q203] + [.G165]*[.Q204] + [.G166]*[.Q205] + [.G167]*[.Q206] + [.G168]*[.Q207] + [.G169]*[.Q208] + [.G170]*[.Q209] + [.G171]*[.Q210] )" office:value-type="float" office:value="-0.0173571508515084" calcext:value-type="float">
            <text:p>-0.017357150851508</text:p>
          </table:table-cell>
          <table:table-cell table:number-columns-repeated="8"/>
          <table:table-cell table:style-name="ce33" office:value-type="float" office:value="-0.000509725389209252" calcext:value-type="float">
            <text:p>-0.00050972538920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335221755124" calcext:value-type="float">
            <text:p>-0.467335221755124</text:p>
          </table:table-cell>
          <table:table-cell table:style-name="ce25" table:formula="of:=TANH( [.G151]*[.Q211] + [.G152]*[.Q212] + [.G153]*[.Q213] + [.G154]*[.Q214] + [.G155]*[.Q215] + [.G156]*[.Q216] + [.G157]*[.Q217] + [.G158]*[.Q218] + [.G159]*[.Q219] + [.G160]*[.Q220] + [.G161]*[.Q221] + [.G162]*[.Q222] + [.G163]*[.Q223] + [.G164]*[.Q224] + [.G165]*[.Q225] + [.G166]*[.Q226] + [.G167]*[.Q227] + [.G168]*[.Q228] + [.G169]*[.Q229] + [.G170]*[.Q230] + [.G171]*[.Q231] )" office:value-type="float" office:value="0.700707807823839" calcext:value-type="float">
            <text:p>0.700707807823839</text:p>
          </table:table-cell>
          <table:table-cell table:number-columns-repeated="8"/>
          <table:table-cell table:style-name="ce33" office:value-type="float" office:value="0.0199827720307631" calcext:value-type="float">
            <text:p>0.01998277203076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196086438734" calcext:value-type="float">
            <text:p>-0.47196086438734</text:p>
          </table:table-cell>
          <table:table-cell table:style-name="ce25" table:formula="of:=TANH( [.G151]*[.Q232] + [.G152]*[.Q233] + [.G153]*[.Q234] + [.G154]*[.Q235] + [.G155]*[.Q236] + [.G156]*[.Q237] + [.G157]*[.Q238] + [.G158]*[.Q239] + [.G159]*[.Q240] + [.G160]*[.Q241] + [.G161]*[.Q242] + [.G162]*[.Q243] + [.G163]*[.Q244] + [.G164]*[.Q245] + [.G165]*[.Q246] + [.G166]*[.Q247] + [.G167]*[.Q248] + [.G168]*[.Q249] + [.G169]*[.Q250] + [.G170]*[.Q251] + [.G171]*[.Q252] )" office:value-type="float" office:value="-0.986997508726954" calcext:value-type="float">
            <text:p>-0.986997508726954</text:p>
          </table:table-cell>
          <table:table-cell table:number-columns-repeated="8"/>
          <table:table-cell table:style-name="ce33" office:value-type="float" office:value="0.00000071625764261465" calcext:value-type="float">
            <text:p>7.16257642614646E-0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155232648321" calcext:value-type="float">
            <text:p>-0.467155232648321</text:p>
          </table:table-cell>
          <table:table-cell table:style-name="ce25" table:formula="of:=TANH( [.G151]*[.Q253] + [.G152]*[.Q254] + [.G153]*[.Q255] + [.G154]*[.Q256] + [.G155]*[.Q257] + [.G156]*[.Q258] + [.G157]*[.Q259] + [.G158]*[.Q260] + [.G159]*[.Q261] + [.G160]*[.Q262] + [.G161]*[.Q263] + [.G162]*[.Q264] + [.G163]*[.Q265] + [.G164]*[.Q266] + [.G165]*[.Q267] + [.G166]*[.Q268] + [.G167]*[.Q269] + [.G168]*[.Q270] + [.G169]*[.Q271] + [.G170]*[.Q272] + [.G171]*[.Q273] )" office:value-type="float" office:value="-0.768717017446674" calcext:value-type="float">
            <text:p>-0.768717017446674</text:p>
          </table:table-cell>
          <table:table-cell table:number-columns-repeated="8"/>
          <table:table-cell table:style-name="ce33" office:value-type="float" office:value="0.00281131826096231" calcext:value-type="float">
            <text:p>0.00281131826096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7980241815981" calcext:value-type="float">
            <text:p>-0.457980241815981</text:p>
          </table:table-cell>
          <table:table-cell table:style-name="ce25" table:formula="of:=TANH( [.G151]*[.Q274] + [.G152]*[.Q275] + [.G153]*[.Q276] + [.G154]*[.Q277] + [.G155]*[.Q278] + [.G156]*[.Q279] + [.G157]*[.Q280] + [.G158]*[.Q281] + [.G159]*[.Q282] + [.G160]*[.Q283] + [.G161]*[.Q284] + [.G162]*[.Q285] + [.G163]*[.Q286] + [.G164]*[.Q287] + [.G165]*[.Q288] + [.G166]*[.Q289] + [.G167]*[.Q290] + [.G168]*[.Q291] + [.G169]*[.Q292] + [.G170]*[.Q293] + [.G171]*[.Q294] )" office:value-type="float" office:value="0.41747136248243" calcext:value-type="float">
            <text:p>0.41747136248243</text:p>
          </table:table-cell>
          <table:table-cell table:number-columns-repeated="8"/>
          <table:table-cell table:style-name="ce33" office:value-type="float" office:value="0.0676387941760723" calcext:value-type="float">
            <text:p>0.06763879417607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0538118019067" calcext:value-type="float">
            <text:p>-0.450538118019067</text:p>
          </table:table-cell>
          <table:table-cell table:style-name="ce25" table:formula="of:=TANH( [.G151]*[.Q295] + [.G152]*[.Q296] + [.G153]*[.Q297] + [.G154]*[.Q298] + [.G155]*[.Q299] + [.G156]*[.Q300] + [.G157]*[.Q301] + [.G158]*[.Q302] + [.G159]*[.Q303] + [.G160]*[.Q304] + [.G161]*[.Q305] + [.G162]*[.Q306] + [.G163]*[.Q307] + [.G164]*[.Q308] + [.G165]*[.Q309] + [.G166]*[.Q310] + [.G167]*[.Q311] + [.G168]*[.Q312] + [.G169]*[.Q313] + [.G170]*[.Q314] + [.G171]*[.Q315] )" office:value-type="float" office:value="-0.96150606187703" calcext:value-type="float">
            <text:p>-0.96150606187703</text:p>
          </table:table-cell>
          <table:table-cell table:number-columns-repeated="8"/>
          <table:table-cell table:style-name="ce33" office:value-type="float" office:value="0.013075633024159" calcext:value-type="float">
            <text:p>0.01307563302415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46738057025572" calcext:value-type="float">
            <text:p>-0.446738057025572</text:p>
          </table:table-cell>
          <table:table-cell table:style-name="ce25" table:formula="of:=TANH( [.G151]*[.Q316] + [.G152]*[.Q317] + [.G153]*[.Q318] + [.G154]*[.Q319] + [.G155]*[.Q320] + [.G156]*[.Q321] + [.G157]*[.Q322] + [.G158]*[.Q323] + [.G159]*[.Q324] + [.G160]*[.Q325] + [.G161]*[.Q326] + [.G162]*[.Q327] + [.G163]*[.Q328] + [.G164]*[.Q329] + [.G165]*[.Q330] + [.G166]*[.Q331] + [.G167]*[.Q332] + [.G168]*[.Q333] + [.G169]*[.Q334] + [.G170]*[.Q335] + [.G171]*[.Q336] )" office:value-type="float" office:value="0.0144671957812482" calcext:value-type="float">
            <text:p>0.014467195781248</text:p>
          </table:table-cell>
          <table:table-cell table:number-columns-repeated="8"/>
          <table:table-cell table:style-name="ce33" office:value-type="float" office:value="0.00231110141904133" calcext:value-type="float">
            <text:p>0.00231110141904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4009569154839" calcext:value-type="float">
            <text:p>-0.434009569154839</text:p>
          </table:table-cell>
          <table:table-cell table:style-name="ce25" table:formula="of:=TANH( [.G151]*[.Q337] + [.G152]*[.Q338] + [.G153]*[.Q339] + [.G154]*[.Q340] + [.G155]*[.Q341] + [.G156]*[.Q342] + [.G157]*[.Q343] + [.G158]*[.Q344] + [.G159]*[.Q345] + [.G160]*[.Q346] + [.G161]*[.Q347] + [.G162]*[.Q348] + [.G163]*[.Q349] + [.G164]*[.Q350] + [.G165]*[.Q351] + [.G166]*[.Q352] + [.G167]*[.Q353] + [.G168]*[.Q354] + [.G169]*[.Q355] + [.G170]*[.Q356] + [.G171]*[.Q357] )" office:value-type="float" office:value="0.405987638832826" calcext:value-type="float">
            <text:p>0.405987638832826</text:p>
          </table:table-cell>
          <table:table-cell table:number-columns-repeated="8"/>
          <table:table-cell table:style-name="ce33" office:value-type="float" office:value="0.000554417662041509" calcext:value-type="float">
            <text:p>0.00055441766204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381802645428" calcext:value-type="float">
            <text:p>-0.42381802645428</text:p>
          </table:table-cell>
          <table:table-cell table:style-name="ce25" table:formula="of:=TANH( [.G151]*[.Q358] + [.G152]*[.Q359] + [.G153]*[.Q360] + [.G154]*[.Q361] + [.G155]*[.Q362] + [.G156]*[.Q363] + [.G157]*[.Q364] + [.G158]*[.Q365] + [.G159]*[.Q366] + [.G160]*[.Q367] + [.G161]*[.Q368] + [.G162]*[.Q369] + [.G163]*[.Q370] + [.G164]*[.Q371] + [.G165]*[.Q372] + [.G166]*[.Q373] + [.G167]*[.Q374] + [.G168]*[.Q375] + [.G169]*[.Q376] + [.G170]*[.Q377] + [.G171]*[.Q378] )" office:value-type="float" office:value="0.0423606419292568" calcext:value-type="float">
            <text:p>0.042360641929257</text:p>
          </table:table-cell>
          <table:table-cell table:number-columns-repeated="8"/>
          <table:table-cell table:style-name="ce33" office:value-type="float" office:value="-0.0174200494529887" calcext:value-type="float">
            <text:p>-0.01742004945298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196290578665" calcext:value-type="float">
            <text:p>-0.41196290578665</text:p>
          </table:table-cell>
          <table:table-cell table:style-name="ce25" table:formula="of:=TANH( [.G151]*[.Q379] + [.G152]*[.Q380] + [.G153]*[.Q381] + [.G154]*[.Q382] + [.G155]*[.Q383] + [.G156]*[.Q384] + [.G157]*[.Q385] + [.G158]*[.Q386] + [.G159]*[.Q387] + [.G160]*[.Q388] + [.G161]*[.Q389] + [.G162]*[.Q390] + [.G163]*[.Q391] + [.G164]*[.Q392] + [.G165]*[.Q393] + [.G166]*[.Q394] + [.G167]*[.Q395] + [.G168]*[.Q396] + [.G169]*[.Q397] + [.G170]*[.Q398] + [.G171]*[.Q399] )" office:value-type="float" office:value="-0.501644648413144" calcext:value-type="float">
            <text:p>-0.501644648413144</text:p>
          </table:table-cell>
          <table:table-cell table:number-columns-repeated="8"/>
          <table:table-cell table:style-name="ce33" office:value-type="float" office:value="-0.00995207407454009" calcext:value-type="float">
            <text:p>-0.0099520740745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1408438414586" calcext:value-type="float">
            <text:p>-0.431408438414586</text:p>
          </table:table-cell>
          <table:table-cell table:style-name="ce25" table:formula="of:=TANH( [.G151]*[.Q400] + [.G152]*[.Q401] + [.G153]*[.Q402] + [.G154]*[.Q403] + [.G155]*[.Q404] + [.G156]*[.Q405] + [.G157]*[.Q406] + [.G158]*[.Q407] + [.G159]*[.Q408] + [.G160]*[.Q409] + [.G161]*[.Q410] + [.G162]*[.Q411] + [.G163]*[.Q412] + [.G164]*[.Q413] + [.G165]*[.Q414] + [.G166]*[.Q415] + [.G167]*[.Q416] + [.G168]*[.Q417] + [.G169]*[.Q418] + [.G170]*[.Q419] + [.G171]*[.Q420] )" office:value-type="float" office:value="0.0331224910899993" calcext:value-type="float">
            <text:p>0.033122491089999</text:p>
          </table:table-cell>
          <table:table-cell table:number-columns-repeated="8"/>
          <table:table-cell table:style-name="ce33" office:value-type="float" office:value="-0.000190416054909422" calcext:value-type="float">
            <text:p>-0.00019041605490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151]*[.Q421] + [.G152]*[.Q422] + [.G153]*[.Q423] + [.G154]*[.Q424] + [.G155]*[.Q425] + [.G156]*[.Q426] + [.G157]*[.Q427] + [.G158]*[.Q428] + [.G159]*[.Q429] + [.G160]*[.Q430] + [.G161]*[.Q431] + [.G162]*[.Q432] + [.G163]*[.Q433] + [.G164]*[.Q434] + [.G165]*[.Q435] + [.G166]*[.Q436] + [.G167]*[.Q437] + [.G168]*[.Q438] + [.G169]*[.Q439] + [.G170]*[.Q440] + [.G171]*[.Q441] )" office:value-type="float" office:value="0.700059351715026" calcext:value-type="float">
            <text:p>0.700059351715026</text:p>
          </table:table-cell>
          <table:table-cell table:number-columns-repeated="8"/>
          <table:table-cell table:style-name="ce33" office:value-type="float" office:value="-0.0013559928856195" calcext:value-type="float">
            <text:p>-0.0013559928856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151]*[.Q442] + [.G152]*[.Q443] + [.G153]*[.Q444] + [.G154]*[.Q445] + [.G155]*[.Q446] + [.G156]*[.Q447] + [.G157]*[.Q448] + [.G158]*[.Q449] + [.G159]*[.Q450] + [.G160]*[.Q451] + [.G161]*[.Q452] + [.G162]*[.Q453] + [.G163]*[.Q454] + [.G164]*[.Q455] + [.G165]*[.Q456] + [.G166]*[.Q457] + [.G167]*[.Q458] + [.G168]*[.Q459] + [.G169]*[.Q460] + [.G170]*[.Q461] + [.G171]*[.Q462] )" office:value-type="float" office:value="-0.211840632356974" calcext:value-type="float">
            <text:p>-0.211840632356974</text:p>
          </table:table-cell>
          <table:table-cell table:number-columns-repeated="8"/>
          <table:table-cell table:style-name="ce33" office:value-type="float" office:value="0.0118740786327004" calcext:value-type="float">
            <text:p>0.01187407863270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151]*[.Q463] + [.G152]*[.Q464] + [.G153]*[.Q465] + [.G154]*[.Q466] + [.G155]*[.Q467] + [.G156]*[.Q468] + [.G157]*[.Q469] + [.G158]*[.Q470] + [.G159]*[.Q471] + [.G160]*[.Q472] + [.G161]*[.Q473] + [.G162]*[.Q474] + [.G163]*[.Q475] + [.G164]*[.Q476] + [.G165]*[.Q477] + [.G166]*[.Q478] + [.G167]*[.Q479] + [.G168]*[.Q480] + [.G169]*[.Q481] + [.G170]*[.Q482] + [.G171]*[.Q483] )" office:value-type="float" office:value="-0.538500019407166" calcext:value-type="float">
            <text:p>-0.538500019407166</text:p>
          </table:table-cell>
          <table:table-cell table:number-columns-repeated="8"/>
          <table:table-cell table:style-name="ce33" office:value-type="float" office:value="0.000586694776126193" calcext:value-type="float">
            <text:p>0.00058669477612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33" office:value-type="float" office:value="0.0000255049240789684" calcext:value-type="float">
            <text:p>2.55049240789684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6"/>
          <table:table-cell table:style-name="ce33" office:value-type="float" office:value="-0.000532183786510193" calcext:value-type="float">
            <text:p>-0.0005321837865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7374891419251" calcext:value-type="float">
            <text:p>-0.487374891419251</text:p>
          </table:table-cell>
          <table:table-cell table:style-name="ce25" table:formula="of:=TANH( [.G176]*[.Q1] + [.G177]*[.Q2] + [.G178]*[.Q3] + [.G179]*[.Q4] + [.G180]*[.Q5] + [.G181]*[.Q6] + [.G182]*[.Q7] + [.G183]*[.Q8] + [.G184]*[.Q9] + [.G185]*[.Q10] + [.G186]*[.Q11] + [.G187]*[.Q12] + [.G188]*[.Q13] + [.G189]*[.Q14] + [.G190]*[.Q15] + [.G191]*[.Q16] + [.G192]*[.Q17] + [.G193]*[.Q18] + [.G194]*[.Q19] + [.G195]*[.Q20] + [.G196]*[.Q21] )" office:value-type="float" office:value="0.00757440544529499" calcext:value-type="float">
            <text:p>0.007574405445295</text:p>
          </table:table-cell>
          <table:table-cell table:style-name="ce28" table:formula="of:=TANH( [.H176]*[.S1] + [.H177]*[.S2] + [.H178]*[.S3] + [.H179]*[.S4] + [.H180]*[.S5] + [.H181]*[.S6] + [.H182]*[.S7] + [.H183]*[.S8] + [.H184]*[.S9] + [.H185]*[.S10] + [.H186]*[.S11] + [.H187]*[.S12] + [.H188]*[.S13] + [.H189]*[.S14] + [.H190]*[.S15] + [.H191]*[.S16] + [.H192]*[.S17] + [.H193]*[.S18] + [.H194]*[.S19] + [.H195]*[.S20] + [.H196]*[.S21] + [.H197]*[.S22] + [.H198]*[.S23] + [.H199]*[.S24] )" office:value-type="float" office:value="-0.414868766762955" calcext:value-type="float">
            <text:p>-0.414868766762955</text:p>
          </table:table-cell>
          <table:table-cell table:style-name="ce29" office:value-type="float" office:value="-0.433949196872798" calcext:value-type="float">
            <text:p>-0.433949196872798</text:p>
          </table:table-cell>
          <table:table-cell table:style-name="ce30" table:formula="of:= ([.J177]-[.I177]) * ([.J177]-[.I177])" office:value-type="float" office:value="0.000364062813176606" calcext:value-type="float">
            <text:p>0.000364062813177</text:p>
          </table:table-cell>
          <table:table-cell table:number-columns-repeated="5"/>
          <table:table-cell table:style-name="ce33" office:value-type="float" office:value="-0.0000899764581813621" calcext:value-type="float">
            <text:p>-8.99764581813621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6191720845143" calcext:value-type="float">
            <text:p>-0.486191720845143</text:p>
          </table:table-cell>
          <table:table-cell table:style-name="ce25" table:formula="of:=TANH( [.G176]*[.Q22] + [.G177]*[.Q23] + [.G178]*[.Q24] + [.G179]*[.Q25] + [.G180]*[.Q26] + [.G181]*[.Q27] + [.G182]*[.Q28] + [.G183]*[.Q29] + [.G184]*[.Q30] + [.G185]*[.Q31] + [.G186]*[.Q32] + [.G187]*[.Q33] + [.G188]*[.Q34] + [.G189]*[.Q35] + [.G190]*[.Q36] + [.G191]*[.Q37] + [.G192]*[.Q38] + [.G193]*[.Q39] + [.G194]*[.Q40] + [.G195]*[.Q41] + [.G196]*[.Q42] )" office:value-type="float" office:value="0.020721335077487" calcext:value-type="float">
            <text:p>0.020721335077487</text:p>
          </table:table-cell>
          <table:table-cell table:style-name="ce28" table:formula="of:=TANH( [.H176]*[.S25] + [.H177]*[.S26] + [.H178]*[.S27] + [.H179]*[.S28] + [.H180]*[.S29] + [.H181]*[.S30] + [.H182]*[.S31] + [.H183]*[.S32] + [.H184]*[.S33] + [.H185]*[.S34] + [.H186]*[.S35] + [.H187]*[.S36] + [.H188]*[.S37] + [.H189]*[.S38] + [.H190]*[.S39] + [.H191]*[.S40] + [.H192]*[.S41] + [.H193]*[.S42] + [.H194]*[.S43] + [.H195]*[.S44] + [.H196]*[.S45] + [.H197]*[.S46] + [.H198]*[.S47] + [.H199]*[.S48] )" office:value-type="float" office:value="-0.398290648973162" calcext:value-type="float">
            <text:p>-0.398290648973162</text:p>
          </table:table-cell>
          <table:table-cell table:style-name="ce29" office:value-type="float" office:value="-0.42490498557306" calcext:value-type="float">
            <text:p>-0.42490498557306</text:p>
          </table:table-cell>
          <table:table-cell table:style-name="ce30" table:formula="of:= ([.J178]-[.I178]) * ([.J178]-[.I178])" office:value-type="float" office:value="0.000708322912652687" calcext:value-type="float">
            <text:p>0.000708322912653</text:p>
          </table:table-cell>
          <table:table-cell table:number-columns-repeated="5"/>
          <table:table-cell table:style-name="ce33" office:value-type="float" office:value="0.00147454060028405" calcext:value-type="float">
            <text:p>0.00147454060028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5220718176893" calcext:value-type="float">
            <text:p>-0.485220718176893</text:p>
          </table:table-cell>
          <table:table-cell table:style-name="ce25" table:formula="of:=TANH( [.G176]*[.Q43] + [.G177]*[.Q44] + [.G178]*[.Q45] + [.G179]*[.Q46] + [.G180]*[.Q47] + [.G181]*[.Q48] + [.G182]*[.Q49] + [.G183]*[.Q50] + [.G184]*[.Q51] + [.G185]*[.Q52] + [.G186]*[.Q53] + [.G187]*[.Q54] + [.G188]*[.Q55] + [.G189]*[.Q56] + [.G190]*[.Q57] + [.G191]*[.Q58] + [.G192]*[.Q59] + [.G193]*[.Q60] + [.G194]*[.Q61] + [.G195]*[.Q62] + [.G196]*[.Q63] )" office:value-type="float" office:value="0.979902129251551" calcext:value-type="float">
            <text:p>0.979902129251551</text:p>
          </table:table-cell>
          <table:table-cell table:style-name="ce28" table:formula="of:=TANH( [.H176]*[.S49] + [.H177]*[.S50] + [.H178]*[.S51] + [.H179]*[.S52] + [.H180]*[.S53] + [.H181]*[.S54] + [.H182]*[.S55] + [.H183]*[.S56] + [.H184]*[.S57] + [.H185]*[.S58] + [.H186]*[.S59] + [.H187]*[.S60] + [.H188]*[.S61] + [.H189]*[.S62] + [.H190]*[.S63] + [.H191]*[.S64] + [.H192]*[.S65] + [.H193]*[.S66] + [.H194]*[.S67] + [.H195]*[.S68] + [.H196]*[.S69] + [.H197]*[.S70] + [.H198]*[.S71] + [.H199]*[.S72] )" office:value-type="float" office:value="-0.41225011134749" calcext:value-type="float">
            <text:p>-0.41225011134749</text:p>
          </table:table-cell>
          <table:table-cell table:style-name="ce29" office:value-type="float" office:value="-0.419556031967013" calcext:value-type="float">
            <text:p>-0.419556031967013</text:p>
          </table:table-cell>
          <table:table-cell table:style-name="ce30" table:formula="of:= ([.J179]-[.I179]) * ([.J179]-[.I179])" office:value-type="float" office:value="0.000053376476098778" calcext:value-type="float">
            <text:p>5.3376476098778E-05</text:p>
          </table:table-cell>
          <table:table-cell table:number-columns-repeated="5"/>
          <table:table-cell table:style-name="ce33" office:value-type="float" office:value="-0.00398271913572642" calcext:value-type="float">
            <text:p>-0.00398271913572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3393245281104" calcext:value-type="float">
            <text:p>-0.483393245281104</text:p>
          </table:table-cell>
          <table:table-cell table:style-name="ce25" table:formula="of:=TANH( [.G176]*[.Q64] + [.G177]*[.Q65] + [.G178]*[.Q66] + [.G179]*[.Q67] + [.G180]*[.Q68] + [.G181]*[.Q69] + [.G182]*[.Q70] + [.G183]*[.Q71] + [.G184]*[.Q72] + [.G185]*[.Q73] + [.G186]*[.Q74] + [.G187]*[.Q75] + [.G188]*[.Q76] + [.G189]*[.Q77] + [.G190]*[.Q78] + [.G191]*[.Q79] + [.G192]*[.Q80] + [.G193]*[.Q81] + [.G194]*[.Q82] + [.G195]*[.Q83] + [.G196]*[.Q84] )" office:value-type="float" office:value="-0.122731229339262" calcext:value-type="float">
            <text:p>-0.122731229339262</text:p>
          </table:table-cell>
          <table:table-cell table:number-columns-repeated="8"/>
          <table:table-cell table:style-name="ce33" office:value-type="float" office:value="0.000360027454267698" calcext:value-type="float">
            <text:p>0.00036002745426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4044562523636" calcext:value-type="float">
            <text:p>-0.484044562523636</text:p>
          </table:table-cell>
          <table:table-cell table:style-name="ce25" table:formula="of:=TANH( [.G176]*[.Q85] + [.G177]*[.Q86] + [.G178]*[.Q87] + [.G179]*[.Q88] + [.G180]*[.Q89] + [.G181]*[.Q90] + [.G182]*[.Q91] + [.G183]*[.Q92] + [.G184]*[.Q93] + [.G185]*[.Q94] + [.G186]*[.Q95] + [.G187]*[.Q96] + [.G188]*[.Q97] + [.G189]*[.Q98] + [.G190]*[.Q99] + [.G191]*[.Q100] + [.G192]*[.Q101] + [.G193]*[.Q102] + [.G194]*[.Q103] + [.G195]*[.Q104] + [.G196]*[.Q105] )" office:value-type="float" office:value="0.221874372084446" calcext:value-type="float">
            <text:p>0.221874372084446</text:p>
          </table:table-cell>
          <table:table-cell table:number-columns-repeated="8"/>
          <table:table-cell table:style-name="ce33" office:value-type="float" office:value="0.0181166367680726" calcext:value-type="float">
            <text:p>0.01811663676807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3425414523046" calcext:value-type="float">
            <text:p>-0.483425414523046</text:p>
          </table:table-cell>
          <table:table-cell table:style-name="ce25" table:formula="of:=TANH( [.G176]*[.Q106] + [.G177]*[.Q107] + [.G178]*[.Q108] + [.G179]*[.Q109] + [.G180]*[.Q110] + [.G181]*[.Q111] + [.G182]*[.Q112] + [.G183]*[.Q113] + [.G184]*[.Q114] + [.G185]*[.Q115] + [.G186]*[.Q116] + [.G187]*[.Q117] + [.G188]*[.Q118] + [.G189]*[.Q119] + [.G190]*[.Q120] + [.G191]*[.Q121] + [.G192]*[.Q122] + [.G193]*[.Q123] + [.G194]*[.Q124] + [.G195]*[.Q125] + [.G196]*[.Q126] )" office:value-type="float" office:value="0.28545434480578" calcext:value-type="float">
            <text:p>0.28545434480578</text:p>
          </table:table-cell>
          <table:table-cell table:number-columns-repeated="8"/>
          <table:table-cell table:style-name="ce33" office:value-type="float" office:value="-0.107956307675386" calcext:value-type="float">
            <text:p>-0.10795630767538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2989772646797" calcext:value-type="float">
            <text:p>-0.482989772646797</text:p>
          </table:table-cell>
          <table:table-cell table:style-name="ce25" table:formula="of:=TANH( [.G176]*[.Q127] + [.G177]*[.Q128] + [.G178]*[.Q129] + [.G179]*[.Q130] + [.G180]*[.Q131] + [.G181]*[.Q132] + [.G182]*[.Q133] + [.G183]*[.Q134] + [.G184]*[.Q135] + [.G185]*[.Q136] + [.G186]*[.Q137] + [.G187]*[.Q138] + [.G188]*[.Q139] + [.G189]*[.Q140] + [.G190]*[.Q141] + [.G191]*[.Q142] + [.G192]*[.Q143] + [.G193]*[.Q144] + [.G194]*[.Q145] + [.G195]*[.Q146] + [.G196]*[.Q147] )" office:value-type="float" office:value="0.196391339862922" calcext:value-type="float">
            <text:p>0.196391339862922</text:p>
          </table:table-cell>
          <table:table-cell table:number-columns-repeated="8"/>
          <table:table-cell table:style-name="ce33" office:value-type="float" office:value="0.00200301546673115" calcext:value-type="float">
            <text:p>0.00200301546673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4523451291362" calcext:value-type="float">
            <text:p>-0.474523451291362</text:p>
          </table:table-cell>
          <table:table-cell table:style-name="ce25" table:formula="of:=TANH( [.G176]*[.Q148] + [.G177]*[.Q149] + [.G178]*[.Q150] + [.G179]*[.Q151] + [.G180]*[.Q152] + [.G181]*[.Q153] + [.G182]*[.Q154] + [.G183]*[.Q155] + [.G184]*[.Q156] + [.G185]*[.Q157] + [.G186]*[.Q158] + [.G187]*[.Q159] + [.G188]*[.Q160] + [.G189]*[.Q161] + [.G190]*[.Q162] + [.G191]*[.Q163] + [.G192]*[.Q164] + [.G193]*[.Q165] + [.G194]*[.Q166] + [.G195]*[.Q167] + [.G196]*[.Q168] )" office:value-type="float" office:value="-0.253643587908664" calcext:value-type="float">
            <text:p>-0.253643587908664</text:p>
          </table:table-cell>
          <table:table-cell table:number-columns-repeated="8"/>
          <table:table-cell table:style-name="ce33" office:value-type="float" office:value="0.00380844716612378" calcext:value-type="float">
            <text:p>0.00380844716612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6471821665038" calcext:value-type="float">
            <text:p>-0.476471821665038</text:p>
          </table:table-cell>
          <table:table-cell table:style-name="ce25" table:formula="of:=TANH( [.G176]*[.Q169] + [.G177]*[.Q170] + [.G178]*[.Q171] + [.G179]*[.Q172] + [.G180]*[.Q173] + [.G181]*[.Q174] + [.G182]*[.Q175] + [.G183]*[.Q176] + [.G184]*[.Q177] + [.G185]*[.Q178] + [.G186]*[.Q179] + [.G187]*[.Q180] + [.G188]*[.Q181] + [.G189]*[.Q182] + [.G190]*[.Q183] + [.G191]*[.Q184] + [.G192]*[.Q185] + [.G193]*[.Q186] + [.G194]*[.Q187] + [.G195]*[.Q188] + [.G196]*[.Q189] )" office:value-type="float" office:value="0.0300390348361651" calcext:value-type="float">
            <text:p>0.030039034836165</text:p>
          </table:table-cell>
          <table:table-cell table:number-columns-repeated="8"/>
          <table:table-cell table:style-name="ce33" office:value-type="float" office:value="-0.0317076504420202" calcext:value-type="float">
            <text:p>-0.0317076504420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335221755124" calcext:value-type="float">
            <text:p>-0.467335221755124</text:p>
          </table:table-cell>
          <table:table-cell table:style-name="ce25" table:formula="of:=TANH( [.G176]*[.Q190] + [.G177]*[.Q191] + [.G178]*[.Q192] + [.G179]*[.Q193] + [.G180]*[.Q194] + [.G181]*[.Q195] + [.G182]*[.Q196] + [.G183]*[.Q197] + [.G184]*[.Q198] + [.G185]*[.Q199] + [.G186]*[.Q200] + [.G187]*[.Q201] + [.G188]*[.Q202] + [.G189]*[.Q203] + [.G190]*[.Q204] + [.G191]*[.Q205] + [.G192]*[.Q206] + [.G193]*[.Q207] + [.G194]*[.Q208] + [.G195]*[.Q209] + [.G196]*[.Q210] )" office:value-type="float" office:value="-0.0175358930690166" calcext:value-type="float">
            <text:p>-0.017535893069017</text:p>
          </table:table-cell>
          <table:table-cell table:number-columns-repeated="8"/>
          <table:table-cell table:style-name="ce33" office:value-type="float" office:value="-0.00658137879520712" calcext:value-type="float">
            <text:p>-0.00658137879520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196086438734" calcext:value-type="float">
            <text:p>-0.47196086438734</text:p>
          </table:table-cell>
          <table:table-cell table:style-name="ce25" table:formula="of:=TANH( [.G176]*[.Q211] + [.G177]*[.Q212] + [.G178]*[.Q213] + [.G179]*[.Q214] + [.G180]*[.Q215] + [.G181]*[.Q216] + [.G182]*[.Q217] + [.G183]*[.Q218] + [.G184]*[.Q219] + [.G185]*[.Q220] + [.G186]*[.Q221] + [.G187]*[.Q222] + [.G188]*[.Q223] + [.G189]*[.Q224] + [.G190]*[.Q225] + [.G191]*[.Q226] + [.G192]*[.Q227] + [.G193]*[.Q228] + [.G194]*[.Q229] + [.G195]*[.Q230] + [.G196]*[.Q231] )" office:value-type="float" office:value="0.707059567904883" calcext:value-type="float">
            <text:p>0.707059567904883</text:p>
          </table:table-cell>
          <table:table-cell table:number-columns-repeated="8"/>
          <table:table-cell table:style-name="ce33" office:value-type="float" office:value="-0.0000362219147131223" calcext:value-type="float">
            <text:p>-3.62219147131223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155232648321" calcext:value-type="float">
            <text:p>-0.467155232648321</text:p>
          </table:table-cell>
          <table:table-cell table:style-name="ce25" table:formula="of:=TANH( [.G176]*[.Q232] + [.G177]*[.Q233] + [.G178]*[.Q234] + [.G179]*[.Q235] + [.G180]*[.Q236] + [.G181]*[.Q237] + [.G182]*[.Q238] + [.G183]*[.Q239] + [.G184]*[.Q240] + [.G185]*[.Q241] + [.G186]*[.Q242] + [.G187]*[.Q243] + [.G188]*[.Q244] + [.G189]*[.Q245] + [.G190]*[.Q246] + [.G191]*[.Q247] + [.G192]*[.Q248] + [.G193]*[.Q249] + [.G194]*[.Q250] + [.G195]*[.Q251] + [.G196]*[.Q252] )" office:value-type="float" office:value="-0.986548189103784" calcext:value-type="float">
            <text:p>-0.986548189103784</text:p>
          </table:table-cell>
          <table:table-cell table:number-columns-repeated="8"/>
          <table:table-cell table:style-name="ce33" office:value-type="float" office:value="0.0192926286008707" calcext:value-type="float">
            <text:p>0.01929262860087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7980241815981" calcext:value-type="float">
            <text:p>-0.457980241815981</text:p>
          </table:table-cell>
          <table:table-cell table:style-name="ce25" table:formula="of:=TANH( [.G176]*[.Q253] + [.G177]*[.Q254] + [.G178]*[.Q255] + [.G179]*[.Q256] + [.G180]*[.Q257] + [.G181]*[.Q258] + [.G182]*[.Q259] + [.G183]*[.Q260] + [.G184]*[.Q261] + [.G185]*[.Q262] + [.G186]*[.Q263] + [.G187]*[.Q264] + [.G188]*[.Q265] + [.G189]*[.Q266] + [.G190]*[.Q267] + [.G191]*[.Q268] + [.G192]*[.Q269] + [.G193]*[.Q270] + [.G194]*[.Q271] + [.G195]*[.Q272] + [.G196]*[.Q273] )" office:value-type="float" office:value="-0.761726612927969" calcext:value-type="float">
            <text:p>-0.761726612927969</text:p>
          </table:table-cell>
          <table:table-cell table:number-columns-repeated="8"/>
          <table:table-cell table:style-name="ce33" office:value-type="float" office:value="0.00000584439506286751" calcext:value-type="float">
            <text:p>5.84439506286751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0538118019067" calcext:value-type="float">
            <text:p>-0.450538118019067</text:p>
          </table:table-cell>
          <table:table-cell table:style-name="ce25" table:formula="of:=TANH( [.G176]*[.Q274] + [.G177]*[.Q275] + [.G178]*[.Q276] + [.G179]*[.Q277] + [.G180]*[.Q278] + [.G181]*[.Q279] + [.G182]*[.Q280] + [.G183]*[.Q281] + [.G184]*[.Q282] + [.G185]*[.Q283] + [.G186]*[.Q284] + [.G187]*[.Q285] + [.G188]*[.Q286] + [.G189]*[.Q287] + [.G190]*[.Q288] + [.G191]*[.Q289] + [.G192]*[.Q290] + [.G193]*[.Q291] + [.G194]*[.Q292] + [.G195]*[.Q293] + [.G196]*[.Q294] )" office:value-type="float" office:value="0.424866908171369" calcext:value-type="float">
            <text:p>0.424866908171369</text:p>
          </table:table-cell>
          <table:table-cell table:number-columns-repeated="8"/>
          <table:table-cell table:style-name="ce33" office:value-type="float" office:value="0.00000076051250819936" calcext:value-type="float">
            <text:p>7.60512508199361E-0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46738057025572" calcext:value-type="float">
            <text:p>-0.446738057025572</text:p>
          </table:table-cell>
          <table:table-cell table:style-name="ce25" table:formula="of:=TANH( [.G176]*[.Q295] + [.G177]*[.Q296] + [.G178]*[.Q297] + [.G179]*[.Q298] + [.G180]*[.Q299] + [.G181]*[.Q300] + [.G182]*[.Q301] + [.G183]*[.Q302] + [.G184]*[.Q303] + [.G185]*[.Q304] + [.G186]*[.Q305] + [.G187]*[.Q306] + [.G188]*[.Q307] + [.G189]*[.Q308] + [.G190]*[.Q309] + [.G191]*[.Q310] + [.G192]*[.Q311] + [.G193]*[.Q312] + [.G194]*[.Q313] + [.G195]*[.Q314] + [.G196]*[.Q315] )" office:value-type="float" office:value="-0.962265673172522" calcext:value-type="float">
            <text:p>-0.962265673172522</text:p>
          </table:table-cell>
          <table:table-cell table:number-columns-repeated="8"/>
          <table:table-cell table:style-name="ce33" office:value-type="float" office:value="-0.00000007025907435909" calcext:value-type="float">
            <text:p>-7.02590743590909E-0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4009569154839" calcext:value-type="float">
            <text:p>-0.434009569154839</text:p>
          </table:table-cell>
          <table:table-cell table:style-name="ce25" table:formula="of:=TANH( [.G176]*[.Q316] + [.G177]*[.Q317] + [.G178]*[.Q318] + [.G179]*[.Q319] + [.G180]*[.Q320] + [.G181]*[.Q321] + [.G182]*[.Q322] + [.G183]*[.Q323] + [.G184]*[.Q324] + [.G185]*[.Q325] + [.G186]*[.Q326] + [.G187]*[.Q327] + [.G188]*[.Q328] + [.G189]*[.Q329] + [.G190]*[.Q330] + [.G191]*[.Q331] + [.G192]*[.Q332] + [.G193]*[.Q333] + [.G194]*[.Q334] + [.G195]*[.Q335] + [.G196]*[.Q336] )" office:value-type="float" office:value="0.0147471054337953" calcext:value-type="float">
            <text:p>0.014747105433795</text:p>
          </table:table-cell>
          <table:table-cell table:number-columns-repeated="8"/>
          <table:table-cell table:style-name="ce33" office:value-type="float" office:value="0.00502726247166365" calcext:value-type="float">
            <text:p>0.00502726247166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381802645428" calcext:value-type="float">
            <text:p>-0.42381802645428</text:p>
          </table:table-cell>
          <table:table-cell table:style-name="ce25" table:formula="of:=TANH( [.G176]*[.Q337] + [.G177]*[.Q338] + [.G178]*[.Q339] + [.G179]*[.Q340] + [.G180]*[.Q341] + [.G181]*[.Q342] + [.G182]*[.Q343] + [.G183]*[.Q344] + [.G184]*[.Q345] + [.G185]*[.Q346] + [.G186]*[.Q347] + [.G187]*[.Q348] + [.G188]*[.Q349] + [.G189]*[.Q350] + [.G190]*[.Q351] + [.G191]*[.Q352] + [.G192]*[.Q353] + [.G193]*[.Q354] + [.G194]*[.Q355] + [.G195]*[.Q356] + [.G196]*[.Q357] )" office:value-type="float" office:value="0.407841145227302" calcext:value-type="float">
            <text:p>0.407841145227302</text:p>
          </table:table-cell>
          <table:table-cell table:number-columns-repeated="8"/>
          <table:table-cell table:style-name="ce33" office:value-type="float" office:value="-0.00000918752576638988" calcext:value-type="float">
            <text:p>-9.18752576638988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196290578665" calcext:value-type="float">
            <text:p>-0.41196290578665</text:p>
          </table:table-cell>
          <table:table-cell table:style-name="ce25" table:formula="of:=TANH( [.G176]*[.Q358] + [.G177]*[.Q359] + [.G178]*[.Q360] + [.G179]*[.Q361] + [.G180]*[.Q362] + [.G181]*[.Q363] + [.G182]*[.Q364] + [.G183]*[.Q365] + [.G184]*[.Q366] + [.G185]*[.Q367] + [.G186]*[.Q368] + [.G187]*[.Q369] + [.G188]*[.Q370] + [.G189]*[.Q371] + [.G190]*[.Q372] + [.G191]*[.Q373] + [.G192]*[.Q374] + [.G193]*[.Q375] + [.G194]*[.Q376] + [.G195]*[.Q377] + [.G196]*[.Q378] )" office:value-type="float" office:value="0.0521175599272078" calcext:value-type="float">
            <text:p>0.052117559927208</text:p>
          </table:table-cell>
          <table:table-cell table:number-columns-repeated="8"/>
          <table:table-cell table:style-name="ce33" office:value-type="float" office:value="0.000761249525193467" calcext:value-type="float">
            <text:p>0.00076124952519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1408438414586" calcext:value-type="float">
            <text:p>-0.431408438414586</text:p>
          </table:table-cell>
          <table:table-cell table:style-name="ce25" table:formula="of:=TANH( [.G176]*[.Q379] + [.G177]*[.Q380] + [.G178]*[.Q381] + [.G179]*[.Q382] + [.G180]*[.Q383] + [.G181]*[.Q384] + [.G182]*[.Q385] + [.G183]*[.Q386] + [.G184]*[.Q387] + [.G185]*[.Q388] + [.G186]*[.Q389] + [.G187]*[.Q390] + [.G188]*[.Q391] + [.G189]*[.Q392] + [.G190]*[.Q393] + [.G191]*[.Q394] + [.G192]*[.Q395] + [.G193]*[.Q396] + [.G194]*[.Q397] + [.G195]*[.Q398] + [.G196]*[.Q399] )" office:value-type="float" office:value="-0.508175158624319" calcext:value-type="float">
            <text:p>-0.508175158624319</text:p>
          </table:table-cell>
          <table:table-cell table:number-columns-repeated="8"/>
          <table:table-cell table:style-name="ce33" office:value-type="float" office:value="-0.0000952001519658499" calcext:value-type="float">
            <text:p>-9.52001519658499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6496014540574" calcext:value-type="float">
            <text:p>-0.436496014540574</text:p>
          </table:table-cell>
          <table:table-cell table:style-name="ce25" table:formula="of:=TANH( [.G176]*[.Q400] + [.G177]*[.Q401] + [.G178]*[.Q402] + [.G179]*[.Q403] + [.G180]*[.Q404] + [.G181]*[.Q405] + [.G182]*[.Q406] + [.G183]*[.Q407] + [.G184]*[.Q408] + [.G185]*[.Q409] + [.G186]*[.Q410] + [.G187]*[.Q411] + [.G188]*[.Q412] + [.G189]*[.Q413] + [.G190]*[.Q414] + [.G191]*[.Q415] + [.G192]*[.Q416] + [.G193]*[.Q417] + [.G194]*[.Q418] + [.G195]*[.Q419] + [.G196]*[.Q420] )" office:value-type="float" office:value="0.0334355441807654" calcext:value-type="float">
            <text:p>0.033435544180765</text:p>
          </table:table-cell>
          <table:table-cell table:number-columns-repeated="8"/>
          <table:table-cell table:style-name="ce33" office:value-type="float" office:value="-0.000400713919958128" calcext:value-type="float">
            <text:p>-0.00040071391995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176]*[.Q421] + [.G177]*[.Q422] + [.G178]*[.Q423] + [.G179]*[.Q424] + [.G180]*[.Q425] + [.G181]*[.Q426] + [.G182]*[.Q427] + [.G183]*[.Q428] + [.G184]*[.Q429] + [.G185]*[.Q430] + [.G186]*[.Q431] + [.G187]*[.Q432] + [.G188]*[.Q433] + [.G189]*[.Q434] + [.G190]*[.Q435] + [.G191]*[.Q436] + [.G192]*[.Q437] + [.G193]*[.Q438] + [.G194]*[.Q439] + [.G195]*[.Q440] + [.G196]*[.Q441] )" office:value-type="float" office:value="0.688468662982134" calcext:value-type="float">
            <text:p>0.688468662982134</text:p>
          </table:table-cell>
          <table:table-cell table:number-columns-repeated="8"/>
          <table:table-cell table:style-name="ce33" office:value-type="float" office:value="0.0000002779999327005" calcext:value-type="float">
            <text:p>2.77999932700496E-0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176]*[.Q442] + [.G177]*[.Q443] + [.G178]*[.Q444] + [.G179]*[.Q445] + [.G180]*[.Q446] + [.G181]*[.Q447] + [.G182]*[.Q448] + [.G183]*[.Q449] + [.G184]*[.Q450] + [.G185]*[.Q451] + [.G186]*[.Q452] + [.G187]*[.Q453] + [.G188]*[.Q454] + [.G189]*[.Q455] + [.G190]*[.Q456] + [.G191]*[.Q457] + [.G192]*[.Q458] + [.G193]*[.Q459] + [.G194]*[.Q460] + [.G195]*[.Q461] + [.G196]*[.Q462] )" office:value-type="float" office:value="-0.21006452738669" calcext:value-type="float">
            <text:p>-0.21006452738669</text:p>
          </table:table-cell>
          <table:table-cell table:number-columns-repeated="8"/>
          <table:table-cell table:style-name="ce33" office:value-type="float" office:value="0.00127384112554645" calcext:value-type="float">
            <text:p>0.00127384112554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176]*[.Q463] + [.G177]*[.Q464] + [.G178]*[.Q465] + [.G179]*[.Q466] + [.G180]*[.Q467] + [.G181]*[.Q468] + [.G182]*[.Q469] + [.G183]*[.Q470] + [.G184]*[.Q471] + [.G185]*[.Q472] + [.G186]*[.Q473] + [.G187]*[.Q474] + [.G188]*[.Q475] + [.G189]*[.Q476] + [.G190]*[.Q477] + [.G191]*[.Q478] + [.G192]*[.Q479] + [.G193]*[.Q480] + [.G194]*[.Q481] + [.G195]*[.Q482] + [.G196]*[.Q483] )" office:value-type="float" office:value="-0.536622816497147" calcext:value-type="float">
            <text:p>-0.536622816497147</text:p>
          </table:table-cell>
          <table:table-cell table:number-columns-repeated="8"/>
          <table:table-cell table:style-name="ce33" office:value-type="float" office:value="0.0120925686466272" calcext:value-type="float">
            <text:p>0.01209256864662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33" office:value-type="float" office:value="-0.000842366621732692" calcext:value-type="float">
            <text:p>-0.000842366621733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6"/>
          <table:table-cell table:style-name="ce33" office:value-type="float" office:value="0.0227603024784454" calcext:value-type="float">
            <text:p>0.02276030247844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6191720845143" calcext:value-type="float">
            <text:p>-0.486191720845143</text:p>
          </table:table-cell>
          <table:table-cell table:style-name="ce25" table:formula="of:=TANH( [.G201]*[.Q1] + [.G202]*[.Q2] + [.G203]*[.Q3] + [.G204]*[.Q4] + [.G205]*[.Q5] + [.G206]*[.Q6] + [.G207]*[.Q7] + [.G208]*[.Q8] + [.G209]*[.Q9] + [.G210]*[.Q10] + [.G211]*[.Q11] + [.G212]*[.Q12] + [.G213]*[.Q13] + [.G214]*[.Q14] + [.G215]*[.Q15] + [.G216]*[.Q16] + [.G217]*[.Q17] + [.G218]*[.Q18] + [.G219]*[.Q19] + [.G220]*[.Q20] + [.G221]*[.Q21] )" office:value-type="float" office:value="0.00687741766030182" calcext:value-type="float">
            <text:p>0.006877417660302</text:p>
          </table:table-cell>
          <table:table-cell table:style-name="ce28" table:formula="of:=TANH( [.H201]*[.S1] + [.H202]*[.S2] + [.H203]*[.S3] + [.H204]*[.S4] + [.H205]*[.S5] + [.H206]*[.S6] + [.H207]*[.S7] + [.H208]*[.S8] + [.H209]*[.S9] + [.H210]*[.S10] + [.H211]*[.S11] + [.H212]*[.S12] + [.H213]*[.S13] + [.H214]*[.S14] + [.H215]*[.S15] + [.H216]*[.S16] + [.H217]*[.S17] + [.H218]*[.S18] + [.H219]*[.S19] + [.H220]*[.S20] + [.H221]*[.S21] + [.H222]*[.S22] + [.H223]*[.S23] + [.H224]*[.S24] )" office:value-type="float" office:value="-0.420783512349795" calcext:value-type="float">
            <text:p>-0.420783512349795</text:p>
          </table:table-cell>
          <table:table-cell table:style-name="ce29" office:value-type="float" office:value="-0.42490498557306" calcext:value-type="float">
            <text:p>-0.42490498557306</text:p>
          </table:table-cell>
          <table:table-cell table:style-name="ce30" table:formula="of:= ([.J202]-[.I202]) * ([.J202]-[.I202])" office:value-type="float" office:value="0.0000169865415300923" calcext:value-type="float">
            <text:p>1.69865415300923E-05</text:p>
          </table:table-cell>
          <table:table-cell table:number-columns-repeated="5"/>
          <table:table-cell table:style-name="ce33" office:value-type="float" office:value="0.00256350042076315" calcext:value-type="float">
            <text:p>0.00256350042076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5220718176893" calcext:value-type="float">
            <text:p>-0.485220718176893</text:p>
          </table:table-cell>
          <table:table-cell table:style-name="ce25" table:formula="of:=TANH( [.G201]*[.Q22] + [.G202]*[.Q23] + [.G203]*[.Q24] + [.G204]*[.Q25] + [.G205]*[.Q26] + [.G206]*[.Q27] + [.G207]*[.Q28] + [.G208]*[.Q29] + [.G209]*[.Q30] + [.G210]*[.Q31] + [.G211]*[.Q32] + [.G212]*[.Q33] + [.G213]*[.Q34] + [.G214]*[.Q35] + [.G215]*[.Q36] + [.G216]*[.Q37] + [.G217]*[.Q38] + [.G218]*[.Q39] + [.G219]*[.Q40] + [.G220]*[.Q41] + [.G221]*[.Q42] )" office:value-type="float" office:value="0.0203552868237763" calcext:value-type="float">
            <text:p>0.020355286823776</text:p>
          </table:table-cell>
          <table:table-cell table:style-name="ce28" table:formula="of:=TANH( [.H201]*[.S25] + [.H202]*[.S26] + [.H203]*[.S27] + [.H204]*[.S28] + [.H205]*[.S29] + [.H206]*[.S30] + [.H207]*[.S31] + [.H208]*[.S32] + [.H209]*[.S33] + [.H210]*[.S34] + [.H211]*[.S35] + [.H212]*[.S36] + [.H213]*[.S37] + [.H214]*[.S38] + [.H215]*[.S39] + [.H216]*[.S40] + [.H217]*[.S41] + [.H218]*[.S42] + [.H219]*[.S43] + [.H220]*[.S44] + [.H221]*[.S45] + [.H222]*[.S46] + [.H223]*[.S47] + [.H224]*[.S48] )" office:value-type="float" office:value="-0.402176105224819" calcext:value-type="float">
            <text:p>-0.402176105224819</text:p>
          </table:table-cell>
          <table:table-cell table:style-name="ce29" office:value-type="float" office:value="-0.419556031967013" calcext:value-type="float">
            <text:p>-0.419556031967013</text:p>
          </table:table-cell>
          <table:table-cell table:style-name="ce30" table:formula="of:= ([.J203]-[.I203]) * ([.J203]-[.I203])" office:value-type="float" office:value="0.000302061853564056" calcext:value-type="float">
            <text:p>0.000302061853564</text:p>
          </table:table-cell>
          <table:table-cell table:number-columns-repeated="5"/>
          <table:table-cell table:style-name="ce33" office:value-type="float" office:value="0.000290782880350903" calcext:value-type="float">
            <text:p>0.00029078288035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3393245281104" calcext:value-type="float">
            <text:p>-0.483393245281104</text:p>
          </table:table-cell>
          <table:table-cell table:style-name="ce25" table:formula="of:=TANH( [.G201]*[.Q43] + [.G202]*[.Q44] + [.G203]*[.Q45] + [.G204]*[.Q46] + [.G205]*[.Q47] + [.G206]*[.Q48] + [.G207]*[.Q49] + [.G208]*[.Q50] + [.G209]*[.Q51] + [.G210]*[.Q52] + [.G211]*[.Q53] + [.G212]*[.Q54] + [.G213]*[.Q55] + [.G214]*[.Q56] + [.G215]*[.Q57] + [.G216]*[.Q58] + [.G217]*[.Q59] + [.G218]*[.Q60] + [.G219]*[.Q61] + [.G220]*[.Q62] + [.G221]*[.Q63] )" office:value-type="float" office:value="0.978265854426672" calcext:value-type="float">
            <text:p>0.978265854426672</text:p>
          </table:table-cell>
          <table:table-cell table:style-name="ce28" table:formula="of:=TANH( [.H201]*[.S49] + [.H202]*[.S50] + [.H203]*[.S51] + [.H204]*[.S52] + [.H205]*[.S53] + [.H206]*[.S54] + [.H207]*[.S55] + [.H208]*[.S56] + [.H209]*[.S57] + [.H210]*[.S58] + [.H211]*[.S59] + [.H212]*[.S60] + [.H213]*[.S61] + [.H214]*[.S62] + [.H215]*[.S63] + [.H216]*[.S64] + [.H217]*[.S65] + [.H218]*[.S66] + [.H219]*[.S67] + [.H220]*[.S68] + [.H221]*[.S69] + [.H222]*[.S70] + [.H223]*[.S71] + [.H224]*[.S72] )" office:value-type="float" office:value="-0.425938459337117" calcext:value-type="float">
            <text:p>-0.425938459337117</text:p>
          </table:table-cell>
          <table:table-cell table:style-name="ce29" office:value-type="float" office:value="-0.415118339516626" calcext:value-type="float">
            <text:p>-0.415118339516626</text:p>
          </table:table-cell>
          <table:table-cell table:style-name="ce30" table:formula="of:= ([.J204]-[.I204]) * ([.J204]-[.I204])" office:value-type="float" office:value="0.000117074992929771" calcext:value-type="float">
            <text:p>0.00011707499293</text:p>
          </table:table-cell>
          <table:table-cell table:number-columns-repeated="5"/>
          <table:table-cell table:style-name="ce33" office:value-type="float" office:value="-0.00000042341714823348" calcext:value-type="float">
            <text:p>-4.23417148233474E-0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4044562523636" calcext:value-type="float">
            <text:p>-0.484044562523636</text:p>
          </table:table-cell>
          <table:table-cell table:style-name="ce25" table:formula="of:=TANH( [.G201]*[.Q64] + [.G202]*[.Q65] + [.G203]*[.Q66] + [.G204]*[.Q67] + [.G205]*[.Q68] + [.G206]*[.Q69] + [.G207]*[.Q70] + [.G208]*[.Q71] + [.G209]*[.Q72] + [.G210]*[.Q73] + [.G211]*[.Q74] + [.G212]*[.Q75] + [.G213]*[.Q76] + [.G214]*[.Q77] + [.G215]*[.Q78] + [.G216]*[.Q79] + [.G217]*[.Q80] + [.G218]*[.Q81] + [.G219]*[.Q82] + [.G220]*[.Q83] + [.G221]*[.Q84] )" office:value-type="float" office:value="-0.122002157822555" calcext:value-type="float">
            <text:p>-0.122002157822555</text:p>
          </table:table-cell>
          <table:table-cell table:number-columns-repeated="8"/>
          <table:table-cell table:style-name="ce33" office:value-type="float" office:value="-0.00000752801782609079" calcext:value-type="float">
            <text:p>-7.52801782609079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3425414523046" calcext:value-type="float">
            <text:p>-0.483425414523046</text:p>
          </table:table-cell>
          <table:table-cell table:style-name="ce25" table:formula="of:=TANH( [.G201]*[.Q85] + [.G202]*[.Q86] + [.G203]*[.Q87] + [.G204]*[.Q88] + [.G205]*[.Q89] + [.G206]*[.Q90] + [.G207]*[.Q91] + [.G208]*[.Q92] + [.G209]*[.Q93] + [.G210]*[.Q94] + [.G211]*[.Q95] + [.G212]*[.Q96] + [.G213]*[.Q97] + [.G214]*[.Q98] + [.G215]*[.Q99] + [.G216]*[.Q100] + [.G217]*[.Q101] + [.G218]*[.Q102] + [.G219]*[.Q103] + [.G220]*[.Q104] + [.G221]*[.Q105] )" office:value-type="float" office:value="0.224253166364571" calcext:value-type="float">
            <text:p>0.224253166364571</text:p>
          </table:table-cell>
          <table:table-cell table:number-columns-repeated="8"/>
          <table:table-cell table:style-name="ce33" office:value-type="float" office:value="-0.00585292772765022" calcext:value-type="float">
            <text:p>-0.0058529277276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2989772646797" calcext:value-type="float">
            <text:p>-0.482989772646797</text:p>
          </table:table-cell>
          <table:table-cell table:style-name="ce25" table:formula="of:=TANH( [.G201]*[.Q106] + [.G202]*[.Q107] + [.G203]*[.Q108] + [.G204]*[.Q109] + [.G205]*[.Q110] + [.G206]*[.Q111] + [.G207]*[.Q112] + [.G208]*[.Q113] + [.G209]*[.Q114] + [.G210]*[.Q115] + [.G211]*[.Q116] + [.G212]*[.Q117] + [.G213]*[.Q118] + [.G214]*[.Q119] + [.G215]*[.Q120] + [.G216]*[.Q121] + [.G217]*[.Q122] + [.G218]*[.Q123] + [.G219]*[.Q124] + [.G220]*[.Q125] + [.G221]*[.Q126] )" office:value-type="float" office:value="0.285857434781639" calcext:value-type="float">
            <text:p>0.285857434781639</text:p>
          </table:table-cell>
          <table:table-cell table:number-columns-repeated="8"/>
          <table:table-cell table:style-name="ce33" office:value-type="float" office:value="-0.000739531723486588" calcext:value-type="float">
            <text:p>-0.00073953172348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4523451291362" calcext:value-type="float">
            <text:p>-0.474523451291362</text:p>
          </table:table-cell>
          <table:table-cell table:style-name="ce25" table:formula="of:=TANH( [.G201]*[.Q127] + [.G202]*[.Q128] + [.G203]*[.Q129] + [.G204]*[.Q130] + [.G205]*[.Q131] + [.G206]*[.Q132] + [.G207]*[.Q133] + [.G208]*[.Q134] + [.G209]*[.Q135] + [.G210]*[.Q136] + [.G211]*[.Q137] + [.G212]*[.Q138] + [.G213]*[.Q139] + [.G214]*[.Q140] + [.G215]*[.Q141] + [.G216]*[.Q142] + [.G217]*[.Q143] + [.G218]*[.Q144] + [.G219]*[.Q145] + [.G220]*[.Q146] + [.G221]*[.Q147] )" office:value-type="float" office:value="0.199141979526439" calcext:value-type="float">
            <text:p>0.199141979526439</text:p>
          </table:table-cell>
          <table:table-cell table:number-columns-repeated="8"/>
          <table:table-cell table:style-name="ce33" office:value-type="float" office:value="0.00000054889584537428" calcext:value-type="float">
            <text:p>5.48895845374283E-0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6471821665038" calcext:value-type="float">
            <text:p>-0.476471821665038</text:p>
          </table:table-cell>
          <table:table-cell table:style-name="ce25" table:formula="of:=TANH( [.G201]*[.Q148] + [.G202]*[.Q149] + [.G203]*[.Q150] + [.G204]*[.Q151] + [.G205]*[.Q152] + [.G206]*[.Q153] + [.G207]*[.Q154] + [.G208]*[.Q155] + [.G209]*[.Q156] + [.G210]*[.Q157] + [.G211]*[.Q158] + [.G212]*[.Q159] + [.G213]*[.Q160] + [.G214]*[.Q161] + [.G215]*[.Q162] + [.G216]*[.Q163] + [.G217]*[.Q164] + [.G218]*[.Q165] + [.G219]*[.Q166] + [.G220]*[.Q167] + [.G221]*[.Q168] )" office:value-type="float" office:value="-0.253598372416063" calcext:value-type="float">
            <text:p>-0.253598372416063</text:p>
          </table:table-cell>
          <table:table-cell table:number-columns-repeated="8"/>
          <table:table-cell table:style-name="ce33" office:value-type="float" office:value="-0.000301516308660437" calcext:value-type="float">
            <text:p>-0.0003015163086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335221755124" calcext:value-type="float">
            <text:p>-0.467335221755124</text:p>
          </table:table-cell>
          <table:table-cell table:style-name="ce25" table:formula="of:=TANH( [.G201]*[.Q169] + [.G202]*[.Q170] + [.G203]*[.Q171] + [.G204]*[.Q172] + [.G205]*[.Q173] + [.G206]*[.Q174] + [.G207]*[.Q175] + [.G208]*[.Q176] + [.G209]*[.Q177] + [.G210]*[.Q178] + [.G211]*[.Q179] + [.G212]*[.Q180] + [.G213]*[.Q181] + [.G214]*[.Q182] + [.G215]*[.Q183] + [.G216]*[.Q184] + [.G217]*[.Q185] + [.G218]*[.Q186] + [.G219]*[.Q187] + [.G220]*[.Q188] + [.G221]*[.Q189] )" office:value-type="float" office:value="0.028967742376205" calcext:value-type="float">
            <text:p>0.028967742376205</text:p>
          </table:table-cell>
          <table:table-cell table:number-columns-repeated="8"/>
          <table:table-cell table:style-name="ce33" office:value-type="float" office:value="-0.000201143244002441" calcext:value-type="float">
            <text:p>-0.00020114324400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196086438734" calcext:value-type="float">
            <text:p>-0.47196086438734</text:p>
          </table:table-cell>
          <table:table-cell table:style-name="ce25" table:formula="of:=TANH( [.G201]*[.Q190] + [.G202]*[.Q191] + [.G203]*[.Q192] + [.G204]*[.Q193] + [.G205]*[.Q194] + [.G206]*[.Q195] + [.G207]*[.Q196] + [.G208]*[.Q197] + [.G209]*[.Q198] + [.G210]*[.Q199] + [.G211]*[.Q200] + [.G212]*[.Q201] + [.G213]*[.Q202] + [.G214]*[.Q203] + [.G215]*[.Q204] + [.G216]*[.Q205] + [.G217]*[.Q206] + [.G218]*[.Q207] + [.G219]*[.Q208] + [.G220]*[.Q209] + [.G221]*[.Q210] )" office:value-type="float" office:value="-0.0173523539871201" calcext:value-type="float">
            <text:p>-0.01735235398712</text:p>
          </table:table-cell>
          <table:table-cell table:number-columns-repeated="8"/>
          <table:table-cell table:style-name="ce33" office:value-type="float" office:value="0.00559642382253957" calcext:value-type="float">
            <text:p>0.0055964238225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155232648321" calcext:value-type="float">
            <text:p>-0.467155232648321</text:p>
          </table:table-cell>
          <table:table-cell table:style-name="ce25" table:formula="of:=TANH( [.G201]*[.Q211] + [.G202]*[.Q212] + [.G203]*[.Q213] + [.G204]*[.Q214] + [.G205]*[.Q215] + [.G206]*[.Q216] + [.G207]*[.Q217] + [.G208]*[.Q218] + [.G209]*[.Q219] + [.G210]*[.Q220] + [.G211]*[.Q221] + [.G212]*[.Q222] + [.G213]*[.Q223] + [.G214]*[.Q224] + [.G215]*[.Q225] + [.G216]*[.Q226] + [.G217]*[.Q227] + [.G218]*[.Q228] + [.G219]*[.Q229] + [.G220]*[.Q230] + [.G221]*[.Q231] )" office:value-type="float" office:value="0.702075146389507" calcext:value-type="float">
            <text:p>0.702075146389507</text:p>
          </table:table-cell>
          <table:table-cell table:number-columns-repeated="8"/>
          <table:table-cell table:style-name="ce33" office:value-type="float" office:value="0.00000689121654518932" calcext:value-type="float">
            <text:p>6.89121654518932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7980241815981" calcext:value-type="float">
            <text:p>-0.457980241815981</text:p>
          </table:table-cell>
          <table:table-cell table:style-name="ce25" table:formula="of:=TANH( [.G201]*[.Q232] + [.G202]*[.Q233] + [.G203]*[.Q234] + [.G204]*[.Q235] + [.G205]*[.Q236] + [.G206]*[.Q237] + [.G207]*[.Q238] + [.G208]*[.Q239] + [.G209]*[.Q240] + [.G210]*[.Q241] + [.G211]*[.Q242] + [.G212]*[.Q243] + [.G213]*[.Q244] + [.G214]*[.Q245] + [.G215]*[.Q246] + [.G216]*[.Q247] + [.G217]*[.Q248] + [.G218]*[.Q249] + [.G219]*[.Q250] + [.G220]*[.Q251] + [.G221]*[.Q252] )" office:value-type="float" office:value="-0.987079393422985" calcext:value-type="float">
            <text:p>-0.987079393422985</text:p>
          </table:table-cell>
          <table:table-cell table:number-columns-repeated="8"/>
          <table:table-cell table:style-name="ce33" office:value-type="float" office:value="-0.0000166184761815091" calcext:value-type="float">
            <text:p>-1.66184761815091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0538118019067" calcext:value-type="float">
            <text:p>-0.450538118019067</text:p>
          </table:table-cell>
          <table:table-cell table:style-name="ce25" table:formula="of:=TANH( [.G201]*[.Q253] + [.G202]*[.Q254] + [.G203]*[.Q255] + [.G204]*[.Q256] + [.G205]*[.Q257] + [.G206]*[.Q258] + [.G207]*[.Q259] + [.G208]*[.Q260] + [.G209]*[.Q261] + [.G210]*[.Q262] + [.G211]*[.Q263] + [.G212]*[.Q264] + [.G213]*[.Q265] + [.G214]*[.Q266] + [.G215]*[.Q267] + [.G216]*[.Q268] + [.G217]*[.Q269] + [.G218]*[.Q270] + [.G219]*[.Q271] + [.G220]*[.Q272] + [.G221]*[.Q273] )" office:value-type="float" office:value="-0.763186222730002" calcext:value-type="float">
            <text:p>-0.763186222730002</text:p>
          </table:table-cell>
          <table:table-cell table:number-columns-repeated="8"/>
          <table:table-cell table:style-name="ce33" office:value-type="float" office:value="0.20920545732618" calcext:value-type="float">
            <text:p>0.2092054573261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46738057025572" calcext:value-type="float">
            <text:p>-0.446738057025572</text:p>
          </table:table-cell>
          <table:table-cell table:style-name="ce25" table:formula="of:=TANH( [.G201]*[.Q274] + [.G202]*[.Q275] + [.G203]*[.Q276] + [.G204]*[.Q277] + [.G205]*[.Q278] + [.G206]*[.Q279] + [.G207]*[.Q280] + [.G208]*[.Q281] + [.G209]*[.Q282] + [.G210]*[.Q283] + [.G211]*[.Q284] + [.G212]*[.Q285] + [.G213]*[.Q286] + [.G214]*[.Q287] + [.G215]*[.Q288] + [.G216]*[.Q289] + [.G217]*[.Q290] + [.G218]*[.Q291] + [.G219]*[.Q292] + [.G220]*[.Q293] + [.G221]*[.Q294] )" office:value-type="float" office:value="0.430328727954415" calcext:value-type="float">
            <text:p>0.430328727954415</text:p>
          </table:table-cell>
          <table:table-cell table:number-columns-repeated="8"/>
          <table:table-cell table:style-name="ce33" office:value-type="float" office:value="0.000163014914495866" calcext:value-type="float">
            <text:p>0.00016301491449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4009569154839" calcext:value-type="float">
            <text:p>-0.434009569154839</text:p>
          </table:table-cell>
          <table:table-cell table:style-name="ce25" table:formula="of:=TANH( [.G201]*[.Q295] + [.G202]*[.Q296] + [.G203]*[.Q297] + [.G204]*[.Q298] + [.G205]*[.Q299] + [.G206]*[.Q300] + [.G207]*[.Q301] + [.G208]*[.Q302] + [.G209]*[.Q303] + [.G210]*[.Q304] + [.G211]*[.Q305] + [.G212]*[.Q306] + [.G213]*[.Q307] + [.G214]*[.Q308] + [.G215]*[.Q309] + [.G216]*[.Q310] + [.G217]*[.Q311] + [.G218]*[.Q312] + [.G219]*[.Q313] + [.G220]*[.Q314] + [.G221]*[.Q315] )" office:value-type="float" office:value="-0.961744019422867" calcext:value-type="float">
            <text:p>-0.961744019422867</text:p>
          </table:table-cell>
          <table:table-cell table:number-columns-repeated="8"/>
          <table:table-cell table:style-name="ce33" office:value-type="float" office:value="0.547667465009228" calcext:value-type="float">
            <text:p>0.54766746500922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381802645428" calcext:value-type="float">
            <text:p>-0.42381802645428</text:p>
          </table:table-cell>
          <table:table-cell table:style-name="ce25" table:formula="of:=TANH( [.G201]*[.Q316] + [.G202]*[.Q317] + [.G203]*[.Q318] + [.G204]*[.Q319] + [.G205]*[.Q320] + [.G206]*[.Q321] + [.G207]*[.Q322] + [.G208]*[.Q323] + [.G209]*[.Q324] + [.G210]*[.Q325] + [.G211]*[.Q326] + [.G212]*[.Q327] + [.G213]*[.Q328] + [.G214]*[.Q329] + [.G215]*[.Q330] + [.G216]*[.Q331] + [.G217]*[.Q332] + [.G218]*[.Q333] + [.G219]*[.Q334] + [.G220]*[.Q335] + [.G221]*[.Q336] )" office:value-type="float" office:value="0.0150214723423859" calcext:value-type="float">
            <text:p>0.015021472342386</text:p>
          </table:table-cell>
          <table:table-cell table:number-columns-repeated="8"/>
          <table:table-cell table:style-name="ce33" office:value-type="float" office:value="-0.000560781254743931" calcext:value-type="float">
            <text:p>-0.00056078125474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196290578665" calcext:value-type="float">
            <text:p>-0.41196290578665</text:p>
          </table:table-cell>
          <table:table-cell table:style-name="ce25" table:formula="of:=TANH( [.G201]*[.Q337] + [.G202]*[.Q338] + [.G203]*[.Q339] + [.G204]*[.Q340] + [.G205]*[.Q341] + [.G206]*[.Q342] + [.G207]*[.Q343] + [.G208]*[.Q344] + [.G209]*[.Q345] + [.G210]*[.Q346] + [.G211]*[.Q347] + [.G212]*[.Q348] + [.G213]*[.Q349] + [.G214]*[.Q350] + [.G215]*[.Q351] + [.G216]*[.Q352] + [.G217]*[.Q353] + [.G218]*[.Q354] + [.G219]*[.Q355] + [.G220]*[.Q356] + [.G221]*[.Q357] )" office:value-type="float" office:value="0.407279201156409" calcext:value-type="float">
            <text:p>0.407279201156409</text:p>
          </table:table-cell>
          <table:table-cell table:number-columns-repeated="8"/>
          <table:table-cell table:style-name="ce33" office:value-type="float" office:value="-0.00136309695955574" calcext:value-type="float">
            <text:p>-0.00136309695955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1408438414586" calcext:value-type="float">
            <text:p>-0.431408438414586</text:p>
          </table:table-cell>
          <table:table-cell table:style-name="ce25" table:formula="of:=TANH( [.G201]*[.Q358] + [.G202]*[.Q359] + [.G203]*[.Q360] + [.G204]*[.Q361] + [.G205]*[.Q362] + [.G206]*[.Q363] + [.G207]*[.Q364] + [.G208]*[.Q365] + [.G209]*[.Q366] + [.G210]*[.Q367] + [.G211]*[.Q368] + [.G212]*[.Q369] + [.G213]*[.Q370] + [.G214]*[.Q371] + [.G215]*[.Q372] + [.G216]*[.Q373] + [.G217]*[.Q374] + [.G218]*[.Q375] + [.G219]*[.Q376] + [.G220]*[.Q377] + [.G221]*[.Q378] )" office:value-type="float" office:value="0.0321576241873668" calcext:value-type="float">
            <text:p>0.032157624187367</text:p>
          </table:table-cell>
          <table:table-cell table:number-columns-repeated="8"/>
          <table:table-cell table:style-name="ce33" office:value-type="float" office:value="-0.00000204969312794915" calcext:value-type="float">
            <text:p>-2.04969312794915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6496014540574" calcext:value-type="float">
            <text:p>-0.436496014540574</text:p>
          </table:table-cell>
          <table:table-cell table:style-name="ce25" table:formula="of:=TANH( [.G201]*[.Q379] + [.G202]*[.Q380] + [.G203]*[.Q381] + [.G204]*[.Q382] + [.G205]*[.Q383] + [.G206]*[.Q384] + [.G207]*[.Q385] + [.G208]*[.Q386] + [.G209]*[.Q387] + [.G210]*[.Q388] + [.G211]*[.Q389] + [.G212]*[.Q390] + [.G213]*[.Q391] + [.G214]*[.Q392] + [.G215]*[.Q393] + [.G216]*[.Q394] + [.G217]*[.Q395] + [.G218]*[.Q396] + [.G219]*[.Q397] + [.G220]*[.Q398] + [.G221]*[.Q399] )" office:value-type="float" office:value="-0.508770535119994" calcext:value-type="float">
            <text:p>-0.508770535119994</text:p>
          </table:table-cell>
          <table:table-cell table:number-columns-repeated="8"/>
          <table:table-cell table:style-name="ce33" office:value-type="float" office:value="-0.000354569080715125" calcext:value-type="float">
            <text:p>-0.00035456908071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3949196872798" calcext:value-type="float">
            <text:p>-0.433949196872798</text:p>
          </table:table-cell>
          <table:table-cell table:style-name="ce25" table:formula="of:=TANH( [.G201]*[.Q400] + [.G202]*[.Q401] + [.G203]*[.Q402] + [.G204]*[.Q403] + [.G205]*[.Q404] + [.G206]*[.Q405] + [.G207]*[.Q406] + [.G208]*[.Q407] + [.G209]*[.Q408] + [.G210]*[.Q409] + [.G211]*[.Q410] + [.G212]*[.Q411] + [.G213]*[.Q412] + [.G214]*[.Q413] + [.G215]*[.Q414] + [.G216]*[.Q415] + [.G217]*[.Q416] + [.G218]*[.Q417] + [.G219]*[.Q418] + [.G220]*[.Q419] + [.G221]*[.Q420] )" office:value-type="float" office:value="0.0341634914186982" calcext:value-type="float">
            <text:p>0.034163491418698</text:p>
          </table:table-cell>
          <table:table-cell table:number-columns-repeated="8"/>
          <table:table-cell table:style-name="ce33" office:value-type="float" office:value="0.0159507160800225" calcext:value-type="float">
            <text:p>0.01595071608002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201]*[.Q421] + [.G202]*[.Q422] + [.G203]*[.Q423] + [.G204]*[.Q424] + [.G205]*[.Q425] + [.G206]*[.Q426] + [.G207]*[.Q427] + [.G208]*[.Q428] + [.G209]*[.Q429] + [.G210]*[.Q430] + [.G211]*[.Q431] + [.G212]*[.Q432] + [.G213]*[.Q433] + [.G214]*[.Q434] + [.G215]*[.Q435] + [.G216]*[.Q436] + [.G217]*[.Q437] + [.G218]*[.Q438] + [.G219]*[.Q439] + [.G220]*[.Q440] + [.G221]*[.Q441] )" office:value-type="float" office:value="0.688493083526068" calcext:value-type="float">
            <text:p>0.688493083526068</text:p>
          </table:table-cell>
          <table:table-cell table:number-columns-repeated="8"/>
          <table:table-cell table:style-name="ce33" office:value-type="float" office:value="0.0116507505385805" calcext:value-type="float">
            <text:p>0.01165075053858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201]*[.Q442] + [.G202]*[.Q443] + [.G203]*[.Q444] + [.G204]*[.Q445] + [.G205]*[.Q446] + [.G206]*[.Q447] + [.G207]*[.Q448] + [.G208]*[.Q449] + [.G209]*[.Q450] + [.G210]*[.Q451] + [.G211]*[.Q452] + [.G212]*[.Q453] + [.G213]*[.Q454] + [.G214]*[.Q455] + [.G215]*[.Q456] + [.G216]*[.Q457] + [.G217]*[.Q458] + [.G218]*[.Q459] + [.G219]*[.Q460] + [.G220]*[.Q461] + [.G221]*[.Q462] )" office:value-type="float" office:value="-0.24524698473156" calcext:value-type="float">
            <text:p>-0.24524698473156</text:p>
          </table:table-cell>
          <table:table-cell table:number-columns-repeated="8"/>
          <table:table-cell table:style-name="ce33" office:value-type="float" office:value="-0.0237085171569046" calcext:value-type="float">
            <text:p>-0.0237085171569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201]*[.Q463] + [.G202]*[.Q464] + [.G203]*[.Q465] + [.G204]*[.Q466] + [.G205]*[.Q467] + [.G206]*[.Q468] + [.G207]*[.Q469] + [.G208]*[.Q470] + [.G209]*[.Q471] + [.G210]*[.Q472] + [.G211]*[.Q473] + [.G212]*[.Q474] + [.G213]*[.Q475] + [.G214]*[.Q476] + [.G215]*[.Q477] + [.G216]*[.Q478] + [.G217]*[.Q479] + [.G218]*[.Q480] + [.G219]*[.Q481] + [.G220]*[.Q482] + [.G221]*[.Q483] )" office:value-type="float" office:value="-0.535798561932287" calcext:value-type="float">
            <text:p>-0.535798561932287</text:p>
          </table:table-cell>
          <table:table-cell table:number-columns-repeated="8"/>
          <table:table-cell table:style-name="ce33" office:value-type="float" office:value="0.0326542127263846" calcext:value-type="float">
            <text:p>0.03265421272638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33" office:value-type="float" office:value="0.0000166545116630885" calcext:value-type="float">
            <text:p>1.66545116630885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6"/>
          <table:table-cell table:style-name="ce33" office:value-type="float" office:value="-0.374543800782302" calcext:value-type="float">
            <text:p>-0.37454380078230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5220718176893" calcext:value-type="float">
            <text:p>-0.485220718176893</text:p>
          </table:table-cell>
          <table:table-cell table:style-name="ce25" table:formula="of:=TANH( [.G226]*[.Q1] + [.G227]*[.Q2] + [.G228]*[.Q3] + [.G229]*[.Q4] + [.G230]*[.Q5] + [.G231]*[.Q6] + [.G232]*[.Q7] + [.G233]*[.Q8] + [.G234]*[.Q9] + [.G235]*[.Q10] + [.G236]*[.Q11] + [.G237]*[.Q12] + [.G238]*[.Q13] + [.G239]*[.Q14] + [.G240]*[.Q15] + [.G241]*[.Q16] + [.G242]*[.Q17] + [.G243]*[.Q18] + [.G244]*[.Q19] + [.G245]*[.Q20] + [.G246]*[.Q21] )" office:value-type="float" office:value="0.00660458974716421" calcext:value-type="float">
            <text:p>0.006604589747164</text:p>
          </table:table-cell>
          <table:table-cell table:style-name="ce28" table:formula="of:=TANH( [.H226]*[.S1] + [.H227]*[.S2] + [.H228]*[.S3] + [.H229]*[.S4] + [.H230]*[.S5] + [.H231]*[.S6] + [.H232]*[.S7] + [.H233]*[.S8] + [.H234]*[.S9] + [.H235]*[.S10] + [.H236]*[.S11] + [.H237]*[.S12] + [.H238]*[.S13] + [.H239]*[.S14] + [.H240]*[.S15] + [.H241]*[.S16] + [.H242]*[.S17] + [.H243]*[.S18] + [.H244]*[.S19] + [.H245]*[.S20] + [.H246]*[.S21] + [.H247]*[.S22] + [.H248]*[.S23] + [.H249]*[.S24] )" office:value-type="float" office:value="-0.41356281313793" calcext:value-type="float">
            <text:p>-0.41356281313793</text:p>
          </table:table-cell>
          <table:table-cell table:style-name="ce29" office:value-type="float" office:value="-0.419556031967013" calcext:value-type="float">
            <text:p>-0.419556031967013</text:p>
          </table:table-cell>
          <table:table-cell table:style-name="ce30" table:formula="of:= ([.J227]-[.I227]) * ([.J227]-[.I227])" office:value-type="float" office:value="0.0000359186719332822" calcext:value-type="float">
            <text:p>3.59186719332822E-05</text:p>
          </table:table-cell>
          <table:table-cell table:number-columns-repeated="5"/>
          <table:table-cell table:style-name="ce33" office:value-type="float" office:value="0.0000773598463284069" calcext:value-type="float">
            <text:p>7.73598463284069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3393245281104" calcext:value-type="float">
            <text:p>-0.483393245281104</text:p>
          </table:table-cell>
          <table:table-cell table:style-name="ce25" table:formula="of:=TANH( [.G226]*[.Q22] + [.G227]*[.Q23] + [.G228]*[.Q24] + [.G229]*[.Q25] + [.G230]*[.Q26] + [.G231]*[.Q27] + [.G232]*[.Q28] + [.G233]*[.Q29] + [.G234]*[.Q30] + [.G235]*[.Q31] + [.G236]*[.Q32] + [.G237]*[.Q33] + [.G238]*[.Q34] + [.G239]*[.Q35] + [.G240]*[.Q36] + [.G241]*[.Q37] + [.G242]*[.Q38] + [.G243]*[.Q39] + [.G244]*[.Q40] + [.G245]*[.Q41] + [.G246]*[.Q42] )" office:value-type="float" office:value="0.0162249783191905" calcext:value-type="float">
            <text:p>0.016224978319191</text:p>
          </table:table-cell>
          <table:table-cell table:style-name="ce28" table:formula="of:=TANH( [.H226]*[.S25] + [.H227]*[.S26] + [.H228]*[.S27] + [.H229]*[.S28] + [.H230]*[.S29] + [.H231]*[.S30] + [.H232]*[.S31] + [.H233]*[.S32] + [.H234]*[.S33] + [.H235]*[.S34] + [.H236]*[.S35] + [.H237]*[.S36] + [.H238]*[.S37] + [.H239]*[.S38] + [.H240]*[.S39] + [.H241]*[.S40] + [.H242]*[.S41] + [.H243]*[.S42] + [.H244]*[.S43] + [.H245]*[.S44] + [.H246]*[.S45] + [.H247]*[.S46] + [.H248]*[.S47] + [.H249]*[.S48] )" office:value-type="float" office:value="-0.391234148819846" calcext:value-type="float">
            <text:p>-0.391234148819846</text:p>
          </table:table-cell>
          <table:table-cell table:style-name="ce29" office:value-type="float" office:value="-0.415118339516626" calcext:value-type="float">
            <text:p>-0.415118339516626</text:p>
          </table:table-cell>
          <table:table-cell table:style-name="ce30" table:formula="of:= ([.J228]-[.I228]) * ([.J228]-[.I228])" office:value-type="float" office:value="0.000570454565240168" calcext:value-type="float">
            <text:p>0.00057045456524</text:p>
          </table:table-cell>
          <table:table-cell table:number-columns-repeated="5"/>
          <table:table-cell table:style-name="ce33" office:value-type="float" office:value="0.000421102041023127" calcext:value-type="float">
            <text:p>0.00042110204102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4044562523636" calcext:value-type="float">
            <text:p>-0.484044562523636</text:p>
          </table:table-cell>
          <table:table-cell table:style-name="ce25" table:formula="of:=TANH( [.G226]*[.Q43] + [.G227]*[.Q44] + [.G228]*[.Q45] + [.G229]*[.Q46] + [.G230]*[.Q47] + [.G231]*[.Q48] + [.G232]*[.Q49] + [.G233]*[.Q50] + [.G234]*[.Q51] + [.G235]*[.Q52] + [.G236]*[.Q53] + [.G237]*[.Q54] + [.G238]*[.Q55] + [.G239]*[.Q56] + [.G240]*[.Q57] + [.G241]*[.Q58] + [.G242]*[.Q59] + [.G243]*[.Q60] + [.G244]*[.Q61] + [.G245]*[.Q62] + [.G246]*[.Q63] )" office:value-type="float" office:value="0.978707292597574" calcext:value-type="float">
            <text:p>0.978707292597574</text:p>
          </table:table-cell>
          <table:table-cell table:style-name="ce28" table:formula="of:=TANH( [.H226]*[.S49] + [.H227]*[.S50] + [.H228]*[.S51] + [.H229]*[.S52] + [.H230]*[.S53] + [.H231]*[.S54] + [.H232]*[.S55] + [.H233]*[.S56] + [.H234]*[.S57] + [.H235]*[.S58] + [.H236]*[.S59] + [.H237]*[.S60] + [.H238]*[.S61] + [.H239]*[.S62] + [.H240]*[.S63] + [.H241]*[.S64] + [.H242]*[.S65] + [.H243]*[.S66] + [.H244]*[.S67] + [.H245]*[.S68] + [.H246]*[.S69] + [.H247]*[.S70] + [.H248]*[.S71] + [.H249]*[.S72] )" office:value-type="float" office:value="-0.42696768705653" calcext:value-type="float">
            <text:p>-0.42696768705653</text:p>
          </table:table-cell>
          <table:table-cell table:style-name="ce29" office:value-type="float" office:value="-0.416432452094255" calcext:value-type="float">
            <text:p>-0.416432452094255</text:p>
          </table:table-cell>
          <table:table-cell table:style-name="ce30" table:formula="of:= ([.J229]-[.I229]) * ([.J229]-[.I229])" office:value-type="float" office:value="0.000110991175710347" calcext:value-type="float">
            <text:p>0.00011099117571</text:p>
          </table:table-cell>
          <table:table-cell table:number-columns-repeated="5"/>
          <table:table-cell table:style-name="ce33" office:value-type="float" office:value="0.00328485094547972" calcext:value-type="float">
            <text:p>0.0032848509454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3425414523046" calcext:value-type="float">
            <text:p>-0.483425414523046</text:p>
          </table:table-cell>
          <table:table-cell table:style-name="ce25" table:formula="of:=TANH( [.G226]*[.Q64] + [.G227]*[.Q65] + [.G228]*[.Q66] + [.G229]*[.Q67] + [.G230]*[.Q68] + [.G231]*[.Q69] + [.G232]*[.Q70] + [.G233]*[.Q71] + [.G234]*[.Q72] + [.G235]*[.Q73] + [.G236]*[.Q74] + [.G237]*[.Q75] + [.G238]*[.Q76] + [.G239]*[.Q77] + [.G240]*[.Q78] + [.G241]*[.Q79] + [.G242]*[.Q80] + [.G243]*[.Q81] + [.G244]*[.Q82] + [.G245]*[.Q83] + [.G246]*[.Q84] )" office:value-type="float" office:value="-0.12120463466085" calcext:value-type="float">
            <text:p>-0.12120463466085</text:p>
          </table:table-cell>
          <table:table-cell table:number-columns-repeated="8"/>
          <table:table-cell table:style-name="ce33" office:value-type="float" office:value="-0.0771702447286368" calcext:value-type="float">
            <text:p>-0.07717024472863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2989772646797" calcext:value-type="float">
            <text:p>-0.482989772646797</text:p>
          </table:table-cell>
          <table:table-cell table:style-name="ce25" table:formula="of:=TANH( [.G226]*[.Q85] + [.G227]*[.Q86] + [.G228]*[.Q87] + [.G229]*[.Q88] + [.G230]*[.Q89] + [.G231]*[.Q90] + [.G232]*[.Q91] + [.G233]*[.Q92] + [.G234]*[.Q93] + [.G235]*[.Q94] + [.G236]*[.Q95] + [.G237]*[.Q96] + [.G238]*[.Q97] + [.G239]*[.Q98] + [.G240]*[.Q99] + [.G241]*[.Q100] + [.G242]*[.Q101] + [.G243]*[.Q102] + [.G244]*[.Q103] + [.G245]*[.Q104] + [.G246]*[.Q105] )" office:value-type="float" office:value="0.217867343688346" calcext:value-type="float">
            <text:p>0.217867343688346</text:p>
          </table:table-cell>
          <table:table-cell table:number-columns-repeated="8"/>
          <table:table-cell table:style-name="ce33" office:value-type="float" office:value="-2.42626294918102" calcext:value-type="float">
            <text:p>-2.4262629491810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4523451291362" calcext:value-type="float">
            <text:p>-0.474523451291362</text:p>
          </table:table-cell>
          <table:table-cell table:style-name="ce25" table:formula="of:=TANH( [.G226]*[.Q106] + [.G227]*[.Q107] + [.G228]*[.Q108] + [.G229]*[.Q109] + [.G230]*[.Q110] + [.G231]*[.Q111] + [.G232]*[.Q112] + [.G233]*[.Q113] + [.G234]*[.Q114] + [.G235]*[.Q115] + [.G236]*[.Q116] + [.G237]*[.Q117] + [.G238]*[.Q118] + [.G239]*[.Q119] + [.G240]*[.Q120] + [.G241]*[.Q121] + [.G242]*[.Q122] + [.G243]*[.Q123] + [.G244]*[.Q124] + [.G245]*[.Q125] + [.G246]*[.Q126] )" office:value-type="float" office:value="0.285448694178332" calcext:value-type="float">
            <text:p>0.285448694178332</text:p>
          </table:table-cell>
          <table:table-cell table:number-columns-repeated="8"/>
          <table:table-cell table:style-name="ce33" office:value-type="float" office:value="-0.000308367329736185" calcext:value-type="float">
            <text:p>-0.00030836732973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6471821665038" calcext:value-type="float">
            <text:p>-0.476471821665038</text:p>
          </table:table-cell>
          <table:table-cell table:style-name="ce25" table:formula="of:=TANH( [.G226]*[.Q127] + [.G227]*[.Q128] + [.G228]*[.Q129] + [.G229]*[.Q130] + [.G230]*[.Q131] + [.G231]*[.Q132] + [.G232]*[.Q133] + [.G233]*[.Q134] + [.G234]*[.Q135] + [.G235]*[.Q136] + [.G236]*[.Q137] + [.G237]*[.Q138] + [.G238]*[.Q139] + [.G239]*[.Q140] + [.G240]*[.Q141] + [.G241]*[.Q142] + [.G242]*[.Q143] + [.G243]*[.Q144] + [.G244]*[.Q145] + [.G245]*[.Q146] + [.G246]*[.Q147] )" office:value-type="float" office:value="0.197303887897751" calcext:value-type="float">
            <text:p>0.197303887897751</text:p>
          </table:table-cell>
          <table:table-cell table:number-columns-repeated="8"/>
          <table:table-cell table:style-name="ce33" office:value-type="float" office:value="0.0000344649147132836" calcext:value-type="float">
            <text:p>3.44649147132836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335221755124" calcext:value-type="float">
            <text:p>-0.467335221755124</text:p>
          </table:table-cell>
          <table:table-cell table:style-name="ce25" table:formula="of:=TANH( [.G226]*[.Q148] + [.G227]*[.Q149] + [.G228]*[.Q150] + [.G229]*[.Q151] + [.G230]*[.Q152] + [.G231]*[.Q153] + [.G232]*[.Q154] + [.G233]*[.Q155] + [.G234]*[.Q156] + [.G235]*[.Q157] + [.G236]*[.Q158] + [.G237]*[.Q159] + [.G238]*[.Q160] + [.G239]*[.Q161] + [.G240]*[.Q162] + [.G241]*[.Q163] + [.G242]*[.Q164] + [.G243]*[.Q165] + [.G244]*[.Q166] + [.G245]*[.Q167] + [.G246]*[.Q168] )" office:value-type="float" office:value="-0.251878201946146" calcext:value-type="float">
            <text:p>-0.251878201946146</text:p>
          </table:table-cell>
          <table:table-cell table:number-columns-repeated="8"/>
          <table:table-cell table:style-name="ce33" office:value-type="float" office:value="-0.000205765659922933" calcext:value-type="float">
            <text:p>-0.00020576565992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196086438734" calcext:value-type="float">
            <text:p>-0.47196086438734</text:p>
          </table:table-cell>
          <table:table-cell table:style-name="ce25" table:formula="of:=TANH( [.G226]*[.Q169] + [.G227]*[.Q170] + [.G228]*[.Q171] + [.G229]*[.Q172] + [.G230]*[.Q173] + [.G231]*[.Q174] + [.G232]*[.Q175] + [.G233]*[.Q176] + [.G234]*[.Q177] + [.G235]*[.Q178] + [.G236]*[.Q179] + [.G237]*[.Q180] + [.G238]*[.Q181] + [.G239]*[.Q182] + [.G240]*[.Q183] + [.G241]*[.Q184] + [.G242]*[.Q185] + [.G243]*[.Q186] + [.G244]*[.Q187] + [.G245]*[.Q188] + [.G246]*[.Q189] )" office:value-type="float" office:value="0.028534700922392" calcext:value-type="float">
            <text:p>0.028534700922392</text:p>
          </table:table-cell>
          <table:table-cell table:number-columns-repeated="8"/>
          <table:table-cell table:style-name="ce33" office:value-type="float" office:value="0.0000946819762839686" calcext:value-type="float">
            <text:p>9.46819762839686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155232648321" calcext:value-type="float">
            <text:p>-0.467155232648321</text:p>
          </table:table-cell>
          <table:table-cell table:style-name="ce25" table:formula="of:=TANH( [.G226]*[.Q190] + [.G227]*[.Q191] + [.G228]*[.Q192] + [.G229]*[.Q193] + [.G230]*[.Q194] + [.G231]*[.Q195] + [.G232]*[.Q196] + [.G233]*[.Q197] + [.G234]*[.Q198] + [.G235]*[.Q199] + [.G236]*[.Q200] + [.G237]*[.Q201] + [.G238]*[.Q202] + [.G239]*[.Q203] + [.G240]*[.Q204] + [.G241]*[.Q205] + [.G242]*[.Q206] + [.G243]*[.Q207] + [.G244]*[.Q208] + [.G245]*[.Q209] + [.G246]*[.Q210] )" office:value-type="float" office:value="-0.0172231783157825" calcext:value-type="float">
            <text:p>-0.017223178315783</text:p>
          </table:table-cell>
          <table:table-cell table:number-columns-repeated="8"/>
          <table:table-cell table:style-name="ce33" office:value-type="float" office:value="-0.0329081469418042" calcext:value-type="float">
            <text:p>-0.03290814694180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7980241815981" calcext:value-type="float">
            <text:p>-0.457980241815981</text:p>
          </table:table-cell>
          <table:table-cell table:style-name="ce25" table:formula="of:=TANH( [.G226]*[.Q211] + [.G227]*[.Q212] + [.G228]*[.Q213] + [.G229]*[.Q214] + [.G230]*[.Q215] + [.G231]*[.Q216] + [.G232]*[.Q217] + [.G233]*[.Q218] + [.G234]*[.Q219] + [.G235]*[.Q220] + [.G236]*[.Q221] + [.G237]*[.Q222] + [.G238]*[.Q223] + [.G239]*[.Q224] + [.G240]*[.Q225] + [.G241]*[.Q226] + [.G242]*[.Q227] + [.G243]*[.Q228] + [.G244]*[.Q229] + [.G245]*[.Q230] + [.G246]*[.Q231] )" office:value-type="float" office:value="0.68878120610158" calcext:value-type="float">
            <text:p>0.68878120610158</text:p>
          </table:table-cell>
          <table:table-cell table:number-columns-repeated="8"/>
          <table:table-cell table:style-name="ce33" office:value-type="float" office:value="0.000189450689957435" calcext:value-type="float">
            <text:p>0.00018945068995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0538118019067" calcext:value-type="float">
            <text:p>-0.450538118019067</text:p>
          </table:table-cell>
          <table:table-cell table:style-name="ce25" table:formula="of:=TANH( [.G226]*[.Q232] + [.G227]*[.Q233] + [.G228]*[.Q234] + [.G229]*[.Q235] + [.G230]*[.Q236] + [.G231]*[.Q237] + [.G232]*[.Q238] + [.G233]*[.Q239] + [.G234]*[.Q240] + [.G235]*[.Q241] + [.G236]*[.Q242] + [.G237]*[.Q243] + [.G238]*[.Q244] + [.G239]*[.Q245] + [.G240]*[.Q246] + [.G241]*[.Q247] + [.G242]*[.Q248] + [.G243]*[.Q249] + [.G244]*[.Q250] + [.G245]*[.Q251] + [.G246]*[.Q252] )" office:value-type="float" office:value="-0.986289688496261" calcext:value-type="float">
            <text:p>-0.986289688496261</text:p>
          </table:table-cell>
          <table:table-cell table:number-columns-repeated="8"/>
          <table:table-cell table:style-name="ce33" office:value-type="float" office:value="4.1879842854012" calcext:value-type="float">
            <text:p>4.187984285401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46738057025572" calcext:value-type="float">
            <text:p>-0.446738057025572</text:p>
          </table:table-cell>
          <table:table-cell table:style-name="ce25" table:formula="of:=TANH( [.G226]*[.Q253] + [.G227]*[.Q254] + [.G228]*[.Q255] + [.G229]*[.Q256] + [.G230]*[.Q257] + [.G231]*[.Q258] + [.G232]*[.Q259] + [.G233]*[.Q260] + [.G234]*[.Q261] + [.G235]*[.Q262] + [.G236]*[.Q263] + [.G237]*[.Q264] + [.G238]*[.Q265] + [.G239]*[.Q266] + [.G240]*[.Q267] + [.G241]*[.Q268] + [.G242]*[.Q269] + [.G243]*[.Q270] + [.G244]*[.Q271] + [.G245]*[.Q272] + [.G246]*[.Q273] )" office:value-type="float" office:value="-0.755906129237601" calcext:value-type="float">
            <text:p>-0.755906129237601</text:p>
          </table:table-cell>
          <table:table-cell table:number-columns-repeated="8"/>
          <table:table-cell table:style-name="ce33" office:value-type="float" office:value="0.00000005272137346495" calcext:value-type="float">
            <text:p>5.27213734649466E-0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4009569154839" calcext:value-type="float">
            <text:p>-0.434009569154839</text:p>
          </table:table-cell>
          <table:table-cell table:style-name="ce25" table:formula="of:=TANH( [.G226]*[.Q274] + [.G227]*[.Q275] + [.G228]*[.Q276] + [.G229]*[.Q277] + [.G230]*[.Q278] + [.G231]*[.Q279] + [.G232]*[.Q280] + [.G233]*[.Q281] + [.G234]*[.Q282] + [.G235]*[.Q283] + [.G236]*[.Q284] + [.G237]*[.Q285] + [.G238]*[.Q286] + [.G239]*[.Q287] + [.G240]*[.Q288] + [.G241]*[.Q289] + [.G242]*[.Q290] + [.G243]*[.Q291] + [.G244]*[.Q292] + [.G245]*[.Q293] + [.G246]*[.Q294] )" office:value-type="float" office:value="0.433901498615117" calcext:value-type="float">
            <text:p>0.433901498615117</text:p>
          </table:table-cell>
          <table:table-cell table:number-columns-repeated="8"/>
          <table:table-cell table:style-name="ce33" office:value-type="float" office:value="-0.00136425440726641" calcext:value-type="float">
            <text:p>-0.00136425440726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381802645428" calcext:value-type="float">
            <text:p>-0.42381802645428</text:p>
          </table:table-cell>
          <table:table-cell table:style-name="ce25" table:formula="of:=TANH( [.G226]*[.Q295] + [.G227]*[.Q296] + [.G228]*[.Q297] + [.G229]*[.Q298] + [.G230]*[.Q299] + [.G231]*[.Q300] + [.G232]*[.Q301] + [.G233]*[.Q302] + [.G234]*[.Q303] + [.G235]*[.Q304] + [.G236]*[.Q305] + [.G237]*[.Q306] + [.G238]*[.Q307] + [.G239]*[.Q308] + [.G240]*[.Q309] + [.G241]*[.Q310] + [.G242]*[.Q311] + [.G243]*[.Q312] + [.G244]*[.Q313] + [.G245]*[.Q314] + [.G246]*[.Q315] )" office:value-type="float" office:value="-0.960361787311161" calcext:value-type="float">
            <text:p>-0.960361787311161</text:p>
          </table:table-cell>
          <table:table-cell table:number-columns-repeated="8"/>
          <table:table-cell table:style-name="ce33" office:value-type="float" office:value="0.000265413964495887" calcext:value-type="float">
            <text:p>0.00026541396449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196290578665" calcext:value-type="float">
            <text:p>-0.41196290578665</text:p>
          </table:table-cell>
          <table:table-cell table:style-name="ce25" table:formula="of:=TANH( [.G226]*[.Q316] + [.G227]*[.Q317] + [.G228]*[.Q318] + [.G229]*[.Q319] + [.G230]*[.Q320] + [.G231]*[.Q321] + [.G232]*[.Q322] + [.G233]*[.Q323] + [.G234]*[.Q324] + [.G235]*[.Q325] + [.G236]*[.Q326] + [.G237]*[.Q327] + [.G238]*[.Q328] + [.G239]*[.Q329] + [.G240]*[.Q330] + [.G241]*[.Q331] + [.G242]*[.Q332] + [.G243]*[.Q333] + [.G244]*[.Q334] + [.G245]*[.Q335] + [.G246]*[.Q336] )" office:value-type="float" office:value="0.0151444950159438" calcext:value-type="float">
            <text:p>0.015144495015944</text:p>
          </table:table-cell>
          <table:table-cell table:number-columns-repeated="8"/>
          <table:table-cell table:style-name="ce33" office:value-type="float" office:value="-0.00608440965249502" calcext:value-type="float">
            <text:p>-0.00608440965249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1408438414586" calcext:value-type="float">
            <text:p>-0.431408438414586</text:p>
          </table:table-cell>
          <table:table-cell table:style-name="ce25" table:formula="of:=TANH( [.G226]*[.Q337] + [.G227]*[.Q338] + [.G228]*[.Q339] + [.G229]*[.Q340] + [.G230]*[.Q341] + [.G231]*[.Q342] + [.G232]*[.Q343] + [.G233]*[.Q344] + [.G234]*[.Q345] + [.G235]*[.Q346] + [.G236]*[.Q347] + [.G237]*[.Q348] + [.G238]*[.Q349] + [.G239]*[.Q350] + [.G240]*[.Q351] + [.G241]*[.Q352] + [.G242]*[.Q353] + [.G243]*[.Q354] + [.G244]*[.Q355] + [.G245]*[.Q356] + [.G246]*[.Q357] )" office:value-type="float" office:value="0.403596694442241" calcext:value-type="float">
            <text:p>0.403596694442241</text:p>
          </table:table-cell>
          <table:table-cell table:number-columns-repeated="8"/>
          <table:table-cell table:style-name="ce33" office:value-type="float" office:value="0.00000643285842512316" calcext:value-type="float">
            <text:p>6.43285842512316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6496014540574" calcext:value-type="float">
            <text:p>-0.436496014540574</text:p>
          </table:table-cell>
          <table:table-cell table:style-name="ce25" table:formula="of:=TANH( [.G226]*[.Q358] + [.G227]*[.Q359] + [.G228]*[.Q360] + [.G229]*[.Q361] + [.G230]*[.Q362] + [.G231]*[.Q363] + [.G232]*[.Q364] + [.G233]*[.Q365] + [.G234]*[.Q366] + [.G235]*[.Q367] + [.G236]*[.Q368] + [.G237]*[.Q369] + [.G238]*[.Q370] + [.G239]*[.Q371] + [.G240]*[.Q372] + [.G241]*[.Q373] + [.G242]*[.Q374] + [.G243]*[.Q375] + [.G244]*[.Q376] + [.G245]*[.Q377] + [.G246]*[.Q378] )" office:value-type="float" office:value="0.0298227412917072" calcext:value-type="float">
            <text:p>0.029822741291707</text:p>
          </table:table-cell>
          <table:table-cell table:number-columns-repeated="8"/>
          <table:table-cell table:style-name="ce33" office:value-type="float" office:value="-0.0000694217506529734" calcext:value-type="float">
            <text:p>-6.94217506529734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3949196872798" calcext:value-type="float">
            <text:p>-0.433949196872798</text:p>
          </table:table-cell>
          <table:table-cell table:style-name="ce25" table:formula="of:=TANH( [.G226]*[.Q379] + [.G227]*[.Q380] + [.G228]*[.Q381] + [.G229]*[.Q382] + [.G230]*[.Q383] + [.G231]*[.Q384] + [.G232]*[.Q385] + [.G233]*[.Q386] + [.G234]*[.Q387] + [.G235]*[.Q388] + [.G236]*[.Q389] + [.G237]*[.Q390] + [.G238]*[.Q391] + [.G239]*[.Q392] + [.G240]*[.Q393] + [.G241]*[.Q394] + [.G242]*[.Q395] + [.G243]*[.Q396] + [.G244]*[.Q397] + [.G245]*[.Q398] + [.G246]*[.Q399] )" office:value-type="float" office:value="-0.512729219417066" calcext:value-type="float">
            <text:p>-0.512729219417066</text:p>
          </table:table-cell>
          <table:table-cell table:number-columns-repeated="8"/>
          <table:table-cell table:style-name="ce33" office:value-type="float" office:value="0.0110846805843315" calcext:value-type="float">
            <text:p>0.01108468058433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490498557306" calcext:value-type="float">
            <text:p>-0.42490498557306</text:p>
          </table:table-cell>
          <table:table-cell table:style-name="ce25" table:formula="of:=TANH( [.G226]*[.Q400] + [.G227]*[.Q401] + [.G228]*[.Q402] + [.G229]*[.Q403] + [.G230]*[.Q404] + [.G231]*[.Q405] + [.G232]*[.Q406] + [.G233]*[.Q407] + [.G234]*[.Q408] + [.G235]*[.Q409] + [.G236]*[.Q410] + [.G237]*[.Q411] + [.G238]*[.Q412] + [.G239]*[.Q413] + [.G240]*[.Q414] + [.G241]*[.Q415] + [.G242]*[.Q416] + [.G243]*[.Q417] + [.G244]*[.Q418] + [.G245]*[.Q419] + [.G246]*[.Q420] )" office:value-type="float" office:value="0.0346355113514129" calcext:value-type="float">
            <text:p>0.034635511351413</text:p>
          </table:table-cell>
          <table:table-cell table:number-columns-repeated="8"/>
          <table:table-cell table:style-name="ce33" office:value-type="float" office:value="0.00000001253269725783" calcext:value-type="float">
            <text:p>1.25326972578285E-0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226]*[.Q421] + [.G227]*[.Q422] + [.G228]*[.Q423] + [.G229]*[.Q424] + [.G230]*[.Q425] + [.G231]*[.Q426] + [.G232]*[.Q427] + [.G233]*[.Q428] + [.G234]*[.Q429] + [.G235]*[.Q430] + [.G236]*[.Q431] + [.G237]*[.Q432] + [.G238]*[.Q433] + [.G239]*[.Q434] + [.G240]*[.Q435] + [.G241]*[.Q436] + [.G242]*[.Q437] + [.G243]*[.Q438] + [.G244]*[.Q439] + [.G245]*[.Q440] + [.G246]*[.Q441] )" office:value-type="float" office:value="0.685317527524228" calcext:value-type="float">
            <text:p>0.685317527524228</text:p>
          </table:table-cell>
          <table:table-cell table:number-columns-repeated="8"/>
          <table:table-cell table:style-name="ce33" office:value-type="float" office:value="-0.00000001068800281679" calcext:value-type="float">
            <text:p>-1.06880028167947E-0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226]*[.Q442] + [.G227]*[.Q443] + [.G228]*[.Q444] + [.G229]*[.Q445] + [.G230]*[.Q446] + [.G231]*[.Q447] + [.G232]*[.Q448] + [.G233]*[.Q449] + [.G234]*[.Q450] + [.G235]*[.Q451] + [.G236]*[.Q452] + [.G237]*[.Q453] + [.G238]*[.Q454] + [.G239]*[.Q455] + [.G240]*[.Q456] + [.G241]*[.Q457] + [.G242]*[.Q458] + [.G243]*[.Q459] + [.G244]*[.Q460] + [.G245]*[.Q461] + [.G246]*[.Q462] )" office:value-type="float" office:value="-0.249676692875483" calcext:value-type="float">
            <text:p>-0.249676692875483</text:p>
          </table:table-cell>
          <table:table-cell table:number-columns-repeated="8"/>
          <table:table-cell table:style-name="ce33" office:value-type="float" office:value="0.0413395185034423" calcext:value-type="float">
            <text:p>0.04133951850344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226]*[.Q463] + [.G227]*[.Q464] + [.G228]*[.Q465] + [.G229]*[.Q466] + [.G230]*[.Q467] + [.G231]*[.Q468] + [.G232]*[.Q469] + [.G233]*[.Q470] + [.G234]*[.Q471] + [.G235]*[.Q472] + [.G236]*[.Q473] + [.G237]*[.Q474] + [.G238]*[.Q475] + [.G239]*[.Q476] + [.G240]*[.Q477] + [.G241]*[.Q478] + [.G242]*[.Q479] + [.G243]*[.Q480] + [.G244]*[.Q481] + [.G245]*[.Q482] + [.G246]*[.Q483] )" office:value-type="float" office:value="-0.534657212728291" calcext:value-type="float">
            <text:p>-0.534657212728291</text:p>
          </table:table-cell>
          <table:table-cell table:number-columns-repeated="8"/>
          <table:table-cell table:style-name="ce33" office:value-type="float" office:value="-0.0013341204160442" calcext:value-type="float">
            <text:p>-0.00133412041604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33" office:value-type="float" office:value="1.16421421461517" calcext:value-type="float">
            <text:p>1.16421421461517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6"/>
          <table:table-cell table:style-name="ce33" office:value-type="float" office:value="-0.00693356562529087" calcext:value-type="float">
            <text:p>-0.00693356562529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3393245281104" calcext:value-type="float">
            <text:p>-0.483393245281104</text:p>
          </table:table-cell>
          <table:table-cell table:style-name="ce25" table:formula="of:=TANH( [.G251]*[.Q1] + [.G252]*[.Q2] + [.G253]*[.Q3] + [.G254]*[.Q4] + [.G255]*[.Q5] + [.G256]*[.Q6] + [.G257]*[.Q7] + [.G258]*[.Q8] + [.G259]*[.Q9] + [.G260]*[.Q10] + [.G261]*[.Q11] + [.G262]*[.Q12] + [.G263]*[.Q13] + [.G264]*[.Q14] + [.G265]*[.Q15] + [.G266]*[.Q16] + [.G267]*[.Q17] + [.G268]*[.Q18] + [.G269]*[.Q19] + [.G270]*[.Q20] + [.G271]*[.Q21] )" office:value-type="float" office:value="0.00683480794309342" calcext:value-type="float">
            <text:p>0.006834807943093</text:p>
          </table:table-cell>
          <table:table-cell table:style-name="ce28" table:formula="of:=TANH( [.H251]*[.S1] + [.H252]*[.S2] + [.H253]*[.S3] + [.H254]*[.S4] + [.H255]*[.S5] + [.H256]*[.S6] + [.H257]*[.S7] + [.H258]*[.S8] + [.H259]*[.S9] + [.H260]*[.S10] + [.H261]*[.S11] + [.H262]*[.S12] + [.H263]*[.S13] + [.H264]*[.S14] + [.H265]*[.S15] + [.H266]*[.S16] + [.H267]*[.S17] + [.H268]*[.S18] + [.H269]*[.S19] + [.H270]*[.S20] + [.H271]*[.S21] + [.H272]*[.S22] + [.H273]*[.S23] + [.H274]*[.S24] )" office:value-type="float" office:value="-0.407668450880023" calcext:value-type="float">
            <text:p>-0.407668450880023</text:p>
          </table:table-cell>
          <table:table-cell table:style-name="ce29" office:value-type="float" office:value="-0.415118339516626" calcext:value-type="float">
            <text:p>-0.415118339516626</text:p>
          </table:table-cell>
          <table:table-cell table:style-name="ce30" table:formula="of:= ([.J252]-[.I252]) * ([.J252]-[.I252])" office:value-type="float" office:value="0.0000555008406977899" calcext:value-type="float">
            <text:p>5.55008406977899E-05</text:p>
          </table:table-cell>
          <table:table-cell table:number-columns-repeated="5"/>
          <table:table-cell table:style-name="ce33" office:value-type="float" office:value="-0.016481720731368" calcext:value-type="float">
            <text:p>-0.01648172073136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4044562523636" calcext:value-type="float">
            <text:p>-0.484044562523636</text:p>
          </table:table-cell>
          <table:table-cell table:style-name="ce25" table:formula="of:=TANH( [.G251]*[.Q22] + [.G252]*[.Q23] + [.G253]*[.Q24] + [.G254]*[.Q25] + [.G255]*[.Q26] + [.G256]*[.Q27] + [.G257]*[.Q28] + [.G258]*[.Q29] + [.G259]*[.Q30] + [.G260]*[.Q31] + [.G261]*[.Q32] + [.G262]*[.Q33] + [.G263]*[.Q34] + [.G264]*[.Q35] + [.G265]*[.Q36] + [.G266]*[.Q37] + [.G267]*[.Q38] + [.G268]*[.Q39] + [.G269]*[.Q40] + [.G270]*[.Q41] + [.G271]*[.Q42] )" office:value-type="float" office:value="0.0159518004665466" calcext:value-type="float">
            <text:p>0.015951800466547</text:p>
          </table:table-cell>
          <table:table-cell table:style-name="ce28" table:formula="of:=TANH( [.H251]*[.S25] + [.H252]*[.S26] + [.H253]*[.S27] + [.H254]*[.S28] + [.H255]*[.S29] + [.H256]*[.S30] + [.H257]*[.S31] + [.H258]*[.S32] + [.H259]*[.S33] + [.H260]*[.S34] + [.H261]*[.S35] + [.H262]*[.S36] + [.H263]*[.S37] + [.H264]*[.S38] + [.H265]*[.S39] + [.H266]*[.S40] + [.H267]*[.S41] + [.H268]*[.S42] + [.H269]*[.S43] + [.H270]*[.S44] + [.H271]*[.S45] + [.H272]*[.S46] + [.H273]*[.S47] + [.H274]*[.S48] )" office:value-type="float" office:value="-0.396752226367894" calcext:value-type="float">
            <text:p>-0.396752226367894</text:p>
          </table:table-cell>
          <table:table-cell table:style-name="ce29" office:value-type="float" office:value="-0.416432452094255" calcext:value-type="float">
            <text:p>-0.416432452094255</text:p>
          </table:table-cell>
          <table:table-cell table:style-name="ce30" table:formula="of:= ([.J253]-[.I253]) * ([.J253]-[.I253])" office:value-type="float" office:value="0.00038731128464052" calcext:value-type="float">
            <text:p>0.000387311284641</text:p>
          </table:table-cell>
          <table:table-cell table:number-columns-repeated="5"/>
          <table:table-cell table:style-name="ce33" office:value-type="float" office:value="0.0000364434354781003" calcext:value-type="float">
            <text:p>3.64434354781003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3425414523046" calcext:value-type="float">
            <text:p>-0.483425414523046</text:p>
          </table:table-cell>
          <table:table-cell table:style-name="ce25" table:formula="of:=TANH( [.G251]*[.Q43] + [.G252]*[.Q44] + [.G253]*[.Q45] + [.G254]*[.Q46] + [.G255]*[.Q47] + [.G256]*[.Q48] + [.G257]*[.Q49] + [.G258]*[.Q50] + [.G259]*[.Q51] + [.G260]*[.Q52] + [.G261]*[.Q53] + [.G262]*[.Q54] + [.G263]*[.Q55] + [.G264]*[.Q56] + [.G265]*[.Q57] + [.G266]*[.Q58] + [.G267]*[.Q59] + [.G268]*[.Q60] + [.G269]*[.Q61] + [.G270]*[.Q62] + [.G271]*[.Q63] )" office:value-type="float" office:value="0.976812065802126" calcext:value-type="float">
            <text:p>0.976812065802126</text:p>
          </table:table-cell>
          <table:table-cell table:style-name="ce28" table:formula="of:=TANH( [.H251]*[.S49] + [.H252]*[.S50] + [.H253]*[.S51] + [.H254]*[.S52] + [.H255]*[.S53] + [.H256]*[.S54] + [.H257]*[.S55] + [.H258]*[.S56] + [.H259]*[.S57] + [.H260]*[.S58] + [.H261]*[.S59] + [.H262]*[.S60] + [.H263]*[.S61] + [.H264]*[.S62] + [.H265]*[.S63] + [.H266]*[.S64] + [.H267]*[.S65] + [.H268]*[.S66] + [.H269]*[.S67] + [.H270]*[.S68] + [.H271]*[.S69] + [.H272]*[.S70] + [.H273]*[.S71] + [.H274]*[.S72] )" office:value-type="float" office:value="-0.425008601769073" calcext:value-type="float">
            <text:p>-0.425008601769073</text:p>
          </table:table-cell>
          <table:table-cell table:style-name="ce29" office:value-type="float" office:value="-0.414498245361861" calcext:value-type="float">
            <text:p>-0.414498245361861</text:p>
          </table:table-cell>
          <table:table-cell table:style-name="ce30" table:formula="of:= ([.J254]-[.I254]) * ([.J254]-[.I254])" office:value-type="float" office:value="0.000110467591806609" calcext:value-type="float">
            <text:p>0.000110467591807</text:p>
          </table:table-cell>
          <table:table-cell table:number-columns-repeated="5"/>
          <table:table-cell table:style-name="ce33" office:value-type="float" office:value="0.119706107827588" calcext:value-type="float">
            <text:p>0.11970610782758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2989772646797" calcext:value-type="float">
            <text:p>-0.482989772646797</text:p>
          </table:table-cell>
          <table:table-cell table:style-name="ce25" table:formula="of:=TANH( [.G251]*[.Q64] + [.G252]*[.Q65] + [.G253]*[.Q66] + [.G254]*[.Q67] + [.G255]*[.Q68] + [.G256]*[.Q69] + [.G257]*[.Q70] + [.G258]*[.Q71] + [.G259]*[.Q72] + [.G260]*[.Q73] + [.G261]*[.Q74] + [.G262]*[.Q75] + [.G263]*[.Q76] + [.G264]*[.Q77] + [.G265]*[.Q78] + [.G266]*[.Q79] + [.G267]*[.Q80] + [.G268]*[.Q81] + [.G269]*[.Q82] + [.G270]*[.Q83] + [.G271]*[.Q84] )" office:value-type="float" office:value="-0.120785213087389" calcext:value-type="float">
            <text:p>-0.120785213087389</text:p>
          </table:table-cell>
          <table:table-cell table:number-columns-repeated="8"/>
          <table:table-cell table:style-name="ce33" office:value-type="float" office:value="0.000014217650359283" calcext:value-type="float">
            <text:p>1.4217650359283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4523451291362" calcext:value-type="float">
            <text:p>-0.474523451291362</text:p>
          </table:table-cell>
          <table:table-cell table:style-name="ce25" table:formula="of:=TANH( [.G251]*[.Q85] + [.G252]*[.Q86] + [.G253]*[.Q87] + [.G254]*[.Q88] + [.G255]*[.Q89] + [.G256]*[.Q90] + [.G257]*[.Q91] + [.G258]*[.Q92] + [.G259]*[.Q93] + [.G260]*[.Q94] + [.G261]*[.Q95] + [.G262]*[.Q96] + [.G263]*[.Q97] + [.G264]*[.Q98] + [.G265]*[.Q99] + [.G266]*[.Q100] + [.G267]*[.Q101] + [.G268]*[.Q102] + [.G269]*[.Q103] + [.G270]*[.Q104] + [.G271]*[.Q105] )" office:value-type="float" office:value="0.217158680904902" calcext:value-type="float">
            <text:p>0.217158680904902</text:p>
          </table:table-cell>
          <table:table-cell table:number-columns-repeated="8"/>
          <table:table-cell table:style-name="ce33" office:value-type="float" office:value="0.062394799524218" calcext:value-type="float">
            <text:p>0.06239479952421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6471821665038" calcext:value-type="float">
            <text:p>-0.476471821665038</text:p>
          </table:table-cell>
          <table:table-cell table:style-name="ce25" table:formula="of:=TANH( [.G251]*[.Q106] + [.G252]*[.Q107] + [.G253]*[.Q108] + [.G254]*[.Q109] + [.G255]*[.Q110] + [.G256]*[.Q111] + [.G257]*[.Q112] + [.G258]*[.Q113] + [.G259]*[.Q114] + [.G260]*[.Q115] + [.G261]*[.Q116] + [.G262]*[.Q117] + [.G263]*[.Q118] + [.G264]*[.Q119] + [.G265]*[.Q120] + [.G266]*[.Q121] + [.G267]*[.Q122] + [.G268]*[.Q123] + [.G269]*[.Q124] + [.G270]*[.Q125] + [.G271]*[.Q126] )" office:value-type="float" office:value="0.291255187464074" calcext:value-type="float">
            <text:p>0.291255187464074</text:p>
          </table:table-cell>
          <table:table-cell table:number-columns-repeated="8"/>
          <table:table-cell table:style-name="ce33" office:value-type="float" office:value="-0.00124397738272166" calcext:value-type="float">
            <text:p>-0.00124397738272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335221755124" calcext:value-type="float">
            <text:p>-0.467335221755124</text:p>
          </table:table-cell>
          <table:table-cell table:style-name="ce25" table:formula="of:=TANH( [.G251]*[.Q127] + [.G252]*[.Q128] + [.G253]*[.Q129] + [.G254]*[.Q130] + [.G255]*[.Q131] + [.G256]*[.Q132] + [.G257]*[.Q133] + [.G258]*[.Q134] + [.G259]*[.Q135] + [.G260]*[.Q136] + [.G261]*[.Q137] + [.G262]*[.Q138] + [.G263]*[.Q139] + [.G264]*[.Q140] + [.G265]*[.Q141] + [.G266]*[.Q142] + [.G267]*[.Q143] + [.G268]*[.Q144] + [.G269]*[.Q145] + [.G270]*[.Q146] + [.G271]*[.Q147] )" office:value-type="float" office:value="0.193621808859721" calcext:value-type="float">
            <text:p>0.193621808859721</text:p>
          </table:table-cell>
          <table:table-cell table:number-columns-repeated="8"/>
          <table:table-cell table:style-name="ce33" office:value-type="float" office:value="0.00106057659834377" calcext:value-type="float">
            <text:p>0.00106057659834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196086438734" calcext:value-type="float">
            <text:p>-0.47196086438734</text:p>
          </table:table-cell>
          <table:table-cell table:style-name="ce25" table:formula="of:=TANH( [.G251]*[.Q148] + [.G252]*[.Q149] + [.G253]*[.Q150] + [.G254]*[.Q151] + [.G255]*[.Q152] + [.G256]*[.Q153] + [.G257]*[.Q154] + [.G258]*[.Q155] + [.G259]*[.Q156] + [.G260]*[.Q157] + [.G261]*[.Q158] + [.G262]*[.Q159] + [.G263]*[.Q160] + [.G264]*[.Q161] + [.G265]*[.Q162] + [.G266]*[.Q163] + [.G267]*[.Q164] + [.G268]*[.Q165] + [.G269]*[.Q166] + [.G270]*[.Q167] + [.G271]*[.Q168] )" office:value-type="float" office:value="-0.253365840062877" calcext:value-type="float">
            <text:p>-0.253365840062877</text:p>
          </table:table-cell>
          <table:table-cell table:number-columns-repeated="8"/>
          <table:table-cell table:style-name="ce33" office:value-type="float" office:value="0.0012233765052021" calcext:value-type="float">
            <text:p>0.00122337650520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155232648321" calcext:value-type="float">
            <text:p>-0.467155232648321</text:p>
          </table:table-cell>
          <table:table-cell table:style-name="ce25" table:formula="of:=TANH( [.G251]*[.Q169] + [.G252]*[.Q170] + [.G253]*[.Q171] + [.G254]*[.Q172] + [.G255]*[.Q173] + [.G256]*[.Q174] + [.G257]*[.Q175] + [.G258]*[.Q176] + [.G259]*[.Q177] + [.G260]*[.Q178] + [.G261]*[.Q179] + [.G262]*[.Q180] + [.G263]*[.Q181] + [.G264]*[.Q182] + [.G265]*[.Q183] + [.G266]*[.Q184] + [.G267]*[.Q185] + [.G268]*[.Q186] + [.G269]*[.Q187] + [.G270]*[.Q188] + [.G271]*[.Q189] )" office:value-type="float" office:value="0.0280797994825712" calcext:value-type="float">
            <text:p>0.028079799482571</text:p>
          </table:table-cell>
          <table:table-cell table:number-columns-repeated="8"/>
          <table:table-cell table:style-name="ce33" office:value-type="float" office:value="0.0000152463382963529" calcext:value-type="float">
            <text:p>1.52463382963529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7980241815981" calcext:value-type="float">
            <text:p>-0.457980241815981</text:p>
          </table:table-cell>
          <table:table-cell table:style-name="ce25" table:formula="of:=TANH( [.G251]*[.Q190] + [.G252]*[.Q191] + [.G253]*[.Q192] + [.G254]*[.Q193] + [.G255]*[.Q194] + [.G256]*[.Q195] + [.G257]*[.Q196] + [.G258]*[.Q197] + [.G259]*[.Q198] + [.G260]*[.Q199] + [.G261]*[.Q200] + [.G262]*[.Q201] + [.G263]*[.Q202] + [.G264]*[.Q203] + [.G265]*[.Q204] + [.G266]*[.Q205] + [.G267]*[.Q206] + [.G268]*[.Q207] + [.G269]*[.Q208] + [.G270]*[.Q209] + [.G271]*[.Q210] )" office:value-type="float" office:value="-0.01688524813675" calcext:value-type="float">
            <text:p>-0.01688524813675</text:p>
          </table:table-cell>
          <table:table-cell table:number-columns-repeated="8"/>
          <table:table-cell table:style-name="ce33" office:value-type="float" office:value="1.94837173310625" calcext:value-type="float">
            <text:p>1.9483717331062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0538118019067" calcext:value-type="float">
            <text:p>-0.450538118019067</text:p>
          </table:table-cell>
          <table:table-cell table:style-name="ce25" table:formula="of:=TANH( [.G251]*[.Q211] + [.G252]*[.Q212] + [.G253]*[.Q213] + [.G254]*[.Q214] + [.G255]*[.Q215] + [.G256]*[.Q216] + [.G257]*[.Q217] + [.G258]*[.Q218] + [.G259]*[.Q219] + [.G260]*[.Q220] + [.G261]*[.Q221] + [.G262]*[.Q222] + [.G263]*[.Q223] + [.G264]*[.Q224] + [.G265]*[.Q225] + [.G266]*[.Q226] + [.G267]*[.Q227] + [.G268]*[.Q228] + [.G269]*[.Q229] + [.G270]*[.Q230] + [.G271]*[.Q231] )" office:value-type="float" office:value="0.681994637514288" calcext:value-type="float">
            <text:p>0.681994637514288</text:p>
          </table:table-cell>
          <table:table-cell table:number-columns-repeated="8"/>
          <table:table-cell table:style-name="ce33" office:value-type="float" office:value="0.000355224981869504" calcext:value-type="float">
            <text:p>0.0003552249818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46738057025572" calcext:value-type="float">
            <text:p>-0.446738057025572</text:p>
          </table:table-cell>
          <table:table-cell table:style-name="ce25" table:formula="of:=TANH( [.G251]*[.Q232] + [.G252]*[.Q233] + [.G253]*[.Q234] + [.G254]*[.Q235] + [.G255]*[.Q236] + [.G256]*[.Q237] + [.G257]*[.Q238] + [.G258]*[.Q239] + [.G259]*[.Q240] + [.G260]*[.Q241] + [.G261]*[.Q242] + [.G262]*[.Q243] + [.G263]*[.Q244] + [.G264]*[.Q245] + [.G265]*[.Q246] + [.G266]*[.Q247] + [.G267]*[.Q248] + [.G268]*[.Q249] + [.G269]*[.Q250] + [.G270]*[.Q251] + [.G271]*[.Q252] )" office:value-type="float" office:value="-0.986453802922" calcext:value-type="float">
            <text:p>-0.986453802922</text:p>
          </table:table-cell>
          <table:table-cell table:number-columns-repeated="8"/>
          <table:table-cell table:style-name="ce33" office:value-type="float" office:value="0.0000123440008371219" calcext:value-type="float">
            <text:p>1.23440008371219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4009569154839" calcext:value-type="float">
            <text:p>-0.434009569154839</text:p>
          </table:table-cell>
          <table:table-cell table:style-name="ce25" table:formula="of:=TANH( [.G251]*[.Q253] + [.G252]*[.Q254] + [.G253]*[.Q255] + [.G254]*[.Q256] + [.G255]*[.Q257] + [.G256]*[.Q258] + [.G257]*[.Q259] + [.G258]*[.Q260] + [.G259]*[.Q261] + [.G260]*[.Q262] + [.G261]*[.Q263] + [.G262]*[.Q264] + [.G263]*[.Q265] + [.G264]*[.Q266] + [.G265]*[.Q267] + [.G266]*[.Q268] + [.G267]*[.Q269] + [.G268]*[.Q270] + [.G269]*[.Q271] + [.G270]*[.Q272] + [.G271]*[.Q273] )" office:value-type="float" office:value="-0.759657211312321" calcext:value-type="float">
            <text:p>-0.759657211312321</text:p>
          </table:table-cell>
          <table:table-cell table:number-columns-repeated="8"/>
          <table:table-cell table:style-name="ce33" office:value-type="float" office:value="0.0163390513757006" calcext:value-type="float">
            <text:p>0.01633905137570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381802645428" calcext:value-type="float">
            <text:p>-0.42381802645428</text:p>
          </table:table-cell>
          <table:table-cell table:style-name="ce25" table:formula="of:=TANH( [.G251]*[.Q274] + [.G252]*[.Q275] + [.G253]*[.Q276] + [.G254]*[.Q277] + [.G255]*[.Q278] + [.G256]*[.Q279] + [.G257]*[.Q280] + [.G258]*[.Q281] + [.G259]*[.Q282] + [.G260]*[.Q283] + [.G261]*[.Q284] + [.G262]*[.Q285] + [.G263]*[.Q286] + [.G264]*[.Q287] + [.G265]*[.Q288] + [.G266]*[.Q289] + [.G267]*[.Q290] + [.G268]*[.Q291] + [.G269]*[.Q292] + [.G270]*[.Q293] + [.G271]*[.Q294] )" office:value-type="float" office:value="0.423789642066956" calcext:value-type="float">
            <text:p>0.423789642066956</text:p>
          </table:table-cell>
          <table:table-cell table:number-columns-repeated="8"/>
          <table:table-cell table:style-name="ce33" office:value-type="float" office:value="0.00000660460215291572" calcext:value-type="float">
            <text:p>6.60460215291572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196290578665" calcext:value-type="float">
            <text:p>-0.41196290578665</text:p>
          </table:table-cell>
          <table:table-cell table:style-name="ce25" table:formula="of:=TANH( [.G251]*[.Q295] + [.G252]*[.Q296] + [.G253]*[.Q297] + [.G254]*[.Q298] + [.G255]*[.Q299] + [.G256]*[.Q300] + [.G257]*[.Q301] + [.G258]*[.Q302] + [.G259]*[.Q303] + [.G260]*[.Q304] + [.G261]*[.Q305] + [.G262]*[.Q306] + [.G263]*[.Q307] + [.G264]*[.Q308] + [.G265]*[.Q309] + [.G266]*[.Q310] + [.G267]*[.Q311] + [.G268]*[.Q312] + [.G269]*[.Q313] + [.G270]*[.Q314] + [.G271]*[.Q315] )" office:value-type="float" office:value="-0.959498639837458" calcext:value-type="float">
            <text:p>-0.959498639837458</text:p>
          </table:table-cell>
          <table:table-cell table:number-columns-repeated="8"/>
          <table:table-cell table:style-name="ce33" office:value-type="float" office:value="0.000865524052402365" calcext:value-type="float">
            <text:p>0.00086552405240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1408438414586" calcext:value-type="float">
            <text:p>-0.431408438414586</text:p>
          </table:table-cell>
          <table:table-cell table:style-name="ce25" table:formula="of:=TANH( [.G251]*[.Q316] + [.G252]*[.Q317] + [.G253]*[.Q318] + [.G254]*[.Q319] + [.G255]*[.Q320] + [.G256]*[.Q321] + [.G257]*[.Q322] + [.G258]*[.Q323] + [.G259]*[.Q324] + [.G260]*[.Q325] + [.G261]*[.Q326] + [.G262]*[.Q327] + [.G263]*[.Q328] + [.G264]*[.Q329] + [.G265]*[.Q330] + [.G266]*[.Q331] + [.G267]*[.Q332] + [.G268]*[.Q333] + [.G269]*[.Q334] + [.G270]*[.Q335] + [.G271]*[.Q336] )" office:value-type="float" office:value="0.0154110161391111" calcext:value-type="float">
            <text:p>0.015411016139111</text:p>
          </table:table-cell>
          <table:table-cell table:number-columns-repeated="8"/>
          <table:table-cell table:style-name="ce33" office:value-type="float" office:value="-0.00865108717121016" calcext:value-type="float">
            <text:p>-0.0086510871712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6496014540574" calcext:value-type="float">
            <text:p>-0.436496014540574</text:p>
          </table:table-cell>
          <table:table-cell table:style-name="ce25" table:formula="of:=TANH( [.G251]*[.Q337] + [.G252]*[.Q338] + [.G253]*[.Q339] + [.G254]*[.Q340] + [.G255]*[.Q341] + [.G256]*[.Q342] + [.G257]*[.Q343] + [.G258]*[.Q344] + [.G259]*[.Q345] + [.G260]*[.Q346] + [.G261]*[.Q347] + [.G262]*[.Q348] + [.G263]*[.Q349] + [.G264]*[.Q350] + [.G265]*[.Q351] + [.G266]*[.Q352] + [.G267]*[.Q353] + [.G268]*[.Q354] + [.G269]*[.Q355] + [.G270]*[.Q356] + [.G271]*[.Q357] )" office:value-type="float" office:value="0.402167877459677" calcext:value-type="float">
            <text:p>0.402167877459677</text:p>
          </table:table-cell>
          <table:table-cell table:number-columns-repeated="8"/>
          <table:table-cell table:style-name="ce33" office:value-type="float" office:value="0.00103483117718794" calcext:value-type="float">
            <text:p>0.00103483117718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3949196872798" calcext:value-type="float">
            <text:p>-0.433949196872798</text:p>
          </table:table-cell>
          <table:table-cell table:style-name="ce25" table:formula="of:=TANH( [.G251]*[.Q358] + [.G252]*[.Q359] + [.G253]*[.Q360] + [.G254]*[.Q361] + [.G255]*[.Q362] + [.G256]*[.Q363] + [.G257]*[.Q364] + [.G258]*[.Q365] + [.G259]*[.Q366] + [.G260]*[.Q367] + [.G261]*[.Q368] + [.G262]*[.Q369] + [.G263]*[.Q370] + [.G264]*[.Q371] + [.G265]*[.Q372] + [.G266]*[.Q373] + [.G267]*[.Q374] + [.G268]*[.Q375] + [.G269]*[.Q376] + [.G270]*[.Q377] + [.G271]*[.Q378] )" office:value-type="float" office:value="0.029038477892679" calcext:value-type="float">
            <text:p>0.029038477892679</text:p>
          </table:table-cell>
          <table:table-cell table:number-columns-repeated="8"/>
          <table:table-cell table:style-name="ce33" office:value-type="float" office:value="-0.0104855113704165" calcext:value-type="float">
            <text:p>-0.01048551137041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490498557306" calcext:value-type="float">
            <text:p>-0.42490498557306</text:p>
          </table:table-cell>
          <table:table-cell table:style-name="ce25" table:formula="of:=TANH( [.G251]*[.Q379] + [.G252]*[.Q380] + [.G253]*[.Q381] + [.G254]*[.Q382] + [.G255]*[.Q383] + [.G256]*[.Q384] + [.G257]*[.Q385] + [.G258]*[.Q386] + [.G259]*[.Q387] + [.G260]*[.Q388] + [.G261]*[.Q389] + [.G262]*[.Q390] + [.G263]*[.Q391] + [.G264]*[.Q392] + [.G265]*[.Q393] + [.G266]*[.Q394] + [.G267]*[.Q395] + [.G268]*[.Q396] + [.G269]*[.Q397] + [.G270]*[.Q398] + [.G271]*[.Q399] )" office:value-type="float" office:value="-0.517762505857157" calcext:value-type="float">
            <text:p>-0.517762505857157</text:p>
          </table:table-cell>
          <table:table-cell table:number-columns-repeated="8"/>
          <table:table-cell table:style-name="ce33" office:value-type="float" office:value="0.0129340660667106" calcext:value-type="float">
            <text:p>0.01293406606671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9556031967013" calcext:value-type="float">
            <text:p>-0.419556031967013</text:p>
          </table:table-cell>
          <table:table-cell table:style-name="ce25" table:formula="of:=TANH( [.G251]*[.Q400] + [.G252]*[.Q401] + [.G253]*[.Q402] + [.G254]*[.Q403] + [.G255]*[.Q404] + [.G256]*[.Q405] + [.G257]*[.Q406] + [.G258]*[.Q407] + [.G259]*[.Q408] + [.G260]*[.Q409] + [.G261]*[.Q410] + [.G262]*[.Q411] + [.G263]*[.Q412] + [.G264]*[.Q413] + [.G265]*[.Q414] + [.G266]*[.Q415] + [.G267]*[.Q416] + [.G268]*[.Q417] + [.G269]*[.Q418] + [.G270]*[.Q419] + [.G271]*[.Q420] )" office:value-type="float" office:value="0.0350146424606318" calcext:value-type="float">
            <text:p>0.035014642460632</text:p>
          </table:table-cell>
          <table:table-cell table:number-columns-repeated="8"/>
          <table:table-cell table:style-name="ce33" office:value-type="float" office:value="-0.0000060556739840705" calcext:value-type="float">
            <text:p>-6.0556739840705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251]*[.Q421] + [.G252]*[.Q422] + [.G253]*[.Q423] + [.G254]*[.Q424] + [.G255]*[.Q425] + [.G256]*[.Q426] + [.G257]*[.Q427] + [.G258]*[.Q428] + [.G259]*[.Q429] + [.G260]*[.Q430] + [.G261]*[.Q431] + [.G262]*[.Q432] + [.G263]*[.Q433] + [.G264]*[.Q434] + [.G265]*[.Q435] + [.G266]*[.Q436] + [.G267]*[.Q437] + [.G268]*[.Q438] + [.G269]*[.Q439] + [.G270]*[.Q440] + [.G271]*[.Q441] )" office:value-type="float" office:value="0.673882123708856" calcext:value-type="float">
            <text:p>0.673882123708856</text:p>
          </table:table-cell>
          <table:table-cell table:number-columns-repeated="8"/>
          <table:table-cell table:style-name="ce33" office:value-type="float" office:value="-0.00635929389289859" calcext:value-type="float">
            <text:p>-0.00635929389289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251]*[.Q442] + [.G252]*[.Q443] + [.G253]*[.Q444] + [.G254]*[.Q445] + [.G255]*[.Q446] + [.G256]*[.Q447] + [.G257]*[.Q448] + [.G258]*[.Q449] + [.G259]*[.Q450] + [.G260]*[.Q451] + [.G261]*[.Q452] + [.G262]*[.Q453] + [.G263]*[.Q454] + [.G264]*[.Q455] + [.G265]*[.Q456] + [.G266]*[.Q457] + [.G267]*[.Q458] + [.G268]*[.Q459] + [.G269]*[.Q460] + [.G270]*[.Q461] + [.G271]*[.Q462] )" office:value-type="float" office:value="-0.241516229770567" calcext:value-type="float">
            <text:p>-0.241516229770567</text:p>
          </table:table-cell>
          <table:table-cell table:number-columns-repeated="8"/>
          <table:table-cell table:style-name="ce33" office:value-type="float" office:value="-0.0374948904167808" calcext:value-type="float">
            <text:p>-0.03749489041678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251]*[.Q463] + [.G252]*[.Q464] + [.G253]*[.Q465] + [.G254]*[.Q466] + [.G255]*[.Q467] + [.G256]*[.Q468] + [.G257]*[.Q469] + [.G258]*[.Q470] + [.G259]*[.Q471] + [.G260]*[.Q472] + [.G261]*[.Q473] + [.G262]*[.Q474] + [.G263]*[.Q475] + [.G264]*[.Q476] + [.G265]*[.Q477] + [.G266]*[.Q478] + [.G267]*[.Q479] + [.G268]*[.Q480] + [.G269]*[.Q481] + [.G270]*[.Q482] + [.G271]*[.Q483] )" office:value-type="float" office:value="-0.53377942571479" calcext:value-type="float">
            <text:p>-0.53377942571479</text:p>
          </table:table-cell>
          <table:table-cell table:number-columns-repeated="8"/>
          <table:table-cell table:style-name="ce33" office:value-type="float" office:value="0.0403211271618793" calcext:value-type="float">
            <text:p>0.04032112716187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33" office:value-type="float" office:value="0.00236001105236326" calcext:value-type="float">
            <text:p>0.002360011052363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6"/>
          <table:table-cell table:style-name="ce33" office:value-type="float" office:value="-0.0944083905630058" calcext:value-type="float">
            <text:p>-0.0944083905630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4044562523636" calcext:value-type="float">
            <text:p>-0.484044562523636</text:p>
          </table:table-cell>
          <table:table-cell table:style-name="ce25" table:formula="of:=TANH( [.G276]*[.Q1] + [.G277]*[.Q2] + [.G278]*[.Q3] + [.G279]*[.Q4] + [.G280]*[.Q5] + [.G281]*[.Q6] + [.G282]*[.Q7] + [.G283]*[.Q8] + [.G284]*[.Q9] + [.G285]*[.Q10] + [.G286]*[.Q11] + [.G287]*[.Q12] + [.G288]*[.Q13] + [.G289]*[.Q14] + [.G290]*[.Q15] + [.G291]*[.Q16] + [.G292]*[.Q17] + [.G293]*[.Q18] + [.G294]*[.Q19] + [.G295]*[.Q20] + [.G296]*[.Q21] )" office:value-type="float" office:value="0.00710002845714566" calcext:value-type="float">
            <text:p>0.007100028457146</text:p>
          </table:table-cell>
          <table:table-cell table:style-name="ce28" table:formula="of:=TANH( [.H276]*[.S1] + [.H277]*[.S2] + [.H278]*[.S3] + [.H279]*[.S4] + [.H280]*[.S5] + [.H281]*[.S6] + [.H282]*[.S7] + [.H283]*[.S8] + [.H284]*[.S9] + [.H285]*[.S10] + [.H286]*[.S11] + [.H287]*[.S12] + [.H288]*[.S13] + [.H289]*[.S14] + [.H290]*[.S15] + [.H291]*[.S16] + [.H292]*[.S17] + [.H293]*[.S18] + [.H294]*[.S19] + [.H295]*[.S20] + [.H296]*[.S21] + [.H297]*[.S22] + [.H298]*[.S23] + [.H299]*[.S24] )" office:value-type="float" office:value="-0.39693272704422" calcext:value-type="float">
            <text:p>-0.39693272704422</text:p>
          </table:table-cell>
          <table:table-cell table:style-name="ce29" office:value-type="float" office:value="-0.416432452094255" calcext:value-type="float">
            <text:p>-0.416432452094255</text:p>
          </table:table-cell>
          <table:table-cell table:style-name="ce30" table:formula="of:= ([.J277]-[.I277]) * ([.J277]-[.I277])" office:value-type="float" office:value="0.000380239277026973" calcext:value-type="float">
            <text:p>0.000380239277027</text:p>
          </table:table-cell>
          <table:table-cell table:number-columns-repeated="5"/>
          <table:table-cell table:style-name="ce33" office:value-type="float" office:value="0.0661688871123408" calcext:value-type="float">
            <text:p>0.06616888711234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3425414523046" calcext:value-type="float">
            <text:p>-0.483425414523046</text:p>
          </table:table-cell>
          <table:table-cell table:style-name="ce25" table:formula="of:=TANH( [.G276]*[.Q22] + [.G277]*[.Q23] + [.G278]*[.Q24] + [.G279]*[.Q25] + [.G280]*[.Q26] + [.G281]*[.Q27] + [.G282]*[.Q28] + [.G283]*[.Q29] + [.G284]*[.Q30] + [.G285]*[.Q31] + [.G286]*[.Q32] + [.G287]*[.Q33] + [.G288]*[.Q34] + [.G289]*[.Q35] + [.G290]*[.Q36] + [.G291]*[.Q37] + [.G292]*[.Q38] + [.G293]*[.Q39] + [.G294]*[.Q40] + [.G295]*[.Q41] + [.G296]*[.Q42] )" office:value-type="float" office:value="0.0143444187654331" calcext:value-type="float">
            <text:p>0.014344418765433</text:p>
          </table:table-cell>
          <table:table-cell table:style-name="ce28" table:formula="of:=TANH( [.H276]*[.S25] + [.H277]*[.S26] + [.H278]*[.S27] + [.H279]*[.S28] + [.H280]*[.S29] + [.H281]*[.S30] + [.H282]*[.S31] + [.H283]*[.S32] + [.H284]*[.S33] + [.H285]*[.S34] + [.H286]*[.S35] + [.H287]*[.S36] + [.H288]*[.S37] + [.H289]*[.S38] + [.H290]*[.S39] + [.H291]*[.S40] + [.H292]*[.S41] + [.H293]*[.S42] + [.H294]*[.S43] + [.H295]*[.S44] + [.H296]*[.S45] + [.H297]*[.S46] + [.H298]*[.S47] + [.H299]*[.S48] )" office:value-type="float" office:value="-0.393213855271411" calcext:value-type="float">
            <text:p>-0.393213855271411</text:p>
          </table:table-cell>
          <table:table-cell table:style-name="ce29" office:value-type="float" office:value="-0.414498245361861" calcext:value-type="float">
            <text:p>-0.414498245361861</text:p>
          </table:table-cell>
          <table:table-cell table:style-name="ce30" table:formula="of:= ([.J278]-[.I278]) * ([.J278]-[.I278])" office:value-type="float" office:value="0.000453025261522461" calcext:value-type="float">
            <text:p>0.000453025261522</text:p>
          </table:table-cell>
          <table:table-cell table:number-columns-repeated="5"/>
          <table:table-cell table:style-name="ce33" office:value-type="float" office:value="-1.00836410386362" calcext:value-type="float">
            <text:p>-1.0083641038636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2989772646797" calcext:value-type="float">
            <text:p>-0.482989772646797</text:p>
          </table:table-cell>
          <table:table-cell table:style-name="ce25" table:formula="of:=TANH( [.G276]*[.Q43] + [.G277]*[.Q44] + [.G278]*[.Q45] + [.G279]*[.Q46] + [.G280]*[.Q47] + [.G281]*[.Q48] + [.G282]*[.Q49] + [.G283]*[.Q50] + [.G284]*[.Q51] + [.G285]*[.Q52] + [.G286]*[.Q53] + [.G287]*[.Q54] + [.G288]*[.Q55] + [.G289]*[.Q56] + [.G290]*[.Q57] + [.G291]*[.Q58] + [.G292]*[.Q59] + [.G293]*[.Q60] + [.G294]*[.Q61] + [.G295]*[.Q62] + [.G296]*[.Q63] )" office:value-type="float" office:value="0.977830077402377" calcext:value-type="float">
            <text:p>0.977830077402377</text:p>
          </table:table-cell>
          <table:table-cell table:style-name="ce28" table:formula="of:=TANH( [.H276]*[.S49] + [.H277]*[.S50] + [.H278]*[.S51] + [.H279]*[.S52] + [.H280]*[.S53] + [.H281]*[.S54] + [.H282]*[.S55] + [.H283]*[.S56] + [.H284]*[.S57] + [.H285]*[.S58] + [.H286]*[.S59] + [.H287]*[.S60] + [.H288]*[.S61] + [.H289]*[.S62] + [.H290]*[.S63] + [.H291]*[.S64] + [.H292]*[.S65] + [.H293]*[.S66] + [.H294]*[.S67] + [.H295]*[.S68] + [.H296]*[.S69] + [.H297]*[.S70] + [.H298]*[.S71] + [.H299]*[.S72] )" office:value-type="float" office:value="-0.418737289120101" calcext:value-type="float">
            <text:p>-0.418737289120101</text:p>
          </table:table-cell>
          <table:table-cell table:style-name="ce29" office:value-type="float" office:value="-0.413653874439224" calcext:value-type="float">
            <text:p>-0.413653874439224</text:p>
          </table:table-cell>
          <table:table-cell table:style-name="ce30" table:formula="of:= ([.J279]-[.I279]) * ([.J279]-[.I279])" office:value-type="float" office:value="0.0000258411048177527" calcext:value-type="float">
            <text:p>2.58411048177527E-05</text:p>
          </table:table-cell>
          <table:table-cell table:number-columns-repeated="5"/>
          <table:table-cell table:style-name="ce33" office:value-type="float" office:value="-0.0147903225977896" calcext:value-type="float">
            <text:p>-0.0147903225977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4523451291362" calcext:value-type="float">
            <text:p>-0.474523451291362</text:p>
          </table:table-cell>
          <table:table-cell table:style-name="ce25" table:formula="of:=TANH( [.G276]*[.Q64] + [.G277]*[.Q65] + [.G278]*[.Q66] + [.G279]*[.Q67] + [.G280]*[.Q68] + [.G281]*[.Q69] + [.G282]*[.Q70] + [.G283]*[.Q71] + [.G284]*[.Q72] + [.G285]*[.Q73] + [.G286]*[.Q74] + [.G287]*[.Q75] + [.G288]*[.Q76] + [.G289]*[.Q77] + [.G290]*[.Q78] + [.G291]*[.Q79] + [.G292]*[.Q80] + [.G293]*[.Q81] + [.G294]*[.Q82] + [.G295]*[.Q83] + [.G296]*[.Q84] )" office:value-type="float" office:value="-0.118241024644543" calcext:value-type="float">
            <text:p>-0.118241024644543</text:p>
          </table:table-cell>
          <table:table-cell table:number-columns-repeated="8"/>
          <table:table-cell table:style-name="ce33" office:value-type="float" office:value="-0.00091843809090924" calcext:value-type="float">
            <text:p>-0.00091843809090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6471821665038" calcext:value-type="float">
            <text:p>-0.476471821665038</text:p>
          </table:table-cell>
          <table:table-cell table:style-name="ce25" table:formula="of:=TANH( [.G276]*[.Q85] + [.G277]*[.Q86] + [.G278]*[.Q87] + [.G279]*[.Q88] + [.G280]*[.Q89] + [.G281]*[.Q90] + [.G282]*[.Q91] + [.G283]*[.Q92] + [.G284]*[.Q93] + [.G285]*[.Q94] + [.G286]*[.Q95] + [.G287]*[.Q96] + [.G288]*[.Q97] + [.G289]*[.Q98] + [.G290]*[.Q99] + [.G291]*[.Q100] + [.G292]*[.Q101] + [.G293]*[.Q102] + [.G294]*[.Q103] + [.G295]*[.Q104] + [.G296]*[.Q105] )" office:value-type="float" office:value="0.211689984073926" calcext:value-type="float">
            <text:p>0.211689984073926</text:p>
          </table:table-cell>
          <table:table-cell table:number-columns-repeated="8"/>
          <table:table-cell table:style-name="ce33" office:value-type="float" office:value="0.0000533414114147931" calcext:value-type="float">
            <text:p>5.33414114147931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335221755124" calcext:value-type="float">
            <text:p>-0.467335221755124</text:p>
          </table:table-cell>
          <table:table-cell table:style-name="ce25" table:formula="of:=TANH( [.G276]*[.Q106] + [.G277]*[.Q107] + [.G278]*[.Q108] + [.G279]*[.Q109] + [.G280]*[.Q110] + [.G281]*[.Q111] + [.G282]*[.Q112] + [.G283]*[.Q113] + [.G284]*[.Q114] + [.G285]*[.Q115] + [.G286]*[.Q116] + [.G287]*[.Q117] + [.G288]*[.Q118] + [.G289]*[.Q119] + [.G290]*[.Q120] + [.G291]*[.Q121] + [.G292]*[.Q122] + [.G293]*[.Q123] + [.G294]*[.Q124] + [.G295]*[.Q125] + [.G296]*[.Q126] )" office:value-type="float" office:value="0.293166109668812" calcext:value-type="float">
            <text:p>0.293166109668812</text:p>
          </table:table-cell>
          <table:table-cell table:number-columns-repeated="8"/>
          <table:table-cell table:style-name="ce33" office:value-type="float" office:value="0.00603715067582526" calcext:value-type="float">
            <text:p>0.00603715067582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196086438734" calcext:value-type="float">
            <text:p>-0.47196086438734</text:p>
          </table:table-cell>
          <table:table-cell table:style-name="ce25" table:formula="of:=TANH( [.G276]*[.Q127] + [.G277]*[.Q128] + [.G278]*[.Q129] + [.G279]*[.Q130] + [.G280]*[.Q131] + [.G281]*[.Q132] + [.G282]*[.Q133] + [.G283]*[.Q134] + [.G284]*[.Q135] + [.G285]*[.Q136] + [.G286]*[.Q137] + [.G287]*[.Q138] + [.G288]*[.Q139] + [.G289]*[.Q140] + [.G290]*[.Q141] + [.G291]*[.Q142] + [.G292]*[.Q143] + [.G293]*[.Q144] + [.G294]*[.Q145] + [.G295]*[.Q146] + [.G296]*[.Q147] )" office:value-type="float" office:value="0.18996711358406" calcext:value-type="float">
            <text:p>0.18996711358406</text:p>
          </table:table-cell>
          <table:table-cell table:number-columns-repeated="8"/>
          <table:table-cell table:style-name="ce33" office:value-type="float" office:value="-0.0408594143618582" calcext:value-type="float">
            <text:p>-0.04085941436185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155232648321" calcext:value-type="float">
            <text:p>-0.467155232648321</text:p>
          </table:table-cell>
          <table:table-cell table:style-name="ce25" table:formula="of:=TANH( [.G276]*[.Q148] + [.G277]*[.Q149] + [.G278]*[.Q150] + [.G279]*[.Q151] + [.G280]*[.Q152] + [.G281]*[.Q153] + [.G282]*[.Q154] + [.G283]*[.Q155] + [.G284]*[.Q156] + [.G285]*[.Q157] + [.G286]*[.Q158] + [.G287]*[.Q159] + [.G288]*[.Q160] + [.G289]*[.Q161] + [.G290]*[.Q162] + [.G291]*[.Q163] + [.G292]*[.Q164] + [.G293]*[.Q165] + [.G294]*[.Q166] + [.G295]*[.Q167] + [.G296]*[.Q168] )" office:value-type="float" office:value="-0.250910555885818" calcext:value-type="float">
            <text:p>-0.250910555885818</text:p>
          </table:table-cell>
          <table:table-cell table:number-columns-repeated="8"/>
          <table:table-cell table:style-name="ce33" office:value-type="float" office:value="0.0000155415125555487" calcext:value-type="float">
            <text:p>1.55415125555487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7980241815981" calcext:value-type="float">
            <text:p>-0.457980241815981</text:p>
          </table:table-cell>
          <table:table-cell table:style-name="ce25" table:formula="of:=TANH( [.G276]*[.Q169] + [.G277]*[.Q170] + [.G278]*[.Q171] + [.G279]*[.Q172] + [.G280]*[.Q173] + [.G281]*[.Q174] + [.G282]*[.Q175] + [.G283]*[.Q176] + [.G284]*[.Q177] + [.G285]*[.Q178] + [.G286]*[.Q179] + [.G287]*[.Q180] + [.G288]*[.Q181] + [.G289]*[.Q182] + [.G290]*[.Q183] + [.G291]*[.Q184] + [.G292]*[.Q185] + [.G293]*[.Q186] + [.G294]*[.Q187] + [.G295]*[.Q188] + [.G296]*[.Q189] )" office:value-type="float" office:value="0.0275004187606594" calcext:value-type="float">
            <text:p>0.02750041876066</text:p>
          </table:table-cell>
          <table:table-cell table:number-columns-repeated="8"/>
          <table:table-cell table:style-name="ce33" office:value-type="float" office:value="-0.000417231585800503" calcext:value-type="float">
            <text:p>-0.00041723158580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0538118019067" calcext:value-type="float">
            <text:p>-0.450538118019067</text:p>
          </table:table-cell>
          <table:table-cell table:style-name="ce25" table:formula="of:=TANH( [.G276]*[.Q190] + [.G277]*[.Q191] + [.G278]*[.Q192] + [.G279]*[.Q193] + [.G280]*[.Q194] + [.G281]*[.Q195] + [.G282]*[.Q196] + [.G283]*[.Q197] + [.G284]*[.Q198] + [.G285]*[.Q199] + [.G286]*[.Q200] + [.G287]*[.Q201] + [.G288]*[.Q202] + [.G289]*[.Q203] + [.G290]*[.Q204] + [.G291]*[.Q205] + [.G292]*[.Q206] + [.G293]*[.Q207] + [.G294]*[.Q208] + [.G295]*[.Q209] + [.G296]*[.Q210] )" office:value-type="float" office:value="-0.0166208256364628" calcext:value-type="float">
            <text:p>-0.016620825636463</text:p>
          </table:table-cell>
          <table:table-cell table:number-columns-repeated="8"/>
          <table:table-cell table:style-name="ce33" office:value-type="float" office:value="-0.00000032603385236646" calcext:value-type="float">
            <text:p>-3.26033852366461E-0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46738057025572" calcext:value-type="float">
            <text:p>-0.446738057025572</text:p>
          </table:table-cell>
          <table:table-cell table:style-name="ce25" table:formula="of:=TANH( [.G276]*[.Q211] + [.G277]*[.Q212] + [.G278]*[.Q213] + [.G279]*[.Q214] + [.G280]*[.Q215] + [.G281]*[.Q216] + [.G282]*[.Q217] + [.G283]*[.Q218] + [.G284]*[.Q219] + [.G285]*[.Q220] + [.G286]*[.Q221] + [.G287]*[.Q222] + [.G288]*[.Q223] + [.G289]*[.Q224] + [.G290]*[.Q225] + [.G291]*[.Q226] + [.G292]*[.Q227] + [.G293]*[.Q228] + [.G294]*[.Q229] + [.G295]*[.Q230] + [.G296]*[.Q231] )" office:value-type="float" office:value="0.67950027157605" calcext:value-type="float">
            <text:p>0.67950027157605</text:p>
          </table:table-cell>
          <table:table-cell table:number-columns-repeated="8"/>
          <table:table-cell table:style-name="ce33" office:value-type="float" office:value="-0.0148010250329515" calcext:value-type="float">
            <text:p>-0.01480102503295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4009569154839" calcext:value-type="float">
            <text:p>-0.434009569154839</text:p>
          </table:table-cell>
          <table:table-cell table:style-name="ce25" table:formula="of:=TANH( [.G276]*[.Q232] + [.G277]*[.Q233] + [.G278]*[.Q234] + [.G279]*[.Q235] + [.G280]*[.Q236] + [.G281]*[.Q237] + [.G282]*[.Q238] + [.G283]*[.Q239] + [.G284]*[.Q240] + [.G285]*[.Q241] + [.G286]*[.Q242] + [.G287]*[.Q243] + [.G288]*[.Q244] + [.G289]*[.Q245] + [.G290]*[.Q246] + [.G291]*[.Q247] + [.G292]*[.Q248] + [.G293]*[.Q249] + [.G294]*[.Q250] + [.G295]*[.Q251] + [.G296]*[.Q252] )" office:value-type="float" office:value="-0.985091584001481" calcext:value-type="float">
            <text:p>-0.985091584001481</text:p>
          </table:table-cell>
          <table:table-cell table:number-columns-repeated="8"/>
          <table:table-cell table:style-name="ce33" office:value-type="float" office:value="-0.00000016103169304308" calcext:value-type="float">
            <text:p>-1.61031693043074E-0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381802645428" calcext:value-type="float">
            <text:p>-0.42381802645428</text:p>
          </table:table-cell>
          <table:table-cell table:style-name="ce25" table:formula="of:=TANH( [.G276]*[.Q253] + [.G277]*[.Q254] + [.G278]*[.Q255] + [.G279]*[.Q256] + [.G280]*[.Q257] + [.G281]*[.Q258] + [.G282]*[.Q259] + [.G283]*[.Q260] + [.G284]*[.Q261] + [.G285]*[.Q262] + [.G286]*[.Q263] + [.G287]*[.Q264] + [.G288]*[.Q265] + [.G289]*[.Q266] + [.G290]*[.Q267] + [.G291]*[.Q268] + [.G292]*[.Q269] + [.G293]*[.Q270] + [.G294]*[.Q271] + [.G295]*[.Q272] + [.G296]*[.Q273] )" office:value-type="float" office:value="-0.755761203701027" calcext:value-type="float">
            <text:p>-0.755761203701027</text:p>
          </table:table-cell>
          <table:table-cell table:number-columns-repeated="8"/>
          <table:table-cell table:style-name="ce33" office:value-type="float" office:value="0.0103475454047736" calcext:value-type="float">
            <text:p>0.01034754540477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196290578665" calcext:value-type="float">
            <text:p>-0.41196290578665</text:p>
          </table:table-cell>
          <table:table-cell table:style-name="ce25" table:formula="of:=TANH( [.G276]*[.Q274] + [.G277]*[.Q275] + [.G278]*[.Q276] + [.G279]*[.Q277] + [.G280]*[.Q278] + [.G281]*[.Q279] + [.G282]*[.Q280] + [.G283]*[.Q281] + [.G284]*[.Q282] + [.G285]*[.Q283] + [.G286]*[.Q284] + [.G287]*[.Q285] + [.G288]*[.Q286] + [.G289]*[.Q287] + [.G290]*[.Q288] + [.G291]*[.Q289] + [.G292]*[.Q290] + [.G293]*[.Q291] + [.G294]*[.Q292] + [.G295]*[.Q293] + [.G296]*[.Q294] )" office:value-type="float" office:value="0.413084136491346" calcext:value-type="float">
            <text:p>0.413084136491346</text:p>
          </table:table-cell>
          <table:table-cell table:number-columns-repeated="8"/>
          <table:table-cell table:style-name="ce33" office:value-type="float" office:value="0.485884517290965" calcext:value-type="float">
            <text:p>0.48588451729096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1408438414586" calcext:value-type="float">
            <text:p>-0.431408438414586</text:p>
          </table:table-cell>
          <table:table-cell table:style-name="ce25" table:formula="of:=TANH( [.G276]*[.Q295] + [.G277]*[.Q296] + [.G278]*[.Q297] + [.G279]*[.Q298] + [.G280]*[.Q299] + [.G281]*[.Q300] + [.G282]*[.Q301] + [.G283]*[.Q302] + [.G284]*[.Q303] + [.G285]*[.Q304] + [.G286]*[.Q305] + [.G287]*[.Q306] + [.G288]*[.Q307] + [.G289]*[.Q308] + [.G290]*[.Q309] + [.G291]*[.Q310] + [.G292]*[.Q311] + [.G293]*[.Q312] + [.G294]*[.Q313] + [.G295]*[.Q314] + [.G296]*[.Q315] )" office:value-type="float" office:value="-0.958731259699224" calcext:value-type="float">
            <text:p>-0.958731259699224</text:p>
          </table:table-cell>
          <table:table-cell table:number-columns-repeated="8"/>
          <table:table-cell table:style-name="ce33" office:value-type="float" office:value="0.0120501511528725" calcext:value-type="float">
            <text:p>0.01205015115287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6496014540574" calcext:value-type="float">
            <text:p>-0.436496014540574</text:p>
          </table:table-cell>
          <table:table-cell table:style-name="ce25" table:formula="of:=TANH( [.G276]*[.Q316] + [.G277]*[.Q317] + [.G278]*[.Q318] + [.G279]*[.Q319] + [.G280]*[.Q320] + [.G281]*[.Q321] + [.G282]*[.Q322] + [.G283]*[.Q323] + [.G284]*[.Q324] + [.G285]*[.Q325] + [.G286]*[.Q326] + [.G287]*[.Q327] + [.G288]*[.Q328] + [.G289]*[.Q329] + [.G290]*[.Q330] + [.G291]*[.Q331] + [.G292]*[.Q332] + [.G293]*[.Q333] + [.G294]*[.Q334] + [.G295]*[.Q335] + [.G296]*[.Q336] )" office:value-type="float" office:value="0.0160580599658132" calcext:value-type="float">
            <text:p>0.016058059965813</text:p>
          </table:table-cell>
          <table:table-cell table:number-columns-repeated="8"/>
          <table:table-cell table:style-name="ce33" office:value-type="float" office:value="-0.00386629305086118" calcext:value-type="float">
            <text:p>-0.00386629305086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3949196872798" calcext:value-type="float">
            <text:p>-0.433949196872798</text:p>
          </table:table-cell>
          <table:table-cell table:style-name="ce25" table:formula="of:=TANH( [.G276]*[.Q337] + [.G277]*[.Q338] + [.G278]*[.Q339] + [.G279]*[.Q340] + [.G280]*[.Q341] + [.G281]*[.Q342] + [.G282]*[.Q343] + [.G283]*[.Q344] + [.G284]*[.Q345] + [.G285]*[.Q346] + [.G286]*[.Q347] + [.G287]*[.Q348] + [.G288]*[.Q349] + [.G289]*[.Q350] + [.G290]*[.Q351] + [.G291]*[.Q352] + [.G292]*[.Q353] + [.G293]*[.Q354] + [.G294]*[.Q355] + [.G295]*[.Q356] + [.G296]*[.Q357] )" office:value-type="float" office:value="0.398531192377439" calcext:value-type="float">
            <text:p>0.398531192377439</text:p>
          </table:table-cell>
          <table:table-cell table:number-columns-repeated="8"/>
          <table:table-cell table:style-name="ce33" office:value-type="float" office:value="-0.235336490938396" calcext:value-type="float">
            <text:p>-0.23533649093839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490498557306" calcext:value-type="float">
            <text:p>-0.42490498557306</text:p>
          </table:table-cell>
          <table:table-cell table:style-name="ce25" table:formula="of:=TANH( [.G276]*[.Q358] + [.G277]*[.Q359] + [.G278]*[.Q360] + [.G279]*[.Q361] + [.G280]*[.Q362] + [.G281]*[.Q363] + [.G282]*[.Q364] + [.G283]*[.Q365] + [.G284]*[.Q366] + [.G285]*[.Q367] + [.G286]*[.Q368] + [.G287]*[.Q369] + [.G288]*[.Q370] + [.G289]*[.Q371] + [.G290]*[.Q372] + [.G291]*[.Q373] + [.G292]*[.Q374] + [.G293]*[.Q375] + [.G294]*[.Q376] + [.G295]*[.Q377] + [.G296]*[.Q378] )" office:value-type="float" office:value="0.0313503398701808" calcext:value-type="float">
            <text:p>0.031350339870181</text:p>
          </table:table-cell>
          <table:table-cell table:number-columns-repeated="8"/>
          <table:table-cell table:style-name="ce33" office:value-type="float" office:value="0.00102039431381585" calcext:value-type="float">
            <text:p>0.00102039431381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9556031967013" calcext:value-type="float">
            <text:p>-0.419556031967013</text:p>
          </table:table-cell>
          <table:table-cell table:style-name="ce25" table:formula="of:=TANH( [.G276]*[.Q379] + [.G277]*[.Q380] + [.G278]*[.Q381] + [.G279]*[.Q382] + [.G280]*[.Q383] + [.G281]*[.Q384] + [.G282]*[.Q385] + [.G283]*[.Q386] + [.G284]*[.Q387] + [.G285]*[.Q388] + [.G286]*[.Q389] + [.G287]*[.Q390] + [.G288]*[.Q391] + [.G289]*[.Q392] + [.G290]*[.Q393] + [.G291]*[.Q394] + [.G292]*[.Q395] + [.G293]*[.Q396] + [.G294]*[.Q397] + [.G295]*[.Q398] + [.G296]*[.Q399] )" office:value-type="float" office:value="-0.520392925946597" calcext:value-type="float">
            <text:p>-0.520392925946597</text:p>
          </table:table-cell>
          <table:table-cell table:number-columns-repeated="8"/>
          <table:table-cell table:style-name="ce33" office:value-type="float" office:value="-0.826302925017015" calcext:value-type="float">
            <text:p>-0.82630292501701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5118339516626" calcext:value-type="float">
            <text:p>-0.415118339516626</text:p>
          </table:table-cell>
          <table:table-cell table:style-name="ce25" table:formula="of:=TANH( [.G276]*[.Q400] + [.G277]*[.Q401] + [.G278]*[.Q402] + [.G279]*[.Q403] + [.G280]*[.Q404] + [.G281]*[.Q405] + [.G282]*[.Q406] + [.G283]*[.Q407] + [.G284]*[.Q408] + [.G285]*[.Q409] + [.G286]*[.Q410] + [.G287]*[.Q411] + [.G288]*[.Q412] + [.G289]*[.Q413] + [.G290]*[.Q414] + [.G291]*[.Q415] + [.G292]*[.Q416] + [.G293]*[.Q417] + [.G294]*[.Q418] + [.G295]*[.Q419] + [.G296]*[.Q420] )" office:value-type="float" office:value="0.0356954095118127" calcext:value-type="float">
            <text:p>0.035695409511813</text:p>
          </table:table-cell>
          <table:table-cell table:number-columns-repeated="8"/>
          <table:table-cell table:style-name="ce33" office:value-type="float" office:value="-0.00000519412180894803" calcext:value-type="float">
            <text:p>-5.19412180894803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276]*[.Q421] + [.G277]*[.Q422] + [.G278]*[.Q423] + [.G279]*[.Q424] + [.G280]*[.Q425] + [.G281]*[.Q426] + [.G282]*[.Q427] + [.G283]*[.Q428] + [.G284]*[.Q429] + [.G285]*[.Q430] + [.G286]*[.Q431] + [.G287]*[.Q432] + [.G288]*[.Q433] + [.G289]*[.Q434] + [.G290]*[.Q435] + [.G291]*[.Q436] + [.G292]*[.Q437] + [.G293]*[.Q438] + [.G294]*[.Q439] + [.G295]*[.Q440] + [.G296]*[.Q441] )" office:value-type="float" office:value="0.663105677488704" calcext:value-type="float">
            <text:p>0.663105677488704</text:p>
          </table:table-cell>
          <table:table-cell table:number-columns-repeated="8"/>
          <table:table-cell table:style-name="ce33" office:value-type="float" office:value="0.010904490926794" calcext:value-type="float">
            <text:p>0.01090449092679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276]*[.Q442] + [.G277]*[.Q443] + [.G278]*[.Q444] + [.G279]*[.Q445] + [.G280]*[.Q446] + [.G281]*[.Q447] + [.G282]*[.Q448] + [.G283]*[.Q449] + [.G284]*[.Q450] + [.G285]*[.Q451] + [.G286]*[.Q452] + [.G287]*[.Q453] + [.G288]*[.Q454] + [.G289]*[.Q455] + [.G290]*[.Q456] + [.G291]*[.Q457] + [.G292]*[.Q458] + [.G293]*[.Q459] + [.G294]*[.Q460] + [.G295]*[.Q461] + [.G296]*[.Q462] )" office:value-type="float" office:value="-0.222907548751639" calcext:value-type="float">
            <text:p>-0.222907548751639</text:p>
          </table:table-cell>
          <table:table-cell table:number-columns-repeated="8"/>
          <table:table-cell table:style-name="ce33" office:value-type="float" office:value="0.556539882146657" calcext:value-type="float">
            <text:p>0.55653988214665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276]*[.Q463] + [.G277]*[.Q464] + [.G278]*[.Q465] + [.G279]*[.Q466] + [.G280]*[.Q467] + [.G281]*[.Q468] + [.G282]*[.Q469] + [.G283]*[.Q470] + [.G284]*[.Q471] + [.G285]*[.Q472] + [.G286]*[.Q473] + [.G287]*[.Q474] + [.G288]*[.Q475] + [.G289]*[.Q476] + [.G290]*[.Q477] + [.G291]*[.Q478] + [.G292]*[.Q479] + [.G293]*[.Q480] + [.G294]*[.Q481] + [.G295]*[.Q482] + [.G296]*[.Q483] )" office:value-type="float" office:value="-0.526582599351048" calcext:value-type="float">
            <text:p>-0.526582599351048</text:p>
          </table:table-cell>
          <table:table-cell table:number-columns-repeated="8"/>
          <table:table-cell table:style-name="ce33" office:value-type="float" office:value="0.000339128396289213" calcext:value-type="float">
            <text:p>0.00033912839628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33" office:value-type="float" office:value="-0.0926911128853992" calcext:value-type="float">
            <text:p>-0.092691112885399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6"/>
          <table:table-cell table:style-name="ce33" office:value-type="float" office:value="0.00148748682609277" calcext:value-type="float">
            <text:p>0.00148748682609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3425414523046" calcext:value-type="float">
            <text:p>-0.483425414523046</text:p>
          </table:table-cell>
          <table:table-cell table:style-name="ce25" table:formula="of:=TANH( [.G301]*[.Q1] + [.G302]*[.Q2] + [.G303]*[.Q3] + [.G304]*[.Q4] + [.G305]*[.Q5] + [.G306]*[.Q6] + [.G307]*[.Q7] + [.G308]*[.Q8] + [.G309]*[.Q9] + [.G310]*[.Q10] + [.G311]*[.Q11] + [.G312]*[.Q12] + [.G313]*[.Q13] + [.G314]*[.Q14] + [.G315]*[.Q15] + [.G316]*[.Q16] + [.G317]*[.Q17] + [.G318]*[.Q18] + [.G319]*[.Q19] + [.G320]*[.Q20] + [.G321]*[.Q21] )" office:value-type="float" office:value="0.00738283054154553" calcext:value-type="float">
            <text:p>0.007382830541546</text:p>
          </table:table-cell>
          <table:table-cell table:style-name="ce28" table:formula="of:=TANH( [.H301]*[.S1] + [.H302]*[.S2] + [.H303]*[.S3] + [.H304]*[.S4] + [.H305]*[.S5] + [.H306]*[.S6] + [.H307]*[.S7] + [.H308]*[.S8] + [.H309]*[.S9] + [.H310]*[.S10] + [.H311]*[.S11] + [.H312]*[.S12] + [.H313]*[.S13] + [.H314]*[.S14] + [.H315]*[.S15] + [.H316]*[.S16] + [.H317]*[.S17] + [.H318]*[.S18] + [.H319]*[.S19] + [.H320]*[.S20] + [.H321]*[.S21] + [.H322]*[.S22] + [.H323]*[.S23] + [.H324]*[.S24] )" office:value-type="float" office:value="-0.397641566219694" calcext:value-type="float">
            <text:p>-0.397641566219694</text:p>
          </table:table-cell>
          <table:table-cell table:style-name="ce29" office:value-type="float" office:value="-0.414498245361861" calcext:value-type="float">
            <text:p>-0.414498245361861</text:p>
          </table:table-cell>
          <table:table-cell table:style-name="ce30" table:formula="of:= ([.J302]-[.I302]) * ([.J302]-[.I302])" office:value-type="float" office:value="0.000284147631701992" calcext:value-type="float">
            <text:p>0.000284147631702</text:p>
          </table:table-cell>
          <table:table-cell table:number-columns-repeated="5"/>
          <table:table-cell table:style-name="ce33" office:value-type="float" office:value="0.0336960553752877" calcext:value-type="float">
            <text:p>0.03369605537528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2989772646797" calcext:value-type="float">
            <text:p>-0.482989772646797</text:p>
          </table:table-cell>
          <table:table-cell table:style-name="ce25" table:formula="of:=TANH( [.G301]*[.Q22] + [.G302]*[.Q23] + [.G303]*[.Q24] + [.G304]*[.Q25] + [.G305]*[.Q26] + [.G306]*[.Q27] + [.G307]*[.Q28] + [.G308]*[.Q29] + [.G309]*[.Q30] + [.G310]*[.Q31] + [.G311]*[.Q32] + [.G312]*[.Q33] + [.G313]*[.Q34] + [.G314]*[.Q35] + [.G315]*[.Q36] + [.G316]*[.Q37] + [.G317]*[.Q38] + [.G318]*[.Q39] + [.G319]*[.Q40] + [.G320]*[.Q41] + [.G321]*[.Q42] )" office:value-type="float" office:value="0.019322131773738" calcext:value-type="float">
            <text:p>0.019322131773738</text:p>
          </table:table-cell>
          <table:table-cell table:style-name="ce28" table:formula="of:=TANH( [.H301]*[.S25] + [.H302]*[.S26] + [.H303]*[.S27] + [.H304]*[.S28] + [.H305]*[.S29] + [.H306]*[.S30] + [.H307]*[.S31] + [.H308]*[.S32] + [.H309]*[.S33] + [.H310]*[.S34] + [.H311]*[.S35] + [.H312]*[.S36] + [.H313]*[.S37] + [.H314]*[.S38] + [.H315]*[.S39] + [.H316]*[.S40] + [.H317]*[.S41] + [.H318]*[.S42] + [.H319]*[.S43] + [.H320]*[.S44] + [.H321]*[.S45] + [.H322]*[.S46] + [.H323]*[.S47] + [.H324]*[.S48] )" office:value-type="float" office:value="-0.392898917705406" calcext:value-type="float">
            <text:p>-0.392898917705406</text:p>
          </table:table-cell>
          <table:table-cell table:style-name="ce29" office:value-type="float" office:value="-0.413653874439224" calcext:value-type="float">
            <text:p>-0.413653874439224</text:p>
          </table:table-cell>
          <table:table-cell table:style-name="ce30" table:formula="of:= ([.J303]-[.I303]) * ([.J303]-[.I303])" office:value-type="float" office:value="0.000430768229022685" calcext:value-type="float">
            <text:p>0.000430768229023</text:p>
          </table:table-cell>
          <table:table-cell table:number-columns-repeated="5"/>
          <table:table-cell table:style-name="ce33" office:value-type="float" office:value="-0.00395384673093327" calcext:value-type="float">
            <text:p>-0.00395384673093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4523451291362" calcext:value-type="float">
            <text:p>-0.474523451291362</text:p>
          </table:table-cell>
          <table:table-cell table:style-name="ce25" table:formula="of:=TANH( [.G301]*[.Q43] + [.G302]*[.Q44] + [.G303]*[.Q45] + [.G304]*[.Q46] + [.G305]*[.Q47] + [.G306]*[.Q48] + [.G307]*[.Q49] + [.G308]*[.Q50] + [.G309]*[.Q51] + [.G310]*[.Q52] + [.G311]*[.Q53] + [.G312]*[.Q54] + [.G313]*[.Q55] + [.G314]*[.Q56] + [.G315]*[.Q57] + [.G316]*[.Q58] + [.G317]*[.Q59] + [.G318]*[.Q60] + [.G319]*[.Q61] + [.G320]*[.Q62] + [.G321]*[.Q63] )" office:value-type="float" office:value="0.976798197946889" calcext:value-type="float">
            <text:p>0.976798197946889</text:p>
          </table:table-cell>
          <table:table-cell table:style-name="ce28" table:formula="of:=TANH( [.H301]*[.S49] + [.H302]*[.S50] + [.H303]*[.S51] + [.H304]*[.S52] + [.H305]*[.S53] + [.H306]*[.S54] + [.H307]*[.S55] + [.H308]*[.S56] + [.H309]*[.S57] + [.H310]*[.S58] + [.H311]*[.S59] + [.H312]*[.S60] + [.H313]*[.S61] + [.H314]*[.S62] + [.H315]*[.S63] + [.H316]*[.S64] + [.H317]*[.S65] + [.H318]*[.S66] + [.H319]*[.S67] + [.H320]*[.S68] + [.H321]*[.S69] + [.H322]*[.S70] + [.H323]*[.S71] + [.H324]*[.S72] )" office:value-type="float" office:value="-0.414462450330801" calcext:value-type="float">
            <text:p>-0.414462450330801</text:p>
          </table:table-cell>
          <table:table-cell table:style-name="ce29" office:value-type="float" office:value="-0.412114538939548" calcext:value-type="float">
            <text:p>-0.412114538939548</text:p>
          </table:table-cell>
          <table:table-cell table:style-name="ce30" table:formula="of:= ([.J304]-[.I304]) * ([.J304]-[.I304])" office:value-type="float" office:value="0.00000551268790117252" calcext:value-type="float">
            <text:p>5.51268790117252E-06</text:p>
          </table:table-cell>
          <table:table-cell table:number-columns-repeated="5"/>
          <table:table-cell table:style-name="ce33" office:value-type="float" office:value="0.0432238950931245" calcext:value-type="float">
            <text:p>0.04322389509312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6471821665038" calcext:value-type="float">
            <text:p>-0.476471821665038</text:p>
          </table:table-cell>
          <table:table-cell table:style-name="ce25" table:formula="of:=TANH( [.G301]*[.Q64] + [.G302]*[.Q65] + [.G303]*[.Q66] + [.G304]*[.Q67] + [.G305]*[.Q68] + [.G306]*[.Q69] + [.G307]*[.Q70] + [.G308]*[.Q71] + [.G309]*[.Q72] + [.G310]*[.Q73] + [.G311]*[.Q74] + [.G312]*[.Q75] + [.G313]*[.Q76] + [.G314]*[.Q77] + [.G315]*[.Q78] + [.G316]*[.Q79] + [.G317]*[.Q80] + [.G318]*[.Q81] + [.G319]*[.Q82] + [.G320]*[.Q83] + [.G321]*[.Q84] )" office:value-type="float" office:value="-0.11750529213952" calcext:value-type="float">
            <text:p>-0.11750529213952</text:p>
          </table:table-cell>
          <table:table-cell table:number-columns-repeated="8"/>
          <table:table-cell table:style-name="ce33" office:value-type="float" office:value="0.00742703470167395" calcext:value-type="float">
            <text:p>0.00742703470167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335221755124" calcext:value-type="float">
            <text:p>-0.467335221755124</text:p>
          </table:table-cell>
          <table:table-cell table:style-name="ce25" table:formula="of:=TANH( [.G301]*[.Q85] + [.G302]*[.Q86] + [.G303]*[.Q87] + [.G304]*[.Q88] + [.G305]*[.Q89] + [.G306]*[.Q90] + [.G307]*[.Q91] + [.G308]*[.Q92] + [.G309]*[.Q93] + [.G310]*[.Q94] + [.G311]*[.Q95] + [.G312]*[.Q96] + [.G313]*[.Q97] + [.G314]*[.Q98] + [.G315]*[.Q99] + [.G316]*[.Q100] + [.G317]*[.Q101] + [.G318]*[.Q102] + [.G319]*[.Q103] + [.G320]*[.Q104] + [.G321]*[.Q105] )" office:value-type="float" office:value="0.213469097479421" calcext:value-type="float">
            <text:p>0.213469097479421</text:p>
          </table:table-cell>
          <table:table-cell table:number-columns-repeated="8"/>
          <table:table-cell table:style-name="ce33" office:value-type="float" office:value="0.00141703239582117" calcext:value-type="float">
            <text:p>0.00141703239582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196086438734" calcext:value-type="float">
            <text:p>-0.47196086438734</text:p>
          </table:table-cell>
          <table:table-cell table:style-name="ce25" table:formula="of:=TANH( [.G301]*[.Q106] + [.G302]*[.Q107] + [.G303]*[.Q108] + [.G304]*[.Q109] + [.G305]*[.Q110] + [.G306]*[.Q111] + [.G307]*[.Q112] + [.G308]*[.Q113] + [.G309]*[.Q114] + [.G310]*[.Q115] + [.G311]*[.Q116] + [.G312]*[.Q117] + [.G313]*[.Q118] + [.G314]*[.Q119] + [.G315]*[.Q120] + [.G316]*[.Q121] + [.G317]*[.Q122] + [.G318]*[.Q123] + [.G319]*[.Q124] + [.G320]*[.Q125] + [.G321]*[.Q126] )" office:value-type="float" office:value="0.280977173784477" calcext:value-type="float">
            <text:p>0.280977173784477</text:p>
          </table:table-cell>
          <table:table-cell table:number-columns-repeated="8"/>
          <table:table-cell table:style-name="ce33" office:value-type="float" office:value="0.000176739477893364" calcext:value-type="float">
            <text:p>0.00017673947789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155232648321" calcext:value-type="float">
            <text:p>-0.467155232648321</text:p>
          </table:table-cell>
          <table:table-cell table:style-name="ce25" table:formula="of:=TANH( [.G301]*[.Q127] + [.G302]*[.Q128] + [.G303]*[.Q129] + [.G304]*[.Q130] + [.G305]*[.Q131] + [.G306]*[.Q132] + [.G307]*[.Q133] + [.G308]*[.Q134] + [.G309]*[.Q135] + [.G310]*[.Q136] + [.G311]*[.Q137] + [.G312]*[.Q138] + [.G313]*[.Q139] + [.G314]*[.Q140] + [.G315]*[.Q141] + [.G316]*[.Q142] + [.G317]*[.Q143] + [.G318]*[.Q144] + [.G319]*[.Q145] + [.G320]*[.Q146] + [.G321]*[.Q147] )" office:value-type="float" office:value="0.18706603934893" calcext:value-type="float">
            <text:p>0.18706603934893</text:p>
          </table:table-cell>
          <table:table-cell table:number-columns-repeated="8"/>
          <table:table-cell table:style-name="ce33" office:value-type="float" office:value="-0.0104385831453487" calcext:value-type="float">
            <text:p>-0.01043858314534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7980241815981" calcext:value-type="float">
            <text:p>-0.457980241815981</text:p>
          </table:table-cell>
          <table:table-cell table:style-name="ce25" table:formula="of:=TANH( [.G301]*[.Q148] + [.G302]*[.Q149] + [.G303]*[.Q150] + [.G304]*[.Q151] + [.G305]*[.Q152] + [.G306]*[.Q153] + [.G307]*[.Q154] + [.G308]*[.Q155] + [.G309]*[.Q156] + [.G310]*[.Q157] + [.G311]*[.Q158] + [.G312]*[.Q159] + [.G313]*[.Q160] + [.G314]*[.Q161] + [.G315]*[.Q162] + [.G316]*[.Q163] + [.G317]*[.Q164] + [.G318]*[.Q165] + [.G319]*[.Q166] + [.G320]*[.Q167] + [.G321]*[.Q168] )" office:value-type="float" office:value="-0.247407985874315" calcext:value-type="float">
            <text:p>-0.247407985874315</text:p>
          </table:table-cell>
          <table:table-cell table:number-columns-repeated="8"/>
          <table:table-cell table:style-name="ce33" office:value-type="float" office:value="0.00411956297643449" calcext:value-type="float">
            <text:p>0.00411956297643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0538118019067" calcext:value-type="float">
            <text:p>-0.450538118019067</text:p>
          </table:table-cell>
          <table:table-cell table:style-name="ce25" table:formula="of:=TANH( [.G301]*[.Q169] + [.G302]*[.Q170] + [.G303]*[.Q171] + [.G304]*[.Q172] + [.G305]*[.Q173] + [.G306]*[.Q174] + [.G307]*[.Q175] + [.G308]*[.Q176] + [.G309]*[.Q177] + [.G310]*[.Q178] + [.G311]*[.Q179] + [.G312]*[.Q180] + [.G313]*[.Q181] + [.G314]*[.Q182] + [.G315]*[.Q183] + [.G316]*[.Q184] + [.G317]*[.Q185] + [.G318]*[.Q186] + [.G319]*[.Q187] + [.G320]*[.Q188] + [.G321]*[.Q189] )" office:value-type="float" office:value="0.026254353031824" calcext:value-type="float">
            <text:p>0.026254353031824</text:p>
          </table:table-cell>
          <table:table-cell table:number-columns-repeated="8"/>
          <table:table-cell table:style-name="ce33" office:value-type="float" office:value="-0.000449348286654695" calcext:value-type="float">
            <text:p>-0.00044934828665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46738057025572" calcext:value-type="float">
            <text:p>-0.446738057025572</text:p>
          </table:table-cell>
          <table:table-cell table:style-name="ce25" table:formula="of:=TANH( [.G301]*[.Q190] + [.G302]*[.Q191] + [.G303]*[.Q192] + [.G304]*[.Q193] + [.G305]*[.Q194] + [.G306]*[.Q195] + [.G307]*[.Q196] + [.G308]*[.Q197] + [.G309]*[.Q198] + [.G310]*[.Q199] + [.G311]*[.Q200] + [.G312]*[.Q201] + [.G313]*[.Q202] + [.G314]*[.Q203] + [.G315]*[.Q204] + [.G316]*[.Q205] + [.G317]*[.Q206] + [.G318]*[.Q207] + [.G319]*[.Q208] + [.G320]*[.Q209] + [.G321]*[.Q210] )" office:value-type="float" office:value="-0.0162241792044435" calcext:value-type="float">
            <text:p>-0.016224179204444</text:p>
          </table:table-cell>
          <table:table-cell table:number-columns-repeated="8"/>
          <table:table-cell table:style-name="ce33" office:value-type="float" office:value="0.000107266551155128" calcext:value-type="float">
            <text:p>0.00010726655115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4009569154839" calcext:value-type="float">
            <text:p>-0.434009569154839</text:p>
          </table:table-cell>
          <table:table-cell table:style-name="ce25" table:formula="of:=TANH( [.G301]*[.Q211] + [.G302]*[.Q212] + [.G303]*[.Q213] + [.G304]*[.Q214] + [.G305]*[.Q215] + [.G306]*[.Q216] + [.G307]*[.Q217] + [.G308]*[.Q218] + [.G309]*[.Q219] + [.G310]*[.Q220] + [.G311]*[.Q221] + [.G312]*[.Q222] + [.G313]*[.Q223] + [.G314]*[.Q224] + [.G315]*[.Q225] + [.G316]*[.Q226] + [.G317]*[.Q227] + [.G318]*[.Q228] + [.G319]*[.Q229] + [.G320]*[.Q230] + [.G321]*[.Q231] )" office:value-type="float" office:value="0.685851568687464" calcext:value-type="float">
            <text:p>0.685851568687464</text:p>
          </table:table-cell>
          <table:table-cell table:number-columns-repeated="8"/>
          <table:table-cell table:style-name="ce33" office:value-type="float" office:value="-0.00766609475781774" calcext:value-type="float">
            <text:p>-0.00766609475781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381802645428" calcext:value-type="float">
            <text:p>-0.42381802645428</text:p>
          </table:table-cell>
          <table:table-cell table:style-name="ce25" table:formula="of:=TANH( [.G301]*[.Q232] + [.G302]*[.Q233] + [.G303]*[.Q234] + [.G304]*[.Q235] + [.G305]*[.Q236] + [.G306]*[.Q237] + [.G307]*[.Q238] + [.G308]*[.Q239] + [.G309]*[.Q240] + [.G310]*[.Q241] + [.G311]*[.Q242] + [.G312]*[.Q243] + [.G313]*[.Q244] + [.G314]*[.Q245] + [.G315]*[.Q246] + [.G316]*[.Q247] + [.G317]*[.Q248] + [.G318]*[.Q249] + [.G319]*[.Q250] + [.G320]*[.Q251] + [.G321]*[.Q252] )" office:value-type="float" office:value="-0.985468455643934" calcext:value-type="float">
            <text:p>-0.985468455643934</text:p>
          </table:table-cell>
          <table:table-cell table:number-columns-repeated="8"/>
          <table:table-cell table:style-name="ce33" office:value-type="float" office:value="-0.0164085953223534" calcext:value-type="float">
            <text:p>-0.01640859532235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196290578665" calcext:value-type="float">
            <text:p>-0.41196290578665</text:p>
          </table:table-cell>
          <table:table-cell table:style-name="ce25" table:formula="of:=TANH( [.G301]*[.Q253] + [.G302]*[.Q254] + [.G303]*[.Q255] + [.G304]*[.Q256] + [.G305]*[.Q257] + [.G306]*[.Q258] + [.G307]*[.Q259] + [.G308]*[.Q260] + [.G309]*[.Q261] + [.G310]*[.Q262] + [.G311]*[.Q263] + [.G312]*[.Q264] + [.G313]*[.Q265] + [.G314]*[.Q266] + [.G315]*[.Q267] + [.G316]*[.Q268] + [.G317]*[.Q269] + [.G318]*[.Q270] + [.G319]*[.Q271] + [.G320]*[.Q272] + [.G321]*[.Q273] )" office:value-type="float" office:value="-0.747504467275029" calcext:value-type="float">
            <text:p>-0.747504467275029</text:p>
          </table:table-cell>
          <table:table-cell table:number-columns-repeated="8"/>
          <table:table-cell table:style-name="ce33" office:value-type="float" office:value="0.0000106387155057278" calcext:value-type="float">
            <text:p>1.06387155057278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1408438414586" calcext:value-type="float">
            <text:p>-0.431408438414586</text:p>
          </table:table-cell>
          <table:table-cell table:style-name="ce25" table:formula="of:=TANH( [.G301]*[.Q274] + [.G302]*[.Q275] + [.G303]*[.Q276] + [.G304]*[.Q277] + [.G305]*[.Q278] + [.G306]*[.Q279] + [.G307]*[.Q280] + [.G308]*[.Q281] + [.G309]*[.Q282] + [.G310]*[.Q283] + [.G311]*[.Q284] + [.G312]*[.Q285] + [.G313]*[.Q286] + [.G314]*[.Q287] + [.G315]*[.Q288] + [.G316]*[.Q289] + [.G317]*[.Q290] + [.G318]*[.Q291] + [.G319]*[.Q292] + [.G320]*[.Q293] + [.G321]*[.Q294] )" office:value-type="float" office:value="0.414867827367092" calcext:value-type="float">
            <text:p>0.414867827367092</text:p>
          </table:table-cell>
          <table:table-cell table:number-columns-repeated="8"/>
          <table:table-cell table:style-name="ce33" office:value-type="float" office:value="2.04319480963777" calcext:value-type="float">
            <text:p>2.0431948096377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6496014540574" calcext:value-type="float">
            <text:p>-0.436496014540574</text:p>
          </table:table-cell>
          <table:table-cell table:style-name="ce25" table:formula="of:=TANH( [.G301]*[.Q295] + [.G302]*[.Q296] + [.G303]*[.Q297] + [.G304]*[.Q298] + [.G305]*[.Q299] + [.G306]*[.Q300] + [.G307]*[.Q301] + [.G308]*[.Q302] + [.G309]*[.Q303] + [.G310]*[.Q304] + [.G311]*[.Q305] + [.G312]*[.Q306] + [.G313]*[.Q307] + [.G314]*[.Q308] + [.G315]*[.Q309] + [.G316]*[.Q310] + [.G317]*[.Q311] + [.G318]*[.Q312] + [.G319]*[.Q313] + [.G320]*[.Q314] + [.G321]*[.Q315] )" office:value-type="float" office:value="-0.958624891514305" calcext:value-type="float">
            <text:p>-0.958624891514305</text:p>
          </table:table-cell>
          <table:table-cell table:number-columns-repeated="8"/>
          <table:table-cell table:style-name="ce33" office:value-type="float" office:value="0.0288678355081398" calcext:value-type="float">
            <text:p>0.0288678355081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3949196872798" calcext:value-type="float">
            <text:p>-0.433949196872798</text:p>
          </table:table-cell>
          <table:table-cell table:style-name="ce25" table:formula="of:=TANH( [.G301]*[.Q316] + [.G302]*[.Q317] + [.G303]*[.Q318] + [.G304]*[.Q319] + [.G305]*[.Q320] + [.G306]*[.Q321] + [.G307]*[.Q322] + [.G308]*[.Q323] + [.G309]*[.Q324] + [.G310]*[.Q325] + [.G311]*[.Q326] + [.G312]*[.Q327] + [.G313]*[.Q328] + [.G314]*[.Q329] + [.G315]*[.Q330] + [.G316]*[.Q331] + [.G317]*[.Q332] + [.G318]*[.Q333] + [.G319]*[.Q334] + [.G320]*[.Q335] + [.G321]*[.Q336] )" office:value-type="float" office:value="0.0160837774735848" calcext:value-type="float">
            <text:p>0.016083777473585</text:p>
          </table:table-cell>
          <table:table-cell table:number-columns-repeated="8"/>
          <table:table-cell table:style-name="ce33" office:value-type="float" office:value="0.000453628912706427" calcext:value-type="float">
            <text:p>0.0004536289127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490498557306" calcext:value-type="float">
            <text:p>-0.42490498557306</text:p>
          </table:table-cell>
          <table:table-cell table:style-name="ce25" table:formula="of:=TANH( [.G301]*[.Q337] + [.G302]*[.Q338] + [.G303]*[.Q339] + [.G304]*[.Q340] + [.G305]*[.Q341] + [.G306]*[.Q342] + [.G307]*[.Q343] + [.G308]*[.Q344] + [.G309]*[.Q345] + [.G310]*[.Q346] + [.G311]*[.Q347] + [.G312]*[.Q348] + [.G313]*[.Q349] + [.G314]*[.Q350] + [.G315]*[.Q351] + [.G316]*[.Q352] + [.G317]*[.Q353] + [.G318]*[.Q354] + [.G319]*[.Q355] + [.G320]*[.Q356] + [.G321]*[.Q357] )" office:value-type="float" office:value="0.399369903028558" calcext:value-type="float">
            <text:p>0.399369903028558</text:p>
          </table:table-cell>
          <table:table-cell table:number-columns-repeated="8"/>
          <table:table-cell table:style-name="ce33" office:value-type="float" office:value="-0.00000243904352110783" calcext:value-type="float">
            <text:p>-2.43904352110783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9556031967013" calcext:value-type="float">
            <text:p>-0.419556031967013</text:p>
          </table:table-cell>
          <table:table-cell table:style-name="ce25" table:formula="of:=TANH( [.G301]*[.Q358] + [.G302]*[.Q359] + [.G303]*[.Q360] + [.G304]*[.Q361] + [.G305]*[.Q362] + [.G306]*[.Q363] + [.G307]*[.Q364] + [.G308]*[.Q365] + [.G309]*[.Q366] + [.G310]*[.Q367] + [.G311]*[.Q368] + [.G312]*[.Q369] + [.G313]*[.Q370] + [.G314]*[.Q371] + [.G315]*[.Q372] + [.G316]*[.Q373] + [.G317]*[.Q374] + [.G318]*[.Q375] + [.G319]*[.Q376] + [.G320]*[.Q377] + [.G321]*[.Q378] )" office:value-type="float" office:value="0.0288118170477176" calcext:value-type="float">
            <text:p>0.028811817047718</text:p>
          </table:table-cell>
          <table:table-cell table:number-columns-repeated="8"/>
          <table:table-cell table:style-name="ce33" office:value-type="float" office:value="0.00048006895136177" calcext:value-type="float">
            <text:p>0.00048006895136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5118339516626" calcext:value-type="float">
            <text:p>-0.415118339516626</text:p>
          </table:table-cell>
          <table:table-cell table:style-name="ce25" table:formula="of:=TANH( [.G301]*[.Q379] + [.G302]*[.Q380] + [.G303]*[.Q381] + [.G304]*[.Q382] + [.G305]*[.Q383] + [.G306]*[.Q384] + [.G307]*[.Q385] + [.G308]*[.Q386] + [.G309]*[.Q387] + [.G310]*[.Q388] + [.G311]*[.Q389] + [.G312]*[.Q390] + [.G313]*[.Q391] + [.G314]*[.Q392] + [.G315]*[.Q393] + [.G316]*[.Q394] + [.G317]*[.Q395] + [.G318]*[.Q396] + [.G319]*[.Q397] + [.G320]*[.Q398] + [.G321]*[.Q399] )" office:value-type="float" office:value="-0.512886265171655" calcext:value-type="float">
            <text:p>-0.512886265171655</text:p>
          </table:table-cell>
          <table:table-cell table:number-columns-repeated="8"/>
          <table:table-cell table:style-name="ce33" office:value-type="float" office:value="0.00546868026845061" calcext:value-type="float">
            <text:p>0.00546868026845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6432452094255" calcext:value-type="float">
            <text:p>-0.416432452094255</text:p>
          </table:table-cell>
          <table:table-cell table:style-name="ce25" table:formula="of:=TANH( [.G301]*[.Q400] + [.G302]*[.Q401] + [.G303]*[.Q402] + [.G304]*[.Q403] + [.G305]*[.Q404] + [.G306]*[.Q405] + [.G307]*[.Q406] + [.G308]*[.Q407] + [.G309]*[.Q408] + [.G310]*[.Q409] + [.G311]*[.Q410] + [.G312]*[.Q411] + [.G313]*[.Q412] + [.G314]*[.Q413] + [.G315]*[.Q414] + [.G316]*[.Q415] + [.G317]*[.Q416] + [.G318]*[.Q417] + [.G319]*[.Q418] + [.G320]*[.Q419] + [.G321]*[.Q420] )" office:value-type="float" office:value="0.036578399422817" calcext:value-type="float">
            <text:p>0.036578399422817</text:p>
          </table:table-cell>
          <table:table-cell table:number-columns-repeated="8"/>
          <table:table-cell table:style-name="ce33" office:value-type="float" office:value="-0.00129911196398981" calcext:value-type="float">
            <text:p>-0.0012991119639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301]*[.Q421] + [.G302]*[.Q422] + [.G303]*[.Q423] + [.G304]*[.Q424] + [.G305]*[.Q425] + [.G306]*[.Q426] + [.G307]*[.Q427] + [.G308]*[.Q428] + [.G309]*[.Q429] + [.G310]*[.Q430] + [.G311]*[.Q431] + [.G312]*[.Q432] + [.G313]*[.Q433] + [.G314]*[.Q434] + [.G315]*[.Q435] + [.G316]*[.Q436] + [.G317]*[.Q437] + [.G318]*[.Q438] + [.G319]*[.Q439] + [.G320]*[.Q440] + [.G321]*[.Q441] )" office:value-type="float" office:value="0.654271890900751" calcext:value-type="float">
            <text:p>0.654271890900751</text:p>
          </table:table-cell>
          <table:table-cell table:number-columns-repeated="8"/>
          <table:table-cell table:style-name="ce33" office:value-type="float" office:value="-0.00000116459692785863" calcext:value-type="float">
            <text:p>-1.16459692785863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301]*[.Q442] + [.G302]*[.Q443] + [.G303]*[.Q444] + [.G304]*[.Q445] + [.G305]*[.Q446] + [.G306]*[.Q447] + [.G307]*[.Q448] + [.G308]*[.Q449] + [.G309]*[.Q450] + [.G310]*[.Q451] + [.G311]*[.Q452] + [.G312]*[.Q453] + [.G313]*[.Q454] + [.G314]*[.Q455] + [.G315]*[.Q456] + [.G316]*[.Q457] + [.G317]*[.Q458] + [.G318]*[.Q459] + [.G319]*[.Q460] + [.G320]*[.Q461] + [.G321]*[.Q462] )" office:value-type="float" office:value="-0.213827350446022" calcext:value-type="float">
            <text:p>-0.213827350446022</text:p>
          </table:table-cell>
          <table:table-cell table:number-columns-repeated="8"/>
          <table:table-cell table:style-name="ce33" office:value-type="float" office:value="0.00320145112305036" calcext:value-type="float">
            <text:p>0.003201451123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301]*[.Q463] + [.G302]*[.Q464] + [.G303]*[.Q465] + [.G304]*[.Q466] + [.G305]*[.Q467] + [.G306]*[.Q468] + [.G307]*[.Q469] + [.G308]*[.Q470] + [.G309]*[.Q471] + [.G310]*[.Q472] + [.G311]*[.Q473] + [.G312]*[.Q474] + [.G313]*[.Q475] + [.G314]*[.Q476] + [.G315]*[.Q477] + [.G316]*[.Q478] + [.G317]*[.Q479] + [.G318]*[.Q480] + [.G319]*[.Q481] + [.G320]*[.Q482] + [.G321]*[.Q483] )" office:value-type="float" office:value="-0.526315497197677" calcext:value-type="float">
            <text:p>-0.526315497197677</text:p>
          </table:table-cell>
          <table:table-cell table:number-columns-repeated="8"/>
          <table:table-cell table:style-name="ce33" office:value-type="float" office:value="0.00000533366404564799" calcext:value-type="float">
            <text:p>5.33366404564799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33" office:value-type="float" office:value="-0.0000252749793958993" calcext:value-type="float">
            <text:p>-2.52749793958993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6"/>
          <table:table-cell table:style-name="ce33" office:value-type="float" office:value="0.0000306442396423207" calcext:value-type="float">
            <text:p>3.06442396423207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82989772646797" calcext:value-type="float">
            <text:p>-0.482989772646797</text:p>
          </table:table-cell>
          <table:table-cell table:style-name="ce25" table:formula="of:=TANH( [.G326]*[.Q1] + [.G327]*[.Q2] + [.G328]*[.Q3] + [.G329]*[.Q4] + [.G330]*[.Q5] + [.G331]*[.Q6] + [.G332]*[.Q7] + [.G333]*[.Q8] + [.G334]*[.Q9] + [.G335]*[.Q10] + [.G336]*[.Q11] + [.G337]*[.Q12] + [.G338]*[.Q13] + [.G339]*[.Q14] + [.G340]*[.Q15] + [.G341]*[.Q16] + [.G342]*[.Q17] + [.G343]*[.Q18] + [.G344]*[.Q19] + [.G345]*[.Q20] + [.G346]*[.Q21] )" office:value-type="float" office:value="0.00706110008799969" calcext:value-type="float">
            <text:p>0.007061100088</text:p>
          </table:table-cell>
          <table:table-cell table:style-name="ce28" table:formula="of:=TANH( [.H326]*[.S1] + [.H327]*[.S2] + [.H328]*[.S3] + [.H329]*[.S4] + [.H330]*[.S5] + [.H331]*[.S6] + [.H332]*[.S7] + [.H333]*[.S8] + [.H334]*[.S9] + [.H335]*[.S10] + [.H336]*[.S11] + [.H337]*[.S12] + [.H338]*[.S13] + [.H339]*[.S14] + [.H340]*[.S15] + [.H341]*[.S16] + [.H342]*[.S17] + [.H343]*[.S18] + [.H344]*[.S19] + [.H345]*[.S20] + [.H346]*[.S21] + [.H347]*[.S22] + [.H348]*[.S23] + [.H349]*[.S24] )" office:value-type="float" office:value="-0.397967522452533" calcext:value-type="float">
            <text:p>-0.397967522452533</text:p>
          </table:table-cell>
          <table:table-cell table:style-name="ce29" office:value-type="float" office:value="-0.413653874439224" calcext:value-type="float">
            <text:p>-0.413653874439224</text:p>
          </table:table-cell>
          <table:table-cell table:style-name="ce30" table:formula="of:= ([.J327]-[.I327]) * ([.J327]-[.I327])" office:value-type="float" office:value="0.000246061638650387" calcext:value-type="float">
            <text:p>0.00024606163865</text:p>
          </table:table-cell>
          <table:table-cell table:number-columns-repeated="5"/>
          <table:table-cell table:style-name="ce33" office:value-type="float" office:value="-0.0209560635579679" calcext:value-type="float">
            <text:p>-0.02095606355796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4523451291362" calcext:value-type="float">
            <text:p>-0.474523451291362</text:p>
          </table:table-cell>
          <table:table-cell table:style-name="ce25" table:formula="of:=TANH( [.G326]*[.Q22] + [.G327]*[.Q23] + [.G328]*[.Q24] + [.G329]*[.Q25] + [.G330]*[.Q26] + [.G331]*[.Q27] + [.G332]*[.Q28] + [.G333]*[.Q29] + [.G334]*[.Q30] + [.G335]*[.Q31] + [.G336]*[.Q32] + [.G337]*[.Q33] + [.G338]*[.Q34] + [.G339]*[.Q35] + [.G340]*[.Q36] + [.G341]*[.Q37] + [.G342]*[.Q38] + [.G343]*[.Q39] + [.G344]*[.Q40] + [.G345]*[.Q41] + [.G346]*[.Q42] )" office:value-type="float" office:value="0.0169719051498705" calcext:value-type="float">
            <text:p>0.016971905149871</text:p>
          </table:table-cell>
          <table:table-cell table:style-name="ce28" table:formula="of:=TANH( [.H326]*[.S25] + [.H327]*[.S26] + [.H328]*[.S27] + [.H329]*[.S28] + [.H330]*[.S29] + [.H331]*[.S30] + [.H332]*[.S31] + [.H333]*[.S32] + [.H334]*[.S33] + [.H335]*[.S34] + [.H336]*[.S35] + [.H337]*[.S36] + [.H338]*[.S37] + [.H339]*[.S38] + [.H340]*[.S39] + [.H341]*[.S40] + [.H342]*[.S41] + [.H343]*[.S42] + [.H344]*[.S43] + [.H345]*[.S44] + [.H346]*[.S45] + [.H347]*[.S46] + [.H348]*[.S47] + [.H349]*[.S48] )" office:value-type="float" office:value="-0.394306281899472" calcext:value-type="float">
            <text:p>-0.394306281899472</text:p>
          </table:table-cell>
          <table:table-cell table:style-name="ce29" office:value-type="float" office:value="-0.412114538939548" calcext:value-type="float">
            <text:p>-0.412114538939548</text:p>
          </table:table-cell>
          <table:table-cell table:style-name="ce30" table:formula="of:= ([.J328]-[.I328]) * ([.J328]-[.I328])" office:value-type="float" office:value="0.000317134018805448" calcext:value-type="float">
            <text:p>0.000317134018805</text:p>
          </table:table-cell>
          <table:table-cell table:number-columns-repeated="5"/>
          <table:table-cell table:style-name="ce33" office:value-type="float" office:value="0.0446574390717697" calcext:value-type="float">
            <text:p>0.0446574390717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6471821665038" calcext:value-type="float">
            <text:p>-0.476471821665038</text:p>
          </table:table-cell>
          <table:table-cell table:style-name="ce25" table:formula="of:=TANH( [.G326]*[.Q43] + [.G327]*[.Q44] + [.G328]*[.Q45] + [.G329]*[.Q46] + [.G330]*[.Q47] + [.G331]*[.Q48] + [.G332]*[.Q49] + [.G333]*[.Q50] + [.G334]*[.Q51] + [.G335]*[.Q52] + [.G336]*[.Q53] + [.G337]*[.Q54] + [.G338]*[.Q55] + [.G339]*[.Q56] + [.G340]*[.Q57] + [.G341]*[.Q58] + [.G342]*[.Q59] + [.G343]*[.Q60] + [.G344]*[.Q61] + [.G345]*[.Q62] + [.G346]*[.Q63] )" office:value-type="float" office:value="0.974684071482974" calcext:value-type="float">
            <text:p>0.974684071482974</text:p>
          </table:table-cell>
          <table:table-cell table:style-name="ce28" table:formula="of:=TANH( [.H326]*[.S49] + [.H327]*[.S50] + [.H328]*[.S51] + [.H329]*[.S52] + [.H330]*[.S53] + [.H331]*[.S54] + [.H332]*[.S55] + [.H333]*[.S56] + [.H334]*[.S57] + [.H335]*[.S58] + [.H336]*[.S59] + [.H337]*[.S60] + [.H338]*[.S61] + [.H339]*[.S62] + [.H340]*[.S63] + [.H341]*[.S64] + [.H342]*[.S65] + [.H343]*[.S66] + [.H344]*[.S67] + [.H345]*[.S68] + [.H346]*[.S69] + [.H347]*[.S70] + [.H348]*[.S71] + [.H349]*[.S72] )" office:value-type="float" office:value="-0.409572390191047" calcext:value-type="float">
            <text:p>-0.409572390191047</text:p>
          </table:table-cell>
          <table:table-cell table:style-name="ce29" office:value-type="float" office:value="-0.40278249607131" calcext:value-type="float">
            <text:p>-0.40278249607131</text:p>
          </table:table-cell>
          <table:table-cell table:style-name="ce30" table:formula="of:= ([.J329]-[.I329]) * ([.J329]-[.I329])" office:value-type="float" office:value="0.0000461026621572348" calcext:value-type="float">
            <text:p>4.61026621572348E-05</text:p>
          </table:table-cell>
          <table:table-cell table:number-columns-repeated="5"/>
          <table:table-cell table:style-name="ce33" office:value-type="float" office:value="0.00000598557304207991" calcext:value-type="float">
            <text:p>5.98557304207991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335221755124" calcext:value-type="float">
            <text:p>-0.467335221755124</text:p>
          </table:table-cell>
          <table:table-cell table:style-name="ce25" table:formula="of:=TANH( [.G326]*[.Q64] + [.G327]*[.Q65] + [.G328]*[.Q66] + [.G329]*[.Q67] + [.G330]*[.Q68] + [.G331]*[.Q69] + [.G332]*[.Q70] + [.G333]*[.Q71] + [.G334]*[.Q72] + [.G335]*[.Q73] + [.G336]*[.Q74] + [.G337]*[.Q75] + [.G338]*[.Q76] + [.G339]*[.Q77] + [.G340]*[.Q78] + [.G341]*[.Q79] + [.G342]*[.Q80] + [.G343]*[.Q81] + [.G344]*[.Q82] + [.G345]*[.Q83] + [.G346]*[.Q84] )" office:value-type="float" office:value="-0.114862917609885" calcext:value-type="float">
            <text:p>-0.114862917609885</text:p>
          </table:table-cell>
          <table:table-cell table:number-columns-repeated="8"/>
          <table:table-cell table:style-name="ce33" office:value-type="float" office:value="0.00695232320744303" calcext:value-type="float">
            <text:p>0.00695232320744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196086438734" calcext:value-type="float">
            <text:p>-0.47196086438734</text:p>
          </table:table-cell>
          <table:table-cell table:style-name="ce25" table:formula="of:=TANH( [.G326]*[.Q85] + [.G327]*[.Q86] + [.G328]*[.Q87] + [.G329]*[.Q88] + [.G330]*[.Q89] + [.G331]*[.Q90] + [.G332]*[.Q91] + [.G333]*[.Q92] + [.G334]*[.Q93] + [.G335]*[.Q94] + [.G336]*[.Q95] + [.G337]*[.Q96] + [.G338]*[.Q97] + [.G339]*[.Q98] + [.G340]*[.Q99] + [.G341]*[.Q100] + [.G342]*[.Q101] + [.G343]*[.Q102] + [.G344]*[.Q103] + [.G345]*[.Q104] + [.G346]*[.Q105] )" office:value-type="float" office:value="0.214988519819595" calcext:value-type="float">
            <text:p>0.214988519819595</text:p>
          </table:table-cell>
          <table:table-cell table:number-columns-repeated="8"/>
          <table:table-cell table:style-name="ce33" office:value-type="float" office:value="-0.000084425857100583" calcext:value-type="float">
            <text:p>-8.4425857100583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155232648321" calcext:value-type="float">
            <text:p>-0.467155232648321</text:p>
          </table:table-cell>
          <table:table-cell table:style-name="ce25" table:formula="of:=TANH( [.G326]*[.Q106] + [.G327]*[.Q107] + [.G328]*[.Q108] + [.G329]*[.Q109] + [.G330]*[.Q110] + [.G331]*[.Q111] + [.G332]*[.Q112] + [.G333]*[.Q113] + [.G334]*[.Q114] + [.G335]*[.Q115] + [.G336]*[.Q116] + [.G337]*[.Q117] + [.G338]*[.Q118] + [.G339]*[.Q119] + [.G340]*[.Q120] + [.G341]*[.Q121] + [.G342]*[.Q122] + [.G343]*[.Q123] + [.G344]*[.Q124] + [.G345]*[.Q125] + [.G346]*[.Q126] )" office:value-type="float" office:value="0.276828866445893" calcext:value-type="float">
            <text:p>0.276828866445893</text:p>
          </table:table-cell>
          <table:table-cell table:number-columns-repeated="8"/>
          <table:table-cell table:style-name="ce33" office:value-type="float" office:value="-0.00855741111855075" calcext:value-type="float">
            <text:p>-0.00855741111855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7980241815981" calcext:value-type="float">
            <text:p>-0.457980241815981</text:p>
          </table:table-cell>
          <table:table-cell table:style-name="ce25" table:formula="of:=TANH( [.G326]*[.Q127] + [.G327]*[.Q128] + [.G328]*[.Q129] + [.G329]*[.Q130] + [.G330]*[.Q131] + [.G331]*[.Q132] + [.G332]*[.Q133] + [.G333]*[.Q134] + [.G334]*[.Q135] + [.G335]*[.Q136] + [.G336]*[.Q137] + [.G337]*[.Q138] + [.G338]*[.Q139] + [.G339]*[.Q140] + [.G340]*[.Q141] + [.G341]*[.Q142] + [.G342]*[.Q143] + [.G343]*[.Q144] + [.G344]*[.Q145] + [.G345]*[.Q146] + [.G346]*[.Q147] )" office:value-type="float" office:value="0.18555624483782" calcext:value-type="float">
            <text:p>0.18555624483782</text:p>
          </table:table-cell>
          <table:table-cell table:number-columns-repeated="8"/>
          <table:table-cell table:style-name="ce33" office:value-type="float" office:value="-0.0000238981456030394" calcext:value-type="float">
            <text:p>-2.38981456030394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0538118019067" calcext:value-type="float">
            <text:p>-0.450538118019067</text:p>
          </table:table-cell>
          <table:table-cell table:style-name="ce25" table:formula="of:=TANH( [.G326]*[.Q148] + [.G327]*[.Q149] + [.G328]*[.Q150] + [.G329]*[.Q151] + [.G330]*[.Q152] + [.G331]*[.Q153] + [.G332]*[.Q154] + [.G333]*[.Q155] + [.G334]*[.Q156] + [.G335]*[.Q157] + [.G336]*[.Q158] + [.G337]*[.Q159] + [.G338]*[.Q160] + [.G339]*[.Q161] + [.G340]*[.Q162] + [.G341]*[.Q163] + [.G342]*[.Q164] + [.G343]*[.Q165] + [.G344]*[.Q166] + [.G345]*[.Q167] + [.G346]*[.Q168] )" office:value-type="float" office:value="-0.244336000706557" calcext:value-type="float">
            <text:p>-0.244336000706557</text:p>
          </table:table-cell>
          <table:table-cell table:number-columns-repeated="8"/>
          <table:table-cell table:style-name="ce33" office:value-type="float" office:value="-0.00000115458322531865" calcext:value-type="float">
            <text:p>-1.15458322531865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46738057025572" calcext:value-type="float">
            <text:p>-0.446738057025572</text:p>
          </table:table-cell>
          <table:table-cell table:style-name="ce25" table:formula="of:=TANH( [.G326]*[.Q169] + [.G327]*[.Q170] + [.G328]*[.Q171] + [.G329]*[.Q172] + [.G330]*[.Q173] + [.G331]*[.Q174] + [.G332]*[.Q175] + [.G333]*[.Q176] + [.G334]*[.Q177] + [.G335]*[.Q178] + [.G336]*[.Q179] + [.G337]*[.Q180] + [.G338]*[.Q181] + [.G339]*[.Q182] + [.G340]*[.Q183] + [.G341]*[.Q184] + [.G342]*[.Q185] + [.G343]*[.Q186] + [.G344]*[.Q187] + [.G345]*[.Q188] + [.G346]*[.Q189] )" office:value-type="float" office:value="0.028274542892891" calcext:value-type="float">
            <text:p>0.028274542892891</text:p>
          </table:table-cell>
          <table:table-cell table:number-columns-repeated="8"/>
          <table:table-cell table:style-name="ce33" office:value-type="float" office:value="-0.000675541309843347" calcext:value-type="float">
            <text:p>-0.00067554130984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4009569154839" calcext:value-type="float">
            <text:p>-0.434009569154839</text:p>
          </table:table-cell>
          <table:table-cell table:style-name="ce25" table:formula="of:=TANH( [.G326]*[.Q190] + [.G327]*[.Q191] + [.G328]*[.Q192] + [.G329]*[.Q193] + [.G330]*[.Q194] + [.G331]*[.Q195] + [.G332]*[.Q196] + [.G333]*[.Q197] + [.G334]*[.Q198] + [.G335]*[.Q199] + [.G336]*[.Q200] + [.G337]*[.Q201] + [.G338]*[.Q202] + [.G339]*[.Q203] + [.G340]*[.Q204] + [.G341]*[.Q205] + [.G342]*[.Q206] + [.G343]*[.Q207] + [.G344]*[.Q208] + [.G345]*[.Q209] + [.G346]*[.Q210] )" office:value-type="float" office:value="-0.0159316910260505" calcext:value-type="float">
            <text:p>-0.015931691026051</text:p>
          </table:table-cell>
          <table:table-cell table:number-columns-repeated="8"/>
          <table:table-cell table:style-name="ce33" office:value-type="float" office:value="0.000111847695453801" calcext:value-type="float">
            <text:p>0.00011184769545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381802645428" calcext:value-type="float">
            <text:p>-0.42381802645428</text:p>
          </table:table-cell>
          <table:table-cell table:style-name="ce25" table:formula="of:=TANH( [.G326]*[.Q211] + [.G327]*[.Q212] + [.G328]*[.Q213] + [.G329]*[.Q214] + [.G330]*[.Q215] + [.G331]*[.Q216] + [.G332]*[.Q217] + [.G333]*[.Q218] + [.G334]*[.Q219] + [.G335]*[.Q220] + [.G336]*[.Q221] + [.G337]*[.Q222] + [.G338]*[.Q223] + [.G339]*[.Q224] + [.G340]*[.Q225] + [.G341]*[.Q226] + [.G342]*[.Q227] + [.G343]*[.Q228] + [.G344]*[.Q229] + [.G345]*[.Q230] + [.G346]*[.Q231] )" office:value-type="float" office:value="0.681013616149277" calcext:value-type="float">
            <text:p>0.681013616149277</text:p>
          </table:table-cell>
          <table:table-cell table:number-columns-repeated="8"/>
          <table:table-cell table:style-name="ce33" office:value-type="float" office:value="0.0851419603866697" calcext:value-type="float">
            <text:p>0.0851419603866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196290578665" calcext:value-type="float">
            <text:p>-0.41196290578665</text:p>
          </table:table-cell>
          <table:table-cell table:style-name="ce25" table:formula="of:=TANH( [.G326]*[.Q232] + [.G327]*[.Q233] + [.G328]*[.Q234] + [.G329]*[.Q235] + [.G330]*[.Q236] + [.G331]*[.Q237] + [.G332]*[.Q238] + [.G333]*[.Q239] + [.G334]*[.Q240] + [.G335]*[.Q241] + [.G336]*[.Q242] + [.G337]*[.Q243] + [.G338]*[.Q244] + [.G339]*[.Q245] + [.G340]*[.Q246] + [.G341]*[.Q247] + [.G342]*[.Q248] + [.G343]*[.Q249] + [.G344]*[.Q250] + [.G345]*[.Q251] + [.G346]*[.Q252] )" office:value-type="float" office:value="-0.984728188026156" calcext:value-type="float">
            <text:p>-0.984728188026156</text:p>
          </table:table-cell>
          <table:table-cell table:number-columns-repeated="8"/>
          <table:table-cell table:style-name="ce33" office:value-type="float" office:value="-0.0024338912226158" calcext:value-type="float">
            <text:p>-0.00243389122261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1408438414586" calcext:value-type="float">
            <text:p>-0.431408438414586</text:p>
          </table:table-cell>
          <table:table-cell table:style-name="ce25" table:formula="of:=TANH( [.G326]*[.Q253] + [.G327]*[.Q254] + [.G328]*[.Q255] + [.G329]*[.Q256] + [.G330]*[.Q257] + [.G331]*[.Q258] + [.G332]*[.Q259] + [.G333]*[.Q260] + [.G334]*[.Q261] + [.G335]*[.Q262] + [.G336]*[.Q263] + [.G337]*[.Q264] + [.G338]*[.Q265] + [.G339]*[.Q266] + [.G340]*[.Q267] + [.G341]*[.Q268] + [.G342]*[.Q269] + [.G343]*[.Q270] + [.G344]*[.Q271] + [.G345]*[.Q272] + [.G346]*[.Q273] )" office:value-type="float" office:value="-0.741024008103193" calcext:value-type="float">
            <text:p>-0.741024008103193</text:p>
          </table:table-cell>
          <table:table-cell table:number-columns-repeated="8"/>
          <table:table-cell table:style-name="ce33" office:value-type="float" office:value="0.00301801936804062" calcext:value-type="float">
            <text:p>0.00301801936804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6496014540574" calcext:value-type="float">
            <text:p>-0.436496014540574</text:p>
          </table:table-cell>
          <table:table-cell table:style-name="ce25" table:formula="of:=TANH( [.G326]*[.Q274] + [.G327]*[.Q275] + [.G328]*[.Q276] + [.G329]*[.Q277] + [.G330]*[.Q278] + [.G331]*[.Q279] + [.G332]*[.Q280] + [.G333]*[.Q281] + [.G334]*[.Q282] + [.G335]*[.Q283] + [.G336]*[.Q284] + [.G337]*[.Q285] + [.G338]*[.Q286] + [.G339]*[.Q287] + [.G340]*[.Q288] + [.G341]*[.Q289] + [.G342]*[.Q290] + [.G343]*[.Q291] + [.G344]*[.Q292] + [.G345]*[.Q293] + [.G346]*[.Q294] )" office:value-type="float" office:value="0.410617602392282" calcext:value-type="float">
            <text:p>0.410617602392282</text:p>
          </table:table-cell>
          <table:table-cell table:number-columns-repeated="8"/>
          <table:table-cell table:style-name="ce33" office:value-type="float" office:value="0.00278439190273017" calcext:value-type="float">
            <text:p>0.0027843919027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3949196872798" calcext:value-type="float">
            <text:p>-0.433949196872798</text:p>
          </table:table-cell>
          <table:table-cell table:style-name="ce25" table:formula="of:=TANH( [.G326]*[.Q295] + [.G327]*[.Q296] + [.G328]*[.Q297] + [.G329]*[.Q298] + [.G330]*[.Q299] + [.G331]*[.Q300] + [.G332]*[.Q301] + [.G333]*[.Q302] + [.G334]*[.Q303] + [.G335]*[.Q304] + [.G336]*[.Q305] + [.G337]*[.Q306] + [.G338]*[.Q307] + [.G339]*[.Q308] + [.G340]*[.Q309] + [.G341]*[.Q310] + [.G342]*[.Q311] + [.G343]*[.Q312] + [.G344]*[.Q313] + [.G345]*[.Q314] + [.G346]*[.Q315] )" office:value-type="float" office:value="-0.958297694555239" calcext:value-type="float">
            <text:p>-0.958297694555239</text:p>
          </table:table-cell>
          <table:table-cell table:number-columns-repeated="8"/>
          <table:table-cell table:style-name="ce33" office:value-type="float" office:value="-0.00000244735740388837" calcext:value-type="float">
            <text:p>-2.44735740388837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490498557306" calcext:value-type="float">
            <text:p>-0.42490498557306</text:p>
          </table:table-cell>
          <table:table-cell table:style-name="ce25" table:formula="of:=TANH( [.G326]*[.Q316] + [.G327]*[.Q317] + [.G328]*[.Q318] + [.G329]*[.Q319] + [.G330]*[.Q320] + [.G331]*[.Q321] + [.G332]*[.Q322] + [.G333]*[.Q323] + [.G334]*[.Q324] + [.G335]*[.Q325] + [.G336]*[.Q326] + [.G337]*[.Q327] + [.G338]*[.Q328] + [.G339]*[.Q329] + [.G340]*[.Q330] + [.G341]*[.Q331] + [.G342]*[.Q332] + [.G343]*[.Q333] + [.G344]*[.Q334] + [.G345]*[.Q335] + [.G346]*[.Q336] )" office:value-type="float" office:value="0.0163723377533576" calcext:value-type="float">
            <text:p>0.016372337753358</text:p>
          </table:table-cell>
          <table:table-cell table:number-columns-repeated="8"/>
          <table:table-cell table:style-name="ce33" office:value-type="float" office:value="-0.000157820239531158" calcext:value-type="float">
            <text:p>-0.00015782023953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9556031967013" calcext:value-type="float">
            <text:p>-0.419556031967013</text:p>
          </table:table-cell>
          <table:table-cell table:style-name="ce25" table:formula="of:=TANH( [.G326]*[.Q337] + [.G327]*[.Q338] + [.G328]*[.Q339] + [.G329]*[.Q340] + [.G330]*[.Q341] + [.G331]*[.Q342] + [.G332]*[.Q343] + [.G333]*[.Q344] + [.G334]*[.Q345] + [.G335]*[.Q346] + [.G336]*[.Q347] + [.G337]*[.Q348] + [.G338]*[.Q349] + [.G339]*[.Q350] + [.G340]*[.Q351] + [.G341]*[.Q352] + [.G342]*[.Q353] + [.G343]*[.Q354] + [.G344]*[.Q355] + [.G345]*[.Q356] + [.G346]*[.Q357] )" office:value-type="float" office:value="0.396472009188205" calcext:value-type="float">
            <text:p>0.396472009188205</text:p>
          </table:table-cell>
          <table:table-cell table:number-columns-repeated="8"/>
          <table:table-cell table:style-name="ce33" office:value-type="float" office:value="-0.470507200360412" calcext:value-type="float">
            <text:p>-0.47050720036041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5118339516626" calcext:value-type="float">
            <text:p>-0.415118339516626</text:p>
          </table:table-cell>
          <table:table-cell table:style-name="ce25" table:formula="of:=TANH( [.G326]*[.Q358] + [.G327]*[.Q359] + [.G328]*[.Q360] + [.G329]*[.Q361] + [.G330]*[.Q362] + [.G331]*[.Q363] + [.G332]*[.Q364] + [.G333]*[.Q365] + [.G334]*[.Q366] + [.G335]*[.Q367] + [.G336]*[.Q368] + [.G337]*[.Q369] + [.G338]*[.Q370] + [.G339]*[.Q371] + [.G340]*[.Q372] + [.G341]*[.Q373] + [.G342]*[.Q374] + [.G343]*[.Q375] + [.G344]*[.Q376] + [.G345]*[.Q377] + [.G346]*[.Q378] )" office:value-type="float" office:value="0.0291455049115185" calcext:value-type="float">
            <text:p>0.029145504911519</text:p>
          </table:table-cell>
          <table:table-cell table:number-columns-repeated="8"/>
          <table:table-cell table:style-name="ce33" office:value-type="float" office:value="-0.147626227327895" calcext:value-type="float">
            <text:p>-0.14762622732789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6432452094255" calcext:value-type="float">
            <text:p>-0.416432452094255</text:p>
          </table:table-cell>
          <table:table-cell table:style-name="ce25" table:formula="of:=TANH( [.G326]*[.Q379] + [.G327]*[.Q380] + [.G328]*[.Q381] + [.G329]*[.Q382] + [.G330]*[.Q383] + [.G331]*[.Q384] + [.G332]*[.Q385] + [.G333]*[.Q386] + [.G334]*[.Q387] + [.G335]*[.Q388] + [.G336]*[.Q389] + [.G337]*[.Q390] + [.G338]*[.Q391] + [.G339]*[.Q392] + [.G340]*[.Q393] + [.G341]*[.Q394] + [.G342]*[.Q395] + [.G343]*[.Q396] + [.G344]*[.Q397] + [.G345]*[.Q398] + [.G346]*[.Q399] )" office:value-type="float" office:value="-0.507274269365882" calcext:value-type="float">
            <text:p>-0.507274269365882</text:p>
          </table:table-cell>
          <table:table-cell table:number-columns-repeated="8"/>
          <table:table-cell table:style-name="ce33" office:value-type="float" office:value="0.0000348206228156163" calcext:value-type="float">
            <text:p>3.48206228156163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4498245361861" calcext:value-type="float">
            <text:p>-0.414498245361861</text:p>
          </table:table-cell>
          <table:table-cell table:style-name="ce25" table:formula="of:=TANH( [.G326]*[.Q400] + [.G327]*[.Q401] + [.G328]*[.Q402] + [.G329]*[.Q403] + [.G330]*[.Q404] + [.G331]*[.Q405] + [.G332]*[.Q406] + [.G333]*[.Q407] + [.G334]*[.Q408] + [.G335]*[.Q409] + [.G336]*[.Q410] + [.G337]*[.Q411] + [.G338]*[.Q412] + [.G339]*[.Q413] + [.G340]*[.Q414] + [.G341]*[.Q415] + [.G342]*[.Q416] + [.G343]*[.Q417] + [.G344]*[.Q418] + [.G345]*[.Q419] + [.G346]*[.Q420] )" office:value-type="float" office:value="0.0372823144311624" calcext:value-type="float">
            <text:p>0.037282314431162</text:p>
          </table:table-cell>
          <table:table-cell table:number-columns-repeated="8"/>
          <table:table-cell table:style-name="ce33" office:value-type="float" office:value="0.000559572456382425" calcext:value-type="float">
            <text:p>0.00055957245638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326]*[.Q421] + [.G327]*[.Q422] + [.G328]*[.Q423] + [.G329]*[.Q424] + [.G330]*[.Q425] + [.G331]*[.Q426] + [.G332]*[.Q427] + [.G333]*[.Q428] + [.G334]*[.Q429] + [.G335]*[.Q430] + [.G336]*[.Q431] + [.G337]*[.Q432] + [.G338]*[.Q433] + [.G339]*[.Q434] + [.G340]*[.Q435] + [.G341]*[.Q436] + [.G342]*[.Q437] + [.G343]*[.Q438] + [.G344]*[.Q439] + [.G345]*[.Q440] + [.G346]*[.Q441] )" office:value-type="float" office:value="0.65034252238224" calcext:value-type="float">
            <text:p>0.65034252238224</text:p>
          </table:table-cell>
          <table:table-cell table:number-columns-repeated="8"/>
          <table:table-cell table:style-name="ce33" office:value-type="float" office:value="-0.000419773867538332" calcext:value-type="float">
            <text:p>-0.00041977386753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326]*[.Q442] + [.G327]*[.Q443] + [.G328]*[.Q444] + [.G329]*[.Q445] + [.G330]*[.Q446] + [.G331]*[.Q447] + [.G332]*[.Q448] + [.G333]*[.Q449] + [.G334]*[.Q450] + [.G335]*[.Q451] + [.G336]*[.Q452] + [.G337]*[.Q453] + [.G338]*[.Q454] + [.G339]*[.Q455] + [.G340]*[.Q456] + [.G341]*[.Q457] + [.G342]*[.Q458] + [.G343]*[.Q459] + [.G344]*[.Q460] + [.G345]*[.Q461] + [.G346]*[.Q462] )" office:value-type="float" office:value="-0.209497884219144" calcext:value-type="float">
            <text:p>-0.209497884219144</text:p>
          </table:table-cell>
          <table:table-cell table:number-columns-repeated="8"/>
          <table:table-cell table:style-name="ce33" office:value-type="float" office:value="0.0000421023255946146" calcext:value-type="float">
            <text:p>4.21023255946146E-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326]*[.Q463] + [.G327]*[.Q464] + [.G328]*[.Q465] + [.G329]*[.Q466] + [.G330]*[.Q467] + [.G331]*[.Q468] + [.G332]*[.Q469] + [.G333]*[.Q470] + [.G334]*[.Q471] + [.G335]*[.Q472] + [.G336]*[.Q473] + [.G337]*[.Q474] + [.G338]*[.Q475] + [.G339]*[.Q476] + [.G340]*[.Q477] + [.G341]*[.Q478] + [.G342]*[.Q479] + [.G343]*[.Q480] + [.G344]*[.Q481] + [.G345]*[.Q482] + [.G346]*[.Q483] )" office:value-type="float" office:value="-0.518614310123326" calcext:value-type="float">
            <text:p>-0.518614310123326</text:p>
          </table:table-cell>
          <table:table-cell table:number-columns-repeated="8"/>
          <table:table-cell table:style-name="ce33" office:value-type="float" office:value="-0.00845182794820661" calcext:value-type="float">
            <text:p>-0.00845182794820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33" office:value-type="float" office:value="0.00000280867336839679" calcext:value-type="float">
            <text:p>2.80867336839679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6"/>
          <table:table-cell table:style-name="ce33" office:value-type="float" office:value="0.00050047621277112" calcext:value-type="float">
            <text:p>0.00050047621277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4523451291362" calcext:value-type="float">
            <text:p>-0.474523451291362</text:p>
          </table:table-cell>
          <table:table-cell table:style-name="ce25" table:formula="of:=TANH( [.G351]*[.Q1] + [.G352]*[.Q2] + [.G353]*[.Q3] + [.G354]*[.Q4] + [.G355]*[.Q5] + [.G356]*[.Q6] + [.G357]*[.Q7] + [.G358]*[.Q8] + [.G359]*[.Q9] + [.G360]*[.Q10] + [.G361]*[.Q11] + [.G362]*[.Q12] + [.G363]*[.Q13] + [.G364]*[.Q14] + [.G365]*[.Q15] + [.G366]*[.Q16] + [.G367]*[.Q17] + [.G368]*[.Q18] + [.G369]*[.Q19] + [.G370]*[.Q20] + [.G371]*[.Q21] )" office:value-type="float" office:value="0.00715446162814922" calcext:value-type="float">
            <text:p>0.007154461628149</text:p>
          </table:table-cell>
          <table:table-cell table:style-name="ce28" table:formula="of:=TANH( [.H351]*[.S1] + [.H352]*[.S2] + [.H353]*[.S3] + [.H354]*[.S4] + [.H355]*[.S5] + [.H356]*[.S6] + [.H357]*[.S7] + [.H358]*[.S8] + [.H359]*[.S9] + [.H360]*[.S10] + [.H361]*[.S11] + [.H362]*[.S12] + [.H363]*[.S13] + [.H364]*[.S14] + [.H365]*[.S15] + [.H366]*[.S16] + [.H367]*[.S17] + [.H368]*[.S18] + [.H369]*[.S19] + [.H370]*[.S20] + [.H371]*[.S21] + [.H372]*[.S22] + [.H373]*[.S23] + [.H374]*[.S24] )" office:value-type="float" office:value="-0.395184898472448" calcext:value-type="float">
            <text:p>-0.395184898472448</text:p>
          </table:table-cell>
          <table:table-cell table:style-name="ce29" office:value-type="float" office:value="-0.412114538939548" calcext:value-type="float">
            <text:p>-0.412114538939548</text:p>
          </table:table-cell>
          <table:table-cell table:style-name="ce30" table:formula="of:= ([.J352]-[.I352]) * ([.J352]-[.I352])" office:value-type="float" office:value="0.000286612726345283" calcext:value-type="float">
            <text:p>0.000286612726345</text:p>
          </table:table-cell>
          <table:table-cell table:number-columns-repeated="5"/>
          <table:table-cell table:style-name="ce33" office:value-type="float" office:value="-0.000623550985625653" calcext:value-type="float">
            <text:p>-0.00062355098562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6471821665038" calcext:value-type="float">
            <text:p>-0.476471821665038</text:p>
          </table:table-cell>
          <table:table-cell table:style-name="ce25" table:formula="of:=TANH( [.G351]*[.Q22] + [.G352]*[.Q23] + [.G353]*[.Q24] + [.G354]*[.Q25] + [.G355]*[.Q26] + [.G356]*[.Q27] + [.G357]*[.Q28] + [.G358]*[.Q29] + [.G359]*[.Q30] + [.G360]*[.Q31] + [.G361]*[.Q32] + [.G362]*[.Q33] + [.G363]*[.Q34] + [.G364]*[.Q35] + [.G365]*[.Q36] + [.G366]*[.Q37] + [.G367]*[.Q38] + [.G368]*[.Q39] + [.G369]*[.Q40] + [.G370]*[.Q41] + [.G371]*[.Q42] )" office:value-type="float" office:value="0.0170664584107137" calcext:value-type="float">
            <text:p>0.017066458410714</text:p>
          </table:table-cell>
          <table:table-cell table:style-name="ce28" table:formula="of:=TANH( [.H351]*[.S25] + [.H352]*[.S26] + [.H353]*[.S27] + [.H354]*[.S28] + [.H355]*[.S29] + [.H356]*[.S30] + [.H357]*[.S31] + [.H358]*[.S32] + [.H359]*[.S33] + [.H360]*[.S34] + [.H361]*[.S35] + [.H362]*[.S36] + [.H363]*[.S37] + [.H364]*[.S38] + [.H365]*[.S39] + [.H366]*[.S40] + [.H367]*[.S41] + [.H368]*[.S42] + [.H369]*[.S43] + [.H370]*[.S44] + [.H371]*[.S45] + [.H372]*[.S46] + [.H373]*[.S47] + [.H374]*[.S48] )" office:value-type="float" office:value="-0.383306415184268" calcext:value-type="float">
            <text:p>-0.383306415184268</text:p>
          </table:table-cell>
          <table:table-cell table:style-name="ce29" office:value-type="float" office:value="-0.40278249607131" calcext:value-type="float">
            <text:p>-0.40278249607131</text:p>
          </table:table-cell>
          <table:table-cell table:style-name="ce30" table:formula="of:= ([.J353]-[.I353]) * ([.J353]-[.I353])" office:value-type="float" office:value="0.000379317726718581" calcext:value-type="float">
            <text:p>0.000379317726719</text:p>
          </table:table-cell>
          <table:table-cell table:number-columns-repeated="5"/>
          <table:table-cell table:style-name="ce33" office:value-type="float" office:value="0.000482670502480188" calcext:value-type="float">
            <text:p>0.0004826705024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335221755124" calcext:value-type="float">
            <text:p>-0.467335221755124</text:p>
          </table:table-cell>
          <table:table-cell table:style-name="ce25" table:formula="of:=TANH( [.G351]*[.Q43] + [.G352]*[.Q44] + [.G353]*[.Q45] + [.G354]*[.Q46] + [.G355]*[.Q47] + [.G356]*[.Q48] + [.G357]*[.Q49] + [.G358]*[.Q50] + [.G359]*[.Q51] + [.G360]*[.Q52] + [.G361]*[.Q53] + [.G362]*[.Q54] + [.G363]*[.Q55] + [.G364]*[.Q56] + [.G365]*[.Q57] + [.G366]*[.Q58] + [.G367]*[.Q59] + [.G368]*[.Q60] + [.G369]*[.Q61] + [.G370]*[.Q62] + [.G371]*[.Q63] )" office:value-type="float" office:value="0.973016206226017" calcext:value-type="float">
            <text:p>0.973016206226017</text:p>
          </table:table-cell>
          <table:table-cell table:style-name="ce28" table:formula="of:=TANH( [.H351]*[.S49] + [.H352]*[.S50] + [.H353]*[.S51] + [.H354]*[.S52] + [.H355]*[.S53] + [.H356]*[.S54] + [.H357]*[.S55] + [.H358]*[.S56] + [.H359]*[.S57] + [.H360]*[.S58] + [.H361]*[.S59] + [.H362]*[.S60] + [.H363]*[.S61] + [.H364]*[.S62] + [.H365]*[.S63] + [.H366]*[.S64] + [.H367]*[.S65] + [.H368]*[.S66] + [.H369]*[.S67] + [.H370]*[.S68] + [.H371]*[.S69] + [.H372]*[.S70] + [.H373]*[.S71] + [.H374]*[.S72] )" office:value-type="float" office:value="-0.405651674456616" calcext:value-type="float">
            <text:p>-0.405651674456616</text:p>
          </table:table-cell>
          <table:table-cell table:style-name="ce29" office:value-type="float" office:value="-0.388721593751789" calcext:value-type="float">
            <text:p>-0.388721593751789</text:p>
          </table:table-cell>
          <table:table-cell table:style-name="ce30" table:formula="of:= ([.J354]-[.I354]) * ([.J354]-[.I354])" office:value-type="float" office:value="0.000286627632671963" calcext:value-type="float">
            <text:p>0.000286627632672</text:p>
          </table:table-cell>
          <table:table-cell table:number-columns-repeated="5"/>
          <table:table-cell table:style-name="ce33" office:value-type="float" office:value="0.0171385393380372" calcext:value-type="float">
            <text:p>0.01713853933803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196086438734" calcext:value-type="float">
            <text:p>-0.47196086438734</text:p>
          </table:table-cell>
          <table:table-cell table:style-name="ce25" table:formula="of:=TANH( [.G351]*[.Q64] + [.G352]*[.Q65] + [.G353]*[.Q66] + [.G354]*[.Q67] + [.G355]*[.Q68] + [.G356]*[.Q69] + [.G357]*[.Q70] + [.G358]*[.Q71] + [.G359]*[.Q72] + [.G360]*[.Q73] + [.G361]*[.Q74] + [.G362]*[.Q75] + [.G363]*[.Q76] + [.G364]*[.Q77] + [.G365]*[.Q78] + [.G366]*[.Q79] + [.G367]*[.Q80] + [.G368]*[.Q81] + [.G369]*[.Q82] + [.G370]*[.Q83] + [.G371]*[.Q84] )" office:value-type="float" office:value="-0.11747026724049" calcext:value-type="float">
            <text:p>-0.11747026724049</text:p>
          </table:table-cell>
          <table:table-cell table:number-columns-repeated="8"/>
          <table:table-cell table:style-name="ce33" office:value-type="float" office:value="-0.000297527264962558" calcext:value-type="float">
            <text:p>-0.00029752726496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155232648321" calcext:value-type="float">
            <text:p>-0.467155232648321</text:p>
          </table:table-cell>
          <table:table-cell table:style-name="ce25" table:formula="of:=TANH( [.G351]*[.Q85] + [.G352]*[.Q86] + [.G353]*[.Q87] + [.G354]*[.Q88] + [.G355]*[.Q89] + [.G356]*[.Q90] + [.G357]*[.Q91] + [.G358]*[.Q92] + [.G359]*[.Q93] + [.G360]*[.Q94] + [.G361]*[.Q95] + [.G362]*[.Q96] + [.G363]*[.Q97] + [.G364]*[.Q98] + [.G365]*[.Q99] + [.G366]*[.Q100] + [.G367]*[.Q101] + [.G368]*[.Q102] + [.G369]*[.Q103] + [.G370]*[.Q104] + [.G371]*[.Q105] )" office:value-type="float" office:value="0.212836341505446" calcext:value-type="float">
            <text:p>0.212836341505446</text:p>
          </table:table-cell>
          <table:table-cell table:number-columns-repeated="8"/>
          <table:table-cell table:style-name="ce33" office:value-type="float" office:value="-0.125478784083816" calcext:value-type="float">
            <text:p>-0.12547878408381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7980241815981" calcext:value-type="float">
            <text:p>-0.457980241815981</text:p>
          </table:table-cell>
          <table:table-cell table:style-name="ce25" table:formula="of:=TANH( [.G351]*[.Q106] + [.G352]*[.Q107] + [.G353]*[.Q108] + [.G354]*[.Q109] + [.G355]*[.Q110] + [.G356]*[.Q111] + [.G357]*[.Q112] + [.G358]*[.Q113] + [.G359]*[.Q114] + [.G360]*[.Q115] + [.G361]*[.Q116] + [.G362]*[.Q117] + [.G363]*[.Q118] + [.G364]*[.Q119] + [.G365]*[.Q120] + [.G366]*[.Q121] + [.G367]*[.Q122] + [.G368]*[.Q123] + [.G369]*[.Q124] + [.G370]*[.Q125] + [.G371]*[.Q126] )" office:value-type="float" office:value="0.272043909805437" calcext:value-type="float">
            <text:p>0.272043909805437</text:p>
          </table:table-cell>
          <table:table-cell table:number-columns-repeated="8"/>
          <table:table-cell table:style-name="ce33" office:value-type="float" office:value="0.00000211601754151017" calcext:value-type="float">
            <text:p>2.11601754151017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0538118019067" calcext:value-type="float">
            <text:p>-0.450538118019067</text:p>
          </table:table-cell>
          <table:table-cell table:style-name="ce25" table:formula="of:=TANH( [.G351]*[.Q127] + [.G352]*[.Q128] + [.G353]*[.Q129] + [.G354]*[.Q130] + [.G355]*[.Q131] + [.G356]*[.Q132] + [.G357]*[.Q133] + [.G358]*[.Q134] + [.G359]*[.Q135] + [.G360]*[.Q136] + [.G361]*[.Q137] + [.G362]*[.Q138] + [.G363]*[.Q139] + [.G364]*[.Q140] + [.G365]*[.Q141] + [.G366]*[.Q142] + [.G367]*[.Q143] + [.G368]*[.Q144] + [.G369]*[.Q145] + [.G370]*[.Q146] + [.G371]*[.Q147] )" office:value-type="float" office:value="0.181955141819973" calcext:value-type="float">
            <text:p>0.181955141819973</text:p>
          </table:table-cell>
          <table:table-cell table:number-columns-repeated="8"/>
          <table:table-cell table:style-name="ce33" office:value-type="float" office:value="0.000158861906970525" calcext:value-type="float">
            <text:p>0.00015886190697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46738057025572" calcext:value-type="float">
            <text:p>-0.446738057025572</text:p>
          </table:table-cell>
          <table:table-cell table:style-name="ce25" table:formula="of:=TANH( [.G351]*[.Q148] + [.G352]*[.Q149] + [.G353]*[.Q150] + [.G354]*[.Q151] + [.G355]*[.Q152] + [.G356]*[.Q153] + [.G357]*[.Q154] + [.G358]*[.Q155] + [.G359]*[.Q156] + [.G360]*[.Q157] + [.G361]*[.Q158] + [.G362]*[.Q159] + [.G363]*[.Q160] + [.G364]*[.Q161] + [.G365]*[.Q162] + [.G366]*[.Q163] + [.G367]*[.Q164] + [.G368]*[.Q165] + [.G369]*[.Q166] + [.G370]*[.Q167] + [.G371]*[.Q168] )" office:value-type="float" office:value="-0.242695842200135" calcext:value-type="float">
            <text:p>-0.242695842200135</text:p>
          </table:table-cell>
          <table:table-cell table:number-columns-repeated="8"/>
          <table:table-cell table:style-name="ce33" office:value-type="float" office:value="0.1121667535348" calcext:value-type="float">
            <text:p>0.112166753534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4009569154839" calcext:value-type="float">
            <text:p>-0.434009569154839</text:p>
          </table:table-cell>
          <table:table-cell table:style-name="ce25" table:formula="of:=TANH( [.G351]*[.Q169] + [.G352]*[.Q170] + [.G353]*[.Q171] + [.G354]*[.Q172] + [.G355]*[.Q173] + [.G356]*[.Q174] + [.G357]*[.Q175] + [.G358]*[.Q176] + [.G359]*[.Q177] + [.G360]*[.Q178] + [.G361]*[.Q179] + [.G362]*[.Q180] + [.G363]*[.Q181] + [.G364]*[.Q182] + [.G365]*[.Q183] + [.G366]*[.Q184] + [.G367]*[.Q185] + [.G368]*[.Q186] + [.G369]*[.Q187] + [.G370]*[.Q188] + [.G371]*[.Q189] )" office:value-type="float" office:value="0.028179669001276" calcext:value-type="float">
            <text:p>0.028179669001276</text:p>
          </table:table-cell>
          <table:table-cell table:number-columns-repeated="8"/>
          <table:table-cell table:style-name="ce33" office:value-type="float" office:value="-0.00303882186004657" calcext:value-type="float">
            <text:p>-0.00303882186004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381802645428" calcext:value-type="float">
            <text:p>-0.42381802645428</text:p>
          </table:table-cell>
          <table:table-cell table:style-name="ce25" table:formula="of:=TANH( [.G351]*[.Q190] + [.G352]*[.Q191] + [.G353]*[.Q192] + [.G354]*[.Q193] + [.G355]*[.Q194] + [.G356]*[.Q195] + [.G357]*[.Q196] + [.G358]*[.Q197] + [.G359]*[.Q198] + [.G360]*[.Q199] + [.G361]*[.Q200] + [.G362]*[.Q201] + [.G363]*[.Q202] + [.G364]*[.Q203] + [.G365]*[.Q204] + [.G366]*[.Q205] + [.G367]*[.Q206] + [.G368]*[.Q207] + [.G369]*[.Q208] + [.G370]*[.Q209] + [.G371]*[.Q210] )" office:value-type="float" office:value="-0.0156160402155712" calcext:value-type="float">
            <text:p>-0.015616040215571</text:p>
          </table:table-cell>
          <table:table-cell table:number-columns-repeated="8"/>
          <table:table-cell table:style-name="ce33" office:value-type="float" office:value="-0.277242940954696" calcext:value-type="float">
            <text:p>-0.27724294095469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196290578665" calcext:value-type="float">
            <text:p>-0.41196290578665</text:p>
          </table:table-cell>
          <table:table-cell table:style-name="ce25" table:formula="of:=TANH( [.G351]*[.Q211] + [.G352]*[.Q212] + [.G353]*[.Q213] + [.G354]*[.Q214] + [.G355]*[.Q215] + [.G356]*[.Q216] + [.G357]*[.Q217] + [.G358]*[.Q218] + [.G359]*[.Q219] + [.G360]*[.Q220] + [.G361]*[.Q221] + [.G362]*[.Q222] + [.G363]*[.Q223] + [.G364]*[.Q224] + [.G365]*[.Q225] + [.G366]*[.Q226] + [.G367]*[.Q227] + [.G368]*[.Q228] + [.G369]*[.Q229] + [.G370]*[.Q230] + [.G371]*[.Q231] )" office:value-type="float" office:value="0.680762072184375" calcext:value-type="float">
            <text:p>0.680762072184375</text:p>
          </table:table-cell>
          <table:table-cell table:number-columns-repeated="8"/>
          <table:table-cell table:style-name="ce33" office:value-type="float" office:value="0.000323900709883294" calcext:value-type="float">
            <text:p>0.00032390070988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1408438414586" calcext:value-type="float">
            <text:p>-0.431408438414586</text:p>
          </table:table-cell>
          <table:table-cell table:style-name="ce25" table:formula="of:=TANH( [.G351]*[.Q232] + [.G352]*[.Q233] + [.G353]*[.Q234] + [.G354]*[.Q235] + [.G355]*[.Q236] + [.G356]*[.Q237] + [.G357]*[.Q238] + [.G358]*[.Q239] + [.G359]*[.Q240] + [.G360]*[.Q241] + [.G361]*[.Q242] + [.G362]*[.Q243] + [.G363]*[.Q244] + [.G364]*[.Q245] + [.G365]*[.Q246] + [.G366]*[.Q247] + [.G367]*[.Q248] + [.G368]*[.Q249] + [.G369]*[.Q250] + [.G370]*[.Q251] + [.G371]*[.Q252] )" office:value-type="float" office:value="-0.983560981457009" calcext:value-type="float">
            <text:p>-0.983560981457009</text:p>
          </table:table-cell>
          <table:table-cell table:number-columns-repeated="8"/>
          <table:table-cell table:style-name="ce33" office:value-type="float" office:value="0.000641766251348365" calcext:value-type="float">
            <text:p>0.00064176625134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6496014540574" calcext:value-type="float">
            <text:p>-0.436496014540574</text:p>
          </table:table-cell>
          <table:table-cell table:style-name="ce25" table:formula="of:=TANH( [.G351]*[.Q253] + [.G352]*[.Q254] + [.G353]*[.Q255] + [.G354]*[.Q256] + [.G355]*[.Q257] + [.G356]*[.Q258] + [.G357]*[.Q259] + [.G358]*[.Q260] + [.G359]*[.Q261] + [.G360]*[.Q262] + [.G361]*[.Q263] + [.G362]*[.Q264] + [.G363]*[.Q265] + [.G364]*[.Q266] + [.G365]*[.Q267] + [.G366]*[.Q268] + [.G367]*[.Q269] + [.G368]*[.Q270] + [.G369]*[.Q271] + [.G370]*[.Q272] + [.G371]*[.Q273] )" office:value-type="float" office:value="-0.736871226863585" calcext:value-type="float">
            <text:p>-0.736871226863585</text:p>
          </table:table-cell>
          <table:table-cell table:number-columns-repeated="8"/>
          <table:table-cell table:style-name="ce33" office:value-type="float" office:value="0.00000274101042454584" calcext:value-type="float">
            <text:p>2.74101042454584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3949196872798" calcext:value-type="float">
            <text:p>-0.433949196872798</text:p>
          </table:table-cell>
          <table:table-cell table:style-name="ce25" table:formula="of:=TANH( [.G351]*[.Q274] + [.G352]*[.Q275] + [.G353]*[.Q276] + [.G354]*[.Q277] + [.G355]*[.Q278] + [.G356]*[.Q279] + [.G357]*[.Q280] + [.G358]*[.Q281] + [.G359]*[.Q282] + [.G360]*[.Q283] + [.G361]*[.Q284] + [.G362]*[.Q285] + [.G363]*[.Q286] + [.G364]*[.Q287] + [.G365]*[.Q288] + [.G366]*[.Q289] + [.G367]*[.Q290] + [.G368]*[.Q291] + [.G369]*[.Q292] + [.G370]*[.Q293] + [.G371]*[.Q294] )" office:value-type="float" office:value="0.416638674957724" calcext:value-type="float">
            <text:p>0.416638674957724</text:p>
          </table:table-cell>
          <table:table-cell table:number-columns-repeated="8"/>
          <table:table-cell table:style-name="ce33" office:value-type="float" office:value="-0.0000356922975091138" calcext:value-type="float">
            <text:p>-3.56922975091138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490498557306" calcext:value-type="float">
            <text:p>-0.42490498557306</text:p>
          </table:table-cell>
          <table:table-cell table:style-name="ce25" table:formula="of:=TANH( [.G351]*[.Q295] + [.G352]*[.Q296] + [.G353]*[.Q297] + [.G354]*[.Q298] + [.G355]*[.Q299] + [.G356]*[.Q300] + [.G357]*[.Q301] + [.G358]*[.Q302] + [.G359]*[.Q303] + [.G360]*[.Q304] + [.G361]*[.Q305] + [.G362]*[.Q306] + [.G363]*[.Q307] + [.G364]*[.Q308] + [.G365]*[.Q309] + [.G366]*[.Q310] + [.G367]*[.Q311] + [.G368]*[.Q312] + [.G369]*[.Q313] + [.G370]*[.Q314] + [.G371]*[.Q315] )" office:value-type="float" office:value="-0.957699161227823" calcext:value-type="float">
            <text:p>-0.957699161227823</text:p>
          </table:table-cell>
          <table:table-cell table:number-columns-repeated="8"/>
          <table:table-cell table:style-name="ce33" office:value-type="float" office:value="-0.00527414699478745" calcext:value-type="float">
            <text:p>-0.00527414699478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9556031967013" calcext:value-type="float">
            <text:p>-0.419556031967013</text:p>
          </table:table-cell>
          <table:table-cell table:style-name="ce25" table:formula="of:=TANH( [.G351]*[.Q316] + [.G352]*[.Q317] + [.G353]*[.Q318] + [.G354]*[.Q319] + [.G355]*[.Q320] + [.G356]*[.Q321] + [.G357]*[.Q322] + [.G358]*[.Q323] + [.G359]*[.Q324] + [.G360]*[.Q325] + [.G361]*[.Q326] + [.G362]*[.Q327] + [.G363]*[.Q328] + [.G364]*[.Q329] + [.G365]*[.Q330] + [.G366]*[.Q331] + [.G367]*[.Q332] + [.G368]*[.Q333] + [.G369]*[.Q334] + [.G370]*[.Q335] + [.G371]*[.Q336] )" office:value-type="float" office:value="0.0152261401475647" calcext:value-type="float">
            <text:p>0.015226140147565</text:p>
          </table:table-cell>
          <table:table-cell table:number-columns-repeated="8"/>
          <table:table-cell table:style-name="ce33" office:value-type="float" office:value="-0.493163865064057" calcext:value-type="float">
            <text:p>-0.49316386506405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5118339516626" calcext:value-type="float">
            <text:p>-0.415118339516626</text:p>
          </table:table-cell>
          <table:table-cell table:style-name="ce25" table:formula="of:=TANH( [.G351]*[.Q337] + [.G352]*[.Q338] + [.G353]*[.Q339] + [.G354]*[.Q340] + [.G355]*[.Q341] + [.G356]*[.Q342] + [.G357]*[.Q343] + [.G358]*[.Q344] + [.G359]*[.Q345] + [.G360]*[.Q346] + [.G361]*[.Q347] + [.G362]*[.Q348] + [.G363]*[.Q349] + [.G364]*[.Q350] + [.G365]*[.Q351] + [.G366]*[.Q352] + [.G367]*[.Q353] + [.G368]*[.Q354] + [.G369]*[.Q355] + [.G370]*[.Q356] + [.G371]*[.Q357] )" office:value-type="float" office:value="0.391896243436952" calcext:value-type="float">
            <text:p>0.391896243436952</text:p>
          </table:table-cell>
          <table:table-cell table:number-columns-repeated="8"/>
          <table:table-cell table:style-name="ce33" office:value-type="float" office:value="-0.0339087808569535" calcext:value-type="float">
            <text:p>-0.03390878085695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6432452094255" calcext:value-type="float">
            <text:p>-0.416432452094255</text:p>
          </table:table-cell>
          <table:table-cell table:style-name="ce25" table:formula="of:=TANH( [.G351]*[.Q358] + [.G352]*[.Q359] + [.G353]*[.Q360] + [.G354]*[.Q361] + [.G355]*[.Q362] + [.G356]*[.Q363] + [.G357]*[.Q364] + [.G358]*[.Q365] + [.G359]*[.Q366] + [.G360]*[.Q367] + [.G361]*[.Q368] + [.G362]*[.Q369] + [.G363]*[.Q370] + [.G364]*[.Q371] + [.G365]*[.Q372] + [.G366]*[.Q373] + [.G367]*[.Q374] + [.G368]*[.Q375] + [.G369]*[.Q376] + [.G370]*[.Q377] + [.G371]*[.Q378] )" office:value-type="float" office:value="0.0187646337074731" calcext:value-type="float">
            <text:p>0.018764633707473</text:p>
          </table:table-cell>
          <table:table-cell table:number-columns-repeated="8"/>
          <table:table-cell table:style-name="ce33" office:value-type="float" office:value="-0.0662277957132955" calcext:value-type="float">
            <text:p>-0.06622779571329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4498245361861" calcext:value-type="float">
            <text:p>-0.414498245361861</text:p>
          </table:table-cell>
          <table:table-cell table:style-name="ce25" table:formula="of:=TANH( [.G351]*[.Q379] + [.G352]*[.Q380] + [.G353]*[.Q381] + [.G354]*[.Q382] + [.G355]*[.Q383] + [.G356]*[.Q384] + [.G357]*[.Q385] + [.G358]*[.Q386] + [.G359]*[.Q387] + [.G360]*[.Q388] + [.G361]*[.Q389] + [.G362]*[.Q390] + [.G363]*[.Q391] + [.G364]*[.Q392] + [.G365]*[.Q393] + [.G366]*[.Q394] + [.G367]*[.Q395] + [.G368]*[.Q396] + [.G369]*[.Q397] + [.G370]*[.Q398] + [.G371]*[.Q399] )" office:value-type="float" office:value="-0.493936848508527" calcext:value-type="float">
            <text:p>-0.493936848508527</text:p>
          </table:table-cell>
          <table:table-cell table:number-columns-repeated="8"/>
          <table:table-cell table:style-name="ce33" office:value-type="float" office:value="0.00217371762562078" calcext:value-type="float">
            <text:p>0.00217371762562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3653874439224" calcext:value-type="float">
            <text:p>-0.413653874439224</text:p>
          </table:table-cell>
          <table:table-cell table:style-name="ce25" table:formula="of:=TANH( [.G351]*[.Q400] + [.G352]*[.Q401] + [.G353]*[.Q402] + [.G354]*[.Q403] + [.G355]*[.Q404] + [.G356]*[.Q405] + [.G357]*[.Q406] + [.G358]*[.Q407] + [.G359]*[.Q408] + [.G360]*[.Q409] + [.G361]*[.Q410] + [.G362]*[.Q411] + [.G363]*[.Q412] + [.G364]*[.Q413] + [.G365]*[.Q414] + [.G366]*[.Q415] + [.G367]*[.Q416] + [.G368]*[.Q417] + [.G369]*[.Q418] + [.G370]*[.Q419] + [.G371]*[.Q420] )" office:value-type="float" office:value="0.0359222357822824" calcext:value-type="float">
            <text:p>0.035922235782283</text:p>
          </table:table-cell>
          <table:table-cell table:number-columns-repeated="8"/>
          <table:table-cell table:style-name="ce33" office:value-type="float" office:value="0.0234906768105441" calcext:value-type="float">
            <text:p>0.02349067681054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351]*[.Q421] + [.G352]*[.Q422] + [.G353]*[.Q423] + [.G354]*[.Q424] + [.G355]*[.Q425] + [.G356]*[.Q426] + [.G357]*[.Q427] + [.G358]*[.Q428] + [.G359]*[.Q429] + [.G360]*[.Q430] + [.G361]*[.Q431] + [.G362]*[.Q432] + [.G363]*[.Q433] + [.G364]*[.Q434] + [.G365]*[.Q435] + [.G366]*[.Q436] + [.G367]*[.Q437] + [.G368]*[.Q438] + [.G369]*[.Q439] + [.G370]*[.Q440] + [.G371]*[.Q441] )" office:value-type="float" office:value="0.64465371100608" calcext:value-type="float">
            <text:p>0.64465371100608</text:p>
          </table:table-cell>
          <table:table-cell table:number-columns-repeated="8"/>
          <table:table-cell table:style-name="ce33" office:value-type="float" office:value="0.000101525865760181" calcext:value-type="float">
            <text:p>0.0001015258657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351]*[.Q442] + [.G352]*[.Q443] + [.G353]*[.Q444] + [.G354]*[.Q445] + [.G355]*[.Q446] + [.G356]*[.Q447] + [.G357]*[.Q448] + [.G358]*[.Q449] + [.G359]*[.Q450] + [.G360]*[.Q451] + [.G361]*[.Q452] + [.G362]*[.Q453] + [.G363]*[.Q454] + [.G364]*[.Q455] + [.G365]*[.Q456] + [.G366]*[.Q457] + [.G367]*[.Q458] + [.G368]*[.Q459] + [.G369]*[.Q460] + [.G370]*[.Q461] + [.G371]*[.Q462] )" office:value-type="float" office:value="-0.212929588890615" calcext:value-type="float">
            <text:p>-0.212929588890615</text:p>
          </table:table-cell>
          <table:table-cell table:number-columns-repeated="8"/>
          <table:table-cell table:style-name="ce33" office:value-type="float" office:value="-0.0166543272513238" calcext:value-type="float">
            <text:p>-0.01665432725132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351]*[.Q463] + [.G352]*[.Q464] + [.G353]*[.Q465] + [.G354]*[.Q466] + [.G355]*[.Q467] + [.G356]*[.Q468] + [.G357]*[.Q469] + [.G358]*[.Q470] + [.G359]*[.Q471] + [.G360]*[.Q472] + [.G361]*[.Q473] + [.G362]*[.Q474] + [.G363]*[.Q475] + [.G364]*[.Q476] + [.G365]*[.Q477] + [.G366]*[.Q478] + [.G367]*[.Q479] + [.G368]*[.Q480] + [.G369]*[.Q481] + [.G370]*[.Q482] + [.G371]*[.Q483] )" office:value-type="float" office:value="-0.522944165808223" calcext:value-type="float">
            <text:p>-0.522944165808223</text:p>
          </table:table-cell>
          <table:table-cell table:number-columns-repeated="8"/>
          <table:table-cell table:style-name="ce33" office:value-type="float" office:value="-0.0134944278008905" calcext:value-type="float">
            <text:p>-0.01349442780089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33" office:value-type="float" office:value="0.000233974715792068" calcext:value-type="float">
            <text:p>0.000233974715792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6"/>
          <table:table-cell table:style-name="ce33" office:value-type="float" office:value="0.761942688532861" calcext:value-type="float">
            <text:p>0.76194268853286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6471821665038" calcext:value-type="float">
            <text:p>-0.476471821665038</text:p>
          </table:table-cell>
          <table:table-cell table:style-name="ce25" table:formula="of:=TANH( [.G376]*[.Q1] + [.G377]*[.Q2] + [.G378]*[.Q3] + [.G379]*[.Q4] + [.G380]*[.Q5] + [.G381]*[.Q6] + [.G382]*[.Q7] + [.G383]*[.Q8] + [.G384]*[.Q9] + [.G385]*[.Q10] + [.G386]*[.Q11] + [.G387]*[.Q12] + [.G388]*[.Q13] + [.G389]*[.Q14] + [.G390]*[.Q15] + [.G391]*[.Q16] + [.G392]*[.Q17] + [.G393]*[.Q18] + [.G394]*[.Q19] + [.G395]*[.Q20] + [.G396]*[.Q21] )" office:value-type="float" office:value="0.00673379620057901" calcext:value-type="float">
            <text:p>0.006733796200579</text:p>
          </table:table-cell>
          <table:table-cell table:style-name="ce28" table:formula="of:=TANH( [.H376]*[.S1] + [.H377]*[.S2] + [.H378]*[.S3] + [.H379]*[.S4] + [.H380]*[.S5] + [.H381]*[.S6] + [.H382]*[.S7] + [.H383]*[.S8] + [.H384]*[.S9] + [.H385]*[.S10] + [.H386]*[.S11] + [.H387]*[.S12] + [.H388]*[.S13] + [.H389]*[.S14] + [.H390]*[.S15] + [.H391]*[.S16] + [.H392]*[.S17] + [.H393]*[.S18] + [.H394]*[.S19] + [.H395]*[.S20] + [.H396]*[.S21] + [.H397]*[.S22] + [.H398]*[.S23] + [.H399]*[.S24] )" office:value-type="float" office:value="-0.3929518338682" calcext:value-type="float">
            <text:p>-0.3929518338682</text:p>
          </table:table-cell>
          <table:table-cell table:style-name="ce29" office:value-type="float" office:value="-0.40278249607131" calcext:value-type="float">
            <text:p>-0.40278249607131</text:p>
          </table:table-cell>
          <table:table-cell table:style-name="ce30" table:formula="of:= ([.J377]-[.I377]) * ([.J377]-[.I377])" office:value-type="float" office:value="0.000096641919351657" calcext:value-type="float">
            <text:p>9.6641919351657E-05</text:p>
          </table:table-cell>
          <table:table-cell table:number-columns-repeated="5"/>
          <table:table-cell table:style-name="ce33" office:value-type="float" office:value="-0.0000418540356911942" calcext:value-type="float">
            <text:p>-4.18540356911942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335221755124" calcext:value-type="float">
            <text:p>-0.467335221755124</text:p>
          </table:table-cell>
          <table:table-cell table:style-name="ce25" table:formula="of:=TANH( [.G376]*[.Q22] + [.G377]*[.Q23] + [.G378]*[.Q24] + [.G379]*[.Q25] + [.G380]*[.Q26] + [.G381]*[.Q27] + [.G382]*[.Q28] + [.G383]*[.Q29] + [.G384]*[.Q30] + [.G385]*[.Q31] + [.G386]*[.Q32] + [.G387]*[.Q33] + [.G388]*[.Q34] + [.G389]*[.Q35] + [.G390]*[.Q36] + [.G391]*[.Q37] + [.G392]*[.Q38] + [.G393]*[.Q39] + [.G394]*[.Q40] + [.G395]*[.Q41] + [.G396]*[.Q42] )" office:value-type="float" office:value="0.0120455228633649" calcext:value-type="float">
            <text:p>0.012045522863365</text:p>
          </table:table-cell>
          <table:table-cell table:style-name="ce28" table:formula="of:=TANH( [.H376]*[.S25] + [.H377]*[.S26] + [.H378]*[.S27] + [.H379]*[.S28] + [.H380]*[.S29] + [.H381]*[.S30] + [.H382]*[.S31] + [.H383]*[.S32] + [.H384]*[.S33] + [.H385]*[.S34] + [.H386]*[.S35] + [.H387]*[.S36] + [.H388]*[.S37] + [.H389]*[.S38] + [.H390]*[.S39] + [.H391]*[.S40] + [.H392]*[.S41] + [.H393]*[.S42] + [.H394]*[.S43] + [.H395]*[.S44] + [.H396]*[.S45] + [.H397]*[.S46] + [.H398]*[.S47] + [.H399]*[.S48] )" office:value-type="float" office:value="-0.389102454298445" calcext:value-type="float">
            <text:p>-0.389102454298445</text:p>
          </table:table-cell>
          <table:table-cell table:style-name="ce29" office:value-type="float" office:value="-0.388721593751789" calcext:value-type="float">
            <text:p>-0.388721593751789</text:p>
          </table:table-cell>
          <table:table-cell table:style-name="ce30" table:formula="of:= ([.J378]-[.I378]) * ([.J378]-[.I378])" office:value-type="float" office:value="0.00000014505475599909" calcext:value-type="float">
            <text:p>1.45054755999093E-07</text:p>
          </table:table-cell>
          <table:table-cell table:number-columns-repeated="5"/>
          <table:table-cell table:style-name="ce33" office:value-type="float" office:value="0.00221345432779349" calcext:value-type="float">
            <text:p>0.00221345432779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196086438734" calcext:value-type="float">
            <text:p>-0.47196086438734</text:p>
          </table:table-cell>
          <table:table-cell table:style-name="ce25" table:formula="of:=TANH( [.G376]*[.Q43] + [.G377]*[.Q44] + [.G378]*[.Q45] + [.G379]*[.Q46] + [.G380]*[.Q47] + [.G381]*[.Q48] + [.G382]*[.Q49] + [.G383]*[.Q50] + [.G384]*[.Q51] + [.G385]*[.Q52] + [.G386]*[.Q53] + [.G387]*[.Q54] + [.G388]*[.Q55] + [.G389]*[.Q56] + [.G390]*[.Q57] + [.G391]*[.Q58] + [.G392]*[.Q59] + [.G393]*[.Q60] + [.G394]*[.Q61] + [.G395]*[.Q62] + [.G396]*[.Q63] )" office:value-type="float" office:value="0.972078153041187" calcext:value-type="float">
            <text:p>0.972078153041187</text:p>
          </table:table-cell>
          <table:table-cell table:style-name="ce28" table:formula="of:=TANH( [.H376]*[.S49] + [.H377]*[.S50] + [.H378]*[.S51] + [.H379]*[.S52] + [.H380]*[.S53] + [.H381]*[.S54] + [.H382]*[.S55] + [.H383]*[.S56] + [.H384]*[.S57] + [.H385]*[.S58] + [.H386]*[.S59] + [.H387]*[.S60] + [.H388]*[.S61] + [.H389]*[.S62] + [.H390]*[.S63] + [.H391]*[.S64] + [.H392]*[.S65] + [.H393]*[.S66] + [.H394]*[.S67] + [.H395]*[.S68] + [.H396]*[.S69] + [.H397]*[.S70] + [.H398]*[.S71] + [.H399]*[.S72] )" office:value-type="float" office:value="-0.407958945297678" calcext:value-type="float">
            <text:p>-0.407958945297678</text:p>
          </table:table-cell>
          <table:table-cell table:style-name="ce29" office:value-type="float" office:value="-0.366517238021139" calcext:value-type="float">
            <text:p>-0.366517238021139</text:p>
          </table:table-cell>
          <table:table-cell table:style-name="ce30" table:formula="of:= ([.J379]-[.I379]) * ([.J379]-[.I379])" office:value-type="float" office:value="0.00171741510199438" calcext:value-type="float">
            <text:p>0.001717415101994</text:p>
          </table:table-cell>
          <table:table-cell table:number-columns-repeated="5"/>
          <table:table-cell table:style-name="ce33" office:value-type="float" office:value="-0.000052660411541467" calcext:value-type="float">
            <text:p>-5.2660411541467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155232648321" calcext:value-type="float">
            <text:p>-0.467155232648321</text:p>
          </table:table-cell>
          <table:table-cell table:style-name="ce25" table:formula="of:=TANH( [.G376]*[.Q64] + [.G377]*[.Q65] + [.G378]*[.Q66] + [.G379]*[.Q67] + [.G380]*[.Q68] + [.G381]*[.Q69] + [.G382]*[.Q70] + [.G383]*[.Q71] + [.G384]*[.Q72] + [.G385]*[.Q73] + [.G386]*[.Q74] + [.G387]*[.Q75] + [.G388]*[.Q76] + [.G389]*[.Q77] + [.G390]*[.Q78] + [.G391]*[.Q79] + [.G392]*[.Q80] + [.G393]*[.Q81] + [.G394]*[.Q82] + [.G395]*[.Q83] + [.G396]*[.Q84] )" office:value-type="float" office:value="-0.117130112081571" calcext:value-type="float">
            <text:p>-0.117130112081571</text:p>
          </table:table-cell>
          <table:table-cell table:number-columns-repeated="8"/>
          <table:table-cell table:style-name="ce33" office:value-type="float" office:value="1.22672275413447" calcext:value-type="float">
            <text:p>1.2267227541344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7980241815981" calcext:value-type="float">
            <text:p>-0.457980241815981</text:p>
          </table:table-cell>
          <table:table-cell table:style-name="ce25" table:formula="of:=TANH( [.G376]*[.Q85] + [.G377]*[.Q86] + [.G378]*[.Q87] + [.G379]*[.Q88] + [.G380]*[.Q89] + [.G381]*[.Q90] + [.G382]*[.Q91] + [.G383]*[.Q92] + [.G384]*[.Q93] + [.G385]*[.Q94] + [.G386]*[.Q95] + [.G387]*[.Q96] + [.G388]*[.Q97] + [.G389]*[.Q98] + [.G390]*[.Q99] + [.G391]*[.Q100] + [.G392]*[.Q101] + [.G393]*[.Q102] + [.G394]*[.Q103] + [.G395]*[.Q104] + [.G396]*[.Q105] )" office:value-type="float" office:value="0.213503437026995" calcext:value-type="float">
            <text:p>0.213503437026995</text:p>
          </table:table-cell>
          <table:table-cell table:number-columns-repeated="8"/>
          <table:table-cell table:style-name="ce33" office:value-type="float" office:value="-0.00000129619871126037" calcext:value-type="float">
            <text:p>-1.29619871126037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0538118019067" calcext:value-type="float">
            <text:p>-0.450538118019067</text:p>
          </table:table-cell>
          <table:table-cell table:style-name="ce25" table:formula="of:=TANH( [.G376]*[.Q106] + [.G377]*[.Q107] + [.G378]*[.Q108] + [.G379]*[.Q109] + [.G380]*[.Q110] + [.G381]*[.Q111] + [.G382]*[.Q112] + [.G383]*[.Q113] + [.G384]*[.Q114] + [.G385]*[.Q115] + [.G386]*[.Q116] + [.G387]*[.Q117] + [.G388]*[.Q118] + [.G389]*[.Q119] + [.G390]*[.Q120] + [.G391]*[.Q121] + [.G392]*[.Q122] + [.G393]*[.Q123] + [.G394]*[.Q124] + [.G395]*[.Q125] + [.G396]*[.Q126] )" office:value-type="float" office:value="0.27121432612454" calcext:value-type="float">
            <text:p>0.27121432612454</text:p>
          </table:table-cell>
          <table:table-cell table:number-columns-repeated="8"/>
          <table:table-cell table:style-name="ce33" office:value-type="float" office:value="0.04925050145559" calcext:value-type="float">
            <text:p>0.0492505014555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46738057025572" calcext:value-type="float">
            <text:p>-0.446738057025572</text:p>
          </table:table-cell>
          <table:table-cell table:style-name="ce25" table:formula="of:=TANH( [.G376]*[.Q127] + [.G377]*[.Q128] + [.G378]*[.Q129] + [.G379]*[.Q130] + [.G380]*[.Q131] + [.G381]*[.Q132] + [.G382]*[.Q133] + [.G383]*[.Q134] + [.G384]*[.Q135] + [.G385]*[.Q136] + [.G386]*[.Q137] + [.G387]*[.Q138] + [.G388]*[.Q139] + [.G389]*[.Q140] + [.G390]*[.Q141] + [.G391]*[.Q142] + [.G392]*[.Q143] + [.G393]*[.Q144] + [.G394]*[.Q145] + [.G395]*[.Q146] + [.G396]*[.Q147] )" office:value-type="float" office:value="0.180221921333052" calcext:value-type="float">
            <text:p>0.180221921333052</text:p>
          </table:table-cell>
          <table:table-cell table:number-columns-repeated="8"/>
          <table:table-cell table:style-name="ce33" office:value-type="float" office:value="0.00352358165930983" calcext:value-type="float">
            <text:p>0.0035235816593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4009569154839" calcext:value-type="float">
            <text:p>-0.434009569154839</text:p>
          </table:table-cell>
          <table:table-cell table:style-name="ce25" table:formula="of:=TANH( [.G376]*[.Q148] + [.G377]*[.Q149] + [.G378]*[.Q150] + [.G379]*[.Q151] + [.G380]*[.Q152] + [.G381]*[.Q153] + [.G382]*[.Q154] + [.G383]*[.Q155] + [.G384]*[.Q156] + [.G385]*[.Q157] + [.G386]*[.Q158] + [.G387]*[.Q159] + [.G388]*[.Q160] + [.G389]*[.Q161] + [.G390]*[.Q162] + [.G391]*[.Q163] + [.G392]*[.Q164] + [.G393]*[.Q165] + [.G394]*[.Q166] + [.G395]*[.Q167] + [.G396]*[.Q168] )" office:value-type="float" office:value="-0.238627239847744" calcext:value-type="float">
            <text:p>-0.238627239847744</text:p>
          </table:table-cell>
          <table:table-cell table:number-columns-repeated="8"/>
          <table:table-cell table:style-name="ce33" office:value-type="float" office:value="0.0422976846350103" calcext:value-type="float">
            <text:p>0.0422976846350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381802645428" calcext:value-type="float">
            <text:p>-0.42381802645428</text:p>
          </table:table-cell>
          <table:table-cell table:style-name="ce25" table:formula="of:=TANH( [.G376]*[.Q169] + [.G377]*[.Q170] + [.G378]*[.Q171] + [.G379]*[.Q172] + [.G380]*[.Q173] + [.G381]*[.Q174] + [.G382]*[.Q175] + [.G383]*[.Q176] + [.G384]*[.Q177] + [.G385]*[.Q178] + [.G386]*[.Q179] + [.G387]*[.Q180] + [.G388]*[.Q181] + [.G389]*[.Q182] + [.G390]*[.Q183] + [.G391]*[.Q184] + [.G392]*[.Q185] + [.G393]*[.Q186] + [.G394]*[.Q187] + [.G395]*[.Q188] + [.G396]*[.Q189] )" office:value-type="float" office:value="0.027779725192758" calcext:value-type="float">
            <text:p>0.027779725192758</text:p>
          </table:table-cell>
          <table:table-cell table:number-columns-repeated="8"/>
          <table:table-cell table:style-name="ce33" office:value-type="float" office:value="1.16482402186062" calcext:value-type="float">
            <text:p>1.1648240218606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196290578665" calcext:value-type="float">
            <text:p>-0.41196290578665</text:p>
          </table:table-cell>
          <table:table-cell table:style-name="ce25" table:formula="of:=TANH( [.G376]*[.Q190] + [.G377]*[.Q191] + [.G378]*[.Q192] + [.G379]*[.Q193] + [.G380]*[.Q194] + [.G381]*[.Q195] + [.G382]*[.Q196] + [.G383]*[.Q197] + [.G384]*[.Q198] + [.G385]*[.Q199] + [.G386]*[.Q200] + [.G387]*[.Q201] + [.G388]*[.Q202] + [.G389]*[.Q203] + [.G390]*[.Q204] + [.G391]*[.Q205] + [.G392]*[.Q206] + [.G393]*[.Q207] + [.G394]*[.Q208] + [.G395]*[.Q209] + [.G396]*[.Q210] )" office:value-type="float" office:value="-0.0159212127867148" calcext:value-type="float">
            <text:p>-0.015921212786715</text:p>
          </table:table-cell>
          <table:table-cell table:number-columns-repeated="8"/>
          <table:table-cell table:style-name="ce33" office:value-type="float" office:value="0.0000463500523538767" calcext:value-type="float">
            <text:p>4.63500523538767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1408438414586" calcext:value-type="float">
            <text:p>-0.431408438414586</text:p>
          </table:table-cell>
          <table:table-cell table:style-name="ce25" table:formula="of:=TANH( [.G376]*[.Q211] + [.G377]*[.Q212] + [.G378]*[.Q213] + [.G379]*[.Q214] + [.G380]*[.Q215] + [.G381]*[.Q216] + [.G382]*[.Q217] + [.G383]*[.Q218] + [.G384]*[.Q219] + [.G385]*[.Q220] + [.G386]*[.Q221] + [.G387]*[.Q222] + [.G388]*[.Q223] + [.G389]*[.Q224] + [.G390]*[.Q225] + [.G391]*[.Q226] + [.G392]*[.Q227] + [.G393]*[.Q228] + [.G394]*[.Q229] + [.G395]*[.Q230] + [.G396]*[.Q231] )" office:value-type="float" office:value="0.679910147518486" calcext:value-type="float">
            <text:p>0.679910147518486</text:p>
          </table:table-cell>
          <table:table-cell table:number-columns-repeated="8"/>
          <table:table-cell table:style-name="ce33" office:value-type="float" office:value="-0.484308597001097" calcext:value-type="float">
            <text:p>-0.48430859700109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6496014540574" calcext:value-type="float">
            <text:p>-0.436496014540574</text:p>
          </table:table-cell>
          <table:table-cell table:style-name="ce25" table:formula="of:=TANH( [.G376]*[.Q232] + [.G377]*[.Q233] + [.G378]*[.Q234] + [.G379]*[.Q235] + [.G380]*[.Q236] + [.G381]*[.Q237] + [.G382]*[.Q238] + [.G383]*[.Q239] + [.G384]*[.Q240] + [.G385]*[.Q241] + [.G386]*[.Q242] + [.G387]*[.Q243] + [.G388]*[.Q244] + [.G389]*[.Q245] + [.G390]*[.Q246] + [.G391]*[.Q247] + [.G392]*[.Q248] + [.G393]*[.Q249] + [.G394]*[.Q250] + [.G395]*[.Q251] + [.G396]*[.Q252] )" office:value-type="float" office:value="-0.982436846235735" calcext:value-type="float">
            <text:p>-0.982436846235735</text:p>
          </table:table-cell>
          <table:table-cell table:number-columns-repeated="8"/>
          <table:table-cell table:style-name="ce33" office:value-type="float" office:value="-0.00173542936218966" calcext:value-type="float">
            <text:p>-0.0017354293621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3949196872798" calcext:value-type="float">
            <text:p>-0.433949196872798</text:p>
          </table:table-cell>
          <table:table-cell table:style-name="ce25" table:formula="of:=TANH( [.G376]*[.Q253] + [.G377]*[.Q254] + [.G378]*[.Q255] + [.G379]*[.Q256] + [.G380]*[.Q257] + [.G381]*[.Q258] + [.G382]*[.Q259] + [.G383]*[.Q260] + [.G384]*[.Q261] + [.G385]*[.Q262] + [.G386]*[.Q263] + [.G387]*[.Q264] + [.G388]*[.Q265] + [.G389]*[.Q266] + [.G390]*[.Q267] + [.G391]*[.Q268] + [.G392]*[.Q269] + [.G393]*[.Q270] + [.G394]*[.Q271] + [.G395]*[.Q272] + [.G396]*[.Q273] )" office:value-type="float" office:value="-0.72581160558828" calcext:value-type="float">
            <text:p>-0.72581160558828</text:p>
          </table:table-cell>
          <table:table-cell table:number-columns-repeated="8"/>
          <table:table-cell table:style-name="ce33" office:value-type="float" office:value="0.0337314335410451" calcext:value-type="float">
            <text:p>0.03373143354104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490498557306" calcext:value-type="float">
            <text:p>-0.42490498557306</text:p>
          </table:table-cell>
          <table:table-cell table:style-name="ce25" table:formula="of:=TANH( [.G376]*[.Q274] + [.G377]*[.Q275] + [.G378]*[.Q276] + [.G379]*[.Q277] + [.G380]*[.Q278] + [.G381]*[.Q279] + [.G382]*[.Q280] + [.G383]*[.Q281] + [.G384]*[.Q282] + [.G385]*[.Q283] + [.G386]*[.Q284] + [.G387]*[.Q285] + [.G388]*[.Q286] + [.G389]*[.Q287] + [.G390]*[.Q288] + [.G391]*[.Q289] + [.G392]*[.Q290] + [.G393]*[.Q291] + [.G394]*[.Q292] + [.G395]*[.Q293] + [.G396]*[.Q294] )" office:value-type="float" office:value="0.412880278450187" calcext:value-type="float">
            <text:p>0.412880278450187</text:p>
          </table:table-cell>
          <table:table-cell table:number-columns-repeated="8"/>
          <table:table-cell table:style-name="ce33" office:value-type="float" office:value="-0.00000246241021086337" calcext:value-type="float">
            <text:p>-2.46241021086337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9556031967013" calcext:value-type="float">
            <text:p>-0.419556031967013</text:p>
          </table:table-cell>
          <table:table-cell table:style-name="ce25" table:formula="of:=TANH( [.G376]*[.Q295] + [.G377]*[.Q296] + [.G378]*[.Q297] + [.G379]*[.Q298] + [.G380]*[.Q299] + [.G381]*[.Q300] + [.G382]*[.Q301] + [.G383]*[.Q302] + [.G384]*[.Q303] + [.G385]*[.Q304] + [.G386]*[.Q305] + [.G387]*[.Q306] + [.G388]*[.Q307] + [.G389]*[.Q308] + [.G390]*[.Q309] + [.G391]*[.Q310] + [.G392]*[.Q311] + [.G393]*[.Q312] + [.G394]*[.Q313] + [.G395]*[.Q314] + [.G396]*[.Q315] )" office:value-type="float" office:value="-0.957666219902587" calcext:value-type="float">
            <text:p>-0.957666219902587</text:p>
          </table:table-cell>
          <table:table-cell table:number-columns-repeated="8"/>
          <table:table-cell table:style-name="ce33" office:value-type="float" office:value="-0.000389315981601155" calcext:value-type="float">
            <text:p>-0.00038931598160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5118339516626" calcext:value-type="float">
            <text:p>-0.415118339516626</text:p>
          </table:table-cell>
          <table:table-cell table:style-name="ce25" table:formula="of:=TANH( [.G376]*[.Q316] + [.G377]*[.Q317] + [.G378]*[.Q318] + [.G379]*[.Q319] + [.G380]*[.Q320] + [.G381]*[.Q321] + [.G382]*[.Q322] + [.G383]*[.Q323] + [.G384]*[.Q324] + [.G385]*[.Q325] + [.G386]*[.Q326] + [.G387]*[.Q327] + [.G388]*[.Q328] + [.G389]*[.Q329] + [.G390]*[.Q330] + [.G391]*[.Q331] + [.G392]*[.Q332] + [.G393]*[.Q333] + [.G394]*[.Q334] + [.G395]*[.Q335] + [.G396]*[.Q336] )" office:value-type="float" office:value="0.0154540529156236" calcext:value-type="float">
            <text:p>0.015454052915624</text:p>
          </table:table-cell>
          <table:table-cell table:number-columns-repeated="8"/>
          <table:table-cell table:style-name="ce33" office:value-type="float" office:value="-0.00412193256509328" calcext:value-type="float">
            <text:p>-0.00412193256509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6432452094255" calcext:value-type="float">
            <text:p>-0.416432452094255</text:p>
          </table:table-cell>
          <table:table-cell table:style-name="ce25" table:formula="of:=TANH( [.G376]*[.Q337] + [.G377]*[.Q338] + [.G378]*[.Q339] + [.G379]*[.Q340] + [.G380]*[.Q341] + [.G381]*[.Q342] + [.G382]*[.Q343] + [.G383]*[.Q344] + [.G384]*[.Q345] + [.G385]*[.Q346] + [.G386]*[.Q347] + [.G387]*[.Q348] + [.G388]*[.Q349] + [.G389]*[.Q350] + [.G390]*[.Q351] + [.G391]*[.Q352] + [.G392]*[.Q353] + [.G393]*[.Q354] + [.G394]*[.Q355] + [.G395]*[.Q356] + [.G396]*[.Q357] )" office:value-type="float" office:value="0.388397492201377" calcext:value-type="float">
            <text:p>0.388397492201377</text:p>
          </table:table-cell>
          <table:table-cell table:number-columns-repeated="8"/>
          <table:table-cell table:style-name="ce33" office:value-type="float" office:value="-0.948766565933627" calcext:value-type="float">
            <text:p>-0.94876656593362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4498245361861" calcext:value-type="float">
            <text:p>-0.414498245361861</text:p>
          </table:table-cell>
          <table:table-cell table:style-name="ce25" table:formula="of:=TANH( [.G376]*[.Q358] + [.G377]*[.Q359] + [.G378]*[.Q360] + [.G379]*[.Q361] + [.G380]*[.Q362] + [.G381]*[.Q363] + [.G382]*[.Q364] + [.G383]*[.Q365] + [.G384]*[.Q366] + [.G385]*[.Q367] + [.G386]*[.Q368] + [.G387]*[.Q369] + [.G388]*[.Q370] + [.G389]*[.Q371] + [.G390]*[.Q372] + [.G391]*[.Q373] + [.G392]*[.Q374] + [.G393]*[.Q375] + [.G394]*[.Q376] + [.G395]*[.Q377] + [.G396]*[.Q378] )" office:value-type="float" office:value="0.0169788012379431" calcext:value-type="float">
            <text:p>0.016978801237943</text:p>
          </table:table-cell>
          <table:table-cell table:number-columns-repeated="8"/>
          <table:table-cell table:style-name="ce33" office:value-type="float" office:value="-0.00000072030164351588" calcext:value-type="float">
            <text:p>-7.20301643515875E-0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3653874439224" calcext:value-type="float">
            <text:p>-0.413653874439224</text:p>
          </table:table-cell>
          <table:table-cell table:style-name="ce25" table:formula="of:=TANH( [.G376]*[.Q379] + [.G377]*[.Q380] + [.G378]*[.Q381] + [.G379]*[.Q382] + [.G380]*[.Q383] + [.G381]*[.Q384] + [.G382]*[.Q385] + [.G383]*[.Q386] + [.G384]*[.Q387] + [.G385]*[.Q388] + [.G386]*[.Q389] + [.G387]*[.Q390] + [.G388]*[.Q391] + [.G389]*[.Q392] + [.G390]*[.Q393] + [.G391]*[.Q394] + [.G392]*[.Q395] + [.G393]*[.Q396] + [.G394]*[.Q397] + [.G395]*[.Q398] + [.G396]*[.Q399] )" office:value-type="float" office:value="-0.499904049200176" calcext:value-type="float">
            <text:p>-0.499904049200176</text:p>
          </table:table-cell>
          <table:table-cell table:number-columns-repeated="8"/>
          <table:table-cell table:style-name="ce33" office:value-type="float" office:value="0.00000007029721584346" calcext:value-type="float">
            <text:p>7.02972158434592E-0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2114538939548" calcext:value-type="float">
            <text:p>-0.412114538939548</text:p>
          </table:table-cell>
          <table:table-cell table:style-name="ce25" table:formula="of:=TANH( [.G376]*[.Q400] + [.G377]*[.Q401] + [.G378]*[.Q402] + [.G379]*[.Q403] + [.G380]*[.Q404] + [.G381]*[.Q405] + [.G382]*[.Q406] + [.G383]*[.Q407] + [.G384]*[.Q408] + [.G385]*[.Q409] + [.G386]*[.Q410] + [.G387]*[.Q411] + [.G388]*[.Q412] + [.G389]*[.Q413] + [.G390]*[.Q414] + [.G391]*[.Q415] + [.G392]*[.Q416] + [.G393]*[.Q417] + [.G394]*[.Q418] + [.G395]*[.Q419] + [.G396]*[.Q420] )" office:value-type="float" office:value="0.0354737472682524" calcext:value-type="float">
            <text:p>0.035473747268253</text:p>
          </table:table-cell>
          <table:table-cell table:number-columns-repeated="8"/>
          <table:table-cell table:style-name="ce33" office:value-type="float" office:value="0.0000469528523577775" calcext:value-type="float">
            <text:p>4.69528523577775E-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376]*[.Q421] + [.G377]*[.Q422] + [.G378]*[.Q423] + [.G379]*[.Q424] + [.G380]*[.Q425] + [.G381]*[.Q426] + [.G382]*[.Q427] + [.G383]*[.Q428] + [.G384]*[.Q429] + [.G385]*[.Q430] + [.G386]*[.Q431] + [.G387]*[.Q432] + [.G388]*[.Q433] + [.G389]*[.Q434] + [.G390]*[.Q435] + [.G391]*[.Q436] + [.G392]*[.Q437] + [.G393]*[.Q438] + [.G394]*[.Q439] + [.G395]*[.Q440] + [.G396]*[.Q441] )" office:value-type="float" office:value="0.632791260179207" calcext:value-type="float">
            <text:p>0.632791260179207</text:p>
          </table:table-cell>
          <table:table-cell table:number-columns-repeated="8"/>
          <table:table-cell table:style-name="ce33" office:value-type="float" office:value="0.00000000119773109789" calcext:value-type="float">
            <text:p>1.19773109789147E-0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376]*[.Q442] + [.G377]*[.Q443] + [.G378]*[.Q444] + [.G379]*[.Q445] + [.G380]*[.Q446] + [.G381]*[.Q447] + [.G382]*[.Q448] + [.G383]*[.Q449] + [.G384]*[.Q450] + [.G385]*[.Q451] + [.G386]*[.Q452] + [.G387]*[.Q453] + [.G388]*[.Q454] + [.G389]*[.Q455] + [.G390]*[.Q456] + [.G391]*[.Q457] + [.G392]*[.Q458] + [.G393]*[.Q459] + [.G394]*[.Q460] + [.G395]*[.Q461] + [.G396]*[.Q462] )" office:value-type="float" office:value="-0.20894352622785" calcext:value-type="float">
            <text:p>-0.20894352622785</text:p>
          </table:table-cell>
          <table:table-cell table:number-columns-repeated="8"/>
          <table:table-cell table:style-name="ce33" office:value-type="float" office:value="-0.000744772724631557" calcext:value-type="float">
            <text:p>-0.00074477272463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376]*[.Q463] + [.G377]*[.Q464] + [.G378]*[.Q465] + [.G379]*[.Q466] + [.G380]*[.Q467] + [.G381]*[.Q468] + [.G382]*[.Q469] + [.G383]*[.Q470] + [.G384]*[.Q471] + [.G385]*[.Q472] + [.G386]*[.Q473] + [.G387]*[.Q474] + [.G388]*[.Q475] + [.G389]*[.Q476] + [.G390]*[.Q477] + [.G391]*[.Q478] + [.G392]*[.Q479] + [.G393]*[.Q480] + [.G394]*[.Q481] + [.G395]*[.Q482] + [.G396]*[.Q483] )" office:value-type="float" office:value="-0.5201593348482" calcext:value-type="float">
            <text:p>-0.5201593348482</text:p>
          </table:table-cell>
          <table:table-cell table:number-columns-repeated="8"/>
          <table:table-cell table:style-name="ce33" office:value-type="float" office:value="-0.00493732316282496" calcext:value-type="float">
            <text:p>-0.00493732316282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33" office:value-type="float" office:value="0.0574726403782049" calcext:value-type="float">
            <text:p>0.0574726403782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6"/>
          <table:table-cell table:style-name="ce33" office:value-type="float" office:value="-0.0034163024521166" calcext:value-type="float">
            <text:p>-0.00341630245211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335221755124" calcext:value-type="float">
            <text:p>-0.467335221755124</text:p>
          </table:table-cell>
          <table:table-cell table:style-name="ce25" table:formula="of:=TANH( [.G401]*[.Q1] + [.G402]*[.Q2] + [.G403]*[.Q3] + [.G404]*[.Q4] + [.G405]*[.Q5] + [.G406]*[.Q6] + [.G407]*[.Q7] + [.G408]*[.Q8] + [.G409]*[.Q9] + [.G410]*[.Q10] + [.G411]*[.Q11] + [.G412]*[.Q12] + [.G413]*[.Q13] + [.G414]*[.Q14] + [.G415]*[.Q15] + [.G416]*[.Q16] + [.G417]*[.Q17] + [.G418]*[.Q18] + [.G419]*[.Q19] + [.G420]*[.Q20] + [.G421]*[.Q21] )" office:value-type="float" office:value="0.00702500954559267" calcext:value-type="float">
            <text:p>0.007025009545593</text:p>
          </table:table-cell>
          <table:table-cell table:style-name="ce28" table:formula="of:=TANH( [.H401]*[.S1] + [.H402]*[.S2] + [.H403]*[.S3] + [.H404]*[.S4] + [.H405]*[.S5] + [.H406]*[.S6] + [.H407]*[.S7] + [.H408]*[.S8] + [.H409]*[.S9] + [.H410]*[.S10] + [.H411]*[.S11] + [.H412]*[.S12] + [.H413]*[.S13] + [.H414]*[.S14] + [.H415]*[.S15] + [.H416]*[.S16] + [.H417]*[.S17] + [.H418]*[.S18] + [.H419]*[.S19] + [.H420]*[.S20] + [.H421]*[.S21] + [.H422]*[.S22] + [.H423]*[.S23] + [.H424]*[.S24] )" office:value-type="float" office:value="-0.39349914748016" calcext:value-type="float">
            <text:p>-0.39349914748016</text:p>
          </table:table-cell>
          <table:table-cell table:style-name="ce29" office:value-type="float" office:value="-0.388721593751789" calcext:value-type="float">
            <text:p>-0.388721593751789</text:p>
          </table:table-cell>
          <table:table-cell table:style-name="ce30" table:formula="of:= ([.J402]-[.I402]) * ([.J402]-[.I402])" office:value-type="float" office:value="0.0000228250196274761" calcext:value-type="float">
            <text:p>2.28250196274761E-05</text:p>
          </table:table-cell>
          <table:table-cell table:number-columns-repeated="5"/>
          <table:table-cell table:style-name="ce33" office:value-type="float" office:value="-0.00638271416690277" calcext:value-type="float">
            <text:p>-0.00638271416690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196086438734" calcext:value-type="float">
            <text:p>-0.47196086438734</text:p>
          </table:table-cell>
          <table:table-cell table:style-name="ce25" table:formula="of:=TANH( [.G401]*[.Q22] + [.G402]*[.Q23] + [.G403]*[.Q24] + [.G404]*[.Q25] + [.G405]*[.Q26] + [.G406]*[.Q27] + [.G407]*[.Q28] + [.G408]*[.Q29] + [.G409]*[.Q30] + [.G410]*[.Q31] + [.G411]*[.Q32] + [.G412]*[.Q33] + [.G413]*[.Q34] + [.G414]*[.Q35] + [.G415]*[.Q36] + [.G416]*[.Q37] + [.G417]*[.Q38] + [.G418]*[.Q39] + [.G419]*[.Q40] + [.G420]*[.Q41] + [.G421]*[.Q42] )" office:value-type="float" office:value="0.011774738842027" calcext:value-type="float">
            <text:p>0.011774738842027</text:p>
          </table:table-cell>
          <table:table-cell table:style-name="ce28" table:formula="of:=TANH( [.H401]*[.S25] + [.H402]*[.S26] + [.H403]*[.S27] + [.H404]*[.S28] + [.H405]*[.S29] + [.H406]*[.S30] + [.H407]*[.S31] + [.H408]*[.S32] + [.H409]*[.S33] + [.H410]*[.S34] + [.H411]*[.S35] + [.H412]*[.S36] + [.H413]*[.S37] + [.H414]*[.S38] + [.H415]*[.S39] + [.H416]*[.S40] + [.H417]*[.S41] + [.H418]*[.S42] + [.H419]*[.S43] + [.H420]*[.S44] + [.H421]*[.S45] + [.H422]*[.S46] + [.H423]*[.S47] + [.H424]*[.S48] )" office:value-type="float" office:value="-0.386321312597002" calcext:value-type="float">
            <text:p>-0.386321312597002</text:p>
          </table:table-cell>
          <table:table-cell table:style-name="ce29" office:value-type="float" office:value="-0.366517238021139" calcext:value-type="float">
            <text:p>-0.366517238021139</text:p>
          </table:table-cell>
          <table:table-cell table:style-name="ce30" table:formula="of:= ([.J403]-[.I403]) * ([.J403]-[.I403])" office:value-type="float" office:value="0.000392201369806377" calcext:value-type="float">
            <text:p>0.000392201369806</text:p>
          </table:table-cell>
          <table:table-cell table:number-columns-repeated="5"/>
          <table:table-cell table:style-name="ce33" office:value-type="float" office:value="-0.0000541442534389208" calcext:value-type="float">
            <text:p>-5.41442534389208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155232648321" calcext:value-type="float">
            <text:p>-0.467155232648321</text:p>
          </table:table-cell>
          <table:table-cell table:style-name="ce25" table:formula="of:=TANH( [.G401]*[.Q43] + [.G402]*[.Q44] + [.G403]*[.Q45] + [.G404]*[.Q46] + [.G405]*[.Q47] + [.G406]*[.Q48] + [.G407]*[.Q49] + [.G408]*[.Q50] + [.G409]*[.Q51] + [.G410]*[.Q52] + [.G411]*[.Q53] + [.G412]*[.Q54] + [.G413]*[.Q55] + [.G414]*[.Q56] + [.G415]*[.Q57] + [.G416]*[.Q58] + [.G417]*[.Q59] + [.G418]*[.Q60] + [.G419]*[.Q61] + [.G420]*[.Q62] + [.G421]*[.Q63] )" office:value-type="float" office:value="0.968628822315671" calcext:value-type="float">
            <text:p>0.968628822315671</text:p>
          </table:table-cell>
          <table:table-cell table:style-name="ce28" table:formula="of:=TANH( [.H401]*[.S49] + [.H402]*[.S50] + [.H403]*[.S51] + [.H404]*[.S52] + [.H405]*[.S53] + [.H406]*[.S54] + [.H407]*[.S55] + [.H408]*[.S56] + [.H409]*[.S57] + [.H410]*[.S58] + [.H411]*[.S59] + [.H412]*[.S60] + [.H413]*[.S61] + [.H414]*[.S62] + [.H415]*[.S63] + [.H416]*[.S64] + [.H417]*[.S65] + [.H418]*[.S66] + [.H419]*[.S67] + [.H420]*[.S68] + [.H421]*[.S69] + [.H422]*[.S70] + [.H423]*[.S71] + [.H424]*[.S72] )" office:value-type="float" office:value="-0.403055043804794" calcext:value-type="float">
            <text:p>-0.403055043804794</text:p>
          </table:table-cell>
          <table:table-cell table:style-name="ce29" office:value-type="float" office:value="-0.353067197685344" calcext:value-type="float">
            <text:p>-0.353067197685344</text:p>
          </table:table-cell>
          <table:table-cell table:style-name="ce30" table:formula="of:= ([.J404]-[.I404]) * ([.J404]-[.I404])" office:value-type="float" office:value="0.00249878475966184" calcext:value-type="float">
            <text:p>0.002498784759662</text:p>
          </table:table-cell>
          <table:table-cell table:number-columns-repeated="5"/>
          <table:table-cell table:style-name="ce33" office:value-type="float" office:value="-0.0176709943128782" calcext:value-type="float">
            <text:p>-0.01767099431287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7980241815981" calcext:value-type="float">
            <text:p>-0.457980241815981</text:p>
          </table:table-cell>
          <table:table-cell table:style-name="ce25" table:formula="of:=TANH( [.G401]*[.Q64] + [.G402]*[.Q65] + [.G403]*[.Q66] + [.G404]*[.Q67] + [.G405]*[.Q68] + [.G406]*[.Q69] + [.G407]*[.Q70] + [.G408]*[.Q71] + [.G409]*[.Q72] + [.G410]*[.Q73] + [.G411]*[.Q74] + [.G412]*[.Q75] + [.G413]*[.Q76] + [.G414]*[.Q77] + [.G415]*[.Q78] + [.G416]*[.Q79] + [.G417]*[.Q80] + [.G418]*[.Q81] + [.G419]*[.Q82] + [.G420]*[.Q83] + [.G421]*[.Q84] )" office:value-type="float" office:value="-0.115378183261021" calcext:value-type="float">
            <text:p>-0.115378183261021</text:p>
          </table:table-cell>
          <table:table-cell table:number-columns-repeated="8"/>
          <table:table-cell table:style-name="ce33" office:value-type="float" office:value="0.000186492726108899" calcext:value-type="float">
            <text:p>0.00018649272610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0538118019067" calcext:value-type="float">
            <text:p>-0.450538118019067</text:p>
          </table:table-cell>
          <table:table-cell table:style-name="ce25" table:formula="of:=TANH( [.G401]*[.Q85] + [.G402]*[.Q86] + [.G403]*[.Q87] + [.G404]*[.Q88] + [.G405]*[.Q89] + [.G406]*[.Q90] + [.G407]*[.Q91] + [.G408]*[.Q92] + [.G409]*[.Q93] + [.G410]*[.Q94] + [.G411]*[.Q95] + [.G412]*[.Q96] + [.G413]*[.Q97] + [.G414]*[.Q98] + [.G415]*[.Q99] + [.G416]*[.Q100] + [.G417]*[.Q101] + [.G418]*[.Q102] + [.G419]*[.Q103] + [.G420]*[.Q104] + [.G421]*[.Q105] )" office:value-type="float" office:value="0.211060540858865" calcext:value-type="float">
            <text:p>0.211060540858865</text:p>
          </table:table-cell>
          <table:table-cell table:number-columns-repeated="8"/>
          <table:table-cell table:style-name="ce33" office:value-type="float" office:value="-0.0103290596155612" calcext:value-type="float">
            <text:p>-0.01032905961556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46738057025572" calcext:value-type="float">
            <text:p>-0.446738057025572</text:p>
          </table:table-cell>
          <table:table-cell table:style-name="ce25" table:formula="of:=TANH( [.G401]*[.Q106] + [.G402]*[.Q107] + [.G403]*[.Q108] + [.G404]*[.Q109] + [.G405]*[.Q110] + [.G406]*[.Q111] + [.G407]*[.Q112] + [.G408]*[.Q113] + [.G409]*[.Q114] + [.G410]*[.Q115] + [.G411]*[.Q116] + [.G412]*[.Q117] + [.G413]*[.Q118] + [.G414]*[.Q119] + [.G415]*[.Q120] + [.G416]*[.Q121] + [.G417]*[.Q122] + [.G418]*[.Q123] + [.G419]*[.Q124] + [.G420]*[.Q125] + [.G421]*[.Q126] )" office:value-type="float" office:value="0.26699492178466" calcext:value-type="float">
            <text:p>0.26699492178466</text:p>
          </table:table-cell>
          <table:table-cell table:number-columns-repeated="8"/>
          <table:table-cell table:style-name="ce33" office:value-type="float" office:value="0.00961379031314726" calcext:value-type="float">
            <text:p>0.00961379031314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4009569154839" calcext:value-type="float">
            <text:p>-0.434009569154839</text:p>
          </table:table-cell>
          <table:table-cell table:style-name="ce25" table:formula="of:=TANH( [.G401]*[.Q127] + [.G402]*[.Q128] + [.G403]*[.Q129] + [.G404]*[.Q130] + [.G405]*[.Q131] + [.G406]*[.Q132] + [.G407]*[.Q133] + [.G408]*[.Q134] + [.G409]*[.Q135] + [.G410]*[.Q136] + [.G411]*[.Q137] + [.G412]*[.Q138] + [.G413]*[.Q139] + [.G414]*[.Q140] + [.G415]*[.Q141] + [.G416]*[.Q142] + [.G417]*[.Q143] + [.G418]*[.Q144] + [.G419]*[.Q145] + [.G420]*[.Q146] + [.G421]*[.Q147] )" office:value-type="float" office:value="0.183863531346565" calcext:value-type="float">
            <text:p>0.183863531346565</text:p>
          </table:table-cell>
          <table:table-cell table:number-columns-repeated="8"/>
          <table:table-cell table:style-name="ce33" office:value-type="float" office:value="0.0049248734411707" calcext:value-type="float">
            <text:p>0.00492487344117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381802645428" calcext:value-type="float">
            <text:p>-0.42381802645428</text:p>
          </table:table-cell>
          <table:table-cell table:style-name="ce25" table:formula="of:=TANH( [.G401]*[.Q148] + [.G402]*[.Q149] + [.G403]*[.Q150] + [.G404]*[.Q151] + [.G405]*[.Q152] + [.G406]*[.Q153] + [.G407]*[.Q154] + [.G408]*[.Q155] + [.G409]*[.Q156] + [.G410]*[.Q157] + [.G411]*[.Q158] + [.G412]*[.Q159] + [.G413]*[.Q160] + [.G414]*[.Q161] + [.G415]*[.Q162] + [.G416]*[.Q163] + [.G417]*[.Q164] + [.G418]*[.Q165] + [.G419]*[.Q166] + [.G420]*[.Q167] + [.G421]*[.Q168] )" office:value-type="float" office:value="-0.234367681783778" calcext:value-type="float">
            <text:p>-0.234367681783778</text:p>
          </table:table-cell>
          <table:table-cell table:number-columns-repeated="8"/>
          <table:table-cell table:style-name="ce33" office:value-type="float" office:value="-0.00000197486917029042" calcext:value-type="float">
            <text:p>-1.97486917029042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196290578665" calcext:value-type="float">
            <text:p>-0.41196290578665</text:p>
          </table:table-cell>
          <table:table-cell table:style-name="ce25" table:formula="of:=TANH( [.G401]*[.Q169] + [.G402]*[.Q170] + [.G403]*[.Q171] + [.G404]*[.Q172] + [.G405]*[.Q173] + [.G406]*[.Q174] + [.G407]*[.Q175] + [.G408]*[.Q176] + [.G409]*[.Q177] + [.G410]*[.Q178] + [.G411]*[.Q179] + [.G412]*[.Q180] + [.G413]*[.Q181] + [.G414]*[.Q182] + [.G415]*[.Q183] + [.G416]*[.Q184] + [.G417]*[.Q185] + [.G418]*[.Q186] + [.G419]*[.Q187] + [.G420]*[.Q188] + [.G421]*[.Q189] )" office:value-type="float" office:value="0.0270385651795943" calcext:value-type="float">
            <text:p>0.027038565179594</text:p>
          </table:table-cell>
          <table:table-cell table:number-columns-repeated="8"/>
          <table:table-cell table:style-name="ce33" office:value-type="float" office:value="-0.0000767873350967652" calcext:value-type="float">
            <text:p>-7.67873350967652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1408438414586" calcext:value-type="float">
            <text:p>-0.431408438414586</text:p>
          </table:table-cell>
          <table:table-cell table:style-name="ce25" table:formula="of:=TANH( [.G401]*[.Q190] + [.G402]*[.Q191] + [.G403]*[.Q192] + [.G404]*[.Q193] + [.G405]*[.Q194] + [.G406]*[.Q195] + [.G407]*[.Q196] + [.G408]*[.Q197] + [.G409]*[.Q198] + [.G410]*[.Q199] + [.G411]*[.Q200] + [.G412]*[.Q201] + [.G413]*[.Q202] + [.G414]*[.Q203] + [.G415]*[.Q204] + [.G416]*[.Q205] + [.G417]*[.Q206] + [.G418]*[.Q207] + [.G419]*[.Q208] + [.G420]*[.Q209] + [.G421]*[.Q210] )" office:value-type="float" office:value="-0.0158697981159496" calcext:value-type="float">
            <text:p>-0.01586979811595</text:p>
          </table:table-cell>
          <table:table-cell table:number-columns-repeated="8"/>
          <table:table-cell table:style-name="ce33" office:value-type="float" office:value="-0.00112318821741214" calcext:value-type="float">
            <text:p>-0.00112318821741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6496014540574" calcext:value-type="float">
            <text:p>-0.436496014540574</text:p>
          </table:table-cell>
          <table:table-cell table:style-name="ce25" table:formula="of:=TANH( [.G401]*[.Q211] + [.G402]*[.Q212] + [.G403]*[.Q213] + [.G404]*[.Q214] + [.G405]*[.Q215] + [.G406]*[.Q216] + [.G407]*[.Q217] + [.G408]*[.Q218] + [.G409]*[.Q219] + [.G410]*[.Q220] + [.G411]*[.Q221] + [.G412]*[.Q222] + [.G413]*[.Q223] + [.G414]*[.Q224] + [.G415]*[.Q225] + [.G416]*[.Q226] + [.G417]*[.Q227] + [.G418]*[.Q228] + [.G419]*[.Q229] + [.G420]*[.Q230] + [.G421]*[.Q231] )" office:value-type="float" office:value="0.669287963845625" calcext:value-type="float">
            <text:p>0.669287963845625</text:p>
          </table:table-cell>
          <table:table-cell table:number-columns-repeated="8"/>
          <table:table-cell table:style-name="ce33" office:value-type="float" office:value="0.07291159045243" calcext:value-type="float">
            <text:p>0.0729115904524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3949196872798" calcext:value-type="float">
            <text:p>-0.433949196872798</text:p>
          </table:table-cell>
          <table:table-cell table:style-name="ce25" table:formula="of:=TANH( [.G401]*[.Q232] + [.G402]*[.Q233] + [.G403]*[.Q234] + [.G404]*[.Q235] + [.G405]*[.Q236] + [.G406]*[.Q237] + [.G407]*[.Q238] + [.G408]*[.Q239] + [.G409]*[.Q240] + [.G410]*[.Q241] + [.G411]*[.Q242] + [.G412]*[.Q243] + [.G413]*[.Q244] + [.G414]*[.Q245] + [.G415]*[.Q246] + [.G416]*[.Q247] + [.G417]*[.Q248] + [.G418]*[.Q249] + [.G419]*[.Q250] + [.G420]*[.Q251] + [.G421]*[.Q252] )" office:value-type="float" office:value="-0.981849880927279" calcext:value-type="float">
            <text:p>-0.981849880927279</text:p>
          </table:table-cell>
          <table:table-cell table:number-columns-repeated="8"/>
          <table:table-cell table:style-name="ce33" office:value-type="float" office:value="-0.0000831890812291176" calcext:value-type="float">
            <text:p>-8.31890812291176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490498557306" calcext:value-type="float">
            <text:p>-0.42490498557306</text:p>
          </table:table-cell>
          <table:table-cell table:style-name="ce25" table:formula="of:=TANH( [.G401]*[.Q253] + [.G402]*[.Q254] + [.G403]*[.Q255] + [.G404]*[.Q256] + [.G405]*[.Q257] + [.G406]*[.Q258] + [.G407]*[.Q259] + [.G408]*[.Q260] + [.G409]*[.Q261] + [.G410]*[.Q262] + [.G411]*[.Q263] + [.G412]*[.Q264] + [.G413]*[.Q265] + [.G414]*[.Q266] + [.G415]*[.Q267] + [.G416]*[.Q268] + [.G417]*[.Q269] + [.G418]*[.Q270] + [.G419]*[.Q271] + [.G420]*[.Q272] + [.G421]*[.Q273] )" office:value-type="float" office:value="-0.715810997620496" calcext:value-type="float">
            <text:p>-0.715810997620496</text:p>
          </table:table-cell>
          <table:table-cell table:number-columns-repeated="8"/>
          <table:table-cell table:style-name="ce33" office:value-type="float" office:value="0.00108212628830442" calcext:value-type="float">
            <text:p>0.00108212628830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9556031967013" calcext:value-type="float">
            <text:p>-0.419556031967013</text:p>
          </table:table-cell>
          <table:table-cell table:style-name="ce25" table:formula="of:=TANH( [.G401]*[.Q274] + [.G402]*[.Q275] + [.G403]*[.Q276] + [.G404]*[.Q277] + [.G405]*[.Q278] + [.G406]*[.Q279] + [.G407]*[.Q280] + [.G408]*[.Q281] + [.G409]*[.Q282] + [.G410]*[.Q283] + [.G411]*[.Q284] + [.G412]*[.Q285] + [.G413]*[.Q286] + [.G414]*[.Q287] + [.G415]*[.Q288] + [.G416]*[.Q289] + [.G417]*[.Q290] + [.G418]*[.Q291] + [.G419]*[.Q292] + [.G420]*[.Q293] + [.G421]*[.Q294] )" office:value-type="float" office:value="0.4044935231773" calcext:value-type="float">
            <text:p>0.4044935231773</text:p>
          </table:table-cell>
          <table:table-cell table:number-columns-repeated="8"/>
          <table:table-cell table:style-name="ce33" office:value-type="float" office:value="0.0000957351241086271" calcext:value-type="float">
            <text:p>9.57351241086271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5118339516626" calcext:value-type="float">
            <text:p>-0.415118339516626</text:p>
          </table:table-cell>
          <table:table-cell table:style-name="ce25" table:formula="of:=TANH( [.G401]*[.Q295] + [.G402]*[.Q296] + [.G403]*[.Q297] + [.G404]*[.Q298] + [.G405]*[.Q299] + [.G406]*[.Q300] + [.G407]*[.Q301] + [.G408]*[.Q302] + [.G409]*[.Q303] + [.G410]*[.Q304] + [.G411]*[.Q305] + [.G412]*[.Q306] + [.G413]*[.Q307] + [.G414]*[.Q308] + [.G415]*[.Q309] + [.G416]*[.Q310] + [.G417]*[.Q311] + [.G418]*[.Q312] + [.G419]*[.Q313] + [.G420]*[.Q314] + [.G421]*[.Q315] )" office:value-type="float" office:value="-0.95583368022597" calcext:value-type="float">
            <text:p>-0.95583368022597</text:p>
          </table:table-cell>
          <table:table-cell table:number-columns-repeated="8"/>
          <table:table-cell table:style-name="ce33" office:value-type="float" office:value="0.00000374521351401763" calcext:value-type="float">
            <text:p>3.74521351401763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6432452094255" calcext:value-type="float">
            <text:p>-0.416432452094255</text:p>
          </table:table-cell>
          <table:table-cell table:style-name="ce25" table:formula="of:=TANH( [.G401]*[.Q316] + [.G402]*[.Q317] + [.G403]*[.Q318] + [.G404]*[.Q319] + [.G405]*[.Q320] + [.G406]*[.Q321] + [.G407]*[.Q322] + [.G408]*[.Q323] + [.G409]*[.Q324] + [.G410]*[.Q325] + [.G411]*[.Q326] + [.G412]*[.Q327] + [.G413]*[.Q328] + [.G414]*[.Q329] + [.G415]*[.Q330] + [.G416]*[.Q331] + [.G417]*[.Q332] + [.G418]*[.Q333] + [.G419]*[.Q334] + [.G420]*[.Q335] + [.G421]*[.Q336] )" office:value-type="float" office:value="0.0158092591534705" calcext:value-type="float">
            <text:p>0.015809259153471</text:p>
          </table:table-cell>
          <table:table-cell table:number-columns-repeated="8"/>
          <table:table-cell table:style-name="ce33" office:value-type="float" office:value="0.00000817543957333757" calcext:value-type="float">
            <text:p>8.17543957333757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4498245361861" calcext:value-type="float">
            <text:p>-0.414498245361861</text:p>
          </table:table-cell>
          <table:table-cell table:style-name="ce25" table:formula="of:=TANH( [.G401]*[.Q337] + [.G402]*[.Q338] + [.G403]*[.Q339] + [.G404]*[.Q340] + [.G405]*[.Q341] + [.G406]*[.Q342] + [.G407]*[.Q343] + [.G408]*[.Q344] + [.G409]*[.Q345] + [.G410]*[.Q346] + [.G411]*[.Q347] + [.G412]*[.Q348] + [.G413]*[.Q349] + [.G414]*[.Q350] + [.G415]*[.Q351] + [.G416]*[.Q352] + [.G417]*[.Q353] + [.G418]*[.Q354] + [.G419]*[.Q355] + [.G420]*[.Q356] + [.G421]*[.Q357] )" office:value-type="float" office:value="0.385116111763237" calcext:value-type="float">
            <text:p>0.385116111763237</text:p>
          </table:table-cell>
          <table:table-cell table:number-columns-repeated="8"/>
          <table:table-cell table:style-name="ce33" office:value-type="float" office:value="0.00000967523364130026" calcext:value-type="float">
            <text:p>9.67523364130026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3653874439224" calcext:value-type="float">
            <text:p>-0.413653874439224</text:p>
          </table:table-cell>
          <table:table-cell table:style-name="ce25" table:formula="of:=TANH( [.G401]*[.Q358] + [.G402]*[.Q359] + [.G403]*[.Q360] + [.G404]*[.Q361] + [.G405]*[.Q362] + [.G406]*[.Q363] + [.G407]*[.Q364] + [.G408]*[.Q365] + [.G409]*[.Q366] + [.G410]*[.Q367] + [.G411]*[.Q368] + [.G412]*[.Q369] + [.G413]*[.Q370] + [.G414]*[.Q371] + [.G415]*[.Q372] + [.G416]*[.Q373] + [.G417]*[.Q374] + [.G418]*[.Q375] + [.G419]*[.Q376] + [.G420]*[.Q377] + [.G421]*[.Q378] )" office:value-type="float" office:value="0.0126164304171307" calcext:value-type="float">
            <text:p>0.012616430417131</text:p>
          </table:table-cell>
          <table:table-cell table:number-columns-repeated="8"/>
          <table:table-cell table:style-name="ce33" office:value-type="float" office:value="0.00208870194690239" calcext:value-type="float">
            <text:p>0.00208870194690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2114538939548" calcext:value-type="float">
            <text:p>-0.412114538939548</text:p>
          </table:table-cell>
          <table:table-cell table:style-name="ce25" table:formula="of:=TANH( [.G401]*[.Q379] + [.G402]*[.Q380] + [.G403]*[.Q381] + [.G404]*[.Q382] + [.G405]*[.Q383] + [.G406]*[.Q384] + [.G407]*[.Q385] + [.G408]*[.Q386] + [.G409]*[.Q387] + [.G410]*[.Q388] + [.G411]*[.Q389] + [.G412]*[.Q390] + [.G413]*[.Q391] + [.G414]*[.Q392] + [.G415]*[.Q393] + [.G416]*[.Q394] + [.G417]*[.Q395] + [.G418]*[.Q396] + [.G419]*[.Q397] + [.G420]*[.Q398] + [.G421]*[.Q399] )" office:value-type="float" office:value="-0.495807754066277" calcext:value-type="float">
            <text:p>-0.495807754066277</text:p>
          </table:table-cell>
          <table:table-cell table:number-columns-repeated="8"/>
          <table:table-cell table:style-name="ce33" office:value-type="float" office:value="0.000887611278304639" calcext:value-type="float">
            <text:p>0.0008876112783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0278249607131" calcext:value-type="float">
            <text:p>-0.40278249607131</text:p>
          </table:table-cell>
          <table:table-cell table:style-name="ce25" table:formula="of:=TANH( [.G401]*[.Q400] + [.G402]*[.Q401] + [.G403]*[.Q402] + [.G404]*[.Q403] + [.G405]*[.Q404] + [.G406]*[.Q405] + [.G407]*[.Q406] + [.G408]*[.Q407] + [.G409]*[.Q408] + [.G410]*[.Q409] + [.G411]*[.Q410] + [.G412]*[.Q411] + [.G413]*[.Q412] + [.G414]*[.Q413] + [.G415]*[.Q414] + [.G416]*[.Q415] + [.G417]*[.Q416] + [.G418]*[.Q417] + [.G419]*[.Q418] + [.G420]*[.Q419] + [.G421]*[.Q420] )" office:value-type="float" office:value="0.0356539910811495" calcext:value-type="float">
            <text:p>0.03565399108115</text:p>
          </table:table-cell>
          <table:table-cell table:number-columns-repeated="8"/>
          <table:table-cell table:style-name="ce33" office:value-type="float" office:value="-0.0977782832457516" calcext:value-type="float">
            <text:p>-0.09777828324575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401]*[.Q421] + [.G402]*[.Q422] + [.G403]*[.Q423] + [.G404]*[.Q424] + [.G405]*[.Q425] + [.G406]*[.Q426] + [.G407]*[.Q427] + [.G408]*[.Q428] + [.G409]*[.Q429] + [.G410]*[.Q430] + [.G411]*[.Q431] + [.G412]*[.Q432] + [.G413]*[.Q433] + [.G414]*[.Q434] + [.G415]*[.Q435] + [.G416]*[.Q436] + [.G417]*[.Q437] + [.G418]*[.Q438] + [.G419]*[.Q439] + [.G420]*[.Q440] + [.G421]*[.Q441] )" office:value-type="float" office:value="0.648458256138019" calcext:value-type="float">
            <text:p>0.648458256138019</text:p>
          </table:table-cell>
          <table:table-cell table:number-columns-repeated="8"/>
          <table:table-cell table:style-name="ce33" office:value-type="float" office:value="0.327207861909774" calcext:value-type="float">
            <text:p>0.32720786190977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401]*[.Q442] + [.G402]*[.Q443] + [.G403]*[.Q444] + [.G404]*[.Q445] + [.G405]*[.Q446] + [.G406]*[.Q447] + [.G407]*[.Q448] + [.G408]*[.Q449] + [.G409]*[.Q450] + [.G410]*[.Q451] + [.G411]*[.Q452] + [.G412]*[.Q453] + [.G413]*[.Q454] + [.G414]*[.Q455] + [.G415]*[.Q456] + [.G416]*[.Q457] + [.G417]*[.Q458] + [.G418]*[.Q459] + [.G419]*[.Q460] + [.G420]*[.Q461] + [.G421]*[.Q462] )" office:value-type="float" office:value="-0.210198043405175" calcext:value-type="float">
            <text:p>-0.210198043405175</text:p>
          </table:table-cell>
          <table:table-cell table:number-columns-repeated="8"/>
          <table:table-cell table:style-name="ce33" office:value-type="float" office:value="0.00000077668473627414" calcext:value-type="float">
            <text:p>7.7668473627414E-0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401]*[.Q463] + [.G402]*[.Q464] + [.G403]*[.Q465] + [.G404]*[.Q466] + [.G405]*[.Q467] + [.G406]*[.Q468] + [.G407]*[.Q469] + [.G408]*[.Q470] + [.G409]*[.Q471] + [.G410]*[.Q472] + [.G411]*[.Q473] + [.G412]*[.Q474] + [.G413]*[.Q475] + [.G414]*[.Q476] + [.G415]*[.Q477] + [.G416]*[.Q478] + [.G417]*[.Q479] + [.G418]*[.Q480] + [.G419]*[.Q481] + [.G420]*[.Q482] + [.G421]*[.Q483] )" office:value-type="float" office:value="-0.512843795325049" calcext:value-type="float">
            <text:p>-0.512843795325049</text:p>
          </table:table-cell>
          <table:table-cell table:number-columns-repeated="8"/>
          <table:table-cell table:style-name="ce33" office:value-type="float" office:value="0.00022920489914458" calcext:value-type="float">
            <text:p>0.00022920489914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33" office:value-type="float" office:value="0.00000994233729397995" calcext:value-type="float">
            <text:p>9.94233729397995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6"/>
          <table:table-cell table:style-name="ce33" office:value-type="float" office:value="0.0367237901021666" calcext:value-type="float">
            <text:p>0.03672379010216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7196086438734" calcext:value-type="float">
            <text:p>-0.47196086438734</text:p>
          </table:table-cell>
          <table:table-cell table:style-name="ce25" table:formula="of:=TANH( [.G426]*[.Q1] + [.G427]*[.Q2] + [.G428]*[.Q3] + [.G429]*[.Q4] + [.G430]*[.Q5] + [.G431]*[.Q6] + [.G432]*[.Q7] + [.G433]*[.Q8] + [.G434]*[.Q9] + [.G435]*[.Q10] + [.G436]*[.Q11] + [.G437]*[.Q12] + [.G438]*[.Q13] + [.G439]*[.Q14] + [.G440]*[.Q15] + [.G441]*[.Q16] + [.G442]*[.Q17] + [.G443]*[.Q18] + [.G444]*[.Q19] + [.G445]*[.Q20] + [.G446]*[.Q21] )" office:value-type="float" office:value="0.00688879048436421" calcext:value-type="float">
            <text:p>0.006888790484364</text:p>
          </table:table-cell>
          <table:table-cell table:style-name="ce28" table:formula="of:=TANH( [.H426]*[.S1] + [.H427]*[.S2] + [.H428]*[.S3] + [.H429]*[.S4] + [.H430]*[.S5] + [.H431]*[.S6] + [.H432]*[.S7] + [.H433]*[.S8] + [.H434]*[.S9] + [.H435]*[.S10] + [.H436]*[.S11] + [.H437]*[.S12] + [.H438]*[.S13] + [.H439]*[.S14] + [.H440]*[.S15] + [.H441]*[.S16] + [.H442]*[.S17] + [.H443]*[.S18] + [.H444]*[.S19] + [.H445]*[.S20] + [.H446]*[.S21] + [.H447]*[.S22] + [.H448]*[.S23] + [.H449]*[.S24] )" office:value-type="float" office:value="-0.391221365988695" calcext:value-type="float">
            <text:p>-0.391221365988695</text:p>
          </table:table-cell>
          <table:table-cell table:style-name="ce29" office:value-type="float" office:value="-0.366517238021139" calcext:value-type="float">
            <text:p>-0.366517238021139</text:p>
          </table:table-cell>
          <table:table-cell table:style-name="ce30" table:formula="of:= ([.J427]-[.I427]) * ([.J427]-[.I427])" office:value-type="float" office:value="0.000610293938637396" calcext:value-type="float">
            <text:p>0.000610293938637</text:p>
          </table:table-cell>
          <table:table-cell table:number-columns-repeated="5"/>
          <table:table-cell table:style-name="ce33" office:value-type="float" office:value="0.000792967604743667" calcext:value-type="float">
            <text:p>0.00079296760474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155232648321" calcext:value-type="float">
            <text:p>-0.467155232648321</text:p>
          </table:table-cell>
          <table:table-cell table:style-name="ce25" table:formula="of:=TANH( [.G426]*[.Q22] + [.G427]*[.Q23] + [.G428]*[.Q24] + [.G429]*[.Q25] + [.G430]*[.Q26] + [.G431]*[.Q27] + [.G432]*[.Q28] + [.G433]*[.Q29] + [.G434]*[.Q30] + [.G435]*[.Q31] + [.G436]*[.Q32] + [.G437]*[.Q33] + [.G438]*[.Q34] + [.G439]*[.Q35] + [.G440]*[.Q36] + [.G441]*[.Q37] + [.G442]*[.Q38] + [.G443]*[.Q39] + [.G444]*[.Q40] + [.G445]*[.Q41] + [.G446]*[.Q42] )" office:value-type="float" office:value="0.0111390747358543" calcext:value-type="float">
            <text:p>0.011139074735854</text:p>
          </table:table-cell>
          <table:table-cell table:style-name="ce28" table:formula="of:=TANH( [.H426]*[.S25] + [.H427]*[.S26] + [.H428]*[.S27] + [.H429]*[.S28] + [.H430]*[.S29] + [.H431]*[.S30] + [.H432]*[.S31] + [.H433]*[.S32] + [.H434]*[.S33] + [.H435]*[.S34] + [.H436]*[.S35] + [.H437]*[.S36] + [.H438]*[.S37] + [.H439]*[.S38] + [.H440]*[.S39] + [.H441]*[.S40] + [.H442]*[.S41] + [.H443]*[.S42] + [.H444]*[.S43] + [.H445]*[.S44] + [.H446]*[.S45] + [.H447]*[.S46] + [.H448]*[.S47] + [.H449]*[.S48] )" office:value-type="float" office:value="-0.385700097969533" calcext:value-type="float">
            <text:p>-0.385700097969533</text:p>
          </table:table-cell>
          <table:table-cell table:style-name="ce29" office:value-type="float" office:value="-0.353067197685344" calcext:value-type="float">
            <text:p>-0.353067197685344</text:p>
          </table:table-cell>
          <table:table-cell table:style-name="ce30" table:formula="of:= ([.J428]-[.I428]) * ([.J428]-[.I428])" office:value-type="float" office:value="0.00106490618095787" calcext:value-type="float">
            <text:p>0.001064906180958</text:p>
          </table:table-cell>
          <table:table-cell table:number-columns-repeated="5"/>
          <table:table-cell table:style-name="ce33" office:value-type="float" office:value="-0.0000042611588396772" calcext:value-type="float">
            <text:p>-4.2611588396772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7980241815981" calcext:value-type="float">
            <text:p>-0.457980241815981</text:p>
          </table:table-cell>
          <table:table-cell table:style-name="ce25" table:formula="of:=TANH( [.G426]*[.Q43] + [.G427]*[.Q44] + [.G428]*[.Q45] + [.G429]*[.Q46] + [.G430]*[.Q47] + [.G431]*[.Q48] + [.G432]*[.Q49] + [.G433]*[.Q50] + [.G434]*[.Q51] + [.G435]*[.Q52] + [.G436]*[.Q53] + [.G437]*[.Q54] + [.G438]*[.Q55] + [.G439]*[.Q56] + [.G440]*[.Q57] + [.G441]*[.Q58] + [.G442]*[.Q59] + [.G443]*[.Q60] + [.G444]*[.Q61] + [.G445]*[.Q62] + [.G446]*[.Q63] )" office:value-type="float" office:value="0.965568203102215" calcext:value-type="float">
            <text:p>0.965568203102215</text:p>
          </table:table-cell>
          <table:table-cell table:style-name="ce28" table:formula="of:=TANH( [.H426]*[.S49] + [.H427]*[.S50] + [.H428]*[.S51] + [.H429]*[.S52] + [.H430]*[.S53] + [.H431]*[.S54] + [.H432]*[.S55] + [.H433]*[.S56] + [.H434]*[.S57] + [.H435]*[.S58] + [.H436]*[.S59] + [.H437]*[.S60] + [.H438]*[.S61] + [.H439]*[.S62] + [.H440]*[.S63] + [.H441]*[.S64] + [.H442]*[.S65] + [.H443]*[.S66] + [.H444]*[.S67] + [.H445]*[.S68] + [.H446]*[.S69] + [.H447]*[.S70] + [.H448]*[.S71] + [.H449]*[.S72] )" office:value-type="float" office:value="-0.397113524002467" calcext:value-type="float">
            <text:p>-0.397113524002467</text:p>
          </table:table-cell>
          <table:table-cell table:style-name="ce29" office:value-type="float" office:value="-0.32233120728986" calcext:value-type="float">
            <text:p>-0.32233120728986</text:p>
          </table:table-cell>
          <table:table-cell table:style-name="ce30" table:formula="of:= ([.J429]-[.I429]) * ([.J429]-[.I429])" office:value-type="float" office:value="0.00559239489290474" calcext:value-type="float">
            <text:p>0.005592394892905</text:p>
          </table:table-cell>
          <table:table-cell table:number-columns-repeated="5"/>
          <table:table-cell table:style-name="ce33" office:value-type="float" office:value="-0.000675035032186473" calcext:value-type="float">
            <text:p>-0.00067503503218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0538118019067" calcext:value-type="float">
            <text:p>-0.450538118019067</text:p>
          </table:table-cell>
          <table:table-cell table:style-name="ce25" table:formula="of:=TANH( [.G426]*[.Q64] + [.G427]*[.Q65] + [.G428]*[.Q66] + [.G429]*[.Q67] + [.G430]*[.Q68] + [.G431]*[.Q69] + [.G432]*[.Q70] + [.G433]*[.Q71] + [.G434]*[.Q72] + [.G435]*[.Q73] + [.G436]*[.Q74] + [.G437]*[.Q75] + [.G438]*[.Q76] + [.G439]*[.Q77] + [.G440]*[.Q78] + [.G441]*[.Q79] + [.G442]*[.Q80] + [.G443]*[.Q81] + [.G444]*[.Q82] + [.G445]*[.Q83] + [.G446]*[.Q84] )" office:value-type="float" office:value="-0.113323368051774" calcext:value-type="float">
            <text:p>-0.113323368051774</text:p>
          </table:table-cell>
          <table:table-cell table:number-columns-repeated="8"/>
          <table:table-cell table:style-name="ce33" office:value-type="float" office:value="0.0000581712175323541" calcext:value-type="float">
            <text:p>5.81712175323541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46738057025572" calcext:value-type="float">
            <text:p>-0.446738057025572</text:p>
          </table:table-cell>
          <table:table-cell table:style-name="ce25" table:formula="of:=TANH( [.G426]*[.Q85] + [.G427]*[.Q86] + [.G428]*[.Q87] + [.G429]*[.Q88] + [.G430]*[.Q89] + [.G431]*[.Q90] + [.G432]*[.Q91] + [.G433]*[.Q92] + [.G434]*[.Q93] + [.G435]*[.Q94] + [.G436]*[.Q95] + [.G437]*[.Q96] + [.G438]*[.Q97] + [.G439]*[.Q98] + [.G440]*[.Q99] + [.G441]*[.Q100] + [.G442]*[.Q101] + [.G443]*[.Q102] + [.G444]*[.Q103] + [.G445]*[.Q104] + [.G446]*[.Q105] )" office:value-type="float" office:value="0.210086886017913" calcext:value-type="float">
            <text:p>0.210086886017913</text:p>
          </table:table-cell>
          <table:table-cell table:number-columns-repeated="8"/>
          <table:table-cell table:style-name="ce33" office:value-type="float" office:value="-1.54021617949897" calcext:value-type="float">
            <text:p>-1.5402161794989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4009569154839" calcext:value-type="float">
            <text:p>-0.434009569154839</text:p>
          </table:table-cell>
          <table:table-cell table:style-name="ce25" table:formula="of:=TANH( [.G426]*[.Q106] + [.G427]*[.Q107] + [.G428]*[.Q108] + [.G429]*[.Q109] + [.G430]*[.Q110] + [.G431]*[.Q111] + [.G432]*[.Q112] + [.G433]*[.Q113] + [.G434]*[.Q114] + [.G435]*[.Q115] + [.G436]*[.Q116] + [.G437]*[.Q117] + [.G438]*[.Q118] + [.G439]*[.Q119] + [.G440]*[.Q120] + [.G441]*[.Q121] + [.G442]*[.Q122] + [.G443]*[.Q123] + [.G444]*[.Q124] + [.G445]*[.Q125] + [.G446]*[.Q126] )" office:value-type="float" office:value="0.260424573598489" calcext:value-type="float">
            <text:p>0.260424573598489</text:p>
          </table:table-cell>
          <table:table-cell table:number-columns-repeated="8"/>
          <table:table-cell table:style-name="ce33" office:value-type="float" office:value="-0.00120421557197866" calcext:value-type="float">
            <text:p>-0.00120421557197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381802645428" calcext:value-type="float">
            <text:p>-0.42381802645428</text:p>
          </table:table-cell>
          <table:table-cell table:style-name="ce25" table:formula="of:=TANH( [.G426]*[.Q127] + [.G427]*[.Q128] + [.G428]*[.Q129] + [.G429]*[.Q130] + [.G430]*[.Q131] + [.G431]*[.Q132] + [.G432]*[.Q133] + [.G433]*[.Q134] + [.G434]*[.Q135] + [.G435]*[.Q136] + [.G436]*[.Q137] + [.G437]*[.Q138] + [.G438]*[.Q139] + [.G439]*[.Q140] + [.G440]*[.Q141] + [.G441]*[.Q142] + [.G442]*[.Q143] + [.G443]*[.Q144] + [.G444]*[.Q145] + [.G445]*[.Q146] + [.G446]*[.Q147] )" office:value-type="float" office:value="0.182932898170562" calcext:value-type="float">
            <text:p>0.182932898170562</text:p>
          </table:table-cell>
          <table:table-cell table:number-columns-repeated="8"/>
          <table:table-cell table:style-name="ce33" office:value-type="float" office:value="-0.0067687950400345" calcext:value-type="float">
            <text:p>-0.00676879504003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196290578665" calcext:value-type="float">
            <text:p>-0.41196290578665</text:p>
          </table:table-cell>
          <table:table-cell table:style-name="ce25" table:formula="of:=TANH( [.G426]*[.Q148] + [.G427]*[.Q149] + [.G428]*[.Q150] + [.G429]*[.Q151] + [.G430]*[.Q152] + [.G431]*[.Q153] + [.G432]*[.Q154] + [.G433]*[.Q155] + [.G434]*[.Q156] + [.G435]*[.Q157] + [.G436]*[.Q158] + [.G437]*[.Q159] + [.G438]*[.Q160] + [.G439]*[.Q161] + [.G440]*[.Q162] + [.G441]*[.Q163] + [.G442]*[.Q164] + [.G443]*[.Q165] + [.G444]*[.Q166] + [.G445]*[.Q167] + [.G446]*[.Q168] )" office:value-type="float" office:value="-0.229600007096227" calcext:value-type="float">
            <text:p>-0.229600007096227</text:p>
          </table:table-cell>
          <table:table-cell table:number-columns-repeated="8"/>
          <table:table-cell table:style-name="ce33" office:value-type="float" office:value="-0.713254082668802" calcext:value-type="float">
            <text:p>-0.71325408266880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1408438414586" calcext:value-type="float">
            <text:p>-0.431408438414586</text:p>
          </table:table-cell>
          <table:table-cell table:style-name="ce25" table:formula="of:=TANH( [.G426]*[.Q169] + [.G427]*[.Q170] + [.G428]*[.Q171] + [.G429]*[.Q172] + [.G430]*[.Q173] + [.G431]*[.Q174] + [.G432]*[.Q175] + [.G433]*[.Q176] + [.G434]*[.Q177] + [.G435]*[.Q178] + [.G436]*[.Q179] + [.G437]*[.Q180] + [.G438]*[.Q181] + [.G439]*[.Q182] + [.G440]*[.Q183] + [.G441]*[.Q184] + [.G442]*[.Q185] + [.G443]*[.Q186] + [.G444]*[.Q187] + [.G445]*[.Q188] + [.G446]*[.Q189] )" office:value-type="float" office:value="0.0268517786754582" calcext:value-type="float">
            <text:p>0.026851778675458</text:p>
          </table:table-cell>
          <table:table-cell table:number-columns-repeated="8"/>
          <table:table-cell table:style-name="ce33" office:value-type="float" office:value="0.00153357212699859" calcext:value-type="float">
            <text:p>0.00153357212699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6496014540574" calcext:value-type="float">
            <text:p>-0.436496014540574</text:p>
          </table:table-cell>
          <table:table-cell table:style-name="ce25" table:formula="of:=TANH( [.G426]*[.Q190] + [.G427]*[.Q191] + [.G428]*[.Q192] + [.G429]*[.Q193] + [.G430]*[.Q194] + [.G431]*[.Q195] + [.G432]*[.Q196] + [.G433]*[.Q197] + [.G434]*[.Q198] + [.G435]*[.Q199] + [.G436]*[.Q200] + [.G437]*[.Q201] + [.G438]*[.Q202] + [.G439]*[.Q203] + [.G440]*[.Q204] + [.G441]*[.Q205] + [.G442]*[.Q206] + [.G443]*[.Q207] + [.G444]*[.Q208] + [.G445]*[.Q209] + [.G446]*[.Q210] )" office:value-type="float" office:value="-0.015996116042097" calcext:value-type="float">
            <text:p>-0.015996116042097</text:p>
          </table:table-cell>
          <table:table-cell table:number-columns-repeated="8"/>
          <table:table-cell table:style-name="ce33" office:value-type="float" office:value="0.00000132676036359665" calcext:value-type="float">
            <text:p>1.32676036359665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3949196872798" calcext:value-type="float">
            <text:p>-0.433949196872798</text:p>
          </table:table-cell>
          <table:table-cell table:style-name="ce25" table:formula="of:=TANH( [.G426]*[.Q211] + [.G427]*[.Q212] + [.G428]*[.Q213] + [.G429]*[.Q214] + [.G430]*[.Q215] + [.G431]*[.Q216] + [.G432]*[.Q217] + [.G433]*[.Q218] + [.G434]*[.Q219] + [.G435]*[.Q220] + [.G436]*[.Q221] + [.G437]*[.Q222] + [.G438]*[.Q223] + [.G439]*[.Q224] + [.G440]*[.Q225] + [.G441]*[.Q226] + [.G442]*[.Q227] + [.G443]*[.Q228] + [.G444]*[.Q229] + [.G445]*[.Q230] + [.G446]*[.Q231] )" office:value-type="float" office:value="0.652138549246631" calcext:value-type="float">
            <text:p>0.652138549246631</text:p>
          </table:table-cell>
          <table:table-cell table:number-columns-repeated="8"/>
          <table:table-cell table:style-name="ce33" office:value-type="float" office:value="-0.000198228788715545" calcext:value-type="float">
            <text:p>-0.00019822878871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490498557306" calcext:value-type="float">
            <text:p>-0.42490498557306</text:p>
          </table:table-cell>
          <table:table-cell table:style-name="ce25" table:formula="of:=TANH( [.G426]*[.Q232] + [.G427]*[.Q233] + [.G428]*[.Q234] + [.G429]*[.Q235] + [.G430]*[.Q236] + [.G431]*[.Q237] + [.G432]*[.Q238] + [.G433]*[.Q239] + [.G434]*[.Q240] + [.G435]*[.Q241] + [.G436]*[.Q242] + [.G437]*[.Q243] + [.G438]*[.Q244] + [.G439]*[.Q245] + [.G440]*[.Q246] + [.G441]*[.Q247] + [.G442]*[.Q248] + [.G443]*[.Q249] + [.G444]*[.Q250] + [.G445]*[.Q251] + [.G446]*[.Q252] )" office:value-type="float" office:value="-0.979772592480457" calcext:value-type="float">
            <text:p>-0.979772592480457</text:p>
          </table:table-cell>
          <table:table-cell table:number-columns-repeated="8"/>
          <table:table-cell table:style-name="ce33" office:value-type="float" office:value="-0.186115930034952" calcext:value-type="float">
            <text:p>-0.18611593003495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9556031967013" calcext:value-type="float">
            <text:p>-0.419556031967013</text:p>
          </table:table-cell>
          <table:table-cell table:style-name="ce25" table:formula="of:=TANH( [.G426]*[.Q253] + [.G427]*[.Q254] + [.G428]*[.Q255] + [.G429]*[.Q256] + [.G430]*[.Q257] + [.G431]*[.Q258] + [.G432]*[.Q259] + [.G433]*[.Q260] + [.G434]*[.Q261] + [.G435]*[.Q262] + [.G436]*[.Q263] + [.G437]*[.Q264] + [.G438]*[.Q265] + [.G439]*[.Q266] + [.G440]*[.Q267] + [.G441]*[.Q268] + [.G442]*[.Q269] + [.G443]*[.Q270] + [.G444]*[.Q271] + [.G445]*[.Q272] + [.G446]*[.Q273] )" office:value-type="float" office:value="-0.704646299929728" calcext:value-type="float">
            <text:p>-0.704646299929728</text:p>
          </table:table-cell>
          <table:table-cell table:number-columns-repeated="8"/>
          <table:table-cell table:style-name="ce33" office:value-type="float" office:value="-0.00267496404064716" calcext:value-type="float">
            <text:p>-0.00267496404064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5118339516626" calcext:value-type="float">
            <text:p>-0.415118339516626</text:p>
          </table:table-cell>
          <table:table-cell table:style-name="ce25" table:formula="of:=TANH( [.G426]*[.Q274] + [.G427]*[.Q275] + [.G428]*[.Q276] + [.G429]*[.Q277] + [.G430]*[.Q278] + [.G431]*[.Q279] + [.G432]*[.Q280] + [.G433]*[.Q281] + [.G434]*[.Q282] + [.G435]*[.Q283] + [.G436]*[.Q284] + [.G437]*[.Q285] + [.G438]*[.Q286] + [.G439]*[.Q287] + [.G440]*[.Q288] + [.G441]*[.Q289] + [.G442]*[.Q290] + [.G443]*[.Q291] + [.G444]*[.Q292] + [.G445]*[.Q293] + [.G446]*[.Q294] )" office:value-type="float" office:value="0.397869383163679" calcext:value-type="float">
            <text:p>0.397869383163679</text:p>
          </table:table-cell>
          <table:table-cell table:number-columns-repeated="8"/>
          <table:table-cell table:style-name="ce33" office:value-type="float" office:value="0.0023810235843894" calcext:value-type="float">
            <text:p>0.00238102358438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6432452094255" calcext:value-type="float">
            <text:p>-0.416432452094255</text:p>
          </table:table-cell>
          <table:table-cell table:style-name="ce25" table:formula="of:=TANH( [.G426]*[.Q295] + [.G427]*[.Q296] + [.G428]*[.Q297] + [.G429]*[.Q298] + [.G430]*[.Q299] + [.G431]*[.Q300] + [.G432]*[.Q301] + [.G433]*[.Q302] + [.G434]*[.Q303] + [.G435]*[.Q304] + [.G436]*[.Q305] + [.G437]*[.Q306] + [.G438]*[.Q307] + [.G439]*[.Q308] + [.G440]*[.Q309] + [.G441]*[.Q310] + [.G442]*[.Q311] + [.G443]*[.Q312] + [.G444]*[.Q313] + [.G445]*[.Q314] + [.G446]*[.Q315] )" office:value-type="float" office:value="-0.95289941753327" calcext:value-type="float">
            <text:p>-0.95289941753327</text:p>
          </table:table-cell>
          <table:table-cell table:number-columns-repeated="8"/>
          <table:table-cell table:style-name="ce33" office:value-type="float" office:value="0.0189272561017036" calcext:value-type="float">
            <text:p>0.01892725610170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4498245361861" calcext:value-type="float">
            <text:p>-0.414498245361861</text:p>
          </table:table-cell>
          <table:table-cell table:style-name="ce25" table:formula="of:=TANH( [.G426]*[.Q316] + [.G427]*[.Q317] + [.G428]*[.Q318] + [.G429]*[.Q319] + [.G430]*[.Q320] + [.G431]*[.Q321] + [.G432]*[.Q322] + [.G433]*[.Q323] + [.G434]*[.Q324] + [.G435]*[.Q325] + [.G436]*[.Q326] + [.G437]*[.Q327] + [.G438]*[.Q328] + [.G439]*[.Q329] + [.G440]*[.Q330] + [.G441]*[.Q331] + [.G442]*[.Q332] + [.G443]*[.Q333] + [.G444]*[.Q334] + [.G445]*[.Q335] + [.G446]*[.Q336] )" office:value-type="float" office:value="0.016240426599849" calcext:value-type="float">
            <text:p>0.016240426599849</text:p>
          </table:table-cell>
          <table:table-cell table:number-columns-repeated="8"/>
          <table:table-cell table:style-name="ce33" office:value-type="float" office:value="0.621408315388094" calcext:value-type="float">
            <text:p>0.62140831538809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3653874439224" calcext:value-type="float">
            <text:p>-0.413653874439224</text:p>
          </table:table-cell>
          <table:table-cell table:style-name="ce25" table:formula="of:=TANH( [.G426]*[.Q337] + [.G427]*[.Q338] + [.G428]*[.Q339] + [.G429]*[.Q340] + [.G430]*[.Q341] + [.G431]*[.Q342] + [.G432]*[.Q343] + [.G433]*[.Q344] + [.G434]*[.Q345] + [.G435]*[.Q346] + [.G436]*[.Q347] + [.G437]*[.Q348] + [.G438]*[.Q349] + [.G439]*[.Q350] + [.G440]*[.Q351] + [.G441]*[.Q352] + [.G442]*[.Q353] + [.G443]*[.Q354] + [.G444]*[.Q355] + [.G445]*[.Q356] + [.G446]*[.Q357] )" office:value-type="float" office:value="0.37769861510663" calcext:value-type="float">
            <text:p>0.37769861510663</text:p>
          </table:table-cell>
          <table:table-cell table:number-columns-repeated="8"/>
          <table:table-cell table:style-name="ce33" office:value-type="float" office:value="-0.00018470963948185" calcext:value-type="float">
            <text:p>-0.00018470963948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2114538939548" calcext:value-type="float">
            <text:p>-0.412114538939548</text:p>
          </table:table-cell>
          <table:table-cell table:style-name="ce25" table:formula="of:=TANH( [.G426]*[.Q358] + [.G427]*[.Q359] + [.G428]*[.Q360] + [.G429]*[.Q361] + [.G430]*[.Q362] + [.G431]*[.Q363] + [.G432]*[.Q364] + [.G433]*[.Q365] + [.G434]*[.Q366] + [.G435]*[.Q367] + [.G436]*[.Q368] + [.G437]*[.Q369] + [.G438]*[.Q370] + [.G439]*[.Q371] + [.G440]*[.Q372] + [.G441]*[.Q373] + [.G442]*[.Q374] + [.G443]*[.Q375] + [.G444]*[.Q376] + [.G445]*[.Q377] + [.G446]*[.Q378] )" office:value-type="float" office:value="0.0204181465264949" calcext:value-type="float">
            <text:p>0.020418146526495</text:p>
          </table:table-cell>
          <table:table-cell table:number-columns-repeated="8"/>
          <table:table-cell table:style-name="ce33" office:value-type="float" office:value="0.00000332735750413168" calcext:value-type="float">
            <text:p>3.32735750413168E-0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0278249607131" calcext:value-type="float">
            <text:p>-0.40278249607131</text:p>
          </table:table-cell>
          <table:table-cell table:style-name="ce25" table:formula="of:=TANH( [.G426]*[.Q379] + [.G427]*[.Q380] + [.G428]*[.Q381] + [.G429]*[.Q382] + [.G430]*[.Q383] + [.G431]*[.Q384] + [.G432]*[.Q385] + [.G433]*[.Q386] + [.G434]*[.Q387] + [.G435]*[.Q388] + [.G436]*[.Q389] + [.G437]*[.Q390] + [.G438]*[.Q391] + [.G439]*[.Q392] + [.G440]*[.Q393] + [.G441]*[.Q394] + [.G442]*[.Q395] + [.G443]*[.Q396] + [.G444]*[.Q397] + [.G445]*[.Q398] + [.G446]*[.Q399] )" office:value-type="float" office:value="-0.49610957589597" calcext:value-type="float">
            <text:p>-0.49610957589597</text:p>
          </table:table-cell>
          <table:table-cell table:number-columns-repeated="8"/>
          <table:table-cell table:style-name="ce33" office:value-type="float" office:value="-0.210402157350726" calcext:value-type="float">
            <text:p>-0.21040215735072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388721593751789" calcext:value-type="float">
            <text:p>-0.388721593751789</text:p>
          </table:table-cell>
          <table:table-cell table:style-name="ce25" table:formula="of:=TANH( [.G426]*[.Q400] + [.G427]*[.Q401] + [.G428]*[.Q402] + [.G429]*[.Q403] + [.G430]*[.Q404] + [.G431]*[.Q405] + [.G432]*[.Q406] + [.G433]*[.Q407] + [.G434]*[.Q408] + [.G435]*[.Q409] + [.G436]*[.Q410] + [.G437]*[.Q411] + [.G438]*[.Q412] + [.G439]*[.Q413] + [.G440]*[.Q414] + [.G441]*[.Q415] + [.G442]*[.Q416] + [.G443]*[.Q417] + [.G444]*[.Q418] + [.G445]*[.Q419] + [.G446]*[.Q420] )" office:value-type="float" office:value="0.0362252043312593" calcext:value-type="float">
            <text:p>0.036225204331259</text:p>
          </table:table-cell>
          <table:table-cell table:number-columns-repeated="8"/>
          <table:table-cell table:style-name="ce33" office:value-type="float" office:value="-0.00000151787463036762" calcext:value-type="float">
            <text:p>-1.51787463036762E-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426]*[.Q421] + [.G427]*[.Q422] + [.G428]*[.Q423] + [.G429]*[.Q424] + [.G430]*[.Q425] + [.G431]*[.Q426] + [.G432]*[.Q427] + [.G433]*[.Q428] + [.G434]*[.Q429] + [.G435]*[.Q430] + [.G436]*[.Q431] + [.G437]*[.Q432] + [.G438]*[.Q433] + [.G439]*[.Q434] + [.G440]*[.Q435] + [.G441]*[.Q436] + [.G442]*[.Q437] + [.G443]*[.Q438] + [.G444]*[.Q439] + [.G445]*[.Q440] + [.G446]*[.Q441] )" office:value-type="float" office:value="0.650031218222966" calcext:value-type="float">
            <text:p>0.650031218222966</text:p>
          </table:table-cell>
          <table:table-cell table:number-columns-repeated="8"/>
          <table:table-cell table:style-name="ce33" office:value-type="float" office:value="0.00000001089595712494" calcext:value-type="float">
            <text:p>1.08959571249407E-0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426]*[.Q442] + [.G427]*[.Q443] + [.G428]*[.Q444] + [.G429]*[.Q445] + [.G430]*[.Q446] + [.G431]*[.Q447] + [.G432]*[.Q448] + [.G433]*[.Q449] + [.G434]*[.Q450] + [.G435]*[.Q451] + [.G436]*[.Q452] + [.G437]*[.Q453] + [.G438]*[.Q454] + [.G439]*[.Q455] + [.G440]*[.Q456] + [.G441]*[.Q457] + [.G442]*[.Q458] + [.G443]*[.Q459] + [.G444]*[.Q460] + [.G445]*[.Q461] + [.G446]*[.Q462] )" office:value-type="float" office:value="-0.203994594630307" calcext:value-type="float">
            <text:p>-0.203994594630307</text:p>
          </table:table-cell>
          <table:table-cell table:number-columns-repeated="8"/>
          <table:table-cell table:style-name="ce33" office:value-type="float" office:value="0.000881114422318773" calcext:value-type="float">
            <text:p>0.00088111442231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426]*[.Q463] + [.G427]*[.Q464] + [.G428]*[.Q465] + [.G429]*[.Q466] + [.G430]*[.Q467] + [.G431]*[.Q468] + [.G432]*[.Q469] + [.G433]*[.Q470] + [.G434]*[.Q471] + [.G435]*[.Q472] + [.G436]*[.Q473] + [.G437]*[.Q474] + [.G438]*[.Q475] + [.G439]*[.Q476] + [.G440]*[.Q477] + [.G441]*[.Q478] + [.G442]*[.Q479] + [.G443]*[.Q480] + [.G444]*[.Q481] + [.G445]*[.Q482] + [.G446]*[.Q483] )" office:value-type="float" office:value="-0.506915287358452" calcext:value-type="float">
            <text:p>-0.506915287358452</text:p>
          </table:table-cell>
          <table:table-cell table:number-columns-repeated="8"/>
          <table:table-cell table:style-name="ce33" office:value-type="float" office:value="-0.225542044836524" calcext:value-type="float">
            <text:p>-0.22554204483652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33" office:value-type="float" office:value="-0.0000001728355133437" calcext:value-type="float">
            <text:p>-1.72835513343698E-07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6"/>
          <table:table-cell table:style-name="ce33" office:value-type="float" office:value="-0.00085581388616735" calcext:value-type="float">
            <text:p>-0.00085581388616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67155232648321" calcext:value-type="float">
            <text:p>-0.467155232648321</text:p>
          </table:table-cell>
          <table:table-cell table:style-name="ce25" table:formula="of:=TANH( [.G451]*[.Q1] + [.G452]*[.Q2] + [.G453]*[.Q3] + [.G454]*[.Q4] + [.G455]*[.Q5] + [.G456]*[.Q6] + [.G457]*[.Q7] + [.G458]*[.Q8] + [.G459]*[.Q9] + [.G460]*[.Q10] + [.G461]*[.Q11] + [.G462]*[.Q12] + [.G463]*[.Q13] + [.G464]*[.Q14] + [.G465]*[.Q15] + [.G466]*[.Q16] + [.G467]*[.Q17] + [.G468]*[.Q18] + [.G469]*[.Q19] + [.G470]*[.Q20] + [.G471]*[.Q21] )" office:value-type="float" office:value="0.00689862300539" calcext:value-type="float">
            <text:p>0.00689862300539</text:p>
          </table:table-cell>
          <table:table-cell table:style-name="ce28" table:formula="of:=TANH( [.H451]*[.S1] + [.H452]*[.S2] + [.H453]*[.S3] + [.H454]*[.S4] + [.H455]*[.S5] + [.H456]*[.S6] + [.H457]*[.S7] + [.H458]*[.S8] + [.H459]*[.S9] + [.H460]*[.S10] + [.H461]*[.S11] + [.H462]*[.S12] + [.H463]*[.S13] + [.H464]*[.S14] + [.H465]*[.S15] + [.H466]*[.S16] + [.H467]*[.S17] + [.H468]*[.S18] + [.H469]*[.S19] + [.H470]*[.S20] + [.H471]*[.S21] + [.H472]*[.S22] + [.H473]*[.S23] + [.H474]*[.S24] )" office:value-type="float" office:value="-0.375091350367009" calcext:value-type="float">
            <text:p>-0.375091350367009</text:p>
          </table:table-cell>
          <table:table-cell table:style-name="ce29" office:value-type="float" office:value="-0.353067197685344" calcext:value-type="float">
            <text:p>-0.353067197685344</text:p>
          </table:table-cell>
          <table:table-cell table:style-name="ce30" table:formula="of:= ([.J452]-[.I452]) * ([.J452]-[.I452])" office:value-type="float" office:value="0.000485063301345293" calcext:value-type="float">
            <text:p>0.000485063301345</text:p>
          </table:table-cell>
          <table:table-cell table:number-columns-repeated="5"/>
          <table:table-cell table:style-name="ce33" office:value-type="float" office:value="-0.0000620113933395676" calcext:value-type="float">
            <text:p>-6.20113933395676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7980241815981" calcext:value-type="float">
            <text:p>-0.457980241815981</text:p>
          </table:table-cell>
          <table:table-cell table:style-name="ce25" table:formula="of:=TANH( [.G451]*[.Q22] + [.G452]*[.Q23] + [.G453]*[.Q24] + [.G454]*[.Q25] + [.G455]*[.Q26] + [.G456]*[.Q27] + [.G457]*[.Q28] + [.G458]*[.Q29] + [.G459]*[.Q30] + [.G460]*[.Q31] + [.G461]*[.Q32] + [.G462]*[.Q33] + [.G463]*[.Q34] + [.G464]*[.Q35] + [.G465]*[.Q36] + [.G466]*[.Q37] + [.G467]*[.Q38] + [.G468]*[.Q39] + [.G469]*[.Q40] + [.G470]*[.Q41] + [.G471]*[.Q42] )" office:value-type="float" office:value="0.012115765713562" calcext:value-type="float">
            <text:p>0.012115765713562</text:p>
          </table:table-cell>
          <table:table-cell table:style-name="ce28" table:formula="of:=TANH( [.H451]*[.S25] + [.H452]*[.S26] + [.H453]*[.S27] + [.H454]*[.S28] + [.H455]*[.S29] + [.H456]*[.S30] + [.H457]*[.S31] + [.H458]*[.S32] + [.H459]*[.S33] + [.H460]*[.S34] + [.H461]*[.S35] + [.H462]*[.S36] + [.H463]*[.S37] + [.H464]*[.S38] + [.H465]*[.S39] + [.H466]*[.S40] + [.H467]*[.S41] + [.H468]*[.S42] + [.H469]*[.S43] + [.H470]*[.S44] + [.H471]*[.S45] + [.H472]*[.S46] + [.H473]*[.S47] + [.H474]*[.S48] )" office:value-type="float" office:value="-0.357587327971261" calcext:value-type="float">
            <text:p>-0.357587327971261</text:p>
          </table:table-cell>
          <table:table-cell table:style-name="ce29" office:value-type="float" office:value="-0.32233120728986" calcext:value-type="float">
            <text:p>-0.32233120728986</text:p>
          </table:table-cell>
          <table:table-cell table:style-name="ce30" table:formula="of:= ([.J453]-[.I453]) * ([.J453]-[.I453])" office:value-type="float" office:value="0.00124299404550151" calcext:value-type="float">
            <text:p>0.001242994045502</text:p>
          </table:table-cell>
          <table:table-cell table:number-columns-repeated="5"/>
          <table:table-cell table:style-name="ce33" office:value-type="float" office:value="-0.0010029509748357" calcext:value-type="float">
            <text:p>-0.00100295097483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0538118019067" calcext:value-type="float">
            <text:p>-0.450538118019067</text:p>
          </table:table-cell>
          <table:table-cell table:style-name="ce25" table:formula="of:=TANH( [.G451]*[.Q43] + [.G452]*[.Q44] + [.G453]*[.Q45] + [.G454]*[.Q46] + [.G455]*[.Q47] + [.G456]*[.Q48] + [.G457]*[.Q49] + [.G458]*[.Q50] + [.G459]*[.Q51] + [.G460]*[.Q52] + [.G461]*[.Q53] + [.G462]*[.Q54] + [.G463]*[.Q55] + [.G464]*[.Q56] + [.G465]*[.Q57] + [.G466]*[.Q58] + [.G467]*[.Q59] + [.G468]*[.Q60] + [.G469]*[.Q61] + [.G470]*[.Q62] + [.G471]*[.Q63] )" office:value-type="float" office:value="0.961669040640416" calcext:value-type="float">
            <text:p>0.961669040640416</text:p>
          </table:table-cell>
          <table:table-cell table:style-name="ce28" table:formula="of:=TANH( [.H451]*[.S49] + [.H452]*[.S50] + [.H453]*[.S51] + [.H454]*[.S52] + [.H455]*[.S53] + [.H456]*[.S54] + [.H457]*[.S55] + [.H458]*[.S56] + [.H459]*[.S57] + [.H460]*[.S58] + [.H461]*[.S59] + [.H462]*[.S60] + [.H463]*[.S61] + [.H464]*[.S62] + [.H465]*[.S63] + [.H466]*[.S64] + [.H467]*[.S65] + [.H468]*[.S66] + [.H469]*[.S67] + [.H470]*[.S68] + [.H471]*[.S69] + [.H472]*[.S70] + [.H473]*[.S71] + [.H474]*[.S72] )" office:value-type="float" office:value="-0.36998025319349" calcext:value-type="float">
            <text:p>-0.36998025319349</text:p>
          </table:table-cell>
          <table:table-cell table:style-name="ce29" office:value-type="float" office:value="-0.287336634296407" calcext:value-type="float">
            <text:p>-0.287336634296407</text:p>
          </table:table-cell>
          <table:table-cell table:style-name="ce30" table:formula="of:= ([.J454]-[.I454]) * ([.J454]-[.I454])" office:value-type="float" office:value="0.00682996774440629" calcext:value-type="float">
            <text:p>0.006829967744406</text:p>
          </table:table-cell>
          <table:table-cell table:number-columns-repeated="5"/>
          <table:table-cell table:style-name="ce33" office:value-type="float" office:value="-0.00860537095420212" calcext:value-type="float">
            <text:p>-0.00860537095420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46738057025572" calcext:value-type="float">
            <text:p>-0.446738057025572</text:p>
          </table:table-cell>
          <table:table-cell table:style-name="ce25" table:formula="of:=TANH( [.G451]*[.Q64] + [.G452]*[.Q65] + [.G453]*[.Q66] + [.G454]*[.Q67] + [.G455]*[.Q68] + [.G456]*[.Q69] + [.G457]*[.Q70] + [.G458]*[.Q71] + [.G459]*[.Q72] + [.G460]*[.Q73] + [.G461]*[.Q74] + [.G462]*[.Q75] + [.G463]*[.Q76] + [.G464]*[.Q77] + [.G465]*[.Q78] + [.G466]*[.Q79] + [.G467]*[.Q80] + [.G468]*[.Q81] + [.G469]*[.Q82] + [.G470]*[.Q83] + [.G471]*[.Q84] )" office:value-type="float" office:value="-0.112276938470303" calcext:value-type="float">
            <text:p>-0.112276938470303</text:p>
          </table:table-cell>
          <table:table-cell table:number-columns-repeated="8"/>
          <table:table-cell table:style-name="ce33" office:value-type="float" office:value="-0.0003516804866315" calcext:value-type="float">
            <text:p>-0.00035168048663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4009569154839" calcext:value-type="float">
            <text:p>-0.434009569154839</text:p>
          </table:table-cell>
          <table:table-cell table:style-name="ce25" table:formula="of:=TANH( [.G451]*[.Q85] + [.G452]*[.Q86] + [.G453]*[.Q87] + [.G454]*[.Q88] + [.G455]*[.Q89] + [.G456]*[.Q90] + [.G457]*[.Q91] + [.G458]*[.Q92] + [.G459]*[.Q93] + [.G460]*[.Q94] + [.G461]*[.Q95] + [.G462]*[.Q96] + [.G463]*[.Q97] + [.G464]*[.Q98] + [.G465]*[.Q99] + [.G466]*[.Q100] + [.G467]*[.Q101] + [.G468]*[.Q102] + [.G469]*[.Q103] + [.G470]*[.Q104] + [.G471]*[.Q105] )" office:value-type="float" office:value="0.199867522620918" calcext:value-type="float">
            <text:p>0.199867522620918</text:p>
          </table:table-cell>
          <table:table-cell table:number-columns-repeated="8"/>
          <table:table-cell table:style-name="ce33" office:value-type="float" office:value="-0.0000536236801463386" calcext:value-type="float">
            <text:p>-5.36236801463386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381802645428" calcext:value-type="float">
            <text:p>-0.42381802645428</text:p>
          </table:table-cell>
          <table:table-cell table:style-name="ce25" table:formula="of:=TANH( [.G451]*[.Q106] + [.G452]*[.Q107] + [.G453]*[.Q108] + [.G454]*[.Q109] + [.G455]*[.Q110] + [.G456]*[.Q111] + [.G457]*[.Q112] + [.G458]*[.Q113] + [.G459]*[.Q114] + [.G460]*[.Q115] + [.G461]*[.Q116] + [.G462]*[.Q117] + [.G463]*[.Q118] + [.G464]*[.Q119] + [.G465]*[.Q120] + [.G466]*[.Q121] + [.G467]*[.Q122] + [.G468]*[.Q123] + [.G469]*[.Q124] + [.G470]*[.Q125] + [.G471]*[.Q126] )" office:value-type="float" office:value="0.264468595237568" calcext:value-type="float">
            <text:p>0.264468595237568</text:p>
          </table:table-cell>
          <table:table-cell table:number-columns-repeated="8"/>
          <table:table-cell table:style-name="ce33" office:value-type="float" office:value="-0.00552105181826969" calcext:value-type="float">
            <text:p>-0.0055210518182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196290578665" calcext:value-type="float">
            <text:p>-0.41196290578665</text:p>
          </table:table-cell>
          <table:table-cell table:style-name="ce25" table:formula="of:=TANH( [.G451]*[.Q127] + [.G452]*[.Q128] + [.G453]*[.Q129] + [.G454]*[.Q130] + [.G455]*[.Q131] + [.G456]*[.Q132] + [.G457]*[.Q133] + [.G458]*[.Q134] + [.G459]*[.Q135] + [.G460]*[.Q136] + [.G461]*[.Q137] + [.G462]*[.Q138] + [.G463]*[.Q139] + [.G464]*[.Q140] + [.G465]*[.Q141] + [.G466]*[.Q142] + [.G467]*[.Q143] + [.G468]*[.Q144] + [.G469]*[.Q145] + [.G470]*[.Q146] + [.G471]*[.Q147] )" office:value-type="float" office:value="0.180841283772091" calcext:value-type="float">
            <text:p>0.180841283772091</text:p>
          </table:table-cell>
          <table:table-cell table:number-columns-repeated="8"/>
          <table:table-cell table:style-name="ce33" office:value-type="float" office:value="0.0514842960629206" calcext:value-type="float">
            <text:p>0.05148429606292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1408438414586" calcext:value-type="float">
            <text:p>-0.431408438414586</text:p>
          </table:table-cell>
          <table:table-cell table:style-name="ce25" table:formula="of:=TANH( [.G451]*[.Q148] + [.G452]*[.Q149] + [.G453]*[.Q150] + [.G454]*[.Q151] + [.G455]*[.Q152] + [.G456]*[.Q153] + [.G457]*[.Q154] + [.G458]*[.Q155] + [.G459]*[.Q156] + [.G460]*[.Q157] + [.G461]*[.Q158] + [.G462]*[.Q159] + [.G463]*[.Q160] + [.G464]*[.Q161] + [.G465]*[.Q162] + [.G466]*[.Q163] + [.G467]*[.Q164] + [.G468]*[.Q165] + [.G469]*[.Q166] + [.G470]*[.Q167] + [.G471]*[.Q168] )" office:value-type="float" office:value="-0.234869498943592" calcext:value-type="float">
            <text:p>-0.234869498943592</text:p>
          </table:table-cell>
          <table:table-cell table:number-columns-repeated="8"/>
          <table:table-cell table:style-name="ce33" office:value-type="float" office:value="0.0000145666946286562" calcext:value-type="float">
            <text:p>1.45666946286562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6496014540574" calcext:value-type="float">
            <text:p>-0.436496014540574</text:p>
          </table:table-cell>
          <table:table-cell table:style-name="ce25" table:formula="of:=TANH( [.G451]*[.Q169] + [.G452]*[.Q170] + [.G453]*[.Q171] + [.G454]*[.Q172] + [.G455]*[.Q173] + [.G456]*[.Q174] + [.G457]*[.Q175] + [.G458]*[.Q176] + [.G459]*[.Q177] + [.G460]*[.Q178] + [.G461]*[.Q179] + [.G462]*[.Q180] + [.G463]*[.Q181] + [.G464]*[.Q182] + [.G465]*[.Q183] + [.G466]*[.Q184] + [.G467]*[.Q185] + [.G468]*[.Q186] + [.G469]*[.Q187] + [.G470]*[.Q188] + [.G471]*[.Q189] )" office:value-type="float" office:value="0.0266828585950608" calcext:value-type="float">
            <text:p>0.026682858595061</text:p>
          </table:table-cell>
          <table:table-cell table:number-columns-repeated="8"/>
          <table:table-cell table:style-name="ce33" office:value-type="float" office:value="1.57831284086153" calcext:value-type="float">
            <text:p>1.5783128408615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3949196872798" calcext:value-type="float">
            <text:p>-0.433949196872798</text:p>
          </table:table-cell>
          <table:table-cell table:style-name="ce25" table:formula="of:=TANH( [.G451]*[.Q190] + [.G452]*[.Q191] + [.G453]*[.Q192] + [.G454]*[.Q193] + [.G455]*[.Q194] + [.G456]*[.Q195] + [.G457]*[.Q196] + [.G458]*[.Q197] + [.G459]*[.Q198] + [.G460]*[.Q199] + [.G461]*[.Q200] + [.G462]*[.Q201] + [.G463]*[.Q202] + [.G464]*[.Q203] + [.G465]*[.Q204] + [.G466]*[.Q205] + [.G467]*[.Q206] + [.G468]*[.Q207] + [.G469]*[.Q208] + [.G470]*[.Q209] + [.G471]*[.Q210] )" office:value-type="float" office:value="-0.0158348815370768" calcext:value-type="float">
            <text:p>-0.015834881537077</text:p>
          </table:table-cell>
          <table:table-cell table:number-columns-repeated="8"/>
          <table:table-cell table:style-name="ce33" office:value-type="float" office:value="0.881721365531212" calcext:value-type="float">
            <text:p>0.88172136553121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490498557306" calcext:value-type="float">
            <text:p>-0.42490498557306</text:p>
          </table:table-cell>
          <table:table-cell table:style-name="ce25" table:formula="of:=TANH( [.G451]*[.Q211] + [.G452]*[.Q212] + [.G453]*[.Q213] + [.G454]*[.Q214] + [.G455]*[.Q215] + [.G456]*[.Q216] + [.G457]*[.Q217] + [.G458]*[.Q218] + [.G459]*[.Q219] + [.G460]*[.Q220] + [.G461]*[.Q221] + [.G462]*[.Q222] + [.G463]*[.Q223] + [.G464]*[.Q224] + [.G465]*[.Q225] + [.G466]*[.Q226] + [.G467]*[.Q227] + [.G468]*[.Q228] + [.G469]*[.Q229] + [.G470]*[.Q230] + [.G471]*[.Q231] )" office:value-type="float" office:value="0.624306599995988" calcext:value-type="float">
            <text:p>0.624306599995988</text:p>
          </table:table-cell>
          <table:table-cell table:number-columns-repeated="8"/>
          <table:table-cell table:style-name="ce33" office:value-type="float" office:value="-0.0000480660098581847" calcext:value-type="float">
            <text:p>-4.80660098581847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9556031967013" calcext:value-type="float">
            <text:p>-0.419556031967013</text:p>
          </table:table-cell>
          <table:table-cell table:style-name="ce25" table:formula="of:=TANH( [.G451]*[.Q232] + [.G452]*[.Q233] + [.G453]*[.Q234] + [.G454]*[.Q235] + [.G455]*[.Q236] + [.G456]*[.Q237] + [.G457]*[.Q238] + [.G458]*[.Q239] + [.G459]*[.Q240] + [.G460]*[.Q241] + [.G461]*[.Q242] + [.G462]*[.Q243] + [.G463]*[.Q244] + [.G464]*[.Q245] + [.G465]*[.Q246] + [.G466]*[.Q247] + [.G467]*[.Q248] + [.G468]*[.Q249] + [.G469]*[.Q250] + [.G470]*[.Q251] + [.G471]*[.Q252] )" office:value-type="float" office:value="-0.977533873578398" calcext:value-type="float">
            <text:p>-0.977533873578398</text:p>
          </table:table-cell>
          <table:table-cell table:number-columns-repeated="8"/>
          <table:table-cell table:style-name="ce33" office:value-type="float" office:value="0.00184889401565696" calcext:value-type="float">
            <text:p>0.00184889401565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5118339516626" calcext:value-type="float">
            <text:p>-0.415118339516626</text:p>
          </table:table-cell>
          <table:table-cell table:style-name="ce25" table:formula="of:=TANH( [.G451]*[.Q253] + [.G452]*[.Q254] + [.G453]*[.Q255] + [.G454]*[.Q256] + [.G455]*[.Q257] + [.G456]*[.Q258] + [.G457]*[.Q259] + [.G458]*[.Q260] + [.G459]*[.Q261] + [.G460]*[.Q262] + [.G461]*[.Q263] + [.G462]*[.Q264] + [.G463]*[.Q265] + [.G464]*[.Q266] + [.G465]*[.Q267] + [.G466]*[.Q268] + [.G467]*[.Q269] + [.G468]*[.Q270] + [.G469]*[.Q271] + [.G470]*[.Q272] + [.G471]*[.Q273] )" office:value-type="float" office:value="-0.723067273206794" calcext:value-type="float">
            <text:p>-0.723067273206794</text:p>
          </table:table-cell>
          <table:table-cell table:number-columns-repeated="8"/>
          <table:table-cell table:style-name="ce33" office:value-type="float" office:value="0.0683116681175597" calcext:value-type="float">
            <text:p>0.0683116681175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6432452094255" calcext:value-type="float">
            <text:p>-0.416432452094255</text:p>
          </table:table-cell>
          <table:table-cell table:style-name="ce25" table:formula="of:=TANH( [.G451]*[.Q274] + [.G452]*[.Q275] + [.G453]*[.Q276] + [.G454]*[.Q277] + [.G455]*[.Q278] + [.G456]*[.Q279] + [.G457]*[.Q280] + [.G458]*[.Q281] + [.G459]*[.Q282] + [.G460]*[.Q283] + [.G461]*[.Q284] + [.G462]*[.Q285] + [.G463]*[.Q286] + [.G464]*[.Q287] + [.G465]*[.Q288] + [.G466]*[.Q289] + [.G467]*[.Q290] + [.G468]*[.Q291] + [.G469]*[.Q292] + [.G470]*[.Q293] + [.G471]*[.Q294] )" office:value-type="float" office:value="0.391754741094681" calcext:value-type="float">
            <text:p>0.391754741094681</text:p>
          </table:table-cell>
          <table:table-cell table:number-columns-repeated="8"/>
          <table:table-cell table:style-name="ce33" office:value-type="float" office:value="0.018933060209494" calcext:value-type="float">
            <text:p>0.01893306020949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4498245361861" calcext:value-type="float">
            <text:p>-0.414498245361861</text:p>
          </table:table-cell>
          <table:table-cell table:style-name="ce25" table:formula="of:=TANH( [.G451]*[.Q295] + [.G452]*[.Q296] + [.G453]*[.Q297] + [.G454]*[.Q298] + [.G455]*[.Q299] + [.G456]*[.Q300] + [.G457]*[.Q301] + [.G458]*[.Q302] + [.G459]*[.Q303] + [.G460]*[.Q304] + [.G461]*[.Q305] + [.G462]*[.Q306] + [.G463]*[.Q307] + [.G464]*[.Q308] + [.G465]*[.Q309] + [.G466]*[.Q310] + [.G467]*[.Q311] + [.G468]*[.Q312] + [.G469]*[.Q313] + [.G470]*[.Q314] + [.G471]*[.Q315] )" office:value-type="float" office:value="-0.948224101349166" calcext:value-type="float">
            <text:p>-0.948224101349166</text:p>
          </table:table-cell>
          <table:table-cell table:number-columns-repeated="8"/>
          <table:table-cell table:style-name="ce33" office:value-type="float" office:value="0.0519519795473959" calcext:value-type="float">
            <text:p>0.05195197954739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3653874439224" calcext:value-type="float">
            <text:p>-0.413653874439224</text:p>
          </table:table-cell>
          <table:table-cell table:style-name="ce25" table:formula="of:=TANH( [.G451]*[.Q316] + [.G452]*[.Q317] + [.G453]*[.Q318] + [.G454]*[.Q319] + [.G455]*[.Q320] + [.G456]*[.Q321] + [.G457]*[.Q322] + [.G458]*[.Q323] + [.G459]*[.Q324] + [.G460]*[.Q325] + [.G461]*[.Q326] + [.G462]*[.Q327] + [.G463]*[.Q328] + [.G464]*[.Q329] + [.G465]*[.Q330] + [.G466]*[.Q331] + [.G467]*[.Q332] + [.G468]*[.Q333] + [.G469]*[.Q334] + [.G470]*[.Q335] + [.G471]*[.Q336] )" office:value-type="float" office:value="0.0163142058276595" calcext:value-type="float">
            <text:p>0.01631420582766</text:p>
          </table:table-cell>
          <table:table-cell table:number-columns-repeated="8"/>
          <table:table-cell table:style-name="ce33" office:value-type="float" office:value="0.944577307547827" calcext:value-type="float">
            <text:p>0.94457730754782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2114538939548" calcext:value-type="float">
            <text:p>-0.412114538939548</text:p>
          </table:table-cell>
          <table:table-cell table:style-name="ce25" table:formula="of:=TANH( [.G451]*[.Q337] + [.G452]*[.Q338] + [.G453]*[.Q339] + [.G454]*[.Q340] + [.G455]*[.Q341] + [.G456]*[.Q342] + [.G457]*[.Q343] + [.G458]*[.Q344] + [.G459]*[.Q345] + [.G460]*[.Q346] + [.G461]*[.Q347] + [.G462]*[.Q348] + [.G463]*[.Q349] + [.G464]*[.Q350] + [.G465]*[.Q351] + [.G466]*[.Q352] + [.G467]*[.Q353] + [.G468]*[.Q354] + [.G469]*[.Q355] + [.G470]*[.Q356] + [.G471]*[.Q357] )" office:value-type="float" office:value="0.370558567467447" calcext:value-type="float">
            <text:p>0.370558567467447</text:p>
          </table:table-cell>
          <table:table-cell table:number-columns-repeated="8"/>
          <table:table-cell table:style-name="ce33" office:value-type="float" office:value="0.0000000257142114762" calcext:value-type="float">
            <text:p>2.57142114762004E-0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0278249607131" calcext:value-type="float">
            <text:p>-0.40278249607131</text:p>
          </table:table-cell>
          <table:table-cell table:style-name="ce25" table:formula="of:=TANH( [.G451]*[.Q358] + [.G452]*[.Q359] + [.G453]*[.Q360] + [.G454]*[.Q361] + [.G455]*[.Q362] + [.G456]*[.Q363] + [.G457]*[.Q364] + [.G458]*[.Q365] + [.G459]*[.Q366] + [.G460]*[.Q367] + [.G461]*[.Q368] + [.G462]*[.Q369] + [.G463]*[.Q370] + [.G464]*[.Q371] + [.G465]*[.Q372] + [.G466]*[.Q373] + [.G467]*[.Q374] + [.G468]*[.Q375] + [.G469]*[.Q376] + [.G470]*[.Q377] + [.G471]*[.Q378] )" office:value-type="float" office:value="0.0280282830527715" calcext:value-type="float">
            <text:p>0.028028283052772</text:p>
          </table:table-cell>
          <table:table-cell table:number-columns-repeated="8"/>
          <table:table-cell table:style-name="ce33" office:value-type="float" office:value="-0.00346088898901423" calcext:value-type="float">
            <text:p>-0.00346088898901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388721593751789" calcext:value-type="float">
            <text:p>-0.388721593751789</text:p>
          </table:table-cell>
          <table:table-cell table:style-name="ce25" table:formula="of:=TANH( [.G451]*[.Q379] + [.G452]*[.Q380] + [.G453]*[.Q381] + [.G454]*[.Q382] + [.G455]*[.Q383] + [.G456]*[.Q384] + [.G457]*[.Q385] + [.G458]*[.Q386] + [.G459]*[.Q387] + [.G460]*[.Q388] + [.G461]*[.Q389] + [.G462]*[.Q390] + [.G463]*[.Q391] + [.G464]*[.Q392] + [.G465]*[.Q393] + [.G466]*[.Q394] + [.G467]*[.Q395] + [.G468]*[.Q396] + [.G469]*[.Q397] + [.G470]*[.Q398] + [.G471]*[.Q399] )" office:value-type="float" office:value="-0.47369853591854" calcext:value-type="float">
            <text:p>-0.47369853591854</text:p>
          </table:table-cell>
          <table:table-cell table:number-columns-repeated="8"/>
          <table:table-cell table:style-name="ce33" office:value-type="float" office:value="0.00000083303903345136" calcext:value-type="float">
            <text:p>8.3303903345136E-0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366517238021139" calcext:value-type="float">
            <text:p>-0.366517238021139</text:p>
          </table:table-cell>
          <table:table-cell table:style-name="ce25" table:formula="of:=TANH( [.G451]*[.Q400] + [.G452]*[.Q401] + [.G453]*[.Q402] + [.G454]*[.Q403] + [.G455]*[.Q404] + [.G456]*[.Q405] + [.G457]*[.Q406] + [.G458]*[.Q407] + [.G459]*[.Q408] + [.G460]*[.Q409] + [.G461]*[.Q410] + [.G462]*[.Q411] + [.G463]*[.Q412] + [.G464]*[.Q413] + [.G465]*[.Q414] + [.G466]*[.Q415] + [.G467]*[.Q416] + [.G468]*[.Q417] + [.G469]*[.Q418] + [.G470]*[.Q419] + [.G471]*[.Q420] )" office:value-type="float" office:value="0.0364249530697097" calcext:value-type="float">
            <text:p>0.03642495306971</text:p>
          </table:table-cell>
          <table:table-cell table:number-columns-repeated="8"/>
          <table:table-cell table:style-name="ce33" office:value-type="float" office:value="-0.000124125296717527" calcext:value-type="float">
            <text:p>-0.00012412529671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451]*[.Q421] + [.G452]*[.Q422] + [.G453]*[.Q423] + [.G454]*[.Q424] + [.G455]*[.Q425] + [.G456]*[.Q426] + [.G457]*[.Q427] + [.G458]*[.Q428] + [.G459]*[.Q429] + [.G460]*[.Q430] + [.G461]*[.Q431] + [.G462]*[.Q432] + [.G463]*[.Q433] + [.G464]*[.Q434] + [.G465]*[.Q435] + [.G466]*[.Q436] + [.G467]*[.Q437] + [.G468]*[.Q438] + [.G469]*[.Q439] + [.G470]*[.Q440] + [.G471]*[.Q441] )" office:value-type="float" office:value="0.647173848687745" calcext:value-type="float">
            <text:p>0.647173848687745</text:p>
          </table:table-cell>
          <table:table-cell table:number-columns-repeated="8"/>
          <table:table-cell table:style-name="ce33" office:value-type="float" office:value="0.0233617349510074" calcext:value-type="float">
            <text:p>0.02336173495100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451]*[.Q442] + [.G452]*[.Q443] + [.G453]*[.Q444] + [.G454]*[.Q445] + [.G455]*[.Q446] + [.G456]*[.Q447] + [.G457]*[.Q448] + [.G458]*[.Q449] + [.G459]*[.Q450] + [.G460]*[.Q451] + [.G461]*[.Q452] + [.G462]*[.Q453] + [.G463]*[.Q454] + [.G464]*[.Q455] + [.G465]*[.Q456] + [.G466]*[.Q457] + [.G467]*[.Q458] + [.G468]*[.Q459] + [.G469]*[.Q460] + [.G470]*[.Q461] + [.G471]*[.Q462] )" office:value-type="float" office:value="-0.181973083279985" calcext:value-type="float">
            <text:p>-0.181973083279985</text:p>
          </table:table-cell>
          <table:table-cell table:number-columns-repeated="8"/>
          <table:table-cell table:style-name="ce33" office:value-type="float" office:value="0.00372830438467886" calcext:value-type="float">
            <text:p>0.00372830438467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table:formula="of:=TANH( [.G451]*[.Q463] + [.G452]*[.Q464] + [.G453]*[.Q465] + [.G454]*[.Q466] + [.G455]*[.Q467] + [.G456]*[.Q468] + [.G457]*[.Q469] + [.G458]*[.Q470] + [.G459]*[.Q471] + [.G460]*[.Q472] + [.G461]*[.Q473] + [.G462]*[.Q474] + [.G463]*[.Q475] + [.G464]*[.Q476] + [.G465]*[.Q477] + [.G466]*[.Q478] + [.G467]*[.Q479] + [.G468]*[.Q480] + [.G469]*[.Q481] + [.G470]*[.Q482] + [.G471]*[.Q483] )" office:value-type="float" office:value="-0.503195037026543" calcext:value-type="float">
            <text:p>-0.503195037026543</text:p>
          </table:table-cell>
          <table:table-cell table:number-columns-repeated="8"/>
          <table:table-cell table:style-name="ce33" office:value-type="float" office:value="-0.0000223169738498921" calcext:value-type="float">
            <text:p>-2.23169738498921E-0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ce33" office:value-type="float" office:value="0.148397540987153" calcext:value-type="float">
            <text:p>0.148397540987153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6"/>
          <table:table-cell table:style-name="ce33" office:value-type="float" office:value="0.000218341719799368" calcext:value-type="float">
            <text:p>0.00021834171979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7980241815981" calcext:value-type="float">
            <text:p>-0.457980241815981</text:p>
          </table:table-cell>
          <table:table-cell table:style-name="ce25" table:formula="of:=TANH( [.G476]*[.Q1] + [.G477]*[.Q2] + [.G478]*[.Q3] + [.G479]*[.Q4] + [.G480]*[.Q5] + [.G481]*[.Q6] + [.G482]*[.Q7] + [.G483]*[.Q8] + [.G484]*[.Q9] + [.G485]*[.Q10] + [.G486]*[.Q11] + [.G487]*[.Q12] + [.G488]*[.Q13] + [.G489]*[.Q14] + [.G490]*[.Q15] + [.G491]*[.Q16] + [.G492]*[.Q17] + [.G493]*[.Q18] + [.G494]*[.Q19] + [.G495]*[.Q20] + [.G496]*[.Q21] )" office:value-type="float" office:value="0.00724302808626408" calcext:value-type="float">
            <text:p>0.007243028086264</text:p>
          </table:table-cell>
          <table:table-cell table:style-name="ce28" table:formula="of:=TANH( [.H476]*[.S1] + [.H477]*[.S2] + [.H478]*[.S3] + [.H479]*[.S4] + [.H480]*[.S5] + [.H481]*[.S6] + [.H482]*[.S7] + [.H483]*[.S8] + [.H484]*[.S9] + [.H485]*[.S10] + [.H486]*[.S11] + [.H487]*[.S12] + [.H488]*[.S13] + [.H489]*[.S14] + [.H490]*[.S15] + [.H491]*[.S16] + [.H492]*[.S17] + [.H493]*[.S18] + [.H494]*[.S19] + [.H495]*[.S20] + [.H496]*[.S21] + [.H497]*[.S22] + [.H498]*[.S23] + [.H499]*[.S24] )" office:value-type="float" office:value="-0.342651608954682" calcext:value-type="float">
            <text:p>-0.342651608954682</text:p>
          </table:table-cell>
          <table:table-cell table:style-name="ce29" office:value-type="float" office:value="-0.32233120728986" calcext:value-type="float">
            <text:p>-0.32233120728986</text:p>
          </table:table-cell>
          <table:table-cell table:style-name="ce30" table:formula="of:= ([.J477]-[.I477]) * ([.J477]-[.I477])" office:value-type="float" office:value="0.00041291872381972" calcext:value-type="float">
            <text:p>0.00041291872382</text:p>
          </table:table-cell>
          <table:table-cell table:number-columns-repeated="5"/>
          <table:table-cell table:style-name="ce33" office:value-type="float" office:value="-0.00121658990080524" calcext:value-type="float">
            <text:p>-0.0012165899008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50538118019067" calcext:value-type="float">
            <text:p>-0.450538118019067</text:p>
          </table:table-cell>
          <table:table-cell table:style-name="ce25" table:formula="of:=TANH( [.G476]*[.Q22] + [.G477]*[.Q23] + [.G478]*[.Q24] + [.G479]*[.Q25] + [.G480]*[.Q26] + [.G481]*[.Q27] + [.G482]*[.Q28] + [.G483]*[.Q29] + [.G484]*[.Q30] + [.G485]*[.Q31] + [.G486]*[.Q32] + [.G487]*[.Q33] + [.G488]*[.Q34] + [.G489]*[.Q35] + [.G490]*[.Q36] + [.G491]*[.Q37] + [.G492]*[.Q38] + [.G493]*[.Q39] + [.G494]*[.Q40] + [.G495]*[.Q41] + [.G496]*[.Q42] )" office:value-type="float" office:value="0.010523310548611" calcext:value-type="float">
            <text:p>0.010523310548611</text:p>
          </table:table-cell>
          <table:table-cell table:style-name="ce28" table:formula="of:=TANH( [.H476]*[.S25] + [.H477]*[.S26] + [.H478]*[.S27] + [.H479]*[.S28] + [.H480]*[.S29] + [.H481]*[.S30] + [.H482]*[.S31] + [.H483]*[.S32] + [.H484]*[.S33] + [.H485]*[.S34] + [.H486]*[.S35] + [.H487]*[.S36] + [.H488]*[.S37] + [.H489]*[.S38] + [.H490]*[.S39] + [.H491]*[.S40] + [.H492]*[.S41] + [.H493]*[.S42] + [.H494]*[.S43] + [.H495]*[.S44] + [.H496]*[.S45] + [.H497]*[.S46] + [.H498]*[.S47] + [.H499]*[.S48] )" office:value-type="float" office:value="-0.314351580063675" calcext:value-type="float">
            <text:p>-0.314351580063675</text:p>
          </table:table-cell>
          <table:table-cell table:style-name="ce29" office:value-type="float" office:value="-0.287336634296407" calcext:value-type="float">
            <text:p>-0.287336634296407</text:p>
          </table:table-cell>
          <table:table-cell table:style-name="ce30" table:formula="of:= ([.J478]-[.I478]) * ([.J478]-[.I478])" office:value-type="float" office:value="0.000729807294808418" calcext:value-type="float">
            <text:p>0.000729807294808</text:p>
          </table:table-cell>
          <table:table-cell table:number-columns-repeated="5"/>
          <table:table-cell table:style-name="ce33" office:value-type="float" office:value="0.00111086127196252" calcext:value-type="float">
            <text:p>0.00111086127196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46738057025572" calcext:value-type="float">
            <text:p>-0.446738057025572</text:p>
          </table:table-cell>
          <table:table-cell table:style-name="ce25" table:formula="of:=TANH( [.G476]*[.Q43] + [.G477]*[.Q44] + [.G478]*[.Q45] + [.G479]*[.Q46] + [.G480]*[.Q47] + [.G481]*[.Q48] + [.G482]*[.Q49] + [.G483]*[.Q50] + [.G484]*[.Q51] + [.G485]*[.Q52] + [.G486]*[.Q53] + [.G487]*[.Q54] + [.G488]*[.Q55] + [.G489]*[.Q56] + [.G490]*[.Q57] + [.G491]*[.Q58] + [.G492]*[.Q59] + [.G493]*[.Q60] + [.G494]*[.Q61] + [.G495]*[.Q62] + [.G496]*[.Q63] )" office:value-type="float" office:value="0.968029017157594" calcext:value-type="float">
            <text:p>0.968029017157594</text:p>
          </table:table-cell>
          <table:table-cell table:style-name="ce28" table:formula="of:=TANH( [.H476]*[.S49] + [.H477]*[.S50] + [.H478]*[.S51] + [.H479]*[.S52] + [.H480]*[.S53] + [.H481]*[.S54] + [.H482]*[.S55] + [.H483]*[.S56] + [.H484]*[.S57] + [.H485]*[.S58] + [.H486]*[.S59] + [.H487]*[.S60] + [.H488]*[.S61] + [.H489]*[.S62] + [.H490]*[.S63] + [.H491]*[.S64] + [.H492]*[.S65] + [.H493]*[.S66] + [.H494]*[.S67] + [.H495]*[.S68] + [.H496]*[.S69] + [.H497]*[.S70] + [.H498]*[.S71] + [.H499]*[.S72] )" office:value-type="float" office:value="-0.335973310453186" calcext:value-type="float">
            <text:p>-0.335973310453186</text:p>
          </table:table-cell>
          <table:table-cell table:style-name="ce29" office:value-type="float" office:value="-0.330549836950876" calcext:value-type="float">
            <text:p>-0.330549836950876</text:p>
          </table:table-cell>
          <table:table-cell table:style-name="ce30" table:formula="of:= ([.J479]-[.I479]) * ([.J479]-[.I479])" office:value-type="float" office:value="0.0000294140648302651" calcext:value-type="float">
            <text:p>2.94140648302651E-05</text:p>
          </table:table-cell>
          <table:table-cell table:number-columns-repeated="5"/>
          <table:table-cell table:style-name="ce33" office:value-type="float" office:value="-0.0000159006270855493" calcext:value-type="float">
            <text:p>-1.59006270855493E-0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4009569154839" calcext:value-type="float">
            <text:p>-0.434009569154839</text:p>
          </table:table-cell>
          <table:table-cell table:style-name="ce25" table:formula="of:=TANH( [.G476]*[.Q64] + [.G477]*[.Q65] + [.G478]*[.Q66] + [.G479]*[.Q67] + [.G480]*[.Q68] + [.G481]*[.Q69] + [.G482]*[.Q70] + [.G483]*[.Q71] + [.G484]*[.Q72] + [.G485]*[.Q73] + [.G486]*[.Q74] + [.G487]*[.Q75] + [.G488]*[.Q76] + [.G489]*[.Q77] + [.G490]*[.Q78] + [.G491]*[.Q79] + [.G492]*[.Q80] + [.G493]*[.Q81] + [.G494]*[.Q82] + [.G495]*[.Q83] + [.G496]*[.Q84] )" office:value-type="float" office:value="-0.109823888275507" calcext:value-type="float">
            <text:p>-0.109823888275507</text:p>
          </table:table-cell>
          <table:table-cell table:number-columns-repeated="8"/>
          <table:table-cell table:style-name="ce33" office:value-type="float" office:value="-0.000483417384210299" calcext:value-type="float">
            <text:p>-0.0004834173842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2381802645428" calcext:value-type="float">
            <text:p>-0.42381802645428</text:p>
          </table:table-cell>
          <table:table-cell table:style-name="ce25" table:formula="of:=TANH( [.G476]*[.Q85] + [.G477]*[.Q86] + [.G478]*[.Q87] + [.G479]*[.Q88] + [.G480]*[.Q89] + [.G481]*[.Q90] + [.G482]*[.Q91] + [.G483]*[.Q92] + [.G484]*[.Q93] + [.G485]*[.Q94] + [.G486]*[.Q95] + [.G487]*[.Q96] + [.G488]*[.Q97] + [.G489]*[.Q98] + [.G490]*[.Q99] + [.G491]*[.Q100] + [.G492]*[.Q101] + [.G493]*[.Q102] + [.G494]*[.Q103] + [.G495]*[.Q104] + [.G496]*[.Q105] )" office:value-type="float" office:value="0.178301112463111" calcext:value-type="float">
            <text:p>0.178301112463111</text:p>
          </table:table-cell>
          <table:table-cell table:number-columns-repeated="8"/>
          <table:table-cell table:style-name="ce33" office:value-type="float" office:value="-0.0005346781739648" calcext:value-type="float">
            <text:p>-0.00053467817396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1196290578665" calcext:value-type="float">
            <text:p>-0.41196290578665</text:p>
          </table:table-cell>
          <table:table-cell table:style-name="ce25" table:formula="of:=TANH( [.G476]*[.Q106] + [.G477]*[.Q107] + [.G478]*[.Q108] + [.G479]*[.Q109] + [.G480]*[.Q110] + [.G481]*[.Q111] + [.G482]*[.Q112] + [.G483]*[.Q113] + [.G484]*[.Q114] + [.G485]*[.Q115] + [.G486]*[.Q116] + [.G487]*[.Q117] + [.G488]*[.Q118] + [.G489]*[.Q119] + [.G490]*[.Q120] + [.G491]*[.Q121] + [.G492]*[.Q122] + [.G493]*[.Q123] + [.G494]*[.Q124] + [.G495]*[.Q125] + [.G496]*[.Q126] )" office:value-type="float" office:value="0.265184764576068" calcext:value-type="float">
            <text:p>0.265184764576068</text:p>
          </table:table-cell>
          <table:table-cell table:number-columns-repeated="8"/>
          <table:table-cell table:style-name="ce33" office:value-type="float" office:value="-0.00318242084115829" calcext:value-type="float">
            <text:p>-0.00318242084115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1408438414586" calcext:value-type="float">
            <text:p>-0.431408438414586</text:p>
          </table:table-cell>
          <table:table-cell table:style-name="ce25" table:formula="of:=TANH( [.G476]*[.Q127] + [.G477]*[.Q128] + [.G478]*[.Q129] + [.G479]*[.Q130] + [.G480]*[.Q131] + [.G481]*[.Q132] + [.G482]*[.Q133] + [.G483]*[.Q134] + [.G484]*[.Q135] + [.G485]*[.Q136] + [.G486]*[.Q137] + [.G487]*[.Q138] + [.G488]*[.Q139] + [.G489]*[.Q140] + [.G490]*[.Q141] + [.G491]*[.Q142] + [.G492]*[.Q143] + [.G493]*[.Q144] + [.G494]*[.Q145] + [.G495]*[.Q146] + [.G496]*[.Q147] )" office:value-type="float" office:value="0.172221055977613" calcext:value-type="float">
            <text:p>0.172221055977613</text:p>
          </table:table-cell>
          <table:table-cell table:number-columns-repeated="8"/>
          <table:table-cell table:style-name="ce33" office:value-type="float" office:value="-0.00402964643736776" calcext:value-type="float">
            <text:p>-0.00402964643736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 office:value-type="float" office:value="-0.436496014540574" calcext:value-type="float">
            <text:p>-0.436496014540574</text:p>
          </table:table-cell>
          <table:table-cell table:style-name="ce25" table:formula="of:=TANH( [.G476]*[.Q148] + [.G477]*[.Q149] + [.G478]*[.Q150] + [.G479]*[.Q151] + [.G480]*[.Q152] + [.G481]*[.Q153] + [.G482]*[.Q154] + [.G483]*[.Q155] + [.G484]*[.Q156] + [.G485]*[.Q157] + [.G486]*[.Q158] + [.G487]*[.Q159] + [.G488]*[.Q160] + [.G489]*[.Q161] + [.G490]*[.Q162] + [.G491]*[.Q163] + [.G492]*[.Q164] + [.G493]*[.Q165] + [.G494]*[.Q166] + [.G495]*[.Q167] + [.G496]*[.Q168] )" office:value-type="float" office:value="-0.234648159112586" calcext:value-type="float">
            <text:p>-0.23464815911258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33949196872798" calcext:value-type="float">
            <text:p>-0.433949196872798</text:p>
          </table:table-cell>
          <table:table-cell table:style-name="ce25" table:formula="of:=TANH( [.G476]*[.Q169] + [.G477]*[.Q170] + [.G478]*[.Q171] + [.G479]*[.Q172] + [.G480]*[.Q173] + [.G481]*[.Q174] + [.G482]*[.Q175] + [.G483]*[.Q176] + [.G484]*[.Q177] + [.G485]*[.Q178] + [.G486]*[.Q179] + [.G487]*[.Q180] + [.G488]*[.Q181] + [.G489]*[.Q182] + [.G490]*[.Q183] + [.G491]*[.Q184] + [.G492]*[.Q185] + [.G493]*[.Q186] + [.G494]*[.Q187] + [.G495]*[.Q188] + [.G496]*[.Q189] )" office:value-type="float" office:value="0.0272695149756213" calcext:value-type="float">
            <text:p>0.02726951497562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2490498557306" calcext:value-type="float">
            <text:p>-0.42490498557306</text:p>
          </table:table-cell>
          <table:table-cell table:style-name="ce25" table:formula="of:=TANH( [.G476]*[.Q190] + [.G477]*[.Q191] + [.G478]*[.Q192] + [.G479]*[.Q193] + [.G480]*[.Q194] + [.G481]*[.Q195] + [.G482]*[.Q196] + [.G483]*[.Q197] + [.G484]*[.Q198] + [.G485]*[.Q199] + [.G486]*[.Q200] + [.G487]*[.Q201] + [.G488]*[.Q202] + [.G489]*[.Q203] + [.G490]*[.Q204] + [.G491]*[.Q205] + [.G492]*[.Q206] + [.G493]*[.Q207] + [.G494]*[.Q208] + [.G495]*[.Q209] + [.G496]*[.Q210] )" office:value-type="float" office:value="-0.0156694560513512" calcext:value-type="float">
            <text:p>-0.01566945605135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9556031967013" calcext:value-type="float">
            <text:p>-0.419556031967013</text:p>
          </table:table-cell>
          <table:table-cell table:style-name="ce25" table:formula="of:=TANH( [.G476]*[.Q211] + [.G477]*[.Q212] + [.G478]*[.Q213] + [.G479]*[.Q214] + [.G480]*[.Q215] + [.G481]*[.Q216] + [.G482]*[.Q217] + [.G483]*[.Q218] + [.G484]*[.Q219] + [.G485]*[.Q220] + [.G486]*[.Q221] + [.G487]*[.Q222] + [.G488]*[.Q223] + [.G489]*[.Q224] + [.G490]*[.Q225] + [.G491]*[.Q226] + [.G492]*[.Q227] + [.G493]*[.Q228] + [.G494]*[.Q229] + [.G495]*[.Q230] + [.G496]*[.Q231] )" office:value-type="float" office:value="0.606821399429674" calcext:value-type="float">
            <text:p>0.60682139942967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5118339516626" calcext:value-type="float">
            <text:p>-0.415118339516626</text:p>
          </table:table-cell>
          <table:table-cell table:style-name="ce25" table:formula="of:=TANH( [.G476]*[.Q232] + [.G477]*[.Q233] + [.G478]*[.Q234] + [.G479]*[.Q235] + [.G480]*[.Q236] + [.G481]*[.Q237] + [.G482]*[.Q238] + [.G483]*[.Q239] + [.G484]*[.Q240] + [.G485]*[.Q241] + [.G486]*[.Q242] + [.G487]*[.Q243] + [.G488]*[.Q244] + [.G489]*[.Q245] + [.G490]*[.Q246] + [.G491]*[.Q247] + [.G492]*[.Q248] + [.G493]*[.Q249] + [.G494]*[.Q250] + [.G495]*[.Q251] + [.G496]*[.Q252] )" office:value-type="float" office:value="-0.974443955211086" calcext:value-type="float">
            <text:p>-0.97444395521108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6432452094255" calcext:value-type="float">
            <text:p>-0.416432452094255</text:p>
          </table:table-cell>
          <table:table-cell table:style-name="ce25" table:formula="of:=TANH( [.G476]*[.Q253] + [.G477]*[.Q254] + [.G478]*[.Q255] + [.G479]*[.Q256] + [.G480]*[.Q257] + [.G481]*[.Q258] + [.G482]*[.Q259] + [.G483]*[.Q260] + [.G484]*[.Q261] + [.G485]*[.Q262] + [.G486]*[.Q263] + [.G487]*[.Q264] + [.G488]*[.Q265] + [.G489]*[.Q266] + [.G490]*[.Q267] + [.G491]*[.Q268] + [.G492]*[.Q269] + [.G493]*[.Q270] + [.G494]*[.Q271] + [.G495]*[.Q272] + [.G496]*[.Q273] )" office:value-type="float" office:value="-0.72735156337027" calcext:value-type="float">
            <text:p>-0.7273515633702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4498245361861" calcext:value-type="float">
            <text:p>-0.414498245361861</text:p>
          </table:table-cell>
          <table:table-cell table:style-name="ce25" table:formula="of:=TANH( [.G476]*[.Q274] + [.G477]*[.Q275] + [.G478]*[.Q276] + [.G479]*[.Q277] + [.G480]*[.Q278] + [.G481]*[.Q279] + [.G482]*[.Q280] + [.G483]*[.Q281] + [.G484]*[.Q282] + [.G485]*[.Q283] + [.G486]*[.Q284] + [.G487]*[.Q285] + [.G488]*[.Q286] + [.G489]*[.Q287] + [.G490]*[.Q288] + [.G491]*[.Q289] + [.G492]*[.Q290] + [.G493]*[.Q291] + [.G494]*[.Q292] + [.G495]*[.Q293] + [.G496]*[.Q294] )" office:value-type="float" office:value="0.376460869707521" calcext:value-type="float">
            <text:p>0.37646086970752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3653874439224" calcext:value-type="float">
            <text:p>-0.413653874439224</text:p>
          </table:table-cell>
          <table:table-cell table:style-name="ce25" table:formula="of:=TANH( [.G476]*[.Q295] + [.G477]*[.Q296] + [.G478]*[.Q297] + [.G479]*[.Q298] + [.G480]*[.Q299] + [.G481]*[.Q300] + [.G482]*[.Q301] + [.G483]*[.Q302] + [.G484]*[.Q303] + [.G485]*[.Q304] + [.G486]*[.Q305] + [.G487]*[.Q306] + [.G488]*[.Q307] + [.G489]*[.Q308] + [.G490]*[.Q309] + [.G491]*[.Q310] + [.G492]*[.Q311] + [.G493]*[.Q312] + [.G494]*[.Q313] + [.G495]*[.Q314] + [.G496]*[.Q315] )" office:value-type="float" office:value="-0.945320875138838" calcext:value-type="float">
            <text:p>-0.94532087513883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2114538939548" calcext:value-type="float">
            <text:p>-0.412114538939548</text:p>
          </table:table-cell>
          <table:table-cell table:style-name="ce25" table:formula="of:=TANH( [.G476]*[.Q316] + [.G477]*[.Q317] + [.G478]*[.Q318] + [.G479]*[.Q319] + [.G480]*[.Q320] + [.G481]*[.Q321] + [.G482]*[.Q322] + [.G483]*[.Q323] + [.G484]*[.Q324] + [.G485]*[.Q325] + [.G486]*[.Q326] + [.G487]*[.Q327] + [.G488]*[.Q328] + [.G489]*[.Q329] + [.G490]*[.Q330] + [.G491]*[.Q331] + [.G492]*[.Q332] + [.G493]*[.Q333] + [.G494]*[.Q334] + [.G495]*[.Q335] + [.G496]*[.Q336] )" office:value-type="float" office:value="0.0163869840031329" calcext:value-type="float">
            <text:p>0.01638698400313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0278249607131" calcext:value-type="float">
            <text:p>-0.40278249607131</text:p>
          </table:table-cell>
          <table:table-cell table:style-name="ce25" table:formula="of:=TANH( [.G476]*[.Q337] + [.G477]*[.Q338] + [.G478]*[.Q339] + [.G479]*[.Q340] + [.G480]*[.Q341] + [.G481]*[.Q342] + [.G482]*[.Q343] + [.G483]*[.Q344] + [.G484]*[.Q345] + [.G485]*[.Q346] + [.G486]*[.Q347] + [.G487]*[.Q348] + [.G488]*[.Q349] + [.G489]*[.Q350] + [.G490]*[.Q351] + [.G491]*[.Q352] + [.G492]*[.Q353] + [.G493]*[.Q354] + [.G494]*[.Q355] + [.G495]*[.Q356] + [.G496]*[.Q357] )" office:value-type="float" office:value="0.365919157111529" calcext:value-type="float">
            <text:p>0.36591915711152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88721593751789" calcext:value-type="float">
            <text:p>-0.388721593751789</text:p>
          </table:table-cell>
          <table:table-cell table:style-name="ce25" table:formula="of:=TANH( [.G476]*[.Q358] + [.G477]*[.Q359] + [.G478]*[.Q360] + [.G479]*[.Q361] + [.G480]*[.Q362] + [.G481]*[.Q363] + [.G482]*[.Q364] + [.G483]*[.Q365] + [.G484]*[.Q366] + [.G485]*[.Q367] + [.G486]*[.Q368] + [.G487]*[.Q369] + [.G488]*[.Q370] + [.G489]*[.Q371] + [.G490]*[.Q372] + [.G491]*[.Q373] + [.G492]*[.Q374] + [.G493]*[.Q375] + [.G494]*[.Q376] + [.G495]*[.Q377] + [.G496]*[.Q378] )" office:value-type="float" office:value="0.036782060172171" calcext:value-type="float">
            <text:p>0.03678206017217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66517238021139" calcext:value-type="float">
            <text:p>-0.366517238021139</text:p>
          </table:table-cell>
          <table:table-cell table:style-name="ce25" table:formula="of:=TANH( [.G476]*[.Q379] + [.G477]*[.Q380] + [.G478]*[.Q381] + [.G479]*[.Q382] + [.G480]*[.Q383] + [.G481]*[.Q384] + [.G482]*[.Q385] + [.G483]*[.Q386] + [.G484]*[.Q387] + [.G485]*[.Q388] + [.G486]*[.Q389] + [.G487]*[.Q390] + [.G488]*[.Q391] + [.G489]*[.Q392] + [.G490]*[.Q393] + [.G491]*[.Q394] + [.G492]*[.Q395] + [.G493]*[.Q396] + [.G494]*[.Q397] + [.G495]*[.Q398] + [.G496]*[.Q399] )" office:value-type="float" office:value="-0.452827200312413" calcext:value-type="float">
            <text:p>-0.45282720031241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53067197685344" calcext:value-type="float">
            <text:p>-0.353067197685344</text:p>
          </table:table-cell>
          <table:table-cell table:style-name="ce25" table:formula="of:=TANH( [.G476]*[.Q400] + [.G477]*[.Q401] + [.G478]*[.Q402] + [.G479]*[.Q403] + [.G480]*[.Q404] + [.G481]*[.Q405] + [.G482]*[.Q406] + [.G483]*[.Q407] + [.G484]*[.Q408] + [.G485]*[.Q409] + [.G486]*[.Q410] + [.G487]*[.Q411] + [.G488]*[.Q412] + [.G489]*[.Q413] + [.G490]*[.Q414] + [.G491]*[.Q415] + [.G492]*[.Q416] + [.G493]*[.Q417] + [.G494]*[.Q418] + [.G495]*[.Q419] + [.G496]*[.Q420] )" office:value-type="float" office:value="0.0361664350877345" calcext:value-type="float">
            <text:p>0.036166435087735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476]*[.Q421] + [.G477]*[.Q422] + [.G478]*[.Q423] + [.G479]*[.Q424] + [.G480]*[.Q425] + [.G481]*[.Q426] + [.G482]*[.Q427] + [.G483]*[.Q428] + [.G484]*[.Q429] + [.G485]*[.Q430] + [.G486]*[.Q431] + [.G487]*[.Q432] + [.G488]*[.Q433] + [.G489]*[.Q434] + [.G490]*[.Q435] + [.G491]*[.Q436] + [.G492]*[.Q437] + [.G493]*[.Q438] + [.G494]*[.Q439] + [.G495]*[.Q440] + [.G496]*[.Q441] )" office:value-type="float" office:value="0.640674668619553" calcext:value-type="float">
            <text:p>0.640674668619553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476]*[.Q442] + [.G477]*[.Q443] + [.G478]*[.Q444] + [.G479]*[.Q445] + [.G480]*[.Q446] + [.G481]*[.Q447] + [.G482]*[.Q448] + [.G483]*[.Q449] + [.G484]*[.Q450] + [.G485]*[.Q451] + [.G486]*[.Q452] + [.G487]*[.Q453] + [.G488]*[.Q454] + [.G489]*[.Q455] + [.G490]*[.Q456] + [.G491]*[.Q457] + [.G492]*[.Q458] + [.G493]*[.Q459] + [.G494]*[.Q460] + [.G495]*[.Q461] + [.G496]*[.Q462] )" office:value-type="float" office:value="-0.137747607078561" calcext:value-type="float">
            <text:p>-0.13774760707856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476]*[.Q463] + [.G477]*[.Q464] + [.G478]*[.Q465] + [.G479]*[.Q466] + [.G480]*[.Q467] + [.G481]*[.Q468] + [.G482]*[.Q469] + [.G483]*[.Q470] + [.G484]*[.Q471] + [.G485]*[.Q472] + [.G486]*[.Q473] + [.G487]*[.Q474] + [.G488]*[.Q475] + [.G489]*[.Q476] + [.G490]*[.Q477] + [.G491]*[.Q478] + [.G492]*[.Q479] + [.G493]*[.Q480] + [.G494]*[.Q481] + [.G495]*[.Q482] + [.G496]*[.Q483] )" office:value-type="float" office:value="-0.492999004317072" calcext:value-type="float">
            <text:p>-0.492999004317072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450538118019067" calcext:value-type="float">
            <text:p>-0.450538118019067</text:p>
          </table:table-cell>
          <table:table-cell table:style-name="ce25" table:formula="of:=TANH( [.G501]*[.Q1] + [.G502]*[.Q2] + [.G503]*[.Q3] + [.G504]*[.Q4] + [.G505]*[.Q5] + [.G506]*[.Q6] + [.G507]*[.Q7] + [.G508]*[.Q8] + [.G509]*[.Q9] + [.G510]*[.Q10] + [.G511]*[.Q11] + [.G512]*[.Q12] + [.G513]*[.Q13] + [.G514]*[.Q14] + [.G515]*[.Q15] + [.G516]*[.Q16] + [.G517]*[.Q17] + [.G518]*[.Q18] + [.G519]*[.Q19] + [.G520]*[.Q20] + [.G521]*[.Q21] )" office:value-type="float" office:value="0.00796242634413875" calcext:value-type="float">
            <text:p>0.007962426344139</text:p>
          </table:table-cell>
          <table:table-cell table:style-name="ce28" table:formula="of:=TANH( [.H501]*[.S1] + [.H502]*[.S2] + [.H503]*[.S3] + [.H504]*[.S4] + [.H505]*[.S5] + [.H506]*[.S6] + [.H507]*[.S7] + [.H508]*[.S8] + [.H509]*[.S9] + [.H510]*[.S10] + [.H511]*[.S11] + [.H512]*[.S12] + [.H513]*[.S13] + [.H514]*[.S14] + [.H515]*[.S15] + [.H516]*[.S16] + [.H517]*[.S17] + [.H518]*[.S18] + [.H519]*[.S19] + [.H520]*[.S20] + [.H521]*[.S21] + [.H522]*[.S22] + [.H523]*[.S23] + [.H524]*[.S24] )" office:value-type="float" office:value="-0.306042738711286" calcext:value-type="float">
            <text:p>-0.306042738711286</text:p>
          </table:table-cell>
          <table:table-cell table:style-name="ce29" office:value-type="float" office:value="-0.287336634296407" calcext:value-type="float">
            <text:p>-0.287336634296407</text:p>
          </table:table-cell>
          <table:table-cell table:style-name="ce30" table:formula="of:= ([.J502]-[.I502]) * ([.J502]-[.I502])" office:value-type="float" office:value="0.000349918342380363" calcext:value-type="float">
            <text:p>0.00034991834238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46738057025572" calcext:value-type="float">
            <text:p>-0.446738057025572</text:p>
          </table:table-cell>
          <table:table-cell table:style-name="ce25" table:formula="of:=TANH( [.G501]*[.Q22] + [.G502]*[.Q23] + [.G503]*[.Q24] + [.G504]*[.Q25] + [.G505]*[.Q26] + [.G506]*[.Q27] + [.G507]*[.Q28] + [.G508]*[.Q29] + [.G509]*[.Q30] + [.G510]*[.Q31] + [.G511]*[.Q32] + [.G512]*[.Q33] + [.G513]*[.Q34] + [.G514]*[.Q35] + [.G515]*[.Q36] + [.G516]*[.Q37] + [.G517]*[.Q38] + [.G518]*[.Q39] + [.G519]*[.Q40] + [.G520]*[.Q41] + [.G521]*[.Q42] )" office:value-type="float" office:value="0.0198806796423176" calcext:value-type="float">
            <text:p>0.019880679642318</text:p>
          </table:table-cell>
          <table:table-cell table:style-name="ce28" table:formula="of:=TANH( [.H501]*[.S25] + [.H502]*[.S26] + [.H503]*[.S27] + [.H504]*[.S28] + [.H505]*[.S29] + [.H506]*[.S30] + [.H507]*[.S31] + [.H508]*[.S32] + [.H509]*[.S33] + [.H510]*[.S34] + [.H511]*[.S35] + [.H512]*[.S36] + [.H513]*[.S37] + [.H514]*[.S38] + [.H515]*[.S39] + [.H516]*[.S40] + [.H517]*[.S41] + [.H518]*[.S42] + [.H519]*[.S43] + [.H520]*[.S44] + [.H521]*[.S45] + [.H522]*[.S46] + [.H523]*[.S47] + [.H524]*[.S48] )" office:value-type="float" office:value="-0.276166335221833" calcext:value-type="float">
            <text:p>-0.276166335221833</text:p>
          </table:table-cell>
          <table:table-cell table:style-name="ce29" office:value-type="float" office:value="-0.330549836950876" calcext:value-type="float">
            <text:p>-0.330549836950876</text:p>
          </table:table-cell>
          <table:table-cell table:style-name="ce30" table:formula="of:= ([.J503]-[.I503]) * ([.J503]-[.I503])" office:value-type="float" office:value="0.00295756526031276" calcext:value-type="float">
            <text:p>0.002957565260313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34009569154839" calcext:value-type="float">
            <text:p>-0.434009569154839</text:p>
          </table:table-cell>
          <table:table-cell table:style-name="ce25" table:formula="of:=TANH( [.G501]*[.Q43] + [.G502]*[.Q44] + [.G503]*[.Q45] + [.G504]*[.Q46] + [.G505]*[.Q47] + [.G506]*[.Q48] + [.G507]*[.Q49] + [.G508]*[.Q50] + [.G509]*[.Q51] + [.G510]*[.Q52] + [.G511]*[.Q53] + [.G512]*[.Q54] + [.G513]*[.Q55] + [.G514]*[.Q56] + [.G515]*[.Q57] + [.G516]*[.Q58] + [.G517]*[.Q59] + [.G518]*[.Q60] + [.G519]*[.Q61] + [.G520]*[.Q62] + [.G521]*[.Q63] )" office:value-type="float" office:value="0.969315741772677" calcext:value-type="float">
            <text:p>0.969315741772677</text:p>
          </table:table-cell>
          <table:table-cell table:style-name="ce28" table:formula="of:=TANH( [.H501]*[.S49] + [.H502]*[.S50] + [.H503]*[.S51] + [.H504]*[.S52] + [.H505]*[.S53] + [.H506]*[.S54] + [.H507]*[.S55] + [.H508]*[.S56] + [.H509]*[.S57] + [.H510]*[.S58] + [.H511]*[.S59] + [.H512]*[.S60] + [.H513]*[.S61] + [.H514]*[.S62] + [.H515]*[.S63] + [.H516]*[.S64] + [.H517]*[.S65] + [.H518]*[.S66] + [.H519]*[.S67] + [.H520]*[.S68] + [.H521]*[.S69] + [.H522]*[.S70] + [.H523]*[.S71] + [.H524]*[.S72] )" office:value-type="float" office:value="-0.310747581631633" calcext:value-type="float">
            <text:p>-0.310747581631633</text:p>
          </table:table-cell>
          <table:table-cell table:style-name="ce29" office:value-type="float" office:value="-0.312303167676392" calcext:value-type="float">
            <text:p>-0.312303167676392</text:p>
          </table:table-cell>
          <table:table-cell table:style-name="ce30" table:formula="of:= ([.J504]-[.I504]) * ([.J504]-[.I504])" office:value-type="float" office:value="0.00000241984794264731" calcext:value-type="float">
            <text:p>2.41984794264731E-0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2381802645428" calcext:value-type="float">
            <text:p>-0.42381802645428</text:p>
          </table:table-cell>
          <table:table-cell table:style-name="ce25" table:formula="of:=TANH( [.G501]*[.Q64] + [.G502]*[.Q65] + [.G503]*[.Q66] + [.G504]*[.Q67] + [.G505]*[.Q68] + [.G506]*[.Q69] + [.G507]*[.Q70] + [.G508]*[.Q71] + [.G509]*[.Q72] + [.G510]*[.Q73] + [.G511]*[.Q74] + [.G512]*[.Q75] + [.G513]*[.Q76] + [.G514]*[.Q77] + [.G515]*[.Q78] + [.G516]*[.Q79] + [.G517]*[.Q80] + [.G518]*[.Q81] + [.G519]*[.Q82] + [.G520]*[.Q83] + [.G521]*[.Q84] )" office:value-type="float" office:value="-0.10805531233009" calcext:value-type="float">
            <text:p>-0.1080553123300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196290578665" calcext:value-type="float">
            <text:p>-0.41196290578665</text:p>
          </table:table-cell>
          <table:table-cell table:style-name="ce25" table:formula="of:=TANH( [.G501]*[.Q85] + [.G502]*[.Q86] + [.G503]*[.Q87] + [.G504]*[.Q88] + [.G505]*[.Q89] + [.G506]*[.Q90] + [.G507]*[.Q91] + [.G508]*[.Q92] + [.G509]*[.Q93] + [.G510]*[.Q94] + [.G511]*[.Q95] + [.G512]*[.Q96] + [.G513]*[.Q97] + [.G514]*[.Q98] + [.G515]*[.Q99] + [.G516]*[.Q100] + [.G517]*[.Q101] + [.G518]*[.Q102] + [.G519]*[.Q103] + [.G520]*[.Q104] + [.G521]*[.Q105] )" office:value-type="float" office:value="0.154149001917859" calcext:value-type="float">
            <text:p>0.15414900191785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31408438414586" calcext:value-type="float">
            <text:p>-0.431408438414586</text:p>
          </table:table-cell>
          <table:table-cell table:style-name="ce25" table:formula="of:=TANH( [.G501]*[.Q106] + [.G502]*[.Q107] + [.G503]*[.Q108] + [.G504]*[.Q109] + [.G505]*[.Q110] + [.G506]*[.Q111] + [.G507]*[.Q112] + [.G508]*[.Q113] + [.G509]*[.Q114] + [.G510]*[.Q115] + [.G511]*[.Q116] + [.G512]*[.Q117] + [.G513]*[.Q118] + [.G514]*[.Q119] + [.G515]*[.Q120] + [.G516]*[.Q121] + [.G517]*[.Q122] + [.G518]*[.Q123] + [.G519]*[.Q124] + [.G520]*[.Q125] + [.G521]*[.Q126] )" office:value-type="float" office:value="0.25871174809529" calcext:value-type="float">
            <text:p>0.2587117480952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36496014540574" calcext:value-type="float">
            <text:p>-0.436496014540574</text:p>
          </table:table-cell>
          <table:table-cell table:style-name="ce25" table:formula="of:=TANH( [.G501]*[.Q127] + [.G502]*[.Q128] + [.G503]*[.Q129] + [.G504]*[.Q130] + [.G505]*[.Q131] + [.G506]*[.Q132] + [.G507]*[.Q133] + [.G508]*[.Q134] + [.G509]*[.Q135] + [.G510]*[.Q136] + [.G511]*[.Q137] + [.G512]*[.Q138] + [.G513]*[.Q139] + [.G514]*[.Q140] + [.G515]*[.Q141] + [.G516]*[.Q142] + [.G517]*[.Q143] + [.G518]*[.Q144] + [.G519]*[.Q145] + [.G520]*[.Q146] + [.G521]*[.Q147] )" office:value-type="float" office:value="0.166250841494438" calcext:value-type="float">
            <text:p>0.16625084149443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33949196872798" calcext:value-type="float">
            <text:p>-0.433949196872798</text:p>
          </table:table-cell>
          <table:table-cell table:style-name="ce25" table:formula="of:=TANH( [.G501]*[.Q148] + [.G502]*[.Q149] + [.G503]*[.Q150] + [.G504]*[.Q151] + [.G505]*[.Q152] + [.G506]*[.Q153] + [.G507]*[.Q154] + [.G508]*[.Q155] + [.G509]*[.Q156] + [.G510]*[.Q157] + [.G511]*[.Q158] + [.G512]*[.Q159] + [.G513]*[.Q160] + [.G514]*[.Q161] + [.G515]*[.Q162] + [.G516]*[.Q163] + [.G517]*[.Q164] + [.G518]*[.Q165] + [.G519]*[.Q166] + [.G520]*[.Q167] + [.G521]*[.Q168] )" office:value-type="float" office:value="-0.231007181713065" calcext:value-type="float">
            <text:p>-0.23100718171306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2490498557306" calcext:value-type="float">
            <text:p>-0.42490498557306</text:p>
          </table:table-cell>
          <table:table-cell table:style-name="ce25" table:formula="of:=TANH( [.G501]*[.Q169] + [.G502]*[.Q170] + [.G503]*[.Q171] + [.G504]*[.Q172] + [.G505]*[.Q173] + [.G506]*[.Q174] + [.G507]*[.Q175] + [.G508]*[.Q176] + [.G509]*[.Q177] + [.G510]*[.Q178] + [.G511]*[.Q179] + [.G512]*[.Q180] + [.G513]*[.Q181] + [.G514]*[.Q182] + [.G515]*[.Q183] + [.G516]*[.Q184] + [.G517]*[.Q185] + [.G518]*[.Q186] + [.G519]*[.Q187] + [.G520]*[.Q188] + [.G521]*[.Q189] )" office:value-type="float" office:value="0.026946649164062" calcext:value-type="float">
            <text:p>0.02694664916406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9556031967013" calcext:value-type="float">
            <text:p>-0.419556031967013</text:p>
          </table:table-cell>
          <table:table-cell table:style-name="ce25" table:formula="of:=TANH( [.G501]*[.Q190] + [.G502]*[.Q191] + [.G503]*[.Q192] + [.G504]*[.Q193] + [.G505]*[.Q194] + [.G506]*[.Q195] + [.G507]*[.Q196] + [.G508]*[.Q197] + [.G509]*[.Q198] + [.G510]*[.Q199] + [.G511]*[.Q200] + [.G512]*[.Q201] + [.G513]*[.Q202] + [.G514]*[.Q203] + [.G515]*[.Q204] + [.G516]*[.Q205] + [.G517]*[.Q206] + [.G518]*[.Q207] + [.G519]*[.Q208] + [.G520]*[.Q209] + [.G521]*[.Q210] )" office:value-type="float" office:value="-0.0155050418123124" calcext:value-type="float">
            <text:p>-0.01550504181231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5118339516626" calcext:value-type="float">
            <text:p>-0.415118339516626</text:p>
          </table:table-cell>
          <table:table-cell table:style-name="ce25" table:formula="of:=TANH( [.G501]*[.Q211] + [.G502]*[.Q212] + [.G503]*[.Q213] + [.G504]*[.Q214] + [.G505]*[.Q215] + [.G506]*[.Q216] + [.G507]*[.Q217] + [.G508]*[.Q218] + [.G509]*[.Q219] + [.G510]*[.Q220] + [.G511]*[.Q221] + [.G512]*[.Q222] + [.G513]*[.Q223] + [.G514]*[.Q224] + [.G515]*[.Q225] + [.G516]*[.Q226] + [.G517]*[.Q227] + [.G518]*[.Q228] + [.G519]*[.Q229] + [.G520]*[.Q230] + [.G521]*[.Q231] )" office:value-type="float" office:value="0.562969070017715" calcext:value-type="float">
            <text:p>0.56296907001771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6432452094255" calcext:value-type="float">
            <text:p>-0.416432452094255</text:p>
          </table:table-cell>
          <table:table-cell table:style-name="ce25" table:formula="of:=TANH( [.G501]*[.Q232] + [.G502]*[.Q233] + [.G503]*[.Q234] + [.G504]*[.Q235] + [.G505]*[.Q236] + [.G506]*[.Q237] + [.G507]*[.Q238] + [.G508]*[.Q239] + [.G509]*[.Q240] + [.G510]*[.Q241] + [.G511]*[.Q242] + [.G512]*[.Q243] + [.G513]*[.Q244] + [.G514]*[.Q245] + [.G515]*[.Q246] + [.G516]*[.Q247] + [.G517]*[.Q248] + [.G518]*[.Q249] + [.G519]*[.Q250] + [.G520]*[.Q251] + [.G521]*[.Q252] )" office:value-type="float" office:value="-0.977128219224083" calcext:value-type="float">
            <text:p>-0.97712821922408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4498245361861" calcext:value-type="float">
            <text:p>-0.414498245361861</text:p>
          </table:table-cell>
          <table:table-cell table:style-name="ce25" table:formula="of:=TANH( [.G501]*[.Q253] + [.G502]*[.Q254] + [.G503]*[.Q255] + [.G504]*[.Q256] + [.G505]*[.Q257] + [.G506]*[.Q258] + [.G507]*[.Q259] + [.G508]*[.Q260] + [.G509]*[.Q261] + [.G510]*[.Q262] + [.G511]*[.Q263] + [.G512]*[.Q264] + [.G513]*[.Q265] + [.G514]*[.Q266] + [.G515]*[.Q267] + [.G516]*[.Q268] + [.G517]*[.Q269] + [.G518]*[.Q270] + [.G519]*[.Q271] + [.G520]*[.Q272] + [.G521]*[.Q273] )" office:value-type="float" office:value="-0.724731474609589" calcext:value-type="float">
            <text:p>-0.72473147460958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3653874439224" calcext:value-type="float">
            <text:p>-0.413653874439224</text:p>
          </table:table-cell>
          <table:table-cell table:style-name="ce25" table:formula="of:=TANH( [.G501]*[.Q274] + [.G502]*[.Q275] + [.G503]*[.Q276] + [.G504]*[.Q277] + [.G505]*[.Q278] + [.G506]*[.Q279] + [.G507]*[.Q280] + [.G508]*[.Q281] + [.G509]*[.Q282] + [.G510]*[.Q283] + [.G511]*[.Q284] + [.G512]*[.Q285] + [.G513]*[.Q286] + [.G514]*[.Q287] + [.G515]*[.Q288] + [.G516]*[.Q289] + [.G517]*[.Q290] + [.G518]*[.Q291] + [.G519]*[.Q292] + [.G520]*[.Q293] + [.G521]*[.Q294] )" office:value-type="float" office:value="0.36886741855668" calcext:value-type="float">
            <text:p>0.3688674185566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2114538939548" calcext:value-type="float">
            <text:p>-0.412114538939548</text:p>
          </table:table-cell>
          <table:table-cell table:style-name="ce25" table:formula="of:=TANH( [.G501]*[.Q295] + [.G502]*[.Q296] + [.G503]*[.Q297] + [.G504]*[.Q298] + [.G505]*[.Q299] + [.G506]*[.Q300] + [.G507]*[.Q301] + [.G508]*[.Q302] + [.G509]*[.Q303] + [.G510]*[.Q304] + [.G511]*[.Q305] + [.G512]*[.Q306] + [.G513]*[.Q307] + [.G514]*[.Q308] + [.G515]*[.Q309] + [.G516]*[.Q310] + [.G517]*[.Q311] + [.G518]*[.Q312] + [.G519]*[.Q313] + [.G520]*[.Q314] + [.G521]*[.Q315] )" office:value-type="float" office:value="-0.937534998167272" calcext:value-type="float">
            <text:p>-0.93753499816727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0278249607131" calcext:value-type="float">
            <text:p>-0.40278249607131</text:p>
          </table:table-cell>
          <table:table-cell table:style-name="ce25" table:formula="of:=TANH( [.G501]*[.Q316] + [.G502]*[.Q317] + [.G503]*[.Q318] + [.G504]*[.Q319] + [.G505]*[.Q320] + [.G506]*[.Q321] + [.G507]*[.Q322] + [.G508]*[.Q323] + [.G509]*[.Q324] + [.G510]*[.Q325] + [.G511]*[.Q326] + [.G512]*[.Q327] + [.G513]*[.Q328] + [.G514]*[.Q329] + [.G515]*[.Q330] + [.G516]*[.Q331] + [.G517]*[.Q332] + [.G518]*[.Q333] + [.G519]*[.Q334] + [.G520]*[.Q335] + [.G521]*[.Q336] )" office:value-type="float" office:value="0.0161887333318008" calcext:value-type="float">
            <text:p>0.01618873333180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88721593751789" calcext:value-type="float">
            <text:p>-0.388721593751789</text:p>
          </table:table-cell>
          <table:table-cell table:style-name="ce25" table:formula="of:=TANH( [.G501]*[.Q337] + [.G502]*[.Q338] + [.G503]*[.Q339] + [.G504]*[.Q340] + [.G505]*[.Q341] + [.G506]*[.Q342] + [.G507]*[.Q343] + [.G508]*[.Q344] + [.G509]*[.Q345] + [.G510]*[.Q346] + [.G511]*[.Q347] + [.G512]*[.Q348] + [.G513]*[.Q349] + [.G514]*[.Q350] + [.G515]*[.Q351] + [.G516]*[.Q352] + [.G517]*[.Q353] + [.G518]*[.Q354] + [.G519]*[.Q355] + [.G520]*[.Q356] + [.G521]*[.Q357] )" office:value-type="float" office:value="0.373251266807055" calcext:value-type="float">
            <text:p>0.37325126680705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66517238021139" calcext:value-type="float">
            <text:p>-0.366517238021139</text:p>
          </table:table-cell>
          <table:table-cell table:style-name="ce25" table:formula="of:=TANH( [.G501]*[.Q358] + [.G502]*[.Q359] + [.G503]*[.Q360] + [.G504]*[.Q361] + [.G505]*[.Q362] + [.G506]*[.Q363] + [.G507]*[.Q364] + [.G508]*[.Q365] + [.G509]*[.Q366] + [.G510]*[.Q367] + [.G511]*[.Q368] + [.G512]*[.Q369] + [.G513]*[.Q370] + [.G514]*[.Q371] + [.G515]*[.Q372] + [.G516]*[.Q373] + [.G517]*[.Q374] + [.G518]*[.Q375] + [.G519]*[.Q376] + [.G520]*[.Q377] + [.G521]*[.Q378] )" office:value-type="float" office:value="0.0460028524972522" calcext:value-type="float">
            <text:p>0.04600285249725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53067197685344" calcext:value-type="float">
            <text:p>-0.353067197685344</text:p>
          </table:table-cell>
          <table:table-cell table:style-name="ce25" table:formula="of:=TANH( [.G501]*[.Q379] + [.G502]*[.Q380] + [.G503]*[.Q381] + [.G504]*[.Q382] + [.G505]*[.Q383] + [.G506]*[.Q384] + [.G507]*[.Q385] + [.G508]*[.Q386] + [.G509]*[.Q387] + [.G510]*[.Q388] + [.G511]*[.Q389] + [.G512]*[.Q390] + [.G513]*[.Q391] + [.G514]*[.Q392] + [.G515]*[.Q393] + [.G516]*[.Q394] + [.G517]*[.Q395] + [.G518]*[.Q396] + [.G519]*[.Q397] + [.G520]*[.Q398] + [.G521]*[.Q399] )" office:value-type="float" office:value="-0.464196058808148" calcext:value-type="float">
            <text:p>-0.46419605880814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2233120728986" calcext:value-type="float">
            <text:p>-0.32233120728986</text:p>
          </table:table-cell>
          <table:table-cell table:style-name="ce25" table:formula="of:=TANH( [.G501]*[.Q400] + [.G502]*[.Q401] + [.G503]*[.Q402] + [.G504]*[.Q403] + [.G505]*[.Q404] + [.G506]*[.Q405] + [.G507]*[.Q406] + [.G508]*[.Q407] + [.G509]*[.Q408] + [.G510]*[.Q409] + [.G511]*[.Q410] + [.G512]*[.Q411] + [.G513]*[.Q412] + [.G514]*[.Q413] + [.G515]*[.Q414] + [.G516]*[.Q415] + [.G517]*[.Q416] + [.G518]*[.Q417] + [.G519]*[.Q418] + [.G520]*[.Q419] + [.G521]*[.Q420] )" office:value-type="float" office:value="0.0360582227581526" calcext:value-type="float">
            <text:p>0.036058222758153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501]*[.Q421] + [.G502]*[.Q422] + [.G503]*[.Q423] + [.G504]*[.Q424] + [.G505]*[.Q425] + [.G506]*[.Q426] + [.G507]*[.Q427] + [.G508]*[.Q428] + [.G509]*[.Q429] + [.G510]*[.Q430] + [.G511]*[.Q431] + [.G512]*[.Q432] + [.G513]*[.Q433] + [.G514]*[.Q434] + [.G515]*[.Q435] + [.G516]*[.Q436] + [.G517]*[.Q437] + [.G518]*[.Q438] + [.G519]*[.Q439] + [.G520]*[.Q440] + [.G521]*[.Q441] )" office:value-type="float" office:value="0.635445076568768" calcext:value-type="float">
            <text:p>0.63544507656876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501]*[.Q442] + [.G502]*[.Q443] + [.G503]*[.Q444] + [.G504]*[.Q445] + [.G505]*[.Q446] + [.G506]*[.Q447] + [.G507]*[.Q448] + [.G508]*[.Q449] + [.G509]*[.Q450] + [.G510]*[.Q451] + [.G511]*[.Q452] + [.G512]*[.Q453] + [.G513]*[.Q454] + [.G514]*[.Q455] + [.G515]*[.Q456] + [.G516]*[.Q457] + [.G517]*[.Q458] + [.G518]*[.Q459] + [.G519]*[.Q460] + [.G520]*[.Q461] + [.G521]*[.Q462] )" office:value-type="float" office:value="-0.0925391698736556" calcext:value-type="float">
            <text:p>-0.092539169873656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501]*[.Q463] + [.G502]*[.Q464] + [.G503]*[.Q465] + [.G504]*[.Q466] + [.G505]*[.Q467] + [.G506]*[.Q468] + [.G507]*[.Q469] + [.G508]*[.Q470] + [.G509]*[.Q471] + [.G510]*[.Q472] + [.G511]*[.Q473] + [.G512]*[.Q474] + [.G513]*[.Q475] + [.G514]*[.Q476] + [.G515]*[.Q477] + [.G516]*[.Q478] + [.G517]*[.Q479] + [.G518]*[.Q480] + [.G519]*[.Q481] + [.G520]*[.Q482] + [.G521]*[.Q483] )" office:value-type="float" office:value="-0.484790406616322" calcext:value-type="float">
            <text:p>-0.484790406616322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446738057025572" calcext:value-type="float">
            <text:p>-0.446738057025572</text:p>
          </table:table-cell>
          <table:table-cell table:style-name="ce25" table:formula="of:=TANH( [.G526]*[.Q1] + [.G527]*[.Q2] + [.G528]*[.Q3] + [.G529]*[.Q4] + [.G530]*[.Q5] + [.G531]*[.Q6] + [.G532]*[.Q7] + [.G533]*[.Q8] + [.G534]*[.Q9] + [.G535]*[.Q10] + [.G536]*[.Q11] + [.G537]*[.Q12] + [.G538]*[.Q13] + [.G539]*[.Q14] + [.G540]*[.Q15] + [.G541]*[.Q16] + [.G542]*[.Q17] + [.G543]*[.Q18] + [.G544]*[.Q19] + [.G545]*[.Q20] + [.G546]*[.Q21] )" office:value-type="float" office:value="0.00810885198577469" calcext:value-type="float">
            <text:p>0.008108851985775</text:p>
          </table:table-cell>
          <table:table-cell table:style-name="ce28" table:formula="of:=TANH( [.H526]*[.S1] + [.H527]*[.S2] + [.H528]*[.S3] + [.H529]*[.S4] + [.H530]*[.S5] + [.H531]*[.S6] + [.H532]*[.S7] + [.H533]*[.S8] + [.H534]*[.S9] + [.H535]*[.S10] + [.H536]*[.S11] + [.H537]*[.S12] + [.H538]*[.S13] + [.H539]*[.S14] + [.H540]*[.S15] + [.H541]*[.S16] + [.H542]*[.S17] + [.H543]*[.S18] + [.H544]*[.S19] + [.H545]*[.S20] + [.H546]*[.S21] + [.H547]*[.S22] + [.H548]*[.S23] + [.H549]*[.S24] )" office:value-type="float" office:value="-0.271961194153123" calcext:value-type="float">
            <text:p>-0.271961194153123</text:p>
          </table:table-cell>
          <table:table-cell table:style-name="ce29" office:value-type="float" office:value="-0.330549836950876" calcext:value-type="float">
            <text:p>-0.330549836950876</text:p>
          </table:table-cell>
          <table:table-cell table:style-name="ce30" table:formula="of:= ([.J527]-[.I527]) * ([.J527]-[.I527])" office:value-type="float" office:value="0.0034326290648827" calcext:value-type="float">
            <text:p>0.003432629064883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34009569154839" calcext:value-type="float">
            <text:p>-0.434009569154839</text:p>
          </table:table-cell>
          <table:table-cell table:style-name="ce25" table:formula="of:=TANH( [.G526]*[.Q22] + [.G527]*[.Q23] + [.G528]*[.Q24] + [.G529]*[.Q25] + [.G530]*[.Q26] + [.G531]*[.Q27] + [.G532]*[.Q28] + [.G533]*[.Q29] + [.G534]*[.Q30] + [.G535]*[.Q31] + [.G536]*[.Q32] + [.G537]*[.Q33] + [.G538]*[.Q34] + [.G539]*[.Q35] + [.G540]*[.Q36] + [.G541]*[.Q37] + [.G542]*[.Q38] + [.G543]*[.Q39] + [.G544]*[.Q40] + [.G545]*[.Q41] + [.G546]*[.Q42] )" office:value-type="float" office:value="0.0236838242449045" calcext:value-type="float">
            <text:p>0.023683824244905</text:p>
          </table:table-cell>
          <table:table-cell table:style-name="ce28" table:formula="of:=TANH( [.H526]*[.S25] + [.H527]*[.S26] + [.H528]*[.S27] + [.H529]*[.S28] + [.H530]*[.S29] + [.H531]*[.S30] + [.H532]*[.S31] + [.H533]*[.S32] + [.H534]*[.S33] + [.H535]*[.S34] + [.H536]*[.S35] + [.H537]*[.S36] + [.H538]*[.S37] + [.H539]*[.S38] + [.H540]*[.S39] + [.H541]*[.S40] + [.H542]*[.S41] + [.H543]*[.S42] + [.H544]*[.S43] + [.H545]*[.S44] + [.H546]*[.S45] + [.H547]*[.S46] + [.H548]*[.S47] + [.H549]*[.S48] )" office:value-type="float" office:value="-0.240238697454749" calcext:value-type="float">
            <text:p>-0.240238697454749</text:p>
          </table:table-cell>
          <table:table-cell table:style-name="ce29" office:value-type="float" office:value="-0.312303167676392" calcext:value-type="float">
            <text:p>-0.312303167676392</text:p>
          </table:table-cell>
          <table:table-cell table:style-name="ce30" table:formula="of:= ([.J528]-[.I528]) * ([.J528]-[.I528])" office:value-type="float" office:value="0.00519328786832598" calcext:value-type="float">
            <text:p>0.00519328786832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2381802645428" calcext:value-type="float">
            <text:p>-0.42381802645428</text:p>
          </table:table-cell>
          <table:table-cell table:style-name="ce25" table:formula="of:=TANH( [.G526]*[.Q43] + [.G527]*[.Q44] + [.G528]*[.Q45] + [.G529]*[.Q46] + [.G530]*[.Q47] + [.G531]*[.Q48] + [.G532]*[.Q49] + [.G533]*[.Q50] + [.G534]*[.Q51] + [.G535]*[.Q52] + [.G536]*[.Q53] + [.G537]*[.Q54] + [.G538]*[.Q55] + [.G539]*[.Q56] + [.G540]*[.Q57] + [.G541]*[.Q58] + [.G542]*[.Q59] + [.G543]*[.Q60] + [.G544]*[.Q61] + [.G545]*[.Q62] + [.G546]*[.Q63] )" office:value-type="float" office:value="0.96849969565632" calcext:value-type="float">
            <text:p>0.96849969565632</text:p>
          </table:table-cell>
          <table:table-cell table:style-name="ce28" table:formula="of:=TANH( [.H526]*[.S49] + [.H527]*[.S50] + [.H528]*[.S51] + [.H529]*[.S52] + [.H530]*[.S53] + [.H531]*[.S54] + [.H532]*[.S55] + [.H533]*[.S56] + [.H534]*[.S57] + [.H535]*[.S58] + [.H536]*[.S59] + [.H537]*[.S60] + [.H538]*[.S61] + [.H539]*[.S62] + [.H540]*[.S63] + [.H541]*[.S64] + [.H542]*[.S65] + [.H543]*[.S66] + [.H544]*[.S67] + [.H545]*[.S68] + [.H546]*[.S69] + [.H547]*[.S70] + [.H548]*[.S71] + [.H549]*[.S72] )" office:value-type="float" office:value="-0.274952322123285" calcext:value-type="float">
            <text:p>-0.274952322123285</text:p>
          </table:table-cell>
          <table:table-cell table:style-name="ce29" office:value-type="float" office:value="-0.280614400026913" calcext:value-type="float">
            <text:p>-0.280614400026913</text:p>
          </table:table-cell>
          <table:table-cell table:style-name="ce30" table:formula="of:= ([.J529]-[.I529]) * ([.J529]-[.I529])" office:value-type="float" office:value="0.0000320591261867492" calcext:value-type="float">
            <text:p>3.20591261867492E-0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1196290578665" calcext:value-type="float">
            <text:p>-0.41196290578665</text:p>
          </table:table-cell>
          <table:table-cell table:style-name="ce25" table:formula="of:=TANH( [.G526]*[.Q64] + [.G527]*[.Q65] + [.G528]*[.Q66] + [.G529]*[.Q67] + [.G530]*[.Q68] + [.G531]*[.Q69] + [.G532]*[.Q70] + [.G533]*[.Q71] + [.G534]*[.Q72] + [.G535]*[.Q73] + [.G536]*[.Q74] + [.G537]*[.Q75] + [.G538]*[.Q76] + [.G539]*[.Q77] + [.G540]*[.Q78] + [.G541]*[.Q79] + [.G542]*[.Q80] + [.G543]*[.Q81] + [.G544]*[.Q82] + [.G545]*[.Q83] + [.G546]*[.Q84] )" office:value-type="float" office:value="-0.105768490699775" calcext:value-type="float">
            <text:p>-0.10576849069977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31408438414586" calcext:value-type="float">
            <text:p>-0.431408438414586</text:p>
          </table:table-cell>
          <table:table-cell table:style-name="ce25" table:formula="of:=TANH( [.G526]*[.Q85] + [.G527]*[.Q86] + [.G528]*[.Q87] + [.G529]*[.Q88] + [.G530]*[.Q89] + [.G531]*[.Q90] + [.G532]*[.Q91] + [.G533]*[.Q92] + [.G534]*[.Q93] + [.G535]*[.Q94] + [.G536]*[.Q95] + [.G537]*[.Q96] + [.G538]*[.Q97] + [.G539]*[.Q98] + [.G540]*[.Q99] + [.G541]*[.Q100] + [.G542]*[.Q101] + [.G543]*[.Q102] + [.G544]*[.Q103] + [.G545]*[.Q104] + [.G546]*[.Q105] )" office:value-type="float" office:value="0.133022788735585" calcext:value-type="float">
            <text:p>0.13302278873558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36496014540574" calcext:value-type="float">
            <text:p>-0.436496014540574</text:p>
          </table:table-cell>
          <table:table-cell table:style-name="ce25" table:formula="of:=TANH( [.G526]*[.Q106] + [.G527]*[.Q107] + [.G528]*[.Q108] + [.G529]*[.Q109] + [.G530]*[.Q110] + [.G531]*[.Q111] + [.G532]*[.Q112] + [.G533]*[.Q113] + [.G534]*[.Q114] + [.G535]*[.Q115] + [.G536]*[.Q116] + [.G537]*[.Q117] + [.G538]*[.Q118] + [.G539]*[.Q119] + [.G540]*[.Q120] + [.G541]*[.Q121] + [.G542]*[.Q122] + [.G543]*[.Q123] + [.G544]*[.Q124] + [.G545]*[.Q125] + [.G546]*[.Q126] )" office:value-type="float" office:value="0.250710145650786" calcext:value-type="float">
            <text:p>0.25071014565078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33949196872798" calcext:value-type="float">
            <text:p>-0.433949196872798</text:p>
          </table:table-cell>
          <table:table-cell table:style-name="ce25" table:formula="of:=TANH( [.G526]*[.Q127] + [.G527]*[.Q128] + [.G528]*[.Q129] + [.G529]*[.Q130] + [.G530]*[.Q131] + [.G531]*[.Q132] + [.G532]*[.Q133] + [.G533]*[.Q134] + [.G534]*[.Q135] + [.G535]*[.Q136] + [.G536]*[.Q137] + [.G537]*[.Q138] + [.G538]*[.Q139] + [.G539]*[.Q140] + [.G540]*[.Q141] + [.G541]*[.Q142] + [.G542]*[.Q143] + [.G543]*[.Q144] + [.G544]*[.Q145] + [.G545]*[.Q146] + [.G546]*[.Q147] )" office:value-type="float" office:value="0.156866462447174" calcext:value-type="float">
            <text:p>0.15686646244717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2490498557306" calcext:value-type="float">
            <text:p>-0.42490498557306</text:p>
          </table:table-cell>
          <table:table-cell table:style-name="ce25" table:formula="of:=TANH( [.G526]*[.Q148] + [.G527]*[.Q149] + [.G528]*[.Q150] + [.G529]*[.Q151] + [.G530]*[.Q152] + [.G531]*[.Q153] + [.G532]*[.Q154] + [.G533]*[.Q155] + [.G534]*[.Q156] + [.G535]*[.Q157] + [.G536]*[.Q158] + [.G537]*[.Q159] + [.G538]*[.Q160] + [.G539]*[.Q161] + [.G540]*[.Q162] + [.G541]*[.Q163] + [.G542]*[.Q164] + [.G543]*[.Q165] + [.G544]*[.Q166] + [.G545]*[.Q167] + [.G546]*[.Q168] )" office:value-type="float" office:value="-0.225021317110242" calcext:value-type="float">
            <text:p>-0.22502131711024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9556031967013" calcext:value-type="float">
            <text:p>-0.419556031967013</text:p>
          </table:table-cell>
          <table:table-cell table:style-name="ce25" table:formula="of:=TANH( [.G526]*[.Q169] + [.G527]*[.Q170] + [.G528]*[.Q171] + [.G529]*[.Q172] + [.G530]*[.Q173] + [.G531]*[.Q174] + [.G532]*[.Q175] + [.G533]*[.Q176] + [.G534]*[.Q177] + [.G535]*[.Q178] + [.G536]*[.Q179] + [.G537]*[.Q180] + [.G538]*[.Q181] + [.G539]*[.Q182] + [.G540]*[.Q183] + [.G541]*[.Q184] + [.G542]*[.Q185] + [.G543]*[.Q186] + [.G544]*[.Q187] + [.G545]*[.Q188] + [.G546]*[.Q189] )" office:value-type="float" office:value="0.0269925870535783" calcext:value-type="float">
            <text:p>0.02699258705357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5118339516626" calcext:value-type="float">
            <text:p>-0.415118339516626</text:p>
          </table:table-cell>
          <table:table-cell table:style-name="ce25" table:formula="of:=TANH( [.G526]*[.Q190] + [.G527]*[.Q191] + [.G528]*[.Q192] + [.G529]*[.Q193] + [.G530]*[.Q194] + [.G531]*[.Q195] + [.G532]*[.Q196] + [.G533]*[.Q197] + [.G534]*[.Q198] + [.G535]*[.Q199] + [.G536]*[.Q200] + [.G537]*[.Q201] + [.G538]*[.Q202] + [.G539]*[.Q203] + [.G540]*[.Q204] + [.G541]*[.Q205] + [.G542]*[.Q206] + [.G543]*[.Q207] + [.G544]*[.Q208] + [.G545]*[.Q209] + [.G546]*[.Q210] )" office:value-type="float" office:value="-0.0154955617840774" calcext:value-type="float">
            <text:p>-0.01549556178407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6432452094255" calcext:value-type="float">
            <text:p>-0.416432452094255</text:p>
          </table:table-cell>
          <table:table-cell table:style-name="ce25" table:formula="of:=TANH( [.G526]*[.Q211] + [.G527]*[.Q212] + [.G528]*[.Q213] + [.G529]*[.Q214] + [.G530]*[.Q215] + [.G531]*[.Q216] + [.G532]*[.Q217] + [.G533]*[.Q218] + [.G534]*[.Q219] + [.G535]*[.Q220] + [.G536]*[.Q221] + [.G537]*[.Q222] + [.G538]*[.Q223] + [.G539]*[.Q224] + [.G540]*[.Q225] + [.G541]*[.Q226] + [.G542]*[.Q227] + [.G543]*[.Q228] + [.G544]*[.Q229] + [.G545]*[.Q230] + [.G546]*[.Q231] )" office:value-type="float" office:value="0.491449472699483" calcext:value-type="float">
            <text:p>0.49144947269948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4498245361861" calcext:value-type="float">
            <text:p>-0.414498245361861</text:p>
          </table:table-cell>
          <table:table-cell table:style-name="ce25" table:formula="of:=TANH( [.G526]*[.Q232] + [.G527]*[.Q233] + [.G528]*[.Q234] + [.G529]*[.Q235] + [.G530]*[.Q236] + [.G531]*[.Q237] + [.G532]*[.Q238] + [.G533]*[.Q239] + [.G534]*[.Q240] + [.G535]*[.Q241] + [.G536]*[.Q242] + [.G537]*[.Q243] + [.G538]*[.Q244] + [.G539]*[.Q245] + [.G540]*[.Q246] + [.G541]*[.Q247] + [.G542]*[.Q248] + [.G543]*[.Q249] + [.G544]*[.Q250] + [.G545]*[.Q251] + [.G546]*[.Q252] )" office:value-type="float" office:value="-0.977411818382503" calcext:value-type="float">
            <text:p>-0.97741181838250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3653874439224" calcext:value-type="float">
            <text:p>-0.413653874439224</text:p>
          </table:table-cell>
          <table:table-cell table:style-name="ce25" table:formula="of:=TANH( [.G526]*[.Q253] + [.G527]*[.Q254] + [.G528]*[.Q255] + [.G529]*[.Q256] + [.G530]*[.Q257] + [.G531]*[.Q258] + [.G532]*[.Q259] + [.G533]*[.Q260] + [.G534]*[.Q261] + [.G535]*[.Q262] + [.G536]*[.Q263] + [.G537]*[.Q264] + [.G538]*[.Q265] + [.G539]*[.Q266] + [.G540]*[.Q267] + [.G541]*[.Q268] + [.G542]*[.Q269] + [.G543]*[.Q270] + [.G544]*[.Q271] + [.G545]*[.Q272] + [.G546]*[.Q273] )" office:value-type="float" office:value="-0.716424065778494" calcext:value-type="float">
            <text:p>-0.71642406577849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2114538939548" calcext:value-type="float">
            <text:p>-0.412114538939548</text:p>
          </table:table-cell>
          <table:table-cell table:style-name="ce25" table:formula="of:=TANH( [.G526]*[.Q274] + [.G527]*[.Q275] + [.G528]*[.Q276] + [.G529]*[.Q277] + [.G530]*[.Q278] + [.G531]*[.Q279] + [.G532]*[.Q280] + [.G533]*[.Q281] + [.G534]*[.Q282] + [.G535]*[.Q283] + [.G536]*[.Q284] + [.G537]*[.Q285] + [.G538]*[.Q286] + [.G539]*[.Q287] + [.G540]*[.Q288] + [.G541]*[.Q289] + [.G542]*[.Q290] + [.G543]*[.Q291] + [.G544]*[.Q292] + [.G545]*[.Q293] + [.G546]*[.Q294] )" office:value-type="float" office:value="0.358097620234634" calcext:value-type="float">
            <text:p>0.35809762023463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0278249607131" calcext:value-type="float">
            <text:p>-0.40278249607131</text:p>
          </table:table-cell>
          <table:table-cell table:style-name="ce25" table:formula="of:=TANH( [.G526]*[.Q295] + [.G527]*[.Q296] + [.G528]*[.Q297] + [.G529]*[.Q298] + [.G530]*[.Q299] + [.G531]*[.Q300] + [.G532]*[.Q301] + [.G533]*[.Q302] + [.G534]*[.Q303] + [.G535]*[.Q304] + [.G536]*[.Q305] + [.G537]*[.Q306] + [.G538]*[.Q307] + [.G539]*[.Q308] + [.G540]*[.Q309] + [.G541]*[.Q310] + [.G542]*[.Q311] + [.G543]*[.Q312] + [.G544]*[.Q313] + [.G545]*[.Q314] + [.G546]*[.Q315] )" office:value-type="float" office:value="-0.927228280524705" calcext:value-type="float">
            <text:p>-0.92722828052470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88721593751789" calcext:value-type="float">
            <text:p>-0.388721593751789</text:p>
          </table:table-cell>
          <table:table-cell table:style-name="ce25" table:formula="of:=TANH( [.G526]*[.Q316] + [.G527]*[.Q317] + [.G528]*[.Q318] + [.G529]*[.Q319] + [.G530]*[.Q320] + [.G531]*[.Q321] + [.G532]*[.Q322] + [.G533]*[.Q323] + [.G534]*[.Q324] + [.G535]*[.Q325] + [.G536]*[.Q326] + [.G537]*[.Q327] + [.G538]*[.Q328] + [.G539]*[.Q329] + [.G540]*[.Q330] + [.G541]*[.Q331] + [.G542]*[.Q332] + [.G543]*[.Q333] + [.G544]*[.Q334] + [.G545]*[.Q335] + [.G546]*[.Q336] )" office:value-type="float" office:value="0.0162797110526954" calcext:value-type="float">
            <text:p>0.01627971105269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66517238021139" calcext:value-type="float">
            <text:p>-0.366517238021139</text:p>
          </table:table-cell>
          <table:table-cell table:style-name="ce25" table:formula="of:=TANH( [.G526]*[.Q337] + [.G527]*[.Q338] + [.G528]*[.Q339] + [.G529]*[.Q340] + [.G530]*[.Q341] + [.G531]*[.Q342] + [.G532]*[.Q343] + [.G533]*[.Q344] + [.G534]*[.Q345] + [.G535]*[.Q346] + [.G536]*[.Q347] + [.G537]*[.Q348] + [.G538]*[.Q349] + [.G539]*[.Q350] + [.G540]*[.Q351] + [.G541]*[.Q352] + [.G542]*[.Q353] + [.G543]*[.Q354] + [.G544]*[.Q355] + [.G545]*[.Q356] + [.G546]*[.Q357] )" office:value-type="float" office:value="0.37203278950834" calcext:value-type="float">
            <text:p>0.3720327895083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53067197685344" calcext:value-type="float">
            <text:p>-0.353067197685344</text:p>
          </table:table-cell>
          <table:table-cell table:style-name="ce25" table:formula="of:=TANH( [.G526]*[.Q358] + [.G527]*[.Q359] + [.G528]*[.Q360] + [.G529]*[.Q361] + [.G530]*[.Q362] + [.G531]*[.Q363] + [.G532]*[.Q364] + [.G533]*[.Q365] + [.G534]*[.Q366] + [.G535]*[.Q367] + [.G536]*[.Q368] + [.G537]*[.Q369] + [.G538]*[.Q370] + [.G539]*[.Q371] + [.G540]*[.Q372] + [.G541]*[.Q373] + [.G542]*[.Q374] + [.G543]*[.Q375] + [.G544]*[.Q376] + [.G545]*[.Q377] + [.G546]*[.Q378] )" office:value-type="float" office:value="0.0508043537585552" calcext:value-type="float">
            <text:p>0.05080435375855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2233120728986" calcext:value-type="float">
            <text:p>-0.32233120728986</text:p>
          </table:table-cell>
          <table:table-cell table:style-name="ce25" table:formula="of:=TANH( [.G526]*[.Q379] + [.G527]*[.Q380] + [.G528]*[.Q381] + [.G529]*[.Q382] + [.G530]*[.Q383] + [.G531]*[.Q384] + [.G532]*[.Q385] + [.G533]*[.Q386] + [.G534]*[.Q387] + [.G535]*[.Q388] + [.G536]*[.Q389] + [.G537]*[.Q390] + [.G538]*[.Q391] + [.G539]*[.Q392] + [.G540]*[.Q393] + [.G541]*[.Q394] + [.G542]*[.Q395] + [.G543]*[.Q396] + [.G544]*[.Q397] + [.G545]*[.Q398] + [.G546]*[.Q399] )" office:value-type="float" office:value="-0.470014510058923" calcext:value-type="float">
            <text:p>-0.47001451005892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7336634296407" calcext:value-type="float">
            <text:p>-0.287336634296407</text:p>
          </table:table-cell>
          <table:table-cell table:style-name="ce25" table:formula="of:=TANH( [.G526]*[.Q400] + [.G527]*[.Q401] + [.G528]*[.Q402] + [.G529]*[.Q403] + [.G530]*[.Q404] + [.G531]*[.Q405] + [.G532]*[.Q406] + [.G533]*[.Q407] + [.G534]*[.Q408] + [.G535]*[.Q409] + [.G536]*[.Q410] + [.G537]*[.Q411] + [.G538]*[.Q412] + [.G539]*[.Q413] + [.G540]*[.Q414] + [.G541]*[.Q415] + [.G542]*[.Q416] + [.G543]*[.Q417] + [.G544]*[.Q418] + [.G545]*[.Q419] + [.G546]*[.Q420] )" office:value-type="float" office:value="0.0361120979709744" calcext:value-type="float">
            <text:p>0.036112097970974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526]*[.Q421] + [.G527]*[.Q422] + [.G528]*[.Q423] + [.G529]*[.Q424] + [.G530]*[.Q425] + [.G531]*[.Q426] + [.G532]*[.Q427] + [.G533]*[.Q428] + [.G534]*[.Q429] + [.G535]*[.Q430] + [.G536]*[.Q431] + [.G537]*[.Q432] + [.G538]*[.Q433] + [.G539]*[.Q434] + [.G540]*[.Q435] + [.G541]*[.Q436] + [.G542]*[.Q437] + [.G543]*[.Q438] + [.G544]*[.Q439] + [.G545]*[.Q440] + [.G546]*[.Q441] )" office:value-type="float" office:value="0.629227463153604" calcext:value-type="float">
            <text:p>0.629227463153604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526]*[.Q442] + [.G527]*[.Q443] + [.G528]*[.Q444] + [.G529]*[.Q445] + [.G530]*[.Q446] + [.G531]*[.Q447] + [.G532]*[.Q448] + [.G533]*[.Q449] + [.G534]*[.Q450] + [.G535]*[.Q451] + [.G536]*[.Q452] + [.G537]*[.Q453] + [.G538]*[.Q454] + [.G539]*[.Q455] + [.G540]*[.Q456] + [.G541]*[.Q457] + [.G542]*[.Q458] + [.G543]*[.Q459] + [.G544]*[.Q460] + [.G545]*[.Q461] + [.G546]*[.Q462] )" office:value-type="float" office:value="-0.0465155692099676" calcext:value-type="float">
            <text:p>-0.04651556920996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526]*[.Q463] + [.G527]*[.Q464] + [.G528]*[.Q465] + [.G529]*[.Q466] + [.G530]*[.Q467] + [.G531]*[.Q468] + [.G532]*[.Q469] + [.G533]*[.Q470] + [.G534]*[.Q471] + [.G535]*[.Q472] + [.G536]*[.Q473] + [.G537]*[.Q474] + [.G538]*[.Q475] + [.G539]*[.Q476] + [.G540]*[.Q477] + [.G541]*[.Q478] + [.G542]*[.Q479] + [.G543]*[.Q480] + [.G544]*[.Q481] + [.G545]*[.Q482] + [.G546]*[.Q483] )" office:value-type="float" office:value="-0.475228541222888" calcext:value-type="float">
            <text:p>-0.47522854122288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434009569154839" calcext:value-type="float">
            <text:p>-0.434009569154839</text:p>
          </table:table-cell>
          <table:table-cell table:style-name="ce25" table:formula="of:=TANH( [.G551]*[.Q1] + [.G552]*[.Q2] + [.G553]*[.Q3] + [.G554]*[.Q4] + [.G555]*[.Q5] + [.G556]*[.Q6] + [.G557]*[.Q7] + [.G558]*[.Q8] + [.G559]*[.Q9] + [.G560]*[.Q10] + [.G561]*[.Q11] + [.G562]*[.Q12] + [.G563]*[.Q13] + [.G564]*[.Q14] + [.G565]*[.Q15] + [.G566]*[.Q16] + [.G567]*[.Q17] + [.G568]*[.Q18] + [.G569]*[.Q19] + [.G570]*[.Q20] + [.G571]*[.Q21] )" office:value-type="float" office:value="0.00894046803732345" calcext:value-type="float">
            <text:p>0.008940468037323</text:p>
          </table:table-cell>
          <table:table-cell table:style-name="ce28" table:formula="of:=TANH( [.H551]*[.S1] + [.H552]*[.S2] + [.H553]*[.S3] + [.H554]*[.S4] + [.H555]*[.S5] + [.H556]*[.S6] + [.H557]*[.S7] + [.H558]*[.S8] + [.H559]*[.S9] + [.H560]*[.S10] + [.H561]*[.S11] + [.H562]*[.S12] + [.H563]*[.S13] + [.H564]*[.S14] + [.H565]*[.S15] + [.H566]*[.S16] + [.H567]*[.S17] + [.H568]*[.S18] + [.H569]*[.S19] + [.H570]*[.S20] + [.H571]*[.S21] + [.H572]*[.S22] + [.H573]*[.S23] + [.H574]*[.S24] )" office:value-type="float" office:value="-0.306430473440217" calcext:value-type="float">
            <text:p>-0.306430473440217</text:p>
          </table:table-cell>
          <table:table-cell table:style-name="ce29" office:value-type="float" office:value="-0.312303167676392" calcext:value-type="float">
            <text:p>-0.312303167676392</text:p>
          </table:table-cell>
          <table:table-cell table:style-name="ce30" table:formula="of:= ([.J552]-[.I552]) * ([.J552]-[.I552])" office:value-type="float" office:value="0.0000344885375915963" calcext:value-type="float">
            <text:p>3.44885375915963E-0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2381802645428" calcext:value-type="float">
            <text:p>-0.42381802645428</text:p>
          </table:table-cell>
          <table:table-cell table:style-name="ce25" table:formula="of:=TANH( [.G551]*[.Q22] + [.G552]*[.Q23] + [.G553]*[.Q24] + [.G554]*[.Q25] + [.G555]*[.Q26] + [.G556]*[.Q27] + [.G557]*[.Q28] + [.G558]*[.Q29] + [.G559]*[.Q30] + [.G560]*[.Q31] + [.G561]*[.Q32] + [.G562]*[.Q33] + [.G563]*[.Q34] + [.G564]*[.Q35] + [.G565]*[.Q36] + [.G566]*[.Q37] + [.G567]*[.Q38] + [.G568]*[.Q39] + [.G569]*[.Q40] + [.G570]*[.Q41] + [.G571]*[.Q42] )" office:value-type="float" office:value="0.0259242673086152" calcext:value-type="float">
            <text:p>0.025924267308615</text:p>
          </table:table-cell>
          <table:table-cell table:style-name="ce28" table:formula="of:=TANH( [.H551]*[.S25] + [.H552]*[.S26] + [.H553]*[.S27] + [.H554]*[.S28] + [.H555]*[.S29] + [.H556]*[.S30] + [.H557]*[.S31] + [.H558]*[.S32] + [.H559]*[.S33] + [.H560]*[.S34] + [.H561]*[.S35] + [.H562]*[.S36] + [.H563]*[.S37] + [.H564]*[.S38] + [.H565]*[.S39] + [.H566]*[.S40] + [.H567]*[.S41] + [.H568]*[.S42] + [.H569]*[.S43] + [.H570]*[.S44] + [.H571]*[.S45] + [.H572]*[.S46] + [.H573]*[.S47] + [.H574]*[.S48] )" office:value-type="float" office:value="-0.273628728096329" calcext:value-type="float">
            <text:p>-0.273628728096329</text:p>
          </table:table-cell>
          <table:table-cell table:style-name="ce29" office:value-type="float" office:value="-0.280614400026913" calcext:value-type="float">
            <text:p>-0.280614400026913</text:p>
          </table:table-cell>
          <table:table-cell table:style-name="ce30" table:formula="of:= ([.J553]-[.I553]) * ([.J553]-[.I553])" office:value-type="float" office:value="0.0000487996123217402" calcext:value-type="float">
            <text:p>4.87996123217402E-0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1196290578665" calcext:value-type="float">
            <text:p>-0.41196290578665</text:p>
          </table:table-cell>
          <table:table-cell table:style-name="ce25" table:formula="of:=TANH( [.G551]*[.Q43] + [.G552]*[.Q44] + [.G553]*[.Q45] + [.G554]*[.Q46] + [.G555]*[.Q47] + [.G556]*[.Q48] + [.G557]*[.Q49] + [.G558]*[.Q50] + [.G559]*[.Q51] + [.G560]*[.Q52] + [.G561]*[.Q53] + [.G562]*[.Q54] + [.G563]*[.Q55] + [.G564]*[.Q56] + [.G565]*[.Q57] + [.G566]*[.Q58] + [.G567]*[.Q59] + [.G568]*[.Q60] + [.G569]*[.Q61] + [.G570]*[.Q62] + [.G571]*[.Q63] )" office:value-type="float" office:value="0.965783581510541" calcext:value-type="float">
            <text:p>0.965783581510541</text:p>
          </table:table-cell>
          <table:table-cell table:style-name="ce28" table:formula="of:=TANH( [.H551]*[.S49] + [.H552]*[.S50] + [.H553]*[.S51] + [.H554]*[.S52] + [.H555]*[.S53] + [.H556]*[.S54] + [.H557]*[.S55] + [.H558]*[.S56] + [.H559]*[.S57] + [.H560]*[.S58] + [.H561]*[.S59] + [.H562]*[.S60] + [.H563]*[.S61] + [.H564]*[.S62] + [.H565]*[.S63] + [.H566]*[.S64] + [.H567]*[.S65] + [.H568]*[.S66] + [.H569]*[.S67] + [.H570]*[.S68] + [.H571]*[.S69] + [.H572]*[.S70] + [.H573]*[.S71] + [.H574]*[.S72] )" office:value-type="float" office:value="-0.254049096408778" calcext:value-type="float">
            <text:p>-0.254049096408778</text:p>
          </table:table-cell>
          <table:table-cell table:style-name="ce29" office:value-type="float" office:value="-0.262128076589938" calcext:value-type="float">
            <text:p>-0.262128076589938</text:p>
          </table:table-cell>
          <table:table-cell table:style-name="ce30" table:formula="of:= ([.J554]-[.I554]) * ([.J554]-[.I554])" office:value-type="float" office:value="0.0000652699207675786" calcext:value-type="float">
            <text:p>6.52699207675786E-0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31408438414586" calcext:value-type="float">
            <text:p>-0.431408438414586</text:p>
          </table:table-cell>
          <table:table-cell table:style-name="ce25" table:formula="of:=TANH( [.G551]*[.Q64] + [.G552]*[.Q65] + [.G553]*[.Q66] + [.G554]*[.Q67] + [.G555]*[.Q68] + [.G556]*[.Q69] + [.G557]*[.Q70] + [.G558]*[.Q71] + [.G559]*[.Q72] + [.G560]*[.Q73] + [.G561]*[.Q74] + [.G562]*[.Q75] + [.G563]*[.Q76] + [.G564]*[.Q77] + [.G565]*[.Q78] + [.G566]*[.Q79] + [.G567]*[.Q80] + [.G568]*[.Q81] + [.G569]*[.Q82] + [.G570]*[.Q83] + [.G571]*[.Q84] )" office:value-type="float" office:value="-0.10909621244713" calcext:value-type="float">
            <text:p>-0.1090962124471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36496014540574" calcext:value-type="float">
            <text:p>-0.436496014540574</text:p>
          </table:table-cell>
          <table:table-cell table:style-name="ce25" table:formula="of:=TANH( [.G551]*[.Q85] + [.G552]*[.Q86] + [.G553]*[.Q87] + [.G554]*[.Q88] + [.G555]*[.Q89] + [.G556]*[.Q90] + [.G557]*[.Q91] + [.G558]*[.Q92] + [.G559]*[.Q93] + [.G560]*[.Q94] + [.G561]*[.Q95] + [.G562]*[.Q96] + [.G563]*[.Q97] + [.G564]*[.Q98] + [.G565]*[.Q99] + [.G566]*[.Q100] + [.G567]*[.Q101] + [.G568]*[.Q102] + [.G569]*[.Q103] + [.G570]*[.Q104] + [.G571]*[.Q105] )" office:value-type="float" office:value="0.155789823879609" calcext:value-type="float">
            <text:p>0.15578982387960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33949196872798" calcext:value-type="float">
            <text:p>-0.433949196872798</text:p>
          </table:table-cell>
          <table:table-cell table:style-name="ce25" table:formula="of:=TANH( [.G551]*[.Q106] + [.G552]*[.Q107] + [.G553]*[.Q108] + [.G554]*[.Q109] + [.G555]*[.Q110] + [.G556]*[.Q111] + [.G557]*[.Q112] + [.G558]*[.Q113] + [.G559]*[.Q114] + [.G560]*[.Q115] + [.G561]*[.Q116] + [.G562]*[.Q117] + [.G563]*[.Q118] + [.G564]*[.Q119] + [.G565]*[.Q120] + [.G566]*[.Q121] + [.G567]*[.Q122] + [.G568]*[.Q123] + [.G569]*[.Q124] + [.G570]*[.Q125] + [.G571]*[.Q126] )" office:value-type="float" office:value="0.245069231183145" calcext:value-type="float">
            <text:p>0.24506923118314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2490498557306" calcext:value-type="float">
            <text:p>-0.42490498557306</text:p>
          </table:table-cell>
          <table:table-cell table:style-name="ce25" table:formula="of:=TANH( [.G551]*[.Q127] + [.G552]*[.Q128] + [.G553]*[.Q129] + [.G554]*[.Q130] + [.G555]*[.Q131] + [.G556]*[.Q132] + [.G557]*[.Q133] + [.G558]*[.Q134] + [.G559]*[.Q135] + [.G560]*[.Q136] + [.G561]*[.Q137] + [.G562]*[.Q138] + [.G563]*[.Q139] + [.G564]*[.Q140] + [.G565]*[.Q141] + [.G566]*[.Q142] + [.G567]*[.Q143] + [.G568]*[.Q144] + [.G569]*[.Q145] + [.G570]*[.Q146] + [.G571]*[.Q147] )" office:value-type="float" office:value="0.147319049652891" calcext:value-type="float">
            <text:p>0.14731904965289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9556031967013" calcext:value-type="float">
            <text:p>-0.419556031967013</text:p>
          </table:table-cell>
          <table:table-cell table:style-name="ce25" table:formula="of:=TANH( [.G551]*[.Q148] + [.G552]*[.Q149] + [.G553]*[.Q150] + [.G554]*[.Q151] + [.G555]*[.Q152] + [.G556]*[.Q153] + [.G557]*[.Q154] + [.G558]*[.Q155] + [.G559]*[.Q156] + [.G560]*[.Q157] + [.G561]*[.Q158] + [.G562]*[.Q159] + [.G563]*[.Q160] + [.G564]*[.Q161] + [.G565]*[.Q162] + [.G566]*[.Q163] + [.G567]*[.Q164] + [.G568]*[.Q165] + [.G569]*[.Q166] + [.G570]*[.Q167] + [.G571]*[.Q168] )" office:value-type="float" office:value="-0.222459509961263" calcext:value-type="float">
            <text:p>-0.22245950996126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5118339516626" calcext:value-type="float">
            <text:p>-0.415118339516626</text:p>
          </table:table-cell>
          <table:table-cell table:style-name="ce25" table:formula="of:=TANH( [.G551]*[.Q169] + [.G552]*[.Q170] + [.G553]*[.Q171] + [.G554]*[.Q172] + [.G555]*[.Q173] + [.G556]*[.Q174] + [.G557]*[.Q175] + [.G558]*[.Q176] + [.G559]*[.Q177] + [.G560]*[.Q178] + [.G561]*[.Q179] + [.G562]*[.Q180] + [.G563]*[.Q181] + [.G564]*[.Q182] + [.G565]*[.Q183] + [.G566]*[.Q184] + [.G567]*[.Q185] + [.G568]*[.Q186] + [.G569]*[.Q187] + [.G570]*[.Q188] + [.G571]*[.Q189] )" office:value-type="float" office:value="0.0264242256510775" calcext:value-type="float">
            <text:p>0.02642422565107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6432452094255" calcext:value-type="float">
            <text:p>-0.416432452094255</text:p>
          </table:table-cell>
          <table:table-cell table:style-name="ce25" table:formula="of:=TANH( [.G551]*[.Q190] + [.G552]*[.Q191] + [.G553]*[.Q192] + [.G554]*[.Q193] + [.G555]*[.Q194] + [.G556]*[.Q195] + [.G557]*[.Q196] + [.G558]*[.Q197] + [.G559]*[.Q198] + [.G560]*[.Q199] + [.G561]*[.Q200] + [.G562]*[.Q201] + [.G563]*[.Q202] + [.G564]*[.Q203] + [.G565]*[.Q204] + [.G566]*[.Q205] + [.G567]*[.Q206] + [.G568]*[.Q207] + [.G569]*[.Q208] + [.G570]*[.Q209] + [.G571]*[.Q210] )" office:value-type="float" office:value="-0.0154934136213684" calcext:value-type="float">
            <text:p>-0.01549341362136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4498245361861" calcext:value-type="float">
            <text:p>-0.414498245361861</text:p>
          </table:table-cell>
          <table:table-cell table:style-name="ce25" table:formula="of:=TANH( [.G551]*[.Q211] + [.G552]*[.Q212] + [.G553]*[.Q213] + [.G554]*[.Q214] + [.G555]*[.Q215] + [.G556]*[.Q216] + [.G557]*[.Q217] + [.G558]*[.Q218] + [.G559]*[.Q219] + [.G560]*[.Q220] + [.G561]*[.Q221] + [.G562]*[.Q222] + [.G563]*[.Q223] + [.G564]*[.Q224] + [.G565]*[.Q225] + [.G566]*[.Q226] + [.G567]*[.Q227] + [.G568]*[.Q228] + [.G569]*[.Q229] + [.G570]*[.Q230] + [.G571]*[.Q231] )" office:value-type="float" office:value="0.561255922242018" calcext:value-type="float">
            <text:p>0.56125592224201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3653874439224" calcext:value-type="float">
            <text:p>-0.413653874439224</text:p>
          </table:table-cell>
          <table:table-cell table:style-name="ce25" table:formula="of:=TANH( [.G551]*[.Q232] + [.G552]*[.Q233] + [.G553]*[.Q234] + [.G554]*[.Q235] + [.G555]*[.Q236] + [.G556]*[.Q237] + [.G557]*[.Q238] + [.G558]*[.Q239] + [.G559]*[.Q240] + [.G560]*[.Q241] + [.G561]*[.Q242] + [.G562]*[.Q243] + [.G563]*[.Q244] + [.G564]*[.Q245] + [.G565]*[.Q246] + [.G566]*[.Q247] + [.G567]*[.Q248] + [.G568]*[.Q249] + [.G569]*[.Q250] + [.G570]*[.Q251] + [.G571]*[.Q252] )" office:value-type="float" office:value="-0.975140747125801" calcext:value-type="float">
            <text:p>-0.97514074712580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2114538939548" calcext:value-type="float">
            <text:p>-0.412114538939548</text:p>
          </table:table-cell>
          <table:table-cell table:style-name="ce25" table:formula="of:=TANH( [.G551]*[.Q253] + [.G552]*[.Q254] + [.G553]*[.Q255] + [.G554]*[.Q256] + [.G555]*[.Q257] + [.G556]*[.Q258] + [.G557]*[.Q259] + [.G558]*[.Q260] + [.G559]*[.Q261] + [.G560]*[.Q262] + [.G561]*[.Q263] + [.G562]*[.Q264] + [.G563]*[.Q265] + [.G564]*[.Q266] + [.G565]*[.Q267] + [.G566]*[.Q268] + [.G567]*[.Q269] + [.G568]*[.Q270] + [.G569]*[.Q271] + [.G570]*[.Q272] + [.G571]*[.Q273] )" office:value-type="float" office:value="-0.709534055563934" calcext:value-type="float">
            <text:p>-0.70953405556393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0278249607131" calcext:value-type="float">
            <text:p>-0.40278249607131</text:p>
          </table:table-cell>
          <table:table-cell table:style-name="ce25" table:formula="of:=TANH( [.G551]*[.Q274] + [.G552]*[.Q275] + [.G553]*[.Q276] + [.G554]*[.Q277] + [.G555]*[.Q278] + [.G556]*[.Q279] + [.G557]*[.Q280] + [.G558]*[.Q281] + [.G559]*[.Q282] + [.G560]*[.Q283] + [.G561]*[.Q284] + [.G562]*[.Q285] + [.G563]*[.Q286] + [.G564]*[.Q287] + [.G565]*[.Q288] + [.G566]*[.Q289] + [.G567]*[.Q290] + [.G568]*[.Q291] + [.G569]*[.Q292] + [.G570]*[.Q293] + [.G571]*[.Q294] )" office:value-type="float" office:value="0.377174237325072" calcext:value-type="float">
            <text:p>0.37717423732507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88721593751789" calcext:value-type="float">
            <text:p>-0.388721593751789</text:p>
          </table:table-cell>
          <table:table-cell table:style-name="ce25" table:formula="of:=TANH( [.G551]*[.Q295] + [.G552]*[.Q296] + [.G553]*[.Q297] + [.G554]*[.Q298] + [.G555]*[.Q299] + [.G556]*[.Q300] + [.G557]*[.Q301] + [.G558]*[.Q302] + [.G559]*[.Q303] + [.G560]*[.Q304] + [.G561]*[.Q305] + [.G562]*[.Q306] + [.G563]*[.Q307] + [.G564]*[.Q308] + [.G565]*[.Q309] + [.G566]*[.Q310] + [.G567]*[.Q311] + [.G568]*[.Q312] + [.G569]*[.Q313] + [.G570]*[.Q314] + [.G571]*[.Q315] )" office:value-type="float" office:value="-0.937801682036464" calcext:value-type="float">
            <text:p>-0.93780168203646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66517238021139" calcext:value-type="float">
            <text:p>-0.366517238021139</text:p>
          </table:table-cell>
          <table:table-cell table:style-name="ce25" table:formula="of:=TANH( [.G551]*[.Q316] + [.G552]*[.Q317] + [.G553]*[.Q318] + [.G554]*[.Q319] + [.G555]*[.Q320] + [.G556]*[.Q321] + [.G557]*[.Q322] + [.G558]*[.Q323] + [.G559]*[.Q324] + [.G560]*[.Q325] + [.G561]*[.Q326] + [.G562]*[.Q327] + [.G563]*[.Q328] + [.G564]*[.Q329] + [.G565]*[.Q330] + [.G566]*[.Q331] + [.G567]*[.Q332] + [.G568]*[.Q333] + [.G569]*[.Q334] + [.G570]*[.Q335] + [.G571]*[.Q336] )" office:value-type="float" office:value="0.0160623372781262" calcext:value-type="float">
            <text:p>0.01606233727812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53067197685344" calcext:value-type="float">
            <text:p>-0.353067197685344</text:p>
          </table:table-cell>
          <table:table-cell table:style-name="ce25" table:formula="of:=TANH( [.G551]*[.Q337] + [.G552]*[.Q338] + [.G553]*[.Q339] + [.G554]*[.Q340] + [.G555]*[.Q341] + [.G556]*[.Q342] + [.G557]*[.Q343] + [.G558]*[.Q344] + [.G559]*[.Q345] + [.G560]*[.Q346] + [.G561]*[.Q347] + [.G562]*[.Q348] + [.G563]*[.Q349] + [.G564]*[.Q350] + [.G565]*[.Q351] + [.G566]*[.Q352] + [.G567]*[.Q353] + [.G568]*[.Q354] + [.G569]*[.Q355] + [.G570]*[.Q356] + [.G571]*[.Q357] )" office:value-type="float" office:value="0.366274509108232" calcext:value-type="float">
            <text:p>0.36627450910823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2233120728986" calcext:value-type="float">
            <text:p>-0.32233120728986</text:p>
          </table:table-cell>
          <table:table-cell table:style-name="ce25" table:formula="of:=TANH( [.G551]*[.Q358] + [.G552]*[.Q359] + [.G553]*[.Q360] + [.G554]*[.Q361] + [.G555]*[.Q362] + [.G556]*[.Q363] + [.G557]*[.Q364] + [.G558]*[.Q365] + [.G559]*[.Q366] + [.G560]*[.Q367] + [.G561]*[.Q368] + [.G562]*[.Q369] + [.G563]*[.Q370] + [.G564]*[.Q371] + [.G565]*[.Q372] + [.G566]*[.Q373] + [.G567]*[.Q374] + [.G568]*[.Q375] + [.G569]*[.Q376] + [.G570]*[.Q377] + [.G571]*[.Q378] )" office:value-type="float" office:value="0.0693666355141996" calcext:value-type="float">
            <text:p>0.069366635514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7336634296407" calcext:value-type="float">
            <text:p>-0.287336634296407</text:p>
          </table:table-cell>
          <table:table-cell table:style-name="ce25" table:formula="of:=TANH( [.G551]*[.Q379] + [.G552]*[.Q380] + [.G553]*[.Q381] + [.G554]*[.Q382] + [.G555]*[.Q383] + [.G556]*[.Q384] + [.G557]*[.Q385] + [.G558]*[.Q386] + [.G559]*[.Q387] + [.G560]*[.Q388] + [.G561]*[.Q389] + [.G562]*[.Q390] + [.G563]*[.Q391] + [.G564]*[.Q392] + [.G565]*[.Q393] + [.G566]*[.Q394] + [.G567]*[.Q395] + [.G568]*[.Q396] + [.G569]*[.Q397] + [.G570]*[.Q398] + [.G571]*[.Q399] )" office:value-type="float" office:value="-0.464098844759118" calcext:value-type="float">
            <text:p>-0.46409884475911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30549836950876" calcext:value-type="float">
            <text:p>-0.330549836950876</text:p>
          </table:table-cell>
          <table:table-cell table:style-name="ce25" table:formula="of:=TANH( [.G551]*[.Q400] + [.G552]*[.Q401] + [.G553]*[.Q402] + [.G554]*[.Q403] + [.G555]*[.Q404] + [.G556]*[.Q405] + [.G557]*[.Q406] + [.G558]*[.Q407] + [.G559]*[.Q408] + [.G560]*[.Q409] + [.G561]*[.Q410] + [.G562]*[.Q411] + [.G563]*[.Q412] + [.G564]*[.Q413] + [.G565]*[.Q414] + [.G566]*[.Q415] + [.G567]*[.Q416] + [.G568]*[.Q417] + [.G569]*[.Q418] + [.G570]*[.Q419] + [.G571]*[.Q420] )" office:value-type="float" office:value="0.0365380459753525" calcext:value-type="float">
            <text:p>0.036538045975353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551]*[.Q421] + [.G552]*[.Q422] + [.G553]*[.Q423] + [.G554]*[.Q424] + [.G555]*[.Q425] + [.G556]*[.Q426] + [.G557]*[.Q427] + [.G558]*[.Q428] + [.G559]*[.Q429] + [.G560]*[.Q430] + [.G561]*[.Q431] + [.G562]*[.Q432] + [.G563]*[.Q433] + [.G564]*[.Q434] + [.G565]*[.Q435] + [.G566]*[.Q436] + [.G567]*[.Q437] + [.G568]*[.Q438] + [.G569]*[.Q439] + [.G570]*[.Q440] + [.G571]*[.Q441] )" office:value-type="float" office:value="0.630185218734709" calcext:value-type="float">
            <text:p>0.63018521873470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551]*[.Q442] + [.G552]*[.Q443] + [.G553]*[.Q444] + [.G554]*[.Q445] + [.G555]*[.Q446] + [.G556]*[.Q447] + [.G557]*[.Q448] + [.G558]*[.Q449] + [.G559]*[.Q450] + [.G560]*[.Q451] + [.G561]*[.Q452] + [.G562]*[.Q453] + [.G563]*[.Q454] + [.G564]*[.Q455] + [.G565]*[.Q456] + [.G566]*[.Q457] + [.G567]*[.Q458] + [.G568]*[.Q459] + [.G569]*[.Q460] + [.G570]*[.Q461] + [.G571]*[.Q462] )" office:value-type="float" office:value="0.0293285122300228" calcext:value-type="float">
            <text:p>0.029328512230023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551]*[.Q463] + [.G552]*[.Q464] + [.G553]*[.Q465] + [.G554]*[.Q466] + [.G555]*[.Q467] + [.G556]*[.Q468] + [.G557]*[.Q469] + [.G558]*[.Q470] + [.G559]*[.Q471] + [.G560]*[.Q472] + [.G561]*[.Q473] + [.G562]*[.Q474] + [.G563]*[.Q475] + [.G564]*[.Q476] + [.G565]*[.Q477] + [.G566]*[.Q478] + [.G567]*[.Q479] + [.G568]*[.Q480] + [.G569]*[.Q481] + [.G570]*[.Q482] + [.G571]*[.Q483] )" office:value-type="float" office:value="-0.487848900380493" calcext:value-type="float">
            <text:p>-0.487848900380493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42381802645428" calcext:value-type="float">
            <text:p>-0.42381802645428</text:p>
          </table:table-cell>
          <table:table-cell table:style-name="ce25" table:formula="of:=TANH( [.G576]*[.Q1] + [.G577]*[.Q2] + [.G578]*[.Q3] + [.G579]*[.Q4] + [.G580]*[.Q5] + [.G581]*[.Q6] + [.G582]*[.Q7] + [.G583]*[.Q8] + [.G584]*[.Q9] + [.G585]*[.Q10] + [.G586]*[.Q11] + [.G587]*[.Q12] + [.G588]*[.Q13] + [.G589]*[.Q14] + [.G590]*[.Q15] + [.G591]*[.Q16] + [.G592]*[.Q17] + [.G593]*[.Q18] + [.G594]*[.Q19] + [.G595]*[.Q20] + [.G596]*[.Q21] )" office:value-type="float" office:value="0.00872220149803879" calcext:value-type="float">
            <text:p>0.008722201498039</text:p>
          </table:table-cell>
          <table:table-cell table:style-name="ce28" table:formula="of:=TANH( [.H576]*[.S1] + [.H577]*[.S2] + [.H578]*[.S3] + [.H579]*[.S4] + [.H580]*[.S5] + [.H581]*[.S6] + [.H582]*[.S7] + [.H583]*[.S8] + [.H584]*[.S9] + [.H585]*[.S10] + [.H586]*[.S11] + [.H587]*[.S12] + [.H588]*[.S13] + [.H589]*[.S14] + [.H590]*[.S15] + [.H591]*[.S16] + [.H592]*[.S17] + [.H593]*[.S18] + [.H594]*[.S19] + [.H595]*[.S20] + [.H596]*[.S21] + [.H597]*[.S22] + [.H598]*[.S23] + [.H599]*[.S24] )" office:value-type="float" office:value="-0.287895218013132" calcext:value-type="float">
            <text:p>-0.287895218013132</text:p>
          </table:table-cell>
          <table:table-cell table:style-name="ce29" office:value-type="float" office:value="-0.280614400026913" calcext:value-type="float">
            <text:p>-0.280614400026913</text:p>
          </table:table-cell>
          <table:table-cell table:style-name="ce30" table:formula="of:= ([.J577]-[.I577]) * ([.J577]-[.I577])" office:value-type="float" office:value="0.0000530103105484491" calcext:value-type="float">
            <text:p>5.30103105484491E-0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1196290578665" calcext:value-type="float">
            <text:p>-0.41196290578665</text:p>
          </table:table-cell>
          <table:table-cell table:style-name="ce25" table:formula="of:=TANH( [.G576]*[.Q22] + [.G577]*[.Q23] + [.G578]*[.Q24] + [.G579]*[.Q25] + [.G580]*[.Q26] + [.G581]*[.Q27] + [.G582]*[.Q28] + [.G583]*[.Q29] + [.G584]*[.Q30] + [.G585]*[.Q31] + [.G586]*[.Q32] + [.G587]*[.Q33] + [.G588]*[.Q34] + [.G589]*[.Q35] + [.G590]*[.Q36] + [.G591]*[.Q37] + [.G592]*[.Q38] + [.G593]*[.Q39] + [.G594]*[.Q40] + [.G595]*[.Q41] + [.G596]*[.Q42] )" office:value-type="float" office:value="0.0140638404403241" calcext:value-type="float">
            <text:p>0.014063840440324</text:p>
          </table:table-cell>
          <table:table-cell table:style-name="ce28" table:formula="of:=TANH( [.H576]*[.S25] + [.H577]*[.S26] + [.H578]*[.S27] + [.H579]*[.S28] + [.H580]*[.S29] + [.H581]*[.S30] + [.H582]*[.S31] + [.H583]*[.S32] + [.H584]*[.S33] + [.H585]*[.S34] + [.H586]*[.S35] + [.H587]*[.S36] + [.H588]*[.S37] + [.H589]*[.S38] + [.H590]*[.S39] + [.H591]*[.S40] + [.H592]*[.S41] + [.H593]*[.S42] + [.H594]*[.S43] + [.H595]*[.S44] + [.H596]*[.S45] + [.H597]*[.S46] + [.H598]*[.S47] + [.H599]*[.S48] )" office:value-type="float" office:value="-0.230769607991913" calcext:value-type="float">
            <text:p>-0.230769607991913</text:p>
          </table:table-cell>
          <table:table-cell table:style-name="ce29" office:value-type="float" office:value="-0.262128076589938" calcext:value-type="float">
            <text:p>-0.262128076589938</text:p>
          </table:table-cell>
          <table:table-cell table:style-name="ce30" table:formula="of:= ([.J578]-[.I578]) * ([.J578]-[.I578])" office:value-type="float" office:value="0.000983353552813347" calcext:value-type="float">
            <text:p>0.000983353552813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31408438414586" calcext:value-type="float">
            <text:p>-0.431408438414586</text:p>
          </table:table-cell>
          <table:table-cell table:style-name="ce25" table:formula="of:=TANH( [.G576]*[.Q43] + [.G577]*[.Q44] + [.G578]*[.Q45] + [.G579]*[.Q46] + [.G580]*[.Q47] + [.G581]*[.Q48] + [.G582]*[.Q49] + [.G583]*[.Q50] + [.G584]*[.Q51] + [.G585]*[.Q52] + [.G586]*[.Q53] + [.G587]*[.Q54] + [.G588]*[.Q55] + [.G589]*[.Q56] + [.G590]*[.Q57] + [.G591]*[.Q58] + [.G592]*[.Q59] + [.G593]*[.Q60] + [.G594]*[.Q61] + [.G595]*[.Q62] + [.G596]*[.Q63] )" office:value-type="float" office:value="0.964127325099052" calcext:value-type="float">
            <text:p>0.964127325099052</text:p>
          </table:table-cell>
          <table:table-cell table:style-name="ce28" table:formula="of:=TANH( [.H576]*[.S49] + [.H577]*[.S50] + [.H578]*[.S51] + [.H579]*[.S52] + [.H580]*[.S53] + [.H581]*[.S54] + [.H582]*[.S55] + [.H583]*[.S56] + [.H584]*[.S57] + [.H585]*[.S58] + [.H586]*[.S59] + [.H587]*[.S60] + [.H588]*[.S61] + [.H589]*[.S62] + [.H590]*[.S63] + [.H591]*[.S64] + [.H592]*[.S65] + [.H593]*[.S66] + [.H594]*[.S67] + [.H595]*[.S68] + [.H596]*[.S69] + [.H597]*[.S70] + [.H598]*[.S71] + [.H599]*[.S72] )" office:value-type="float" office:value="-0.233931276505326" calcext:value-type="float">
            <text:p>-0.233931276505326</text:p>
          </table:table-cell>
          <table:table-cell table:style-name="ce29" office:value-type="float" office:value="-0.218668061495434" calcext:value-type="float">
            <text:p>-0.218668061495434</text:p>
          </table:table-cell>
          <table:table-cell table:style-name="ce30" table:formula="of:= ([.J579]-[.I579]) * ([.J579]-[.I579])" office:value-type="float" office:value="0.000232965732438185" calcext:value-type="float">
            <text:p>0.000232965732438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36496014540574" calcext:value-type="float">
            <text:p>-0.436496014540574</text:p>
          </table:table-cell>
          <table:table-cell table:style-name="ce25" table:formula="of:=TANH( [.G576]*[.Q64] + [.G577]*[.Q65] + [.G578]*[.Q66] + [.G579]*[.Q67] + [.G580]*[.Q68] + [.G581]*[.Q69] + [.G582]*[.Q70] + [.G583]*[.Q71] + [.G584]*[.Q72] + [.G585]*[.Q73] + [.G586]*[.Q74] + [.G587]*[.Q75] + [.G588]*[.Q76] + [.G589]*[.Q77] + [.G590]*[.Q78] + [.G591]*[.Q79] + [.G592]*[.Q80] + [.G593]*[.Q81] + [.G594]*[.Q82] + [.G595]*[.Q83] + [.G596]*[.Q84] )" office:value-type="float" office:value="-0.109753298125913" calcext:value-type="float">
            <text:p>-0.10975329812591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33949196872798" calcext:value-type="float">
            <text:p>-0.433949196872798</text:p>
          </table:table-cell>
          <table:table-cell table:style-name="ce25" table:formula="of:=TANH( [.G576]*[.Q85] + [.G577]*[.Q86] + [.G578]*[.Q87] + [.G579]*[.Q88] + [.G580]*[.Q89] + [.G581]*[.Q90] + [.G582]*[.Q91] + [.G583]*[.Q92] + [.G584]*[.Q93] + [.G585]*[.Q94] + [.G586]*[.Q95] + [.G587]*[.Q96] + [.G588]*[.Q97] + [.G589]*[.Q98] + [.G590]*[.Q99] + [.G591]*[.Q100] + [.G592]*[.Q101] + [.G593]*[.Q102] + [.G594]*[.Q103] + [.G595]*[.Q104] + [.G596]*[.Q105] )" office:value-type="float" office:value="0.143286796637397" calcext:value-type="float">
            <text:p>0.14328679663739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2490498557306" calcext:value-type="float">
            <text:p>-0.42490498557306</text:p>
          </table:table-cell>
          <table:table-cell table:style-name="ce25" table:formula="of:=TANH( [.G576]*[.Q106] + [.G577]*[.Q107] + [.G578]*[.Q108] + [.G579]*[.Q109] + [.G580]*[.Q110] + [.G581]*[.Q111] + [.G582]*[.Q112] + [.G583]*[.Q113] + [.G584]*[.Q114] + [.G585]*[.Q115] + [.G586]*[.Q116] + [.G587]*[.Q117] + [.G588]*[.Q118] + [.G589]*[.Q119] + [.G590]*[.Q120] + [.G591]*[.Q121] + [.G592]*[.Q122] + [.G593]*[.Q123] + [.G594]*[.Q124] + [.G595]*[.Q125] + [.G596]*[.Q126] )" office:value-type="float" office:value="0.253309296973431" calcext:value-type="float">
            <text:p>0.25330929697343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9556031967013" calcext:value-type="float">
            <text:p>-0.419556031967013</text:p>
          </table:table-cell>
          <table:table-cell table:style-name="ce25" table:formula="of:=TANH( [.G576]*[.Q127] + [.G577]*[.Q128] + [.G578]*[.Q129] + [.G579]*[.Q130] + [.G580]*[.Q131] + [.G581]*[.Q132] + [.G582]*[.Q133] + [.G583]*[.Q134] + [.G584]*[.Q135] + [.G585]*[.Q136] + [.G586]*[.Q137] + [.G587]*[.Q138] + [.G588]*[.Q139] + [.G589]*[.Q140] + [.G590]*[.Q141] + [.G591]*[.Q142] + [.G592]*[.Q143] + [.G593]*[.Q144] + [.G594]*[.Q145] + [.G595]*[.Q146] + [.G596]*[.Q147] )" office:value-type="float" office:value="0.160303535323065" calcext:value-type="float">
            <text:p>0.16030353532306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5118339516626" calcext:value-type="float">
            <text:p>-0.415118339516626</text:p>
          </table:table-cell>
          <table:table-cell table:style-name="ce25" table:formula="of:=TANH( [.G576]*[.Q148] + [.G577]*[.Q149] + [.G578]*[.Q150] + [.G579]*[.Q151] + [.G580]*[.Q152] + [.G581]*[.Q153] + [.G582]*[.Q154] + [.G583]*[.Q155] + [.G584]*[.Q156] + [.G585]*[.Q157] + [.G586]*[.Q158] + [.G587]*[.Q159] + [.G588]*[.Q160] + [.G589]*[.Q161] + [.G590]*[.Q162] + [.G591]*[.Q163] + [.G592]*[.Q164] + [.G593]*[.Q165] + [.G594]*[.Q166] + [.G595]*[.Q167] + [.G596]*[.Q168] )" office:value-type="float" office:value="-0.219968137693548" calcext:value-type="float">
            <text:p>-0.21996813769354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6432452094255" calcext:value-type="float">
            <text:p>-0.416432452094255</text:p>
          </table:table-cell>
          <table:table-cell table:style-name="ce25" table:formula="of:=TANH( [.G576]*[.Q169] + [.G577]*[.Q170] + [.G578]*[.Q171] + [.G579]*[.Q172] + [.G580]*[.Q173] + [.G581]*[.Q174] + [.G582]*[.Q175] + [.G583]*[.Q176] + [.G584]*[.Q177] + [.G585]*[.Q178] + [.G586]*[.Q179] + [.G587]*[.Q180] + [.G588]*[.Q181] + [.G589]*[.Q182] + [.G590]*[.Q183] + [.G591]*[.Q184] + [.G592]*[.Q185] + [.G593]*[.Q186] + [.G594]*[.Q187] + [.G595]*[.Q188] + [.G596]*[.Q189] )" office:value-type="float" office:value="0.0239467660116793" calcext:value-type="float">
            <text:p>0.02394676601167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4498245361861" calcext:value-type="float">
            <text:p>-0.414498245361861</text:p>
          </table:table-cell>
          <table:table-cell table:style-name="ce25" table:formula="of:=TANH( [.G576]*[.Q190] + [.G577]*[.Q191] + [.G578]*[.Q192] + [.G579]*[.Q193] + [.G580]*[.Q194] + [.G581]*[.Q195] + [.G582]*[.Q196] + [.G583]*[.Q197] + [.G584]*[.Q198] + [.G585]*[.Q199] + [.G586]*[.Q200] + [.G587]*[.Q201] + [.G588]*[.Q202] + [.G589]*[.Q203] + [.G590]*[.Q204] + [.G591]*[.Q205] + [.G592]*[.Q206] + [.G593]*[.Q207] + [.G594]*[.Q208] + [.G595]*[.Q209] + [.G596]*[.Q210] )" office:value-type="float" office:value="-0.0155196051376318" calcext:value-type="float">
            <text:p>-0.01551960513763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3653874439224" calcext:value-type="float">
            <text:p>-0.413653874439224</text:p>
          </table:table-cell>
          <table:table-cell table:style-name="ce25" table:formula="of:=TANH( [.G576]*[.Q211] + [.G577]*[.Q212] + [.G578]*[.Q213] + [.G579]*[.Q214] + [.G580]*[.Q215] + [.G581]*[.Q216] + [.G582]*[.Q217] + [.G583]*[.Q218] + [.G584]*[.Q219] + [.G585]*[.Q220] + [.G586]*[.Q221] + [.G587]*[.Q222] + [.G588]*[.Q223] + [.G589]*[.Q224] + [.G590]*[.Q225] + [.G591]*[.Q226] + [.G592]*[.Q227] + [.G593]*[.Q228] + [.G594]*[.Q229] + [.G595]*[.Q230] + [.G596]*[.Q231] )" office:value-type="float" office:value="0.524961120399223" calcext:value-type="float">
            <text:p>0.52496112039922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2114538939548" calcext:value-type="float">
            <text:p>-0.412114538939548</text:p>
          </table:table-cell>
          <table:table-cell table:style-name="ce25" table:formula="of:=TANH( [.G576]*[.Q232] + [.G577]*[.Q233] + [.G578]*[.Q234] + [.G579]*[.Q235] + [.G580]*[.Q236] + [.G581]*[.Q237] + [.G582]*[.Q238] + [.G583]*[.Q239] + [.G584]*[.Q240] + [.G585]*[.Q241] + [.G586]*[.Q242] + [.G587]*[.Q243] + [.G588]*[.Q244] + [.G589]*[.Q245] + [.G590]*[.Q246] + [.G591]*[.Q247] + [.G592]*[.Q248] + [.G593]*[.Q249] + [.G594]*[.Q250] + [.G595]*[.Q251] + [.G596]*[.Q252] )" office:value-type="float" office:value="-0.97092565541071" calcext:value-type="float">
            <text:p>-0.9709256554107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0278249607131" calcext:value-type="float">
            <text:p>-0.40278249607131</text:p>
          </table:table-cell>
          <table:table-cell table:style-name="ce25" table:formula="of:=TANH( [.G576]*[.Q253] + [.G577]*[.Q254] + [.G578]*[.Q255] + [.G579]*[.Q256] + [.G580]*[.Q257] + [.G581]*[.Q258] + [.G582]*[.Q259] + [.G583]*[.Q260] + [.G584]*[.Q261] + [.G585]*[.Q262] + [.G586]*[.Q263] + [.G587]*[.Q264] + [.G588]*[.Q265] + [.G589]*[.Q266] + [.G590]*[.Q267] + [.G591]*[.Q268] + [.G592]*[.Q269] + [.G593]*[.Q270] + [.G594]*[.Q271] + [.G595]*[.Q272] + [.G596]*[.Q273] )" office:value-type="float" office:value="-0.70531640519306" calcext:value-type="float">
            <text:p>-0.7053164051930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88721593751789" calcext:value-type="float">
            <text:p>-0.388721593751789</text:p>
          </table:table-cell>
          <table:table-cell table:style-name="ce25" table:formula="of:=TANH( [.G576]*[.Q274] + [.G577]*[.Q275] + [.G578]*[.Q276] + [.G579]*[.Q277] + [.G580]*[.Q278] + [.G581]*[.Q279] + [.G582]*[.Q280] + [.G583]*[.Q281] + [.G584]*[.Q282] + [.G585]*[.Q283] + [.G586]*[.Q284] + [.G587]*[.Q285] + [.G588]*[.Q286] + [.G589]*[.Q287] + [.G590]*[.Q288] + [.G591]*[.Q289] + [.G592]*[.Q290] + [.G593]*[.Q291] + [.G594]*[.Q292] + [.G595]*[.Q293] + [.G596]*[.Q294] )" office:value-type="float" office:value="0.394057177413971" calcext:value-type="float">
            <text:p>0.39405717741397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66517238021139" calcext:value-type="float">
            <text:p>-0.366517238021139</text:p>
          </table:table-cell>
          <table:table-cell table:style-name="ce25" table:formula="of:=TANH( [.G576]*[.Q295] + [.G577]*[.Q296] + [.G578]*[.Q297] + [.G579]*[.Q298] + [.G580]*[.Q299] + [.G581]*[.Q300] + [.G582]*[.Q301] + [.G583]*[.Q302] + [.G584]*[.Q303] + [.G585]*[.Q304] + [.G586]*[.Q305] + [.G587]*[.Q306] + [.G588]*[.Q307] + [.G589]*[.Q308] + [.G590]*[.Q309] + [.G591]*[.Q310] + [.G592]*[.Q311] + [.G593]*[.Q312] + [.G594]*[.Q313] + [.G595]*[.Q314] + [.G596]*[.Q315] )" office:value-type="float" office:value="-0.934637487566758" calcext:value-type="float">
            <text:p>-0.93463748756675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53067197685344" calcext:value-type="float">
            <text:p>-0.353067197685344</text:p>
          </table:table-cell>
          <table:table-cell table:style-name="ce25" table:formula="of:=TANH( [.G576]*[.Q316] + [.G577]*[.Q317] + [.G578]*[.Q318] + [.G579]*[.Q319] + [.G580]*[.Q320] + [.G581]*[.Q321] + [.G582]*[.Q322] + [.G583]*[.Q323] + [.G584]*[.Q324] + [.G585]*[.Q325] + [.G586]*[.Q326] + [.G587]*[.Q327] + [.G588]*[.Q328] + [.G589]*[.Q329] + [.G590]*[.Q330] + [.G591]*[.Q331] + [.G592]*[.Q332] + [.G593]*[.Q333] + [.G594]*[.Q334] + [.G595]*[.Q335] + [.G596]*[.Q336] )" office:value-type="float" office:value="0.016106030099793" calcext:value-type="float">
            <text:p>0.01610603009979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2233120728986" calcext:value-type="float">
            <text:p>-0.32233120728986</text:p>
          </table:table-cell>
          <table:table-cell table:style-name="ce25" table:formula="of:=TANH( [.G576]*[.Q337] + [.G577]*[.Q338] + [.G578]*[.Q339] + [.G579]*[.Q340] + [.G580]*[.Q341] + [.G581]*[.Q342] + [.G582]*[.Q343] + [.G583]*[.Q344] + [.G584]*[.Q345] + [.G585]*[.Q346] + [.G586]*[.Q347] + [.G587]*[.Q348] + [.G588]*[.Q349] + [.G589]*[.Q350] + [.G590]*[.Q351] + [.G591]*[.Q352] + [.G592]*[.Q353] + [.G593]*[.Q354] + [.G594]*[.Q355] + [.G595]*[.Q356] + [.G596]*[.Q357] )" office:value-type="float" office:value="0.366997705718063" calcext:value-type="float">
            <text:p>0.36699770571806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7336634296407" calcext:value-type="float">
            <text:p>-0.287336634296407</text:p>
          </table:table-cell>
          <table:table-cell table:style-name="ce25" table:formula="of:=TANH( [.G576]*[.Q358] + [.G577]*[.Q359] + [.G578]*[.Q360] + [.G579]*[.Q361] + [.G580]*[.Q362] + [.G581]*[.Q363] + [.G582]*[.Q364] + [.G583]*[.Q365] + [.G584]*[.Q366] + [.G585]*[.Q367] + [.G586]*[.Q368] + [.G587]*[.Q369] + [.G588]*[.Q370] + [.G589]*[.Q371] + [.G590]*[.Q372] + [.G591]*[.Q373] + [.G592]*[.Q374] + [.G593]*[.Q375] + [.G594]*[.Q376] + [.G595]*[.Q377] + [.G596]*[.Q378] )" office:value-type="float" office:value="0.102504110418756" calcext:value-type="float">
            <text:p>0.10250411041875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30549836950876" calcext:value-type="float">
            <text:p>-0.330549836950876</text:p>
          </table:table-cell>
          <table:table-cell table:style-name="ce25" table:formula="of:=TANH( [.G576]*[.Q379] + [.G577]*[.Q380] + [.G578]*[.Q381] + [.G579]*[.Q382] + [.G580]*[.Q383] + [.G581]*[.Q384] + [.G582]*[.Q385] + [.G583]*[.Q386] + [.G584]*[.Q387] + [.G585]*[.Q388] + [.G586]*[.Q389] + [.G587]*[.Q390] + [.G588]*[.Q391] + [.G589]*[.Q392] + [.G590]*[.Q393] + [.G591]*[.Q394] + [.G592]*[.Q395] + [.G593]*[.Q396] + [.G594]*[.Q397] + [.G595]*[.Q398] + [.G596]*[.Q399] )" office:value-type="float" office:value="-0.458863761328767" calcext:value-type="float">
            <text:p>-0.45886376132876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12303167676392" calcext:value-type="float">
            <text:p>-0.312303167676392</text:p>
          </table:table-cell>
          <table:table-cell table:style-name="ce25" table:formula="of:=TANH( [.G576]*[.Q400] + [.G577]*[.Q401] + [.G578]*[.Q402] + [.G579]*[.Q403] + [.G580]*[.Q404] + [.G581]*[.Q405] + [.G582]*[.Q406] + [.G583]*[.Q407] + [.G584]*[.Q408] + [.G585]*[.Q409] + [.G586]*[.Q410] + [.G587]*[.Q411] + [.G588]*[.Q412] + [.G589]*[.Q413] + [.G590]*[.Q414] + [.G591]*[.Q415] + [.G592]*[.Q416] + [.G593]*[.Q417] + [.G594]*[.Q418] + [.G595]*[.Q419] + [.G596]*[.Q420] )" office:value-type="float" office:value="0.0365531143868742" calcext:value-type="float">
            <text:p>0.036553114386874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576]*[.Q421] + [.G577]*[.Q422] + [.G578]*[.Q423] + [.G579]*[.Q424] + [.G580]*[.Q425] + [.G581]*[.Q426] + [.G582]*[.Q427] + [.G583]*[.Q428] + [.G584]*[.Q429] + [.G585]*[.Q430] + [.G586]*[.Q431] + [.G587]*[.Q432] + [.G588]*[.Q433] + [.G589]*[.Q434] + [.G590]*[.Q435] + [.G591]*[.Q436] + [.G592]*[.Q437] + [.G593]*[.Q438] + [.G594]*[.Q439] + [.G595]*[.Q440] + [.G596]*[.Q441] )" office:value-type="float" office:value="0.623035892385539" calcext:value-type="float">
            <text:p>0.62303589238553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576]*[.Q442] + [.G577]*[.Q443] + [.G578]*[.Q444] + [.G579]*[.Q445] + [.G580]*[.Q446] + [.G581]*[.Q447] + [.G582]*[.Q448] + [.G583]*[.Q449] + [.G584]*[.Q450] + [.G585]*[.Q451] + [.G586]*[.Q452] + [.G587]*[.Q453] + [.G588]*[.Q454] + [.G589]*[.Q455] + [.G590]*[.Q456] + [.G591]*[.Q457] + [.G592]*[.Q458] + [.G593]*[.Q459] + [.G594]*[.Q460] + [.G595]*[.Q461] + [.G596]*[.Q462] )" office:value-type="float" office:value="0.0498693244337221" calcext:value-type="float">
            <text:p>0.049869324433722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576]*[.Q463] + [.G577]*[.Q464] + [.G578]*[.Q465] + [.G579]*[.Q466] + [.G580]*[.Q467] + [.G581]*[.Q468] + [.G582]*[.Q469] + [.G583]*[.Q470] + [.G584]*[.Q471] + [.G585]*[.Q472] + [.G586]*[.Q473] + [.G587]*[.Q474] + [.G588]*[.Q475] + [.G589]*[.Q476] + [.G590]*[.Q477] + [.G591]*[.Q478] + [.G592]*[.Q479] + [.G593]*[.Q480] + [.G594]*[.Q481] + [.G595]*[.Q482] + [.G596]*[.Q483] )" office:value-type="float" office:value="-0.491408671646222" calcext:value-type="float">
            <text:p>-0.491408671646222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41196290578665" calcext:value-type="float">
            <text:p>-0.41196290578665</text:p>
          </table:table-cell>
          <table:table-cell table:style-name="ce25" table:formula="of:=TANH( [.G601]*[.Q1] + [.G602]*[.Q2] + [.G603]*[.Q3] + [.G604]*[.Q4] + [.G605]*[.Q5] + [.G606]*[.Q6] + [.G607]*[.Q7] + [.G608]*[.Q8] + [.G609]*[.Q9] + [.G610]*[.Q10] + [.G611]*[.Q11] + [.G612]*[.Q12] + [.G613]*[.Q13] + [.G614]*[.Q14] + [.G615]*[.Q15] + [.G616]*[.Q16] + [.G617]*[.Q17] + [.G618]*[.Q18] + [.G619]*[.Q19] + [.G620]*[.Q20] + [.G621]*[.Q21] )" office:value-type="float" office:value="0.00864632443242978" calcext:value-type="float">
            <text:p>0.00864632443243</text:p>
          </table:table-cell>
          <table:table-cell table:style-name="ce28" table:formula="of:=TANH( [.H601]*[.S1] + [.H602]*[.S2] + [.H603]*[.S3] + [.H604]*[.S4] + [.H605]*[.S5] + [.H606]*[.S6] + [.H607]*[.S7] + [.H608]*[.S8] + [.H609]*[.S9] + [.H610]*[.S10] + [.H611]*[.S11] + [.H612]*[.S12] + [.H613]*[.S13] + [.H614]*[.S14] + [.H615]*[.S15] + [.H616]*[.S16] + [.H617]*[.S17] + [.H618]*[.S18] + [.H619]*[.S19] + [.H620]*[.S20] + [.H621]*[.S21] + [.H622]*[.S22] + [.H623]*[.S23] + [.H624]*[.S24] )" office:value-type="float" office:value="-0.25951090739483" calcext:value-type="float">
            <text:p>-0.25951090739483</text:p>
          </table:table-cell>
          <table:table-cell table:style-name="ce29" office:value-type="float" office:value="-0.262128076589938" calcext:value-type="float">
            <text:p>-0.262128076589938</text:p>
          </table:table-cell>
          <table:table-cell table:style-name="ce30" table:formula="of:= ([.J602]-[.I602]) * ([.J602]-[.I602])" office:value-type="float" office:value="0.00000684957459582408" calcext:value-type="float">
            <text:p>6.84957459582408E-0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31408438414586" calcext:value-type="float">
            <text:p>-0.431408438414586</text:p>
          </table:table-cell>
          <table:table-cell table:style-name="ce25" table:formula="of:=TANH( [.G601]*[.Q22] + [.G602]*[.Q23] + [.G603]*[.Q24] + [.G604]*[.Q25] + [.G605]*[.Q26] + [.G606]*[.Q27] + [.G607]*[.Q28] + [.G608]*[.Q29] + [.G609]*[.Q30] + [.G610]*[.Q31] + [.G611]*[.Q32] + [.G612]*[.Q33] + [.G613]*[.Q34] + [.G614]*[.Q35] + [.G615]*[.Q36] + [.G616]*[.Q37] + [.G617]*[.Q38] + [.G618]*[.Q39] + [.G619]*[.Q40] + [.G620]*[.Q41] + [.G621]*[.Q42] )" office:value-type="float" office:value="0.00898632621298147" calcext:value-type="float">
            <text:p>0.008986326212981</text:p>
          </table:table-cell>
          <table:table-cell table:style-name="ce28" table:formula="of:=TANH( [.H601]*[.S25] + [.H602]*[.S26] + [.H603]*[.S27] + [.H604]*[.S28] + [.H605]*[.S29] + [.H606]*[.S30] + [.H607]*[.S31] + [.H608]*[.S32] + [.H609]*[.S33] + [.H610]*[.S34] + [.H611]*[.S35] + [.H612]*[.S36] + [.H613]*[.S37] + [.H614]*[.S38] + [.H615]*[.S39] + [.H616]*[.S40] + [.H617]*[.S41] + [.H618]*[.S42] + [.H619]*[.S43] + [.H620]*[.S44] + [.H621]*[.S45] + [.H622]*[.S46] + [.H623]*[.S47] + [.H624]*[.S48] )" office:value-type="float" office:value="-0.184207299015027" calcext:value-type="float">
            <text:p>-0.184207299015027</text:p>
          </table:table-cell>
          <table:table-cell table:style-name="ce29" office:value-type="float" office:value="-0.218668061495434" calcext:value-type="float">
            <text:p>-0.218668061495434</text:p>
          </table:table-cell>
          <table:table-cell table:style-name="ce30" table:formula="of:= ([.J603]-[.I603]) * ([.J603]-[.I603])" office:value-type="float" office:value="0.00118754415073101" calcext:value-type="float">
            <text:p>0.001187544150731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36496014540574" calcext:value-type="float">
            <text:p>-0.436496014540574</text:p>
          </table:table-cell>
          <table:table-cell table:style-name="ce25" table:formula="of:=TANH( [.G601]*[.Q43] + [.G602]*[.Q44] + [.G603]*[.Q45] + [.G604]*[.Q46] + [.G605]*[.Q47] + [.G606]*[.Q48] + [.G607]*[.Q49] + [.G608]*[.Q50] + [.G609]*[.Q51] + [.G610]*[.Q52] + [.G611]*[.Q53] + [.G612]*[.Q54] + [.G613]*[.Q55] + [.G614]*[.Q56] + [.G615]*[.Q57] + [.G616]*[.Q58] + [.G617]*[.Q59] + [.G618]*[.Q60] + [.G619]*[.Q61] + [.G620]*[.Q62] + [.G621]*[.Q63] )" office:value-type="float" office:value="0.962896024568793" calcext:value-type="float">
            <text:p>0.962896024568793</text:p>
          </table:table-cell>
          <table:table-cell table:style-name="ce28" table:formula="of:=TANH( [.H601]*[.S49] + [.H602]*[.S50] + [.H603]*[.S51] + [.H604]*[.S52] + [.H605]*[.S53] + [.H606]*[.S54] + [.H607]*[.S55] + [.H608]*[.S56] + [.H609]*[.S57] + [.H610]*[.S58] + [.H611]*[.S59] + [.H612]*[.S60] + [.H613]*[.S61] + [.H614]*[.S62] + [.H615]*[.S63] + [.H616]*[.S64] + [.H617]*[.S65] + [.H618]*[.S66] + [.H619]*[.S67] + [.H620]*[.S68] + [.H621]*[.S69] + [.H622]*[.S70] + [.H623]*[.S71] + [.H624]*[.S72] )" office:value-type="float" office:value="-0.242391500714689" calcext:value-type="float">
            <text:p>-0.242391500714689</text:p>
          </table:table-cell>
          <table:table-cell table:style-name="ce29" office:value-type="float" office:value="-0.212790676004221" calcext:value-type="float">
            <text:p>-0.212790676004221</text:p>
          </table:table-cell>
          <table:table-cell table:style-name="ce30" table:formula="of:= ([.J604]-[.I604]) * ([.J604]-[.I604])" office:value-type="float" office:value="0.000876208823539839" calcext:value-type="float">
            <text:p>0.00087620882354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33949196872798" calcext:value-type="float">
            <text:p>-0.433949196872798</text:p>
          </table:table-cell>
          <table:table-cell table:style-name="ce25" table:formula="of:=TANH( [.G601]*[.Q64] + [.G602]*[.Q65] + [.G603]*[.Q66] + [.G604]*[.Q67] + [.G605]*[.Q68] + [.G606]*[.Q69] + [.G607]*[.Q70] + [.G608]*[.Q71] + [.G609]*[.Q72] + [.G610]*[.Q73] + [.G611]*[.Q74] + [.G612]*[.Q75] + [.G613]*[.Q76] + [.G614]*[.Q77] + [.G615]*[.Q78] + [.G616]*[.Q79] + [.G617]*[.Q80] + [.G618]*[.Q81] + [.G619]*[.Q82] + [.G620]*[.Q83] + [.G621]*[.Q84] )" office:value-type="float" office:value="-0.108459429941845" calcext:value-type="float">
            <text:p>-0.10845942994184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2490498557306" calcext:value-type="float">
            <text:p>-0.42490498557306</text:p>
          </table:table-cell>
          <table:table-cell table:style-name="ce25" table:formula="of:=TANH( [.G601]*[.Q85] + [.G602]*[.Q86] + [.G603]*[.Q87] + [.G604]*[.Q88] + [.G605]*[.Q89] + [.G606]*[.Q90] + [.G607]*[.Q91] + [.G608]*[.Q92] + [.G609]*[.Q93] + [.G610]*[.Q94] + [.G611]*[.Q95] + [.G612]*[.Q96] + [.G613]*[.Q97] + [.G614]*[.Q98] + [.G615]*[.Q99] + [.G616]*[.Q100] + [.G617]*[.Q101] + [.G618]*[.Q102] + [.G619]*[.Q103] + [.G620]*[.Q104] + [.G621]*[.Q105] )" office:value-type="float" office:value="0.120649611416918" calcext:value-type="float">
            <text:p>0.12064961141691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9556031967013" calcext:value-type="float">
            <text:p>-0.419556031967013</text:p>
          </table:table-cell>
          <table:table-cell table:style-name="ce25" table:formula="of:=TANH( [.G601]*[.Q106] + [.G602]*[.Q107] + [.G603]*[.Q108] + [.G604]*[.Q109] + [.G605]*[.Q110] + [.G606]*[.Q111] + [.G607]*[.Q112] + [.G608]*[.Q113] + [.G609]*[.Q114] + [.G610]*[.Q115] + [.G611]*[.Q116] + [.G612]*[.Q117] + [.G613]*[.Q118] + [.G614]*[.Q119] + [.G615]*[.Q120] + [.G616]*[.Q121] + [.G617]*[.Q122] + [.G618]*[.Q123] + [.G619]*[.Q124] + [.G620]*[.Q125] + [.G621]*[.Q126] )" office:value-type="float" office:value="0.259406518585671" calcext:value-type="float">
            <text:p>0.25940651858567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5118339516626" calcext:value-type="float">
            <text:p>-0.415118339516626</text:p>
          </table:table-cell>
          <table:table-cell table:style-name="ce25" table:formula="of:=TANH( [.G601]*[.Q127] + [.G602]*[.Q128] + [.G603]*[.Q129] + [.G604]*[.Q130] + [.G605]*[.Q131] + [.G606]*[.Q132] + [.G607]*[.Q133] + [.G608]*[.Q134] + [.G609]*[.Q135] + [.G610]*[.Q136] + [.G611]*[.Q137] + [.G612]*[.Q138] + [.G613]*[.Q139] + [.G614]*[.Q140] + [.G615]*[.Q141] + [.G616]*[.Q142] + [.G617]*[.Q143] + [.G618]*[.Q144] + [.G619]*[.Q145] + [.G620]*[.Q146] + [.G621]*[.Q147] )" office:value-type="float" office:value="0.150794409307427" calcext:value-type="float">
            <text:p>0.15079440930742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6432452094255" calcext:value-type="float">
            <text:p>-0.416432452094255</text:p>
          </table:table-cell>
          <table:table-cell table:style-name="ce25" table:formula="of:=TANH( [.G601]*[.Q148] + [.G602]*[.Q149] + [.G603]*[.Q150] + [.G604]*[.Q151] + [.G605]*[.Q152] + [.G606]*[.Q153] + [.G607]*[.Q154] + [.G608]*[.Q155] + [.G609]*[.Q156] + [.G610]*[.Q157] + [.G611]*[.Q158] + [.G612]*[.Q159] + [.G613]*[.Q160] + [.G614]*[.Q161] + [.G615]*[.Q162] + [.G616]*[.Q163] + [.G617]*[.Q164] + [.G618]*[.Q165] + [.G619]*[.Q166] + [.G620]*[.Q167] + [.G621]*[.Q168] )" office:value-type="float" office:value="-0.218284576890271" calcext:value-type="float">
            <text:p>-0.21828457689027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4498245361861" calcext:value-type="float">
            <text:p>-0.414498245361861</text:p>
          </table:table-cell>
          <table:table-cell table:style-name="ce25" table:formula="of:=TANH( [.G601]*[.Q169] + [.G602]*[.Q170] + [.G603]*[.Q171] + [.G604]*[.Q172] + [.G605]*[.Q173] + [.G606]*[.Q174] + [.G607]*[.Q175] + [.G608]*[.Q176] + [.G609]*[.Q177] + [.G610]*[.Q178] + [.G611]*[.Q179] + [.G612]*[.Q180] + [.G613]*[.Q181] + [.G614]*[.Q182] + [.G615]*[.Q183] + [.G616]*[.Q184] + [.G617]*[.Q185] + [.G618]*[.Q186] + [.G619]*[.Q187] + [.G620]*[.Q188] + [.G621]*[.Q189] )" office:value-type="float" office:value="0.0217697067474838" calcext:value-type="float">
            <text:p>0.02176970674748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3653874439224" calcext:value-type="float">
            <text:p>-0.413653874439224</text:p>
          </table:table-cell>
          <table:table-cell table:style-name="ce25" table:formula="of:=TANH( [.G601]*[.Q190] + [.G602]*[.Q191] + [.G603]*[.Q192] + [.G604]*[.Q193] + [.G605]*[.Q194] + [.G606]*[.Q195] + [.G607]*[.Q196] + [.G608]*[.Q197] + [.G609]*[.Q198] + [.G610]*[.Q199] + [.G611]*[.Q200] + [.G612]*[.Q201] + [.G613]*[.Q202] + [.G614]*[.Q203] + [.G615]*[.Q204] + [.G616]*[.Q205] + [.G617]*[.Q206] + [.G618]*[.Q207] + [.G619]*[.Q208] + [.G620]*[.Q209] + [.G621]*[.Q210] )" office:value-type="float" office:value="-0.0157520583491961" calcext:value-type="float">
            <text:p>-0.01575205834919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2114538939548" calcext:value-type="float">
            <text:p>-0.412114538939548</text:p>
          </table:table-cell>
          <table:table-cell table:style-name="ce25" table:formula="of:=TANH( [.G601]*[.Q211] + [.G602]*[.Q212] + [.G603]*[.Q213] + [.G604]*[.Q214] + [.G605]*[.Q215] + [.G606]*[.Q216] + [.G607]*[.Q217] + [.G608]*[.Q218] + [.G609]*[.Q219] + [.G610]*[.Q220] + [.G611]*[.Q221] + [.G612]*[.Q222] + [.G613]*[.Q223] + [.G614]*[.Q224] + [.G615]*[.Q225] + [.G616]*[.Q226] + [.G617]*[.Q227] + [.G618]*[.Q228] + [.G619]*[.Q229] + [.G620]*[.Q230] + [.G621]*[.Q231] )" office:value-type="float" office:value="0.465145509162435" calcext:value-type="float">
            <text:p>0.46514550916243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0278249607131" calcext:value-type="float">
            <text:p>-0.40278249607131</text:p>
          </table:table-cell>
          <table:table-cell table:style-name="ce25" table:formula="of:=TANH( [.G601]*[.Q232] + [.G602]*[.Q233] + [.G603]*[.Q234] + [.G604]*[.Q235] + [.G605]*[.Q236] + [.G606]*[.Q237] + [.G607]*[.Q238] + [.G608]*[.Q239] + [.G609]*[.Q240] + [.G610]*[.Q241] + [.G611]*[.Q242] + [.G612]*[.Q243] + [.G613]*[.Q244] + [.G614]*[.Q245] + [.G615]*[.Q246] + [.G616]*[.Q247] + [.G617]*[.Q248] + [.G618]*[.Q249] + [.G619]*[.Q250] + [.G620]*[.Q251] + [.G621]*[.Q252] )" office:value-type="float" office:value="-0.972447031532601" calcext:value-type="float">
            <text:p>-0.97244703153260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88721593751789" calcext:value-type="float">
            <text:p>-0.388721593751789</text:p>
          </table:table-cell>
          <table:table-cell table:style-name="ce25" table:formula="of:=TANH( [.G601]*[.Q253] + [.G602]*[.Q254] + [.G603]*[.Q255] + [.G604]*[.Q256] + [.G605]*[.Q257] + [.G606]*[.Q258] + [.G607]*[.Q259] + [.G608]*[.Q260] + [.G609]*[.Q261] + [.G610]*[.Q262] + [.G611]*[.Q263] + [.G612]*[.Q264] + [.G613]*[.Q265] + [.G614]*[.Q266] + [.G615]*[.Q267] + [.G616]*[.Q268] + [.G617]*[.Q269] + [.G618]*[.Q270] + [.G619]*[.Q271] + [.G620]*[.Q272] + [.G621]*[.Q273] )" office:value-type="float" office:value="-0.706700497758025" calcext:value-type="float">
            <text:p>-0.70670049775802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66517238021139" calcext:value-type="float">
            <text:p>-0.366517238021139</text:p>
          </table:table-cell>
          <table:table-cell table:style-name="ce25" table:formula="of:=TANH( [.G601]*[.Q274] + [.G602]*[.Q275] + [.G603]*[.Q276] + [.G604]*[.Q277] + [.G605]*[.Q278] + [.G606]*[.Q279] + [.G607]*[.Q280] + [.G608]*[.Q281] + [.G609]*[.Q282] + [.G610]*[.Q283] + [.G611]*[.Q284] + [.G612]*[.Q285] + [.G613]*[.Q286] + [.G614]*[.Q287] + [.G615]*[.Q288] + [.G616]*[.Q289] + [.G617]*[.Q290] + [.G618]*[.Q291] + [.G619]*[.Q292] + [.G620]*[.Q293] + [.G621]*[.Q294] )" office:value-type="float" office:value="0.402408239110737" calcext:value-type="float">
            <text:p>0.40240823911073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53067197685344" calcext:value-type="float">
            <text:p>-0.353067197685344</text:p>
          </table:table-cell>
          <table:table-cell table:style-name="ce25" table:formula="of:=TANH( [.G601]*[.Q295] + [.G602]*[.Q296] + [.G603]*[.Q297] + [.G604]*[.Q298] + [.G605]*[.Q299] + [.G606]*[.Q300] + [.G607]*[.Q301] + [.G608]*[.Q302] + [.G609]*[.Q303] + [.G610]*[.Q304] + [.G611]*[.Q305] + [.G612]*[.Q306] + [.G613]*[.Q307] + [.G614]*[.Q308] + [.G615]*[.Q309] + [.G616]*[.Q310] + [.G617]*[.Q311] + [.G618]*[.Q312] + [.G619]*[.Q313] + [.G620]*[.Q314] + [.G621]*[.Q315] )" office:value-type="float" office:value="-0.92639672533939" calcext:value-type="float">
            <text:p>-0.9263967253393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2233120728986" calcext:value-type="float">
            <text:p>-0.32233120728986</text:p>
          </table:table-cell>
          <table:table-cell table:style-name="ce25" table:formula="of:=TANH( [.G601]*[.Q316] + [.G602]*[.Q317] + [.G603]*[.Q318] + [.G604]*[.Q319] + [.G605]*[.Q320] + [.G606]*[.Q321] + [.G607]*[.Q322] + [.G608]*[.Q323] + [.G609]*[.Q324] + [.G610]*[.Q325] + [.G611]*[.Q326] + [.G612]*[.Q327] + [.G613]*[.Q328] + [.G614]*[.Q329] + [.G615]*[.Q330] + [.G616]*[.Q331] + [.G617]*[.Q332] + [.G618]*[.Q333] + [.G619]*[.Q334] + [.G620]*[.Q335] + [.G621]*[.Q336] )" office:value-type="float" office:value="0.0163905051660034" calcext:value-type="float">
            <text:p>0.01639050516600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7336634296407" calcext:value-type="float">
            <text:p>-0.287336634296407</text:p>
          </table:table-cell>
          <table:table-cell table:style-name="ce25" table:formula="of:=TANH( [.G601]*[.Q337] + [.G602]*[.Q338] + [.G603]*[.Q339] + [.G604]*[.Q340] + [.G605]*[.Q341] + [.G606]*[.Q342] + [.G607]*[.Q343] + [.G608]*[.Q344] + [.G609]*[.Q345] + [.G610]*[.Q346] + [.G611]*[.Q347] + [.G612]*[.Q348] + [.G613]*[.Q349] + [.G614]*[.Q350] + [.G615]*[.Q351] + [.G616]*[.Q352] + [.G617]*[.Q353] + [.G618]*[.Q354] + [.G619]*[.Q355] + [.G620]*[.Q356] + [.G621]*[.Q357] )" office:value-type="float" office:value="0.362652458708249" calcext:value-type="float">
            <text:p>0.36265245870824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30549836950876" calcext:value-type="float">
            <text:p>-0.330549836950876</text:p>
          </table:table-cell>
          <table:table-cell table:style-name="ce25" table:formula="of:=TANH( [.G601]*[.Q358] + [.G602]*[.Q359] + [.G603]*[.Q360] + [.G604]*[.Q361] + [.G605]*[.Q362] + [.G606]*[.Q363] + [.G607]*[.Q364] + [.G608]*[.Q365] + [.G609]*[.Q366] + [.G610]*[.Q367] + [.G611]*[.Q368] + [.G612]*[.Q369] + [.G613]*[.Q370] + [.G614]*[.Q371] + [.G615]*[.Q372] + [.G616]*[.Q373] + [.G617]*[.Q374] + [.G618]*[.Q375] + [.G619]*[.Q376] + [.G620]*[.Q377] + [.G621]*[.Q378] )" office:value-type="float" office:value="0.0713379603874267" calcext:value-type="float">
            <text:p>0.07133796038742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12303167676392" calcext:value-type="float">
            <text:p>-0.312303167676392</text:p>
          </table:table-cell>
          <table:table-cell table:style-name="ce25" table:formula="of:=TANH( [.G601]*[.Q379] + [.G602]*[.Q380] + [.G603]*[.Q381] + [.G604]*[.Q382] + [.G605]*[.Q383] + [.G606]*[.Q384] + [.G607]*[.Q385] + [.G608]*[.Q386] + [.G609]*[.Q387] + [.G610]*[.Q388] + [.G611]*[.Q389] + [.G612]*[.Q390] + [.G613]*[.Q391] + [.G614]*[.Q392] + [.G615]*[.Q393] + [.G616]*[.Q394] + [.G617]*[.Q395] + [.G618]*[.Q396] + [.G619]*[.Q397] + [.G620]*[.Q398] + [.G621]*[.Q399] )" office:value-type="float" office:value="-0.458643061056711" calcext:value-type="float">
            <text:p>-0.45864306105671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0614400026913" calcext:value-type="float">
            <text:p>-0.280614400026913</text:p>
          </table:table-cell>
          <table:table-cell table:style-name="ce25" table:formula="of:=TANH( [.G601]*[.Q400] + [.G602]*[.Q401] + [.G603]*[.Q402] + [.G604]*[.Q403] + [.G605]*[.Q404] + [.G606]*[.Q405] + [.G607]*[.Q406] + [.G608]*[.Q407] + [.G609]*[.Q408] + [.G610]*[.Q409] + [.G611]*[.Q410] + [.G612]*[.Q411] + [.G613]*[.Q412] + [.G614]*[.Q413] + [.G615]*[.Q414] + [.G616]*[.Q415] + [.G617]*[.Q416] + [.G618]*[.Q417] + [.G619]*[.Q418] + [.G620]*[.Q419] + [.G621]*[.Q420] )" office:value-type="float" office:value="0.0373425332749163" calcext:value-type="float">
            <text:p>0.037342533274916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601]*[.Q421] + [.G602]*[.Q422] + [.G603]*[.Q423] + [.G604]*[.Q424] + [.G605]*[.Q425] + [.G606]*[.Q426] + [.G607]*[.Q427] + [.G608]*[.Q428] + [.G609]*[.Q429] + [.G610]*[.Q430] + [.G611]*[.Q431] + [.G612]*[.Q432] + [.G613]*[.Q433] + [.G614]*[.Q434] + [.G615]*[.Q435] + [.G616]*[.Q436] + [.G617]*[.Q437] + [.G618]*[.Q438] + [.G619]*[.Q439] + [.G620]*[.Q440] + [.G621]*[.Q441] )" office:value-type="float" office:value="0.615076419497334" calcext:value-type="float">
            <text:p>0.615076419497334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601]*[.Q442] + [.G602]*[.Q443] + [.G603]*[.Q444] + [.G604]*[.Q445] + [.G605]*[.Q446] + [.G606]*[.Q447] + [.G607]*[.Q448] + [.G608]*[.Q449] + [.G609]*[.Q450] + [.G610]*[.Q451] + [.G611]*[.Q452] + [.G612]*[.Q453] + [.G613]*[.Q454] + [.G614]*[.Q455] + [.G615]*[.Q456] + [.G616]*[.Q457] + [.G617]*[.Q458] + [.G618]*[.Q459] + [.G619]*[.Q460] + [.G620]*[.Q461] + [.G621]*[.Q462] )" office:value-type="float" office:value="-0.000715285317814251" calcext:value-type="float">
            <text:p>-0.000715285317814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601]*[.Q463] + [.G602]*[.Q464] + [.G603]*[.Q465] + [.G604]*[.Q466] + [.G605]*[.Q467] + [.G606]*[.Q468] + [.G607]*[.Q469] + [.G608]*[.Q470] + [.G609]*[.Q471] + [.G610]*[.Q472] + [.G611]*[.Q473] + [.G612]*[.Q474] + [.G613]*[.Q475] + [.G614]*[.Q476] + [.G615]*[.Q477] + [.G616]*[.Q478] + [.G617]*[.Q479] + [.G618]*[.Q480] + [.G619]*[.Q481] + [.G620]*[.Q482] + [.G621]*[.Q483] )" office:value-type="float" office:value="-0.488514243880763" calcext:value-type="float">
            <text:p>-0.488514243880763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431408438414586" calcext:value-type="float">
            <text:p>-0.431408438414586</text:p>
          </table:table-cell>
          <table:table-cell table:style-name="ce25" table:formula="of:=TANH( [.G626]*[.Q1] + [.G627]*[.Q2] + [.G628]*[.Q3] + [.G629]*[.Q4] + [.G630]*[.Q5] + [.G631]*[.Q6] + [.G632]*[.Q7] + [.G633]*[.Q8] + [.G634]*[.Q9] + [.G635]*[.Q10] + [.G636]*[.Q11] + [.G637]*[.Q12] + [.G638]*[.Q13] + [.G639]*[.Q14] + [.G640]*[.Q15] + [.G641]*[.Q16] + [.G642]*[.Q17] + [.G643]*[.Q18] + [.G644]*[.Q19] + [.G645]*[.Q20] + [.G646]*[.Q21] )" office:value-type="float" office:value="0.00983341041586809" calcext:value-type="float">
            <text:p>0.009833410415868</text:p>
          </table:table-cell>
          <table:table-cell table:style-name="ce28" table:formula="of:=TANH( [.H626]*[.S1] + [.H627]*[.S2] + [.H628]*[.S3] + [.H629]*[.S4] + [.H630]*[.S5] + [.H631]*[.S6] + [.H632]*[.S7] + [.H633]*[.S8] + [.H634]*[.S9] + [.H635]*[.S10] + [.H636]*[.S11] + [.H637]*[.S12] + [.H638]*[.S13] + [.H639]*[.S14] + [.H640]*[.S15] + [.H641]*[.S16] + [.H642]*[.S17] + [.H643]*[.S18] + [.H644]*[.S19] + [.H645]*[.S20] + [.H646]*[.S21] + [.H647]*[.S22] + [.H648]*[.S23] + [.H649]*[.S24] )" office:value-type="float" office:value="-0.253488770349244" calcext:value-type="float">
            <text:p>-0.253488770349244</text:p>
          </table:table-cell>
          <table:table-cell table:style-name="ce29" office:value-type="float" office:value="-0.218668061495434" calcext:value-type="float">
            <text:p>-0.218668061495434</text:p>
          </table:table-cell>
          <table:table-cell table:style-name="ce30" table:formula="of:= ([.J627]-[.I627]) * ([.J627]-[.I627])" office:value-type="float" office:value="0.00121248176508178" calcext:value-type="float">
            <text:p>0.001212481765082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36496014540574" calcext:value-type="float">
            <text:p>-0.436496014540574</text:p>
          </table:table-cell>
          <table:table-cell table:style-name="ce25" table:formula="of:=TANH( [.G626]*[.Q22] + [.G627]*[.Q23] + [.G628]*[.Q24] + [.G629]*[.Q25] + [.G630]*[.Q26] + [.G631]*[.Q27] + [.G632]*[.Q28] + [.G633]*[.Q29] + [.G634]*[.Q30] + [.G635]*[.Q31] + [.G636]*[.Q32] + [.G637]*[.Q33] + [.G638]*[.Q34] + [.G639]*[.Q35] + [.G640]*[.Q36] + [.G641]*[.Q37] + [.G642]*[.Q38] + [.G643]*[.Q39] + [.G644]*[.Q40] + [.G645]*[.Q41] + [.G646]*[.Q42] )" office:value-type="float" office:value="0.00596094820463738" calcext:value-type="float">
            <text:p>0.005960948204637</text:p>
          </table:table-cell>
          <table:table-cell table:style-name="ce28" table:formula="of:=TANH( [.H626]*[.S25] + [.H627]*[.S26] + [.H628]*[.S27] + [.H629]*[.S28] + [.H630]*[.S29] + [.H631]*[.S30] + [.H632]*[.S31] + [.H633]*[.S32] + [.H634]*[.S33] + [.H635]*[.S34] + [.H636]*[.S35] + [.H637]*[.S36] + [.H638]*[.S37] + [.H639]*[.S38] + [.H640]*[.S39] + [.H641]*[.S40] + [.H642]*[.S41] + [.H643]*[.S42] + [.H644]*[.S43] + [.H645]*[.S44] + [.H646]*[.S45] + [.H647]*[.S46] + [.H648]*[.S47] + [.H649]*[.S48] )" office:value-type="float" office:value="-0.192365548444609" calcext:value-type="float">
            <text:p>-0.192365548444609</text:p>
          </table:table-cell>
          <table:table-cell table:style-name="ce29" office:value-type="float" office:value="-0.212790676004221" calcext:value-type="float">
            <text:p>-0.212790676004221</text:p>
          </table:table-cell>
          <table:table-cell table:style-name="ce30" table:formula="of:= ([.J628]-[.I628]) * ([.J628]-[.I628])" office:value-type="float" office:value="0.000417185835826423" calcext:value-type="float">
            <text:p>0.00041718583582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33949196872798" calcext:value-type="float">
            <text:p>-0.433949196872798</text:p>
          </table:table-cell>
          <table:table-cell table:style-name="ce25" table:formula="of:=TANH( [.G626]*[.Q43] + [.G627]*[.Q44] + [.G628]*[.Q45] + [.G629]*[.Q46] + [.G630]*[.Q47] + [.G631]*[.Q48] + [.G632]*[.Q49] + [.G633]*[.Q50] + [.G634]*[.Q51] + [.G635]*[.Q52] + [.G636]*[.Q53] + [.G637]*[.Q54] + [.G638]*[.Q55] + [.G639]*[.Q56] + [.G640]*[.Q57] + [.G641]*[.Q58] + [.G642]*[.Q59] + [.G643]*[.Q60] + [.G644]*[.Q61] + [.G645]*[.Q62] + [.G646]*[.Q63] )" office:value-type="float" office:value="0.963423861228179" calcext:value-type="float">
            <text:p>0.963423861228179</text:p>
          </table:table-cell>
          <table:table-cell table:style-name="ce28" table:formula="of:=TANH( [.H626]*[.S49] + [.H627]*[.S50] + [.H628]*[.S51] + [.H629]*[.S52] + [.H630]*[.S53] + [.H631]*[.S54] + [.H632]*[.S55] + [.H633]*[.S56] + [.H634]*[.S57] + [.H635]*[.S58] + [.H636]*[.S59] + [.H637]*[.S60] + [.H638]*[.S61] + [.H639]*[.S62] + [.H640]*[.S63] + [.H641]*[.S64] + [.H642]*[.S65] + [.H643]*[.S66] + [.H644]*[.S67] + [.H645]*[.S68] + [.H646]*[.S69] + [.H647]*[.S70] + [.H648]*[.S71] + [.H649]*[.S72] )" office:value-type="float" office:value="-0.215922633234169" calcext:value-type="float">
            <text:p>-0.215922633234169</text:p>
          </table:table-cell>
          <table:table-cell table:style-name="ce29" office:value-type="float" office:value="-0.202170104949524" calcext:value-type="float">
            <text:p>-0.202170104949524</text:p>
          </table:table-cell>
          <table:table-cell table:style-name="ce30" table:formula="of:= ([.J629]-[.I629]) * ([.J629]-[.I629])" office:value-type="float" office:value="0.000189132034219975" calcext:value-type="float">
            <text:p>0.00018913203422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2490498557306" calcext:value-type="float">
            <text:p>-0.42490498557306</text:p>
          </table:table-cell>
          <table:table-cell table:style-name="ce25" table:formula="of:=TANH( [.G626]*[.Q64] + [.G627]*[.Q65] + [.G628]*[.Q66] + [.G629]*[.Q67] + [.G630]*[.Q68] + [.G631]*[.Q69] + [.G632]*[.Q70] + [.G633]*[.Q71] + [.G634]*[.Q72] + [.G635]*[.Q73] + [.G636]*[.Q74] + [.G637]*[.Q75] + [.G638]*[.Q76] + [.G639]*[.Q77] + [.G640]*[.Q78] + [.G641]*[.Q79] + [.G642]*[.Q80] + [.G643]*[.Q81] + [.G644]*[.Q82] + [.G645]*[.Q83] + [.G646]*[.Q84] )" office:value-type="float" office:value="-0.105641682952489" calcext:value-type="float">
            <text:p>-0.10564168295248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9556031967013" calcext:value-type="float">
            <text:p>-0.419556031967013</text:p>
          </table:table-cell>
          <table:table-cell table:style-name="ce25" table:formula="of:=TANH( [.G626]*[.Q85] + [.G627]*[.Q86] + [.G628]*[.Q87] + [.G629]*[.Q88] + [.G630]*[.Q89] + [.G631]*[.Q90] + [.G632]*[.Q91] + [.G633]*[.Q92] + [.G634]*[.Q93] + [.G635]*[.Q94] + [.G636]*[.Q95] + [.G637]*[.Q96] + [.G638]*[.Q97] + [.G639]*[.Q98] + [.G640]*[.Q99] + [.G641]*[.Q100] + [.G642]*[.Q101] + [.G643]*[.Q102] + [.G644]*[.Q103] + [.G645]*[.Q104] + [.G646]*[.Q105] )" office:value-type="float" office:value="0.119737743860083" calcext:value-type="float">
            <text:p>0.11973774386008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5118339516626" calcext:value-type="float">
            <text:p>-0.415118339516626</text:p>
          </table:table-cell>
          <table:table-cell table:style-name="ce25" table:formula="of:=TANH( [.G626]*[.Q106] + [.G627]*[.Q107] + [.G628]*[.Q108] + [.G629]*[.Q109] + [.G630]*[.Q110] + [.G631]*[.Q111] + [.G632]*[.Q112] + [.G633]*[.Q113] + [.G634]*[.Q114] + [.G635]*[.Q115] + [.G636]*[.Q116] + [.G637]*[.Q117] + [.G638]*[.Q118] + [.G639]*[.Q119] + [.G640]*[.Q120] + [.G641]*[.Q121] + [.G642]*[.Q122] + [.G643]*[.Q123] + [.G644]*[.Q124] + [.G645]*[.Q125] + [.G646]*[.Q126] )" office:value-type="float" office:value="0.259582700691133" calcext:value-type="float">
            <text:p>0.25958270069113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6432452094255" calcext:value-type="float">
            <text:p>-0.416432452094255</text:p>
          </table:table-cell>
          <table:table-cell table:style-name="ce25" table:formula="of:=TANH( [.G626]*[.Q127] + [.G627]*[.Q128] + [.G628]*[.Q129] + [.G629]*[.Q130] + [.G630]*[.Q131] + [.G631]*[.Q132] + [.G632]*[.Q133] + [.G633]*[.Q134] + [.G634]*[.Q135] + [.G635]*[.Q136] + [.G636]*[.Q137] + [.G637]*[.Q138] + [.G638]*[.Q139] + [.G639]*[.Q140] + [.G640]*[.Q141] + [.G641]*[.Q142] + [.G642]*[.Q143] + [.G643]*[.Q144] + [.G644]*[.Q145] + [.G645]*[.Q146] + [.G646]*[.Q147] )" office:value-type="float" office:value="0.140314730425032" calcext:value-type="float">
            <text:p>0.14031473042503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4498245361861" calcext:value-type="float">
            <text:p>-0.414498245361861</text:p>
          </table:table-cell>
          <table:table-cell table:style-name="ce25" table:formula="of:=TANH( [.G626]*[.Q148] + [.G627]*[.Q149] + [.G628]*[.Q150] + [.G629]*[.Q151] + [.G630]*[.Q152] + [.G631]*[.Q153] + [.G632]*[.Q154] + [.G633]*[.Q155] + [.G634]*[.Q156] + [.G635]*[.Q157] + [.G636]*[.Q158] + [.G637]*[.Q159] + [.G638]*[.Q160] + [.G639]*[.Q161] + [.G640]*[.Q162] + [.G641]*[.Q163] + [.G642]*[.Q164] + [.G643]*[.Q165] + [.G644]*[.Q166] + [.G645]*[.Q167] + [.G646]*[.Q168] )" office:value-type="float" office:value="-0.219127911551555" calcext:value-type="float">
            <text:p>-0.21912791155155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3653874439224" calcext:value-type="float">
            <text:p>-0.413653874439224</text:p>
          </table:table-cell>
          <table:table-cell table:style-name="ce25" table:formula="of:=TANH( [.G626]*[.Q169] + [.G627]*[.Q170] + [.G628]*[.Q171] + [.G629]*[.Q172] + [.G630]*[.Q173] + [.G631]*[.Q174] + [.G632]*[.Q175] + [.G633]*[.Q176] + [.G634]*[.Q177] + [.G635]*[.Q178] + [.G636]*[.Q179] + [.G637]*[.Q180] + [.G638]*[.Q181] + [.G639]*[.Q182] + [.G640]*[.Q183] + [.G641]*[.Q184] + [.G642]*[.Q185] + [.G643]*[.Q186] + [.G644]*[.Q187] + [.G645]*[.Q188] + [.G646]*[.Q189] )" office:value-type="float" office:value="0.0198584633896638" calcext:value-type="float">
            <text:p>0.01985846338966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2114538939548" calcext:value-type="float">
            <text:p>-0.412114538939548</text:p>
          </table:table-cell>
          <table:table-cell table:style-name="ce25" table:formula="of:=TANH( [.G626]*[.Q190] + [.G627]*[.Q191] + [.G628]*[.Q192] + [.G629]*[.Q193] + [.G630]*[.Q194] + [.G631]*[.Q195] + [.G632]*[.Q196] + [.G633]*[.Q197] + [.G634]*[.Q198] + [.G635]*[.Q199] + [.G636]*[.Q200] + [.G637]*[.Q201] + [.G638]*[.Q202] + [.G639]*[.Q203] + [.G640]*[.Q204] + [.G641]*[.Q205] + [.G642]*[.Q206] + [.G643]*[.Q207] + [.G644]*[.Q208] + [.G645]*[.Q209] + [.G646]*[.Q210] )" office:value-type="float" office:value="-0.0156931580740176" calcext:value-type="float">
            <text:p>-0.01569315807401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0278249607131" calcext:value-type="float">
            <text:p>-0.40278249607131</text:p>
          </table:table-cell>
          <table:table-cell table:style-name="ce25" table:formula="of:=TANH( [.G626]*[.Q211] + [.G627]*[.Q212] + [.G628]*[.Q213] + [.G629]*[.Q214] + [.G630]*[.Q215] + [.G631]*[.Q216] + [.G632]*[.Q217] + [.G633]*[.Q218] + [.G634]*[.Q219] + [.G635]*[.Q220] + [.G636]*[.Q221] + [.G637]*[.Q222] + [.G638]*[.Q223] + [.G639]*[.Q224] + [.G640]*[.Q225] + [.G641]*[.Q226] + [.G642]*[.Q227] + [.G643]*[.Q228] + [.G644]*[.Q229] + [.G645]*[.Q230] + [.G646]*[.Q231] )" office:value-type="float" office:value="0.421142307824791" calcext:value-type="float">
            <text:p>0.42114230782479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88721593751789" calcext:value-type="float">
            <text:p>-0.388721593751789</text:p>
          </table:table-cell>
          <table:table-cell table:style-name="ce25" table:formula="of:=TANH( [.G626]*[.Q232] + [.G627]*[.Q233] + [.G628]*[.Q234] + [.G629]*[.Q235] + [.G630]*[.Q236] + [.G631]*[.Q237] + [.G632]*[.Q238] + [.G633]*[.Q239] + [.G634]*[.Q240] + [.G635]*[.Q241] + [.G636]*[.Q242] + [.G637]*[.Q243] + [.G638]*[.Q244] + [.G639]*[.Q245] + [.G640]*[.Q246] + [.G641]*[.Q247] + [.G642]*[.Q248] + [.G643]*[.Q249] + [.G644]*[.Q250] + [.G645]*[.Q251] + [.G646]*[.Q252] )" office:value-type="float" office:value="-0.970142620914545" calcext:value-type="float">
            <text:p>-0.97014262091454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66517238021139" calcext:value-type="float">
            <text:p>-0.366517238021139</text:p>
          </table:table-cell>
          <table:table-cell table:style-name="ce25" table:formula="of:=TANH( [.G626]*[.Q253] + [.G627]*[.Q254] + [.G628]*[.Q255] + [.G629]*[.Q256] + [.G630]*[.Q257] + [.G631]*[.Q258] + [.G632]*[.Q259] + [.G633]*[.Q260] + [.G634]*[.Q261] + [.G635]*[.Q262] + [.G636]*[.Q263] + [.G637]*[.Q264] + [.G638]*[.Q265] + [.G639]*[.Q266] + [.G640]*[.Q267] + [.G641]*[.Q268] + [.G642]*[.Q269] + [.G643]*[.Q270] + [.G644]*[.Q271] + [.G645]*[.Q272] + [.G646]*[.Q273] )" office:value-type="float" office:value="-0.706767369224431" calcext:value-type="float">
            <text:p>-0.70676736922443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53067197685344" calcext:value-type="float">
            <text:p>-0.353067197685344</text:p>
          </table:table-cell>
          <table:table-cell table:style-name="ce25" table:formula="of:=TANH( [.G626]*[.Q274] + [.G627]*[.Q275] + [.G628]*[.Q276] + [.G629]*[.Q277] + [.G630]*[.Q278] + [.G631]*[.Q279] + [.G632]*[.Q280] + [.G633]*[.Q281] + [.G634]*[.Q282] + [.G635]*[.Q283] + [.G636]*[.Q284] + [.G637]*[.Q285] + [.G638]*[.Q286] + [.G639]*[.Q287] + [.G640]*[.Q288] + [.G641]*[.Q289] + [.G642]*[.Q290] + [.G643]*[.Q291] + [.G644]*[.Q292] + [.G645]*[.Q293] + [.G646]*[.Q294] )" office:value-type="float" office:value="0.402689712343589" calcext:value-type="float">
            <text:p>0.40268971234358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2233120728986" calcext:value-type="float">
            <text:p>-0.32233120728986</text:p>
          </table:table-cell>
          <table:table-cell table:style-name="ce25" table:formula="of:=TANH( [.G626]*[.Q295] + [.G627]*[.Q296] + [.G628]*[.Q297] + [.G629]*[.Q298] + [.G630]*[.Q299] + [.G631]*[.Q300] + [.G632]*[.Q301] + [.G633]*[.Q302] + [.G634]*[.Q303] + [.G635]*[.Q304] + [.G636]*[.Q305] + [.G637]*[.Q306] + [.G638]*[.Q307] + [.G639]*[.Q308] + [.G640]*[.Q309] + [.G641]*[.Q310] + [.G642]*[.Q311] + [.G643]*[.Q312] + [.G644]*[.Q313] + [.G645]*[.Q314] + [.G646]*[.Q315] )" office:value-type="float" office:value="-0.9207381519891" calcext:value-type="float">
            <text:p>-0.920738151989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7336634296407" calcext:value-type="float">
            <text:p>-0.287336634296407</text:p>
          </table:table-cell>
          <table:table-cell table:style-name="ce25" table:formula="of:=TANH( [.G626]*[.Q316] + [.G627]*[.Q317] + [.G628]*[.Q318] + [.G629]*[.Q319] + [.G630]*[.Q320] + [.G631]*[.Q321] + [.G632]*[.Q322] + [.G633]*[.Q323] + [.G634]*[.Q324] + [.G635]*[.Q325] + [.G636]*[.Q326] + [.G637]*[.Q327] + [.G638]*[.Q328] + [.G639]*[.Q329] + [.G640]*[.Q330] + [.G641]*[.Q331] + [.G642]*[.Q332] + [.G643]*[.Q333] + [.G644]*[.Q334] + [.G645]*[.Q335] + [.G646]*[.Q336] )" office:value-type="float" office:value="0.0166268069767445" calcext:value-type="float">
            <text:p>0.01662680697674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30549836950876" calcext:value-type="float">
            <text:p>-0.330549836950876</text:p>
          </table:table-cell>
          <table:table-cell table:style-name="ce25" table:formula="of:=TANH( [.G626]*[.Q337] + [.G627]*[.Q338] + [.G628]*[.Q339] + [.G629]*[.Q340] + [.G630]*[.Q341] + [.G631]*[.Q342] + [.G632]*[.Q343] + [.G633]*[.Q344] + [.G634]*[.Q345] + [.G635]*[.Q346] + [.G636]*[.Q347] + [.G637]*[.Q348] + [.G638]*[.Q349] + [.G639]*[.Q350] + [.G640]*[.Q351] + [.G641]*[.Q352] + [.G642]*[.Q353] + [.G643]*[.Q354] + [.G644]*[.Q355] + [.G645]*[.Q356] + [.G646]*[.Q357] )" office:value-type="float" office:value="0.356826453296752" calcext:value-type="float">
            <text:p>0.35682645329675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12303167676392" calcext:value-type="float">
            <text:p>-0.312303167676392</text:p>
          </table:table-cell>
          <table:table-cell table:style-name="ce25" table:formula="of:=TANH( [.G626]*[.Q358] + [.G627]*[.Q359] + [.G628]*[.Q360] + [.G629]*[.Q361] + [.G630]*[.Q362] + [.G631]*[.Q363] + [.G632]*[.Q364] + [.G633]*[.Q365] + [.G634]*[.Q366] + [.G635]*[.Q367] + [.G636]*[.Q368] + [.G637]*[.Q369] + [.G638]*[.Q370] + [.G639]*[.Q371] + [.G640]*[.Q372] + [.G641]*[.Q373] + [.G642]*[.Q374] + [.G643]*[.Q375] + [.G644]*[.Q376] + [.G645]*[.Q377] + [.G646]*[.Q378] )" office:value-type="float" office:value="0.0808222742114994" calcext:value-type="float">
            <text:p>0.08082227421149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0614400026913" calcext:value-type="float">
            <text:p>-0.280614400026913</text:p>
          </table:table-cell>
          <table:table-cell table:style-name="ce25" table:formula="of:=TANH( [.G626]*[.Q379] + [.G627]*[.Q380] + [.G628]*[.Q381] + [.G629]*[.Q382] + [.G630]*[.Q383] + [.G631]*[.Q384] + [.G632]*[.Q385] + [.G633]*[.Q386] + [.G634]*[.Q387] + [.G635]*[.Q388] + [.G636]*[.Q389] + [.G637]*[.Q390] + [.G638]*[.Q391] + [.G639]*[.Q392] + [.G640]*[.Q393] + [.G641]*[.Q394] + [.G642]*[.Q395] + [.G643]*[.Q396] + [.G644]*[.Q397] + [.G645]*[.Q398] + [.G646]*[.Q399] )" office:value-type="float" office:value="-0.483662639393917" calcext:value-type="float">
            <text:p>-0.48366263939391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62128076589938" calcext:value-type="float">
            <text:p>-0.262128076589938</text:p>
          </table:table-cell>
          <table:table-cell table:style-name="ce25" table:formula="of:=TANH( [.G626]*[.Q400] + [.G627]*[.Q401] + [.G628]*[.Q402] + [.G629]*[.Q403] + [.G630]*[.Q404] + [.G631]*[.Q405] + [.G632]*[.Q406] + [.G633]*[.Q407] + [.G634]*[.Q408] + [.G635]*[.Q409] + [.G636]*[.Q410] + [.G637]*[.Q411] + [.G638]*[.Q412] + [.G639]*[.Q413] + [.G640]*[.Q414] + [.G641]*[.Q415] + [.G642]*[.Q416] + [.G643]*[.Q417] + [.G644]*[.Q418] + [.G645]*[.Q419] + [.G646]*[.Q420] )" office:value-type="float" office:value="0.0383448969479424" calcext:value-type="float">
            <text:p>0.038344896947943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626]*[.Q421] + [.G627]*[.Q422] + [.G628]*[.Q423] + [.G629]*[.Q424] + [.G630]*[.Q425] + [.G631]*[.Q426] + [.G632]*[.Q427] + [.G633]*[.Q428] + [.G634]*[.Q429] + [.G635]*[.Q430] + [.G636]*[.Q431] + [.G637]*[.Q432] + [.G638]*[.Q433] + [.G639]*[.Q434] + [.G640]*[.Q435] + [.G641]*[.Q436] + [.G642]*[.Q437] + [.G643]*[.Q438] + [.G644]*[.Q439] + [.G645]*[.Q440] + [.G646]*[.Q441] )" office:value-type="float" office:value="0.605002937972269" calcext:value-type="float">
            <text:p>0.60500293797226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626]*[.Q442] + [.G627]*[.Q443] + [.G628]*[.Q444] + [.G629]*[.Q445] + [.G630]*[.Q446] + [.G631]*[.Q447] + [.G632]*[.Q448] + [.G633]*[.Q449] + [.G634]*[.Q450] + [.G635]*[.Q451] + [.G636]*[.Q452] + [.G637]*[.Q453] + [.G638]*[.Q454] + [.G639]*[.Q455] + [.G640]*[.Q456] + [.G641]*[.Q457] + [.G642]*[.Q458] + [.G643]*[.Q459] + [.G644]*[.Q460] + [.G645]*[.Q461] + [.G646]*[.Q462] )" office:value-type="float" office:value="0.0572205108440703" calcext:value-type="float">
            <text:p>0.05722051084407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626]*[.Q463] + [.G627]*[.Q464] + [.G628]*[.Q465] + [.G629]*[.Q466] + [.G630]*[.Q467] + [.G631]*[.Q468] + [.G632]*[.Q469] + [.G633]*[.Q470] + [.G634]*[.Q471] + [.G635]*[.Q472] + [.G636]*[.Q473] + [.G637]*[.Q474] + [.G638]*[.Q475] + [.G639]*[.Q476] + [.G640]*[.Q477] + [.G641]*[.Q478] + [.G642]*[.Q479] + [.G643]*[.Q480] + [.G644]*[.Q481] + [.G645]*[.Q482] + [.G646]*[.Q483] )" office:value-type="float" office:value="-0.481474743517949" calcext:value-type="float">
            <text:p>-0.48147474351794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436496014540574" calcext:value-type="float">
            <text:p>-0.436496014540574</text:p>
          </table:table-cell>
          <table:table-cell table:style-name="ce25" table:formula="of:=TANH( [.G651]*[.Q1] + [.G652]*[.Q2] + [.G653]*[.Q3] + [.G654]*[.Q4] + [.G655]*[.Q5] + [.G656]*[.Q6] + [.G657]*[.Q7] + [.G658]*[.Q8] + [.G659]*[.Q9] + [.G660]*[.Q10] + [.G661]*[.Q11] + [.G662]*[.Q12] + [.G663]*[.Q13] + [.G664]*[.Q14] + [.G665]*[.Q15] + [.G666]*[.Q16] + [.G667]*[.Q17] + [.G668]*[.Q18] + [.G669]*[.Q19] + [.G670]*[.Q20] + [.G671]*[.Q21] )" office:value-type="float" office:value="0.010813016519278" calcext:value-type="float">
            <text:p>0.010813016519278</text:p>
          </table:table-cell>
          <table:table-cell table:style-name="ce28" table:formula="of:=TANH( [.H651]*[.S1] + [.H652]*[.S2] + [.H653]*[.S3] + [.H654]*[.S4] + [.H655]*[.S5] + [.H656]*[.S6] + [.H657]*[.S7] + [.H658]*[.S8] + [.H659]*[.S9] + [.H660]*[.S10] + [.H661]*[.S11] + [.H662]*[.S12] + [.H663]*[.S13] + [.H664]*[.S14] + [.H665]*[.S15] + [.H666]*[.S16] + [.H667]*[.S17] + [.H668]*[.S18] + [.H669]*[.S19] + [.H670]*[.S20] + [.H671]*[.S21] + [.H672]*[.S22] + [.H673]*[.S23] + [.H674]*[.S24] )" office:value-type="float" office:value="-0.209184748645828" calcext:value-type="float">
            <text:p>-0.209184748645828</text:p>
          </table:table-cell>
          <table:table-cell table:style-name="ce29" office:value-type="float" office:value="-0.212790676004221" calcext:value-type="float">
            <text:p>-0.212790676004221</text:p>
          </table:table-cell>
          <table:table-cell table:style-name="ce30" table:formula="of:= ([.J652]-[.I652]) * ([.J652]-[.I652])" office:value-type="float" office:value="0.0000130027121140079" calcext:value-type="float">
            <text:p>1.30027121140079E-0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33949196872798" calcext:value-type="float">
            <text:p>-0.433949196872798</text:p>
          </table:table-cell>
          <table:table-cell table:style-name="ce25" table:formula="of:=TANH( [.G651]*[.Q22] + [.G652]*[.Q23] + [.G653]*[.Q24] + [.G654]*[.Q25] + [.G655]*[.Q26] + [.G656]*[.Q27] + [.G657]*[.Q28] + [.G658]*[.Q29] + [.G659]*[.Q30] + [.G660]*[.Q31] + [.G661]*[.Q32] + [.G662]*[.Q33] + [.G663]*[.Q34] + [.G664]*[.Q35] + [.G665]*[.Q36] + [.G666]*[.Q37] + [.G667]*[.Q38] + [.G668]*[.Q39] + [.G669]*[.Q40] + [.G670]*[.Q41] + [.G671]*[.Q42] )" office:value-type="float" office:value="0.0058478511600615" calcext:value-type="float">
            <text:p>0.005847851160062</text:p>
          </table:table-cell>
          <table:table-cell table:style-name="ce28" table:formula="of:=TANH( [.H651]*[.S25] + [.H652]*[.S26] + [.H653]*[.S27] + [.H654]*[.S28] + [.H655]*[.S29] + [.H656]*[.S30] + [.H657]*[.S31] + [.H658]*[.S32] + [.H659]*[.S33] + [.H660]*[.S34] + [.H661]*[.S35] + [.H662]*[.S36] + [.H663]*[.S37] + [.H664]*[.S38] + [.H665]*[.S39] + [.H666]*[.S40] + [.H667]*[.S41] + [.H668]*[.S42] + [.H669]*[.S43] + [.H670]*[.S44] + [.H671]*[.S45] + [.H672]*[.S46] + [.H673]*[.S47] + [.H674]*[.S48] )" office:value-type="float" office:value="-0.168772535293289" calcext:value-type="float">
            <text:p>-0.168772535293289</text:p>
          </table:table-cell>
          <table:table-cell table:style-name="ce29" office:value-type="float" office:value="-0.202170104949524" calcext:value-type="float">
            <text:p>-0.202170104949524</text:p>
          </table:table-cell>
          <table:table-cell table:style-name="ce30" table:formula="of:= ([.J653]-[.I653]) * ([.J653]-[.I653])" office:value-type="float" office:value="0.00111539765894304" calcext:value-type="float">
            <text:p>0.001115397658943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2490498557306" calcext:value-type="float">
            <text:p>-0.42490498557306</text:p>
          </table:table-cell>
          <table:table-cell table:style-name="ce25" table:formula="of:=TANH( [.G651]*[.Q43] + [.G652]*[.Q44] + [.G653]*[.Q45] + [.G654]*[.Q46] + [.G655]*[.Q47] + [.G656]*[.Q48] + [.G657]*[.Q49] + [.G658]*[.Q50] + [.G659]*[.Q51] + [.G660]*[.Q52] + [.G661]*[.Q53] + [.G662]*[.Q54] + [.G663]*[.Q55] + [.G664]*[.Q56] + [.G665]*[.Q57] + [.G666]*[.Q58] + [.G667]*[.Q59] + [.G668]*[.Q60] + [.G669]*[.Q61] + [.G670]*[.Q62] + [.G671]*[.Q63] )" office:value-type="float" office:value="0.962788490605429" calcext:value-type="float">
            <text:p>0.962788490605429</text:p>
          </table:table-cell>
          <table:table-cell table:style-name="ce28" table:formula="of:=TANH( [.H651]*[.S49] + [.H652]*[.S50] + [.H653]*[.S51] + [.H654]*[.S52] + [.H655]*[.S53] + [.H656]*[.S54] + [.H657]*[.S55] + [.H658]*[.S56] + [.H659]*[.S57] + [.H660]*[.S58] + [.H661]*[.S59] + [.H662]*[.S60] + [.H663]*[.S61] + [.H664]*[.S62] + [.H665]*[.S63] + [.H666]*[.S64] + [.H667]*[.S65] + [.H668]*[.S66] + [.H669]*[.S67] + [.H670]*[.S68] + [.H671]*[.S69] + [.H672]*[.S70] + [.H673]*[.S71] + [.H674]*[.S72] )" office:value-type="float" office:value="-0.175946474010773" calcext:value-type="float">
            <text:p>-0.175946474010773</text:p>
          </table:table-cell>
          <table:table-cell table:style-name="ce29" office:value-type="float" office:value="-0.185845829815918" calcext:value-type="float">
            <text:p>-0.185845829815918</text:p>
          </table:table-cell>
          <table:table-cell table:style-name="ce30" table:formula="of:= ([.J654]-[.I654]) * ([.J654]-[.I654])" office:value-type="float" office:value="0.0000979972453568543" calcext:value-type="float">
            <text:p>9.79972453568543E-0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19556031967013" calcext:value-type="float">
            <text:p>-0.419556031967013</text:p>
          </table:table-cell>
          <table:table-cell table:style-name="ce25" table:formula="of:=TANH( [.G651]*[.Q64] + [.G652]*[.Q65] + [.G653]*[.Q66] + [.G654]*[.Q67] + [.G655]*[.Q68] + [.G656]*[.Q69] + [.G657]*[.Q70] + [.G658]*[.Q71] + [.G659]*[.Q72] + [.G660]*[.Q73] + [.G661]*[.Q74] + [.G662]*[.Q75] + [.G663]*[.Q76] + [.G664]*[.Q77] + [.G665]*[.Q78] + [.G666]*[.Q79] + [.G667]*[.Q80] + [.G668]*[.Q81] + [.G669]*[.Q82] + [.G670]*[.Q83] + [.G671]*[.Q84] )" office:value-type="float" office:value="-0.102632198816562" calcext:value-type="float">
            <text:p>-0.10263219881656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5118339516626" calcext:value-type="float">
            <text:p>-0.415118339516626</text:p>
          </table:table-cell>
          <table:table-cell table:style-name="ce25" table:formula="of:=TANH( [.G651]*[.Q85] + [.G652]*[.Q86] + [.G653]*[.Q87] + [.G654]*[.Q88] + [.G655]*[.Q89] + [.G656]*[.Q90] + [.G657]*[.Q91] + [.G658]*[.Q92] + [.G659]*[.Q93] + [.G660]*[.Q94] + [.G661]*[.Q95] + [.G662]*[.Q96] + [.G663]*[.Q97] + [.G664]*[.Q98] + [.G665]*[.Q99] + [.G666]*[.Q100] + [.G667]*[.Q101] + [.G668]*[.Q102] + [.G669]*[.Q103] + [.G670]*[.Q104] + [.G671]*[.Q105] )" office:value-type="float" office:value="0.0978262596922195" calcext:value-type="float">
            <text:p>0.0978262596922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6432452094255" calcext:value-type="float">
            <text:p>-0.416432452094255</text:p>
          </table:table-cell>
          <table:table-cell table:style-name="ce25" table:formula="of:=TANH( [.G651]*[.Q106] + [.G652]*[.Q107] + [.G653]*[.Q108] + [.G654]*[.Q109] + [.G655]*[.Q110] + [.G656]*[.Q111] + [.G657]*[.Q112] + [.G658]*[.Q113] + [.G659]*[.Q114] + [.G660]*[.Q115] + [.G661]*[.Q116] + [.G662]*[.Q117] + [.G663]*[.Q118] + [.G664]*[.Q119] + [.G665]*[.Q120] + [.G666]*[.Q121] + [.G667]*[.Q122] + [.G668]*[.Q123] + [.G669]*[.Q124] + [.G670]*[.Q125] + [.G671]*[.Q126] )" office:value-type="float" office:value="0.26821465019421" calcext:value-type="float">
            <text:p>0.2682146501942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4498245361861" calcext:value-type="float">
            <text:p>-0.414498245361861</text:p>
          </table:table-cell>
          <table:table-cell table:style-name="ce25" table:formula="of:=TANH( [.G651]*[.Q127] + [.G652]*[.Q128] + [.G653]*[.Q129] + [.G654]*[.Q130] + [.G655]*[.Q131] + [.G656]*[.Q132] + [.G657]*[.Q133] + [.G658]*[.Q134] + [.G659]*[.Q135] + [.G660]*[.Q136] + [.G661]*[.Q137] + [.G662]*[.Q138] + [.G663]*[.Q139] + [.G664]*[.Q140] + [.G665]*[.Q141] + [.G666]*[.Q142] + [.G667]*[.Q143] + [.G668]*[.Q144] + [.G669]*[.Q145] + [.G670]*[.Q146] + [.G671]*[.Q147] )" office:value-type="float" office:value="0.133119107828349" calcext:value-type="float">
            <text:p>0.13311910782834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3653874439224" calcext:value-type="float">
            <text:p>-0.413653874439224</text:p>
          </table:table-cell>
          <table:table-cell table:style-name="ce25" table:formula="of:=TANH( [.G651]*[.Q148] + [.G652]*[.Q149] + [.G653]*[.Q150] + [.G654]*[.Q151] + [.G655]*[.Q152] + [.G656]*[.Q153] + [.G657]*[.Q154] + [.G658]*[.Q155] + [.G659]*[.Q156] + [.G660]*[.Q157] + [.G661]*[.Q158] + [.G662]*[.Q159] + [.G663]*[.Q160] + [.G664]*[.Q161] + [.G665]*[.Q162] + [.G666]*[.Q163] + [.G667]*[.Q164] + [.G668]*[.Q165] + [.G669]*[.Q166] + [.G670]*[.Q167] + [.G671]*[.Q168] )" office:value-type="float" office:value="-0.215903760075306" calcext:value-type="float">
            <text:p>-0.21590376007530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2114538939548" calcext:value-type="float">
            <text:p>-0.412114538939548</text:p>
          </table:table-cell>
          <table:table-cell table:style-name="ce25" table:formula="of:=TANH( [.G651]*[.Q169] + [.G652]*[.Q170] + [.G653]*[.Q171] + [.G654]*[.Q172] + [.G655]*[.Q173] + [.G656]*[.Q174] + [.G657]*[.Q175] + [.G658]*[.Q176] + [.G659]*[.Q177] + [.G660]*[.Q178] + [.G661]*[.Q179] + [.G662]*[.Q180] + [.G663]*[.Q181] + [.G664]*[.Q182] + [.G665]*[.Q183] + [.G666]*[.Q184] + [.G667]*[.Q185] + [.G668]*[.Q186] + [.G669]*[.Q187] + [.G670]*[.Q188] + [.G671]*[.Q189] )" office:value-type="float" office:value="0.0206820997442998" calcext:value-type="float">
            <text:p>0.020682099744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0278249607131" calcext:value-type="float">
            <text:p>-0.40278249607131</text:p>
          </table:table-cell>
          <table:table-cell table:style-name="ce25" table:formula="of:=TANH( [.G651]*[.Q190] + [.G652]*[.Q191] + [.G653]*[.Q192] + [.G654]*[.Q193] + [.G655]*[.Q194] + [.G656]*[.Q195] + [.G657]*[.Q196] + [.G658]*[.Q197] + [.G659]*[.Q198] + [.G660]*[.Q199] + [.G661]*[.Q200] + [.G662]*[.Q201] + [.G663]*[.Q202] + [.G664]*[.Q203] + [.G665]*[.Q204] + [.G666]*[.Q205] + [.G667]*[.Q206] + [.G668]*[.Q207] + [.G669]*[.Q208] + [.G670]*[.Q209] + [.G671]*[.Q210] )" office:value-type="float" office:value="-0.0150588642623371" calcext:value-type="float">
            <text:p>-0.01505886426233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88721593751789" calcext:value-type="float">
            <text:p>-0.388721593751789</text:p>
          </table:table-cell>
          <table:table-cell table:style-name="ce25" table:formula="of:=TANH( [.G651]*[.Q211] + [.G652]*[.Q212] + [.G653]*[.Q213] + [.G654]*[.Q214] + [.G655]*[.Q215] + [.G656]*[.Q216] + [.G657]*[.Q217] + [.G658]*[.Q218] + [.G659]*[.Q219] + [.G660]*[.Q220] + [.G661]*[.Q221] + [.G662]*[.Q222] + [.G663]*[.Q223] + [.G664]*[.Q224] + [.G665]*[.Q225] + [.G666]*[.Q226] + [.G667]*[.Q227] + [.G668]*[.Q228] + [.G669]*[.Q229] + [.G670]*[.Q230] + [.G671]*[.Q231] )" office:value-type="float" office:value="0.321891657163544" calcext:value-type="float">
            <text:p>0.32189165716354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66517238021139" calcext:value-type="float">
            <text:p>-0.366517238021139</text:p>
          </table:table-cell>
          <table:table-cell table:style-name="ce25" table:formula="of:=TANH( [.G651]*[.Q232] + [.G652]*[.Q233] + [.G653]*[.Q234] + [.G654]*[.Q235] + [.G655]*[.Q236] + [.G656]*[.Q237] + [.G657]*[.Q238] + [.G658]*[.Q239] + [.G659]*[.Q240] + [.G660]*[.Q241] + [.G661]*[.Q242] + [.G662]*[.Q243] + [.G663]*[.Q244] + [.G664]*[.Q245] + [.G665]*[.Q246] + [.G666]*[.Q247] + [.G667]*[.Q248] + [.G668]*[.Q249] + [.G669]*[.Q250] + [.G670]*[.Q251] + [.G671]*[.Q252] )" office:value-type="float" office:value="-0.968409709096172" calcext:value-type="float">
            <text:p>-0.96840970909617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53067197685344" calcext:value-type="float">
            <text:p>-0.353067197685344</text:p>
          </table:table-cell>
          <table:table-cell table:style-name="ce25" table:formula="of:=TANH( [.G651]*[.Q253] + [.G652]*[.Q254] + [.G653]*[.Q255] + [.G654]*[.Q256] + [.G655]*[.Q257] + [.G656]*[.Q258] + [.G657]*[.Q259] + [.G658]*[.Q260] + [.G659]*[.Q261] + [.G660]*[.Q262] + [.G661]*[.Q263] + [.G662]*[.Q264] + [.G663]*[.Q265] + [.G664]*[.Q266] + [.G665]*[.Q267] + [.G666]*[.Q268] + [.G667]*[.Q269] + [.G668]*[.Q270] + [.G669]*[.Q271] + [.G670]*[.Q272] + [.G671]*[.Q273] )" office:value-type="float" office:value="-0.706491348063309" calcext:value-type="float">
            <text:p>-0.70649134806330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2233120728986" calcext:value-type="float">
            <text:p>-0.32233120728986</text:p>
          </table:table-cell>
          <table:table-cell table:style-name="ce25" table:formula="of:=TANH( [.G651]*[.Q274] + [.G652]*[.Q275] + [.G653]*[.Q276] + [.G654]*[.Q277] + [.G655]*[.Q278] + [.G656]*[.Q279] + [.G657]*[.Q280] + [.G658]*[.Q281] + [.G659]*[.Q282] + [.G660]*[.Q283] + [.G661]*[.Q284] + [.G662]*[.Q285] + [.G663]*[.Q286] + [.G664]*[.Q287] + [.G665]*[.Q288] + [.G666]*[.Q289] + [.G667]*[.Q290] + [.G668]*[.Q291] + [.G669]*[.Q292] + [.G670]*[.Q293] + [.G671]*[.Q294] )" office:value-type="float" office:value="0.377067896825246" calcext:value-type="float">
            <text:p>0.37706789682524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7336634296407" calcext:value-type="float">
            <text:p>-0.287336634296407</text:p>
          </table:table-cell>
          <table:table-cell table:style-name="ce25" table:formula="of:=TANH( [.G651]*[.Q295] + [.G652]*[.Q296] + [.G653]*[.Q297] + [.G654]*[.Q298] + [.G655]*[.Q299] + [.G656]*[.Q300] + [.G657]*[.Q301] + [.G658]*[.Q302] + [.G659]*[.Q303] + [.G660]*[.Q304] + [.G661]*[.Q305] + [.G662]*[.Q306] + [.G663]*[.Q307] + [.G664]*[.Q308] + [.G665]*[.Q309] + [.G666]*[.Q310] + [.G667]*[.Q311] + [.G668]*[.Q312] + [.G669]*[.Q313] + [.G670]*[.Q314] + [.G671]*[.Q315] )" office:value-type="float" office:value="-0.905306998809146" calcext:value-type="float">
            <text:p>-0.90530699880914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30549836950876" calcext:value-type="float">
            <text:p>-0.330549836950876</text:p>
          </table:table-cell>
          <table:table-cell table:style-name="ce25" table:formula="of:=TANH( [.G651]*[.Q316] + [.G652]*[.Q317] + [.G653]*[.Q318] + [.G654]*[.Q319] + [.G655]*[.Q320] + [.G656]*[.Q321] + [.G657]*[.Q322] + [.G658]*[.Q323] + [.G659]*[.Q324] + [.G660]*[.Q325] + [.G661]*[.Q326] + [.G662]*[.Q327] + [.G663]*[.Q328] + [.G664]*[.Q329] + [.G665]*[.Q330] + [.G666]*[.Q331] + [.G667]*[.Q332] + [.G668]*[.Q333] + [.G669]*[.Q334] + [.G670]*[.Q335] + [.G671]*[.Q336] )" office:value-type="float" office:value="0.0179278123266436" calcext:value-type="float">
            <text:p>0.01792781232664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12303167676392" calcext:value-type="float">
            <text:p>-0.312303167676392</text:p>
          </table:table-cell>
          <table:table-cell table:style-name="ce25" table:formula="of:=TANH( [.G651]*[.Q337] + [.G652]*[.Q338] + [.G653]*[.Q339] + [.G654]*[.Q340] + [.G655]*[.Q341] + [.G656]*[.Q342] + [.G657]*[.Q343] + [.G658]*[.Q344] + [.G659]*[.Q345] + [.G660]*[.Q346] + [.G661]*[.Q347] + [.G662]*[.Q348] + [.G663]*[.Q349] + [.G664]*[.Q350] + [.G665]*[.Q351] + [.G666]*[.Q352] + [.G667]*[.Q353] + [.G668]*[.Q354] + [.G669]*[.Q355] + [.G670]*[.Q356] + [.G671]*[.Q357] )" office:value-type="float" office:value="0.355205418689093" calcext:value-type="float">
            <text:p>0.35520541868909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0614400026913" calcext:value-type="float">
            <text:p>-0.280614400026913</text:p>
          </table:table-cell>
          <table:table-cell table:style-name="ce25" table:formula="of:=TANH( [.G651]*[.Q358] + [.G652]*[.Q359] + [.G653]*[.Q360] + [.G654]*[.Q361] + [.G655]*[.Q362] + [.G656]*[.Q363] + [.G657]*[.Q364] + [.G658]*[.Q365] + [.G659]*[.Q366] + [.G660]*[.Q367] + [.G661]*[.Q368] + [.G662]*[.Q369] + [.G663]*[.Q370] + [.G664]*[.Q371] + [.G665]*[.Q372] + [.G666]*[.Q373] + [.G667]*[.Q374] + [.G668]*[.Q375] + [.G669]*[.Q376] + [.G670]*[.Q377] + [.G671]*[.Q378] )" office:value-type="float" office:value="0.100181555372042" calcext:value-type="float">
            <text:p>0.10018155537204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62128076589938" calcext:value-type="float">
            <text:p>-0.262128076589938</text:p>
          </table:table-cell>
          <table:table-cell table:style-name="ce25" table:formula="of:=TANH( [.G651]*[.Q379] + [.G652]*[.Q380] + [.G653]*[.Q381] + [.G654]*[.Q382] + [.G655]*[.Q383] + [.G656]*[.Q384] + [.G657]*[.Q385] + [.G658]*[.Q386] + [.G659]*[.Q387] + [.G660]*[.Q388] + [.G661]*[.Q389] + [.G662]*[.Q390] + [.G663]*[.Q391] + [.G664]*[.Q392] + [.G665]*[.Q393] + [.G666]*[.Q394] + [.G667]*[.Q395] + [.G668]*[.Q396] + [.G669]*[.Q397] + [.G670]*[.Q398] + [.G671]*[.Q399] )" office:value-type="float" office:value="-0.511252316856045" calcext:value-type="float">
            <text:p>-0.51125231685604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8668061495434" calcext:value-type="float">
            <text:p>-0.218668061495434</text:p>
          </table:table-cell>
          <table:table-cell table:style-name="ce25" table:formula="of:=TANH( [.G651]*[.Q400] + [.G652]*[.Q401] + [.G653]*[.Q402] + [.G654]*[.Q403] + [.G655]*[.Q404] + [.G656]*[.Q405] + [.G657]*[.Q406] + [.G658]*[.Q407] + [.G659]*[.Q408] + [.G660]*[.Q409] + [.G661]*[.Q410] + [.G662]*[.Q411] + [.G663]*[.Q412] + [.G664]*[.Q413] + [.G665]*[.Q414] + [.G666]*[.Q415] + [.G667]*[.Q416] + [.G668]*[.Q417] + [.G669]*[.Q418] + [.G670]*[.Q419] + [.G671]*[.Q420] )" office:value-type="float" office:value="0.0400010356838203" calcext:value-type="float">
            <text:p>0.04000103568382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651]*[.Q421] + [.G652]*[.Q422] + [.G653]*[.Q423] + [.G654]*[.Q424] + [.G655]*[.Q425] + [.G656]*[.Q426] + [.G657]*[.Q427] + [.G658]*[.Q428] + [.G659]*[.Q429] + [.G660]*[.Q430] + [.G661]*[.Q431] + [.G662]*[.Q432] + [.G663]*[.Q433] + [.G664]*[.Q434] + [.G665]*[.Q435] + [.G666]*[.Q436] + [.G667]*[.Q437] + [.G668]*[.Q438] + [.G669]*[.Q439] + [.G670]*[.Q440] + [.G671]*[.Q441] )" office:value-type="float" office:value="0.586823838200965" calcext:value-type="float">
            <text:p>0.586823838200965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651]*[.Q442] + [.G652]*[.Q443] + [.G653]*[.Q444] + [.G654]*[.Q445] + [.G655]*[.Q446] + [.G656]*[.Q447] + [.G657]*[.Q448] + [.G658]*[.Q449] + [.G659]*[.Q450] + [.G660]*[.Q451] + [.G661]*[.Q452] + [.G662]*[.Q453] + [.G663]*[.Q454] + [.G664]*[.Q455] + [.G665]*[.Q456] + [.G666]*[.Q457] + [.G667]*[.Q458] + [.G668]*[.Q459] + [.G669]*[.Q460] + [.G670]*[.Q461] + [.G671]*[.Q462] )" office:value-type="float" office:value="0.118071678423318" calcext:value-type="float">
            <text:p>0.11807167842331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651]*[.Q463] + [.G652]*[.Q464] + [.G653]*[.Q465] + [.G654]*[.Q466] + [.G655]*[.Q467] + [.G656]*[.Q468] + [.G657]*[.Q469] + [.G658]*[.Q470] + [.G659]*[.Q471] + [.G660]*[.Q472] + [.G661]*[.Q473] + [.G662]*[.Q474] + [.G663]*[.Q475] + [.G664]*[.Q476] + [.G665]*[.Q477] + [.G666]*[.Q478] + [.G667]*[.Q479] + [.G668]*[.Q480] + [.G669]*[.Q481] + [.G670]*[.Q482] + [.G671]*[.Q483] )" office:value-type="float" office:value="-0.475043678617004" calcext:value-type="float">
            <text:p>-0.475043678617004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433949196872798" calcext:value-type="float">
            <text:p>-0.433949196872798</text:p>
          </table:table-cell>
          <table:table-cell table:style-name="ce25" table:formula="of:=TANH( [.G676]*[.Q1] + [.G677]*[.Q2] + [.G678]*[.Q3] + [.G679]*[.Q4] + [.G680]*[.Q5] + [.G681]*[.Q6] + [.G682]*[.Q7] + [.G683]*[.Q8] + [.G684]*[.Q9] + [.G685]*[.Q10] + [.G686]*[.Q11] + [.G687]*[.Q12] + [.G688]*[.Q13] + [.G689]*[.Q14] + [.G690]*[.Q15] + [.G691]*[.Q16] + [.G692]*[.Q17] + [.G693]*[.Q18] + [.G694]*[.Q19] + [.G695]*[.Q20] + [.G696]*[.Q21] )" office:value-type="float" office:value="0.0113963728584264" calcext:value-type="float">
            <text:p>0.011396372858426</text:p>
          </table:table-cell>
          <table:table-cell table:style-name="ce28" table:formula="of:=TANH( [.H676]*[.S1] + [.H677]*[.S2] + [.H678]*[.S3] + [.H679]*[.S4] + [.H680]*[.S5] + [.H681]*[.S6] + [.H682]*[.S7] + [.H683]*[.S8] + [.H684]*[.S9] + [.H685]*[.S10] + [.H686]*[.S11] + [.H687]*[.S12] + [.H688]*[.S13] + [.H689]*[.S14] + [.H690]*[.S15] + [.H691]*[.S16] + [.H692]*[.S17] + [.H693]*[.S18] + [.H694]*[.S19] + [.H695]*[.S20] + [.H696]*[.S21] + [.H697]*[.S22] + [.H698]*[.S23] + [.H699]*[.S24] )" office:value-type="float" office:value="-0.187069801971013" calcext:value-type="float">
            <text:p>-0.187069801971013</text:p>
          </table:table-cell>
          <table:table-cell table:style-name="ce29" office:value-type="float" office:value="-0.202170104949524" calcext:value-type="float">
            <text:p>-0.202170104949524</text:p>
          </table:table-cell>
          <table:table-cell table:style-name="ce30" table:formula="of:= ([.J677]-[.I677]) * ([.J677]-[.I677])" office:value-type="float" office:value="0.000228019150042817" calcext:value-type="float">
            <text:p>0.000228019150043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2490498557306" calcext:value-type="float">
            <text:p>-0.42490498557306</text:p>
          </table:table-cell>
          <table:table-cell table:style-name="ce25" table:formula="of:=TANH( [.G676]*[.Q22] + [.G677]*[.Q23] + [.G678]*[.Q24] + [.G679]*[.Q25] + [.G680]*[.Q26] + [.G681]*[.Q27] + [.G682]*[.Q28] + [.G683]*[.Q29] + [.G684]*[.Q30] + [.G685]*[.Q31] + [.G686]*[.Q32] + [.G687]*[.Q33] + [.G688]*[.Q34] + [.G689]*[.Q35] + [.G690]*[.Q36] + [.G691]*[.Q37] + [.G692]*[.Q38] + [.G693]*[.Q39] + [.G694]*[.Q40] + [.G695]*[.Q41] + [.G696]*[.Q42] )" office:value-type="float" office:value="0.00878378074317602" calcext:value-type="float">
            <text:p>0.008783780743176</text:p>
          </table:table-cell>
          <table:table-cell table:style-name="ce28" table:formula="of:=TANH( [.H676]*[.S25] + [.H677]*[.S26] + [.H678]*[.S27] + [.H679]*[.S28] + [.H680]*[.S29] + [.H681]*[.S30] + [.H682]*[.S31] + [.H683]*[.S32] + [.H684]*[.S33] + [.H685]*[.S34] + [.H686]*[.S35] + [.H687]*[.S36] + [.H688]*[.S37] + [.H689]*[.S38] + [.H690]*[.S39] + [.H691]*[.S40] + [.H692]*[.S41] + [.H693]*[.S42] + [.H694]*[.S43] + [.H695]*[.S44] + [.H696]*[.S45] + [.H697]*[.S46] + [.H698]*[.S47] + [.H699]*[.S48] )" office:value-type="float" office:value="-0.168721079105087" calcext:value-type="float">
            <text:p>-0.168721079105087</text:p>
          </table:table-cell>
          <table:table-cell table:style-name="ce29" office:value-type="float" office:value="-0.185845829815918" calcext:value-type="float">
            <text:p>-0.185845829815918</text:p>
          </table:table-cell>
          <table:table-cell table:style-name="ce30" table:formula="of:= ([.J678]-[.I678]) * ([.J678]-[.I678])" office:value-type="float" office:value="0.000293257086908092" calcext:value-type="float">
            <text:p>0.000293257086908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19556031967013" calcext:value-type="float">
            <text:p>-0.419556031967013</text:p>
          </table:table-cell>
          <table:table-cell table:style-name="ce25" table:formula="of:=TANH( [.G676]*[.Q43] + [.G677]*[.Q44] + [.G678]*[.Q45] + [.G679]*[.Q46] + [.G680]*[.Q47] + [.G681]*[.Q48] + [.G682]*[.Q49] + [.G683]*[.Q50] + [.G684]*[.Q51] + [.G685]*[.Q52] + [.G686]*[.Q53] + [.G687]*[.Q54] + [.G688]*[.Q55] + [.G689]*[.Q56] + [.G690]*[.Q57] + [.G691]*[.Q58] + [.G692]*[.Q59] + [.G693]*[.Q60] + [.G694]*[.Q61] + [.G695]*[.Q62] + [.G696]*[.Q63] )" office:value-type="float" office:value="0.962462828062594" calcext:value-type="float">
            <text:p>0.962462828062594</text:p>
          </table:table-cell>
          <table:table-cell table:style-name="ce28" table:formula="of:=TANH( [.H676]*[.S49] + [.H677]*[.S50] + [.H678]*[.S51] + [.H679]*[.S52] + [.H680]*[.S53] + [.H681]*[.S54] + [.H682]*[.S55] + [.H683]*[.S56] + [.H684]*[.S57] + [.H685]*[.S58] + [.H686]*[.S59] + [.H687]*[.S60] + [.H688]*[.S61] + [.H689]*[.S62] + [.H690]*[.S63] + [.H691]*[.S64] + [.H692]*[.S65] + [.H693]*[.S66] + [.H694]*[.S67] + [.H695]*[.S68] + [.H696]*[.S69] + [.H697]*[.S70] + [.H698]*[.S71] + [.H699]*[.S72] )" office:value-type="float" office:value="-0.15730658799995" calcext:value-type="float">
            <text:p>-0.15730658799995</text:p>
          </table:table-cell>
          <table:table-cell table:style-name="ce29" office:value-type="float" office:value="-0.115787174947061" calcext:value-type="float">
            <text:p>-0.115787174947061</text:p>
          </table:table-cell>
          <table:table-cell table:style-name="ce30" table:formula="of:= ([.J679]-[.I679]) * ([.J679]-[.I679])" office:value-type="float" office:value="0.00172386166025641" calcext:value-type="float">
            <text:p>0.00172386166025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15118339516626" calcext:value-type="float">
            <text:p>-0.415118339516626</text:p>
          </table:table-cell>
          <table:table-cell table:style-name="ce25" table:formula="of:=TANH( [.G676]*[.Q64] + [.G677]*[.Q65] + [.G678]*[.Q66] + [.G679]*[.Q67] + [.G680]*[.Q68] + [.G681]*[.Q69] + [.G682]*[.Q70] + [.G683]*[.Q71] + [.G684]*[.Q72] + [.G685]*[.Q73] + [.G686]*[.Q74] + [.G687]*[.Q75] + [.G688]*[.Q76] + [.G689]*[.Q77] + [.G690]*[.Q78] + [.G691]*[.Q79] + [.G692]*[.Q80] + [.G693]*[.Q81] + [.G694]*[.Q82] + [.G695]*[.Q83] + [.G696]*[.Q84] )" office:value-type="float" office:value="-0.100709724191587" calcext:value-type="float">
            <text:p>-0.10070972419158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6432452094255" calcext:value-type="float">
            <text:p>-0.416432452094255</text:p>
          </table:table-cell>
          <table:table-cell table:style-name="ce25" table:formula="of:=TANH( [.G676]*[.Q85] + [.G677]*[.Q86] + [.G678]*[.Q87] + [.G679]*[.Q88] + [.G680]*[.Q89] + [.G681]*[.Q90] + [.G682]*[.Q91] + [.G683]*[.Q92] + [.G684]*[.Q93] + [.G685]*[.Q94] + [.G686]*[.Q95] + [.G687]*[.Q96] + [.G688]*[.Q97] + [.G689]*[.Q98] + [.G690]*[.Q99] + [.G691]*[.Q100] + [.G692]*[.Q101] + [.G693]*[.Q102] + [.G694]*[.Q103] + [.G695]*[.Q104] + [.G696]*[.Q105] )" office:value-type="float" office:value="0.0900876565971537" calcext:value-type="float">
            <text:p>0.09008765659715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4498245361861" calcext:value-type="float">
            <text:p>-0.414498245361861</text:p>
          </table:table-cell>
          <table:table-cell table:style-name="ce25" table:formula="of:=TANH( [.G676]*[.Q106] + [.G677]*[.Q107] + [.G678]*[.Q108] + [.G679]*[.Q109] + [.G680]*[.Q110] + [.G681]*[.Q111] + [.G682]*[.Q112] + [.G683]*[.Q113] + [.G684]*[.Q114] + [.G685]*[.Q115] + [.G686]*[.Q116] + [.G687]*[.Q117] + [.G688]*[.Q118] + [.G689]*[.Q119] + [.G690]*[.Q120] + [.G691]*[.Q121] + [.G692]*[.Q122] + [.G693]*[.Q123] + [.G694]*[.Q124] + [.G695]*[.Q125] + [.G696]*[.Q126] )" office:value-type="float" office:value="0.274351740186258" calcext:value-type="float">
            <text:p>0.27435174018625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3653874439224" calcext:value-type="float">
            <text:p>-0.413653874439224</text:p>
          </table:table-cell>
          <table:table-cell table:style-name="ce25" table:formula="of:=TANH( [.G676]*[.Q127] + [.G677]*[.Q128] + [.G678]*[.Q129] + [.G679]*[.Q130] + [.G680]*[.Q131] + [.G681]*[.Q132] + [.G682]*[.Q133] + [.G683]*[.Q134] + [.G684]*[.Q135] + [.G685]*[.Q136] + [.G686]*[.Q137] + [.G687]*[.Q138] + [.G688]*[.Q139] + [.G689]*[.Q140] + [.G690]*[.Q141] + [.G691]*[.Q142] + [.G692]*[.Q143] + [.G693]*[.Q144] + [.G694]*[.Q145] + [.G695]*[.Q146] + [.G696]*[.Q147] )" office:value-type="float" office:value="0.116673164681479" calcext:value-type="float">
            <text:p>0.11667316468147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2114538939548" calcext:value-type="float">
            <text:p>-0.412114538939548</text:p>
          </table:table-cell>
          <table:table-cell table:style-name="ce25" table:formula="of:=TANH( [.G676]*[.Q148] + [.G677]*[.Q149] + [.G678]*[.Q150] + [.G679]*[.Q151] + [.G680]*[.Q152] + [.G681]*[.Q153] + [.G682]*[.Q154] + [.G683]*[.Q155] + [.G684]*[.Q156] + [.G685]*[.Q157] + [.G686]*[.Q158] + [.G687]*[.Q159] + [.G688]*[.Q160] + [.G689]*[.Q161] + [.G690]*[.Q162] + [.G691]*[.Q163] + [.G692]*[.Q164] + [.G693]*[.Q165] + [.G694]*[.Q166] + [.G695]*[.Q167] + [.G696]*[.Q168] )" office:value-type="float" office:value="-0.211776701264251" calcext:value-type="float">
            <text:p>-0.21177670126425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0278249607131" calcext:value-type="float">
            <text:p>-0.40278249607131</text:p>
          </table:table-cell>
          <table:table-cell table:style-name="ce25" table:formula="of:=TANH( [.G676]*[.Q169] + [.G677]*[.Q170] + [.G678]*[.Q171] + [.G679]*[.Q172] + [.G680]*[.Q173] + [.G681]*[.Q174] + [.G682]*[.Q175] + [.G683]*[.Q176] + [.G684]*[.Q177] + [.G685]*[.Q178] + [.G686]*[.Q179] + [.G687]*[.Q180] + [.G688]*[.Q181] + [.G689]*[.Q182] + [.G690]*[.Q183] + [.G691]*[.Q184] + [.G692]*[.Q185] + [.G693]*[.Q186] + [.G694]*[.Q187] + [.G695]*[.Q188] + [.G696]*[.Q189] )" office:value-type="float" office:value="0.017547817348548" calcext:value-type="float">
            <text:p>0.01754781734854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88721593751789" calcext:value-type="float">
            <text:p>-0.388721593751789</text:p>
          </table:table-cell>
          <table:table-cell table:style-name="ce25" table:formula="of:=TANH( [.G676]*[.Q190] + [.G677]*[.Q191] + [.G678]*[.Q192] + [.G679]*[.Q193] + [.G680]*[.Q194] + [.G681]*[.Q195] + [.G682]*[.Q196] + [.G683]*[.Q197] + [.G684]*[.Q198] + [.G685]*[.Q199] + [.G686]*[.Q200] + [.G687]*[.Q201] + [.G688]*[.Q202] + [.G689]*[.Q203] + [.G690]*[.Q204] + [.G691]*[.Q205] + [.G692]*[.Q206] + [.G693]*[.Q207] + [.G694]*[.Q208] + [.G695]*[.Q209] + [.G696]*[.Q210] )" office:value-type="float" office:value="-0.01450327632637" calcext:value-type="float">
            <text:p>-0.0145032763263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66517238021139" calcext:value-type="float">
            <text:p>-0.366517238021139</text:p>
          </table:table-cell>
          <table:table-cell table:style-name="ce25" table:formula="of:=TANH( [.G676]*[.Q211] + [.G677]*[.Q212] + [.G678]*[.Q213] + [.G679]*[.Q214] + [.G680]*[.Q215] + [.G681]*[.Q216] + [.G682]*[.Q217] + [.G683]*[.Q218] + [.G684]*[.Q219] + [.G685]*[.Q220] + [.G686]*[.Q221] + [.G687]*[.Q222] + [.G688]*[.Q223] + [.G689]*[.Q224] + [.G690]*[.Q225] + [.G691]*[.Q226] + [.G692]*[.Q227] + [.G693]*[.Q228] + [.G694]*[.Q229] + [.G695]*[.Q230] + [.G696]*[.Q231] )" office:value-type="float" office:value="0.322079466390582" calcext:value-type="float">
            <text:p>0.32207946639058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53067197685344" calcext:value-type="float">
            <text:p>-0.353067197685344</text:p>
          </table:table-cell>
          <table:table-cell table:style-name="ce25" table:formula="of:=TANH( [.G676]*[.Q232] + [.G677]*[.Q233] + [.G678]*[.Q234] + [.G679]*[.Q235] + [.G680]*[.Q236] + [.G681]*[.Q237] + [.G682]*[.Q238] + [.G683]*[.Q239] + [.G684]*[.Q240] + [.G685]*[.Q241] + [.G686]*[.Q242] + [.G687]*[.Q243] + [.G688]*[.Q244] + [.G689]*[.Q245] + [.G690]*[.Q246] + [.G691]*[.Q247] + [.G692]*[.Q248] + [.G693]*[.Q249] + [.G694]*[.Q250] + [.G695]*[.Q251] + [.G696]*[.Q252] )" office:value-type="float" office:value="-0.966486140040529" calcext:value-type="float">
            <text:p>-0.96648614004052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2233120728986" calcext:value-type="float">
            <text:p>-0.32233120728986</text:p>
          </table:table-cell>
          <table:table-cell table:style-name="ce25" table:formula="of:=TANH( [.G676]*[.Q253] + [.G677]*[.Q254] + [.G678]*[.Q255] + [.G679]*[.Q256] + [.G680]*[.Q257] + [.G681]*[.Q258] + [.G682]*[.Q259] + [.G683]*[.Q260] + [.G684]*[.Q261] + [.G685]*[.Q262] + [.G686]*[.Q263] + [.G687]*[.Q264] + [.G688]*[.Q265] + [.G689]*[.Q266] + [.G690]*[.Q267] + [.G691]*[.Q268] + [.G692]*[.Q269] + [.G693]*[.Q270] + [.G694]*[.Q271] + [.G695]*[.Q272] + [.G696]*[.Q273] )" office:value-type="float" office:value="-0.704783990907673" calcext:value-type="float">
            <text:p>-0.70478399090767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7336634296407" calcext:value-type="float">
            <text:p>-0.287336634296407</text:p>
          </table:table-cell>
          <table:table-cell table:style-name="ce25" table:formula="of:=TANH( [.G676]*[.Q274] + [.G677]*[.Q275] + [.G678]*[.Q276] + [.G679]*[.Q277] + [.G680]*[.Q278] + [.G681]*[.Q279] + [.G682]*[.Q280] + [.G683]*[.Q281] + [.G684]*[.Q282] + [.G685]*[.Q283] + [.G686]*[.Q284] + [.G687]*[.Q285] + [.G688]*[.Q286] + [.G689]*[.Q287] + [.G690]*[.Q288] + [.G691]*[.Q289] + [.G692]*[.Q290] + [.G693]*[.Q291] + [.G694]*[.Q292] + [.G695]*[.Q293] + [.G696]*[.Q294] )" office:value-type="float" office:value="0.370806127760446" calcext:value-type="float">
            <text:p>0.37080612776044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30549836950876" calcext:value-type="float">
            <text:p>-0.330549836950876</text:p>
          </table:table-cell>
          <table:table-cell table:style-name="ce25" table:formula="of:=TANH( [.G676]*[.Q295] + [.G677]*[.Q296] + [.G678]*[.Q297] + [.G679]*[.Q298] + [.G680]*[.Q299] + [.G681]*[.Q300] + [.G682]*[.Q301] + [.G683]*[.Q302] + [.G684]*[.Q303] + [.G685]*[.Q304] + [.G686]*[.Q305] + [.G687]*[.Q306] + [.G688]*[.Q307] + [.G689]*[.Q308] + [.G690]*[.Q309] + [.G691]*[.Q310] + [.G692]*[.Q311] + [.G693]*[.Q312] + [.G694]*[.Q313] + [.G695]*[.Q314] + [.G696]*[.Q315] )" office:value-type="float" office:value="-0.90255008295207" calcext:value-type="float">
            <text:p>-0.9025500829520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12303167676392" calcext:value-type="float">
            <text:p>-0.312303167676392</text:p>
          </table:table-cell>
          <table:table-cell table:style-name="ce25" table:formula="of:=TANH( [.G676]*[.Q316] + [.G677]*[.Q317] + [.G678]*[.Q318] + [.G679]*[.Q319] + [.G680]*[.Q320] + [.G681]*[.Q321] + [.G682]*[.Q322] + [.G683]*[.Q323] + [.G684]*[.Q324] + [.G685]*[.Q325] + [.G686]*[.Q326] + [.G687]*[.Q327] + [.G688]*[.Q328] + [.G689]*[.Q329] + [.G690]*[.Q330] + [.G691]*[.Q331] + [.G692]*[.Q332] + [.G693]*[.Q333] + [.G694]*[.Q334] + [.G695]*[.Q335] + [.G696]*[.Q336] )" office:value-type="float" office:value="0.0181571482239499" calcext:value-type="float">
            <text:p>0.0181571482239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0614400026913" calcext:value-type="float">
            <text:p>-0.280614400026913</text:p>
          </table:table-cell>
          <table:table-cell table:style-name="ce25" table:formula="of:=TANH( [.G676]*[.Q337] + [.G677]*[.Q338] + [.G678]*[.Q339] + [.G679]*[.Q340] + [.G680]*[.Q341] + [.G681]*[.Q342] + [.G682]*[.Q343] + [.G683]*[.Q344] + [.G684]*[.Q345] + [.G685]*[.Q346] + [.G686]*[.Q347] + [.G687]*[.Q348] + [.G688]*[.Q349] + [.G689]*[.Q350] + [.G690]*[.Q351] + [.G691]*[.Q352] + [.G692]*[.Q353] + [.G693]*[.Q354] + [.G694]*[.Q355] + [.G695]*[.Q356] + [.G696]*[.Q357] )" office:value-type="float" office:value="0.349973916854682" calcext:value-type="float">
            <text:p>0.34997391685468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62128076589938" calcext:value-type="float">
            <text:p>-0.262128076589938</text:p>
          </table:table-cell>
          <table:table-cell table:style-name="ce25" table:formula="of:=TANH( [.G676]*[.Q358] + [.G677]*[.Q359] + [.G678]*[.Q360] + [.G679]*[.Q361] + [.G680]*[.Q362] + [.G681]*[.Q363] + [.G682]*[.Q364] + [.G683]*[.Q365] + [.G684]*[.Q366] + [.G685]*[.Q367] + [.G686]*[.Q368] + [.G687]*[.Q369] + [.G688]*[.Q370] + [.G689]*[.Q371] + [.G690]*[.Q372] + [.G691]*[.Q373] + [.G692]*[.Q374] + [.G693]*[.Q375] + [.G694]*[.Q376] + [.G695]*[.Q377] + [.G696]*[.Q378] )" office:value-type="float" office:value="0.107650480702897" calcext:value-type="float">
            <text:p>0.10765048070289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8668061495434" calcext:value-type="float">
            <text:p>-0.218668061495434</text:p>
          </table:table-cell>
          <table:table-cell table:style-name="ce25" table:formula="of:=TANH( [.G676]*[.Q379] + [.G677]*[.Q380] + [.G678]*[.Q381] + [.G679]*[.Q382] + [.G680]*[.Q383] + [.G681]*[.Q384] + [.G682]*[.Q385] + [.G683]*[.Q386] + [.G684]*[.Q387] + [.G685]*[.Q388] + [.G686]*[.Q389] + [.G687]*[.Q390] + [.G688]*[.Q391] + [.G689]*[.Q392] + [.G690]*[.Q393] + [.G691]*[.Q394] + [.G692]*[.Q395] + [.G693]*[.Q396] + [.G694]*[.Q397] + [.G695]*[.Q398] + [.G696]*[.Q399] )" office:value-type="float" office:value="-0.531694090292212" calcext:value-type="float">
            <text:p>-0.53169409029221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2790676004221" calcext:value-type="float">
            <text:p>-0.212790676004221</text:p>
          </table:table-cell>
          <table:table-cell table:style-name="ce25" table:formula="of:=TANH( [.G676]*[.Q400] + [.G677]*[.Q401] + [.G678]*[.Q402] + [.G679]*[.Q403] + [.G680]*[.Q404] + [.G681]*[.Q405] + [.G682]*[.Q406] + [.G683]*[.Q407] + [.G684]*[.Q408] + [.G685]*[.Q409] + [.G686]*[.Q410] + [.G687]*[.Q411] + [.G688]*[.Q412] + [.G689]*[.Q413] + [.G690]*[.Q414] + [.G691]*[.Q415] + [.G692]*[.Q416] + [.G693]*[.Q417] + [.G694]*[.Q418] + [.G695]*[.Q419] + [.G696]*[.Q420] )" office:value-type="float" office:value="0.0409321468176685" calcext:value-type="float">
            <text:p>0.04093214681766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676]*[.Q421] + [.G677]*[.Q422] + [.G678]*[.Q423] + [.G679]*[.Q424] + [.G680]*[.Q425] + [.G681]*[.Q426] + [.G682]*[.Q427] + [.G683]*[.Q428] + [.G684]*[.Q429] + [.G685]*[.Q430] + [.G686]*[.Q431] + [.G687]*[.Q432] + [.G688]*[.Q433] + [.G689]*[.Q434] + [.G690]*[.Q435] + [.G691]*[.Q436] + [.G692]*[.Q437] + [.G693]*[.Q438] + [.G694]*[.Q439] + [.G695]*[.Q440] + [.G696]*[.Q441] )" office:value-type="float" office:value="0.554056300394829" calcext:value-type="float">
            <text:p>0.55405630039482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676]*[.Q442] + [.G677]*[.Q443] + [.G678]*[.Q444] + [.G679]*[.Q445] + [.G680]*[.Q446] + [.G681]*[.Q447] + [.G682]*[.Q448] + [.G683]*[.Q449] + [.G684]*[.Q450] + [.G685]*[.Q451] + [.G686]*[.Q452] + [.G687]*[.Q453] + [.G688]*[.Q454] + [.G689]*[.Q455] + [.G690]*[.Q456] + [.G691]*[.Q457] + [.G692]*[.Q458] + [.G693]*[.Q459] + [.G694]*[.Q460] + [.G695]*[.Q461] + [.G696]*[.Q462] )" office:value-type="float" office:value="0.183716026603699" calcext:value-type="float">
            <text:p>0.18371602660369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676]*[.Q463] + [.G677]*[.Q464] + [.G678]*[.Q465] + [.G679]*[.Q466] + [.G680]*[.Q467] + [.G681]*[.Q468] + [.G682]*[.Q469] + [.G683]*[.Q470] + [.G684]*[.Q471] + [.G685]*[.Q472] + [.G686]*[.Q473] + [.G687]*[.Q474] + [.G688]*[.Q475] + [.G689]*[.Q476] + [.G690]*[.Q477] + [.G691]*[.Q478] + [.G692]*[.Q479] + [.G693]*[.Q480] + [.G694]*[.Q481] + [.G695]*[.Q482] + [.G696]*[.Q483] )" office:value-type="float" office:value="-0.469759279133824" calcext:value-type="float">
            <text:p>-0.469759279133824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42490498557306" calcext:value-type="float">
            <text:p>-0.42490498557306</text:p>
          </table:table-cell>
          <table:table-cell table:style-name="ce25" table:formula="of:=TANH( [.G701]*[.Q1] + [.G702]*[.Q2] + [.G703]*[.Q3] + [.G704]*[.Q4] + [.G705]*[.Q5] + [.G706]*[.Q6] + [.G707]*[.Q7] + [.G708]*[.Q8] + [.G709]*[.Q9] + [.G710]*[.Q10] + [.G711]*[.Q11] + [.G712]*[.Q12] + [.G713]*[.Q13] + [.G714]*[.Q14] + [.G715]*[.Q15] + [.G716]*[.Q16] + [.G717]*[.Q17] + [.G718]*[.Q18] + [.G719]*[.Q19] + [.G720]*[.Q20] + [.G721]*[.Q21] )" office:value-type="float" office:value="0.0126402913410329" calcext:value-type="float">
            <text:p>0.012640291341033</text:p>
          </table:table-cell>
          <table:table-cell table:style-name="ce28" table:formula="of:=TANH( [.H701]*[.S1] + [.H702]*[.S2] + [.H703]*[.S3] + [.H704]*[.S4] + [.H705]*[.S5] + [.H706]*[.S6] + [.H707]*[.S7] + [.H708]*[.S8] + [.H709]*[.S9] + [.H710]*[.S10] + [.H711]*[.S11] + [.H712]*[.S12] + [.H713]*[.S13] + [.H714]*[.S14] + [.H715]*[.S15] + [.H716]*[.S16] + [.H717]*[.S17] + [.H718]*[.S18] + [.H719]*[.S19] + [.H720]*[.S20] + [.H721]*[.S21] + [.H722]*[.S22] + [.H723]*[.S23] + [.H724]*[.S24] )" office:value-type="float" office:value="-0.158216365733719" calcext:value-type="float">
            <text:p>-0.158216365733719</text:p>
          </table:table-cell>
          <table:table-cell table:style-name="ce29" office:value-type="float" office:value="-0.185845829815918" calcext:value-type="float">
            <text:p>-0.185845829815918</text:p>
          </table:table-cell>
          <table:table-cell table:style-name="ce30" table:formula="of:= ([.J702]-[.I702]) * ([.J702]-[.I702])" office:value-type="float" office:value="0.000763387285469486" calcext:value-type="float">
            <text:p>0.000763387285469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19556031967013" calcext:value-type="float">
            <text:p>-0.419556031967013</text:p>
          </table:table-cell>
          <table:table-cell table:style-name="ce25" table:formula="of:=TANH( [.G701]*[.Q22] + [.G702]*[.Q23] + [.G703]*[.Q24] + [.G704]*[.Q25] + [.G705]*[.Q26] + [.G706]*[.Q27] + [.G707]*[.Q28] + [.G708]*[.Q29] + [.G709]*[.Q30] + [.G710]*[.Q31] + [.G711]*[.Q32] + [.G712]*[.Q33] + [.G713]*[.Q34] + [.G714]*[.Q35] + [.G715]*[.Q36] + [.G716]*[.Q37] + [.G717]*[.Q38] + [.G718]*[.Q39] + [.G719]*[.Q40] + [.G720]*[.Q41] + [.G721]*[.Q42] )" office:value-type="float" office:value="0.0101613675730283" calcext:value-type="float">
            <text:p>0.010161367573028</text:p>
          </table:table-cell>
          <table:table-cell table:style-name="ce28" table:formula="of:=TANH( [.H701]*[.S25] + [.H702]*[.S26] + [.H703]*[.S27] + [.H704]*[.S28] + [.H705]*[.S29] + [.H706]*[.S30] + [.H707]*[.S31] + [.H708]*[.S32] + [.H709]*[.S33] + [.H710]*[.S34] + [.H711]*[.S35] + [.H712]*[.S36] + [.H713]*[.S37] + [.H714]*[.S38] + [.H715]*[.S39] + [.H716]*[.S40] + [.H717]*[.S41] + [.H718]*[.S42] + [.H719]*[.S43] + [.H720]*[.S44] + [.H721]*[.S45] + [.H722]*[.S46] + [.H723]*[.S47] + [.H724]*[.S48] )" office:value-type="float" office:value="-0.11464972422998" calcext:value-type="float">
            <text:p>-0.11464972422998</text:p>
          </table:table-cell>
          <table:table-cell table:style-name="ce29" office:value-type="float" office:value="-0.115787174947061" calcext:value-type="float">
            <text:p>-0.115787174947061</text:p>
          </table:table-cell>
          <table:table-cell table:style-name="ce30" table:formula="of:= ([.J703]-[.I703]) * ([.J703]-[.I703])" office:value-type="float" office:value="0.00000129379413378667" calcext:value-type="float">
            <text:p>1.29379413378667E-0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15118339516626" calcext:value-type="float">
            <text:p>-0.415118339516626</text:p>
          </table:table-cell>
          <table:table-cell table:style-name="ce25" table:formula="of:=TANH( [.G701]*[.Q43] + [.G702]*[.Q44] + [.G703]*[.Q45] + [.G704]*[.Q46] + [.G705]*[.Q47] + [.G706]*[.Q48] + [.G707]*[.Q49] + [.G708]*[.Q50] + [.G709]*[.Q51] + [.G710]*[.Q52] + [.G711]*[.Q53] + [.G712]*[.Q54] + [.G713]*[.Q55] + [.G714]*[.Q56] + [.G715]*[.Q57] + [.G716]*[.Q58] + [.G717]*[.Q59] + [.G718]*[.Q60] + [.G719]*[.Q61] + [.G720]*[.Q62] + [.G721]*[.Q63] )" office:value-type="float" office:value="0.961998375187072" calcext:value-type="float">
            <text:p>0.961998375187072</text:p>
          </table:table-cell>
          <table:table-cell table:style-name="ce28" table:formula="of:=TANH( [.H701]*[.S49] + [.H702]*[.S50] + [.H703]*[.S51] + [.H704]*[.S52] + [.H705]*[.S53] + [.H706]*[.S54] + [.H707]*[.S55] + [.H708]*[.S56] + [.H709]*[.S57] + [.H710]*[.S58] + [.H711]*[.S59] + [.H712]*[.S60] + [.H713]*[.S61] + [.H714]*[.S62] + [.H715]*[.S63] + [.H716]*[.S64] + [.H717]*[.S65] + [.H718]*[.S66] + [.H719]*[.S67] + [.H720]*[.S68] + [.H721]*[.S69] + [.H722]*[.S70] + [.H723]*[.S71] + [.H724]*[.S72] )" office:value-type="float" office:value="-0.101494556714763" calcext:value-type="float">
            <text:p>-0.101494556714763</text:p>
          </table:table-cell>
          <table:table-cell table:style-name="ce29" office:value-type="float" office:value="0.0591533869786821" calcext:value-type="float">
            <text:p>0.059153386978682</text:p>
          </table:table-cell>
          <table:table-cell table:style-name="ce30" table:formula="of:= ([.J704]-[.I704]) * ([.J704]-[.I704])" office:value-type="float" office:value="0.0258077618129324" calcext:value-type="float">
            <text:p>0.025807761812932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16432452094255" calcext:value-type="float">
            <text:p>-0.416432452094255</text:p>
          </table:table-cell>
          <table:table-cell table:style-name="ce25" table:formula="of:=TANH( [.G701]*[.Q64] + [.G702]*[.Q65] + [.G703]*[.Q66] + [.G704]*[.Q67] + [.G705]*[.Q68] + [.G706]*[.Q69] + [.G707]*[.Q70] + [.G708]*[.Q71] + [.G709]*[.Q72] + [.G710]*[.Q73] + [.G711]*[.Q74] + [.G712]*[.Q75] + [.G713]*[.Q76] + [.G714]*[.Q77] + [.G715]*[.Q78] + [.G716]*[.Q79] + [.G717]*[.Q80] + [.G718]*[.Q81] + [.G719]*[.Q82] + [.G720]*[.Q83] + [.G721]*[.Q84] )" office:value-type="float" office:value="-0.0978388476940775" calcext:value-type="float">
            <text:p>-0.09783884769407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4498245361861" calcext:value-type="float">
            <text:p>-0.414498245361861</text:p>
          </table:table-cell>
          <table:table-cell table:style-name="ce25" table:formula="of:=TANH( [.G701]*[.Q85] + [.G702]*[.Q86] + [.G703]*[.Q87] + [.G704]*[.Q88] + [.G705]*[.Q89] + [.G706]*[.Q90] + [.G707]*[.Q91] + [.G708]*[.Q92] + [.G709]*[.Q93] + [.G710]*[.Q94] + [.G711]*[.Q95] + [.G712]*[.Q96] + [.G713]*[.Q97] + [.G714]*[.Q98] + [.G715]*[.Q99] + [.G716]*[.Q100] + [.G717]*[.Q101] + [.G718]*[.Q102] + [.G719]*[.Q103] + [.G720]*[.Q104] + [.G721]*[.Q105] )" office:value-type="float" office:value="0.0782971312369128" calcext:value-type="float">
            <text:p>0.07829713123691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3653874439224" calcext:value-type="float">
            <text:p>-0.413653874439224</text:p>
          </table:table-cell>
          <table:table-cell table:style-name="ce25" table:formula="of:=TANH( [.G701]*[.Q106] + [.G702]*[.Q107] + [.G703]*[.Q108] + [.G704]*[.Q109] + [.G705]*[.Q110] + [.G706]*[.Q111] + [.G707]*[.Q112] + [.G708]*[.Q113] + [.G709]*[.Q114] + [.G710]*[.Q115] + [.G711]*[.Q116] + [.G712]*[.Q117] + [.G713]*[.Q118] + [.G714]*[.Q119] + [.G715]*[.Q120] + [.G716]*[.Q121] + [.G717]*[.Q122] + [.G718]*[.Q123] + [.G719]*[.Q124] + [.G720]*[.Q125] + [.G721]*[.Q126] )" office:value-type="float" office:value="0.254272442098076" calcext:value-type="float">
            <text:p>0.25427244209807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2114538939548" calcext:value-type="float">
            <text:p>-0.412114538939548</text:p>
          </table:table-cell>
          <table:table-cell table:style-name="ce25" table:formula="of:=TANH( [.G701]*[.Q127] + [.G702]*[.Q128] + [.G703]*[.Q129] + [.G704]*[.Q130] + [.G705]*[.Q131] + [.G706]*[.Q132] + [.G707]*[.Q133] + [.G708]*[.Q134] + [.G709]*[.Q135] + [.G710]*[.Q136] + [.G711]*[.Q137] + [.G712]*[.Q138] + [.G713]*[.Q139] + [.G714]*[.Q140] + [.G715]*[.Q141] + [.G716]*[.Q142] + [.G717]*[.Q143] + [.G718]*[.Q144] + [.G719]*[.Q145] + [.G720]*[.Q146] + [.G721]*[.Q147] )" office:value-type="float" office:value="0.108194046897949" calcext:value-type="float">
            <text:p>0.10819404689794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0278249607131" calcext:value-type="float">
            <text:p>-0.40278249607131</text:p>
          </table:table-cell>
          <table:table-cell table:style-name="ce25" table:formula="of:=TANH( [.G701]*[.Q148] + [.G702]*[.Q149] + [.G703]*[.Q150] + [.G704]*[.Q151] + [.G705]*[.Q152] + [.G706]*[.Q153] + [.G707]*[.Q154] + [.G708]*[.Q155] + [.G709]*[.Q156] + [.G710]*[.Q157] + [.G711]*[.Q158] + [.G712]*[.Q159] + [.G713]*[.Q160] + [.G714]*[.Q161] + [.G715]*[.Q162] + [.G716]*[.Q163] + [.G717]*[.Q164] + [.G718]*[.Q165] + [.G719]*[.Q166] + [.G720]*[.Q167] + [.G721]*[.Q168] )" office:value-type="float" office:value="-0.207704728889658" calcext:value-type="float">
            <text:p>-0.20770472888965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88721593751789" calcext:value-type="float">
            <text:p>-0.388721593751789</text:p>
          </table:table-cell>
          <table:table-cell table:style-name="ce25" table:formula="of:=TANH( [.G701]*[.Q169] + [.G702]*[.Q170] + [.G703]*[.Q171] + [.G704]*[.Q172] + [.G705]*[.Q173] + [.G706]*[.Q174] + [.G707]*[.Q175] + [.G708]*[.Q176] + [.G709]*[.Q177] + [.G710]*[.Q178] + [.G711]*[.Q179] + [.G712]*[.Q180] + [.G713]*[.Q181] + [.G714]*[.Q182] + [.G715]*[.Q183] + [.G716]*[.Q184] + [.G717]*[.Q185] + [.G718]*[.Q186] + [.G719]*[.Q187] + [.G720]*[.Q188] + [.G721]*[.Q189] )" office:value-type="float" office:value="0.0131201757294059" calcext:value-type="float">
            <text:p>0.01312017572940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66517238021139" calcext:value-type="float">
            <text:p>-0.366517238021139</text:p>
          </table:table-cell>
          <table:table-cell table:style-name="ce25" table:formula="of:=TANH( [.G701]*[.Q190] + [.G702]*[.Q191] + [.G703]*[.Q192] + [.G704]*[.Q193] + [.G705]*[.Q194] + [.G706]*[.Q195] + [.G707]*[.Q196] + [.G708]*[.Q197] + [.G709]*[.Q198] + [.G710]*[.Q199] + [.G711]*[.Q200] + [.G712]*[.Q201] + [.G713]*[.Q202] + [.G714]*[.Q203] + [.G715]*[.Q204] + [.G716]*[.Q205] + [.G717]*[.Q206] + [.G718]*[.Q207] + [.G719]*[.Q208] + [.G720]*[.Q209] + [.G721]*[.Q210] )" office:value-type="float" office:value="-0.0141228641107584" calcext:value-type="float">
            <text:p>-0.01412286411075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53067197685344" calcext:value-type="float">
            <text:p>-0.353067197685344</text:p>
          </table:table-cell>
          <table:table-cell table:style-name="ce25" table:formula="of:=TANH( [.G701]*[.Q211] + [.G702]*[.Q212] + [.G703]*[.Q213] + [.G704]*[.Q214] + [.G705]*[.Q215] + [.G706]*[.Q216] + [.G707]*[.Q217] + [.G708]*[.Q218] + [.G709]*[.Q219] + [.G710]*[.Q220] + [.G711]*[.Q221] + [.G712]*[.Q222] + [.G713]*[.Q223] + [.G714]*[.Q224] + [.G715]*[.Q225] + [.G716]*[.Q226] + [.G717]*[.Q227] + [.G718]*[.Q228] + [.G719]*[.Q229] + [.G720]*[.Q230] + [.G721]*[.Q231] )" office:value-type="float" office:value="0.294938329233504" calcext:value-type="float">
            <text:p>0.29493832923350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2233120728986" calcext:value-type="float">
            <text:p>-0.32233120728986</text:p>
          </table:table-cell>
          <table:table-cell table:style-name="ce25" table:formula="of:=TANH( [.G701]*[.Q232] + [.G702]*[.Q233] + [.G703]*[.Q234] + [.G704]*[.Q235] + [.G705]*[.Q236] + [.G706]*[.Q237] + [.G707]*[.Q238] + [.G708]*[.Q239] + [.G709]*[.Q240] + [.G710]*[.Q241] + [.G711]*[.Q242] + [.G712]*[.Q243] + [.G713]*[.Q244] + [.G714]*[.Q245] + [.G715]*[.Q246] + [.G716]*[.Q247] + [.G717]*[.Q248] + [.G718]*[.Q249] + [.G719]*[.Q250] + [.G720]*[.Q251] + [.G721]*[.Q252] )" office:value-type="float" office:value="-0.962626221894034" calcext:value-type="float">
            <text:p>-0.96262622189403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7336634296407" calcext:value-type="float">
            <text:p>-0.287336634296407</text:p>
          </table:table-cell>
          <table:table-cell table:style-name="ce25" table:formula="of:=TANH( [.G701]*[.Q253] + [.G702]*[.Q254] + [.G703]*[.Q255] + [.G704]*[.Q256] + [.G705]*[.Q257] + [.G706]*[.Q258] + [.G707]*[.Q259] + [.G708]*[.Q260] + [.G709]*[.Q261] + [.G710]*[.Q262] + [.G711]*[.Q263] + [.G712]*[.Q264] + [.G713]*[.Q265] + [.G714]*[.Q266] + [.G715]*[.Q267] + [.G716]*[.Q268] + [.G717]*[.Q269] + [.G718]*[.Q270] + [.G719]*[.Q271] + [.G720]*[.Q272] + [.G721]*[.Q273] )" office:value-type="float" office:value="-0.694748768687121" calcext:value-type="float">
            <text:p>-0.69474876868712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30549836950876" calcext:value-type="float">
            <text:p>-0.330549836950876</text:p>
          </table:table-cell>
          <table:table-cell table:style-name="ce25" table:formula="of:=TANH( [.G701]*[.Q274] + [.G702]*[.Q275] + [.G703]*[.Q276] + [.G704]*[.Q277] + [.G705]*[.Q278] + [.G706]*[.Q279] + [.G707]*[.Q280] + [.G708]*[.Q281] + [.G709]*[.Q282] + [.G710]*[.Q283] + [.G711]*[.Q284] + [.G712]*[.Q285] + [.G713]*[.Q286] + [.G714]*[.Q287] + [.G715]*[.Q288] + [.G716]*[.Q289] + [.G717]*[.Q290] + [.G718]*[.Q291] + [.G719]*[.Q292] + [.G720]*[.Q293] + [.G721]*[.Q294] )" office:value-type="float" office:value="0.383101923006071" calcext:value-type="float">
            <text:p>0.38310192300607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12303167676392" calcext:value-type="float">
            <text:p>-0.312303167676392</text:p>
          </table:table-cell>
          <table:table-cell table:style-name="ce25" table:formula="of:=TANH( [.G701]*[.Q295] + [.G702]*[.Q296] + [.G703]*[.Q297] + [.G704]*[.Q298] + [.G705]*[.Q299] + [.G706]*[.Q300] + [.G707]*[.Q301] + [.G708]*[.Q302] + [.G709]*[.Q303] + [.G710]*[.Q304] + [.G711]*[.Q305] + [.G712]*[.Q306] + [.G713]*[.Q307] + [.G714]*[.Q308] + [.G715]*[.Q309] + [.G716]*[.Q310] + [.G717]*[.Q311] + [.G718]*[.Q312] + [.G719]*[.Q313] + [.G720]*[.Q314] + [.G721]*[.Q315] )" office:value-type="float" office:value="-0.898107513037108" calcext:value-type="float">
            <text:p>-0.89810751303710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0614400026913" calcext:value-type="float">
            <text:p>-0.280614400026913</text:p>
          </table:table-cell>
          <table:table-cell table:style-name="ce25" table:formula="of:=TANH( [.G701]*[.Q316] + [.G702]*[.Q317] + [.G703]*[.Q318] + [.G704]*[.Q319] + [.G705]*[.Q320] + [.G706]*[.Q321] + [.G707]*[.Q322] + [.G708]*[.Q323] + [.G709]*[.Q324] + [.G710]*[.Q325] + [.G711]*[.Q326] + [.G712]*[.Q327] + [.G713]*[.Q328] + [.G714]*[.Q329] + [.G715]*[.Q330] + [.G716]*[.Q331] + [.G717]*[.Q332] + [.G718]*[.Q333] + [.G719]*[.Q334] + [.G720]*[.Q335] + [.G721]*[.Q336] )" office:value-type="float" office:value="0.0186733151383774" calcext:value-type="float">
            <text:p>0.01867331513837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62128076589938" calcext:value-type="float">
            <text:p>-0.262128076589938</text:p>
          </table:table-cell>
          <table:table-cell table:style-name="ce25" table:formula="of:=TANH( [.G701]*[.Q337] + [.G702]*[.Q338] + [.G703]*[.Q339] + [.G704]*[.Q340] + [.G705]*[.Q341] + [.G706]*[.Q342] + [.G707]*[.Q343] + [.G708]*[.Q344] + [.G709]*[.Q345] + [.G710]*[.Q346] + [.G711]*[.Q347] + [.G712]*[.Q348] + [.G713]*[.Q349] + [.G714]*[.Q350] + [.G715]*[.Q351] + [.G716]*[.Q352] + [.G717]*[.Q353] + [.G718]*[.Q354] + [.G719]*[.Q355] + [.G720]*[.Q356] + [.G721]*[.Q357] )" office:value-type="float" office:value="0.348806398708595" calcext:value-type="float">
            <text:p>0.34880639870859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8668061495434" calcext:value-type="float">
            <text:p>-0.218668061495434</text:p>
          </table:table-cell>
          <table:table-cell table:style-name="ce25" table:formula="of:=TANH( [.G701]*[.Q358] + [.G702]*[.Q359] + [.G703]*[.Q360] + [.G704]*[.Q361] + [.G705]*[.Q362] + [.G706]*[.Q363] + [.G707]*[.Q364] + [.G708]*[.Q365] + [.G709]*[.Q366] + [.G710]*[.Q367] + [.G711]*[.Q368] + [.G712]*[.Q369] + [.G713]*[.Q370] + [.G714]*[.Q371] + [.G715]*[.Q372] + [.G716]*[.Q373] + [.G717]*[.Q374] + [.G718]*[.Q375] + [.G719]*[.Q376] + [.G720]*[.Q377] + [.G721]*[.Q378] )" office:value-type="float" office:value="0.131735155042497" calcext:value-type="float">
            <text:p>0.13173515504249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2790676004221" calcext:value-type="float">
            <text:p>-0.212790676004221</text:p>
          </table:table-cell>
          <table:table-cell table:style-name="ce25" table:formula="of:=TANH( [.G701]*[.Q379] + [.G702]*[.Q380] + [.G703]*[.Q381] + [.G704]*[.Q382] + [.G705]*[.Q383] + [.G706]*[.Q384] + [.G707]*[.Q385] + [.G708]*[.Q386] + [.G709]*[.Q387] + [.G710]*[.Q388] + [.G711]*[.Q389] + [.G712]*[.Q390] + [.G713]*[.Q391] + [.G714]*[.Q392] + [.G715]*[.Q393] + [.G716]*[.Q394] + [.G717]*[.Q395] + [.G718]*[.Q396] + [.G719]*[.Q397] + [.G720]*[.Q398] + [.G721]*[.Q399] )" office:value-type="float" office:value="-0.495359514453376" calcext:value-type="float">
            <text:p>-0.49535951445337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02170104949524" calcext:value-type="float">
            <text:p>-0.202170104949524</text:p>
          </table:table-cell>
          <table:table-cell table:style-name="ce25" table:formula="of:=TANH( [.G701]*[.Q400] + [.G702]*[.Q401] + [.G703]*[.Q402] + [.G704]*[.Q403] + [.G705]*[.Q404] + [.G706]*[.Q405] + [.G707]*[.Q406] + [.G708]*[.Q407] + [.G709]*[.Q408] + [.G710]*[.Q409] + [.G711]*[.Q410] + [.G712]*[.Q411] + [.G713]*[.Q412] + [.G714]*[.Q413] + [.G715]*[.Q414] + [.G716]*[.Q415] + [.G717]*[.Q416] + [.G718]*[.Q417] + [.G719]*[.Q418] + [.G720]*[.Q419] + [.G721]*[.Q420] )" office:value-type="float" office:value="0.043137219895722" calcext:value-type="float">
            <text:p>0.043137219895722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701]*[.Q421] + [.G702]*[.Q422] + [.G703]*[.Q423] + [.G704]*[.Q424] + [.G705]*[.Q425] + [.G706]*[.Q426] + [.G707]*[.Q427] + [.G708]*[.Q428] + [.G709]*[.Q429] + [.G710]*[.Q430] + [.G711]*[.Q431] + [.G712]*[.Q432] + [.G713]*[.Q433] + [.G714]*[.Q434] + [.G715]*[.Q435] + [.G716]*[.Q436] + [.G717]*[.Q437] + [.G718]*[.Q438] + [.G719]*[.Q439] + [.G720]*[.Q440] + [.G721]*[.Q441] )" office:value-type="float" office:value="0.511267207138833" calcext:value-type="float">
            <text:p>0.511267207138833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701]*[.Q442] + [.G702]*[.Q443] + [.G703]*[.Q444] + [.G704]*[.Q445] + [.G705]*[.Q446] + [.G706]*[.Q447] + [.G707]*[.Q448] + [.G708]*[.Q449] + [.G709]*[.Q450] + [.G710]*[.Q451] + [.G711]*[.Q452] + [.G712]*[.Q453] + [.G713]*[.Q454] + [.G714]*[.Q455] + [.G715]*[.Q456] + [.G716]*[.Q457] + [.G717]*[.Q458] + [.G718]*[.Q459] + [.G719]*[.Q460] + [.G720]*[.Q461] + [.G721]*[.Q462] )" office:value-type="float" office:value="0.253873510295628" calcext:value-type="float">
            <text:p>0.25387351029562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701]*[.Q463] + [.G702]*[.Q464] + [.G703]*[.Q465] + [.G704]*[.Q466] + [.G705]*[.Q467] + [.G706]*[.Q468] + [.G707]*[.Q469] + [.G708]*[.Q470] + [.G709]*[.Q471] + [.G710]*[.Q472] + [.G711]*[.Q473] + [.G712]*[.Q474] + [.G713]*[.Q475] + [.G714]*[.Q476] + [.G715]*[.Q477] + [.G716]*[.Q478] + [.G717]*[.Q479] + [.G718]*[.Q480] + [.G719]*[.Q481] + [.G720]*[.Q482] + [.G721]*[.Q483] )" office:value-type="float" office:value="-0.466117560786107" calcext:value-type="float">
            <text:p>-0.466117560786107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419556031967013" calcext:value-type="float">
            <text:p>-0.419556031967013</text:p>
          </table:table-cell>
          <table:table-cell table:style-name="ce25" table:formula="of:=TANH( [.G726]*[.Q1] + [.G727]*[.Q2] + [.G728]*[.Q3] + [.G729]*[.Q4] + [.G730]*[.Q5] + [.G731]*[.Q6] + [.G732]*[.Q7] + [.G733]*[.Q8] + [.G734]*[.Q9] + [.G735]*[.Q10] + [.G736]*[.Q11] + [.G737]*[.Q12] + [.G738]*[.Q13] + [.G739]*[.Q14] + [.G740]*[.Q15] + [.G741]*[.Q16] + [.G742]*[.Q17] + [.G743]*[.Q18] + [.G744]*[.Q19] + [.G745]*[.Q20] + [.G746]*[.Q21] )" office:value-type="float" office:value="0.0126967785944346" calcext:value-type="float">
            <text:p>0.012696778594435</text:p>
          </table:table-cell>
          <table:table-cell table:style-name="ce28" table:formula="of:=TANH( [.H726]*[.S1] + [.H727]*[.S2] + [.H728]*[.S3] + [.H729]*[.S4] + [.H730]*[.S5] + [.H731]*[.S6] + [.H732]*[.S7] + [.H733]*[.S8] + [.H734]*[.S9] + [.H735]*[.S10] + [.H736]*[.S11] + [.H737]*[.S12] + [.H738]*[.S13] + [.H739]*[.S14] + [.H740]*[.S15] + [.H741]*[.S16] + [.H742]*[.S17] + [.H743]*[.S18] + [.H744]*[.S19] + [.H745]*[.S20] + [.H746]*[.S21] + [.H747]*[.S22] + [.H748]*[.S23] + [.H749]*[.S24] )" office:value-type="float" office:value="-0.149228540159178" calcext:value-type="float">
            <text:p>-0.149228540159178</text:p>
          </table:table-cell>
          <table:table-cell table:style-name="ce29" office:value-type="float" office:value="-0.115787174947061" calcext:value-type="float">
            <text:p>-0.115787174947061</text:p>
          </table:table-cell>
          <table:table-cell table:style-name="ce30" table:formula="of:= ([.J727]-[.I727]) * ([.J727]-[.I727])" office:value-type="float" office:value="0.00111832490725022" calcext:value-type="float">
            <text:p>0.0011183249072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15118339516626" calcext:value-type="float">
            <text:p>-0.415118339516626</text:p>
          </table:table-cell>
          <table:table-cell table:style-name="ce25" table:formula="of:=TANH( [.G726]*[.Q22] + [.G727]*[.Q23] + [.G728]*[.Q24] + [.G729]*[.Q25] + [.G730]*[.Q26] + [.G731]*[.Q27] + [.G732]*[.Q28] + [.G733]*[.Q29] + [.G734]*[.Q30] + [.G735]*[.Q31] + [.G736]*[.Q32] + [.G737]*[.Q33] + [.G738]*[.Q34] + [.G739]*[.Q35] + [.G740]*[.Q36] + [.G741]*[.Q37] + [.G742]*[.Q38] + [.G743]*[.Q39] + [.G744]*[.Q40] + [.G745]*[.Q41] + [.G746]*[.Q42] )" office:value-type="float" office:value="0.00558518287934052" calcext:value-type="float">
            <text:p>0.005585182879341</text:p>
          </table:table-cell>
          <table:table-cell table:style-name="ce28" table:formula="of:=TANH( [.H726]*[.S25] + [.H727]*[.S26] + [.H728]*[.S27] + [.H729]*[.S28] + [.H730]*[.S29] + [.H731]*[.S30] + [.H732]*[.S31] + [.H733]*[.S32] + [.H734]*[.S33] + [.H735]*[.S34] + [.H736]*[.S35] + [.H737]*[.S36] + [.H738]*[.S37] + [.H739]*[.S38] + [.H740]*[.S39] + [.H741]*[.S40] + [.H742]*[.S41] + [.H743]*[.S42] + [.H744]*[.S43] + [.H745]*[.S44] + [.H746]*[.S45] + [.H747]*[.S46] + [.H748]*[.S47] + [.H749]*[.S48] )" office:value-type="float" office:value="-0.10004418134213" calcext:value-type="float">
            <text:p>-0.10004418134213</text:p>
          </table:table-cell>
          <table:table-cell table:style-name="ce29" office:value-type="float" office:value="0.0591533869786821" calcext:value-type="float">
            <text:p>0.059153386978682</text:p>
          </table:table-cell>
          <table:table-cell table:style-name="ce30" table:formula="of:= ([.J728]-[.I728]) * ([.J728]-[.I728])" office:value-type="float" office:value="0.0253438657592597" calcext:value-type="float">
            <text:p>0.0253438657592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16432452094255" calcext:value-type="float">
            <text:p>-0.416432452094255</text:p>
          </table:table-cell>
          <table:table-cell table:style-name="ce25" table:formula="of:=TANH( [.G726]*[.Q43] + [.G727]*[.Q44] + [.G728]*[.Q45] + [.G729]*[.Q46] + [.G730]*[.Q47] + [.G731]*[.Q48] + [.G732]*[.Q49] + [.G733]*[.Q50] + [.G734]*[.Q51] + [.G735]*[.Q52] + [.G736]*[.Q53] + [.G737]*[.Q54] + [.G738]*[.Q55] + [.G739]*[.Q56] + [.G740]*[.Q57] + [.G741]*[.Q58] + [.G742]*[.Q59] + [.G743]*[.Q60] + [.G744]*[.Q61] + [.G745]*[.Q62] + [.G746]*[.Q63] )" office:value-type="float" office:value="0.958627500674233" calcext:value-type="float">
            <text:p>0.958627500674233</text:p>
          </table:table-cell>
          <table:table-cell table:style-name="ce28" table:formula="of:=TANH( [.H726]*[.S49] + [.H727]*[.S50] + [.H728]*[.S51] + [.H729]*[.S52] + [.H730]*[.S53] + [.H731]*[.S54] + [.H732]*[.S55] + [.H733]*[.S56] + [.H734]*[.S57] + [.H735]*[.S58] + [.H736]*[.S59] + [.H737]*[.S60] + [.H738]*[.S61] + [.H739]*[.S62] + [.H740]*[.S63] + [.H741]*[.S64] + [.H742]*[.S65] + [.H743]*[.S66] + [.H744]*[.S67] + [.H745]*[.S68] + [.H746]*[.S69] + [.H747]*[.S70] + [.H748]*[.S71] + [.H749]*[.S72] )" office:value-type="float" office:value="-0.0854661896487536" calcext:value-type="float">
            <text:p>-0.085466189648754</text:p>
          </table:table-cell>
          <table:table-cell table:style-name="ce29" office:value-type="float" office:value="-0.095774590140825" calcext:value-type="float">
            <text:p>-0.095774590140825</text:p>
          </table:table-cell>
          <table:table-cell table:style-name="ce30" table:formula="of:= ([.J729]-[.I729]) * ([.J729]-[.I729])" office:value-type="float" office:value="0.000106263120704937" calcext:value-type="float">
            <text:p>0.00010626312070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14498245361861" calcext:value-type="float">
            <text:p>-0.414498245361861</text:p>
          </table:table-cell>
          <table:table-cell table:style-name="ce25" table:formula="of:=TANH( [.G726]*[.Q64] + [.G727]*[.Q65] + [.G728]*[.Q66] + [.G729]*[.Q67] + [.G730]*[.Q68] + [.G731]*[.Q69] + [.G732]*[.Q70] + [.G733]*[.Q71] + [.G734]*[.Q72] + [.G735]*[.Q73] + [.G736]*[.Q74] + [.G737]*[.Q75] + [.G738]*[.Q76] + [.G739]*[.Q77] + [.G740]*[.Q78] + [.G741]*[.Q79] + [.G742]*[.Q80] + [.G743]*[.Q81] + [.G744]*[.Q82] + [.G745]*[.Q83] + [.G746]*[.Q84] )" office:value-type="float" office:value="-0.0942135604984527" calcext:value-type="float">
            <text:p>-0.09421356049845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3653874439224" calcext:value-type="float">
            <text:p>-0.413653874439224</text:p>
          </table:table-cell>
          <table:table-cell table:style-name="ce25" table:formula="of:=TANH( [.G726]*[.Q85] + [.G727]*[.Q86] + [.G728]*[.Q87] + [.G729]*[.Q88] + [.G730]*[.Q89] + [.G731]*[.Q90] + [.G732]*[.Q91] + [.G733]*[.Q92] + [.G734]*[.Q93] + [.G735]*[.Q94] + [.G736]*[.Q95] + [.G737]*[.Q96] + [.G738]*[.Q97] + [.G739]*[.Q98] + [.G740]*[.Q99] + [.G741]*[.Q100] + [.G742]*[.Q101] + [.G743]*[.Q102] + [.G744]*[.Q103] + [.G745]*[.Q104] + [.G746]*[.Q105] )" office:value-type="float" office:value="0.0694458786547599" calcext:value-type="float">
            <text:p>0.0694458786547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2114538939548" calcext:value-type="float">
            <text:p>-0.412114538939548</text:p>
          </table:table-cell>
          <table:table-cell table:style-name="ce25" table:formula="of:=TANH( [.G726]*[.Q106] + [.G727]*[.Q107] + [.G728]*[.Q108] + [.G729]*[.Q109] + [.G730]*[.Q110] + [.G731]*[.Q111] + [.G732]*[.Q112] + [.G733]*[.Q113] + [.G734]*[.Q114] + [.G735]*[.Q115] + [.G736]*[.Q116] + [.G737]*[.Q117] + [.G738]*[.Q118] + [.G739]*[.Q119] + [.G740]*[.Q120] + [.G741]*[.Q121] + [.G742]*[.Q122] + [.G743]*[.Q123] + [.G744]*[.Q124] + [.G745]*[.Q125] + [.G746]*[.Q126] )" office:value-type="float" office:value="0.253273164901005" calcext:value-type="float">
            <text:p>0.25327316490100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0278249607131" calcext:value-type="float">
            <text:p>-0.40278249607131</text:p>
          </table:table-cell>
          <table:table-cell table:style-name="ce25" table:formula="of:=TANH( [.G726]*[.Q127] + [.G727]*[.Q128] + [.G728]*[.Q129] + [.G729]*[.Q130] + [.G730]*[.Q131] + [.G731]*[.Q132] + [.G732]*[.Q133] + [.G733]*[.Q134] + [.G734]*[.Q135] + [.G735]*[.Q136] + [.G736]*[.Q137] + [.G737]*[.Q138] + [.G738]*[.Q139] + [.G739]*[.Q140] + [.G740]*[.Q141] + [.G741]*[.Q142] + [.G742]*[.Q143] + [.G743]*[.Q144] + [.G744]*[.Q145] + [.G745]*[.Q146] + [.G746]*[.Q147] )" office:value-type="float" office:value="0.100487488524785" calcext:value-type="float">
            <text:p>0.10048748852478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88721593751789" calcext:value-type="float">
            <text:p>-0.388721593751789</text:p>
          </table:table-cell>
          <table:table-cell table:style-name="ce25" table:formula="of:=TANH( [.G726]*[.Q148] + [.G727]*[.Q149] + [.G728]*[.Q150] + [.G729]*[.Q151] + [.G730]*[.Q152] + [.G731]*[.Q153] + [.G732]*[.Q154] + [.G733]*[.Q155] + [.G734]*[.Q156] + [.G735]*[.Q157] + [.G736]*[.Q158] + [.G737]*[.Q159] + [.G738]*[.Q160] + [.G739]*[.Q161] + [.G740]*[.Q162] + [.G741]*[.Q163] + [.G742]*[.Q164] + [.G743]*[.Q165] + [.G744]*[.Q166] + [.G745]*[.Q167] + [.G746]*[.Q168] )" office:value-type="float" office:value="-0.199906203403734" calcext:value-type="float">
            <text:p>-0.19990620340373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66517238021139" calcext:value-type="float">
            <text:p>-0.366517238021139</text:p>
          </table:table-cell>
          <table:table-cell table:style-name="ce25" table:formula="of:=TANH( [.G726]*[.Q169] + [.G727]*[.Q170] + [.G728]*[.Q171] + [.G729]*[.Q172] + [.G730]*[.Q173] + [.G731]*[.Q174] + [.G732]*[.Q175] + [.G733]*[.Q176] + [.G734]*[.Q177] + [.G735]*[.Q178] + [.G736]*[.Q179] + [.G737]*[.Q180] + [.G738]*[.Q181] + [.G739]*[.Q182] + [.G740]*[.Q183] + [.G741]*[.Q184] + [.G742]*[.Q185] + [.G743]*[.Q186] + [.G744]*[.Q187] + [.G745]*[.Q188] + [.G746]*[.Q189] )" office:value-type="float" office:value="0.0178631930240403" calcext:value-type="float">
            <text:p>0.0178631930240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53067197685344" calcext:value-type="float">
            <text:p>-0.353067197685344</text:p>
          </table:table-cell>
          <table:table-cell table:style-name="ce25" table:formula="of:=TANH( [.G726]*[.Q190] + [.G727]*[.Q191] + [.G728]*[.Q192] + [.G729]*[.Q193] + [.G730]*[.Q194] + [.G731]*[.Q195] + [.G732]*[.Q196] + [.G733]*[.Q197] + [.G734]*[.Q198] + [.G735]*[.Q199] + [.G736]*[.Q200] + [.G737]*[.Q201] + [.G738]*[.Q202] + [.G739]*[.Q203] + [.G740]*[.Q204] + [.G741]*[.Q205] + [.G742]*[.Q206] + [.G743]*[.Q207] + [.G744]*[.Q208] + [.G745]*[.Q209] + [.G746]*[.Q210] )" office:value-type="float" office:value="-0.0131952138010145" calcext:value-type="float">
            <text:p>-0.01319521380101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2233120728986" calcext:value-type="float">
            <text:p>-0.32233120728986</text:p>
          </table:table-cell>
          <table:table-cell table:style-name="ce25" table:formula="of:=TANH( [.G726]*[.Q211] + [.G727]*[.Q212] + [.G728]*[.Q213] + [.G729]*[.Q214] + [.G730]*[.Q215] + [.G731]*[.Q216] + [.G732]*[.Q217] + [.G733]*[.Q218] + [.G734]*[.Q219] + [.G735]*[.Q220] + [.G736]*[.Q221] + [.G737]*[.Q222] + [.G738]*[.Q223] + [.G739]*[.Q224] + [.G740]*[.Q225] + [.G741]*[.Q226] + [.G742]*[.Q227] + [.G743]*[.Q228] + [.G744]*[.Q229] + [.G745]*[.Q230] + [.G746]*[.Q231] )" office:value-type="float" office:value="0.245114788519024" calcext:value-type="float">
            <text:p>0.24511478851902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7336634296407" calcext:value-type="float">
            <text:p>-0.287336634296407</text:p>
          </table:table-cell>
          <table:table-cell table:style-name="ce25" table:formula="of:=TANH( [.G726]*[.Q232] + [.G727]*[.Q233] + [.G728]*[.Q234] + [.G729]*[.Q235] + [.G730]*[.Q236] + [.G731]*[.Q237] + [.G732]*[.Q238] + [.G733]*[.Q239] + [.G734]*[.Q240] + [.G735]*[.Q241] + [.G736]*[.Q242] + [.G737]*[.Q243] + [.G738]*[.Q244] + [.G739]*[.Q245] + [.G740]*[.Q246] + [.G741]*[.Q247] + [.G742]*[.Q248] + [.G743]*[.Q249] + [.G744]*[.Q250] + [.G745]*[.Q251] + [.G746]*[.Q252] )" office:value-type="float" office:value="-0.961659723813233" calcext:value-type="float">
            <text:p>-0.96165972381323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30549836950876" calcext:value-type="float">
            <text:p>-0.330549836950876</text:p>
          </table:table-cell>
          <table:table-cell table:style-name="ce25" table:formula="of:=TANH( [.G726]*[.Q253] + [.G727]*[.Q254] + [.G728]*[.Q255] + [.G729]*[.Q256] + [.G730]*[.Q257] + [.G731]*[.Q258] + [.G732]*[.Q259] + [.G733]*[.Q260] + [.G734]*[.Q261] + [.G735]*[.Q262] + [.G736]*[.Q263] + [.G737]*[.Q264] + [.G738]*[.Q265] + [.G739]*[.Q266] + [.G740]*[.Q267] + [.G741]*[.Q268] + [.G742]*[.Q269] + [.G743]*[.Q270] + [.G744]*[.Q271] + [.G745]*[.Q272] + [.G746]*[.Q273] )" office:value-type="float" office:value="-0.679984887294465" calcext:value-type="float">
            <text:p>-0.67998488729446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12303167676392" calcext:value-type="float">
            <text:p>-0.312303167676392</text:p>
          </table:table-cell>
          <table:table-cell table:style-name="ce25" table:formula="of:=TANH( [.G726]*[.Q274] + [.G727]*[.Q275] + [.G728]*[.Q276] + [.G729]*[.Q277] + [.G730]*[.Q278] + [.G731]*[.Q279] + [.G732]*[.Q280] + [.G733]*[.Q281] + [.G734]*[.Q282] + [.G735]*[.Q283] + [.G736]*[.Q284] + [.G737]*[.Q285] + [.G738]*[.Q286] + [.G739]*[.Q287] + [.G740]*[.Q288] + [.G741]*[.Q289] + [.G742]*[.Q290] + [.G743]*[.Q291] + [.G744]*[.Q292] + [.G745]*[.Q293] + [.G746]*[.Q294] )" office:value-type="float" office:value="0.387084367536207" calcext:value-type="float">
            <text:p>0.38708436753620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0614400026913" calcext:value-type="float">
            <text:p>-0.280614400026913</text:p>
          </table:table-cell>
          <table:table-cell table:style-name="ce25" table:formula="of:=TANH( [.G726]*[.Q295] + [.G727]*[.Q296] + [.G728]*[.Q297] + [.G729]*[.Q298] + [.G730]*[.Q299] + [.G731]*[.Q300] + [.G732]*[.Q301] + [.G733]*[.Q302] + [.G734]*[.Q303] + [.G735]*[.Q304] + [.G736]*[.Q305] + [.G737]*[.Q306] + [.G738]*[.Q307] + [.G739]*[.Q308] + [.G740]*[.Q309] + [.G741]*[.Q310] + [.G742]*[.Q311] + [.G743]*[.Q312] + [.G744]*[.Q313] + [.G745]*[.Q314] + [.G746]*[.Q315] )" office:value-type="float" office:value="-0.891317502337541" calcext:value-type="float">
            <text:p>-0.89131750233754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62128076589938" calcext:value-type="float">
            <text:p>-0.262128076589938</text:p>
          </table:table-cell>
          <table:table-cell table:style-name="ce25" table:formula="of:=TANH( [.G726]*[.Q316] + [.G727]*[.Q317] + [.G728]*[.Q318] + [.G729]*[.Q319] + [.G730]*[.Q320] + [.G731]*[.Q321] + [.G732]*[.Q322] + [.G733]*[.Q323] + [.G734]*[.Q324] + [.G735]*[.Q325] + [.G736]*[.Q326] + [.G737]*[.Q327] + [.G738]*[.Q328] + [.G739]*[.Q329] + [.G740]*[.Q330] + [.G741]*[.Q331] + [.G742]*[.Q332] + [.G743]*[.Q333] + [.G744]*[.Q334] + [.G745]*[.Q335] + [.G746]*[.Q336] )" office:value-type="float" office:value="0.0195920403609371" calcext:value-type="float">
            <text:p>0.01959204036093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8668061495434" calcext:value-type="float">
            <text:p>-0.218668061495434</text:p>
          </table:table-cell>
          <table:table-cell table:style-name="ce25" table:formula="of:=TANH( [.G726]*[.Q337] + [.G727]*[.Q338] + [.G728]*[.Q339] + [.G729]*[.Q340] + [.G730]*[.Q341] + [.G731]*[.Q342] + [.G732]*[.Q343] + [.G733]*[.Q344] + [.G734]*[.Q345] + [.G735]*[.Q346] + [.G736]*[.Q347] + [.G737]*[.Q348] + [.G738]*[.Q349] + [.G739]*[.Q350] + [.G740]*[.Q351] + [.G741]*[.Q352] + [.G742]*[.Q353] + [.G743]*[.Q354] + [.G744]*[.Q355] + [.G745]*[.Q356] + [.G746]*[.Q357] )" office:value-type="float" office:value="0.346182809179514" calcext:value-type="float">
            <text:p>0.34618280917951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2790676004221" calcext:value-type="float">
            <text:p>-0.212790676004221</text:p>
          </table:table-cell>
          <table:table-cell table:style-name="ce25" table:formula="of:=TANH( [.G726]*[.Q358] + [.G727]*[.Q359] + [.G728]*[.Q360] + [.G729]*[.Q361] + [.G730]*[.Q362] + [.G731]*[.Q363] + [.G732]*[.Q364] + [.G733]*[.Q365] + [.G734]*[.Q366] + [.G735]*[.Q367] + [.G736]*[.Q368] + [.G737]*[.Q369] + [.G738]*[.Q370] + [.G739]*[.Q371] + [.G740]*[.Q372] + [.G741]*[.Q373] + [.G742]*[.Q374] + [.G743]*[.Q375] + [.G744]*[.Q376] + [.G745]*[.Q377] + [.G746]*[.Q378] )" office:value-type="float" office:value="0.122137558029076" calcext:value-type="float">
            <text:p>0.12213755802907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02170104949524" calcext:value-type="float">
            <text:p>-0.202170104949524</text:p>
          </table:table-cell>
          <table:table-cell table:style-name="ce25" table:formula="of:=TANH( [.G726]*[.Q379] + [.G727]*[.Q380] + [.G728]*[.Q381] + [.G729]*[.Q382] + [.G730]*[.Q383] + [.G731]*[.Q384] + [.G732]*[.Q385] + [.G733]*[.Q386] + [.G734]*[.Q387] + [.G735]*[.Q388] + [.G736]*[.Q389] + [.G737]*[.Q390] + [.G738]*[.Q391] + [.G739]*[.Q392] + [.G740]*[.Q393] + [.G741]*[.Q394] + [.G742]*[.Q395] + [.G743]*[.Q396] + [.G744]*[.Q397] + [.G745]*[.Q398] + [.G746]*[.Q399] )" office:value-type="float" office:value="-0.506814168182517" calcext:value-type="float">
            <text:p>-0.50681416818251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85845829815918" calcext:value-type="float">
            <text:p>-0.185845829815918</text:p>
          </table:table-cell>
          <table:table-cell table:style-name="ce25" table:formula="of:=TANH( [.G726]*[.Q400] + [.G727]*[.Q401] + [.G728]*[.Q402] + [.G729]*[.Q403] + [.G730]*[.Q404] + [.G731]*[.Q405] + [.G732]*[.Q406] + [.G733]*[.Q407] + [.G734]*[.Q408] + [.G735]*[.Q409] + [.G736]*[.Q410] + [.G737]*[.Q411] + [.G738]*[.Q412] + [.G739]*[.Q413] + [.G740]*[.Q414] + [.G741]*[.Q415] + [.G742]*[.Q416] + [.G743]*[.Q417] + [.G744]*[.Q418] + [.G745]*[.Q419] + [.G746]*[.Q420] )" office:value-type="float" office:value="0.0457739517853226" calcext:value-type="float">
            <text:p>0.045773951785323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726]*[.Q421] + [.G727]*[.Q422] + [.G728]*[.Q423] + [.G729]*[.Q424] + [.G730]*[.Q425] + [.G731]*[.Q426] + [.G732]*[.Q427] + [.G733]*[.Q428] + [.G734]*[.Q429] + [.G735]*[.Q430] + [.G736]*[.Q431] + [.G737]*[.Q432] + [.G738]*[.Q433] + [.G739]*[.Q434] + [.G740]*[.Q435] + [.G741]*[.Q436] + [.G742]*[.Q437] + [.G743]*[.Q438] + [.G744]*[.Q439] + [.G745]*[.Q440] + [.G746]*[.Q441] )" office:value-type="float" office:value="0.514112867646629" calcext:value-type="float">
            <text:p>0.51411286764662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726]*[.Q442] + [.G727]*[.Q443] + [.G728]*[.Q444] + [.G729]*[.Q445] + [.G730]*[.Q446] + [.G731]*[.Q447] + [.G732]*[.Q448] + [.G733]*[.Q449] + [.G734]*[.Q450] + [.G735]*[.Q451] + [.G736]*[.Q452] + [.G737]*[.Q453] + [.G738]*[.Q454] + [.G739]*[.Q455] + [.G740]*[.Q456] + [.G741]*[.Q457] + [.G742]*[.Q458] + [.G743]*[.Q459] + [.G744]*[.Q460] + [.G745]*[.Q461] + [.G746]*[.Q462] )" office:value-type="float" office:value="0.269941527741756" calcext:value-type="float">
            <text:p>0.269941527741756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726]*[.Q463] + [.G727]*[.Q464] + [.G728]*[.Q465] + [.G729]*[.Q466] + [.G730]*[.Q467] + [.G731]*[.Q468] + [.G732]*[.Q469] + [.G733]*[.Q470] + [.G734]*[.Q471] + [.G735]*[.Q472] + [.G736]*[.Q473] + [.G737]*[.Q474] + [.G738]*[.Q475] + [.G739]*[.Q476] + [.G740]*[.Q477] + [.G741]*[.Q478] + [.G742]*[.Q479] + [.G743]*[.Q480] + [.G744]*[.Q481] + [.G745]*[.Q482] + [.G746]*[.Q483] )" office:value-type="float" office:value="-0.459957020347155" calcext:value-type="float">
            <text:p>-0.459957020347155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415118339516626" calcext:value-type="float">
            <text:p>-0.415118339516626</text:p>
          </table:table-cell>
          <table:table-cell table:style-name="ce25" table:formula="of:=TANH( [.G751]*[.Q1] + [.G752]*[.Q2] + [.G753]*[.Q3] + [.G754]*[.Q4] + [.G755]*[.Q5] + [.G756]*[.Q6] + [.G757]*[.Q7] + [.G758]*[.Q8] + [.G759]*[.Q9] + [.G760]*[.Q10] + [.G761]*[.Q11] + [.G762]*[.Q12] + [.G763]*[.Q13] + [.G764]*[.Q14] + [.G765]*[.Q15] + [.G766]*[.Q16] + [.G767]*[.Q17] + [.G768]*[.Q18] + [.G769]*[.Q19] + [.G770]*[.Q20] + [.G771]*[.Q21] )" office:value-type="float" office:value="0.0132136589616271" calcext:value-type="float">
            <text:p>0.013213658961627</text:p>
          </table:table-cell>
          <table:table-cell table:style-name="ce28" table:formula="of:=TANH( [.H751]*[.S1] + [.H752]*[.S2] + [.H753]*[.S3] + [.H754]*[.S4] + [.H755]*[.S5] + [.H756]*[.S6] + [.H757]*[.S7] + [.H758]*[.S8] + [.H759]*[.S9] + [.H760]*[.S10] + [.H761]*[.S11] + [.H762]*[.S12] + [.H763]*[.S13] + [.H764]*[.S14] + [.H765]*[.S15] + [.H766]*[.S16] + [.H767]*[.S17] + [.H768]*[.S18] + [.H769]*[.S19] + [.H770]*[.S20] + [.H771]*[.S21] + [.H772]*[.S22] + [.H773]*[.S23] + [.H774]*[.S24] )" office:value-type="float" office:value="-0.0751845694579891" calcext:value-type="float">
            <text:p>-0.075184569457989</text:p>
          </table:table-cell>
          <table:table-cell table:style-name="ce29" office:value-type="float" office:value="0.0591533869786821" calcext:value-type="float">
            <text:p>0.059153386978682</text:p>
          </table:table-cell>
          <table:table-cell table:style-name="ce30" table:formula="of:= ([.J752]-[.I752]) * ([.J752]-[.I752])" office:value-type="float" office:value="0.018046686539581" calcext:value-type="float">
            <text:p>0.018046686539581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16432452094255" calcext:value-type="float">
            <text:p>-0.416432452094255</text:p>
          </table:table-cell>
          <table:table-cell table:style-name="ce25" table:formula="of:=TANH( [.G751]*[.Q22] + [.G752]*[.Q23] + [.G753]*[.Q24] + [.G754]*[.Q25] + [.G755]*[.Q26] + [.G756]*[.Q27] + [.G757]*[.Q28] + [.G758]*[.Q29] + [.G759]*[.Q30] + [.G760]*[.Q31] + [.G761]*[.Q32] + [.G762]*[.Q33] + [.G763]*[.Q34] + [.G764]*[.Q35] + [.G765]*[.Q36] + [.G766]*[.Q37] + [.G767]*[.Q38] + [.G768]*[.Q39] + [.G769]*[.Q40] + [.G770]*[.Q41] + [.G771]*[.Q42] )" office:value-type="float" office:value="0.0000352708890698969" calcext:value-type="float">
            <text:p>3.52708890698969E-05</text:p>
          </table:table-cell>
          <table:table-cell table:style-name="ce28" table:formula="of:=TANH( [.H751]*[.S25] + [.H752]*[.S26] + [.H753]*[.S27] + [.H754]*[.S28] + [.H755]*[.S29] + [.H756]*[.S30] + [.H757]*[.S31] + [.H758]*[.S32] + [.H759]*[.S33] + [.H760]*[.S34] + [.H761]*[.S35] + [.H762]*[.S36] + [.H763]*[.S37] + [.H764]*[.S38] + [.H765]*[.S39] + [.H766]*[.S40] + [.H767]*[.S41] + [.H768]*[.S42] + [.H769]*[.S43] + [.H770]*[.S44] + [.H771]*[.S45] + [.H772]*[.S46] + [.H773]*[.S47] + [.H774]*[.S48] )" office:value-type="float" office:value="-0.0140576862763188" calcext:value-type="float">
            <text:p>-0.014057686276319</text:p>
          </table:table-cell>
          <table:table-cell table:style-name="ce29" office:value-type="float" office:value="-0.095774590140825" calcext:value-type="float">
            <text:p>-0.095774590140825</text:p>
          </table:table-cell>
          <table:table-cell table:style-name="ce30" table:formula="of:= ([.J753]-[.I753]) * ([.J753]-[.I753])" office:value-type="float" office:value="0.00667765237720095" calcext:value-type="float">
            <text:p>0.006677652377201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14498245361861" calcext:value-type="float">
            <text:p>-0.414498245361861</text:p>
          </table:table-cell>
          <table:table-cell table:style-name="ce25" table:formula="of:=TANH( [.G751]*[.Q43] + [.G752]*[.Q44] + [.G753]*[.Q45] + [.G754]*[.Q46] + [.G755]*[.Q47] + [.G756]*[.Q48] + [.G757]*[.Q49] + [.G758]*[.Q50] + [.G759]*[.Q51] + [.G760]*[.Q52] + [.G761]*[.Q53] + [.G762]*[.Q54] + [.G763]*[.Q55] + [.G764]*[.Q56] + [.G765]*[.Q57] + [.G766]*[.Q58] + [.G767]*[.Q59] + [.G768]*[.Q60] + [.G769]*[.Q61] + [.G770]*[.Q62] + [.G771]*[.Q63] )" office:value-type="float" office:value="0.953336510705651" calcext:value-type="float">
            <text:p>0.953336510705651</text:p>
          </table:table-cell>
          <table:table-cell table:style-name="ce28" table:formula="of:=TANH( [.H751]*[.S49] + [.H752]*[.S50] + [.H753]*[.S51] + [.H754]*[.S52] + [.H755]*[.S53] + [.H756]*[.S54] + [.H757]*[.S55] + [.H758]*[.S56] + [.H759]*[.S57] + [.H760]*[.S58] + [.H761]*[.S59] + [.H762]*[.S60] + [.H763]*[.S61] + [.H764]*[.S62] + [.H765]*[.S63] + [.H766]*[.S64] + [.H767]*[.S65] + [.H768]*[.S66] + [.H769]*[.S67] + [.H770]*[.S68] + [.H771]*[.S69] + [.H772]*[.S70] + [.H773]*[.S71] + [.H774]*[.S72] )" office:value-type="float" office:value="-0.0407208120820446" calcext:value-type="float">
            <text:p>-0.040720812082045</text:p>
          </table:table-cell>
          <table:table-cell table:style-name="ce29" office:value-type="float" office:value="-0.0545131888635551" calcext:value-type="float">
            <text:p>-0.054513188863555</text:p>
          </table:table-cell>
          <table:table-cell table:style-name="ce30" table:formula="of:= ([.J754]-[.I754]) * ([.J754]-[.I754])" office:value-type="float" office:value="0.000190229657283149" calcext:value-type="float">
            <text:p>0.000190229657283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13653874439224" calcext:value-type="float">
            <text:p>-0.413653874439224</text:p>
          </table:table-cell>
          <table:table-cell table:style-name="ce25" table:formula="of:=TANH( [.G751]*[.Q64] + [.G752]*[.Q65] + [.G753]*[.Q66] + [.G754]*[.Q67] + [.G755]*[.Q68] + [.G756]*[.Q69] + [.G757]*[.Q70] + [.G758]*[.Q71] + [.G759]*[.Q72] + [.G760]*[.Q73] + [.G761]*[.Q74] + [.G762]*[.Q75] + [.G763]*[.Q76] + [.G764]*[.Q77] + [.G765]*[.Q78] + [.G766]*[.Q79] + [.G767]*[.Q80] + [.G768]*[.Q81] + [.G769]*[.Q82] + [.G770]*[.Q83] + [.G771]*[.Q84] )" office:value-type="float" office:value="-0.0978620589323682" calcext:value-type="float">
            <text:p>-0.09786205893236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12114538939548" calcext:value-type="float">
            <text:p>-0.412114538939548</text:p>
          </table:table-cell>
          <table:table-cell table:style-name="ce25" table:formula="of:=TANH( [.G751]*[.Q85] + [.G752]*[.Q86] + [.G753]*[.Q87] + [.G754]*[.Q88] + [.G755]*[.Q89] + [.G756]*[.Q90] + [.G757]*[.Q91] + [.G758]*[.Q92] + [.G759]*[.Q93] + [.G760]*[.Q94] + [.G761]*[.Q95] + [.G762]*[.Q96] + [.G763]*[.Q97] + [.G764]*[.Q98] + [.G765]*[.Q99] + [.G766]*[.Q100] + [.G767]*[.Q101] + [.G768]*[.Q102] + [.G769]*[.Q103] + [.G770]*[.Q104] + [.G771]*[.Q105] )" office:value-type="float" office:value="0.0296550986149271" calcext:value-type="float">
            <text:p>0.02965509861492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0278249607131" calcext:value-type="float">
            <text:p>-0.40278249607131</text:p>
          </table:table-cell>
          <table:table-cell table:style-name="ce25" table:formula="of:=TANH( [.G751]*[.Q106] + [.G752]*[.Q107] + [.G753]*[.Q108] + [.G754]*[.Q109] + [.G755]*[.Q110] + [.G756]*[.Q111] + [.G757]*[.Q112] + [.G758]*[.Q113] + [.G759]*[.Q114] + [.G760]*[.Q115] + [.G761]*[.Q116] + [.G762]*[.Q117] + [.G763]*[.Q118] + [.G764]*[.Q119] + [.G765]*[.Q120] + [.G766]*[.Q121] + [.G767]*[.Q122] + [.G768]*[.Q123] + [.G769]*[.Q124] + [.G770]*[.Q125] + [.G771]*[.Q126] )" office:value-type="float" office:value="0.249413040342619" calcext:value-type="float">
            <text:p>0.24941304034261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88721593751789" calcext:value-type="float">
            <text:p>-0.388721593751789</text:p>
          </table:table-cell>
          <table:table-cell table:style-name="ce25" table:formula="of:=TANH( [.G751]*[.Q127] + [.G752]*[.Q128] + [.G753]*[.Q129] + [.G754]*[.Q130] + [.G755]*[.Q131] + [.G756]*[.Q132] + [.G757]*[.Q133] + [.G758]*[.Q134] + [.G759]*[.Q135] + [.G760]*[.Q136] + [.G761]*[.Q137] + [.G762]*[.Q138] + [.G763]*[.Q139] + [.G764]*[.Q140] + [.G765]*[.Q141] + [.G766]*[.Q142] + [.G767]*[.Q143] + [.G768]*[.Q144] + [.G769]*[.Q145] + [.G770]*[.Q146] + [.G771]*[.Q147] )" office:value-type="float" office:value="0.0861083986296243" calcext:value-type="float">
            <text:p>0.08610839862962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66517238021139" calcext:value-type="float">
            <text:p>-0.366517238021139</text:p>
          </table:table-cell>
          <table:table-cell table:style-name="ce25" table:formula="of:=TANH( [.G751]*[.Q148] + [.G752]*[.Q149] + [.G753]*[.Q150] + [.G754]*[.Q151] + [.G755]*[.Q152] + [.G756]*[.Q153] + [.G757]*[.Q154] + [.G758]*[.Q155] + [.G759]*[.Q156] + [.G760]*[.Q157] + [.G761]*[.Q158] + [.G762]*[.Q159] + [.G763]*[.Q160] + [.G764]*[.Q161] + [.G765]*[.Q162] + [.G766]*[.Q163] + [.G767]*[.Q164] + [.G768]*[.Q165] + [.G769]*[.Q166] + [.G770]*[.Q167] + [.G771]*[.Q168] )" office:value-type="float" office:value="-0.19146602755916" calcext:value-type="float">
            <text:p>-0.1914660275591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53067197685344" calcext:value-type="float">
            <text:p>-0.353067197685344</text:p>
          </table:table-cell>
          <table:table-cell table:style-name="ce25" table:formula="of:=TANH( [.G751]*[.Q169] + [.G752]*[.Q170] + [.G753]*[.Q171] + [.G754]*[.Q172] + [.G755]*[.Q173] + [.G756]*[.Q174] + [.G757]*[.Q175] + [.G758]*[.Q176] + [.G759]*[.Q177] + [.G760]*[.Q178] + [.G761]*[.Q179] + [.G762]*[.Q180] + [.G763]*[.Q181] + [.G764]*[.Q182] + [.G765]*[.Q183] + [.G766]*[.Q184] + [.G767]*[.Q185] + [.G768]*[.Q186] + [.G769]*[.Q187] + [.G770]*[.Q188] + [.G771]*[.Q189] )" office:value-type="float" office:value="0.0140087683474242" calcext:value-type="float">
            <text:p>0.01400876834742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2233120728986" calcext:value-type="float">
            <text:p>-0.32233120728986</text:p>
          </table:table-cell>
          <table:table-cell table:style-name="ce25" table:formula="of:=TANH( [.G751]*[.Q190] + [.G752]*[.Q191] + [.G753]*[.Q192] + [.G754]*[.Q193] + [.G755]*[.Q194] + [.G756]*[.Q195] + [.G757]*[.Q196] + [.G758]*[.Q197] + [.G759]*[.Q198] + [.G760]*[.Q199] + [.G761]*[.Q200] + [.G762]*[.Q201] + [.G763]*[.Q202] + [.G764]*[.Q203] + [.G765]*[.Q204] + [.G766]*[.Q205] + [.G767]*[.Q206] + [.G768]*[.Q207] + [.G769]*[.Q208] + [.G770]*[.Q209] + [.G771]*[.Q210] )" office:value-type="float" office:value="-0.0126269926090078" calcext:value-type="float">
            <text:p>-0.01262699260900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7336634296407" calcext:value-type="float">
            <text:p>-0.287336634296407</text:p>
          </table:table-cell>
          <table:table-cell table:style-name="ce25" table:formula="of:=TANH( [.G751]*[.Q211] + [.G752]*[.Q212] + [.G753]*[.Q213] + [.G754]*[.Q214] + [.G755]*[.Q215] + [.G756]*[.Q216] + [.G757]*[.Q217] + [.G758]*[.Q218] + [.G759]*[.Q219] + [.G760]*[.Q220] + [.G761]*[.Q221] + [.G762]*[.Q222] + [.G763]*[.Q223] + [.G764]*[.Q224] + [.G765]*[.Q225] + [.G766]*[.Q226] + [.G767]*[.Q227] + [.G768]*[.Q228] + [.G769]*[.Q229] + [.G770]*[.Q230] + [.G771]*[.Q231] )" office:value-type="float" office:value="0.0756775223903366" calcext:value-type="float">
            <text:p>0.07567752239033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30549836950876" calcext:value-type="float">
            <text:p>-0.330549836950876</text:p>
          </table:table-cell>
          <table:table-cell table:style-name="ce25" table:formula="of:=TANH( [.G751]*[.Q232] + [.G752]*[.Q233] + [.G753]*[.Q234] + [.G754]*[.Q235] + [.G755]*[.Q236] + [.G756]*[.Q237] + [.G757]*[.Q238] + [.G758]*[.Q239] + [.G759]*[.Q240] + [.G760]*[.Q241] + [.G761]*[.Q242] + [.G762]*[.Q243] + [.G763]*[.Q244] + [.G764]*[.Q245] + [.G765]*[.Q246] + [.G766]*[.Q247] + [.G767]*[.Q248] + [.G768]*[.Q249] + [.G769]*[.Q250] + [.G770]*[.Q251] + [.G771]*[.Q252] )" office:value-type="float" office:value="-0.957552390038558" calcext:value-type="float">
            <text:p>-0.95755239003855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12303167676392" calcext:value-type="float">
            <text:p>-0.312303167676392</text:p>
          </table:table-cell>
          <table:table-cell table:style-name="ce25" table:formula="of:=TANH( [.G751]*[.Q253] + [.G752]*[.Q254] + [.G753]*[.Q255] + [.G754]*[.Q256] + [.G755]*[.Q257] + [.G756]*[.Q258] + [.G757]*[.Q259] + [.G758]*[.Q260] + [.G759]*[.Q261] + [.G760]*[.Q262] + [.G761]*[.Q263] + [.G762]*[.Q264] + [.G763]*[.Q265] + [.G764]*[.Q266] + [.G765]*[.Q267] + [.G766]*[.Q268] + [.G767]*[.Q269] + [.G768]*[.Q270] + [.G769]*[.Q271] + [.G770]*[.Q272] + [.G771]*[.Q273] )" office:value-type="float" office:value="-0.657236183856806" calcext:value-type="float">
            <text:p>-0.65723618385680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0614400026913" calcext:value-type="float">
            <text:p>-0.280614400026913</text:p>
          </table:table-cell>
          <table:table-cell table:style-name="ce25" table:formula="of:=TANH( [.G751]*[.Q274] + [.G752]*[.Q275] + [.G753]*[.Q276] + [.G754]*[.Q277] + [.G755]*[.Q278] + [.G756]*[.Q279] + [.G757]*[.Q280] + [.G758]*[.Q281] + [.G759]*[.Q282] + [.G760]*[.Q283] + [.G761]*[.Q284] + [.G762]*[.Q285] + [.G763]*[.Q286] + [.G764]*[.Q287] + [.G765]*[.Q288] + [.G766]*[.Q289] + [.G767]*[.Q290] + [.G768]*[.Q291] + [.G769]*[.Q292] + [.G770]*[.Q293] + [.G771]*[.Q294] )" office:value-type="float" office:value="0.400810486778462" calcext:value-type="float">
            <text:p>0.40081048677846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62128076589938" calcext:value-type="float">
            <text:p>-0.262128076589938</text:p>
          </table:table-cell>
          <table:table-cell table:style-name="ce25" table:formula="of:=TANH( [.G751]*[.Q295] + [.G752]*[.Q296] + [.G753]*[.Q297] + [.G754]*[.Q298] + [.G755]*[.Q299] + [.G756]*[.Q300] + [.G757]*[.Q301] + [.G758]*[.Q302] + [.G759]*[.Q303] + [.G760]*[.Q304] + [.G761]*[.Q305] + [.G762]*[.Q306] + [.G763]*[.Q307] + [.G764]*[.Q308] + [.G765]*[.Q309] + [.G766]*[.Q310] + [.G767]*[.Q311] + [.G768]*[.Q312] + [.G769]*[.Q313] + [.G770]*[.Q314] + [.G771]*[.Q315] )" office:value-type="float" office:value="-0.857352960854748" calcext:value-type="float">
            <text:p>-0.85735296085474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8668061495434" calcext:value-type="float">
            <text:p>-0.218668061495434</text:p>
          </table:table-cell>
          <table:table-cell table:style-name="ce25" table:formula="of:=TANH( [.G751]*[.Q316] + [.G752]*[.Q317] + [.G753]*[.Q318] + [.G754]*[.Q319] + [.G755]*[.Q320] + [.G756]*[.Q321] + [.G757]*[.Q322] + [.G758]*[.Q323] + [.G759]*[.Q324] + [.G760]*[.Q325] + [.G761]*[.Q326] + [.G762]*[.Q327] + [.G763]*[.Q328] + [.G764]*[.Q329] + [.G765]*[.Q330] + [.G766]*[.Q331] + [.G767]*[.Q332] + [.G768]*[.Q333] + [.G769]*[.Q334] + [.G770]*[.Q335] + [.G771]*[.Q336] )" office:value-type="float" office:value="0.0168247171884057" calcext:value-type="float">
            <text:p>0.01682471718840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2790676004221" calcext:value-type="float">
            <text:p>-0.212790676004221</text:p>
          </table:table-cell>
          <table:table-cell table:style-name="ce25" table:formula="of:=TANH( [.G751]*[.Q337] + [.G752]*[.Q338] + [.G753]*[.Q339] + [.G754]*[.Q340] + [.G755]*[.Q341] + [.G756]*[.Q342] + [.G757]*[.Q343] + [.G758]*[.Q344] + [.G759]*[.Q345] + [.G760]*[.Q346] + [.G761]*[.Q347] + [.G762]*[.Q348] + [.G763]*[.Q349] + [.G764]*[.Q350] + [.G765]*[.Q351] + [.G766]*[.Q352] + [.G767]*[.Q353] + [.G768]*[.Q354] + [.G769]*[.Q355] + [.G770]*[.Q356] + [.G771]*[.Q357] )" office:value-type="float" office:value="0.339087322509898" calcext:value-type="float">
            <text:p>0.33908732250989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02170104949524" calcext:value-type="float">
            <text:p>-0.202170104949524</text:p>
          </table:table-cell>
          <table:table-cell table:style-name="ce25" table:formula="of:=TANH( [.G751]*[.Q358] + [.G752]*[.Q359] + [.G753]*[.Q360] + [.G754]*[.Q361] + [.G755]*[.Q362] + [.G756]*[.Q363] + [.G757]*[.Q364] + [.G758]*[.Q365] + [.G759]*[.Q366] + [.G760]*[.Q367] + [.G761]*[.Q368] + [.G762]*[.Q369] + [.G763]*[.Q370] + [.G764]*[.Q371] + [.G765]*[.Q372] + [.G766]*[.Q373] + [.G767]*[.Q374] + [.G768]*[.Q375] + [.G769]*[.Q376] + [.G770]*[.Q377] + [.G771]*[.Q378] )" office:value-type="float" office:value="0.119721292786262" calcext:value-type="float">
            <text:p>0.11972129278626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85845829815918" calcext:value-type="float">
            <text:p>-0.185845829815918</text:p>
          </table:table-cell>
          <table:table-cell table:style-name="ce25" table:formula="of:=TANH( [.G751]*[.Q379] + [.G752]*[.Q380] + [.G753]*[.Q381] + [.G754]*[.Q382] + [.G755]*[.Q383] + [.G756]*[.Q384] + [.G757]*[.Q385] + [.G758]*[.Q386] + [.G759]*[.Q387] + [.G760]*[.Q388] + [.G761]*[.Q389] + [.G762]*[.Q390] + [.G763]*[.Q391] + [.G764]*[.Q392] + [.G765]*[.Q393] + [.G766]*[.Q394] + [.G767]*[.Q395] + [.G768]*[.Q396] + [.G769]*[.Q397] + [.G770]*[.Q398] + [.G771]*[.Q399] )" office:value-type="float" office:value="-0.524246103817176" calcext:value-type="float">
            <text:p>-0.52424610381717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15787174947061" calcext:value-type="float">
            <text:p>-0.115787174947061</text:p>
          </table:table-cell>
          <table:table-cell table:style-name="ce25" table:formula="of:=TANH( [.G751]*[.Q400] + [.G752]*[.Q401] + [.G753]*[.Q402] + [.G754]*[.Q403] + [.G755]*[.Q404] + [.G756]*[.Q405] + [.G757]*[.Q406] + [.G758]*[.Q407] + [.G759]*[.Q408] + [.G760]*[.Q409] + [.G761]*[.Q410] + [.G762]*[.Q411] + [.G763]*[.Q412] + [.G764]*[.Q413] + [.G765]*[.Q414] + [.G766]*[.Q415] + [.G767]*[.Q416] + [.G768]*[.Q417] + [.G769]*[.Q418] + [.G770]*[.Q419] + [.G771]*[.Q420] )" office:value-type="float" office:value="0.0428450477514565" calcext:value-type="float">
            <text:p>0.042845047751457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751]*[.Q421] + [.G752]*[.Q422] + [.G753]*[.Q423] + [.G754]*[.Q424] + [.G755]*[.Q425] + [.G756]*[.Q426] + [.G757]*[.Q427] + [.G758]*[.Q428] + [.G759]*[.Q429] + [.G760]*[.Q430] + [.G761]*[.Q431] + [.G762]*[.Q432] + [.G763]*[.Q433] + [.G764]*[.Q434] + [.G765]*[.Q435] + [.G766]*[.Q436] + [.G767]*[.Q437] + [.G768]*[.Q438] + [.G769]*[.Q439] + [.G770]*[.Q440] + [.G771]*[.Q441] )" office:value-type="float" office:value="0.469933403261408" calcext:value-type="float">
            <text:p>0.4699334032614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751]*[.Q442] + [.G752]*[.Q443] + [.G753]*[.Q444] + [.G754]*[.Q445] + [.G755]*[.Q446] + [.G756]*[.Q447] + [.G757]*[.Q448] + [.G758]*[.Q449] + [.G759]*[.Q450] + [.G760]*[.Q451] + [.G761]*[.Q452] + [.G762]*[.Q453] + [.G763]*[.Q454] + [.G764]*[.Q455] + [.G765]*[.Q456] + [.G766]*[.Q457] + [.G767]*[.Q458] + [.G768]*[.Q459] + [.G769]*[.Q460] + [.G770]*[.Q461] + [.G771]*[.Q462] )" office:value-type="float" office:value="0.29755350139417" calcext:value-type="float">
            <text:p>0.29755350139417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751]*[.Q463] + [.G752]*[.Q464] + [.G753]*[.Q465] + [.G754]*[.Q466] + [.G755]*[.Q467] + [.G756]*[.Q468] + [.G757]*[.Q469] + [.G758]*[.Q470] + [.G759]*[.Q471] + [.G760]*[.Q472] + [.G761]*[.Q473] + [.G762]*[.Q474] + [.G763]*[.Q475] + [.G764]*[.Q476] + [.G765]*[.Q477] + [.G766]*[.Q478] + [.G767]*[.Q479] + [.G768]*[.Q480] + [.G769]*[.Q481] + [.G770]*[.Q482] + [.G771]*[.Q483] )" office:value-type="float" office:value="-0.464047813391521" calcext:value-type="float">
            <text:p>-0.46404781339152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416432452094255" calcext:value-type="float">
            <text:p>-0.416432452094255</text:p>
          </table:table-cell>
          <table:table-cell table:style-name="ce25" table:formula="of:=TANH( [.G776]*[.Q1] + [.G777]*[.Q2] + [.G778]*[.Q3] + [.G779]*[.Q4] + [.G780]*[.Q5] + [.G781]*[.Q6] + [.G782]*[.Q7] + [.G783]*[.Q8] + [.G784]*[.Q9] + [.G785]*[.Q10] + [.G786]*[.Q11] + [.G787]*[.Q12] + [.G788]*[.Q13] + [.G789]*[.Q14] + [.G790]*[.Q15] + [.G791]*[.Q16] + [.G792]*[.Q17] + [.G793]*[.Q18] + [.G794]*[.Q19] + [.G795]*[.Q20] + [.G796]*[.Q21] )" office:value-type="float" office:value="0.0145294402447638" calcext:value-type="float">
            <text:p>0.014529440244764</text:p>
          </table:table-cell>
          <table:table-cell table:style-name="ce28" table:formula="of:=TANH( [.H776]*[.S1] + [.H777]*[.S2] + [.H778]*[.S3] + [.H779]*[.S4] + [.H780]*[.S5] + [.H781]*[.S6] + [.H782]*[.S7] + [.H783]*[.S8] + [.H784]*[.S9] + [.H785]*[.S10] + [.H786]*[.S11] + [.H787]*[.S12] + [.H788]*[.S13] + [.H789]*[.S14] + [.H790]*[.S15] + [.H791]*[.S16] + [.H792]*[.S17] + [.H793]*[.S18] + [.H794]*[.S19] + [.H795]*[.S20] + [.H796]*[.S21] + [.H797]*[.S22] + [.H798]*[.S23] + [.H799]*[.S24] )" office:value-type="float" office:value="0.0926931031857324" calcext:value-type="float">
            <text:p>0.092693103185732</text:p>
          </table:table-cell>
          <table:table-cell table:style-name="ce29" office:value-type="float" office:value="-0.095774590140825" calcext:value-type="float">
            <text:p>-0.095774590140825</text:p>
          </table:table-cell>
          <table:table-cell table:style-name="ce30" table:formula="of:= ([.J777]-[.I777]) * ([.J777]-[.I777])" office:value-type="float" office:value="0.0355200714278333" calcext:value-type="float">
            <text:p>0.035520071427833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14498245361861" calcext:value-type="float">
            <text:p>-0.414498245361861</text:p>
          </table:table-cell>
          <table:table-cell table:style-name="ce25" table:formula="of:=TANH( [.G776]*[.Q22] + [.G777]*[.Q23] + [.G778]*[.Q24] + [.G779]*[.Q25] + [.G780]*[.Q26] + [.G781]*[.Q27] + [.G782]*[.Q28] + [.G783]*[.Q29] + [.G784]*[.Q30] + [.G785]*[.Q31] + [.G786]*[.Q32] + [.G787]*[.Q33] + [.G788]*[.Q34] + [.G789]*[.Q35] + [.G790]*[.Q36] + [.G791]*[.Q37] + [.G792]*[.Q38] + [.G793]*[.Q39] + [.G794]*[.Q40] + [.G795]*[.Q41] + [.G796]*[.Q42] )" office:value-type="float" office:value="-0.00807712475600293" calcext:value-type="float">
            <text:p>-0.008077124756003</text:p>
          </table:table-cell>
          <table:table-cell table:style-name="ce28" table:formula="of:=TANH( [.H776]*[.S25] + [.H777]*[.S26] + [.H778]*[.S27] + [.H779]*[.S28] + [.H780]*[.S29] + [.H781]*[.S30] + [.H782]*[.S31] + [.H783]*[.S32] + [.H784]*[.S33] + [.H785]*[.S34] + [.H786]*[.S35] + [.H787]*[.S36] + [.H788]*[.S37] + [.H789]*[.S38] + [.H790]*[.S39] + [.H791]*[.S40] + [.H792]*[.S41] + [.H793]*[.S42] + [.H794]*[.S43] + [.H795]*[.S44] + [.H796]*[.S45] + [.H797]*[.S46] + [.H798]*[.S47] + [.H799]*[.S48] )" office:value-type="float" office:value="0.181695118716942" calcext:value-type="float">
            <text:p>0.181695118716942</text:p>
          </table:table-cell>
          <table:table-cell table:style-name="ce29" office:value-type="float" office:value="-0.0545131888635551" calcext:value-type="float">
            <text:p>-0.054513188863555</text:p>
          </table:table-cell>
          <table:table-cell table:style-name="ce30" table:formula="of:= ([.J778]-[.I778]) * ([.J778]-[.I778])" office:value-type="float" office:value="0.0557943645700429" calcext:value-type="float">
            <text:p>0.055794364570043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13653874439224" calcext:value-type="float">
            <text:p>-0.413653874439224</text:p>
          </table:table-cell>
          <table:table-cell table:style-name="ce25" table:formula="of:=TANH( [.G776]*[.Q43] + [.G777]*[.Q44] + [.G778]*[.Q45] + [.G779]*[.Q46] + [.G780]*[.Q47] + [.G781]*[.Q48] + [.G782]*[.Q49] + [.G783]*[.Q50] + [.G784]*[.Q51] + [.G785]*[.Q52] + [.G786]*[.Q53] + [.G787]*[.Q54] + [.G788]*[.Q55] + [.G789]*[.Q56] + [.G790]*[.Q57] + [.G791]*[.Q58] + [.G792]*[.Q59] + [.G793]*[.Q60] + [.G794]*[.Q61] + [.G795]*[.Q62] + [.G796]*[.Q63] )" office:value-type="float" office:value="0.94405263606927" calcext:value-type="float">
            <text:p>0.94405263606927</text:p>
          </table:table-cell>
          <table:table-cell table:style-name="ce28" table:formula="of:=TANH( [.H776]*[.S49] + [.H777]*[.S50] + [.H778]*[.S51] + [.H779]*[.S52] + [.H780]*[.S53] + [.H781]*[.S54] + [.H782]*[.S55] + [.H783]*[.S56] + [.H784]*[.S57] + [.H785]*[.S58] + [.H786]*[.S59] + [.H787]*[.S60] + [.H788]*[.S61] + [.H789]*[.S62] + [.H790]*[.S63] + [.H791]*[.S64] + [.H792]*[.S65] + [.H793]*[.S66] + [.H794]*[.S67] + [.H795]*[.S68] + [.H796]*[.S69] + [.H797]*[.S70] + [.H798]*[.S71] + [.H799]*[.S72] )" office:value-type="float" office:value="0.102935419552143" calcext:value-type="float">
            <text:p>0.102935419552143</text:p>
          </table:table-cell>
          <table:table-cell table:style-name="ce29" office:value-type="float" office:value="0.0473790239148592" calcext:value-type="float">
            <text:p>0.047379023914859</text:p>
          </table:table-cell>
          <table:table-cell table:style-name="ce30" table:formula="of:= ([.J779]-[.I779]) * ([.J779]-[.I779])" office:value-type="float" office:value="0.00308651309620637" calcext:value-type="float">
            <text:p>0.00308651309620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12114538939548" calcext:value-type="float">
            <text:p>-0.412114538939548</text:p>
          </table:table-cell>
          <table:table-cell table:style-name="ce25" table:formula="of:=TANH( [.G776]*[.Q64] + [.G777]*[.Q65] + [.G778]*[.Q66] + [.G779]*[.Q67] + [.G780]*[.Q68] + [.G781]*[.Q69] + [.G782]*[.Q70] + [.G783]*[.Q71] + [.G784]*[.Q72] + [.G785]*[.Q73] + [.G786]*[.Q74] + [.G787]*[.Q75] + [.G788]*[.Q76] + [.G789]*[.Q77] + [.G790]*[.Q78] + [.G791]*[.Q79] + [.G792]*[.Q80] + [.G793]*[.Q81] + [.G794]*[.Q82] + [.G795]*[.Q83] + [.G796]*[.Q84] )" office:value-type="float" office:value="-0.0953784127658847" calcext:value-type="float">
            <text:p>-0.09537841276588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40278249607131" calcext:value-type="float">
            <text:p>-0.40278249607131</text:p>
          </table:table-cell>
          <table:table-cell table:style-name="ce25" table:formula="of:=TANH( [.G776]*[.Q85] + [.G777]*[.Q86] + [.G778]*[.Q87] + [.G779]*[.Q88] + [.G780]*[.Q89] + [.G781]*[.Q90] + [.G782]*[.Q91] + [.G783]*[.Q92] + [.G784]*[.Q93] + [.G785]*[.Q94] + [.G786]*[.Q95] + [.G787]*[.Q96] + [.G788]*[.Q97] + [.G789]*[.Q98] + [.G790]*[.Q99] + [.G791]*[.Q100] + [.G792]*[.Q101] + [.G793]*[.Q102] + [.G794]*[.Q103] + [.G795]*[.Q104] + [.G796]*[.Q105] )" office:value-type="float" office:value="-0.0654856794113552" calcext:value-type="float">
            <text:p>-0.06548567941135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88721593751789" calcext:value-type="float">
            <text:p>-0.388721593751789</text:p>
          </table:table-cell>
          <table:table-cell table:style-name="ce25" table:formula="of:=TANH( [.G776]*[.Q106] + [.G777]*[.Q107] + [.G778]*[.Q108] + [.G779]*[.Q109] + [.G780]*[.Q110] + [.G781]*[.Q111] + [.G782]*[.Q112] + [.G783]*[.Q113] + [.G784]*[.Q114] + [.G785]*[.Q115] + [.G786]*[.Q116] + [.G787]*[.Q117] + [.G788]*[.Q118] + [.G789]*[.Q119] + [.G790]*[.Q120] + [.G791]*[.Q121] + [.G792]*[.Q122] + [.G793]*[.Q123] + [.G794]*[.Q124] + [.G795]*[.Q125] + [.G796]*[.Q126] )" office:value-type="float" office:value="0.248632666143514" calcext:value-type="float">
            <text:p>0.24863266614351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66517238021139" calcext:value-type="float">
            <text:p>-0.366517238021139</text:p>
          </table:table-cell>
          <table:table-cell table:style-name="ce25" table:formula="of:=TANH( [.G776]*[.Q127] + [.G777]*[.Q128] + [.G778]*[.Q129] + [.G779]*[.Q130] + [.G780]*[.Q131] + [.G781]*[.Q132] + [.G782]*[.Q133] + [.G783]*[.Q134] + [.G784]*[.Q135] + [.G785]*[.Q136] + [.G786]*[.Q137] + [.G787]*[.Q138] + [.G788]*[.Q139] + [.G789]*[.Q140] + [.G790]*[.Q141] + [.G791]*[.Q142] + [.G792]*[.Q143] + [.G793]*[.Q144] + [.G794]*[.Q145] + [.G795]*[.Q146] + [.G796]*[.Q147] )" office:value-type="float" office:value="0.0574762232796424" calcext:value-type="float">
            <text:p>0.05747622327964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53067197685344" calcext:value-type="float">
            <text:p>-0.353067197685344</text:p>
          </table:table-cell>
          <table:table-cell table:style-name="ce25" table:formula="of:=TANH( [.G776]*[.Q148] + [.G777]*[.Q149] + [.G778]*[.Q150] + [.G779]*[.Q151] + [.G780]*[.Q152] + [.G781]*[.Q153] + [.G782]*[.Q154] + [.G783]*[.Q155] + [.G784]*[.Q156] + [.G785]*[.Q157] + [.G786]*[.Q158] + [.G787]*[.Q159] + [.G788]*[.Q160] + [.G789]*[.Q161] + [.G790]*[.Q162] + [.G791]*[.Q163] + [.G792]*[.Q164] + [.G793]*[.Q165] + [.G794]*[.Q166] + [.G795]*[.Q167] + [.G796]*[.Q168] )" office:value-type="float" office:value="-0.185686541204232" calcext:value-type="float">
            <text:p>-0.18568654120423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2233120728986" calcext:value-type="float">
            <text:p>-0.32233120728986</text:p>
          </table:table-cell>
          <table:table-cell table:style-name="ce25" table:formula="of:=TANH( [.G776]*[.Q169] + [.G777]*[.Q170] + [.G778]*[.Q171] + [.G779]*[.Q172] + [.G780]*[.Q173] + [.G781]*[.Q174] + [.G782]*[.Q175] + [.G783]*[.Q176] + [.G784]*[.Q177] + [.G785]*[.Q178] + [.G786]*[.Q179] + [.G787]*[.Q180] + [.G788]*[.Q181] + [.G789]*[.Q182] + [.G790]*[.Q183] + [.G791]*[.Q184] + [.G792]*[.Q185] + [.G793]*[.Q186] + [.G794]*[.Q187] + [.G795]*[.Q188] + [.G796]*[.Q189] )" office:value-type="float" office:value="0.0121300297420309" calcext:value-type="float">
            <text:p>0.01213002974203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7336634296407" calcext:value-type="float">
            <text:p>-0.287336634296407</text:p>
          </table:table-cell>
          <table:table-cell table:style-name="ce25" table:formula="of:=TANH( [.G776]*[.Q190] + [.G777]*[.Q191] + [.G778]*[.Q192] + [.G779]*[.Q193] + [.G780]*[.Q194] + [.G781]*[.Q195] + [.G782]*[.Q196] + [.G783]*[.Q197] + [.G784]*[.Q198] + [.G785]*[.Q199] + [.G786]*[.Q200] + [.G787]*[.Q201] + [.G788]*[.Q202] + [.G789]*[.Q203] + [.G790]*[.Q204] + [.G791]*[.Q205] + [.G792]*[.Q206] + [.G793]*[.Q207] + [.G794]*[.Q208] + [.G795]*[.Q209] + [.G796]*[.Q210] )" office:value-type="float" office:value="-0.0132896257941967" calcext:value-type="float">
            <text:p>-0.01328962579419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30549836950876" calcext:value-type="float">
            <text:p>-0.330549836950876</text:p>
          </table:table-cell>
          <table:table-cell table:style-name="ce25" table:formula="of:=TANH( [.G776]*[.Q211] + [.G777]*[.Q212] + [.G778]*[.Q213] + [.G779]*[.Q214] + [.G780]*[.Q215] + [.G781]*[.Q216] + [.G782]*[.Q217] + [.G783]*[.Q218] + [.G784]*[.Q219] + [.G785]*[.Q220] + [.G786]*[.Q221] + [.G787]*[.Q222] + [.G788]*[.Q223] + [.G789]*[.Q224] + [.G790]*[.Q225] + [.G791]*[.Q226] + [.G792]*[.Q227] + [.G793]*[.Q228] + [.G794]*[.Q229] + [.G795]*[.Q230] + [.G796]*[.Q231] )" office:value-type="float" office:value="-0.349047810135141" calcext:value-type="float">
            <text:p>-0.34904781013514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12303167676392" calcext:value-type="float">
            <text:p>-0.312303167676392</text:p>
          </table:table-cell>
          <table:table-cell table:style-name="ce25" table:formula="of:=TANH( [.G776]*[.Q232] + [.G777]*[.Q233] + [.G778]*[.Q234] + [.G779]*[.Q235] + [.G780]*[.Q236] + [.G781]*[.Q237] + [.G782]*[.Q238] + [.G783]*[.Q239] + [.G784]*[.Q240] + [.G785]*[.Q241] + [.G786]*[.Q242] + [.G787]*[.Q243] + [.G788]*[.Q244] + [.G789]*[.Q245] + [.G790]*[.Q246] + [.G791]*[.Q247] + [.G792]*[.Q248] + [.G793]*[.Q249] + [.G794]*[.Q250] + [.G795]*[.Q251] + [.G796]*[.Q252] )" office:value-type="float" office:value="-0.950868130740857" calcext:value-type="float">
            <text:p>-0.95086813074085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0614400026913" calcext:value-type="float">
            <text:p>-0.280614400026913</text:p>
          </table:table-cell>
          <table:table-cell table:style-name="ce25" table:formula="of:=TANH( [.G776]*[.Q253] + [.G777]*[.Q254] + [.G778]*[.Q255] + [.G779]*[.Q256] + [.G780]*[.Q257] + [.G781]*[.Q258] + [.G782]*[.Q259] + [.G783]*[.Q260] + [.G784]*[.Q261] + [.G785]*[.Q262] + [.G786]*[.Q263] + [.G787]*[.Q264] + [.G788]*[.Q265] + [.G789]*[.Q266] + [.G790]*[.Q267] + [.G791]*[.Q268] + [.G792]*[.Q269] + [.G793]*[.Q270] + [.G794]*[.Q271] + [.G795]*[.Q272] + [.G796]*[.Q273] )" office:value-type="float" office:value="-0.646648640746402" calcext:value-type="float">
            <text:p>-0.64664864074640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62128076589938" calcext:value-type="float">
            <text:p>-0.262128076589938</text:p>
          </table:table-cell>
          <table:table-cell table:style-name="ce25" table:formula="of:=TANH( [.G776]*[.Q274] + [.G777]*[.Q275] + [.G778]*[.Q276] + [.G779]*[.Q277] + [.G780]*[.Q278] + [.G781]*[.Q279] + [.G782]*[.Q280] + [.G783]*[.Q281] + [.G784]*[.Q282] + [.G785]*[.Q283] + [.G786]*[.Q284] + [.G787]*[.Q285] + [.G788]*[.Q286] + [.G789]*[.Q287] + [.G790]*[.Q288] + [.G791]*[.Q289] + [.G792]*[.Q290] + [.G793]*[.Q291] + [.G794]*[.Q292] + [.G795]*[.Q293] + [.G796]*[.Q294] )" office:value-type="float" office:value="0.386959154732533" calcext:value-type="float">
            <text:p>0.38695915473253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8668061495434" calcext:value-type="float">
            <text:p>-0.218668061495434</text:p>
          </table:table-cell>
          <table:table-cell table:style-name="ce25" table:formula="of:=TANH( [.G776]*[.Q295] + [.G777]*[.Q296] + [.G778]*[.Q297] + [.G779]*[.Q298] + [.G780]*[.Q299] + [.G781]*[.Q300] + [.G782]*[.Q301] + [.G783]*[.Q302] + [.G784]*[.Q303] + [.G785]*[.Q304] + [.G786]*[.Q305] + [.G787]*[.Q306] + [.G788]*[.Q307] + [.G789]*[.Q308] + [.G790]*[.Q309] + [.G791]*[.Q310] + [.G792]*[.Q311] + [.G793]*[.Q312] + [.G794]*[.Q313] + [.G795]*[.Q314] + [.G796]*[.Q315] )" office:value-type="float" office:value="-0.728056259133475" calcext:value-type="float">
            <text:p>-0.72805625913347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2790676004221" calcext:value-type="float">
            <text:p>-0.212790676004221</text:p>
          </table:table-cell>
          <table:table-cell table:style-name="ce25" table:formula="of:=TANH( [.G776]*[.Q316] + [.G777]*[.Q317] + [.G778]*[.Q318] + [.G779]*[.Q319] + [.G780]*[.Q320] + [.G781]*[.Q321] + [.G782]*[.Q322] + [.G783]*[.Q323] + [.G784]*[.Q324] + [.G785]*[.Q325] + [.G786]*[.Q326] + [.G787]*[.Q327] + [.G788]*[.Q328] + [.G789]*[.Q329] + [.G790]*[.Q330] + [.G791]*[.Q331] + [.G792]*[.Q332] + [.G793]*[.Q333] + [.G794]*[.Q334] + [.G795]*[.Q335] + [.G796]*[.Q336] )" office:value-type="float" office:value="0.0186588183922559" calcext:value-type="float">
            <text:p>0.01865881839225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02170104949524" calcext:value-type="float">
            <text:p>-0.202170104949524</text:p>
          </table:table-cell>
          <table:table-cell table:style-name="ce25" table:formula="of:=TANH( [.G776]*[.Q337] + [.G777]*[.Q338] + [.G778]*[.Q339] + [.G779]*[.Q340] + [.G780]*[.Q341] + [.G781]*[.Q342] + [.G782]*[.Q343] + [.G783]*[.Q344] + [.G784]*[.Q345] + [.G785]*[.Q346] + [.G786]*[.Q347] + [.G787]*[.Q348] + [.G788]*[.Q349] + [.G789]*[.Q350] + [.G790]*[.Q351] + [.G791]*[.Q352] + [.G792]*[.Q353] + [.G793]*[.Q354] + [.G794]*[.Q355] + [.G795]*[.Q356] + [.G796]*[.Q357] )" office:value-type="float" office:value="0.322465054911188" calcext:value-type="float">
            <text:p>0.32246505491118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85845829815918" calcext:value-type="float">
            <text:p>-0.185845829815918</text:p>
          </table:table-cell>
          <table:table-cell table:style-name="ce25" table:formula="of:=TANH( [.G776]*[.Q358] + [.G777]*[.Q359] + [.G778]*[.Q360] + [.G779]*[.Q361] + [.G780]*[.Q362] + [.G781]*[.Q363] + [.G782]*[.Q364] + [.G783]*[.Q365] + [.G784]*[.Q366] + [.G785]*[.Q367] + [.G786]*[.Q368] + [.G787]*[.Q369] + [.G788]*[.Q370] + [.G789]*[.Q371] + [.G790]*[.Q372] + [.G791]*[.Q373] + [.G792]*[.Q374] + [.G793]*[.Q375] + [.G794]*[.Q376] + [.G795]*[.Q377] + [.G796]*[.Q378] )" office:value-type="float" office:value="0.118609896395195" calcext:value-type="float">
            <text:p>0.11860989639519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15787174947061" calcext:value-type="float">
            <text:p>-0.115787174947061</text:p>
          </table:table-cell>
          <table:table-cell table:style-name="ce25" table:formula="of:=TANH( [.G776]*[.Q379] + [.G777]*[.Q380] + [.G778]*[.Q381] + [.G779]*[.Q382] + [.G780]*[.Q383] + [.G781]*[.Q384] + [.G782]*[.Q385] + [.G783]*[.Q386] + [.G784]*[.Q387] + [.G785]*[.Q388] + [.G786]*[.Q389] + [.G787]*[.Q390] + [.G788]*[.Q391] + [.G789]*[.Q392] + [.G790]*[.Q393] + [.G791]*[.Q394] + [.G792]*[.Q395] + [.G793]*[.Q396] + [.G794]*[.Q397] + [.G795]*[.Q398] + [.G796]*[.Q399] )" office:value-type="float" office:value="-0.530576526673055" calcext:value-type="float">
            <text:p>-0.53057652667305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591533869786821" calcext:value-type="float">
            <text:p>0.059153386978682</text:p>
          </table:table-cell>
          <table:table-cell table:style-name="ce25" table:formula="of:=TANH( [.G776]*[.Q400] + [.G777]*[.Q401] + [.G778]*[.Q402] + [.G779]*[.Q403] + [.G780]*[.Q404] + [.G781]*[.Q405] + [.G782]*[.Q406] + [.G783]*[.Q407] + [.G784]*[.Q408] + [.G785]*[.Q409] + [.G786]*[.Q410] + [.G787]*[.Q411] + [.G788]*[.Q412] + [.G789]*[.Q413] + [.G790]*[.Q414] + [.G791]*[.Q415] + [.G792]*[.Q416] + [.G793]*[.Q417] + [.G794]*[.Q418] + [.G795]*[.Q419] + [.G796]*[.Q420] )" office:value-type="float" office:value="0.0446422995187931" calcext:value-type="float">
            <text:p>0.044642299518793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776]*[.Q421] + [.G777]*[.Q422] + [.G778]*[.Q423] + [.G779]*[.Q424] + [.G780]*[.Q425] + [.G781]*[.Q426] + [.G782]*[.Q427] + [.G783]*[.Q428] + [.G784]*[.Q429] + [.G785]*[.Q430] + [.G786]*[.Q431] + [.G787]*[.Q432] + [.G788]*[.Q433] + [.G789]*[.Q434] + [.G790]*[.Q435] + [.G791]*[.Q436] + [.G792]*[.Q437] + [.G793]*[.Q438] + [.G794]*[.Q439] + [.G795]*[.Q440] + [.G796]*[.Q441] )" office:value-type="float" office:value="0.409336248143325" calcext:value-type="float">
            <text:p>0.409336248143325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776]*[.Q442] + [.G777]*[.Q443] + [.G778]*[.Q444] + [.G779]*[.Q445] + [.G780]*[.Q446] + [.G781]*[.Q447] + [.G782]*[.Q448] + [.G783]*[.Q449] + [.G784]*[.Q450] + [.G785]*[.Q451] + [.G786]*[.Q452] + [.G787]*[.Q453] + [.G788]*[.Q454] + [.G789]*[.Q455] + [.G790]*[.Q456] + [.G791]*[.Q457] + [.G792]*[.Q458] + [.G793]*[.Q459] + [.G794]*[.Q460] + [.G795]*[.Q461] + [.G796]*[.Q462] )" office:value-type="float" office:value="0.370581840131523" calcext:value-type="float">
            <text:p>0.370581840131523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776]*[.Q463] + [.G777]*[.Q464] + [.G778]*[.Q465] + [.G779]*[.Q466] + [.G780]*[.Q467] + [.G781]*[.Q468] + [.G782]*[.Q469] + [.G783]*[.Q470] + [.G784]*[.Q471] + [.G785]*[.Q472] + [.G786]*[.Q473] + [.G787]*[.Q474] + [.G788]*[.Q475] + [.G789]*[.Q476] + [.G790]*[.Q477] + [.G791]*[.Q478] + [.G792]*[.Q479] + [.G793]*[.Q480] + [.G794]*[.Q481] + [.G795]*[.Q482] + [.G796]*[.Q483] )" office:value-type="float" office:value="-0.460869872195166" calcext:value-type="float">
            <text:p>-0.460869872195166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414498245361861" calcext:value-type="float">
            <text:p>-0.414498245361861</text:p>
          </table:table-cell>
          <table:table-cell table:style-name="ce25" table:formula="of:=TANH( [.G801]*[.Q1] + [.G802]*[.Q2] + [.G803]*[.Q3] + [.G804]*[.Q4] + [.G805]*[.Q5] + [.G806]*[.Q6] + [.G807]*[.Q7] + [.G808]*[.Q8] + [.G809]*[.Q9] + [.G810]*[.Q10] + [.G811]*[.Q11] + [.G812]*[.Q12] + [.G813]*[.Q13] + [.G814]*[.Q14] + [.G815]*[.Q15] + [.G816]*[.Q16] + [.G817]*[.Q17] + [.G818]*[.Q18] + [.G819]*[.Q19] + [.G820]*[.Q20] + [.G821]*[.Q21] )" office:value-type="float" office:value="0.0188427317655158" calcext:value-type="float">
            <text:p>0.018842731765516</text:p>
          </table:table-cell>
          <table:table-cell table:style-name="ce28" table:formula="of:=TANH( [.H801]*[.S1] + [.H802]*[.S2] + [.H803]*[.S3] + [.H804]*[.S4] + [.H805]*[.S5] + [.H806]*[.S6] + [.H807]*[.S7] + [.H808]*[.S8] + [.H809]*[.S9] + [.H810]*[.S10] + [.H811]*[.S11] + [.H812]*[.S12] + [.H813]*[.S13] + [.H814]*[.S14] + [.H815]*[.S15] + [.H816]*[.S16] + [.H817]*[.S17] + [.H818]*[.S18] + [.H819]*[.S19] + [.H820]*[.S20] + [.H821]*[.S21] + [.H822]*[.S22] + [.H823]*[.S23] + [.H824]*[.S24] )" office:value-type="float" office:value="-0.0636836722158745" calcext:value-type="float">
            <text:p>-0.063683672215875</text:p>
          </table:table-cell>
          <table:table-cell table:style-name="ce29" office:value-type="float" office:value="-0.0545131888635551" calcext:value-type="float">
            <text:p>-0.054513188863555</text:p>
          </table:table-cell>
          <table:table-cell table:style-name="ce30" table:formula="of:= ([.J802]-[.I802]) * ([.J802]-[.I802])" office:value-type="float" office:value="0.0000840977649151668" calcext:value-type="float">
            <text:p>8.40977649151668E-0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13653874439224" calcext:value-type="float">
            <text:p>-0.413653874439224</text:p>
          </table:table-cell>
          <table:table-cell table:style-name="ce25" table:formula="of:=TANH( [.G801]*[.Q22] + [.G802]*[.Q23] + [.G803]*[.Q24] + [.G804]*[.Q25] + [.G805]*[.Q26] + [.G806]*[.Q27] + [.G807]*[.Q28] + [.G808]*[.Q29] + [.G809]*[.Q30] + [.G810]*[.Q31] + [.G811]*[.Q32] + [.G812]*[.Q33] + [.G813]*[.Q34] + [.G814]*[.Q35] + [.G815]*[.Q36] + [.G816]*[.Q37] + [.G817]*[.Q38] + [.G818]*[.Q39] + [.G819]*[.Q40] + [.G820]*[.Q41] + [.G821]*[.Q42] )" office:value-type="float" office:value="-0.0166551527322205" calcext:value-type="float">
            <text:p>-0.016655152732221</text:p>
          </table:table-cell>
          <table:table-cell table:style-name="ce28" table:formula="of:=TANH( [.H801]*[.S25] + [.H802]*[.S26] + [.H803]*[.S27] + [.H804]*[.S28] + [.H805]*[.S29] + [.H806]*[.S30] + [.H807]*[.S31] + [.H808]*[.S32] + [.H809]*[.S33] + [.H810]*[.S34] + [.H811]*[.S35] + [.H812]*[.S36] + [.H813]*[.S37] + [.H814]*[.S38] + [.H815]*[.S39] + [.H816]*[.S40] + [.H817]*[.S41] + [.H818]*[.S42] + [.H819]*[.S43] + [.H820]*[.S44] + [.H821]*[.S45] + [.H822]*[.S46] + [.H823]*[.S47] + [.H824]*[.S48] )" office:value-type="float" office:value="-0.0592420924947311" calcext:value-type="float">
            <text:p>-0.059242092494731</text:p>
          </table:table-cell>
          <table:table-cell table:style-name="ce29" office:value-type="float" office:value="0.0473790239148592" calcext:value-type="float">
            <text:p>0.047379023914859</text:p>
          </table:table-cell>
          <table:table-cell table:style-name="ce30" table:formula="of:= ([.J803]-[.I803]) * ([.J803]-[.I803])" office:value-type="float" office:value="0.0113680624644274" calcext:value-type="float">
            <text:p>0.011368062464427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12114538939548" calcext:value-type="float">
            <text:p>-0.412114538939548</text:p>
          </table:table-cell>
          <table:table-cell table:style-name="ce25" table:formula="of:=TANH( [.G801]*[.Q43] + [.G802]*[.Q44] + [.G803]*[.Q45] + [.G804]*[.Q46] + [.G805]*[.Q47] + [.G806]*[.Q48] + [.G807]*[.Q49] + [.G808]*[.Q50] + [.G809]*[.Q51] + [.G810]*[.Q52] + [.G811]*[.Q53] + [.G812]*[.Q54] + [.G813]*[.Q55] + [.G814]*[.Q56] + [.G815]*[.Q57] + [.G816]*[.Q58] + [.G817]*[.Q59] + [.G818]*[.Q60] + [.G819]*[.Q61] + [.G820]*[.Q62] + [.G821]*[.Q63] )" office:value-type="float" office:value="0.936621132050916" calcext:value-type="float">
            <text:p>0.936621132050916</text:p>
          </table:table-cell>
          <table:table-cell table:style-name="ce28" table:formula="of:=TANH( [.H801]*[.S49] + [.H802]*[.S50] + [.H803]*[.S51] + [.H804]*[.S52] + [.H805]*[.S53] + [.H806]*[.S54] + [.H807]*[.S55] + [.H808]*[.S56] + [.H809]*[.S57] + [.H810]*[.S58] + [.H811]*[.S59] + [.H812]*[.S60] + [.H813]*[.S61] + [.H814]*[.S62] + [.H815]*[.S63] + [.H816]*[.S64] + [.H817]*[.S65] + [.H818]*[.S66] + [.H819]*[.S67] + [.H820]*[.S68] + [.H821]*[.S69] + [.H822]*[.S70] + [.H823]*[.S71] + [.H824]*[.S72] )" office:value-type="float" office:value="0.103968418979304" calcext:value-type="float">
            <text:p>0.103968418979304</text:p>
          </table:table-cell>
          <table:table-cell table:style-name="ce29" office:value-type="float" office:value="0.136116816972974" calcext:value-type="float">
            <text:p>0.136116816972974</text:p>
          </table:table-cell>
          <table:table-cell table:style-name="ce30" table:formula="of:= ([.J804]-[.I804]) * ([.J804]-[.I804])" office:value-type="float" office:value="0.00103351949355937" calcext:value-type="float">
            <text:p>0.001033519493559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0278249607131" calcext:value-type="float">
            <text:p>-0.40278249607131</text:p>
          </table:table-cell>
          <table:table-cell table:style-name="ce25" table:formula="of:=TANH( [.G801]*[.Q64] + [.G802]*[.Q65] + [.G803]*[.Q66] + [.G804]*[.Q67] + [.G805]*[.Q68] + [.G806]*[.Q69] + [.G807]*[.Q70] + [.G808]*[.Q71] + [.G809]*[.Q72] + [.G810]*[.Q73] + [.G811]*[.Q74] + [.G812]*[.Q75] + [.G813]*[.Q76] + [.G814]*[.Q77] + [.G815]*[.Q78] + [.G816]*[.Q79] + [.G817]*[.Q80] + [.G818]*[.Q81] + [.G819]*[.Q82] + [.G820]*[.Q83] + [.G821]*[.Q84] )" office:value-type="float" office:value="-0.0916885527917215" calcext:value-type="float">
            <text:p>-0.09168855279172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88721593751789" calcext:value-type="float">
            <text:p>-0.388721593751789</text:p>
          </table:table-cell>
          <table:table-cell table:style-name="ce25" table:formula="of:=TANH( [.G801]*[.Q85] + [.G802]*[.Q86] + [.G803]*[.Q87] + [.G804]*[.Q88] + [.G805]*[.Q89] + [.G806]*[.Q90] + [.G807]*[.Q91] + [.G808]*[.Q92] + [.G809]*[.Q93] + [.G810]*[.Q94] + [.G811]*[.Q95] + [.G812]*[.Q96] + [.G813]*[.Q97] + [.G814]*[.Q98] + [.G815]*[.Q99] + [.G816]*[.Q100] + [.G817]*[.Q101] + [.G818]*[.Q102] + [.G819]*[.Q103] + [.G820]*[.Q104] + [.G821]*[.Q105] )" office:value-type="float" office:value="0.0324049536659812" calcext:value-type="float">
            <text:p>0.03240495366598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66517238021139" calcext:value-type="float">
            <text:p>-0.366517238021139</text:p>
          </table:table-cell>
          <table:table-cell table:style-name="ce25" table:formula="of:=TANH( [.G801]*[.Q106] + [.G802]*[.Q107] + [.G803]*[.Q108] + [.G804]*[.Q109] + [.G805]*[.Q110] + [.G806]*[.Q111] + [.G807]*[.Q112] + [.G808]*[.Q113] + [.G809]*[.Q114] + [.G810]*[.Q115] + [.G811]*[.Q116] + [.G812]*[.Q117] + [.G813]*[.Q118] + [.G814]*[.Q119] + [.G815]*[.Q120] + [.G816]*[.Q121] + [.G817]*[.Q122] + [.G818]*[.Q123] + [.G819]*[.Q124] + [.G820]*[.Q125] + [.G821]*[.Q126] )" office:value-type="float" office:value="0.248731102062818" calcext:value-type="float">
            <text:p>0.24873110206281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53067197685344" calcext:value-type="float">
            <text:p>-0.353067197685344</text:p>
          </table:table-cell>
          <table:table-cell table:style-name="ce25" table:formula="of:=TANH( [.G801]*[.Q127] + [.G802]*[.Q128] + [.G803]*[.Q129] + [.G804]*[.Q130] + [.G805]*[.Q131] + [.G806]*[.Q132] + [.G807]*[.Q133] + [.G808]*[.Q134] + [.G809]*[.Q135] + [.G810]*[.Q136] + [.G811]*[.Q137] + [.G812]*[.Q138] + [.G813]*[.Q139] + [.G814]*[.Q140] + [.G815]*[.Q141] + [.G816]*[.Q142] + [.G817]*[.Q143] + [.G818]*[.Q144] + [.G819]*[.Q145] + [.G820]*[.Q146] + [.G821]*[.Q147] )" office:value-type="float" office:value="0.0141017564103051" calcext:value-type="float">
            <text:p>0.01410175641030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2233120728986" calcext:value-type="float">
            <text:p>-0.32233120728986</text:p>
          </table:table-cell>
          <table:table-cell table:style-name="ce25" table:formula="of:=TANH( [.G801]*[.Q148] + [.G802]*[.Q149] + [.G803]*[.Q150] + [.G804]*[.Q151] + [.G805]*[.Q152] + [.G806]*[.Q153] + [.G807]*[.Q154] + [.G808]*[.Q155] + [.G809]*[.Q156] + [.G810]*[.Q157] + [.G811]*[.Q158] + [.G812]*[.Q159] + [.G813]*[.Q160] + [.G814]*[.Q161] + [.G815]*[.Q162] + [.G816]*[.Q163] + [.G817]*[.Q164] + [.G818]*[.Q165] + [.G819]*[.Q166] + [.G820]*[.Q167] + [.G821]*[.Q168] )" office:value-type="float" office:value="-0.172257806902185" calcext:value-type="float">
            <text:p>-0.17225780690218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7336634296407" calcext:value-type="float">
            <text:p>-0.287336634296407</text:p>
          </table:table-cell>
          <table:table-cell table:style-name="ce25" table:formula="of:=TANH( [.G801]*[.Q169] + [.G802]*[.Q170] + [.G803]*[.Q171] + [.G804]*[.Q172] + [.G805]*[.Q173] + [.G806]*[.Q174] + [.G807]*[.Q175] + [.G808]*[.Q176] + [.G809]*[.Q177] + [.G810]*[.Q178] + [.G811]*[.Q179] + [.G812]*[.Q180] + [.G813]*[.Q181] + [.G814]*[.Q182] + [.G815]*[.Q183] + [.G816]*[.Q184] + [.G817]*[.Q185] + [.G818]*[.Q186] + [.G819]*[.Q187] + [.G820]*[.Q188] + [.G821]*[.Q189] )" office:value-type="float" office:value="0.0140634220738441" calcext:value-type="float">
            <text:p>0.01406342207384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30549836950876" calcext:value-type="float">
            <text:p>-0.330549836950876</text:p>
          </table:table-cell>
          <table:table-cell table:style-name="ce25" table:formula="of:=TANH( [.G801]*[.Q190] + [.G802]*[.Q191] + [.G803]*[.Q192] + [.G804]*[.Q193] + [.G805]*[.Q194] + [.G806]*[.Q195] + [.G807]*[.Q196] + [.G808]*[.Q197] + [.G809]*[.Q198] + [.G810]*[.Q199] + [.G811]*[.Q200] + [.G812]*[.Q201] + [.G813]*[.Q202] + [.G814]*[.Q203] + [.G815]*[.Q204] + [.G816]*[.Q205] + [.G817]*[.Q206] + [.G818]*[.Q207] + [.G819]*[.Q208] + [.G820]*[.Q209] + [.G821]*[.Q210] )" office:value-type="float" office:value="-0.0123838778491545" calcext:value-type="float">
            <text:p>-0.01238387784915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12303167676392" calcext:value-type="float">
            <text:p>-0.312303167676392</text:p>
          </table:table-cell>
          <table:table-cell table:style-name="ce25" table:formula="of:=TANH( [.G801]*[.Q211] + [.G802]*[.Q212] + [.G803]*[.Q213] + [.G804]*[.Q214] + [.G805]*[.Q215] + [.G806]*[.Q216] + [.G807]*[.Q217] + [.G808]*[.Q218] + [.G809]*[.Q219] + [.G810]*[.Q220] + [.G811]*[.Q221] + [.G812]*[.Q222] + [.G813]*[.Q223] + [.G814]*[.Q224] + [.G815]*[.Q225] + [.G816]*[.Q226] + [.G817]*[.Q227] + [.G818]*[.Q228] + [.G819]*[.Q229] + [.G820]*[.Q230] + [.G821]*[.Q231] )" office:value-type="float" office:value="0.00343062432303446" calcext:value-type="float">
            <text:p>0.00343062432303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0614400026913" calcext:value-type="float">
            <text:p>-0.280614400026913</text:p>
          </table:table-cell>
          <table:table-cell table:style-name="ce25" table:formula="of:=TANH( [.G801]*[.Q232] + [.G802]*[.Q233] + [.G803]*[.Q234] + [.G804]*[.Q235] + [.G805]*[.Q236] + [.G806]*[.Q237] + [.G807]*[.Q238] + [.G808]*[.Q239] + [.G809]*[.Q240] + [.G810]*[.Q241] + [.G811]*[.Q242] + [.G812]*[.Q243] + [.G813]*[.Q244] + [.G814]*[.Q245] + [.G815]*[.Q246] + [.G816]*[.Q247] + [.G817]*[.Q248] + [.G818]*[.Q249] + [.G819]*[.Q250] + [.G820]*[.Q251] + [.G821]*[.Q252] )" office:value-type="float" office:value="-0.930796689647797" calcext:value-type="float">
            <text:p>-0.93079668964779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62128076589938" calcext:value-type="float">
            <text:p>-0.262128076589938</text:p>
          </table:table-cell>
          <table:table-cell table:style-name="ce25" table:formula="of:=TANH( [.G801]*[.Q253] + [.G802]*[.Q254] + [.G803]*[.Q255] + [.G804]*[.Q256] + [.G805]*[.Q257] + [.G806]*[.Q258] + [.G807]*[.Q259] + [.G808]*[.Q260] + [.G809]*[.Q261] + [.G810]*[.Q262] + [.G811]*[.Q263] + [.G812]*[.Q264] + [.G813]*[.Q265] + [.G814]*[.Q266] + [.G815]*[.Q267] + [.G816]*[.Q268] + [.G817]*[.Q269] + [.G818]*[.Q270] + [.G819]*[.Q271] + [.G820]*[.Q272] + [.G821]*[.Q273] )" office:value-type="float" office:value="-0.607229986750727" calcext:value-type="float">
            <text:p>-0.60722998675072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8668061495434" calcext:value-type="float">
            <text:p>-0.218668061495434</text:p>
          </table:table-cell>
          <table:table-cell table:style-name="ce25" table:formula="of:=TANH( [.G801]*[.Q274] + [.G802]*[.Q275] + [.G803]*[.Q276] + [.G804]*[.Q277] + [.G805]*[.Q278] + [.G806]*[.Q279] + [.G807]*[.Q280] + [.G808]*[.Q281] + [.G809]*[.Q282] + [.G810]*[.Q283] + [.G811]*[.Q284] + [.G812]*[.Q285] + [.G813]*[.Q286] + [.G814]*[.Q287] + [.G815]*[.Q288] + [.G816]*[.Q289] + [.G817]*[.Q290] + [.G818]*[.Q291] + [.G819]*[.Q292] + [.G820]*[.Q293] + [.G821]*[.Q294] )" office:value-type="float" office:value="0.346006968850902" calcext:value-type="float">
            <text:p>0.34600696885090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2790676004221" calcext:value-type="float">
            <text:p>-0.212790676004221</text:p>
          </table:table-cell>
          <table:table-cell table:style-name="ce25" table:formula="of:=TANH( [.G801]*[.Q295] + [.G802]*[.Q296] + [.G803]*[.Q297] + [.G804]*[.Q298] + [.G805]*[.Q299] + [.G806]*[.Q300] + [.G807]*[.Q301] + [.G808]*[.Q302] + [.G809]*[.Q303] + [.G810]*[.Q304] + [.G811]*[.Q305] + [.G812]*[.Q306] + [.G813]*[.Q307] + [.G814]*[.Q308] + [.G815]*[.Q309] + [.G816]*[.Q310] + [.G817]*[.Q311] + [.G818]*[.Q312] + [.G819]*[.Q313] + [.G820]*[.Q314] + [.G821]*[.Q315] )" office:value-type="float" office:value="-0.845814968973081" calcext:value-type="float">
            <text:p>-0.84581496897308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02170104949524" calcext:value-type="float">
            <text:p>-0.202170104949524</text:p>
          </table:table-cell>
          <table:table-cell table:style-name="ce25" table:formula="of:=TANH( [.G801]*[.Q316] + [.G802]*[.Q317] + [.G803]*[.Q318] + [.G804]*[.Q319] + [.G805]*[.Q320] + [.G806]*[.Q321] + [.G807]*[.Q322] + [.G808]*[.Q323] + [.G809]*[.Q324] + [.G810]*[.Q325] + [.G811]*[.Q326] + [.G812]*[.Q327] + [.G813]*[.Q328] + [.G814]*[.Q329] + [.G815]*[.Q330] + [.G816]*[.Q331] + [.G817]*[.Q332] + [.G818]*[.Q333] + [.G819]*[.Q334] + [.G820]*[.Q335] + [.G821]*[.Q336] )" office:value-type="float" office:value="0.0198414103287078" calcext:value-type="float">
            <text:p>0.01984141032870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85845829815918" calcext:value-type="float">
            <text:p>-0.185845829815918</text:p>
          </table:table-cell>
          <table:table-cell table:style-name="ce25" table:formula="of:=TANH( [.G801]*[.Q337] + [.G802]*[.Q338] + [.G803]*[.Q339] + [.G804]*[.Q340] + [.G805]*[.Q341] + [.G806]*[.Q342] + [.G807]*[.Q343] + [.G808]*[.Q344] + [.G809]*[.Q345] + [.G810]*[.Q346] + [.G811]*[.Q347] + [.G812]*[.Q348] + [.G813]*[.Q349] + [.G814]*[.Q350] + [.G815]*[.Q351] + [.G816]*[.Q352] + [.G817]*[.Q353] + [.G818]*[.Q354] + [.G819]*[.Q355] + [.G820]*[.Q356] + [.G821]*[.Q357] )" office:value-type="float" office:value="0.291372159905894" calcext:value-type="float">
            <text:p>0.29137215990589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15787174947061" calcext:value-type="float">
            <text:p>-0.115787174947061</text:p>
          </table:table-cell>
          <table:table-cell table:style-name="ce25" table:formula="of:=TANH( [.G801]*[.Q358] + [.G802]*[.Q359] + [.G803]*[.Q360] + [.G804]*[.Q361] + [.G805]*[.Q362] + [.G806]*[.Q363] + [.G807]*[.Q364] + [.G808]*[.Q365] + [.G809]*[.Q366] + [.G810]*[.Q367] + [.G811]*[.Q368] + [.G812]*[.Q369] + [.G813]*[.Q370] + [.G814]*[.Q371] + [.G815]*[.Q372] + [.G816]*[.Q373] + [.G817]*[.Q374] + [.G818]*[.Q375] + [.G819]*[.Q376] + [.G820]*[.Q377] + [.G821]*[.Q378] )" office:value-type="float" office:value="0.15387538393584" calcext:value-type="float">
            <text:p>0.1538753839358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591533869786821" calcext:value-type="float">
            <text:p>0.059153386978682</text:p>
          </table:table-cell>
          <table:table-cell table:style-name="ce25" table:formula="of:=TANH( [.G801]*[.Q379] + [.G802]*[.Q380] + [.G803]*[.Q381] + [.G804]*[.Q382] + [.G805]*[.Q383] + [.G806]*[.Q384] + [.G807]*[.Q385] + [.G808]*[.Q386] + [.G809]*[.Q387] + [.G810]*[.Q388] + [.G811]*[.Q389] + [.G812]*[.Q390] + [.G813]*[.Q391] + [.G814]*[.Q392] + [.G815]*[.Q393] + [.G816]*[.Q394] + [.G817]*[.Q395] + [.G818]*[.Q396] + [.G819]*[.Q397] + [.G820]*[.Q398] + [.G821]*[.Q399] )" office:value-type="float" office:value="-0.550498951667606" calcext:value-type="float">
            <text:p>-0.55049895166760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95774590140825" calcext:value-type="float">
            <text:p>-0.095774590140825</text:p>
          </table:table-cell>
          <table:table-cell table:style-name="ce25" table:formula="of:=TANH( [.G801]*[.Q400] + [.G802]*[.Q401] + [.G803]*[.Q402] + [.G804]*[.Q403] + [.G805]*[.Q404] + [.G806]*[.Q405] + [.G807]*[.Q406] + [.G808]*[.Q407] + [.G809]*[.Q408] + [.G810]*[.Q409] + [.G811]*[.Q410] + [.G812]*[.Q411] + [.G813]*[.Q412] + [.G814]*[.Q413] + [.G815]*[.Q414] + [.G816]*[.Q415] + [.G817]*[.Q416] + [.G818]*[.Q417] + [.G819]*[.Q418] + [.G820]*[.Q419] + [.G821]*[.Q420] )" office:value-type="float" office:value="0.0470821385931341" calcext:value-type="float">
            <text:p>0.047082138593134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801]*[.Q421] + [.G802]*[.Q422] + [.G803]*[.Q423] + [.G804]*[.Q424] + [.G805]*[.Q425] + [.G806]*[.Q426] + [.G807]*[.Q427] + [.G808]*[.Q428] + [.G809]*[.Q429] + [.G810]*[.Q430] + [.G811]*[.Q431] + [.G812]*[.Q432] + [.G813]*[.Q433] + [.G814]*[.Q434] + [.G815]*[.Q435] + [.G816]*[.Q436] + [.G817]*[.Q437] + [.G818]*[.Q438] + [.G819]*[.Q439] + [.G820]*[.Q440] + [.G821]*[.Q441] )" office:value-type="float" office:value="0.448979209740778" calcext:value-type="float">
            <text:p>0.44897920974077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801]*[.Q442] + [.G802]*[.Q443] + [.G803]*[.Q444] + [.G804]*[.Q445] + [.G805]*[.Q446] + [.G806]*[.Q447] + [.G807]*[.Q448] + [.G808]*[.Q449] + [.G809]*[.Q450] + [.G810]*[.Q451] + [.G811]*[.Q452] + [.G812]*[.Q453] + [.G813]*[.Q454] + [.G814]*[.Q455] + [.G815]*[.Q456] + [.G816]*[.Q457] + [.G817]*[.Q458] + [.G818]*[.Q459] + [.G819]*[.Q460] + [.G820]*[.Q461] + [.G821]*[.Q462] )" office:value-type="float" office:value="0.572193071772941" calcext:value-type="float">
            <text:p>0.57219307177294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801]*[.Q463] + [.G802]*[.Q464] + [.G803]*[.Q465] + [.G804]*[.Q466] + [.G805]*[.Q467] + [.G806]*[.Q468] + [.G807]*[.Q469] + [.G808]*[.Q470] + [.G809]*[.Q471] + [.G810]*[.Q472] + [.G811]*[.Q473] + [.G812]*[.Q474] + [.G813]*[.Q475] + [.G814]*[.Q476] + [.G815]*[.Q477] + [.G816]*[.Q478] + [.G817]*[.Q479] + [.G818]*[.Q480] + [.G819]*[.Q481] + [.G820]*[.Q482] + [.G821]*[.Q483] )" office:value-type="float" office:value="-0.449532814891917" calcext:value-type="float">
            <text:p>-0.449532814891917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413653874439224" calcext:value-type="float">
            <text:p>-0.413653874439224</text:p>
          </table:table-cell>
          <table:table-cell table:style-name="ce25" table:formula="of:=TANH( [.G826]*[.Q1] + [.G827]*[.Q2] + [.G828]*[.Q3] + [.G829]*[.Q4] + [.G830]*[.Q5] + [.G831]*[.Q6] + [.G832]*[.Q7] + [.G833]*[.Q8] + [.G834]*[.Q9] + [.G835]*[.Q10] + [.G836]*[.Q11] + [.G837]*[.Q12] + [.G838]*[.Q13] + [.G839]*[.Q14] + [.G840]*[.Q15] + [.G841]*[.Q16] + [.G842]*[.Q17] + [.G843]*[.Q18] + [.G844]*[.Q19] + [.G845]*[.Q20] + [.G846]*[.Q21] )" office:value-type="float" office:value="0.0217591815511776" calcext:value-type="float">
            <text:p>0.021759181551178</text:p>
          </table:table-cell>
          <table:table-cell table:style-name="ce28" table:formula="of:=TANH( [.H826]*[.S1] + [.H827]*[.S2] + [.H828]*[.S3] + [.H829]*[.S4] + [.H830]*[.S5] + [.H831]*[.S6] + [.H832]*[.S7] + [.H833]*[.S8] + [.H834]*[.S9] + [.H835]*[.S10] + [.H836]*[.S11] + [.H837]*[.S12] + [.H838]*[.S13] + [.H839]*[.S14] + [.H840]*[.S15] + [.H841]*[.S16] + [.H842]*[.S17] + [.H843]*[.S18] + [.H844]*[.S19] + [.H845]*[.S20] + [.H846]*[.S21] + [.H847]*[.S22] + [.H848]*[.S23] + [.H849]*[.S24] )" office:value-type="float" office:value="-0.0261676507841193" calcext:value-type="float">
            <text:p>-0.026167650784119</text:p>
          </table:table-cell>
          <table:table-cell table:style-name="ce29" office:value-type="float" office:value="0.0473790239148592" calcext:value-type="float">
            <text:p>0.047379023914859</text:p>
          </table:table-cell>
          <table:table-cell table:style-name="ce30" table:formula="of:= ([.J827]-[.I827]) * ([.J827]-[.I827])" office:value-type="float" office:value="0.00540911335927736" calcext:value-type="float">
            <text:p>0.005409113359277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12114538939548" calcext:value-type="float">
            <text:p>-0.412114538939548</text:p>
          </table:table-cell>
          <table:table-cell table:style-name="ce25" table:formula="of:=TANH( [.G826]*[.Q22] + [.G827]*[.Q23] + [.G828]*[.Q24] + [.G829]*[.Q25] + [.G830]*[.Q26] + [.G831]*[.Q27] + [.G832]*[.Q28] + [.G833]*[.Q29] + [.G834]*[.Q30] + [.G835]*[.Q31] + [.G836]*[.Q32] + [.G837]*[.Q33] + [.G838]*[.Q34] + [.G839]*[.Q35] + [.G840]*[.Q36] + [.G841]*[.Q37] + [.G842]*[.Q38] + [.G843]*[.Q39] + [.G844]*[.Q40] + [.G845]*[.Q41] + [.G846]*[.Q42] )" office:value-type="float" office:value="-0.0195545373845801" calcext:value-type="float">
            <text:p>-0.01955453738458</text:p>
          </table:table-cell>
          <table:table-cell table:style-name="ce28" table:formula="of:=TANH( [.H826]*[.S25] + [.H827]*[.S26] + [.H828]*[.S27] + [.H829]*[.S28] + [.H830]*[.S29] + [.H831]*[.S30] + [.H832]*[.S31] + [.H833]*[.S32] + [.H834]*[.S33] + [.H835]*[.S34] + [.H836]*[.S35] + [.H837]*[.S36] + [.H838]*[.S37] + [.H839]*[.S38] + [.H840]*[.S39] + [.H841]*[.S40] + [.H842]*[.S41] + [.H843]*[.S42] + [.H844]*[.S43] + [.H845]*[.S44] + [.H846]*[.S45] + [.H847]*[.S46] + [.H848]*[.S47] + [.H849]*[.S48] )" office:value-type="float" office:value="0.0051961991608969" calcext:value-type="float">
            <text:p>0.005196199160897</text:p>
          </table:table-cell>
          <table:table-cell table:style-name="ce29" office:value-type="float" office:value="0.136116816972974" calcext:value-type="float">
            <text:p>0.136116816972974</text:p>
          </table:table-cell>
          <table:table-cell table:style-name="ce30" table:formula="of:= ([.J828]-[.I828]) * ([.J828]-[.I828])" office:value-type="float" office:value="0.0171402081682959" calcext:value-type="float">
            <text:p>0.01714020816829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0278249607131" calcext:value-type="float">
            <text:p>-0.40278249607131</text:p>
          </table:table-cell>
          <table:table-cell table:style-name="ce25" table:formula="of:=TANH( [.G826]*[.Q43] + [.G827]*[.Q44] + [.G828]*[.Q45] + [.G829]*[.Q46] + [.G830]*[.Q47] + [.G831]*[.Q48] + [.G832]*[.Q49] + [.G833]*[.Q50] + [.G834]*[.Q51] + [.G835]*[.Q52] + [.G836]*[.Q53] + [.G837]*[.Q54] + [.G838]*[.Q55] + [.G839]*[.Q56] + [.G840]*[.Q57] + [.G841]*[.Q58] + [.G842]*[.Q59] + [.G843]*[.Q60] + [.G844]*[.Q61] + [.G845]*[.Q62] + [.G846]*[.Q63] )" office:value-type="float" office:value="0.915920899244513" calcext:value-type="float">
            <text:p>0.915920899244513</text:p>
          </table:table-cell>
          <table:table-cell table:style-name="ce28" table:formula="of:=TANH( [.H826]*[.S49] + [.H827]*[.S50] + [.H828]*[.S51] + [.H829]*[.S52] + [.H830]*[.S53] + [.H831]*[.S54] + [.H832]*[.S55] + [.H833]*[.S56] + [.H834]*[.S57] + [.H835]*[.S58] + [.H836]*[.S59] + [.H837]*[.S60] + [.H838]*[.S61] + [.H839]*[.S62] + [.H840]*[.S63] + [.H841]*[.S64] + [.H842]*[.S65] + [.H843]*[.S66] + [.H844]*[.S67] + [.H845]*[.S68] + [.H846]*[.S69] + [.H847]*[.S70] + [.H848]*[.S71] + [.H849]*[.S72] )" office:value-type="float" office:value="0.14871207657662" calcext:value-type="float">
            <text:p>0.14871207657662</text:p>
          </table:table-cell>
          <table:table-cell table:style-name="ce29" office:value-type="float" office:value="0.109370032391923" calcext:value-type="float">
            <text:p>0.109370032391923</text:p>
          </table:table-cell>
          <table:table-cell table:style-name="ce30" table:formula="of:= ([.J829]-[.I829]) * ([.J829]-[.I829])" office:value-type="float" office:value="0.00154779644063071" calcext:value-type="float">
            <text:p>0.001547796440631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388721593751789" calcext:value-type="float">
            <text:p>-0.388721593751789</text:p>
          </table:table-cell>
          <table:table-cell table:style-name="ce25" table:formula="of:=TANH( [.G826]*[.Q64] + [.G827]*[.Q65] + [.G828]*[.Q66] + [.G829]*[.Q67] + [.G830]*[.Q68] + [.G831]*[.Q69] + [.G832]*[.Q70] + [.G833]*[.Q71] + [.G834]*[.Q72] + [.G835]*[.Q73] + [.G836]*[.Q74] + [.G837]*[.Q75] + [.G838]*[.Q76] + [.G839]*[.Q77] + [.G840]*[.Q78] + [.G841]*[.Q79] + [.G842]*[.Q80] + [.G843]*[.Q81] + [.G844]*[.Q82] + [.G845]*[.Q83] + [.G846]*[.Q84] )" office:value-type="float" office:value="-0.0873226979292484" calcext:value-type="float">
            <text:p>-0.08732269792924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66517238021139" calcext:value-type="float">
            <text:p>-0.366517238021139</text:p>
          </table:table-cell>
          <table:table-cell table:style-name="ce25" table:formula="of:=TANH( [.G826]*[.Q85] + [.G827]*[.Q86] + [.G828]*[.Q87] + [.G829]*[.Q88] + [.G830]*[.Q89] + [.G831]*[.Q90] + [.G832]*[.Q91] + [.G833]*[.Q92] + [.G834]*[.Q93] + [.G835]*[.Q94] + [.G836]*[.Q95] + [.G837]*[.Q96] + [.G838]*[.Q97] + [.G839]*[.Q98] + [.G840]*[.Q99] + [.G841]*[.Q100] + [.G842]*[.Q101] + [.G843]*[.Q102] + [.G844]*[.Q103] + [.G845]*[.Q104] + [.G846]*[.Q105] )" office:value-type="float" office:value="0.0210412082799286" calcext:value-type="float">
            <text:p>0.02104120827992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53067197685344" calcext:value-type="float">
            <text:p>-0.353067197685344</text:p>
          </table:table-cell>
          <table:table-cell table:style-name="ce25" table:formula="of:=TANH( [.G826]*[.Q106] + [.G827]*[.Q107] + [.G828]*[.Q108] + [.G829]*[.Q109] + [.G830]*[.Q110] + [.G831]*[.Q111] + [.G832]*[.Q112] + [.G833]*[.Q113] + [.G834]*[.Q114] + [.G835]*[.Q115] + [.G836]*[.Q116] + [.G837]*[.Q117] + [.G838]*[.Q118] + [.G839]*[.Q119] + [.G840]*[.Q120] + [.G841]*[.Q121] + [.G842]*[.Q122] + [.G843]*[.Q123] + [.G844]*[.Q124] + [.G845]*[.Q125] + [.G846]*[.Q126] )" office:value-type="float" office:value="0.232192148250667" calcext:value-type="float">
            <text:p>0.23219214825066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2233120728986" calcext:value-type="float">
            <text:p>-0.32233120728986</text:p>
          </table:table-cell>
          <table:table-cell table:style-name="ce25" table:formula="of:=TANH( [.G826]*[.Q127] + [.G827]*[.Q128] + [.G828]*[.Q129] + [.G829]*[.Q130] + [.G830]*[.Q131] + [.G831]*[.Q132] + [.G832]*[.Q133] + [.G833]*[.Q134] + [.G834]*[.Q135] + [.G835]*[.Q136] + [.G836]*[.Q137] + [.G837]*[.Q138] + [.G838]*[.Q139] + [.G839]*[.Q140] + [.G840]*[.Q141] + [.G841]*[.Q142] + [.G842]*[.Q143] + [.G843]*[.Q144] + [.G844]*[.Q145] + [.G845]*[.Q146] + [.G846]*[.Q147] )" office:value-type="float" office:value="0.0517750757919156" calcext:value-type="float">
            <text:p>0.05177507579191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7336634296407" calcext:value-type="float">
            <text:p>-0.287336634296407</text:p>
          </table:table-cell>
          <table:table-cell table:style-name="ce25" table:formula="of:=TANH( [.G826]*[.Q148] + [.G827]*[.Q149] + [.G828]*[.Q150] + [.G829]*[.Q151] + [.G830]*[.Q152] + [.G831]*[.Q153] + [.G832]*[.Q154] + [.G833]*[.Q155] + [.G834]*[.Q156] + [.G835]*[.Q157] + [.G836]*[.Q158] + [.G837]*[.Q159] + [.G838]*[.Q160] + [.G839]*[.Q161] + [.G840]*[.Q162] + [.G841]*[.Q163] + [.G842]*[.Q164] + [.G843]*[.Q165] + [.G844]*[.Q166] + [.G845]*[.Q167] + [.G846]*[.Q168] )" office:value-type="float" office:value="-0.153024898464012" calcext:value-type="float">
            <text:p>-0.15302489846401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30549836950876" calcext:value-type="float">
            <text:p>-0.330549836950876</text:p>
          </table:table-cell>
          <table:table-cell table:style-name="ce25" table:formula="of:=TANH( [.G826]*[.Q169] + [.G827]*[.Q170] + [.G828]*[.Q171] + [.G829]*[.Q172] + [.G830]*[.Q173] + [.G831]*[.Q174] + [.G832]*[.Q175] + [.G833]*[.Q176] + [.G834]*[.Q177] + [.G835]*[.Q178] + [.G836]*[.Q179] + [.G837]*[.Q180] + [.G838]*[.Q181] + [.G839]*[.Q182] + [.G840]*[.Q183] + [.G841]*[.Q184] + [.G842]*[.Q185] + [.G843]*[.Q186] + [.G844]*[.Q187] + [.G845]*[.Q188] + [.G846]*[.Q189] )" office:value-type="float" office:value="0.00580037340200265" calcext:value-type="float">
            <text:p>0.00580037340200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12303167676392" calcext:value-type="float">
            <text:p>-0.312303167676392</text:p>
          </table:table-cell>
          <table:table-cell table:style-name="ce25" table:formula="of:=TANH( [.G826]*[.Q190] + [.G827]*[.Q191] + [.G828]*[.Q192] + [.G829]*[.Q193] + [.G830]*[.Q194] + [.G831]*[.Q195] + [.G832]*[.Q196] + [.G833]*[.Q197] + [.G834]*[.Q198] + [.G835]*[.Q199] + [.G836]*[.Q200] + [.G837]*[.Q201] + [.G838]*[.Q202] + [.G839]*[.Q203] + [.G840]*[.Q204] + [.G841]*[.Q205] + [.G842]*[.Q206] + [.G843]*[.Q207] + [.G844]*[.Q208] + [.G845]*[.Q209] + [.G846]*[.Q210] )" office:value-type="float" office:value="-0.0121940511244196" calcext:value-type="float">
            <text:p>-0.0121940511244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0614400026913" calcext:value-type="float">
            <text:p>-0.280614400026913</text:p>
          </table:table-cell>
          <table:table-cell table:style-name="ce25" table:formula="of:=TANH( [.G826]*[.Q211] + [.G827]*[.Q212] + [.G828]*[.Q213] + [.G829]*[.Q214] + [.G830]*[.Q215] + [.G831]*[.Q216] + [.G832]*[.Q217] + [.G833]*[.Q218] + [.G834]*[.Q219] + [.G835]*[.Q220] + [.G836]*[.Q221] + [.G837]*[.Q222] + [.G838]*[.Q223] + [.G839]*[.Q224] + [.G840]*[.Q225] + [.G841]*[.Q226] + [.G842]*[.Q227] + [.G843]*[.Q228] + [.G844]*[.Q229] + [.G845]*[.Q230] + [.G846]*[.Q231] )" office:value-type="float" office:value="-0.0722486733140286" calcext:value-type="float">
            <text:p>-0.07224867331402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62128076589938" calcext:value-type="float">
            <text:p>-0.262128076589938</text:p>
          </table:table-cell>
          <table:table-cell table:style-name="ce25" table:formula="of:=TANH( [.G826]*[.Q232] + [.G827]*[.Q233] + [.G828]*[.Q234] + [.G829]*[.Q235] + [.G830]*[.Q236] + [.G831]*[.Q237] + [.G832]*[.Q238] + [.G833]*[.Q239] + [.G834]*[.Q240] + [.G835]*[.Q241] + [.G836]*[.Q242] + [.G837]*[.Q243] + [.G838]*[.Q244] + [.G839]*[.Q245] + [.G840]*[.Q246] + [.G841]*[.Q247] + [.G842]*[.Q248] + [.G843]*[.Q249] + [.G844]*[.Q250] + [.G845]*[.Q251] + [.G846]*[.Q252] )" office:value-type="float" office:value="-0.886104717679644" calcext:value-type="float">
            <text:p>-0.88610471767964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8668061495434" calcext:value-type="float">
            <text:p>-0.218668061495434</text:p>
          </table:table-cell>
          <table:table-cell table:style-name="ce25" table:formula="of:=TANH( [.G826]*[.Q253] + [.G827]*[.Q254] + [.G828]*[.Q255] + [.G829]*[.Q256] + [.G830]*[.Q257] + [.G831]*[.Q258] + [.G832]*[.Q259] + [.G833]*[.Q260] + [.G834]*[.Q261] + [.G835]*[.Q262] + [.G836]*[.Q263] + [.G837]*[.Q264] + [.G838]*[.Q265] + [.G839]*[.Q266] + [.G840]*[.Q267] + [.G841]*[.Q268] + [.G842]*[.Q269] + [.G843]*[.Q270] + [.G844]*[.Q271] + [.G845]*[.Q272] + [.G846]*[.Q273] )" office:value-type="float" office:value="-0.561458279864322" calcext:value-type="float">
            <text:p>-0.56145827986432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2790676004221" calcext:value-type="float">
            <text:p>-0.212790676004221</text:p>
          </table:table-cell>
          <table:table-cell table:style-name="ce25" table:formula="of:=TANH( [.G826]*[.Q274] + [.G827]*[.Q275] + [.G828]*[.Q276] + [.G829]*[.Q277] + [.G830]*[.Q278] + [.G831]*[.Q279] + [.G832]*[.Q280] + [.G833]*[.Q281] + [.G834]*[.Q282] + [.G835]*[.Q283] + [.G836]*[.Q284] + [.G837]*[.Q285] + [.G838]*[.Q286] + [.G839]*[.Q287] + [.G840]*[.Q288] + [.G841]*[.Q289] + [.G842]*[.Q290] + [.G843]*[.Q291] + [.G844]*[.Q292] + [.G845]*[.Q293] + [.G846]*[.Q294] )" office:value-type="float" office:value="0.373848583188776" calcext:value-type="float">
            <text:p>0.37384858318877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02170104949524" calcext:value-type="float">
            <text:p>-0.202170104949524</text:p>
          </table:table-cell>
          <table:table-cell table:style-name="ce25" table:formula="of:=TANH( [.G826]*[.Q295] + [.G827]*[.Q296] + [.G828]*[.Q297] + [.G829]*[.Q298] + [.G830]*[.Q299] + [.G831]*[.Q300] + [.G832]*[.Q301] + [.G833]*[.Q302] + [.G834]*[.Q303] + [.G835]*[.Q304] + [.G836]*[.Q305] + [.G837]*[.Q306] + [.G838]*[.Q307] + [.G839]*[.Q308] + [.G840]*[.Q309] + [.G841]*[.Q310] + [.G842]*[.Q311] + [.G843]*[.Q312] + [.G844]*[.Q313] + [.G845]*[.Q314] + [.G846]*[.Q315] )" office:value-type="float" office:value="-0.820520318360109" calcext:value-type="float">
            <text:p>-0.82052031836010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85845829815918" calcext:value-type="float">
            <text:p>-0.185845829815918</text:p>
          </table:table-cell>
          <table:table-cell table:style-name="ce25" table:formula="of:=TANH( [.G826]*[.Q316] + [.G827]*[.Q317] + [.G828]*[.Q318] + [.G829]*[.Q319] + [.G830]*[.Q320] + [.G831]*[.Q321] + [.G832]*[.Q322] + [.G833]*[.Q323] + [.G834]*[.Q324] + [.G835]*[.Q325] + [.G836]*[.Q326] + [.G837]*[.Q327] + [.G838]*[.Q328] + [.G839]*[.Q329] + [.G840]*[.Q330] + [.G841]*[.Q331] + [.G842]*[.Q332] + [.G843]*[.Q333] + [.G844]*[.Q334] + [.G845]*[.Q335] + [.G846]*[.Q336] )" office:value-type="float" office:value="0.0201638217877105" calcext:value-type="float">
            <text:p>0.02016382178771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15787174947061" calcext:value-type="float">
            <text:p>-0.115787174947061</text:p>
          </table:table-cell>
          <table:table-cell table:style-name="ce25" table:formula="of:=TANH( [.G826]*[.Q337] + [.G827]*[.Q338] + [.G828]*[.Q339] + [.G829]*[.Q340] + [.G830]*[.Q341] + [.G831]*[.Q342] + [.G832]*[.Q343] + [.G833]*[.Q344] + [.G834]*[.Q345] + [.G835]*[.Q346] + [.G836]*[.Q347] + [.G837]*[.Q348] + [.G838]*[.Q349] + [.G839]*[.Q350] + [.G840]*[.Q351] + [.G841]*[.Q352] + [.G842]*[.Q353] + [.G843]*[.Q354] + [.G844]*[.Q355] + [.G845]*[.Q356] + [.G846]*[.Q357] )" office:value-type="float" office:value="0.300102305743251" calcext:value-type="float">
            <text:p>0.30010230574325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591533869786821" calcext:value-type="float">
            <text:p>0.059153386978682</text:p>
          </table:table-cell>
          <table:table-cell table:style-name="ce25" table:formula="of:=TANH( [.G826]*[.Q358] + [.G827]*[.Q359] + [.G828]*[.Q360] + [.G829]*[.Q361] + [.G830]*[.Q362] + [.G831]*[.Q363] + [.G832]*[.Q364] + [.G833]*[.Q365] + [.G834]*[.Q366] + [.G835]*[.Q367] + [.G836]*[.Q368] + [.G837]*[.Q369] + [.G838]*[.Q370] + [.G839]*[.Q371] + [.G840]*[.Q372] + [.G841]*[.Q373] + [.G842]*[.Q374] + [.G843]*[.Q375] + [.G844]*[.Q376] + [.G845]*[.Q377] + [.G846]*[.Q378] )" office:value-type="float" office:value="0.295982490945951" calcext:value-type="float">
            <text:p>0.29598249094595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95774590140825" calcext:value-type="float">
            <text:p>-0.095774590140825</text:p>
          </table:table-cell>
          <table:table-cell table:style-name="ce25" table:formula="of:=TANH( [.G826]*[.Q379] + [.G827]*[.Q380] + [.G828]*[.Q381] + [.G829]*[.Q382] + [.G830]*[.Q383] + [.G831]*[.Q384] + [.G832]*[.Q385] + [.G833]*[.Q386] + [.G834]*[.Q387] + [.G835]*[.Q388] + [.G836]*[.Q389] + [.G837]*[.Q390] + [.G838]*[.Q391] + [.G839]*[.Q392] + [.G840]*[.Q393] + [.G841]*[.Q394] + [.G842]*[.Q395] + [.G843]*[.Q396] + [.G844]*[.Q397] + [.G845]*[.Q398] + [.G846]*[.Q399] )" office:value-type="float" office:value="-0.553247945395293" calcext:value-type="float">
            <text:p>-0.55324794539529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545131888635551" calcext:value-type="float">
            <text:p>-0.054513188863555</text:p>
          </table:table-cell>
          <table:table-cell table:style-name="ce25" table:formula="of:=TANH( [.G826]*[.Q400] + [.G827]*[.Q401] + [.G828]*[.Q402] + [.G829]*[.Q403] + [.G830]*[.Q404] + [.G831]*[.Q405] + [.G832]*[.Q406] + [.G833]*[.Q407] + [.G834]*[.Q408] + [.G835]*[.Q409] + [.G836]*[.Q410] + [.G837]*[.Q411] + [.G838]*[.Q412] + [.G839]*[.Q413] + [.G840]*[.Q414] + [.G841]*[.Q415] + [.G842]*[.Q416] + [.G843]*[.Q417] + [.G844]*[.Q418] + [.G845]*[.Q419] + [.G846]*[.Q420] )" office:value-type="float" office:value="0.048181074966881" calcext:value-type="float">
            <text:p>0.04818107496688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826]*[.Q421] + [.G827]*[.Q422] + [.G828]*[.Q423] + [.G829]*[.Q424] + [.G830]*[.Q425] + [.G831]*[.Q426] + [.G832]*[.Q427] + [.G833]*[.Q428] + [.G834]*[.Q429] + [.G835]*[.Q430] + [.G836]*[.Q431] + [.G837]*[.Q432] + [.G838]*[.Q433] + [.G839]*[.Q434] + [.G840]*[.Q435] + [.G841]*[.Q436] + [.G842]*[.Q437] + [.G843]*[.Q438] + [.G844]*[.Q439] + [.G845]*[.Q440] + [.G846]*[.Q441] )" office:value-type="float" office:value="0.390292590274798" calcext:value-type="float">
            <text:p>0.39029259027479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826]*[.Q442] + [.G827]*[.Q443] + [.G828]*[.Q444] + [.G829]*[.Q445] + [.G830]*[.Q446] + [.G831]*[.Q447] + [.G832]*[.Q448] + [.G833]*[.Q449] + [.G834]*[.Q450] + [.G835]*[.Q451] + [.G836]*[.Q452] + [.G837]*[.Q453] + [.G838]*[.Q454] + [.G839]*[.Q455] + [.G840]*[.Q456] + [.G841]*[.Q457] + [.G842]*[.Q458] + [.G843]*[.Q459] + [.G844]*[.Q460] + [.G845]*[.Q461] + [.G846]*[.Q462] )" office:value-type="float" office:value="0.653859561363268" calcext:value-type="float">
            <text:p>0.65385956136326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826]*[.Q463] + [.G827]*[.Q464] + [.G828]*[.Q465] + [.G829]*[.Q466] + [.G830]*[.Q467] + [.G831]*[.Q468] + [.G832]*[.Q469] + [.G833]*[.Q470] + [.G834]*[.Q471] + [.G835]*[.Q472] + [.G836]*[.Q473] + [.G837]*[.Q474] + [.G838]*[.Q475] + [.G839]*[.Q476] + [.G840]*[.Q477] + [.G841]*[.Q478] + [.G842]*[.Q479] + [.G843]*[.Q480] + [.G844]*[.Q481] + [.G845]*[.Q482] + [.G846]*[.Q483] )" office:value-type="float" office:value="-0.436823003580111" calcext:value-type="float">
            <text:p>-0.43682300358011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412114538939548" calcext:value-type="float">
            <text:p>-0.412114538939548</text:p>
          </table:table-cell>
          <table:table-cell table:style-name="ce25" table:formula="of:=TANH( [.G851]*[.Q1] + [.G852]*[.Q2] + [.G853]*[.Q3] + [.G854]*[.Q4] + [.G855]*[.Q5] + [.G856]*[.Q6] + [.G857]*[.Q7] + [.G858]*[.Q8] + [.G859]*[.Q9] + [.G860]*[.Q10] + [.G861]*[.Q11] + [.G862]*[.Q12] + [.G863]*[.Q13] + [.G864]*[.Q14] + [.G865]*[.Q15] + [.G866]*[.Q16] + [.G867]*[.Q17] + [.G868]*[.Q18] + [.G869]*[.Q19] + [.G870]*[.Q20] + [.G871]*[.Q21] )" office:value-type="float" office:value="0.017234128312124" calcext:value-type="float">
            <text:p>0.017234128312124</text:p>
          </table:table-cell>
          <table:table-cell table:style-name="ce28" table:formula="of:=TANH( [.H851]*[.S1] + [.H852]*[.S2] + [.H853]*[.S3] + [.H854]*[.S4] + [.H855]*[.S5] + [.H856]*[.S6] + [.H857]*[.S7] + [.H858]*[.S8] + [.H859]*[.S9] + [.H860]*[.S10] + [.H861]*[.S11] + [.H862]*[.S12] + [.H863]*[.S13] + [.H864]*[.S14] + [.H865]*[.S15] + [.H866]*[.S16] + [.H867]*[.S17] + [.H868]*[.S18] + [.H869]*[.S19] + [.H870]*[.S20] + [.H871]*[.S21] + [.H872]*[.S22] + [.H873]*[.S23] + [.H874]*[.S24] )" office:value-type="float" office:value="0.0613241005680018" calcext:value-type="float">
            <text:p>0.061324100568002</text:p>
          </table:table-cell>
          <table:table-cell table:style-name="ce29" office:value-type="float" office:value="0.136116816972974" calcext:value-type="float">
            <text:p>0.136116816972974</text:p>
          </table:table-cell>
          <table:table-cell table:style-name="ce30" table:formula="of:= ([.J852]-[.I852]) * ([.J852]-[.I852])" office:value-type="float" office:value="0.00559395042723453" calcext:value-type="float">
            <text:p>0.00559395042723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40278249607131" calcext:value-type="float">
            <text:p>-0.40278249607131</text:p>
          </table:table-cell>
          <table:table-cell table:style-name="ce25" table:formula="of:=TANH( [.G851]*[.Q22] + [.G852]*[.Q23] + [.G853]*[.Q24] + [.G854]*[.Q25] + [.G855]*[.Q26] + [.G856]*[.Q27] + [.G857]*[.Q28] + [.G858]*[.Q29] + [.G859]*[.Q30] + [.G860]*[.Q31] + [.G861]*[.Q32] + [.G862]*[.Q33] + [.G863]*[.Q34] + [.G864]*[.Q35] + [.G865]*[.Q36] + [.G866]*[.Q37] + [.G867]*[.Q38] + [.G868]*[.Q39] + [.G869]*[.Q40] + [.G870]*[.Q41] + [.G871]*[.Q42] )" office:value-type="float" office:value="-0.0219016233995394" calcext:value-type="float">
            <text:p>-0.02190162339954</text:p>
          </table:table-cell>
          <table:table-cell table:style-name="ce28" table:formula="of:=TANH( [.H851]*[.S25] + [.H852]*[.S26] + [.H853]*[.S27] + [.H854]*[.S28] + [.H855]*[.S29] + [.H856]*[.S30] + [.H857]*[.S31] + [.H858]*[.S32] + [.H859]*[.S33] + [.H860]*[.S34] + [.H861]*[.S35] + [.H862]*[.S36] + [.H863]*[.S37] + [.H864]*[.S38] + [.H865]*[.S39] + [.H866]*[.S40] + [.H867]*[.S41] + [.H868]*[.S42] + [.H869]*[.S43] + [.H870]*[.S44] + [.H871]*[.S45] + [.H872]*[.S46] + [.H873]*[.S47] + [.H874]*[.S48] )" office:value-type="float" office:value="0.114382449642873" calcext:value-type="float">
            <text:p>0.114382449642873</text:p>
          </table:table-cell>
          <table:table-cell table:style-name="ce29" office:value-type="float" office:value="0.109370032391923" calcext:value-type="float">
            <text:p>0.109370032391923</text:p>
          </table:table-cell>
          <table:table-cell table:style-name="ce30" table:formula="of:= ([.J853]-[.I853]) * ([.J853]-[.I853])" office:value-type="float" office:value="0.0000251243266976233" calcext:value-type="float">
            <text:p>2.51243266976233E-0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388721593751789" calcext:value-type="float">
            <text:p>-0.388721593751789</text:p>
          </table:table-cell>
          <table:table-cell table:style-name="ce25" table:formula="of:=TANH( [.G851]*[.Q43] + [.G852]*[.Q44] + [.G853]*[.Q45] + [.G854]*[.Q46] + [.G855]*[.Q47] + [.G856]*[.Q48] + [.G857]*[.Q49] + [.G858]*[.Q50] + [.G859]*[.Q51] + [.G860]*[.Q52] + [.G861]*[.Q53] + [.G862]*[.Q54] + [.G863]*[.Q55] + [.G864]*[.Q56] + [.G865]*[.Q57] + [.G866]*[.Q58] + [.G867]*[.Q59] + [.G868]*[.Q60] + [.G869]*[.Q61] + [.G870]*[.Q62] + [.G871]*[.Q63] )" office:value-type="float" office:value="0.886424081599248" calcext:value-type="float">
            <text:p>0.886424081599248</text:p>
          </table:table-cell>
          <table:table-cell table:style-name="ce28" table:formula="of:=TANH( [.H851]*[.S49] + [.H852]*[.S50] + [.H853]*[.S51] + [.H854]*[.S52] + [.H855]*[.S53] + [.H856]*[.S54] + [.H857]*[.S55] + [.H858]*[.S56] + [.H859]*[.S57] + [.H860]*[.S58] + [.H861]*[.S59] + [.H862]*[.S60] + [.H863]*[.S61] + [.H864]*[.S62] + [.H865]*[.S63] + [.H866]*[.S64] + [.H867]*[.S65] + [.H868]*[.S66] + [.H869]*[.S67] + [.H870]*[.S68] + [.H871]*[.S69] + [.H872]*[.S70] + [.H873]*[.S71] + [.H874]*[.S72] )" office:value-type="float" office:value="0.158485819067669" calcext:value-type="float">
            <text:p>0.158485819067669</text:p>
          </table:table-cell>
          <table:table-cell table:style-name="ce29" office:value-type="float" office:value="0.131020486531591" calcext:value-type="float">
            <text:p>0.131020486531591</text:p>
          </table:table-cell>
          <table:table-cell table:style-name="ce30" table:formula="of:= ([.J854]-[.I854]) * ([.J854]-[.I854])" office:value-type="float" office:value="0.000754344491317331" calcext:value-type="float">
            <text:p>0.000754344491317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366517238021139" calcext:value-type="float">
            <text:p>-0.366517238021139</text:p>
          </table:table-cell>
          <table:table-cell table:style-name="ce25" table:formula="of:=TANH( [.G851]*[.Q64] + [.G852]*[.Q65] + [.G853]*[.Q66] + [.G854]*[.Q67] + [.G855]*[.Q68] + [.G856]*[.Q69] + [.G857]*[.Q70] + [.G858]*[.Q71] + [.G859]*[.Q72] + [.G860]*[.Q73] + [.G861]*[.Q74] + [.G862]*[.Q75] + [.G863]*[.Q76] + [.G864]*[.Q77] + [.G865]*[.Q78] + [.G866]*[.Q79] + [.G867]*[.Q80] + [.G868]*[.Q81] + [.G869]*[.Q82] + [.G870]*[.Q83] + [.G871]*[.Q84] )" office:value-type="float" office:value="-0.0796585230348162" calcext:value-type="float">
            <text:p>-0.07965852303481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53067197685344" calcext:value-type="float">
            <text:p>-0.353067197685344</text:p>
          </table:table-cell>
          <table:table-cell table:style-name="ce25" table:formula="of:=TANH( [.G851]*[.Q85] + [.G852]*[.Q86] + [.G853]*[.Q87] + [.G854]*[.Q88] + [.G855]*[.Q89] + [.G856]*[.Q90] + [.G857]*[.Q91] + [.G858]*[.Q92] + [.G859]*[.Q93] + [.G860]*[.Q94] + [.G861]*[.Q95] + [.G862]*[.Q96] + [.G863]*[.Q97] + [.G864]*[.Q98] + [.G865]*[.Q99] + [.G866]*[.Q100] + [.G867]*[.Q101] + [.G868]*[.Q102] + [.G869]*[.Q103] + [.G870]*[.Q104] + [.G871]*[.Q105] )" office:value-type="float" office:value="-0.028332286771046" calcext:value-type="float">
            <text:p>-0.02833228677104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2233120728986" calcext:value-type="float">
            <text:p>-0.32233120728986</text:p>
          </table:table-cell>
          <table:table-cell table:style-name="ce25" table:formula="of:=TANH( [.G851]*[.Q106] + [.G852]*[.Q107] + [.G853]*[.Q108] + [.G854]*[.Q109] + [.G855]*[.Q110] + [.G856]*[.Q111] + [.G857]*[.Q112] + [.G858]*[.Q113] + [.G859]*[.Q114] + [.G860]*[.Q115] + [.G861]*[.Q116] + [.G862]*[.Q117] + [.G863]*[.Q118] + [.G864]*[.Q119] + [.G865]*[.Q120] + [.G866]*[.Q121] + [.G867]*[.Q122] + [.G868]*[.Q123] + [.G869]*[.Q124] + [.G870]*[.Q125] + [.G871]*[.Q126] )" office:value-type="float" office:value="0.241144803753016" calcext:value-type="float">
            <text:p>0.24114480375301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7336634296407" calcext:value-type="float">
            <text:p>-0.287336634296407</text:p>
          </table:table-cell>
          <table:table-cell table:style-name="ce25" table:formula="of:=TANH( [.G851]*[.Q127] + [.G852]*[.Q128] + [.G853]*[.Q129] + [.G854]*[.Q130] + [.G855]*[.Q131] + [.G856]*[.Q132] + [.G857]*[.Q133] + [.G858]*[.Q134] + [.G859]*[.Q135] + [.G860]*[.Q136] + [.G861]*[.Q137] + [.G862]*[.Q138] + [.G863]*[.Q139] + [.G864]*[.Q140] + [.G865]*[.Q141] + [.G866]*[.Q142] + [.G867]*[.Q143] + [.G868]*[.Q144] + [.G869]*[.Q145] + [.G870]*[.Q146] + [.G871]*[.Q147] )" office:value-type="float" office:value="0.0316266098478506" calcext:value-type="float">
            <text:p>0.03162660984785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30549836950876" calcext:value-type="float">
            <text:p>-0.330549836950876</text:p>
          </table:table-cell>
          <table:table-cell table:style-name="ce25" table:formula="of:=TANH( [.G851]*[.Q148] + [.G852]*[.Q149] + [.G853]*[.Q150] + [.G854]*[.Q151] + [.G855]*[.Q152] + [.G856]*[.Q153] + [.G857]*[.Q154] + [.G858]*[.Q155] + [.G859]*[.Q156] + [.G860]*[.Q157] + [.G861]*[.Q158] + [.G862]*[.Q159] + [.G863]*[.Q160] + [.G864]*[.Q161] + [.G865]*[.Q162] + [.G866]*[.Q163] + [.G867]*[.Q164] + [.G868]*[.Q165] + [.G869]*[.Q166] + [.G870]*[.Q167] + [.G871]*[.Q168] )" office:value-type="float" office:value="-0.15483664814326" calcext:value-type="float">
            <text:p>-0.1548366481432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12303167676392" calcext:value-type="float">
            <text:p>-0.312303167676392</text:p>
          </table:table-cell>
          <table:table-cell table:style-name="ce25" table:formula="of:=TANH( [.G851]*[.Q169] + [.G852]*[.Q170] + [.G853]*[.Q171] + [.G854]*[.Q172] + [.G855]*[.Q173] + [.G856]*[.Q174] + [.G857]*[.Q175] + [.G858]*[.Q176] + [.G859]*[.Q177] + [.G860]*[.Q178] + [.G861]*[.Q179] + [.G862]*[.Q180] + [.G863]*[.Q181] + [.G864]*[.Q182] + [.G865]*[.Q183] + [.G866]*[.Q184] + [.G867]*[.Q185] + [.G868]*[.Q186] + [.G869]*[.Q187] + [.G870]*[.Q188] + [.G871]*[.Q189] )" office:value-type="float" office:value="0.00359500389931733" calcext:value-type="float">
            <text:p>0.00359500389931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0614400026913" calcext:value-type="float">
            <text:p>-0.280614400026913</text:p>
          </table:table-cell>
          <table:table-cell table:style-name="ce25" table:formula="of:=TANH( [.G851]*[.Q190] + [.G852]*[.Q191] + [.G853]*[.Q192] + [.G854]*[.Q193] + [.G855]*[.Q194] + [.G856]*[.Q195] + [.G857]*[.Q196] + [.G858]*[.Q197] + [.G859]*[.Q198] + [.G860]*[.Q199] + [.G861]*[.Q200] + [.G862]*[.Q201] + [.G863]*[.Q202] + [.G864]*[.Q203] + [.G865]*[.Q204] + [.G866]*[.Q205] + [.G867]*[.Q206] + [.G868]*[.Q207] + [.G869]*[.Q208] + [.G870]*[.Q209] + [.G871]*[.Q210] )" office:value-type="float" office:value="-0.0120437606373865" calcext:value-type="float">
            <text:p>-0.01204376063738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62128076589938" calcext:value-type="float">
            <text:p>-0.262128076589938</text:p>
          </table:table-cell>
          <table:table-cell table:style-name="ce25" table:formula="of:=TANH( [.G851]*[.Q211] + [.G852]*[.Q212] + [.G853]*[.Q213] + [.G854]*[.Q214] + [.G855]*[.Q215] + [.G856]*[.Q216] + [.G857]*[.Q217] + [.G858]*[.Q218] + [.G859]*[.Q219] + [.G860]*[.Q220] + [.G861]*[.Q221] + [.G862]*[.Q222] + [.G863]*[.Q223] + [.G864]*[.Q224] + [.G865]*[.Q225] + [.G866]*[.Q226] + [.G867]*[.Q227] + [.G868]*[.Q228] + [.G869]*[.Q229] + [.G870]*[.Q230] + [.G871]*[.Q231] )" office:value-type="float" office:value="-0.308781321829245" calcext:value-type="float">
            <text:p>-0.30878132182924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8668061495434" calcext:value-type="float">
            <text:p>-0.218668061495434</text:p>
          </table:table-cell>
          <table:table-cell table:style-name="ce25" table:formula="of:=TANH( [.G851]*[.Q232] + [.G852]*[.Q233] + [.G853]*[.Q234] + [.G854]*[.Q235] + [.G855]*[.Q236] + [.G856]*[.Q237] + [.G857]*[.Q238] + [.G858]*[.Q239] + [.G859]*[.Q240] + [.G860]*[.Q241] + [.G861]*[.Q242] + [.G862]*[.Q243] + [.G863]*[.Q244] + [.G864]*[.Q245] + [.G865]*[.Q246] + [.G866]*[.Q247] + [.G867]*[.Q248] + [.G868]*[.Q249] + [.G869]*[.Q250] + [.G870]*[.Q251] + [.G871]*[.Q252] )" office:value-type="float" office:value="-0.896724225127108" calcext:value-type="float">
            <text:p>-0.89672422512710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2790676004221" calcext:value-type="float">
            <text:p>-0.212790676004221</text:p>
          </table:table-cell>
          <table:table-cell table:style-name="ce25" table:formula="of:=TANH( [.G851]*[.Q253] + [.G852]*[.Q254] + [.G853]*[.Q255] + [.G854]*[.Q256] + [.G855]*[.Q257] + [.G856]*[.Q258] + [.G857]*[.Q259] + [.G858]*[.Q260] + [.G859]*[.Q261] + [.G860]*[.Q262] + [.G861]*[.Q263] + [.G862]*[.Q264] + [.G863]*[.Q265] + [.G864]*[.Q266] + [.G865]*[.Q267] + [.G866]*[.Q268] + [.G867]*[.Q269] + [.G868]*[.Q270] + [.G869]*[.Q271] + [.G870]*[.Q272] + [.G871]*[.Q273] )" office:value-type="float" office:value="-0.617146870868962" calcext:value-type="float">
            <text:p>-0.61714687086896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02170104949524" calcext:value-type="float">
            <text:p>-0.202170104949524</text:p>
          </table:table-cell>
          <table:table-cell table:style-name="ce25" table:formula="of:=TANH( [.G851]*[.Q274] + [.G852]*[.Q275] + [.G853]*[.Q276] + [.G854]*[.Q277] + [.G855]*[.Q278] + [.G856]*[.Q279] + [.G857]*[.Q280] + [.G858]*[.Q281] + [.G859]*[.Q282] + [.G860]*[.Q283] + [.G861]*[.Q284] + [.G862]*[.Q285] + [.G863]*[.Q286] + [.G864]*[.Q287] + [.G865]*[.Q288] + [.G866]*[.Q289] + [.G867]*[.Q290] + [.G868]*[.Q291] + [.G869]*[.Q292] + [.G870]*[.Q293] + [.G871]*[.Q294] )" office:value-type="float" office:value="0.376981600974585" calcext:value-type="float">
            <text:p>0.37698160097458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85845829815918" calcext:value-type="float">
            <text:p>-0.185845829815918</text:p>
          </table:table-cell>
          <table:table-cell table:style-name="ce25" table:formula="of:=TANH( [.G851]*[.Q295] + [.G852]*[.Q296] + [.G853]*[.Q297] + [.G854]*[.Q298] + [.G855]*[.Q299] + [.G856]*[.Q300] + [.G857]*[.Q301] + [.G858]*[.Q302] + [.G859]*[.Q303] + [.G860]*[.Q304] + [.G861]*[.Q305] + [.G862]*[.Q306] + [.G863]*[.Q307] + [.G864]*[.Q308] + [.G865]*[.Q309] + [.G866]*[.Q310] + [.G867]*[.Q311] + [.G868]*[.Q312] + [.G869]*[.Q313] + [.G870]*[.Q314] + [.G871]*[.Q315] )" office:value-type="float" office:value="-0.735174648233806" calcext:value-type="float">
            <text:p>-0.73517464823380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15787174947061" calcext:value-type="float">
            <text:p>-0.115787174947061</text:p>
          </table:table-cell>
          <table:table-cell table:style-name="ce25" table:formula="of:=TANH( [.G851]*[.Q316] + [.G852]*[.Q317] + [.G853]*[.Q318] + [.G854]*[.Q319] + [.G855]*[.Q320] + [.G856]*[.Q321] + [.G857]*[.Q322] + [.G858]*[.Q323] + [.G859]*[.Q324] + [.G860]*[.Q325] + [.G861]*[.Q326] + [.G862]*[.Q327] + [.G863]*[.Q328] + [.G864]*[.Q329] + [.G865]*[.Q330] + [.G866]*[.Q331] + [.G867]*[.Q332] + [.G868]*[.Q333] + [.G869]*[.Q334] + [.G870]*[.Q335] + [.G871]*[.Q336] )" office:value-type="float" office:value="0.0213928560290941" calcext:value-type="float">
            <text:p>0.02139285602909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591533869786821" calcext:value-type="float">
            <text:p>0.059153386978682</text:p>
          </table:table-cell>
          <table:table-cell table:style-name="ce25" table:formula="of:=TANH( [.G851]*[.Q337] + [.G852]*[.Q338] + [.G853]*[.Q339] + [.G854]*[.Q340] + [.G855]*[.Q341] + [.G856]*[.Q342] + [.G857]*[.Q343] + [.G858]*[.Q344] + [.G859]*[.Q345] + [.G860]*[.Q346] + [.G861]*[.Q347] + [.G862]*[.Q348] + [.G863]*[.Q349] + [.G864]*[.Q350] + [.G865]*[.Q351] + [.G866]*[.Q352] + [.G867]*[.Q353] + [.G868]*[.Q354] + [.G869]*[.Q355] + [.G870]*[.Q356] + [.G871]*[.Q357] )" office:value-type="float" office:value="0.279915827269133" calcext:value-type="float">
            <text:p>0.27991582726913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95774590140825" calcext:value-type="float">
            <text:p>-0.095774590140825</text:p>
          </table:table-cell>
          <table:table-cell table:style-name="ce25" table:formula="of:=TANH( [.G851]*[.Q358] + [.G852]*[.Q359] + [.G853]*[.Q360] + [.G854]*[.Q361] + [.G855]*[.Q362] + [.G856]*[.Q363] + [.G857]*[.Q364] + [.G858]*[.Q365] + [.G859]*[.Q366] + [.G860]*[.Q367] + [.G861]*[.Q368] + [.G862]*[.Q369] + [.G863]*[.Q370] + [.G864]*[.Q371] + [.G865]*[.Q372] + [.G866]*[.Q373] + [.G867]*[.Q374] + [.G868]*[.Q375] + [.G869]*[.Q376] + [.G870]*[.Q377] + [.G871]*[.Q378] )" office:value-type="float" office:value="0.169873659029637" calcext:value-type="float">
            <text:p>0.16987365902963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545131888635551" calcext:value-type="float">
            <text:p>-0.054513188863555</text:p>
          </table:table-cell>
          <table:table-cell table:style-name="ce25" table:formula="of:=TANH( [.G851]*[.Q379] + [.G852]*[.Q380] + [.G853]*[.Q381] + [.G854]*[.Q382] + [.G855]*[.Q383] + [.G856]*[.Q384] + [.G857]*[.Q385] + [.G858]*[.Q386] + [.G859]*[.Q387] + [.G860]*[.Q388] + [.G861]*[.Q389] + [.G862]*[.Q390] + [.G863]*[.Q391] + [.G864]*[.Q392] + [.G865]*[.Q393] + [.G866]*[.Q394] + [.G867]*[.Q395] + [.G868]*[.Q396] + [.G869]*[.Q397] + [.G870]*[.Q398] + [.G871]*[.Q399] )" office:value-type="float" office:value="-0.5173362638936" calcext:value-type="float">
            <text:p>-0.517336263893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473790239148592" calcext:value-type="float">
            <text:p>0.047379023914859</text:p>
          </table:table-cell>
          <table:table-cell table:style-name="ce25" table:formula="of:=TANH( [.G851]*[.Q400] + [.G852]*[.Q401] + [.G853]*[.Q402] + [.G854]*[.Q403] + [.G855]*[.Q404] + [.G856]*[.Q405] + [.G857]*[.Q406] + [.G858]*[.Q407] + [.G859]*[.Q408] + [.G860]*[.Q409] + [.G861]*[.Q410] + [.G862]*[.Q411] + [.G863]*[.Q412] + [.G864]*[.Q413] + [.G865]*[.Q414] + [.G866]*[.Q415] + [.G867]*[.Q416] + [.G868]*[.Q417] + [.G869]*[.Q418] + [.G870]*[.Q419] + [.G871]*[.Q420] )" office:value-type="float" office:value="0.0508600655927892" calcext:value-type="float">
            <text:p>0.05086006559278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851]*[.Q421] + [.G852]*[.Q422] + [.G853]*[.Q423] + [.G854]*[.Q424] + [.G855]*[.Q425] + [.G856]*[.Q426] + [.G857]*[.Q427] + [.G858]*[.Q428] + [.G859]*[.Q429] + [.G860]*[.Q430] + [.G861]*[.Q431] + [.G862]*[.Q432] + [.G863]*[.Q433] + [.G864]*[.Q434] + [.G865]*[.Q435] + [.G866]*[.Q436] + [.G867]*[.Q437] + [.G868]*[.Q438] + [.G869]*[.Q439] + [.G870]*[.Q440] + [.G871]*[.Q441] )" office:value-type="float" office:value="0.318313228932874" calcext:value-type="float">
            <text:p>0.318313228932874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851]*[.Q442] + [.G852]*[.Q443] + [.G853]*[.Q444] + [.G854]*[.Q445] + [.G855]*[.Q446] + [.G856]*[.Q447] + [.G857]*[.Q448] + [.G858]*[.Q449] + [.G859]*[.Q450] + [.G860]*[.Q451] + [.G861]*[.Q452] + [.G862]*[.Q453] + [.G863]*[.Q454] + [.G864]*[.Q455] + [.G865]*[.Q456] + [.G866]*[.Q457] + [.G867]*[.Q458] + [.G868]*[.Q459] + [.G869]*[.Q460] + [.G870]*[.Q461] + [.G871]*[.Q462] )" office:value-type="float" office:value="0.512522333980337" calcext:value-type="float">
            <text:p>0.512522333980337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851]*[.Q463] + [.G852]*[.Q464] + [.G853]*[.Q465] + [.G854]*[.Q466] + [.G855]*[.Q467] + [.G856]*[.Q468] + [.G857]*[.Q469] + [.G858]*[.Q470] + [.G859]*[.Q471] + [.G860]*[.Q472] + [.G861]*[.Q473] + [.G862]*[.Q474] + [.G863]*[.Q475] + [.G864]*[.Q476] + [.G865]*[.Q477] + [.G866]*[.Q478] + [.G867]*[.Q479] + [.G868]*[.Q480] + [.G869]*[.Q481] + [.G870]*[.Q482] + [.G871]*[.Q483] )" office:value-type="float" office:value="-0.413609361412114" calcext:value-type="float">
            <text:p>-0.413609361412114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40278249607131" calcext:value-type="float">
            <text:p>-0.40278249607131</text:p>
          </table:table-cell>
          <table:table-cell table:style-name="ce25" table:formula="of:=TANH( [.G876]*[.Q1] + [.G877]*[.Q2] + [.G878]*[.Q3] + [.G879]*[.Q4] + [.G880]*[.Q5] + [.G881]*[.Q6] + [.G882]*[.Q7] + [.G883]*[.Q8] + [.G884]*[.Q9] + [.G885]*[.Q10] + [.G886]*[.Q11] + [.G887]*[.Q12] + [.G888]*[.Q13] + [.G889]*[.Q14] + [.G890]*[.Q15] + [.G891]*[.Q16] + [.G892]*[.Q17] + [.G893]*[.Q18] + [.G894]*[.Q19] + [.G895]*[.Q20] + [.G896]*[.Q21] )" office:value-type="float" office:value="0.0191100132289692" calcext:value-type="float">
            <text:p>0.019110013228969</text:p>
          </table:table-cell>
          <table:table-cell table:style-name="ce28" table:formula="of:=TANH( [.H876]*[.S1] + [.H877]*[.S2] + [.H878]*[.S3] + [.H879]*[.S4] + [.H880]*[.S5] + [.H881]*[.S6] + [.H882]*[.S7] + [.H883]*[.S8] + [.H884]*[.S9] + [.H885]*[.S10] + [.H886]*[.S11] + [.H887]*[.S12] + [.H888]*[.S13] + [.H889]*[.S14] + [.H890]*[.S15] + [.H891]*[.S16] + [.H892]*[.S17] + [.H893]*[.S18] + [.H894]*[.S19] + [.H895]*[.S20] + [.H896]*[.S21] + [.H897]*[.S22] + [.H898]*[.S23] + [.H899]*[.S24] )" office:value-type="float" office:value="0.157294482461093" calcext:value-type="float">
            <text:p>0.157294482461093</text:p>
          </table:table-cell>
          <table:table-cell table:style-name="ce29" office:value-type="float" office:value="0.109370032391923" calcext:value-type="float">
            <text:p>0.109370032391923</text:p>
          </table:table-cell>
          <table:table-cell table:style-name="ce30" table:formula="of:= ([.J877]-[.I877]) * ([.J877]-[.I877])" office:value-type="float" office:value="0.00229675291443241" calcext:value-type="float">
            <text:p>0.002296752914432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388721593751789" calcext:value-type="float">
            <text:p>-0.388721593751789</text:p>
          </table:table-cell>
          <table:table-cell table:style-name="ce25" table:formula="of:=TANH( [.G876]*[.Q22] + [.G877]*[.Q23] + [.G878]*[.Q24] + [.G879]*[.Q25] + [.G880]*[.Q26] + [.G881]*[.Q27] + [.G882]*[.Q28] + [.G883]*[.Q29] + [.G884]*[.Q30] + [.G885]*[.Q31] + [.G886]*[.Q32] + [.G887]*[.Q33] + [.G888]*[.Q34] + [.G889]*[.Q35] + [.G890]*[.Q36] + [.G891]*[.Q37] + [.G892]*[.Q38] + [.G893]*[.Q39] + [.G894]*[.Q40] + [.G895]*[.Q41] + [.G896]*[.Q42] )" office:value-type="float" office:value="-0.0293861983992677" calcext:value-type="float">
            <text:p>-0.029386198399268</text:p>
          </table:table-cell>
          <table:table-cell table:style-name="ce28" table:formula="of:=TANH( [.H876]*[.S25] + [.H877]*[.S26] + [.H878]*[.S27] + [.H879]*[.S28] + [.H880]*[.S29] + [.H881]*[.S30] + [.H882]*[.S31] + [.H883]*[.S32] + [.H884]*[.S33] + [.H885]*[.S34] + [.H886]*[.S35] + [.H887]*[.S36] + [.H888]*[.S37] + [.H889]*[.S38] + [.H890]*[.S39] + [.H891]*[.S40] + [.H892]*[.S41] + [.H893]*[.S42] + [.H894]*[.S43] + [.H895]*[.S44] + [.H896]*[.S45] + [.H897]*[.S46] + [.H898]*[.S47] + [.H899]*[.S48] )" office:value-type="float" office:value="0.289267051428706" calcext:value-type="float">
            <text:p>0.289267051428706</text:p>
          </table:table-cell>
          <table:table-cell table:style-name="ce29" office:value-type="float" office:value="0.131020486531591" calcext:value-type="float">
            <text:p>0.131020486531591</text:p>
          </table:table-cell>
          <table:table-cell table:style-name="ce30" table:formula="of:= ([.J878]-[.I878]) * ([.J878]-[.I878])" office:value-type="float" office:value="0.025041975301737" calcext:value-type="float">
            <text:p>0.025041975301737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366517238021139" calcext:value-type="float">
            <text:p>-0.366517238021139</text:p>
          </table:table-cell>
          <table:table-cell table:style-name="ce25" table:formula="of:=TANH( [.G876]*[.Q43] + [.G877]*[.Q44] + [.G878]*[.Q45] + [.G879]*[.Q46] + [.G880]*[.Q47] + [.G881]*[.Q48] + [.G882]*[.Q49] + [.G883]*[.Q50] + [.G884]*[.Q51] + [.G885]*[.Q52] + [.G886]*[.Q53] + [.G887]*[.Q54] + [.G888]*[.Q55] + [.G889]*[.Q56] + [.G890]*[.Q57] + [.G891]*[.Q58] + [.G892]*[.Q59] + [.G893]*[.Q60] + [.G894]*[.Q61] + [.G895]*[.Q62] + [.G896]*[.Q63] )" office:value-type="float" office:value="0.924261551902071" calcext:value-type="float">
            <text:p>0.924261551902071</text:p>
          </table:table-cell>
          <table:table-cell table:style-name="ce28" table:formula="of:=TANH( [.H876]*[.S49] + [.H877]*[.S50] + [.H878]*[.S51] + [.H879]*[.S52] + [.H880]*[.S53] + [.H881]*[.S54] + [.H882]*[.S55] + [.H883]*[.S56] + [.H884]*[.S57] + [.H885]*[.S58] + [.H886]*[.S59] + [.H887]*[.S60] + [.H888]*[.S61] + [.H889]*[.S62] + [.H890]*[.S63] + [.H891]*[.S64] + [.H892]*[.S65] + [.H893]*[.S66] + [.H894]*[.S67] + [.H895]*[.S68] + [.H896]*[.S69] + [.H897]*[.S70] + [.H898]*[.S71] + [.H899]*[.S72] )" office:value-type="float" office:value="0.276140030777124" calcext:value-type="float">
            <text:p>0.276140030777124</text:p>
          </table:table-cell>
          <table:table-cell table:style-name="ce29" office:value-type="float" office:value="0.150629053948086" calcext:value-type="float">
            <text:p>0.150629053948086</text:p>
          </table:table-cell>
          <table:table-cell table:style-name="ce30" table:formula="of:= ([.J879]-[.I879]) * ([.J879]-[.I879])" office:value-type="float" office:value="0.0157530053045794" calcext:value-type="float">
            <text:p>0.015753005304579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353067197685344" calcext:value-type="float">
            <text:p>-0.353067197685344</text:p>
          </table:table-cell>
          <table:table-cell table:style-name="ce25" table:formula="of:=TANH( [.G876]*[.Q64] + [.G877]*[.Q65] + [.G878]*[.Q66] + [.G879]*[.Q67] + [.G880]*[.Q68] + [.G881]*[.Q69] + [.G882]*[.Q70] + [.G883]*[.Q71] + [.G884]*[.Q72] + [.G885]*[.Q73] + [.G886]*[.Q74] + [.G887]*[.Q75] + [.G888]*[.Q76] + [.G889]*[.Q77] + [.G890]*[.Q78] + [.G891]*[.Q79] + [.G892]*[.Q80] + [.G893]*[.Q81] + [.G894]*[.Q82] + [.G895]*[.Q83] + [.G896]*[.Q84] )" office:value-type="float" office:value="-0.0767182340119807" calcext:value-type="float">
            <text:p>-0.07671823401198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2233120728986" calcext:value-type="float">
            <text:p>-0.32233120728986</text:p>
          </table:table-cell>
          <table:table-cell table:style-name="ce25" table:formula="of:=TANH( [.G876]*[.Q85] + [.G877]*[.Q86] + [.G878]*[.Q87] + [.G879]*[.Q88] + [.G880]*[.Q89] + [.G881]*[.Q90] + [.G882]*[.Q91] + [.G883]*[.Q92] + [.G884]*[.Q93] + [.G885]*[.Q94] + [.G886]*[.Q95] + [.G887]*[.Q96] + [.G888]*[.Q97] + [.G889]*[.Q98] + [.G890]*[.Q99] + [.G891]*[.Q100] + [.G892]*[.Q101] + [.G893]*[.Q102] + [.G894]*[.Q103] + [.G895]*[.Q104] + [.G896]*[.Q105] )" office:value-type="float" office:value="-0.103798759384842" calcext:value-type="float">
            <text:p>-0.10379875938484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7336634296407" calcext:value-type="float">
            <text:p>-0.287336634296407</text:p>
          </table:table-cell>
          <table:table-cell table:style-name="ce25" table:formula="of:=TANH( [.G876]*[.Q106] + [.G877]*[.Q107] + [.G878]*[.Q108] + [.G879]*[.Q109] + [.G880]*[.Q110] + [.G881]*[.Q111] + [.G882]*[.Q112] + [.G883]*[.Q113] + [.G884]*[.Q114] + [.G885]*[.Q115] + [.G886]*[.Q116] + [.G887]*[.Q117] + [.G888]*[.Q118] + [.G889]*[.Q119] + [.G890]*[.Q120] + [.G891]*[.Q121] + [.G892]*[.Q122] + [.G893]*[.Q123] + [.G894]*[.Q124] + [.G895]*[.Q125] + [.G896]*[.Q126] )" office:value-type="float" office:value="0.216851645785871" calcext:value-type="float">
            <text:p>0.21685164578587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30549836950876" calcext:value-type="float">
            <text:p>-0.330549836950876</text:p>
          </table:table-cell>
          <table:table-cell table:style-name="ce25" table:formula="of:=TANH( [.G876]*[.Q127] + [.G877]*[.Q128] + [.G878]*[.Q129] + [.G879]*[.Q130] + [.G880]*[.Q131] + [.G881]*[.Q132] + [.G882]*[.Q133] + [.G883]*[.Q134] + [.G884]*[.Q135] + [.G885]*[.Q136] + [.G886]*[.Q137] + [.G887]*[.Q138] + [.G888]*[.Q139] + [.G889]*[.Q140] + [.G890]*[.Q141] + [.G891]*[.Q142] + [.G892]*[.Q143] + [.G893]*[.Q144] + [.G894]*[.Q145] + [.G895]*[.Q146] + [.G896]*[.Q147] )" office:value-type="float" office:value="-0.00522734261664691" calcext:value-type="float">
            <text:p>-0.00522734261664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12303167676392" calcext:value-type="float">
            <text:p>-0.312303167676392</text:p>
          </table:table-cell>
          <table:table-cell table:style-name="ce25" table:formula="of:=TANH( [.G876]*[.Q148] + [.G877]*[.Q149] + [.G878]*[.Q150] + [.G879]*[.Q151] + [.G880]*[.Q152] + [.G881]*[.Q153] + [.G882]*[.Q154] + [.G883]*[.Q155] + [.G884]*[.Q156] + [.G885]*[.Q157] + [.G886]*[.Q158] + [.G887]*[.Q159] + [.G888]*[.Q160] + [.G889]*[.Q161] + [.G890]*[.Q162] + [.G891]*[.Q163] + [.G892]*[.Q164] + [.G893]*[.Q165] + [.G894]*[.Q166] + [.G895]*[.Q167] + [.G896]*[.Q168] )" office:value-type="float" office:value="-0.155748715956729" calcext:value-type="float">
            <text:p>-0.15574871595672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0614400026913" calcext:value-type="float">
            <text:p>-0.280614400026913</text:p>
          </table:table-cell>
          <table:table-cell table:style-name="ce25" table:formula="of:=TANH( [.G876]*[.Q169] + [.G877]*[.Q170] + [.G878]*[.Q171] + [.G879]*[.Q172] + [.G880]*[.Q173] + [.G881]*[.Q174] + [.G882]*[.Q175] + [.G883]*[.Q176] + [.G884]*[.Q177] + [.G885]*[.Q178] + [.G886]*[.Q179] + [.G887]*[.Q180] + [.G888]*[.Q181] + [.G889]*[.Q182] + [.G890]*[.Q183] + [.G891]*[.Q184] + [.G892]*[.Q185] + [.G893]*[.Q186] + [.G894]*[.Q187] + [.G895]*[.Q188] + [.G896]*[.Q189] )" office:value-type="float" office:value="0.000355006240361531" calcext:value-type="float">
            <text:p>0.00035500624036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62128076589938" calcext:value-type="float">
            <text:p>-0.262128076589938</text:p>
          </table:table-cell>
          <table:table-cell table:style-name="ce25" table:formula="of:=TANH( [.G876]*[.Q190] + [.G877]*[.Q191] + [.G878]*[.Q192] + [.G879]*[.Q193] + [.G880]*[.Q194] + [.G881]*[.Q195] + [.G882]*[.Q196] + [.G883]*[.Q197] + [.G884]*[.Q198] + [.G885]*[.Q199] + [.G886]*[.Q200] + [.G887]*[.Q201] + [.G888]*[.Q202] + [.G889]*[.Q203] + [.G890]*[.Q204] + [.G891]*[.Q205] + [.G892]*[.Q206] + [.G893]*[.Q207] + [.G894]*[.Q208] + [.G895]*[.Q209] + [.G896]*[.Q210] )" office:value-type="float" office:value="-0.0115403049423696" calcext:value-type="float">
            <text:p>-0.0115403049423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8668061495434" calcext:value-type="float">
            <text:p>-0.218668061495434</text:p>
          </table:table-cell>
          <table:table-cell table:style-name="ce25" table:formula="of:=TANH( [.G876]*[.Q211] + [.G877]*[.Q212] + [.G878]*[.Q213] + [.G879]*[.Q214] + [.G880]*[.Q215] + [.G881]*[.Q216] + [.G882]*[.Q217] + [.G883]*[.Q218] + [.G884]*[.Q219] + [.G885]*[.Q220] + [.G886]*[.Q221] + [.G887]*[.Q222] + [.G888]*[.Q223] + [.G889]*[.Q224] + [.G890]*[.Q225] + [.G891]*[.Q226] + [.G892]*[.Q227] + [.G893]*[.Q228] + [.G894]*[.Q229] + [.G895]*[.Q230] + [.G896]*[.Q231] )" office:value-type="float" office:value="-0.497516933451262" calcext:value-type="float">
            <text:p>-0.49751693345126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2790676004221" calcext:value-type="float">
            <text:p>-0.212790676004221</text:p>
          </table:table-cell>
          <table:table-cell table:style-name="ce25" table:formula="of:=TANH( [.G876]*[.Q232] + [.G877]*[.Q233] + [.G878]*[.Q234] + [.G879]*[.Q235] + [.G880]*[.Q236] + [.G881]*[.Q237] + [.G882]*[.Q238] + [.G883]*[.Q239] + [.G884]*[.Q240] + [.G885]*[.Q241] + [.G886]*[.Q242] + [.G887]*[.Q243] + [.G888]*[.Q244] + [.G889]*[.Q245] + [.G890]*[.Q246] + [.G891]*[.Q247] + [.G892]*[.Q248] + [.G893]*[.Q249] + [.G894]*[.Q250] + [.G895]*[.Q251] + [.G896]*[.Q252] )" office:value-type="float" office:value="-0.849909159022155" calcext:value-type="float">
            <text:p>-0.84990915902215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02170104949524" calcext:value-type="float">
            <text:p>-0.202170104949524</text:p>
          </table:table-cell>
          <table:table-cell table:style-name="ce25" table:formula="of:=TANH( [.G876]*[.Q253] + [.G877]*[.Q254] + [.G878]*[.Q255] + [.G879]*[.Q256] + [.G880]*[.Q257] + [.G881]*[.Q258] + [.G882]*[.Q259] + [.G883]*[.Q260] + [.G884]*[.Q261] + [.G885]*[.Q262] + [.G886]*[.Q263] + [.G887]*[.Q264] + [.G888]*[.Q265] + [.G889]*[.Q266] + [.G890]*[.Q267] + [.G891]*[.Q268] + [.G892]*[.Q269] + [.G893]*[.Q270] + [.G894]*[.Q271] + [.G895]*[.Q272] + [.G896]*[.Q273] )" office:value-type="float" office:value="-0.597611260751131" calcext:value-type="float">
            <text:p>-0.59761126075113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85845829815918" calcext:value-type="float">
            <text:p>-0.185845829815918</text:p>
          </table:table-cell>
          <table:table-cell table:style-name="ce25" table:formula="of:=TANH( [.G876]*[.Q274] + [.G877]*[.Q275] + [.G878]*[.Q276] + [.G879]*[.Q277] + [.G880]*[.Q278] + [.G881]*[.Q279] + [.G882]*[.Q280] + [.G883]*[.Q281] + [.G884]*[.Q282] + [.G885]*[.Q283] + [.G886]*[.Q284] + [.G887]*[.Q285] + [.G888]*[.Q286] + [.G889]*[.Q287] + [.G890]*[.Q288] + [.G891]*[.Q289] + [.G892]*[.Q290] + [.G893]*[.Q291] + [.G894]*[.Q292] + [.G895]*[.Q293] + [.G896]*[.Q294] )" office:value-type="float" office:value="0.414555889337828" calcext:value-type="float">
            <text:p>0.41455588933782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15787174947061" calcext:value-type="float">
            <text:p>-0.115787174947061</text:p>
          </table:table-cell>
          <table:table-cell table:style-name="ce25" table:formula="of:=TANH( [.G876]*[.Q295] + [.G877]*[.Q296] + [.G878]*[.Q297] + [.G879]*[.Q298] + [.G880]*[.Q299] + [.G881]*[.Q300] + [.G882]*[.Q301] + [.G883]*[.Q302] + [.G884]*[.Q303] + [.G885]*[.Q304] + [.G886]*[.Q305] + [.G887]*[.Q306] + [.G888]*[.Q307] + [.G889]*[.Q308] + [.G890]*[.Q309] + [.G891]*[.Q310] + [.G892]*[.Q311] + [.G893]*[.Q312] + [.G894]*[.Q313] + [.G895]*[.Q314] + [.G896]*[.Q315] )" office:value-type="float" office:value="-0.634176985812978" calcext:value-type="float">
            <text:p>-0.63417698581297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591533869786821" calcext:value-type="float">
            <text:p>0.059153386978682</text:p>
          </table:table-cell>
          <table:table-cell table:style-name="ce25" table:formula="of:=TANH( [.G876]*[.Q316] + [.G877]*[.Q317] + [.G878]*[.Q318] + [.G879]*[.Q319] + [.G880]*[.Q320] + [.G881]*[.Q321] + [.G882]*[.Q322] + [.G883]*[.Q323] + [.G884]*[.Q324] + [.G885]*[.Q325] + [.G886]*[.Q326] + [.G887]*[.Q327] + [.G888]*[.Q328] + [.G889]*[.Q329] + [.G890]*[.Q330] + [.G891]*[.Q331] + [.G892]*[.Q332] + [.G893]*[.Q333] + [.G894]*[.Q334] + [.G895]*[.Q335] + [.G896]*[.Q336] )" office:value-type="float" office:value="0.0192107847562834" calcext:value-type="float">
            <text:p>0.01921078475628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95774590140825" calcext:value-type="float">
            <text:p>-0.095774590140825</text:p>
          </table:table-cell>
          <table:table-cell table:style-name="ce25" table:formula="of:=TANH( [.G876]*[.Q337] + [.G877]*[.Q338] + [.G878]*[.Q339] + [.G879]*[.Q340] + [.G880]*[.Q341] + [.G881]*[.Q342] + [.G882]*[.Q343] + [.G883]*[.Q344] + [.G884]*[.Q345] + [.G885]*[.Q346] + [.G886]*[.Q347] + [.G887]*[.Q348] + [.G888]*[.Q349] + [.G889]*[.Q350] + [.G890]*[.Q351] + [.G891]*[.Q352] + [.G892]*[.Q353] + [.G893]*[.Q354] + [.G894]*[.Q355] + [.G895]*[.Q356] + [.G896]*[.Q357] )" office:value-type="float" office:value="0.256296696957313" calcext:value-type="float">
            <text:p>0.25629669695731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545131888635551" calcext:value-type="float">
            <text:p>-0.054513188863555</text:p>
          </table:table-cell>
          <table:table-cell table:style-name="ce25" table:formula="of:=TANH( [.G876]*[.Q358] + [.G877]*[.Q359] + [.G878]*[.Q360] + [.G879]*[.Q361] + [.G880]*[.Q362] + [.G881]*[.Q363] + [.G882]*[.Q364] + [.G883]*[.Q365] + [.G884]*[.Q366] + [.G885]*[.Q367] + [.G886]*[.Q368] + [.G887]*[.Q369] + [.G888]*[.Q370] + [.G889]*[.Q371] + [.G890]*[.Q372] + [.G891]*[.Q373] + [.G892]*[.Q374] + [.G893]*[.Q375] + [.G894]*[.Q376] + [.G895]*[.Q377] + [.G896]*[.Q378] )" office:value-type="float" office:value="0.173732079942902" calcext:value-type="float">
            <text:p>0.17373207994290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473790239148592" calcext:value-type="float">
            <text:p>0.047379023914859</text:p>
          </table:table-cell>
          <table:table-cell table:style-name="ce25" table:formula="of:=TANH( [.G876]*[.Q379] + [.G877]*[.Q380] + [.G878]*[.Q381] + [.G879]*[.Q382] + [.G880]*[.Q383] + [.G881]*[.Q384] + [.G882]*[.Q385] + [.G883]*[.Q386] + [.G884]*[.Q387] + [.G885]*[.Q388] + [.G886]*[.Q389] + [.G887]*[.Q390] + [.G888]*[.Q391] + [.G889]*[.Q392] + [.G890]*[.Q393] + [.G891]*[.Q394] + [.G892]*[.Q395] + [.G893]*[.Q396] + [.G894]*[.Q397] + [.G895]*[.Q398] + [.G896]*[.Q399] )" office:value-type="float" office:value="-0.49478003297175" calcext:value-type="float">
            <text:p>-0.4947800329717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6116816972974" calcext:value-type="float">
            <text:p>0.136116816972974</text:p>
          </table:table-cell>
          <table:table-cell table:style-name="ce25" table:formula="of:=TANH( [.G876]*[.Q400] + [.G877]*[.Q401] + [.G878]*[.Q402] + [.G879]*[.Q403] + [.G880]*[.Q404] + [.G881]*[.Q405] + [.G882]*[.Q406] + [.G883]*[.Q407] + [.G884]*[.Q408] + [.G885]*[.Q409] + [.G886]*[.Q410] + [.G887]*[.Q411] + [.G888]*[.Q412] + [.G889]*[.Q413] + [.G890]*[.Q414] + [.G891]*[.Q415] + [.G892]*[.Q416] + [.G893]*[.Q417] + [.G894]*[.Q418] + [.G895]*[.Q419] + [.G896]*[.Q420] )" office:value-type="float" office:value="0.0505122437963415" calcext:value-type="float">
            <text:p>0.050512243796342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876]*[.Q421] + [.G877]*[.Q422] + [.G878]*[.Q423] + [.G879]*[.Q424] + [.G880]*[.Q425] + [.G881]*[.Q426] + [.G882]*[.Q427] + [.G883]*[.Q428] + [.G884]*[.Q429] + [.G885]*[.Q430] + [.G886]*[.Q431] + [.G887]*[.Q432] + [.G888]*[.Q433] + [.G889]*[.Q434] + [.G890]*[.Q435] + [.G891]*[.Q436] + [.G892]*[.Q437] + [.G893]*[.Q438] + [.G894]*[.Q439] + [.G895]*[.Q440] + [.G896]*[.Q441] )" office:value-type="float" office:value="0.317145857875715" calcext:value-type="float">
            <text:p>0.317145857875715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876]*[.Q442] + [.G877]*[.Q443] + [.G878]*[.Q444] + [.G879]*[.Q445] + [.G880]*[.Q446] + [.G881]*[.Q447] + [.G882]*[.Q448] + [.G883]*[.Q449] + [.G884]*[.Q450] + [.G885]*[.Q451] + [.G886]*[.Q452] + [.G887]*[.Q453] + [.G888]*[.Q454] + [.G889]*[.Q455] + [.G890]*[.Q456] + [.G891]*[.Q457] + [.G892]*[.Q458] + [.G893]*[.Q459] + [.G894]*[.Q460] + [.G895]*[.Q461] + [.G896]*[.Q462] )" office:value-type="float" office:value="0.625931549750481" calcext:value-type="float">
            <text:p>0.62593154975048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876]*[.Q463] + [.G877]*[.Q464] + [.G878]*[.Q465] + [.G879]*[.Q466] + [.G880]*[.Q467] + [.G881]*[.Q468] + [.G882]*[.Q469] + [.G883]*[.Q470] + [.G884]*[.Q471] + [.G885]*[.Q472] + [.G886]*[.Q473] + [.G887]*[.Q474] + [.G888]*[.Q475] + [.G889]*[.Q476] + [.G890]*[.Q477] + [.G891]*[.Q478] + [.G892]*[.Q479] + [.G893]*[.Q480] + [.G894]*[.Q481] + [.G895]*[.Q482] + [.G896]*[.Q483] )" office:value-type="float" office:value="-0.400471434167721" calcext:value-type="float">
            <text:p>-0.40047143416772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388721593751789" calcext:value-type="float">
            <text:p>-0.388721593751789</text:p>
          </table:table-cell>
          <table:table-cell table:style-name="ce25" table:formula="of:=TANH( [.G901]*[.Q1] + [.G902]*[.Q2] + [.G903]*[.Q3] + [.G904]*[.Q4] + [.G905]*[.Q5] + [.G906]*[.Q6] + [.G907]*[.Q7] + [.G908]*[.Q8] + [.G909]*[.Q9] + [.G910]*[.Q10] + [.G911]*[.Q11] + [.G912]*[.Q12] + [.G913]*[.Q13] + [.G914]*[.Q14] + [.G915]*[.Q15] + [.G916]*[.Q16] + [.G917]*[.Q17] + [.G918]*[.Q18] + [.G919]*[.Q19] + [.G920]*[.Q20] + [.G921]*[.Q21] )" office:value-type="float" office:value="0.0221608454196296" calcext:value-type="float">
            <text:p>0.02216084541963</text:p>
          </table:table-cell>
          <table:table-cell table:style-name="ce28" table:formula="of:=TANH( [.H901]*[.S1] + [.H902]*[.S2] + [.H903]*[.S3] + [.H904]*[.S4] + [.H905]*[.S5] + [.H906]*[.S6] + [.H907]*[.S7] + [.H908]*[.S8] + [.H909]*[.S9] + [.H910]*[.S10] + [.H911]*[.S11] + [.H912]*[.S12] + [.H913]*[.S13] + [.H914]*[.S14] + [.H915]*[.S15] + [.H916]*[.S16] + [.H917]*[.S17] + [.H918]*[.S18] + [.H919]*[.S19] + [.H920]*[.S20] + [.H921]*[.S21] + [.H922]*[.S22] + [.H923]*[.S23] + [.H924]*[.S24] )" office:value-type="float" office:value="0.190264198894102" calcext:value-type="float">
            <text:p>0.190264198894102</text:p>
          </table:table-cell>
          <table:table-cell table:style-name="ce29" office:value-type="float" office:value="0.131020486531591" calcext:value-type="float">
            <text:p>0.131020486531591</text:p>
          </table:table-cell>
          <table:table-cell table:style-name="ce30" table:formula="of:= ([.J902]-[.I902]) * ([.J902]-[.I902])" office:value-type="float" office:value="0.00350981745449192" calcext:value-type="float">
            <text:p>0.003509817454492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366517238021139" calcext:value-type="float">
            <text:p>-0.366517238021139</text:p>
          </table:table-cell>
          <table:table-cell table:style-name="ce25" table:formula="of:=TANH( [.G901]*[.Q22] + [.G902]*[.Q23] + [.G903]*[.Q24] + [.G904]*[.Q25] + [.G905]*[.Q26] + [.G906]*[.Q27] + [.G907]*[.Q28] + [.G908]*[.Q29] + [.G909]*[.Q30] + [.G910]*[.Q31] + [.G911]*[.Q32] + [.G912]*[.Q33] + [.G913]*[.Q34] + [.G914]*[.Q35] + [.G915]*[.Q36] + [.G916]*[.Q37] + [.G917]*[.Q38] + [.G918]*[.Q39] + [.G919]*[.Q40] + [.G920]*[.Q41] + [.G921]*[.Q42] )" office:value-type="float" office:value="-0.0297772989200661" calcext:value-type="float">
            <text:p>-0.029777298920066</text:p>
          </table:table-cell>
          <table:table-cell table:style-name="ce28" table:formula="of:=TANH( [.H901]*[.S25] + [.H902]*[.S26] + [.H903]*[.S27] + [.H904]*[.S28] + [.H905]*[.S29] + [.H906]*[.S30] + [.H907]*[.S31] + [.H908]*[.S32] + [.H909]*[.S33] + [.H910]*[.S34] + [.H911]*[.S35] + [.H912]*[.S36] + [.H913]*[.S37] + [.H914]*[.S38] + [.H915]*[.S39] + [.H916]*[.S40] + [.H917]*[.S41] + [.H918]*[.S42] + [.H919]*[.S43] + [.H920]*[.S44] + [.H921]*[.S45] + [.H922]*[.S46] + [.H923]*[.S47] + [.H924]*[.S48] )" office:value-type="float" office:value="0.17184508027485" calcext:value-type="float">
            <text:p>0.17184508027485</text:p>
          </table:table-cell>
          <table:table-cell table:style-name="ce29" office:value-type="float" office:value="0.150629053948086" calcext:value-type="float">
            <text:p>0.150629053948086</text:p>
          </table:table-cell>
          <table:table-cell table:style-name="ce30" table:formula="of:= ([.J903]-[.I903]) * ([.J903]-[.I903])" office:value-type="float" office:value="0.000450119773097941" calcext:value-type="float">
            <text:p>0.000450119773098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353067197685344" calcext:value-type="float">
            <text:p>-0.353067197685344</text:p>
          </table:table-cell>
          <table:table-cell table:style-name="ce25" table:formula="of:=TANH( [.G901]*[.Q43] + [.G902]*[.Q44] + [.G903]*[.Q45] + [.G904]*[.Q46] + [.G905]*[.Q47] + [.G906]*[.Q48] + [.G907]*[.Q49] + [.G908]*[.Q50] + [.G909]*[.Q51] + [.G910]*[.Q52] + [.G911]*[.Q53] + [.G912]*[.Q54] + [.G913]*[.Q55] + [.G914]*[.Q56] + [.G915]*[.Q57] + [.G916]*[.Q58] + [.G917]*[.Q59] + [.G918]*[.Q60] + [.G919]*[.Q61] + [.G920]*[.Q62] + [.G921]*[.Q63] )" office:value-type="float" office:value="0.908396351955535" calcext:value-type="float">
            <text:p>0.908396351955535</text:p>
          </table:table-cell>
          <table:table-cell table:style-name="ce28" table:formula="of:=TANH( [.H901]*[.S49] + [.H902]*[.S50] + [.H903]*[.S51] + [.H904]*[.S52] + [.H905]*[.S53] + [.H906]*[.S54] + [.H907]*[.S55] + [.H908]*[.S56] + [.H909]*[.S57] + [.H910]*[.S58] + [.H911]*[.S59] + [.H912]*[.S60] + [.H913]*[.S61] + [.H914]*[.S62] + [.H915]*[.S63] + [.H916]*[.S64] + [.H917]*[.S65] + [.H918]*[.S66] + [.H919]*[.S67] + [.H920]*[.S68] + [.H921]*[.S69] + [.H922]*[.S70] + [.H923]*[.S71] + [.H924]*[.S72] )" office:value-type="float" office:value="0.278178788678765" calcext:value-type="float">
            <text:p>0.278178788678765</text:p>
          </table:table-cell>
          <table:table-cell table:style-name="ce29" office:value-type="float" office:value="0.249847893770014" calcext:value-type="float">
            <text:p>0.249847893770014</text:p>
          </table:table-cell>
          <table:table-cell table:style-name="ce30" table:formula="of:= ([.J904]-[.I904]) * ([.J904]-[.I904])" office:value-type="float" office:value="0.000802639606330663" calcext:value-type="float">
            <text:p>0.000802639606331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32233120728986" calcext:value-type="float">
            <text:p>-0.32233120728986</text:p>
          </table:table-cell>
          <table:table-cell table:style-name="ce25" table:formula="of:=TANH( [.G901]*[.Q64] + [.G902]*[.Q65] + [.G903]*[.Q66] + [.G904]*[.Q67] + [.G905]*[.Q68] + [.G906]*[.Q69] + [.G907]*[.Q70] + [.G908]*[.Q71] + [.G909]*[.Q72] + [.G910]*[.Q73] + [.G911]*[.Q74] + [.G912]*[.Q75] + [.G913]*[.Q76] + [.G914]*[.Q77] + [.G915]*[.Q78] + [.G916]*[.Q79] + [.G917]*[.Q80] + [.G918]*[.Q81] + [.G919]*[.Q82] + [.G920]*[.Q83] + [.G921]*[.Q84] )" office:value-type="float" office:value="-0.070571445904142" calcext:value-type="float">
            <text:p>-0.07057144590414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7336634296407" calcext:value-type="float">
            <text:p>-0.287336634296407</text:p>
          </table:table-cell>
          <table:table-cell table:style-name="ce25" table:formula="of:=TANH( [.G901]*[.Q85] + [.G902]*[.Q86] + [.G903]*[.Q87] + [.G904]*[.Q88] + [.G905]*[.Q89] + [.G906]*[.Q90] + [.G907]*[.Q91] + [.G908]*[.Q92] + [.G909]*[.Q93] + [.G910]*[.Q94] + [.G911]*[.Q95] + [.G912]*[.Q96] + [.G913]*[.Q97] + [.G914]*[.Q98] + [.G915]*[.Q99] + [.G916]*[.Q100] + [.G917]*[.Q101] + [.G918]*[.Q102] + [.G919]*[.Q103] + [.G920]*[.Q104] + [.G921]*[.Q105] )" office:value-type="float" office:value="-0.0873660653043729" calcext:value-type="float">
            <text:p>-0.08736606530437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30549836950876" calcext:value-type="float">
            <text:p>-0.330549836950876</text:p>
          </table:table-cell>
          <table:table-cell table:style-name="ce25" table:formula="of:=TANH( [.G901]*[.Q106] + [.G902]*[.Q107] + [.G903]*[.Q108] + [.G904]*[.Q109] + [.G905]*[.Q110] + [.G906]*[.Q111] + [.G907]*[.Q112] + [.G908]*[.Q113] + [.G909]*[.Q114] + [.G910]*[.Q115] + [.G911]*[.Q116] + [.G912]*[.Q117] + [.G913]*[.Q118] + [.G914]*[.Q119] + [.G915]*[.Q120] + [.G916]*[.Q121] + [.G917]*[.Q122] + [.G918]*[.Q123] + [.G919]*[.Q124] + [.G920]*[.Q125] + [.G921]*[.Q126] )" office:value-type="float" office:value="0.231681883339271" calcext:value-type="float">
            <text:p>0.23168188333927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12303167676392" calcext:value-type="float">
            <text:p>-0.312303167676392</text:p>
          </table:table-cell>
          <table:table-cell table:style-name="ce25" table:formula="of:=TANH( [.G901]*[.Q127] + [.G902]*[.Q128] + [.G903]*[.Q129] + [.G904]*[.Q130] + [.G905]*[.Q131] + [.G906]*[.Q132] + [.G907]*[.Q133] + [.G908]*[.Q134] + [.G909]*[.Q135] + [.G910]*[.Q136] + [.G911]*[.Q137] + [.G912]*[.Q138] + [.G913]*[.Q139] + [.G914]*[.Q140] + [.G915]*[.Q141] + [.G916]*[.Q142] + [.G917]*[.Q143] + [.G918]*[.Q144] + [.G919]*[.Q145] + [.G920]*[.Q146] + [.G921]*[.Q147] )" office:value-type="float" office:value="-0.0374055674974524" calcext:value-type="float">
            <text:p>-0.03740556749745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0614400026913" calcext:value-type="float">
            <text:p>-0.280614400026913</text:p>
          </table:table-cell>
          <table:table-cell table:style-name="ce25" table:formula="of:=TANH( [.G901]*[.Q148] + [.G902]*[.Q149] + [.G903]*[.Q150] + [.G904]*[.Q151] + [.G905]*[.Q152] + [.G906]*[.Q153] + [.G907]*[.Q154] + [.G908]*[.Q155] + [.G909]*[.Q156] + [.G910]*[.Q157] + [.G911]*[.Q158] + [.G912]*[.Q159] + [.G913]*[.Q160] + [.G914]*[.Q161] + [.G915]*[.Q162] + [.G916]*[.Q163] + [.G917]*[.Q164] + [.G918]*[.Q165] + [.G919]*[.Q166] + [.G920]*[.Q167] + [.G921]*[.Q168] )" office:value-type="float" office:value="-0.137039568079839" calcext:value-type="float">
            <text:p>-0.13703956807983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62128076589938" calcext:value-type="float">
            <text:p>-0.262128076589938</text:p>
          </table:table-cell>
          <table:table-cell table:style-name="ce25" table:formula="of:=TANH( [.G901]*[.Q169] + [.G902]*[.Q170] + [.G903]*[.Q171] + [.G904]*[.Q172] + [.G905]*[.Q173] + [.G906]*[.Q174] + [.G907]*[.Q175] + [.G908]*[.Q176] + [.G909]*[.Q177] + [.G910]*[.Q178] + [.G911]*[.Q179] + [.G912]*[.Q180] + [.G913]*[.Q181] + [.G914]*[.Q182] + [.G915]*[.Q183] + [.G916]*[.Q184] + [.G917]*[.Q185] + [.G918]*[.Q186] + [.G919]*[.Q187] + [.G920]*[.Q188] + [.G921]*[.Q189] )" office:value-type="float" office:value="0.00600631168776195" calcext:value-type="float">
            <text:p>0.00600631168776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8668061495434" calcext:value-type="float">
            <text:p>-0.218668061495434</text:p>
          </table:table-cell>
          <table:table-cell table:style-name="ce25" table:formula="of:=TANH( [.G901]*[.Q190] + [.G902]*[.Q191] + [.G903]*[.Q192] + [.G904]*[.Q193] + [.G905]*[.Q194] + [.G906]*[.Q195] + [.G907]*[.Q196] + [.G908]*[.Q197] + [.G909]*[.Q198] + [.G910]*[.Q199] + [.G911]*[.Q200] + [.G912]*[.Q201] + [.G913]*[.Q202] + [.G914]*[.Q203] + [.G915]*[.Q204] + [.G916]*[.Q205] + [.G917]*[.Q206] + [.G918]*[.Q207] + [.G919]*[.Q208] + [.G920]*[.Q209] + [.G921]*[.Q210] )" office:value-type="float" office:value="-0.0101449296504115" calcext:value-type="float">
            <text:p>-0.01014492965041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2790676004221" calcext:value-type="float">
            <text:p>-0.212790676004221</text:p>
          </table:table-cell>
          <table:table-cell table:style-name="ce25" table:formula="of:=TANH( [.G901]*[.Q211] + [.G902]*[.Q212] + [.G903]*[.Q213] + [.G904]*[.Q214] + [.G905]*[.Q215] + [.G906]*[.Q216] + [.G907]*[.Q217] + [.G908]*[.Q218] + [.G909]*[.Q219] + [.G910]*[.Q220] + [.G911]*[.Q221] + [.G912]*[.Q222] + [.G913]*[.Q223] + [.G914]*[.Q224] + [.G915]*[.Q225] + [.G916]*[.Q226] + [.G917]*[.Q227] + [.G918]*[.Q228] + [.G919]*[.Q229] + [.G920]*[.Q230] + [.G921]*[.Q231] )" office:value-type="float" office:value="-0.485469783440957" calcext:value-type="float">
            <text:p>-0.48546978344095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02170104949524" calcext:value-type="float">
            <text:p>-0.202170104949524</text:p>
          </table:table-cell>
          <table:table-cell table:style-name="ce25" table:formula="of:=TANH( [.G901]*[.Q232] + [.G902]*[.Q233] + [.G903]*[.Q234] + [.G904]*[.Q235] + [.G905]*[.Q236] + [.G906]*[.Q237] + [.G907]*[.Q238] + [.G908]*[.Q239] + [.G909]*[.Q240] + [.G910]*[.Q241] + [.G911]*[.Q242] + [.G912]*[.Q243] + [.G913]*[.Q244] + [.G914]*[.Q245] + [.G915]*[.Q246] + [.G916]*[.Q247] + [.G917]*[.Q248] + [.G918]*[.Q249] + [.G919]*[.Q250] + [.G920]*[.Q251] + [.G921]*[.Q252] )" office:value-type="float" office:value="-0.868253951214361" calcext:value-type="float">
            <text:p>-0.86825395121436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85845829815918" calcext:value-type="float">
            <text:p>-0.185845829815918</text:p>
          </table:table-cell>
          <table:table-cell table:style-name="ce25" table:formula="of:=TANH( [.G901]*[.Q253] + [.G902]*[.Q254] + [.G903]*[.Q255] + [.G904]*[.Q256] + [.G905]*[.Q257] + [.G906]*[.Q258] + [.G907]*[.Q259] + [.G908]*[.Q260] + [.G909]*[.Q261] + [.G910]*[.Q262] + [.G911]*[.Q263] + [.G912]*[.Q264] + [.G913]*[.Q265] + [.G914]*[.Q266] + [.G915]*[.Q267] + [.G916]*[.Q268] + [.G917]*[.Q269] + [.G918]*[.Q270] + [.G919]*[.Q271] + [.G920]*[.Q272] + [.G921]*[.Q273] )" office:value-type="float" office:value="-0.553160745183953" calcext:value-type="float">
            <text:p>-0.55316074518395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15787174947061" calcext:value-type="float">
            <text:p>-0.115787174947061</text:p>
          </table:table-cell>
          <table:table-cell table:style-name="ce25" table:formula="of:=TANH( [.G901]*[.Q274] + [.G902]*[.Q275] + [.G903]*[.Q276] + [.G904]*[.Q277] + [.G905]*[.Q278] + [.G906]*[.Q279] + [.G907]*[.Q280] + [.G908]*[.Q281] + [.G909]*[.Q282] + [.G910]*[.Q283] + [.G911]*[.Q284] + [.G912]*[.Q285] + [.G913]*[.Q286] + [.G914]*[.Q287] + [.G915]*[.Q288] + [.G916]*[.Q289] + [.G917]*[.Q290] + [.G918]*[.Q291] + [.G919]*[.Q292] + [.G920]*[.Q293] + [.G921]*[.Q294] )" office:value-type="float" office:value="0.303504676871151" calcext:value-type="float">
            <text:p>0.30350467687115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591533869786821" calcext:value-type="float">
            <text:p>0.059153386978682</text:p>
          </table:table-cell>
          <table:table-cell table:style-name="ce25" table:formula="of:=TANH( [.G901]*[.Q295] + [.G902]*[.Q296] + [.G903]*[.Q297] + [.G904]*[.Q298] + [.G905]*[.Q299] + [.G906]*[.Q300] + [.G907]*[.Q301] + [.G908]*[.Q302] + [.G909]*[.Q303] + [.G910]*[.Q304] + [.G911]*[.Q305] + [.G912]*[.Q306] + [.G913]*[.Q307] + [.G914]*[.Q308] + [.G915]*[.Q309] + [.G916]*[.Q310] + [.G917]*[.Q311] + [.G918]*[.Q312] + [.G919]*[.Q313] + [.G920]*[.Q314] + [.G921]*[.Q315] )" office:value-type="float" office:value="-0.663440437994636" calcext:value-type="float">
            <text:p>-0.66344043799463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95774590140825" calcext:value-type="float">
            <text:p>-0.095774590140825</text:p>
          </table:table-cell>
          <table:table-cell table:style-name="ce25" table:formula="of:=TANH( [.G901]*[.Q316] + [.G902]*[.Q317] + [.G903]*[.Q318] + [.G904]*[.Q319] + [.G905]*[.Q320] + [.G906]*[.Q321] + [.G907]*[.Q322] + [.G908]*[.Q323] + [.G909]*[.Q324] + [.G910]*[.Q325] + [.G911]*[.Q326] + [.G912]*[.Q327] + [.G913]*[.Q328] + [.G914]*[.Q329] + [.G915]*[.Q330] + [.G916]*[.Q331] + [.G917]*[.Q332] + [.G918]*[.Q333] + [.G919]*[.Q334] + [.G920]*[.Q335] + [.G921]*[.Q336] )" office:value-type="float" office:value="0.0214900041661673" calcext:value-type="float">
            <text:p>0.02149000416616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545131888635551" calcext:value-type="float">
            <text:p>-0.054513188863555</text:p>
          </table:table-cell>
          <table:table-cell table:style-name="ce25" table:formula="of:=TANH( [.G901]*[.Q337] + [.G902]*[.Q338] + [.G903]*[.Q339] + [.G904]*[.Q340] + [.G905]*[.Q341] + [.G906]*[.Q342] + [.G907]*[.Q343] + [.G908]*[.Q344] + [.G909]*[.Q345] + [.G910]*[.Q346] + [.G911]*[.Q347] + [.G912]*[.Q348] + [.G913]*[.Q349] + [.G914]*[.Q350] + [.G915]*[.Q351] + [.G916]*[.Q352] + [.G917]*[.Q353] + [.G918]*[.Q354] + [.G919]*[.Q355] + [.G920]*[.Q356] + [.G921]*[.Q357] )" office:value-type="float" office:value="0.262825145563914" calcext:value-type="float">
            <text:p>0.26282514556391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473790239148592" calcext:value-type="float">
            <text:p>0.047379023914859</text:p>
          </table:table-cell>
          <table:table-cell table:style-name="ce25" table:formula="of:=TANH( [.G901]*[.Q358] + [.G902]*[.Q359] + [.G903]*[.Q360] + [.G904]*[.Q361] + [.G905]*[.Q362] + [.G906]*[.Q363] + [.G907]*[.Q364] + [.G908]*[.Q365] + [.G909]*[.Q366] + [.G910]*[.Q367] + [.G911]*[.Q368] + [.G912]*[.Q369] + [.G913]*[.Q370] + [.G914]*[.Q371] + [.G915]*[.Q372] + [.G916]*[.Q373] + [.G917]*[.Q374] + [.G918]*[.Q375] + [.G919]*[.Q376] + [.G920]*[.Q377] + [.G921]*[.Q378] )" office:value-type="float" office:value="0.234883107056561" calcext:value-type="float">
            <text:p>0.23488310705656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6116816972974" calcext:value-type="float">
            <text:p>0.136116816972974</text:p>
          </table:table-cell>
          <table:table-cell table:style-name="ce25" table:formula="of:=TANH( [.G901]*[.Q379] + [.G902]*[.Q380] + [.G903]*[.Q381] + [.G904]*[.Q382] + [.G905]*[.Q383] + [.G906]*[.Q384] + [.G907]*[.Q385] + [.G908]*[.Q386] + [.G909]*[.Q387] + [.G910]*[.Q388] + [.G911]*[.Q389] + [.G912]*[.Q390] + [.G913]*[.Q391] + [.G914]*[.Q392] + [.G915]*[.Q393] + [.G916]*[.Q394] + [.G917]*[.Q395] + [.G918]*[.Q396] + [.G919]*[.Q397] + [.G920]*[.Q398] + [.G921]*[.Q399] )" office:value-type="float" office:value="-0.574082887539509" calcext:value-type="float">
            <text:p>-0.57408288753950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09370032391923" calcext:value-type="float">
            <text:p>0.109370032391923</text:p>
          </table:table-cell>
          <table:table-cell table:style-name="ce25" table:formula="of:=TANH( [.G901]*[.Q400] + [.G902]*[.Q401] + [.G903]*[.Q402] + [.G904]*[.Q403] + [.G905]*[.Q404] + [.G906]*[.Q405] + [.G907]*[.Q406] + [.G908]*[.Q407] + [.G909]*[.Q408] + [.G910]*[.Q409] + [.G911]*[.Q410] + [.G912]*[.Q411] + [.G913]*[.Q412] + [.G914]*[.Q413] + [.G915]*[.Q414] + [.G916]*[.Q415] + [.G917]*[.Q416] + [.G918]*[.Q417] + [.G919]*[.Q418] + [.G920]*[.Q419] + [.G921]*[.Q420] )" office:value-type="float" office:value="0.0515781347117468" calcext:value-type="float">
            <text:p>0.051578134711747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901]*[.Q421] + [.G902]*[.Q422] + [.G903]*[.Q423] + [.G904]*[.Q424] + [.G905]*[.Q425] + [.G906]*[.Q426] + [.G907]*[.Q427] + [.G908]*[.Q428] + [.G909]*[.Q429] + [.G910]*[.Q430] + [.G911]*[.Q431] + [.G912]*[.Q432] + [.G913]*[.Q433] + [.G914]*[.Q434] + [.G915]*[.Q435] + [.G916]*[.Q436] + [.G917]*[.Q437] + [.G918]*[.Q438] + [.G919]*[.Q439] + [.G920]*[.Q440] + [.G921]*[.Q441] )" office:value-type="float" office:value="0.24260165811276" calcext:value-type="float">
            <text:p>0.24260165811276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901]*[.Q442] + [.G902]*[.Q443] + [.G903]*[.Q444] + [.G904]*[.Q445] + [.G905]*[.Q446] + [.G906]*[.Q447] + [.G907]*[.Q448] + [.G908]*[.Q449] + [.G909]*[.Q450] + [.G910]*[.Q451] + [.G911]*[.Q452] + [.G912]*[.Q453] + [.G913]*[.Q454] + [.G914]*[.Q455] + [.G915]*[.Q456] + [.G916]*[.Q457] + [.G917]*[.Q458] + [.G918]*[.Q459] + [.G919]*[.Q460] + [.G920]*[.Q461] + [.G921]*[.Q462] )" office:value-type="float" office:value="0.743252279518262" calcext:value-type="float">
            <text:p>0.743252279518262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901]*[.Q463] + [.G902]*[.Q464] + [.G903]*[.Q465] + [.G904]*[.Q466] + [.G905]*[.Q467] + [.G906]*[.Q468] + [.G907]*[.Q469] + [.G908]*[.Q470] + [.G909]*[.Q471] + [.G910]*[.Q472] + [.G911]*[.Q473] + [.G912]*[.Q474] + [.G913]*[.Q475] + [.G914]*[.Q476] + [.G915]*[.Q477] + [.G916]*[.Q478] + [.G917]*[.Q479] + [.G918]*[.Q480] + [.G919]*[.Q481] + [.G920]*[.Q482] + [.G921]*[.Q483] )" office:value-type="float" office:value="-0.372150091777385" calcext:value-type="float">
            <text:p>-0.372150091777385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366517238021139" calcext:value-type="float">
            <text:p>-0.366517238021139</text:p>
          </table:table-cell>
          <table:table-cell table:style-name="ce25" table:formula="of:=TANH( [.G926]*[.Q1] + [.G927]*[.Q2] + [.G928]*[.Q3] + [.G929]*[.Q4] + [.G930]*[.Q5] + [.G931]*[.Q6] + [.G932]*[.Q7] + [.G933]*[.Q8] + [.G934]*[.Q9] + [.G935]*[.Q10] + [.G936]*[.Q11] + [.G937]*[.Q12] + [.G938]*[.Q13] + [.G939]*[.Q14] + [.G940]*[.Q15] + [.G941]*[.Q16] + [.G942]*[.Q17] + [.G943]*[.Q18] + [.G944]*[.Q19] + [.G945]*[.Q20] + [.G946]*[.Q21] )" office:value-type="float" office:value="0.0231780905539953" calcext:value-type="float">
            <text:p>0.023178090553995</text:p>
          </table:table-cell>
          <table:table-cell table:style-name="ce28" table:formula="of:=TANH( [.H926]*[.S1] + [.H927]*[.S2] + [.H928]*[.S3] + [.H929]*[.S4] + [.H930]*[.S5] + [.H931]*[.S6] + [.H932]*[.S7] + [.H933]*[.S8] + [.H934]*[.S9] + [.H935]*[.S10] + [.H936]*[.S11] + [.H937]*[.S12] + [.H938]*[.S13] + [.H939]*[.S14] + [.H940]*[.S15] + [.H941]*[.S16] + [.H942]*[.S17] + [.H943]*[.S18] + [.H944]*[.S19] + [.H945]*[.S20] + [.H946]*[.S21] + [.H947]*[.S22] + [.H948]*[.S23] + [.H949]*[.S24] )" office:value-type="float" office:value="0.224920358987752" calcext:value-type="float">
            <text:p>0.224920358987752</text:p>
          </table:table-cell>
          <table:table-cell table:style-name="ce29" office:value-type="float" office:value="0.150629053948086" calcext:value-type="float">
            <text:p>0.150629053948086</text:p>
          </table:table-cell>
          <table:table-cell table:style-name="ce30" table:formula="of:= ([.J927]-[.I927]) * ([.J927]-[.I927])" office:value-type="float" office:value="0.00551919800449661" calcext:value-type="float">
            <text:p>0.005519198004497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353067197685344" calcext:value-type="float">
            <text:p>-0.353067197685344</text:p>
          </table:table-cell>
          <table:table-cell table:style-name="ce25" table:formula="of:=TANH( [.G926]*[.Q22] + [.G927]*[.Q23] + [.G928]*[.Q24] + [.G929]*[.Q25] + [.G930]*[.Q26] + [.G931]*[.Q27] + [.G932]*[.Q28] + [.G933]*[.Q29] + [.G934]*[.Q30] + [.G935]*[.Q31] + [.G936]*[.Q32] + [.G937]*[.Q33] + [.G938]*[.Q34] + [.G939]*[.Q35] + [.G940]*[.Q36] + [.G941]*[.Q37] + [.G942]*[.Q38] + [.G943]*[.Q39] + [.G944]*[.Q40] + [.G945]*[.Q41] + [.G946]*[.Q42] )" office:value-type="float" office:value="-0.0204908707777223" calcext:value-type="float">
            <text:p>-0.020490870777722</text:p>
          </table:table-cell>
          <table:table-cell table:style-name="ce28" table:formula="of:=TANH( [.H926]*[.S25] + [.H927]*[.S26] + [.H928]*[.S27] + [.H929]*[.S28] + [.H930]*[.S29] + [.H931]*[.S30] + [.H932]*[.S31] + [.H933]*[.S32] + [.H934]*[.S33] + [.H935]*[.S34] + [.H936]*[.S35] + [.H937]*[.S36] + [.H938]*[.S37] + [.H939]*[.S38] + [.H940]*[.S39] + [.H941]*[.S40] + [.H942]*[.S41] + [.H943]*[.S42] + [.H944]*[.S43] + [.H945]*[.S44] + [.H946]*[.S45] + [.H947]*[.S46] + [.H948]*[.S47] + [.H949]*[.S48] )" office:value-type="float" office:value="0.154958934014742" calcext:value-type="float">
            <text:p>0.154958934014742</text:p>
          </table:table-cell>
          <table:table-cell table:style-name="ce29" office:value-type="float" office:value="0.249847893770014" calcext:value-type="float">
            <text:p>0.249847893770014</text:p>
          </table:table-cell>
          <table:table-cell table:style-name="ce30" table:formula="of:= ([.J928]-[.I928]) * ([.J928]-[.I928])" office:value-type="float" office:value="0.00900391468343761" calcext:value-type="float">
            <text:p>0.009003914683438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32233120728986" calcext:value-type="float">
            <text:p>-0.32233120728986</text:p>
          </table:table-cell>
          <table:table-cell table:style-name="ce25" table:formula="of:=TANH( [.G926]*[.Q43] + [.G927]*[.Q44] + [.G928]*[.Q45] + [.G929]*[.Q46] + [.G930]*[.Q47] + [.G931]*[.Q48] + [.G932]*[.Q49] + [.G933]*[.Q50] + [.G934]*[.Q51] + [.G935]*[.Q52] + [.G936]*[.Q53] + [.G937]*[.Q54] + [.G938]*[.Q55] + [.G939]*[.Q56] + [.G940]*[.Q57] + [.G941]*[.Q58] + [.G942]*[.Q59] + [.G943]*[.Q60] + [.G944]*[.Q61] + [.G945]*[.Q62] + [.G946]*[.Q63] )" office:value-type="float" office:value="0.878126494699306" calcext:value-type="float">
            <text:p>0.878126494699306</text:p>
          </table:table-cell>
          <table:table-cell table:style-name="ce28" table:formula="of:=TANH( [.H926]*[.S49] + [.H927]*[.S50] + [.H928]*[.S51] + [.H929]*[.S52] + [.H930]*[.S53] + [.H931]*[.S54] + [.H932]*[.S55] + [.H933]*[.S56] + [.H934]*[.S57] + [.H935]*[.S58] + [.H936]*[.S59] + [.H937]*[.S60] + [.H938]*[.S61] + [.H939]*[.S62] + [.H940]*[.S63] + [.H941]*[.S64] + [.H942]*[.S65] + [.H943]*[.S66] + [.H944]*[.S67] + [.H945]*[.S68] + [.H946]*[.S69] + [.H947]*[.S70] + [.H948]*[.S71] + [.H949]*[.S72] )" office:value-type="float" office:value="0.249956326747079" calcext:value-type="float">
            <text:p>0.249956326747079</text:p>
          </table:table-cell>
          <table:table-cell table:style-name="ce29" office:value-type="float" office:value="0.289197872471988" calcext:value-type="float">
            <text:p>0.289197872471988</text:p>
          </table:table-cell>
          <table:table-cell table:style-name="ce30" table:formula="of:= ([.J929]-[.I929]) * ([.J929]-[.I929])" office:value-type="float" office:value="0.00153989891088012" calcext:value-type="float">
            <text:p>0.00153989891088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287336634296407" calcext:value-type="float">
            <text:p>-0.287336634296407</text:p>
          </table:table-cell>
          <table:table-cell table:style-name="ce25" table:formula="of:=TANH( [.G926]*[.Q64] + [.G927]*[.Q65] + [.G928]*[.Q66] + [.G929]*[.Q67] + [.G930]*[.Q68] + [.G931]*[.Q69] + [.G932]*[.Q70] + [.G933]*[.Q71] + [.G934]*[.Q72] + [.G935]*[.Q73] + [.G936]*[.Q74] + [.G937]*[.Q75] + [.G938]*[.Q76] + [.G939]*[.Q77] + [.G940]*[.Q78] + [.G941]*[.Q79] + [.G942]*[.Q80] + [.G943]*[.Q81] + [.G944]*[.Q82] + [.G945]*[.Q83] + [.G946]*[.Q84] )" office:value-type="float" office:value="-0.063570901654212" calcext:value-type="float">
            <text:p>-0.06357090165421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30549836950876" calcext:value-type="float">
            <text:p>-0.330549836950876</text:p>
          </table:table-cell>
          <table:table-cell table:style-name="ce25" table:formula="of:=TANH( [.G926]*[.Q85] + [.G927]*[.Q86] + [.G928]*[.Q87] + [.G929]*[.Q88] + [.G930]*[.Q89] + [.G931]*[.Q90] + [.G932]*[.Q91] + [.G933]*[.Q92] + [.G934]*[.Q93] + [.G935]*[.Q94] + [.G936]*[.Q95] + [.G937]*[.Q96] + [.G938]*[.Q97] + [.G939]*[.Q98] + [.G940]*[.Q99] + [.G941]*[.Q100] + [.G942]*[.Q101] + [.G943]*[.Q102] + [.G944]*[.Q103] + [.G945]*[.Q104] + [.G946]*[.Q105] )" office:value-type="float" office:value="-0.102308042136213" calcext:value-type="float">
            <text:p>-0.10230804213621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12303167676392" calcext:value-type="float">
            <text:p>-0.312303167676392</text:p>
          </table:table-cell>
          <table:table-cell table:style-name="ce25" table:formula="of:=TANH( [.G926]*[.Q106] + [.G927]*[.Q107] + [.G928]*[.Q108] + [.G929]*[.Q109] + [.G930]*[.Q110] + [.G931]*[.Q111] + [.G932]*[.Q112] + [.G933]*[.Q113] + [.G934]*[.Q114] + [.G935]*[.Q115] + [.G936]*[.Q116] + [.G937]*[.Q117] + [.G938]*[.Q118] + [.G939]*[.Q119] + [.G940]*[.Q120] + [.G941]*[.Q121] + [.G942]*[.Q122] + [.G943]*[.Q123] + [.G944]*[.Q124] + [.G945]*[.Q125] + [.G946]*[.Q126] )" office:value-type="float" office:value="0.260522248879241" calcext:value-type="float">
            <text:p>0.26052224887924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0614400026913" calcext:value-type="float">
            <text:p>-0.280614400026913</text:p>
          </table:table-cell>
          <table:table-cell table:style-name="ce25" table:formula="of:=TANH( [.G926]*[.Q127] + [.G927]*[.Q128] + [.G928]*[.Q129] + [.G929]*[.Q130] + [.G930]*[.Q131] + [.G931]*[.Q132] + [.G932]*[.Q133] + [.G933]*[.Q134] + [.G934]*[.Q135] + [.G935]*[.Q136] + [.G936]*[.Q137] + [.G937]*[.Q138] + [.G938]*[.Q139] + [.G939]*[.Q140] + [.G940]*[.Q141] + [.G941]*[.Q142] + [.G942]*[.Q143] + [.G943]*[.Q144] + [.G944]*[.Q145] + [.G945]*[.Q146] + [.G946]*[.Q147] )" office:value-type="float" office:value="-0.0329146018491673" calcext:value-type="float">
            <text:p>-0.03291460184916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62128076589938" calcext:value-type="float">
            <text:p>-0.262128076589938</text:p>
          </table:table-cell>
          <table:table-cell table:style-name="ce25" table:formula="of:=TANH( [.G926]*[.Q148] + [.G927]*[.Q149] + [.G928]*[.Q150] + [.G929]*[.Q151] + [.G930]*[.Q152] + [.G931]*[.Q153] + [.G932]*[.Q154] + [.G933]*[.Q155] + [.G934]*[.Q156] + [.G935]*[.Q157] + [.G936]*[.Q158] + [.G937]*[.Q159] + [.G938]*[.Q160] + [.G939]*[.Q161] + [.G940]*[.Q162] + [.G941]*[.Q163] + [.G942]*[.Q164] + [.G943]*[.Q165] + [.G944]*[.Q166] + [.G945]*[.Q167] + [.G946]*[.Q168] )" office:value-type="float" office:value="-0.115617999873157" calcext:value-type="float">
            <text:p>-0.11561799987315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8668061495434" calcext:value-type="float">
            <text:p>-0.218668061495434</text:p>
          </table:table-cell>
          <table:table-cell table:style-name="ce25" table:formula="of:=TANH( [.G926]*[.Q169] + [.G927]*[.Q170] + [.G928]*[.Q171] + [.G929]*[.Q172] + [.G930]*[.Q173] + [.G931]*[.Q174] + [.G932]*[.Q175] + [.G933]*[.Q176] + [.G934]*[.Q177] + [.G935]*[.Q178] + [.G936]*[.Q179] + [.G937]*[.Q180] + [.G938]*[.Q181] + [.G939]*[.Q182] + [.G940]*[.Q183] + [.G941]*[.Q184] + [.G942]*[.Q185] + [.G943]*[.Q186] + [.G944]*[.Q187] + [.G945]*[.Q188] + [.G946]*[.Q189] )" office:value-type="float" office:value="-0.00384735889236474" calcext:value-type="float">
            <text:p>-0.00384735889236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2790676004221" calcext:value-type="float">
            <text:p>-0.212790676004221</text:p>
          </table:table-cell>
          <table:table-cell table:style-name="ce25" table:formula="of:=TANH( [.G926]*[.Q190] + [.G927]*[.Q191] + [.G928]*[.Q192] + [.G929]*[.Q193] + [.G930]*[.Q194] + [.G931]*[.Q195] + [.G932]*[.Q196] + [.G933]*[.Q197] + [.G934]*[.Q198] + [.G935]*[.Q199] + [.G936]*[.Q200] + [.G937]*[.Q201] + [.G938]*[.Q202] + [.G939]*[.Q203] + [.G940]*[.Q204] + [.G941]*[.Q205] + [.G942]*[.Q206] + [.G943]*[.Q207] + [.G944]*[.Q208] + [.G945]*[.Q209] + [.G946]*[.Q210] )" office:value-type="float" office:value="-0.00951812105121194" calcext:value-type="float">
            <text:p>-0.00951812105121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02170104949524" calcext:value-type="float">
            <text:p>-0.202170104949524</text:p>
          </table:table-cell>
          <table:table-cell table:style-name="ce25" table:formula="of:=TANH( [.G926]*[.Q211] + [.G927]*[.Q212] + [.G928]*[.Q213] + [.G929]*[.Q214] + [.G930]*[.Q215] + [.G931]*[.Q216] + [.G932]*[.Q217] + [.G933]*[.Q218] + [.G934]*[.Q219] + [.G935]*[.Q220] + [.G936]*[.Q221] + [.G937]*[.Q222] + [.G938]*[.Q223] + [.G939]*[.Q224] + [.G940]*[.Q225] + [.G941]*[.Q226] + [.G942]*[.Q227] + [.G943]*[.Q228] + [.G944]*[.Q229] + [.G945]*[.Q230] + [.G946]*[.Q231] )" office:value-type="float" office:value="-0.491013740292771" calcext:value-type="float">
            <text:p>-0.49101374029277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85845829815918" calcext:value-type="float">
            <text:p>-0.185845829815918</text:p>
          </table:table-cell>
          <table:table-cell table:style-name="ce25" table:formula="of:=TANH( [.G926]*[.Q232] + [.G927]*[.Q233] + [.G928]*[.Q234] + [.G929]*[.Q235] + [.G930]*[.Q236] + [.G931]*[.Q237] + [.G932]*[.Q238] + [.G933]*[.Q239] + [.G934]*[.Q240] + [.G935]*[.Q241] + [.G936]*[.Q242] + [.G937]*[.Q243] + [.G938]*[.Q244] + [.G939]*[.Q245] + [.G940]*[.Q246] + [.G941]*[.Q247] + [.G942]*[.Q248] + [.G943]*[.Q249] + [.G944]*[.Q250] + [.G945]*[.Q251] + [.G946]*[.Q252] )" office:value-type="float" office:value="-0.816174223460341" calcext:value-type="float">
            <text:p>-0.81617422346034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15787174947061" calcext:value-type="float">
            <text:p>-0.115787174947061</text:p>
          </table:table-cell>
          <table:table-cell table:style-name="ce25" table:formula="of:=TANH( [.G926]*[.Q253] + [.G927]*[.Q254] + [.G928]*[.Q255] + [.G929]*[.Q256] + [.G930]*[.Q257] + [.G931]*[.Q258] + [.G932]*[.Q259] + [.G933]*[.Q260] + [.G934]*[.Q261] + [.G935]*[.Q262] + [.G936]*[.Q263] + [.G937]*[.Q264] + [.G938]*[.Q265] + [.G939]*[.Q266] + [.G940]*[.Q267] + [.G941]*[.Q268] + [.G942]*[.Q269] + [.G943]*[.Q270] + [.G944]*[.Q271] + [.G945]*[.Q272] + [.G946]*[.Q273] )" office:value-type="float" office:value="-0.525260791782597" calcext:value-type="float">
            <text:p>-0.52526079178259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591533869786821" calcext:value-type="float">
            <text:p>0.059153386978682</text:p>
          </table:table-cell>
          <table:table-cell table:style-name="ce25" table:formula="of:=TANH( [.G926]*[.Q274] + [.G927]*[.Q275] + [.G928]*[.Q276] + [.G929]*[.Q277] + [.G930]*[.Q278] + [.G931]*[.Q279] + [.G932]*[.Q280] + [.G933]*[.Q281] + [.G934]*[.Q282] + [.G935]*[.Q283] + [.G936]*[.Q284] + [.G937]*[.Q285] + [.G938]*[.Q286] + [.G939]*[.Q287] + [.G940]*[.Q288] + [.G941]*[.Q289] + [.G942]*[.Q290] + [.G943]*[.Q291] + [.G944]*[.Q292] + [.G945]*[.Q293] + [.G946]*[.Q294] )" office:value-type="float" office:value="0.293570960185586" calcext:value-type="float">
            <text:p>0.29357096018558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95774590140825" calcext:value-type="float">
            <text:p>-0.095774590140825</text:p>
          </table:table-cell>
          <table:table-cell table:style-name="ce25" table:formula="of:=TANH( [.G926]*[.Q295] + [.G927]*[.Q296] + [.G928]*[.Q297] + [.G929]*[.Q298] + [.G930]*[.Q299] + [.G931]*[.Q300] + [.G932]*[.Q301] + [.G933]*[.Q302] + [.G934]*[.Q303] + [.G935]*[.Q304] + [.G936]*[.Q305] + [.G937]*[.Q306] + [.G938]*[.Q307] + [.G939]*[.Q308] + [.G940]*[.Q309] + [.G941]*[.Q310] + [.G942]*[.Q311] + [.G943]*[.Q312] + [.G944]*[.Q313] + [.G945]*[.Q314] + [.G946]*[.Q315] )" office:value-type="float" office:value="-0.624678060981325" calcext:value-type="float">
            <text:p>-0.62467806098132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545131888635551" calcext:value-type="float">
            <text:p>-0.054513188863555</text:p>
          </table:table-cell>
          <table:table-cell table:style-name="ce25" table:formula="of:=TANH( [.G926]*[.Q316] + [.G927]*[.Q317] + [.G928]*[.Q318] + [.G929]*[.Q319] + [.G930]*[.Q320] + [.G931]*[.Q321] + [.G932]*[.Q322] + [.G933]*[.Q323] + [.G934]*[.Q324] + [.G935]*[.Q325] + [.G936]*[.Q326] + [.G937]*[.Q327] + [.G938]*[.Q328] + [.G939]*[.Q329] + [.G940]*[.Q330] + [.G941]*[.Q331] + [.G942]*[.Q332] + [.G943]*[.Q333] + [.G944]*[.Q334] + [.G945]*[.Q335] + [.G946]*[.Q336] )" office:value-type="float" office:value="0.02326307196223" calcext:value-type="float">
            <text:p>0.0232630719622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473790239148592" calcext:value-type="float">
            <text:p>0.047379023914859</text:p>
          </table:table-cell>
          <table:table-cell table:style-name="ce25" table:formula="of:=TANH( [.G926]*[.Q337] + [.G927]*[.Q338] + [.G928]*[.Q339] + [.G929]*[.Q340] + [.G930]*[.Q341] + [.G931]*[.Q342] + [.G932]*[.Q343] + [.G933]*[.Q344] + [.G934]*[.Q345] + [.G935]*[.Q346] + [.G936]*[.Q347] + [.G937]*[.Q348] + [.G938]*[.Q349] + [.G939]*[.Q350] + [.G940]*[.Q351] + [.G941]*[.Q352] + [.G942]*[.Q353] + [.G943]*[.Q354] + [.G944]*[.Q355] + [.G945]*[.Q356] + [.G946]*[.Q357] )" office:value-type="float" office:value="0.2553443827665" calcext:value-type="float">
            <text:p>0.255344382766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6116816972974" calcext:value-type="float">
            <text:p>0.136116816972974</text:p>
          </table:table-cell>
          <table:table-cell table:style-name="ce25" table:formula="of:=TANH( [.G926]*[.Q358] + [.G927]*[.Q359] + [.G928]*[.Q360] + [.G929]*[.Q361] + [.G930]*[.Q362] + [.G931]*[.Q363] + [.G932]*[.Q364] + [.G933]*[.Q365] + [.G934]*[.Q366] + [.G935]*[.Q367] + [.G936]*[.Q368] + [.G937]*[.Q369] + [.G938]*[.Q370] + [.G939]*[.Q371] + [.G940]*[.Q372] + [.G941]*[.Q373] + [.G942]*[.Q374] + [.G943]*[.Q375] + [.G944]*[.Q376] + [.G945]*[.Q377] + [.G946]*[.Q378] )" office:value-type="float" office:value="0.274974851030366" calcext:value-type="float">
            <text:p>0.27497485103036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09370032391923" calcext:value-type="float">
            <text:p>0.109370032391923</text:p>
          </table:table-cell>
          <table:table-cell table:style-name="ce25" table:formula="of:=TANH( [.G926]*[.Q379] + [.G927]*[.Q380] + [.G928]*[.Q381] + [.G929]*[.Q382] + [.G930]*[.Q383] + [.G931]*[.Q384] + [.G932]*[.Q385] + [.G933]*[.Q386] + [.G934]*[.Q387] + [.G935]*[.Q388] + [.G936]*[.Q389] + [.G937]*[.Q390] + [.G938]*[.Q391] + [.G939]*[.Q392] + [.G940]*[.Q393] + [.G941]*[.Q394] + [.G942]*[.Q395] + [.G943]*[.Q396] + [.G944]*[.Q397] + [.G945]*[.Q398] + [.G946]*[.Q399] )" office:value-type="float" office:value="-0.652978377113691" calcext:value-type="float">
            <text:p>-0.65297837711369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1020486531591" calcext:value-type="float">
            <text:p>0.131020486531591</text:p>
          </table:table-cell>
          <table:table-cell table:style-name="ce25" table:formula="of:=TANH( [.G926]*[.Q400] + [.G927]*[.Q401] + [.G928]*[.Q402] + [.G929]*[.Q403] + [.G930]*[.Q404] + [.G931]*[.Q405] + [.G932]*[.Q406] + [.G933]*[.Q407] + [.G934]*[.Q408] + [.G935]*[.Q409] + [.G936]*[.Q410] + [.G937]*[.Q411] + [.G938]*[.Q412] + [.G939]*[.Q413] + [.G940]*[.Q414] + [.G941]*[.Q415] + [.G942]*[.Q416] + [.G943]*[.Q417] + [.G944]*[.Q418] + [.G945]*[.Q419] + [.G946]*[.Q420] )" office:value-type="float" office:value="0.0523051799782668" calcext:value-type="float">
            <text:p>0.052305179978267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926]*[.Q421] + [.G927]*[.Q422] + [.G928]*[.Q423] + [.G929]*[.Q424] + [.G930]*[.Q425] + [.G931]*[.Q426] + [.G932]*[.Q427] + [.G933]*[.Q428] + [.G934]*[.Q429] + [.G935]*[.Q430] + [.G936]*[.Q431] + [.G937]*[.Q432] + [.G938]*[.Q433] + [.G939]*[.Q434] + [.G940]*[.Q435] + [.G941]*[.Q436] + [.G942]*[.Q437] + [.G943]*[.Q438] + [.G944]*[.Q439] + [.G945]*[.Q440] + [.G946]*[.Q441] )" office:value-type="float" office:value="0.173706930034566" calcext:value-type="float">
            <text:p>0.173706930034566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926]*[.Q442] + [.G927]*[.Q443] + [.G928]*[.Q444] + [.G929]*[.Q445] + [.G930]*[.Q446] + [.G931]*[.Q447] + [.G932]*[.Q448] + [.G933]*[.Q449] + [.G934]*[.Q450] + [.G935]*[.Q451] + [.G936]*[.Q452] + [.G937]*[.Q453] + [.G938]*[.Q454] + [.G939]*[.Q455] + [.G940]*[.Q456] + [.G941]*[.Q457] + [.G942]*[.Q458] + [.G943]*[.Q459] + [.G944]*[.Q460] + [.G945]*[.Q461] + [.G946]*[.Q462] )" office:value-type="float" office:value="0.786936931528966" calcext:value-type="float">
            <text:p>0.786936931528966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926]*[.Q463] + [.G927]*[.Q464] + [.G928]*[.Q465] + [.G929]*[.Q466] + [.G930]*[.Q467] + [.G931]*[.Q468] + [.G932]*[.Q469] + [.G933]*[.Q470] + [.G934]*[.Q471] + [.G935]*[.Q472] + [.G936]*[.Q473] + [.G937]*[.Q474] + [.G938]*[.Q475] + [.G939]*[.Q476] + [.G940]*[.Q477] + [.G941]*[.Q478] + [.G942]*[.Q479] + [.G943]*[.Q480] + [.G944]*[.Q481] + [.G945]*[.Q482] + [.G946]*[.Q483] )" office:value-type="float" office:value="-0.337765631040605" calcext:value-type="float">
            <text:p>-0.337765631040605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353067197685344" calcext:value-type="float">
            <text:p>-0.353067197685344</text:p>
          </table:table-cell>
          <table:table-cell table:style-name="ce25" table:formula="of:=TANH( [.G951]*[.Q1] + [.G952]*[.Q2] + [.G953]*[.Q3] + [.G954]*[.Q4] + [.G955]*[.Q5] + [.G956]*[.Q6] + [.G957]*[.Q7] + [.G958]*[.Q8] + [.G959]*[.Q9] + [.G960]*[.Q10] + [.G961]*[.Q11] + [.G962]*[.Q12] + [.G963]*[.Q13] + [.G964]*[.Q14] + [.G965]*[.Q15] + [.G966]*[.Q16] + [.G967]*[.Q17] + [.G968]*[.Q18] + [.G969]*[.Q19] + [.G970]*[.Q20] + [.G971]*[.Q21] )" office:value-type="float" office:value="0.0215142328768156" calcext:value-type="float">
            <text:p>0.021514232876816</text:p>
          </table:table-cell>
          <table:table-cell table:style-name="ce28" table:formula="of:=TANH( [.H951]*[.S1] + [.H952]*[.S2] + [.H953]*[.S3] + [.H954]*[.S4] + [.H955]*[.S5] + [.H956]*[.S6] + [.H957]*[.S7] + [.H958]*[.S8] + [.H959]*[.S9] + [.H960]*[.S10] + [.H961]*[.S11] + [.H962]*[.S12] + [.H963]*[.S13] + [.H964]*[.S14] + [.H965]*[.S15] + [.H966]*[.S16] + [.H967]*[.S17] + [.H968]*[.S18] + [.H969]*[.S19] + [.H970]*[.S20] + [.H971]*[.S21] + [.H972]*[.S22] + [.H973]*[.S23] + [.H974]*[.S24] )" office:value-type="float" office:value="0.25439584176578" calcext:value-type="float">
            <text:p>0.25439584176578</text:p>
          </table:table-cell>
          <table:table-cell table:style-name="ce29" office:value-type="float" office:value="0.249847893770014" calcext:value-type="float">
            <text:p>0.249847893770014</text:p>
          </table:table-cell>
          <table:table-cell table:style-name="ce30" table:formula="of:= ([.J952]-[.I952]) * ([.J952]-[.I952])" office:value-type="float" office:value="0.0000206838309721866" calcext:value-type="float">
            <text:p>2.06838309721866E-0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32233120728986" calcext:value-type="float">
            <text:p>-0.32233120728986</text:p>
          </table:table-cell>
          <table:table-cell table:style-name="ce25" table:formula="of:=TANH( [.G951]*[.Q22] + [.G952]*[.Q23] + [.G953]*[.Q24] + [.G954]*[.Q25] + [.G955]*[.Q26] + [.G956]*[.Q27] + [.G957]*[.Q28] + [.G958]*[.Q29] + [.G959]*[.Q30] + [.G960]*[.Q31] + [.G961]*[.Q32] + [.G962]*[.Q33] + [.G963]*[.Q34] + [.G964]*[.Q35] + [.G965]*[.Q36] + [.G966]*[.Q37] + [.G967]*[.Q38] + [.G968]*[.Q39] + [.G969]*[.Q40] + [.G970]*[.Q41] + [.G971]*[.Q42] )" office:value-type="float" office:value="-0.014575408615005" calcext:value-type="float">
            <text:p>-0.014575408615005</text:p>
          </table:table-cell>
          <table:table-cell table:style-name="ce28" table:formula="of:=TANH( [.H951]*[.S25] + [.H952]*[.S26] + [.H953]*[.S27] + [.H954]*[.S28] + [.H955]*[.S29] + [.H956]*[.S30] + [.H957]*[.S31] + [.H958]*[.S32] + [.H959]*[.S33] + [.H960]*[.S34] + [.H961]*[.S35] + [.H962]*[.S36] + [.H963]*[.S37] + [.H964]*[.S38] + [.H965]*[.S39] + [.H966]*[.S40] + [.H967]*[.S41] + [.H968]*[.S42] + [.H969]*[.S43] + [.H970]*[.S44] + [.H971]*[.S45] + [.H972]*[.S46] + [.H973]*[.S47] + [.H974]*[.S48] )" office:value-type="float" office:value="0.268260465025397" calcext:value-type="float">
            <text:p>0.268260465025397</text:p>
          </table:table-cell>
          <table:table-cell table:style-name="ce29" office:value-type="float" office:value="0.289197872471988" calcext:value-type="float">
            <text:p>0.289197872471988</text:p>
          </table:table-cell>
          <table:table-cell table:style-name="ce30" table:formula="of:= ([.J953]-[.I953]) * ([.J953]-[.I953])" office:value-type="float" office:value="0.000438375030584555" calcext:value-type="float">
            <text:p>0.00043837503058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287336634296407" calcext:value-type="float">
            <text:p>-0.287336634296407</text:p>
          </table:table-cell>
          <table:table-cell table:style-name="ce25" table:formula="of:=TANH( [.G951]*[.Q43] + [.G952]*[.Q44] + [.G953]*[.Q45] + [.G954]*[.Q46] + [.G955]*[.Q47] + [.G956]*[.Q48] + [.G957]*[.Q49] + [.G958]*[.Q50] + [.G959]*[.Q51] + [.G960]*[.Q52] + [.G961]*[.Q53] + [.G962]*[.Q54] + [.G963]*[.Q55] + [.G964]*[.Q56] + [.G965]*[.Q57] + [.G966]*[.Q58] + [.G967]*[.Q59] + [.G968]*[.Q60] + [.G969]*[.Q61] + [.G970]*[.Q62] + [.G971]*[.Q63] )" office:value-type="float" office:value="0.859218264605869" calcext:value-type="float">
            <text:p>0.859218264605869</text:p>
          </table:table-cell>
          <table:table-cell table:style-name="ce28" table:formula="of:=TANH( [.H951]*[.S49] + [.H952]*[.S50] + [.H953]*[.S51] + [.H954]*[.S52] + [.H955]*[.S53] + [.H956]*[.S54] + [.H957]*[.S55] + [.H958]*[.S56] + [.H959]*[.S57] + [.H960]*[.S58] + [.H961]*[.S59] + [.H962]*[.S60] + [.H963]*[.S61] + [.H964]*[.S62] + [.H965]*[.S63] + [.H966]*[.S64] + [.H967]*[.S65] + [.H968]*[.S66] + [.H969]*[.S67] + [.H970]*[.S68] + [.H971]*[.S69] + [.H972]*[.S70] + [.H973]*[.S71] + [.H974]*[.S72] )" office:value-type="float" office:value="0.288092480861522" calcext:value-type="float">
            <text:p>0.288092480861522</text:p>
          </table:table-cell>
          <table:table-cell table:style-name="ce29" office:value-type="float" office:value="0.417270830707118" calcext:value-type="float">
            <text:p>0.417270830707118</text:p>
          </table:table-cell>
          <table:table-cell table:style-name="ce30" table:formula="of:= ([.J954]-[.I954]) * ([.J954]-[.I954])" office:value-type="float" office:value="0.0166870460688313" calcext:value-type="float">
            <text:p>0.016687046068831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330549836950876" calcext:value-type="float">
            <text:p>-0.330549836950876</text:p>
          </table:table-cell>
          <table:table-cell table:style-name="ce25" table:formula="of:=TANH( [.G951]*[.Q64] + [.G952]*[.Q65] + [.G953]*[.Q66] + [.G954]*[.Q67] + [.G955]*[.Q68] + [.G956]*[.Q69] + [.G957]*[.Q70] + [.G958]*[.Q71] + [.G959]*[.Q72] + [.G960]*[.Q73] + [.G961]*[.Q74] + [.G962]*[.Q75] + [.G963]*[.Q76] + [.G964]*[.Q77] + [.G965]*[.Q78] + [.G966]*[.Q79] + [.G967]*[.Q80] + [.G968]*[.Q81] + [.G969]*[.Q82] + [.G970]*[.Q83] + [.G971]*[.Q84] )" office:value-type="float" office:value="-0.0636796922317554" calcext:value-type="float">
            <text:p>-0.06367969223175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312303167676392" calcext:value-type="float">
            <text:p>-0.312303167676392</text:p>
          </table:table-cell>
          <table:table-cell table:style-name="ce25" table:formula="of:=TANH( [.G951]*[.Q85] + [.G952]*[.Q86] + [.G953]*[.Q87] + [.G954]*[.Q88] + [.G955]*[.Q89] + [.G956]*[.Q90] + [.G957]*[.Q91] + [.G958]*[.Q92] + [.G959]*[.Q93] + [.G960]*[.Q94] + [.G961]*[.Q95] + [.G962]*[.Q96] + [.G963]*[.Q97] + [.G964]*[.Q98] + [.G965]*[.Q99] + [.G966]*[.Q100] + [.G967]*[.Q101] + [.G968]*[.Q102] + [.G969]*[.Q103] + [.G970]*[.Q104] + [.G971]*[.Q105] )" office:value-type="float" office:value="-0.112601127166311" calcext:value-type="float">
            <text:p>-0.11260112716631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0614400026913" calcext:value-type="float">
            <text:p>-0.280614400026913</text:p>
          </table:table-cell>
          <table:table-cell table:style-name="ce25" table:formula="of:=TANH( [.G951]*[.Q106] + [.G952]*[.Q107] + [.G953]*[.Q108] + [.G954]*[.Q109] + [.G955]*[.Q110] + [.G956]*[.Q111] + [.G957]*[.Q112] + [.G958]*[.Q113] + [.G959]*[.Q114] + [.G960]*[.Q115] + [.G961]*[.Q116] + [.G962]*[.Q117] + [.G963]*[.Q118] + [.G964]*[.Q119] + [.G965]*[.Q120] + [.G966]*[.Q121] + [.G967]*[.Q122] + [.G968]*[.Q123] + [.G969]*[.Q124] + [.G970]*[.Q125] + [.G971]*[.Q126] )" office:value-type="float" office:value="0.177052017622828" calcext:value-type="float">
            <text:p>0.17705201762282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62128076589938" calcext:value-type="float">
            <text:p>-0.262128076589938</text:p>
          </table:table-cell>
          <table:table-cell table:style-name="ce25" table:formula="of:=TANH( [.G951]*[.Q127] + [.G952]*[.Q128] + [.G953]*[.Q129] + [.G954]*[.Q130] + [.G955]*[.Q131] + [.G956]*[.Q132] + [.G957]*[.Q133] + [.G958]*[.Q134] + [.G959]*[.Q135] + [.G960]*[.Q136] + [.G961]*[.Q137] + [.G962]*[.Q138] + [.G963]*[.Q139] + [.G964]*[.Q140] + [.G965]*[.Q141] + [.G966]*[.Q142] + [.G967]*[.Q143] + [.G968]*[.Q144] + [.G969]*[.Q145] + [.G970]*[.Q146] + [.G971]*[.Q147] )" office:value-type="float" office:value="-0.0438610660191678" calcext:value-type="float">
            <text:p>-0.04386106601916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8668061495434" calcext:value-type="float">
            <text:p>-0.218668061495434</text:p>
          </table:table-cell>
          <table:table-cell table:style-name="ce25" table:formula="of:=TANH( [.G951]*[.Q148] + [.G952]*[.Q149] + [.G953]*[.Q150] + [.G954]*[.Q151] + [.G955]*[.Q152] + [.G956]*[.Q153] + [.G957]*[.Q154] + [.G958]*[.Q155] + [.G959]*[.Q156] + [.G960]*[.Q157] + [.G961]*[.Q158] + [.G962]*[.Q159] + [.G963]*[.Q160] + [.G964]*[.Q161] + [.G965]*[.Q162] + [.G966]*[.Q163] + [.G967]*[.Q164] + [.G968]*[.Q165] + [.G969]*[.Q166] + [.G970]*[.Q167] + [.G971]*[.Q168] )" office:value-type="float" office:value="-0.0999881320694768" calcext:value-type="float">
            <text:p>-0.09998813206947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2790676004221" calcext:value-type="float">
            <text:p>-0.212790676004221</text:p>
          </table:table-cell>
          <table:table-cell table:style-name="ce25" table:formula="of:=TANH( [.G951]*[.Q169] + [.G952]*[.Q170] + [.G953]*[.Q171] + [.G954]*[.Q172] + [.G955]*[.Q173] + [.G956]*[.Q174] + [.G957]*[.Q175] + [.G958]*[.Q176] + [.G959]*[.Q177] + [.G960]*[.Q178] + [.G961]*[.Q179] + [.G962]*[.Q180] + [.G963]*[.Q181] + [.G964]*[.Q182] + [.G965]*[.Q183] + [.G966]*[.Q184] + [.G967]*[.Q185] + [.G968]*[.Q186] + [.G969]*[.Q187] + [.G970]*[.Q188] + [.G971]*[.Q189] )" office:value-type="float" office:value="-0.0257378536342526" calcext:value-type="float">
            <text:p>-0.02573785363425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02170104949524" calcext:value-type="float">
            <text:p>-0.202170104949524</text:p>
          </table:table-cell>
          <table:table-cell table:style-name="ce25" table:formula="of:=TANH( [.G951]*[.Q190] + [.G952]*[.Q191] + [.G953]*[.Q192] + [.G954]*[.Q193] + [.G955]*[.Q194] + [.G956]*[.Q195] + [.G957]*[.Q196] + [.G958]*[.Q197] + [.G959]*[.Q198] + [.G960]*[.Q199] + [.G961]*[.Q200] + [.G962]*[.Q201] + [.G963]*[.Q202] + [.G964]*[.Q203] + [.G965]*[.Q204] + [.G966]*[.Q205] + [.G967]*[.Q206] + [.G968]*[.Q207] + [.G969]*[.Q208] + [.G970]*[.Q209] + [.G971]*[.Q210] )" office:value-type="float" office:value="-0.0093644914072086" calcext:value-type="float">
            <text:p>-0.00936449140720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85845829815918" calcext:value-type="float">
            <text:p>-0.185845829815918</text:p>
          </table:table-cell>
          <table:table-cell table:style-name="ce25" table:formula="of:=TANH( [.G951]*[.Q211] + [.G952]*[.Q212] + [.G953]*[.Q213] + [.G954]*[.Q214] + [.G955]*[.Q215] + [.G956]*[.Q216] + [.G957]*[.Q217] + [.G958]*[.Q218] + [.G959]*[.Q219] + [.G960]*[.Q220] + [.G961]*[.Q221] + [.G962]*[.Q222] + [.G963]*[.Q223] + [.G964]*[.Q224] + [.G965]*[.Q225] + [.G966]*[.Q226] + [.G967]*[.Q227] + [.G968]*[.Q228] + [.G969]*[.Q229] + [.G970]*[.Q230] + [.G971]*[.Q231] )" office:value-type="float" office:value="-0.523005675812277" calcext:value-type="float">
            <text:p>-0.52300567581227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15787174947061" calcext:value-type="float">
            <text:p>-0.115787174947061</text:p>
          </table:table-cell>
          <table:table-cell table:style-name="ce25" table:formula="of:=TANH( [.G951]*[.Q232] + [.G952]*[.Q233] + [.G953]*[.Q234] + [.G954]*[.Q235] + [.G955]*[.Q236] + [.G956]*[.Q237] + [.G957]*[.Q238] + [.G958]*[.Q239] + [.G959]*[.Q240] + [.G960]*[.Q241] + [.G961]*[.Q242] + [.G962]*[.Q243] + [.G963]*[.Q244] + [.G964]*[.Q245] + [.G965]*[.Q246] + [.G966]*[.Q247] + [.G967]*[.Q248] + [.G968]*[.Q249] + [.G969]*[.Q250] + [.G970]*[.Q251] + [.G971]*[.Q252] )" office:value-type="float" office:value="-0.776629577181725" calcext:value-type="float">
            <text:p>-0.77662957718172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591533869786821" calcext:value-type="float">
            <text:p>0.059153386978682</text:p>
          </table:table-cell>
          <table:table-cell table:style-name="ce25" table:formula="of:=TANH( [.G951]*[.Q253] + [.G952]*[.Q254] + [.G953]*[.Q255] + [.G954]*[.Q256] + [.G955]*[.Q257] + [.G956]*[.Q258] + [.G957]*[.Q259] + [.G958]*[.Q260] + [.G959]*[.Q261] + [.G960]*[.Q262] + [.G961]*[.Q263] + [.G962]*[.Q264] + [.G963]*[.Q265] + [.G964]*[.Q266] + [.G965]*[.Q267] + [.G966]*[.Q268] + [.G967]*[.Q269] + [.G968]*[.Q270] + [.G969]*[.Q271] + [.G970]*[.Q272] + [.G971]*[.Q273] )" office:value-type="float" office:value="-0.457373325399263" calcext:value-type="float">
            <text:p>-0.45737332539926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95774590140825" calcext:value-type="float">
            <text:p>-0.095774590140825</text:p>
          </table:table-cell>
          <table:table-cell table:style-name="ce25" table:formula="of:=TANH( [.G951]*[.Q274] + [.G952]*[.Q275] + [.G953]*[.Q276] + [.G954]*[.Q277] + [.G955]*[.Q278] + [.G956]*[.Q279] + [.G957]*[.Q280] + [.G958]*[.Q281] + [.G959]*[.Q282] + [.G960]*[.Q283] + [.G961]*[.Q284] + [.G962]*[.Q285] + [.G963]*[.Q286] + [.G964]*[.Q287] + [.G965]*[.Q288] + [.G966]*[.Q289] + [.G967]*[.Q290] + [.G968]*[.Q291] + [.G969]*[.Q292] + [.G970]*[.Q293] + [.G971]*[.Q294] )" office:value-type="float" office:value="0.370196190822364" calcext:value-type="float">
            <text:p>0.37019619082236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545131888635551" calcext:value-type="float">
            <text:p>-0.054513188863555</text:p>
          </table:table-cell>
          <table:table-cell table:style-name="ce25" table:formula="of:=TANH( [.G951]*[.Q295] + [.G952]*[.Q296] + [.G953]*[.Q297] + [.G954]*[.Q298] + [.G955]*[.Q299] + [.G956]*[.Q300] + [.G957]*[.Q301] + [.G958]*[.Q302] + [.G959]*[.Q303] + [.G960]*[.Q304] + [.G961]*[.Q305] + [.G962]*[.Q306] + [.G963]*[.Q307] + [.G964]*[.Q308] + [.G965]*[.Q309] + [.G966]*[.Q310] + [.G967]*[.Q311] + [.G968]*[.Q312] + [.G969]*[.Q313] + [.G970]*[.Q314] + [.G971]*[.Q315] )" office:value-type="float" office:value="-0.589120336211824" calcext:value-type="float">
            <text:p>-0.58912033621182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473790239148592" calcext:value-type="float">
            <text:p>0.047379023914859</text:p>
          </table:table-cell>
          <table:table-cell table:style-name="ce25" table:formula="of:=TANH( [.G951]*[.Q316] + [.G952]*[.Q317] + [.G953]*[.Q318] + [.G954]*[.Q319] + [.G955]*[.Q320] + [.G956]*[.Q321] + [.G957]*[.Q322] + [.G958]*[.Q323] + [.G959]*[.Q324] + [.G960]*[.Q325] + [.G961]*[.Q326] + [.G962]*[.Q327] + [.G963]*[.Q328] + [.G964]*[.Q329] + [.G965]*[.Q330] + [.G966]*[.Q331] + [.G967]*[.Q332] + [.G968]*[.Q333] + [.G969]*[.Q334] + [.G970]*[.Q335] + [.G971]*[.Q336] )" office:value-type="float" office:value="0.0239056175618316" calcext:value-type="float">
            <text:p>0.02390561756183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6116816972974" calcext:value-type="float">
            <text:p>0.136116816972974</text:p>
          </table:table-cell>
          <table:table-cell table:style-name="ce25" table:formula="of:=TANH( [.G951]*[.Q337] + [.G952]*[.Q338] + [.G953]*[.Q339] + [.G954]*[.Q340] + [.G955]*[.Q341] + [.G956]*[.Q342] + [.G957]*[.Q343] + [.G958]*[.Q344] + [.G959]*[.Q345] + [.G960]*[.Q346] + [.G961]*[.Q347] + [.G962]*[.Q348] + [.G963]*[.Q349] + [.G964]*[.Q350] + [.G965]*[.Q351] + [.G966]*[.Q352] + [.G967]*[.Q353] + [.G968]*[.Q354] + [.G969]*[.Q355] + [.G970]*[.Q356] + [.G971]*[.Q357] )" office:value-type="float" office:value="0.237199913245742" calcext:value-type="float">
            <text:p>0.23719991324574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09370032391923" calcext:value-type="float">
            <text:p>0.109370032391923</text:p>
          </table:table-cell>
          <table:table-cell table:style-name="ce25" table:formula="of:=TANH( [.G951]*[.Q358] + [.G952]*[.Q359] + [.G953]*[.Q360] + [.G954]*[.Q361] + [.G955]*[.Q362] + [.G956]*[.Q363] + [.G957]*[.Q364] + [.G958]*[.Q365] + [.G959]*[.Q366] + [.G960]*[.Q367] + [.G961]*[.Q368] + [.G962]*[.Q369] + [.G963]*[.Q370] + [.G964]*[.Q371] + [.G965]*[.Q372] + [.G966]*[.Q373] + [.G967]*[.Q374] + [.G968]*[.Q375] + [.G969]*[.Q376] + [.G970]*[.Q377] + [.G971]*[.Q378] )" office:value-type="float" office:value="0.246090237462882" calcext:value-type="float">
            <text:p>0.24609023746288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1020486531591" calcext:value-type="float">
            <text:p>0.131020486531591</text:p>
          </table:table-cell>
          <table:table-cell table:style-name="ce25" table:formula="of:=TANH( [.G951]*[.Q379] + [.G952]*[.Q380] + [.G953]*[.Q381] + [.G954]*[.Q382] + [.G955]*[.Q383] + [.G956]*[.Q384] + [.G957]*[.Q385] + [.G958]*[.Q386] + [.G959]*[.Q387] + [.G960]*[.Q388] + [.G961]*[.Q389] + [.G962]*[.Q390] + [.G963]*[.Q391] + [.G964]*[.Q392] + [.G965]*[.Q393] + [.G966]*[.Q394] + [.G967]*[.Q395] + [.G968]*[.Q396] + [.G969]*[.Q397] + [.G970]*[.Q398] + [.G971]*[.Q399] )" office:value-type="float" office:value="-0.53654062206276" calcext:value-type="float">
            <text:p>-0.5365406220627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50629053948086" calcext:value-type="float">
            <text:p>0.150629053948086</text:p>
          </table:table-cell>
          <table:table-cell table:style-name="ce25" table:formula="of:=TANH( [.G951]*[.Q400] + [.G952]*[.Q401] + [.G953]*[.Q402] + [.G954]*[.Q403] + [.G955]*[.Q404] + [.G956]*[.Q405] + [.G957]*[.Q406] + [.G958]*[.Q407] + [.G959]*[.Q408] + [.G960]*[.Q409] + [.G961]*[.Q410] + [.G962]*[.Q411] + [.G963]*[.Q412] + [.G964]*[.Q413] + [.G965]*[.Q414] + [.G966]*[.Q415] + [.G967]*[.Q416] + [.G968]*[.Q417] + [.G969]*[.Q418] + [.G970]*[.Q419] + [.G971]*[.Q420] )" office:value-type="float" office:value="0.057849883150858" calcext:value-type="float">
            <text:p>0.05784988315085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951]*[.Q421] + [.G952]*[.Q422] + [.G953]*[.Q423] + [.G954]*[.Q424] + [.G955]*[.Q425] + [.G956]*[.Q426] + [.G957]*[.Q427] + [.G958]*[.Q428] + [.G959]*[.Q429] + [.G960]*[.Q430] + [.G961]*[.Q431] + [.G962]*[.Q432] + [.G963]*[.Q433] + [.G964]*[.Q434] + [.G965]*[.Q435] + [.G966]*[.Q436] + [.G967]*[.Q437] + [.G968]*[.Q438] + [.G969]*[.Q439] + [.G970]*[.Q440] + [.G971]*[.Q441] )" office:value-type="float" office:value="0.0226493143406807" calcext:value-type="float">
            <text:p>0.02264931434068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951]*[.Q442] + [.G952]*[.Q443] + [.G953]*[.Q444] + [.G954]*[.Q445] + [.G955]*[.Q446] + [.G956]*[.Q447] + [.G957]*[.Q448] + [.G958]*[.Q449] + [.G959]*[.Q450] + [.G960]*[.Q451] + [.G961]*[.Q452] + [.G962]*[.Q453] + [.G963]*[.Q454] + [.G964]*[.Q455] + [.G965]*[.Q456] + [.G966]*[.Q457] + [.G967]*[.Q458] + [.G968]*[.Q459] + [.G969]*[.Q460] + [.G970]*[.Q461] + [.G971]*[.Q462] )" office:value-type="float" office:value="0.775126044943546" calcext:value-type="float">
            <text:p>0.775126044943546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951]*[.Q463] + [.G952]*[.Q464] + [.G953]*[.Q465] + [.G954]*[.Q466] + [.G955]*[.Q467] + [.G956]*[.Q468] + [.G957]*[.Q469] + [.G958]*[.Q470] + [.G959]*[.Q471] + [.G960]*[.Q472] + [.G961]*[.Q473] + [.G962]*[.Q474] + [.G963]*[.Q475] + [.G964]*[.Q476] + [.G965]*[.Q477] + [.G966]*[.Q478] + [.G967]*[.Q479] + [.G968]*[.Q480] + [.G969]*[.Q481] + [.G970]*[.Q482] + [.G971]*[.Q483] )" office:value-type="float" office:value="-0.361417410679521" calcext:value-type="float">
            <text:p>-0.36141741067952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32233120728986" calcext:value-type="float">
            <text:p>-0.32233120728986</text:p>
          </table:table-cell>
          <table:table-cell table:style-name="ce25" table:formula="of:=TANH( [.G976]*[.Q1] + [.G977]*[.Q2] + [.G978]*[.Q3] + [.G979]*[.Q4] + [.G980]*[.Q5] + [.G981]*[.Q6] + [.G982]*[.Q7] + [.G983]*[.Q8] + [.G984]*[.Q9] + [.G985]*[.Q10] + [.G986]*[.Q11] + [.G987]*[.Q12] + [.G988]*[.Q13] + [.G989]*[.Q14] + [.G990]*[.Q15] + [.G991]*[.Q16] + [.G992]*[.Q17] + [.G993]*[.Q18] + [.G994]*[.Q19] + [.G995]*[.Q20] + [.G996]*[.Q21] )" office:value-type="float" office:value="0.020525838706685" calcext:value-type="float">
            <text:p>0.020525838706685</text:p>
          </table:table-cell>
          <table:table-cell table:style-name="ce28" table:formula="of:=TANH( [.H976]*[.S1] + [.H977]*[.S2] + [.H978]*[.S3] + [.H979]*[.S4] + [.H980]*[.S5] + [.H981]*[.S6] + [.H982]*[.S7] + [.H983]*[.S8] + [.H984]*[.S9] + [.H985]*[.S10] + [.H986]*[.S11] + [.H987]*[.S12] + [.H988]*[.S13] + [.H989]*[.S14] + [.H990]*[.S15] + [.H991]*[.S16] + [.H992]*[.S17] + [.H993]*[.S18] + [.H994]*[.S19] + [.H995]*[.S20] + [.H996]*[.S21] + [.H997]*[.S22] + [.H998]*[.S23] + [.H999]*[.S24] )" office:value-type="float" office:value="0.280841141272247" calcext:value-type="float">
            <text:p>0.280841141272247</text:p>
          </table:table-cell>
          <table:table-cell table:style-name="ce29" office:value-type="float" office:value="0.289197872471988" calcext:value-type="float">
            <text:p>0.289197872471988</text:p>
          </table:table-cell>
          <table:table-cell table:style-name="ce30" table:formula="of:= ([.J977]-[.I977]) * ([.J977]-[.I977])" office:value-type="float" office:value="0.0000698349563447331" calcext:value-type="float">
            <text:p>6.98349563447331E-0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287336634296407" calcext:value-type="float">
            <text:p>-0.287336634296407</text:p>
          </table:table-cell>
          <table:table-cell table:style-name="ce25" table:formula="of:=TANH( [.G976]*[.Q22] + [.G977]*[.Q23] + [.G978]*[.Q24] + [.G979]*[.Q25] + [.G980]*[.Q26] + [.G981]*[.Q27] + [.G982]*[.Q28] + [.G983]*[.Q29] + [.G984]*[.Q30] + [.G985]*[.Q31] + [.G986]*[.Q32] + [.G987]*[.Q33] + [.G988]*[.Q34] + [.G989]*[.Q35] + [.G990]*[.Q36] + [.G991]*[.Q37] + [.G992]*[.Q38] + [.G993]*[.Q39] + [.G994]*[.Q40] + [.G995]*[.Q41] + [.G996]*[.Q42] )" office:value-type="float" office:value="-0.0445722452113755" calcext:value-type="float">
            <text:p>-0.044572245211376</text:p>
          </table:table-cell>
          <table:table-cell table:style-name="ce28" table:formula="of:=TANH( [.H976]*[.S25] + [.H977]*[.S26] + [.H978]*[.S27] + [.H979]*[.S28] + [.H980]*[.S29] + [.H981]*[.S30] + [.H982]*[.S31] + [.H983]*[.S32] + [.H984]*[.S33] + [.H985]*[.S34] + [.H986]*[.S35] + [.H987]*[.S36] + [.H988]*[.S37] + [.H989]*[.S38] + [.H990]*[.S39] + [.H991]*[.S40] + [.H992]*[.S41] + [.H993]*[.S42] + [.H994]*[.S43] + [.H995]*[.S44] + [.H996]*[.S45] + [.H997]*[.S46] + [.H998]*[.S47] + [.H999]*[.S48] )" office:value-type="float" office:value="0.373945539893215" calcext:value-type="float">
            <text:p>0.373945539893215</text:p>
          </table:table-cell>
          <table:table-cell table:style-name="ce29" office:value-type="float" office:value="0.417270830707118" calcext:value-type="float">
            <text:p>0.417270830707118</text:p>
          </table:table-cell>
          <table:table-cell table:style-name="ce30" table:formula="of:= ([.J978]-[.I978]) * ([.J978]-[.I978])" office:value-type="float" office:value="0.00187708082410928" calcext:value-type="float">
            <text:p>0.001877080824109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330549836950876" calcext:value-type="float">
            <text:p>-0.330549836950876</text:p>
          </table:table-cell>
          <table:table-cell table:style-name="ce25" table:formula="of:=TANH( [.G976]*[.Q43] + [.G977]*[.Q44] + [.G978]*[.Q45] + [.G979]*[.Q46] + [.G980]*[.Q47] + [.G981]*[.Q48] + [.G982]*[.Q49] + [.G983]*[.Q50] + [.G984]*[.Q51] + [.G985]*[.Q52] + [.G986]*[.Q53] + [.G987]*[.Q54] + [.G988]*[.Q55] + [.G989]*[.Q56] + [.G990]*[.Q57] + [.G991]*[.Q58] + [.G992]*[.Q59] + [.G993]*[.Q60] + [.G994]*[.Q61] + [.G995]*[.Q62] + [.G996]*[.Q63] )" office:value-type="float" office:value="0.795525579736979" calcext:value-type="float">
            <text:p>0.795525579736979</text:p>
          </table:table-cell>
          <table:table-cell table:style-name="ce28" table:formula="of:=TANH( [.H976]*[.S49] + [.H977]*[.S50] + [.H978]*[.S51] + [.H979]*[.S52] + [.H980]*[.S53] + [.H981]*[.S54] + [.H982]*[.S55] + [.H983]*[.S56] + [.H984]*[.S57] + [.H985]*[.S58] + [.H986]*[.S59] + [.H987]*[.S60] + [.H988]*[.S61] + [.H989]*[.S62] + [.H990]*[.S63] + [.H991]*[.S64] + [.H992]*[.S65] + [.H993]*[.S66] + [.H994]*[.S67] + [.H995]*[.S68] + [.H996]*[.S69] + [.H997]*[.S70] + [.H998]*[.S71] + [.H999]*[.S72] )" office:value-type="float" office:value="0.358886652364291" calcext:value-type="float">
            <text:p>0.358886652364291</text:p>
          </table:table-cell>
          <table:table-cell table:style-name="ce29" office:value-type="float" office:value="0.5" calcext:value-type="float">
            <text:p>0.5</text:p>
          </table:table-cell>
          <table:table-cell table:style-name="ce30" table:formula="of:= ([.J979]-[.I979]) * ([.J979]-[.I979])" office:value-type="float" office:value="0.0199129768809564" calcext:value-type="float">
            <text:p>0.019912976880957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312303167676392" calcext:value-type="float">
            <text:p>-0.312303167676392</text:p>
          </table:table-cell>
          <table:table-cell table:style-name="ce25" table:formula="of:=TANH( [.G976]*[.Q64] + [.G977]*[.Q65] + [.G978]*[.Q66] + [.G979]*[.Q67] + [.G980]*[.Q68] + [.G981]*[.Q69] + [.G982]*[.Q70] + [.G983]*[.Q71] + [.G984]*[.Q72] + [.G985]*[.Q73] + [.G986]*[.Q74] + [.G987]*[.Q75] + [.G988]*[.Q76] + [.G989]*[.Q77] + [.G990]*[.Q78] + [.G991]*[.Q79] + [.G992]*[.Q80] + [.G993]*[.Q81] + [.G994]*[.Q82] + [.G995]*[.Q83] + [.G996]*[.Q84] )" office:value-type="float" office:value="-0.0440747464405884" calcext:value-type="float">
            <text:p>-0.04407474644058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80614400026913" calcext:value-type="float">
            <text:p>-0.280614400026913</text:p>
          </table:table-cell>
          <table:table-cell table:style-name="ce25" table:formula="of:=TANH( [.G976]*[.Q85] + [.G977]*[.Q86] + [.G978]*[.Q87] + [.G979]*[.Q88] + [.G980]*[.Q89] + [.G981]*[.Q90] + [.G982]*[.Q91] + [.G983]*[.Q92] + [.G984]*[.Q93] + [.G985]*[.Q94] + [.G986]*[.Q95] + [.G987]*[.Q96] + [.G988]*[.Q97] + [.G989]*[.Q98] + [.G990]*[.Q99] + [.G991]*[.Q100] + [.G992]*[.Q101] + [.G993]*[.Q102] + [.G994]*[.Q103] + [.G995]*[.Q104] + [.G996]*[.Q105] )" office:value-type="float" office:value="-0.165256743268054" calcext:value-type="float">
            <text:p>-0.16525674326805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62128076589938" calcext:value-type="float">
            <text:p>-0.262128076589938</text:p>
          </table:table-cell>
          <table:table-cell table:style-name="ce25" table:formula="of:=TANH( [.G976]*[.Q106] + [.G977]*[.Q107] + [.G978]*[.Q108] + [.G979]*[.Q109] + [.G980]*[.Q110] + [.G981]*[.Q111] + [.G982]*[.Q112] + [.G983]*[.Q113] + [.G984]*[.Q114] + [.G985]*[.Q115] + [.G986]*[.Q116] + [.G987]*[.Q117] + [.G988]*[.Q118] + [.G989]*[.Q119] + [.G990]*[.Q120] + [.G991]*[.Q121] + [.G992]*[.Q122] + [.G993]*[.Q123] + [.G994]*[.Q124] + [.G995]*[.Q125] + [.G996]*[.Q126] )" office:value-type="float" office:value="0.196613015041286" calcext:value-type="float">
            <text:p>0.19661301504128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8668061495434" calcext:value-type="float">
            <text:p>-0.218668061495434</text:p>
          </table:table-cell>
          <table:table-cell table:style-name="ce25" table:formula="of:=TANH( [.G976]*[.Q127] + [.G977]*[.Q128] + [.G978]*[.Q129] + [.G979]*[.Q130] + [.G980]*[.Q131] + [.G981]*[.Q132] + [.G982]*[.Q133] + [.G983]*[.Q134] + [.G984]*[.Q135] + [.G985]*[.Q136] + [.G986]*[.Q137] + [.G987]*[.Q138] + [.G988]*[.Q139] + [.G989]*[.Q140] + [.G990]*[.Q141] + [.G991]*[.Q142] + [.G992]*[.Q143] + [.G993]*[.Q144] + [.G994]*[.Q145] + [.G995]*[.Q146] + [.G996]*[.Q147] )" office:value-type="float" office:value="-0.0470580542911572" calcext:value-type="float">
            <text:p>-0.04705805429115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2790676004221" calcext:value-type="float">
            <text:p>-0.212790676004221</text:p>
          </table:table-cell>
          <table:table-cell table:style-name="ce25" table:formula="of:=TANH( [.G976]*[.Q148] + [.G977]*[.Q149] + [.G978]*[.Q150] + [.G979]*[.Q151] + [.G980]*[.Q152] + [.G981]*[.Q153] + [.G982]*[.Q154] + [.G983]*[.Q155] + [.G984]*[.Q156] + [.G985]*[.Q157] + [.G986]*[.Q158] + [.G987]*[.Q159] + [.G988]*[.Q160] + [.G989]*[.Q161] + [.G990]*[.Q162] + [.G991]*[.Q163] + [.G992]*[.Q164] + [.G993]*[.Q165] + [.G994]*[.Q166] + [.G995]*[.Q167] + [.G996]*[.Q168] )" office:value-type="float" office:value="-0.0999271864181595" calcext:value-type="float">
            <text:p>-0.0999271864181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02170104949524" calcext:value-type="float">
            <text:p>-0.202170104949524</text:p>
          </table:table-cell>
          <table:table-cell table:style-name="ce25" table:formula="of:=TANH( [.G976]*[.Q169] + [.G977]*[.Q170] + [.G978]*[.Q171] + [.G979]*[.Q172] + [.G980]*[.Q173] + [.G981]*[.Q174] + [.G982]*[.Q175] + [.G983]*[.Q176] + [.G984]*[.Q177] + [.G985]*[.Q178] + [.G986]*[.Q179] + [.G987]*[.Q180] + [.G988]*[.Q181] + [.G989]*[.Q182] + [.G990]*[.Q183] + [.G991]*[.Q184] + [.G992]*[.Q185] + [.G993]*[.Q186] + [.G994]*[.Q187] + [.G995]*[.Q188] + [.G996]*[.Q189] )" office:value-type="float" office:value="-0.0077034582834437" calcext:value-type="float">
            <text:p>-0.00770345828344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85845829815918" calcext:value-type="float">
            <text:p>-0.185845829815918</text:p>
          </table:table-cell>
          <table:table-cell table:style-name="ce25" table:formula="of:=TANH( [.G976]*[.Q190] + [.G977]*[.Q191] + [.G978]*[.Q192] + [.G979]*[.Q193] + [.G980]*[.Q194] + [.G981]*[.Q195] + [.G982]*[.Q196] + [.G983]*[.Q197] + [.G984]*[.Q198] + [.G985]*[.Q199] + [.G986]*[.Q200] + [.G987]*[.Q201] + [.G988]*[.Q202] + [.G989]*[.Q203] + [.G990]*[.Q204] + [.G991]*[.Q205] + [.G992]*[.Q206] + [.G993]*[.Q207] + [.G994]*[.Q208] + [.G995]*[.Q209] + [.G996]*[.Q210] )" office:value-type="float" office:value="-0.00759092587350759" calcext:value-type="float">
            <text:p>-0.00759092587350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15787174947061" calcext:value-type="float">
            <text:p>-0.115787174947061</text:p>
          </table:table-cell>
          <table:table-cell table:style-name="ce25" table:formula="of:=TANH( [.G976]*[.Q211] + [.G977]*[.Q212] + [.G978]*[.Q213] + [.G979]*[.Q214] + [.G980]*[.Q215] + [.G981]*[.Q216] + [.G982]*[.Q217] + [.G983]*[.Q218] + [.G984]*[.Q219] + [.G985]*[.Q220] + [.G986]*[.Q221] + [.G987]*[.Q222] + [.G988]*[.Q223] + [.G989]*[.Q224] + [.G990]*[.Q225] + [.G991]*[.Q226] + [.G992]*[.Q227] + [.G993]*[.Q228] + [.G994]*[.Q229] + [.G995]*[.Q230] + [.G996]*[.Q231] )" office:value-type="float" office:value="-0.696615297654245" calcext:value-type="float">
            <text:p>-0.69661529765424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591533869786821" calcext:value-type="float">
            <text:p>0.059153386978682</text:p>
          </table:table-cell>
          <table:table-cell table:style-name="ce25" table:formula="of:=TANH( [.G976]*[.Q232] + [.G977]*[.Q233] + [.G978]*[.Q234] + [.G979]*[.Q235] + [.G980]*[.Q236] + [.G981]*[.Q237] + [.G982]*[.Q238] + [.G983]*[.Q239] + [.G984]*[.Q240] + [.G985]*[.Q241] + [.G986]*[.Q242] + [.G987]*[.Q243] + [.G988]*[.Q244] + [.G989]*[.Q245] + [.G990]*[.Q246] + [.G991]*[.Q247] + [.G992]*[.Q248] + [.G993]*[.Q249] + [.G994]*[.Q250] + [.G995]*[.Q251] + [.G996]*[.Q252] )" office:value-type="float" office:value="-0.732777751215031" calcext:value-type="float">
            <text:p>-0.73277775121503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95774590140825" calcext:value-type="float">
            <text:p>-0.095774590140825</text:p>
          </table:table-cell>
          <table:table-cell table:style-name="ce25" table:formula="of:=TANH( [.G976]*[.Q253] + [.G977]*[.Q254] + [.G978]*[.Q255] + [.G979]*[.Q256] + [.G980]*[.Q257] + [.G981]*[.Q258] + [.G982]*[.Q259] + [.G983]*[.Q260] + [.G984]*[.Q261] + [.G985]*[.Q262] + [.G986]*[.Q263] + [.G987]*[.Q264] + [.G988]*[.Q265] + [.G989]*[.Q266] + [.G990]*[.Q267] + [.G991]*[.Q268] + [.G992]*[.Q269] + [.G993]*[.Q270] + [.G994]*[.Q271] + [.G995]*[.Q272] + [.G996]*[.Q273] )" office:value-type="float" office:value="-0.450934685612793" calcext:value-type="float">
            <text:p>-0.45093468561279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545131888635551" calcext:value-type="float">
            <text:p>-0.054513188863555</text:p>
          </table:table-cell>
          <table:table-cell table:style-name="ce25" table:formula="of:=TANH( [.G976]*[.Q274] + [.G977]*[.Q275] + [.G978]*[.Q276] + [.G979]*[.Q277] + [.G980]*[.Q278] + [.G981]*[.Q279] + [.G982]*[.Q280] + [.G983]*[.Q281] + [.G984]*[.Q282] + [.G985]*[.Q283] + [.G986]*[.Q284] + [.G987]*[.Q285] + [.G988]*[.Q286] + [.G989]*[.Q287] + [.G990]*[.Q288] + [.G991]*[.Q289] + [.G992]*[.Q290] + [.G993]*[.Q291] + [.G994]*[.Q292] + [.G995]*[.Q293] + [.G996]*[.Q294] )" office:value-type="float" office:value="0.384043440023036" calcext:value-type="float">
            <text:p>0.38404344002303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473790239148592" calcext:value-type="float">
            <text:p>0.047379023914859</text:p>
          </table:table-cell>
          <table:table-cell table:style-name="ce25" table:formula="of:=TANH( [.G976]*[.Q295] + [.G977]*[.Q296] + [.G978]*[.Q297] + [.G979]*[.Q298] + [.G980]*[.Q299] + [.G981]*[.Q300] + [.G982]*[.Q301] + [.G983]*[.Q302] + [.G984]*[.Q303] + [.G985]*[.Q304] + [.G986]*[.Q305] + [.G987]*[.Q306] + [.G988]*[.Q307] + [.G989]*[.Q308] + [.G990]*[.Q309] + [.G991]*[.Q310] + [.G992]*[.Q311] + [.G993]*[.Q312] + [.G994]*[.Q313] + [.G995]*[.Q314] + [.G996]*[.Q315] )" office:value-type="float" office:value="-0.459292066173601" calcext:value-type="float">
            <text:p>-0.45929206617360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6116816972974" calcext:value-type="float">
            <text:p>0.136116816972974</text:p>
          </table:table-cell>
          <table:table-cell table:style-name="ce25" table:formula="of:=TANH( [.G976]*[.Q316] + [.G977]*[.Q317] + [.G978]*[.Q318] + [.G979]*[.Q319] + [.G980]*[.Q320] + [.G981]*[.Q321] + [.G982]*[.Q322] + [.G983]*[.Q323] + [.G984]*[.Q324] + [.G985]*[.Q325] + [.G986]*[.Q326] + [.G987]*[.Q327] + [.G988]*[.Q328] + [.G989]*[.Q329] + [.G990]*[.Q330] + [.G991]*[.Q331] + [.G992]*[.Q332] + [.G993]*[.Q333] + [.G994]*[.Q334] + [.G995]*[.Q335] + [.G996]*[.Q336] )" office:value-type="float" office:value="0.0299529933521588" calcext:value-type="float">
            <text:p>0.02995299335215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09370032391923" calcext:value-type="float">
            <text:p>0.109370032391923</text:p>
          </table:table-cell>
          <table:table-cell table:style-name="ce25" table:formula="of:=TANH( [.G976]*[.Q337] + [.G977]*[.Q338] + [.G978]*[.Q339] + [.G979]*[.Q340] + [.G980]*[.Q341] + [.G981]*[.Q342] + [.G982]*[.Q343] + [.G983]*[.Q344] + [.G984]*[.Q345] + [.G985]*[.Q346] + [.G986]*[.Q347] + [.G987]*[.Q348] + [.G988]*[.Q349] + [.G989]*[.Q350] + [.G990]*[.Q351] + [.G991]*[.Q352] + [.G992]*[.Q353] + [.G993]*[.Q354] + [.G994]*[.Q355] + [.G995]*[.Q356] + [.G996]*[.Q357] )" office:value-type="float" office:value="0.218608915111336" calcext:value-type="float">
            <text:p>0.21860891511133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1020486531591" calcext:value-type="float">
            <text:p>0.131020486531591</text:p>
          </table:table-cell>
          <table:table-cell table:style-name="ce25" table:formula="of:=TANH( [.G976]*[.Q358] + [.G977]*[.Q359] + [.G978]*[.Q360] + [.G979]*[.Q361] + [.G980]*[.Q362] + [.G981]*[.Q363] + [.G982]*[.Q364] + [.G983]*[.Q365] + [.G984]*[.Q366] + [.G985]*[.Q367] + [.G986]*[.Q368] + [.G987]*[.Q369] + [.G988]*[.Q370] + [.G989]*[.Q371] + [.G990]*[.Q372] + [.G991]*[.Q373] + [.G992]*[.Q374] + [.G993]*[.Q375] + [.G994]*[.Q376] + [.G995]*[.Q377] + [.G996]*[.Q378] )" office:value-type="float" office:value="0.26054295541554" calcext:value-type="float">
            <text:p>0.2605429554155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50629053948086" calcext:value-type="float">
            <text:p>0.150629053948086</text:p>
          </table:table-cell>
          <table:table-cell table:style-name="ce25" table:formula="of:=TANH( [.G976]*[.Q379] + [.G977]*[.Q380] + [.G978]*[.Q381] + [.G979]*[.Q382] + [.G980]*[.Q383] + [.G981]*[.Q384] + [.G982]*[.Q385] + [.G983]*[.Q386] + [.G984]*[.Q387] + [.G985]*[.Q388] + [.G986]*[.Q389] + [.G987]*[.Q390] + [.G988]*[.Q391] + [.G989]*[.Q392] + [.G990]*[.Q393] + [.G991]*[.Q394] + [.G992]*[.Q395] + [.G993]*[.Q396] + [.G994]*[.Q397] + [.G995]*[.Q398] + [.G996]*[.Q399] )" office:value-type="float" office:value="-0.524237949027065" calcext:value-type="float">
            <text:p>-0.52423794902706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49847893770014" calcext:value-type="float">
            <text:p>0.249847893770014</text:p>
          </table:table-cell>
          <table:table-cell table:style-name="ce25" table:formula="of:=TANH( [.G976]*[.Q400] + [.G977]*[.Q401] + [.G978]*[.Q402] + [.G979]*[.Q403] + [.G980]*[.Q404] + [.G981]*[.Q405] + [.G982]*[.Q406] + [.G983]*[.Q407] + [.G984]*[.Q408] + [.G985]*[.Q409] + [.G986]*[.Q410] + [.G987]*[.Q411] + [.G988]*[.Q412] + [.G989]*[.Q413] + [.G990]*[.Q414] + [.G991]*[.Q415] + [.G992]*[.Q416] + [.G993]*[.Q417] + [.G994]*[.Q418] + [.G995]*[.Q419] + [.G996]*[.Q420] )" office:value-type="float" office:value="0.0702836086828926" calcext:value-type="float">
            <text:p>0.070283608682893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976]*[.Q421] + [.G977]*[.Q422] + [.G978]*[.Q423] + [.G979]*[.Q424] + [.G980]*[.Q425] + [.G981]*[.Q426] + [.G982]*[.Q427] + [.G983]*[.Q428] + [.G984]*[.Q429] + [.G985]*[.Q430] + [.G986]*[.Q431] + [.G987]*[.Q432] + [.G988]*[.Q433] + [.G989]*[.Q434] + [.G990]*[.Q435] + [.G991]*[.Q436] + [.G992]*[.Q437] + [.G993]*[.Q438] + [.G994]*[.Q439] + [.G995]*[.Q440] + [.G996]*[.Q441] )" office:value-type="float" office:value="0.124212744690679" calcext:value-type="float">
            <text:p>0.12421274469067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976]*[.Q442] + [.G977]*[.Q443] + [.G978]*[.Q444] + [.G979]*[.Q445] + [.G980]*[.Q446] + [.G981]*[.Q447] + [.G982]*[.Q448] + [.G983]*[.Q449] + [.G984]*[.Q450] + [.G985]*[.Q451] + [.G986]*[.Q452] + [.G987]*[.Q453] + [.G988]*[.Q454] + [.G989]*[.Q455] + [.G990]*[.Q456] + [.G991]*[.Q457] + [.G992]*[.Q458] + [.G993]*[.Q459] + [.G994]*[.Q460] + [.G995]*[.Q461] + [.G996]*[.Q462] )" office:value-type="float" office:value="0.795513421886786" calcext:value-type="float">
            <text:p>0.795513421886786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976]*[.Q463] + [.G977]*[.Q464] + [.G978]*[.Q465] + [.G979]*[.Q466] + [.G980]*[.Q467] + [.G981]*[.Q468] + [.G982]*[.Q469] + [.G983]*[.Q470] + [.G984]*[.Q471] + [.G985]*[.Q472] + [.G986]*[.Q473] + [.G987]*[.Q474] + [.G988]*[.Q475] + [.G989]*[.Q476] + [.G990]*[.Q477] + [.G991]*[.Q478] + [.G992]*[.Q479] + [.G993]*[.Q480] + [.G994]*[.Q481] + [.G995]*[.Q482] + [.G996]*[.Q483] )" office:value-type="float" office:value="-0.322999493858599" calcext:value-type="float">
            <text:p>-0.32299949385859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287336634296407" calcext:value-type="float">
            <text:p>-0.287336634296407</text:p>
          </table:table-cell>
          <table:table-cell table:style-name="ce25" table:formula="of:=TANH( [.G1001]*[.Q1] + [.G1002]*[.Q2] + [.G1003]*[.Q3] + [.G1004]*[.Q4] + [.G1005]*[.Q5] + [.G1006]*[.Q6] + [.G1007]*[.Q7] + [.G1008]*[.Q8] + [.G1009]*[.Q9] + [.G1010]*[.Q10] + [.G1011]*[.Q11] + [.G1012]*[.Q12] + [.G1013]*[.Q13] + [.G1014]*[.Q14] + [.G1015]*[.Q15] + [.G1016]*[.Q16] + [.G1017]*[.Q17] + [.G1018]*[.Q18] + [.G1019]*[.Q19] + [.G1020]*[.Q20] + [.G1021]*[.Q21] )" office:value-type="float" office:value="0.0244252844045538" calcext:value-type="float">
            <text:p>0.024425284404554</text:p>
          </table:table-cell>
          <table:table-cell table:style-name="ce28" table:formula="of:=TANH( [.H1001]*[.S1] + [.H1002]*[.S2] + [.H1003]*[.S3] + [.H1004]*[.S4] + [.H1005]*[.S5] + [.H1006]*[.S6] + [.H1007]*[.S7] + [.H1008]*[.S8] + [.H1009]*[.S9] + [.H1010]*[.S10] + [.H1011]*[.S11] + [.H1012]*[.S12] + [.H1013]*[.S13] + [.H1014]*[.S14] + [.H1015]*[.S15] + [.H1016]*[.S16] + [.H1017]*[.S17] + [.H1018]*[.S18] + [.H1019]*[.S19] + [.H1020]*[.S20] + [.H1021]*[.S21] + [.H1022]*[.S22] + [.H1023]*[.S23] + [.H1024]*[.S24] )" office:value-type="float" office:value="0.373718063950746" calcext:value-type="float">
            <text:p>0.373718063950746</text:p>
          </table:table-cell>
          <table:table-cell table:style-name="ce29" office:value-type="float" office:value="0.417270830707118" calcext:value-type="float">
            <text:p>0.417270830707118</text:p>
          </table:table-cell>
          <table:table-cell table:style-name="ce30" table:formula="of:= ([.J1002]-[.I1002]) * ([.J1002]-[.I1002])" office:value-type="float" office:value="0.001896843492135" calcext:value-type="float">
            <text:p>0.00189684349213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330549836950876" calcext:value-type="float">
            <text:p>-0.330549836950876</text:p>
          </table:table-cell>
          <table:table-cell table:style-name="ce25" table:formula="of:=TANH( [.G1001]*[.Q22] + [.G1002]*[.Q23] + [.G1003]*[.Q24] + [.G1004]*[.Q25] + [.G1005]*[.Q26] + [.G1006]*[.Q27] + [.G1007]*[.Q28] + [.G1008]*[.Q29] + [.G1009]*[.Q30] + [.G1010]*[.Q31] + [.G1011]*[.Q32] + [.G1012]*[.Q33] + [.G1013]*[.Q34] + [.G1014]*[.Q35] + [.G1015]*[.Q36] + [.G1016]*[.Q37] + [.G1017]*[.Q38] + [.G1018]*[.Q39] + [.G1019]*[.Q40] + [.G1020]*[.Q41] + [.G1021]*[.Q42] )" office:value-type="float" office:value="-0.0599798777990499" calcext:value-type="float">
            <text:p>-0.05997987779905</text:p>
          </table:table-cell>
          <table:table-cell table:style-name="ce28" table:formula="of:=TANH( [.H1001]*[.S25] + [.H1002]*[.S26] + [.H1003]*[.S27] + [.H1004]*[.S28] + [.H1005]*[.S29] + [.H1006]*[.S30] + [.H1007]*[.S31] + [.H1008]*[.S32] + [.H1009]*[.S33] + [.H1010]*[.S34] + [.H1011]*[.S35] + [.H1012]*[.S36] + [.H1013]*[.S37] + [.H1014]*[.S38] + [.H1015]*[.S39] + [.H1016]*[.S40] + [.H1017]*[.S41] + [.H1018]*[.S42] + [.H1019]*[.S43] + [.H1020]*[.S44] + [.H1021]*[.S45] + [.H1022]*[.S46] + [.H1023]*[.S47] + [.H1024]*[.S48] )" office:value-type="float" office:value="0.411108062953673" calcext:value-type="float">
            <text:p>0.411108062953673</text:p>
          </table:table-cell>
          <table:table-cell table:style-name="ce29" office:value-type="float" office:value="0.5" calcext:value-type="float">
            <text:p>0.5</text:p>
          </table:table-cell>
          <table:table-cell table:style-name="ce30" table:formula="of:= ([.J1003]-[.I1003]) * ([.J1003]-[.I1003])" office:value-type="float" office:value="0.00790177647184822" calcext:value-type="float">
            <text:p>0.007901776471848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312303167676392" calcext:value-type="float">
            <text:p>-0.312303167676392</text:p>
          </table:table-cell>
          <table:table-cell table:style-name="ce25" table:formula="of:=TANH( [.G1001]*[.Q43] + [.G1002]*[.Q44] + [.G1003]*[.Q45] + [.G1004]*[.Q46] + [.G1005]*[.Q47] + [.G1006]*[.Q48] + [.G1007]*[.Q49] + [.G1008]*[.Q50] + [.G1009]*[.Q51] + [.G1010]*[.Q52] + [.G1011]*[.Q53] + [.G1012]*[.Q54] + [.G1013]*[.Q55] + [.G1014]*[.Q56] + [.G1015]*[.Q57] + [.G1016]*[.Q58] + [.G1017]*[.Q59] + [.G1018]*[.Q60] + [.G1019]*[.Q61] + [.G1020]*[.Q62] + [.G1021]*[.Q63] )" office:value-type="float" office:value="0.788355678743958" calcext:value-type="float">
            <text:p>0.788355678743958</text:p>
          </table:table-cell>
          <table:table-cell table:style-name="ce28" table:formula="of:=TANH( [.H1001]*[.S49] + [.H1002]*[.S50] + [.H1003]*[.S51] + [.H1004]*[.S52] + [.H1005]*[.S53] + [.H1006]*[.S54] + [.H1007]*[.S55] + [.H1008]*[.S56] + [.H1009]*[.S57] + [.H1010]*[.S58] + [.H1011]*[.S59] + [.H1012]*[.S60] + [.H1013]*[.S61] + [.H1014]*[.S62] + [.H1015]*[.S63] + [.H1016]*[.S64] + [.H1017]*[.S65] + [.H1018]*[.S66] + [.H1019]*[.S67] + [.H1020]*[.S68] + [.H1021]*[.S69] + [.H1022]*[.S70] + [.H1023]*[.S71] + [.H1024]*[.S72] )" office:value-type="float" office:value="0.374512918695072" calcext:value-type="float">
            <text:p>0.374512918695072</text:p>
          </table:table-cell>
          <table:table-cell table:style-name="ce29" office:value-type="float" office:value="0.447047220070013" calcext:value-type="float">
            <text:p>0.447047220070013</text:p>
          </table:table-cell>
          <table:table-cell table:style-name="ce30" table:formula="of:= ([.J1004]-[.I1004]) * ([.J1004]-[.I1004])" office:value-type="float" office:value="0.00526122487595089" calcext:value-type="float">
            <text:p>0.005261224875951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280614400026913" calcext:value-type="float">
            <text:p>-0.280614400026913</text:p>
          </table:table-cell>
          <table:table-cell table:style-name="ce25" table:formula="of:=TANH( [.G1001]*[.Q64] + [.G1002]*[.Q65] + [.G1003]*[.Q66] + [.G1004]*[.Q67] + [.G1005]*[.Q68] + [.G1006]*[.Q69] + [.G1007]*[.Q70] + [.G1008]*[.Q71] + [.G1009]*[.Q72] + [.G1010]*[.Q73] + [.G1011]*[.Q74] + [.G1012]*[.Q75] + [.G1013]*[.Q76] + [.G1014]*[.Q77] + [.G1015]*[.Q78] + [.G1016]*[.Q79] + [.G1017]*[.Q80] + [.G1018]*[.Q81] + [.G1019]*[.Q82] + [.G1020]*[.Q83] + [.G1021]*[.Q84] )" office:value-type="float" office:value="-0.0536845549582911" calcext:value-type="float">
            <text:p>-0.05368455495829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62128076589938" calcext:value-type="float">
            <text:p>-0.262128076589938</text:p>
          </table:table-cell>
          <table:table-cell table:style-name="ce25" table:formula="of:=TANH( [.G1001]*[.Q85] + [.G1002]*[.Q86] + [.G1003]*[.Q87] + [.G1004]*[.Q88] + [.G1005]*[.Q89] + [.G1006]*[.Q90] + [.G1007]*[.Q91] + [.G1008]*[.Q92] + [.G1009]*[.Q93] + [.G1010]*[.Q94] + [.G1011]*[.Q95] + [.G1012]*[.Q96] + [.G1013]*[.Q97] + [.G1014]*[.Q98] + [.G1015]*[.Q99] + [.G1016]*[.Q100] + [.G1017]*[.Q101] + [.G1018]*[.Q102] + [.G1019]*[.Q103] + [.G1020]*[.Q104] + [.G1021]*[.Q105] )" office:value-type="float" office:value="-0.207804416686438" calcext:value-type="float">
            <text:p>-0.20780441668643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8668061495434" calcext:value-type="float">
            <text:p>-0.218668061495434</text:p>
          </table:table-cell>
          <table:table-cell table:style-name="ce25" table:formula="of:=TANH( [.G1001]*[.Q106] + [.G1002]*[.Q107] + [.G1003]*[.Q108] + [.G1004]*[.Q109] + [.G1005]*[.Q110] + [.G1006]*[.Q111] + [.G1007]*[.Q112] + [.G1008]*[.Q113] + [.G1009]*[.Q114] + [.G1010]*[.Q115] + [.G1011]*[.Q116] + [.G1012]*[.Q117] + [.G1013]*[.Q118] + [.G1014]*[.Q119] + [.G1015]*[.Q120] + [.G1016]*[.Q121] + [.G1017]*[.Q122] + [.G1018]*[.Q123] + [.G1019]*[.Q124] + [.G1020]*[.Q125] + [.G1021]*[.Q126] )" office:value-type="float" office:value="0.215822536612161" calcext:value-type="float">
            <text:p>0.21582253661216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2790676004221" calcext:value-type="float">
            <text:p>-0.212790676004221</text:p>
          </table:table-cell>
          <table:table-cell table:style-name="ce25" table:formula="of:=TANH( [.G1001]*[.Q127] + [.G1002]*[.Q128] + [.G1003]*[.Q129] + [.G1004]*[.Q130] + [.G1005]*[.Q131] + [.G1006]*[.Q132] + [.G1007]*[.Q133] + [.G1008]*[.Q134] + [.G1009]*[.Q135] + [.G1010]*[.Q136] + [.G1011]*[.Q137] + [.G1012]*[.Q138] + [.G1013]*[.Q139] + [.G1014]*[.Q140] + [.G1015]*[.Q141] + [.G1016]*[.Q142] + [.G1017]*[.Q143] + [.G1018]*[.Q144] + [.G1019]*[.Q145] + [.G1020]*[.Q146] + [.G1021]*[.Q147] )" office:value-type="float" office:value="-0.102455947218593" calcext:value-type="float">
            <text:p>-0.10245594721859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02170104949524" calcext:value-type="float">
            <text:p>-0.202170104949524</text:p>
          </table:table-cell>
          <table:table-cell table:style-name="ce25" table:formula="of:=TANH( [.G1001]*[.Q148] + [.G1002]*[.Q149] + [.G1003]*[.Q150] + [.G1004]*[.Q151] + [.G1005]*[.Q152] + [.G1006]*[.Q153] + [.G1007]*[.Q154] + [.G1008]*[.Q155] + [.G1009]*[.Q156] + [.G1010]*[.Q157] + [.G1011]*[.Q158] + [.G1012]*[.Q159] + [.G1013]*[.Q160] + [.G1014]*[.Q161] + [.G1015]*[.Q162] + [.G1016]*[.Q163] + [.G1017]*[.Q164] + [.G1018]*[.Q165] + [.G1019]*[.Q166] + [.G1020]*[.Q167] + [.G1021]*[.Q168] )" office:value-type="float" office:value="-0.0896795502107151" calcext:value-type="float">
            <text:p>-0.08967955021071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85845829815918" calcext:value-type="float">
            <text:p>-0.185845829815918</text:p>
          </table:table-cell>
          <table:table-cell table:style-name="ce25" table:formula="of:=TANH( [.G1001]*[.Q169] + [.G1002]*[.Q170] + [.G1003]*[.Q171] + [.G1004]*[.Q172] + [.G1005]*[.Q173] + [.G1006]*[.Q174] + [.G1007]*[.Q175] + [.G1008]*[.Q176] + [.G1009]*[.Q177] + [.G1010]*[.Q178] + [.G1011]*[.Q179] + [.G1012]*[.Q180] + [.G1013]*[.Q181] + [.G1014]*[.Q182] + [.G1015]*[.Q183] + [.G1016]*[.Q184] + [.G1017]*[.Q185] + [.G1018]*[.Q186] + [.G1019]*[.Q187] + [.G1020]*[.Q188] + [.G1021]*[.Q189] )" office:value-type="float" office:value="-0.0119755023268709" calcext:value-type="float">
            <text:p>-0.01197550232687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15787174947061" calcext:value-type="float">
            <text:p>-0.115787174947061</text:p>
          </table:table-cell>
          <table:table-cell table:style-name="ce25" table:formula="of:=TANH( [.G1001]*[.Q190] + [.G1002]*[.Q191] + [.G1003]*[.Q192] + [.G1004]*[.Q193] + [.G1005]*[.Q194] + [.G1006]*[.Q195] + [.G1007]*[.Q196] + [.G1008]*[.Q197] + [.G1009]*[.Q198] + [.G1010]*[.Q199] + [.G1011]*[.Q200] + [.G1012]*[.Q201] + [.G1013]*[.Q202] + [.G1014]*[.Q203] + [.G1015]*[.Q204] + [.G1016]*[.Q205] + [.G1017]*[.Q206] + [.G1018]*[.Q207] + [.G1019]*[.Q208] + [.G1020]*[.Q209] + [.G1021]*[.Q210] )" office:value-type="float" office:value="-0.00395305467781457" calcext:value-type="float">
            <text:p>-0.00395305467781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591533869786821" calcext:value-type="float">
            <text:p>0.059153386978682</text:p>
          </table:table-cell>
          <table:table-cell table:style-name="ce25" table:formula="of:=TANH( [.G1001]*[.Q211] + [.G1002]*[.Q212] + [.G1003]*[.Q213] + [.G1004]*[.Q214] + [.G1005]*[.Q215] + [.G1006]*[.Q216] + [.G1007]*[.Q217] + [.G1008]*[.Q218] + [.G1009]*[.Q219] + [.G1010]*[.Q220] + [.G1011]*[.Q221] + [.G1012]*[.Q222] + [.G1013]*[.Q223] + [.G1014]*[.Q224] + [.G1015]*[.Q225] + [.G1016]*[.Q226] + [.G1017]*[.Q227] + [.G1018]*[.Q228] + [.G1019]*[.Q229] + [.G1020]*[.Q230] + [.G1021]*[.Q231] )" office:value-type="float" office:value="-0.750850485679986" calcext:value-type="float">
            <text:p>-0.75085048567998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95774590140825" calcext:value-type="float">
            <text:p>-0.095774590140825</text:p>
          </table:table-cell>
          <table:table-cell table:style-name="ce25" table:formula="of:=TANH( [.G1001]*[.Q232] + [.G1002]*[.Q233] + [.G1003]*[.Q234] + [.G1004]*[.Q235] + [.G1005]*[.Q236] + [.G1006]*[.Q237] + [.G1007]*[.Q238] + [.G1008]*[.Q239] + [.G1009]*[.Q240] + [.G1010]*[.Q241] + [.G1011]*[.Q242] + [.G1012]*[.Q243] + [.G1013]*[.Q244] + [.G1014]*[.Q245] + [.G1015]*[.Q246] + [.G1016]*[.Q247] + [.G1017]*[.Q248] + [.G1018]*[.Q249] + [.G1019]*[.Q250] + [.G1020]*[.Q251] + [.G1021]*[.Q252] )" office:value-type="float" office:value="-0.625096844186588" calcext:value-type="float">
            <text:p>-0.62509684418658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545131888635551" calcext:value-type="float">
            <text:p>-0.054513188863555</text:p>
          </table:table-cell>
          <table:table-cell table:style-name="ce25" table:formula="of:=TANH( [.G1001]*[.Q253] + [.G1002]*[.Q254] + [.G1003]*[.Q255] + [.G1004]*[.Q256] + [.G1005]*[.Q257] + [.G1006]*[.Q258] + [.G1007]*[.Q259] + [.G1008]*[.Q260] + [.G1009]*[.Q261] + [.G1010]*[.Q262] + [.G1011]*[.Q263] + [.G1012]*[.Q264] + [.G1013]*[.Q265] + [.G1014]*[.Q266] + [.G1015]*[.Q267] + [.G1016]*[.Q268] + [.G1017]*[.Q269] + [.G1018]*[.Q270] + [.G1019]*[.Q271] + [.G1020]*[.Q272] + [.G1021]*[.Q273] )" office:value-type="float" office:value="-0.429477360836408" calcext:value-type="float">
            <text:p>-0.42947736083640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473790239148592" calcext:value-type="float">
            <text:p>0.047379023914859</text:p>
          </table:table-cell>
          <table:table-cell table:style-name="ce25" table:formula="of:=TANH( [.G1001]*[.Q274] + [.G1002]*[.Q275] + [.G1003]*[.Q276] + [.G1004]*[.Q277] + [.G1005]*[.Q278] + [.G1006]*[.Q279] + [.G1007]*[.Q280] + [.G1008]*[.Q281] + [.G1009]*[.Q282] + [.G1010]*[.Q283] + [.G1011]*[.Q284] + [.G1012]*[.Q285] + [.G1013]*[.Q286] + [.G1014]*[.Q287] + [.G1015]*[.Q288] + [.G1016]*[.Q289] + [.G1017]*[.Q290] + [.G1018]*[.Q291] + [.G1019]*[.Q292] + [.G1020]*[.Q293] + [.G1021]*[.Q294] )" office:value-type="float" office:value="0.32873486140955" calcext:value-type="float">
            <text:p>0.3287348614095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6116816972974" calcext:value-type="float">
            <text:p>0.136116816972974</text:p>
          </table:table-cell>
          <table:table-cell table:style-name="ce25" table:formula="of:=TANH( [.G1001]*[.Q295] + [.G1002]*[.Q296] + [.G1003]*[.Q297] + [.G1004]*[.Q298] + [.G1005]*[.Q299] + [.G1006]*[.Q300] + [.G1007]*[.Q301] + [.G1008]*[.Q302] + [.G1009]*[.Q303] + [.G1010]*[.Q304] + [.G1011]*[.Q305] + [.G1012]*[.Q306] + [.G1013]*[.Q307] + [.G1014]*[.Q308] + [.G1015]*[.Q309] + [.G1016]*[.Q310] + [.G1017]*[.Q311] + [.G1018]*[.Q312] + [.G1019]*[.Q313] + [.G1020]*[.Q314] + [.G1021]*[.Q315] )" office:value-type="float" office:value="-0.385842829380858" calcext:value-type="float">
            <text:p>-0.38584282938085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09370032391923" calcext:value-type="float">
            <text:p>0.109370032391923</text:p>
          </table:table-cell>
          <table:table-cell table:style-name="ce25" table:formula="of:=TANH( [.G1001]*[.Q316] + [.G1002]*[.Q317] + [.G1003]*[.Q318] + [.G1004]*[.Q319] + [.G1005]*[.Q320] + [.G1006]*[.Q321] + [.G1007]*[.Q322] + [.G1008]*[.Q323] + [.G1009]*[.Q324] + [.G1010]*[.Q325] + [.G1011]*[.Q326] + [.G1012]*[.Q327] + [.G1013]*[.Q328] + [.G1014]*[.Q329] + [.G1015]*[.Q330] + [.G1016]*[.Q331] + [.G1017]*[.Q332] + [.G1018]*[.Q333] + [.G1019]*[.Q334] + [.G1020]*[.Q335] + [.G1021]*[.Q336] )" office:value-type="float" office:value="0.0204357949876417" calcext:value-type="float">
            <text:p>0.02043579498764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1020486531591" calcext:value-type="float">
            <text:p>0.131020486531591</text:p>
          </table:table-cell>
          <table:table-cell table:style-name="ce25" table:formula="of:=TANH( [.G1001]*[.Q337] + [.G1002]*[.Q338] + [.G1003]*[.Q339] + [.G1004]*[.Q340] + [.G1005]*[.Q341] + [.G1006]*[.Q342] + [.G1007]*[.Q343] + [.G1008]*[.Q344] + [.G1009]*[.Q345] + [.G1010]*[.Q346] + [.G1011]*[.Q347] + [.G1012]*[.Q348] + [.G1013]*[.Q349] + [.G1014]*[.Q350] + [.G1015]*[.Q351] + [.G1016]*[.Q352] + [.G1017]*[.Q353] + [.G1018]*[.Q354] + [.G1019]*[.Q355] + [.G1020]*[.Q356] + [.G1021]*[.Q357] )" office:value-type="float" office:value="0.187655762788806" calcext:value-type="float">
            <text:p>0.18765576278880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50629053948086" calcext:value-type="float">
            <text:p>0.150629053948086</text:p>
          </table:table-cell>
          <table:table-cell table:style-name="ce25" table:formula="of:=TANH( [.G1001]*[.Q358] + [.G1002]*[.Q359] + [.G1003]*[.Q360] + [.G1004]*[.Q361] + [.G1005]*[.Q362] + [.G1006]*[.Q363] + [.G1007]*[.Q364] + [.G1008]*[.Q365] + [.G1009]*[.Q366] + [.G1010]*[.Q367] + [.G1011]*[.Q368] + [.G1012]*[.Q369] + [.G1013]*[.Q370] + [.G1014]*[.Q371] + [.G1015]*[.Q372] + [.G1016]*[.Q373] + [.G1017]*[.Q374] + [.G1018]*[.Q375] + [.G1019]*[.Q376] + [.G1020]*[.Q377] + [.G1021]*[.Q378] )" office:value-type="float" office:value="0.252608413336808" calcext:value-type="float">
            <text:p>0.25260841333680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49847893770014" calcext:value-type="float">
            <text:p>0.249847893770014</text:p>
          </table:table-cell>
          <table:table-cell table:style-name="ce25" table:formula="of:=TANH( [.G1001]*[.Q379] + [.G1002]*[.Q380] + [.G1003]*[.Q381] + [.G1004]*[.Q382] + [.G1005]*[.Q383] + [.G1006]*[.Q384] + [.G1007]*[.Q385] + [.G1008]*[.Q386] + [.G1009]*[.Q387] + [.G1010]*[.Q388] + [.G1011]*[.Q389] + [.G1012]*[.Q390] + [.G1013]*[.Q391] + [.G1014]*[.Q392] + [.G1015]*[.Q393] + [.G1016]*[.Q394] + [.G1017]*[.Q395] + [.G1018]*[.Q396] + [.G1019]*[.Q397] + [.G1020]*[.Q398] + [.G1021]*[.Q399] )" office:value-type="float" office:value="-0.527503382896607" calcext:value-type="float">
            <text:p>-0.52750338289660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89197872471988" calcext:value-type="float">
            <text:p>0.289197872471988</text:p>
          </table:table-cell>
          <table:table-cell table:style-name="ce25" table:formula="of:=TANH( [.G1001]*[.Q400] + [.G1002]*[.Q401] + [.G1003]*[.Q402] + [.G1004]*[.Q403] + [.G1005]*[.Q404] + [.G1006]*[.Q405] + [.G1007]*[.Q406] + [.G1008]*[.Q407] + [.G1009]*[.Q408] + [.G1010]*[.Q409] + [.G1011]*[.Q410] + [.G1012]*[.Q411] + [.G1013]*[.Q412] + [.G1014]*[.Q413] + [.G1015]*[.Q414] + [.G1016]*[.Q415] + [.G1017]*[.Q416] + [.G1018]*[.Q417] + [.G1019]*[.Q418] + [.G1020]*[.Q419] + [.G1021]*[.Q420] )" office:value-type="float" office:value="0.0584514452365627" calcext:value-type="float">
            <text:p>0.058451445236563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001]*[.Q421] + [.G1002]*[.Q422] + [.G1003]*[.Q423] + [.G1004]*[.Q424] + [.G1005]*[.Q425] + [.G1006]*[.Q426] + [.G1007]*[.Q427] + [.G1008]*[.Q428] + [.G1009]*[.Q429] + [.G1010]*[.Q430] + [.G1011]*[.Q431] + [.G1012]*[.Q432] + [.G1013]*[.Q433] + [.G1014]*[.Q434] + [.G1015]*[.Q435] + [.G1016]*[.Q436] + [.G1017]*[.Q437] + [.G1018]*[.Q438] + [.G1019]*[.Q439] + [.G1020]*[.Q440] + [.G1021]*[.Q441] )" office:value-type="float" office:value="-0.00241694953987471" calcext:value-type="float">
            <text:p>-0.002416949539875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001]*[.Q442] + [.G1002]*[.Q443] + [.G1003]*[.Q444] + [.G1004]*[.Q445] + [.G1005]*[.Q446] + [.G1006]*[.Q447] + [.G1007]*[.Q448] + [.G1008]*[.Q449] + [.G1009]*[.Q450] + [.G1010]*[.Q451] + [.G1011]*[.Q452] + [.G1012]*[.Q453] + [.G1013]*[.Q454] + [.G1014]*[.Q455] + [.G1015]*[.Q456] + [.G1016]*[.Q457] + [.G1017]*[.Q458] + [.G1018]*[.Q459] + [.G1019]*[.Q460] + [.G1020]*[.Q461] + [.G1021]*[.Q462] )" office:value-type="float" office:value="0.833294825352433" calcext:value-type="float">
            <text:p>0.833294825352433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001]*[.Q463] + [.G1002]*[.Q464] + [.G1003]*[.Q465] + [.G1004]*[.Q466] + [.G1005]*[.Q467] + [.G1006]*[.Q468] + [.G1007]*[.Q469] + [.G1008]*[.Q470] + [.G1009]*[.Q471] + [.G1010]*[.Q472] + [.G1011]*[.Q473] + [.G1012]*[.Q474] + [.G1013]*[.Q475] + [.G1014]*[.Q476] + [.G1015]*[.Q477] + [.G1016]*[.Q478] + [.G1017]*[.Q479] + [.G1018]*[.Q480] + [.G1019]*[.Q481] + [.G1020]*[.Q482] + [.G1021]*[.Q483] )" office:value-type="float" office:value="-0.31452091069982" calcext:value-type="float">
            <text:p>-0.31452091069982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330549836950876" calcext:value-type="float">
            <text:p>-0.330549836950876</text:p>
          </table:table-cell>
          <table:table-cell table:style-name="ce25" table:formula="of:=TANH( [.G1026]*[.Q1] + [.G1027]*[.Q2] + [.G1028]*[.Q3] + [.G1029]*[.Q4] + [.G1030]*[.Q5] + [.G1031]*[.Q6] + [.G1032]*[.Q7] + [.G1033]*[.Q8] + [.G1034]*[.Q9] + [.G1035]*[.Q10] + [.G1036]*[.Q11] + [.G1037]*[.Q12] + [.G1038]*[.Q13] + [.G1039]*[.Q14] + [.G1040]*[.Q15] + [.G1041]*[.Q16] + [.G1042]*[.Q17] + [.G1043]*[.Q18] + [.G1044]*[.Q19] + [.G1045]*[.Q20] + [.G1046]*[.Q21] )" office:value-type="float" office:value="0.0268289033833049" calcext:value-type="float">
            <text:p>0.026828903383305</text:p>
          </table:table-cell>
          <table:table-cell table:style-name="ce28" table:formula="of:=TANH( [.H1026]*[.S1] + [.H1027]*[.S2] + [.H1028]*[.S3] + [.H1029]*[.S4] + [.H1030]*[.S5] + [.H1031]*[.S6] + [.H1032]*[.S7] + [.H1033]*[.S8] + [.H1034]*[.S9] + [.H1035]*[.S10] + [.H1036]*[.S11] + [.H1037]*[.S12] + [.H1038]*[.S13] + [.H1039]*[.S14] + [.H1040]*[.S15] + [.H1041]*[.S16] + [.H1042]*[.S17] + [.H1043]*[.S18] + [.H1044]*[.S19] + [.H1045]*[.S20] + [.H1046]*[.S21] + [.H1047]*[.S22] + [.H1048]*[.S23] + [.H1049]*[.S24] )" office:value-type="float" office:value="0.519829252773331" calcext:value-type="float">
            <text:p>0.519829252773331</text:p>
          </table:table-cell>
          <table:table-cell table:style-name="ce29" office:value-type="float" office:value="0.5" calcext:value-type="float">
            <text:p>0.5</text:p>
          </table:table-cell>
          <table:table-cell table:style-name="ce30" table:formula="of:= ([.J1027]-[.I1027]) * ([.J1027]-[.I1027])" office:value-type="float" office:value="0.000393199265548643" calcext:value-type="float">
            <text:p>0.000393199265549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312303167676392" calcext:value-type="float">
            <text:p>-0.312303167676392</text:p>
          </table:table-cell>
          <table:table-cell table:style-name="ce25" table:formula="of:=TANH( [.G1026]*[.Q22] + [.G1027]*[.Q23] + [.G1028]*[.Q24] + [.G1029]*[.Q25] + [.G1030]*[.Q26] + [.G1031]*[.Q27] + [.G1032]*[.Q28] + [.G1033]*[.Q29] + [.G1034]*[.Q30] + [.G1035]*[.Q31] + [.G1036]*[.Q32] + [.G1037]*[.Q33] + [.G1038]*[.Q34] + [.G1039]*[.Q35] + [.G1040]*[.Q36] + [.G1041]*[.Q37] + [.G1042]*[.Q38] + [.G1043]*[.Q39] + [.G1044]*[.Q40] + [.G1045]*[.Q41] + [.G1046]*[.Q42] )" office:value-type="float" office:value="-0.0526377150385991" calcext:value-type="float">
            <text:p>-0.052637715038599</text:p>
          </table:table-cell>
          <table:table-cell table:style-name="ce28" table:formula="of:=TANH( [.H1026]*[.S25] + [.H1027]*[.S26] + [.H1028]*[.S27] + [.H1029]*[.S28] + [.H1030]*[.S29] + [.H1031]*[.S30] + [.H1032]*[.S31] + [.H1033]*[.S32] + [.H1034]*[.S33] + [.H1035]*[.S34] + [.H1036]*[.S35] + [.H1037]*[.S36] + [.H1038]*[.S37] + [.H1039]*[.S38] + [.H1040]*[.S39] + [.H1041]*[.S40] + [.H1042]*[.S41] + [.H1043]*[.S42] + [.H1044]*[.S43] + [.H1045]*[.S44] + [.H1046]*[.S45] + [.H1047]*[.S46] + [.H1048]*[.S47] + [.H1049]*[.S48] )" office:value-type="float" office:value="0.445122101772949" calcext:value-type="float">
            <text:p>0.445122101772949</text:p>
          </table:table-cell>
          <table:table-cell table:style-name="ce29" office:value-type="float" office:value="0.447047220070013" calcext:value-type="float">
            <text:p>0.447047220070013</text:p>
          </table:table-cell>
          <table:table-cell table:style-name="ce30" table:formula="of:= ([.J1028]-[.I1028]) * ([.J1028]-[.I1028])" office:value-type="float" office:value="0.00000370608045769311" calcext:value-type="float">
            <text:p>3.70608045769311E-0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280614400026913" calcext:value-type="float">
            <text:p>-0.280614400026913</text:p>
          </table:table-cell>
          <table:table-cell table:style-name="ce25" table:formula="of:=TANH( [.G1026]*[.Q43] + [.G1027]*[.Q44] + [.G1028]*[.Q45] + [.G1029]*[.Q46] + [.G1030]*[.Q47] + [.G1031]*[.Q48] + [.G1032]*[.Q49] + [.G1033]*[.Q50] + [.G1034]*[.Q51] + [.G1035]*[.Q52] + [.G1036]*[.Q53] + [.G1037]*[.Q54] + [.G1038]*[.Q55] + [.G1039]*[.Q56] + [.G1040]*[.Q57] + [.G1041]*[.Q58] + [.G1042]*[.Q59] + [.G1043]*[.Q60] + [.G1044]*[.Q61] + [.G1045]*[.Q62] + [.G1046]*[.Q63] )" office:value-type="float" office:value="0.771410682288843" calcext:value-type="float">
            <text:p>0.771410682288843</text:p>
          </table:table-cell>
          <table:table-cell table:style-name="ce28" table:formula="of:=TANH( [.H1026]*[.S49] + [.H1027]*[.S50] + [.H1028]*[.S51] + [.H1029]*[.S52] + [.H1030]*[.S53] + [.H1031]*[.S54] + [.H1032]*[.S55] + [.H1033]*[.S56] + [.H1034]*[.S57] + [.H1035]*[.S58] + [.H1036]*[.S59] + [.H1037]*[.S60] + [.H1038]*[.S61] + [.H1039]*[.S62] + [.H1040]*[.S63] + [.H1041]*[.S64] + [.H1042]*[.S65] + [.H1043]*[.S66] + [.H1044]*[.S67] + [.H1045]*[.S68] + [.H1046]*[.S69] + [.H1047]*[.S70] + [.H1048]*[.S71] + [.H1049]*[.S72] )" office:value-type="float" office:value="0.339999370249559" calcext:value-type="float">
            <text:p>0.339999370249559</text:p>
          </table:table-cell>
          <table:table-cell table:style-name="ce29" office:value-type="float" office:value="0.370848741390355" calcext:value-type="float">
            <text:p>0.370848741390355</text:p>
          </table:table-cell>
          <table:table-cell table:style-name="ce30" table:formula="of:= ([.J1029]-[.I1029]) * ([.J1029]-[.I1029])" office:value-type="float" office:value="0.000951683699782594" calcext:value-type="float">
            <text:p>0.000951683699783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262128076589938" calcext:value-type="float">
            <text:p>-0.262128076589938</text:p>
          </table:table-cell>
          <table:table-cell table:style-name="ce25" table:formula="of:=TANH( [.G1026]*[.Q64] + [.G1027]*[.Q65] + [.G1028]*[.Q66] + [.G1029]*[.Q67] + [.G1030]*[.Q68] + [.G1031]*[.Q69] + [.G1032]*[.Q70] + [.G1033]*[.Q71] + [.G1034]*[.Q72] + [.G1035]*[.Q73] + [.G1036]*[.Q74] + [.G1037]*[.Q75] + [.G1038]*[.Q76] + [.G1039]*[.Q77] + [.G1040]*[.Q78] + [.G1041]*[.Q79] + [.G1042]*[.Q80] + [.G1043]*[.Q81] + [.G1044]*[.Q82] + [.G1045]*[.Q83] + [.G1046]*[.Q84] )" office:value-type="float" office:value="-0.0461851556084224" calcext:value-type="float">
            <text:p>-0.04618515560842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8668061495434" calcext:value-type="float">
            <text:p>-0.218668061495434</text:p>
          </table:table-cell>
          <table:table-cell table:style-name="ce25" table:formula="of:=TANH( [.G1026]*[.Q85] + [.G1027]*[.Q86] + [.G1028]*[.Q87] + [.G1029]*[.Q88] + [.G1030]*[.Q89] + [.G1031]*[.Q90] + [.G1032]*[.Q91] + [.G1033]*[.Q92] + [.G1034]*[.Q93] + [.G1035]*[.Q94] + [.G1036]*[.Q95] + [.G1037]*[.Q96] + [.G1038]*[.Q97] + [.G1039]*[.Q98] + [.G1040]*[.Q99] + [.G1041]*[.Q100] + [.G1042]*[.Q101] + [.G1043]*[.Q102] + [.G1044]*[.Q103] + [.G1045]*[.Q104] + [.G1046]*[.Q105] )" office:value-type="float" office:value="-0.271118731587132" calcext:value-type="float">
            <text:p>-0.27111873158713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2790676004221" calcext:value-type="float">
            <text:p>-0.212790676004221</text:p>
          </table:table-cell>
          <table:table-cell table:style-name="ce25" table:formula="of:=TANH( [.G1026]*[.Q106] + [.G1027]*[.Q107] + [.G1028]*[.Q108] + [.G1029]*[.Q109] + [.G1030]*[.Q110] + [.G1031]*[.Q111] + [.G1032]*[.Q112] + [.G1033]*[.Q113] + [.G1034]*[.Q114] + [.G1035]*[.Q115] + [.G1036]*[.Q116] + [.G1037]*[.Q117] + [.G1038]*[.Q118] + [.G1039]*[.Q119] + [.G1040]*[.Q120] + [.G1041]*[.Q121] + [.G1042]*[.Q122] + [.G1043]*[.Q123] + [.G1044]*[.Q124] + [.G1045]*[.Q125] + [.G1046]*[.Q126] )" office:value-type="float" office:value="0.223188161455651" calcext:value-type="float">
            <text:p>0.22318816145565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02170104949524" calcext:value-type="float">
            <text:p>-0.202170104949524</text:p>
          </table:table-cell>
          <table:table-cell table:style-name="ce25" table:formula="of:=TANH( [.G1026]*[.Q127] + [.G1027]*[.Q128] + [.G1028]*[.Q129] + [.G1029]*[.Q130] + [.G1030]*[.Q131] + [.G1031]*[.Q132] + [.G1032]*[.Q133] + [.G1033]*[.Q134] + [.G1034]*[.Q135] + [.G1035]*[.Q136] + [.G1036]*[.Q137] + [.G1037]*[.Q138] + [.G1038]*[.Q139] + [.G1039]*[.Q140] + [.G1040]*[.Q141] + [.G1041]*[.Q142] + [.G1042]*[.Q143] + [.G1043]*[.Q144] + [.G1044]*[.Q145] + [.G1045]*[.Q146] + [.G1046]*[.Q147] )" office:value-type="float" office:value="-0.15447750155625" calcext:value-type="float">
            <text:p>-0.1544775015562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85845829815918" calcext:value-type="float">
            <text:p>-0.185845829815918</text:p>
          </table:table-cell>
          <table:table-cell table:style-name="ce25" table:formula="of:=TANH( [.G1026]*[.Q148] + [.G1027]*[.Q149] + [.G1028]*[.Q150] + [.G1029]*[.Q151] + [.G1030]*[.Q152] + [.G1031]*[.Q153] + [.G1032]*[.Q154] + [.G1033]*[.Q155] + [.G1034]*[.Q156] + [.G1035]*[.Q157] + [.G1036]*[.Q158] + [.G1037]*[.Q159] + [.G1038]*[.Q160] + [.G1039]*[.Q161] + [.G1040]*[.Q162] + [.G1041]*[.Q163] + [.G1042]*[.Q164] + [.G1043]*[.Q165] + [.G1044]*[.Q166] + [.G1045]*[.Q167] + [.G1046]*[.Q168] )" office:value-type="float" office:value="-0.0767684220490337" calcext:value-type="float">
            <text:p>-0.07676842204903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15787174947061" calcext:value-type="float">
            <text:p>-0.115787174947061</text:p>
          </table:table-cell>
          <table:table-cell table:style-name="ce25" table:formula="of:=TANH( [.G1026]*[.Q169] + [.G1027]*[.Q170] + [.G1028]*[.Q171] + [.G1029]*[.Q172] + [.G1030]*[.Q173] + [.G1031]*[.Q174] + [.G1032]*[.Q175] + [.G1033]*[.Q176] + [.G1034]*[.Q177] + [.G1035]*[.Q178] + [.G1036]*[.Q179] + [.G1037]*[.Q180] + [.G1038]*[.Q181] + [.G1039]*[.Q182] + [.G1040]*[.Q183] + [.G1041]*[.Q184] + [.G1042]*[.Q185] + [.G1043]*[.Q186] + [.G1044]*[.Q187] + [.G1045]*[.Q188] + [.G1046]*[.Q189] )" office:value-type="float" office:value="-0.022235697730095" calcext:value-type="float">
            <text:p>-0.02223569773009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591533869786821" calcext:value-type="float">
            <text:p>0.059153386978682</text:p>
          </table:table-cell>
          <table:table-cell table:style-name="ce25" table:formula="of:=TANH( [.G1026]*[.Q190] + [.G1027]*[.Q191] + [.G1028]*[.Q192] + [.G1029]*[.Q193] + [.G1030]*[.Q194] + [.G1031]*[.Q195] + [.G1032]*[.Q196] + [.G1033]*[.Q197] + [.G1034]*[.Q198] + [.G1035]*[.Q199] + [.G1036]*[.Q200] + [.G1037]*[.Q201] + [.G1038]*[.Q202] + [.G1039]*[.Q203] + [.G1040]*[.Q204] + [.G1041]*[.Q205] + [.G1042]*[.Q206] + [.G1043]*[.Q207] + [.G1044]*[.Q208] + [.G1045]*[.Q209] + [.G1046]*[.Q210] )" office:value-type="float" office:value="-0.00670276217870424" calcext:value-type="float">
            <text:p>-0.00670276217870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95774590140825" calcext:value-type="float">
            <text:p>-0.095774590140825</text:p>
          </table:table-cell>
          <table:table-cell table:style-name="ce25" table:formula="of:=TANH( [.G1026]*[.Q211] + [.G1027]*[.Q212] + [.G1028]*[.Q213] + [.G1029]*[.Q214] + [.G1030]*[.Q215] + [.G1031]*[.Q216] + [.G1032]*[.Q217] + [.G1033]*[.Q218] + [.G1034]*[.Q219] + [.G1035]*[.Q220] + [.G1036]*[.Q221] + [.G1037]*[.Q222] + [.G1038]*[.Q223] + [.G1039]*[.Q224] + [.G1040]*[.Q225] + [.G1041]*[.Q226] + [.G1042]*[.Q227] + [.G1043]*[.Q228] + [.G1044]*[.Q229] + [.G1045]*[.Q230] + [.G1046]*[.Q231] )" office:value-type="float" office:value="-0.846761541734969" calcext:value-type="float">
            <text:p>-0.84676154173496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545131888635551" calcext:value-type="float">
            <text:p>-0.054513188863555</text:p>
          </table:table-cell>
          <table:table-cell table:style-name="ce25" table:formula="of:=TANH( [.G1026]*[.Q232] + [.G1027]*[.Q233] + [.G1028]*[.Q234] + [.G1029]*[.Q235] + [.G1030]*[.Q236] + [.G1031]*[.Q237] + [.G1032]*[.Q238] + [.G1033]*[.Q239] + [.G1034]*[.Q240] + [.G1035]*[.Q241] + [.G1036]*[.Q242] + [.G1037]*[.Q243] + [.G1038]*[.Q244] + [.G1039]*[.Q245] + [.G1040]*[.Q246] + [.G1041]*[.Q247] + [.G1042]*[.Q248] + [.G1043]*[.Q249] + [.G1044]*[.Q250] + [.G1045]*[.Q251] + [.G1046]*[.Q252] )" office:value-type="float" office:value="-0.533668674080029" calcext:value-type="float">
            <text:p>-0.53366867408002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473790239148592" calcext:value-type="float">
            <text:p>0.047379023914859</text:p>
          </table:table-cell>
          <table:table-cell table:style-name="ce25" table:formula="of:=TANH( [.G1026]*[.Q253] + [.G1027]*[.Q254] + [.G1028]*[.Q255] + [.G1029]*[.Q256] + [.G1030]*[.Q257] + [.G1031]*[.Q258] + [.G1032]*[.Q259] + [.G1033]*[.Q260] + [.G1034]*[.Q261] + [.G1035]*[.Q262] + [.G1036]*[.Q263] + [.G1037]*[.Q264] + [.G1038]*[.Q265] + [.G1039]*[.Q266] + [.G1040]*[.Q267] + [.G1041]*[.Q268] + [.G1042]*[.Q269] + [.G1043]*[.Q270] + [.G1044]*[.Q271] + [.G1045]*[.Q272] + [.G1046]*[.Q273] )" office:value-type="float" office:value="-0.412692755310559" calcext:value-type="float">
            <text:p>-0.41269275531055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6116816972974" calcext:value-type="float">
            <text:p>0.136116816972974</text:p>
          </table:table-cell>
          <table:table-cell table:style-name="ce25" table:formula="of:=TANH( [.G1026]*[.Q274] + [.G1027]*[.Q275] + [.G1028]*[.Q276] + [.G1029]*[.Q277] + [.G1030]*[.Q278] + [.G1031]*[.Q279] + [.G1032]*[.Q280] + [.G1033]*[.Q281] + [.G1034]*[.Q282] + [.G1035]*[.Q283] + [.G1036]*[.Q284] + [.G1037]*[.Q285] + [.G1038]*[.Q286] + [.G1039]*[.Q287] + [.G1040]*[.Q288] + [.G1041]*[.Q289] + [.G1042]*[.Q290] + [.G1043]*[.Q291] + [.G1044]*[.Q292] + [.G1045]*[.Q293] + [.G1046]*[.Q294] )" office:value-type="float" office:value="0.308741532845347" calcext:value-type="float">
            <text:p>0.30874153284534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09370032391923" calcext:value-type="float">
            <text:p>0.109370032391923</text:p>
          </table:table-cell>
          <table:table-cell table:style-name="ce25" table:formula="of:=TANH( [.G1026]*[.Q295] + [.G1027]*[.Q296] + [.G1028]*[.Q297] + [.G1029]*[.Q298] + [.G1030]*[.Q299] + [.G1031]*[.Q300] + [.G1032]*[.Q301] + [.G1033]*[.Q302] + [.G1034]*[.Q303] + [.G1035]*[.Q304] + [.G1036]*[.Q305] + [.G1037]*[.Q306] + [.G1038]*[.Q307] + [.G1039]*[.Q308] + [.G1040]*[.Q309] + [.G1041]*[.Q310] + [.G1042]*[.Q311] + [.G1043]*[.Q312] + [.G1044]*[.Q313] + [.G1045]*[.Q314] + [.G1046]*[.Q315] )" office:value-type="float" office:value="-0.1287411844395" calcext:value-type="float">
            <text:p>-0.128741184439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1020486531591" calcext:value-type="float">
            <text:p>0.131020486531591</text:p>
          </table:table-cell>
          <table:table-cell table:style-name="ce25" table:formula="of:=TANH( [.G1026]*[.Q316] + [.G1027]*[.Q317] + [.G1028]*[.Q318] + [.G1029]*[.Q319] + [.G1030]*[.Q320] + [.G1031]*[.Q321] + [.G1032]*[.Q322] + [.G1033]*[.Q323] + [.G1034]*[.Q324] + [.G1035]*[.Q325] + [.G1036]*[.Q326] + [.G1037]*[.Q327] + [.G1038]*[.Q328] + [.G1039]*[.Q329] + [.G1040]*[.Q330] + [.G1041]*[.Q331] + [.G1042]*[.Q332] + [.G1043]*[.Q333] + [.G1044]*[.Q334] + [.G1045]*[.Q335] + [.G1046]*[.Q336] )" office:value-type="float" office:value="0.0260216363662846" calcext:value-type="float">
            <text:p>0.02602163636628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50629053948086" calcext:value-type="float">
            <text:p>0.150629053948086</text:p>
          </table:table-cell>
          <table:table-cell table:style-name="ce25" table:formula="of:=TANH( [.G1026]*[.Q337] + [.G1027]*[.Q338] + [.G1028]*[.Q339] + [.G1029]*[.Q340] + [.G1030]*[.Q341] + [.G1031]*[.Q342] + [.G1032]*[.Q343] + [.G1033]*[.Q344] + [.G1034]*[.Q345] + [.G1035]*[.Q346] + [.G1036]*[.Q347] + [.G1037]*[.Q348] + [.G1038]*[.Q349] + [.G1039]*[.Q350] + [.G1040]*[.Q351] + [.G1041]*[.Q352] + [.G1042]*[.Q353] + [.G1043]*[.Q354] + [.G1044]*[.Q355] + [.G1045]*[.Q356] + [.G1046]*[.Q357] )" office:value-type="float" office:value="0.1789199833714" calcext:value-type="float">
            <text:p>0.178919983371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49847893770014" calcext:value-type="float">
            <text:p>0.249847893770014</text:p>
          </table:table-cell>
          <table:table-cell table:style-name="ce25" table:formula="of:=TANH( [.G1026]*[.Q358] + [.G1027]*[.Q359] + [.G1028]*[.Q360] + [.G1029]*[.Q361] + [.G1030]*[.Q362] + [.G1031]*[.Q363] + [.G1032]*[.Q364] + [.G1033]*[.Q365] + [.G1034]*[.Q366] + [.G1035]*[.Q367] + [.G1036]*[.Q368] + [.G1037]*[.Q369] + [.G1038]*[.Q370] + [.G1039]*[.Q371] + [.G1040]*[.Q372] + [.G1041]*[.Q373] + [.G1042]*[.Q374] + [.G1043]*[.Q375] + [.G1044]*[.Q376] + [.G1045]*[.Q377] + [.G1046]*[.Q378] )" office:value-type="float" office:value="0.284678263968806" calcext:value-type="float">
            <text:p>0.28467826396880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89197872471988" calcext:value-type="float">
            <text:p>0.289197872471988</text:p>
          </table:table-cell>
          <table:table-cell table:style-name="ce25" table:formula="of:=TANH( [.G1026]*[.Q379] + [.G1027]*[.Q380] + [.G1028]*[.Q381] + [.G1029]*[.Q382] + [.G1030]*[.Q383] + [.G1031]*[.Q384] + [.G1032]*[.Q385] + [.G1033]*[.Q386] + [.G1034]*[.Q387] + [.G1035]*[.Q388] + [.G1036]*[.Q389] + [.G1037]*[.Q390] + [.G1038]*[.Q391] + [.G1039]*[.Q392] + [.G1040]*[.Q393] + [.G1041]*[.Q394] + [.G1042]*[.Q395] + [.G1043]*[.Q396] + [.G1044]*[.Q397] + [.G1045]*[.Q398] + [.G1046]*[.Q399] )" office:value-type="float" office:value="-0.614919509174754" calcext:value-type="float">
            <text:p>-0.61491950917475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17270830707118" calcext:value-type="float">
            <text:p>0.417270830707118</text:p>
          </table:table-cell>
          <table:table-cell table:style-name="ce25" table:formula="of:=TANH( [.G1026]*[.Q400] + [.G1027]*[.Q401] + [.G1028]*[.Q402] + [.G1029]*[.Q403] + [.G1030]*[.Q404] + [.G1031]*[.Q405] + [.G1032]*[.Q406] + [.G1033]*[.Q407] + [.G1034]*[.Q408] + [.G1035]*[.Q409] + [.G1036]*[.Q410] + [.G1037]*[.Q411] + [.G1038]*[.Q412] + [.G1039]*[.Q413] + [.G1040]*[.Q414] + [.G1041]*[.Q415] + [.G1042]*[.Q416] + [.G1043]*[.Q417] + [.G1044]*[.Q418] + [.G1045]*[.Q419] + [.G1046]*[.Q420] )" office:value-type="float" office:value="0.0617231968997936" calcext:value-type="float">
            <text:p>0.061723196899794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026]*[.Q421] + [.G1027]*[.Q422] + [.G1028]*[.Q423] + [.G1029]*[.Q424] + [.G1030]*[.Q425] + [.G1031]*[.Q426] + [.G1032]*[.Q427] + [.G1033]*[.Q428] + [.G1034]*[.Q429] + [.G1035]*[.Q430] + [.G1036]*[.Q431] + [.G1037]*[.Q432] + [.G1038]*[.Q433] + [.G1039]*[.Q434] + [.G1040]*[.Q435] + [.G1041]*[.Q436] + [.G1042]*[.Q437] + [.G1043]*[.Q438] + [.G1044]*[.Q439] + [.G1045]*[.Q440] + [.G1046]*[.Q441] )" office:value-type="float" office:value="-0.343834708181877" calcext:value-type="float">
            <text:p>-0.343834708181877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026]*[.Q442] + [.G1027]*[.Q443] + [.G1028]*[.Q444] + [.G1029]*[.Q445] + [.G1030]*[.Q446] + [.G1031]*[.Q447] + [.G1032]*[.Q448] + [.G1033]*[.Q449] + [.G1034]*[.Q450] + [.G1035]*[.Q451] + [.G1036]*[.Q452] + [.G1037]*[.Q453] + [.G1038]*[.Q454] + [.G1039]*[.Q455] + [.G1040]*[.Q456] + [.G1041]*[.Q457] + [.G1042]*[.Q458] + [.G1043]*[.Q459] + [.G1044]*[.Q460] + [.G1045]*[.Q461] + [.G1046]*[.Q462] )" office:value-type="float" office:value="0.881400896975788" calcext:value-type="float">
            <text:p>0.88140089697578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026]*[.Q463] + [.G1027]*[.Q464] + [.G1028]*[.Q465] + [.G1029]*[.Q466] + [.G1030]*[.Q467] + [.G1031]*[.Q468] + [.G1032]*[.Q469] + [.G1033]*[.Q470] + [.G1034]*[.Q471] + [.G1035]*[.Q472] + [.G1036]*[.Q473] + [.G1037]*[.Q474] + [.G1038]*[.Q475] + [.G1039]*[.Q476] + [.G1040]*[.Q477] + [.G1041]*[.Q478] + [.G1042]*[.Q479] + [.G1043]*[.Q480] + [.G1044]*[.Q481] + [.G1045]*[.Q482] + [.G1046]*[.Q483] )" office:value-type="float" office:value="-0.292666176366352" calcext:value-type="float">
            <text:p>-0.292666176366352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312303167676392" calcext:value-type="float">
            <text:p>-0.312303167676392</text:p>
          </table:table-cell>
          <table:table-cell table:style-name="ce25" table:formula="of:=TANH( [.G1051]*[.Q1] + [.G1052]*[.Q2] + [.G1053]*[.Q3] + [.G1054]*[.Q4] + [.G1055]*[.Q5] + [.G1056]*[.Q6] + [.G1057]*[.Q7] + [.G1058]*[.Q8] + [.G1059]*[.Q9] + [.G1060]*[.Q10] + [.G1061]*[.Q11] + [.G1062]*[.Q12] + [.G1063]*[.Q13] + [.G1064]*[.Q14] + [.G1065]*[.Q15] + [.G1066]*[.Q16] + [.G1067]*[.Q17] + [.G1068]*[.Q18] + [.G1069]*[.Q19] + [.G1070]*[.Q20] + [.G1071]*[.Q21] )" office:value-type="float" office:value="0.0283717890965895" calcext:value-type="float">
            <text:p>0.02837178909659</text:p>
          </table:table-cell>
          <table:table-cell table:style-name="ce28" table:formula="of:=TANH( [.H1051]*[.S1] + [.H1052]*[.S2] + [.H1053]*[.S3] + [.H1054]*[.S4] + [.H1055]*[.S5] + [.H1056]*[.S6] + [.H1057]*[.S7] + [.H1058]*[.S8] + [.H1059]*[.S9] + [.H1060]*[.S10] + [.H1061]*[.S11] + [.H1062]*[.S12] + [.H1063]*[.S13] + [.H1064]*[.S14] + [.H1065]*[.S15] + [.H1066]*[.S16] + [.H1067]*[.S17] + [.H1068]*[.S18] + [.H1069]*[.S19] + [.H1070]*[.S20] + [.H1071]*[.S21] + [.H1072]*[.S22] + [.H1073]*[.S23] + [.H1074]*[.S24] )" office:value-type="float" office:value="0.510395561878266" calcext:value-type="float">
            <text:p>0.510395561878266</text:p>
          </table:table-cell>
          <table:table-cell table:style-name="ce29" office:value-type="float" office:value="0.447047220070013" calcext:value-type="float">
            <text:p>0.447047220070013</text:p>
          </table:table-cell>
          <table:table-cell table:style-name="ce30" table:formula="of:= ([.J1052]-[.I1052]) * ([.J1052]-[.I1052])" office:value-type="float" office:value="0.00401301240985521" calcext:value-type="float">
            <text:p>0.00401301240985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280614400026913" calcext:value-type="float">
            <text:p>-0.280614400026913</text:p>
          </table:table-cell>
          <table:table-cell table:style-name="ce25" table:formula="of:=TANH( [.G1051]*[.Q22] + [.G1052]*[.Q23] + [.G1053]*[.Q24] + [.G1054]*[.Q25] + [.G1055]*[.Q26] + [.G1056]*[.Q27] + [.G1057]*[.Q28] + [.G1058]*[.Q29] + [.G1059]*[.Q30] + [.G1060]*[.Q31] + [.G1061]*[.Q32] + [.G1062]*[.Q33] + [.G1063]*[.Q34] + [.G1064]*[.Q35] + [.G1065]*[.Q36] + [.G1066]*[.Q37] + [.G1067]*[.Q38] + [.G1068]*[.Q39] + [.G1069]*[.Q40] + [.G1070]*[.Q41] + [.G1071]*[.Q42] )" office:value-type="float" office:value="-0.0527867351344621" calcext:value-type="float">
            <text:p>-0.052786735134462</text:p>
          </table:table-cell>
          <table:table-cell table:style-name="ce28" table:formula="of:=TANH( [.H1051]*[.S25] + [.H1052]*[.S26] + [.H1053]*[.S27] + [.H1054]*[.S28] + [.H1055]*[.S29] + [.H1056]*[.S30] + [.H1057]*[.S31] + [.H1058]*[.S32] + [.H1059]*[.S33] + [.H1060]*[.S34] + [.H1061]*[.S35] + [.H1062]*[.S36] + [.H1063]*[.S37] + [.H1064]*[.S38] + [.H1065]*[.S39] + [.H1066]*[.S40] + [.H1067]*[.S41] + [.H1068]*[.S42] + [.H1069]*[.S43] + [.H1070]*[.S44] + [.H1071]*[.S45] + [.H1072]*[.S46] + [.H1073]*[.S47] + [.H1074]*[.S48] )" office:value-type="float" office:value="0.453376312559604" calcext:value-type="float">
            <text:p>0.453376312559604</text:p>
          </table:table-cell>
          <table:table-cell table:style-name="ce29" office:value-type="float" office:value="0.370848741390355" calcext:value-type="float">
            <text:p>0.370848741390355</text:p>
          </table:table-cell>
          <table:table-cell table:style-name="ce30" table:formula="of:= ([.J1053]-[.I1053]) * ([.J1053]-[.I1053])" office:value-type="float" office:value="0.00681080000309544" calcext:value-type="float">
            <text:p>0.00681080000309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262128076589938" calcext:value-type="float">
            <text:p>-0.262128076589938</text:p>
          </table:table-cell>
          <table:table-cell table:style-name="ce25" table:formula="of:=TANH( [.G1051]*[.Q43] + [.G1052]*[.Q44] + [.G1053]*[.Q45] + [.G1054]*[.Q46] + [.G1055]*[.Q47] + [.G1056]*[.Q48] + [.G1057]*[.Q49] + [.G1058]*[.Q50] + [.G1059]*[.Q51] + [.G1060]*[.Q52] + [.G1061]*[.Q53] + [.G1062]*[.Q54] + [.G1063]*[.Q55] + [.G1064]*[.Q56] + [.G1065]*[.Q57] + [.G1066]*[.Q58] + [.G1067]*[.Q59] + [.G1068]*[.Q60] + [.G1069]*[.Q61] + [.G1070]*[.Q62] + [.G1071]*[.Q63] )" office:value-type="float" office:value="0.740635348403203" calcext:value-type="float">
            <text:p>0.740635348403203</text:p>
          </table:table-cell>
          <table:table-cell table:style-name="ce28" table:formula="of:=TANH( [.H1051]*[.S49] + [.H1052]*[.S50] + [.H1053]*[.S51] + [.H1054]*[.S52] + [.H1055]*[.S53] + [.H1056]*[.S54] + [.H1057]*[.S55] + [.H1058]*[.S56] + [.H1059]*[.S57] + [.H1060]*[.S58] + [.H1061]*[.S59] + [.H1062]*[.S60] + [.H1063]*[.S61] + [.H1064]*[.S62] + [.H1065]*[.S63] + [.H1066]*[.S64] + [.H1067]*[.S65] + [.H1068]*[.S66] + [.H1069]*[.S67] + [.H1070]*[.S68] + [.H1071]*[.S69] + [.H1072]*[.S70] + [.H1073]*[.S71] + [.H1074]*[.S72] )" office:value-type="float" office:value="0.384472666707986" calcext:value-type="float">
            <text:p>0.384472666707986</text:p>
          </table:table-cell>
          <table:table-cell table:style-name="ce29" office:value-type="float" office:value="0.379503032041846" calcext:value-type="float">
            <text:p>0.379503032041846</text:p>
          </table:table-cell>
          <table:table-cell table:style-name="ce30" table:formula="of:= ([.J1054]-[.I1054]) * ([.J1054]-[.I1054])" office:value-type="float" office:value="0.0000246972687149041" calcext:value-type="float">
            <text:p>2.46972687149041E-0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218668061495434" calcext:value-type="float">
            <text:p>-0.218668061495434</text:p>
          </table:table-cell>
          <table:table-cell table:style-name="ce25" table:formula="of:=TANH( [.G1051]*[.Q64] + [.G1052]*[.Q65] + [.G1053]*[.Q66] + [.G1054]*[.Q67] + [.G1055]*[.Q68] + [.G1056]*[.Q69] + [.G1057]*[.Q70] + [.G1058]*[.Q71] + [.G1059]*[.Q72] + [.G1060]*[.Q73] + [.G1061]*[.Q74] + [.G1062]*[.Q75] + [.G1063]*[.Q76] + [.G1064]*[.Q77] + [.G1065]*[.Q78] + [.G1066]*[.Q79] + [.G1067]*[.Q80] + [.G1068]*[.Q81] + [.G1069]*[.Q82] + [.G1070]*[.Q83] + [.G1071]*[.Q84] )" office:value-type="float" office:value="-0.0290995343319321" calcext:value-type="float">
            <text:p>-0.02909953433193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12790676004221" calcext:value-type="float">
            <text:p>-0.212790676004221</text:p>
          </table:table-cell>
          <table:table-cell table:style-name="ce25" table:formula="of:=TANH( [.G1051]*[.Q85] + [.G1052]*[.Q86] + [.G1053]*[.Q87] + [.G1054]*[.Q88] + [.G1055]*[.Q89] + [.G1056]*[.Q90] + [.G1057]*[.Q91] + [.G1058]*[.Q92] + [.G1059]*[.Q93] + [.G1060]*[.Q94] + [.G1061]*[.Q95] + [.G1062]*[.Q96] + [.G1063]*[.Q97] + [.G1064]*[.Q98] + [.G1065]*[.Q99] + [.G1066]*[.Q100] + [.G1067]*[.Q101] + [.G1068]*[.Q102] + [.G1069]*[.Q103] + [.G1070]*[.Q104] + [.G1071]*[.Q105] )" office:value-type="float" office:value="-0.304794523745206" calcext:value-type="float">
            <text:p>-0.30479452374520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02170104949524" calcext:value-type="float">
            <text:p>-0.202170104949524</text:p>
          </table:table-cell>
          <table:table-cell table:style-name="ce25" table:formula="of:=TANH( [.G1051]*[.Q106] + [.G1052]*[.Q107] + [.G1053]*[.Q108] + [.G1054]*[.Q109] + [.G1055]*[.Q110] + [.G1056]*[.Q111] + [.G1057]*[.Q112] + [.G1058]*[.Q113] + [.G1059]*[.Q114] + [.G1060]*[.Q115] + [.G1061]*[.Q116] + [.G1062]*[.Q117] + [.G1063]*[.Q118] + [.G1064]*[.Q119] + [.G1065]*[.Q120] + [.G1066]*[.Q121] + [.G1067]*[.Q122] + [.G1068]*[.Q123] + [.G1069]*[.Q124] + [.G1070]*[.Q125] + [.G1071]*[.Q126] )" office:value-type="float" office:value="0.179352078750662" calcext:value-type="float">
            <text:p>0.17935207875066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85845829815918" calcext:value-type="float">
            <text:p>-0.185845829815918</text:p>
          </table:table-cell>
          <table:table-cell table:style-name="ce25" table:formula="of:=TANH( [.G1051]*[.Q127] + [.G1052]*[.Q128] + [.G1053]*[.Q129] + [.G1054]*[.Q130] + [.G1055]*[.Q131] + [.G1056]*[.Q132] + [.G1057]*[.Q133] + [.G1058]*[.Q134] + [.G1059]*[.Q135] + [.G1060]*[.Q136] + [.G1061]*[.Q137] + [.G1062]*[.Q138] + [.G1063]*[.Q139] + [.G1064]*[.Q140] + [.G1065]*[.Q141] + [.G1066]*[.Q142] + [.G1067]*[.Q143] + [.G1068]*[.Q144] + [.G1069]*[.Q145] + [.G1070]*[.Q146] + [.G1071]*[.Q147] )" office:value-type="float" office:value="-0.155815628561401" calcext:value-type="float">
            <text:p>-0.15581562856140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15787174947061" calcext:value-type="float">
            <text:p>-0.115787174947061</text:p>
          </table:table-cell>
          <table:table-cell table:style-name="ce25" table:formula="of:=TANH( [.G1051]*[.Q148] + [.G1052]*[.Q149] + [.G1053]*[.Q150] + [.G1054]*[.Q151] + [.G1055]*[.Q152] + [.G1056]*[.Q153] + [.G1057]*[.Q154] + [.G1058]*[.Q155] + [.G1059]*[.Q156] + [.G1060]*[.Q157] + [.G1061]*[.Q158] + [.G1062]*[.Q159] + [.G1063]*[.Q160] + [.G1064]*[.Q161] + [.G1065]*[.Q162] + [.G1066]*[.Q163] + [.G1067]*[.Q164] + [.G1068]*[.Q165] + [.G1069]*[.Q166] + [.G1070]*[.Q167] + [.G1071]*[.Q168] )" office:value-type="float" office:value="-0.0427120806009661" calcext:value-type="float">
            <text:p>-0.04271208060096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591533869786821" calcext:value-type="float">
            <text:p>0.059153386978682</text:p>
          </table:table-cell>
          <table:table-cell table:style-name="ce25" table:formula="of:=TANH( [.G1051]*[.Q169] + [.G1052]*[.Q170] + [.G1053]*[.Q171] + [.G1054]*[.Q172] + [.G1055]*[.Q173] + [.G1056]*[.Q174] + [.G1057]*[.Q175] + [.G1058]*[.Q176] + [.G1059]*[.Q177] + [.G1060]*[.Q178] + [.G1061]*[.Q179] + [.G1062]*[.Q180] + [.G1063]*[.Q181] + [.G1064]*[.Q182] + [.G1065]*[.Q183] + [.G1066]*[.Q184] + [.G1067]*[.Q185] + [.G1068]*[.Q186] + [.G1069]*[.Q187] + [.G1070]*[.Q188] + [.G1071]*[.Q189] )" office:value-type="float" office:value="-0.0275602495534926" calcext:value-type="float">
            <text:p>-0.02756024955349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95774590140825" calcext:value-type="float">
            <text:p>-0.095774590140825</text:p>
          </table:table-cell>
          <table:table-cell table:style-name="ce25" table:formula="of:=TANH( [.G1051]*[.Q190] + [.G1052]*[.Q191] + [.G1053]*[.Q192] + [.G1054]*[.Q193] + [.G1055]*[.Q194] + [.G1056]*[.Q195] + [.G1057]*[.Q196] + [.G1058]*[.Q197] + [.G1059]*[.Q198] + [.G1060]*[.Q199] + [.G1061]*[.Q200] + [.G1062]*[.Q201] + [.G1063]*[.Q202] + [.G1064]*[.Q203] + [.G1065]*[.Q204] + [.G1066]*[.Q205] + [.G1067]*[.Q206] + [.G1068]*[.Q207] + [.G1069]*[.Q208] + [.G1070]*[.Q209] + [.G1071]*[.Q210] )" office:value-type="float" office:value="-0.0031976148450719" calcext:value-type="float">
            <text:p>-0.00319761484507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545131888635551" calcext:value-type="float">
            <text:p>-0.054513188863555</text:p>
          </table:table-cell>
          <table:table-cell table:style-name="ce25" table:formula="of:=TANH( [.G1051]*[.Q211] + [.G1052]*[.Q212] + [.G1053]*[.Q213] + [.G1054]*[.Q214] + [.G1055]*[.Q215] + [.G1056]*[.Q216] + [.G1057]*[.Q217] + [.G1058]*[.Q218] + [.G1059]*[.Q219] + [.G1060]*[.Q220] + [.G1061]*[.Q221] + [.G1062]*[.Q222] + [.G1063]*[.Q223] + [.G1064]*[.Q224] + [.G1065]*[.Q225] + [.G1066]*[.Q226] + [.G1067]*[.Q227] + [.G1068]*[.Q228] + [.G1069]*[.Q229] + [.G1070]*[.Q230] + [.G1071]*[.Q231] )" office:value-type="float" office:value="-0.897194401335162" calcext:value-type="float">
            <text:p>-0.89719440133516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473790239148592" calcext:value-type="float">
            <text:p>0.047379023914859</text:p>
          </table:table-cell>
          <table:table-cell table:style-name="ce25" table:formula="of:=TANH( [.G1051]*[.Q232] + [.G1052]*[.Q233] + [.G1053]*[.Q234] + [.G1054]*[.Q235] + [.G1055]*[.Q236] + [.G1056]*[.Q237] + [.G1057]*[.Q238] + [.G1058]*[.Q239] + [.G1059]*[.Q240] + [.G1060]*[.Q241] + [.G1061]*[.Q242] + [.G1062]*[.Q243] + [.G1063]*[.Q244] + [.G1064]*[.Q245] + [.G1065]*[.Q246] + [.G1066]*[.Q247] + [.G1067]*[.Q248] + [.G1068]*[.Q249] + [.G1069]*[.Q250] + [.G1070]*[.Q251] + [.G1071]*[.Q252] )" office:value-type="float" office:value="-0.466905935316618" calcext:value-type="float">
            <text:p>-0.46690593531661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6116816972974" calcext:value-type="float">
            <text:p>0.136116816972974</text:p>
          </table:table-cell>
          <table:table-cell table:style-name="ce25" table:formula="of:=TANH( [.G1051]*[.Q253] + [.G1052]*[.Q254] + [.G1053]*[.Q255] + [.G1054]*[.Q256] + [.G1055]*[.Q257] + [.G1056]*[.Q258] + [.G1057]*[.Q259] + [.G1058]*[.Q260] + [.G1059]*[.Q261] + [.G1060]*[.Q262] + [.G1061]*[.Q263] + [.G1062]*[.Q264] + [.G1063]*[.Q265] + [.G1064]*[.Q266] + [.G1065]*[.Q267] + [.G1066]*[.Q268] + [.G1067]*[.Q269] + [.G1068]*[.Q270] + [.G1069]*[.Q271] + [.G1070]*[.Q272] + [.G1071]*[.Q273] )" office:value-type="float" office:value="-0.292064490137764" calcext:value-type="float">
            <text:p>-0.29206449013776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09370032391923" calcext:value-type="float">
            <text:p>0.109370032391923</text:p>
          </table:table-cell>
          <table:table-cell table:style-name="ce25" table:formula="of:=TANH( [.G1051]*[.Q274] + [.G1052]*[.Q275] + [.G1053]*[.Q276] + [.G1054]*[.Q277] + [.G1055]*[.Q278] + [.G1056]*[.Q279] + [.G1057]*[.Q280] + [.G1058]*[.Q281] + [.G1059]*[.Q282] + [.G1060]*[.Q283] + [.G1061]*[.Q284] + [.G1062]*[.Q285] + [.G1063]*[.Q286] + [.G1064]*[.Q287] + [.G1065]*[.Q288] + [.G1066]*[.Q289] + [.G1067]*[.Q290] + [.G1068]*[.Q291] + [.G1069]*[.Q292] + [.G1070]*[.Q293] + [.G1071]*[.Q294] )" office:value-type="float" office:value="0.241333973384795" calcext:value-type="float">
            <text:p>0.24133397338479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1020486531591" calcext:value-type="float">
            <text:p>0.131020486531591</text:p>
          </table:table-cell>
          <table:table-cell table:style-name="ce25" table:formula="of:=TANH( [.G1051]*[.Q295] + [.G1052]*[.Q296] + [.G1053]*[.Q297] + [.G1054]*[.Q298] + [.G1055]*[.Q299] + [.G1056]*[.Q300] + [.G1057]*[.Q301] + [.G1058]*[.Q302] + [.G1059]*[.Q303] + [.G1060]*[.Q304] + [.G1061]*[.Q305] + [.G1062]*[.Q306] + [.G1063]*[.Q307] + [.G1064]*[.Q308] + [.G1065]*[.Q309] + [.G1066]*[.Q310] + [.G1067]*[.Q311] + [.G1068]*[.Q312] + [.G1069]*[.Q313] + [.G1070]*[.Q314] + [.G1071]*[.Q315] )" office:value-type="float" office:value="0.0539508054199474" calcext:value-type="float">
            <text:p>0.05395080541994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50629053948086" calcext:value-type="float">
            <text:p>0.150629053948086</text:p>
          </table:table-cell>
          <table:table-cell table:style-name="ce25" table:formula="of:=TANH( [.G1051]*[.Q316] + [.G1052]*[.Q317] + [.G1053]*[.Q318] + [.G1054]*[.Q319] + [.G1055]*[.Q320] + [.G1056]*[.Q321] + [.G1057]*[.Q322] + [.G1058]*[.Q323] + [.G1059]*[.Q324] + [.G1060]*[.Q325] + [.G1061]*[.Q326] + [.G1062]*[.Q327] + [.G1063]*[.Q328] + [.G1064]*[.Q329] + [.G1065]*[.Q330] + [.G1066]*[.Q331] + [.G1067]*[.Q332] + [.G1068]*[.Q333] + [.G1069]*[.Q334] + [.G1070]*[.Q335] + [.G1071]*[.Q336] )" office:value-type="float" office:value="0.0295602981582226" calcext:value-type="float">
            <text:p>0.02956029815822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49847893770014" calcext:value-type="float">
            <text:p>0.249847893770014</text:p>
          </table:table-cell>
          <table:table-cell table:style-name="ce25" table:formula="of:=TANH( [.G1051]*[.Q337] + [.G1052]*[.Q338] + [.G1053]*[.Q339] + [.G1054]*[.Q340] + [.G1055]*[.Q341] + [.G1056]*[.Q342] + [.G1057]*[.Q343] + [.G1058]*[.Q344] + [.G1059]*[.Q345] + [.G1060]*[.Q346] + [.G1061]*[.Q347] + [.G1062]*[.Q348] + [.G1063]*[.Q349] + [.G1064]*[.Q350] + [.G1065]*[.Q351] + [.G1066]*[.Q352] + [.G1067]*[.Q353] + [.G1068]*[.Q354] + [.G1069]*[.Q355] + [.G1070]*[.Q356] + [.G1071]*[.Q357] )" office:value-type="float" office:value="0.157155385398445" calcext:value-type="float">
            <text:p>0.15715538539844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89197872471988" calcext:value-type="float">
            <text:p>0.289197872471988</text:p>
          </table:table-cell>
          <table:table-cell table:style-name="ce25" table:formula="of:=TANH( [.G1051]*[.Q358] + [.G1052]*[.Q359] + [.G1053]*[.Q360] + [.G1054]*[.Q361] + [.G1055]*[.Q362] + [.G1056]*[.Q363] + [.G1057]*[.Q364] + [.G1058]*[.Q365] + [.G1059]*[.Q366] + [.G1060]*[.Q367] + [.G1061]*[.Q368] + [.G1062]*[.Q369] + [.G1063]*[.Q370] + [.G1064]*[.Q371] + [.G1065]*[.Q372] + [.G1066]*[.Q373] + [.G1067]*[.Q374] + [.G1068]*[.Q375] + [.G1069]*[.Q376] + [.G1070]*[.Q377] + [.G1071]*[.Q378] )" office:value-type="float" office:value="0.23298780182425" calcext:value-type="float">
            <text:p>0.2329878018242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17270830707118" calcext:value-type="float">
            <text:p>0.417270830707118</text:p>
          </table:table-cell>
          <table:table-cell table:style-name="ce25" table:formula="of:=TANH( [.G1051]*[.Q379] + [.G1052]*[.Q380] + [.G1053]*[.Q381] + [.G1054]*[.Q382] + [.G1055]*[.Q383] + [.G1056]*[.Q384] + [.G1057]*[.Q385] + [.G1058]*[.Q386] + [.G1059]*[.Q387] + [.G1060]*[.Q388] + [.G1061]*[.Q389] + [.G1062]*[.Q390] + [.G1063]*[.Q391] + [.G1064]*[.Q392] + [.G1065]*[.Q393] + [.G1066]*[.Q394] + [.G1067]*[.Q395] + [.G1068]*[.Q396] + [.G1069]*[.Q397] + [.G1070]*[.Q398] + [.G1071]*[.Q399] )" office:value-type="float" office:value="-0.601640382884167" calcext:value-type="float">
            <text:p>-0.60164038288416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5" calcext:value-type="float">
            <text:p>0.5</text:p>
          </table:table-cell>
          <table:table-cell table:style-name="ce25" table:formula="of:=TANH( [.G1051]*[.Q400] + [.G1052]*[.Q401] + [.G1053]*[.Q402] + [.G1054]*[.Q403] + [.G1055]*[.Q404] + [.G1056]*[.Q405] + [.G1057]*[.Q406] + [.G1058]*[.Q407] + [.G1059]*[.Q408] + [.G1060]*[.Q409] + [.G1061]*[.Q410] + [.G1062]*[.Q411] + [.G1063]*[.Q412] + [.G1064]*[.Q413] + [.G1065]*[.Q414] + [.G1066]*[.Q415] + [.G1067]*[.Q416] + [.G1068]*[.Q417] + [.G1069]*[.Q418] + [.G1070]*[.Q419] + [.G1071]*[.Q420] )" office:value-type="float" office:value="0.0687551749164878" calcext:value-type="float">
            <text:p>0.06875517491648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051]*[.Q421] + [.G1052]*[.Q422] + [.G1053]*[.Q423] + [.G1054]*[.Q424] + [.G1055]*[.Q425] + [.G1056]*[.Q426] + [.G1057]*[.Q427] + [.G1058]*[.Q428] + [.G1059]*[.Q429] + [.G1060]*[.Q430] + [.G1061]*[.Q431] + [.G1062]*[.Q432] + [.G1063]*[.Q433] + [.G1064]*[.Q434] + [.G1065]*[.Q435] + [.G1066]*[.Q436] + [.G1067]*[.Q437] + [.G1068]*[.Q438] + [.G1069]*[.Q439] + [.G1070]*[.Q440] + [.G1071]*[.Q441] )" office:value-type="float" office:value="-0.19201419239612" calcext:value-type="float">
            <text:p>-0.19201419239612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051]*[.Q442] + [.G1052]*[.Q443] + [.G1053]*[.Q444] + [.G1054]*[.Q445] + [.G1055]*[.Q446] + [.G1056]*[.Q447] + [.G1057]*[.Q448] + [.G1058]*[.Q449] + [.G1059]*[.Q450] + [.G1060]*[.Q451] + [.G1061]*[.Q452] + [.G1062]*[.Q453] + [.G1063]*[.Q454] + [.G1064]*[.Q455] + [.G1065]*[.Q456] + [.G1066]*[.Q457] + [.G1067]*[.Q458] + [.G1068]*[.Q459] + [.G1069]*[.Q460] + [.G1070]*[.Q461] + [.G1071]*[.Q462] )" office:value-type="float" office:value="0.913666081446811" calcext:value-type="float">
            <text:p>0.91366608144681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051]*[.Q463] + [.G1052]*[.Q464] + [.G1053]*[.Q465] + [.G1054]*[.Q466] + [.G1055]*[.Q467] + [.G1056]*[.Q468] + [.G1057]*[.Q469] + [.G1058]*[.Q470] + [.G1059]*[.Q471] + [.G1060]*[.Q472] + [.G1061]*[.Q473] + [.G1062]*[.Q474] + [.G1063]*[.Q475] + [.G1064]*[.Q476] + [.G1065]*[.Q477] + [.G1066]*[.Q478] + [.G1067]*[.Q479] + [.G1068]*[.Q480] + [.G1069]*[.Q481] + [.G1070]*[.Q482] + [.G1071]*[.Q483] )" office:value-type="float" office:value="-0.235280724298853" calcext:value-type="float">
            <text:p>-0.235280724298853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280614400026913" calcext:value-type="float">
            <text:p>-0.280614400026913</text:p>
          </table:table-cell>
          <table:table-cell table:style-name="ce25" table:formula="of:=TANH( [.G1076]*[.Q1] + [.G1077]*[.Q2] + [.G1078]*[.Q3] + [.G1079]*[.Q4] + [.G1080]*[.Q5] + [.G1081]*[.Q6] + [.G1082]*[.Q7] + [.G1083]*[.Q8] + [.G1084]*[.Q9] + [.G1085]*[.Q10] + [.G1086]*[.Q11] + [.G1087]*[.Q12] + [.G1088]*[.Q13] + [.G1089]*[.Q14] + [.G1090]*[.Q15] + [.G1091]*[.Q16] + [.G1092]*[.Q17] + [.G1093]*[.Q18] + [.G1094]*[.Q19] + [.G1095]*[.Q20] + [.G1096]*[.Q21] )" office:value-type="float" office:value="0.0320203942398298" calcext:value-type="float">
            <text:p>0.03202039423983</text:p>
          </table:table-cell>
          <table:table-cell table:style-name="ce28" table:formula="of:=TANH( [.H1076]*[.S1] + [.H1077]*[.S2] + [.H1078]*[.S3] + [.H1079]*[.S4] + [.H1080]*[.S5] + [.H1081]*[.S6] + [.H1082]*[.S7] + [.H1083]*[.S8] + [.H1084]*[.S9] + [.H1085]*[.S10] + [.H1086]*[.S11] + [.H1087]*[.S12] + [.H1088]*[.S13] + [.H1089]*[.S14] + [.H1090]*[.S15] + [.H1091]*[.S16] + [.H1092]*[.S17] + [.H1093]*[.S18] + [.H1094]*[.S19] + [.H1095]*[.S20] + [.H1096]*[.S21] + [.H1097]*[.S22] + [.H1098]*[.S23] + [.H1099]*[.S24] )" office:value-type="float" office:value="0.445069992830248" calcext:value-type="float">
            <text:p>0.445069992830248</text:p>
          </table:table-cell>
          <table:table-cell table:style-name="ce29" office:value-type="float" office:value="0.370848741390355" calcext:value-type="float">
            <text:p>0.370848741390355</text:p>
          </table:table-cell>
          <table:table-cell table:style-name="ce30" table:formula="of:= ([.J1077]-[.I1077]) * ([.J1077]-[.I1077])" office:value-type="float" office:value="0.00550879416530384" calcext:value-type="float">
            <text:p>0.005508794165304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262128076589938" calcext:value-type="float">
            <text:p>-0.262128076589938</text:p>
          </table:table-cell>
          <table:table-cell table:style-name="ce25" table:formula="of:=TANH( [.G1076]*[.Q22] + [.G1077]*[.Q23] + [.G1078]*[.Q24] + [.G1079]*[.Q25] + [.G1080]*[.Q26] + [.G1081]*[.Q27] + [.G1082]*[.Q28] + [.G1083]*[.Q29] + [.G1084]*[.Q30] + [.G1085]*[.Q31] + [.G1086]*[.Q32] + [.G1087]*[.Q33] + [.G1088]*[.Q34] + [.G1089]*[.Q35] + [.G1090]*[.Q36] + [.G1091]*[.Q37] + [.G1092]*[.Q38] + [.G1093]*[.Q39] + [.G1094]*[.Q40] + [.G1095]*[.Q41] + [.G1096]*[.Q42] )" office:value-type="float" office:value="-0.0521324316081916" calcext:value-type="float">
            <text:p>-0.052132431608192</text:p>
          </table:table-cell>
          <table:table-cell table:style-name="ce28" table:formula="of:=TANH( [.H1076]*[.S25] + [.H1077]*[.S26] + [.H1078]*[.S27] + [.H1079]*[.S28] + [.H1080]*[.S29] + [.H1081]*[.S30] + [.H1082]*[.S31] + [.H1083]*[.S32] + [.H1084]*[.S33] + [.H1085]*[.S34] + [.H1086]*[.S35] + [.H1087]*[.S36] + [.H1088]*[.S37] + [.H1089]*[.S38] + [.H1090]*[.S39] + [.H1091]*[.S40] + [.H1092]*[.S41] + [.H1093]*[.S42] + [.H1094]*[.S43] + [.H1095]*[.S44] + [.H1096]*[.S45] + [.H1097]*[.S46] + [.H1098]*[.S47] + [.H1099]*[.S48] )" office:value-type="float" office:value="0.416261551269436" calcext:value-type="float">
            <text:p>0.416261551269436</text:p>
          </table:table-cell>
          <table:table-cell table:style-name="ce29" office:value-type="float" office:value="0.379503032041846" calcext:value-type="float">
            <text:p>0.379503032041846</text:p>
          </table:table-cell>
          <table:table-cell table:style-name="ce30" table:formula="of:= ([.J1078]-[.I1078]) * ([.J1078]-[.I1078])" office:value-type="float" office:value="0.00135118873580513" calcext:value-type="float">
            <text:p>0.00135118873580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218668061495434" calcext:value-type="float">
            <text:p>-0.218668061495434</text:p>
          </table:table-cell>
          <table:table-cell table:style-name="ce25" table:formula="of:=TANH( [.G1076]*[.Q43] + [.G1077]*[.Q44] + [.G1078]*[.Q45] + [.G1079]*[.Q46] + [.G1080]*[.Q47] + [.G1081]*[.Q48] + [.G1082]*[.Q49] + [.G1083]*[.Q50] + [.G1084]*[.Q51] + [.G1085]*[.Q52] + [.G1086]*[.Q53] + [.G1087]*[.Q54] + [.G1088]*[.Q55] + [.G1089]*[.Q56] + [.G1090]*[.Q57] + [.G1091]*[.Q58] + [.G1092]*[.Q59] + [.G1093]*[.Q60] + [.G1094]*[.Q61] + [.G1095]*[.Q62] + [.G1096]*[.Q63] )" office:value-type="float" office:value="0.546438081677981" calcext:value-type="float">
            <text:p>0.546438081677981</text:p>
          </table:table-cell>
          <table:table-cell table:style-name="ce28" table:formula="of:=TANH( [.H1076]*[.S49] + [.H1077]*[.S50] + [.H1078]*[.S51] + [.H1079]*[.S52] + [.H1080]*[.S53] + [.H1081]*[.S54] + [.H1082]*[.S55] + [.H1083]*[.S56] + [.H1084]*[.S57] + [.H1085]*[.S58] + [.H1086]*[.S59] + [.H1087]*[.S60] + [.H1088]*[.S61] + [.H1089]*[.S62] + [.H1090]*[.S63] + [.H1091]*[.S64] + [.H1092]*[.S65] + [.H1093]*[.S66] + [.H1094]*[.S67] + [.H1095]*[.S68] + [.H1096]*[.S69] + [.H1097]*[.S70] + [.H1098]*[.S71] + [.H1099]*[.S72] )" office:value-type="float" office:value="0.351197400444227" calcext:value-type="float">
            <text:p>0.351197400444227</text:p>
          </table:table-cell>
          <table:table-cell table:style-name="ce29" office:value-type="float" office:value="0.420063227947368" calcext:value-type="float">
            <text:p>0.420063227947368</text:p>
          </table:table-cell>
          <table:table-cell table:style-name="ce30" table:formula="of:= ([.J1079]-[.I1079]) * ([.J1079]-[.I1079])" office:value-type="float" office:value="0.00474250219769234" calcext:value-type="float">
            <text:p>0.004742502197692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212790676004221" calcext:value-type="float">
            <text:p>-0.212790676004221</text:p>
          </table:table-cell>
          <table:table-cell table:style-name="ce25" table:formula="of:=TANH( [.G1076]*[.Q64] + [.G1077]*[.Q65] + [.G1078]*[.Q66] + [.G1079]*[.Q67] + [.G1080]*[.Q68] + [.G1081]*[.Q69] + [.G1082]*[.Q70] + [.G1083]*[.Q71] + [.G1084]*[.Q72] + [.G1085]*[.Q73] + [.G1086]*[.Q74] + [.G1087]*[.Q75] + [.G1088]*[.Q76] + [.G1089]*[.Q77] + [.G1090]*[.Q78] + [.G1091]*[.Q79] + [.G1092]*[.Q80] + [.G1093]*[.Q81] + [.G1094]*[.Q82] + [.G1095]*[.Q83] + [.G1096]*[.Q84] )" office:value-type="float" office:value="-0.0194151536806987" calcext:value-type="float">
            <text:p>-0.01941515368069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202170104949524" calcext:value-type="float">
            <text:p>-0.202170104949524</text:p>
          </table:table-cell>
          <table:table-cell table:style-name="ce25" table:formula="of:=TANH( [.G1076]*[.Q85] + [.G1077]*[.Q86] + [.G1078]*[.Q87] + [.G1079]*[.Q88] + [.G1080]*[.Q89] + [.G1081]*[.Q90] + [.G1082]*[.Q91] + [.G1083]*[.Q92] + [.G1084]*[.Q93] + [.G1085]*[.Q94] + [.G1086]*[.Q95] + [.G1087]*[.Q96] + [.G1088]*[.Q97] + [.G1089]*[.Q98] + [.G1090]*[.Q99] + [.G1091]*[.Q100] + [.G1092]*[.Q101] + [.G1093]*[.Q102] + [.G1094]*[.Q103] + [.G1095]*[.Q104] + [.G1096]*[.Q105] )" office:value-type="float" office:value="-0.266667011655084" calcext:value-type="float">
            <text:p>-0.26666701165508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85845829815918" calcext:value-type="float">
            <text:p>-0.185845829815918</text:p>
          </table:table-cell>
          <table:table-cell table:style-name="ce25" table:formula="of:=TANH( [.G1076]*[.Q106] + [.G1077]*[.Q107] + [.G1078]*[.Q108] + [.G1079]*[.Q109] + [.G1080]*[.Q110] + [.G1081]*[.Q111] + [.G1082]*[.Q112] + [.G1083]*[.Q113] + [.G1084]*[.Q114] + [.G1085]*[.Q115] + [.G1086]*[.Q116] + [.G1087]*[.Q117] + [.G1088]*[.Q118] + [.G1089]*[.Q119] + [.G1090]*[.Q120] + [.G1091]*[.Q121] + [.G1092]*[.Q122] + [.G1093]*[.Q123] + [.G1094]*[.Q124] + [.G1095]*[.Q125] + [.G1096]*[.Q126] )" office:value-type="float" office:value="0.0910347511448358" calcext:value-type="float">
            <text:p>0.09103475114483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15787174947061" calcext:value-type="float">
            <text:p>-0.115787174947061</text:p>
          </table:table-cell>
          <table:table-cell table:style-name="ce25" table:formula="of:=TANH( [.G1076]*[.Q127] + [.G1077]*[.Q128] + [.G1078]*[.Q129] + [.G1079]*[.Q130] + [.G1080]*[.Q131] + [.G1081]*[.Q132] + [.G1082]*[.Q133] + [.G1083]*[.Q134] + [.G1084]*[.Q135] + [.G1085]*[.Q136] + [.G1086]*[.Q137] + [.G1087]*[.Q138] + [.G1088]*[.Q139] + [.G1089]*[.Q140] + [.G1090]*[.Q141] + [.G1091]*[.Q142] + [.G1092]*[.Q143] + [.G1093]*[.Q144] + [.G1094]*[.Q145] + [.G1095]*[.Q146] + [.G1096]*[.Q147] )" office:value-type="float" office:value="-0.196587682420948" calcext:value-type="float">
            <text:p>-0.19658768242094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591533869786821" calcext:value-type="float">
            <text:p>0.059153386978682</text:p>
          </table:table-cell>
          <table:table-cell table:style-name="ce25" table:formula="of:=TANH( [.G1076]*[.Q148] + [.G1077]*[.Q149] + [.G1078]*[.Q150] + [.G1079]*[.Q151] + [.G1080]*[.Q152] + [.G1081]*[.Q153] + [.G1082]*[.Q154] + [.G1083]*[.Q155] + [.G1084]*[.Q156] + [.G1085]*[.Q157] + [.G1086]*[.Q158] + [.G1087]*[.Q159] + [.G1088]*[.Q160] + [.G1089]*[.Q161] + [.G1090]*[.Q162] + [.G1091]*[.Q163] + [.G1092]*[.Q164] + [.G1093]*[.Q165] + [.G1094]*[.Q166] + [.G1095]*[.Q167] + [.G1096]*[.Q168] )" office:value-type="float" office:value="0.0229387505952594" calcext:value-type="float">
            <text:p>0.0229387505952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95774590140825" calcext:value-type="float">
            <text:p>-0.095774590140825</text:p>
          </table:table-cell>
          <table:table-cell table:style-name="ce25" table:formula="of:=TANH( [.G1076]*[.Q169] + [.G1077]*[.Q170] + [.G1078]*[.Q171] + [.G1079]*[.Q172] + [.G1080]*[.Q173] + [.G1081]*[.Q174] + [.G1082]*[.Q175] + [.G1083]*[.Q176] + [.G1084]*[.Q177] + [.G1085]*[.Q178] + [.G1086]*[.Q179] + [.G1087]*[.Q180] + [.G1088]*[.Q181] + [.G1089]*[.Q182] + [.G1090]*[.Q183] + [.G1091]*[.Q184] + [.G1092]*[.Q185] + [.G1093]*[.Q186] + [.G1094]*[.Q187] + [.G1095]*[.Q188] + [.G1096]*[.Q189] )" office:value-type="float" office:value="-0.0254729243321154" calcext:value-type="float">
            <text:p>-0.02547292433211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545131888635551" calcext:value-type="float">
            <text:p>-0.054513188863555</text:p>
          </table:table-cell>
          <table:table-cell table:style-name="ce25" table:formula="of:=TANH( [.G1076]*[.Q190] + [.G1077]*[.Q191] + [.G1078]*[.Q192] + [.G1079]*[.Q193] + [.G1080]*[.Q194] + [.G1081]*[.Q195] + [.G1082]*[.Q196] + [.G1083]*[.Q197] + [.G1084]*[.Q198] + [.G1085]*[.Q199] + [.G1086]*[.Q200] + [.G1087]*[.Q201] + [.G1088]*[.Q202] + [.G1089]*[.Q203] + [.G1090]*[.Q204] + [.G1091]*[.Q205] + [.G1092]*[.Q206] + [.G1093]*[.Q207] + [.G1094]*[.Q208] + [.G1095]*[.Q209] + [.G1096]*[.Q210] )" office:value-type="float" office:value="-0.00287893185287279" calcext:value-type="float">
            <text:p>-0.00287893185287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473790239148592" calcext:value-type="float">
            <text:p>0.047379023914859</text:p>
          </table:table-cell>
          <table:table-cell table:style-name="ce25" table:formula="of:=TANH( [.G1076]*[.Q211] + [.G1077]*[.Q212] + [.G1078]*[.Q213] + [.G1079]*[.Q214] + [.G1080]*[.Q215] + [.G1081]*[.Q216] + [.G1082]*[.Q217] + [.G1083]*[.Q218] + [.G1084]*[.Q219] + [.G1085]*[.Q220] + [.G1086]*[.Q221] + [.G1087]*[.Q222] + [.G1088]*[.Q223] + [.G1089]*[.Q224] + [.G1090]*[.Q225] + [.G1091]*[.Q226] + [.G1092]*[.Q227] + [.G1093]*[.Q228] + [.G1094]*[.Q229] + [.G1095]*[.Q230] + [.G1096]*[.Q231] )" office:value-type="float" office:value="-0.868937174136568" calcext:value-type="float">
            <text:p>-0.86893717413656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6116816972974" calcext:value-type="float">
            <text:p>0.136116816972974</text:p>
          </table:table-cell>
          <table:table-cell table:style-name="ce25" table:formula="of:=TANH( [.G1076]*[.Q232] + [.G1077]*[.Q233] + [.G1078]*[.Q234] + [.G1079]*[.Q235] + [.G1080]*[.Q236] + [.G1081]*[.Q237] + [.G1082]*[.Q238] + [.G1083]*[.Q239] + [.G1084]*[.Q240] + [.G1085]*[.Q241] + [.G1086]*[.Q242] + [.G1087]*[.Q243] + [.G1088]*[.Q244] + [.G1089]*[.Q245] + [.G1090]*[.Q246] + [.G1091]*[.Q247] + [.G1092]*[.Q248] + [.G1093]*[.Q249] + [.G1094]*[.Q250] + [.G1095]*[.Q251] + [.G1096]*[.Q252] )" office:value-type="float" office:value="-0.277813117604202" calcext:value-type="float">
            <text:p>-0.27781311760420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09370032391923" calcext:value-type="float">
            <text:p>0.109370032391923</text:p>
          </table:table-cell>
          <table:table-cell table:style-name="ce25" table:formula="of:=TANH( [.G1076]*[.Q253] + [.G1077]*[.Q254] + [.G1078]*[.Q255] + [.G1079]*[.Q256] + [.G1080]*[.Q257] + [.G1081]*[.Q258] + [.G1082]*[.Q259] + [.G1083]*[.Q260] + [.G1084]*[.Q261] + [.G1085]*[.Q262] + [.G1086]*[.Q263] + [.G1087]*[.Q264] + [.G1088]*[.Q265] + [.G1089]*[.Q266] + [.G1090]*[.Q267] + [.G1091]*[.Q268] + [.G1092]*[.Q269] + [.G1093]*[.Q270] + [.G1094]*[.Q271] + [.G1095]*[.Q272] + [.G1096]*[.Q273] )" office:value-type="float" office:value="0.0488666708353663" calcext:value-type="float">
            <text:p>0.04886667083536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1020486531591" calcext:value-type="float">
            <text:p>0.131020486531591</text:p>
          </table:table-cell>
          <table:table-cell table:style-name="ce25" table:formula="of:=TANH( [.G1076]*[.Q274] + [.G1077]*[.Q275] + [.G1078]*[.Q276] + [.G1079]*[.Q277] + [.G1080]*[.Q278] + [.G1081]*[.Q279] + [.G1082]*[.Q280] + [.G1083]*[.Q281] + [.G1084]*[.Q282] + [.G1085]*[.Q283] + [.G1086]*[.Q284] + [.G1087]*[.Q285] + [.G1088]*[.Q286] + [.G1089]*[.Q287] + [.G1090]*[.Q288] + [.G1091]*[.Q289] + [.G1092]*[.Q290] + [.G1093]*[.Q291] + [.G1094]*[.Q292] + [.G1095]*[.Q293] + [.G1096]*[.Q294] )" office:value-type="float" office:value="0.270968159716538" calcext:value-type="float">
            <text:p>0.27096815971653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50629053948086" calcext:value-type="float">
            <text:p>0.150629053948086</text:p>
          </table:table-cell>
          <table:table-cell table:style-name="ce25" table:formula="of:=TANH( [.G1076]*[.Q295] + [.G1077]*[.Q296] + [.G1078]*[.Q297] + [.G1079]*[.Q298] + [.G1080]*[.Q299] + [.G1081]*[.Q300] + [.G1082]*[.Q301] + [.G1083]*[.Q302] + [.G1084]*[.Q303] + [.G1085]*[.Q304] + [.G1086]*[.Q305] + [.G1087]*[.Q306] + [.G1088]*[.Q307] + [.G1089]*[.Q308] + [.G1090]*[.Q309] + [.G1091]*[.Q310] + [.G1092]*[.Q311] + [.G1093]*[.Q312] + [.G1094]*[.Q313] + [.G1095]*[.Q314] + [.G1096]*[.Q315] )" office:value-type="float" office:value="-0.0373348658778434" calcext:value-type="float">
            <text:p>-0.03733486587784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49847893770014" calcext:value-type="float">
            <text:p>0.249847893770014</text:p>
          </table:table-cell>
          <table:table-cell table:style-name="ce25" table:formula="of:=TANH( [.G1076]*[.Q316] + [.G1077]*[.Q317] + [.G1078]*[.Q318] + [.G1079]*[.Q319] + [.G1080]*[.Q320] + [.G1081]*[.Q321] + [.G1082]*[.Q322] + [.G1083]*[.Q323] + [.G1084]*[.Q324] + [.G1085]*[.Q325] + [.G1086]*[.Q326] + [.G1087]*[.Q327] + [.G1088]*[.Q328] + [.G1089]*[.Q329] + [.G1090]*[.Q330] + [.G1091]*[.Q331] + [.G1092]*[.Q332] + [.G1093]*[.Q333] + [.G1094]*[.Q334] + [.G1095]*[.Q335] + [.G1096]*[.Q336] )" office:value-type="float" office:value="0.0309072811156711" calcext:value-type="float">
            <text:p>0.03090728111567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89197872471988" calcext:value-type="float">
            <text:p>0.289197872471988</text:p>
          </table:table-cell>
          <table:table-cell table:style-name="ce25" table:formula="of:=TANH( [.G1076]*[.Q337] + [.G1077]*[.Q338] + [.G1078]*[.Q339] + [.G1079]*[.Q340] + [.G1080]*[.Q341] + [.G1081]*[.Q342] + [.G1082]*[.Q343] + [.G1083]*[.Q344] + [.G1084]*[.Q345] + [.G1085]*[.Q346] + [.G1086]*[.Q347] + [.G1087]*[.Q348] + [.G1088]*[.Q349] + [.G1089]*[.Q350] + [.G1090]*[.Q351] + [.G1091]*[.Q352] + [.G1092]*[.Q353] + [.G1093]*[.Q354] + [.G1094]*[.Q355] + [.G1095]*[.Q356] + [.G1096]*[.Q357] )" office:value-type="float" office:value="0.12927427883356" calcext:value-type="float">
            <text:p>0.1292742788335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17270830707118" calcext:value-type="float">
            <text:p>0.417270830707118</text:p>
          </table:table-cell>
          <table:table-cell table:style-name="ce25" table:formula="of:=TANH( [.G1076]*[.Q358] + [.G1077]*[.Q359] + [.G1078]*[.Q360] + [.G1079]*[.Q361] + [.G1080]*[.Q362] + [.G1081]*[.Q363] + [.G1082]*[.Q364] + [.G1083]*[.Q365] + [.G1084]*[.Q366] + [.G1085]*[.Q367] + [.G1086]*[.Q368] + [.G1087]*[.Q369] + [.G1088]*[.Q370] + [.G1089]*[.Q371] + [.G1090]*[.Q372] + [.G1091]*[.Q373] + [.G1092]*[.Q374] + [.G1093]*[.Q375] + [.G1094]*[.Q376] + [.G1095]*[.Q377] + [.G1096]*[.Q378] )" office:value-type="float" office:value="0.372662194785768" calcext:value-type="float">
            <text:p>0.37266219478576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5" calcext:value-type="float">
            <text:p>0.5</text:p>
          </table:table-cell>
          <table:table-cell table:style-name="ce25" table:formula="of:=TANH( [.G1076]*[.Q379] + [.G1077]*[.Q380] + [.G1078]*[.Q381] + [.G1079]*[.Q382] + [.G1080]*[.Q383] + [.G1081]*[.Q384] + [.G1082]*[.Q385] + [.G1083]*[.Q386] + [.G1084]*[.Q387] + [.G1085]*[.Q388] + [.G1086]*[.Q389] + [.G1087]*[.Q390] + [.G1088]*[.Q391] + [.G1089]*[.Q392] + [.G1090]*[.Q393] + [.G1091]*[.Q394] + [.G1092]*[.Q395] + [.G1093]*[.Q396] + [.G1094]*[.Q397] + [.G1095]*[.Q398] + [.G1096]*[.Q399] )" office:value-type="float" office:value="-0.628262893311457" calcext:value-type="float">
            <text:p>-0.62826289331145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47047220070013" calcext:value-type="float">
            <text:p>0.447047220070013</text:p>
          </table:table-cell>
          <table:table-cell table:style-name="ce25" table:formula="of:=TANH( [.G1076]*[.Q400] + [.G1077]*[.Q401] + [.G1078]*[.Q402] + [.G1079]*[.Q403] + [.G1080]*[.Q404] + [.G1081]*[.Q405] + [.G1082]*[.Q406] + [.G1083]*[.Q407] + [.G1084]*[.Q408] + [.G1085]*[.Q409] + [.G1086]*[.Q410] + [.G1087]*[.Q411] + [.G1088]*[.Q412] + [.G1089]*[.Q413] + [.G1090]*[.Q414] + [.G1091]*[.Q415] + [.G1092]*[.Q416] + [.G1093]*[.Q417] + [.G1094]*[.Q418] + [.G1095]*[.Q419] + [.G1096]*[.Q420] )" office:value-type="float" office:value="0.0762594351762481" calcext:value-type="float">
            <text:p>0.07625943517624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076]*[.Q421] + [.G1077]*[.Q422] + [.G1078]*[.Q423] + [.G1079]*[.Q424] + [.G1080]*[.Q425] + [.G1081]*[.Q426] + [.G1082]*[.Q427] + [.G1083]*[.Q428] + [.G1084]*[.Q429] + [.G1085]*[.Q430] + [.G1086]*[.Q431] + [.G1087]*[.Q432] + [.G1088]*[.Q433] + [.G1089]*[.Q434] + [.G1090]*[.Q435] + [.G1091]*[.Q436] + [.G1092]*[.Q437] + [.G1093]*[.Q438] + [.G1094]*[.Q439] + [.G1095]*[.Q440] + [.G1096]*[.Q441] )" office:value-type="float" office:value="-0.233065624003297" calcext:value-type="float">
            <text:p>-0.233065624003297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076]*[.Q442] + [.G1077]*[.Q443] + [.G1078]*[.Q444] + [.G1079]*[.Q445] + [.G1080]*[.Q446] + [.G1081]*[.Q447] + [.G1082]*[.Q448] + [.G1083]*[.Q449] + [.G1084]*[.Q450] + [.G1085]*[.Q451] + [.G1086]*[.Q452] + [.G1087]*[.Q453] + [.G1088]*[.Q454] + [.G1089]*[.Q455] + [.G1090]*[.Q456] + [.G1091]*[.Q457] + [.G1092]*[.Q458] + [.G1093]*[.Q459] + [.G1094]*[.Q460] + [.G1095]*[.Q461] + [.G1096]*[.Q462] )" office:value-type="float" office:value="0.947187723747781" calcext:value-type="float">
            <text:p>0.94718772374778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076]*[.Q463] + [.G1077]*[.Q464] + [.G1078]*[.Q465] + [.G1079]*[.Q466] + [.G1080]*[.Q467] + [.G1081]*[.Q468] + [.G1082]*[.Q469] + [.G1083]*[.Q470] + [.G1084]*[.Q471] + [.G1085]*[.Q472] + [.G1086]*[.Q473] + [.G1087]*[.Q474] + [.G1088]*[.Q475] + [.G1089]*[.Q476] + [.G1090]*[.Q477] + [.G1091]*[.Q478] + [.G1092]*[.Q479] + [.G1093]*[.Q480] + [.G1094]*[.Q481] + [.G1095]*[.Q482] + [.G1096]*[.Q483] )" office:value-type="float" office:value="-0.21649427951089" calcext:value-type="float">
            <text:p>-0.2164942795108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262128076589938" calcext:value-type="float">
            <text:p>-0.262128076589938</text:p>
          </table:table-cell>
          <table:table-cell table:style-name="ce25" table:formula="of:=TANH( [.G1101]*[.Q1] + [.G1102]*[.Q2] + [.G1103]*[.Q3] + [.G1104]*[.Q4] + [.G1105]*[.Q5] + [.G1106]*[.Q6] + [.G1107]*[.Q7] + [.G1108]*[.Q8] + [.G1109]*[.Q9] + [.G1110]*[.Q10] + [.G1111]*[.Q11] + [.G1112]*[.Q12] + [.G1113]*[.Q13] + [.G1114]*[.Q14] + [.G1115]*[.Q15] + [.G1116]*[.Q16] + [.G1117]*[.Q17] + [.G1118]*[.Q18] + [.G1119]*[.Q19] + [.G1120]*[.Q20] + [.G1121]*[.Q21] )" office:value-type="float" office:value="0.0314949514636942" calcext:value-type="float">
            <text:p>0.031494951463694</text:p>
          </table:table-cell>
          <table:table-cell table:style-name="ce28" table:formula="of:=TANH( [.H1101]*[.S1] + [.H1102]*[.S2] + [.H1103]*[.S3] + [.H1104]*[.S4] + [.H1105]*[.S5] + [.H1106]*[.S6] + [.H1107]*[.S7] + [.H1108]*[.S8] + [.H1109]*[.S9] + [.H1110]*[.S10] + [.H1111]*[.S11] + [.H1112]*[.S12] + [.H1113]*[.S13] + [.H1114]*[.S14] + [.H1115]*[.S15] + [.H1116]*[.S16] + [.H1117]*[.S17] + [.H1118]*[.S18] + [.H1119]*[.S19] + [.H1120]*[.S20] + [.H1121]*[.S21] + [.H1122]*[.S22] + [.H1123]*[.S23] + [.H1124]*[.S24] )" office:value-type="float" office:value="0.311791458265341" calcext:value-type="float">
            <text:p>0.311791458265341</text:p>
          </table:table-cell>
          <table:table-cell table:style-name="ce29" office:value-type="float" office:value="0.379503032041846" calcext:value-type="float">
            <text:p>0.379503032041846</text:p>
          </table:table-cell>
          <table:table-cell table:style-name="ce30" table:formula="of:= ([.J1102]-[.I1102]) * ([.J1102]-[.I1102])" office:value-type="float" office:value="0.00458485722329101" calcext:value-type="float">
            <text:p>0.004584857223291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218668061495434" calcext:value-type="float">
            <text:p>-0.218668061495434</text:p>
          </table:table-cell>
          <table:table-cell table:style-name="ce25" table:formula="of:=TANH( [.G1101]*[.Q22] + [.G1102]*[.Q23] + [.G1103]*[.Q24] + [.G1104]*[.Q25] + [.G1105]*[.Q26] + [.G1106]*[.Q27] + [.G1107]*[.Q28] + [.G1108]*[.Q29] + [.G1109]*[.Q30] + [.G1110]*[.Q31] + [.G1111]*[.Q32] + [.G1112]*[.Q33] + [.G1113]*[.Q34] + [.G1114]*[.Q35] + [.G1115]*[.Q36] + [.G1116]*[.Q37] + [.G1117]*[.Q38] + [.G1118]*[.Q39] + [.G1119]*[.Q40] + [.G1120]*[.Q41] + [.G1121]*[.Q42] )" office:value-type="float" office:value="-0.0675616474864906" calcext:value-type="float">
            <text:p>-0.067561647486491</text:p>
          </table:table-cell>
          <table:table-cell table:style-name="ce28" table:formula="of:=TANH( [.H1101]*[.S25] + [.H1102]*[.S26] + [.H1103]*[.S27] + [.H1104]*[.S28] + [.H1105]*[.S29] + [.H1106]*[.S30] + [.H1107]*[.S31] + [.H1108]*[.S32] + [.H1109]*[.S33] + [.H1110]*[.S34] + [.H1111]*[.S35] + [.H1112]*[.S36] + [.H1113]*[.S37] + [.H1114]*[.S38] + [.H1115]*[.S39] + [.H1116]*[.S40] + [.H1117]*[.S41] + [.H1118]*[.S42] + [.H1119]*[.S43] + [.H1120]*[.S44] + [.H1121]*[.S45] + [.H1122]*[.S46] + [.H1123]*[.S47] + [.H1124]*[.S48] )" office:value-type="float" office:value="0.319424534427932" calcext:value-type="float">
            <text:p>0.319424534427932</text:p>
          </table:table-cell>
          <table:table-cell table:style-name="ce29" office:value-type="float" office:value="0.420063227947368" calcext:value-type="float">
            <text:p>0.420063227947368</text:p>
          </table:table-cell>
          <table:table-cell table:style-name="ce30" table:formula="of:= ([.J1103]-[.I1103]) * ([.J1103]-[.I1103])" office:value-type="float" office:value="0.0101281466332989" calcext:value-type="float">
            <text:p>0.010128146633299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212790676004221" calcext:value-type="float">
            <text:p>-0.212790676004221</text:p>
          </table:table-cell>
          <table:table-cell table:style-name="ce25" table:formula="of:=TANH( [.G1101]*[.Q43] + [.G1102]*[.Q44] + [.G1103]*[.Q45] + [.G1104]*[.Q46] + [.G1105]*[.Q47] + [.G1106]*[.Q48] + [.G1107]*[.Q49] + [.G1108]*[.Q50] + [.G1109]*[.Q51] + [.G1110]*[.Q52] + [.G1111]*[.Q53] + [.G1112]*[.Q54] + [.G1113]*[.Q55] + [.G1114]*[.Q56] + [.G1115]*[.Q57] + [.G1116]*[.Q58] + [.G1117]*[.Q59] + [.G1118]*[.Q60] + [.G1119]*[.Q61] + [.G1120]*[.Q62] + [.G1121]*[.Q63] )" office:value-type="float" office:value="-0.204493687799019" calcext:value-type="float">
            <text:p>-0.204493687799019</text:p>
          </table:table-cell>
          <table:table-cell table:style-name="ce28" table:formula="of:=TANH( [.H1101]*[.S49] + [.H1102]*[.S50] + [.H1103]*[.S51] + [.H1104]*[.S52] + [.H1105]*[.S53] + [.H1106]*[.S54] + [.H1107]*[.S55] + [.H1108]*[.S56] + [.H1109]*[.S57] + [.H1110]*[.S58] + [.H1111]*[.S59] + [.H1112]*[.S60] + [.H1113]*[.S61] + [.H1114]*[.S62] + [.H1115]*[.S63] + [.H1116]*[.S64] + [.H1117]*[.S65] + [.H1118]*[.S66] + [.H1119]*[.S67] + [.H1120]*[.S68] + [.H1121]*[.S69] + [.H1122]*[.S70] + [.H1123]*[.S71] + [.H1124]*[.S72] )" office:value-type="float" office:value="0.384260902059199" calcext:value-type="float">
            <text:p>0.384260902059199</text:p>
          </table:table-cell>
          <table:table-cell table:style-name="ce29" office:value-type="float" office:value="0.485095586898001" calcext:value-type="float">
            <text:p>0.485095586898001</text:p>
          </table:table-cell>
          <table:table-cell table:style-name="ce30" table:formula="of:= ([.J1104]-[.I1104]) * ([.J1104]-[.I1104])" office:value-type="float" office:value="0.0101676336665405" calcext:value-type="float">
            <text:p>0.010167633666541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202170104949524" calcext:value-type="float">
            <text:p>-0.202170104949524</text:p>
          </table:table-cell>
          <table:table-cell table:style-name="ce25" table:formula="of:=TANH( [.G1101]*[.Q64] + [.G1102]*[.Q65] + [.G1103]*[.Q66] + [.G1104]*[.Q67] + [.G1105]*[.Q68] + [.G1106]*[.Q69] + [.G1107]*[.Q70] + [.G1108]*[.Q71] + [.G1109]*[.Q72] + [.G1110]*[.Q73] + [.G1111]*[.Q74] + [.G1112]*[.Q75] + [.G1113]*[.Q76] + [.G1114]*[.Q77] + [.G1115]*[.Q78] + [.G1116]*[.Q79] + [.G1117]*[.Q80] + [.G1118]*[.Q81] + [.G1119]*[.Q82] + [.G1120]*[.Q83] + [.G1121]*[.Q84] )" office:value-type="float" office:value="-0.0213922605215829" calcext:value-type="float">
            <text:p>-0.02139226052158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85845829815918" calcext:value-type="float">
            <text:p>-0.185845829815918</text:p>
          </table:table-cell>
          <table:table-cell table:style-name="ce25" table:formula="of:=TANH( [.G1101]*[.Q85] + [.G1102]*[.Q86] + [.G1103]*[.Q87] + [.G1104]*[.Q88] + [.G1105]*[.Q89] + [.G1106]*[.Q90] + [.G1107]*[.Q91] + [.G1108]*[.Q92] + [.G1109]*[.Q93] + [.G1110]*[.Q94] + [.G1111]*[.Q95] + [.G1112]*[.Q96] + [.G1113]*[.Q97] + [.G1114]*[.Q98] + [.G1115]*[.Q99] + [.G1116]*[.Q100] + [.G1117]*[.Q101] + [.G1118]*[.Q102] + [.G1119]*[.Q103] + [.G1120]*[.Q104] + [.G1121]*[.Q105] )" office:value-type="float" office:value="-0.16601678059625" calcext:value-type="float">
            <text:p>-0.1660167805962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15787174947061" calcext:value-type="float">
            <text:p>-0.115787174947061</text:p>
          </table:table-cell>
          <table:table-cell table:style-name="ce25" table:formula="of:=TANH( [.G1101]*[.Q106] + [.G1102]*[.Q107] + [.G1103]*[.Q108] + [.G1104]*[.Q109] + [.G1105]*[.Q110] + [.G1106]*[.Q111] + [.G1107]*[.Q112] + [.G1108]*[.Q113] + [.G1109]*[.Q114] + [.G1110]*[.Q115] + [.G1111]*[.Q116] + [.G1112]*[.Q117] + [.G1113]*[.Q118] + [.G1114]*[.Q119] + [.G1115]*[.Q120] + [.G1116]*[.Q121] + [.G1117]*[.Q122] + [.G1118]*[.Q123] + [.G1119]*[.Q124] + [.G1120]*[.Q125] + [.G1121]*[.Q126] )" office:value-type="float" office:value="0.153251428494813" calcext:value-type="float">
            <text:p>0.15325142849481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591533869786821" calcext:value-type="float">
            <text:p>0.059153386978682</text:p>
          </table:table-cell>
          <table:table-cell table:style-name="ce25" table:formula="of:=TANH( [.G1101]*[.Q127] + [.G1102]*[.Q128] + [.G1103]*[.Q129] + [.G1104]*[.Q130] + [.G1105]*[.Q131] + [.G1106]*[.Q132] + [.G1107]*[.Q133] + [.G1108]*[.Q134] + [.G1109]*[.Q135] + [.G1110]*[.Q136] + [.G1111]*[.Q137] + [.G1112]*[.Q138] + [.G1113]*[.Q139] + [.G1114]*[.Q140] + [.G1115]*[.Q141] + [.G1116]*[.Q142] + [.G1117]*[.Q143] + [.G1118]*[.Q144] + [.G1119]*[.Q145] + [.G1120]*[.Q146] + [.G1121]*[.Q147] )" office:value-type="float" office:value="-0.188648682414596" calcext:value-type="float">
            <text:p>-0.18864868241459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95774590140825" calcext:value-type="float">
            <text:p>-0.095774590140825</text:p>
          </table:table-cell>
          <table:table-cell table:style-name="ce25" table:formula="of:=TANH( [.G1101]*[.Q148] + [.G1102]*[.Q149] + [.G1103]*[.Q150] + [.G1104]*[.Q151] + [.G1105]*[.Q152] + [.G1106]*[.Q153] + [.G1107]*[.Q154] + [.G1108]*[.Q155] + [.G1109]*[.Q156] + [.G1110]*[.Q157] + [.G1111]*[.Q158] + [.G1112]*[.Q159] + [.G1113]*[.Q160] + [.G1114]*[.Q161] + [.G1115]*[.Q162] + [.G1116]*[.Q163] + [.G1117]*[.Q164] + [.G1118]*[.Q165] + [.G1119]*[.Q166] + [.G1120]*[.Q167] + [.G1121]*[.Q168] )" office:value-type="float" office:value="-0.0177473504741855" calcext:value-type="float">
            <text:p>-0.01774735047418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545131888635551" calcext:value-type="float">
            <text:p>-0.054513188863555</text:p>
          </table:table-cell>
          <table:table-cell table:style-name="ce25" table:formula="of:=TANH( [.G1101]*[.Q169] + [.G1102]*[.Q170] + [.G1103]*[.Q171] + [.G1104]*[.Q172] + [.G1105]*[.Q173] + [.G1106]*[.Q174] + [.G1107]*[.Q175] + [.G1108]*[.Q176] + [.G1109]*[.Q177] + [.G1110]*[.Q178] + [.G1111]*[.Q179] + [.G1112]*[.Q180] + [.G1113]*[.Q181] + [.G1114]*[.Q182] + [.G1115]*[.Q183] + [.G1116]*[.Q184] + [.G1117]*[.Q185] + [.G1118]*[.Q186] + [.G1119]*[.Q187] + [.G1120]*[.Q188] + [.G1121]*[.Q189] )" office:value-type="float" office:value="-0.0314433463365375" calcext:value-type="float">
            <text:p>-0.03144334633653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473790239148592" calcext:value-type="float">
            <text:p>0.047379023914859</text:p>
          </table:table-cell>
          <table:table-cell table:style-name="ce25" table:formula="of:=TANH( [.G1101]*[.Q190] + [.G1102]*[.Q191] + [.G1103]*[.Q192] + [.G1104]*[.Q193] + [.G1105]*[.Q194] + [.G1106]*[.Q195] + [.G1107]*[.Q196] + [.G1108]*[.Q197] + [.G1109]*[.Q198] + [.G1110]*[.Q199] + [.G1111]*[.Q200] + [.G1112]*[.Q201] + [.G1113]*[.Q202] + [.G1114]*[.Q203] + [.G1115]*[.Q204] + [.G1116]*[.Q205] + [.G1117]*[.Q206] + [.G1118]*[.Q207] + [.G1119]*[.Q208] + [.G1120]*[.Q209] + [.G1121]*[.Q210] )" office:value-type="float" office:value="-0.000803246218429517" calcext:value-type="float">
            <text:p>-0.0008032462184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6116816972974" calcext:value-type="float">
            <text:p>0.136116816972974</text:p>
          </table:table-cell>
          <table:table-cell table:style-name="ce25" table:formula="of:=TANH( [.G1101]*[.Q211] + [.G1102]*[.Q212] + [.G1103]*[.Q213] + [.G1104]*[.Q214] + [.G1105]*[.Q215] + [.G1106]*[.Q216] + [.G1107]*[.Q217] + [.G1108]*[.Q218] + [.G1109]*[.Q219] + [.G1110]*[.Q220] + [.G1111]*[.Q221] + [.G1112]*[.Q222] + [.G1113]*[.Q223] + [.G1114]*[.Q224] + [.G1115]*[.Q225] + [.G1116]*[.Q226] + [.G1117]*[.Q227] + [.G1118]*[.Q228] + [.G1119]*[.Q229] + [.G1120]*[.Q230] + [.G1121]*[.Q231] )" office:value-type="float" office:value="-0.821922344902728" calcext:value-type="float">
            <text:p>-0.82192234490272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09370032391923" calcext:value-type="float">
            <text:p>0.109370032391923</text:p>
          </table:table-cell>
          <table:table-cell table:style-name="ce25" table:formula="of:=TANH( [.G1101]*[.Q232] + [.G1102]*[.Q233] + [.G1103]*[.Q234] + [.G1104]*[.Q235] + [.G1105]*[.Q236] + [.G1106]*[.Q237] + [.G1107]*[.Q238] + [.G1108]*[.Q239] + [.G1109]*[.Q240] + [.G1110]*[.Q241] + [.G1111]*[.Q242] + [.G1112]*[.Q243] + [.G1113]*[.Q244] + [.G1114]*[.Q245] + [.G1115]*[.Q246] + [.G1116]*[.Q247] + [.G1117]*[.Q248] + [.G1118]*[.Q249] + [.G1119]*[.Q250] + [.G1120]*[.Q251] + [.G1121]*[.Q252] )" office:value-type="float" office:value="0.106571563588997" calcext:value-type="float">
            <text:p>0.10657156358899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1020486531591" calcext:value-type="float">
            <text:p>0.131020486531591</text:p>
          </table:table-cell>
          <table:table-cell table:style-name="ce25" table:formula="of:=TANH( [.G1101]*[.Q253] + [.G1102]*[.Q254] + [.G1103]*[.Q255] + [.G1104]*[.Q256] + [.G1105]*[.Q257] + [.G1106]*[.Q258] + [.G1107]*[.Q259] + [.G1108]*[.Q260] + [.G1109]*[.Q261] + [.G1110]*[.Q262] + [.G1111]*[.Q263] + [.G1112]*[.Q264] + [.G1113]*[.Q265] + [.G1114]*[.Q266] + [.G1115]*[.Q267] + [.G1116]*[.Q268] + [.G1117]*[.Q269] + [.G1118]*[.Q270] + [.G1119]*[.Q271] + [.G1120]*[.Q272] + [.G1121]*[.Q273] )" office:value-type="float" office:value="-0.239670333948495" calcext:value-type="float">
            <text:p>-0.23967033394849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50629053948086" calcext:value-type="float">
            <text:p>0.150629053948086</text:p>
          </table:table-cell>
          <table:table-cell table:style-name="ce25" table:formula="of:=TANH( [.G1101]*[.Q274] + [.G1102]*[.Q275] + [.G1103]*[.Q276] + [.G1104]*[.Q277] + [.G1105]*[.Q278] + [.G1106]*[.Q279] + [.G1107]*[.Q280] + [.G1108]*[.Q281] + [.G1109]*[.Q282] + [.G1110]*[.Q283] + [.G1111]*[.Q284] + [.G1112]*[.Q285] + [.G1113]*[.Q286] + [.G1114]*[.Q287] + [.G1115]*[.Q288] + [.G1116]*[.Q289] + [.G1117]*[.Q290] + [.G1118]*[.Q291] + [.G1119]*[.Q292] + [.G1120]*[.Q293] + [.G1121]*[.Q294] )" office:value-type="float" office:value="0.285820132622529" calcext:value-type="float">
            <text:p>0.28582013262252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49847893770014" calcext:value-type="float">
            <text:p>0.249847893770014</text:p>
          </table:table-cell>
          <table:table-cell table:style-name="ce25" table:formula="of:=TANH( [.G1101]*[.Q295] + [.G1102]*[.Q296] + [.G1103]*[.Q297] + [.G1104]*[.Q298] + [.G1105]*[.Q299] + [.G1106]*[.Q300] + [.G1107]*[.Q301] + [.G1108]*[.Q302] + [.G1109]*[.Q303] + [.G1110]*[.Q304] + [.G1111]*[.Q305] + [.G1112]*[.Q306] + [.G1113]*[.Q307] + [.G1114]*[.Q308] + [.G1115]*[.Q309] + [.G1116]*[.Q310] + [.G1117]*[.Q311] + [.G1118]*[.Q312] + [.G1119]*[.Q313] + [.G1120]*[.Q314] + [.G1121]*[.Q315] )" office:value-type="float" office:value="-0.182007191352425" calcext:value-type="float">
            <text:p>-0.18200719135242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89197872471988" calcext:value-type="float">
            <text:p>0.289197872471988</text:p>
          </table:table-cell>
          <table:table-cell table:style-name="ce25" table:formula="of:=TANH( [.G1101]*[.Q316] + [.G1102]*[.Q317] + [.G1103]*[.Q318] + [.G1104]*[.Q319] + [.G1105]*[.Q320] + [.G1106]*[.Q321] + [.G1107]*[.Q322] + [.G1108]*[.Q323] + [.G1109]*[.Q324] + [.G1110]*[.Q325] + [.G1111]*[.Q326] + [.G1112]*[.Q327] + [.G1113]*[.Q328] + [.G1114]*[.Q329] + [.G1115]*[.Q330] + [.G1116]*[.Q331] + [.G1117]*[.Q332] + [.G1118]*[.Q333] + [.G1119]*[.Q334] + [.G1120]*[.Q335] + [.G1121]*[.Q336] )" office:value-type="float" office:value="0.0282801949305925" calcext:value-type="float">
            <text:p>0.02828019493059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17270830707118" calcext:value-type="float">
            <text:p>0.417270830707118</text:p>
          </table:table-cell>
          <table:table-cell table:style-name="ce25" table:formula="of:=TANH( [.G1101]*[.Q337] + [.G1102]*[.Q338] + [.G1103]*[.Q339] + [.G1104]*[.Q340] + [.G1105]*[.Q341] + [.G1106]*[.Q342] + [.G1107]*[.Q343] + [.G1108]*[.Q344] + [.G1109]*[.Q345] + [.G1110]*[.Q346] + [.G1111]*[.Q347] + [.G1112]*[.Q348] + [.G1113]*[.Q349] + [.G1114]*[.Q350] + [.G1115]*[.Q351] + [.G1116]*[.Q352] + [.G1117]*[.Q353] + [.G1118]*[.Q354] + [.G1119]*[.Q355] + [.G1120]*[.Q356] + [.G1121]*[.Q357] )" office:value-type="float" office:value="0.080126970844207" calcext:value-type="float">
            <text:p>0.08012697084420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5" calcext:value-type="float">
            <text:p>0.5</text:p>
          </table:table-cell>
          <table:table-cell table:style-name="ce25" table:formula="of:=TANH( [.G1101]*[.Q358] + [.G1102]*[.Q359] + [.G1103]*[.Q360] + [.G1104]*[.Q361] + [.G1105]*[.Q362] + [.G1106]*[.Q363] + [.G1107]*[.Q364] + [.G1108]*[.Q365] + [.G1109]*[.Q366] + [.G1110]*[.Q367] + [.G1111]*[.Q368] + [.G1112]*[.Q369] + [.G1113]*[.Q370] + [.G1114]*[.Q371] + [.G1115]*[.Q372] + [.G1116]*[.Q373] + [.G1117]*[.Q374] + [.G1118]*[.Q375] + [.G1119]*[.Q376] + [.G1120]*[.Q377] + [.G1121]*[.Q378] )" office:value-type="float" office:value="0.400408151027081" calcext:value-type="float">
            <text:p>0.40040815102708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47047220070013" calcext:value-type="float">
            <text:p>0.447047220070013</text:p>
          </table:table-cell>
          <table:table-cell table:style-name="ce25" table:formula="of:=TANH( [.G1101]*[.Q379] + [.G1102]*[.Q380] + [.G1103]*[.Q381] + [.G1104]*[.Q382] + [.G1105]*[.Q383] + [.G1106]*[.Q384] + [.G1107]*[.Q385] + [.G1108]*[.Q386] + [.G1109]*[.Q387] + [.G1110]*[.Q388] + [.G1111]*[.Q389] + [.G1112]*[.Q390] + [.G1113]*[.Q391] + [.G1114]*[.Q392] + [.G1115]*[.Q393] + [.G1116]*[.Q394] + [.G1117]*[.Q395] + [.G1118]*[.Q396] + [.G1119]*[.Q397] + [.G1120]*[.Q398] + [.G1121]*[.Q399] )" office:value-type="float" office:value="-0.517628727177413" calcext:value-type="float">
            <text:p>-0.51762872717741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70848741390355" calcext:value-type="float">
            <text:p>0.370848741390355</text:p>
          </table:table-cell>
          <table:table-cell table:style-name="ce25" table:formula="of:=TANH( [.G1101]*[.Q400] + [.G1102]*[.Q401] + [.G1103]*[.Q402] + [.G1104]*[.Q403] + [.G1105]*[.Q404] + [.G1106]*[.Q405] + [.G1107]*[.Q406] + [.G1108]*[.Q407] + [.G1109]*[.Q408] + [.G1110]*[.Q409] + [.G1111]*[.Q410] + [.G1112]*[.Q411] + [.G1113]*[.Q412] + [.G1114]*[.Q413] + [.G1115]*[.Q414] + [.G1116]*[.Q415] + [.G1117]*[.Q416] + [.G1118]*[.Q417] + [.G1119]*[.Q418] + [.G1120]*[.Q419] + [.G1121]*[.Q420] )" office:value-type="float" office:value="0.0737383498665256" calcext:value-type="float">
            <text:p>0.073738349866526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101]*[.Q421] + [.G1102]*[.Q422] + [.G1103]*[.Q423] + [.G1104]*[.Q424] + [.G1105]*[.Q425] + [.G1106]*[.Q426] + [.G1107]*[.Q427] + [.G1108]*[.Q428] + [.G1109]*[.Q429] + [.G1110]*[.Q430] + [.G1111]*[.Q431] + [.G1112]*[.Q432] + [.G1113]*[.Q433] + [.G1114]*[.Q434] + [.G1115]*[.Q435] + [.G1116]*[.Q436] + [.G1117]*[.Q437] + [.G1118]*[.Q438] + [.G1119]*[.Q439] + [.G1120]*[.Q440] + [.G1121]*[.Q441] )" office:value-type="float" office:value="-0.404087771298785" calcext:value-type="float">
            <text:p>-0.404087771298785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101]*[.Q442] + [.G1102]*[.Q443] + [.G1103]*[.Q444] + [.G1104]*[.Q445] + [.G1105]*[.Q446] + [.G1106]*[.Q447] + [.G1107]*[.Q448] + [.G1108]*[.Q449] + [.G1109]*[.Q450] + [.G1110]*[.Q451] + [.G1111]*[.Q452] + [.G1112]*[.Q453] + [.G1113]*[.Q454] + [.G1114]*[.Q455] + [.G1115]*[.Q456] + [.G1116]*[.Q457] + [.G1117]*[.Q458] + [.G1118]*[.Q459] + [.G1119]*[.Q460] + [.G1120]*[.Q461] + [.G1121]*[.Q462] )" office:value-type="float" office:value="0.951606535661852" calcext:value-type="float">
            <text:p>0.951606535661852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101]*[.Q463] + [.G1102]*[.Q464] + [.G1103]*[.Q465] + [.G1104]*[.Q466] + [.G1105]*[.Q467] + [.G1106]*[.Q468] + [.G1107]*[.Q469] + [.G1108]*[.Q470] + [.G1109]*[.Q471] + [.G1110]*[.Q472] + [.G1111]*[.Q473] + [.G1112]*[.Q474] + [.G1113]*[.Q475] + [.G1114]*[.Q476] + [.G1115]*[.Q477] + [.G1116]*[.Q478] + [.G1117]*[.Q479] + [.G1118]*[.Q480] + [.G1119]*[.Q481] + [.G1120]*[.Q482] + [.G1121]*[.Q483] )" office:value-type="float" office:value="-0.206911564854178" calcext:value-type="float">
            <text:p>-0.20691156485417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218668061495434" calcext:value-type="float">
            <text:p>-0.218668061495434</text:p>
          </table:table-cell>
          <table:table-cell table:style-name="ce25" table:formula="of:=TANH( [.G1126]*[.Q1] + [.G1127]*[.Q2] + [.G1128]*[.Q3] + [.G1129]*[.Q4] + [.G1130]*[.Q5] + [.G1131]*[.Q6] + [.G1132]*[.Q7] + [.G1133]*[.Q8] + [.G1134]*[.Q9] + [.G1135]*[.Q10] + [.G1136]*[.Q11] + [.G1137]*[.Q12] + [.G1138]*[.Q13] + [.G1139]*[.Q14] + [.G1140]*[.Q15] + [.G1141]*[.Q16] + [.G1142]*[.Q17] + [.G1143]*[.Q18] + [.G1144]*[.Q19] + [.G1145]*[.Q20] + [.G1146]*[.Q21] )" office:value-type="float" office:value="0.0282291549369971" calcext:value-type="float">
            <text:p>0.028229154936997</text:p>
          </table:table-cell>
          <table:table-cell table:style-name="ce28" table:formula="of:=TANH( [.H1126]*[.S1] + [.H1127]*[.S2] + [.H1128]*[.S3] + [.H1129]*[.S4] + [.H1130]*[.S5] + [.H1131]*[.S6] + [.H1132]*[.S7] + [.H1133]*[.S8] + [.H1134]*[.S9] + [.H1135]*[.S10] + [.H1136]*[.S11] + [.H1137]*[.S12] + [.H1138]*[.S13] + [.H1139]*[.S14] + [.H1140]*[.S15] + [.H1141]*[.S16] + [.H1142]*[.S17] + [.H1143]*[.S18] + [.H1144]*[.S19] + [.H1145]*[.S20] + [.H1146]*[.S21] + [.H1147]*[.S22] + [.H1148]*[.S23] + [.H1149]*[.S24] )" office:value-type="float" office:value="0.34033405920302" calcext:value-type="float">
            <text:p>0.34033405920302</text:p>
          </table:table-cell>
          <table:table-cell table:style-name="ce29" office:value-type="float" office:value="0.420063227947368" calcext:value-type="float">
            <text:p>0.420063227947368</text:p>
          </table:table-cell>
          <table:table-cell table:style-name="ce30" table:formula="of:= ([.J1127]-[.I1127]) * ([.J1127]-[.I1127])" office:value-type="float" office:value="0.00635674034866479" calcext:value-type="float">
            <text:p>0.00635674034866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212790676004221" calcext:value-type="float">
            <text:p>-0.212790676004221</text:p>
          </table:table-cell>
          <table:table-cell table:style-name="ce25" table:formula="of:=TANH( [.G1126]*[.Q22] + [.G1127]*[.Q23] + [.G1128]*[.Q24] + [.G1129]*[.Q25] + [.G1130]*[.Q26] + [.G1131]*[.Q27] + [.G1132]*[.Q28] + [.G1133]*[.Q29] + [.G1134]*[.Q30] + [.G1135]*[.Q31] + [.G1136]*[.Q32] + [.G1137]*[.Q33] + [.G1138]*[.Q34] + [.G1139]*[.Q35] + [.G1140]*[.Q36] + [.G1141]*[.Q37] + [.G1142]*[.Q38] + [.G1143]*[.Q39] + [.G1144]*[.Q40] + [.G1145]*[.Q41] + [.G1146]*[.Q42] )" office:value-type="float" office:value="-0.117141410144817" calcext:value-type="float">
            <text:p>-0.117141410144817</text:p>
          </table:table-cell>
          <table:table-cell table:style-name="ce28" table:formula="of:=TANH( [.H1126]*[.S25] + [.H1127]*[.S26] + [.H1128]*[.S27] + [.H1129]*[.S28] + [.H1130]*[.S29] + [.H1131]*[.S30] + [.H1132]*[.S31] + [.H1133]*[.S32] + [.H1134]*[.S33] + [.H1135]*[.S34] + [.H1136]*[.S35] + [.H1137]*[.S36] + [.H1138]*[.S37] + [.H1139]*[.S38] + [.H1140]*[.S39] + [.H1141]*[.S40] + [.H1142]*[.S41] + [.H1143]*[.S42] + [.H1144]*[.S43] + [.H1145]*[.S44] + [.H1146]*[.S45] + [.H1147]*[.S46] + [.H1148]*[.S47] + [.H1149]*[.S48] )" office:value-type="float" office:value="0.540404322436662" calcext:value-type="float">
            <text:p>0.540404322436662</text:p>
          </table:table-cell>
          <table:table-cell table:style-name="ce29" office:value-type="float" office:value="0.485095586898001" calcext:value-type="float">
            <text:p>0.485095586898001</text:p>
          </table:table-cell>
          <table:table-cell table:style-name="ce30" table:formula="of:= ([.J1128]-[.I1128]) * ([.J1128]-[.I1128])" office:value-type="float" office:value="0.00305905622688559" calcext:value-type="float">
            <text:p>0.00305905622688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202170104949524" calcext:value-type="float">
            <text:p>-0.202170104949524</text:p>
          </table:table-cell>
          <table:table-cell table:style-name="ce25" table:formula="of:=TANH( [.G1126]*[.Q43] + [.G1127]*[.Q44] + [.G1128]*[.Q45] + [.G1129]*[.Q46] + [.G1130]*[.Q47] + [.G1131]*[.Q48] + [.G1132]*[.Q49] + [.G1133]*[.Q50] + [.G1134]*[.Q51] + [.G1135]*[.Q52] + [.G1136]*[.Q53] + [.G1137]*[.Q54] + [.G1138]*[.Q55] + [.G1139]*[.Q56] + [.G1140]*[.Q57] + [.G1141]*[.Q58] + [.G1142]*[.Q59] + [.G1143]*[.Q60] + [.G1144]*[.Q61] + [.G1145]*[.Q62] + [.G1146]*[.Q63] )" office:value-type="float" office:value="0.50286461531133" calcext:value-type="float">
            <text:p>0.50286461531133</text:p>
          </table:table-cell>
          <table:table-cell table:style-name="ce28" table:formula="of:=TANH( [.H1126]*[.S49] + [.H1127]*[.S50] + [.H1128]*[.S51] + [.H1129]*[.S52] + [.H1130]*[.S53] + [.H1131]*[.S54] + [.H1132]*[.S55] + [.H1133]*[.S56] + [.H1134]*[.S57] + [.H1135]*[.S58] + [.H1136]*[.S59] + [.H1137]*[.S60] + [.H1138]*[.S61] + [.H1139]*[.S62] + [.H1140]*[.S63] + [.H1141]*[.S64] + [.H1142]*[.S65] + [.H1143]*[.S66] + [.H1144]*[.S67] + [.H1145]*[.S68] + [.H1146]*[.S69] + [.H1147]*[.S70] + [.H1148]*[.S71] + [.H1149]*[.S72] )" office:value-type="float" office:value="0.4253032772407" calcext:value-type="float">
            <text:p>0.4253032772407</text:p>
          </table:table-cell>
          <table:table-cell table:style-name="ce29" office:value-type="float" office:value="0.356347418638148" calcext:value-type="float">
            <text:p>0.356347418638148</text:p>
          </table:table-cell>
          <table:table-cell table:style-name="ce30" table:formula="of:= ([.J1129]-[.I1129]) * ([.J1129]-[.I1129])" office:value-type="float" office:value="0.00475491043561522" calcext:value-type="float">
            <text:p>0.00475491043561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185845829815918" calcext:value-type="float">
            <text:p>-0.185845829815918</text:p>
          </table:table-cell>
          <table:table-cell table:style-name="ce25" table:formula="of:=TANH( [.G1126]*[.Q64] + [.G1127]*[.Q65] + [.G1128]*[.Q66] + [.G1129]*[.Q67] + [.G1130]*[.Q68] + [.G1131]*[.Q69] + [.G1132]*[.Q70] + [.G1133]*[.Q71] + [.G1134]*[.Q72] + [.G1135]*[.Q73] + [.G1136]*[.Q74] + [.G1137]*[.Q75] + [.G1138]*[.Q76] + [.G1139]*[.Q77] + [.G1140]*[.Q78] + [.G1141]*[.Q79] + [.G1142]*[.Q80] + [.G1143]*[.Q81] + [.G1144]*[.Q82] + [.G1145]*[.Q83] + [.G1146]*[.Q84] )" office:value-type="float" office:value="-0.0174792284699246" calcext:value-type="float">
            <text:p>-0.01747922846992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115787174947061" calcext:value-type="float">
            <text:p>-0.115787174947061</text:p>
          </table:table-cell>
          <table:table-cell table:style-name="ce25" table:formula="of:=TANH( [.G1126]*[.Q85] + [.G1127]*[.Q86] + [.G1128]*[.Q87] + [.G1129]*[.Q88] + [.G1130]*[.Q89] + [.G1131]*[.Q90] + [.G1132]*[.Q91] + [.G1133]*[.Q92] + [.G1134]*[.Q93] + [.G1135]*[.Q94] + [.G1136]*[.Q95] + [.G1137]*[.Q96] + [.G1138]*[.Q97] + [.G1139]*[.Q98] + [.G1140]*[.Q99] + [.G1141]*[.Q100] + [.G1142]*[.Q101] + [.G1143]*[.Q102] + [.G1144]*[.Q103] + [.G1145]*[.Q104] + [.G1146]*[.Q105] )" office:value-type="float" office:value="-0.264203381980605" calcext:value-type="float">
            <text:p>-0.26420338198060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591533869786821" calcext:value-type="float">
            <text:p>0.059153386978682</text:p>
          </table:table-cell>
          <table:table-cell table:style-name="ce25" table:formula="of:=TANH( [.G1126]*[.Q106] + [.G1127]*[.Q107] + [.G1128]*[.Q108] + [.G1129]*[.Q109] + [.G1130]*[.Q110] + [.G1131]*[.Q111] + [.G1132]*[.Q112] + [.G1133]*[.Q113] + [.G1134]*[.Q114] + [.G1135]*[.Q115] + [.G1136]*[.Q116] + [.G1137]*[.Q117] + [.G1138]*[.Q118] + [.G1139]*[.Q119] + [.G1140]*[.Q120] + [.G1141]*[.Q121] + [.G1142]*[.Q122] + [.G1143]*[.Q123] + [.G1144]*[.Q124] + [.G1145]*[.Q125] + [.G1146]*[.Q126] )" office:value-type="float" office:value="0.151668931825103" calcext:value-type="float">
            <text:p>0.15166893182510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95774590140825" calcext:value-type="float">
            <text:p>-0.095774590140825</text:p>
          </table:table-cell>
          <table:table-cell table:style-name="ce25" table:formula="of:=TANH( [.G1126]*[.Q127] + [.G1127]*[.Q128] + [.G1128]*[.Q129] + [.G1129]*[.Q130] + [.G1130]*[.Q131] + [.G1131]*[.Q132] + [.G1132]*[.Q133] + [.G1133]*[.Q134] + [.G1134]*[.Q135] + [.G1135]*[.Q136] + [.G1136]*[.Q137] + [.G1137]*[.Q138] + [.G1138]*[.Q139] + [.G1139]*[.Q140] + [.G1140]*[.Q141] + [.G1141]*[.Q142] + [.G1142]*[.Q143] + [.G1143]*[.Q144] + [.G1144]*[.Q145] + [.G1145]*[.Q146] + [.G1146]*[.Q147] )" office:value-type="float" office:value="-0.20124824272099" calcext:value-type="float">
            <text:p>-0.2012482427209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545131888635551" calcext:value-type="float">
            <text:p>-0.054513188863555</text:p>
          </table:table-cell>
          <table:table-cell table:style-name="ce25" table:formula="of:=TANH( [.G1126]*[.Q148] + [.G1127]*[.Q149] + [.G1128]*[.Q150] + [.G1129]*[.Q151] + [.G1130]*[.Q152] + [.G1131]*[.Q153] + [.G1132]*[.Q154] + [.G1133]*[.Q155] + [.G1134]*[.Q156] + [.G1135]*[.Q157] + [.G1136]*[.Q158] + [.G1137]*[.Q159] + [.G1138]*[.Q160] + [.G1139]*[.Q161] + [.G1140]*[.Q162] + [.G1141]*[.Q163] + [.G1142]*[.Q164] + [.G1143]*[.Q165] + [.G1144]*[.Q166] + [.G1145]*[.Q167] + [.G1146]*[.Q168] )" office:value-type="float" office:value="0.00286330967828955" calcext:value-type="float">
            <text:p>0.0028633096782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473790239148592" calcext:value-type="float">
            <text:p>0.047379023914859</text:p>
          </table:table-cell>
          <table:table-cell table:style-name="ce25" table:formula="of:=TANH( [.G1126]*[.Q169] + [.G1127]*[.Q170] + [.G1128]*[.Q171] + [.G1129]*[.Q172] + [.G1130]*[.Q173] + [.G1131]*[.Q174] + [.G1132]*[.Q175] + [.G1133]*[.Q176] + [.G1134]*[.Q177] + [.G1135]*[.Q178] + [.G1136]*[.Q179] + [.G1137]*[.Q180] + [.G1138]*[.Q181] + [.G1139]*[.Q182] + [.G1140]*[.Q183] + [.G1141]*[.Q184] + [.G1142]*[.Q185] + [.G1143]*[.Q186] + [.G1144]*[.Q187] + [.G1145]*[.Q188] + [.G1146]*[.Q189] )" office:value-type="float" office:value="-0.0392257815618929" calcext:value-type="float">
            <text:p>-0.03922578156189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6116816972974" calcext:value-type="float">
            <text:p>0.136116816972974</text:p>
          </table:table-cell>
          <table:table-cell table:style-name="ce25" table:formula="of:=TANH( [.G1126]*[.Q190] + [.G1127]*[.Q191] + [.G1128]*[.Q192] + [.G1129]*[.Q193] + [.G1130]*[.Q194] + [.G1131]*[.Q195] + [.G1132]*[.Q196] + [.G1133]*[.Q197] + [.G1134]*[.Q198] + [.G1135]*[.Q199] + [.G1136]*[.Q200] + [.G1137]*[.Q201] + [.G1138]*[.Q202] + [.G1139]*[.Q203] + [.G1140]*[.Q204] + [.G1141]*[.Q205] + [.G1142]*[.Q206] + [.G1143]*[.Q207] + [.G1144]*[.Q208] + [.G1145]*[.Q209] + [.G1146]*[.Q210] )" office:value-type="float" office:value="-0.000965714914303211" calcext:value-type="float">
            <text:p>-0.00096571491430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09370032391923" calcext:value-type="float">
            <text:p>0.109370032391923</text:p>
          </table:table-cell>
          <table:table-cell table:style-name="ce25" table:formula="of:=TANH( [.G1126]*[.Q211] + [.G1127]*[.Q212] + [.G1128]*[.Q213] + [.G1129]*[.Q214] + [.G1130]*[.Q215] + [.G1131]*[.Q216] + [.G1132]*[.Q217] + [.G1133]*[.Q218] + [.G1134]*[.Q219] + [.G1135]*[.Q220] + [.G1136]*[.Q221] + [.G1137]*[.Q222] + [.G1138]*[.Q223] + [.G1139]*[.Q224] + [.G1140]*[.Q225] + [.G1141]*[.Q226] + [.G1142]*[.Q227] + [.G1143]*[.Q228] + [.G1144]*[.Q229] + [.G1145]*[.Q230] + [.G1146]*[.Q231] )" office:value-type="float" office:value="-0.818017525460782" calcext:value-type="float">
            <text:p>-0.81801752546078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1020486531591" calcext:value-type="float">
            <text:p>0.131020486531591</text:p>
          </table:table-cell>
          <table:table-cell table:style-name="ce25" table:formula="of:=TANH( [.G1126]*[.Q232] + [.G1127]*[.Q233] + [.G1128]*[.Q234] + [.G1129]*[.Q235] + [.G1130]*[.Q236] + [.G1131]*[.Q237] + [.G1132]*[.Q238] + [.G1133]*[.Q239] + [.G1134]*[.Q240] + [.G1135]*[.Q241] + [.G1136]*[.Q242] + [.G1137]*[.Q243] + [.G1138]*[.Q244] + [.G1139]*[.Q245] + [.G1140]*[.Q246] + [.G1141]*[.Q247] + [.G1142]*[.Q248] + [.G1143]*[.Q249] + [.G1144]*[.Q250] + [.G1145]*[.Q251] + [.G1146]*[.Q252] )" office:value-type="float" office:value="0.654237352534388" calcext:value-type="float">
            <text:p>0.65423735253438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50629053948086" calcext:value-type="float">
            <text:p>0.150629053948086</text:p>
          </table:table-cell>
          <table:table-cell table:style-name="ce25" table:formula="of:=TANH( [.G1126]*[.Q253] + [.G1127]*[.Q254] + [.G1128]*[.Q255] + [.G1129]*[.Q256] + [.G1130]*[.Q257] + [.G1131]*[.Q258] + [.G1132]*[.Q259] + [.G1133]*[.Q260] + [.G1134]*[.Q261] + [.G1135]*[.Q262] + [.G1136]*[.Q263] + [.G1137]*[.Q264] + [.G1138]*[.Q265] + [.G1139]*[.Q266] + [.G1140]*[.Q267] + [.G1141]*[.Q268] + [.G1142]*[.Q269] + [.G1143]*[.Q270] + [.G1144]*[.Q271] + [.G1145]*[.Q272] + [.G1146]*[.Q273] )" office:value-type="float" office:value="-0.157881876918003" calcext:value-type="float">
            <text:p>-0.15788187691800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49847893770014" calcext:value-type="float">
            <text:p>0.249847893770014</text:p>
          </table:table-cell>
          <table:table-cell table:style-name="ce25" table:formula="of:=TANH( [.G1126]*[.Q274] + [.G1127]*[.Q275] + [.G1128]*[.Q276] + [.G1129]*[.Q277] + [.G1130]*[.Q278] + [.G1131]*[.Q279] + [.G1132]*[.Q280] + [.G1133]*[.Q281] + [.G1134]*[.Q282] + [.G1135]*[.Q283] + [.G1136]*[.Q284] + [.G1137]*[.Q285] + [.G1138]*[.Q286] + [.G1139]*[.Q287] + [.G1140]*[.Q288] + [.G1141]*[.Q289] + [.G1142]*[.Q290] + [.G1143]*[.Q291] + [.G1144]*[.Q292] + [.G1145]*[.Q293] + [.G1146]*[.Q294] )" office:value-type="float" office:value="0.34007719426225" calcext:value-type="float">
            <text:p>0.3400771942622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89197872471988" calcext:value-type="float">
            <text:p>0.289197872471988</text:p>
          </table:table-cell>
          <table:table-cell table:style-name="ce25" table:formula="of:=TANH( [.G1126]*[.Q295] + [.G1127]*[.Q296] + [.G1128]*[.Q297] + [.G1129]*[.Q298] + [.G1130]*[.Q299] + [.G1131]*[.Q300] + [.G1132]*[.Q301] + [.G1133]*[.Q302] + [.G1134]*[.Q303] + [.G1135]*[.Q304] + [.G1136]*[.Q305] + [.G1137]*[.Q306] + [.G1138]*[.Q307] + [.G1139]*[.Q308] + [.G1140]*[.Q309] + [.G1141]*[.Q310] + [.G1142]*[.Q311] + [.G1143]*[.Q312] + [.G1144]*[.Q313] + [.G1145]*[.Q314] + [.G1146]*[.Q315] )" office:value-type="float" office:value="-0.165026302613207" calcext:value-type="float">
            <text:p>-0.16502630261320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17270830707118" calcext:value-type="float">
            <text:p>0.417270830707118</text:p>
          </table:table-cell>
          <table:table-cell table:style-name="ce25" table:formula="of:=TANH( [.G1126]*[.Q316] + [.G1127]*[.Q317] + [.G1128]*[.Q318] + [.G1129]*[.Q319] + [.G1130]*[.Q320] + [.G1131]*[.Q321] + [.G1132]*[.Q322] + [.G1133]*[.Q323] + [.G1134]*[.Q324] + [.G1135]*[.Q325] + [.G1136]*[.Q326] + [.G1137]*[.Q327] + [.G1138]*[.Q328] + [.G1139]*[.Q329] + [.G1140]*[.Q330] + [.G1141]*[.Q331] + [.G1142]*[.Q332] + [.G1143]*[.Q333] + [.G1144]*[.Q334] + [.G1145]*[.Q335] + [.G1146]*[.Q336] )" office:value-type="float" office:value="0.0289753599798284" calcext:value-type="float">
            <text:p>0.02897535997982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5" calcext:value-type="float">
            <text:p>0.5</text:p>
          </table:table-cell>
          <table:table-cell table:style-name="ce25" table:formula="of:=TANH( [.G1126]*[.Q337] + [.G1127]*[.Q338] + [.G1128]*[.Q339] + [.G1129]*[.Q340] + [.G1130]*[.Q341] + [.G1131]*[.Q342] + [.G1132]*[.Q343] + [.G1133]*[.Q344] + [.G1134]*[.Q345] + [.G1135]*[.Q346] + [.G1136]*[.Q347] + [.G1137]*[.Q348] + [.G1138]*[.Q349] + [.G1139]*[.Q350] + [.G1140]*[.Q351] + [.G1141]*[.Q352] + [.G1142]*[.Q353] + [.G1143]*[.Q354] + [.G1144]*[.Q355] + [.G1145]*[.Q356] + [.G1146]*[.Q357] )" office:value-type="float" office:value="0.0316985726478727" calcext:value-type="float">
            <text:p>0.03169857264787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47047220070013" calcext:value-type="float">
            <text:p>0.447047220070013</text:p>
          </table:table-cell>
          <table:table-cell table:style-name="ce25" table:formula="of:=TANH( [.G1126]*[.Q358] + [.G1127]*[.Q359] + [.G1128]*[.Q360] + [.G1129]*[.Q361] + [.G1130]*[.Q362] + [.G1131]*[.Q363] + [.G1132]*[.Q364] + [.G1133]*[.Q365] + [.G1134]*[.Q366] + [.G1135]*[.Q367] + [.G1136]*[.Q368] + [.G1137]*[.Q369] + [.G1138]*[.Q370] + [.G1139]*[.Q371] + [.G1140]*[.Q372] + [.G1141]*[.Q373] + [.G1142]*[.Q374] + [.G1143]*[.Q375] + [.G1144]*[.Q376] + [.G1145]*[.Q377] + [.G1146]*[.Q378] )" office:value-type="float" office:value="0.320521018626832" calcext:value-type="float">
            <text:p>0.32052101862683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70848741390355" calcext:value-type="float">
            <text:p>0.370848741390355</text:p>
          </table:table-cell>
          <table:table-cell table:style-name="ce25" table:formula="of:=TANH( [.G1126]*[.Q379] + [.G1127]*[.Q380] + [.G1128]*[.Q381] + [.G1129]*[.Q382] + [.G1130]*[.Q383] + [.G1131]*[.Q384] + [.G1132]*[.Q385] + [.G1133]*[.Q386] + [.G1134]*[.Q387] + [.G1135]*[.Q388] + [.G1136]*[.Q389] + [.G1137]*[.Q390] + [.G1138]*[.Q391] + [.G1139]*[.Q392] + [.G1140]*[.Q393] + [.G1141]*[.Q394] + [.G1142]*[.Q395] + [.G1143]*[.Q396] + [.G1144]*[.Q397] + [.G1145]*[.Q398] + [.G1146]*[.Q399] )" office:value-type="float" office:value="-0.400163589742642" calcext:value-type="float">
            <text:p>-0.40016358974264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79503032041846" calcext:value-type="float">
            <text:p>0.379503032041846</text:p>
          </table:table-cell>
          <table:table-cell table:style-name="ce25" table:formula="of:=TANH( [.G1126]*[.Q400] + [.G1127]*[.Q401] + [.G1128]*[.Q402] + [.G1129]*[.Q403] + [.G1130]*[.Q404] + [.G1131]*[.Q405] + [.G1132]*[.Q406] + [.G1133]*[.Q407] + [.G1134]*[.Q408] + [.G1135]*[.Q409] + [.G1136]*[.Q410] + [.G1137]*[.Q411] + [.G1138]*[.Q412] + [.G1139]*[.Q413] + [.G1140]*[.Q414] + [.G1141]*[.Q415] + [.G1142]*[.Q416] + [.G1143]*[.Q417] + [.G1144]*[.Q418] + [.G1145]*[.Q419] + [.G1146]*[.Q420] )" office:value-type="float" office:value="0.0717540044013794" calcext:value-type="float">
            <text:p>0.07175400440137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126]*[.Q421] + [.G1127]*[.Q422] + [.G1128]*[.Q423] + [.G1129]*[.Q424] + [.G1130]*[.Q425] + [.G1131]*[.Q426] + [.G1132]*[.Q427] + [.G1133]*[.Q428] + [.G1134]*[.Q429] + [.G1135]*[.Q430] + [.G1136]*[.Q431] + [.G1137]*[.Q432] + [.G1138]*[.Q433] + [.G1139]*[.Q434] + [.G1140]*[.Q435] + [.G1141]*[.Q436] + [.G1142]*[.Q437] + [.G1143]*[.Q438] + [.G1144]*[.Q439] + [.G1145]*[.Q440] + [.G1146]*[.Q441] )" office:value-type="float" office:value="-0.520870420608795" calcext:value-type="float">
            <text:p>-0.520870420608795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126]*[.Q442] + [.G1127]*[.Q443] + [.G1128]*[.Q444] + [.G1129]*[.Q445] + [.G1130]*[.Q446] + [.G1131]*[.Q447] + [.G1132]*[.Q448] + [.G1133]*[.Q449] + [.G1134]*[.Q450] + [.G1135]*[.Q451] + [.G1136]*[.Q452] + [.G1137]*[.Q453] + [.G1138]*[.Q454] + [.G1139]*[.Q455] + [.G1140]*[.Q456] + [.G1141]*[.Q457] + [.G1142]*[.Q458] + [.G1143]*[.Q459] + [.G1144]*[.Q460] + [.G1145]*[.Q461] + [.G1146]*[.Q462] )" office:value-type="float" office:value="0.939845886046185" calcext:value-type="float">
            <text:p>0.939845886046185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126]*[.Q463] + [.G1127]*[.Q464] + [.G1128]*[.Q465] + [.G1129]*[.Q466] + [.G1130]*[.Q467] + [.G1131]*[.Q468] + [.G1132]*[.Q469] + [.G1133]*[.Q470] + [.G1134]*[.Q471] + [.G1135]*[.Q472] + [.G1136]*[.Q473] + [.G1137]*[.Q474] + [.G1138]*[.Q475] + [.G1139]*[.Q476] + [.G1140]*[.Q477] + [.G1141]*[.Q478] + [.G1142]*[.Q479] + [.G1143]*[.Q480] + [.G1144]*[.Q481] + [.G1145]*[.Q482] + [.G1146]*[.Q483] )" office:value-type="float" office:value="-0.183358683592604" calcext:value-type="float">
            <text:p>-0.183358683592604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212790676004221" calcext:value-type="float">
            <text:p>-0.212790676004221</text:p>
          </table:table-cell>
          <table:table-cell table:style-name="ce25" table:formula="of:=TANH( [.G1151]*[.Q1] + [.G1152]*[.Q2] + [.G1153]*[.Q3] + [.G1154]*[.Q4] + [.G1155]*[.Q5] + [.G1156]*[.Q6] + [.G1157]*[.Q7] + [.G1158]*[.Q8] + [.G1159]*[.Q9] + [.G1160]*[.Q10] + [.G1161]*[.Q11] + [.G1162]*[.Q12] + [.G1163]*[.Q13] + [.G1164]*[.Q14] + [.G1165]*[.Q15] + [.G1166]*[.Q16] + [.G1167]*[.Q17] + [.G1168]*[.Q18] + [.G1169]*[.Q19] + [.G1170]*[.Q20] + [.G1171]*[.Q21] )" office:value-type="float" office:value="0.0260669324981343" calcext:value-type="float">
            <text:p>0.026066932498134</text:p>
          </table:table-cell>
          <table:table-cell table:style-name="ce28" table:formula="of:=TANH( [.H1151]*[.S1] + [.H1152]*[.S2] + [.H1153]*[.S3] + [.H1154]*[.S4] + [.H1155]*[.S5] + [.H1156]*[.S6] + [.H1157]*[.S7] + [.H1158]*[.S8] + [.H1159]*[.S9] + [.H1160]*[.S10] + [.H1161]*[.S11] + [.H1162]*[.S12] + [.H1163]*[.S13] + [.H1164]*[.S14] + [.H1165]*[.S15] + [.H1166]*[.S16] + [.H1167]*[.S17] + [.H1168]*[.S18] + [.H1169]*[.S19] + [.H1170]*[.S20] + [.H1171]*[.S21] + [.H1172]*[.S22] + [.H1173]*[.S23] + [.H1174]*[.S24] )" office:value-type="float" office:value="0.446467030600707" calcext:value-type="float">
            <text:p>0.446467030600707</text:p>
          </table:table-cell>
          <table:table-cell table:style-name="ce29" office:value-type="float" office:value="0.485095586898001" calcext:value-type="float">
            <text:p>0.485095586898001</text:p>
          </table:table-cell>
          <table:table-cell table:style-name="ce30" table:formula="of:= ([.J1152]-[.I1152]) * ([.J1152]-[.I1152])" office:value-type="float" office:value="0.0014921653616132" calcext:value-type="float">
            <text:p>0.001492165361613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202170104949524" calcext:value-type="float">
            <text:p>-0.202170104949524</text:p>
          </table:table-cell>
          <table:table-cell table:style-name="ce25" table:formula="of:=TANH( [.G1151]*[.Q22] + [.G1152]*[.Q23] + [.G1153]*[.Q24] + [.G1154]*[.Q25] + [.G1155]*[.Q26] + [.G1156]*[.Q27] + [.G1157]*[.Q28] + [.G1158]*[.Q29] + [.G1159]*[.Q30] + [.G1160]*[.Q31] + [.G1161]*[.Q32] + [.G1162]*[.Q33] + [.G1163]*[.Q34] + [.G1164]*[.Q35] + [.G1165]*[.Q36] + [.G1166]*[.Q37] + [.G1167]*[.Q38] + [.G1168]*[.Q39] + [.G1169]*[.Q40] + [.G1170]*[.Q41] + [.G1171]*[.Q42] )" office:value-type="float" office:value="-0.0873092659721639" calcext:value-type="float">
            <text:p>-0.087309265972164</text:p>
          </table:table-cell>
          <table:table-cell table:style-name="ce28" table:formula="of:=TANH( [.H1151]*[.S25] + [.H1152]*[.S26] + [.H1153]*[.S27] + [.H1154]*[.S28] + [.H1155]*[.S29] + [.H1156]*[.S30] + [.H1157]*[.S31] + [.H1158]*[.S32] + [.H1159]*[.S33] + [.H1160]*[.S34] + [.H1161]*[.S35] + [.H1162]*[.S36] + [.H1163]*[.S37] + [.H1164]*[.S38] + [.H1165]*[.S39] + [.H1166]*[.S40] + [.H1167]*[.S41] + [.H1168]*[.S42] + [.H1169]*[.S43] + [.H1170]*[.S44] + [.H1171]*[.S45] + [.H1172]*[.S46] + [.H1173]*[.S47] + [.H1174]*[.S48] )" office:value-type="float" office:value="0.435522106320681" calcext:value-type="float">
            <text:p>0.435522106320681</text:p>
          </table:table-cell>
          <table:table-cell table:style-name="ce29" office:value-type="float" office:value="0.356347418638148" calcext:value-type="float">
            <text:p>0.356347418638148</text:p>
          </table:table-cell>
          <table:table-cell table:style-name="ce30" table:formula="of:= ([.J1153]-[.I1153]) * ([.J1153]-[.I1153])" office:value-type="float" office:value="0.00626863116962678" calcext:value-type="float">
            <text:p>0.006268631169627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185845829815918" calcext:value-type="float">
            <text:p>-0.185845829815918</text:p>
          </table:table-cell>
          <table:table-cell table:style-name="ce25" table:formula="of:=TANH( [.G1151]*[.Q43] + [.G1152]*[.Q44] + [.G1153]*[.Q45] + [.G1154]*[.Q46] + [.G1155]*[.Q47] + [.G1156]*[.Q48] + [.G1157]*[.Q49] + [.G1158]*[.Q50] + [.G1159]*[.Q51] + [.G1160]*[.Q52] + [.G1161]*[.Q53] + [.G1162]*[.Q54] + [.G1163]*[.Q55] + [.G1164]*[.Q56] + [.G1165]*[.Q57] + [.G1166]*[.Q58] + [.G1167]*[.Q59] + [.G1168]*[.Q60] + [.G1169]*[.Q61] + [.G1170]*[.Q62] + [.G1171]*[.Q63] )" office:value-type="float" office:value="0.316587740314947" calcext:value-type="float">
            <text:p>0.316587740314947</text:p>
          </table:table-cell>
          <table:table-cell table:style-name="ce28" table:formula="of:=TANH( [.H1151]*[.S49] + [.H1152]*[.S50] + [.H1153]*[.S51] + [.H1154]*[.S52] + [.H1155]*[.S53] + [.H1156]*[.S54] + [.H1157]*[.S55] + [.H1158]*[.S56] + [.H1159]*[.S57] + [.H1160]*[.S58] + [.H1161]*[.S59] + [.H1162]*[.S60] + [.H1163]*[.S61] + [.H1164]*[.S62] + [.H1165]*[.S63] + [.H1166]*[.S64] + [.H1167]*[.S65] + [.H1168]*[.S66] + [.H1169]*[.S67] + [.H1170]*[.S68] + [.H1171]*[.S69] + [.H1172]*[.S70] + [.H1173]*[.S71] + [.H1174]*[.S72] )" office:value-type="float" office:value="0.322100773920131" calcext:value-type="float">
            <text:p>0.322100773920131</text:p>
          </table:table-cell>
          <table:table-cell table:style-name="ce29" office:value-type="float" office:value="0.122020467321794" calcext:value-type="float">
            <text:p>0.122020467321794</text:p>
          </table:table-cell>
          <table:table-cell table:style-name="ce30" table:formula="of:= ([.J1154]-[.I1154]) * ([.J1154]-[.I1154])" office:value-type="float" office:value="0.0400321290884848" calcext:value-type="float">
            <text:p>0.04003212908848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115787174947061" calcext:value-type="float">
            <text:p>-0.115787174947061</text:p>
          </table:table-cell>
          <table:table-cell table:style-name="ce25" table:formula="of:=TANH( [.G1151]*[.Q64] + [.G1152]*[.Q65] + [.G1153]*[.Q66] + [.G1154]*[.Q67] + [.G1155]*[.Q68] + [.G1156]*[.Q69] + [.G1157]*[.Q70] + [.G1158]*[.Q71] + [.G1159]*[.Q72] + [.G1160]*[.Q73] + [.G1161]*[.Q74] + [.G1162]*[.Q75] + [.G1163]*[.Q76] + [.G1164]*[.Q77] + [.G1165]*[.Q78] + [.G1166]*[.Q79] + [.G1167]*[.Q80] + [.G1168]*[.Q81] + [.G1169]*[.Q82] + [.G1170]*[.Q83] + [.G1171]*[.Q84] )" office:value-type="float" office:value="-0.00252016947171526" calcext:value-type="float">
            <text:p>-0.00252016947171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591533869786821" calcext:value-type="float">
            <text:p>0.059153386978682</text:p>
          </table:table-cell>
          <table:table-cell table:style-name="ce25" table:formula="of:=TANH( [.G1151]*[.Q85] + [.G1152]*[.Q86] + [.G1153]*[.Q87] + [.G1154]*[.Q88] + [.G1155]*[.Q89] + [.G1156]*[.Q90] + [.G1157]*[.Q91] + [.G1158]*[.Q92] + [.G1159]*[.Q93] + [.G1160]*[.Q94] + [.G1161]*[.Q95] + [.G1162]*[.Q96] + [.G1163]*[.Q97] + [.G1164]*[.Q98] + [.G1165]*[.Q99] + [.G1166]*[.Q100] + [.G1167]*[.Q101] + [.G1168]*[.Q102] + [.G1169]*[.Q103] + [.G1170]*[.Q104] + [.G1171]*[.Q105] )" office:value-type="float" office:value="-0.267783023881425" calcext:value-type="float">
            <text:p>-0.26778302388142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95774590140825" calcext:value-type="float">
            <text:p>-0.095774590140825</text:p>
          </table:table-cell>
          <table:table-cell table:style-name="ce25" table:formula="of:=TANH( [.G1151]*[.Q106] + [.G1152]*[.Q107] + [.G1153]*[.Q108] + [.G1154]*[.Q109] + [.G1155]*[.Q110] + [.G1156]*[.Q111] + [.G1157]*[.Q112] + [.G1158]*[.Q113] + [.G1159]*[.Q114] + [.G1160]*[.Q115] + [.G1161]*[.Q116] + [.G1162]*[.Q117] + [.G1163]*[.Q118] + [.G1164]*[.Q119] + [.G1165]*[.Q120] + [.G1166]*[.Q121] + [.G1167]*[.Q122] + [.G1168]*[.Q123] + [.G1169]*[.Q124] + [.G1170]*[.Q125] + [.G1171]*[.Q126] )" office:value-type="float" office:value="0.109192668939738" calcext:value-type="float">
            <text:p>0.10919266893973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545131888635551" calcext:value-type="float">
            <text:p>-0.054513188863555</text:p>
          </table:table-cell>
          <table:table-cell table:style-name="ce25" table:formula="of:=TANH( [.G1151]*[.Q127] + [.G1152]*[.Q128] + [.G1153]*[.Q129] + [.G1154]*[.Q130] + [.G1155]*[.Q131] + [.G1156]*[.Q132] + [.G1157]*[.Q133] + [.G1158]*[.Q134] + [.G1159]*[.Q135] + [.G1160]*[.Q136] + [.G1161]*[.Q137] + [.G1162]*[.Q138] + [.G1163]*[.Q139] + [.G1164]*[.Q140] + [.G1165]*[.Q141] + [.G1166]*[.Q142] + [.G1167]*[.Q143] + [.G1168]*[.Q144] + [.G1169]*[.Q145] + [.G1170]*[.Q146] + [.G1171]*[.Q147] )" office:value-type="float" office:value="-0.19780213761701" calcext:value-type="float">
            <text:p>-0.1978021376170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473790239148592" calcext:value-type="float">
            <text:p>0.047379023914859</text:p>
          </table:table-cell>
          <table:table-cell table:style-name="ce25" table:formula="of:=TANH( [.G1151]*[.Q148] + [.G1152]*[.Q149] + [.G1153]*[.Q150] + [.G1154]*[.Q151] + [.G1155]*[.Q152] + [.G1156]*[.Q153] + [.G1157]*[.Q154] + [.G1158]*[.Q155] + [.G1159]*[.Q156] + [.G1160]*[.Q157] + [.G1161]*[.Q158] + [.G1162]*[.Q159] + [.G1163]*[.Q160] + [.G1164]*[.Q161] + [.G1165]*[.Q162] + [.G1166]*[.Q163] + [.G1167]*[.Q164] + [.G1168]*[.Q165] + [.G1169]*[.Q166] + [.G1170]*[.Q167] + [.G1171]*[.Q168] )" office:value-type="float" office:value="0.0403948348025256" calcext:value-type="float">
            <text:p>0.04039483480252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6116816972974" calcext:value-type="float">
            <text:p>0.136116816972974</text:p>
          </table:table-cell>
          <table:table-cell table:style-name="ce25" table:formula="of:=TANH( [.G1151]*[.Q169] + [.G1152]*[.Q170] + [.G1153]*[.Q171] + [.G1154]*[.Q172] + [.G1155]*[.Q173] + [.G1156]*[.Q174] + [.G1157]*[.Q175] + [.G1158]*[.Q176] + [.G1159]*[.Q177] + [.G1160]*[.Q178] + [.G1161]*[.Q179] + [.G1162]*[.Q180] + [.G1163]*[.Q181] + [.G1164]*[.Q182] + [.G1165]*[.Q183] + [.G1166]*[.Q184] + [.G1167]*[.Q185] + [.G1168]*[.Q186] + [.G1169]*[.Q187] + [.G1170]*[.Q188] + [.G1171]*[.Q189] )" office:value-type="float" office:value="-0.0500363052007379" calcext:value-type="float">
            <text:p>-0.05003630520073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09370032391923" calcext:value-type="float">
            <text:p>0.109370032391923</text:p>
          </table:table-cell>
          <table:table-cell table:style-name="ce25" table:formula="of:=TANH( [.G1151]*[.Q190] + [.G1152]*[.Q191] + [.G1153]*[.Q192] + [.G1154]*[.Q193] + [.G1155]*[.Q194] + [.G1156]*[.Q195] + [.G1157]*[.Q196] + [.G1158]*[.Q197] + [.G1159]*[.Q198] + [.G1160]*[.Q199] + [.G1161]*[.Q200] + [.G1162]*[.Q201] + [.G1163]*[.Q202] + [.G1164]*[.Q203] + [.G1165]*[.Q204] + [.G1166]*[.Q205] + [.G1167]*[.Q206] + [.G1168]*[.Q207] + [.G1169]*[.Q208] + [.G1170]*[.Q209] + [.G1171]*[.Q210] )" office:value-type="float" office:value="0.000526741269953514" calcext:value-type="float">
            <text:p>0.00052674126995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1020486531591" calcext:value-type="float">
            <text:p>0.131020486531591</text:p>
          </table:table-cell>
          <table:table-cell table:style-name="ce25" table:formula="of:=TANH( [.G1151]*[.Q211] + [.G1152]*[.Q212] + [.G1153]*[.Q213] + [.G1154]*[.Q214] + [.G1155]*[.Q215] + [.G1156]*[.Q216] + [.G1157]*[.Q217] + [.G1158]*[.Q218] + [.G1159]*[.Q219] + [.G1160]*[.Q220] + [.G1161]*[.Q221] + [.G1162]*[.Q222] + [.G1163]*[.Q223] + [.G1164]*[.Q224] + [.G1165]*[.Q225] + [.G1166]*[.Q226] + [.G1167]*[.Q227] + [.G1168]*[.Q228] + [.G1169]*[.Q229] + [.G1170]*[.Q230] + [.G1171]*[.Q231] )" office:value-type="float" office:value="-0.83251411417869" calcext:value-type="float">
            <text:p>-0.8325141141786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50629053948086" calcext:value-type="float">
            <text:p>0.150629053948086</text:p>
          </table:table-cell>
          <table:table-cell table:style-name="ce25" table:formula="of:=TANH( [.G1151]*[.Q232] + [.G1152]*[.Q233] + [.G1153]*[.Q234] + [.G1154]*[.Q235] + [.G1155]*[.Q236] + [.G1156]*[.Q237] + [.G1157]*[.Q238] + [.G1158]*[.Q239] + [.G1159]*[.Q240] + [.G1160]*[.Q241] + [.G1161]*[.Q242] + [.G1162]*[.Q243] + [.G1163]*[.Q244] + [.G1164]*[.Q245] + [.G1165]*[.Q246] + [.G1166]*[.Q247] + [.G1167]*[.Q248] + [.G1168]*[.Q249] + [.G1169]*[.Q250] + [.G1170]*[.Q251] + [.G1171]*[.Q252] )" office:value-type="float" office:value="0.0467252739975635" calcext:value-type="float">
            <text:p>0.04672527399756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49847893770014" calcext:value-type="float">
            <text:p>0.249847893770014</text:p>
          </table:table-cell>
          <table:table-cell table:style-name="ce25" table:formula="of:=TANH( [.G1151]*[.Q253] + [.G1152]*[.Q254] + [.G1153]*[.Q255] + [.G1154]*[.Q256] + [.G1155]*[.Q257] + [.G1156]*[.Q258] + [.G1157]*[.Q259] + [.G1158]*[.Q260] + [.G1159]*[.Q261] + [.G1160]*[.Q262] + [.G1161]*[.Q263] + [.G1162]*[.Q264] + [.G1163]*[.Q265] + [.G1164]*[.Q266] + [.G1165]*[.Q267] + [.G1166]*[.Q268] + [.G1167]*[.Q269] + [.G1168]*[.Q270] + [.G1169]*[.Q271] + [.G1170]*[.Q272] + [.G1171]*[.Q273] )" office:value-type="float" office:value="0.0380589115767053" calcext:value-type="float">
            <text:p>0.03805891157670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89197872471988" calcext:value-type="float">
            <text:p>0.289197872471988</text:p>
          </table:table-cell>
          <table:table-cell table:style-name="ce25" table:formula="of:=TANH( [.G1151]*[.Q274] + [.G1152]*[.Q275] + [.G1153]*[.Q276] + [.G1154]*[.Q277] + [.G1155]*[.Q278] + [.G1156]*[.Q279] + [.G1157]*[.Q280] + [.G1158]*[.Q281] + [.G1159]*[.Q282] + [.G1160]*[.Q283] + [.G1161]*[.Q284] + [.G1162]*[.Q285] + [.G1163]*[.Q286] + [.G1164]*[.Q287] + [.G1165]*[.Q288] + [.G1166]*[.Q289] + [.G1167]*[.Q290] + [.G1168]*[.Q291] + [.G1169]*[.Q292] + [.G1170]*[.Q293] + [.G1171]*[.Q294] )" office:value-type="float" office:value="0.30577528779693" calcext:value-type="float">
            <text:p>0.3057752877969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17270830707118" calcext:value-type="float">
            <text:p>0.417270830707118</text:p>
          </table:table-cell>
          <table:table-cell table:style-name="ce25" table:formula="of:=TANH( [.G1151]*[.Q295] + [.G1152]*[.Q296] + [.G1153]*[.Q297] + [.G1154]*[.Q298] + [.G1155]*[.Q299] + [.G1156]*[.Q300] + [.G1157]*[.Q301] + [.G1158]*[.Q302] + [.G1159]*[.Q303] + [.G1160]*[.Q304] + [.G1161]*[.Q305] + [.G1162]*[.Q306] + [.G1163]*[.Q307] + [.G1164]*[.Q308] + [.G1165]*[.Q309] + [.G1166]*[.Q310] + [.G1167]*[.Q311] + [.G1168]*[.Q312] + [.G1169]*[.Q313] + [.G1170]*[.Q314] + [.G1171]*[.Q315] )" office:value-type="float" office:value="-0.0852978032114233" calcext:value-type="float">
            <text:p>-0.08529780321142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5" calcext:value-type="float">
            <text:p>0.5</text:p>
          </table:table-cell>
          <table:table-cell table:style-name="ce25" table:formula="of:=TANH( [.G1151]*[.Q316] + [.G1152]*[.Q317] + [.G1153]*[.Q318] + [.G1154]*[.Q319] + [.G1155]*[.Q320] + [.G1156]*[.Q321] + [.G1157]*[.Q322] + [.G1158]*[.Q323] + [.G1159]*[.Q324] + [.G1160]*[.Q325] + [.G1161]*[.Q326] + [.G1162]*[.Q327] + [.G1163]*[.Q328] + [.G1164]*[.Q329] + [.G1165]*[.Q330] + [.G1166]*[.Q331] + [.G1167]*[.Q332] + [.G1168]*[.Q333] + [.G1169]*[.Q334] + [.G1170]*[.Q335] + [.G1171]*[.Q336] )" office:value-type="float" office:value="0.0292486352422374" calcext:value-type="float">
            <text:p>0.02924863524223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47047220070013" calcext:value-type="float">
            <text:p>0.447047220070013</text:p>
          </table:table-cell>
          <table:table-cell table:style-name="ce25" table:formula="of:=TANH( [.G1151]*[.Q337] + [.G1152]*[.Q338] + [.G1153]*[.Q339] + [.G1154]*[.Q340] + [.G1155]*[.Q341] + [.G1156]*[.Q342] + [.G1157]*[.Q343] + [.G1158]*[.Q344] + [.G1159]*[.Q345] + [.G1160]*[.Q346] + [.G1161]*[.Q347] + [.G1162]*[.Q348] + [.G1163]*[.Q349] + [.G1164]*[.Q350] + [.G1165]*[.Q351] + [.G1166]*[.Q352] + [.G1167]*[.Q353] + [.G1168]*[.Q354] + [.G1169]*[.Q355] + [.G1170]*[.Q356] + [.G1171]*[.Q357] )" office:value-type="float" office:value="0.0961589966467174" calcext:value-type="float">
            <text:p>0.09615899664671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70848741390355" calcext:value-type="float">
            <text:p>0.370848741390355</text:p>
          </table:table-cell>
          <table:table-cell table:style-name="ce25" table:formula="of:=TANH( [.G1151]*[.Q358] + [.G1152]*[.Q359] + [.G1153]*[.Q360] + [.G1154]*[.Q361] + [.G1155]*[.Q362] + [.G1156]*[.Q363] + [.G1157]*[.Q364] + [.G1158]*[.Q365] + [.G1159]*[.Q366] + [.G1160]*[.Q367] + [.G1161]*[.Q368] + [.G1162]*[.Q369] + [.G1163]*[.Q370] + [.G1164]*[.Q371] + [.G1165]*[.Q372] + [.G1166]*[.Q373] + [.G1167]*[.Q374] + [.G1168]*[.Q375] + [.G1169]*[.Q376] + [.G1170]*[.Q377] + [.G1171]*[.Q378] )" office:value-type="float" office:value="0.221070638879915" calcext:value-type="float">
            <text:p>0.22107063887991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79503032041846" calcext:value-type="float">
            <text:p>0.379503032041846</text:p>
          </table:table-cell>
          <table:table-cell table:style-name="ce25" table:formula="of:=TANH( [.G1151]*[.Q379] + [.G1152]*[.Q380] + [.G1153]*[.Q381] + [.G1154]*[.Q382] + [.G1155]*[.Q383] + [.G1156]*[.Q384] + [.G1157]*[.Q385] + [.G1158]*[.Q386] + [.G1159]*[.Q387] + [.G1160]*[.Q388] + [.G1161]*[.Q389] + [.G1162]*[.Q390] + [.G1163]*[.Q391] + [.G1164]*[.Q392] + [.G1165]*[.Q393] + [.G1166]*[.Q394] + [.G1167]*[.Q395] + [.G1168]*[.Q396] + [.G1169]*[.Q397] + [.G1170]*[.Q398] + [.G1171]*[.Q399] )" office:value-type="float" office:value="-0.589571262107016" calcext:value-type="float">
            <text:p>-0.58957126210701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20063227947368" calcext:value-type="float">
            <text:p>0.420063227947368</text:p>
          </table:table-cell>
          <table:table-cell table:style-name="ce25" table:formula="of:=TANH( [.G1151]*[.Q400] + [.G1152]*[.Q401] + [.G1153]*[.Q402] + [.G1154]*[.Q403] + [.G1155]*[.Q404] + [.G1156]*[.Q405] + [.G1157]*[.Q406] + [.G1158]*[.Q407] + [.G1159]*[.Q408] + [.G1160]*[.Q409] + [.G1161]*[.Q410] + [.G1162]*[.Q411] + [.G1163]*[.Q412] + [.G1164]*[.Q413] + [.G1165]*[.Q414] + [.G1166]*[.Q415] + [.G1167]*[.Q416] + [.G1168]*[.Q417] + [.G1169]*[.Q418] + [.G1170]*[.Q419] + [.G1171]*[.Q420] )" office:value-type="float" office:value="0.0744511840692896" calcext:value-type="float">
            <text:p>0.0744511840692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151]*[.Q421] + [.G1152]*[.Q422] + [.G1153]*[.Q423] + [.G1154]*[.Q424] + [.G1155]*[.Q425] + [.G1156]*[.Q426] + [.G1157]*[.Q427] + [.G1158]*[.Q428] + [.G1159]*[.Q429] + [.G1160]*[.Q430] + [.G1161]*[.Q431] + [.G1162]*[.Q432] + [.G1163]*[.Q433] + [.G1164]*[.Q434] + [.G1165]*[.Q435] + [.G1166]*[.Q436] + [.G1167]*[.Q437] + [.G1168]*[.Q438] + [.G1169]*[.Q439] + [.G1170]*[.Q440] + [.G1171]*[.Q441] )" office:value-type="float" office:value="-0.528605350260786" calcext:value-type="float">
            <text:p>-0.528605350260786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151]*[.Q442] + [.G1152]*[.Q443] + [.G1153]*[.Q444] + [.G1154]*[.Q445] + [.G1155]*[.Q446] + [.G1156]*[.Q447] + [.G1157]*[.Q448] + [.G1158]*[.Q449] + [.G1159]*[.Q450] + [.G1160]*[.Q451] + [.G1161]*[.Q452] + [.G1162]*[.Q453] + [.G1163]*[.Q454] + [.G1164]*[.Q455] + [.G1165]*[.Q456] + [.G1166]*[.Q457] + [.G1167]*[.Q458] + [.G1168]*[.Q459] + [.G1169]*[.Q460] + [.G1170]*[.Q461] + [.G1171]*[.Q462] )" office:value-type="float" office:value="0.923816663644262" calcext:value-type="float">
            <text:p>0.923816663644262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151]*[.Q463] + [.G1152]*[.Q464] + [.G1153]*[.Q465] + [.G1154]*[.Q466] + [.G1155]*[.Q467] + [.G1156]*[.Q468] + [.G1157]*[.Q469] + [.G1158]*[.Q470] + [.G1159]*[.Q471] + [.G1160]*[.Q472] + [.G1161]*[.Q473] + [.G1162]*[.Q474] + [.G1163]*[.Q475] + [.G1164]*[.Q476] + [.G1165]*[.Q477] + [.G1166]*[.Q478] + [.G1167]*[.Q479] + [.G1168]*[.Q480] + [.G1169]*[.Q481] + [.G1170]*[.Q482] + [.G1171]*[.Q483] )" office:value-type="float" office:value="-0.111961762841508" calcext:value-type="float">
            <text:p>-0.1119617628415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202170104949524" calcext:value-type="float">
            <text:p>-0.202170104949524</text:p>
          </table:table-cell>
          <table:table-cell table:style-name="ce25" table:formula="of:=TANH( [.G1176]*[.Q1] + [.G1177]*[.Q2] + [.G1178]*[.Q3] + [.G1179]*[.Q4] + [.G1180]*[.Q5] + [.G1181]*[.Q6] + [.G1182]*[.Q7] + [.G1183]*[.Q8] + [.G1184]*[.Q9] + [.G1185]*[.Q10] + [.G1186]*[.Q11] + [.G1187]*[.Q12] + [.G1188]*[.Q13] + [.G1189]*[.Q14] + [.G1190]*[.Q15] + [.G1191]*[.Q16] + [.G1192]*[.Q17] + [.G1193]*[.Q18] + [.G1194]*[.Q19] + [.G1195]*[.Q20] + [.G1196]*[.Q21] )" office:value-type="float" office:value="0.0252983164376455" calcext:value-type="float">
            <text:p>0.025298316437646</text:p>
          </table:table-cell>
          <table:table-cell table:style-name="ce28" table:formula="of:=TANH( [.H1176]*[.S1] + [.H1177]*[.S2] + [.H1178]*[.S3] + [.H1179]*[.S4] + [.H1180]*[.S5] + [.H1181]*[.S6] + [.H1182]*[.S7] + [.H1183]*[.S8] + [.H1184]*[.S9] + [.H1185]*[.S10] + [.H1186]*[.S11] + [.H1187]*[.S12] + [.H1188]*[.S13] + [.H1189]*[.S14] + [.H1190]*[.S15] + [.H1191]*[.S16] + [.H1192]*[.S17] + [.H1193]*[.S18] + [.H1194]*[.S19] + [.H1195]*[.S20] + [.H1196]*[.S21] + [.H1197]*[.S22] + [.H1198]*[.S23] + [.H1199]*[.S24] )" office:value-type="float" office:value="0.448847763442176" calcext:value-type="float">
            <text:p>0.448847763442176</text:p>
          </table:table-cell>
          <table:table-cell table:style-name="ce29" office:value-type="float" office:value="0.356347418638148" calcext:value-type="float">
            <text:p>0.356347418638148</text:p>
          </table:table-cell>
          <table:table-cell table:style-name="ce30" table:formula="of:= ([.J1177]-[.I1177]) * ([.J1177]-[.I1177])" office:value-type="float" office:value="0.00855631378886418" calcext:value-type="float">
            <text:p>0.008556313788864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185845829815918" calcext:value-type="float">
            <text:p>-0.185845829815918</text:p>
          </table:table-cell>
          <table:table-cell table:style-name="ce25" table:formula="of:=TANH( [.G1176]*[.Q22] + [.G1177]*[.Q23] + [.G1178]*[.Q24] + [.G1179]*[.Q25] + [.G1180]*[.Q26] + [.G1181]*[.Q27] + [.G1182]*[.Q28] + [.G1183]*[.Q29] + [.G1184]*[.Q30] + [.G1185]*[.Q31] + [.G1186]*[.Q32] + [.G1187]*[.Q33] + [.G1188]*[.Q34] + [.G1189]*[.Q35] + [.G1190]*[.Q36] + [.G1191]*[.Q37] + [.G1192]*[.Q38] + [.G1193]*[.Q39] + [.G1194]*[.Q40] + [.G1195]*[.Q41] + [.G1196]*[.Q42] )" office:value-type="float" office:value="-0.0879443850050199" calcext:value-type="float">
            <text:p>-0.08794438500502</text:p>
          </table:table-cell>
          <table:table-cell table:style-name="ce28" table:formula="of:=TANH( [.H1176]*[.S25] + [.H1177]*[.S26] + [.H1178]*[.S27] + [.H1179]*[.S28] + [.H1180]*[.S29] + [.H1181]*[.S30] + [.H1182]*[.S31] + [.H1183]*[.S32] + [.H1184]*[.S33] + [.H1185]*[.S34] + [.H1186]*[.S35] + [.H1187]*[.S36] + [.H1188]*[.S37] + [.H1189]*[.S38] + [.H1190]*[.S39] + [.H1191]*[.S40] + [.H1192]*[.S41] + [.H1193]*[.S42] + [.H1194]*[.S43] + [.H1195]*[.S44] + [.H1196]*[.S45] + [.H1197]*[.S46] + [.H1198]*[.S47] + [.H1199]*[.S48] )" office:value-type="float" office:value="0.292537042259463" calcext:value-type="float">
            <text:p>0.292537042259463</text:p>
          </table:table-cell>
          <table:table-cell table:style-name="ce29" office:value-type="float" office:value="0.122020467321794" calcext:value-type="float">
            <text:p>0.122020467321794</text:p>
          </table:table-cell>
          <table:table-cell table:style-name="ce30" table:formula="of:= ([.J1178]-[.I1178]) * ([.J1178]-[.I1178])" office:value-type="float" office:value="0.0290759023284738" calcext:value-type="float">
            <text:p>0.029075902328474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115787174947061" calcext:value-type="float">
            <text:p>-0.115787174947061</text:p>
          </table:table-cell>
          <table:table-cell table:style-name="ce25" table:formula="of:=TANH( [.G1176]*[.Q43] + [.G1177]*[.Q44] + [.G1178]*[.Q45] + [.G1179]*[.Q46] + [.G1180]*[.Q47] + [.G1181]*[.Q48] + [.G1182]*[.Q49] + [.G1183]*[.Q50] + [.G1184]*[.Q51] + [.G1185]*[.Q52] + [.G1186]*[.Q53] + [.G1187]*[.Q54] + [.G1188]*[.Q55] + [.G1189]*[.Q56] + [.G1190]*[.Q57] + [.G1191]*[.Q58] + [.G1192]*[.Q59] + [.G1193]*[.Q60] + [.G1194]*[.Q61] + [.G1195]*[.Q62] + [.G1196]*[.Q63] )" office:value-type="float" office:value="-0.165176221133273" calcext:value-type="float">
            <text:p>-0.165176221133273</text:p>
          </table:table-cell>
          <table:table-cell table:style-name="ce28" table:formula="of:=TANH( [.H1176]*[.S49] + [.H1177]*[.S50] + [.H1178]*[.S51] + [.H1179]*[.S52] + [.H1180]*[.S53] + [.H1181]*[.S54] + [.H1182]*[.S55] + [.H1183]*[.S56] + [.H1184]*[.S57] + [.H1185]*[.S58] + [.H1186]*[.S59] + [.H1187]*[.S60] + [.H1188]*[.S61] + [.H1189]*[.S62] + [.H1190]*[.S63] + [.H1191]*[.S64] + [.H1192]*[.S65] + [.H1193]*[.S66] + [.H1194]*[.S67] + [.H1195]*[.S68] + [.H1196]*[.S69] + [.H1197]*[.S70] + [.H1198]*[.S71] + [.H1199]*[.S72] )" office:value-type="float" office:value="0.290716502845042" calcext:value-type="float">
            <text:p>0.290716502845042</text:p>
          </table:table-cell>
          <table:table-cell table:style-name="ce29" office:value-type="float" office:value="0.0554834556341138" calcext:value-type="float">
            <text:p>0.055483455634114</text:p>
          </table:table-cell>
          <table:table-cell table:style-name="ce30" table:formula="of:= ([.J1179]-[.I1179]) * ([.J1179]-[.I1179])" office:value-type="float" office:value="0.0553345865001386" calcext:value-type="float">
            <text:p>0.055334586500139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0.0591533869786821" calcext:value-type="float">
            <text:p>0.059153386978682</text:p>
          </table:table-cell>
          <table:table-cell table:style-name="ce25" table:formula="of:=TANH( [.G1176]*[.Q64] + [.G1177]*[.Q65] + [.G1178]*[.Q66] + [.G1179]*[.Q67] + [.G1180]*[.Q68] + [.G1181]*[.Q69] + [.G1182]*[.Q70] + [.G1183]*[.Q71] + [.G1184]*[.Q72] + [.G1185]*[.Q73] + [.G1186]*[.Q74] + [.G1187]*[.Q75] + [.G1188]*[.Q76] + [.G1189]*[.Q77] + [.G1190]*[.Q78] + [.G1191]*[.Q79] + [.G1192]*[.Q80] + [.G1193]*[.Q81] + [.G1194]*[.Q82] + [.G1195]*[.Q83] + [.G1196]*[.Q84] )" office:value-type="float" office:value="0.0359933172939811" calcext:value-type="float">
            <text:p>0.03599331729398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95774590140825" calcext:value-type="float">
            <text:p>-0.095774590140825</text:p>
          </table:table-cell>
          <table:table-cell table:style-name="ce25" table:formula="of:=TANH( [.G1176]*[.Q85] + [.G1177]*[.Q86] + [.G1178]*[.Q87] + [.G1179]*[.Q88] + [.G1180]*[.Q89] + [.G1181]*[.Q90] + [.G1182]*[.Q91] + [.G1183]*[.Q92] + [.G1184]*[.Q93] + [.G1185]*[.Q94] + [.G1186]*[.Q95] + [.G1187]*[.Q96] + [.G1188]*[.Q97] + [.G1189]*[.Q98] + [.G1190]*[.Q99] + [.G1191]*[.Q100] + [.G1192]*[.Q101] + [.G1193]*[.Q102] + [.G1194]*[.Q103] + [.G1195]*[.Q104] + [.G1196]*[.Q105] )" office:value-type="float" office:value="-0.263383233211383" calcext:value-type="float">
            <text:p>-0.26338323321138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545131888635551" calcext:value-type="float">
            <text:p>-0.054513188863555</text:p>
          </table:table-cell>
          <table:table-cell table:style-name="ce25" table:formula="of:=TANH( [.G1176]*[.Q106] + [.G1177]*[.Q107] + [.G1178]*[.Q108] + [.G1179]*[.Q109] + [.G1180]*[.Q110] + [.G1181]*[.Q111] + [.G1182]*[.Q112] + [.G1183]*[.Q113] + [.G1184]*[.Q114] + [.G1185]*[.Q115] + [.G1186]*[.Q116] + [.G1187]*[.Q117] + [.G1188]*[.Q118] + [.G1189]*[.Q119] + [.G1190]*[.Q120] + [.G1191]*[.Q121] + [.G1192]*[.Q122] + [.G1193]*[.Q123] + [.G1194]*[.Q124] + [.G1195]*[.Q125] + [.G1196]*[.Q126] )" office:value-type="float" office:value="0.0903297409427661" calcext:value-type="float">
            <text:p>0.09032974094276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473790239148592" calcext:value-type="float">
            <text:p>0.047379023914859</text:p>
          </table:table-cell>
          <table:table-cell table:style-name="ce25" table:formula="of:=TANH( [.G1176]*[.Q127] + [.G1177]*[.Q128] + [.G1178]*[.Q129] + [.G1179]*[.Q130] + [.G1180]*[.Q131] + [.G1181]*[.Q132] + [.G1182]*[.Q133] + [.G1183]*[.Q134] + [.G1184]*[.Q135] + [.G1185]*[.Q136] + [.G1186]*[.Q137] + [.G1187]*[.Q138] + [.G1188]*[.Q139] + [.G1189]*[.Q140] + [.G1190]*[.Q141] + [.G1191]*[.Q142] + [.G1192]*[.Q143] + [.G1193]*[.Q144] + [.G1194]*[.Q145] + [.G1195]*[.Q146] + [.G1196]*[.Q147] )" office:value-type="float" office:value="-0.207555413376969" calcext:value-type="float">
            <text:p>-0.20755541337696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6116816972974" calcext:value-type="float">
            <text:p>0.136116816972974</text:p>
          </table:table-cell>
          <table:table-cell table:style-name="ce25" table:formula="of:=TANH( [.G1176]*[.Q148] + [.G1177]*[.Q149] + [.G1178]*[.Q150] + [.G1179]*[.Q151] + [.G1180]*[.Q152] + [.G1181]*[.Q153] + [.G1182]*[.Q154] + [.G1183]*[.Q155] + [.G1184]*[.Q156] + [.G1185]*[.Q157] + [.G1186]*[.Q158] + [.G1187]*[.Q159] + [.G1188]*[.Q160] + [.G1189]*[.Q161] + [.G1190]*[.Q162] + [.G1191]*[.Q163] + [.G1192]*[.Q164] + [.G1193]*[.Q165] + [.G1194]*[.Q166] + [.G1195]*[.Q167] + [.G1196]*[.Q168] )" office:value-type="float" office:value="0.0829451093396805" calcext:value-type="float">
            <text:p>0.08294510933968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09370032391923" calcext:value-type="float">
            <text:p>0.109370032391923</text:p>
          </table:table-cell>
          <table:table-cell table:style-name="ce25" table:formula="of:=TANH( [.G1176]*[.Q169] + [.G1177]*[.Q170] + [.G1178]*[.Q171] + [.G1179]*[.Q172] + [.G1180]*[.Q173] + [.G1181]*[.Q174] + [.G1182]*[.Q175] + [.G1183]*[.Q176] + [.G1184]*[.Q177] + [.G1185]*[.Q178] + [.G1186]*[.Q179] + [.G1187]*[.Q180] + [.G1188]*[.Q181] + [.G1189]*[.Q182] + [.G1190]*[.Q183] + [.G1191]*[.Q184] + [.G1192]*[.Q185] + [.G1193]*[.Q186] + [.G1194]*[.Q187] + [.G1195]*[.Q188] + [.G1196]*[.Q189] )" office:value-type="float" office:value="-0.0473557707564398" calcext:value-type="float">
            <text:p>-0.0473557707564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1020486531591" calcext:value-type="float">
            <text:p>0.131020486531591</text:p>
          </table:table-cell>
          <table:table-cell table:style-name="ce25" table:formula="of:=TANH( [.G1176]*[.Q190] + [.G1177]*[.Q191] + [.G1178]*[.Q192] + [.G1179]*[.Q193] + [.G1180]*[.Q194] + [.G1181]*[.Q195] + [.G1182]*[.Q196] + [.G1183]*[.Q197] + [.G1184]*[.Q198] + [.G1185]*[.Q199] + [.G1186]*[.Q200] + [.G1187]*[.Q201] + [.G1188]*[.Q202] + [.G1189]*[.Q203] + [.G1190]*[.Q204] + [.G1191]*[.Q205] + [.G1192]*[.Q206] + [.G1193]*[.Q207] + [.G1194]*[.Q208] + [.G1195]*[.Q209] + [.G1196]*[.Q210] )" office:value-type="float" office:value="0.00156332595013804" calcext:value-type="float">
            <text:p>0.00156332595013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50629053948086" calcext:value-type="float">
            <text:p>0.150629053948086</text:p>
          </table:table-cell>
          <table:table-cell table:style-name="ce25" table:formula="of:=TANH( [.G1176]*[.Q211] + [.G1177]*[.Q212] + [.G1178]*[.Q213] + [.G1179]*[.Q214] + [.G1180]*[.Q215] + [.G1181]*[.Q216] + [.G1182]*[.Q217] + [.G1183]*[.Q218] + [.G1184]*[.Q219] + [.G1185]*[.Q220] + [.G1186]*[.Q221] + [.G1187]*[.Q222] + [.G1188]*[.Q223] + [.G1189]*[.Q224] + [.G1190]*[.Q225] + [.G1191]*[.Q226] + [.G1192]*[.Q227] + [.G1193]*[.Q228] + [.G1194]*[.Q229] + [.G1195]*[.Q230] + [.G1196]*[.Q231] )" office:value-type="float" office:value="-0.897456228885321" calcext:value-type="float">
            <text:p>-0.89745622888532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49847893770014" calcext:value-type="float">
            <text:p>0.249847893770014</text:p>
          </table:table-cell>
          <table:table-cell table:style-name="ce25" table:formula="of:=TANH( [.G1176]*[.Q232] + [.G1177]*[.Q233] + [.G1178]*[.Q234] + [.G1179]*[.Q235] + [.G1180]*[.Q236] + [.G1181]*[.Q237] + [.G1182]*[.Q238] + [.G1183]*[.Q239] + [.G1184]*[.Q240] + [.G1185]*[.Q241] + [.G1186]*[.Q242] + [.G1187]*[.Q243] + [.G1188]*[.Q244] + [.G1189]*[.Q245] + [.G1190]*[.Q246] + [.G1191]*[.Q247] + [.G1192]*[.Q248] + [.G1193]*[.Q249] + [.G1194]*[.Q250] + [.G1195]*[.Q251] + [.G1196]*[.Q252] )" office:value-type="float" office:value="0.217073917849252" calcext:value-type="float">
            <text:p>0.21707391784925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89197872471988" calcext:value-type="float">
            <text:p>0.289197872471988</text:p>
          </table:table-cell>
          <table:table-cell table:style-name="ce25" table:formula="of:=TANH( [.G1176]*[.Q253] + [.G1177]*[.Q254] + [.G1178]*[.Q255] + [.G1179]*[.Q256] + [.G1180]*[.Q257] + [.G1181]*[.Q258] + [.G1182]*[.Q259] + [.G1183]*[.Q260] + [.G1184]*[.Q261] + [.G1185]*[.Q262] + [.G1186]*[.Q263] + [.G1187]*[.Q264] + [.G1188]*[.Q265] + [.G1189]*[.Q266] + [.G1190]*[.Q267] + [.G1191]*[.Q268] + [.G1192]*[.Q269] + [.G1193]*[.Q270] + [.G1194]*[.Q271] + [.G1195]*[.Q272] + [.G1196]*[.Q273] )" office:value-type="float" office:value="0.209340290285427" calcext:value-type="float">
            <text:p>0.20934029028542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17270830707118" calcext:value-type="float">
            <text:p>0.417270830707118</text:p>
          </table:table-cell>
          <table:table-cell table:style-name="ce25" table:formula="of:=TANH( [.G1176]*[.Q274] + [.G1177]*[.Q275] + [.G1178]*[.Q276] + [.G1179]*[.Q277] + [.G1180]*[.Q278] + [.G1181]*[.Q279] + [.G1182]*[.Q280] + [.G1183]*[.Q281] + [.G1184]*[.Q282] + [.G1185]*[.Q283] + [.G1186]*[.Q284] + [.G1187]*[.Q285] + [.G1188]*[.Q286] + [.G1189]*[.Q287] + [.G1190]*[.Q288] + [.G1191]*[.Q289] + [.G1192]*[.Q290] + [.G1193]*[.Q291] + [.G1194]*[.Q292] + [.G1195]*[.Q293] + [.G1196]*[.Q294] )" office:value-type="float" office:value="0.110139226042104" calcext:value-type="float">
            <text:p>0.11013922604210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5" calcext:value-type="float">
            <text:p>0.5</text:p>
          </table:table-cell>
          <table:table-cell table:style-name="ce25" table:formula="of:=TANH( [.G1176]*[.Q295] + [.G1177]*[.Q296] + [.G1178]*[.Q297] + [.G1179]*[.Q298] + [.G1180]*[.Q299] + [.G1181]*[.Q300] + [.G1182]*[.Q301] + [.G1183]*[.Q302] + [.G1184]*[.Q303] + [.G1185]*[.Q304] + [.G1186]*[.Q305] + [.G1187]*[.Q306] + [.G1188]*[.Q307] + [.G1189]*[.Q308] + [.G1190]*[.Q309] + [.G1191]*[.Q310] + [.G1192]*[.Q311] + [.G1193]*[.Q312] + [.G1194]*[.Q313] + [.G1195]*[.Q314] + [.G1196]*[.Q315] )" office:value-type="float" office:value="0.103297058738226" calcext:value-type="float">
            <text:p>0.10329705873822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47047220070013" calcext:value-type="float">
            <text:p>0.447047220070013</text:p>
          </table:table-cell>
          <table:table-cell table:style-name="ce25" table:formula="of:=TANH( [.G1176]*[.Q316] + [.G1177]*[.Q317] + [.G1178]*[.Q318] + [.G1179]*[.Q319] + [.G1180]*[.Q320] + [.G1181]*[.Q321] + [.G1182]*[.Q322] + [.G1183]*[.Q323] + [.G1184]*[.Q324] + [.G1185]*[.Q325] + [.G1186]*[.Q326] + [.G1187]*[.Q327] + [.G1188]*[.Q328] + [.G1189]*[.Q329] + [.G1190]*[.Q330] + [.G1191]*[.Q331] + [.G1192]*[.Q332] + [.G1193]*[.Q333] + [.G1194]*[.Q334] + [.G1195]*[.Q335] + [.G1196]*[.Q336] )" office:value-type="float" office:value="0.0361040419186045" calcext:value-type="float">
            <text:p>0.03610404191860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70848741390355" calcext:value-type="float">
            <text:p>0.370848741390355</text:p>
          </table:table-cell>
          <table:table-cell table:style-name="ce25" table:formula="of:=TANH( [.G1176]*[.Q337] + [.G1177]*[.Q338] + [.G1178]*[.Q339] + [.G1179]*[.Q340] + [.G1180]*[.Q341] + [.G1181]*[.Q342] + [.G1182]*[.Q343] + [.G1183]*[.Q344] + [.G1184]*[.Q345] + [.G1185]*[.Q346] + [.G1186]*[.Q347] + [.G1187]*[.Q348] + [.G1188]*[.Q349] + [.G1189]*[.Q350] + [.G1190]*[.Q351] + [.G1191]*[.Q352] + [.G1192]*[.Q353] + [.G1193]*[.Q354] + [.G1194]*[.Q355] + [.G1195]*[.Q356] + [.G1196]*[.Q357] )" office:value-type="float" office:value="0.0549190107383493" calcext:value-type="float">
            <text:p>0.05491901073834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79503032041846" calcext:value-type="float">
            <text:p>0.379503032041846</text:p>
          </table:table-cell>
          <table:table-cell table:style-name="ce25" table:formula="of:=TANH( [.G1176]*[.Q358] + [.G1177]*[.Q359] + [.G1178]*[.Q360] + [.G1179]*[.Q361] + [.G1180]*[.Q362] + [.G1181]*[.Q363] + [.G1182]*[.Q364] + [.G1183]*[.Q365] + [.G1184]*[.Q366] + [.G1185]*[.Q367] + [.G1186]*[.Q368] + [.G1187]*[.Q369] + [.G1188]*[.Q370] + [.G1189]*[.Q371] + [.G1190]*[.Q372] + [.G1191]*[.Q373] + [.G1192]*[.Q374] + [.G1193]*[.Q375] + [.G1194]*[.Q376] + [.G1195]*[.Q377] + [.G1196]*[.Q378] )" office:value-type="float" office:value="0.220661775151335" calcext:value-type="float">
            <text:p>0.22066177515133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20063227947368" calcext:value-type="float">
            <text:p>0.420063227947368</text:p>
          </table:table-cell>
          <table:table-cell table:style-name="ce25" table:formula="of:=TANH( [.G1176]*[.Q379] + [.G1177]*[.Q380] + [.G1178]*[.Q381] + [.G1179]*[.Q382] + [.G1180]*[.Q383] + [.G1181]*[.Q384] + [.G1182]*[.Q385] + [.G1183]*[.Q386] + [.G1184]*[.Q387] + [.G1185]*[.Q388] + [.G1186]*[.Q389] + [.G1187]*[.Q390] + [.G1188]*[.Q391] + [.G1189]*[.Q392] + [.G1190]*[.Q393] + [.G1191]*[.Q394] + [.G1192]*[.Q395] + [.G1193]*[.Q396] + [.G1194]*[.Q397] + [.G1195]*[.Q398] + [.G1196]*[.Q399] )" office:value-type="float" office:value="-0.6542344534262" calcext:value-type="float">
            <text:p>-0.654234453426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85095586898001" calcext:value-type="float">
            <text:p>0.485095586898001</text:p>
          </table:table-cell>
          <table:table-cell table:style-name="ce25" table:formula="of:=TANH( [.G1176]*[.Q400] + [.G1177]*[.Q401] + [.G1178]*[.Q402] + [.G1179]*[.Q403] + [.G1180]*[.Q404] + [.G1181]*[.Q405] + [.G1182]*[.Q406] + [.G1183]*[.Q407] + [.G1184]*[.Q408] + [.G1185]*[.Q409] + [.G1186]*[.Q410] + [.G1187]*[.Q411] + [.G1188]*[.Q412] + [.G1189]*[.Q413] + [.G1190]*[.Q414] + [.G1191]*[.Q415] + [.G1192]*[.Q416] + [.G1193]*[.Q417] + [.G1194]*[.Q418] + [.G1195]*[.Q419] + [.G1196]*[.Q420] )" office:value-type="float" office:value="0.0796415537989235" calcext:value-type="float">
            <text:p>0.079641553798924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176]*[.Q421] + [.G1177]*[.Q422] + [.G1178]*[.Q423] + [.G1179]*[.Q424] + [.G1180]*[.Q425] + [.G1181]*[.Q426] + [.G1182]*[.Q427] + [.G1183]*[.Q428] + [.G1184]*[.Q429] + [.G1185]*[.Q430] + [.G1186]*[.Q431] + [.G1187]*[.Q432] + [.G1188]*[.Q433] + [.G1189]*[.Q434] + [.G1190]*[.Q435] + [.G1191]*[.Q436] + [.G1192]*[.Q437] + [.G1193]*[.Q438] + [.G1194]*[.Q439] + [.G1195]*[.Q440] + [.G1196]*[.Q441] )" office:value-type="float" office:value="-0.562749929319434" calcext:value-type="float">
            <text:p>-0.562749929319434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176]*[.Q442] + [.G1177]*[.Q443] + [.G1178]*[.Q444] + [.G1179]*[.Q445] + [.G1180]*[.Q446] + [.G1181]*[.Q447] + [.G1182]*[.Q448] + [.G1183]*[.Q449] + [.G1184]*[.Q450] + [.G1185]*[.Q451] + [.G1186]*[.Q452] + [.G1187]*[.Q453] + [.G1188]*[.Q454] + [.G1189]*[.Q455] + [.G1190]*[.Q456] + [.G1191]*[.Q457] + [.G1192]*[.Q458] + [.G1193]*[.Q459] + [.G1194]*[.Q460] + [.G1195]*[.Q461] + [.G1196]*[.Q462] )" office:value-type="float" office:value="0.924933562861108" calcext:value-type="float">
            <text:p>0.9249335628611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176]*[.Q463] + [.G1177]*[.Q464] + [.G1178]*[.Q465] + [.G1179]*[.Q466] + [.G1180]*[.Q467] + [.G1181]*[.Q468] + [.G1182]*[.Q469] + [.G1183]*[.Q470] + [.G1184]*[.Q471] + [.G1185]*[.Q472] + [.G1186]*[.Q473] + [.G1187]*[.Q474] + [.G1188]*[.Q475] + [.G1189]*[.Q476] + [.G1190]*[.Q477] + [.G1191]*[.Q478] + [.G1192]*[.Q479] + [.G1193]*[.Q480] + [.G1194]*[.Q481] + [.G1195]*[.Q482] + [.G1196]*[.Q483] )" office:value-type="float" office:value="0.0709785688002571" calcext:value-type="float">
            <text:p>0.070978568800257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185845829815918" calcext:value-type="float">
            <text:p>-0.185845829815918</text:p>
          </table:table-cell>
          <table:table-cell table:style-name="ce25" table:formula="of:=TANH( [.G1201]*[.Q1] + [.G1202]*[.Q2] + [.G1203]*[.Q3] + [.G1204]*[.Q4] + [.G1205]*[.Q5] + [.G1206]*[.Q6] + [.G1207]*[.Q7] + [.G1208]*[.Q8] + [.G1209]*[.Q9] + [.G1210]*[.Q10] + [.G1211]*[.Q11] + [.G1212]*[.Q12] + [.G1213]*[.Q13] + [.G1214]*[.Q14] + [.G1215]*[.Q15] + [.G1216]*[.Q16] + [.G1217]*[.Q17] + [.G1218]*[.Q18] + [.G1219]*[.Q19] + [.G1220]*[.Q20] + [.G1221]*[.Q21] )" office:value-type="float" office:value="0.0234166367764307" calcext:value-type="float">
            <text:p>0.023416636776431</text:p>
          </table:table-cell>
          <table:table-cell table:style-name="ce28" table:formula="of:=TANH( [.H1201]*[.S1] + [.H1202]*[.S2] + [.H1203]*[.S3] + [.H1204]*[.S4] + [.H1205]*[.S5] + [.H1206]*[.S6] + [.H1207]*[.S7] + [.H1208]*[.S8] + [.H1209]*[.S9] + [.H1210]*[.S10] + [.H1211]*[.S11] + [.H1212]*[.S12] + [.H1213]*[.S13] + [.H1214]*[.S14] + [.H1215]*[.S15] + [.H1216]*[.S16] + [.H1217]*[.S17] + [.H1218]*[.S18] + [.H1219]*[.S19] + [.H1220]*[.S20] + [.H1221]*[.S21] + [.H1222]*[.S22] + [.H1223]*[.S23] + [.H1224]*[.S24] )" office:value-type="float" office:value="0.250171921279277" calcext:value-type="float">
            <text:p>0.250171921279277</text:p>
          </table:table-cell>
          <table:table-cell table:style-name="ce29" office:value-type="float" office:value="0.122020467321794" calcext:value-type="float">
            <text:p>0.122020467321794</text:p>
          </table:table-cell>
          <table:table-cell table:style-name="ce30" table:formula="of:= ([.J1202]-[.I1202]) * ([.J1202]-[.I1202])" office:value-type="float" office:value="0.016422795151417" calcext:value-type="float">
            <text:p>0.016422795151417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115787174947061" calcext:value-type="float">
            <text:p>-0.115787174947061</text:p>
          </table:table-cell>
          <table:table-cell table:style-name="ce25" table:formula="of:=TANH( [.G1201]*[.Q22] + [.G1202]*[.Q23] + [.G1203]*[.Q24] + [.G1204]*[.Q25] + [.G1205]*[.Q26] + [.G1206]*[.Q27] + [.G1207]*[.Q28] + [.G1208]*[.Q29] + [.G1209]*[.Q30] + [.G1210]*[.Q31] + [.G1211]*[.Q32] + [.G1212]*[.Q33] + [.G1213]*[.Q34] + [.G1214]*[.Q35] + [.G1215]*[.Q36] + [.G1216]*[.Q37] + [.G1217]*[.Q38] + [.G1218]*[.Q39] + [.G1219]*[.Q40] + [.G1220]*[.Q41] + [.G1221]*[.Q42] )" office:value-type="float" office:value="-0.0474353560179765" calcext:value-type="float">
            <text:p>-0.047435356017977</text:p>
          </table:table-cell>
          <table:table-cell table:style-name="ce28" table:formula="of:=TANH( [.H1201]*[.S25] + [.H1202]*[.S26] + [.H1203]*[.S27] + [.H1204]*[.S28] + [.H1205]*[.S29] + [.H1206]*[.S30] + [.H1207]*[.S31] + [.H1208]*[.S32] + [.H1209]*[.S33] + [.H1210]*[.S34] + [.H1211]*[.S35] + [.H1212]*[.S36] + [.H1213]*[.S37] + [.H1214]*[.S38] + [.H1215]*[.S39] + [.H1216]*[.S40] + [.H1217]*[.S41] + [.H1218]*[.S42] + [.H1219]*[.S43] + [.H1220]*[.S44] + [.H1221]*[.S45] + [.H1222]*[.S46] + [.H1223]*[.S47] + [.H1224]*[.S48] )" office:value-type="float" office:value="0.188495000394677" calcext:value-type="float">
            <text:p>0.188495000394677</text:p>
          </table:table-cell>
          <table:table-cell table:style-name="ce29" office:value-type="float" office:value="0.0554834556341138" calcext:value-type="float">
            <text:p>0.055483455634114</text:p>
          </table:table-cell>
          <table:table-cell table:style-name="ce30" table:formula="of:= ([.J1203]-[.I1203]) * ([.J1203]-[.I1203])" office:value-type="float" office:value="0.0176920710395913" calcext:value-type="float">
            <text:p>0.017692071039591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0.0591533869786821" calcext:value-type="float">
            <text:p>0.059153386978682</text:p>
          </table:table-cell>
          <table:table-cell table:style-name="ce25" table:formula="of:=TANH( [.G1201]*[.Q43] + [.G1202]*[.Q44] + [.G1203]*[.Q45] + [.G1204]*[.Q46] + [.G1205]*[.Q47] + [.G1206]*[.Q48] + [.G1207]*[.Q49] + [.G1208]*[.Q50] + [.G1209]*[.Q51] + [.G1210]*[.Q52] + [.G1211]*[.Q53] + [.G1212]*[.Q54] + [.G1213]*[.Q55] + [.G1214]*[.Q56] + [.G1215]*[.Q57] + [.G1216]*[.Q58] + [.G1217]*[.Q59] + [.G1218]*[.Q60] + [.G1219]*[.Q61] + [.G1220]*[.Q62] + [.G1221]*[.Q63] )" office:value-type="float" office:value="-0.509216188395602" calcext:value-type="float">
            <text:p>-0.509216188395602</text:p>
          </table:table-cell>
          <table:table-cell table:style-name="ce28" table:formula="of:=TANH( [.H1201]*[.S49] + [.H1202]*[.S50] + [.H1203]*[.S51] + [.H1204]*[.S52] + [.H1205]*[.S53] + [.H1206]*[.S54] + [.H1207]*[.S55] + [.H1208]*[.S56] + [.H1209]*[.S57] + [.H1210]*[.S58] + [.H1211]*[.S59] + [.H1212]*[.S60] + [.H1213]*[.S61] + [.H1214]*[.S62] + [.H1215]*[.S63] + [.H1216]*[.S64] + [.H1217]*[.S65] + [.H1218]*[.S66] + [.H1219]*[.S67] + [.H1220]*[.S68] + [.H1221]*[.S69] + [.H1222]*[.S70] + [.H1223]*[.S71] + [.H1224]*[.S72] )" office:value-type="float" office:value="0.278413929128435" calcext:value-type="float">
            <text:p>0.278413929128435</text:p>
          </table:table-cell>
          <table:table-cell table:style-name="ce29" office:value-type="float" office:value="0.200779917753398" calcext:value-type="float">
            <text:p>0.200779917753398</text:p>
          </table:table-cell>
          <table:table-cell table:style-name="ce30" table:formula="of:= ([.J1204]-[.I1204]) * ([.J1204]-[.I1204])" office:value-type="float" office:value="0.00602703972217941" calcext:value-type="float">
            <text:p>0.006027039722179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095774590140825" calcext:value-type="float">
            <text:p>-0.095774590140825</text:p>
          </table:table-cell>
          <table:table-cell table:style-name="ce25" table:formula="of:=TANH( [.G1201]*[.Q64] + [.G1202]*[.Q65] + [.G1203]*[.Q66] + [.G1204]*[.Q67] + [.G1205]*[.Q68] + [.G1206]*[.Q69] + [.G1207]*[.Q70] + [.G1208]*[.Q71] + [.G1209]*[.Q72] + [.G1210]*[.Q73] + [.G1211]*[.Q74] + [.G1212]*[.Q75] + [.G1213]*[.Q76] + [.G1214]*[.Q77] + [.G1215]*[.Q78] + [.G1216]*[.Q79] + [.G1217]*[.Q80] + [.G1218]*[.Q81] + [.G1219]*[.Q82] + [.G1220]*[.Q83] + [.G1221]*[.Q84] )" office:value-type="float" office:value="0.0123903779426868" calcext:value-type="float">
            <text:p>0.01239037794268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-0.0545131888635551" calcext:value-type="float">
            <text:p>-0.054513188863555</text:p>
          </table:table-cell>
          <table:table-cell table:style-name="ce25" table:formula="of:=TANH( [.G1201]*[.Q85] + [.G1202]*[.Q86] + [.G1203]*[.Q87] + [.G1204]*[.Q88] + [.G1205]*[.Q89] + [.G1206]*[.Q90] + [.G1207]*[.Q91] + [.G1208]*[.Q92] + [.G1209]*[.Q93] + [.G1210]*[.Q94] + [.G1211]*[.Q95] + [.G1212]*[.Q96] + [.G1213]*[.Q97] + [.G1214]*[.Q98] + [.G1215]*[.Q99] + [.G1216]*[.Q100] + [.G1217]*[.Q101] + [.G1218]*[.Q102] + [.G1219]*[.Q103] + [.G1220]*[.Q104] + [.G1221]*[.Q105] )" office:value-type="float" office:value="-0.164746990525384" calcext:value-type="float">
            <text:p>-0.16474699052538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473790239148592" calcext:value-type="float">
            <text:p>0.047379023914859</text:p>
          </table:table-cell>
          <table:table-cell table:style-name="ce25" table:formula="of:=TANH( [.G1201]*[.Q106] + [.G1202]*[.Q107] + [.G1203]*[.Q108] + [.G1204]*[.Q109] + [.G1205]*[.Q110] + [.G1206]*[.Q111] + [.G1207]*[.Q112] + [.G1208]*[.Q113] + [.G1209]*[.Q114] + [.G1210]*[.Q115] + [.G1211]*[.Q116] + [.G1212]*[.Q117] + [.G1213]*[.Q118] + [.G1214]*[.Q119] + [.G1215]*[.Q120] + [.G1216]*[.Q121] + [.G1217]*[.Q122] + [.G1218]*[.Q123] + [.G1219]*[.Q124] + [.G1220]*[.Q125] + [.G1221]*[.Q126] )" office:value-type="float" office:value="0.0645200412100164" calcext:value-type="float">
            <text:p>0.06452004121001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6116816972974" calcext:value-type="float">
            <text:p>0.136116816972974</text:p>
          </table:table-cell>
          <table:table-cell table:style-name="ce25" table:formula="of:=TANH( [.G1201]*[.Q127] + [.G1202]*[.Q128] + [.G1203]*[.Q129] + [.G1204]*[.Q130] + [.G1205]*[.Q131] + [.G1206]*[.Q132] + [.G1207]*[.Q133] + [.G1208]*[.Q134] + [.G1209]*[.Q135] + [.G1210]*[.Q136] + [.G1211]*[.Q137] + [.G1212]*[.Q138] + [.G1213]*[.Q139] + [.G1214]*[.Q140] + [.G1215]*[.Q141] + [.G1216]*[.Q142] + [.G1217]*[.Q143] + [.G1218]*[.Q144] + [.G1219]*[.Q145] + [.G1220]*[.Q146] + [.G1221]*[.Q147] )" office:value-type="float" office:value="-0.21821052341078" calcext:value-type="float">
            <text:p>-0.2182105234107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09370032391923" calcext:value-type="float">
            <text:p>0.109370032391923</text:p>
          </table:table-cell>
          <table:table-cell table:style-name="ce25" table:formula="of:=TANH( [.G1201]*[.Q148] + [.G1202]*[.Q149] + [.G1203]*[.Q150] + [.G1204]*[.Q151] + [.G1205]*[.Q152] + [.G1206]*[.Q153] + [.G1207]*[.Q154] + [.G1208]*[.Q155] + [.G1209]*[.Q156] + [.G1210]*[.Q157] + [.G1211]*[.Q158] + [.G1212]*[.Q159] + [.G1213]*[.Q160] + [.G1214]*[.Q161] + [.G1215]*[.Q162] + [.G1216]*[.Q163] + [.G1217]*[.Q164] + [.G1218]*[.Q165] + [.G1219]*[.Q166] + [.G1220]*[.Q167] + [.G1221]*[.Q168] )" office:value-type="float" office:value="0.0751389243461854" calcext:value-type="float">
            <text:p>0.07513892434618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1020486531591" calcext:value-type="float">
            <text:p>0.131020486531591</text:p>
          </table:table-cell>
          <table:table-cell table:style-name="ce25" table:formula="of:=TANH( [.G1201]*[.Q169] + [.G1202]*[.Q170] + [.G1203]*[.Q171] + [.G1204]*[.Q172] + [.G1205]*[.Q173] + [.G1206]*[.Q174] + [.G1207]*[.Q175] + [.G1208]*[.Q176] + [.G1209]*[.Q177] + [.G1210]*[.Q178] + [.G1211]*[.Q179] + [.G1212]*[.Q180] + [.G1213]*[.Q181] + [.G1214]*[.Q182] + [.G1215]*[.Q183] + [.G1216]*[.Q184] + [.G1217]*[.Q185] + [.G1218]*[.Q186] + [.G1219]*[.Q187] + [.G1220]*[.Q188] + [.G1221]*[.Q189] )" office:value-type="float" office:value="-0.059141041404278" calcext:value-type="float">
            <text:p>-0.05914104140427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50629053948086" calcext:value-type="float">
            <text:p>0.150629053948086</text:p>
          </table:table-cell>
          <table:table-cell table:style-name="ce25" table:formula="of:=TANH( [.G1201]*[.Q190] + [.G1202]*[.Q191] + [.G1203]*[.Q192] + [.G1204]*[.Q193] + [.G1205]*[.Q194] + [.G1206]*[.Q195] + [.G1207]*[.Q196] + [.G1208]*[.Q197] + [.G1209]*[.Q198] + [.G1210]*[.Q199] + [.G1211]*[.Q200] + [.G1212]*[.Q201] + [.G1213]*[.Q202] + [.G1214]*[.Q203] + [.G1215]*[.Q204] + [.G1216]*[.Q205] + [.G1217]*[.Q206] + [.G1218]*[.Q207] + [.G1219]*[.Q208] + [.G1220]*[.Q209] + [.G1221]*[.Q210] )" office:value-type="float" office:value="0.00480505837159066" calcext:value-type="float">
            <text:p>0.00480505837159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49847893770014" calcext:value-type="float">
            <text:p>0.249847893770014</text:p>
          </table:table-cell>
          <table:table-cell table:style-name="ce25" table:formula="of:=TANH( [.G1201]*[.Q211] + [.G1202]*[.Q212] + [.G1203]*[.Q213] + [.G1204]*[.Q214] + [.G1205]*[.Q215] + [.G1206]*[.Q216] + [.G1207]*[.Q217] + [.G1208]*[.Q218] + [.G1209]*[.Q219] + [.G1210]*[.Q220] + [.G1211]*[.Q221] + [.G1212]*[.Q222] + [.G1213]*[.Q223] + [.G1214]*[.Q224] + [.G1215]*[.Q225] + [.G1216]*[.Q226] + [.G1217]*[.Q227] + [.G1218]*[.Q228] + [.G1219]*[.Q229] + [.G1220]*[.Q230] + [.G1221]*[.Q231] )" office:value-type="float" office:value="-0.788692940027669" calcext:value-type="float">
            <text:p>-0.78869294002766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89197872471988" calcext:value-type="float">
            <text:p>0.289197872471988</text:p>
          </table:table-cell>
          <table:table-cell table:style-name="ce25" table:formula="of:=TANH( [.G1201]*[.Q232] + [.G1202]*[.Q233] + [.G1203]*[.Q234] + [.G1204]*[.Q235] + [.G1205]*[.Q236] + [.G1206]*[.Q237] + [.G1207]*[.Q238] + [.G1208]*[.Q239] + [.G1209]*[.Q240] + [.G1210]*[.Q241] + [.G1211]*[.Q242] + [.G1212]*[.Q243] + [.G1213]*[.Q244] + [.G1214]*[.Q245] + [.G1215]*[.Q246] + [.G1216]*[.Q247] + [.G1217]*[.Q248] + [.G1218]*[.Q249] + [.G1219]*[.Q250] + [.G1220]*[.Q251] + [.G1221]*[.Q252] )" office:value-type="float" office:value="0.604041390390606" calcext:value-type="float">
            <text:p>0.60404139039060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17270830707118" calcext:value-type="float">
            <text:p>0.417270830707118</text:p>
          </table:table-cell>
          <table:table-cell table:style-name="ce25" table:formula="of:=TANH( [.G1201]*[.Q253] + [.G1202]*[.Q254] + [.G1203]*[.Q255] + [.G1204]*[.Q256] + [.G1205]*[.Q257] + [.G1206]*[.Q258] + [.G1207]*[.Q259] + [.G1208]*[.Q260] + [.G1209]*[.Q261] + [.G1210]*[.Q262] + [.G1211]*[.Q263] + [.G1212]*[.Q264] + [.G1213]*[.Q265] + [.G1214]*[.Q266] + [.G1215]*[.Q267] + [.G1216]*[.Q268] + [.G1217]*[.Q269] + [.G1218]*[.Q270] + [.G1219]*[.Q271] + [.G1220]*[.Q272] + [.G1221]*[.Q273] )" office:value-type="float" office:value="0.177979977231915" calcext:value-type="float">
            <text:p>0.17797997723191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5" calcext:value-type="float">
            <text:p>0.5</text:p>
          </table:table-cell>
          <table:table-cell table:style-name="ce25" table:formula="of:=TANH( [.G1201]*[.Q274] + [.G1202]*[.Q275] + [.G1203]*[.Q276] + [.G1204]*[.Q277] + [.G1205]*[.Q278] + [.G1206]*[.Q279] + [.G1207]*[.Q280] + [.G1208]*[.Q281] + [.G1209]*[.Q282] + [.G1210]*[.Q283] + [.G1211]*[.Q284] + [.G1212]*[.Q285] + [.G1213]*[.Q286] + [.G1214]*[.Q287] + [.G1215]*[.Q288] + [.G1216]*[.Q289] + [.G1217]*[.Q290] + [.G1218]*[.Q291] + [.G1219]*[.Q292] + [.G1220]*[.Q293] + [.G1221]*[.Q294] )" office:value-type="float" office:value="0.211813959332797" calcext:value-type="float">
            <text:p>0.21181395933279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47047220070013" calcext:value-type="float">
            <text:p>0.447047220070013</text:p>
          </table:table-cell>
          <table:table-cell table:style-name="ce25" table:formula="of:=TANH( [.G1201]*[.Q295] + [.G1202]*[.Q296] + [.G1203]*[.Q297] + [.G1204]*[.Q298] + [.G1205]*[.Q299] + [.G1206]*[.Q300] + [.G1207]*[.Q301] + [.G1208]*[.Q302] + [.G1209]*[.Q303] + [.G1210]*[.Q304] + [.G1211]*[.Q305] + [.G1212]*[.Q306] + [.G1213]*[.Q307] + [.G1214]*[.Q308] + [.G1215]*[.Q309] + [.G1216]*[.Q310] + [.G1217]*[.Q311] + [.G1218]*[.Q312] + [.G1219]*[.Q313] + [.G1220]*[.Q314] + [.G1221]*[.Q315] )" office:value-type="float" office:value="-0.0622970448666332" calcext:value-type="float">
            <text:p>-0.06229704486663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70848741390355" calcext:value-type="float">
            <text:p>0.370848741390355</text:p>
          </table:table-cell>
          <table:table-cell table:style-name="ce25" table:formula="of:=TANH( [.G1201]*[.Q316] + [.G1202]*[.Q317] + [.G1203]*[.Q318] + [.G1204]*[.Q319] + [.G1205]*[.Q320] + [.G1206]*[.Q321] + [.G1207]*[.Q322] + [.G1208]*[.Q323] + [.G1209]*[.Q324] + [.G1210]*[.Q325] + [.G1211]*[.Q326] + [.G1212]*[.Q327] + [.G1213]*[.Q328] + [.G1214]*[.Q329] + [.G1215]*[.Q330] + [.G1216]*[.Q331] + [.G1217]*[.Q332] + [.G1218]*[.Q333] + [.G1219]*[.Q334] + [.G1220]*[.Q335] + [.G1221]*[.Q336] )" office:value-type="float" office:value="0.0364297639476946" calcext:value-type="float">
            <text:p>0.03642976394769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79503032041846" calcext:value-type="float">
            <text:p>0.379503032041846</text:p>
          </table:table-cell>
          <table:table-cell table:style-name="ce25" table:formula="of:=TANH( [.G1201]*[.Q337] + [.G1202]*[.Q338] + [.G1203]*[.Q339] + [.G1204]*[.Q340] + [.G1205]*[.Q341] + [.G1206]*[.Q342] + [.G1207]*[.Q343] + [.G1208]*[.Q344] + [.G1209]*[.Q345] + [.G1210]*[.Q346] + [.G1211]*[.Q347] + [.G1212]*[.Q348] + [.G1213]*[.Q349] + [.G1214]*[.Q350] + [.G1215]*[.Q351] + [.G1216]*[.Q352] + [.G1217]*[.Q353] + [.G1218]*[.Q354] + [.G1219]*[.Q355] + [.G1220]*[.Q356] + [.G1221]*[.Q357] )" office:value-type="float" office:value="-0.0137248270347314" calcext:value-type="float">
            <text:p>-0.01372482703473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20063227947368" calcext:value-type="float">
            <text:p>0.420063227947368</text:p>
          </table:table-cell>
          <table:table-cell table:style-name="ce25" table:formula="of:=TANH( [.G1201]*[.Q358] + [.G1202]*[.Q359] + [.G1203]*[.Q360] + [.G1204]*[.Q361] + [.G1205]*[.Q362] + [.G1206]*[.Q363] + [.G1207]*[.Q364] + [.G1208]*[.Q365] + [.G1209]*[.Q366] + [.G1210]*[.Q367] + [.G1211]*[.Q368] + [.G1212]*[.Q369] + [.G1213]*[.Q370] + [.G1214]*[.Q371] + [.G1215]*[.Q372] + [.G1216]*[.Q373] + [.G1217]*[.Q374] + [.G1218]*[.Q375] + [.G1219]*[.Q376] + [.G1220]*[.Q377] + [.G1221]*[.Q378] )" office:value-type="float" office:value="0.192855739991051" calcext:value-type="float">
            <text:p>0.19285573999105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85095586898001" calcext:value-type="float">
            <text:p>0.485095586898001</text:p>
          </table:table-cell>
          <table:table-cell table:style-name="ce25" table:formula="of:=TANH( [.G1201]*[.Q379] + [.G1202]*[.Q380] + [.G1203]*[.Q381] + [.G1204]*[.Q382] + [.G1205]*[.Q383] + [.G1206]*[.Q384] + [.G1207]*[.Q385] + [.G1208]*[.Q386] + [.G1209]*[.Q387] + [.G1210]*[.Q388] + [.G1211]*[.Q389] + [.G1212]*[.Q390] + [.G1213]*[.Q391] + [.G1214]*[.Q392] + [.G1215]*[.Q393] + [.G1216]*[.Q394] + [.G1217]*[.Q395] + [.G1218]*[.Q396] + [.G1219]*[.Q397] + [.G1220]*[.Q398] + [.G1221]*[.Q399] )" office:value-type="float" office:value="-0.603735263407904" calcext:value-type="float">
            <text:p>-0.60373526340790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56347418638148" calcext:value-type="float">
            <text:p>0.356347418638148</text:p>
          </table:table-cell>
          <table:table-cell table:style-name="ce25" table:formula="of:=TANH( [.G1201]*[.Q400] + [.G1202]*[.Q401] + [.G1203]*[.Q402] + [.G1204]*[.Q403] + [.G1205]*[.Q404] + [.G1206]*[.Q405] + [.G1207]*[.Q406] + [.G1208]*[.Q407] + [.G1209]*[.Q408] + [.G1210]*[.Q409] + [.G1211]*[.Q410] + [.G1212]*[.Q411] + [.G1213]*[.Q412] + [.G1214]*[.Q413] + [.G1215]*[.Q414] + [.G1216]*[.Q415] + [.G1217]*[.Q416] + [.G1218]*[.Q417] + [.G1219]*[.Q418] + [.G1220]*[.Q419] + [.G1221]*[.Q420] )" office:value-type="float" office:value="0.0843631445329029" calcext:value-type="float">
            <text:p>0.084363144532903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201]*[.Q421] + [.G1202]*[.Q422] + [.G1203]*[.Q423] + [.G1204]*[.Q424] + [.G1205]*[.Q425] + [.G1206]*[.Q426] + [.G1207]*[.Q427] + [.G1208]*[.Q428] + [.G1209]*[.Q429] + [.G1210]*[.Q430] + [.G1211]*[.Q431] + [.G1212]*[.Q432] + [.G1213]*[.Q433] + [.G1214]*[.Q434] + [.G1215]*[.Q435] + [.G1216]*[.Q436] + [.G1217]*[.Q437] + [.G1218]*[.Q438] + [.G1219]*[.Q439] + [.G1220]*[.Q440] + [.G1221]*[.Q441] )" office:value-type="float" office:value="-0.638506743137922" calcext:value-type="float">
            <text:p>-0.638506743137922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201]*[.Q442] + [.G1202]*[.Q443] + [.G1203]*[.Q444] + [.G1204]*[.Q445] + [.G1205]*[.Q446] + [.G1206]*[.Q447] + [.G1207]*[.Q448] + [.G1208]*[.Q449] + [.G1209]*[.Q450] + [.G1210]*[.Q451] + [.G1211]*[.Q452] + [.G1212]*[.Q453] + [.G1213]*[.Q454] + [.G1214]*[.Q455] + [.G1215]*[.Q456] + [.G1216]*[.Q457] + [.G1217]*[.Q458] + [.G1218]*[.Q459] + [.G1219]*[.Q460] + [.G1220]*[.Q461] + [.G1221]*[.Q462] )" office:value-type="float" office:value="0.933201654514381" calcext:value-type="float">
            <text:p>0.93320165451438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201]*[.Q463] + [.G1202]*[.Q464] + [.G1203]*[.Q465] + [.G1204]*[.Q466] + [.G1205]*[.Q467] + [.G1206]*[.Q468] + [.G1207]*[.Q469] + [.G1208]*[.Q470] + [.G1209]*[.Q471] + [.G1210]*[.Q472] + [.G1211]*[.Q473] + [.G1212]*[.Q474] + [.G1213]*[.Q475] + [.G1214]*[.Q476] + [.G1215]*[.Q477] + [.G1216]*[.Q478] + [.G1217]*[.Q479] + [.G1218]*[.Q480] + [.G1219]*[.Q481] + [.G1220]*[.Q482] + [.G1221]*[.Q483] )" office:value-type="float" office:value="-0.057427432772855" calcext:value-type="float">
            <text:p>-0.057427432772855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115787174947061" calcext:value-type="float">
            <text:p>-0.115787174947061</text:p>
          </table:table-cell>
          <table:table-cell table:style-name="ce25" table:formula="of:=TANH( [.G1226]*[.Q1] + [.G1227]*[.Q2] + [.G1228]*[.Q3] + [.G1229]*[.Q4] + [.G1230]*[.Q5] + [.G1231]*[.Q6] + [.G1232]*[.Q7] + [.G1233]*[.Q8] + [.G1234]*[.Q9] + [.G1235]*[.Q10] + [.G1236]*[.Q11] + [.G1237]*[.Q12] + [.G1238]*[.Q13] + [.G1239]*[.Q14] + [.G1240]*[.Q15] + [.G1241]*[.Q16] + [.G1242]*[.Q17] + [.G1243]*[.Q18] + [.G1244]*[.Q19] + [.G1245]*[.Q20] + [.G1246]*[.Q21] )" office:value-type="float" office:value="0.0147766912940264" calcext:value-type="float">
            <text:p>0.014776691294027</text:p>
          </table:table-cell>
          <table:table-cell table:style-name="ce28" table:formula="of:=TANH( [.H1226]*[.S1] + [.H1227]*[.S2] + [.H1228]*[.S3] + [.H1229]*[.S4] + [.H1230]*[.S5] + [.H1231]*[.S6] + [.H1232]*[.S7] + [.H1233]*[.S8] + [.H1234]*[.S9] + [.H1235]*[.S10] + [.H1236]*[.S11] + [.H1237]*[.S12] + [.H1238]*[.S13] + [.H1239]*[.S14] + [.H1240]*[.S15] + [.H1241]*[.S16] + [.H1242]*[.S17] + [.H1243]*[.S18] + [.H1244]*[.S19] + [.H1245]*[.S20] + [.H1246]*[.S21] + [.H1247]*[.S22] + [.H1248]*[.S23] + [.H1249]*[.S24] )" office:value-type="float" office:value="0.132971798909521" calcext:value-type="float">
            <text:p>0.132971798909521</text:p>
          </table:table-cell>
          <table:table-cell table:style-name="ce29" office:value-type="float" office:value="0.0554834556341138" calcext:value-type="float">
            <text:p>0.055483455634114</text:p>
          </table:table-cell>
          <table:table-cell table:style-name="ce30" table:formula="of:= ([.J1227]-[.I1227]) * ([.J1227]-[.I1227])" office:value-type="float" office:value="0.00600444334356741" calcext:value-type="float">
            <text:p>0.006004443343567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0.0591533869786821" calcext:value-type="float">
            <text:p>0.059153386978682</text:p>
          </table:table-cell>
          <table:table-cell table:style-name="ce25" table:formula="of:=TANH( [.G1226]*[.Q22] + [.G1227]*[.Q23] + [.G1228]*[.Q24] + [.G1229]*[.Q25] + [.G1230]*[.Q26] + [.G1231]*[.Q27] + [.G1232]*[.Q28] + [.G1233]*[.Q29] + [.G1234]*[.Q30] + [.G1235]*[.Q31] + [.G1236]*[.Q32] + [.G1237]*[.Q33] + [.G1238]*[.Q34] + [.G1239]*[.Q35] + [.G1240]*[.Q36] + [.G1241]*[.Q37] + [.G1242]*[.Q38] + [.G1243]*[.Q39] + [.G1244]*[.Q40] + [.G1245]*[.Q41] + [.G1246]*[.Q42] )" office:value-type="float" office:value="-0.120467762809167" calcext:value-type="float">
            <text:p>-0.120467762809167</text:p>
          </table:table-cell>
          <table:table-cell table:style-name="ce28" table:formula="of:=TANH( [.H1226]*[.S25] + [.H1227]*[.S26] + [.H1228]*[.S27] + [.H1229]*[.S28] + [.H1230]*[.S29] + [.H1231]*[.S30] + [.H1232]*[.S31] + [.H1233]*[.S32] + [.H1234]*[.S33] + [.H1235]*[.S34] + [.H1236]*[.S35] + [.H1237]*[.S36] + [.H1238]*[.S37] + [.H1239]*[.S38] + [.H1240]*[.S39] + [.H1241]*[.S40] + [.H1242]*[.S41] + [.H1243]*[.S42] + [.H1244]*[.S43] + [.H1245]*[.S44] + [.H1246]*[.S45] + [.H1247]*[.S46] + [.H1248]*[.S47] + [.H1249]*[.S48] )" office:value-type="float" office:value="0.164785136171695" calcext:value-type="float">
            <text:p>0.164785136171695</text:p>
          </table:table-cell>
          <table:table-cell table:style-name="ce29" office:value-type="float" office:value="0.200779917753398" calcext:value-type="float">
            <text:p>0.200779917753398</text:p>
          </table:table-cell>
          <table:table-cell table:style-name="ce30" table:formula="of:= ([.J1228]-[.I1228]) * ([.J1228]-[.I1228])" office:value-type="float" office:value="0.00129562430111453" calcext:value-type="float">
            <text:p>0.00129562430111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095774590140825" calcext:value-type="float">
            <text:p>-0.095774590140825</text:p>
          </table:table-cell>
          <table:table-cell table:style-name="ce25" table:formula="of:=TANH( [.G1226]*[.Q43] + [.G1227]*[.Q44] + [.G1228]*[.Q45] + [.G1229]*[.Q46] + [.G1230]*[.Q47] + [.G1231]*[.Q48] + [.G1232]*[.Q49] + [.G1233]*[.Q50] + [.G1234]*[.Q51] + [.G1235]*[.Q52] + [.G1236]*[.Q53] + [.G1237]*[.Q54] + [.G1238]*[.Q55] + [.G1239]*[.Q56] + [.G1240]*[.Q57] + [.G1241]*[.Q58] + [.G1242]*[.Q59] + [.G1243]*[.Q60] + [.G1244]*[.Q61] + [.G1245]*[.Q62] + [.G1246]*[.Q63] )" office:value-type="float" office:value="-0.423309360859352" calcext:value-type="float">
            <text:p>-0.423309360859352</text:p>
          </table:table-cell>
          <table:table-cell table:style-name="ce28" table:formula="of:=TANH( [.H1226]*[.S49] + [.H1227]*[.S50] + [.H1228]*[.S51] + [.H1229]*[.S52] + [.H1230]*[.S53] + [.H1231]*[.S54] + [.H1232]*[.S55] + [.H1233]*[.S56] + [.H1234]*[.S57] + [.H1235]*[.S58] + [.H1236]*[.S59] + [.H1237]*[.S60] + [.H1238]*[.S61] + [.H1239]*[.S62] + [.H1240]*[.S63] + [.H1241]*[.S64] + [.H1242]*[.S65] + [.H1243]*[.S66] + [.H1244]*[.S67] + [.H1245]*[.S68] + [.H1246]*[.S69] + [.H1247]*[.S70] + [.H1248]*[.S71] + [.H1249]*[.S72] )" office:value-type="float" office:value="0.253015705964344" calcext:value-type="float">
            <text:p>0.253015705964344</text:p>
          </table:table-cell>
          <table:table-cell table:style-name="ce29" office:value-type="float" office:value="0.272397414189312" calcext:value-type="float">
            <text:p>0.272397414189312</text:p>
          </table:table-cell>
          <table:table-cell table:style-name="ce30" table:formula="of:= ([.J1229]-[.I1229]) * ([.J1229]-[.I1229])" office:value-type="float" office:value="0.000375650613717787" calcext:value-type="float">
            <text:p>0.000375650613718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0545131888635551" calcext:value-type="float">
            <text:p>-0.054513188863555</text:p>
          </table:table-cell>
          <table:table-cell table:style-name="ce25" table:formula="of:=TANH( [.G1226]*[.Q64] + [.G1227]*[.Q65] + [.G1228]*[.Q66] + [.G1229]*[.Q67] + [.G1230]*[.Q68] + [.G1231]*[.Q69] + [.G1232]*[.Q70] + [.G1233]*[.Q71] + [.G1234]*[.Q72] + [.G1235]*[.Q73] + [.G1236]*[.Q74] + [.G1237]*[.Q75] + [.G1238]*[.Q76] + [.G1239]*[.Q77] + [.G1240]*[.Q78] + [.G1241]*[.Q79] + [.G1242]*[.Q80] + [.G1243]*[.Q81] + [.G1244]*[.Q82] + [.G1245]*[.Q83] + [.G1246]*[.Q84] )" office:value-type="float" office:value="0.0307466320263862" calcext:value-type="float">
            <text:p>0.03074663202638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473790239148592" calcext:value-type="float">
            <text:p>0.047379023914859</text:p>
          </table:table-cell>
          <table:table-cell table:style-name="ce25" table:formula="of:=TANH( [.G1226]*[.Q85] + [.G1227]*[.Q86] + [.G1228]*[.Q87] + [.G1229]*[.Q88] + [.G1230]*[.Q89] + [.G1231]*[.Q90] + [.G1232]*[.Q91] + [.G1233]*[.Q92] + [.G1234]*[.Q93] + [.G1235]*[.Q94] + [.G1236]*[.Q95] + [.G1237]*[.Q96] + [.G1238]*[.Q97] + [.G1239]*[.Q98] + [.G1240]*[.Q99] + [.G1241]*[.Q100] + [.G1242]*[.Q101] + [.G1243]*[.Q102] + [.G1244]*[.Q103] + [.G1245]*[.Q104] + [.G1246]*[.Q105] )" office:value-type="float" office:value="-0.0882909328360221" calcext:value-type="float">
            <text:p>-0.08829093283602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6116816972974" calcext:value-type="float">
            <text:p>0.136116816972974</text:p>
          </table:table-cell>
          <table:table-cell table:style-name="ce25" table:formula="of:=TANH( [.G1226]*[.Q106] + [.G1227]*[.Q107] + [.G1228]*[.Q108] + [.G1229]*[.Q109] + [.G1230]*[.Q110] + [.G1231]*[.Q111] + [.G1232]*[.Q112] + [.G1233]*[.Q113] + [.G1234]*[.Q114] + [.G1235]*[.Q115] + [.G1236]*[.Q116] + [.G1237]*[.Q117] + [.G1238]*[.Q118] + [.G1239]*[.Q119] + [.G1240]*[.Q120] + [.G1241]*[.Q121] + [.G1242]*[.Q122] + [.G1243]*[.Q123] + [.G1244]*[.Q124] + [.G1245]*[.Q125] + [.G1246]*[.Q126] )" office:value-type="float" office:value="0.0990851771745958" calcext:value-type="float">
            <text:p>0.09908517717459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09370032391923" calcext:value-type="float">
            <text:p>0.109370032391923</text:p>
          </table:table-cell>
          <table:table-cell table:style-name="ce25" table:formula="of:=TANH( [.G1226]*[.Q127] + [.G1227]*[.Q128] + [.G1228]*[.Q129] + [.G1229]*[.Q130] + [.G1230]*[.Q131] + [.G1231]*[.Q132] + [.G1232]*[.Q133] + [.G1233]*[.Q134] + [.G1234]*[.Q135] + [.G1235]*[.Q136] + [.G1236]*[.Q137] + [.G1237]*[.Q138] + [.G1238]*[.Q139] + [.G1239]*[.Q140] + [.G1240]*[.Q141] + [.G1241]*[.Q142] + [.G1242]*[.Q143] + [.G1243]*[.Q144] + [.G1244]*[.Q145] + [.G1245]*[.Q146] + [.G1246]*[.Q147] )" office:value-type="float" office:value="-0.178175719287444" calcext:value-type="float">
            <text:p>-0.17817571928744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1020486531591" calcext:value-type="float">
            <text:p>0.131020486531591</text:p>
          </table:table-cell>
          <table:table-cell table:style-name="ce25" table:formula="of:=TANH( [.G1226]*[.Q148] + [.G1227]*[.Q149] + [.G1228]*[.Q150] + [.G1229]*[.Q151] + [.G1230]*[.Q152] + [.G1231]*[.Q153] + [.G1232]*[.Q154] + [.G1233]*[.Q155] + [.G1234]*[.Q156] + [.G1235]*[.Q157] + [.G1236]*[.Q158] + [.G1237]*[.Q159] + [.G1238]*[.Q160] + [.G1239]*[.Q161] + [.G1240]*[.Q162] + [.G1241]*[.Q163] + [.G1242]*[.Q164] + [.G1243]*[.Q165] + [.G1244]*[.Q166] + [.G1245]*[.Q167] + [.G1246]*[.Q168] )" office:value-type="float" office:value="0.0770380971600995" calcext:value-type="float">
            <text:p>0.077038097160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50629053948086" calcext:value-type="float">
            <text:p>0.150629053948086</text:p>
          </table:table-cell>
          <table:table-cell table:style-name="ce25" table:formula="of:=TANH( [.G1226]*[.Q169] + [.G1227]*[.Q170] + [.G1228]*[.Q171] + [.G1229]*[.Q172] + [.G1230]*[.Q173] + [.G1231]*[.Q174] + [.G1232]*[.Q175] + [.G1233]*[.Q176] + [.G1234]*[.Q177] + [.G1235]*[.Q178] + [.G1236]*[.Q179] + [.G1237]*[.Q180] + [.G1238]*[.Q181] + [.G1239]*[.Q182] + [.G1240]*[.Q183] + [.G1241]*[.Q184] + [.G1242]*[.Q185] + [.G1243]*[.Q186] + [.G1244]*[.Q187] + [.G1245]*[.Q188] + [.G1246]*[.Q189] )" office:value-type="float" office:value="-0.0694425720672457" calcext:value-type="float">
            <text:p>-0.06944257206724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49847893770014" calcext:value-type="float">
            <text:p>0.249847893770014</text:p>
          </table:table-cell>
          <table:table-cell table:style-name="ce25" table:formula="of:=TANH( [.G1226]*[.Q190] + [.G1227]*[.Q191] + [.G1228]*[.Q192] + [.G1229]*[.Q193] + [.G1230]*[.Q194] + [.G1231]*[.Q195] + [.G1232]*[.Q196] + [.G1233]*[.Q197] + [.G1234]*[.Q198] + [.G1235]*[.Q199] + [.G1236]*[.Q200] + [.G1237]*[.Q201] + [.G1238]*[.Q202] + [.G1239]*[.Q203] + [.G1240]*[.Q204] + [.G1241]*[.Q205] + [.G1242]*[.Q206] + [.G1243]*[.Q207] + [.G1244]*[.Q208] + [.G1245]*[.Q209] + [.G1246]*[.Q210] )" office:value-type="float" office:value="0.00710705393792112" calcext:value-type="float">
            <text:p>0.00710705393792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89197872471988" calcext:value-type="float">
            <text:p>0.289197872471988</text:p>
          </table:table-cell>
          <table:table-cell table:style-name="ce25" table:formula="of:=TANH( [.G1226]*[.Q211] + [.G1227]*[.Q212] + [.G1228]*[.Q213] + [.G1229]*[.Q214] + [.G1230]*[.Q215] + [.G1231]*[.Q216] + [.G1232]*[.Q217] + [.G1233]*[.Q218] + [.G1234]*[.Q219] + [.G1235]*[.Q220] + [.G1236]*[.Q221] + [.G1237]*[.Q222] + [.G1238]*[.Q223] + [.G1239]*[.Q224] + [.G1240]*[.Q225] + [.G1241]*[.Q226] + [.G1242]*[.Q227] + [.G1243]*[.Q228] + [.G1244]*[.Q229] + [.G1245]*[.Q230] + [.G1246]*[.Q231] )" office:value-type="float" office:value="-0.410022430219777" calcext:value-type="float">
            <text:p>-0.41002243021977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17270830707118" calcext:value-type="float">
            <text:p>0.417270830707118</text:p>
          </table:table-cell>
          <table:table-cell table:style-name="ce25" table:formula="of:=TANH( [.G1226]*[.Q232] + [.G1227]*[.Q233] + [.G1228]*[.Q234] + [.G1229]*[.Q235] + [.G1230]*[.Q236] + [.G1231]*[.Q237] + [.G1232]*[.Q238] + [.G1233]*[.Q239] + [.G1234]*[.Q240] + [.G1235]*[.Q241] + [.G1236]*[.Q242] + [.G1237]*[.Q243] + [.G1238]*[.Q244] + [.G1239]*[.Q245] + [.G1240]*[.Q246] + [.G1241]*[.Q247] + [.G1242]*[.Q248] + [.G1243]*[.Q249] + [.G1244]*[.Q250] + [.G1245]*[.Q251] + [.G1246]*[.Q252] )" office:value-type="float" office:value="0.818012993089755" calcext:value-type="float">
            <text:p>0.81801299308975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5" calcext:value-type="float">
            <text:p>0.5</text:p>
          </table:table-cell>
          <table:table-cell table:style-name="ce25" table:formula="of:=TANH( [.G1226]*[.Q253] + [.G1227]*[.Q254] + [.G1228]*[.Q255] + [.G1229]*[.Q256] + [.G1230]*[.Q257] + [.G1231]*[.Q258] + [.G1232]*[.Q259] + [.G1233]*[.Q260] + [.G1234]*[.Q261] + [.G1235]*[.Q262] + [.G1236]*[.Q263] + [.G1237]*[.Q264] + [.G1238]*[.Q265] + [.G1239]*[.Q266] + [.G1240]*[.Q267] + [.G1241]*[.Q268] + [.G1242]*[.Q269] + [.G1243]*[.Q270] + [.G1244]*[.Q271] + [.G1245]*[.Q272] + [.G1246]*[.Q273] )" office:value-type="float" office:value="0.228026916951412" calcext:value-type="float">
            <text:p>0.22802691695141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47047220070013" calcext:value-type="float">
            <text:p>0.447047220070013</text:p>
          </table:table-cell>
          <table:table-cell table:style-name="ce25" table:formula="of:=TANH( [.G1226]*[.Q274] + [.G1227]*[.Q275] + [.G1228]*[.Q276] + [.G1229]*[.Q277] + [.G1230]*[.Q278] + [.G1231]*[.Q279] + [.G1232]*[.Q280] + [.G1233]*[.Q281] + [.G1234]*[.Q282] + [.G1235]*[.Q283] + [.G1236]*[.Q284] + [.G1237]*[.Q285] + [.G1238]*[.Q286] + [.G1239]*[.Q287] + [.G1240]*[.Q288] + [.G1241]*[.Q289] + [.G1242]*[.Q290] + [.G1243]*[.Q291] + [.G1244]*[.Q292] + [.G1245]*[.Q293] + [.G1246]*[.Q294] )" office:value-type="float" office:value="0.175247512648834" calcext:value-type="float">
            <text:p>0.17524751264883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70848741390355" calcext:value-type="float">
            <text:p>0.370848741390355</text:p>
          </table:table-cell>
          <table:table-cell table:style-name="ce25" table:formula="of:=TANH( [.G1226]*[.Q295] + [.G1227]*[.Q296] + [.G1228]*[.Q297] + [.G1229]*[.Q298] + [.G1230]*[.Q299] + [.G1231]*[.Q300] + [.G1232]*[.Q301] + [.G1233]*[.Q302] + [.G1234]*[.Q303] + [.G1235]*[.Q304] + [.G1236]*[.Q305] + [.G1237]*[.Q306] + [.G1238]*[.Q307] + [.G1239]*[.Q308] + [.G1240]*[.Q309] + [.G1241]*[.Q310] + [.G1242]*[.Q311] + [.G1243]*[.Q312] + [.G1244]*[.Q313] + [.G1245]*[.Q314] + [.G1246]*[.Q315] )" office:value-type="float" office:value="-0.562524190756726" calcext:value-type="float">
            <text:p>-0.56252419075672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79503032041846" calcext:value-type="float">
            <text:p>0.379503032041846</text:p>
          </table:table-cell>
          <table:table-cell table:style-name="ce25" table:formula="of:=TANH( [.G1226]*[.Q316] + [.G1227]*[.Q317] + [.G1228]*[.Q318] + [.G1229]*[.Q319] + [.G1230]*[.Q320] + [.G1231]*[.Q321] + [.G1232]*[.Q322] + [.G1233]*[.Q323] + [.G1234]*[.Q324] + [.G1235]*[.Q325] + [.G1236]*[.Q326] + [.G1237]*[.Q327] + [.G1238]*[.Q328] + [.G1239]*[.Q329] + [.G1240]*[.Q330] + [.G1241]*[.Q331] + [.G1242]*[.Q332] + [.G1243]*[.Q333] + [.G1244]*[.Q334] + [.G1245]*[.Q335] + [.G1246]*[.Q336] )" office:value-type="float" office:value="0.0409094662141725" calcext:value-type="float">
            <text:p>0.04090946621417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20063227947368" calcext:value-type="float">
            <text:p>0.420063227947368</text:p>
          </table:table-cell>
          <table:table-cell table:style-name="ce25" table:formula="of:=TANH( [.G1226]*[.Q337] + [.G1227]*[.Q338] + [.G1228]*[.Q339] + [.G1229]*[.Q340] + [.G1230]*[.Q341] + [.G1231]*[.Q342] + [.G1232]*[.Q343] + [.G1233]*[.Q344] + [.G1234]*[.Q345] + [.G1235]*[.Q346] + [.G1236]*[.Q347] + [.G1237]*[.Q348] + [.G1238]*[.Q349] + [.G1239]*[.Q350] + [.G1240]*[.Q351] + [.G1241]*[.Q352] + [.G1242]*[.Q353] + [.G1243]*[.Q354] + [.G1244]*[.Q355] + [.G1245]*[.Q356] + [.G1246]*[.Q357] )" office:value-type="float" office:value="-0.0358584885090819" calcext:value-type="float">
            <text:p>-0.03585848850908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85095586898001" calcext:value-type="float">
            <text:p>0.485095586898001</text:p>
          </table:table-cell>
          <table:table-cell table:style-name="ce25" table:formula="of:=TANH( [.G1226]*[.Q358] + [.G1227]*[.Q359] + [.G1228]*[.Q360] + [.G1229]*[.Q361] + [.G1230]*[.Q362] + [.G1231]*[.Q363] + [.G1232]*[.Q364] + [.G1233]*[.Q365] + [.G1234]*[.Q366] + [.G1235]*[.Q367] + [.G1236]*[.Q368] + [.G1237]*[.Q369] + [.G1238]*[.Q370] + [.G1239]*[.Q371] + [.G1240]*[.Q372] + [.G1241]*[.Q373] + [.G1242]*[.Q374] + [.G1243]*[.Q375] + [.G1244]*[.Q376] + [.G1245]*[.Q377] + [.G1246]*[.Q378] )" office:value-type="float" office:value="0.27505251394661" calcext:value-type="float">
            <text:p>0.2750525139466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56347418638148" calcext:value-type="float">
            <text:p>0.356347418638148</text:p>
          </table:table-cell>
          <table:table-cell table:style-name="ce25" table:formula="of:=TANH( [.G1226]*[.Q379] + [.G1227]*[.Q380] + [.G1228]*[.Q381] + [.G1229]*[.Q382] + [.G1230]*[.Q383] + [.G1231]*[.Q384] + [.G1232]*[.Q385] + [.G1233]*[.Q386] + [.G1234]*[.Q387] + [.G1235]*[.Q388] + [.G1236]*[.Q389] + [.G1237]*[.Q390] + [.G1238]*[.Q391] + [.G1239]*[.Q392] + [.G1240]*[.Q393] + [.G1241]*[.Q394] + [.G1242]*[.Q395] + [.G1243]*[.Q396] + [.G1244]*[.Q397] + [.G1245]*[.Q398] + [.G1246]*[.Q399] )" office:value-type="float" office:value="-0.437345107017759" calcext:value-type="float">
            <text:p>-0.43734510701775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22020467321794" calcext:value-type="float">
            <text:p>0.122020467321794</text:p>
          </table:table-cell>
          <table:table-cell table:style-name="ce25" table:formula="of:=TANH( [.G1226]*[.Q400] + [.G1227]*[.Q401] + [.G1228]*[.Q402] + [.G1229]*[.Q403] + [.G1230]*[.Q404] + [.G1231]*[.Q405] + [.G1232]*[.Q406] + [.G1233]*[.Q407] + [.G1234]*[.Q408] + [.G1235]*[.Q409] + [.G1236]*[.Q410] + [.G1237]*[.Q411] + [.G1238]*[.Q412] + [.G1239]*[.Q413] + [.G1240]*[.Q414] + [.G1241]*[.Q415] + [.G1242]*[.Q416] + [.G1243]*[.Q417] + [.G1244]*[.Q418] + [.G1245]*[.Q419] + [.G1246]*[.Q420] )" office:value-type="float" office:value="0.0899344800461216" calcext:value-type="float">
            <text:p>0.089934480046122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226]*[.Q421] + [.G1227]*[.Q422] + [.G1228]*[.Q423] + [.G1229]*[.Q424] + [.G1230]*[.Q425] + [.G1231]*[.Q426] + [.G1232]*[.Q427] + [.G1233]*[.Q428] + [.G1234]*[.Q429] + [.G1235]*[.Q430] + [.G1236]*[.Q431] + [.G1237]*[.Q432] + [.G1238]*[.Q433] + [.G1239]*[.Q434] + [.G1240]*[.Q435] + [.G1241]*[.Q436] + [.G1242]*[.Q437] + [.G1243]*[.Q438] + [.G1244]*[.Q439] + [.G1245]*[.Q440] + [.G1246]*[.Q441] )" office:value-type="float" office:value="-0.741700268667448" calcext:value-type="float">
            <text:p>-0.74170026866744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226]*[.Q442] + [.G1227]*[.Q443] + [.G1228]*[.Q444] + [.G1229]*[.Q445] + [.G1230]*[.Q446] + [.G1231]*[.Q447] + [.G1232]*[.Q448] + [.G1233]*[.Q449] + [.G1234]*[.Q450] + [.G1235]*[.Q451] + [.G1236]*[.Q452] + [.G1237]*[.Q453] + [.G1238]*[.Q454] + [.G1239]*[.Q455] + [.G1240]*[.Q456] + [.G1241]*[.Q457] + [.G1242]*[.Q458] + [.G1243]*[.Q459] + [.G1244]*[.Q460] + [.G1245]*[.Q461] + [.G1246]*[.Q462] )" office:value-type="float" office:value="0.93666366874652" calcext:value-type="float">
            <text:p>0.93666366874652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226]*[.Q463] + [.G1227]*[.Q464] + [.G1228]*[.Q465] + [.G1229]*[.Q466] + [.G1230]*[.Q467] + [.G1231]*[.Q468] + [.G1232]*[.Q469] + [.G1233]*[.Q470] + [.G1234]*[.Q471] + [.G1235]*[.Q472] + [.G1236]*[.Q473] + [.G1237]*[.Q474] + [.G1238]*[.Q475] + [.G1239]*[.Q476] + [.G1240]*[.Q477] + [.G1241]*[.Q478] + [.G1242]*[.Q479] + [.G1243]*[.Q480] + [.G1244]*[.Q481] + [.G1245]*[.Q482] + [.G1246]*[.Q483] )" office:value-type="float" office:value="0.0023533911340204" calcext:value-type="float">
            <text:p>0.00235339113402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0.0591533869786821" calcext:value-type="float">
            <text:p>0.059153386978682</text:p>
          </table:table-cell>
          <table:table-cell table:style-name="ce25" table:formula="of:=TANH( [.G1251]*[.Q1] + [.G1252]*[.Q2] + [.G1253]*[.Q3] + [.G1254]*[.Q4] + [.G1255]*[.Q5] + [.G1256]*[.Q6] + [.G1257]*[.Q7] + [.G1258]*[.Q8] + [.G1259]*[.Q9] + [.G1260]*[.Q10] + [.G1261]*[.Q11] + [.G1262]*[.Q12] + [.G1263]*[.Q13] + [.G1264]*[.Q14] + [.G1265]*[.Q15] + [.G1266]*[.Q16] + [.G1267]*[.Q17] + [.G1268]*[.Q18] + [.G1269]*[.Q19] + [.G1270]*[.Q20] + [.G1271]*[.Q21] )" office:value-type="float" office:value="0.0164192835157187" calcext:value-type="float">
            <text:p>0.016419283515719</text:p>
          </table:table-cell>
          <table:table-cell table:style-name="ce28" table:formula="of:=TANH( [.H1251]*[.S1] + [.H1252]*[.S2] + [.H1253]*[.S3] + [.H1254]*[.S4] + [.H1255]*[.S5] + [.H1256]*[.S6] + [.H1257]*[.S7] + [.H1258]*[.S8] + [.H1259]*[.S9] + [.H1260]*[.S10] + [.H1261]*[.S11] + [.H1262]*[.S12] + [.H1263]*[.S13] + [.H1264]*[.S14] + [.H1265]*[.S15] + [.H1266]*[.S16] + [.H1267]*[.S17] + [.H1268]*[.S18] + [.H1269]*[.S19] + [.H1270]*[.S20] + [.H1271]*[.S21] + [.H1272]*[.S22] + [.H1273]*[.S23] + [.H1274]*[.S24] )" office:value-type="float" office:value="0.185360655329885" calcext:value-type="float">
            <text:p>0.185360655329885</text:p>
          </table:table-cell>
          <table:table-cell table:style-name="ce29" office:value-type="float" office:value="0.200779917753398" calcext:value-type="float">
            <text:p>0.200779917753398</text:p>
          </table:table-cell>
          <table:table-cell table:style-name="ce30" table:formula="of:= ([.J1252]-[.I1252]) * ([.J1252]-[.I1252])" office:value-type="float" office:value="0.000237753653685167" calcext:value-type="float">
            <text:p>0.00023775365368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095774590140825" calcext:value-type="float">
            <text:p>-0.095774590140825</text:p>
          </table:table-cell>
          <table:table-cell table:style-name="ce25" table:formula="of:=TANH( [.G1251]*[.Q22] + [.G1252]*[.Q23] + [.G1253]*[.Q24] + [.G1254]*[.Q25] + [.G1255]*[.Q26] + [.G1256]*[.Q27] + [.G1257]*[.Q28] + [.G1258]*[.Q29] + [.G1259]*[.Q30] + [.G1260]*[.Q31] + [.G1261]*[.Q32] + [.G1262]*[.Q33] + [.G1263]*[.Q34] + [.G1264]*[.Q35] + [.G1265]*[.Q36] + [.G1266]*[.Q37] + [.G1267]*[.Q38] + [.G1268]*[.Q39] + [.G1269]*[.Q40] + [.G1270]*[.Q41] + [.G1271]*[.Q42] )" office:value-type="float" office:value="-0.0972154335586779" calcext:value-type="float">
            <text:p>-0.097215433558678</text:p>
          </table:table-cell>
          <table:table-cell table:style-name="ce28" table:formula="of:=TANH( [.H1251]*[.S25] + [.H1252]*[.S26] + [.H1253]*[.S27] + [.H1254]*[.S28] + [.H1255]*[.S29] + [.H1256]*[.S30] + [.H1257]*[.S31] + [.H1258]*[.S32] + [.H1259]*[.S33] + [.H1260]*[.S34] + [.H1261]*[.S35] + [.H1262]*[.S36] + [.H1263]*[.S37] + [.H1264]*[.S38] + [.H1265]*[.S39] + [.H1266]*[.S40] + [.H1267]*[.S41] + [.H1268]*[.S42] + [.H1269]*[.S43] + [.H1270]*[.S44] + [.H1271]*[.S45] + [.H1272]*[.S46] + [.H1273]*[.S47] + [.H1274]*[.S48] )" office:value-type="float" office:value="0.332698045136259" calcext:value-type="float">
            <text:p>0.332698045136259</text:p>
          </table:table-cell>
          <table:table-cell table:style-name="ce29" office:value-type="float" office:value="0.272397414189312" calcext:value-type="float">
            <text:p>0.272397414189312</text:p>
          </table:table-cell>
          <table:table-cell table:style-name="ce30" table:formula="of:= ([.J1253]-[.I1253]) * ([.J1253]-[.I1253])" office:value-type="float" office:value="0.00363616609259994" calcext:value-type="float">
            <text:p>0.003636166092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0545131888635551" calcext:value-type="float">
            <text:p>-0.054513188863555</text:p>
          </table:table-cell>
          <table:table-cell table:style-name="ce25" table:formula="of:=TANH( [.G1251]*[.Q43] + [.G1252]*[.Q44] + [.G1253]*[.Q45] + [.G1254]*[.Q46] + [.G1255]*[.Q47] + [.G1256]*[.Q48] + [.G1257]*[.Q49] + [.G1258]*[.Q50] + [.G1259]*[.Q51] + [.G1260]*[.Q52] + [.G1261]*[.Q53] + [.G1262]*[.Q54] + [.G1263]*[.Q55] + [.G1264]*[.Q56] + [.G1265]*[.Q57] + [.G1266]*[.Q58] + [.G1267]*[.Q59] + [.G1268]*[.Q60] + [.G1269]*[.Q61] + [.G1270]*[.Q62] + [.G1271]*[.Q63] )" office:value-type="float" office:value="-0.507581182812994" calcext:value-type="float">
            <text:p>-0.507581182812994</text:p>
          </table:table-cell>
          <table:table-cell table:style-name="ce28" table:formula="of:=TANH( [.H1251]*[.S49] + [.H1252]*[.S50] + [.H1253]*[.S51] + [.H1254]*[.S52] + [.H1255]*[.S53] + [.H1256]*[.S54] + [.H1257]*[.S55] + [.H1258]*[.S56] + [.H1259]*[.S57] + [.H1260]*[.S58] + [.H1261]*[.S59] + [.H1262]*[.S60] + [.H1263]*[.S61] + [.H1264]*[.S62] + [.H1265]*[.S63] + [.H1266]*[.S64] + [.H1267]*[.S65] + [.H1268]*[.S66] + [.H1269]*[.S67] + [.H1270]*[.S68] + [.H1271]*[.S69] + [.H1272]*[.S70] + [.H1273]*[.S71] + [.H1274]*[.S72] )" office:value-type="float" office:value="0.274589861975177" calcext:value-type="float">
            <text:p>0.274589861975177</text:p>
          </table:table-cell>
          <table:table-cell table:style-name="ce29" office:value-type="float" office:value="0.32080674265782" calcext:value-type="float">
            <text:p>0.32080674265782</text:p>
          </table:table-cell>
          <table:table-cell table:style-name="ce30" table:formula="of:= ([.J1254]-[.I1254]) * ([.J1254]-[.I1254])" office:value-type="float" office:value="0.00213600006003364" calcext:value-type="float">
            <text:p>0.002136000060034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0.0473790239148592" calcext:value-type="float">
            <text:p>0.047379023914859</text:p>
          </table:table-cell>
          <table:table-cell table:style-name="ce25" table:formula="of:=TANH( [.G1251]*[.Q64] + [.G1252]*[.Q65] + [.G1253]*[.Q66] + [.G1254]*[.Q67] + [.G1255]*[.Q68] + [.G1256]*[.Q69] + [.G1257]*[.Q70] + [.G1258]*[.Q71] + [.G1259]*[.Q72] + [.G1260]*[.Q73] + [.G1261]*[.Q74] + [.G1262]*[.Q75] + [.G1263]*[.Q76] + [.G1264]*[.Q77] + [.G1265]*[.Q78] + [.G1266]*[.Q79] + [.G1267]*[.Q80] + [.G1268]*[.Q81] + [.G1269]*[.Q82] + [.G1270]*[.Q83] + [.G1271]*[.Q84] )" office:value-type="float" office:value="0.055850505977668" calcext:value-type="float">
            <text:p>0.05585050597766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6116816972974" calcext:value-type="float">
            <text:p>0.136116816972974</text:p>
          </table:table-cell>
          <table:table-cell table:style-name="ce25" table:formula="of:=TANH( [.G1251]*[.Q85] + [.G1252]*[.Q86] + [.G1253]*[.Q87] + [.G1254]*[.Q88] + [.G1255]*[.Q89] + [.G1256]*[.Q90] + [.G1257]*[.Q91] + [.G1258]*[.Q92] + [.G1259]*[.Q93] + [.G1260]*[.Q94] + [.G1261]*[.Q95] + [.G1262]*[.Q96] + [.G1263]*[.Q97] + [.G1264]*[.Q98] + [.G1265]*[.Q99] + [.G1266]*[.Q100] + [.G1267]*[.Q101] + [.G1268]*[.Q102] + [.G1269]*[.Q103] + [.G1270]*[.Q104] + [.G1271]*[.Q105] )" office:value-type="float" office:value="-0.130957223475679" calcext:value-type="float">
            <text:p>-0.13095722347567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09370032391923" calcext:value-type="float">
            <text:p>0.109370032391923</text:p>
          </table:table-cell>
          <table:table-cell table:style-name="ce25" table:formula="of:=TANH( [.G1251]*[.Q106] + [.G1252]*[.Q107] + [.G1253]*[.Q108] + [.G1254]*[.Q109] + [.G1255]*[.Q110] + [.G1256]*[.Q111] + [.G1257]*[.Q112] + [.G1258]*[.Q113] + [.G1259]*[.Q114] + [.G1260]*[.Q115] + [.G1261]*[.Q116] + [.G1262]*[.Q117] + [.G1263]*[.Q118] + [.G1264]*[.Q119] + [.G1265]*[.Q120] + [.G1266]*[.Q121] + [.G1267]*[.Q122] + [.G1268]*[.Q123] + [.G1269]*[.Q124] + [.G1270]*[.Q125] + [.G1271]*[.Q126] )" office:value-type="float" office:value="0.0436580530284652" calcext:value-type="float">
            <text:p>0.04365805302846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1020486531591" calcext:value-type="float">
            <text:p>0.131020486531591</text:p>
          </table:table-cell>
          <table:table-cell table:style-name="ce25" table:formula="of:=TANH( [.G1251]*[.Q127] + [.G1252]*[.Q128] + [.G1253]*[.Q129] + [.G1254]*[.Q130] + [.G1255]*[.Q131] + [.G1256]*[.Q132] + [.G1257]*[.Q133] + [.G1258]*[.Q134] + [.G1259]*[.Q135] + [.G1260]*[.Q136] + [.G1261]*[.Q137] + [.G1262]*[.Q138] + [.G1263]*[.Q139] + [.G1264]*[.Q140] + [.G1265]*[.Q141] + [.G1266]*[.Q142] + [.G1267]*[.Q143] + [.G1268]*[.Q144] + [.G1269]*[.Q145] + [.G1270]*[.Q146] + [.G1271]*[.Q147] )" office:value-type="float" office:value="-0.146828926087074" calcext:value-type="float">
            <text:p>-0.14682892608707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50629053948086" calcext:value-type="float">
            <text:p>0.150629053948086</text:p>
          </table:table-cell>
          <table:table-cell table:style-name="ce25" table:formula="of:=TANH( [.G1251]*[.Q148] + [.G1252]*[.Q149] + [.G1253]*[.Q150] + [.G1254]*[.Q151] + [.G1255]*[.Q152] + [.G1256]*[.Q153] + [.G1257]*[.Q154] + [.G1258]*[.Q155] + [.G1259]*[.Q156] + [.G1260]*[.Q157] + [.G1261]*[.Q158] + [.G1262]*[.Q159] + [.G1263]*[.Q160] + [.G1264]*[.Q161] + [.G1265]*[.Q162] + [.G1266]*[.Q163] + [.G1267]*[.Q164] + [.G1268]*[.Q165] + [.G1269]*[.Q166] + [.G1270]*[.Q167] + [.G1271]*[.Q168] )" office:value-type="float" office:value="0.0940008822125384" calcext:value-type="float">
            <text:p>0.09400088221253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49847893770014" calcext:value-type="float">
            <text:p>0.249847893770014</text:p>
          </table:table-cell>
          <table:table-cell table:style-name="ce25" table:formula="of:=TANH( [.G1251]*[.Q169] + [.G1252]*[.Q170] + [.G1253]*[.Q171] + [.G1254]*[.Q172] + [.G1255]*[.Q173] + [.G1256]*[.Q174] + [.G1257]*[.Q175] + [.G1258]*[.Q176] + [.G1259]*[.Q177] + [.G1260]*[.Q178] + [.G1261]*[.Q179] + [.G1262]*[.Q180] + [.G1263]*[.Q181] + [.G1264]*[.Q182] + [.G1265]*[.Q183] + [.G1266]*[.Q184] + [.G1267]*[.Q185] + [.G1268]*[.Q186] + [.G1269]*[.Q187] + [.G1270]*[.Q188] + [.G1271]*[.Q189] )" office:value-type="float" office:value="-0.0690630956189046" calcext:value-type="float">
            <text:p>-0.06906309561890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89197872471988" calcext:value-type="float">
            <text:p>0.289197872471988</text:p>
          </table:table-cell>
          <table:table-cell table:style-name="ce25" table:formula="of:=TANH( [.G1251]*[.Q190] + [.G1252]*[.Q191] + [.G1253]*[.Q192] + [.G1254]*[.Q193] + [.G1255]*[.Q194] + [.G1256]*[.Q195] + [.G1257]*[.Q196] + [.G1258]*[.Q197] + [.G1259]*[.Q198] + [.G1260]*[.Q199] + [.G1261]*[.Q200] + [.G1262]*[.Q201] + [.G1263]*[.Q202] + [.G1264]*[.Q203] + [.G1265]*[.Q204] + [.G1266]*[.Q205] + [.G1267]*[.Q206] + [.G1268]*[.Q207] + [.G1269]*[.Q208] + [.G1270]*[.Q209] + [.G1271]*[.Q210] )" office:value-type="float" office:value="0.0105091164974239" calcext:value-type="float">
            <text:p>0.01050911649742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17270830707118" calcext:value-type="float">
            <text:p>0.417270830707118</text:p>
          </table:table-cell>
          <table:table-cell table:style-name="ce25" table:formula="of:=TANH( [.G1251]*[.Q211] + [.G1252]*[.Q212] + [.G1253]*[.Q213] + [.G1254]*[.Q214] + [.G1255]*[.Q215] + [.G1256]*[.Q216] + [.G1257]*[.Q217] + [.G1258]*[.Q218] + [.G1259]*[.Q219] + [.G1260]*[.Q220] + [.G1261]*[.Q221] + [.G1262]*[.Q222] + [.G1263]*[.Q223] + [.G1264]*[.Q224] + [.G1265]*[.Q225] + [.G1266]*[.Q226] + [.G1267]*[.Q227] + [.G1268]*[.Q228] + [.G1269]*[.Q229] + [.G1270]*[.Q230] + [.G1271]*[.Q231] )" office:value-type="float" office:value="-0.201334502371897" calcext:value-type="float">
            <text:p>-0.20133450237189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5" calcext:value-type="float">
            <text:p>0.5</text:p>
          </table:table-cell>
          <table:table-cell table:style-name="ce25" table:formula="of:=TANH( [.G1251]*[.Q232] + [.G1252]*[.Q233] + [.G1253]*[.Q234] + [.G1254]*[.Q235] + [.G1255]*[.Q236] + [.G1256]*[.Q237] + [.G1257]*[.Q238] + [.G1258]*[.Q239] + [.G1259]*[.Q240] + [.G1260]*[.Q241] + [.G1261]*[.Q242] + [.G1262]*[.Q243] + [.G1263]*[.Q244] + [.G1264]*[.Q245] + [.G1265]*[.Q246] + [.G1266]*[.Q247] + [.G1267]*[.Q248] + [.G1268]*[.Q249] + [.G1269]*[.Q250] + [.G1270]*[.Q251] + [.G1271]*[.Q252] )" office:value-type="float" office:value="0.710929961710604" calcext:value-type="float">
            <text:p>0.71092996171060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47047220070013" calcext:value-type="float">
            <text:p>0.447047220070013</text:p>
          </table:table-cell>
          <table:table-cell table:style-name="ce25" table:formula="of:=TANH( [.G1251]*[.Q253] + [.G1252]*[.Q254] + [.G1253]*[.Q255] + [.G1254]*[.Q256] + [.G1255]*[.Q257] + [.G1256]*[.Q258] + [.G1257]*[.Q259] + [.G1258]*[.Q260] + [.G1259]*[.Q261] + [.G1260]*[.Q262] + [.G1261]*[.Q263] + [.G1262]*[.Q264] + [.G1263]*[.Q265] + [.G1264]*[.Q266] + [.G1265]*[.Q267] + [.G1266]*[.Q268] + [.G1267]*[.Q269] + [.G1268]*[.Q270] + [.G1269]*[.Q271] + [.G1270]*[.Q272] + [.G1271]*[.Q273] )" office:value-type="float" office:value="0.292148303828839" calcext:value-type="float">
            <text:p>0.29214830382883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70848741390355" calcext:value-type="float">
            <text:p>0.370848741390355</text:p>
          </table:table-cell>
          <table:table-cell table:style-name="ce25" table:formula="of:=TANH( [.G1251]*[.Q274] + [.G1252]*[.Q275] + [.G1253]*[.Q276] + [.G1254]*[.Q277] + [.G1255]*[.Q278] + [.G1256]*[.Q279] + [.G1257]*[.Q280] + [.G1258]*[.Q281] + [.G1259]*[.Q282] + [.G1260]*[.Q283] + [.G1261]*[.Q284] + [.G1262]*[.Q285] + [.G1263]*[.Q286] + [.G1264]*[.Q287] + [.G1265]*[.Q288] + [.G1266]*[.Q289] + [.G1267]*[.Q290] + [.G1268]*[.Q291] + [.G1269]*[.Q292] + [.G1270]*[.Q293] + [.G1271]*[.Q294] )" office:value-type="float" office:value="0.162316891438783" calcext:value-type="float">
            <text:p>0.16231689143878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79503032041846" calcext:value-type="float">
            <text:p>0.379503032041846</text:p>
          </table:table-cell>
          <table:table-cell table:style-name="ce25" table:formula="of:=TANH( [.G1251]*[.Q295] + [.G1252]*[.Q296] + [.G1253]*[.Q297] + [.G1254]*[.Q298] + [.G1255]*[.Q299] + [.G1256]*[.Q300] + [.G1257]*[.Q301] + [.G1258]*[.Q302] + [.G1259]*[.Q303] + [.G1260]*[.Q304] + [.G1261]*[.Q305] + [.G1262]*[.Q306] + [.G1263]*[.Q307] + [.G1264]*[.Q308] + [.G1265]*[.Q309] + [.G1266]*[.Q310] + [.G1267]*[.Q311] + [.G1268]*[.Q312] + [.G1269]*[.Q313] + [.G1270]*[.Q314] + [.G1271]*[.Q315] )" office:value-type="float" office:value="-0.636426055890336" calcext:value-type="float">
            <text:p>-0.63642605589033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20063227947368" calcext:value-type="float">
            <text:p>0.420063227947368</text:p>
          </table:table-cell>
          <table:table-cell table:style-name="ce25" table:formula="of:=TANH( [.G1251]*[.Q316] + [.G1252]*[.Q317] + [.G1253]*[.Q318] + [.G1254]*[.Q319] + [.G1255]*[.Q320] + [.G1256]*[.Q321] + [.G1257]*[.Q322] + [.G1258]*[.Q323] + [.G1259]*[.Q324] + [.G1260]*[.Q325] + [.G1261]*[.Q326] + [.G1262]*[.Q327] + [.G1263]*[.Q328] + [.G1264]*[.Q329] + [.G1265]*[.Q330] + [.G1266]*[.Q331] + [.G1267]*[.Q332] + [.G1268]*[.Q333] + [.G1269]*[.Q334] + [.G1270]*[.Q335] + [.G1271]*[.Q336] )" office:value-type="float" office:value="0.0417996911643339" calcext:value-type="float">
            <text:p>0.04179969116433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85095586898001" calcext:value-type="float">
            <text:p>0.485095586898001</text:p>
          </table:table-cell>
          <table:table-cell table:style-name="ce25" table:formula="of:=TANH( [.G1251]*[.Q337] + [.G1252]*[.Q338] + [.G1253]*[.Q339] + [.G1254]*[.Q340] + [.G1255]*[.Q341] + [.G1256]*[.Q342] + [.G1257]*[.Q343] + [.G1258]*[.Q344] + [.G1259]*[.Q345] + [.G1260]*[.Q346] + [.G1261]*[.Q347] + [.G1262]*[.Q348] + [.G1263]*[.Q349] + [.G1264]*[.Q350] + [.G1265]*[.Q351] + [.G1266]*[.Q352] + [.G1267]*[.Q353] + [.G1268]*[.Q354] + [.G1269]*[.Q355] + [.G1270]*[.Q356] + [.G1271]*[.Q357] )" office:value-type="float" office:value="0.00259932302391358" calcext:value-type="float">
            <text:p>0.00259932302391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56347418638148" calcext:value-type="float">
            <text:p>0.356347418638148</text:p>
          </table:table-cell>
          <table:table-cell table:style-name="ce25" table:formula="of:=TANH( [.G1251]*[.Q358] + [.G1252]*[.Q359] + [.G1253]*[.Q360] + [.G1254]*[.Q361] + [.G1255]*[.Q362] + [.G1256]*[.Q363] + [.G1257]*[.Q364] + [.G1258]*[.Q365] + [.G1259]*[.Q366] + [.G1260]*[.Q367] + [.G1261]*[.Q368] + [.G1262]*[.Q369] + [.G1263]*[.Q370] + [.G1264]*[.Q371] + [.G1265]*[.Q372] + [.G1266]*[.Q373] + [.G1267]*[.Q374] + [.G1268]*[.Q375] + [.G1269]*[.Q376] + [.G1270]*[.Q377] + [.G1271]*[.Q378] )" office:value-type="float" office:value="0.131464274154691" calcext:value-type="float">
            <text:p>0.13146427415469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22020467321794" calcext:value-type="float">
            <text:p>0.122020467321794</text:p>
          </table:table-cell>
          <table:table-cell table:style-name="ce25" table:formula="of:=TANH( [.G1251]*[.Q379] + [.G1252]*[.Q380] + [.G1253]*[.Q381] + [.G1254]*[.Q382] + [.G1255]*[.Q383] + [.G1256]*[.Q384] + [.G1257]*[.Q385] + [.G1258]*[.Q386] + [.G1259]*[.Q387] + [.G1260]*[.Q388] + [.G1261]*[.Q389] + [.G1262]*[.Q390] + [.G1263]*[.Q391] + [.G1264]*[.Q392] + [.G1265]*[.Q393] + [.G1266]*[.Q394] + [.G1267]*[.Q395] + [.G1268]*[.Q396] + [.G1269]*[.Q397] + [.G1270]*[.Q398] + [.G1271]*[.Q399] )" office:value-type="float" office:value="-0.211464861908659" calcext:value-type="float">
            <text:p>-0.21146486190865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554834556341138" calcext:value-type="float">
            <text:p>0.055483455634114</text:p>
          </table:table-cell>
          <table:table-cell table:style-name="ce25" table:formula="of:=TANH( [.G1251]*[.Q400] + [.G1252]*[.Q401] + [.G1253]*[.Q402] + [.G1254]*[.Q403] + [.G1255]*[.Q404] + [.G1256]*[.Q405] + [.G1257]*[.Q406] + [.G1258]*[.Q407] + [.G1259]*[.Q408] + [.G1260]*[.Q409] + [.G1261]*[.Q410] + [.G1262]*[.Q411] + [.G1263]*[.Q412] + [.G1264]*[.Q413] + [.G1265]*[.Q414] + [.G1266]*[.Q415] + [.G1267]*[.Q416] + [.G1268]*[.Q417] + [.G1269]*[.Q418] + [.G1270]*[.Q419] + [.G1271]*[.Q420] )" office:value-type="float" office:value="0.0943412770118317" calcext:value-type="float">
            <text:p>0.094341277011832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251]*[.Q421] + [.G1252]*[.Q422] + [.G1253]*[.Q423] + [.G1254]*[.Q424] + [.G1255]*[.Q425] + [.G1256]*[.Q426] + [.G1257]*[.Q427] + [.G1258]*[.Q428] + [.G1259]*[.Q429] + [.G1260]*[.Q430] + [.G1261]*[.Q431] + [.G1262]*[.Q432] + [.G1263]*[.Q433] + [.G1264]*[.Q434] + [.G1265]*[.Q435] + [.G1266]*[.Q436] + [.G1267]*[.Q437] + [.G1268]*[.Q438] + [.G1269]*[.Q439] + [.G1270]*[.Q440] + [.G1271]*[.Q441] )" office:value-type="float" office:value="-0.731069168875647" calcext:value-type="float">
            <text:p>-0.731069168875647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251]*[.Q442] + [.G1252]*[.Q443] + [.G1253]*[.Q444] + [.G1254]*[.Q445] + [.G1255]*[.Q446] + [.G1256]*[.Q447] + [.G1257]*[.Q448] + [.G1258]*[.Q449] + [.G1259]*[.Q450] + [.G1260]*[.Q451] + [.G1261]*[.Q452] + [.G1262]*[.Q453] + [.G1263]*[.Q454] + [.G1264]*[.Q455] + [.G1265]*[.Q456] + [.G1266]*[.Q457] + [.G1267]*[.Q458] + [.G1268]*[.Q459] + [.G1269]*[.Q460] + [.G1270]*[.Q461] + [.G1271]*[.Q462] )" office:value-type="float" office:value="0.858558181587038" calcext:value-type="float">
            <text:p>0.85855818158703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251]*[.Q463] + [.G1252]*[.Q464] + [.G1253]*[.Q465] + [.G1254]*[.Q466] + [.G1255]*[.Q467] + [.G1256]*[.Q468] + [.G1257]*[.Q469] + [.G1258]*[.Q470] + [.G1259]*[.Q471] + [.G1260]*[.Q472] + [.G1261]*[.Q473] + [.G1262]*[.Q474] + [.G1263]*[.Q475] + [.G1264]*[.Q476] + [.G1265]*[.Q477] + [.G1266]*[.Q478] + [.G1267]*[.Q479] + [.G1268]*[.Q480] + [.G1269]*[.Q481] + [.G1270]*[.Q482] + [.G1271]*[.Q483] )" office:value-type="float" office:value="0.125071049316678" calcext:value-type="float">
            <text:p>0.12507104931667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095774590140825" calcext:value-type="float">
            <text:p>-0.095774590140825</text:p>
          </table:table-cell>
          <table:table-cell table:style-name="ce25" table:formula="of:=TANH( [.G1276]*[.Q1] + [.G1277]*[.Q2] + [.G1278]*[.Q3] + [.G1279]*[.Q4] + [.G1280]*[.Q5] + [.G1281]*[.Q6] + [.G1282]*[.Q7] + [.G1283]*[.Q8] + [.G1284]*[.Q9] + [.G1285]*[.Q10] + [.G1286]*[.Q11] + [.G1287]*[.Q12] + [.G1288]*[.Q13] + [.G1289]*[.Q14] + [.G1290]*[.Q15] + [.G1291]*[.Q16] + [.G1292]*[.Q17] + [.G1293]*[.Q18] + [.G1294]*[.Q19] + [.G1295]*[.Q20] + [.G1296]*[.Q21] )" office:value-type="float" office:value="0.00623839963232604" calcext:value-type="float">
            <text:p>0.006238399632326</text:p>
          </table:table-cell>
          <table:table-cell table:style-name="ce28" table:formula="of:=TANH( [.H1276]*[.S1] + [.H1277]*[.S2] + [.H1278]*[.S3] + [.H1279]*[.S4] + [.H1280]*[.S5] + [.H1281]*[.S6] + [.H1282]*[.S7] + [.H1283]*[.S8] + [.H1284]*[.S9] + [.H1285]*[.S10] + [.H1286]*[.S11] + [.H1287]*[.S12] + [.H1288]*[.S13] + [.H1289]*[.S14] + [.H1290]*[.S15] + [.H1291]*[.S16] + [.H1292]*[.S17] + [.H1293]*[.S18] + [.H1294]*[.S19] + [.H1295]*[.S20] + [.H1296]*[.S21] + [.H1297]*[.S22] + [.H1298]*[.S23] + [.H1299]*[.S24] )" office:value-type="float" office:value="0.225039140297708" calcext:value-type="float">
            <text:p>0.225039140297708</text:p>
          </table:table-cell>
          <table:table-cell table:style-name="ce29" office:value-type="float" office:value="0.272397414189312" calcext:value-type="float">
            <text:p>0.272397414189312</text:p>
          </table:table-cell>
          <table:table-cell table:style-name="ce30" table:formula="of:= ([.J1277]-[.I1277]) * ([.J1277]-[.I1277])" office:value-type="float" office:value="0.00224280610599213" calcext:value-type="float">
            <text:p>0.002242806105992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-0.0545131888635551" calcext:value-type="float">
            <text:p>-0.054513188863555</text:p>
          </table:table-cell>
          <table:table-cell table:style-name="ce25" table:formula="of:=TANH( [.G1276]*[.Q22] + [.G1277]*[.Q23] + [.G1278]*[.Q24] + [.G1279]*[.Q25] + [.G1280]*[.Q26] + [.G1281]*[.Q27] + [.G1282]*[.Q28] + [.G1283]*[.Q29] + [.G1284]*[.Q30] + [.G1285]*[.Q31] + [.G1286]*[.Q32] + [.G1287]*[.Q33] + [.G1288]*[.Q34] + [.G1289]*[.Q35] + [.G1290]*[.Q36] + [.G1291]*[.Q37] + [.G1292]*[.Q38] + [.G1293]*[.Q39] + [.G1294]*[.Q40] + [.G1295]*[.Q41] + [.G1296]*[.Q42] )" office:value-type="float" office:value="-0.074121549713224" calcext:value-type="float">
            <text:p>-0.074121549713224</text:p>
          </table:table-cell>
          <table:table-cell table:style-name="ce28" table:formula="of:=TANH( [.H1276]*[.S25] + [.H1277]*[.S26] + [.H1278]*[.S27] + [.H1279]*[.S28] + [.H1280]*[.S29] + [.H1281]*[.S30] + [.H1282]*[.S31] + [.H1283]*[.S32] + [.H1284]*[.S33] + [.H1285]*[.S34] + [.H1286]*[.S35] + [.H1287]*[.S36] + [.H1288]*[.S37] + [.H1289]*[.S38] + [.H1290]*[.S39] + [.H1291]*[.S40] + [.H1292]*[.S41] + [.H1293]*[.S42] + [.H1294]*[.S43] + [.H1295]*[.S44] + [.H1296]*[.S45] + [.H1297]*[.S46] + [.H1298]*[.S47] + [.H1299]*[.S48] )" office:value-type="float" office:value="0.181310679112048" calcext:value-type="float">
            <text:p>0.181310679112048</text:p>
          </table:table-cell>
          <table:table-cell table:style-name="ce29" office:value-type="float" office:value="0.32080674265782" calcext:value-type="float">
            <text:p>0.32080674265782</text:p>
          </table:table-cell>
          <table:table-cell table:style-name="ce30" table:formula="of:= ([.J1278]-[.I1278]) * ([.J1278]-[.I1278])" office:value-type="float" office:value="0.0194591517447659" calcext:value-type="float">
            <text:p>0.01945915174476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0.0473790239148592" calcext:value-type="float">
            <text:p>0.047379023914859</text:p>
          </table:table-cell>
          <table:table-cell table:style-name="ce25" table:formula="of:=TANH( [.G1276]*[.Q43] + [.G1277]*[.Q44] + [.G1278]*[.Q45] + [.G1279]*[.Q46] + [.G1280]*[.Q47] + [.G1281]*[.Q48] + [.G1282]*[.Q49] + [.G1283]*[.Q50] + [.G1284]*[.Q51] + [.G1285]*[.Q52] + [.G1286]*[.Q53] + [.G1287]*[.Q54] + [.G1288]*[.Q55] + [.G1289]*[.Q56] + [.G1290]*[.Q57] + [.G1291]*[.Q58] + [.G1292]*[.Q59] + [.G1293]*[.Q60] + [.G1294]*[.Q61] + [.G1295]*[.Q62] + [.G1296]*[.Q63] )" office:value-type="float" office:value="-0.575889034689362" calcext:value-type="float">
            <text:p>-0.575889034689362</text:p>
          </table:table-cell>
          <table:table-cell table:style-name="ce28" table:formula="of:=TANH( [.H1276]*[.S49] + [.H1277]*[.S50] + [.H1278]*[.S51] + [.H1279]*[.S52] + [.H1280]*[.S53] + [.H1281]*[.S54] + [.H1282]*[.S55] + [.H1283]*[.S56] + [.H1284]*[.S57] + [.H1285]*[.S58] + [.H1286]*[.S59] + [.H1287]*[.S60] + [.H1288]*[.S61] + [.H1289]*[.S62] + [.H1290]*[.S63] + [.H1291]*[.S64] + [.H1292]*[.S65] + [.H1293]*[.S66] + [.H1294]*[.S67] + [.H1295]*[.S68] + [.H1296]*[.S69] + [.H1297]*[.S70] + [.H1298]*[.S71] + [.H1299]*[.S72] )" office:value-type="float" office:value="0.157820186662936" calcext:value-type="float">
            <text:p>0.157820186662936</text:p>
          </table:table-cell>
          <table:table-cell table:style-name="ce29" office:value-type="float" office:value="0.224147412349567" calcext:value-type="float">
            <text:p>0.224147412349567</text:p>
          </table:table-cell>
          <table:table-cell table:style-name="ce30" table:formula="of:= ([.J1279]-[.I1279]) * ([.J1279]-[.I1279])" office:value-type="float" office:value="0.00439930086728529" calcext:value-type="float">
            <text:p>0.00439930086728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0.136116816972974" calcext:value-type="float">
            <text:p>0.136116816972974</text:p>
          </table:table-cell>
          <table:table-cell table:style-name="ce25" table:formula="of:=TANH( [.G1276]*[.Q64] + [.G1277]*[.Q65] + [.G1278]*[.Q66] + [.G1279]*[.Q67] + [.G1280]*[.Q68] + [.G1281]*[.Q69] + [.G1282]*[.Q70] + [.G1283]*[.Q71] + [.G1284]*[.Q72] + [.G1285]*[.Q73] + [.G1286]*[.Q74] + [.G1287]*[.Q75] + [.G1288]*[.Q76] + [.G1289]*[.Q77] + [.G1290]*[.Q78] + [.G1291]*[.Q79] + [.G1292]*[.Q80] + [.G1293]*[.Q81] + [.G1294]*[.Q82] + [.G1295]*[.Q83] + [.G1296]*[.Q84] )" office:value-type="float" office:value="0.0665905428561478" calcext:value-type="float">
            <text:p>0.06659054285614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09370032391923" calcext:value-type="float">
            <text:p>0.109370032391923</text:p>
          </table:table-cell>
          <table:table-cell table:style-name="ce25" table:formula="of:=TANH( [.G1276]*[.Q85] + [.G1277]*[.Q86] + [.G1278]*[.Q87] + [.G1279]*[.Q88] + [.G1280]*[.Q89] + [.G1281]*[.Q90] + [.G1282]*[.Q91] + [.G1283]*[.Q92] + [.G1284]*[.Q93] + [.G1285]*[.Q94] + [.G1286]*[.Q95] + [.G1287]*[.Q96] + [.G1288]*[.Q97] + [.G1289]*[.Q98] + [.G1290]*[.Q99] + [.G1291]*[.Q100] + [.G1292]*[.Q101] + [.G1293]*[.Q102] + [.G1294]*[.Q103] + [.G1295]*[.Q104] + [.G1296]*[.Q105] )" office:value-type="float" office:value="-0.137188355121982" calcext:value-type="float">
            <text:p>-0.13718835512198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1020486531591" calcext:value-type="float">
            <text:p>0.131020486531591</text:p>
          </table:table-cell>
          <table:table-cell table:style-name="ce25" table:formula="of:=TANH( [.G1276]*[.Q106] + [.G1277]*[.Q107] + [.G1278]*[.Q108] + [.G1279]*[.Q109] + [.G1280]*[.Q110] + [.G1281]*[.Q111] + [.G1282]*[.Q112] + [.G1283]*[.Q113] + [.G1284]*[.Q114] + [.G1285]*[.Q115] + [.G1286]*[.Q116] + [.G1287]*[.Q117] + [.G1288]*[.Q118] + [.G1289]*[.Q119] + [.G1290]*[.Q120] + [.G1291]*[.Q121] + [.G1292]*[.Q122] + [.G1293]*[.Q123] + [.G1294]*[.Q124] + [.G1295]*[.Q125] + [.G1296]*[.Q126] )" office:value-type="float" office:value="-0.0356896587269309" calcext:value-type="float">
            <text:p>-0.03568965872693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50629053948086" calcext:value-type="float">
            <text:p>0.150629053948086</text:p>
          </table:table-cell>
          <table:table-cell table:style-name="ce25" table:formula="of:=TANH( [.G1276]*[.Q127] + [.G1277]*[.Q128] + [.G1278]*[.Q129] + [.G1279]*[.Q130] + [.G1280]*[.Q131] + [.G1281]*[.Q132] + [.G1282]*[.Q133] + [.G1283]*[.Q134] + [.G1284]*[.Q135] + [.G1285]*[.Q136] + [.G1286]*[.Q137] + [.G1287]*[.Q138] + [.G1288]*[.Q139] + [.G1289]*[.Q140] + [.G1290]*[.Q141] + [.G1291]*[.Q142] + [.G1292]*[.Q143] + [.G1293]*[.Q144] + [.G1294]*[.Q145] + [.G1295]*[.Q146] + [.G1296]*[.Q147] )" office:value-type="float" office:value="-0.152967883731592" calcext:value-type="float">
            <text:p>-0.15296788373159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49847893770014" calcext:value-type="float">
            <text:p>0.249847893770014</text:p>
          </table:table-cell>
          <table:table-cell table:style-name="ce25" table:formula="of:=TANH( [.G1276]*[.Q148] + [.G1277]*[.Q149] + [.G1278]*[.Q150] + [.G1279]*[.Q151] + [.G1280]*[.Q152] + [.G1281]*[.Q153] + [.G1282]*[.Q154] + [.G1283]*[.Q155] + [.G1284]*[.Q156] + [.G1285]*[.Q157] + [.G1286]*[.Q158] + [.G1287]*[.Q159] + [.G1288]*[.Q160] + [.G1289]*[.Q161] + [.G1290]*[.Q162] + [.G1291]*[.Q163] + [.G1292]*[.Q164] + [.G1293]*[.Q165] + [.G1294]*[.Q166] + [.G1295]*[.Q167] + [.G1296]*[.Q168] )" office:value-type="float" office:value="0.126866010582537" calcext:value-type="float">
            <text:p>0.12686601058253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89197872471988" calcext:value-type="float">
            <text:p>0.289197872471988</text:p>
          </table:table-cell>
          <table:table-cell table:style-name="ce25" table:formula="of:=TANH( [.G1276]*[.Q169] + [.G1277]*[.Q170] + [.G1278]*[.Q171] + [.G1279]*[.Q172] + [.G1280]*[.Q173] + [.G1281]*[.Q174] + [.G1282]*[.Q175] + [.G1283]*[.Q176] + [.G1284]*[.Q177] + [.G1285]*[.Q178] + [.G1286]*[.Q179] + [.G1287]*[.Q180] + [.G1288]*[.Q181] + [.G1289]*[.Q182] + [.G1290]*[.Q183] + [.G1291]*[.Q184] + [.G1292]*[.Q185] + [.G1293]*[.Q186] + [.G1294]*[.Q187] + [.G1295]*[.Q188] + [.G1296]*[.Q189] )" office:value-type="float" office:value="-0.0621506999929282" calcext:value-type="float">
            <text:p>-0.06215069999292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17270830707118" calcext:value-type="float">
            <text:p>0.417270830707118</text:p>
          </table:table-cell>
          <table:table-cell table:style-name="ce25" table:formula="of:=TANH( [.G1276]*[.Q190] + [.G1277]*[.Q191] + [.G1278]*[.Q192] + [.G1279]*[.Q193] + [.G1280]*[.Q194] + [.G1281]*[.Q195] + [.G1282]*[.Q196] + [.G1283]*[.Q197] + [.G1284]*[.Q198] + [.G1285]*[.Q199] + [.G1286]*[.Q200] + [.G1287]*[.Q201] + [.G1288]*[.Q202] + [.G1289]*[.Q203] + [.G1290]*[.Q204] + [.G1291]*[.Q205] + [.G1292]*[.Q206] + [.G1293]*[.Q207] + [.G1294]*[.Q208] + [.G1295]*[.Q209] + [.G1296]*[.Q210] )" office:value-type="float" office:value="0.0127011235471409" calcext:value-type="float">
            <text:p>0.01270112354714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5" calcext:value-type="float">
            <text:p>0.5</text:p>
          </table:table-cell>
          <table:table-cell table:style-name="ce25" table:formula="of:=TANH( [.G1276]*[.Q211] + [.G1277]*[.Q212] + [.G1278]*[.Q213] + [.G1279]*[.Q214] + [.G1280]*[.Q215] + [.G1281]*[.Q216] + [.G1282]*[.Q217] + [.G1283]*[.Q218] + [.G1284]*[.Q219] + [.G1285]*[.Q220] + [.G1286]*[.Q221] + [.G1287]*[.Q222] + [.G1288]*[.Q223] + [.G1289]*[.Q224] + [.G1290]*[.Q225] + [.G1291]*[.Q226] + [.G1292]*[.Q227] + [.G1293]*[.Q228] + [.G1294]*[.Q229] + [.G1295]*[.Q230] + [.G1296]*[.Q231] )" office:value-type="float" office:value="-0.507327514703889" calcext:value-type="float">
            <text:p>-0.50732751470388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47047220070013" calcext:value-type="float">
            <text:p>0.447047220070013</text:p>
          </table:table-cell>
          <table:table-cell table:style-name="ce25" table:formula="of:=TANH( [.G1276]*[.Q232] + [.G1277]*[.Q233] + [.G1278]*[.Q234] + [.G1279]*[.Q235] + [.G1280]*[.Q236] + [.G1281]*[.Q237] + [.G1282]*[.Q238] + [.G1283]*[.Q239] + [.G1284]*[.Q240] + [.G1285]*[.Q241] + [.G1286]*[.Q242] + [.G1287]*[.Q243] + [.G1288]*[.Q244] + [.G1289]*[.Q245] + [.G1290]*[.Q246] + [.G1291]*[.Q247] + [.G1292]*[.Q248] + [.G1293]*[.Q249] + [.G1294]*[.Q250] + [.G1295]*[.Q251] + [.G1296]*[.Q252] )" office:value-type="float" office:value="0.606381990306245" calcext:value-type="float">
            <text:p>0.60638199030624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70848741390355" calcext:value-type="float">
            <text:p>0.370848741390355</text:p>
          </table:table-cell>
          <table:table-cell table:style-name="ce25" table:formula="of:=TANH( [.G1276]*[.Q253] + [.G1277]*[.Q254] + [.G1278]*[.Q255] + [.G1279]*[.Q256] + [.G1280]*[.Q257] + [.G1281]*[.Q258] + [.G1282]*[.Q259] + [.G1283]*[.Q260] + [.G1284]*[.Q261] + [.G1285]*[.Q262] + [.G1286]*[.Q263] + [.G1287]*[.Q264] + [.G1288]*[.Q265] + [.G1289]*[.Q266] + [.G1290]*[.Q267] + [.G1291]*[.Q268] + [.G1292]*[.Q269] + [.G1293]*[.Q270] + [.G1294]*[.Q271] + [.G1295]*[.Q272] + [.G1296]*[.Q273] )" office:value-type="float" office:value="0.442895028736369" calcext:value-type="float">
            <text:p>0.44289502873636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79503032041846" calcext:value-type="float">
            <text:p>0.379503032041846</text:p>
          </table:table-cell>
          <table:table-cell table:style-name="ce25" table:formula="of:=TANH( [.G1276]*[.Q274] + [.G1277]*[.Q275] + [.G1278]*[.Q276] + [.G1279]*[.Q277] + [.G1280]*[.Q278] + [.G1281]*[.Q279] + [.G1282]*[.Q280] + [.G1283]*[.Q281] + [.G1284]*[.Q282] + [.G1285]*[.Q283] + [.G1286]*[.Q284] + [.G1287]*[.Q285] + [.G1288]*[.Q286] + [.G1289]*[.Q287] + [.G1290]*[.Q288] + [.G1291]*[.Q289] + [.G1292]*[.Q290] + [.G1293]*[.Q291] + [.G1294]*[.Q292] + [.G1295]*[.Q293] + [.G1296]*[.Q294] )" office:value-type="float" office:value="0.123771046264129" calcext:value-type="float">
            <text:p>0.12377104626412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20063227947368" calcext:value-type="float">
            <text:p>0.420063227947368</text:p>
          </table:table-cell>
          <table:table-cell table:style-name="ce25" table:formula="of:=TANH( [.G1276]*[.Q295] + [.G1277]*[.Q296] + [.G1278]*[.Q297] + [.G1279]*[.Q298] + [.G1280]*[.Q299] + [.G1281]*[.Q300] + [.G1282]*[.Q301] + [.G1283]*[.Q302] + [.G1284]*[.Q303] + [.G1285]*[.Q304] + [.G1286]*[.Q305] + [.G1287]*[.Q306] + [.G1288]*[.Q307] + [.G1289]*[.Q308] + [.G1290]*[.Q309] + [.G1291]*[.Q310] + [.G1292]*[.Q311] + [.G1293]*[.Q312] + [.G1294]*[.Q313] + [.G1295]*[.Q314] + [.G1296]*[.Q315] )" office:value-type="float" office:value="-0.368681114685646" calcext:value-type="float">
            <text:p>-0.36868111468564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85095586898001" calcext:value-type="float">
            <text:p>0.485095586898001</text:p>
          </table:table-cell>
          <table:table-cell table:style-name="ce25" table:formula="of:=TANH( [.G1276]*[.Q316] + [.G1277]*[.Q317] + [.G1278]*[.Q318] + [.G1279]*[.Q319] + [.G1280]*[.Q320] + [.G1281]*[.Q321] + [.G1282]*[.Q322] + [.G1283]*[.Q323] + [.G1284]*[.Q324] + [.G1285]*[.Q325] + [.G1286]*[.Q326] + [.G1287]*[.Q327] + [.G1288]*[.Q328] + [.G1289]*[.Q329] + [.G1290]*[.Q330] + [.G1291]*[.Q331] + [.G1292]*[.Q332] + [.G1293]*[.Q333] + [.G1294]*[.Q334] + [.G1295]*[.Q335] + [.G1296]*[.Q336] )" office:value-type="float" office:value="0.0378366722729214" calcext:value-type="float">
            <text:p>0.03783667227292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56347418638148" calcext:value-type="float">
            <text:p>0.356347418638148</text:p>
          </table:table-cell>
          <table:table-cell table:style-name="ce25" table:formula="of:=TANH( [.G1276]*[.Q337] + [.G1277]*[.Q338] + [.G1278]*[.Q339] + [.G1279]*[.Q340] + [.G1280]*[.Q341] + [.G1281]*[.Q342] + [.G1282]*[.Q343] + [.G1283]*[.Q344] + [.G1284]*[.Q345] + [.G1285]*[.Q346] + [.G1286]*[.Q347] + [.G1287]*[.Q348] + [.G1288]*[.Q349] + [.G1289]*[.Q350] + [.G1290]*[.Q351] + [.G1291]*[.Q352] + [.G1292]*[.Q353] + [.G1293]*[.Q354] + [.G1294]*[.Q355] + [.G1295]*[.Q356] + [.G1296]*[.Q357] )" office:value-type="float" office:value="-0.0030473654632044" calcext:value-type="float">
            <text:p>-0.00304736546320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22020467321794" calcext:value-type="float">
            <text:p>0.122020467321794</text:p>
          </table:table-cell>
          <table:table-cell table:style-name="ce25" table:formula="of:=TANH( [.G1276]*[.Q358] + [.G1277]*[.Q359] + [.G1278]*[.Q360] + [.G1279]*[.Q361] + [.G1280]*[.Q362] + [.G1281]*[.Q363] + [.G1282]*[.Q364] + [.G1283]*[.Q365] + [.G1284]*[.Q366] + [.G1285]*[.Q367] + [.G1286]*[.Q368] + [.G1287]*[.Q369] + [.G1288]*[.Q370] + [.G1289]*[.Q371] + [.G1290]*[.Q372] + [.G1291]*[.Q373] + [.G1292]*[.Q374] + [.G1293]*[.Q375] + [.G1294]*[.Q376] + [.G1295]*[.Q377] + [.G1296]*[.Q378] )" office:value-type="float" office:value="-0.124322752619553" calcext:value-type="float">
            <text:p>-0.12432275261955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554834556341138" calcext:value-type="float">
            <text:p>0.055483455634114</text:p>
          </table:table-cell>
          <table:table-cell table:style-name="ce25" table:formula="of:=TANH( [.G1276]*[.Q379] + [.G1277]*[.Q380] + [.G1278]*[.Q381] + [.G1279]*[.Q382] + [.G1280]*[.Q383] + [.G1281]*[.Q384] + [.G1282]*[.Q385] + [.G1283]*[.Q386] + [.G1284]*[.Q387] + [.G1285]*[.Q388] + [.G1286]*[.Q389] + [.G1287]*[.Q390] + [.G1288]*[.Q391] + [.G1289]*[.Q392] + [.G1290]*[.Q393] + [.G1291]*[.Q394] + [.G1292]*[.Q395] + [.G1293]*[.Q396] + [.G1294]*[.Q397] + [.G1295]*[.Q398] + [.G1296]*[.Q399] )" office:value-type="float" office:value="-0.403388651340313" calcext:value-type="float">
            <text:p>-0.40338865134031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00779917753398" calcext:value-type="float">
            <text:p>0.200779917753398</text:p>
          </table:table-cell>
          <table:table-cell table:style-name="ce25" table:formula="of:=TANH( [.G1276]*[.Q400] + [.G1277]*[.Q401] + [.G1278]*[.Q402] + [.G1279]*[.Q403] + [.G1280]*[.Q404] + [.G1281]*[.Q405] + [.G1282]*[.Q406] + [.G1283]*[.Q407] + [.G1284]*[.Q408] + [.G1285]*[.Q409] + [.G1286]*[.Q410] + [.G1287]*[.Q411] + [.G1288]*[.Q412] + [.G1289]*[.Q413] + [.G1290]*[.Q414] + [.G1291]*[.Q415] + [.G1292]*[.Q416] + [.G1293]*[.Q417] + [.G1294]*[.Q418] + [.G1295]*[.Q419] + [.G1296]*[.Q420] )" office:value-type="float" office:value="0.0895656636117106" calcext:value-type="float">
            <text:p>0.08956566361171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276]*[.Q421] + [.G1277]*[.Q422] + [.G1278]*[.Q423] + [.G1279]*[.Q424] + [.G1280]*[.Q425] + [.G1281]*[.Q426] + [.G1282]*[.Q427] + [.G1283]*[.Q428] + [.G1284]*[.Q429] + [.G1285]*[.Q430] + [.G1286]*[.Q431] + [.G1287]*[.Q432] + [.G1288]*[.Q433] + [.G1289]*[.Q434] + [.G1290]*[.Q435] + [.G1291]*[.Q436] + [.G1292]*[.Q437] + [.G1293]*[.Q438] + [.G1294]*[.Q439] + [.G1295]*[.Q440] + [.G1296]*[.Q441] )" office:value-type="float" office:value="-0.799848202228869" calcext:value-type="float">
            <text:p>-0.79984820222886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276]*[.Q442] + [.G1277]*[.Q443] + [.G1278]*[.Q444] + [.G1279]*[.Q445] + [.G1280]*[.Q446] + [.G1281]*[.Q447] + [.G1282]*[.Q448] + [.G1283]*[.Q449] + [.G1284]*[.Q450] + [.G1285]*[.Q451] + [.G1286]*[.Q452] + [.G1287]*[.Q453] + [.G1288]*[.Q454] + [.G1289]*[.Q455] + [.G1290]*[.Q456] + [.G1291]*[.Q457] + [.G1292]*[.Q458] + [.G1293]*[.Q459] + [.G1294]*[.Q460] + [.G1295]*[.Q461] + [.G1296]*[.Q462] )" office:value-type="float" office:value="0.684208884934254" calcext:value-type="float">
            <text:p>0.684208884934254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276]*[.Q463] + [.G1277]*[.Q464] + [.G1278]*[.Q465] + [.G1279]*[.Q466] + [.G1280]*[.Q467] + [.G1281]*[.Q468] + [.G1282]*[.Q469] + [.G1283]*[.Q470] + [.G1284]*[.Q471] + [.G1285]*[.Q472] + [.G1286]*[.Q473] + [.G1287]*[.Q474] + [.G1288]*[.Q475] + [.G1289]*[.Q476] + [.G1290]*[.Q477] + [.G1291]*[.Q478] + [.G1292]*[.Q479] + [.G1293]*[.Q480] + [.G1294]*[.Q481] + [.G1295]*[.Q482] + [.G1296]*[.Q483] )" office:value-type="float" office:value="0.195760904083959" calcext:value-type="float">
            <text:p>0.19576090408395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-0.0545131888635551" calcext:value-type="float">
            <text:p>-0.054513188863555</text:p>
          </table:table-cell>
          <table:table-cell table:style-name="ce25" table:formula="of:=TANH( [.G1301]*[.Q1] + [.G1302]*[.Q2] + [.G1303]*[.Q3] + [.G1304]*[.Q4] + [.G1305]*[.Q5] + [.G1306]*[.Q6] + [.G1307]*[.Q7] + [.G1308]*[.Q8] + [.G1309]*[.Q9] + [.G1310]*[.Q10] + [.G1311]*[.Q11] + [.G1312]*[.Q12] + [.G1313]*[.Q13] + [.G1314]*[.Q14] + [.G1315]*[.Q15] + [.G1316]*[.Q16] + [.G1317]*[.Q17] + [.G1318]*[.Q18] + [.G1319]*[.Q19] + [.G1320]*[.Q20] + [.G1321]*[.Q21] )" office:value-type="float" office:value="0.00104164705588825" calcext:value-type="float">
            <text:p>0.001041647055888</text:p>
          </table:table-cell>
          <table:table-cell table:style-name="ce28" table:formula="of:=TANH( [.H1301]*[.S1] + [.H1302]*[.S2] + [.H1303]*[.S3] + [.H1304]*[.S4] + [.H1305]*[.S5] + [.H1306]*[.S6] + [.H1307]*[.S7] + [.H1308]*[.S8] + [.H1309]*[.S9] + [.H1310]*[.S10] + [.H1311]*[.S11] + [.H1312]*[.S12] + [.H1313]*[.S13] + [.H1314]*[.S14] + [.H1315]*[.S15] + [.H1316]*[.S16] + [.H1317]*[.S17] + [.H1318]*[.S18] + [.H1319]*[.S19] + [.H1320]*[.S20] + [.H1321]*[.S21] + [.H1322]*[.S22] + [.H1323]*[.S23] + [.H1324]*[.S24] )" office:value-type="float" office:value="0.270282113767491" calcext:value-type="float">
            <text:p>0.270282113767491</text:p>
          </table:table-cell>
          <table:table-cell table:style-name="ce29" office:value-type="float" office:value="0.32080674265782" calcext:value-type="float">
            <text:p>0.32080674265782</text:p>
          </table:table-cell>
          <table:table-cell table:style-name="ce30" table:formula="of:= ([.J1302]-[.I1302]) * ([.J1302]-[.I1302])" office:value-type="float" office:value="0.00255273812450541" calcext:value-type="float">
            <text:p>0.00255273812450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0.0473790239148592" calcext:value-type="float">
            <text:p>0.047379023914859</text:p>
          </table:table-cell>
          <table:table-cell table:style-name="ce25" table:formula="of:=TANH( [.G1301]*[.Q22] + [.G1302]*[.Q23] + [.G1303]*[.Q24] + [.G1304]*[.Q25] + [.G1305]*[.Q26] + [.G1306]*[.Q27] + [.G1307]*[.Q28] + [.G1308]*[.Q29] + [.G1309]*[.Q30] + [.G1310]*[.Q31] + [.G1311]*[.Q32] + [.G1312]*[.Q33] + [.G1313]*[.Q34] + [.G1314]*[.Q35] + [.G1315]*[.Q36] + [.G1316]*[.Q37] + [.G1317]*[.Q38] + [.G1318]*[.Q39] + [.G1319]*[.Q40] + [.G1320]*[.Q41] + [.G1321]*[.Q42] )" office:value-type="float" office:value="-0.0546702843278713" calcext:value-type="float">
            <text:p>-0.054670284327871</text:p>
          </table:table-cell>
          <table:table-cell table:style-name="ce28" table:formula="of:=TANH( [.H1301]*[.S25] + [.H1302]*[.S26] + [.H1303]*[.S27] + [.H1304]*[.S28] + [.H1305]*[.S29] + [.H1306]*[.S30] + [.H1307]*[.S31] + [.H1308]*[.S32] + [.H1309]*[.S33] + [.H1310]*[.S34] + [.H1311]*[.S35] + [.H1312]*[.S36] + [.H1313]*[.S37] + [.H1314]*[.S38] + [.H1315]*[.S39] + [.H1316]*[.S40] + [.H1317]*[.S41] + [.H1318]*[.S42] + [.H1319]*[.S43] + [.H1320]*[.S44] + [.H1321]*[.S45] + [.H1322]*[.S46] + [.H1323]*[.S47] + [.H1324]*[.S48] )" office:value-type="float" office:value="0.160434288654802" calcext:value-type="float">
            <text:p>0.160434288654802</text:p>
          </table:table-cell>
          <table:table-cell table:style-name="ce29" office:value-type="float" office:value="0.224147412349567" calcext:value-type="float">
            <text:p>0.224147412349567</text:p>
          </table:table-cell>
          <table:table-cell table:style-name="ce30" table:formula="of:= ([.J1303]-[.I1303]) * ([.J1303]-[.I1303])" office:value-type="float" office:value="0.00405936213094444" calcext:value-type="float">
            <text:p>0.004059362130944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0.136116816972974" calcext:value-type="float">
            <text:p>0.136116816972974</text:p>
          </table:table-cell>
          <table:table-cell table:style-name="ce25" table:formula="of:=TANH( [.G1301]*[.Q43] + [.G1302]*[.Q44] + [.G1303]*[.Q45] + [.G1304]*[.Q46] + [.G1305]*[.Q47] + [.G1306]*[.Q48] + [.G1307]*[.Q49] + [.G1308]*[.Q50] + [.G1309]*[.Q51] + [.G1310]*[.Q52] + [.G1311]*[.Q53] + [.G1312]*[.Q54] + [.G1313]*[.Q55] + [.G1314]*[.Q56] + [.G1315]*[.Q57] + [.G1316]*[.Q58] + [.G1317]*[.Q59] + [.G1318]*[.Q60] + [.G1319]*[.Q61] + [.G1320]*[.Q62] + [.G1321]*[.Q63] )" office:value-type="float" office:value="-0.806292487526397" calcext:value-type="float">
            <text:p>-0.806292487526397</text:p>
          </table:table-cell>
          <table:table-cell table:style-name="ce28" table:formula="of:=TANH( [.H1301]*[.S49] + [.H1302]*[.S50] + [.H1303]*[.S51] + [.H1304]*[.S52] + [.H1305]*[.S53] + [.H1306]*[.S54] + [.H1307]*[.S55] + [.H1308]*[.S56] + [.H1309]*[.S57] + [.H1310]*[.S58] + [.H1311]*[.S59] + [.H1312]*[.S60] + [.H1313]*[.S61] + [.H1314]*[.S62] + [.H1315]*[.S63] + [.H1316]*[.S64] + [.H1317]*[.S65] + [.H1318]*[.S66] + [.H1319]*[.S67] + [.H1320]*[.S68] + [.H1321]*[.S69] + [.H1322]*[.S70] + [.H1323]*[.S71] + [.H1324]*[.S72] )" office:value-type="float" office:value="0.186226728692013" calcext:value-type="float">
            <text:p>0.186226728692013</text:p>
          </table:table-cell>
          <table:table-cell table:style-name="ce29" office:value-type="float" office:value="0.267098998596156" calcext:value-type="float">
            <text:p>0.267098998596156</text:p>
          </table:table-cell>
          <table:table-cell table:style-name="ce30" table:formula="of:= ([.J1304]-[.I1304]) * ([.J1304]-[.I1304])" office:value-type="float" office:value="0.00654032403944846" calcext:value-type="float">
            <text:p>0.006540324039448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0.109370032391923" calcext:value-type="float">
            <text:p>0.109370032391923</text:p>
          </table:table-cell>
          <table:table-cell table:style-name="ce25" table:formula="of:=TANH( [.G1301]*[.Q64] + [.G1302]*[.Q65] + [.G1303]*[.Q66] + [.G1304]*[.Q67] + [.G1305]*[.Q68] + [.G1306]*[.Q69] + [.G1307]*[.Q70] + [.G1308]*[.Q71] + [.G1309]*[.Q72] + [.G1310]*[.Q73] + [.G1311]*[.Q74] + [.G1312]*[.Q75] + [.G1313]*[.Q76] + [.G1314]*[.Q77] + [.G1315]*[.Q78] + [.G1316]*[.Q79] + [.G1317]*[.Q80] + [.G1318]*[.Q81] + [.G1319]*[.Q82] + [.G1320]*[.Q83] + [.G1321]*[.Q84] )" office:value-type="float" office:value="0.0552132437597104" calcext:value-type="float">
            <text:p>0.0552132437597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31020486531591" calcext:value-type="float">
            <text:p>0.131020486531591</text:p>
          </table:table-cell>
          <table:table-cell table:style-name="ce25" table:formula="of:=TANH( [.G1301]*[.Q85] + [.G1302]*[.Q86] + [.G1303]*[.Q87] + [.G1304]*[.Q88] + [.G1305]*[.Q89] + [.G1306]*[.Q90] + [.G1307]*[.Q91] + [.G1308]*[.Q92] + [.G1309]*[.Q93] + [.G1310]*[.Q94] + [.G1311]*[.Q95] + [.G1312]*[.Q96] + [.G1313]*[.Q97] + [.G1314]*[.Q98] + [.G1315]*[.Q99] + [.G1316]*[.Q100] + [.G1317]*[.Q101] + [.G1318]*[.Q102] + [.G1319]*[.Q103] + [.G1320]*[.Q104] + [.G1321]*[.Q105] )" office:value-type="float" office:value="-0.160802396083958" calcext:value-type="float">
            <text:p>-0.16080239608395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50629053948086" calcext:value-type="float">
            <text:p>0.150629053948086</text:p>
          </table:table-cell>
          <table:table-cell table:style-name="ce25" table:formula="of:=TANH( [.G1301]*[.Q106] + [.G1302]*[.Q107] + [.G1303]*[.Q108] + [.G1304]*[.Q109] + [.G1305]*[.Q110] + [.G1306]*[.Q111] + [.G1307]*[.Q112] + [.G1308]*[.Q113] + [.G1309]*[.Q114] + [.G1310]*[.Q115] + [.G1311]*[.Q116] + [.G1312]*[.Q117] + [.G1313]*[.Q118] + [.G1314]*[.Q119] + [.G1315]*[.Q120] + [.G1316]*[.Q121] + [.G1317]*[.Q122] + [.G1318]*[.Q123] + [.G1319]*[.Q124] + [.G1320]*[.Q125] + [.G1321]*[.Q126] )" office:value-type="float" office:value="-0.0651906275247314" calcext:value-type="float">
            <text:p>-0.06519062752473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49847893770014" calcext:value-type="float">
            <text:p>0.249847893770014</text:p>
          </table:table-cell>
          <table:table-cell table:style-name="ce25" table:formula="of:=TANH( [.G1301]*[.Q127] + [.G1302]*[.Q128] + [.G1303]*[.Q129] + [.G1304]*[.Q130] + [.G1305]*[.Q131] + [.G1306]*[.Q132] + [.G1307]*[.Q133] + [.G1308]*[.Q134] + [.G1309]*[.Q135] + [.G1310]*[.Q136] + [.G1311]*[.Q137] + [.G1312]*[.Q138] + [.G1313]*[.Q139] + [.G1314]*[.Q140] + [.G1315]*[.Q141] + [.G1316]*[.Q142] + [.G1317]*[.Q143] + [.G1318]*[.Q144] + [.G1319]*[.Q145] + [.G1320]*[.Q146] + [.G1321]*[.Q147] )" office:value-type="float" office:value="-0.186529004581721" calcext:value-type="float">
            <text:p>-0.18652900458172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89197872471988" calcext:value-type="float">
            <text:p>0.289197872471988</text:p>
          </table:table-cell>
          <table:table-cell table:style-name="ce25" table:formula="of:=TANH( [.G1301]*[.Q148] + [.G1302]*[.Q149] + [.G1303]*[.Q150] + [.G1304]*[.Q151] + [.G1305]*[.Q152] + [.G1306]*[.Q153] + [.G1307]*[.Q154] + [.G1308]*[.Q155] + [.G1309]*[.Q156] + [.G1310]*[.Q157] + [.G1311]*[.Q158] + [.G1312]*[.Q159] + [.G1313]*[.Q160] + [.G1314]*[.Q161] + [.G1315]*[.Q162] + [.G1316]*[.Q163] + [.G1317]*[.Q164] + [.G1318]*[.Q165] + [.G1319]*[.Q166] + [.G1320]*[.Q167] + [.G1321]*[.Q168] )" office:value-type="float" office:value="0.127190744026034" calcext:value-type="float">
            <text:p>0.12719074402603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17270830707118" calcext:value-type="float">
            <text:p>0.417270830707118</text:p>
          </table:table-cell>
          <table:table-cell table:style-name="ce25" table:formula="of:=TANH( [.G1301]*[.Q169] + [.G1302]*[.Q170] + [.G1303]*[.Q171] + [.G1304]*[.Q172] + [.G1305]*[.Q173] + [.G1306]*[.Q174] + [.G1307]*[.Q175] + [.G1308]*[.Q176] + [.G1309]*[.Q177] + [.G1310]*[.Q178] + [.G1311]*[.Q179] + [.G1312]*[.Q180] + [.G1313]*[.Q181] + [.G1314]*[.Q182] + [.G1315]*[.Q183] + [.G1316]*[.Q184] + [.G1317]*[.Q185] + [.G1318]*[.Q186] + [.G1319]*[.Q187] + [.G1320]*[.Q188] + [.G1321]*[.Q189] )" office:value-type="float" office:value="-0.0567958787265336" calcext:value-type="float">
            <text:p>-0.05679587872653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5" calcext:value-type="float">
            <text:p>0.5</text:p>
          </table:table-cell>
          <table:table-cell table:style-name="ce25" table:formula="of:=TANH( [.G1301]*[.Q190] + [.G1302]*[.Q191] + [.G1303]*[.Q192] + [.G1304]*[.Q193] + [.G1305]*[.Q194] + [.G1306]*[.Q195] + [.G1307]*[.Q196] + [.G1308]*[.Q197] + [.G1309]*[.Q198] + [.G1310]*[.Q199] + [.G1311]*[.Q200] + [.G1312]*[.Q201] + [.G1313]*[.Q202] + [.G1314]*[.Q203] + [.G1315]*[.Q204] + [.G1316]*[.Q205] + [.G1317]*[.Q206] + [.G1318]*[.Q207] + [.G1319]*[.Q208] + [.G1320]*[.Q209] + [.G1321]*[.Q210] )" office:value-type="float" office:value="0.0141812414109988" calcext:value-type="float">
            <text:p>0.01418124141099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47047220070013" calcext:value-type="float">
            <text:p>0.447047220070013</text:p>
          </table:table-cell>
          <table:table-cell table:style-name="ce25" table:formula="of:=TANH( [.G1301]*[.Q211] + [.G1302]*[.Q212] + [.G1303]*[.Q213] + [.G1304]*[.Q214] + [.G1305]*[.Q215] + [.G1306]*[.Q216] + [.G1307]*[.Q217] + [.G1308]*[.Q218] + [.G1309]*[.Q219] + [.G1310]*[.Q220] + [.G1311]*[.Q221] + [.G1312]*[.Q222] + [.G1313]*[.Q223] + [.G1314]*[.Q224] + [.G1315]*[.Q225] + [.G1316]*[.Q226] + [.G1317]*[.Q227] + [.G1318]*[.Q228] + [.G1319]*[.Q229] + [.G1320]*[.Q230] + [.G1321]*[.Q231] )" office:value-type="float" office:value="-0.626581411274676" calcext:value-type="float">
            <text:p>-0.62658141127467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70848741390355" calcext:value-type="float">
            <text:p>0.370848741390355</text:p>
          </table:table-cell>
          <table:table-cell table:style-name="ce25" table:formula="of:=TANH( [.G1301]*[.Q232] + [.G1302]*[.Q233] + [.G1303]*[.Q234] + [.G1304]*[.Q235] + [.G1305]*[.Q236] + [.G1306]*[.Q237] + [.G1307]*[.Q238] + [.G1308]*[.Q239] + [.G1309]*[.Q240] + [.G1310]*[.Q241] + [.G1311]*[.Q242] + [.G1312]*[.Q243] + [.G1313]*[.Q244] + [.G1314]*[.Q245] + [.G1315]*[.Q246] + [.G1316]*[.Q247] + [.G1317]*[.Q248] + [.G1318]*[.Q249] + [.G1319]*[.Q250] + [.G1320]*[.Q251] + [.G1321]*[.Q252] )" office:value-type="float" office:value="0.605059091903203" calcext:value-type="float">
            <text:p>0.60505909190320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79503032041846" calcext:value-type="float">
            <text:p>0.379503032041846</text:p>
          </table:table-cell>
          <table:table-cell table:style-name="ce25" table:formula="of:=TANH( [.G1301]*[.Q253] + [.G1302]*[.Q254] + [.G1303]*[.Q255] + [.G1304]*[.Q256] + [.G1305]*[.Q257] + [.G1306]*[.Q258] + [.G1307]*[.Q259] + [.G1308]*[.Q260] + [.G1309]*[.Q261] + [.G1310]*[.Q262] + [.G1311]*[.Q263] + [.G1312]*[.Q264] + [.G1313]*[.Q265] + [.G1314]*[.Q266] + [.G1315]*[.Q267] + [.G1316]*[.Q268] + [.G1317]*[.Q269] + [.G1318]*[.Q270] + [.G1319]*[.Q271] + [.G1320]*[.Q272] + [.G1321]*[.Q273] )" office:value-type="float" office:value="0.505501927164752" calcext:value-type="float">
            <text:p>0.50550192716475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20063227947368" calcext:value-type="float">
            <text:p>0.420063227947368</text:p>
          </table:table-cell>
          <table:table-cell table:style-name="ce25" table:formula="of:=TANH( [.G1301]*[.Q274] + [.G1302]*[.Q275] + [.G1303]*[.Q276] + [.G1304]*[.Q277] + [.G1305]*[.Q278] + [.G1306]*[.Q279] + [.G1307]*[.Q280] + [.G1308]*[.Q281] + [.G1309]*[.Q282] + [.G1310]*[.Q283] + [.G1311]*[.Q284] + [.G1312]*[.Q285] + [.G1313]*[.Q286] + [.G1314]*[.Q287] + [.G1315]*[.Q288] + [.G1316]*[.Q289] + [.G1317]*[.Q290] + [.G1318]*[.Q291] + [.G1319]*[.Q292] + [.G1320]*[.Q293] + [.G1321]*[.Q294] )" office:value-type="float" office:value="0.0436974042017477" calcext:value-type="float">
            <text:p>0.04369740420174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85095586898001" calcext:value-type="float">
            <text:p>0.485095586898001</text:p>
          </table:table-cell>
          <table:table-cell table:style-name="ce25" table:formula="of:=TANH( [.G1301]*[.Q295] + [.G1302]*[.Q296] + [.G1303]*[.Q297] + [.G1304]*[.Q298] + [.G1305]*[.Q299] + [.G1306]*[.Q300] + [.G1307]*[.Q301] + [.G1308]*[.Q302] + [.G1309]*[.Q303] + [.G1310]*[.Q304] + [.G1311]*[.Q305] + [.G1312]*[.Q306] + [.G1313]*[.Q307] + [.G1314]*[.Q308] + [.G1315]*[.Q309] + [.G1316]*[.Q310] + [.G1317]*[.Q311] + [.G1318]*[.Q312] + [.G1319]*[.Q313] + [.G1320]*[.Q314] + [.G1321]*[.Q315] )" office:value-type="float" office:value="-0.17796878316041" calcext:value-type="float">
            <text:p>-0.1779687831604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56347418638148" calcext:value-type="float">
            <text:p>0.356347418638148</text:p>
          </table:table-cell>
          <table:table-cell table:style-name="ce25" table:formula="of:=TANH( [.G1301]*[.Q316] + [.G1302]*[.Q317] + [.G1303]*[.Q318] + [.G1304]*[.Q319] + [.G1305]*[.Q320] + [.G1306]*[.Q321] + [.G1307]*[.Q322] + [.G1308]*[.Q323] + [.G1309]*[.Q324] + [.G1310]*[.Q325] + [.G1311]*[.Q326] + [.G1312]*[.Q327] + [.G1313]*[.Q328] + [.G1314]*[.Q329] + [.G1315]*[.Q330] + [.G1316]*[.Q331] + [.G1317]*[.Q332] + [.G1318]*[.Q333] + [.G1319]*[.Q334] + [.G1320]*[.Q335] + [.G1321]*[.Q336] )" office:value-type="float" office:value="0.0370422761430365" calcext:value-type="float">
            <text:p>0.03704227614303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22020467321794" calcext:value-type="float">
            <text:p>0.122020467321794</text:p>
          </table:table-cell>
          <table:table-cell table:style-name="ce25" table:formula="of:=TANH( [.G1301]*[.Q337] + [.G1302]*[.Q338] + [.G1303]*[.Q339] + [.G1304]*[.Q340] + [.G1305]*[.Q341] + [.G1306]*[.Q342] + [.G1307]*[.Q343] + [.G1308]*[.Q344] + [.G1309]*[.Q345] + [.G1310]*[.Q346] + [.G1311]*[.Q347] + [.G1312]*[.Q348] + [.G1313]*[.Q349] + [.G1314]*[.Q350] + [.G1315]*[.Q351] + [.G1316]*[.Q352] + [.G1317]*[.Q353] + [.G1318]*[.Q354] + [.G1319]*[.Q355] + [.G1320]*[.Q356] + [.G1321]*[.Q357] )" office:value-type="float" office:value="-0.0480627450663248" calcext:value-type="float">
            <text:p>-0.04806274506632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554834556341138" calcext:value-type="float">
            <text:p>0.055483455634114</text:p>
          </table:table-cell>
          <table:table-cell table:style-name="ce25" table:formula="of:=TANH( [.G1301]*[.Q358] + [.G1302]*[.Q359] + [.G1303]*[.Q360] + [.G1304]*[.Q361] + [.G1305]*[.Q362] + [.G1306]*[.Q363] + [.G1307]*[.Q364] + [.G1308]*[.Q365] + [.G1309]*[.Q366] + [.G1310]*[.Q367] + [.G1311]*[.Q368] + [.G1312]*[.Q369] + [.G1313]*[.Q370] + [.G1314]*[.Q371] + [.G1315]*[.Q372] + [.G1316]*[.Q373] + [.G1317]*[.Q374] + [.G1318]*[.Q375] + [.G1319]*[.Q376] + [.G1320]*[.Q377] + [.G1321]*[.Q378] )" office:value-type="float" office:value="-0.252256696977474" calcext:value-type="float">
            <text:p>-0.25225669697747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00779917753398" calcext:value-type="float">
            <text:p>0.200779917753398</text:p>
          </table:table-cell>
          <table:table-cell table:style-name="ce25" table:formula="of:=TANH( [.G1301]*[.Q379] + [.G1302]*[.Q380] + [.G1303]*[.Q381] + [.G1304]*[.Q382] + [.G1305]*[.Q383] + [.G1306]*[.Q384] + [.G1307]*[.Q385] + [.G1308]*[.Q386] + [.G1309]*[.Q387] + [.G1310]*[.Q388] + [.G1311]*[.Q389] + [.G1312]*[.Q390] + [.G1313]*[.Q391] + [.G1314]*[.Q392] + [.G1315]*[.Q393] + [.G1316]*[.Q394] + [.G1317]*[.Q395] + [.G1318]*[.Q396] + [.G1319]*[.Q397] + [.G1320]*[.Q398] + [.G1321]*[.Q399] )" office:value-type="float" office:value="-0.383781235154241" calcext:value-type="float">
            <text:p>-0.38378123515424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72397414189312" calcext:value-type="float">
            <text:p>0.272397414189312</text:p>
          </table:table-cell>
          <table:table-cell table:style-name="ce25" table:formula="of:=TANH( [.G1301]*[.Q400] + [.G1302]*[.Q401] + [.G1303]*[.Q402] + [.G1304]*[.Q403] + [.G1305]*[.Q404] + [.G1306]*[.Q405] + [.G1307]*[.Q406] + [.G1308]*[.Q407] + [.G1309]*[.Q408] + [.G1310]*[.Q409] + [.G1311]*[.Q410] + [.G1312]*[.Q411] + [.G1313]*[.Q412] + [.G1314]*[.Q413] + [.G1315]*[.Q414] + [.G1316]*[.Q415] + [.G1317]*[.Q416] + [.G1318]*[.Q417] + [.G1319]*[.Q418] + [.G1320]*[.Q419] + [.G1321]*[.Q420] )" office:value-type="float" office:value="0.0851359434801102" calcext:value-type="float">
            <text:p>0.0851359434801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301]*[.Q421] + [.G1302]*[.Q422] + [.G1303]*[.Q423] + [.G1304]*[.Q424] + [.G1305]*[.Q425] + [.G1306]*[.Q426] + [.G1307]*[.Q427] + [.G1308]*[.Q428] + [.G1309]*[.Q429] + [.G1310]*[.Q430] + [.G1311]*[.Q431] + [.G1312]*[.Q432] + [.G1313]*[.Q433] + [.G1314]*[.Q434] + [.G1315]*[.Q435] + [.G1316]*[.Q436] + [.G1317]*[.Q437] + [.G1318]*[.Q438] + [.G1319]*[.Q439] + [.G1320]*[.Q440] + [.G1321]*[.Q441] )" office:value-type="float" office:value="-0.824692690662681" calcext:value-type="float">
            <text:p>-0.82469269066268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301]*[.Q442] + [.G1302]*[.Q443] + [.G1303]*[.Q444] + [.G1304]*[.Q445] + [.G1305]*[.Q446] + [.G1306]*[.Q447] + [.G1307]*[.Q448] + [.G1308]*[.Q449] + [.G1309]*[.Q450] + [.G1310]*[.Q451] + [.G1311]*[.Q452] + [.G1312]*[.Q453] + [.G1313]*[.Q454] + [.G1314]*[.Q455] + [.G1315]*[.Q456] + [.G1316]*[.Q457] + [.G1317]*[.Q458] + [.G1318]*[.Q459] + [.G1319]*[.Q460] + [.G1320]*[.Q461] + [.G1321]*[.Q462] )" office:value-type="float" office:value="0.671041703194964" calcext:value-type="float">
            <text:p>0.671041703194964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301]*[.Q463] + [.G1302]*[.Q464] + [.G1303]*[.Q465] + [.G1304]*[.Q466] + [.G1305]*[.Q467] + [.G1306]*[.Q468] + [.G1307]*[.Q469] + [.G1308]*[.Q470] + [.G1309]*[.Q471] + [.G1310]*[.Q472] + [.G1311]*[.Q473] + [.G1312]*[.Q474] + [.G1313]*[.Q475] + [.G1314]*[.Q476] + [.G1315]*[.Q477] + [.G1316]*[.Q478] + [.G1317]*[.Q479] + [.G1318]*[.Q480] + [.G1319]*[.Q481] + [.G1320]*[.Q482] + [.G1321]*[.Q483] )" office:value-type="float" office:value="0.172032266092861" calcext:value-type="float">
            <text:p>0.17203226609286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0.0473790239148592" calcext:value-type="float">
            <text:p>0.047379023914859</text:p>
          </table:table-cell>
          <table:table-cell table:style-name="ce25" table:formula="of:=TANH( [.G1326]*[.Q1] + [.G1327]*[.Q2] + [.G1328]*[.Q3] + [.G1329]*[.Q4] + [.G1330]*[.Q5] + [.G1331]*[.Q6] + [.G1332]*[.Q7] + [.G1333]*[.Q8] + [.G1334]*[.Q9] + [.G1335]*[.Q10] + [.G1336]*[.Q11] + [.G1337]*[.Q12] + [.G1338]*[.Q13] + [.G1339]*[.Q14] + [.G1340]*[.Q15] + [.G1341]*[.Q16] + [.G1342]*[.Q17] + [.G1343]*[.Q18] + [.G1344]*[.Q19] + [.G1345]*[.Q20] + [.G1346]*[.Q21] )" office:value-type="float" office:value="0.00152411595057219" calcext:value-type="float">
            <text:p>0.001524115950572</text:p>
          </table:table-cell>
          <table:table-cell table:style-name="ce28" table:formula="of:=TANH( [.H1326]*[.S1] + [.H1327]*[.S2] + [.H1328]*[.S3] + [.H1329]*[.S4] + [.H1330]*[.S5] + [.H1331]*[.S6] + [.H1332]*[.S7] + [.H1333]*[.S8] + [.H1334]*[.S9] + [.H1335]*[.S10] + [.H1336]*[.S11] + [.H1337]*[.S12] + [.H1338]*[.S13] + [.H1339]*[.S14] + [.H1340]*[.S15] + [.H1341]*[.S16] + [.H1342]*[.S17] + [.H1343]*[.S18] + [.H1344]*[.S19] + [.H1345]*[.S20] + [.H1346]*[.S21] + [.H1347]*[.S22] + [.H1348]*[.S23] + [.H1349]*[.S24] )" office:value-type="float" office:value="0.326899431729854" calcext:value-type="float">
            <text:p>0.326899431729854</text:p>
          </table:table-cell>
          <table:table-cell table:style-name="ce29" office:value-type="float" office:value="0.224147412349567" calcext:value-type="float">
            <text:p>0.224147412349567</text:p>
          </table:table-cell>
          <table:table-cell table:style-name="ce30" table:formula="of:= ([.J1327]-[.I1327]) * ([.J1327]-[.I1327])" office:value-type="float" office:value="0.0105579774867269" calcext:value-type="float">
            <text:p>0.010557977486727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0.136116816972974" calcext:value-type="float">
            <text:p>0.136116816972974</text:p>
          </table:table-cell>
          <table:table-cell table:style-name="ce25" table:formula="of:=TANH( [.G1326]*[.Q22] + [.G1327]*[.Q23] + [.G1328]*[.Q24] + [.G1329]*[.Q25] + [.G1330]*[.Q26] + [.G1331]*[.Q27] + [.G1332]*[.Q28] + [.G1333]*[.Q29] + [.G1334]*[.Q30] + [.G1335]*[.Q31] + [.G1336]*[.Q32] + [.G1337]*[.Q33] + [.G1338]*[.Q34] + [.G1339]*[.Q35] + [.G1340]*[.Q36] + [.G1341]*[.Q37] + [.G1342]*[.Q38] + [.G1343]*[.Q39] + [.G1344]*[.Q40] + [.G1345]*[.Q41] + [.G1346]*[.Q42] )" office:value-type="float" office:value="-0.0903575640951264" calcext:value-type="float">
            <text:p>-0.090357564095126</text:p>
          </table:table-cell>
          <table:table-cell table:style-name="ce28" table:formula="of:=TANH( [.H1326]*[.S25] + [.H1327]*[.S26] + [.H1328]*[.S27] + [.H1329]*[.S28] + [.H1330]*[.S29] + [.H1331]*[.S30] + [.H1332]*[.S31] + [.H1333]*[.S32] + [.H1334]*[.S33] + [.H1335]*[.S34] + [.H1336]*[.S35] + [.H1337]*[.S36] + [.H1338]*[.S37] + [.H1339]*[.S38] + [.H1340]*[.S39] + [.H1341]*[.S40] + [.H1342]*[.S41] + [.H1343]*[.S42] + [.H1344]*[.S43] + [.H1345]*[.S44] + [.H1346]*[.S45] + [.H1347]*[.S46] + [.H1348]*[.S47] + [.H1349]*[.S48] )" office:value-type="float" office:value="0.253697870067869" calcext:value-type="float">
            <text:p>0.253697870067869</text:p>
          </table:table-cell>
          <table:table-cell table:style-name="ce29" office:value-type="float" office:value="0.267098998596156" calcext:value-type="float">
            <text:p>0.267098998596156</text:p>
          </table:table-cell>
          <table:table-cell table:style-name="ce30" table:formula="of:= ([.J1328]-[.I1328]) * ([.J1328]-[.I1328])" office:value-type="float" office:value="0.000179590245831644" calcext:value-type="float">
            <text:p>0.000179590245832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0.109370032391923" calcext:value-type="float">
            <text:p>0.109370032391923</text:p>
          </table:table-cell>
          <table:table-cell table:style-name="ce25" table:formula="of:=TANH( [.G1326]*[.Q43] + [.G1327]*[.Q44] + [.G1328]*[.Q45] + [.G1329]*[.Q46] + [.G1330]*[.Q47] + [.G1331]*[.Q48] + [.G1332]*[.Q49] + [.G1333]*[.Q50] + [.G1334]*[.Q51] + [.G1335]*[.Q52] + [.G1336]*[.Q53] + [.G1337]*[.Q54] + [.G1338]*[.Q55] + [.G1339]*[.Q56] + [.G1340]*[.Q57] + [.G1341]*[.Q58] + [.G1342]*[.Q59] + [.G1343]*[.Q60] + [.G1344]*[.Q61] + [.G1345]*[.Q62] + [.G1346]*[.Q63] )" office:value-type="float" office:value="-0.858922082612597" calcext:value-type="float">
            <text:p>-0.858922082612597</text:p>
          </table:table-cell>
          <table:table-cell table:style-name="ce28" table:formula="of:=TANH( [.H1326]*[.S49] + [.H1327]*[.S50] + [.H1328]*[.S51] + [.H1329]*[.S52] + [.H1330]*[.S53] + [.H1331]*[.S54] + [.H1332]*[.S55] + [.H1333]*[.S56] + [.H1334]*[.S57] + [.H1335]*[.S58] + [.H1336]*[.S59] + [.H1337]*[.S60] + [.H1338]*[.S61] + [.H1339]*[.S62] + [.H1340]*[.S63] + [.H1341]*[.S64] + [.H1342]*[.S65] + [.H1343]*[.S66] + [.H1344]*[.S67] + [.H1345]*[.S68] + [.H1346]*[.S69] + [.H1347]*[.S70] + [.H1348]*[.S71] + [.H1349]*[.S72] )" office:value-type="float" office:value="0.301058675653219" calcext:value-type="float">
            <text:p>0.301058675653219</text:p>
          </table:table-cell>
          <table:table-cell table:style-name="ce29" office:value-type="float" office:value="0.24663475419249" calcext:value-type="float">
            <text:p>0.24663475419249</text:p>
          </table:table-cell>
          <table:table-cell table:style-name="ce30" table:formula="of:= ([.J1329]-[.I1329]) * ([.J1329]-[.I1329])" office:value-type="float" office:value="0.00296196322716356" calcext:value-type="float">
            <text:p>0.002961963227164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0.131020486531591" calcext:value-type="float">
            <text:p>0.131020486531591</text:p>
          </table:table-cell>
          <table:table-cell table:style-name="ce25" table:formula="of:=TANH( [.G1326]*[.Q64] + [.G1327]*[.Q65] + [.G1328]*[.Q66] + [.G1329]*[.Q67] + [.G1330]*[.Q68] + [.G1331]*[.Q69] + [.G1332]*[.Q70] + [.G1333]*[.Q71] + [.G1334]*[.Q72] + [.G1335]*[.Q73] + [.G1336]*[.Q74] + [.G1337]*[.Q75] + [.G1338]*[.Q76] + [.G1339]*[.Q77] + [.G1340]*[.Q78] + [.G1341]*[.Q79] + [.G1342]*[.Q80] + [.G1343]*[.Q81] + [.G1344]*[.Q82] + [.G1345]*[.Q83] + [.G1346]*[.Q84] )" office:value-type="float" office:value="0.0595187490680242" calcext:value-type="float">
            <text:p>0.05951874906802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50629053948086" calcext:value-type="float">
            <text:p>0.150629053948086</text:p>
          </table:table-cell>
          <table:table-cell table:style-name="ce25" table:formula="of:=TANH( [.G1326]*[.Q85] + [.G1327]*[.Q86] + [.G1328]*[.Q87] + [.G1329]*[.Q88] + [.G1330]*[.Q89] + [.G1331]*[.Q90] + [.G1332]*[.Q91] + [.G1333]*[.Q92] + [.G1334]*[.Q93] + [.G1335]*[.Q94] + [.G1336]*[.Q95] + [.G1337]*[.Q96] + [.G1338]*[.Q97] + [.G1339]*[.Q98] + [.G1340]*[.Q99] + [.G1341]*[.Q100] + [.G1342]*[.Q101] + [.G1343]*[.Q102] + [.G1344]*[.Q103] + [.G1345]*[.Q104] + [.G1346]*[.Q105] )" office:value-type="float" office:value="-0.220497570368186" calcext:value-type="float">
            <text:p>-0.22049757036818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49847893770014" calcext:value-type="float">
            <text:p>0.249847893770014</text:p>
          </table:table-cell>
          <table:table-cell table:style-name="ce25" table:formula="of:=TANH( [.G1326]*[.Q106] + [.G1327]*[.Q107] + [.G1328]*[.Q108] + [.G1329]*[.Q109] + [.G1330]*[.Q110] + [.G1331]*[.Q111] + [.G1332]*[.Q112] + [.G1333]*[.Q113] + [.G1334]*[.Q114] + [.G1335]*[.Q115] + [.G1336]*[.Q116] + [.G1337]*[.Q117] + [.G1338]*[.Q118] + [.G1339]*[.Q119] + [.G1340]*[.Q120] + [.G1341]*[.Q121] + [.G1342]*[.Q122] + [.G1343]*[.Q123] + [.G1344]*[.Q124] + [.G1345]*[.Q125] + [.G1346]*[.Q126] )" office:value-type="float" office:value="-0.0701628989746701" calcext:value-type="float">
            <text:p>-0.0701628989746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89197872471988" calcext:value-type="float">
            <text:p>0.289197872471988</text:p>
          </table:table-cell>
          <table:table-cell table:style-name="ce25" table:formula="of:=TANH( [.G1326]*[.Q127] + [.G1327]*[.Q128] + [.G1328]*[.Q129] + [.G1329]*[.Q130] + [.G1330]*[.Q131] + [.G1331]*[.Q132] + [.G1332]*[.Q133] + [.G1333]*[.Q134] + [.G1334]*[.Q135] + [.G1335]*[.Q136] + [.G1336]*[.Q137] + [.G1337]*[.Q138] + [.G1338]*[.Q139] + [.G1339]*[.Q140] + [.G1340]*[.Q141] + [.G1341]*[.Q142] + [.G1342]*[.Q143] + [.G1343]*[.Q144] + [.G1344]*[.Q145] + [.G1345]*[.Q146] + [.G1346]*[.Q147] )" office:value-type="float" office:value="-0.176581393412166" calcext:value-type="float">
            <text:p>-0.17658139341216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17270830707118" calcext:value-type="float">
            <text:p>0.417270830707118</text:p>
          </table:table-cell>
          <table:table-cell table:style-name="ce25" table:formula="of:=TANH( [.G1326]*[.Q148] + [.G1327]*[.Q149] + [.G1328]*[.Q150] + [.G1329]*[.Q151] + [.G1330]*[.Q152] + [.G1331]*[.Q153] + [.G1332]*[.Q154] + [.G1333]*[.Q155] + [.G1334]*[.Q156] + [.G1335]*[.Q157] + [.G1336]*[.Q158] + [.G1337]*[.Q159] + [.G1338]*[.Q160] + [.G1339]*[.Q161] + [.G1340]*[.Q162] + [.G1341]*[.Q163] + [.G1342]*[.Q164] + [.G1343]*[.Q165] + [.G1344]*[.Q166] + [.G1345]*[.Q167] + [.G1346]*[.Q168] )" office:value-type="float" office:value="0.165773174427245" calcext:value-type="float">
            <text:p>0.16577317442724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5" calcext:value-type="float">
            <text:p>0.5</text:p>
          </table:table-cell>
          <table:table-cell table:style-name="ce25" table:formula="of:=TANH( [.G1326]*[.Q169] + [.G1327]*[.Q170] + [.G1328]*[.Q171] + [.G1329]*[.Q172] + [.G1330]*[.Q173] + [.G1331]*[.Q174] + [.G1332]*[.Q175] + [.G1333]*[.Q176] + [.G1334]*[.Q177] + [.G1335]*[.Q178] + [.G1336]*[.Q179] + [.G1337]*[.Q180] + [.G1338]*[.Q181] + [.G1339]*[.Q182] + [.G1340]*[.Q183] + [.G1341]*[.Q184] + [.G1342]*[.Q185] + [.G1343]*[.Q186] + [.G1344]*[.Q187] + [.G1345]*[.Q188] + [.G1346]*[.Q189] )" office:value-type="float" office:value="-0.0525964943481877" calcext:value-type="float">
            <text:p>-0.05259649434818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47047220070013" calcext:value-type="float">
            <text:p>0.447047220070013</text:p>
          </table:table-cell>
          <table:table-cell table:style-name="ce25" table:formula="of:=TANH( [.G1326]*[.Q190] + [.G1327]*[.Q191] + [.G1328]*[.Q192] + [.G1329]*[.Q193] + [.G1330]*[.Q194] + [.G1331]*[.Q195] + [.G1332]*[.Q196] + [.G1333]*[.Q197] + [.G1334]*[.Q198] + [.G1335]*[.Q199] + [.G1336]*[.Q200] + [.G1337]*[.Q201] + [.G1338]*[.Q202] + [.G1339]*[.Q203] + [.G1340]*[.Q204] + [.G1341]*[.Q205] + [.G1342]*[.Q206] + [.G1343]*[.Q207] + [.G1344]*[.Q208] + [.G1345]*[.Q209] + [.G1346]*[.Q210] )" office:value-type="float" office:value="0.0155003973985559" calcext:value-type="float">
            <text:p>0.01550039739855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70848741390355" calcext:value-type="float">
            <text:p>0.370848741390355</text:p>
          </table:table-cell>
          <table:table-cell table:style-name="ce25" table:formula="of:=TANH( [.G1326]*[.Q211] + [.G1327]*[.Q212] + [.G1328]*[.Q213] + [.G1329]*[.Q214] + [.G1330]*[.Q215] + [.G1331]*[.Q216] + [.G1332]*[.Q217] + [.G1333]*[.Q218] + [.G1334]*[.Q219] + [.G1335]*[.Q220] + [.G1336]*[.Q221] + [.G1337]*[.Q222] + [.G1338]*[.Q223] + [.G1339]*[.Q224] + [.G1340]*[.Q225] + [.G1341]*[.Q226] + [.G1342]*[.Q227] + [.G1343]*[.Q228] + [.G1344]*[.Q229] + [.G1345]*[.Q230] + [.G1346]*[.Q231] )" office:value-type="float" office:value="-0.667211439649133" calcext:value-type="float">
            <text:p>-0.66721143964913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79503032041846" calcext:value-type="float">
            <text:p>0.379503032041846</text:p>
          </table:table-cell>
          <table:table-cell table:style-name="ce25" table:formula="of:=TANH( [.G1326]*[.Q232] + [.G1327]*[.Q233] + [.G1328]*[.Q234] + [.G1329]*[.Q235] + [.G1330]*[.Q236] + [.G1331]*[.Q237] + [.G1332]*[.Q238] + [.G1333]*[.Q239] + [.G1334]*[.Q240] + [.G1335]*[.Q241] + [.G1336]*[.Q242] + [.G1337]*[.Q243] + [.G1338]*[.Q244] + [.G1339]*[.Q245] + [.G1340]*[.Q246] + [.G1341]*[.Q247] + [.G1342]*[.Q248] + [.G1343]*[.Q249] + [.G1344]*[.Q250] + [.G1345]*[.Q251] + [.G1346]*[.Q252] )" office:value-type="float" office:value="0.855085817605155" calcext:value-type="float">
            <text:p>0.85508581760515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20063227947368" calcext:value-type="float">
            <text:p>0.420063227947368</text:p>
          </table:table-cell>
          <table:table-cell table:style-name="ce25" table:formula="of:=TANH( [.G1326]*[.Q253] + [.G1327]*[.Q254] + [.G1328]*[.Q255] + [.G1329]*[.Q256] + [.G1330]*[.Q257] + [.G1331]*[.Q258] + [.G1332]*[.Q259] + [.G1333]*[.Q260] + [.G1334]*[.Q261] + [.G1335]*[.Q262] + [.G1336]*[.Q263] + [.G1337]*[.Q264] + [.G1338]*[.Q265] + [.G1339]*[.Q266] + [.G1340]*[.Q267] + [.G1341]*[.Q268] + [.G1342]*[.Q269] + [.G1343]*[.Q270] + [.G1344]*[.Q271] + [.G1345]*[.Q272] + [.G1346]*[.Q273] )" office:value-type="float" office:value="0.671953530490208" calcext:value-type="float">
            <text:p>0.67195353049020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85095586898001" calcext:value-type="float">
            <text:p>0.485095586898001</text:p>
          </table:table-cell>
          <table:table-cell table:style-name="ce25" table:formula="of:=TANH( [.G1326]*[.Q274] + [.G1327]*[.Q275] + [.G1328]*[.Q276] + [.G1329]*[.Q277] + [.G1330]*[.Q278] + [.G1331]*[.Q279] + [.G1332]*[.Q280] + [.G1333]*[.Q281] + [.G1334]*[.Q282] + [.G1335]*[.Q283] + [.G1336]*[.Q284] + [.G1337]*[.Q285] + [.G1338]*[.Q286] + [.G1339]*[.Q287] + [.G1340]*[.Q288] + [.G1341]*[.Q289] + [.G1342]*[.Q290] + [.G1343]*[.Q291] + [.G1344]*[.Q292] + [.G1345]*[.Q293] + [.G1346]*[.Q294] )" office:value-type="float" office:value="-0.12427929008674" calcext:value-type="float">
            <text:p>-0.1242792900867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56347418638148" calcext:value-type="float">
            <text:p>0.356347418638148</text:p>
          </table:table-cell>
          <table:table-cell table:style-name="ce25" table:formula="of:=TANH( [.G1326]*[.Q295] + [.G1327]*[.Q296] + [.G1328]*[.Q297] + [.G1329]*[.Q298] + [.G1330]*[.Q299] + [.G1331]*[.Q300] + [.G1332]*[.Q301] + [.G1333]*[.Q302] + [.G1334]*[.Q303] + [.G1335]*[.Q304] + [.G1336]*[.Q305] + [.G1337]*[.Q306] + [.G1338]*[.Q307] + [.G1339]*[.Q308] + [.G1340]*[.Q309] + [.G1341]*[.Q310] + [.G1342]*[.Q311] + [.G1343]*[.Q312] + [.G1344]*[.Q313] + [.G1345]*[.Q314] + [.G1346]*[.Q315] )" office:value-type="float" office:value="-0.0943743525032095" calcext:value-type="float">
            <text:p>-0.0943743525032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22020467321794" calcext:value-type="float">
            <text:p>0.122020467321794</text:p>
          </table:table-cell>
          <table:table-cell table:style-name="ce25" table:formula="of:=TANH( [.G1326]*[.Q316] + [.G1327]*[.Q317] + [.G1328]*[.Q318] + [.G1329]*[.Q319] + [.G1330]*[.Q320] + [.G1331]*[.Q321] + [.G1332]*[.Q322] + [.G1333]*[.Q323] + [.G1334]*[.Q324] + [.G1335]*[.Q325] + [.G1336]*[.Q326] + [.G1337]*[.Q327] + [.G1338]*[.Q328] + [.G1339]*[.Q329] + [.G1340]*[.Q330] + [.G1341]*[.Q331] + [.G1342]*[.Q332] + [.G1343]*[.Q333] + [.G1344]*[.Q334] + [.G1345]*[.Q335] + [.G1346]*[.Q336] )" office:value-type="float" office:value="0.0416941931400274" calcext:value-type="float">
            <text:p>0.04169419314002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554834556341138" calcext:value-type="float">
            <text:p>0.055483455634114</text:p>
          </table:table-cell>
          <table:table-cell table:style-name="ce25" table:formula="of:=TANH( [.G1326]*[.Q337] + [.G1327]*[.Q338] + [.G1328]*[.Q339] + [.G1329]*[.Q340] + [.G1330]*[.Q341] + [.G1331]*[.Q342] + [.G1332]*[.Q343] + [.G1333]*[.Q344] + [.G1334]*[.Q345] + [.G1335]*[.Q346] + [.G1336]*[.Q347] + [.G1337]*[.Q348] + [.G1338]*[.Q349] + [.G1339]*[.Q350] + [.G1340]*[.Q351] + [.G1341]*[.Q352] + [.G1342]*[.Q353] + [.G1343]*[.Q354] + [.G1344]*[.Q355] + [.G1345]*[.Q356] + [.G1346]*[.Q357] )" office:value-type="float" office:value="-0.110371873154999" calcext:value-type="float">
            <text:p>-0.11037187315499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00779917753398" calcext:value-type="float">
            <text:p>0.200779917753398</text:p>
          </table:table-cell>
          <table:table-cell table:style-name="ce25" table:formula="of:=TANH( [.G1326]*[.Q358] + [.G1327]*[.Q359] + [.G1328]*[.Q360] + [.G1329]*[.Q361] + [.G1330]*[.Q362] + [.G1331]*[.Q363] + [.G1332]*[.Q364] + [.G1333]*[.Q365] + [.G1334]*[.Q366] + [.G1335]*[.Q367] + [.G1336]*[.Q368] + [.G1337]*[.Q369] + [.G1338]*[.Q370] + [.G1339]*[.Q371] + [.G1340]*[.Q372] + [.G1341]*[.Q373] + [.G1342]*[.Q374] + [.G1343]*[.Q375] + [.G1344]*[.Q376] + [.G1345]*[.Q377] + [.G1346]*[.Q378] )" office:value-type="float" office:value="-0.15550808506222" calcext:value-type="float">
            <text:p>-0.1555080850622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72397414189312" calcext:value-type="float">
            <text:p>0.272397414189312</text:p>
          </table:table-cell>
          <table:table-cell table:style-name="ce25" table:formula="of:=TANH( [.G1326]*[.Q379] + [.G1327]*[.Q380] + [.G1328]*[.Q381] + [.G1329]*[.Q382] + [.G1330]*[.Q383] + [.G1331]*[.Q384] + [.G1332]*[.Q385] + [.G1333]*[.Q386] + [.G1334]*[.Q387] + [.G1335]*[.Q388] + [.G1336]*[.Q389] + [.G1337]*[.Q390] + [.G1338]*[.Q391] + [.G1339]*[.Q392] + [.G1340]*[.Q393] + [.G1341]*[.Q394] + [.G1342]*[.Q395] + [.G1343]*[.Q396] + [.G1344]*[.Q397] + [.G1345]*[.Q398] + [.G1346]*[.Q399] )" office:value-type="float" office:value="-0.282551974881555" calcext:value-type="float">
            <text:p>-0.28255197488155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2080674265782" calcext:value-type="float">
            <text:p>0.32080674265782</text:p>
          </table:table-cell>
          <table:table-cell table:style-name="ce25" table:formula="of:=TANH( [.G1326]*[.Q400] + [.G1327]*[.Q401] + [.G1328]*[.Q402] + [.G1329]*[.Q403] + [.G1330]*[.Q404] + [.G1331]*[.Q405] + [.G1332]*[.Q406] + [.G1333]*[.Q407] + [.G1334]*[.Q408] + [.G1335]*[.Q409] + [.G1336]*[.Q410] + [.G1337]*[.Q411] + [.G1338]*[.Q412] + [.G1339]*[.Q413] + [.G1340]*[.Q414] + [.G1341]*[.Q415] + [.G1342]*[.Q416] + [.G1343]*[.Q417] + [.G1344]*[.Q418] + [.G1345]*[.Q419] + [.G1346]*[.Q420] )" office:value-type="float" office:value="0.0847983439879991" calcext:value-type="float">
            <text:p>0.08479834398799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326]*[.Q421] + [.G1327]*[.Q422] + [.G1328]*[.Q423] + [.G1329]*[.Q424] + [.G1330]*[.Q425] + [.G1331]*[.Q426] + [.G1332]*[.Q427] + [.G1333]*[.Q428] + [.G1334]*[.Q429] + [.G1335]*[.Q430] + [.G1336]*[.Q431] + [.G1337]*[.Q432] + [.G1338]*[.Q433] + [.G1339]*[.Q434] + [.G1340]*[.Q435] + [.G1341]*[.Q436] + [.G1342]*[.Q437] + [.G1343]*[.Q438] + [.G1344]*[.Q439] + [.G1345]*[.Q440] + [.G1346]*[.Q441] )" office:value-type="float" office:value="-0.789977647731019" calcext:value-type="float">
            <text:p>-0.78997764773101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326]*[.Q442] + [.G1327]*[.Q443] + [.G1328]*[.Q444] + [.G1329]*[.Q445] + [.G1330]*[.Q446] + [.G1331]*[.Q447] + [.G1332]*[.Q448] + [.G1333]*[.Q449] + [.G1334]*[.Q450] + [.G1335]*[.Q451] + [.G1336]*[.Q452] + [.G1337]*[.Q453] + [.G1338]*[.Q454] + [.G1339]*[.Q455] + [.G1340]*[.Q456] + [.G1341]*[.Q457] + [.G1342]*[.Q458] + [.G1343]*[.Q459] + [.G1344]*[.Q460] + [.G1345]*[.Q461] + [.G1346]*[.Q462] )" office:value-type="float" office:value="0.797055859798239" calcext:value-type="float">
            <text:p>0.79705585979823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326]*[.Q463] + [.G1327]*[.Q464] + [.G1328]*[.Q465] + [.G1329]*[.Q466] + [.G1330]*[.Q467] + [.G1331]*[.Q468] + [.G1332]*[.Q469] + [.G1333]*[.Q470] + [.G1334]*[.Q471] + [.G1335]*[.Q472] + [.G1336]*[.Q473] + [.G1337]*[.Q474] + [.G1338]*[.Q475] + [.G1339]*[.Q476] + [.G1340]*[.Q477] + [.G1341]*[.Q478] + [.G1342]*[.Q479] + [.G1343]*[.Q480] + [.G1344]*[.Q481] + [.G1345]*[.Q482] + [.G1346]*[.Q483] )" office:value-type="float" office:value="0.200684400841528" calcext:value-type="float">
            <text:p>0.20068440084152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4" office:value-type="float" office:value="0.136116816972974" calcext:value-type="float">
            <text:p>0.136116816972974</text:p>
          </table:table-cell>
          <table:table-cell table:style-name="ce25" table:formula="of:=TANH( [.G1351]*[.Q1] + [.G1352]*[.Q2] + [.G1353]*[.Q3] + [.G1354]*[.Q4] + [.G1355]*[.Q5] + [.G1356]*[.Q6] + [.G1357]*[.Q7] + [.G1358]*[.Q8] + [.G1359]*[.Q9] + [.G1360]*[.Q10] + [.G1361]*[.Q11] + [.G1362]*[.Q12] + [.G1363]*[.Q13] + [.G1364]*[.Q14] + [.G1365]*[.Q15] + [.G1366]*[.Q16] + [.G1367]*[.Q17] + [.G1368]*[.Q18] + [.G1369]*[.Q19] + [.G1370]*[.Q20] + [.G1371]*[.Q21] )" office:value-type="float" office:value="0.00612833243111238" calcext:value-type="float">
            <text:p>0.006128332431112</text:p>
          </table:table-cell>
          <table:table-cell table:style-name="ce28" table:formula="of:=TANH( [.H1351]*[.S1] + [.H1352]*[.S2] + [.H1353]*[.S3] + [.H1354]*[.S4] + [.H1355]*[.S5] + [.H1356]*[.S6] + [.H1357]*[.S7] + [.H1358]*[.S8] + [.H1359]*[.S9] + [.H1360]*[.S10] + [.H1361]*[.S11] + [.H1362]*[.S12] + [.H1363]*[.S13] + [.H1364]*[.S14] + [.H1365]*[.S15] + [.H1366]*[.S16] + [.H1367]*[.S17] + [.H1368]*[.S18] + [.H1369]*[.S19] + [.H1370]*[.S20] + [.H1371]*[.S21] + [.H1372]*[.S22] + [.H1373]*[.S23] + [.H1374]*[.S24] )" office:value-type="float" office:value="0.236817879781048" calcext:value-type="float">
            <text:p>0.236817879781048</text:p>
          </table:table-cell>
          <table:table-cell table:style-name="ce29" office:value-type="float" office:value="0.267098998596156" calcext:value-type="float">
            <text:p>0.267098998596156</text:p>
          </table:table-cell>
          <table:table-cell table:style-name="ce30" table:formula="of:= ([.J1352]-[.I1352]) * ([.J1352]-[.I1352])" office:value-type="float" office:value="0.000916946156694661" calcext:value-type="float">
            <text:p>0.00091694615669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0.109370032391923" calcext:value-type="float">
            <text:p>0.109370032391923</text:p>
          </table:table-cell>
          <table:table-cell table:style-name="ce25" table:formula="of:=TANH( [.G1351]*[.Q22] + [.G1352]*[.Q23] + [.G1353]*[.Q24] + [.G1354]*[.Q25] + [.G1355]*[.Q26] + [.G1356]*[.Q27] + [.G1357]*[.Q28] + [.G1358]*[.Q29] + [.G1359]*[.Q30] + [.G1360]*[.Q31] + [.G1361]*[.Q32] + [.G1362]*[.Q33] + [.G1363]*[.Q34] + [.G1364]*[.Q35] + [.G1365]*[.Q36] + [.G1366]*[.Q37] + [.G1367]*[.Q38] + [.G1368]*[.Q39] + [.G1369]*[.Q40] + [.G1370]*[.Q41] + [.G1371]*[.Q42] )" office:value-type="float" office:value="-0.0753912227257546" calcext:value-type="float">
            <text:p>-0.075391222725755</text:p>
          </table:table-cell>
          <table:table-cell table:style-name="ce28" table:formula="of:=TANH( [.H1351]*[.S25] + [.H1352]*[.S26] + [.H1353]*[.S27] + [.H1354]*[.S28] + [.H1355]*[.S29] + [.H1356]*[.S30] + [.H1357]*[.S31] + [.H1358]*[.S32] + [.H1359]*[.S33] + [.H1360]*[.S34] + [.H1361]*[.S35] + [.H1362]*[.S36] + [.H1363]*[.S37] + [.H1364]*[.S38] + [.H1365]*[.S39] + [.H1366]*[.S40] + [.H1367]*[.S41] + [.H1368]*[.S42] + [.H1369]*[.S43] + [.H1370]*[.S44] + [.H1371]*[.S45] + [.H1372]*[.S46] + [.H1373]*[.S47] + [.H1374]*[.S48] )" office:value-type="float" office:value="0.245738718399355" calcext:value-type="float">
            <text:p>0.245738718399355</text:p>
          </table:table-cell>
          <table:table-cell table:style-name="ce29" office:value-type="float" office:value="0.24663475419249" calcext:value-type="float">
            <text:p>0.24663475419249</text:p>
          </table:table-cell>
          <table:table-cell table:style-name="ce30" table:formula="of:= ([.J1353]-[.I1353]) * ([.J1353]-[.I1353])" office:value-type="float" office:value="0.00000080288014257915" calcext:value-type="float">
            <text:p>8.02880142579153E-07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0.131020486531591" calcext:value-type="float">
            <text:p>0.131020486531591</text:p>
          </table:table-cell>
          <table:table-cell table:style-name="ce25" table:formula="of:=TANH( [.G1351]*[.Q43] + [.G1352]*[.Q44] + [.G1353]*[.Q45] + [.G1354]*[.Q46] + [.G1355]*[.Q47] + [.G1356]*[.Q48] + [.G1357]*[.Q49] + [.G1358]*[.Q50] + [.G1359]*[.Q51] + [.G1360]*[.Q52] + [.G1361]*[.Q53] + [.G1362]*[.Q54] + [.G1363]*[.Q55] + [.G1364]*[.Q56] + [.G1365]*[.Q57] + [.G1366]*[.Q58] + [.G1367]*[.Q59] + [.G1368]*[.Q60] + [.G1369]*[.Q61] + [.G1370]*[.Q62] + [.G1371]*[.Q63] )" office:value-type="float" office:value="-0.955436844646738" calcext:value-type="float">
            <text:p>-0.955436844646738</text:p>
          </table:table-cell>
          <table:table-cell table:style-name="ce28" table:formula="of:=TANH( [.H1351]*[.S49] + [.H1352]*[.S50] + [.H1353]*[.S51] + [.H1354]*[.S52] + [.H1355]*[.S53] + [.H1356]*[.S54] + [.H1357]*[.S55] + [.H1358]*[.S56] + [.H1359]*[.S57] + [.H1360]*[.S58] + [.H1361]*[.S59] + [.H1362]*[.S60] + [.H1363]*[.S61] + [.H1364]*[.S62] + [.H1365]*[.S63] + [.H1366]*[.S64] + [.H1367]*[.S65] + [.H1368]*[.S66] + [.H1369]*[.S67] + [.H1370]*[.S68] + [.H1371]*[.S69] + [.H1372]*[.S70] + [.H1373]*[.S71] + [.H1374]*[.S72] )" office:value-type="float" office:value="0.359783857949001" calcext:value-type="float">
            <text:p>0.359783857949001</text:p>
          </table:table-cell>
          <table:table-cell table:style-name="ce29" office:value-type="float" office:value="0.207620746236576" calcext:value-type="float">
            <text:p>0.207620746236576</text:p>
          </table:table-cell>
          <table:table-cell table:style-name="ce30" table:formula="of:= ([.J1354]-[.I1354]) * ([.J1354]-[.I1354])" office:value-type="float" office:value="0.023153612566008" calcext:value-type="float">
            <text:p>0.023153612566008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4" office:value-type="float" office:value="0.150629053948086" calcext:value-type="float">
            <text:p>0.150629053948086</text:p>
          </table:table-cell>
          <table:table-cell table:style-name="ce25" table:formula="of:=TANH( [.G1351]*[.Q64] + [.G1352]*[.Q65] + [.G1353]*[.Q66] + [.G1354]*[.Q67] + [.G1355]*[.Q68] + [.G1356]*[.Q69] + [.G1357]*[.Q70] + [.G1358]*[.Q71] + [.G1359]*[.Q72] + [.G1360]*[.Q73] + [.G1361]*[.Q74] + [.G1362]*[.Q75] + [.G1363]*[.Q76] + [.G1364]*[.Q77] + [.G1365]*[.Q78] + [.G1366]*[.Q79] + [.G1367]*[.Q80] + [.G1368]*[.Q81] + [.G1369]*[.Q82] + [.G1370]*[.Q83] + [.G1371]*[.Q84] )" office:value-type="float" office:value="0.0665077606296006" calcext:value-type="float">
            <text:p>0.06650776062960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49847893770014" calcext:value-type="float">
            <text:p>0.249847893770014</text:p>
          </table:table-cell>
          <table:table-cell table:style-name="ce25" table:formula="of:=TANH( [.G1351]*[.Q85] + [.G1352]*[.Q86] + [.G1353]*[.Q87] + [.G1354]*[.Q88] + [.G1355]*[.Q89] + [.G1356]*[.Q90] + [.G1357]*[.Q91] + [.G1358]*[.Q92] + [.G1359]*[.Q93] + [.G1360]*[.Q94] + [.G1361]*[.Q95] + [.G1362]*[.Q96] + [.G1363]*[.Q97] + [.G1364]*[.Q98] + [.G1365]*[.Q99] + [.G1366]*[.Q100] + [.G1367]*[.Q101] + [.G1368]*[.Q102] + [.G1369]*[.Q103] + [.G1370]*[.Q104] + [.G1371]*[.Q105] )" office:value-type="float" office:value="-0.157627820607822" calcext:value-type="float">
            <text:p>-0.15762782060782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89197872471988" calcext:value-type="float">
            <text:p>0.289197872471988</text:p>
          </table:table-cell>
          <table:table-cell table:style-name="ce25" table:formula="of:=TANH( [.G1351]*[.Q106] + [.G1352]*[.Q107] + [.G1353]*[.Q108] + [.G1354]*[.Q109] + [.G1355]*[.Q110] + [.G1356]*[.Q111] + [.G1357]*[.Q112] + [.G1358]*[.Q113] + [.G1359]*[.Q114] + [.G1360]*[.Q115] + [.G1361]*[.Q116] + [.G1362]*[.Q117] + [.G1363]*[.Q118] + [.G1364]*[.Q119] + [.G1365]*[.Q120] + [.G1366]*[.Q121] + [.G1367]*[.Q122] + [.G1368]*[.Q123] + [.G1369]*[.Q124] + [.G1370]*[.Q125] + [.G1371]*[.Q126] )" office:value-type="float" office:value="-0.148107471054005" calcext:value-type="float">
            <text:p>-0.14810747105400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17270830707118" calcext:value-type="float">
            <text:p>0.417270830707118</text:p>
          </table:table-cell>
          <table:table-cell table:style-name="ce25" table:formula="of:=TANH( [.G1351]*[.Q127] + [.G1352]*[.Q128] + [.G1353]*[.Q129] + [.G1354]*[.Q130] + [.G1355]*[.Q131] + [.G1356]*[.Q132] + [.G1357]*[.Q133] + [.G1358]*[.Q134] + [.G1359]*[.Q135] + [.G1360]*[.Q136] + [.G1361]*[.Q137] + [.G1362]*[.Q138] + [.G1363]*[.Q139] + [.G1364]*[.Q140] + [.G1365]*[.Q141] + [.G1366]*[.Q142] + [.G1367]*[.Q143] + [.G1368]*[.Q144] + [.G1369]*[.Q145] + [.G1370]*[.Q146] + [.G1371]*[.Q147] )" office:value-type="float" office:value="-0.176856245160667" calcext:value-type="float">
            <text:p>-0.17685624516066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5" calcext:value-type="float">
            <text:p>0.5</text:p>
          </table:table-cell>
          <table:table-cell table:style-name="ce25" table:formula="of:=TANH( [.G1351]*[.Q148] + [.G1352]*[.Q149] + [.G1353]*[.Q150] + [.G1354]*[.Q151] + [.G1355]*[.Q152] + [.G1356]*[.Q153] + [.G1357]*[.Q154] + [.G1358]*[.Q155] + [.G1359]*[.Q156] + [.G1360]*[.Q157] + [.G1361]*[.Q158] + [.G1362]*[.Q159] + [.G1363]*[.Q160] + [.G1364]*[.Q161] + [.G1365]*[.Q162] + [.G1366]*[.Q163] + [.G1367]*[.Q164] + [.G1368]*[.Q165] + [.G1369]*[.Q166] + [.G1370]*[.Q167] + [.G1371]*[.Q168] )" office:value-type="float" office:value="0.202104080012389" calcext:value-type="float">
            <text:p>0.20210408001238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47047220070013" calcext:value-type="float">
            <text:p>0.447047220070013</text:p>
          </table:table-cell>
          <table:table-cell table:style-name="ce25" table:formula="of:=TANH( [.G1351]*[.Q169] + [.G1352]*[.Q170] + [.G1353]*[.Q171] + [.G1354]*[.Q172] + [.G1355]*[.Q173] + [.G1356]*[.Q174] + [.G1357]*[.Q175] + [.G1358]*[.Q176] + [.G1359]*[.Q177] + [.G1360]*[.Q178] + [.G1361]*[.Q179] + [.G1362]*[.Q180] + [.G1363]*[.Q181] + [.G1364]*[.Q182] + [.G1365]*[.Q183] + [.G1366]*[.Q184] + [.G1367]*[.Q185] + [.G1368]*[.Q186] + [.G1369]*[.Q187] + [.G1370]*[.Q188] + [.G1371]*[.Q189] )" office:value-type="float" office:value="-0.0583928833551095" calcext:value-type="float">
            <text:p>-0.0583928833551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70848741390355" calcext:value-type="float">
            <text:p>0.370848741390355</text:p>
          </table:table-cell>
          <table:table-cell table:style-name="ce25" table:formula="of:=TANH( [.G1351]*[.Q190] + [.G1352]*[.Q191] + [.G1353]*[.Q192] + [.G1354]*[.Q193] + [.G1355]*[.Q194] + [.G1356]*[.Q195] + [.G1357]*[.Q196] + [.G1358]*[.Q197] + [.G1359]*[.Q198] + [.G1360]*[.Q199] + [.G1361]*[.Q200] + [.G1362]*[.Q201] + [.G1363]*[.Q202] + [.G1364]*[.Q203] + [.G1365]*[.Q204] + [.G1366]*[.Q205] + [.G1367]*[.Q206] + [.G1368]*[.Q207] + [.G1369]*[.Q208] + [.G1370]*[.Q209] + [.G1371]*[.Q210] )" office:value-type="float" office:value="0.0154932651255106" calcext:value-type="float">
            <text:p>0.01549326512551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79503032041846" calcext:value-type="float">
            <text:p>0.379503032041846</text:p>
          </table:table-cell>
          <table:table-cell table:style-name="ce25" table:formula="of:=TANH( [.G1351]*[.Q211] + [.G1352]*[.Q212] + [.G1353]*[.Q213] + [.G1354]*[.Q214] + [.G1355]*[.Q215] + [.G1356]*[.Q216] + [.G1357]*[.Q217] + [.G1358]*[.Q218] + [.G1359]*[.Q219] + [.G1360]*[.Q220] + [.G1361]*[.Q221] + [.G1362]*[.Q222] + [.G1363]*[.Q223] + [.G1364]*[.Q224] + [.G1365]*[.Q225] + [.G1366]*[.Q226] + [.G1367]*[.Q227] + [.G1368]*[.Q228] + [.G1369]*[.Q229] + [.G1370]*[.Q230] + [.G1371]*[.Q231] )" office:value-type="float" office:value="-0.403747494061406" calcext:value-type="float">
            <text:p>-0.40374749406140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20063227947368" calcext:value-type="float">
            <text:p>0.420063227947368</text:p>
          </table:table-cell>
          <table:table-cell table:style-name="ce25" table:formula="of:=TANH( [.G1351]*[.Q232] + [.G1352]*[.Q233] + [.G1353]*[.Q234] + [.G1354]*[.Q235] + [.G1355]*[.Q236] + [.G1356]*[.Q237] + [.G1357]*[.Q238] + [.G1358]*[.Q239] + [.G1359]*[.Q240] + [.G1360]*[.Q241] + [.G1361]*[.Q242] + [.G1362]*[.Q243] + [.G1363]*[.Q244] + [.G1364]*[.Q245] + [.G1365]*[.Q246] + [.G1366]*[.Q247] + [.G1367]*[.Q248] + [.G1368]*[.Q249] + [.G1369]*[.Q250] + [.G1370]*[.Q251] + [.G1371]*[.Q252] )" office:value-type="float" office:value="0.908993355554139" calcext:value-type="float">
            <text:p>0.90899335555413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485095586898001" calcext:value-type="float">
            <text:p>0.485095586898001</text:p>
          </table:table-cell>
          <table:table-cell table:style-name="ce25" table:formula="of:=TANH( [.G1351]*[.Q253] + [.G1352]*[.Q254] + [.G1353]*[.Q255] + [.G1354]*[.Q256] + [.G1355]*[.Q257] + [.G1356]*[.Q258] + [.G1357]*[.Q259] + [.G1358]*[.Q260] + [.G1359]*[.Q261] + [.G1360]*[.Q262] + [.G1361]*[.Q263] + [.G1362]*[.Q264] + [.G1363]*[.Q265] + [.G1364]*[.Q266] + [.G1365]*[.Q267] + [.G1366]*[.Q268] + [.G1367]*[.Q269] + [.G1368]*[.Q270] + [.G1369]*[.Q271] + [.G1370]*[.Q272] + [.G1371]*[.Q273] )" office:value-type="float" office:value="0.759287243701472" calcext:value-type="float">
            <text:p>0.75928724370147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56347418638148" calcext:value-type="float">
            <text:p>0.356347418638148</text:p>
          </table:table-cell>
          <table:table-cell table:style-name="ce25" table:formula="of:=TANH( [.G1351]*[.Q274] + [.G1352]*[.Q275] + [.G1353]*[.Q276] + [.G1354]*[.Q277] + [.G1355]*[.Q278] + [.G1356]*[.Q279] + [.G1357]*[.Q280] + [.G1358]*[.Q281] + [.G1359]*[.Q282] + [.G1360]*[.Q283] + [.G1361]*[.Q284] + [.G1362]*[.Q285] + [.G1363]*[.Q286] + [.G1364]*[.Q287] + [.G1365]*[.Q288] + [.G1366]*[.Q289] + [.G1367]*[.Q290] + [.G1368]*[.Q291] + [.G1369]*[.Q292] + [.G1370]*[.Q293] + [.G1371]*[.Q294] )" office:value-type="float" office:value="-0.183017319795275" calcext:value-type="float">
            <text:p>-0.18301731979527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122020467321794" calcext:value-type="float">
            <text:p>0.122020467321794</text:p>
          </table:table-cell>
          <table:table-cell table:style-name="ce25" table:formula="of:=TANH( [.G1351]*[.Q295] + [.G1352]*[.Q296] + [.G1353]*[.Q297] + [.G1354]*[.Q298] + [.G1355]*[.Q299] + [.G1356]*[.Q300] + [.G1357]*[.Q301] + [.G1358]*[.Q302] + [.G1359]*[.Q303] + [.G1360]*[.Q304] + [.G1361]*[.Q305] + [.G1362]*[.Q306] + [.G1363]*[.Q307] + [.G1364]*[.Q308] + [.G1365]*[.Q309] + [.G1366]*[.Q310] + [.G1367]*[.Q311] + [.G1368]*[.Q312] + [.G1369]*[.Q313] + [.G1370]*[.Q314] + [.G1371]*[.Q315] )" office:value-type="float" office:value="-0.283763667957242" calcext:value-type="float">
            <text:p>-0.28376366795724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0554834556341138" calcext:value-type="float">
            <text:p>0.055483455634114</text:p>
          </table:table-cell>
          <table:table-cell table:style-name="ce25" table:formula="of:=TANH( [.G1351]*[.Q316] + [.G1352]*[.Q317] + [.G1353]*[.Q318] + [.G1354]*[.Q319] + [.G1355]*[.Q320] + [.G1356]*[.Q321] + [.G1357]*[.Q322] + [.G1358]*[.Q323] + [.G1359]*[.Q324] + [.G1360]*[.Q325] + [.G1361]*[.Q326] + [.G1362]*[.Q327] + [.G1363]*[.Q328] + [.G1364]*[.Q329] + [.G1365]*[.Q330] + [.G1366]*[.Q331] + [.G1367]*[.Q332] + [.G1368]*[.Q333] + [.G1369]*[.Q334] + [.G1370]*[.Q335] + [.G1371]*[.Q336] )" office:value-type="float" office:value="0.0434068979895198" calcext:value-type="float">
            <text:p>0.04340689798952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00779917753398" calcext:value-type="float">
            <text:p>0.200779917753398</text:p>
          </table:table-cell>
          <table:table-cell table:style-name="ce25" table:formula="of:=TANH( [.G1351]*[.Q337] + [.G1352]*[.Q338] + [.G1353]*[.Q339] + [.G1354]*[.Q340] + [.G1355]*[.Q341] + [.G1356]*[.Q342] + [.G1357]*[.Q343] + [.G1358]*[.Q344] + [.G1359]*[.Q345] + [.G1360]*[.Q346] + [.G1361]*[.Q347] + [.G1362]*[.Q348] + [.G1363]*[.Q349] + [.G1364]*[.Q350] + [.G1365]*[.Q351] + [.G1366]*[.Q352] + [.G1367]*[.Q353] + [.G1368]*[.Q354] + [.G1369]*[.Q355] + [.G1370]*[.Q356] + [.G1371]*[.Q357] )" office:value-type="float" office:value="-0.151221226453683" calcext:value-type="float">
            <text:p>-0.15122122645368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72397414189312" calcext:value-type="float">
            <text:p>0.272397414189312</text:p>
          </table:table-cell>
          <table:table-cell table:style-name="ce25" table:formula="of:=TANH( [.G1351]*[.Q358] + [.G1352]*[.Q359] + [.G1353]*[.Q360] + [.G1354]*[.Q361] + [.G1355]*[.Q362] + [.G1356]*[.Q363] + [.G1357]*[.Q364] + [.G1358]*[.Q365] + [.G1359]*[.Q366] + [.G1360]*[.Q367] + [.G1361]*[.Q368] + [.G1362]*[.Q369] + [.G1363]*[.Q370] + [.G1364]*[.Q371] + [.G1365]*[.Q372] + [.G1366]*[.Q373] + [.G1367]*[.Q374] + [.G1368]*[.Q375] + [.G1369]*[.Q376] + [.G1370]*[.Q377] + [.G1371]*[.Q378] )" office:value-type="float" office:value="-0.064115874546071" calcext:value-type="float">
            <text:p>-0.064115874546071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32080674265782" calcext:value-type="float">
            <text:p>0.32080674265782</text:p>
          </table:table-cell>
          <table:table-cell table:style-name="ce25" table:formula="of:=TANH( [.G1351]*[.Q379] + [.G1352]*[.Q380] + [.G1353]*[.Q381] + [.G1354]*[.Q382] + [.G1355]*[.Q383] + [.G1356]*[.Q384] + [.G1357]*[.Q385] + [.G1358]*[.Q386] + [.G1359]*[.Q387] + [.G1360]*[.Q388] + [.G1361]*[.Q389] + [.G1362]*[.Q390] + [.G1363]*[.Q391] + [.G1364]*[.Q392] + [.G1365]*[.Q393] + [.G1366]*[.Q394] + [.G1367]*[.Q395] + [.G1368]*[.Q396] + [.G1369]*[.Q397] + [.G1370]*[.Q398] + [.G1371]*[.Q399] )" office:value-type="float" office:value="-0.0506080486814694" calcext:value-type="float">
            <text:p>-0.05060804868146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4" office:value-type="float" office:value="0.224147412349567" calcext:value-type="float">
            <text:p>0.224147412349567</text:p>
          </table:table-cell>
          <table:table-cell table:style-name="ce25" table:formula="of:=TANH( [.G1351]*[.Q400] + [.G1352]*[.Q401] + [.G1353]*[.Q402] + [.G1354]*[.Q403] + [.G1355]*[.Q404] + [.G1356]*[.Q405] + [.G1357]*[.Q406] + [.G1358]*[.Q407] + [.G1359]*[.Q408] + [.G1360]*[.Q409] + [.G1361]*[.Q410] + [.G1362]*[.Q411] + [.G1363]*[.Q412] + [.G1364]*[.Q413] + [.G1365]*[.Q414] + [.G1366]*[.Q415] + [.G1367]*[.Q416] + [.G1368]*[.Q417] + [.G1369]*[.Q418] + [.G1370]*[.Q419] + [.G1371]*[.Q420] )" office:value-type="float" office:value="0.088345520602838" calcext:value-type="float">
            <text:p>0.08834552060283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351]*[.Q421] + [.G1352]*[.Q422] + [.G1353]*[.Q423] + [.G1354]*[.Q424] + [.G1355]*[.Q425] + [.G1356]*[.Q426] + [.G1357]*[.Q427] + [.G1358]*[.Q428] + [.G1359]*[.Q429] + [.G1360]*[.Q430] + [.G1361]*[.Q431] + [.G1362]*[.Q432] + [.G1363]*[.Q433] + [.G1364]*[.Q434] + [.G1365]*[.Q435] + [.G1366]*[.Q436] + [.G1367]*[.Q437] + [.G1368]*[.Q438] + [.G1369]*[.Q439] + [.G1370]*[.Q440] + [.G1371]*[.Q441] )" office:value-type="float" office:value="-0.760397053641864" calcext:value-type="float">
            <text:p>-0.760397053641864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351]*[.Q442] + [.G1352]*[.Q443] + [.G1353]*[.Q444] + [.G1354]*[.Q445] + [.G1355]*[.Q446] + [.G1356]*[.Q447] + [.G1357]*[.Q448] + [.G1358]*[.Q449] + [.G1359]*[.Q450] + [.G1360]*[.Q451] + [.G1361]*[.Q452] + [.G1362]*[.Q453] + [.G1363]*[.Q454] + [.G1364]*[.Q455] + [.G1365]*[.Q456] + [.G1366]*[.Q457] + [.G1367]*[.Q458] + [.G1368]*[.Q459] + [.G1369]*[.Q460] + [.G1370]*[.Q461] + [.G1371]*[.Q462] )" office:value-type="float" office:value="0.836779562560003" calcext:value-type="float">
            <text:p>0.836779562560003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5" table:formula="of:=TANH( [.G1351]*[.Q463] + [.G1352]*[.Q464] + [.G1353]*[.Q465] + [.G1354]*[.Q466] + [.G1355]*[.Q467] + [.G1356]*[.Q468] + [.G1357]*[.Q469] + [.G1358]*[.Q470] + [.G1359]*[.Q471] + [.G1360]*[.Q472] + [.G1361]*[.Q473] + [.G1362]*[.Q474] + [.G1363]*[.Q475] + [.G1364]*[.Q476] + [.G1365]*[.Q477] + [.G1366]*[.Q478] + [.G1367]*[.Q479] + [.G1368]*[.Q480] + [.G1369]*[.Q481] + [.G1370]*[.Q482] + [.G1371]*[.Q483] )" office:value-type="float" office:value="0.228908614742472" calcext:value-type="float">
            <text:p>0.228908614742472</text:p>
          </table:table-cell>
          <table:table-cell table:number-columns-repeated="13"/>
        </table:table-row>
        <table:table-row table:style-name="ro1" table:number-rows-repeated="64975">
          <table:table-cell table:number-columns-repeated="7"/>
          <table:table-cell table:style-name="Default"/>
          <table:table-cell table:number-columns-repeated="13"/>
        </table:table-row>
        <table:table-row table:style-name="ro1" table:number-rows-repeated="98222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bg" fo:country="BG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13:21:39.484393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dor Balabanov</meta:initial-creator>
    <meta:creation-date>2021-03-20T15:01:36.121051026</meta:creation-date>
    <meta:generator>LibreOffice/7.0.5.2$MacOSX_X86_64 LibreOffice_project/64390860c6cd0aca4beafafcfd84613dd9dfb63a</meta:generator>
    <dc:date>2021-03-26T17:05:34.257046565</dc:date>
    <dc:creator>Todor Balabanov</dc:creator>
    <meta:editing-duration>PT17H32M7S</meta:editing-duration>
    <meta:editing-cycles>175</meta:editing-cycles>
    <meta:document-statistic meta:table-count="1" meta:cell-count="3880" meta:object-count="0"/>
  </office:meta>
</office:document-meta>
</file>